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23875cm"/>
    </style:style>
    <style:style style:name="co2" style:family="table-column">
      <style:table-column-properties fo:break-before="auto" style:column-width="6.588125cm"/>
    </style:style>
    <style:style style:name="co3" style:family="table-column">
      <style:table-column-properties fo:break-before="auto" style:column-width="9.445625cm"/>
    </style:style>
    <style:style style:name="co4" style:family="table-column">
      <style:table-column-properties fo:break-before="auto" style:column-width="5.58270833333333cm"/>
    </style:style>
    <style:style style:name="co5" style:family="table-column">
      <style:table-column-properties fo:break-before="auto" style:column-width="4.9212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24354166666667cm"/>
    </style:style>
    <style:style style:name="co9" style:family="table-column">
      <style:table-column-properties fo:break-before="auto" style:column-width="4.18041666666667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5.556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epartamentos_y_municipios_de_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REGION</text:p>
          </table:table-cell>
          <table:table-cell office:value-type="string" table:style-name="ce1">
            <text:p>CÓDIGO DANE DEL DEPARTAMENTO</text:p>
          </table:table-cell>
          <table:table-cell office:value-type="string" table:style-name="ce1">
            <text:p>DEPARTAMENTO</text:p>
          </table:table-cell>
          <table:table-cell office:value-type="string" table:style-name="ce1">
            <text:p>CÓDIGO DANE DEL MUNICIPIO</text:p>
          </table:table-cell>
          <table:table-cell office:value-type="string" table:style-name="ce1">
            <text:p>MUNICIP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002" table:style-name="ce1">
            <text:p>5002</text:p>
          </table:table-cell>
          <table:table-cell office:value-type="string" table:style-name="ce1">
            <text:p>Abejorr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003" table:style-name="ce1">
            <text:p>54003</text:p>
          </table:table-cell>
          <table:table-cell office:value-type="string" table:style-name="ce1">
            <text:p>Abreg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004" table:style-name="ce1">
            <text:p>5004</text:p>
          </table:table-cell>
          <table:table-cell office:value-type="string" table:style-name="ce1">
            <text:p>Abriaqu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006" table:style-name="ce1">
            <text:p>50006</text:p>
          </table:table-cell>
          <table:table-cell office:value-type="string" table:style-name="ce1">
            <text:p>Acaci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006" table:style-name="ce1">
            <text:p>27006</text:p>
          </table:table-cell>
          <table:table-cell office:value-type="string" table:style-name="ce1">
            <text:p>Acand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006" table:style-name="ce1">
            <text:p>41006</text:p>
          </table:table-cell>
          <table:table-cell office:value-type="string" table:style-name="ce1">
            <text:p>Aceved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006" table:style-name="ce1">
            <text:p>13006</text:p>
          </table:table-cell>
          <table:table-cell office:value-type="string" table:style-name="ce1">
            <text:p>Ach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013" table:style-name="ce1">
            <text:p>41013</text:p>
          </table:table-cell>
          <table:table-cell office:value-type="string" table:style-name="ce1">
            <text:p>Agrad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001" table:style-name="ce1">
            <text:p>25001</text:p>
          </table:table-cell>
          <table:table-cell office:value-type="string" table:style-name="ce1">
            <text:p>Agua de Di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011" table:style-name="ce1">
            <text:p>20011</text:p>
          </table:table-cell>
          <table:table-cell office:value-type="string" table:style-name="ce1">
            <text:p>Aguach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013" table:style-name="ce1">
            <text:p>68013</text:p>
          </table:table-cell>
          <table:table-cell office:value-type="string" table:style-name="ce1">
            <text:p>Agua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013" table:style-name="ce1">
            <text:p>17013</text:p>
          </table:table-cell>
          <table:table-cell office:value-type="string" table:style-name="ce1">
            <text:p>Aguad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asanare</text:p>
          </table:table-cell>
          <table:table-cell office:value-type="float" office:value="85010" table:style-name="ce1">
            <text:p>85010</text:p>
          </table:table-cell>
          <table:table-cell office:value-type="string" table:style-name="ce1">
            <text:p>Aguazu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013" table:style-name="ce1">
            <text:p>20013</text:p>
          </table:table-cell>
          <table:table-cell office:value-type="string" table:style-name="ce1">
            <text:p>Agustín Codazz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016" table:style-name="ce1">
            <text:p>41016</text:p>
          </table:table-cell>
          <table:table-cell office:value-type="string" table:style-name="ce1">
            <text:p>Ai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019" table:style-name="ce1">
            <text:p>25019</text:p>
          </table:table-cell>
          <table:table-cell office:value-type="string" table:style-name="ce1">
            <text:p>Albá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019" table:style-name="ce1">
            <text:p>52019</text:p>
          </table:table-cell>
          <table:table-cell office:value-type="string" table:style-name="ce1">
            <text:p>Albá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aquetá</text:p>
          </table:table-cell>
          <table:table-cell office:value-type="float" office:value="18029" table:style-name="ce1">
            <text:p>18029</text:p>
          </table:table-cell>
          <table:table-cell office:value-type="string" table:style-name="ce1">
            <text:p>Alban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La Guajira</text:p>
          </table:table-cell>
          <table:table-cell office:value-type="float" office:value="44035" table:style-name="ce1">
            <text:p>44035</text:p>
          </table:table-cell>
          <table:table-cell office:value-type="string" table:style-name="ce1">
            <text:p>Alban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020" table:style-name="ce1">
            <text:p>68020</text:p>
          </table:table-cell>
          <table:table-cell office:value-type="string" table:style-name="ce1">
            <text:p>Alban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020" table:style-name="ce1">
            <text:p>76020</text:p>
          </table:table-cell>
          <table:table-cell office:value-type="string" table:style-name="ce1">
            <text:p>Alcal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022" table:style-name="ce1">
            <text:p>52022</text:p>
          </table:table-cell>
          <table:table-cell office:value-type="string" table:style-name="ce1">
            <text:p>Alda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021" table:style-name="ce1">
            <text:p>5021</text:p>
          </table:table-cell>
          <table:table-cell office:value-type="string" table:style-name="ce1">
            <text:p>Alejandr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030" table:style-name="ce1">
            <text:p>47030</text:p>
          </table:table-cell>
          <table:table-cell office:value-type="string" table:style-name="ce1">
            <text:p>Algarrob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020" table:style-name="ce1">
            <text:p>41020</text:p>
          </table:table-cell>
          <table:table-cell office:value-type="string" table:style-name="ce1">
            <text:p>Algecir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022" table:style-name="ce1">
            <text:p>19022</text:p>
          </table:table-cell>
          <table:table-cell office:value-type="string" table:style-name="ce1">
            <text:p>Almagu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022" table:style-name="ce1">
            <text:p>15022</text:p>
          </table:table-cell>
          <table:table-cell office:value-type="string" table:style-name="ce1">
            <text:p>Almei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024" table:style-name="ce1">
            <text:p>73024</text:p>
          </table:table-cell>
          <table:table-cell office:value-type="string" table:style-name="ce1">
            <text:p>Alpujar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026" table:style-name="ce1">
            <text:p>41026</text:p>
          </table:table-cell>
          <table:table-cell office:value-type="string" table:style-name="ce1">
            <text:p>Altami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025" table:style-name="ce1">
            <text:p>27025</text:p>
          </table:table-cell>
          <table:table-cell office:value-type="string" table:style-name="ce1">
            <text:p>Alto Baud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030" table:style-name="ce1">
            <text:p>13030</text:p>
          </table:table-cell>
          <table:table-cell office:value-type="string" table:style-name="ce1">
            <text:p>Altos del Rosar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026" table:style-name="ce1">
            <text:p>73026</text:p>
          </table:table-cell>
          <table:table-cell office:value-type="string" table:style-name="ce1">
            <text:p>Alvarad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030" table:style-name="ce1">
            <text:p>5030</text:p>
          </table:table-cell>
          <table:table-cell office:value-type="string" table:style-name="ce1">
            <text:p>Amag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031" table:style-name="ce1">
            <text:p>5031</text:p>
          </table:table-cell>
          <table:table-cell office:value-type="string" table:style-name="ce1">
            <text:p>Amalf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030" table:style-name="ce1">
            <text:p>73030</text:p>
          </table:table-cell>
          <table:table-cell office:value-type="string" table:style-name="ce1">
            <text:p>Ambale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035" table:style-name="ce1">
            <text:p>25035</text:p>
          </table:table-cell>
          <table:table-cell office:value-type="string" table:style-name="ce1">
            <text:p>Anapoi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036" table:style-name="ce1">
            <text:p>52036</text:p>
          </table:table-cell>
          <table:table-cell office:value-type="string" table:style-name="ce1">
            <text:p>Ancuy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036" table:style-name="ce1">
            <text:p>76036</text:p>
          </table:table-cell>
          <table:table-cell office:value-type="string" table:style-name="ce1">
            <text:p>Andaluc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034" table:style-name="ce1">
            <text:p>5034</text:p>
          </table:table-cell>
          <table:table-cell office:value-type="string" table:style-name="ce1">
            <text:p>And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036" table:style-name="ce1">
            <text:p>5036</text:p>
          </table:table-cell>
          <table:table-cell office:value-type="string" table:style-name="ce1">
            <text:p>Angelópol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038" table:style-name="ce1">
            <text:p>5038</text:p>
          </table:table-cell>
          <table:table-cell office:value-type="string" table:style-name="ce1">
            <text:p>Angostu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040" table:style-name="ce1">
            <text:p>25040</text:p>
          </table:table-cell>
          <table:table-cell office:value-type="string" table:style-name="ce1">
            <text:p>Anolai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040" table:style-name="ce1">
            <text:p>5040</text:p>
          </table:table-cell>
          <table:table-cell office:value-type="string" table:style-name="ce1">
            <text:p>Anor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042" table:style-name="ce1">
            <text:p>17042</text:p>
          </table:table-cell>
          <table:table-cell office:value-type="string" table:style-name="ce1">
            <text:p>Anser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041" table:style-name="ce1">
            <text:p>76041</text:p>
          </table:table-cell>
          <table:table-cell office:value-type="string" table:style-name="ce1">
            <text:p>Ansermanuev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044" table:style-name="ce1">
            <text:p>5044</text:p>
          </table:table-cell>
          <table:table-cell office:value-type="string" table:style-name="ce1">
            <text:p>Anz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043" table:style-name="ce1">
            <text:p>73043</text:p>
          </table:table-cell>
          <table:table-cell office:value-type="string" table:style-name="ce1">
            <text:p>Anzoátegu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045" table:style-name="ce1">
            <text:p>5045</text:p>
          </table:table-cell>
          <table:table-cell office:value-type="string" table:style-name="ce1">
            <text:p>Apartadó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Risaralda</text:p>
          </table:table-cell>
          <table:table-cell office:value-type="float" office:value="66045" table:style-name="ce1">
            <text:p>66045</text:p>
          </table:table-cell>
          <table:table-cell office:value-type="string" table:style-name="ce1">
            <text:p>Ap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599" table:style-name="ce1">
            <text:p>25599</text:p>
          </table:table-cell>
          <table:table-cell office:value-type="string" table:style-name="ce1">
            <text:p>Apul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047" table:style-name="ce1">
            <text:p>15047</text:p>
          </table:table-cell>
          <table:table-cell office:value-type="string" table:style-name="ce1">
            <text:p>Aquitan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053" table:style-name="ce1">
            <text:p>47053</text:p>
          </table:table-cell>
          <table:table-cell office:value-type="string" table:style-name="ce1">
            <text:p>Aracata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050" table:style-name="ce1">
            <text:p>17050</text:p>
          </table:table-cell>
          <table:table-cell office:value-type="string" table:style-name="ce1">
            <text:p>Aranzaz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051" table:style-name="ce1">
            <text:p>68051</text:p>
          </table:table-cell>
          <table:table-cell office:value-type="string" table:style-name="ce1">
            <text:p>Arato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Arauca</text:p>
          </table:table-cell>
          <table:table-cell office:value-type="float" office:value="81001" table:style-name="ce1">
            <text:p>81001</text:p>
          </table:table-cell>
          <table:table-cell office:value-type="string" table:style-name="ce1">
            <text:p>Arau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Arauca</text:p>
          </table:table-cell>
          <table:table-cell office:value-type="float" office:value="81065" table:style-name="ce1">
            <text:p>81065</text:p>
          </table:table-cell>
          <table:table-cell office:value-type="string" table:style-name="ce1">
            <text:p>Arauqu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053" table:style-name="ce1">
            <text:p>25053</text:p>
          </table:table-cell>
          <table:table-cell office:value-type="string" table:style-name="ce1">
            <text:p>Arbeláez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051" table:style-name="ce1">
            <text:p>52051</text:p>
          </table:table-cell>
          <table:table-cell office:value-type="string" table:style-name="ce1">
            <text:p>Arbole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051" table:style-name="ce1">
            <text:p>54051</text:p>
          </table:table-cell>
          <table:table-cell office:value-type="string" table:style-name="ce1">
            <text:p>Arboled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051" table:style-name="ce1">
            <text:p>5051</text:p>
          </table:table-cell>
          <table:table-cell office:value-type="string" table:style-name="ce1">
            <text:p>Arbolet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051" table:style-name="ce1">
            <text:p>15051</text:p>
          </table:table-cell>
          <table:table-cell office:value-type="string" table:style-name="ce1">
            <text:p>Arcabu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042" table:style-name="ce1">
            <text:p>13042</text:p>
          </table:table-cell>
          <table:table-cell office:value-type="string" table:style-name="ce1">
            <text:p>Aren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055" table:style-name="ce1">
            <text:p>5055</text:p>
          </table:table-cell>
          <table:table-cell office:value-type="string" table:style-name="ce1">
            <text:p>Argel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050" table:style-name="ce1">
            <text:p>19050</text:p>
          </table:table-cell>
          <table:table-cell office:value-type="string" table:style-name="ce1">
            <text:p>Argel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054" table:style-name="ce1">
            <text:p>76054</text:p>
          </table:table-cell>
          <table:table-cell office:value-type="string" table:style-name="ce1">
            <text:p>Argel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058" table:style-name="ce1">
            <text:p>47058</text:p>
          </table:table-cell>
          <table:table-cell office:value-type="string" table:style-name="ce1">
            <text:p>Ariguan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052" table:style-name="ce1">
            <text:p>13052</text:p>
          </table:table-cell>
          <table:table-cell office:value-type="string" table:style-name="ce1">
            <text:p>Arjo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059" table:style-name="ce1">
            <text:p>5059</text:p>
          </table:table-cell>
          <table:table-cell office:value-type="string" table:style-name="ce1">
            <text:p>Armen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Quindío</text:p>
          </table:table-cell>
          <table:table-cell office:value-type="float" office:value="63001" table:style-name="ce1">
            <text:p>63001</text:p>
          </table:table-cell>
          <table:table-cell office:value-type="string" table:style-name="ce1">
            <text:p>Armen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055" table:style-name="ce1">
            <text:p>73055</text:p>
          </table:table-cell>
          <table:table-cell office:value-type="string" table:style-name="ce1">
            <text:p>Arme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062" table:style-name="ce1">
            <text:p>13062</text:p>
          </table:table-cell>
          <table:table-cell office:value-type="string" table:style-name="ce1">
            <text:p>Arroyohond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032" table:style-name="ce1">
            <text:p>20032</text:p>
          </table:table-cell>
          <table:table-cell office:value-type="string" table:style-name="ce1">
            <text:p>Astre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067" table:style-name="ce1">
            <text:p>73067</text:p>
          </table:table-cell>
          <table:table-cell office:value-type="string" table:style-name="ce1">
            <text:p>Ata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050" table:style-name="ce1">
            <text:p>27050</text:p>
          </table:table-cell>
          <table:table-cell office:value-type="string" table:style-name="ce1">
            <text:p>Atra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068" table:style-name="ce1">
            <text:p>23068</text:p>
          </table:table-cell>
          <table:table-cell office:value-type="string" table:style-name="ce1">
            <text:p>Ayap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073" table:style-name="ce1">
            <text:p>27073</text:p>
          </table:table-cell>
          <table:table-cell office:value-type="string" table:style-name="ce1">
            <text:p>Bagadó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075" table:style-name="ce1">
            <text:p>27075</text:p>
          </table:table-cell>
          <table:table-cell office:value-type="string" table:style-name="ce1">
            <text:p>Bahía Sola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077" table:style-name="ce1">
            <text:p>27077</text:p>
          </table:table-cell>
          <table:table-cell office:value-type="string" table:style-name="ce1">
            <text:p>Bajo Baudó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075" table:style-name="ce1">
            <text:p>19075</text:p>
          </table:table-cell>
          <table:table-cell office:value-type="string" table:style-name="ce1">
            <text:p>Balbo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Risaralda</text:p>
          </table:table-cell>
          <table:table-cell office:value-type="float" office:value="66075" table:style-name="ce1">
            <text:p>66075</text:p>
          </table:table-cell>
          <table:table-cell office:value-type="string" table:style-name="ce1">
            <text:p>Balbo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078" table:style-name="ce1">
            <text:p>8078</text:p>
          </table:table-cell>
          <table:table-cell office:value-type="string" table:style-name="ce1">
            <text:p>Barano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078" table:style-name="ce1">
            <text:p>41078</text:p>
          </table:table-cell>
          <table:table-cell office:value-type="string" table:style-name="ce1">
            <text:p>Baray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079" table:style-name="ce1">
            <text:p>52079</text:p>
          </table:table-cell>
          <table:table-cell office:value-type="string" table:style-name="ce1">
            <text:p>Barbaco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079" table:style-name="ce1">
            <text:p>5079</text:p>
          </table:table-cell>
          <table:table-cell office:value-type="string" table:style-name="ce1">
            <text:p>Barb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077" table:style-name="ce1">
            <text:p>68077</text:p>
          </table:table-cell>
          <table:table-cell office:value-type="string" table:style-name="ce1">
            <text:p>Barb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079" table:style-name="ce1">
            <text:p>68079</text:p>
          </table:table-cell>
          <table:table-cell office:value-type="string" table:style-name="ce1">
            <text:p>Baric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110" table:style-name="ce1">
            <text:p>50110</text:p>
          </table:table-cell>
          <table:table-cell office:value-type="string" table:style-name="ce1">
            <text:p>Barranca de Up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081" table:style-name="ce1">
            <text:p>68081</text:p>
          </table:table-cell>
          <table:table-cell office:value-type="string" table:style-name="ce1">
            <text:p>Barrancabermej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La Guajira</text:p>
          </table:table-cell>
          <table:table-cell office:value-type="float" office:value="44078" table:style-name="ce1">
            <text:p>44078</text:p>
          </table:table-cell>
          <table:table-cell office:value-type="string" table:style-name="ce1">
            <text:p>Barranc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074" table:style-name="ce1">
            <text:p>13074</text:p>
          </table:table-cell>
          <table:table-cell office:value-type="string" table:style-name="ce1">
            <text:p>Barranco de Lob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Guainía</text:p>
          </table:table-cell>
          <table:table-cell office:value-type="float" office:value="94343" table:style-name="ce1">
            <text:p>94343</text:p>
          </table:table-cell>
          <table:table-cell office:value-type="string" table:style-name="ce1">
            <text:p>Barranco Min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001" table:style-name="ce1">
            <text:p>8001</text:p>
          </table:table-cell>
          <table:table-cell office:value-type="string" table:style-name="ce1">
            <text:p>Barranquill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045" table:style-name="ce1">
            <text:p>20045</text:p>
          </table:table-cell>
          <table:table-cell office:value-type="string" table:style-name="ce1">
            <text:p>Becerr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088" table:style-name="ce1">
            <text:p>17088</text:p>
          </table:table-cell>
          <table:table-cell office:value-type="string" table:style-name="ce1">
            <text:p>Belalcáz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087" table:style-name="ce1">
            <text:p>15087</text:p>
          </table:table-cell>
          <table:table-cell office:value-type="string" table:style-name="ce1">
            <text:p>Belé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083" table:style-name="ce1">
            <text:p>52083</text:p>
          </table:table-cell>
          <table:table-cell office:value-type="string" table:style-name="ce1">
            <text:p>Belé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086" table:style-name="ce1">
            <text:p>27086</text:p>
          </table:table-cell>
          <table:table-cell office:value-type="string" table:style-name="ce1">
            <text:p>Belén de Baji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aquetá</text:p>
          </table:table-cell>
          <table:table-cell office:value-type="float" office:value="18094" table:style-name="ce1">
            <text:p>18094</text:p>
          </table:table-cell>
          <table:table-cell office:value-type="string" table:style-name="ce1">
            <text:p>Belén de Los Andaqui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Risaralda</text:p>
          </table:table-cell>
          <table:table-cell office:value-type="float" office:value="66088" table:style-name="ce1">
            <text:p>66088</text:p>
          </table:table-cell>
          <table:table-cell office:value-type="string" table:style-name="ce1">
            <text:p>Belén de Umbr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088" table:style-name="ce1">
            <text:p>5088</text:p>
          </table:table-cell>
          <table:table-cell office:value-type="string" table:style-name="ce1">
            <text:p>Bell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086" table:style-name="ce1">
            <text:p>5086</text:p>
          </table:table-cell>
          <table:table-cell office:value-type="string" table:style-name="ce1">
            <text:p>Belmi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086" table:style-name="ce1">
            <text:p>25086</text:p>
          </table:table-cell>
          <table:table-cell office:value-type="string" table:style-name="ce1">
            <text:p>Beltrá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090" table:style-name="ce1">
            <text:p>15090</text:p>
          </table:table-cell>
          <table:table-cell office:value-type="string" table:style-name="ce1">
            <text:p>Berbe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091" table:style-name="ce1">
            <text:p>5091</text:p>
          </table:table-cell>
          <table:table-cell office:value-type="string" table:style-name="ce1">
            <text:p>Betan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092" table:style-name="ce1">
            <text:p>15092</text:p>
          </table:table-cell>
          <table:table-cell office:value-type="string" table:style-name="ce1">
            <text:p>Betéitiv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093" table:style-name="ce1">
            <text:p>5093</text:p>
          </table:table-cell>
          <table:table-cell office:value-type="string" table:style-name="ce1">
            <text:p>Betul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092" table:style-name="ce1">
            <text:p>68092</text:p>
          </table:table-cell>
          <table:table-cell office:value-type="string" table:style-name="ce1">
            <text:p>Betul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095" table:style-name="ce1">
            <text:p>25095</text:p>
          </table:table-cell>
          <table:table-cell office:value-type="string" table:style-name="ce1">
            <text:p>Bitui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097" table:style-name="ce1">
            <text:p>15097</text:p>
          </table:table-cell>
          <table:table-cell office:value-type="string" table:style-name="ce1">
            <text:p>Boav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099" table:style-name="ce1">
            <text:p>54099</text:p>
          </table:table-cell>
          <table:table-cell office:value-type="string" table:style-name="ce1">
            <text:p>Bochale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ogotá D.C.</text:p>
          </table:table-cell>
          <table:table-cell office:value-type="float" office:value="11001" table:style-name="ce1">
            <text:p>11001</text:p>
          </table:table-cell>
          <table:table-cell office:value-type="string" table:style-name="ce1">
            <text:p>Bogotá D.C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099" table:style-name="ce1">
            <text:p>25099</text:p>
          </table:table-cell>
          <table:table-cell office:value-type="string" table:style-name="ce1">
            <text:p>Bojac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099" table:style-name="ce1">
            <text:p>27099</text:p>
          </table:table-cell>
          <table:table-cell office:value-type="string" table:style-name="ce1">
            <text:p>Bojay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100" table:style-name="ce1">
            <text:p>19100</text:p>
          </table:table-cell>
          <table:table-cell office:value-type="string" table:style-name="ce1">
            <text:p>Bolív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101" table:style-name="ce1">
            <text:p>68101</text:p>
          </table:table-cell>
          <table:table-cell office:value-type="string" table:style-name="ce1">
            <text:p>Bolív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100" table:style-name="ce1">
            <text:p>76100</text:p>
          </table:table-cell>
          <table:table-cell office:value-type="string" table:style-name="ce1">
            <text:p>Bolív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060" table:style-name="ce1">
            <text:p>20060</text:p>
          </table:table-cell>
          <table:table-cell office:value-type="string" table:style-name="ce1">
            <text:p>Boscon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104" table:style-name="ce1">
            <text:p>15104</text:p>
          </table:table-cell>
          <table:table-cell office:value-type="string" table:style-name="ce1">
            <text:p>Boyac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107" table:style-name="ce1">
            <text:p>5107</text:p>
          </table:table-cell>
          <table:table-cell office:value-type="string" table:style-name="ce1">
            <text:p>Briceñ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106" table:style-name="ce1">
            <text:p>15106</text:p>
          </table:table-cell>
          <table:table-cell office:value-type="string" table:style-name="ce1">
            <text:p>Briceñ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001" table:style-name="ce1">
            <text:p>68001</text:p>
          </table:table-cell>
          <table:table-cell office:value-type="string" table:style-name="ce1">
            <text:p>Bucaramang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109" table:style-name="ce1">
            <text:p>54109</text:p>
          </table:table-cell>
          <table:table-cell office:value-type="string" table:style-name="ce1">
            <text:p>Bucaras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109" table:style-name="ce1">
            <text:p>15109</text:p>
          </table:table-cell>
          <table:table-cell office:value-type="string" table:style-name="ce1">
            <text:p>Buena Vis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109" table:style-name="ce1">
            <text:p>76109</text:p>
          </table:table-cell>
          <table:table-cell office:value-type="string" table:style-name="ce1">
            <text:p>Buenaventu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079" table:style-name="ce1">
            <text:p>23079</text:p>
          </table:table-cell>
          <table:table-cell office:value-type="string" table:style-name="ce1">
            <text:p>Buenavis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Quindío</text:p>
          </table:table-cell>
          <table:table-cell office:value-type="float" office:value="63111" table:style-name="ce1">
            <text:p>63111</text:p>
          </table:table-cell>
          <table:table-cell office:value-type="string" table:style-name="ce1">
            <text:p>Buenavis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110" table:style-name="ce1">
            <text:p>70110</text:p>
          </table:table-cell>
          <table:table-cell office:value-type="string" table:style-name="ce1">
            <text:p>Buenavis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110" table:style-name="ce1">
            <text:p>19110</text:p>
          </table:table-cell>
          <table:table-cell office:value-type="string" table:style-name="ce1">
            <text:p>Buenos Air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110" table:style-name="ce1">
            <text:p>52110</text:p>
          </table:table-cell>
          <table:table-cell office:value-type="string" table:style-name="ce1">
            <text:p>Buesa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113" table:style-name="ce1">
            <text:p>76113</text:p>
          </table:table-cell>
          <table:table-cell office:value-type="string" table:style-name="ce1">
            <text:p>Bugalagran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113" table:style-name="ce1">
            <text:p>5113</text:p>
          </table:table-cell>
          <table:table-cell office:value-type="string" table:style-name="ce1">
            <text:p>Buritic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114" table:style-name="ce1">
            <text:p>15114</text:p>
          </table:table-cell>
          <table:table-cell office:value-type="string" table:style-name="ce1">
            <text:p>Busbanz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120" table:style-name="ce1">
            <text:p>25120</text:p>
          </table:table-cell>
          <table:table-cell office:value-type="string" table:style-name="ce1">
            <text:p>Cabre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121" table:style-name="ce1">
            <text:p>68121</text:p>
          </table:table-cell>
          <table:table-cell office:value-type="string" table:style-name="ce1">
            <text:p>Cabre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124" table:style-name="ce1">
            <text:p>50124</text:p>
          </table:table-cell>
          <table:table-cell office:value-type="string" table:style-name="ce1">
            <text:p>Cabuya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Guainía</text:p>
          </table:table-cell>
          <table:table-cell office:value-type="float" office:value="94886" table:style-name="ce1">
            <text:p>94886</text:p>
          </table:table-cell>
          <table:table-cell office:value-type="string" table:style-name="ce1">
            <text:p>Cacahu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120" table:style-name="ce1">
            <text:p>5120</text:p>
          </table:table-cell>
          <table:table-cell office:value-type="string" table:style-name="ce1">
            <text:p>Cácer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123" table:style-name="ce1">
            <text:p>25123</text:p>
          </table:table-cell>
          <table:table-cell office:value-type="string" table:style-name="ce1">
            <text:p>Cachipa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128" table:style-name="ce1">
            <text:p>54128</text:p>
          </table:table-cell>
          <table:table-cell office:value-type="string" table:style-name="ce1">
            <text:p>Cachir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125" table:style-name="ce1">
            <text:p>54125</text:p>
          </table:table-cell>
          <table:table-cell office:value-type="string" table:style-name="ce1">
            <text:p>Cáco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125" table:style-name="ce1">
            <text:p>5125</text:p>
          </table:table-cell>
          <table:table-cell office:value-type="string" table:style-name="ce1">
            <text:p>Caiced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122" table:style-name="ce1">
            <text:p>76122</text:p>
          </table:table-cell>
          <table:table-cell office:value-type="string" table:style-name="ce1">
            <text:p>Caicedon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124" table:style-name="ce1">
            <text:p>70124</text:p>
          </table:table-cell>
          <table:table-cell office:value-type="string" table:style-name="ce1">
            <text:p>Caimi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124" table:style-name="ce1">
            <text:p>73124</text:p>
          </table:table-cell>
          <table:table-cell office:value-type="string" table:style-name="ce1">
            <text:p>Cajamar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130" table:style-name="ce1">
            <text:p>19130</text:p>
          </table:table-cell>
          <table:table-cell office:value-type="string" table:style-name="ce1">
            <text:p>Cajibí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126" table:style-name="ce1">
            <text:p>25126</text:p>
          </table:table-cell>
          <table:table-cell office:value-type="string" table:style-name="ce1">
            <text:p>Cajic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140" table:style-name="ce1">
            <text:p>13140</text:p>
          </table:table-cell>
          <table:table-cell office:value-type="string" table:style-name="ce1">
            <text:p>Calam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Guaviare</text:p>
          </table:table-cell>
          <table:table-cell office:value-type="float" office:value="95015" table:style-name="ce1">
            <text:p>95015</text:p>
          </table:table-cell>
          <table:table-cell office:value-type="string" table:style-name="ce1">
            <text:p>Calam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Quindío</text:p>
          </table:table-cell>
          <table:table-cell office:value-type="float" office:value="63130" table:style-name="ce1">
            <text:p>63130</text:p>
          </table:table-cell>
          <table:table-cell office:value-type="string" table:style-name="ce1">
            <text:p>Calarc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129" table:style-name="ce1">
            <text:p>5129</text:p>
          </table:table-cell>
          <table:table-cell office:value-type="string" table:style-name="ce1">
            <text:p>Cald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131" table:style-name="ce1">
            <text:p>15131</text:p>
          </table:table-cell>
          <table:table-cell office:value-type="string" table:style-name="ce1">
            <text:p>Cald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137" table:style-name="ce1">
            <text:p>19137</text:p>
          </table:table-cell>
          <table:table-cell office:value-type="string" table:style-name="ce1">
            <text:p>Caldo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001" table:style-name="ce1">
            <text:p>76001</text:p>
          </table:table-cell>
          <table:table-cell office:value-type="string" table:style-name="ce1">
            <text:p>Cal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132" table:style-name="ce1">
            <text:p>68132</text:p>
          </table:table-cell>
          <table:table-cell office:value-type="string" table:style-name="ce1">
            <text:p>Californ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126" table:style-name="ce1">
            <text:p>76126</text:p>
          </table:table-cell>
          <table:table-cell office:value-type="string" table:style-name="ce1">
            <text:p>Cali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142" table:style-name="ce1">
            <text:p>19142</text:p>
          </table:table-cell>
          <table:table-cell office:value-type="string" table:style-name="ce1">
            <text:p>Calo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134" table:style-name="ce1">
            <text:p>5134</text:p>
          </table:table-cell>
          <table:table-cell office:value-type="string" table:style-name="ce1">
            <text:p>Campamen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137" table:style-name="ce1">
            <text:p>8137</text:p>
          </table:table-cell>
          <table:table-cell office:value-type="string" table:style-name="ce1">
            <text:p>Campo de La Cruz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132" table:style-name="ce1">
            <text:p>41132</text:p>
          </table:table-cell>
          <table:table-cell office:value-type="string" table:style-name="ce1">
            <text:p>Campoaleg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135" table:style-name="ce1">
            <text:p>15135</text:p>
          </table:table-cell>
          <table:table-cell office:value-type="string" table:style-name="ce1">
            <text:p>Campohermos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090" table:style-name="ce1">
            <text:p>23090</text:p>
          </table:table-cell>
          <table:table-cell office:value-type="string" table:style-name="ce1">
            <text:p>Canale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141" table:style-name="ce1">
            <text:p>8141</text:p>
          </table:table-cell>
          <table:table-cell office:value-type="string" table:style-name="ce1">
            <text:p>Candelar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130" table:style-name="ce1">
            <text:p>76130</text:p>
          </table:table-cell>
          <table:table-cell office:value-type="string" table:style-name="ce1">
            <text:p>Candelar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160" table:style-name="ce1">
            <text:p>13160</text:p>
          </table:table-cell>
          <table:table-cell office:value-type="string" table:style-name="ce1">
            <text:p>Cantagall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138" table:style-name="ce1">
            <text:p>5138</text:p>
          </table:table-cell>
          <table:table-cell office:value-type="string" table:style-name="ce1">
            <text:p>Cañasgord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148" table:style-name="ce1">
            <text:p>25148</text:p>
          </table:table-cell>
          <table:table-cell office:value-type="string" table:style-name="ce1">
            <text:p>Caparrap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147" table:style-name="ce1">
            <text:p>68147</text:p>
          </table:table-cell>
          <table:table-cell office:value-type="string" table:style-name="ce1">
            <text:p>Capitanej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151" table:style-name="ce1">
            <text:p>25151</text:p>
          </table:table-cell>
          <table:table-cell office:value-type="string" table:style-name="ce1">
            <text:p>Caquez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142" table:style-name="ce1">
            <text:p>5142</text:p>
          </table:table-cell>
          <table:table-cell office:value-type="string" table:style-name="ce1">
            <text:p>Caracol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145" table:style-name="ce1">
            <text:p>5145</text:p>
          </table:table-cell>
          <table:table-cell office:value-type="string" table:style-name="ce1">
            <text:p>Caraman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152" table:style-name="ce1">
            <text:p>68152</text:p>
          </table:table-cell>
          <table:table-cell office:value-type="string" table:style-name="ce1">
            <text:p>Carcas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147" table:style-name="ce1">
            <text:p>5147</text:p>
          </table:table-cell>
          <table:table-cell office:value-type="string" table:style-name="ce1">
            <text:p>Carep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148" table:style-name="ce1">
            <text:p>73148</text:p>
          </table:table-cell>
          <table:table-cell office:value-type="string" table:style-name="ce1">
            <text:p>Carmen de Apical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154" table:style-name="ce1">
            <text:p>25154</text:p>
          </table:table-cell>
          <table:table-cell office:value-type="string" table:style-name="ce1">
            <text:p>Carmen de Carup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150" table:style-name="ce1">
            <text:p>27150</text:p>
          </table:table-cell>
          <table:table-cell office:value-type="string" table:style-name="ce1">
            <text:p>Carmen del Dari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150" table:style-name="ce1">
            <text:p>5150</text:p>
          </table:table-cell>
          <table:table-cell office:value-type="string" table:style-name="ce1">
            <text:p>Caroli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001" table:style-name="ce1">
            <text:p>13001</text:p>
          </table:table-cell>
          <table:table-cell office:value-type="string" table:style-name="ce1">
            <text:p>Cartage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aquetá</text:p>
          </table:table-cell>
          <table:table-cell office:value-type="float" office:value="18150" table:style-name="ce1">
            <text:p>18150</text:p>
          </table:table-cell>
          <table:table-cell office:value-type="string" table:style-name="ce1">
            <text:p>Cartagena del Chair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147" table:style-name="ce1">
            <text:p>76147</text:p>
          </table:table-cell>
          <table:table-cell office:value-type="string" table:style-name="ce1">
            <text:p>Cartag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Vaupés</text:p>
          </table:table-cell>
          <table:table-cell office:value-type="float" office:value="97161" table:style-name="ce1">
            <text:p>97161</text:p>
          </table:table-cell>
          <table:table-cell office:value-type="string" table:style-name="ce1">
            <text:p>Carur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152" table:style-name="ce1">
            <text:p>73152</text:p>
          </table:table-cell>
          <table:table-cell office:value-type="string" table:style-name="ce1">
            <text:p>Casabian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150" table:style-name="ce1">
            <text:p>50150</text:p>
          </table:table-cell>
          <table:table-cell office:value-type="string" table:style-name="ce1">
            <text:p>Castilla la Nuev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154" table:style-name="ce1">
            <text:p>5154</text:p>
          </table:table-cell>
          <table:table-cell office:value-type="string" table:style-name="ce1">
            <text:p>Caucas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160" table:style-name="ce1">
            <text:p>68160</text:p>
          </table:table-cell>
          <table:table-cell office:value-type="string" table:style-name="ce1">
            <text:p>Cepit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162" table:style-name="ce1">
            <text:p>23162</text:p>
          </table:table-cell>
          <table:table-cell office:value-type="string" table:style-name="ce1">
            <text:p>Ceret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162" table:style-name="ce1">
            <text:p>15162</text:p>
          </table:table-cell>
          <table:table-cell office:value-type="string" table:style-name="ce1">
            <text:p>Cerinz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162" table:style-name="ce1">
            <text:p>68162</text:p>
          </table:table-cell>
          <table:table-cell office:value-type="string" table:style-name="ce1">
            <text:p>Cerri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161" table:style-name="ce1">
            <text:p>47161</text:p>
          </table:table-cell>
          <table:table-cell office:value-type="string" table:style-name="ce1">
            <text:p>Cerro San Anton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160" table:style-name="ce1">
            <text:p>27160</text:p>
          </table:table-cell>
          <table:table-cell office:value-type="string" table:style-name="ce1">
            <text:p>Cértegu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240" table:style-name="ce1">
            <text:p>52240</text:p>
          </table:table-cell>
          <table:table-cell office:value-type="string" table:style-name="ce1">
            <text:p>Chachagü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168" table:style-name="ce1">
            <text:p>25168</text:p>
          </table:table-cell>
          <table:table-cell office:value-type="string" table:style-name="ce1">
            <text:p>Chaguan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230" table:style-name="ce1">
            <text:p>70230</text:p>
          </table:table-cell>
          <table:table-cell office:value-type="string" table:style-name="ce1">
            <text:p>Chalá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asanare</text:p>
          </table:table-cell>
          <table:table-cell office:value-type="float" office:value="85015" table:style-name="ce1">
            <text:p>85015</text:p>
          </table:table-cell>
          <table:table-cell office:value-type="string" table:style-name="ce1">
            <text:p>Chámez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168" table:style-name="ce1">
            <text:p>73168</text:p>
          </table:table-cell>
          <table:table-cell office:value-type="string" table:style-name="ce1">
            <text:p>Chaparr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167" table:style-name="ce1">
            <text:p>68167</text:p>
          </table:table-cell>
          <table:table-cell office:value-type="string" table:style-name="ce1">
            <text:p>Charal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169" table:style-name="ce1">
            <text:p>68169</text:p>
          </table:table-cell>
          <table:table-cell office:value-type="string" table:style-name="ce1">
            <text:p>Char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175" table:style-name="ce1">
            <text:p>25175</text:p>
          </table:table-cell>
          <table:table-cell office:value-type="string" table:style-name="ce1">
            <text:p>Ch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172" table:style-name="ce1">
            <text:p>5172</text:p>
          </table:table-cell>
          <table:table-cell office:value-type="string" table:style-name="ce1">
            <text:p>Chigorodó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168" table:style-name="ce1">
            <text:p>23168</text:p>
          </table:table-cell>
          <table:table-cell office:value-type="string" table:style-name="ce1">
            <text:p>Chim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176" table:style-name="ce1">
            <text:p>68176</text:p>
          </table:table-cell>
          <table:table-cell office:value-type="string" table:style-name="ce1">
            <text:p>Chim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175" table:style-name="ce1">
            <text:p>20175</text:p>
          </table:table-cell>
          <table:table-cell office:value-type="string" table:style-name="ce1">
            <text:p>Chimichagu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172" table:style-name="ce1">
            <text:p>54172</text:p>
          </table:table-cell>
          <table:table-cell office:value-type="string" table:style-name="ce1">
            <text:p>Chináco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172" table:style-name="ce1">
            <text:p>15172</text:p>
          </table:table-cell>
          <table:table-cell office:value-type="string" table:style-name="ce1">
            <text:p>Chinav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174" table:style-name="ce1">
            <text:p>17174</text:p>
          </table:table-cell>
          <table:table-cell office:value-type="string" table:style-name="ce1">
            <text:p>Chinchin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182" table:style-name="ce1">
            <text:p>23182</text:p>
          </table:table-cell>
          <table:table-cell office:value-type="string" table:style-name="ce1">
            <text:p>Chinú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178" table:style-name="ce1">
            <text:p>25178</text:p>
          </table:table-cell>
          <table:table-cell office:value-type="string" table:style-name="ce1">
            <text:p>Chipaq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179" table:style-name="ce1">
            <text:p>68179</text:p>
          </table:table-cell>
          <table:table-cell office:value-type="string" table:style-name="ce1">
            <text:p>Chipat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176" table:style-name="ce1">
            <text:p>15176</text:p>
          </table:table-cell>
          <table:table-cell office:value-type="string" table:style-name="ce1">
            <text:p>Chiquinquir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232" table:style-name="ce1">
            <text:p>15232</text:p>
          </table:table-cell>
          <table:table-cell office:value-type="string" table:style-name="ce1">
            <text:p>Chíquiz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178" table:style-name="ce1">
            <text:p>20178</text:p>
          </table:table-cell>
          <table:table-cell office:value-type="string" table:style-name="ce1">
            <text:p>Chiriguan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180" table:style-name="ce1">
            <text:p>15180</text:p>
          </table:table-cell>
          <table:table-cell office:value-type="string" table:style-name="ce1">
            <text:p>Chisc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183" table:style-name="ce1">
            <text:p>15183</text:p>
          </table:table-cell>
          <table:table-cell office:value-type="string" table:style-name="ce1">
            <text:p>Ch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174" table:style-name="ce1">
            <text:p>54174</text:p>
          </table:table-cell>
          <table:table-cell office:value-type="string" table:style-name="ce1">
            <text:p>Chitag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185" table:style-name="ce1">
            <text:p>15185</text:p>
          </table:table-cell>
          <table:table-cell office:value-type="string" table:style-name="ce1">
            <text:p>Chitaraq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187" table:style-name="ce1">
            <text:p>15187</text:p>
          </table:table-cell>
          <table:table-cell office:value-type="string" table:style-name="ce1">
            <text:p>Chivat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170" table:style-name="ce1">
            <text:p>47170</text:p>
          </table:table-cell>
          <table:table-cell office:value-type="string" table:style-name="ce1">
            <text:p>Chivol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236" table:style-name="ce1">
            <text:p>15236</text:p>
          </table:table-cell>
          <table:table-cell office:value-type="string" table:style-name="ce1">
            <text:p>Chiv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181" table:style-name="ce1">
            <text:p>25181</text:p>
          </table:table-cell>
          <table:table-cell office:value-type="string" table:style-name="ce1">
            <text:p>Choach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183" table:style-name="ce1">
            <text:p>25183</text:p>
          </table:table-cell>
          <table:table-cell office:value-type="string" table:style-name="ce1">
            <text:p>Chocont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188" table:style-name="ce1">
            <text:p>13188</text:p>
          </table:table-cell>
          <table:table-cell office:value-type="string" table:style-name="ce1">
            <text:p>Cicu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189" table:style-name="ce1">
            <text:p>47189</text:p>
          </table:table-cell>
          <table:table-cell office:value-type="string" table:style-name="ce1">
            <text:p>Ciénag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189" table:style-name="ce1">
            <text:p>23189</text:p>
          </table:table-cell>
          <table:table-cell office:value-type="string" table:style-name="ce1">
            <text:p>Ciénaga de O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189" table:style-name="ce1">
            <text:p>15189</text:p>
          </table:table-cell>
          <table:table-cell office:value-type="string" table:style-name="ce1">
            <text:p>Ciéneg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190" table:style-name="ce1">
            <text:p>68190</text:p>
          </table:table-cell>
          <table:table-cell office:value-type="string" table:style-name="ce1">
            <text:p>Cimitar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Quindío</text:p>
          </table:table-cell>
          <table:table-cell office:value-type="float" office:value="63190" table:style-name="ce1">
            <text:p>63190</text:p>
          </table:table-cell>
          <table:table-cell office:value-type="string" table:style-name="ce1">
            <text:p>Circas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190" table:style-name="ce1">
            <text:p>5190</text:p>
          </table:table-cell>
          <table:table-cell office:value-type="string" table:style-name="ce1">
            <text:p>Cisner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101" table:style-name="ce1">
            <text:p>5101</text:p>
          </table:table-cell>
          <table:table-cell office:value-type="string" table:style-name="ce1">
            <text:p>Ciudad Bolív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222" table:style-name="ce1">
            <text:p>13222</text:p>
          </table:table-cell>
          <table:table-cell office:value-type="string" table:style-name="ce1">
            <text:p>Clemenc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197" table:style-name="ce1">
            <text:p>5197</text:p>
          </table:table-cell>
          <table:table-cell office:value-type="string" table:style-name="ce1">
            <text:p>Cocorn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200" table:style-name="ce1">
            <text:p>73200</text:p>
          </table:table-cell>
          <table:table-cell office:value-type="string" table:style-name="ce1">
            <text:p>Coell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200" table:style-name="ce1">
            <text:p>25200</text:p>
          </table:table-cell>
          <table:table-cell office:value-type="string" table:style-name="ce1">
            <text:p>Cogu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206" table:style-name="ce1">
            <text:p>41206</text:p>
          </table:table-cell>
          <table:table-cell office:value-type="string" table:style-name="ce1">
            <text:p>Colomb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203" table:style-name="ce1">
            <text:p>52203</text:p>
          </table:table-cell>
          <table:table-cell office:value-type="string" table:style-name="ce1">
            <text:p>Col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Putumayo</text:p>
          </table:table-cell>
          <table:table-cell office:value-type="float" office:value="86219" table:style-name="ce1">
            <text:p>86219</text:p>
          </table:table-cell>
          <table:table-cell office:value-type="string" table:style-name="ce1">
            <text:p>Col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204" table:style-name="ce1">
            <text:p>70204</text:p>
          </table:table-cell>
          <table:table-cell office:value-type="string" table:style-name="ce1">
            <text:p>Colos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204" table:style-name="ce1">
            <text:p>15204</text:p>
          </table:table-cell>
          <table:table-cell office:value-type="string" table:style-name="ce1">
            <text:p>Cómb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206" table:style-name="ce1">
            <text:p>5206</text:p>
          </table:table-cell>
          <table:table-cell office:value-type="string" table:style-name="ce1">
            <text:p>Concepci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207" table:style-name="ce1">
            <text:p>68207</text:p>
          </table:table-cell>
          <table:table-cell office:value-type="string" table:style-name="ce1">
            <text:p>Concepci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209" table:style-name="ce1">
            <text:p>5209</text:p>
          </table:table-cell>
          <table:table-cell office:value-type="string" table:style-name="ce1">
            <text:p>Concord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205" table:style-name="ce1">
            <text:p>47205</text:p>
          </table:table-cell>
          <table:table-cell office:value-type="string" table:style-name="ce1">
            <text:p>Concord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205" table:style-name="ce1">
            <text:p>27205</text:p>
          </table:table-cell>
          <table:table-cell office:value-type="string" table:style-name="ce1">
            <text:p>Condo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209" table:style-name="ce1">
            <text:p>68209</text:p>
          </table:table-cell>
          <table:table-cell office:value-type="string" table:style-name="ce1">
            <text:p>Confin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207" table:style-name="ce1">
            <text:p>52207</text:p>
          </table:table-cell>
          <table:table-cell office:value-type="string" table:style-name="ce1">
            <text:p>Consa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210" table:style-name="ce1">
            <text:p>52210</text:p>
          </table:table-cell>
          <table:table-cell office:value-type="string" table:style-name="ce1">
            <text:p>Contade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211" table:style-name="ce1">
            <text:p>68211</text:p>
          </table:table-cell>
          <table:table-cell office:value-type="string" table:style-name="ce1">
            <text:p>Contrataci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206" table:style-name="ce1">
            <text:p>54206</text:p>
          </table:table-cell>
          <table:table-cell office:value-type="string" table:style-name="ce1">
            <text:p>Convenci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212" table:style-name="ce1">
            <text:p>5212</text:p>
          </table:table-cell>
          <table:table-cell office:value-type="string" table:style-name="ce1">
            <text:p>Copacaba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212" table:style-name="ce1">
            <text:p>15212</text:p>
          </table:table-cell>
          <table:table-cell office:value-type="string" table:style-name="ce1">
            <text:p>Cop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212" table:style-name="ce1">
            <text:p>13212</text:p>
          </table:table-cell>
          <table:table-cell office:value-type="string" table:style-name="ce1">
            <text:p>Córdob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215" table:style-name="ce1">
            <text:p>52215</text:p>
          </table:table-cell>
          <table:table-cell office:value-type="string" table:style-name="ce1">
            <text:p>Córdob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Quindío</text:p>
          </table:table-cell>
          <table:table-cell office:value-type="float" office:value="63212" table:style-name="ce1">
            <text:p>63212</text:p>
          </table:table-cell>
          <table:table-cell office:value-type="string" table:style-name="ce1">
            <text:p>Córdob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212" table:style-name="ce1">
            <text:p>19212</text:p>
          </table:table-cell>
          <table:table-cell office:value-type="string" table:style-name="ce1">
            <text:p>Corin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217" table:style-name="ce1">
            <text:p>68217</text:p>
          </table:table-cell>
          <table:table-cell office:value-type="string" table:style-name="ce1">
            <text:p>Coromo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215" table:style-name="ce1">
            <text:p>70215</text:p>
          </table:table-cell>
          <table:table-cell office:value-type="string" table:style-name="ce1">
            <text:p>Coroz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215" table:style-name="ce1">
            <text:p>15215</text:p>
          </table:table-cell>
          <table:table-cell office:value-type="string" table:style-name="ce1">
            <text:p>Corral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214" table:style-name="ce1">
            <text:p>25214</text:p>
          </table:table-cell>
          <table:table-cell office:value-type="string" table:style-name="ce1">
            <text:p>Co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300" table:style-name="ce1">
            <text:p>23300</text:p>
          </table:table-cell>
          <table:table-cell office:value-type="string" table:style-name="ce1">
            <text:p>Cotor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218" table:style-name="ce1">
            <text:p>15218</text:p>
          </table:table-cell>
          <table:table-cell office:value-type="string" table:style-name="ce1">
            <text:p>Covarach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221" table:style-name="ce1">
            <text:p>70221</text:p>
          </table:table-cell>
          <table:table-cell office:value-type="string" table:style-name="ce1">
            <text:p>Coveñ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217" table:style-name="ce1">
            <text:p>73217</text:p>
          </table:table-cell>
          <table:table-cell office:value-type="string" table:style-name="ce1">
            <text:p>Coyai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Arauca</text:p>
          </table:table-cell>
          <table:table-cell office:value-type="float" office:value="81220" table:style-name="ce1">
            <text:p>81220</text:p>
          </table:table-cell>
          <table:table-cell office:value-type="string" table:style-name="ce1">
            <text:p>Cravo Nor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224" table:style-name="ce1">
            <text:p>52224</text:p>
          </table:table-cell>
          <table:table-cell office:value-type="string" table:style-name="ce1">
            <text:p>Cuaspu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223" table:style-name="ce1">
            <text:p>15223</text:p>
          </table:table-cell>
          <table:table-cell office:value-type="string" table:style-name="ce1">
            <text:p>Cubar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223" table:style-name="ce1">
            <text:p>50223</text:p>
          </table:table-cell>
          <table:table-cell office:value-type="string" table:style-name="ce1">
            <text:p>Cubarr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224" table:style-name="ce1">
            <text:p>15224</text:p>
          </table:table-cell>
          <table:table-cell office:value-type="string" table:style-name="ce1">
            <text:p>Cuca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224" table:style-name="ce1">
            <text:p>25224</text:p>
          </table:table-cell>
          <table:table-cell office:value-type="string" table:style-name="ce1">
            <text:p>Cucunub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001" table:style-name="ce1">
            <text:p>54001</text:p>
          </table:table-cell>
          <table:table-cell office:value-type="string" table:style-name="ce1">
            <text:p>Cúcu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223" table:style-name="ce1">
            <text:p>54223</text:p>
          </table:table-cell>
          <table:table-cell office:value-type="string" table:style-name="ce1">
            <text:p>Cucutill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226" table:style-name="ce1">
            <text:p>15226</text:p>
          </table:table-cell>
          <table:table-cell office:value-type="string" table:style-name="ce1">
            <text:p>Cuítiv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226" table:style-name="ce1">
            <text:p>50226</text:p>
          </table:table-cell>
          <table:table-cell office:value-type="string" table:style-name="ce1">
            <text:p>Cumar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Vichada</text:p>
          </table:table-cell>
          <table:table-cell office:value-type="float" office:value="99773" table:style-name="ce1">
            <text:p>99773</text:p>
          </table:table-cell>
          <table:table-cell office:value-type="string" table:style-name="ce1">
            <text:p>Cumarib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227" table:style-name="ce1">
            <text:p>52227</text:p>
          </table:table-cell>
          <table:table-cell office:value-type="string" table:style-name="ce1">
            <text:p>Cumb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233" table:style-name="ce1">
            <text:p>52233</text:p>
          </table:table-cell>
          <table:table-cell office:value-type="string" table:style-name="ce1">
            <text:p>Cumbit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226" table:style-name="ce1">
            <text:p>73226</text:p>
          </table:table-cell>
          <table:table-cell office:value-type="string" table:style-name="ce1">
            <text:p>Cunda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aquetá</text:p>
          </table:table-cell>
          <table:table-cell office:value-type="float" office:value="18205" table:style-name="ce1">
            <text:p>18205</text:p>
          </table:table-cell>
          <table:table-cell office:value-type="string" table:style-name="ce1">
            <text:p>Curill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229" table:style-name="ce1">
            <text:p>68229</text:p>
          </table:table-cell>
          <table:table-cell office:value-type="string" table:style-name="ce1">
            <text:p>Curit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228" table:style-name="ce1">
            <text:p>20228</text:p>
          </table:table-cell>
          <table:table-cell office:value-type="string" table:style-name="ce1">
            <text:p>Curuman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234" table:style-name="ce1">
            <text:p>5234</text:p>
          </table:table-cell>
          <table:table-cell office:value-type="string" table:style-name="ce1">
            <text:p>Dabeib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233" table:style-name="ce1">
            <text:p>76233</text:p>
          </table:table-cell>
          <table:table-cell office:value-type="string" table:style-name="ce1">
            <text:p>Dagu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La Guajira</text:p>
          </table:table-cell>
          <table:table-cell office:value-type="float" office:value="44090" table:style-name="ce1">
            <text:p>44090</text:p>
          </table:table-cell>
          <table:table-cell office:value-type="string" table:style-name="ce1">
            <text:p>Dibul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La Guajira</text:p>
          </table:table-cell>
          <table:table-cell office:value-type="float" office:value="44098" table:style-name="ce1">
            <text:p>44098</text:p>
          </table:table-cell>
          <table:table-cell office:value-type="string" table:style-name="ce1">
            <text:p>Distracci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236" table:style-name="ce1">
            <text:p>73236</text:p>
          </table:table-cell>
          <table:table-cell office:value-type="string" table:style-name="ce1">
            <text:p>Dolor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237" table:style-name="ce1">
            <text:p>5237</text:p>
          </table:table-cell>
          <table:table-cell office:value-type="string" table:style-name="ce1">
            <text:p>Don Matí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Risaralda</text:p>
          </table:table-cell>
          <table:table-cell office:value-type="float" office:value="66170" table:style-name="ce1">
            <text:p>66170</text:p>
          </table:table-cell>
          <table:table-cell office:value-type="string" table:style-name="ce1">
            <text:p>Dosquebrad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238" table:style-name="ce1">
            <text:p>15238</text:p>
          </table:table-cell>
          <table:table-cell office:value-type="string" table:style-name="ce1">
            <text:p>Duita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239" table:style-name="ce1">
            <text:p>54239</text:p>
          </table:table-cell>
          <table:table-cell office:value-type="string" table:style-name="ce1">
            <text:p>Duran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240" table:style-name="ce1">
            <text:p>5240</text:p>
          </table:table-cell>
          <table:table-cell office:value-type="string" table:style-name="ce1">
            <text:p>Ebéji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243" table:style-name="ce1">
            <text:p>76243</text:p>
          </table:table-cell>
          <table:table-cell office:value-type="string" table:style-name="ce1">
            <text:p>El Águil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250" table:style-name="ce1">
            <text:p>5250</text:p>
          </table:table-cell>
          <table:table-cell office:value-type="string" table:style-name="ce1">
            <text:p>El Bag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245" table:style-name="ce1">
            <text:p>47245</text:p>
          </table:table-cell>
          <table:table-cell office:value-type="string" table:style-name="ce1">
            <text:p>El Ban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246" table:style-name="ce1">
            <text:p>76246</text:p>
          </table:table-cell>
          <table:table-cell office:value-type="string" table:style-name="ce1">
            <text:p>El Cai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245" table:style-name="ce1">
            <text:p>50245</text:p>
          </table:table-cell>
          <table:table-cell office:value-type="string" table:style-name="ce1">
            <text:p>El Calvar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135" table:style-name="ce1">
            <text:p>27135</text:p>
          </table:table-cell>
          <table:table-cell office:value-type="string" table:style-name="ce1">
            <text:p>El Cantón del San Pabl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245" table:style-name="ce1">
            <text:p>54245</text:p>
          </table:table-cell>
          <table:table-cell office:value-type="string" table:style-name="ce1">
            <text:p>El Carm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245" table:style-name="ce1">
            <text:p>27245</text:p>
          </table:table-cell>
          <table:table-cell office:value-type="string" table:style-name="ce1">
            <text:p>El Carmen de Atra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244" table:style-name="ce1">
            <text:p>13244</text:p>
          </table:table-cell>
          <table:table-cell office:value-type="string" table:style-name="ce1">
            <text:p>El Carmen de Bolív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235" table:style-name="ce1">
            <text:p>68235</text:p>
          </table:table-cell>
          <table:table-cell office:value-type="string" table:style-name="ce1">
            <text:p>El Carmen de Chucur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148" table:style-name="ce1">
            <text:p>5148</text:p>
          </table:table-cell>
          <table:table-cell office:value-type="string" table:style-name="ce1">
            <text:p>El Carmen de Vibor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251" table:style-name="ce1">
            <text:p>50251</text:p>
          </table:table-cell>
          <table:table-cell office:value-type="string" table:style-name="ce1">
            <text:p>El Castill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248" table:style-name="ce1">
            <text:p>76248</text:p>
          </table:table-cell>
          <table:table-cell office:value-type="string" table:style-name="ce1">
            <text:p>El Cerri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250" table:style-name="ce1">
            <text:p>52250</text:p>
          </table:table-cell>
          <table:table-cell office:value-type="string" table:style-name="ce1">
            <text:p>El Char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244" table:style-name="ce1">
            <text:p>15244</text:p>
          </table:table-cell>
          <table:table-cell office:value-type="string" table:style-name="ce1">
            <text:p>El Cocu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245" table:style-name="ce1">
            <text:p>25245</text:p>
          </table:table-cell>
          <table:table-cell office:value-type="string" table:style-name="ce1">
            <text:p>El Coleg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238" table:style-name="ce1">
            <text:p>20238</text:p>
          </table:table-cell>
          <table:table-cell office:value-type="string" table:style-name="ce1">
            <text:p>El Cope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aquetá</text:p>
          </table:table-cell>
          <table:table-cell office:value-type="float" office:value="18247" table:style-name="ce1">
            <text:p>18247</text:p>
          </table:table-cell>
          <table:table-cell office:value-type="string" table:style-name="ce1">
            <text:p>El Doncell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270" table:style-name="ce1">
            <text:p>50270</text:p>
          </table:table-cell>
          <table:table-cell office:value-type="string" table:style-name="ce1">
            <text:p>El Dorad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250" table:style-name="ce1">
            <text:p>76250</text:p>
          </table:table-cell>
          <table:table-cell office:value-type="string" table:style-name="ce1">
            <text:p>El Dov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Amazonas</text:p>
          </table:table-cell>
          <table:table-cell office:value-type="float" office:value="91263" table:style-name="ce1">
            <text:p>91263</text:p>
          </table:table-cell>
          <table:table-cell office:value-type="string" table:style-name="ce1">
            <text:p>El Encan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248" table:style-name="ce1">
            <text:p>15248</text:p>
          </table:table-cell>
          <table:table-cell office:value-type="string" table:style-name="ce1">
            <text:p>El Espi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245" table:style-name="ce1">
            <text:p>68245</text:p>
          </table:table-cell>
          <table:table-cell office:value-type="string" table:style-name="ce1">
            <text:p>El Guacamay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248" table:style-name="ce1">
            <text:p>13248</text:p>
          </table:table-cell>
          <table:table-cell office:value-type="string" table:style-name="ce1">
            <text:p>El Guam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250" table:style-name="ce1">
            <text:p>27250</text:p>
          </table:table-cell>
          <table:table-cell office:value-type="string" table:style-name="ce1">
            <text:p>El Litoral del San Ju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La Guajira</text:p>
          </table:table-cell>
          <table:table-cell office:value-type="float" office:value="44110" table:style-name="ce1">
            <text:p>44110</text:p>
          </table:table-cell>
          <table:table-cell office:value-type="string" table:style-name="ce1">
            <text:p>El Moli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250" table:style-name="ce1">
            <text:p>20250</text:p>
          </table:table-cell>
          <table:table-cell office:value-type="string" table:style-name="ce1">
            <text:p>El Pas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aquetá</text:p>
          </table:table-cell>
          <table:table-cell office:value-type="float" office:value="18256" table:style-name="ce1">
            <text:p>18256</text:p>
          </table:table-cell>
          <table:table-cell office:value-type="string" table:style-name="ce1">
            <text:p>El Pauj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254" table:style-name="ce1">
            <text:p>52254</text:p>
          </table:table-cell>
          <table:table-cell office:value-type="string" table:style-name="ce1">
            <text:p>El Peño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268" table:style-name="ce1">
            <text:p>13268</text:p>
          </table:table-cell>
          <table:table-cell office:value-type="string" table:style-name="ce1">
            <text:p>El Peñ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258" table:style-name="ce1">
            <text:p>25258</text:p>
          </table:table-cell>
          <table:table-cell office:value-type="string" table:style-name="ce1">
            <text:p>El Peñ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250" table:style-name="ce1">
            <text:p>68250</text:p>
          </table:table-cell>
          <table:table-cell office:value-type="string" table:style-name="ce1">
            <text:p>El Peñ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258" table:style-name="ce1">
            <text:p>47258</text:p>
          </table:table-cell>
          <table:table-cell office:value-type="string" table:style-name="ce1">
            <text:p>El Piñ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255" table:style-name="ce1">
            <text:p>68255</text:p>
          </table:table-cell>
          <table:table-cell office:value-type="string" table:style-name="ce1">
            <text:p>El Play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268" table:style-name="ce1">
            <text:p>47268</text:p>
          </table:table-cell>
          <table:table-cell office:value-type="string" table:style-name="ce1">
            <text:p>El Reté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Guaviare</text:p>
          </table:table-cell>
          <table:table-cell office:value-type="float" office:value="95025" table:style-name="ce1">
            <text:p>95025</text:p>
          </table:table-cell>
          <table:table-cell office:value-type="string" table:style-name="ce1">
            <text:p>El Retor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233" table:style-name="ce1">
            <text:p>70233</text:p>
          </table:table-cell>
          <table:table-cell office:value-type="string" table:style-name="ce1">
            <text:p>El Robl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260" table:style-name="ce1">
            <text:p>25260</text:p>
          </table:table-cell>
          <table:table-cell office:value-type="string" table:style-name="ce1">
            <text:p>El Ros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256" table:style-name="ce1">
            <text:p>52256</text:p>
          </table:table-cell>
          <table:table-cell office:value-type="string" table:style-name="ce1">
            <text:p>El Rosar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97" table:style-name="ce1">
            <text:p>5697</text:p>
          </table:table-cell>
          <table:table-cell office:value-type="string" table:style-name="ce1">
            <text:p>El Santuar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258" table:style-name="ce1">
            <text:p>52258</text:p>
          </table:table-cell>
          <table:table-cell office:value-type="string" table:style-name="ce1">
            <text:p>El Tablón de Gómez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256" table:style-name="ce1">
            <text:p>19256</text:p>
          </table:table-cell>
          <table:table-cell office:value-type="string" table:style-name="ce1">
            <text:p>El Tamb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260" table:style-name="ce1">
            <text:p>52260</text:p>
          </table:table-cell>
          <table:table-cell office:value-type="string" table:style-name="ce1">
            <text:p>El Tamb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250" table:style-name="ce1">
            <text:p>54250</text:p>
          </table:table-cell>
          <table:table-cell office:value-type="string" table:style-name="ce1">
            <text:p>El Tar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261" table:style-name="ce1">
            <text:p>54261</text:p>
          </table:table-cell>
          <table:table-cell office:value-type="string" table:style-name="ce1">
            <text:p>El Zul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244" table:style-name="ce1">
            <text:p>41244</text:p>
          </table:table-cell>
          <table:table-cell office:value-type="string" table:style-name="ce1">
            <text:p>Elí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264" table:style-name="ce1">
            <text:p>68264</text:p>
          </table:table-cell>
          <table:table-cell office:value-type="string" table:style-name="ce1">
            <text:p>Enci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266" table:style-name="ce1">
            <text:p>68266</text:p>
          </table:table-cell>
          <table:table-cell office:value-type="string" table:style-name="ce1">
            <text:p>Encis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264" table:style-name="ce1">
            <text:p>5264</text:p>
          </table:table-cell>
          <table:table-cell office:value-type="string" table:style-name="ce1">
            <text:p>Entrerri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266" table:style-name="ce1">
            <text:p>5266</text:p>
          </table:table-cell>
          <table:table-cell office:value-type="string" table:style-name="ce1">
            <text:p>Envigad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268" table:style-name="ce1">
            <text:p>73268</text:p>
          </table:table-cell>
          <table:table-cell office:value-type="string" table:style-name="ce1">
            <text:p>Espin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269" table:style-name="ce1">
            <text:p>25269</text:p>
          </table:table-cell>
          <table:table-cell office:value-type="string" table:style-name="ce1">
            <text:p>Facatativ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270" table:style-name="ce1">
            <text:p>73270</text:p>
          </table:table-cell>
          <table:table-cell office:value-type="string" table:style-name="ce1">
            <text:p>Fal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272" table:style-name="ce1">
            <text:p>17272</text:p>
          </table:table-cell>
          <table:table-cell office:value-type="string" table:style-name="ce1">
            <text:p>Filadelf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Quindío</text:p>
          </table:table-cell>
          <table:table-cell office:value-type="float" office:value="63272" table:style-name="ce1">
            <text:p>63272</text:p>
          </table:table-cell>
          <table:table-cell office:value-type="string" table:style-name="ce1">
            <text:p>Filand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272" table:style-name="ce1">
            <text:p>15272</text:p>
          </table:table-cell>
          <table:table-cell office:value-type="string" table:style-name="ce1">
            <text:p>Firavitob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275" table:style-name="ce1">
            <text:p>73275</text:p>
          </table:table-cell>
          <table:table-cell office:value-type="string" table:style-name="ce1">
            <text:p>Fland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aquetá</text:p>
          </table:table-cell>
          <table:table-cell office:value-type="float" office:value="18001" table:style-name="ce1">
            <text:p>18001</text:p>
          </table:table-cell>
          <table:table-cell office:value-type="string" table:style-name="ce1">
            <text:p>Florenc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290" table:style-name="ce1">
            <text:p>19290</text:p>
          </table:table-cell>
          <table:table-cell office:value-type="string" table:style-name="ce1">
            <text:p>Florenc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276" table:style-name="ce1">
            <text:p>15276</text:p>
          </table:table-cell>
          <table:table-cell office:value-type="string" table:style-name="ce1">
            <text:p>Flores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271" table:style-name="ce1">
            <text:p>68271</text:p>
          </table:table-cell>
          <table:table-cell office:value-type="string" table:style-name="ce1">
            <text:p>Floriá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275" table:style-name="ce1">
            <text:p>76275</text:p>
          </table:table-cell>
          <table:table-cell office:value-type="string" table:style-name="ce1">
            <text:p>Flori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276" table:style-name="ce1">
            <text:p>68276</text:p>
          </table:table-cell>
          <table:table-cell office:value-type="string" table:style-name="ce1">
            <text:p>Floridablan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279" table:style-name="ce1">
            <text:p>25279</text:p>
          </table:table-cell>
          <table:table-cell office:value-type="string" table:style-name="ce1">
            <text:p>Fomeq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La Guajira</text:p>
          </table:table-cell>
          <table:table-cell office:value-type="float" office:value="44279" table:style-name="ce1">
            <text:p>44279</text:p>
          </table:table-cell>
          <table:table-cell office:value-type="string" table:style-name="ce1">
            <text:p>Fonse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Arauca</text:p>
          </table:table-cell>
          <table:table-cell office:value-type="float" office:value="81300" table:style-name="ce1">
            <text:p>81300</text:p>
          </table:table-cell>
          <table:table-cell office:value-type="string" table:style-name="ce1">
            <text:p>Fortu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281" table:style-name="ce1">
            <text:p>25281</text:p>
          </table:table-cell>
          <table:table-cell office:value-type="string" table:style-name="ce1">
            <text:p>Fos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520" table:style-name="ce1">
            <text:p>52520</text:p>
          </table:table-cell>
          <table:table-cell office:value-type="string" table:style-name="ce1">
            <text:p>Francisco Pizar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282" table:style-name="ce1">
            <text:p>5282</text:p>
          </table:table-cell>
          <table:table-cell office:value-type="string" table:style-name="ce1">
            <text:p>Fredon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283" table:style-name="ce1">
            <text:p>73283</text:p>
          </table:table-cell>
          <table:table-cell office:value-type="string" table:style-name="ce1">
            <text:p>Fres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284" table:style-name="ce1">
            <text:p>5284</text:p>
          </table:table-cell>
          <table:table-cell office:value-type="string" table:style-name="ce1">
            <text:p>Fronti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287" table:style-name="ce1">
            <text:p>50287</text:p>
          </table:table-cell>
          <table:table-cell office:value-type="string" table:style-name="ce1">
            <text:p>Fuente de O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288" table:style-name="ce1">
            <text:p>47288</text:p>
          </table:table-cell>
          <table:table-cell office:value-type="string" table:style-name="ce1">
            <text:p>Fundaci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287" table:style-name="ce1">
            <text:p>52287</text:p>
          </table:table-cell>
          <table:table-cell office:value-type="string" table:style-name="ce1">
            <text:p>Fun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286" table:style-name="ce1">
            <text:p>25286</text:p>
          </table:table-cell>
          <table:table-cell office:value-type="string" table:style-name="ce1">
            <text:p>Funz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288" table:style-name="ce1">
            <text:p>25288</text:p>
          </table:table-cell>
          <table:table-cell office:value-type="string" table:style-name="ce1">
            <text:p>Fúquen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290" table:style-name="ce1">
            <text:p>25290</text:p>
          </table:table-cell>
          <table:table-cell office:value-type="string" table:style-name="ce1">
            <text:p>Fusagasug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293" table:style-name="ce1">
            <text:p>25293</text:p>
          </table:table-cell>
          <table:table-cell office:value-type="string" table:style-name="ce1">
            <text:p>Gachal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295" table:style-name="ce1">
            <text:p>25295</text:p>
          </table:table-cell>
          <table:table-cell office:value-type="string" table:style-name="ce1">
            <text:p>Gachancip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293" table:style-name="ce1">
            <text:p>15293</text:p>
          </table:table-cell>
          <table:table-cell office:value-type="string" table:style-name="ce1">
            <text:p>Gachantiv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297" table:style-name="ce1">
            <text:p>25297</text:p>
          </table:table-cell>
          <table:table-cell office:value-type="string" table:style-name="ce1">
            <text:p>Gachet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296" table:style-name="ce1">
            <text:p>68296</text:p>
          </table:table-cell>
          <table:table-cell office:value-type="string" table:style-name="ce1">
            <text:p>Galá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296" table:style-name="ce1">
            <text:p>8296</text:p>
          </table:table-cell>
          <table:table-cell office:value-type="string" table:style-name="ce1">
            <text:p>Galap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235" table:style-name="ce1">
            <text:p>70235</text:p>
          </table:table-cell>
          <table:table-cell office:value-type="string" table:style-name="ce1">
            <text:p>Galer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299" table:style-name="ce1">
            <text:p>25299</text:p>
          </table:table-cell>
          <table:table-cell office:value-type="string" table:style-name="ce1">
            <text:p>Ga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295" table:style-name="ce1">
            <text:p>20295</text:p>
          </table:table-cell>
          <table:table-cell office:value-type="string" table:style-name="ce1">
            <text:p>Gamar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298" table:style-name="ce1">
            <text:p>68298</text:p>
          </table:table-cell>
          <table:table-cell office:value-type="string" table:style-name="ce1">
            <text:p>Gamb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296" table:style-name="ce1">
            <text:p>15296</text:p>
          </table:table-cell>
          <table:table-cell office:value-type="string" table:style-name="ce1">
            <text:p>Gamez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299" table:style-name="ce1">
            <text:p>15299</text:p>
          </table:table-cell>
          <table:table-cell office:value-type="string" table:style-name="ce1">
            <text:p>Garago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298" table:style-name="ce1">
            <text:p>41298</text:p>
          </table:table-cell>
          <table:table-cell office:value-type="string" table:style-name="ce1">
            <text:p>Garz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Quindío</text:p>
          </table:table-cell>
          <table:table-cell office:value-type="float" office:value="63302" table:style-name="ce1">
            <text:p>63302</text:p>
          </table:table-cell>
          <table:table-cell office:value-type="string" table:style-name="ce1">
            <text:p>Génov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306" table:style-name="ce1">
            <text:p>41306</text:p>
          </table:table-cell>
          <table:table-cell office:value-type="string" table:style-name="ce1">
            <text:p>Gigan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306" table:style-name="ce1">
            <text:p>76306</text:p>
          </table:table-cell>
          <table:table-cell office:value-type="string" table:style-name="ce1">
            <text:p>Gineb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306" table:style-name="ce1">
            <text:p>5306</text:p>
          </table:table-cell>
          <table:table-cell office:value-type="string" table:style-name="ce1">
            <text:p>Girald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307" table:style-name="ce1">
            <text:p>25307</text:p>
          </table:table-cell>
          <table:table-cell office:value-type="string" table:style-name="ce1">
            <text:p>Girard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308" table:style-name="ce1">
            <text:p>5308</text:p>
          </table:table-cell>
          <table:table-cell office:value-type="string" table:style-name="ce1">
            <text:p>Girardo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307" table:style-name="ce1">
            <text:p>68307</text:p>
          </table:table-cell>
          <table:table-cell office:value-type="string" table:style-name="ce1">
            <text:p>Gir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310" table:style-name="ce1">
            <text:p>5310</text:p>
          </table:table-cell>
          <table:table-cell office:value-type="string" table:style-name="ce1">
            <text:p>Gómez Pla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310" table:style-name="ce1">
            <text:p>20310</text:p>
          </table:table-cell>
          <table:table-cell office:value-type="string" table:style-name="ce1">
            <text:p>González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313" table:style-name="ce1">
            <text:p>54313</text:p>
          </table:table-cell>
          <table:table-cell office:value-type="string" table:style-name="ce1">
            <text:p>Gramalo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313" table:style-name="ce1">
            <text:p>5313</text:p>
          </table:table-cell>
          <table:table-cell office:value-type="string" table:style-name="ce1">
            <text:p>Grana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312" table:style-name="ce1">
            <text:p>25312</text:p>
          </table:table-cell>
          <table:table-cell office:value-type="string" table:style-name="ce1">
            <text:p>Grana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313" table:style-name="ce1">
            <text:p>50313</text:p>
          </table:table-cell>
          <table:table-cell office:value-type="string" table:style-name="ce1">
            <text:p>Grana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318" table:style-name="ce1">
            <text:p>68318</text:p>
          </table:table-cell>
          <table:table-cell office:value-type="string" table:style-name="ce1">
            <text:p>Gua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317" table:style-name="ce1">
            <text:p>15317</text:p>
          </table:table-cell>
          <table:table-cell office:value-type="string" table:style-name="ce1">
            <text:p>Guacamay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318" table:style-name="ce1">
            <text:p>76318</text:p>
          </table:table-cell>
          <table:table-cell office:value-type="string" table:style-name="ce1">
            <text:p>Guacar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300" table:style-name="ce1">
            <text:p>19300</text:p>
          </table:table-cell>
          <table:table-cell office:value-type="string" table:style-name="ce1">
            <text:p>Guachen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317" table:style-name="ce1">
            <text:p>25317</text:p>
          </table:table-cell>
          <table:table-cell office:value-type="string" table:style-name="ce1">
            <text:p>Guachet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317" table:style-name="ce1">
            <text:p>52317</text:p>
          </table:table-cell>
          <table:table-cell office:value-type="string" table:style-name="ce1">
            <text:p>Guachuc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111" table:style-name="ce1">
            <text:p>76111</text:p>
          </table:table-cell>
          <table:table-cell office:value-type="string" table:style-name="ce1">
            <text:p>Guadalajara de Bug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315" table:style-name="ce1">
            <text:p>5315</text:p>
          </table:table-cell>
          <table:table-cell office:value-type="string" table:style-name="ce1">
            <text:p>Guadalu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319" table:style-name="ce1">
            <text:p>41319</text:p>
          </table:table-cell>
          <table:table-cell office:value-type="string" table:style-name="ce1">
            <text:p>Guadalu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320" table:style-name="ce1">
            <text:p>68320</text:p>
          </table:table-cell>
          <table:table-cell office:value-type="string" table:style-name="ce1">
            <text:p>Guadalu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320" table:style-name="ce1">
            <text:p>25320</text:p>
          </table:table-cell>
          <table:table-cell office:value-type="string" table:style-name="ce1">
            <text:p>Guadu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320" table:style-name="ce1">
            <text:p>52320</text:p>
          </table:table-cell>
          <table:table-cell office:value-type="string" table:style-name="ce1">
            <text:p>Guaitarill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323" table:style-name="ce1">
            <text:p>52323</text:p>
          </table:table-cell>
          <table:table-cell office:value-type="string" table:style-name="ce1">
            <text:p>Gualmatá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318" table:style-name="ce1">
            <text:p>47318</text:p>
          </table:table-cell>
          <table:table-cell office:value-type="string" table:style-name="ce1">
            <text:p>Guam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318" table:style-name="ce1">
            <text:p>50318</text:p>
          </table:table-cell>
          <table:table-cell office:value-type="string" table:style-name="ce1">
            <text:p>Guam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319" table:style-name="ce1">
            <text:p>73319</text:p>
          </table:table-cell>
          <table:table-cell office:value-type="string" table:style-name="ce1">
            <text:p>Guam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318" table:style-name="ce1">
            <text:p>19318</text:p>
          </table:table-cell>
          <table:table-cell office:value-type="string" table:style-name="ce1">
            <text:p>Guap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322" table:style-name="ce1">
            <text:p>68322</text:p>
          </table:table-cell>
          <table:table-cell office:value-type="string" table:style-name="ce1">
            <text:p>Guapot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265" table:style-name="ce1">
            <text:p>70265</text:p>
          </table:table-cell>
          <table:table-cell office:value-type="string" table:style-name="ce1">
            <text:p>Guaran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318" table:style-name="ce1">
            <text:p>5318</text:p>
          </table:table-cell>
          <table:table-cell office:value-type="string" table:style-name="ce1">
            <text:p>Guarn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322" table:style-name="ce1">
            <text:p>25322</text:p>
          </table:table-cell>
          <table:table-cell office:value-type="string" table:style-name="ce1">
            <text:p>Guas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321" table:style-name="ce1">
            <text:p>5321</text:p>
          </table:table-cell>
          <table:table-cell office:value-type="string" table:style-name="ce1">
            <text:p>Guatap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324" table:style-name="ce1">
            <text:p>25324</text:p>
          </table:table-cell>
          <table:table-cell office:value-type="string" table:style-name="ce1">
            <text:p>Guataqu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326" table:style-name="ce1">
            <text:p>25326</text:p>
          </table:table-cell>
          <table:table-cell office:value-type="string" table:style-name="ce1">
            <text:p>Guatav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322" table:style-name="ce1">
            <text:p>15322</text:p>
          </table:table-cell>
          <table:table-cell office:value-type="string" table:style-name="ce1">
            <text:p>Guateq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Risaralda</text:p>
          </table:table-cell>
          <table:table-cell office:value-type="float" office:value="66318" table:style-name="ce1">
            <text:p>66318</text:p>
          </table:table-cell>
          <table:table-cell office:value-type="string" table:style-name="ce1">
            <text:p>Guát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324" table:style-name="ce1">
            <text:p>68324</text:p>
          </table:table-cell>
          <table:table-cell office:value-type="string" table:style-name="ce1">
            <text:p>Guavat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328" table:style-name="ce1">
            <text:p>25328</text:p>
          </table:table-cell>
          <table:table-cell office:value-type="string" table:style-name="ce1">
            <text:p>Guayabal de Siqui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335" table:style-name="ce1">
            <text:p>25335</text:p>
          </table:table-cell>
          <table:table-cell office:value-type="string" table:style-name="ce1">
            <text:p>Guayabet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325" table:style-name="ce1">
            <text:p>15325</text:p>
          </table:table-cell>
          <table:table-cell office:value-type="string" table:style-name="ce1">
            <text:p>Guayat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327" table:style-name="ce1">
            <text:p>68327</text:p>
          </table:table-cell>
          <table:table-cell office:value-type="string" table:style-name="ce1">
            <text:p>Güep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332" table:style-name="ce1">
            <text:p>15332</text:p>
          </table:table-cell>
          <table:table-cell office:value-type="string" table:style-name="ce1">
            <text:p>Güicá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339" table:style-name="ce1">
            <text:p>25339</text:p>
          </table:table-cell>
          <table:table-cell office:value-type="string" table:style-name="ce1">
            <text:p>Gutiérrez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344" table:style-name="ce1">
            <text:p>54344</text:p>
          </table:table-cell>
          <table:table-cell office:value-type="string" table:style-name="ce1">
            <text:p>Hacar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300" table:style-name="ce1">
            <text:p>13300</text:p>
          </table:table-cell>
          <table:table-cell office:value-type="string" table:style-name="ce1">
            <text:p>Hatillo de Lob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344" table:style-name="ce1">
            <text:p>68344</text:p>
          </table:table-cell>
          <table:table-cell office:value-type="string" table:style-name="ce1">
            <text:p>Ha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asanare</text:p>
          </table:table-cell>
          <table:table-cell office:value-type="float" office:value="85125" table:style-name="ce1">
            <text:p>85125</text:p>
          </table:table-cell>
          <table:table-cell office:value-type="string" table:style-name="ce1">
            <text:p>Hato Coroz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La Guajira</text:p>
          </table:table-cell>
          <table:table-cell office:value-type="float" office:value="44378" table:style-name="ce1">
            <text:p>44378</text:p>
          </table:table-cell>
          <table:table-cell office:value-type="string" table:style-name="ce1">
            <text:p>Hatonuev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347" table:style-name="ce1">
            <text:p>5347</text:p>
          </table:table-cell>
          <table:table-cell office:value-type="string" table:style-name="ce1">
            <text:p>Helicon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347" table:style-name="ce1">
            <text:p>54347</text:p>
          </table:table-cell>
          <table:table-cell office:value-type="string" table:style-name="ce1">
            <text:p>Herrá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347" table:style-name="ce1">
            <text:p>73347</text:p>
          </table:table-cell>
          <table:table-cell office:value-type="string" table:style-name="ce1">
            <text:p>Herve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353" table:style-name="ce1">
            <text:p>5353</text:p>
          </table:table-cell>
          <table:table-cell office:value-type="string" table:style-name="ce1">
            <text:p>Hispan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349" table:style-name="ce1">
            <text:p>41349</text:p>
          </table:table-cell>
          <table:table-cell office:value-type="string" table:style-name="ce1">
            <text:p>Hob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349" table:style-name="ce1">
            <text:p>73349</text:p>
          </table:table-cell>
          <table:table-cell office:value-type="string" table:style-name="ce1">
            <text:p>Hon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001" table:style-name="ce1">
            <text:p>73001</text:p>
          </table:table-cell>
          <table:table-cell office:value-type="string" table:style-name="ce1">
            <text:p>Ibagu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352" table:style-name="ce1">
            <text:p>73352</text:p>
          </table:table-cell>
          <table:table-cell office:value-type="string" table:style-name="ce1">
            <text:p>Icononz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352" table:style-name="ce1">
            <text:p>52352</text:p>
          </table:table-cell>
          <table:table-cell office:value-type="string" table:style-name="ce1">
            <text:p>Il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354" table:style-name="ce1">
            <text:p>52354</text:p>
          </table:table-cell>
          <table:table-cell office:value-type="string" table:style-name="ce1">
            <text:p>Imué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Guainía</text:p>
          </table:table-cell>
          <table:table-cell office:value-type="float" office:value="94001" table:style-name="ce1">
            <text:p>94001</text:p>
          </table:table-cell>
          <table:table-cell office:value-type="string" table:style-name="ce1">
            <text:p>Iníri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355" table:style-name="ce1">
            <text:p>19355</text:p>
          </table:table-cell>
          <table:table-cell office:value-type="string" table:style-name="ce1">
            <text:p>Inz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356" table:style-name="ce1">
            <text:p>52356</text:p>
          </table:table-cell>
          <table:table-cell office:value-type="string" table:style-name="ce1">
            <text:p>Ipial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357" table:style-name="ce1">
            <text:p>41357</text:p>
          </table:table-cell>
          <table:table-cell office:value-type="string" table:style-name="ce1">
            <text:p>Iqui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359" table:style-name="ce1">
            <text:p>41359</text:p>
          </table:table-cell>
          <table:table-cell office:value-type="string" table:style-name="ce1">
            <text:p>Is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361" table:style-name="ce1">
            <text:p>27361</text:p>
          </table:table-cell>
          <table:table-cell office:value-type="string" table:style-name="ce1">
            <text:p>Istmi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360" table:style-name="ce1">
            <text:p>5360</text:p>
          </table:table-cell>
          <table:table-cell office:value-type="string" table:style-name="ce1">
            <text:p>Itagu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361" table:style-name="ce1">
            <text:p>5361</text:p>
          </table:table-cell>
          <table:table-cell office:value-type="string" table:style-name="ce1">
            <text:p>Ituang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362" table:style-name="ce1">
            <text:p>15362</text:p>
          </table:table-cell>
          <table:table-cell office:value-type="string" table:style-name="ce1">
            <text:p>Iz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364" table:style-name="ce1">
            <text:p>19364</text:p>
          </table:table-cell>
          <table:table-cell office:value-type="string" table:style-name="ce1">
            <text:p>Jambaló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364" table:style-name="ce1">
            <text:p>76364</text:p>
          </table:table-cell>
          <table:table-cell office:value-type="string" table:style-name="ce1">
            <text:p>Jamund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364" table:style-name="ce1">
            <text:p>5364</text:p>
          </table:table-cell>
          <table:table-cell office:value-type="string" table:style-name="ce1">
            <text:p>Jardí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367" table:style-name="ce1">
            <text:p>15367</text:p>
          </table:table-cell>
          <table:table-cell office:value-type="string" table:style-name="ce1">
            <text:p>Jenesa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368" table:style-name="ce1">
            <text:p>5368</text:p>
          </table:table-cell>
          <table:table-cell office:value-type="string" table:style-name="ce1">
            <text:p>Jericó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368" table:style-name="ce1">
            <text:p>15368</text:p>
          </table:table-cell>
          <table:table-cell office:value-type="string" table:style-name="ce1">
            <text:p>Jericó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368" table:style-name="ce1">
            <text:p>25368</text:p>
          </table:table-cell>
          <table:table-cell office:value-type="string" table:style-name="ce1">
            <text:p>Jerusalé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368" table:style-name="ce1">
            <text:p>68368</text:p>
          </table:table-cell>
          <table:table-cell office:value-type="string" table:style-name="ce1">
            <text:p>Jesús Mar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370" table:style-name="ce1">
            <text:p>68370</text:p>
          </table:table-cell>
          <table:table-cell office:value-type="string" table:style-name="ce1">
            <text:p>Jordá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372" table:style-name="ce1">
            <text:p>8372</text:p>
          </table:table-cell>
          <table:table-cell office:value-type="string" table:style-name="ce1">
            <text:p>Juan de Acos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372" table:style-name="ce1">
            <text:p>25372</text:p>
          </table:table-cell>
          <table:table-cell office:value-type="string" table:style-name="ce1">
            <text:p>Juní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372" table:style-name="ce1">
            <text:p>27372</text:p>
          </table:table-cell>
          <table:table-cell office:value-type="string" table:style-name="ce1">
            <text:p>Juradó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350" table:style-name="ce1">
            <text:p>23350</text:p>
          </table:table-cell>
          <table:table-cell office:value-type="string" table:style-name="ce1">
            <text:p>La Aparta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378" table:style-name="ce1">
            <text:p>41378</text:p>
          </table:table-cell>
          <table:table-cell office:value-type="string" table:style-name="ce1">
            <text:p>La Argenti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377" table:style-name="ce1">
            <text:p>68377</text:p>
          </table:table-cell>
          <table:table-cell office:value-type="string" table:style-name="ce1">
            <text:p>La Bellez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377" table:style-name="ce1">
            <text:p>25377</text:p>
          </table:table-cell>
          <table:table-cell office:value-type="string" table:style-name="ce1">
            <text:p>La Cale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380" table:style-name="ce1">
            <text:p>15380</text:p>
          </table:table-cell>
          <table:table-cell office:value-type="string" table:style-name="ce1">
            <text:p>La Capill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376" table:style-name="ce1">
            <text:p>5376</text:p>
          </table:table-cell>
          <table:table-cell office:value-type="string" table:style-name="ce1">
            <text:p>La Cej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Risaralda</text:p>
          </table:table-cell>
          <table:table-cell office:value-type="float" office:value="66383" table:style-name="ce1">
            <text:p>66383</text:p>
          </table:table-cell>
          <table:table-cell office:value-type="string" table:style-name="ce1">
            <text:p>La Cel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Amazonas</text:p>
          </table:table-cell>
          <table:table-cell office:value-type="float" office:value="91405" table:style-name="ce1">
            <text:p>91405</text:p>
          </table:table-cell>
          <table:table-cell office:value-type="string" table:style-name="ce1">
            <text:p>La Chorre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378" table:style-name="ce1">
            <text:p>52378</text:p>
          </table:table-cell>
          <table:table-cell office:value-type="string" table:style-name="ce1">
            <text:p>La Cruz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377" table:style-name="ce1">
            <text:p>76377</text:p>
          </table:table-cell>
          <table:table-cell office:value-type="string" table:style-name="ce1">
            <text:p>La Cum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380" table:style-name="ce1">
            <text:p>17380</text:p>
          </table:table-cell>
          <table:table-cell office:value-type="string" table:style-name="ce1">
            <text:p>La Dora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385" table:style-name="ce1">
            <text:p>54385</text:p>
          </table:table-cell>
          <table:table-cell office:value-type="string" table:style-name="ce1">
            <text:p>La Esperanz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380" table:style-name="ce1">
            <text:p>5380</text:p>
          </table:table-cell>
          <table:table-cell office:value-type="string" table:style-name="ce1">
            <text:p>La Estrell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381" table:style-name="ce1">
            <text:p>52381</text:p>
          </table:table-cell>
          <table:table-cell office:value-type="string" table:style-name="ce1">
            <text:p>La Flori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383" table:style-name="ce1">
            <text:p>20383</text:p>
          </table:table-cell>
          <table:table-cell office:value-type="string" table:style-name="ce1">
            <text:p>La Glor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Guainía</text:p>
          </table:table-cell>
          <table:table-cell office:value-type="float" office:value="94885" table:style-name="ce1">
            <text:p>94885</text:p>
          </table:table-cell>
          <table:table-cell office:value-type="string" table:style-name="ce1">
            <text:p>La Guadalu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400" table:style-name="ce1">
            <text:p>20400</text:p>
          </table:table-cell>
          <table:table-cell office:value-type="string" table:style-name="ce1">
            <text:p>La Jagua de Ibiri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La Guajira</text:p>
          </table:table-cell>
          <table:table-cell office:value-type="float" office:value="44420" table:style-name="ce1">
            <text:p>44420</text:p>
          </table:table-cell>
          <table:table-cell office:value-type="string" table:style-name="ce1">
            <text:p>La Jagua del Pil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385" table:style-name="ce1">
            <text:p>52385</text:p>
          </table:table-cell>
          <table:table-cell office:value-type="string" table:style-name="ce1">
            <text:p>La Llana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350" table:style-name="ce1">
            <text:p>50350</text:p>
          </table:table-cell>
          <table:table-cell office:value-type="string" table:style-name="ce1">
            <text:p>La Macare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388" table:style-name="ce1">
            <text:p>17388</text:p>
          </table:table-cell>
          <table:table-cell office:value-type="string" table:style-name="ce1">
            <text:p>La Merc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386" table:style-name="ce1">
            <text:p>25386</text:p>
          </table:table-cell>
          <table:table-cell office:value-type="string" table:style-name="ce1">
            <text:p>La Me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aquetá</text:p>
          </table:table-cell>
          <table:table-cell office:value-type="float" office:value="18410" table:style-name="ce1">
            <text:p>18410</text:p>
          </table:table-cell>
          <table:table-cell office:value-type="string" table:style-name="ce1">
            <text:p>La Montañ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394" table:style-name="ce1">
            <text:p>25394</text:p>
          </table:table-cell>
          <table:table-cell office:value-type="string" table:style-name="ce1">
            <text:p>La Pal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621" table:style-name="ce1">
            <text:p>20621</text:p>
          </table:table-cell>
          <table:table-cell office:value-type="string" table:style-name="ce1">
            <text:p>La Paz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397" table:style-name="ce1">
            <text:p>68397</text:p>
          </table:table-cell>
          <table:table-cell office:value-type="string" table:style-name="ce1">
            <text:p>La Paz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Amazonas</text:p>
          </table:table-cell>
          <table:table-cell office:value-type="float" office:value="91407" table:style-name="ce1">
            <text:p>91407</text:p>
          </table:table-cell>
          <table:table-cell office:value-type="string" table:style-name="ce1">
            <text:p>La Pedre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398" table:style-name="ce1">
            <text:p>25398</text:p>
          </table:table-cell>
          <table:table-cell office:value-type="string" table:style-name="ce1">
            <text:p>La Peñ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390" table:style-name="ce1">
            <text:p>5390</text:p>
          </table:table-cell>
          <table:table-cell office:value-type="string" table:style-name="ce1">
            <text:p>La Pinta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396" table:style-name="ce1">
            <text:p>41396</text:p>
          </table:table-cell>
          <table:table-cell office:value-type="string" table:style-name="ce1">
            <text:p>La Pla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398" table:style-name="ce1">
            <text:p>54398</text:p>
          </table:table-cell>
          <table:table-cell office:value-type="string" table:style-name="ce1">
            <text:p>La Play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Vichada</text:p>
          </table:table-cell>
          <table:table-cell office:value-type="float" office:value="99524" table:style-name="ce1">
            <text:p>99524</text:p>
          </table:table-cell>
          <table:table-cell office:value-type="string" table:style-name="ce1">
            <text:p>La Primave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asanare</text:p>
          </table:table-cell>
          <table:table-cell office:value-type="float" office:value="85136" table:style-name="ce1">
            <text:p>85136</text:p>
          </table:table-cell>
          <table:table-cell office:value-type="string" table:style-name="ce1">
            <text:p>La Sali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392" table:style-name="ce1">
            <text:p>19392</text:p>
          </table:table-cell>
          <table:table-cell office:value-type="string" table:style-name="ce1">
            <text:p>La Sier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Quindío</text:p>
          </table:table-cell>
          <table:table-cell office:value-type="float" office:value="63401" table:style-name="ce1">
            <text:p>63401</text:p>
          </table:table-cell>
          <table:table-cell office:value-type="string" table:style-name="ce1">
            <text:p>La Tebai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390" table:style-name="ce1">
            <text:p>52390</text:p>
          </table:table-cell>
          <table:table-cell office:value-type="string" table:style-name="ce1">
            <text:p>La Tol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400" table:style-name="ce1">
            <text:p>5400</text:p>
          </table:table-cell>
          <table:table-cell office:value-type="string" table:style-name="ce1">
            <text:p>La Uni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399" table:style-name="ce1">
            <text:p>52399</text:p>
          </table:table-cell>
          <table:table-cell office:value-type="string" table:style-name="ce1">
            <text:p>La Uni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400" table:style-name="ce1">
            <text:p>70400</text:p>
          </table:table-cell>
          <table:table-cell office:value-type="string" table:style-name="ce1">
            <text:p>La Uni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400" table:style-name="ce1">
            <text:p>76400</text:p>
          </table:table-cell>
          <table:table-cell office:value-type="string" table:style-name="ce1">
            <text:p>La Uni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403" table:style-name="ce1">
            <text:p>15403</text:p>
          </table:table-cell>
          <table:table-cell office:value-type="string" table:style-name="ce1">
            <text:p>La Uv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397" table:style-name="ce1">
            <text:p>19397</text:p>
          </table:table-cell>
          <table:table-cell office:value-type="string" table:style-name="ce1">
            <text:p>La Veg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402" table:style-name="ce1">
            <text:p>25402</text:p>
          </table:table-cell>
          <table:table-cell office:value-type="string" table:style-name="ce1">
            <text:p>La Veg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401" table:style-name="ce1">
            <text:p>15401</text:p>
          </table:table-cell>
          <table:table-cell office:value-type="string" table:style-name="ce1">
            <text:p>La Victor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403" table:style-name="ce1">
            <text:p>76403</text:p>
          </table:table-cell>
          <table:table-cell office:value-type="string" table:style-name="ce1">
            <text:p>La Victor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Amazonas</text:p>
          </table:table-cell>
          <table:table-cell office:value-type="float" office:value="91430" table:style-name="ce1">
            <text:p>91430</text:p>
          </table:table-cell>
          <table:table-cell office:value-type="string" table:style-name="ce1">
            <text:p>La Victor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Risaralda</text:p>
          </table:table-cell>
          <table:table-cell office:value-type="float" office:value="66400" table:style-name="ce1">
            <text:p>66400</text:p>
          </table:table-cell>
          <table:table-cell office:value-type="string" table:style-name="ce1">
            <text:p>La Virgin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377" table:style-name="ce1">
            <text:p>54377</text:p>
          </table:table-cell>
          <table:table-cell office:value-type="string" table:style-name="ce1">
            <text:p>Labate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377" table:style-name="ce1">
            <text:p>15377</text:p>
          </table:table-cell>
          <table:table-cell office:value-type="string" table:style-name="ce1">
            <text:p>Labranzagran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385" table:style-name="ce1">
            <text:p>68385</text:p>
          </table:table-cell>
          <table:table-cell office:value-type="string" table:style-name="ce1">
            <text:p>Landázur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406" table:style-name="ce1">
            <text:p>68406</text:p>
          </table:table-cell>
          <table:table-cell office:value-type="string" table:style-name="ce1">
            <text:p>Lebríj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Putumayo</text:p>
          </table:table-cell>
          <table:table-cell office:value-type="float" office:value="86573" table:style-name="ce1">
            <text:p>86573</text:p>
          </table:table-cell>
          <table:table-cell office:value-type="string" table:style-name="ce1">
            <text:p>Leguízam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405" table:style-name="ce1">
            <text:p>52405</text:p>
          </table:table-cell>
          <table:table-cell office:value-type="string" table:style-name="ce1">
            <text:p>Leiv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400" table:style-name="ce1">
            <text:p>50400</text:p>
          </table:table-cell>
          <table:table-cell office:value-type="string" table:style-name="ce1">
            <text:p>Lejaní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407" table:style-name="ce1">
            <text:p>25407</text:p>
          </table:table-cell>
          <table:table-cell office:value-type="string" table:style-name="ce1">
            <text:p>Lenguazaq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408" table:style-name="ce1">
            <text:p>73408</text:p>
          </table:table-cell>
          <table:table-cell office:value-type="string" table:style-name="ce1">
            <text:p>Léri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Amazonas</text:p>
          </table:table-cell>
          <table:table-cell office:value-type="float" office:value="91001" table:style-name="ce1">
            <text:p>91001</text:p>
          </table:table-cell>
          <table:table-cell office:value-type="string" table:style-name="ce1">
            <text:p>Letic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411" table:style-name="ce1">
            <text:p>73411</text:p>
          </table:table-cell>
          <table:table-cell office:value-type="string" table:style-name="ce1">
            <text:p>Líba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411" table:style-name="ce1">
            <text:p>5411</text:p>
          </table:table-cell>
          <table:table-cell office:value-type="string" table:style-name="ce1">
            <text:p>Libori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411" table:style-name="ce1">
            <text:p>52411</text:p>
          </table:table-cell>
          <table:table-cell office:value-type="string" table:style-name="ce1">
            <text:p>Linar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413" table:style-name="ce1">
            <text:p>27413</text:p>
          </table:table-cell>
          <table:table-cell office:value-type="string" table:style-name="ce1">
            <text:p>Lloró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418" table:style-name="ce1">
            <text:p>19418</text:p>
          </table:table-cell>
          <table:table-cell office:value-type="string" table:style-name="ce1">
            <text:p>López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417" table:style-name="ce1">
            <text:p>23417</text:p>
          </table:table-cell>
          <table:table-cell office:value-type="string" table:style-name="ce1">
            <text:p>Lor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418" table:style-name="ce1">
            <text:p>52418</text:p>
          </table:table-cell>
          <table:table-cell office:value-type="string" table:style-name="ce1">
            <text:p>Los And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419" table:style-name="ce1">
            <text:p>23419</text:p>
          </table:table-cell>
          <table:table-cell office:value-type="string" table:style-name="ce1">
            <text:p>Los Córdob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418" table:style-name="ce1">
            <text:p>70418</text:p>
          </table:table-cell>
          <table:table-cell office:value-type="string" table:style-name="ce1">
            <text:p>Los Palmit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405" table:style-name="ce1">
            <text:p>54405</text:p>
          </table:table-cell>
          <table:table-cell office:value-type="string" table:style-name="ce1">
            <text:p>Los Pati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418" table:style-name="ce1">
            <text:p>68418</text:p>
          </table:table-cell>
          <table:table-cell office:value-type="string" table:style-name="ce1">
            <text:p>Los Sant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418" table:style-name="ce1">
            <text:p>54418</text:p>
          </table:table-cell>
          <table:table-cell office:value-type="string" table:style-name="ce1">
            <text:p>Lourd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421" table:style-name="ce1">
            <text:p>8421</text:p>
          </table:table-cell>
          <table:table-cell office:value-type="string" table:style-name="ce1">
            <text:p>Lurua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425" table:style-name="ce1">
            <text:p>15425</text:p>
          </table:table-cell>
          <table:table-cell office:value-type="string" table:style-name="ce1">
            <text:p>Macan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425" table:style-name="ce1">
            <text:p>68425</text:p>
          </table:table-cell>
          <table:table-cell office:value-type="string" table:style-name="ce1">
            <text:p>Macarav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425" table:style-name="ce1">
            <text:p>5425</text:p>
          </table:table-cell>
          <table:table-cell office:value-type="string" table:style-name="ce1">
            <text:p>Mace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426" table:style-name="ce1">
            <text:p>25426</text:p>
          </table:table-cell>
          <table:table-cell office:value-type="string" table:style-name="ce1">
            <text:p>Mache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430" table:style-name="ce1">
            <text:p>25430</text:p>
          </table:table-cell>
          <table:table-cell office:value-type="string" table:style-name="ce1">
            <text:p>Madri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430" table:style-name="ce1">
            <text:p>13430</text:p>
          </table:table-cell>
          <table:table-cell office:value-type="string" table:style-name="ce1">
            <text:p>Magangu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427" table:style-name="ce1">
            <text:p>52427</text:p>
          </table:table-cell>
          <table:table-cell office:value-type="string" table:style-name="ce1">
            <text:p>Magü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433" table:style-name="ce1">
            <text:p>13433</text:p>
          </table:table-cell>
          <table:table-cell office:value-type="string" table:style-name="ce1">
            <text:p>Mahat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La Guajira</text:p>
          </table:table-cell>
          <table:table-cell office:value-type="float" office:value="44430" table:style-name="ce1">
            <text:p>44430</text:p>
          </table:table-cell>
          <table:table-cell office:value-type="string" table:style-name="ce1">
            <text:p>Maica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429" table:style-name="ce1">
            <text:p>70429</text:p>
          </table:table-cell>
          <table:table-cell office:value-type="string" table:style-name="ce1">
            <text:p>Majagu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432" table:style-name="ce1">
            <text:p>68432</text:p>
          </table:table-cell>
          <table:table-cell office:value-type="string" table:style-name="ce1">
            <text:p>Málag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433" table:style-name="ce1">
            <text:p>8433</text:p>
          </table:table-cell>
          <table:table-cell office:value-type="string" table:style-name="ce1">
            <text:p>Malamb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435" table:style-name="ce1">
            <text:p>52435</text:p>
          </table:table-cell>
          <table:table-cell office:value-type="string" table:style-name="ce1">
            <text:p>Malla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436" table:style-name="ce1">
            <text:p>8436</text:p>
          </table:table-cell>
          <table:table-cell office:value-type="string" table:style-name="ce1">
            <text:p>Manat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443" table:style-name="ce1">
            <text:p>20443</text:p>
          </table:table-cell>
          <table:table-cell office:value-type="string" table:style-name="ce1">
            <text:p>Manau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La Guajira</text:p>
          </table:table-cell>
          <table:table-cell office:value-type="float" office:value="44560" table:style-name="ce1">
            <text:p>44560</text:p>
          </table:table-cell>
          <table:table-cell office:value-type="string" table:style-name="ce1">
            <text:p>Manau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asanare</text:p>
          </table:table-cell>
          <table:table-cell office:value-type="float" office:value="85139" table:style-name="ce1">
            <text:p>85139</text:p>
          </table:table-cell>
          <table:table-cell office:value-type="string" table:style-name="ce1">
            <text:p>Man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001" table:style-name="ce1">
            <text:p>17001</text:p>
          </table:table-cell>
          <table:table-cell office:value-type="string" table:style-name="ce1">
            <text:p>Manizal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436" table:style-name="ce1">
            <text:p>25436</text:p>
          </table:table-cell>
          <table:table-cell office:value-type="string" table:style-name="ce1">
            <text:p>Man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433" table:style-name="ce1">
            <text:p>17433</text:p>
          </table:table-cell>
          <table:table-cell office:value-type="string" table:style-name="ce1">
            <text:p>Manzanar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325" table:style-name="ce1">
            <text:p>50325</text:p>
          </table:table-cell>
          <table:table-cell office:value-type="string" table:style-name="ce1">
            <text:p>Mapiripá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Guainía</text:p>
          </table:table-cell>
          <table:table-cell office:value-type="float" office:value="94663" table:style-name="ce1">
            <text:p>94663</text:p>
          </table:table-cell>
          <table:table-cell office:value-type="string" table:style-name="ce1">
            <text:p>Mapiripa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440" table:style-name="ce1">
            <text:p>13440</text:p>
          </table:table-cell>
          <table:table-cell office:value-type="string" table:style-name="ce1">
            <text:p>Margar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442" table:style-name="ce1">
            <text:p>13442</text:p>
          </table:table-cell>
          <table:table-cell office:value-type="string" table:style-name="ce1">
            <text:p>María la Baj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440" table:style-name="ce1">
            <text:p>5440</text:p>
          </table:table-cell>
          <table:table-cell office:value-type="string" table:style-name="ce1">
            <text:p>Marinill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442" table:style-name="ce1">
            <text:p>15442</text:p>
          </table:table-cell>
          <table:table-cell office:value-type="string" table:style-name="ce1">
            <text:p>Marip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443" table:style-name="ce1">
            <text:p>73443</text:p>
          </table:table-cell>
          <table:table-cell office:value-type="string" table:style-name="ce1">
            <text:p>Mariqu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442" table:style-name="ce1">
            <text:p>17442</text:p>
          </table:table-cell>
          <table:table-cell office:value-type="string" table:style-name="ce1">
            <text:p>Marma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444" table:style-name="ce1">
            <text:p>17444</text:p>
          </table:table-cell>
          <table:table-cell office:value-type="string" table:style-name="ce1">
            <text:p>Marquetal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Risaralda</text:p>
          </table:table-cell>
          <table:table-cell office:value-type="float" office:value="66440" table:style-name="ce1">
            <text:p>66440</text:p>
          </table:table-cell>
          <table:table-cell office:value-type="string" table:style-name="ce1">
            <text:p>Marsell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446" table:style-name="ce1">
            <text:p>17446</text:p>
          </table:table-cell>
          <table:table-cell office:value-type="string" table:style-name="ce1">
            <text:p>Marulan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444" table:style-name="ce1">
            <text:p>68444</text:p>
          </table:table-cell>
          <table:table-cell office:value-type="string" table:style-name="ce1">
            <text:p>Matanz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001" table:style-name="ce1">
            <text:p>5001</text:p>
          </table:table-cell>
          <table:table-cell office:value-type="string" table:style-name="ce1">
            <text:p>Medellí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438" table:style-name="ce1">
            <text:p>25438</text:p>
          </table:table-cell>
          <table:table-cell office:value-type="string" table:style-name="ce1">
            <text:p>Medi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425" table:style-name="ce1">
            <text:p>27425</text:p>
          </table:table-cell>
          <table:table-cell office:value-type="string" table:style-name="ce1">
            <text:p>Medio Atra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430" table:style-name="ce1">
            <text:p>27430</text:p>
          </table:table-cell>
          <table:table-cell office:value-type="string" table:style-name="ce1">
            <text:p>Medio Baudó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450" table:style-name="ce1">
            <text:p>27450</text:p>
          </table:table-cell>
          <table:table-cell office:value-type="string" table:style-name="ce1">
            <text:p>Medio San Ju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449" table:style-name="ce1">
            <text:p>73449</text:p>
          </table:table-cell>
          <table:table-cell office:value-type="string" table:style-name="ce1">
            <text:p>Melg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450" table:style-name="ce1">
            <text:p>19450</text:p>
          </table:table-cell>
          <table:table-cell office:value-type="string" table:style-name="ce1">
            <text:p>Mercader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330" table:style-name="ce1">
            <text:p>50330</text:p>
          </table:table-cell>
          <table:table-cell office:value-type="string" table:style-name="ce1">
            <text:p>Meset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aquetá</text:p>
          </table:table-cell>
          <table:table-cell office:value-type="float" office:value="18460" table:style-name="ce1">
            <text:p>18460</text:p>
          </table:table-cell>
          <table:table-cell office:value-type="string" table:style-name="ce1">
            <text:p>Milá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455" table:style-name="ce1">
            <text:p>15455</text:p>
          </table:table-cell>
          <table:table-cell office:value-type="string" table:style-name="ce1">
            <text:p>Miraflor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Guaviare</text:p>
          </table:table-cell>
          <table:table-cell office:value-type="float" office:value="95200" table:style-name="ce1">
            <text:p>95200</text:p>
          </table:table-cell>
          <table:table-cell office:value-type="string" table:style-name="ce1">
            <text:p>Miraflor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455" table:style-name="ce1">
            <text:p>19455</text:p>
          </table:table-cell>
          <table:table-cell office:value-type="string" table:style-name="ce1">
            <text:p>Miran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Amazonas</text:p>
          </table:table-cell>
          <table:table-cell office:value-type="float" office:value="91460" table:style-name="ce1">
            <text:p>91460</text:p>
          </table:table-cell>
          <table:table-cell office:value-type="string" table:style-name="ce1">
            <text:p>Miriti Paran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Risaralda</text:p>
          </table:table-cell>
          <table:table-cell office:value-type="float" office:value="66456" table:style-name="ce1">
            <text:p>66456</text:p>
          </table:table-cell>
          <table:table-cell office:value-type="string" table:style-name="ce1">
            <text:p>Mistrató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Vaupés</text:p>
          </table:table-cell>
          <table:table-cell office:value-type="float" office:value="97001" table:style-name="ce1">
            <text:p>97001</text:p>
          </table:table-cell>
          <table:table-cell office:value-type="string" table:style-name="ce1">
            <text:p>Mitú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Putumayo</text:p>
          </table:table-cell>
          <table:table-cell office:value-type="float" office:value="86001" table:style-name="ce1">
            <text:p>86001</text:p>
          </table:table-cell>
          <table:table-cell office:value-type="string" table:style-name="ce1">
            <text:p>Moco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464" table:style-name="ce1">
            <text:p>68464</text:p>
          </table:table-cell>
          <table:table-cell office:value-type="string" table:style-name="ce1">
            <text:p>Mogot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468" table:style-name="ce1">
            <text:p>68468</text:p>
          </table:table-cell>
          <table:table-cell office:value-type="string" table:style-name="ce1">
            <text:p>Molagav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464" table:style-name="ce1">
            <text:p>23464</text:p>
          </table:table-cell>
          <table:table-cell office:value-type="string" table:style-name="ce1">
            <text:p>Mom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468" table:style-name="ce1">
            <text:p>13468</text:p>
          </table:table-cell>
          <table:table-cell office:value-type="string" table:style-name="ce1">
            <text:p>Mompó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464" table:style-name="ce1">
            <text:p>15464</text:p>
          </table:table-cell>
          <table:table-cell office:value-type="string" table:style-name="ce1">
            <text:p>Mongu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466" table:style-name="ce1">
            <text:p>15466</text:p>
          </table:table-cell>
          <table:table-cell office:value-type="string" table:style-name="ce1">
            <text:p>Mongu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469" table:style-name="ce1">
            <text:p>15469</text:p>
          </table:table-cell>
          <table:table-cell office:value-type="string" table:style-name="ce1">
            <text:p>Moniquir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467" table:style-name="ce1">
            <text:p>5467</text:p>
          </table:table-cell>
          <table:table-cell office:value-type="string" table:style-name="ce1">
            <text:p>Montebell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458" table:style-name="ce1">
            <text:p>13458</text:p>
          </table:table-cell>
          <table:table-cell office:value-type="string" table:style-name="ce1">
            <text:p>Montecris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466" table:style-name="ce1">
            <text:p>23466</text:p>
          </table:table-cell>
          <table:table-cell office:value-type="string" table:style-name="ce1">
            <text:p>Montelíba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Quindío</text:p>
          </table:table-cell>
          <table:table-cell office:value-type="float" office:value="63470" table:style-name="ce1">
            <text:p>63470</text:p>
          </table:table-cell>
          <table:table-cell office:value-type="string" table:style-name="ce1">
            <text:p>Monteneg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001" table:style-name="ce1">
            <text:p>23001</text:p>
          </table:table-cell>
          <table:table-cell office:value-type="string" table:style-name="ce1">
            <text:p>Monter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asanare</text:p>
          </table:table-cell>
          <table:table-cell office:value-type="float" office:value="85162" table:style-name="ce1">
            <text:p>85162</text:p>
          </table:table-cell>
          <table:table-cell office:value-type="string" table:style-name="ce1">
            <text:p>Monterre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500" table:style-name="ce1">
            <text:p>23500</text:p>
          </table:table-cell>
          <table:table-cell office:value-type="string" table:style-name="ce1">
            <text:p>Moñit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473" table:style-name="ce1">
            <text:p>13473</text:p>
          </table:table-cell>
          <table:table-cell office:value-type="string" table:style-name="ce1">
            <text:p>Moral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473" table:style-name="ce1">
            <text:p>19473</text:p>
          </table:table-cell>
          <table:table-cell office:value-type="string" table:style-name="ce1">
            <text:p>Moral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aquetá</text:p>
          </table:table-cell>
          <table:table-cell office:value-type="float" office:value="18479" table:style-name="ce1">
            <text:p>18479</text:p>
          </table:table-cell>
          <table:table-cell office:value-type="string" table:style-name="ce1">
            <text:p>Morel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Guainía</text:p>
          </table:table-cell>
          <table:table-cell office:value-type="float" office:value="94888" table:style-name="ce1">
            <text:p>94888</text:p>
          </table:table-cell>
          <table:table-cell office:value-type="string" table:style-name="ce1">
            <text:p>Morich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473" table:style-name="ce1">
            <text:p>70473</text:p>
          </table:table-cell>
          <table:table-cell office:value-type="string" table:style-name="ce1">
            <text:p>Morro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473" table:style-name="ce1">
            <text:p>25473</text:p>
          </table:table-cell>
          <table:table-cell office:value-type="string" table:style-name="ce1">
            <text:p>Mosque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473" table:style-name="ce1">
            <text:p>52473</text:p>
          </table:table-cell>
          <table:table-cell office:value-type="string" table:style-name="ce1">
            <text:p>Mosque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476" table:style-name="ce1">
            <text:p>15476</text:p>
          </table:table-cell>
          <table:table-cell office:value-type="string" table:style-name="ce1">
            <text:p>Motav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461" table:style-name="ce1">
            <text:p>73461</text:p>
          </table:table-cell>
          <table:table-cell office:value-type="string" table:style-name="ce1">
            <text:p>Murill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475" table:style-name="ce1">
            <text:p>5475</text:p>
          </table:table-cell>
          <table:table-cell office:value-type="string" table:style-name="ce1">
            <text:p>Murindó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480" table:style-name="ce1">
            <text:p>5480</text:p>
          </table:table-cell>
          <table:table-cell office:value-type="string" table:style-name="ce1">
            <text:p>Mutat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480" table:style-name="ce1">
            <text:p>54480</text:p>
          </table:table-cell>
          <table:table-cell office:value-type="string" table:style-name="ce1">
            <text:p>Mutiscu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480" table:style-name="ce1">
            <text:p>15480</text:p>
          </table:table-cell>
          <table:table-cell office:value-type="string" table:style-name="ce1">
            <text:p>Muz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483" table:style-name="ce1">
            <text:p>5483</text:p>
          </table:table-cell>
          <table:table-cell office:value-type="string" table:style-name="ce1">
            <text:p>Nariñ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483" table:style-name="ce1">
            <text:p>25483</text:p>
          </table:table-cell>
          <table:table-cell office:value-type="string" table:style-name="ce1">
            <text:p>Nariñ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480" table:style-name="ce1">
            <text:p>52480</text:p>
          </table:table-cell>
          <table:table-cell office:value-type="string" table:style-name="ce1">
            <text:p>Nariñ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483" table:style-name="ce1">
            <text:p>41483</text:p>
          </table:table-cell>
          <table:table-cell office:value-type="string" table:style-name="ce1">
            <text:p>Nátag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483" table:style-name="ce1">
            <text:p>73483</text:p>
          </table:table-cell>
          <table:table-cell office:value-type="string" table:style-name="ce1">
            <text:p>Natagai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495" table:style-name="ce1">
            <text:p>5495</text:p>
          </table:table-cell>
          <table:table-cell office:value-type="string" table:style-name="ce1">
            <text:p>Nech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490" table:style-name="ce1">
            <text:p>5490</text:p>
          </table:table-cell>
          <table:table-cell office:value-type="string" table:style-name="ce1">
            <text:p>Necocl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486" table:style-name="ce1">
            <text:p>17486</text:p>
          </table:table-cell>
          <table:table-cell office:value-type="string" table:style-name="ce1">
            <text:p>Nei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001" table:style-name="ce1">
            <text:p>41001</text:p>
          </table:table-cell>
          <table:table-cell office:value-type="string" table:style-name="ce1">
            <text:p>Neiv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486" table:style-name="ce1">
            <text:p>25486</text:p>
          </table:table-cell>
          <table:table-cell office:value-type="string" table:style-name="ce1">
            <text:p>Nemoc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488" table:style-name="ce1">
            <text:p>25488</text:p>
          </table:table-cell>
          <table:table-cell office:value-type="string" table:style-name="ce1">
            <text:p>Nil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489" table:style-name="ce1">
            <text:p>25489</text:p>
          </table:table-cell>
          <table:table-cell office:value-type="string" table:style-name="ce1">
            <text:p>Nimai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491" table:style-name="ce1">
            <text:p>15491</text:p>
          </table:table-cell>
          <table:table-cell office:value-type="string" table:style-name="ce1">
            <text:p>Nob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491" table:style-name="ce1">
            <text:p>25491</text:p>
          </table:table-cell>
          <table:table-cell office:value-type="string" table:style-name="ce1">
            <text:p>Nocai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495" table:style-name="ce1">
            <text:p>17495</text:p>
          </table:table-cell>
          <table:table-cell office:value-type="string" table:style-name="ce1">
            <text:p>Norcas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490" table:style-name="ce1">
            <text:p>13490</text:p>
          </table:table-cell>
          <table:table-cell office:value-type="string" table:style-name="ce1">
            <text:p>Noros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491" table:style-name="ce1">
            <text:p>27491</text:p>
          </table:table-cell>
          <table:table-cell office:value-type="string" table:style-name="ce1">
            <text:p>Nóv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460" table:style-name="ce1">
            <text:p>47460</text:p>
          </table:table-cell>
          <table:table-cell office:value-type="string" table:style-name="ce1">
            <text:p>Nueva Grana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494" table:style-name="ce1">
            <text:p>15494</text:p>
          </table:table-cell>
          <table:table-cell office:value-type="string" table:style-name="ce1">
            <text:p>Nuevo Col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asanare</text:p>
          </table:table-cell>
          <table:table-cell office:value-type="float" office:value="85225" table:style-name="ce1">
            <text:p>85225</text:p>
          </table:table-cell>
          <table:table-cell office:value-type="string" table:style-name="ce1">
            <text:p>Nunch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495" table:style-name="ce1">
            <text:p>27495</text:p>
          </table:table-cell>
          <table:table-cell office:value-type="string" table:style-name="ce1">
            <text:p>Nuqu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497" table:style-name="ce1">
            <text:p>76497</text:p>
          </table:table-cell>
          <table:table-cell office:value-type="string" table:style-name="ce1">
            <text:p>Oband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498" table:style-name="ce1">
            <text:p>68498</text:p>
          </table:table-cell>
          <table:table-cell office:value-type="string" table:style-name="ce1">
            <text:p>Ocamon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498" table:style-name="ce1">
            <text:p>54498</text:p>
          </table:table-cell>
          <table:table-cell office:value-type="string" table:style-name="ce1">
            <text:p>Ocañ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500" table:style-name="ce1">
            <text:p>68500</text:p>
          </table:table-cell>
          <table:table-cell office:value-type="string" table:style-name="ce1">
            <text:p>Oib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500" table:style-name="ce1">
            <text:p>15500</text:p>
          </table:table-cell>
          <table:table-cell office:value-type="string" table:style-name="ce1">
            <text:p>Oicat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501" table:style-name="ce1">
            <text:p>5501</text:p>
          </table:table-cell>
          <table:table-cell office:value-type="string" table:style-name="ce1">
            <text:p>Olay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490" table:style-name="ce1">
            <text:p>52490</text:p>
          </table:table-cell>
          <table:table-cell office:value-type="string" table:style-name="ce1">
            <text:p>Olaya Herre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502" table:style-name="ce1">
            <text:p>68502</text:p>
          </table:table-cell>
          <table:table-cell office:value-type="string" table:style-name="ce1">
            <text:p>Onzag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503" table:style-name="ce1">
            <text:p>41503</text:p>
          </table:table-cell>
          <table:table-cell office:value-type="string" table:style-name="ce1">
            <text:p>Oporap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Putumayo</text:p>
          </table:table-cell>
          <table:table-cell office:value-type="float" office:value="86320" table:style-name="ce1">
            <text:p>86320</text:p>
          </table:table-cell>
          <table:table-cell office:value-type="string" table:style-name="ce1">
            <text:p>Ori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asanare</text:p>
          </table:table-cell>
          <table:table-cell office:value-type="float" office:value="85230" table:style-name="ce1">
            <text:p>85230</text:p>
          </table:table-cell>
          <table:table-cell office:value-type="string" table:style-name="ce1">
            <text:p>Orocu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504" table:style-name="ce1">
            <text:p>73504</text:p>
          </table:table-cell>
          <table:table-cell office:value-type="string" table:style-name="ce1">
            <text:p>Orteg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506" table:style-name="ce1">
            <text:p>52506</text:p>
          </table:table-cell>
          <table:table-cell office:value-type="string" table:style-name="ce1">
            <text:p>Ospi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507" table:style-name="ce1">
            <text:p>15507</text:p>
          </table:table-cell>
          <table:table-cell office:value-type="string" table:style-name="ce1">
            <text:p>Otanch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508" table:style-name="ce1">
            <text:p>70508</text:p>
          </table:table-cell>
          <table:table-cell office:value-type="string" table:style-name="ce1">
            <text:p>Ovej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511" table:style-name="ce1">
            <text:p>15511</text:p>
          </table:table-cell>
          <table:table-cell office:value-type="string" table:style-name="ce1">
            <text:p>Pachav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513" table:style-name="ce1">
            <text:p>25513</text:p>
          </table:table-cell>
          <table:table-cell office:value-type="string" table:style-name="ce1">
            <text:p>Pach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Vaupés</text:p>
          </table:table-cell>
          <table:table-cell office:value-type="float" office:value="97511" table:style-name="ce1">
            <text:p>97511</text:p>
          </table:table-cell>
          <table:table-cell office:value-type="string" table:style-name="ce1">
            <text:p>Paco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513" table:style-name="ce1">
            <text:p>17513</text:p>
          </table:table-cell>
          <table:table-cell office:value-type="string" table:style-name="ce1">
            <text:p>Páco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513" table:style-name="ce1">
            <text:p>19513</text:p>
          </table:table-cell>
          <table:table-cell office:value-type="string" table:style-name="ce1">
            <text:p>Padill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514" table:style-name="ce1">
            <text:p>15514</text:p>
          </table:table-cell>
          <table:table-cell office:value-type="string" table:style-name="ce1">
            <text:p>Páez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517" table:style-name="ce1">
            <text:p>19517</text:p>
          </table:table-cell>
          <table:table-cell office:value-type="string" table:style-name="ce1">
            <text:p>Páez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518" table:style-name="ce1">
            <text:p>41518</text:p>
          </table:table-cell>
          <table:table-cell office:value-type="string" table:style-name="ce1">
            <text:p>Paico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517" table:style-name="ce1">
            <text:p>20517</text:p>
          </table:table-cell>
          <table:table-cell office:value-type="string" table:style-name="ce1">
            <text:p>Pailit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518" table:style-name="ce1">
            <text:p>25518</text:p>
          </table:table-cell>
          <table:table-cell office:value-type="string" table:style-name="ce1">
            <text:p>Paim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516" table:style-name="ce1">
            <text:p>15516</text:p>
          </table:table-cell>
          <table:table-cell office:value-type="string" table:style-name="ce1">
            <text:p>Paip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518" table:style-name="ce1">
            <text:p>15518</text:p>
          </table:table-cell>
          <table:table-cell office:value-type="string" table:style-name="ce1">
            <text:p>Pajari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524" table:style-name="ce1">
            <text:p>41524</text:p>
          </table:table-cell>
          <table:table-cell office:value-type="string" table:style-name="ce1">
            <text:p>Palerm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524" table:style-name="ce1">
            <text:p>17524</text:p>
          </table:table-cell>
          <table:table-cell office:value-type="string" table:style-name="ce1">
            <text:p>Palesti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530" table:style-name="ce1">
            <text:p>41530</text:p>
          </table:table-cell>
          <table:table-cell office:value-type="string" table:style-name="ce1">
            <text:p>Palesti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522" table:style-name="ce1">
            <text:p>68522</text:p>
          </table:table-cell>
          <table:table-cell office:value-type="string" table:style-name="ce1">
            <text:p>Palm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520" table:style-name="ce1">
            <text:p>8520</text:p>
          </table:table-cell>
          <table:table-cell office:value-type="string" table:style-name="ce1">
            <text:p>Palmar de Varel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524" table:style-name="ce1">
            <text:p>68524</text:p>
          </table:table-cell>
          <table:table-cell office:value-type="string" table:style-name="ce1">
            <text:p>Palmas del Socor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520" table:style-name="ce1">
            <text:p>76520</text:p>
          </table:table-cell>
          <table:table-cell office:value-type="string" table:style-name="ce1">
            <text:p>Palmi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523" table:style-name="ce1">
            <text:p>70523</text:p>
          </table:table-cell>
          <table:table-cell office:value-type="string" table:style-name="ce1">
            <text:p>Palmi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520" table:style-name="ce1">
            <text:p>73520</text:p>
          </table:table-cell>
          <table:table-cell office:value-type="string" table:style-name="ce1">
            <text:p>Palocabild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518" table:style-name="ce1">
            <text:p>54518</text:p>
          </table:table-cell>
          <table:table-cell office:value-type="string" table:style-name="ce1">
            <text:p>Pamplo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520" table:style-name="ce1">
            <text:p>54520</text:p>
          </table:table-cell>
          <table:table-cell office:value-type="string" table:style-name="ce1">
            <text:p>Pamplon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Guainía</text:p>
          </table:table-cell>
          <table:table-cell office:value-type="float" office:value="94887" table:style-name="ce1">
            <text:p>94887</text:p>
          </table:table-cell>
          <table:table-cell office:value-type="string" table:style-name="ce1">
            <text:p>Pana Pa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524" table:style-name="ce1">
            <text:p>25524</text:p>
          </table:table-cell>
          <table:table-cell office:value-type="string" table:style-name="ce1">
            <text:p>Pand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522" table:style-name="ce1">
            <text:p>15522</text:p>
          </table:table-cell>
          <table:table-cell office:value-type="string" table:style-name="ce1">
            <text:p>Panqueb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Vaupés</text:p>
          </table:table-cell>
          <table:table-cell office:value-type="float" office:value="97777" table:style-name="ce1">
            <text:p>97777</text:p>
          </table:table-cell>
          <table:table-cell office:value-type="string" table:style-name="ce1">
            <text:p>Papunau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533" table:style-name="ce1">
            <text:p>68533</text:p>
          </table:table-cell>
          <table:table-cell office:value-type="string" table:style-name="ce1">
            <text:p>Páram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530" table:style-name="ce1">
            <text:p>25530</text:p>
          </table:table-cell>
          <table:table-cell office:value-type="string" table:style-name="ce1">
            <text:p>Paratebue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535" table:style-name="ce1">
            <text:p>25535</text:p>
          </table:table-cell>
          <table:table-cell office:value-type="string" table:style-name="ce1">
            <text:p>Pas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001" table:style-name="ce1">
            <text:p>52001</text:p>
          </table:table-cell>
          <table:table-cell office:value-type="string" table:style-name="ce1">
            <text:p>Pas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532" table:style-name="ce1">
            <text:p>19532</text:p>
          </table:table-cell>
          <table:table-cell office:value-type="string" table:style-name="ce1">
            <text:p>Pat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531" table:style-name="ce1">
            <text:p>15531</text:p>
          </table:table-cell>
          <table:table-cell office:value-type="string" table:style-name="ce1">
            <text:p>Pau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533" table:style-name="ce1">
            <text:p>15533</text:p>
          </table:table-cell>
          <table:table-cell office:value-type="string" table:style-name="ce1">
            <text:p>Pay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asanare</text:p>
          </table:table-cell>
          <table:table-cell office:value-type="float" office:value="85250" table:style-name="ce1">
            <text:p>85250</text:p>
          </table:table-cell>
          <table:table-cell office:value-type="string" table:style-name="ce1">
            <text:p>Paz de Aripo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537" table:style-name="ce1">
            <text:p>15537</text:p>
          </table:table-cell>
          <table:table-cell office:value-type="string" table:style-name="ce1">
            <text:p>Paz de Rí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541" table:style-name="ce1">
            <text:p>47541</text:p>
          </table:table-cell>
          <table:table-cell office:value-type="string" table:style-name="ce1">
            <text:p>Pedraz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550" table:style-name="ce1">
            <text:p>20550</text:p>
          </table:table-cell>
          <table:table-cell office:value-type="string" table:style-name="ce1">
            <text:p>Pelay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541" table:style-name="ce1">
            <text:p>17541</text:p>
          </table:table-cell>
          <table:table-cell office:value-type="string" table:style-name="ce1">
            <text:p>Pensilvan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541" table:style-name="ce1">
            <text:p>5541</text:p>
          </table:table-cell>
          <table:table-cell office:value-type="string" table:style-name="ce1">
            <text:p>Peño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543" table:style-name="ce1">
            <text:p>5543</text:p>
          </table:table-cell>
          <table:table-cell office:value-type="string" table:style-name="ce1">
            <text:p>Peq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Risaralda</text:p>
          </table:table-cell>
          <table:table-cell office:value-type="float" office:value="66001" table:style-name="ce1">
            <text:p>66001</text:p>
          </table:table-cell>
          <table:table-cell office:value-type="string" table:style-name="ce1">
            <text:p>Perei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542" table:style-name="ce1">
            <text:p>15542</text:p>
          </table:table-cell>
          <table:table-cell office:value-type="string" table:style-name="ce1">
            <text:p>Pes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533" table:style-name="ce1">
            <text:p>19533</text:p>
          </table:table-cell>
          <table:table-cell office:value-type="string" table:style-name="ce1">
            <text:p>Piamon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547" table:style-name="ce1">
            <text:p>68547</text:p>
          </table:table-cell>
          <table:table-cell office:value-type="string" table:style-name="ce1">
            <text:p>Piedecues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547" table:style-name="ce1">
            <text:p>73547</text:p>
          </table:table-cell>
          <table:table-cell office:value-type="string" table:style-name="ce1">
            <text:p>Piedr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548" table:style-name="ce1">
            <text:p>19548</text:p>
          </table:table-cell>
          <table:table-cell office:value-type="string" table:style-name="ce1">
            <text:p>Piendamó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Quindío</text:p>
          </table:table-cell>
          <table:table-cell office:value-type="float" office:value="63548" table:style-name="ce1">
            <text:p>63548</text:p>
          </table:table-cell>
          <table:table-cell office:value-type="string" table:style-name="ce1">
            <text:p>Pija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545" table:style-name="ce1">
            <text:p>47545</text:p>
          </table:table-cell>
          <table:table-cell office:value-type="string" table:style-name="ce1">
            <text:p>Pijiño del Carm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549" table:style-name="ce1">
            <text:p>68549</text:p>
          </table:table-cell>
          <table:table-cell office:value-type="string" table:style-name="ce1">
            <text:p>Pincho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549" table:style-name="ce1">
            <text:p>13549</text:p>
          </table:table-cell>
          <table:table-cell office:value-type="string" table:style-name="ce1">
            <text:p>Pinill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549" table:style-name="ce1">
            <text:p>8549</text:p>
          </table:table-cell>
          <table:table-cell office:value-type="string" table:style-name="ce1">
            <text:p>Piojó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550" table:style-name="ce1">
            <text:p>15550</text:p>
          </table:table-cell>
          <table:table-cell office:value-type="string" table:style-name="ce1">
            <text:p>Pisb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548" table:style-name="ce1">
            <text:p>41548</text:p>
          </table:table-cell>
          <table:table-cell office:value-type="string" table:style-name="ce1">
            <text:p>Pit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551" table:style-name="ce1">
            <text:p>41551</text:p>
          </table:table-cell>
          <table:table-cell office:value-type="string" table:style-name="ce1">
            <text:p>Pitali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551" table:style-name="ce1">
            <text:p>47551</text:p>
          </table:table-cell>
          <table:table-cell office:value-type="string" table:style-name="ce1">
            <text:p>Pivija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555" table:style-name="ce1">
            <text:p>73555</text:p>
          </table:table-cell>
          <table:table-cell office:value-type="string" table:style-name="ce1">
            <text:p>Planad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555" table:style-name="ce1">
            <text:p>23555</text:p>
          </table:table-cell>
          <table:table-cell office:value-type="string" table:style-name="ce1">
            <text:p>Planeta R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555" table:style-name="ce1">
            <text:p>47555</text:p>
          </table:table-cell>
          <table:table-cell office:value-type="string" table:style-name="ce1">
            <text:p>Pla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540" table:style-name="ce1">
            <text:p>52540</text:p>
          </table:table-cell>
          <table:table-cell office:value-type="string" table:style-name="ce1">
            <text:p>Policarp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558" table:style-name="ce1">
            <text:p>8558</text:p>
          </table:table-cell>
          <table:table-cell office:value-type="string" table:style-name="ce1">
            <text:p>Polonuev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560" table:style-name="ce1">
            <text:p>8560</text:p>
          </table:table-cell>
          <table:table-cell office:value-type="string" table:style-name="ce1">
            <text:p>Ponede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001" table:style-name="ce1">
            <text:p>19001</text:p>
          </table:table-cell>
          <table:table-cell office:value-type="string" table:style-name="ce1">
            <text:p>Popayá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asanare</text:p>
          </table:table-cell>
          <table:table-cell office:value-type="float" office:value="85263" table:style-name="ce1">
            <text:p>85263</text:p>
          </table:table-cell>
          <table:table-cell office:value-type="string" table:style-name="ce1">
            <text:p>Po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560" table:style-name="ce1">
            <text:p>52560</text:p>
          </table:table-cell>
          <table:table-cell office:value-type="string" table:style-name="ce1">
            <text:p>Potos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563" table:style-name="ce1">
            <text:p>76563</text:p>
          </table:table-cell>
          <table:table-cell office:value-type="string" table:style-name="ce1">
            <text:p>Prade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563" table:style-name="ce1">
            <text:p>73563</text:p>
          </table:table-cell>
          <table:table-cell office:value-type="string" table:style-name="ce1">
            <text:p>Prad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565" table:style-name="ce1">
            <text:p>52565</text:p>
          </table:table-cell>
          <table:table-cell office:value-type="string" table:style-name="ce1">
            <text:p>Providenc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Archipiélago de San Andrés, Providencia y Santa Catalina</text:p>
          </table:table-cell>
          <table:table-cell office:value-type="float" office:value="88564" table:style-name="ce1">
            <text:p>88564</text:p>
          </table:table-cell>
          <table:table-cell office:value-type="string" table:style-name="ce1">
            <text:p>Providenc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570" table:style-name="ce1">
            <text:p>20570</text:p>
          </table:table-cell>
          <table:table-cell office:value-type="string" table:style-name="ce1">
            <text:p>Pueblo Bell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570" table:style-name="ce1">
            <text:p>23570</text:p>
          </table:table-cell>
          <table:table-cell office:value-type="string" table:style-name="ce1">
            <text:p>Pueblo Nuev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Risaralda</text:p>
          </table:table-cell>
          <table:table-cell office:value-type="float" office:value="66572" table:style-name="ce1">
            <text:p>66572</text:p>
          </table:table-cell>
          <table:table-cell office:value-type="string" table:style-name="ce1">
            <text:p>Pueblo Ri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570" table:style-name="ce1">
            <text:p>47570</text:p>
          </table:table-cell>
          <table:table-cell office:value-type="string" table:style-name="ce1">
            <text:p>Pueblo Viej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576" table:style-name="ce1">
            <text:p>5576</text:p>
          </table:table-cell>
          <table:table-cell office:value-type="string" table:style-name="ce1">
            <text:p>Pueblorri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572" table:style-name="ce1">
            <text:p>68572</text:p>
          </table:table-cell>
          <table:table-cell office:value-type="string" table:style-name="ce1">
            <text:p>Puente Nacion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573" table:style-name="ce1">
            <text:p>52573</text:p>
          </table:table-cell>
          <table:table-cell office:value-type="string" table:style-name="ce1">
            <text:p>Puerr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Amazonas</text:p>
          </table:table-cell>
          <table:table-cell office:value-type="float" office:value="91530" table:style-name="ce1">
            <text:p>91530</text:p>
          </table:table-cell>
          <table:table-cell office:value-type="string" table:style-name="ce1">
            <text:p>Puerto Alegr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Amazonas</text:p>
          </table:table-cell>
          <table:table-cell office:value-type="float" office:value="91536" table:style-name="ce1">
            <text:p>91536</text:p>
          </table:table-cell>
          <table:table-cell office:value-type="string" table:style-name="ce1">
            <text:p>Puerto Ar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Putumayo</text:p>
          </table:table-cell>
          <table:table-cell office:value-type="float" office:value="86568" table:style-name="ce1">
            <text:p>86568</text:p>
          </table:table-cell>
          <table:table-cell office:value-type="string" table:style-name="ce1">
            <text:p>Puerto Así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579" table:style-name="ce1">
            <text:p>5579</text:p>
          </table:table-cell>
          <table:table-cell office:value-type="string" table:style-name="ce1">
            <text:p>Puerto Berrí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572" table:style-name="ce1">
            <text:p>15572</text:p>
          </table:table-cell>
          <table:table-cell office:value-type="string" table:style-name="ce1">
            <text:p>Puerto Boyac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Putumayo</text:p>
          </table:table-cell>
          <table:table-cell office:value-type="float" office:value="86569" table:style-name="ce1">
            <text:p>86569</text:p>
          </table:table-cell>
          <table:table-cell office:value-type="string" table:style-name="ce1">
            <text:p>Puerto Caiced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Vichada</text:p>
          </table:table-cell>
          <table:table-cell office:value-type="float" office:value="99001" table:style-name="ce1">
            <text:p>99001</text:p>
          </table:table-cell>
          <table:table-cell office:value-type="string" table:style-name="ce1">
            <text:p>Puerto Carreñ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573" table:style-name="ce1">
            <text:p>8573</text:p>
          </table:table-cell>
          <table:table-cell office:value-type="string" table:style-name="ce1">
            <text:p>Puerto Colomb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Guainía</text:p>
          </table:table-cell>
          <table:table-cell office:value-type="float" office:value="94884" table:style-name="ce1">
            <text:p>94884</text:p>
          </table:table-cell>
          <table:table-cell office:value-type="string" table:style-name="ce1">
            <text:p>Puerto Colomb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450" table:style-name="ce1">
            <text:p>50450</text:p>
          </table:table-cell>
          <table:table-cell office:value-type="string" table:style-name="ce1">
            <text:p>Puerto Concord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574" table:style-name="ce1">
            <text:p>23574</text:p>
          </table:table-cell>
          <table:table-cell office:value-type="string" table:style-name="ce1">
            <text:p>Puerto Escondid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568" table:style-name="ce1">
            <text:p>50568</text:p>
          </table:table-cell>
          <table:table-cell office:value-type="string" table:style-name="ce1">
            <text:p>Puerto Gaitá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Putumayo</text:p>
          </table:table-cell>
          <table:table-cell office:value-type="float" office:value="86571" table:style-name="ce1">
            <text:p>86571</text:p>
          </table:table-cell>
          <table:table-cell office:value-type="string" table:style-name="ce1">
            <text:p>Puerto Guzmá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580" table:style-name="ce1">
            <text:p>23580</text:p>
          </table:table-cell>
          <table:table-cell office:value-type="string" table:style-name="ce1">
            <text:p>Puerto Libertad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577" table:style-name="ce1">
            <text:p>50577</text:p>
          </table:table-cell>
          <table:table-cell office:value-type="string" table:style-name="ce1">
            <text:p>Puerto Ller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573" table:style-name="ce1">
            <text:p>50573</text:p>
          </table:table-cell>
          <table:table-cell office:value-type="string" table:style-name="ce1">
            <text:p>Puerto López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585" table:style-name="ce1">
            <text:p>5585</text:p>
          </table:table-cell>
          <table:table-cell office:value-type="string" table:style-name="ce1">
            <text:p>Puerto N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Amazonas</text:p>
          </table:table-cell>
          <table:table-cell office:value-type="float" office:value="91540" table:style-name="ce1">
            <text:p>91540</text:p>
          </table:table-cell>
          <table:table-cell office:value-type="string" table:style-name="ce1">
            <text:p>Puerto Nariñ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573" table:style-name="ce1">
            <text:p>68573</text:p>
          </table:table-cell>
          <table:table-cell office:value-type="string" table:style-name="ce1">
            <text:p>Puerto Par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aquetá</text:p>
          </table:table-cell>
          <table:table-cell office:value-type="float" office:value="18592" table:style-name="ce1">
            <text:p>18592</text:p>
          </table:table-cell>
          <table:table-cell office:value-type="string" table:style-name="ce1">
            <text:p>Puerto Ri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590" table:style-name="ce1">
            <text:p>50590</text:p>
          </table:table-cell>
          <table:table-cell office:value-type="string" table:style-name="ce1">
            <text:p>Puerto Ri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Arauca</text:p>
          </table:table-cell>
          <table:table-cell office:value-type="float" office:value="81591" table:style-name="ce1">
            <text:p>81591</text:p>
          </table:table-cell>
          <table:table-cell office:value-type="string" table:style-name="ce1">
            <text:p>Puerto Rond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572" table:style-name="ce1">
            <text:p>25572</text:p>
          </table:table-cell>
          <table:table-cell office:value-type="string" table:style-name="ce1">
            <text:p>Puerto Salg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553" table:style-name="ce1">
            <text:p>54553</text:p>
          </table:table-cell>
          <table:table-cell office:value-type="string" table:style-name="ce1">
            <text:p>Puerto Santan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Amazonas</text:p>
          </table:table-cell>
          <table:table-cell office:value-type="float" office:value="91669" table:style-name="ce1">
            <text:p>91669</text:p>
          </table:table-cell>
          <table:table-cell office:value-type="string" table:style-name="ce1">
            <text:p>Puerto Santan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573" table:style-name="ce1">
            <text:p>19573</text:p>
          </table:table-cell>
          <table:table-cell office:value-type="string" table:style-name="ce1">
            <text:p>Puerto Teja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591" table:style-name="ce1">
            <text:p>5591</text:p>
          </table:table-cell>
          <table:table-cell office:value-type="string" table:style-name="ce1">
            <text:p>Puerto Triunf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575" table:style-name="ce1">
            <text:p>68575</text:p>
          </table:table-cell>
          <table:table-cell office:value-type="string" table:style-name="ce1">
            <text:p>Puerto Wilch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580" table:style-name="ce1">
            <text:p>25580</text:p>
          </table:table-cell>
          <table:table-cell office:value-type="string" table:style-name="ce1">
            <text:p>Pul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585" table:style-name="ce1">
            <text:p>52585</text:p>
          </table:table-cell>
          <table:table-cell office:value-type="string" table:style-name="ce1">
            <text:p>Pupial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585" table:style-name="ce1">
            <text:p>19585</text:p>
          </table:table-cell>
          <table:table-cell office:value-type="string" table:style-name="ce1">
            <text:p>Purac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585" table:style-name="ce1">
            <text:p>73585</text:p>
          </table:table-cell>
          <table:table-cell office:value-type="string" table:style-name="ce1">
            <text:p>Purificaci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586" table:style-name="ce1">
            <text:p>23586</text:p>
          </table:table-cell>
          <table:table-cell office:value-type="string" table:style-name="ce1">
            <text:p>Purísi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592" table:style-name="ce1">
            <text:p>25592</text:p>
          </table:table-cell>
          <table:table-cell office:value-type="string" table:style-name="ce1">
            <text:p>Quebradaneg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594" table:style-name="ce1">
            <text:p>25594</text:p>
          </table:table-cell>
          <table:table-cell office:value-type="string" table:style-name="ce1">
            <text:p>Quetam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001" table:style-name="ce1">
            <text:p>27001</text:p>
          </table:table-cell>
          <table:table-cell office:value-type="string" table:style-name="ce1">
            <text:p>Quibdó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Quindío</text:p>
          </table:table-cell>
          <table:table-cell office:value-type="float" office:value="63594" table:style-name="ce1">
            <text:p>63594</text:p>
          </table:table-cell>
          <table:table-cell office:value-type="string" table:style-name="ce1">
            <text:p>Quimbay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Risaralda</text:p>
          </table:table-cell>
          <table:table-cell office:value-type="float" office:value="66594" table:style-name="ce1">
            <text:p>66594</text:p>
          </table:table-cell>
          <table:table-cell office:value-type="string" table:style-name="ce1">
            <text:p>Quinch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580" table:style-name="ce1">
            <text:p>15580</text:p>
          </table:table-cell>
          <table:table-cell office:value-type="string" table:style-name="ce1">
            <text:p>Quípa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596" table:style-name="ce1">
            <text:p>25596</text:p>
          </table:table-cell>
          <table:table-cell office:value-type="string" table:style-name="ce1">
            <text:p>Quipil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599" table:style-name="ce1">
            <text:p>54599</text:p>
          </table:table-cell>
          <table:table-cell office:value-type="string" table:style-name="ce1">
            <text:p>Ragonval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599" table:style-name="ce1">
            <text:p>15599</text:p>
          </table:table-cell>
          <table:table-cell office:value-type="string" table:style-name="ce1">
            <text:p>Ramiriqu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600" table:style-name="ce1">
            <text:p>15600</text:p>
          </table:table-cell>
          <table:table-cell office:value-type="string" table:style-name="ce1">
            <text:p>Ráqui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asanare</text:p>
          </table:table-cell>
          <table:table-cell office:value-type="float" office:value="85279" table:style-name="ce1">
            <text:p>85279</text:p>
          </table:table-cell>
          <table:table-cell office:value-type="string" table:style-name="ce1">
            <text:p>Recet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580" table:style-name="ce1">
            <text:p>13580</text:p>
          </table:table-cell>
          <table:table-cell office:value-type="string" table:style-name="ce1">
            <text:p>Regid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04" table:style-name="ce1">
            <text:p>5604</text:p>
          </table:table-cell>
          <table:table-cell office:value-type="string" table:style-name="ce1">
            <text:p>Remedi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605" table:style-name="ce1">
            <text:p>47605</text:p>
          </table:table-cell>
          <table:table-cell office:value-type="string" table:style-name="ce1">
            <text:p>Remoli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606" table:style-name="ce1">
            <text:p>8606</text:p>
          </table:table-cell>
          <table:table-cell office:value-type="string" table:style-name="ce1">
            <text:p>Repel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606" table:style-name="ce1">
            <text:p>50606</text:p>
          </table:table-cell>
          <table:table-cell office:value-type="string" table:style-name="ce1">
            <text:p>Restrep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606" table:style-name="ce1">
            <text:p>76606</text:p>
          </table:table-cell>
          <table:table-cell office:value-type="string" table:style-name="ce1">
            <text:p>Restrep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07" table:style-name="ce1">
            <text:p>5607</text:p>
          </table:table-cell>
          <table:table-cell office:value-type="string" table:style-name="ce1">
            <text:p>Reti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612" table:style-name="ce1">
            <text:p>25612</text:p>
          </table:table-cell>
          <table:table-cell office:value-type="string" table:style-name="ce1">
            <text:p>Ricaur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612" table:style-name="ce1">
            <text:p>52612</text:p>
          </table:table-cell>
          <table:table-cell office:value-type="string" table:style-name="ce1">
            <text:p>Ricaur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616" table:style-name="ce1">
            <text:p>73616</text:p>
          </table:table-cell>
          <table:table-cell office:value-type="string" table:style-name="ce1">
            <text:p>Rio Blan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614" table:style-name="ce1">
            <text:p>20614</text:p>
          </table:table-cell>
          <table:table-cell office:value-type="string" table:style-name="ce1">
            <text:p>Río de O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580" table:style-name="ce1">
            <text:p>27580</text:p>
          </table:table-cell>
          <table:table-cell office:value-type="string" table:style-name="ce1">
            <text:p>Río I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600" table:style-name="ce1">
            <text:p>27600</text:p>
          </table:table-cell>
          <table:table-cell office:value-type="string" table:style-name="ce1">
            <text:p>Río Qui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600" table:style-name="ce1">
            <text:p>13600</text:p>
          </table:table-cell>
          <table:table-cell office:value-type="string" table:style-name="ce1">
            <text:p>Río Viej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616" table:style-name="ce1">
            <text:p>76616</text:p>
          </table:table-cell>
          <table:table-cell office:value-type="string" table:style-name="ce1">
            <text:p>Riofrí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La Guajira</text:p>
          </table:table-cell>
          <table:table-cell office:value-type="float" office:value="44001" table:style-name="ce1">
            <text:p>44001</text:p>
          </table:table-cell>
          <table:table-cell office:value-type="string" table:style-name="ce1">
            <text:p>Riohach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15" table:style-name="ce1">
            <text:p>5615</text:p>
          </table:table-cell>
          <table:table-cell office:value-type="string" table:style-name="ce1">
            <text:p>Rioneg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615" table:style-name="ce1">
            <text:p>68615</text:p>
          </table:table-cell>
          <table:table-cell office:value-type="string" table:style-name="ce1">
            <text:p>Rioneg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614" table:style-name="ce1">
            <text:p>17614</text:p>
          </table:table-cell>
          <table:table-cell office:value-type="string" table:style-name="ce1">
            <text:p>Riosuc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615" table:style-name="ce1">
            <text:p>27615</text:p>
          </table:table-cell>
          <table:table-cell office:value-type="string" table:style-name="ce1">
            <text:p>Riosuc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616" table:style-name="ce1">
            <text:p>17616</text:p>
          </table:table-cell>
          <table:table-cell office:value-type="string" table:style-name="ce1">
            <text:p>Risaral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615" table:style-name="ce1">
            <text:p>41615</text:p>
          </table:table-cell>
          <table:table-cell office:value-type="string" table:style-name="ce1">
            <text:p>Rive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621" table:style-name="ce1">
            <text:p>52621</text:p>
          </table:table-cell>
          <table:table-cell office:value-type="string" table:style-name="ce1">
            <text:p>Roberto Payá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622" table:style-name="ce1">
            <text:p>76622</text:p>
          </table:table-cell>
          <table:table-cell office:value-type="string" table:style-name="ce1">
            <text:p>Roldanill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622" table:style-name="ce1">
            <text:p>73622</text:p>
          </table:table-cell>
          <table:table-cell office:value-type="string" table:style-name="ce1">
            <text:p>Roncesvall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621" table:style-name="ce1">
            <text:p>15621</text:p>
          </table:table-cell>
          <table:table-cell office:value-type="string" table:style-name="ce1">
            <text:p>Rond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622" table:style-name="ce1">
            <text:p>19622</text:p>
          </table:table-cell>
          <table:table-cell office:value-type="string" table:style-name="ce1">
            <text:p>Ros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624" table:style-name="ce1">
            <text:p>73624</text:p>
          </table:table-cell>
          <table:table-cell office:value-type="string" table:style-name="ce1">
            <text:p>Rovi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655" table:style-name="ce1">
            <text:p>68655</text:p>
          </table:table-cell>
          <table:table-cell office:value-type="string" table:style-name="ce1">
            <text:p>Sabana de Torr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634" table:style-name="ce1">
            <text:p>8634</text:p>
          </table:table-cell>
          <table:table-cell office:value-type="string" table:style-name="ce1">
            <text:p>Sabanagran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28" table:style-name="ce1">
            <text:p>5628</text:p>
          </table:table-cell>
          <table:table-cell office:value-type="string" table:style-name="ce1">
            <text:p>Sabanalarg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638" table:style-name="ce1">
            <text:p>8638</text:p>
          </table:table-cell>
          <table:table-cell office:value-type="string" table:style-name="ce1">
            <text:p>Sabanalarg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asanare</text:p>
          </table:table-cell>
          <table:table-cell office:value-type="float" office:value="85300" table:style-name="ce1">
            <text:p>85300</text:p>
          </table:table-cell>
          <table:table-cell office:value-type="string" table:style-name="ce1">
            <text:p>Sabanalarg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660" table:style-name="ce1">
            <text:p>47660</text:p>
          </table:table-cell>
          <table:table-cell office:value-type="string" table:style-name="ce1">
            <text:p>Sabanas de San Ang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31" table:style-name="ce1">
            <text:p>5631</text:p>
          </table:table-cell>
          <table:table-cell office:value-type="string" table:style-name="ce1">
            <text:p>Sabane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632" table:style-name="ce1">
            <text:p>15632</text:p>
          </table:table-cell>
          <table:table-cell office:value-type="string" table:style-name="ce1">
            <text:p>Saboy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asanare</text:p>
          </table:table-cell>
          <table:table-cell office:value-type="float" office:value="85315" table:style-name="ce1">
            <text:p>85315</text:p>
          </table:table-cell>
          <table:table-cell office:value-type="string" table:style-name="ce1">
            <text:p>Sáca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638" table:style-name="ce1">
            <text:p>15638</text:p>
          </table:table-cell>
          <table:table-cell office:value-type="string" table:style-name="ce1">
            <text:p>Sách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660" table:style-name="ce1">
            <text:p>23660</text:p>
          </table:table-cell>
          <table:table-cell office:value-type="string" table:style-name="ce1">
            <text:p>Sahagú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660" table:style-name="ce1">
            <text:p>41660</text:p>
          </table:table-cell>
          <table:table-cell office:value-type="string" table:style-name="ce1">
            <text:p>Saladoblan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653" table:style-name="ce1">
            <text:p>17653</text:p>
          </table:table-cell>
          <table:table-cell office:value-type="string" table:style-name="ce1">
            <text:p>Salami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675" table:style-name="ce1">
            <text:p>47675</text:p>
          </table:table-cell>
          <table:table-cell office:value-type="string" table:style-name="ce1">
            <text:p>Salami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660" table:style-name="ce1">
            <text:p>54660</text:p>
          </table:table-cell>
          <table:table-cell office:value-type="string" table:style-name="ce1">
            <text:p>Salaz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671" table:style-name="ce1">
            <text:p>73671</text:p>
          </table:table-cell>
          <table:table-cell office:value-type="string" table:style-name="ce1">
            <text:p>Saldañ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Quindío</text:p>
          </table:table-cell>
          <table:table-cell office:value-type="float" office:value="63690" table:style-name="ce1">
            <text:p>63690</text:p>
          </table:table-cell>
          <table:table-cell office:value-type="string" table:style-name="ce1">
            <text:p>Salen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42" table:style-name="ce1">
            <text:p>5642</text:p>
          </table:table-cell>
          <table:table-cell office:value-type="string" table:style-name="ce1">
            <text:p>Salg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646" table:style-name="ce1">
            <text:p>15646</text:p>
          </table:table-cell>
          <table:table-cell office:value-type="string" table:style-name="ce1">
            <text:p>Samac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662" table:style-name="ce1">
            <text:p>17662</text:p>
          </table:table-cell>
          <table:table-cell office:value-type="string" table:style-name="ce1">
            <text:p>Saman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678" table:style-name="ce1">
            <text:p>52678</text:p>
          </table:table-cell>
          <table:table-cell office:value-type="string" table:style-name="ce1">
            <text:p>Samanieg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670" table:style-name="ce1">
            <text:p>70670</text:p>
          </table:table-cell>
          <table:table-cell office:value-type="string" table:style-name="ce1">
            <text:p>Sampué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668" table:style-name="ce1">
            <text:p>41668</text:p>
          </table:table-cell>
          <table:table-cell office:value-type="string" table:style-name="ce1">
            <text:p>San Agustí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710" table:style-name="ce1">
            <text:p>20710</text:p>
          </table:table-cell>
          <table:table-cell office:value-type="string" table:style-name="ce1">
            <text:p>San Alber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669" table:style-name="ce1">
            <text:p>68669</text:p>
          </table:table-cell>
          <table:table-cell office:value-type="string" table:style-name="ce1">
            <text:p>San André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Archipiélago de San Andrés, Providencia y Santa Catalina</text:p>
          </table:table-cell>
          <table:table-cell office:value-type="float" office:value="88001" table:style-name="ce1">
            <text:p>88001</text:p>
          </table:table-cell>
          <table:table-cell office:value-type="string" table:style-name="ce1">
            <text:p>San André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47" table:style-name="ce1">
            <text:p>5647</text:p>
          </table:table-cell>
          <table:table-cell office:value-type="string" table:style-name="ce1">
            <text:p>San Andrés de Cuerqu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835" table:style-name="ce1">
            <text:p>52835</text:p>
          </table:table-cell>
          <table:table-cell office:value-type="string" table:style-name="ce1">
            <text:p>San Andrés de Tuma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670" table:style-name="ce1">
            <text:p>23670</text:p>
          </table:table-cell>
          <table:table-cell office:value-type="string" table:style-name="ce1">
            <text:p>San Andrés Sotaven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672" table:style-name="ce1">
            <text:p>23672</text:p>
          </table:table-cell>
          <table:table-cell office:value-type="string" table:style-name="ce1">
            <text:p>San Ante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675" table:style-name="ce1">
            <text:p>73675</text:p>
          </table:table-cell>
          <table:table-cell office:value-type="string" table:style-name="ce1">
            <text:p>San Anton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645" table:style-name="ce1">
            <text:p>25645</text:p>
          </table:table-cell>
          <table:table-cell office:value-type="string" table:style-name="ce1">
            <text:p>San Antonio del Tequenda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673" table:style-name="ce1">
            <text:p>68673</text:p>
          </table:table-cell>
          <table:table-cell office:value-type="string" table:style-name="ce1">
            <text:p>San Beni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678" table:style-name="ce1">
            <text:p>70678</text:p>
          </table:table-cell>
          <table:table-cell office:value-type="string" table:style-name="ce1">
            <text:p>San Benito Ab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649" table:style-name="ce1">
            <text:p>25649</text:p>
          </table:table-cell>
          <table:table-cell office:value-type="string" table:style-name="ce1">
            <text:p>San Bernard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685" table:style-name="ce1">
            <text:p>52685</text:p>
          </table:table-cell>
          <table:table-cell office:value-type="string" table:style-name="ce1">
            <text:p>San Bernard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675" table:style-name="ce1">
            <text:p>23675</text:p>
          </table:table-cell>
          <table:table-cell office:value-type="string" table:style-name="ce1">
            <text:p>San Bernardo del Vien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670" table:style-name="ce1">
            <text:p>54670</text:p>
          </table:table-cell>
          <table:table-cell office:value-type="string" table:style-name="ce1">
            <text:p>San Calix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49" table:style-name="ce1">
            <text:p>5649</text:p>
          </table:table-cell>
          <table:table-cell office:value-type="string" table:style-name="ce1">
            <text:p>San Carl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678" table:style-name="ce1">
            <text:p>23678</text:p>
          </table:table-cell>
          <table:table-cell office:value-type="string" table:style-name="ce1">
            <text:p>San Carl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680" table:style-name="ce1">
            <text:p>50680</text:p>
          </table:table-cell>
          <table:table-cell office:value-type="string" table:style-name="ce1">
            <text:p>San Carlos de Guaro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653" table:style-name="ce1">
            <text:p>25653</text:p>
          </table:table-cell>
          <table:table-cell office:value-type="string" table:style-name="ce1">
            <text:p>San Cayeta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673" table:style-name="ce1">
            <text:p>54673</text:p>
          </table:table-cell>
          <table:table-cell office:value-type="string" table:style-name="ce1">
            <text:p>San Cayeta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620" table:style-name="ce1">
            <text:p>13620</text:p>
          </table:table-cell>
          <table:table-cell office:value-type="string" table:style-name="ce1">
            <text:p>San Cristób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750" table:style-name="ce1">
            <text:p>20750</text:p>
          </table:table-cell>
          <table:table-cell office:value-type="string" table:style-name="ce1">
            <text:p>San Dieg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660" table:style-name="ce1">
            <text:p>15660</text:p>
          </table:table-cell>
          <table:table-cell office:value-type="string" table:style-name="ce1">
            <text:p>San Eduard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647" table:style-name="ce1">
            <text:p>13647</text:p>
          </table:table-cell>
          <table:table-cell office:value-type="string" table:style-name="ce1">
            <text:p>San Estanisla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Guainía</text:p>
          </table:table-cell>
          <table:table-cell office:value-type="float" office:value="94883" table:style-name="ce1">
            <text:p>94883</text:p>
          </table:table-cell>
          <table:table-cell office:value-type="string" table:style-name="ce1">
            <text:p>San Feli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650" table:style-name="ce1">
            <text:p>13650</text:p>
          </table:table-cell>
          <table:table-cell office:value-type="string" table:style-name="ce1">
            <text:p>San Fernand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52" table:style-name="ce1">
            <text:p>5652</text:p>
          </table:table-cell>
          <table:table-cell office:value-type="string" table:style-name="ce1">
            <text:p>San Francis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658" table:style-name="ce1">
            <text:p>25658</text:p>
          </table:table-cell>
          <table:table-cell office:value-type="string" table:style-name="ce1">
            <text:p>San Francis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Putumayo</text:p>
          </table:table-cell>
          <table:table-cell office:value-type="float" office:value="86755" table:style-name="ce1">
            <text:p>86755</text:p>
          </table:table-cell>
          <table:table-cell office:value-type="string" table:style-name="ce1">
            <text:p>San Francis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679" table:style-name="ce1">
            <text:p>68679</text:p>
          </table:table-cell>
          <table:table-cell office:value-type="string" table:style-name="ce1">
            <text:p>San G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654" table:style-name="ce1">
            <text:p>13654</text:p>
          </table:table-cell>
          <table:table-cell office:value-type="string" table:style-name="ce1">
            <text:p>San Jacin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655" table:style-name="ce1">
            <text:p>13655</text:p>
          </table:table-cell>
          <table:table-cell office:value-type="string" table:style-name="ce1">
            <text:p>San Jacinto del Cau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56" table:style-name="ce1">
            <text:p>5656</text:p>
          </table:table-cell>
          <table:table-cell office:value-type="string" table:style-name="ce1">
            <text:p>San Jerónim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682" table:style-name="ce1">
            <text:p>68682</text:p>
          </table:table-cell>
          <table:table-cell office:value-type="string" table:style-name="ce1">
            <text:p>San Joaquí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665" table:style-name="ce1">
            <text:p>17665</text:p>
          </table:table-cell>
          <table:table-cell office:value-type="string" table:style-name="ce1">
            <text:p>San Jos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58" table:style-name="ce1">
            <text:p>5658</text:p>
          </table:table-cell>
          <table:table-cell office:value-type="string" table:style-name="ce1">
            <text:p>San José de La Montañ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684" table:style-name="ce1">
            <text:p>68684</text:p>
          </table:table-cell>
          <table:table-cell office:value-type="string" table:style-name="ce1">
            <text:p>San José de Miran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664" table:style-name="ce1">
            <text:p>15664</text:p>
          </table:table-cell>
          <table:table-cell office:value-type="string" table:style-name="ce1">
            <text:p>San José de P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682" table:style-name="ce1">
            <text:p>23682</text:p>
          </table:table-cell>
          <table:table-cell office:value-type="string" table:style-name="ce1">
            <text:p>San José de Ur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aquetá</text:p>
          </table:table-cell>
          <table:table-cell office:value-type="float" office:value="18610" table:style-name="ce1">
            <text:p>18610</text:p>
          </table:table-cell>
          <table:table-cell office:value-type="string" table:style-name="ce1">
            <text:p>San José del Fragu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Guaviare</text:p>
          </table:table-cell>
          <table:table-cell office:value-type="float" office:value="95001" table:style-name="ce1">
            <text:p>95001</text:p>
          </table:table-cell>
          <table:table-cell office:value-type="string" table:style-name="ce1">
            <text:p>San José del Guavi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660" table:style-name="ce1">
            <text:p>27660</text:p>
          </table:table-cell>
          <table:table-cell office:value-type="string" table:style-name="ce1">
            <text:p>San José del Palm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683" table:style-name="ce1">
            <text:p>50683</text:p>
          </table:table-cell>
          <table:table-cell office:value-type="string" table:style-name="ce1">
            <text:p>San Juan de Ara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702" table:style-name="ce1">
            <text:p>70702</text:p>
          </table:table-cell>
          <table:table-cell office:value-type="string" table:style-name="ce1">
            <text:p>San Juan de Betul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662" table:style-name="ce1">
            <text:p>25662</text:p>
          </table:table-cell>
          <table:table-cell office:value-type="string" table:style-name="ce1">
            <text:p>San Juan de Río Se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59" table:style-name="ce1">
            <text:p>5659</text:p>
          </table:table-cell>
          <table:table-cell office:value-type="string" table:style-name="ce1">
            <text:p>San Juan de Urab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La Guajira</text:p>
          </table:table-cell>
          <table:table-cell office:value-type="float" office:value="44650" table:style-name="ce1">
            <text:p>44650</text:p>
          </table:table-cell>
          <table:table-cell office:value-type="string" table:style-name="ce1">
            <text:p>San Juan del Ces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657" table:style-name="ce1">
            <text:p>13657</text:p>
          </table:table-cell>
          <table:table-cell office:value-type="string" table:style-name="ce1">
            <text:p>San Juan Nepomuce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686" table:style-name="ce1">
            <text:p>50686</text:p>
          </table:table-cell>
          <table:table-cell office:value-type="string" table:style-name="ce1">
            <text:p>San Juani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687" table:style-name="ce1">
            <text:p>52687</text:p>
          </table:table-cell>
          <table:table-cell office:value-type="string" table:style-name="ce1">
            <text:p>San Lorenz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60" table:style-name="ce1">
            <text:p>5660</text:p>
          </table:table-cell>
          <table:table-cell office:value-type="string" table:style-name="ce1">
            <text:p>San Lu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678" table:style-name="ce1">
            <text:p>73678</text:p>
          </table:table-cell>
          <table:table-cell office:value-type="string" table:style-name="ce1">
            <text:p>San Lu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667" table:style-name="ce1">
            <text:p>15667</text:p>
          </table:table-cell>
          <table:table-cell office:value-type="string" table:style-name="ce1">
            <text:p>San Luis de Gace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asanare</text:p>
          </table:table-cell>
          <table:table-cell office:value-type="float" office:value="85325" table:style-name="ce1">
            <text:p>85325</text:p>
          </table:table-cell>
          <table:table-cell office:value-type="string" table:style-name="ce1">
            <text:p>San Luis de Gace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742" table:style-name="ce1">
            <text:p>70742</text:p>
          </table:table-cell>
          <table:table-cell office:value-type="string" table:style-name="ce1">
            <text:p>San Luis de Sinc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708" table:style-name="ce1">
            <text:p>70708</text:p>
          </table:table-cell>
          <table:table-cell office:value-type="string" table:style-name="ce1">
            <text:p>San Marc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770" table:style-name="ce1">
            <text:p>20770</text:p>
          </table:table-cell>
          <table:table-cell office:value-type="string" table:style-name="ce1">
            <text:p>San Martí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689" table:style-name="ce1">
            <text:p>50689</text:p>
          </table:table-cell>
          <table:table-cell office:value-type="string" table:style-name="ce1">
            <text:p>San Martí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667" table:style-name="ce1">
            <text:p>13667</text:p>
          </table:table-cell>
          <table:table-cell office:value-type="string" table:style-name="ce1">
            <text:p>San Martín de Lob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673" table:style-name="ce1">
            <text:p>15673</text:p>
          </table:table-cell>
          <table:table-cell office:value-type="string" table:style-name="ce1">
            <text:p>San Mate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686" table:style-name="ce1">
            <text:p>68686</text:p>
          </table:table-cell>
          <table:table-cell office:value-type="string" table:style-name="ce1">
            <text:p>San Migu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Putumayo</text:p>
          </table:table-cell>
          <table:table-cell office:value-type="float" office:value="86757" table:style-name="ce1">
            <text:p>86757</text:p>
          </table:table-cell>
          <table:table-cell office:value-type="string" table:style-name="ce1">
            <text:p>San Migu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676" table:style-name="ce1">
            <text:p>15676</text:p>
          </table:table-cell>
          <table:table-cell office:value-type="string" table:style-name="ce1">
            <text:p>San Miguel de Se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713" table:style-name="ce1">
            <text:p>70713</text:p>
          </table:table-cell>
          <table:table-cell office:value-type="string" table:style-name="ce1">
            <text:p>San Onof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693" table:style-name="ce1">
            <text:p>52693</text:p>
          </table:table-cell>
          <table:table-cell office:value-type="string" table:style-name="ce1">
            <text:p>San Pabl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670" table:style-name="ce1">
            <text:p>13670</text:p>
          </table:table-cell>
          <table:table-cell office:value-type="string" table:style-name="ce1">
            <text:p>San Pablo de Borbu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681" table:style-name="ce1">
            <text:p>15681</text:p>
          </table:table-cell>
          <table:table-cell office:value-type="string" table:style-name="ce1">
            <text:p>San Pablo de Borbu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64" table:style-name="ce1">
            <text:p>5664</text:p>
          </table:table-cell>
          <table:table-cell office:value-type="string" table:style-name="ce1">
            <text:p>San Ped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717" table:style-name="ce1">
            <text:p>70717</text:p>
          </table:table-cell>
          <table:table-cell office:value-type="string" table:style-name="ce1">
            <text:p>San Ped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670" table:style-name="ce1">
            <text:p>76670</text:p>
          </table:table-cell>
          <table:table-cell office:value-type="string" table:style-name="ce1">
            <text:p>San Ped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694" table:style-name="ce1">
            <text:p>52694</text:p>
          </table:table-cell>
          <table:table-cell office:value-type="string" table:style-name="ce1">
            <text:p>San Pedro de Cartag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65" table:style-name="ce1">
            <text:p>5665</text:p>
          </table:table-cell>
          <table:table-cell office:value-type="string" table:style-name="ce1">
            <text:p>San Pedro de Urab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686" table:style-name="ce1">
            <text:p>23686</text:p>
          </table:table-cell>
          <table:table-cell office:value-type="string" table:style-name="ce1">
            <text:p>San Pelay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67" table:style-name="ce1">
            <text:p>5667</text:p>
          </table:table-cell>
          <table:table-cell office:value-type="string" table:style-name="ce1">
            <text:p>San Rafa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70" table:style-name="ce1">
            <text:p>5670</text:p>
          </table:table-cell>
          <table:table-cell office:value-type="string" table:style-name="ce1">
            <text:p>San Roq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693" table:style-name="ce1">
            <text:p>19693</text:p>
          </table:table-cell>
          <table:table-cell office:value-type="string" table:style-name="ce1">
            <text:p>San Sebastiá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692" table:style-name="ce1">
            <text:p>47692</text:p>
          </table:table-cell>
          <table:table-cell office:value-type="string" table:style-name="ce1">
            <text:p>San Sebastián de Buenavis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74" table:style-name="ce1">
            <text:p>5674</text:p>
          </table:table-cell>
          <table:table-cell office:value-type="string" table:style-name="ce1">
            <text:p>San Vicen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689" table:style-name="ce1">
            <text:p>68689</text:p>
          </table:table-cell>
          <table:table-cell office:value-type="string" table:style-name="ce1">
            <text:p>San Vicente de Chucur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aquetá</text:p>
          </table:table-cell>
          <table:table-cell office:value-type="float" office:value="18753" table:style-name="ce1">
            <text:p>18753</text:p>
          </table:table-cell>
          <table:table-cell office:value-type="string" table:style-name="ce1">
            <text:p>San Vicente del Caguá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703" table:style-name="ce1">
            <text:p>47703</text:p>
          </table:table-cell>
          <table:table-cell office:value-type="string" table:style-name="ce1">
            <text:p>San Zen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683" table:style-name="ce1">
            <text:p>52683</text:p>
          </table:table-cell>
          <table:table-cell office:value-type="string" table:style-name="ce1">
            <text:p>Sandon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707" table:style-name="ce1">
            <text:p>47707</text:p>
          </table:table-cell>
          <table:table-cell office:value-type="string" table:style-name="ce1">
            <text:p>Santa A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79" table:style-name="ce1">
            <text:p>5679</text:p>
          </table:table-cell>
          <table:table-cell office:value-type="string" table:style-name="ce1">
            <text:p>Santa Bárb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696" table:style-name="ce1">
            <text:p>52696</text:p>
          </table:table-cell>
          <table:table-cell office:value-type="string" table:style-name="ce1">
            <text:p>Santa Bárb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705" table:style-name="ce1">
            <text:p>68705</text:p>
          </table:table-cell>
          <table:table-cell office:value-type="string" table:style-name="ce1">
            <text:p>Santa Bárb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720" table:style-name="ce1">
            <text:p>47720</text:p>
          </table:table-cell>
          <table:table-cell office:value-type="string" table:style-name="ce1">
            <text:p>Santa Bárbara de Pin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673" table:style-name="ce1">
            <text:p>13673</text:p>
          </table:table-cell>
          <table:table-cell office:value-type="string" table:style-name="ce1">
            <text:p>Santa Catali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757" table:style-name="ce1">
            <text:p>15757</text:p>
          </table:table-cell>
          <table:table-cell office:value-type="string" table:style-name="ce1">
            <text:p>Soch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720" table:style-name="ce1">
            <text:p>68720</text:p>
          </table:table-cell>
          <table:table-cell office:value-type="string" table:style-name="ce1">
            <text:p>Santa Helena del Op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686" table:style-name="ce1">
            <text:p>73686</text:p>
          </table:table-cell>
          <table:table-cell office:value-type="string" table:style-name="ce1">
            <text:p>Santa Isab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675" table:style-name="ce1">
            <text:p>8675</text:p>
          </table:table-cell>
          <table:table-cell office:value-type="string" table:style-name="ce1">
            <text:p>Santa Luc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690" table:style-name="ce1">
            <text:p>15690</text:p>
          </table:table-cell>
          <table:table-cell office:value-type="string" table:style-name="ce1">
            <text:p>Santa Mar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676" table:style-name="ce1">
            <text:p>41676</text:p>
          </table:table-cell>
          <table:table-cell office:value-type="string" table:style-name="ce1">
            <text:p>Santa Mar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001" table:style-name="ce1">
            <text:p>47001</text:p>
          </table:table-cell>
          <table:table-cell office:value-type="string" table:style-name="ce1">
            <text:p>Santa Mar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683" table:style-name="ce1">
            <text:p>13683</text:p>
          </table:table-cell>
          <table:table-cell office:value-type="string" table:style-name="ce1">
            <text:p>Santa R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701" table:style-name="ce1">
            <text:p>19701</text:p>
          </table:table-cell>
          <table:table-cell office:value-type="string" table:style-name="ce1">
            <text:p>Santa R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Risaralda</text:p>
          </table:table-cell>
          <table:table-cell office:value-type="float" office:value="66682" table:style-name="ce1">
            <text:p>66682</text:p>
          </table:table-cell>
          <table:table-cell office:value-type="string" table:style-name="ce1">
            <text:p>Santa Rosa de Cab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86" table:style-name="ce1">
            <text:p>5686</text:p>
          </table:table-cell>
          <table:table-cell office:value-type="string" table:style-name="ce1">
            <text:p>Santa Rosa de Os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693" table:style-name="ce1">
            <text:p>15693</text:p>
          </table:table-cell>
          <table:table-cell office:value-type="string" table:style-name="ce1">
            <text:p>Santa Rosa de Viterb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688" table:style-name="ce1">
            <text:p>13688</text:p>
          </table:table-cell>
          <table:table-cell office:value-type="string" table:style-name="ce1">
            <text:p>Santa Rosa del Su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Vichada</text:p>
          </table:table-cell>
          <table:table-cell office:value-type="float" office:value="99624" table:style-name="ce1">
            <text:p>99624</text:p>
          </table:table-cell>
          <table:table-cell office:value-type="string" table:style-name="ce1">
            <text:p>Santa Rosal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696" table:style-name="ce1">
            <text:p>15696</text:p>
          </table:table-cell>
          <table:table-cell office:value-type="string" table:style-name="ce1">
            <text:p>Santa Sof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699" table:style-name="ce1">
            <text:p>52699</text:p>
          </table:table-cell>
          <table:table-cell office:value-type="string" table:style-name="ce1">
            <text:p>Santacruz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042" table:style-name="ce1">
            <text:p>5042</text:p>
          </table:table-cell>
          <table:table-cell office:value-type="string" table:style-name="ce1">
            <text:p>Santafé de Antioqu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686" table:style-name="ce1">
            <text:p>15686</text:p>
          </table:table-cell>
          <table:table-cell office:value-type="string" table:style-name="ce1">
            <text:p>Santa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698" table:style-name="ce1">
            <text:p>19698</text:p>
          </table:table-cell>
          <table:table-cell office:value-type="string" table:style-name="ce1">
            <text:p>Santander de Quilicha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680" table:style-name="ce1">
            <text:p>54680</text:p>
          </table:table-cell>
          <table:table-cell office:value-type="string" table:style-name="ce1">
            <text:p>Santiag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Putumayo</text:p>
          </table:table-cell>
          <table:table-cell office:value-type="float" office:value="86760" table:style-name="ce1">
            <text:p>86760</text:p>
          </table:table-cell>
          <table:table-cell office:value-type="string" table:style-name="ce1">
            <text:p>Santiag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820" table:style-name="ce1">
            <text:p>70820</text:p>
          </table:table-cell>
          <table:table-cell office:value-type="string" table:style-name="ce1">
            <text:p>Santiago de Tolú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690" table:style-name="ce1">
            <text:p>5690</text:p>
          </table:table-cell>
          <table:table-cell office:value-type="string" table:style-name="ce1">
            <text:p>Santo Doming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685" table:style-name="ce1">
            <text:p>8685</text:p>
          </table:table-cell>
          <table:table-cell office:value-type="string" table:style-name="ce1">
            <text:p>Santo Tomá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Risaralda</text:p>
          </table:table-cell>
          <table:table-cell office:value-type="float" office:value="66687" table:style-name="ce1">
            <text:p>66687</text:p>
          </table:table-cell>
          <table:table-cell office:value-type="string" table:style-name="ce1">
            <text:p>Santuar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720" table:style-name="ce1">
            <text:p>52720</text:p>
          </table:table-cell>
          <table:table-cell office:value-type="string" table:style-name="ce1">
            <text:p>Sapuy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Arauca</text:p>
          </table:table-cell>
          <table:table-cell office:value-type="float" office:value="81736" table:style-name="ce1">
            <text:p>81736</text:p>
          </table:table-cell>
          <table:table-cell office:value-type="string" table:style-name="ce1">
            <text:p>Sarave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720" table:style-name="ce1">
            <text:p>54720</text:p>
          </table:table-cell>
          <table:table-cell office:value-type="string" table:style-name="ce1">
            <text:p>Sardina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718" table:style-name="ce1">
            <text:p>25718</text:p>
          </table:table-cell>
          <table:table-cell office:value-type="string" table:style-name="ce1">
            <text:p>Sasai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720" table:style-name="ce1">
            <text:p>15720</text:p>
          </table:table-cell>
          <table:table-cell office:value-type="string" table:style-name="ce1">
            <text:p>Sativanor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723" table:style-name="ce1">
            <text:p>15723</text:p>
          </table:table-cell>
          <table:table-cell office:value-type="string" table:style-name="ce1">
            <text:p>Sativasu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736" table:style-name="ce1">
            <text:p>5736</text:p>
          </table:table-cell>
          <table:table-cell office:value-type="string" table:style-name="ce1">
            <text:p>Segov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736" table:style-name="ce1">
            <text:p>25736</text:p>
          </table:table-cell>
          <table:table-cell office:value-type="string" table:style-name="ce1">
            <text:p>Sesquil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736" table:style-name="ce1">
            <text:p>76736</text:p>
          </table:table-cell>
          <table:table-cell office:value-type="string" table:style-name="ce1">
            <text:p>Sevill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740" table:style-name="ce1">
            <text:p>15740</text:p>
          </table:table-cell>
          <table:table-cell office:value-type="string" table:style-name="ce1">
            <text:p>Siachoq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740" table:style-name="ce1">
            <text:p>25740</text:p>
          </table:table-cell>
          <table:table-cell office:value-type="string" table:style-name="ce1">
            <text:p>Sibat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Putumayo</text:p>
          </table:table-cell>
          <table:table-cell office:value-type="float" office:value="86749" table:style-name="ce1">
            <text:p>86749</text:p>
          </table:table-cell>
          <table:table-cell office:value-type="string" table:style-name="ce1">
            <text:p>Sibundo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743" table:style-name="ce1">
            <text:p>54743</text:p>
          </table:table-cell>
          <table:table-cell office:value-type="string" table:style-name="ce1">
            <text:p>Sil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743" table:style-name="ce1">
            <text:p>25743</text:p>
          </table:table-cell>
          <table:table-cell office:value-type="string" table:style-name="ce1">
            <text:p>Silvan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743" table:style-name="ce1">
            <text:p>19743</text:p>
          </table:table-cell>
          <table:table-cell office:value-type="string" table:style-name="ce1">
            <text:p>Silv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745" table:style-name="ce1">
            <text:p>68745</text:p>
          </table:table-cell>
          <table:table-cell office:value-type="string" table:style-name="ce1">
            <text:p>Simaco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745" table:style-name="ce1">
            <text:p>25745</text:p>
          </table:table-cell>
          <table:table-cell office:value-type="string" table:style-name="ce1">
            <text:p>Simija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744" table:style-name="ce1">
            <text:p>13744</text:p>
          </table:table-cell>
          <table:table-cell office:value-type="string" table:style-name="ce1">
            <text:p>Simit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001" table:style-name="ce1">
            <text:p>70001</text:p>
          </table:table-cell>
          <table:table-cell office:value-type="string" table:style-name="ce1">
            <text:p>Sincelej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745" table:style-name="ce1">
            <text:p>27745</text:p>
          </table:table-cell>
          <table:table-cell office:value-type="string" table:style-name="ce1">
            <text:p>Sip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745" table:style-name="ce1">
            <text:p>47745</text:p>
          </table:table-cell>
          <table:table-cell office:value-type="string" table:style-name="ce1">
            <text:p>Sitionuev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754" table:style-name="ce1">
            <text:p>25754</text:p>
          </table:table-cell>
          <table:table-cell office:value-type="string" table:style-name="ce1">
            <text:p>Soach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753" table:style-name="ce1">
            <text:p>15753</text:p>
          </table:table-cell>
          <table:table-cell office:value-type="string" table:style-name="ce1">
            <text:p>Soat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755" table:style-name="ce1">
            <text:p>68755</text:p>
          </table:table-cell>
          <table:table-cell office:value-type="string" table:style-name="ce1">
            <text:p>Socor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755" table:style-name="ce1">
            <text:p>15755</text:p>
          </table:table-cell>
          <table:table-cell office:value-type="string" table:style-name="ce1">
            <text:p>Socot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759" table:style-name="ce1">
            <text:p>15759</text:p>
          </table:table-cell>
          <table:table-cell office:value-type="string" table:style-name="ce1">
            <text:p>Sogamos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aquetá</text:p>
          </table:table-cell>
          <table:table-cell office:value-type="float" office:value="18756" table:style-name="ce1">
            <text:p>18756</text:p>
          </table:table-cell>
          <table:table-cell office:value-type="string" table:style-name="ce1">
            <text:p>Sola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758" table:style-name="ce1">
            <text:p>8758</text:p>
          </table:table-cell>
          <table:table-cell office:value-type="string" table:style-name="ce1">
            <text:p>Soled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aquetá</text:p>
          </table:table-cell>
          <table:table-cell office:value-type="float" office:value="18785" table:style-name="ce1">
            <text:p>18785</text:p>
          </table:table-cell>
          <table:table-cell office:value-type="string" table:style-name="ce1">
            <text:p>Sol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761" table:style-name="ce1">
            <text:p>15761</text:p>
          </table:table-cell>
          <table:table-cell office:value-type="string" table:style-name="ce1">
            <text:p>Somondo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756" table:style-name="ce1">
            <text:p>5756</text:p>
          </table:table-cell>
          <table:table-cell office:value-type="string" table:style-name="ce1">
            <text:p>Sons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761" table:style-name="ce1">
            <text:p>5761</text:p>
          </table:table-cell>
          <table:table-cell office:value-type="string" table:style-name="ce1">
            <text:p>Sopetrá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760" table:style-name="ce1">
            <text:p>13760</text:p>
          </table:table-cell>
          <table:table-cell office:value-type="string" table:style-name="ce1">
            <text:p>Soplavien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758" table:style-name="ce1">
            <text:p>25758</text:p>
          </table:table-cell>
          <table:table-cell office:value-type="string" table:style-name="ce1">
            <text:p>Sopó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762" table:style-name="ce1">
            <text:p>15762</text:p>
          </table:table-cell>
          <table:table-cell office:value-type="string" table:style-name="ce1">
            <text:p>So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764" table:style-name="ce1">
            <text:p>15764</text:p>
          </table:table-cell>
          <table:table-cell office:value-type="string" table:style-name="ce1">
            <text:p>Sorac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763" table:style-name="ce1">
            <text:p>15763</text:p>
          </table:table-cell>
          <table:table-cell office:value-type="string" table:style-name="ce1">
            <text:p>Sotaquir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760" table:style-name="ce1">
            <text:p>19760</text:p>
          </table:table-cell>
          <table:table-cell office:value-type="string" table:style-name="ce1">
            <text:p>Sot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770" table:style-name="ce1">
            <text:p>68770</text:p>
          </table:table-cell>
          <table:table-cell office:value-type="string" table:style-name="ce1">
            <text:p>Sua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770" table:style-name="ce1">
            <text:p>8770</text:p>
          </table:table-cell>
          <table:table-cell office:value-type="string" table:style-name="ce1">
            <text:p>Su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780" table:style-name="ce1">
            <text:p>19780</text:p>
          </table:table-cell>
          <table:table-cell office:value-type="string" table:style-name="ce1">
            <text:p>Suárez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770" table:style-name="ce1">
            <text:p>73770</text:p>
          </table:table-cell>
          <table:table-cell office:value-type="string" table:style-name="ce1">
            <text:p>Suárez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770" table:style-name="ce1">
            <text:p>41770</text:p>
          </table:table-cell>
          <table:table-cell office:value-type="string" table:style-name="ce1">
            <text:p>Suaz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769" table:style-name="ce1">
            <text:p>25769</text:p>
          </table:table-cell>
          <table:table-cell office:value-type="string" table:style-name="ce1">
            <text:p>Subachoq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785" table:style-name="ce1">
            <text:p>19785</text:p>
          </table:table-cell>
          <table:table-cell office:value-type="string" table:style-name="ce1">
            <text:p>Suc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773" table:style-name="ce1">
            <text:p>68773</text:p>
          </table:table-cell>
          <table:table-cell office:value-type="string" table:style-name="ce1">
            <text:p>Suc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771" table:style-name="ce1">
            <text:p>70771</text:p>
          </table:table-cell>
          <table:table-cell office:value-type="string" table:style-name="ce1">
            <text:p>Suc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772" table:style-name="ce1">
            <text:p>25772</text:p>
          </table:table-cell>
          <table:table-cell office:value-type="string" table:style-name="ce1">
            <text:p>Sues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777" table:style-name="ce1">
            <text:p>25777</text:p>
          </table:table-cell>
          <table:table-cell office:value-type="string" table:style-name="ce1">
            <text:p>Supat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777" table:style-name="ce1">
            <text:p>17777</text:p>
          </table:table-cell>
          <table:table-cell office:value-type="string" table:style-name="ce1">
            <text:p>Sup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780" table:style-name="ce1">
            <text:p>68780</text:p>
          </table:table-cell>
          <table:table-cell office:value-type="string" table:style-name="ce1">
            <text:p>Surat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779" table:style-name="ce1">
            <text:p>25779</text:p>
          </table:table-cell>
          <table:table-cell office:value-type="string" table:style-name="ce1">
            <text:p>Su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774" table:style-name="ce1">
            <text:p>15774</text:p>
          </table:table-cell>
          <table:table-cell office:value-type="string" table:style-name="ce1">
            <text:p>Susac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776" table:style-name="ce1">
            <text:p>15776</text:p>
          </table:table-cell>
          <table:table-cell office:value-type="string" table:style-name="ce1">
            <text:p>Sutamarchá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781" table:style-name="ce1">
            <text:p>25781</text:p>
          </table:table-cell>
          <table:table-cell office:value-type="string" table:style-name="ce1">
            <text:p>Sutatau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778" table:style-name="ce1">
            <text:p>15778</text:p>
          </table:table-cell>
          <table:table-cell office:value-type="string" table:style-name="ce1">
            <text:p>Sutatenz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785" table:style-name="ce1">
            <text:p>25785</text:p>
          </table:table-cell>
          <table:table-cell office:value-type="string" table:style-name="ce1">
            <text:p>Tab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787" table:style-name="ce1">
            <text:p>27787</text:p>
          </table:table-cell>
          <table:table-cell office:value-type="string" table:style-name="ce1">
            <text:p>Tadó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780" table:style-name="ce1">
            <text:p>13780</text:p>
          </table:table-cell>
          <table:table-cell office:value-type="string" table:style-name="ce1">
            <text:p>Talaigua Nuev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787" table:style-name="ce1">
            <text:p>20787</text:p>
          </table:table-cell>
          <table:table-cell office:value-type="string" table:style-name="ce1">
            <text:p>Tamalameq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asanare</text:p>
          </table:table-cell>
          <table:table-cell office:value-type="float" office:value="85400" table:style-name="ce1">
            <text:p>85400</text:p>
          </table:table-cell>
          <table:table-cell office:value-type="string" table:style-name="ce1">
            <text:p>Tám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Arauca</text:p>
          </table:table-cell>
          <table:table-cell office:value-type="float" office:value="81794" table:style-name="ce1">
            <text:p>81794</text:p>
          </table:table-cell>
          <table:table-cell office:value-type="string" table:style-name="ce1">
            <text:p>Tam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789" table:style-name="ce1">
            <text:p>5789</text:p>
          </table:table-cell>
          <table:table-cell office:value-type="string" table:style-name="ce1">
            <text:p>Táme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786" table:style-name="ce1">
            <text:p>52786</text:p>
          </table:table-cell>
          <table:table-cell office:value-type="string" table:style-name="ce1">
            <text:p>Taminang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788" table:style-name="ce1">
            <text:p>52788</text:p>
          </table:table-cell>
          <table:table-cell office:value-type="string" table:style-name="ce1">
            <text:p>Tangu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Vaupés</text:p>
          </table:table-cell>
          <table:table-cell office:value-type="float" office:value="97666" table:style-name="ce1">
            <text:p>97666</text:p>
          </table:table-cell>
          <table:table-cell office:value-type="string" table:style-name="ce1">
            <text:p>Tarai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Amazonas</text:p>
          </table:table-cell>
          <table:table-cell office:value-type="float" office:value="91798" table:style-name="ce1">
            <text:p>91798</text:p>
          </table:table-cell>
          <table:table-cell office:value-type="string" table:style-name="ce1">
            <text:p>Tarapac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790" table:style-name="ce1">
            <text:p>5790</text:p>
          </table:table-cell>
          <table:table-cell office:value-type="string" table:style-name="ce1">
            <text:p>Taraz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791" table:style-name="ce1">
            <text:p>41791</text:p>
          </table:table-cell>
          <table:table-cell office:value-type="string" table:style-name="ce1">
            <text:p>Tarqu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792" table:style-name="ce1">
            <text:p>5792</text:p>
          </table:table-cell>
          <table:table-cell office:value-type="string" table:style-name="ce1">
            <text:p>Tars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790" table:style-name="ce1">
            <text:p>15790</text:p>
          </table:table-cell>
          <table:table-cell office:value-type="string" table:style-name="ce1">
            <text:p>Tas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asanare</text:p>
          </table:table-cell>
          <table:table-cell office:value-type="float" office:value="85410" table:style-name="ce1">
            <text:p>85410</text:p>
          </table:table-cell>
          <table:table-cell office:value-type="string" table:style-name="ce1">
            <text:p>Taurame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793" table:style-name="ce1">
            <text:p>25793</text:p>
          </table:table-cell>
          <table:table-cell office:value-type="string" table:style-name="ce1">
            <text:p>Tau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799" table:style-name="ce1">
            <text:p>41799</text:p>
          </table:table-cell>
          <table:table-cell office:value-type="string" table:style-name="ce1">
            <text:p>Tell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797" table:style-name="ce1">
            <text:p>25797</text:p>
          </table:table-cell>
          <table:table-cell office:value-type="string" table:style-name="ce1">
            <text:p>Te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798" table:style-name="ce1">
            <text:p>47798</text:p>
          </table:table-cell>
          <table:table-cell office:value-type="string" table:style-name="ce1">
            <text:p>Tenerif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799" table:style-name="ce1">
            <text:p>25799</text:p>
          </table:table-cell>
          <table:table-cell office:value-type="string" table:style-name="ce1">
            <text:p>Tenj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798" table:style-name="ce1">
            <text:p>15798</text:p>
          </table:table-cell>
          <table:table-cell office:value-type="string" table:style-name="ce1">
            <text:p>Tenz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800" table:style-name="ce1">
            <text:p>54800</text:p>
          </table:table-cell>
          <table:table-cell office:value-type="string" table:style-name="ce1">
            <text:p>Teora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801" table:style-name="ce1">
            <text:p>41801</text:p>
          </table:table-cell>
          <table:table-cell office:value-type="string" table:style-name="ce1">
            <text:p>Teru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797" table:style-name="ce1">
            <text:p>41797</text:p>
          </table:table-cell>
          <table:table-cell office:value-type="string" table:style-name="ce1">
            <text:p>Tesal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805" table:style-name="ce1">
            <text:p>25805</text:p>
          </table:table-cell>
          <table:table-cell office:value-type="string" table:style-name="ce1">
            <text:p>Tibacu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804" table:style-name="ce1">
            <text:p>15804</text:p>
          </table:table-cell>
          <table:table-cell office:value-type="string" table:style-name="ce1">
            <text:p>Tiban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806" table:style-name="ce1">
            <text:p>15806</text:p>
          </table:table-cell>
          <table:table-cell office:value-type="string" table:style-name="ce1">
            <text:p>Tibas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807" table:style-name="ce1">
            <text:p>25807</text:p>
          </table:table-cell>
          <table:table-cell office:value-type="string" table:style-name="ce1">
            <text:p>Tibir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810" table:style-name="ce1">
            <text:p>54810</text:p>
          </table:table-cell>
          <table:table-cell office:value-type="string" table:style-name="ce1">
            <text:p>Tibú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807" table:style-name="ce1">
            <text:p>23807</text:p>
          </table:table-cell>
          <table:table-cell office:value-type="string" table:style-name="ce1">
            <text:p>Tierral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807" table:style-name="ce1">
            <text:p>41807</text:p>
          </table:table-cell>
          <table:table-cell office:value-type="string" table:style-name="ce1">
            <text:p>Timan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807" table:style-name="ce1">
            <text:p>19807</text:p>
          </table:table-cell>
          <table:table-cell office:value-type="string" table:style-name="ce1">
            <text:p>Timbí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809" table:style-name="ce1">
            <text:p>19809</text:p>
          </table:table-cell>
          <table:table-cell office:value-type="string" table:style-name="ce1">
            <text:p>Timbiqu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808" table:style-name="ce1">
            <text:p>15808</text:p>
          </table:table-cell>
          <table:table-cell office:value-type="string" table:style-name="ce1">
            <text:p>Tinjac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810" table:style-name="ce1">
            <text:p>15810</text:p>
          </table:table-cell>
          <table:table-cell office:value-type="string" table:style-name="ce1">
            <text:p>Tipacoq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810" table:style-name="ce1">
            <text:p>13810</text:p>
          </table:table-cell>
          <table:table-cell office:value-type="string" table:style-name="ce1">
            <text:p>Tiquis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809" table:style-name="ce1">
            <text:p>5809</text:p>
          </table:table-cell>
          <table:table-cell office:value-type="string" table:style-name="ce1">
            <text:p>Titirib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814" table:style-name="ce1">
            <text:p>15814</text:p>
          </table:table-cell>
          <table:table-cell office:value-type="string" table:style-name="ce1">
            <text:p>To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815" table:style-name="ce1">
            <text:p>25815</text:p>
          </table:table-cell>
          <table:table-cell office:value-type="string" table:style-name="ce1">
            <text:p>Tocaim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817" table:style-name="ce1">
            <text:p>25817</text:p>
          </table:table-cell>
          <table:table-cell office:value-type="string" table:style-name="ce1">
            <text:p>Tocancip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816" table:style-name="ce1">
            <text:p>15816</text:p>
          </table:table-cell>
          <table:table-cell office:value-type="string" table:style-name="ce1">
            <text:p>Togü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819" table:style-name="ce1">
            <text:p>5819</text:p>
          </table:table-cell>
          <table:table-cell office:value-type="string" table:style-name="ce1">
            <text:p>Toled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820" table:style-name="ce1">
            <text:p>54820</text:p>
          </table:table-cell>
          <table:table-cell office:value-type="string" table:style-name="ce1">
            <text:p>Toled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70823" table:style-name="ce1">
            <text:p>70823</text:p>
          </table:table-cell>
          <table:table-cell office:value-type="string" table:style-name="ce1">
            <text:p>Tolú Viej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820" table:style-name="ce1">
            <text:p>68820</text:p>
          </table:table-cell>
          <table:table-cell office:value-type="string" table:style-name="ce1">
            <text:p>To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820" table:style-name="ce1">
            <text:p>15820</text:p>
          </table:table-cell>
          <table:table-cell office:value-type="string" table:style-name="ce1">
            <text:p>Tópag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823" table:style-name="ce1">
            <text:p>25823</text:p>
          </table:table-cell>
          <table:table-cell office:value-type="string" table:style-name="ce1">
            <text:p>Topaip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821" table:style-name="ce1">
            <text:p>19821</text:p>
          </table:table-cell>
          <table:table-cell office:value-type="string" table:style-name="ce1">
            <text:p>Torib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823" table:style-name="ce1">
            <text:p>76823</text:p>
          </table:table-cell>
          <table:table-cell office:value-type="string" table:style-name="ce1">
            <text:p>To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822" table:style-name="ce1">
            <text:p>15822</text:p>
          </table:table-cell>
          <table:table-cell office:value-type="string" table:style-name="ce1">
            <text:p>To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824" table:style-name="ce1">
            <text:p>19824</text:p>
          </table:table-cell>
          <table:table-cell office:value-type="string" table:style-name="ce1">
            <text:p>Totoró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asanare</text:p>
          </table:table-cell>
          <table:table-cell office:value-type="float" office:value="85430" table:style-name="ce1">
            <text:p>85430</text:p>
          </table:table-cell>
          <table:table-cell office:value-type="string" table:style-name="ce1">
            <text:p>Trinid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828" table:style-name="ce1">
            <text:p>76828</text:p>
          </table:table-cell>
          <table:table-cell office:value-type="string" table:style-name="ce1">
            <text:p>Trujill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832" table:style-name="ce1">
            <text:p>8832</text:p>
          </table:table-cell>
          <table:table-cell office:value-type="string" table:style-name="ce1">
            <text:p>Tubar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815" table:style-name="ce1">
            <text:p>23815</text:p>
          </table:table-cell>
          <table:table-cell office:value-type="string" table:style-name="ce1">
            <text:p>Tuchí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834" table:style-name="ce1">
            <text:p>76834</text:p>
          </table:table-cell>
          <table:table-cell office:value-type="string" table:style-name="ce1">
            <text:p>Tulu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001" table:style-name="ce1">
            <text:p>15001</text:p>
          </table:table-cell>
          <table:table-cell office:value-type="string" table:style-name="ce1">
            <text:p>Tunj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832" table:style-name="ce1">
            <text:p>15832</text:p>
          </table:table-cell>
          <table:table-cell office:value-type="string" table:style-name="ce1">
            <text:p>Tunungu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838" table:style-name="ce1">
            <text:p>52838</text:p>
          </table:table-cell>
          <table:table-cell office:value-type="string" table:style-name="ce1">
            <text:p>Túquerr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836" table:style-name="ce1">
            <text:p>13836</text:p>
          </table:table-cell>
          <table:table-cell office:value-type="string" table:style-name="ce1">
            <text:p>Turba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838" table:style-name="ce1">
            <text:p>13838</text:p>
          </table:table-cell>
          <table:table-cell office:value-type="string" table:style-name="ce1">
            <text:p>Turban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837" table:style-name="ce1">
            <text:p>5837</text:p>
          </table:table-cell>
          <table:table-cell office:value-type="string" table:style-name="ce1">
            <text:p>Turb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835" table:style-name="ce1">
            <text:p>15835</text:p>
          </table:table-cell>
          <table:table-cell office:value-type="string" table:style-name="ce1">
            <text:p>Turmequ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837" table:style-name="ce1">
            <text:p>15837</text:p>
          </table:table-cell>
          <table:table-cell office:value-type="string" table:style-name="ce1">
            <text:p>Tu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839" table:style-name="ce1">
            <text:p>15839</text:p>
          </table:table-cell>
          <table:table-cell office:value-type="string" table:style-name="ce1">
            <text:p>Tutaz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839" table:style-name="ce1">
            <text:p>25839</text:p>
          </table:table-cell>
          <table:table-cell office:value-type="string" table:style-name="ce1">
            <text:p>Ubal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841" table:style-name="ce1">
            <text:p>25841</text:p>
          </table:table-cell>
          <table:table-cell office:value-type="string" table:style-name="ce1">
            <text:p>Ubaq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845" table:style-name="ce1">
            <text:p>76845</text:p>
          </table:table-cell>
          <table:table-cell office:value-type="string" table:style-name="ce1">
            <text:p>Ullo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842" table:style-name="ce1">
            <text:p>15842</text:p>
          </table:table-cell>
          <table:table-cell office:value-type="string" table:style-name="ce1">
            <text:p>Umb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845" table:style-name="ce1">
            <text:p>25845</text:p>
          </table:table-cell>
          <table:table-cell office:value-type="string" table:style-name="ce1">
            <text:p>Un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800" table:style-name="ce1">
            <text:p>27800</text:p>
          </table:table-cell>
          <table:table-cell office:value-type="string" table:style-name="ce1">
            <text:p>Ungu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27810" table:style-name="ce1">
            <text:p>27810</text:p>
          </table:table-cell>
          <table:table-cell office:value-type="string" table:style-name="ce1">
            <text:p>Unión Panamerica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842" table:style-name="ce1">
            <text:p>5842</text:p>
          </table:table-cell>
          <table:table-cell office:value-type="string" table:style-name="ce1">
            <text:p>Uram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370" table:style-name="ce1">
            <text:p>50370</text:p>
          </table:table-cell>
          <table:table-cell office:value-type="string" table:style-name="ce1">
            <text:p>Urib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La Guajira</text:p>
          </table:table-cell>
          <table:table-cell office:value-type="float" office:value="44847" table:style-name="ce1">
            <text:p>44847</text:p>
          </table:table-cell>
          <table:table-cell office:value-type="string" table:style-name="ce1">
            <text:p>Urib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847" table:style-name="ce1">
            <text:p>5847</text:p>
          </table:table-cell>
          <table:table-cell office:value-type="string" table:style-name="ce1">
            <text:p>Urra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La Guajira</text:p>
          </table:table-cell>
          <table:table-cell office:value-type="float" office:value="44855" table:style-name="ce1">
            <text:p>44855</text:p>
          </table:table-cell>
          <table:table-cell office:value-type="string" table:style-name="ce1">
            <text:p>Urumi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8849" table:style-name="ce1">
            <text:p>8849</text:p>
          </table:table-cell>
          <table:table-cell office:value-type="string" table:style-name="ce1">
            <text:p>Usiacur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851" table:style-name="ce1">
            <text:p>25851</text:p>
          </table:table-cell>
          <table:table-cell office:value-type="string" table:style-name="ce1">
            <text:p>Út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854" table:style-name="ce1">
            <text:p>5854</text:p>
          </table:table-cell>
          <table:table-cell office:value-type="string" table:style-name="ce1">
            <text:p>Valdiv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23855" table:style-name="ce1">
            <text:p>23855</text:p>
          </table:table-cell>
          <table:table-cell office:value-type="string" table:style-name="ce1">
            <text:p>Valenc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Putumayo</text:p>
          </table:table-cell>
          <table:table-cell office:value-type="float" office:value="86865" table:style-name="ce1">
            <text:p>86865</text:p>
          </table:table-cell>
          <table:table-cell office:value-type="string" table:style-name="ce1">
            <text:p>Valle de Guamez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855" table:style-name="ce1">
            <text:p>68855</text:p>
          </table:table-cell>
          <table:table-cell office:value-type="string" table:style-name="ce1">
            <text:p>Valle de San Jos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854" table:style-name="ce1">
            <text:p>73854</text:p>
          </table:table-cell>
          <table:table-cell office:value-type="string" table:style-name="ce1">
            <text:p>Valle de San Ju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20001" table:style-name="ce1">
            <text:p>20001</text:p>
          </table:table-cell>
          <table:table-cell office:value-type="string" table:style-name="ce1">
            <text:p>Valledup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856" table:style-name="ce1">
            <text:p>5856</text:p>
          </table:table-cell>
          <table:table-cell office:value-type="string" table:style-name="ce1">
            <text:p>Valparaís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aquetá</text:p>
          </table:table-cell>
          <table:table-cell office:value-type="float" office:value="18860" table:style-name="ce1">
            <text:p>18860</text:p>
          </table:table-cell>
          <table:table-cell office:value-type="string" table:style-name="ce1">
            <text:p>Valparaís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858" table:style-name="ce1">
            <text:p>5858</text:p>
          </table:table-cell>
          <table:table-cell office:value-type="string" table:style-name="ce1">
            <text:p>Vegach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861" table:style-name="ce1">
            <text:p>68861</text:p>
          </table:table-cell>
          <table:table-cell office:value-type="string" table:style-name="ce1">
            <text:p>Vélez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861" table:style-name="ce1">
            <text:p>73861</text:p>
          </table:table-cell>
          <table:table-cell office:value-type="string" table:style-name="ce1">
            <text:p>Venadill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861" table:style-name="ce1">
            <text:p>5861</text:p>
          </table:table-cell>
          <table:table-cell office:value-type="string" table:style-name="ce1">
            <text:p>Venec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506" table:style-name="ce1">
            <text:p>25506</text:p>
          </table:table-cell>
          <table:table-cell office:value-type="string" table:style-name="ce1">
            <text:p>Venec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861" table:style-name="ce1">
            <text:p>15861</text:p>
          </table:table-cell>
          <table:table-cell office:value-type="string" table:style-name="ce1">
            <text:p>Ventaquema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862" table:style-name="ce1">
            <text:p>25862</text:p>
          </table:table-cell>
          <table:table-cell office:value-type="string" table:style-name="ce1">
            <text:p>Verg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863" table:style-name="ce1">
            <text:p>76863</text:p>
          </table:table-cell>
          <table:table-cell office:value-type="string" table:style-name="ce1">
            <text:p>Versall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867" table:style-name="ce1">
            <text:p>68867</text:p>
          </table:table-cell>
          <table:table-cell office:value-type="string" table:style-name="ce1">
            <text:p>Vet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867" table:style-name="ce1">
            <text:p>25867</text:p>
          </table:table-cell>
          <table:table-cell office:value-type="string" table:style-name="ce1">
            <text:p>Vian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867" table:style-name="ce1">
            <text:p>17867</text:p>
          </table:table-cell>
          <table:table-cell office:value-type="string" table:style-name="ce1">
            <text:p>Victor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873" table:style-name="ce1">
            <text:p>5873</text:p>
          </table:table-cell>
          <table:table-cell office:value-type="string" table:style-name="ce1">
            <text:p>Vigía del Fuer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869" table:style-name="ce1">
            <text:p>76869</text:p>
          </table:table-cell>
          <table:table-cell office:value-type="string" table:style-name="ce1">
            <text:p>Vij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871" table:style-name="ce1">
            <text:p>54871</text:p>
          </table:table-cell>
          <table:table-cell office:value-type="string" table:style-name="ce1">
            <text:p>Villa Car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407" table:style-name="ce1">
            <text:p>15407</text:p>
          </table:table-cell>
          <table:table-cell office:value-type="string" table:style-name="ce1">
            <text:p>Villa de Leyv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843" table:style-name="ce1">
            <text:p>25843</text:p>
          </table:table-cell>
          <table:table-cell office:value-type="string" table:style-name="ce1">
            <text:p>Villa de San Diego de Ub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4874" table:style-name="ce1">
            <text:p>54874</text:p>
          </table:table-cell>
          <table:table-cell office:value-type="string" table:style-name="ce1">
            <text:p>Villa del Rosar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19845" table:style-name="ce1">
            <text:p>19845</text:p>
          </table:table-cell>
          <table:table-cell office:value-type="string" table:style-name="ce1">
            <text:p>Villa R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Putumayo</text:p>
          </table:table-cell>
          <table:table-cell office:value-type="float" office:value="86885" table:style-name="ce1">
            <text:p>86885</text:p>
          </table:table-cell>
          <table:table-cell office:value-type="string" table:style-name="ce1">
            <text:p>Villagarz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871" table:style-name="ce1">
            <text:p>25871</text:p>
          </table:table-cell>
          <table:table-cell office:value-type="string" table:style-name="ce1">
            <text:p>Villagómez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870" table:style-name="ce1">
            <text:p>73870</text:p>
          </table:table-cell>
          <table:table-cell office:value-type="string" table:style-name="ce1">
            <text:p>Villaherm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873" table:style-name="ce1">
            <text:p>17873</text:p>
          </table:table-cell>
          <table:table-cell office:value-type="string" table:style-name="ce1">
            <text:p>Villamarí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873" table:style-name="ce1">
            <text:p>13873</text:p>
          </table:table-cell>
          <table:table-cell office:value-type="string" table:style-name="ce1">
            <text:p>Villanuev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La Guajira</text:p>
          </table:table-cell>
          <table:table-cell office:value-type="float" office:value="44874" table:style-name="ce1">
            <text:p>44874</text:p>
          </table:table-cell>
          <table:table-cell office:value-type="string" table:style-name="ce1">
            <text:p>Villanuev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872" table:style-name="ce1">
            <text:p>68872</text:p>
          </table:table-cell>
          <table:table-cell office:value-type="string" table:style-name="ce1">
            <text:p>Villanuev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asanare</text:p>
          </table:table-cell>
          <table:table-cell office:value-type="float" office:value="85440" table:style-name="ce1">
            <text:p>85440</text:p>
          </table:table-cell>
          <table:table-cell office:value-type="string" table:style-name="ce1">
            <text:p>Villanuev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873" table:style-name="ce1">
            <text:p>25873</text:p>
          </table:table-cell>
          <table:table-cell office:value-type="string" table:style-name="ce1">
            <text:p>Villapinz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73873" table:style-name="ce1">
            <text:p>73873</text:p>
          </table:table-cell>
          <table:table-cell office:value-type="string" table:style-name="ce1">
            <text:p>Villarri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001" table:style-name="ce1">
            <text:p>50001</text:p>
          </table:table-cell>
          <table:table-cell office:value-type="string" table:style-name="ce1">
            <text:p>Villavicenc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872" table:style-name="ce1">
            <text:p>41872</text:p>
          </table:table-cell>
          <table:table-cell office:value-type="string" table:style-name="ce1">
            <text:p>Villaviej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875" table:style-name="ce1">
            <text:p>25875</text:p>
          </table:table-cell>
          <table:table-cell office:value-type="string" table:style-name="ce1">
            <text:p>Ville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878" table:style-name="ce1">
            <text:p>25878</text:p>
          </table:table-cell>
          <table:table-cell office:value-type="string" table:style-name="ce1">
            <text:p>Viot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879" table:style-name="ce1">
            <text:p>15879</text:p>
          </table:table-cell>
          <table:table-cell office:value-type="string" table:style-name="ce1">
            <text:p>Viracach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0711" table:style-name="ce1">
            <text:p>50711</text:p>
          </table:table-cell>
          <table:table-cell office:value-type="string" table:style-name="ce1">
            <text:p>Vista Hermo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17877" table:style-name="ce1">
            <text:p>17877</text:p>
          </table:table-cell>
          <table:table-cell office:value-type="string" table:style-name="ce1">
            <text:p>Viterb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885" table:style-name="ce1">
            <text:p>25885</text:p>
          </table:table-cell>
          <table:table-cell office:value-type="string" table:style-name="ce1">
            <text:p>Yacop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2885" table:style-name="ce1">
            <text:p>52885</text:p>
          </table:table-cell>
          <table:table-cell office:value-type="string" table:style-name="ce1">
            <text:p>Yacuanqu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Sur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41885" table:style-name="ce1">
            <text:p>41885</text:p>
          </table:table-cell>
          <table:table-cell office:value-type="string" table:style-name="ce1">
            <text:p>Yaguar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885" table:style-name="ce1">
            <text:p>5885</text:p>
          </table:table-cell>
          <table:table-cell office:value-type="string" table:style-name="ce1">
            <text:p>Yalí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887" table:style-name="ce1">
            <text:p>5887</text:p>
          </table:table-cell>
          <table:table-cell office:value-type="string" table:style-name="ce1">
            <text:p>Yarum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Vaupés</text:p>
          </table:table-cell>
          <table:table-cell office:value-type="float" office:value="97889" table:style-name="ce1">
            <text:p>97889</text:p>
          </table:table-cell>
          <table:table-cell office:value-type="string" table:style-name="ce1">
            <text:p>Yavaraté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890" table:style-name="ce1">
            <text:p>5890</text:p>
          </table:table-cell>
          <table:table-cell office:value-type="string" table:style-name="ce1">
            <text:p>Yolombó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893" table:style-name="ce1">
            <text:p>5893</text:p>
          </table:table-cell>
          <table:table-cell office:value-type="string" table:style-name="ce1">
            <text:p>Yondó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Llano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asanare</text:p>
          </table:table-cell>
          <table:table-cell office:value-type="float" office:value="85001" table:style-name="ce1">
            <text:p>85001</text:p>
          </table:table-cell>
          <table:table-cell office:value-type="string" table:style-name="ce1">
            <text:p>Yop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890" table:style-name="ce1">
            <text:p>76890</text:p>
          </table:table-cell>
          <table:table-cell office:value-type="string" table:style-name="ce1">
            <text:p>Yotoc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892" table:style-name="ce1">
            <text:p>76892</text:p>
          </table:table-cell>
          <table:table-cell office:value-type="string" table:style-name="ce1">
            <text:p>Yumb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13894" table:style-name="ce1">
            <text:p>13894</text:p>
          </table:table-cell>
          <table:table-cell office:value-type="string" table:style-name="ce1">
            <text:p>Zambra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68895" table:style-name="ce1">
            <text:p>68895</text:p>
          </table:table-cell>
          <table:table-cell office:value-type="string" table:style-name="ce1">
            <text:p>Zapatoc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960" table:style-name="ce1">
            <text:p>47960</text:p>
          </table:table-cell>
          <table:table-cell office:value-type="string" table:style-name="ce1">
            <text:p>Zapayá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Eje Cafetero - Antioqui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895" table:style-name="ce1">
            <text:p>5895</text:p>
          </table:table-cell>
          <table:table-cell office:value-type="string" table:style-name="ce1">
            <text:p>Zaragoz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Pacífico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76895" table:style-name="ce1">
            <text:p>76895</text:p>
          </table:table-cell>
          <table:table-cell office:value-type="string" table:style-name="ce1">
            <text:p>Zarz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15897" table:style-name="ce1">
            <text:p>15897</text:p>
          </table:table-cell>
          <table:table-cell office:value-type="string" table:style-name="ce1">
            <text:p>Zetaqui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898" table:style-name="ce1">
            <text:p>25898</text:p>
          </table:table-cell>
          <table:table-cell office:value-type="string" table:style-name="ce1">
            <text:p>Zipacó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entro Orient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25899" table:style-name="ce1">
            <text:p>25899</text:p>
          </table:table-cell>
          <table:table-cell office:value-type="string" table:style-name="ce1">
            <text:p>Zipaquirá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ón Carib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47980" table:style-name="ce1">
            <text:p>47980</text:p>
          </table:table-cell>
          <table:table-cell office:value-type="string" table:style-name="ce1">
            <text:p>Zona Bananera</text:p>
          </table:table-cell>
          <table:table-cell table:number-columns-repeated="16379"/>
        </table:table-row>
        <table:table-row table:number-rows-repeated="1047452" table:style-name="ro1">
          <table:table-cell table:number-columns-repeated="16384"/>
        </table:table-row>
      </table:table>
      <table:table table:name="Pais" table:style-name="ta1">
        <table:table-column table:style-name="co7" table:number-columns-repeated="1024" table:default-cell-style-name="ce1"/>
        <table:table-column table:style-name="co6" table:number-columns-repeated="15360" table:default-cell-style-name="ce1"/>
        <table:table-row table:style-name="ro2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Code</text:p>
          </table:table-cell>
          <table:table-cell table:number-columns-repeated="16381" table:style-name="ce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Colombia</text:p>
          </table:table-cell>
          <table:table-cell office:value-type="string" table:style-name="ce1">
            <text:p>CO</text:p>
          </table:table-cell>
          <table:table-cell table:number-columns-repeated="16381"/>
        </table:table-row>
        <table:table-row table:number-rows-repeated="1048574" table:style-name="ro1">
          <table:table-cell table:number-columns-repeated="16384"/>
        </table:table-row>
      </table:table>
      <table:table table:name="Depto" table:style-name="ta1">
        <table:table-column table:style-name="co7" table:default-cell-style-name="ce1"/>
        <table:table-column table:style-name="co3" table:default-cell-style-name="ce1"/>
        <table:table-column table:style-name="co7" table:number-columns-repeated="2" table:default-cell-style-name="ce1"/>
        <table:table-column table:style-name="co6" table:number-columns-repeated="16380" table:default-cell-style-name="ce1"/>
        <table:table-row table:style-name="ro2">
          <table:table-cell office:value-type="string" table:style-name="ce2">
            <text:p>Id</text:p>
          </table:table-cell>
          <table:table-cell office:value-type="string" table:style-name="ce2">
            <text:p>Nombre</text:p>
          </table:table-cell>
          <table:table-cell office:value-type="string" table:style-name="ce2">
            <text:p>PaisId</text:p>
          </table:table-cell>
          <table:table-cell office:value-type="string" table:style-name="ce2">
            <text:p>Pais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ntioquia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2];[Pais.A$2:.C$10];2;1)" table:style-name="ce1">
            <text:p>Colombia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tlántico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3];[Pais.A$2:.C$10];2;1)" table:style-name="ce1">
            <text:p>Colombia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Bogotá D.C.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4];[Pais.A$2:.C$10];2;1)" table:style-name="ce1">
            <text:p>Colombia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Bolívar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5];[Pais.A$2:.C$10];2;1)" table:style-name="ce1">
            <text:p>Colombia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Boyacá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6];[Pais.A$2:.C$10];2;1)" table:style-name="ce1">
            <text:p>Colombia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Caldas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7];[Pais.A$2:.C$10];2;1)" table:style-name="ce1">
            <text:p>Colombia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Caquetá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8];[Pais.A$2:.C$10];2;1)" table:style-name="ce1">
            <text:p>Colombia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Cauca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9];[Pais.A$2:.C$10];2;1)" table:style-name="ce1">
            <text:p>Colombia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Cesar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10];[Pais.A$2:.C$10];2;1)" table:style-name="ce1">
            <text:p>Colombia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Córdoba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11];[Pais.A$2:.C$10];2;1)" table:style-name="ce1">
            <text:p>Colombia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Cundinamarca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12];[Pais.A$2:.C$10];2;1)" table:style-name="ce1">
            <text:p>Colombia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Chocó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13];[Pais.A$2:.C$10];2;1)" table:style-name="ce1">
            <text:p>Colombia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Huila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14];[Pais.A$2:.C$10];2;1)" table:style-name="ce1">
            <text:p>Colombia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La Guajira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15];[Pais.A$2:.C$10];2;1)" table:style-name="ce1">
            <text:p>Colombia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Magdalena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16];[Pais.A$2:.C$10];2;1)" table:style-name="ce1">
            <text:p>Colombia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Meta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17];[Pais.A$2:.C$10];2;1)" table:style-name="ce1">
            <text:p>Colombia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Nariño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18];[Pais.A$2:.C$10];2;1)" table:style-name="ce1">
            <text:p>Colombia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Norte de Santander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19];[Pais.A$2:.C$10];2;1)" table:style-name="ce1">
            <text:p>Colombia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Quindío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20];[Pais.A$2:.C$10];2;1)" table:style-name="ce1">
            <text:p>Colombia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Risaralda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21];[Pais.A$2:.C$10];2;1)" table:style-name="ce1">
            <text:p>Colombia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Santander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22];[Pais.A$2:.C$10];2;1)" table:style-name="ce1">
            <text:p>Colombia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Sucre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23];[Pais.A$2:.C$10];2;1)" table:style-name="ce1">
            <text:p>Colombia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Tolima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24];[Pais.A$2:.C$10];2;1)" table:style-name="ce1">
            <text:p>Colombia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Valle del Cauca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25];[Pais.A$2:.C$10];2;1)" table:style-name="ce1">
            <text:p>Colombia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Arauca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26];[Pais.A$2:.C$10];2;1)" table:style-name="ce1">
            <text:p>Colombia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Casanare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27];[Pais.A$2:.C$10];2;1)" table:style-name="ce1">
            <text:p>Colombia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Putumayo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28];[Pais.A$2:.C$10];2;1)" table:style-name="ce1">
            <text:p>Colombia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Archipiélago de San Andrés, Providencia y Santa Catalina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29];[Pais.A$2:.C$10];2;1)" table:style-name="ce1">
            <text:p>Colombia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Amazonas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30];[Pais.A$2:.C$10];2;1)" table:style-name="ce1">
            <text:p>Colombia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Guainía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31];[Pais.A$2:.C$10];2;1)" table:style-name="ce1">
            <text:p>Colombia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Guaviare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32];[Pais.A$2:.C$10];2;1)" table:style-name="ce1">
            <text:p>Colombia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Vaupés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33];[Pais.A$2:.C$10];2;1)" table:style-name="ce1">
            <text:p>Colombia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Vichada</text:p>
          </table:table-cell>
          <table:table-cell office:value-type="float" office:value="57" table:style-name="ce1">
            <text:p>57</text:p>
          </table:table-cell>
          <table:table-cell office:value-type="string" office:string-value="Colombia" table:formula="of:=VLOOKUP([.C34];[Pais.A$2:.C$10];2;1)" table:style-name="ce1">
            <text:p>Colombia</text:p>
          </table:table-cell>
          <table:table-cell table:number-columns-repeated="16380"/>
        </table:table-row>
        <table:table-row table:number-rows-repeated="1048542" table:style-name="ro1">
          <table:table-cell table:number-columns-repeated="16384"/>
        </table:table-row>
      </table:table>
      <table:table table:name="Ciudad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number-columns-repeated="1020" table:default-cell-style-name="ce1"/>
        <table:table-column table:style-name="co6" table:number-columns-repeated="15360" table:default-cell-style-name="ce1"/>
        <table:table-row table:style-name="ro2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ptoId</text:p>
          </table:table-cell>
          <table:table-cell office:value-type="string" table:style-name="ce2">
            <text:p>DeptoName</text:p>
          </table:table-cell>
          <table:table-cell table:number-columns-repeated="16380" table:style-name="ce2"/>
        </table:table-row>
        <table:table-row table:style-name="ro1">
          <table:table-cell office:value-type="float" office:value="5001" table:style-name="ce1">
            <text:p>5001</text:p>
          </table:table-cell>
          <table:table-cell office:value-type="string" table:style-name="ce1">
            <text:p>Medellín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2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002" table:style-name="ce1">
            <text:p>5002</text:p>
          </table:table-cell>
          <table:table-cell office:value-type="string" table:style-name="ce1">
            <text:p>Abejorral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3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004" table:style-name="ce1">
            <text:p>5004</text:p>
          </table:table-cell>
          <table:table-cell office:value-type="string" table:style-name="ce1">
            <text:p>Abriaquí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4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021" table:style-name="ce1">
            <text:p>5021</text:p>
          </table:table-cell>
          <table:table-cell office:value-type="string" table:style-name="ce1">
            <text:p>Alejandrí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5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030" table:style-name="ce1">
            <text:p>5030</text:p>
          </table:table-cell>
          <table:table-cell office:value-type="string" table:style-name="ce1">
            <text:p>Amagá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6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031" table:style-name="ce1">
            <text:p>5031</text:p>
          </table:table-cell>
          <table:table-cell office:value-type="string" table:style-name="ce1">
            <text:p>Amalfi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7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034" table:style-name="ce1">
            <text:p>5034</text:p>
          </table:table-cell>
          <table:table-cell office:value-type="string" table:style-name="ce1">
            <text:p>Andes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8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036" table:style-name="ce1">
            <text:p>5036</text:p>
          </table:table-cell>
          <table:table-cell office:value-type="string" table:style-name="ce1">
            <text:p>Angelópolis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9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038" table:style-name="ce1">
            <text:p>5038</text:p>
          </table:table-cell>
          <table:table-cell office:value-type="string" table:style-name="ce1">
            <text:p>Angostur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0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040" table:style-name="ce1">
            <text:p>5040</text:p>
          </table:table-cell>
          <table:table-cell office:value-type="string" table:style-name="ce1">
            <text:p>Anorí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1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042" table:style-name="ce1">
            <text:p>5042</text:p>
          </table:table-cell>
          <table:table-cell office:value-type="string" table:style-name="ce1">
            <text:p>Santafé de Antioqui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2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044" table:style-name="ce1">
            <text:p>5044</text:p>
          </table:table-cell>
          <table:table-cell office:value-type="string" table:style-name="ce1">
            <text:p>Anz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3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045" table:style-name="ce1">
            <text:p>5045</text:p>
          </table:table-cell>
          <table:table-cell office:value-type="string" table:style-name="ce1">
            <text:p>Apartadó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4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051" table:style-name="ce1">
            <text:p>5051</text:p>
          </table:table-cell>
          <table:table-cell office:value-type="string" table:style-name="ce1">
            <text:p>Arboletes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5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055" table:style-name="ce1">
            <text:p>5055</text:p>
          </table:table-cell>
          <table:table-cell office:value-type="string" table:style-name="ce1">
            <text:p>Argeli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6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059" table:style-name="ce1">
            <text:p>5059</text:p>
          </table:table-cell>
          <table:table-cell office:value-type="string" table:style-name="ce1">
            <text:p>Armeni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7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079" table:style-name="ce1">
            <text:p>5079</text:p>
          </table:table-cell>
          <table:table-cell office:value-type="string" table:style-name="ce1">
            <text:p>Barbos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8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086" table:style-name="ce1">
            <text:p>5086</text:p>
          </table:table-cell>
          <table:table-cell office:value-type="string" table:style-name="ce1">
            <text:p>Belmir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9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088" table:style-name="ce1">
            <text:p>5088</text:p>
          </table:table-cell>
          <table:table-cell office:value-type="string" table:style-name="ce1">
            <text:p>Bell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20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091" table:style-name="ce1">
            <text:p>5091</text:p>
          </table:table-cell>
          <table:table-cell office:value-type="string" table:style-name="ce1">
            <text:p>Betani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21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093" table:style-name="ce1">
            <text:p>5093</text:p>
          </table:table-cell>
          <table:table-cell office:value-type="string" table:style-name="ce1">
            <text:p>Betuli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22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101" table:style-name="ce1">
            <text:p>5101</text:p>
          </table:table-cell>
          <table:table-cell office:value-type="string" table:style-name="ce1">
            <text:p>Ciudad Bolívar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23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107" table:style-name="ce1">
            <text:p>5107</text:p>
          </table:table-cell>
          <table:table-cell office:value-type="string" table:style-name="ce1">
            <text:p>Briceñ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24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113" table:style-name="ce1">
            <text:p>5113</text:p>
          </table:table-cell>
          <table:table-cell office:value-type="string" table:style-name="ce1">
            <text:p>Buriticá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25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120" table:style-name="ce1">
            <text:p>5120</text:p>
          </table:table-cell>
          <table:table-cell office:value-type="string" table:style-name="ce1">
            <text:p>Cáceres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26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125" table:style-name="ce1">
            <text:p>5125</text:p>
          </table:table-cell>
          <table:table-cell office:value-type="string" table:style-name="ce1">
            <text:p>Caiced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27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129" table:style-name="ce1">
            <text:p>5129</text:p>
          </table:table-cell>
          <table:table-cell office:value-type="string" table:style-name="ce1">
            <text:p>Caldas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28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134" table:style-name="ce1">
            <text:p>5134</text:p>
          </table:table-cell>
          <table:table-cell office:value-type="string" table:style-name="ce1">
            <text:p>Campament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29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138" table:style-name="ce1">
            <text:p>5138</text:p>
          </table:table-cell>
          <table:table-cell office:value-type="string" table:style-name="ce1">
            <text:p>Cañasgordas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30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142" table:style-name="ce1">
            <text:p>5142</text:p>
          </table:table-cell>
          <table:table-cell office:value-type="string" table:style-name="ce1">
            <text:p>Caracolí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31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145" table:style-name="ce1">
            <text:p>5145</text:p>
          </table:table-cell>
          <table:table-cell office:value-type="string" table:style-name="ce1">
            <text:p>Caramant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32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147" table:style-name="ce1">
            <text:p>5147</text:p>
          </table:table-cell>
          <table:table-cell office:value-type="string" table:style-name="ce1">
            <text:p>Carep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33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148" table:style-name="ce1">
            <text:p>5148</text:p>
          </table:table-cell>
          <table:table-cell office:value-type="string" table:style-name="ce1">
            <text:p>El Carmen de Viboral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34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150" table:style-name="ce1">
            <text:p>5150</text:p>
          </table:table-cell>
          <table:table-cell office:value-type="string" table:style-name="ce1">
            <text:p>Carolin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35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154" table:style-name="ce1">
            <text:p>5154</text:p>
          </table:table-cell>
          <table:table-cell office:value-type="string" table:style-name="ce1">
            <text:p>Caucasi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36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172" table:style-name="ce1">
            <text:p>5172</text:p>
          </table:table-cell>
          <table:table-cell office:value-type="string" table:style-name="ce1">
            <text:p>Chigorodó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37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190" table:style-name="ce1">
            <text:p>5190</text:p>
          </table:table-cell>
          <table:table-cell office:value-type="string" table:style-name="ce1">
            <text:p>Cisneros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38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197" table:style-name="ce1">
            <text:p>5197</text:p>
          </table:table-cell>
          <table:table-cell office:value-type="string" table:style-name="ce1">
            <text:p>Cocorná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39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206" table:style-name="ce1">
            <text:p>5206</text:p>
          </table:table-cell>
          <table:table-cell office:value-type="string" table:style-name="ce1">
            <text:p>Concepción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40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209" table:style-name="ce1">
            <text:p>5209</text:p>
          </table:table-cell>
          <table:table-cell office:value-type="string" table:style-name="ce1">
            <text:p>Concordi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41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212" table:style-name="ce1">
            <text:p>5212</text:p>
          </table:table-cell>
          <table:table-cell office:value-type="string" table:style-name="ce1">
            <text:p>Copacaban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42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234" table:style-name="ce1">
            <text:p>5234</text:p>
          </table:table-cell>
          <table:table-cell office:value-type="string" table:style-name="ce1">
            <text:p>Dabeib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43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237" table:style-name="ce1">
            <text:p>5237</text:p>
          </table:table-cell>
          <table:table-cell office:value-type="string" table:style-name="ce1">
            <text:p>Don Matías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44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240" table:style-name="ce1">
            <text:p>5240</text:p>
          </table:table-cell>
          <table:table-cell office:value-type="string" table:style-name="ce1">
            <text:p>Ebéjic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45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250" table:style-name="ce1">
            <text:p>5250</text:p>
          </table:table-cell>
          <table:table-cell office:value-type="string" table:style-name="ce1">
            <text:p>El Bagre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46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264" table:style-name="ce1">
            <text:p>5264</text:p>
          </table:table-cell>
          <table:table-cell office:value-type="string" table:style-name="ce1">
            <text:p>Entrerrios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47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266" table:style-name="ce1">
            <text:p>5266</text:p>
          </table:table-cell>
          <table:table-cell office:value-type="string" table:style-name="ce1">
            <text:p>Envigad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48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282" table:style-name="ce1">
            <text:p>5282</text:p>
          </table:table-cell>
          <table:table-cell office:value-type="string" table:style-name="ce1">
            <text:p>Fredoni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49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284" table:style-name="ce1">
            <text:p>5284</text:p>
          </table:table-cell>
          <table:table-cell office:value-type="string" table:style-name="ce1">
            <text:p>Frontin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50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306" table:style-name="ce1">
            <text:p>5306</text:p>
          </table:table-cell>
          <table:table-cell office:value-type="string" table:style-name="ce1">
            <text:p>Girald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51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308" table:style-name="ce1">
            <text:p>5308</text:p>
          </table:table-cell>
          <table:table-cell office:value-type="string" table:style-name="ce1">
            <text:p>Girardot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52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310" table:style-name="ce1">
            <text:p>5310</text:p>
          </table:table-cell>
          <table:table-cell office:value-type="string" table:style-name="ce1">
            <text:p>Gómez Plat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53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313" table:style-name="ce1">
            <text:p>5313</text:p>
          </table:table-cell>
          <table:table-cell office:value-type="string" table:style-name="ce1">
            <text:p>Granad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54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315" table:style-name="ce1">
            <text:p>5315</text:p>
          </table:table-cell>
          <table:table-cell office:value-type="string" table:style-name="ce1">
            <text:p>Guadalupe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55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318" table:style-name="ce1">
            <text:p>5318</text:p>
          </table:table-cell>
          <table:table-cell office:value-type="string" table:style-name="ce1">
            <text:p>Guarne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56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321" table:style-name="ce1">
            <text:p>5321</text:p>
          </table:table-cell>
          <table:table-cell office:value-type="string" table:style-name="ce1">
            <text:p>Guatapé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57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347" table:style-name="ce1">
            <text:p>5347</text:p>
          </table:table-cell>
          <table:table-cell office:value-type="string" table:style-name="ce1">
            <text:p>Heliconi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58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353" table:style-name="ce1">
            <text:p>5353</text:p>
          </table:table-cell>
          <table:table-cell office:value-type="string" table:style-name="ce1">
            <text:p>Hispani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59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360" table:style-name="ce1">
            <text:p>5360</text:p>
          </table:table-cell>
          <table:table-cell office:value-type="string" table:style-name="ce1">
            <text:p>Itagui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60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361" table:style-name="ce1">
            <text:p>5361</text:p>
          </table:table-cell>
          <table:table-cell office:value-type="string" table:style-name="ce1">
            <text:p>Ituang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61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364" table:style-name="ce1">
            <text:p>5364</text:p>
          </table:table-cell>
          <table:table-cell office:value-type="string" table:style-name="ce1">
            <text:p>Jardín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62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368" table:style-name="ce1">
            <text:p>5368</text:p>
          </table:table-cell>
          <table:table-cell office:value-type="string" table:style-name="ce1">
            <text:p>Jericó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63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376" table:style-name="ce1">
            <text:p>5376</text:p>
          </table:table-cell>
          <table:table-cell office:value-type="string" table:style-name="ce1">
            <text:p>La Cej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64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380" table:style-name="ce1">
            <text:p>5380</text:p>
          </table:table-cell>
          <table:table-cell office:value-type="string" table:style-name="ce1">
            <text:p>La Estrell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65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390" table:style-name="ce1">
            <text:p>5390</text:p>
          </table:table-cell>
          <table:table-cell office:value-type="string" table:style-name="ce1">
            <text:p>La Pintad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66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400" table:style-name="ce1">
            <text:p>5400</text:p>
          </table:table-cell>
          <table:table-cell office:value-type="string" table:style-name="ce1">
            <text:p>La Unión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67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411" table:style-name="ce1">
            <text:p>5411</text:p>
          </table:table-cell>
          <table:table-cell office:value-type="string" table:style-name="ce1">
            <text:p>Liborin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68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425" table:style-name="ce1">
            <text:p>5425</text:p>
          </table:table-cell>
          <table:table-cell office:value-type="string" table:style-name="ce1">
            <text:p>Mace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69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440" table:style-name="ce1">
            <text:p>5440</text:p>
          </table:table-cell>
          <table:table-cell office:value-type="string" table:style-name="ce1">
            <text:p>Marinill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70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467" table:style-name="ce1">
            <text:p>5467</text:p>
          </table:table-cell>
          <table:table-cell office:value-type="string" table:style-name="ce1">
            <text:p>Montebell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71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475" table:style-name="ce1">
            <text:p>5475</text:p>
          </table:table-cell>
          <table:table-cell office:value-type="string" table:style-name="ce1">
            <text:p>Murindó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72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480" table:style-name="ce1">
            <text:p>5480</text:p>
          </table:table-cell>
          <table:table-cell office:value-type="string" table:style-name="ce1">
            <text:p>Mutatá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73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483" table:style-name="ce1">
            <text:p>5483</text:p>
          </table:table-cell>
          <table:table-cell office:value-type="string" table:style-name="ce1">
            <text:p>Nariñ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74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490" table:style-name="ce1">
            <text:p>5490</text:p>
          </table:table-cell>
          <table:table-cell office:value-type="string" table:style-name="ce1">
            <text:p>Necoclí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75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495" table:style-name="ce1">
            <text:p>5495</text:p>
          </table:table-cell>
          <table:table-cell office:value-type="string" table:style-name="ce1">
            <text:p>Nechí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76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501" table:style-name="ce1">
            <text:p>5501</text:p>
          </table:table-cell>
          <table:table-cell office:value-type="string" table:style-name="ce1">
            <text:p>Olay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77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541" table:style-name="ce1">
            <text:p>5541</text:p>
          </table:table-cell>
          <table:table-cell office:value-type="string" table:style-name="ce1">
            <text:p>Peñol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78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543" table:style-name="ce1">
            <text:p>5543</text:p>
          </table:table-cell>
          <table:table-cell office:value-type="string" table:style-name="ce1">
            <text:p>Peque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79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576" table:style-name="ce1">
            <text:p>5576</text:p>
          </table:table-cell>
          <table:table-cell office:value-type="string" table:style-name="ce1">
            <text:p>Pueblorric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80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579" table:style-name="ce1">
            <text:p>5579</text:p>
          </table:table-cell>
          <table:table-cell office:value-type="string" table:style-name="ce1">
            <text:p>Puerto Berrí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81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585" table:style-name="ce1">
            <text:p>5585</text:p>
          </table:table-cell>
          <table:table-cell office:value-type="string" table:style-name="ce1">
            <text:p>Puerto Nare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82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591" table:style-name="ce1">
            <text:p>5591</text:p>
          </table:table-cell>
          <table:table-cell office:value-type="string" table:style-name="ce1">
            <text:p>Puerto Triunf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83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604" table:style-name="ce1">
            <text:p>5604</text:p>
          </table:table-cell>
          <table:table-cell office:value-type="string" table:style-name="ce1">
            <text:p>Remedios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84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607" table:style-name="ce1">
            <text:p>5607</text:p>
          </table:table-cell>
          <table:table-cell office:value-type="string" table:style-name="ce1">
            <text:p>Retir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85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615" table:style-name="ce1">
            <text:p>5615</text:p>
          </table:table-cell>
          <table:table-cell office:value-type="string" table:style-name="ce1">
            <text:p>Rionegr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86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628" table:style-name="ce1">
            <text:p>5628</text:p>
          </table:table-cell>
          <table:table-cell office:value-type="string" table:style-name="ce1">
            <text:p>Sabanalarg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87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631" table:style-name="ce1">
            <text:p>5631</text:p>
          </table:table-cell>
          <table:table-cell office:value-type="string" table:style-name="ce1">
            <text:p>Sabanet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88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642" table:style-name="ce1">
            <text:p>5642</text:p>
          </table:table-cell>
          <table:table-cell office:value-type="string" table:style-name="ce1">
            <text:p>Salgar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89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647" table:style-name="ce1">
            <text:p>5647</text:p>
          </table:table-cell>
          <table:table-cell office:value-type="string" table:style-name="ce1">
            <text:p>San Andrés de Cuerquí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90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649" table:style-name="ce1">
            <text:p>5649</text:p>
          </table:table-cell>
          <table:table-cell office:value-type="string" table:style-name="ce1">
            <text:p>San Carlos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91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652" table:style-name="ce1">
            <text:p>5652</text:p>
          </table:table-cell>
          <table:table-cell office:value-type="string" table:style-name="ce1">
            <text:p>San Francisc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92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656" table:style-name="ce1">
            <text:p>5656</text:p>
          </table:table-cell>
          <table:table-cell office:value-type="string" table:style-name="ce1">
            <text:p>San Jerónim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93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658" table:style-name="ce1">
            <text:p>5658</text:p>
          </table:table-cell>
          <table:table-cell office:value-type="string" table:style-name="ce1">
            <text:p>San José de La Montañ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94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659" table:style-name="ce1">
            <text:p>5659</text:p>
          </table:table-cell>
          <table:table-cell office:value-type="string" table:style-name="ce1">
            <text:p>San Juan de Urabá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95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660" table:style-name="ce1">
            <text:p>5660</text:p>
          </table:table-cell>
          <table:table-cell office:value-type="string" table:style-name="ce1">
            <text:p>San Luis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96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664" table:style-name="ce1">
            <text:p>5664</text:p>
          </table:table-cell>
          <table:table-cell office:value-type="string" table:style-name="ce1">
            <text:p>San Pedr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97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665" table:style-name="ce1">
            <text:p>5665</text:p>
          </table:table-cell>
          <table:table-cell office:value-type="string" table:style-name="ce1">
            <text:p>San Pedro de Urab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98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667" table:style-name="ce1">
            <text:p>5667</text:p>
          </table:table-cell>
          <table:table-cell office:value-type="string" table:style-name="ce1">
            <text:p>San Rafael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99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670" table:style-name="ce1">
            <text:p>5670</text:p>
          </table:table-cell>
          <table:table-cell office:value-type="string" table:style-name="ce1">
            <text:p>San Roque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00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674" table:style-name="ce1">
            <text:p>5674</text:p>
          </table:table-cell>
          <table:table-cell office:value-type="string" table:style-name="ce1">
            <text:p>San Vicente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01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679" table:style-name="ce1">
            <text:p>5679</text:p>
          </table:table-cell>
          <table:table-cell office:value-type="string" table:style-name="ce1">
            <text:p>Santa Bárbar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02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686" table:style-name="ce1">
            <text:p>5686</text:p>
          </table:table-cell>
          <table:table-cell office:value-type="string" table:style-name="ce1">
            <text:p>Santa Rosa de Osos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03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690" table:style-name="ce1">
            <text:p>5690</text:p>
          </table:table-cell>
          <table:table-cell office:value-type="string" table:style-name="ce1">
            <text:p>Santo Doming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04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697" table:style-name="ce1">
            <text:p>5697</text:p>
          </table:table-cell>
          <table:table-cell office:value-type="string" table:style-name="ce1">
            <text:p>El Santuari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05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736" table:style-name="ce1">
            <text:p>5736</text:p>
          </table:table-cell>
          <table:table-cell office:value-type="string" table:style-name="ce1">
            <text:p>Segovi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06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756" table:style-name="ce1">
            <text:p>5756</text:p>
          </table:table-cell>
          <table:table-cell office:value-type="string" table:style-name="ce1">
            <text:p>Sonsón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07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761" table:style-name="ce1">
            <text:p>5761</text:p>
          </table:table-cell>
          <table:table-cell office:value-type="string" table:style-name="ce1">
            <text:p>Sopetrán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08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789" table:style-name="ce1">
            <text:p>5789</text:p>
          </table:table-cell>
          <table:table-cell office:value-type="string" table:style-name="ce1">
            <text:p>Támesis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09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790" table:style-name="ce1">
            <text:p>5790</text:p>
          </table:table-cell>
          <table:table-cell office:value-type="string" table:style-name="ce1">
            <text:p>Tarazá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10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792" table:style-name="ce1">
            <text:p>5792</text:p>
          </table:table-cell>
          <table:table-cell office:value-type="string" table:style-name="ce1">
            <text:p>Tars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11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809" table:style-name="ce1">
            <text:p>5809</text:p>
          </table:table-cell>
          <table:table-cell office:value-type="string" table:style-name="ce1">
            <text:p>Titiribí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12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819" table:style-name="ce1">
            <text:p>5819</text:p>
          </table:table-cell>
          <table:table-cell office:value-type="string" table:style-name="ce1">
            <text:p>Toled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13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837" table:style-name="ce1">
            <text:p>5837</text:p>
          </table:table-cell>
          <table:table-cell office:value-type="string" table:style-name="ce1">
            <text:p>Turb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14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842" table:style-name="ce1">
            <text:p>5842</text:p>
          </table:table-cell>
          <table:table-cell office:value-type="string" table:style-name="ce1">
            <text:p>Uramit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15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847" table:style-name="ce1">
            <text:p>5847</text:p>
          </table:table-cell>
          <table:table-cell office:value-type="string" table:style-name="ce1">
            <text:p>Urra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16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854" table:style-name="ce1">
            <text:p>5854</text:p>
          </table:table-cell>
          <table:table-cell office:value-type="string" table:style-name="ce1">
            <text:p>Valdivi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17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856" table:style-name="ce1">
            <text:p>5856</text:p>
          </table:table-cell>
          <table:table-cell office:value-type="string" table:style-name="ce1">
            <text:p>Valparaíso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18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858" table:style-name="ce1">
            <text:p>5858</text:p>
          </table:table-cell>
          <table:table-cell office:value-type="string" table:style-name="ce1">
            <text:p>Vegachí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19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861" table:style-name="ce1">
            <text:p>5861</text:p>
          </table:table-cell>
          <table:table-cell office:value-type="string" table:style-name="ce1">
            <text:p>Veneci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20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873" table:style-name="ce1">
            <text:p>5873</text:p>
          </table:table-cell>
          <table:table-cell office:value-type="string" table:style-name="ce1">
            <text:p>Vigía del Fuerte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21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885" table:style-name="ce1">
            <text:p>5885</text:p>
          </table:table-cell>
          <table:table-cell office:value-type="string" table:style-name="ce1">
            <text:p>Yalí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22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887" table:style-name="ce1">
            <text:p>5887</text:p>
          </table:table-cell>
          <table:table-cell office:value-type="string" table:style-name="ce1">
            <text:p>Yarumal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23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890" table:style-name="ce1">
            <text:p>5890</text:p>
          </table:table-cell>
          <table:table-cell office:value-type="string" table:style-name="ce1">
            <text:p>Yolombó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24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893" table:style-name="ce1">
            <text:p>5893</text:p>
          </table:table-cell>
          <table:table-cell office:value-type="string" table:style-name="ce1">
            <text:p>Yondó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25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5895" table:style-name="ce1">
            <text:p>5895</text:p>
          </table:table-cell>
          <table:table-cell office:value-type="string" table:style-name="ce1">
            <text:p>Zaragoza</text:p>
          </table:table-cell>
          <table:table-cell office:value-type="float" office:value="5" table:style-name="ce1">
            <text:p>5</text:p>
          </table:table-cell>
          <table:table-cell office:value-type="string" office:string-value="Antioquia" table:formula="of:=VLOOKUP([.C126];[Depto.A$2:.B$34];2;1)" table:style-name="ce1">
            <text:p>Antioquia</text:p>
          </table:table-cell>
          <table:table-cell table:number-columns-repeated="16380"/>
        </table:table-row>
        <table:table-row table:style-name="ro1">
          <table:table-cell office:value-type="float" office:value="8001" table:style-name="ce1">
            <text:p>8001</text:p>
          </table:table-cell>
          <table:table-cell office:value-type="string" table:style-name="ce1">
            <text:p>Barranquilla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27];[Depto.A$2:.B$34];2;1)" table:style-name="ce1">
            <text:p>Atlántico</text:p>
          </table:table-cell>
          <table:table-cell table:number-columns-repeated="16380"/>
        </table:table-row>
        <table:table-row table:style-name="ro1">
          <table:table-cell office:value-type="float" office:value="8078" table:style-name="ce1">
            <text:p>8078</text:p>
          </table:table-cell>
          <table:table-cell office:value-type="string" table:style-name="ce1">
            <text:p>Baranoa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28];[Depto.A$2:.B$34];2;1)" table:style-name="ce1">
            <text:p>Atlántico</text:p>
          </table:table-cell>
          <table:table-cell table:number-columns-repeated="16380"/>
        </table:table-row>
        <table:table-row table:style-name="ro1">
          <table:table-cell office:value-type="float" office:value="8137" table:style-name="ce1">
            <text:p>8137</text:p>
          </table:table-cell>
          <table:table-cell office:value-type="string" table:style-name="ce1">
            <text:p>Campo de La Cruz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29];[Depto.A$2:.B$34];2;1)" table:style-name="ce1">
            <text:p>Atlántico</text:p>
          </table:table-cell>
          <table:table-cell table:number-columns-repeated="16380"/>
        </table:table-row>
        <table:table-row table:style-name="ro1">
          <table:table-cell office:value-type="float" office:value="8141" table:style-name="ce1">
            <text:p>8141</text:p>
          </table:table-cell>
          <table:table-cell office:value-type="string" table:style-name="ce1">
            <text:p>Candelaria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30];[Depto.A$2:.B$34];2;1)" table:style-name="ce1">
            <text:p>Atlántico</text:p>
          </table:table-cell>
          <table:table-cell table:number-columns-repeated="16380"/>
        </table:table-row>
        <table:table-row table:style-name="ro1">
          <table:table-cell office:value-type="float" office:value="8296" table:style-name="ce1">
            <text:p>8296</text:p>
          </table:table-cell>
          <table:table-cell office:value-type="string" table:style-name="ce1">
            <text:p>Galapa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31];[Depto.A$2:.B$34];2;1)" table:style-name="ce1">
            <text:p>Atlántico</text:p>
          </table:table-cell>
          <table:table-cell table:number-columns-repeated="16380"/>
        </table:table-row>
        <table:table-row table:style-name="ro1">
          <table:table-cell office:value-type="float" office:value="8372" table:style-name="ce1">
            <text:p>8372</text:p>
          </table:table-cell>
          <table:table-cell office:value-type="string" table:style-name="ce1">
            <text:p>Juan de Acosta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32];[Depto.A$2:.B$34];2;1)" table:style-name="ce1">
            <text:p>Atlántico</text:p>
          </table:table-cell>
          <table:table-cell table:number-columns-repeated="16380"/>
        </table:table-row>
        <table:table-row table:style-name="ro1">
          <table:table-cell office:value-type="float" office:value="8421" table:style-name="ce1">
            <text:p>8421</text:p>
          </table:table-cell>
          <table:table-cell office:value-type="string" table:style-name="ce1">
            <text:p>Luruaco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33];[Depto.A$2:.B$34];2;1)" table:style-name="ce1">
            <text:p>Atlántico</text:p>
          </table:table-cell>
          <table:table-cell table:number-columns-repeated="16380"/>
        </table:table-row>
        <table:table-row table:style-name="ro1">
          <table:table-cell office:value-type="float" office:value="8433" table:style-name="ce1">
            <text:p>8433</text:p>
          </table:table-cell>
          <table:table-cell office:value-type="string" table:style-name="ce1">
            <text:p>Malambo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34];[Depto.A$2:.B$34];2;1)" table:style-name="ce1">
            <text:p>Atlántico</text:p>
          </table:table-cell>
          <table:table-cell table:number-columns-repeated="16380"/>
        </table:table-row>
        <table:table-row table:style-name="ro1">
          <table:table-cell office:value-type="float" office:value="8436" table:style-name="ce1">
            <text:p>8436</text:p>
          </table:table-cell>
          <table:table-cell office:value-type="string" table:style-name="ce1">
            <text:p>Manatí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35];[Depto.A$2:.B$34];2;1)" table:style-name="ce1">
            <text:p>Atlántico</text:p>
          </table:table-cell>
          <table:table-cell table:number-columns-repeated="16380"/>
        </table:table-row>
        <table:table-row table:style-name="ro1">
          <table:table-cell office:value-type="float" office:value="8520" table:style-name="ce1">
            <text:p>8520</text:p>
          </table:table-cell>
          <table:table-cell office:value-type="string" table:style-name="ce1">
            <text:p>Palmar de Varela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36];[Depto.A$2:.B$34];2;1)" table:style-name="ce1">
            <text:p>Atlántico</text:p>
          </table:table-cell>
          <table:table-cell table:number-columns-repeated="16380"/>
        </table:table-row>
        <table:table-row table:style-name="ro1">
          <table:table-cell office:value-type="float" office:value="8549" table:style-name="ce1">
            <text:p>8549</text:p>
          </table:table-cell>
          <table:table-cell office:value-type="string" table:style-name="ce1">
            <text:p>Piojó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37];[Depto.A$2:.B$34];2;1)" table:style-name="ce1">
            <text:p>Atlántico</text:p>
          </table:table-cell>
          <table:table-cell table:number-columns-repeated="16380"/>
        </table:table-row>
        <table:table-row table:style-name="ro1">
          <table:table-cell office:value-type="float" office:value="8558" table:style-name="ce1">
            <text:p>8558</text:p>
          </table:table-cell>
          <table:table-cell office:value-type="string" table:style-name="ce1">
            <text:p>Polonuevo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38];[Depto.A$2:.B$34];2;1)" table:style-name="ce1">
            <text:p>Atlántico</text:p>
          </table:table-cell>
          <table:table-cell table:number-columns-repeated="16380"/>
        </table:table-row>
        <table:table-row table:style-name="ro1">
          <table:table-cell office:value-type="float" office:value="8560" table:style-name="ce1">
            <text:p>8560</text:p>
          </table:table-cell>
          <table:table-cell office:value-type="string" table:style-name="ce1">
            <text:p>Ponedera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39];[Depto.A$2:.B$34];2;1)" table:style-name="ce1">
            <text:p>Atlántico</text:p>
          </table:table-cell>
          <table:table-cell table:number-columns-repeated="16380"/>
        </table:table-row>
        <table:table-row table:style-name="ro1">
          <table:table-cell office:value-type="float" office:value="8573" table:style-name="ce1">
            <text:p>8573</text:p>
          </table:table-cell>
          <table:table-cell office:value-type="string" table:style-name="ce1">
            <text:p>Puerto Colombia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40];[Depto.A$2:.B$34];2;1)" table:style-name="ce1">
            <text:p>Atlántico</text:p>
          </table:table-cell>
          <table:table-cell table:number-columns-repeated="16380"/>
        </table:table-row>
        <table:table-row table:style-name="ro1">
          <table:table-cell office:value-type="float" office:value="8606" table:style-name="ce1">
            <text:p>8606</text:p>
          </table:table-cell>
          <table:table-cell office:value-type="string" table:style-name="ce1">
            <text:p>Repelón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41];[Depto.A$2:.B$34];2;1)" table:style-name="ce1">
            <text:p>Atlántico</text:p>
          </table:table-cell>
          <table:table-cell table:number-columns-repeated="16380"/>
        </table:table-row>
        <table:table-row table:style-name="ro1">
          <table:table-cell office:value-type="float" office:value="8634" table:style-name="ce1">
            <text:p>8634</text:p>
          </table:table-cell>
          <table:table-cell office:value-type="string" table:style-name="ce1">
            <text:p>Sabanagrande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42];[Depto.A$2:.B$34];2;1)" table:style-name="ce1">
            <text:p>Atlántico</text:p>
          </table:table-cell>
          <table:table-cell table:number-columns-repeated="16380"/>
        </table:table-row>
        <table:table-row table:style-name="ro1">
          <table:table-cell office:value-type="float" office:value="8638" table:style-name="ce1">
            <text:p>8638</text:p>
          </table:table-cell>
          <table:table-cell office:value-type="string" table:style-name="ce1">
            <text:p>Sabanalarga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43];[Depto.A$2:.B$34];2;1)" table:style-name="ce1">
            <text:p>Atlántico</text:p>
          </table:table-cell>
          <table:table-cell table:number-columns-repeated="16380"/>
        </table:table-row>
        <table:table-row table:style-name="ro1">
          <table:table-cell office:value-type="float" office:value="8675" table:style-name="ce1">
            <text:p>8675</text:p>
          </table:table-cell>
          <table:table-cell office:value-type="string" table:style-name="ce1">
            <text:p>Santa Lucía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44];[Depto.A$2:.B$34];2;1)" table:style-name="ce1">
            <text:p>Atlántico</text:p>
          </table:table-cell>
          <table:table-cell table:number-columns-repeated="16380"/>
        </table:table-row>
        <table:table-row table:style-name="ro1">
          <table:table-cell office:value-type="float" office:value="8685" table:style-name="ce1">
            <text:p>8685</text:p>
          </table:table-cell>
          <table:table-cell office:value-type="string" table:style-name="ce1">
            <text:p>Santo Tomás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45];[Depto.A$2:.B$34];2;1)" table:style-name="ce1">
            <text:p>Atlántico</text:p>
          </table:table-cell>
          <table:table-cell table:number-columns-repeated="16380"/>
        </table:table-row>
        <table:table-row table:style-name="ro1">
          <table:table-cell office:value-type="float" office:value="8758" table:style-name="ce1">
            <text:p>8758</text:p>
          </table:table-cell>
          <table:table-cell office:value-type="string" table:style-name="ce1">
            <text:p>Soledad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46];[Depto.A$2:.B$34];2;1)" table:style-name="ce1">
            <text:p>Atlántico</text:p>
          </table:table-cell>
          <table:table-cell table:number-columns-repeated="16380"/>
        </table:table-row>
        <table:table-row table:style-name="ro1">
          <table:table-cell office:value-type="float" office:value="8770" table:style-name="ce1">
            <text:p>8770</text:p>
          </table:table-cell>
          <table:table-cell office:value-type="string" table:style-name="ce1">
            <text:p>Suan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47];[Depto.A$2:.B$34];2;1)" table:style-name="ce1">
            <text:p>Atlántico</text:p>
          </table:table-cell>
          <table:table-cell table:number-columns-repeated="16380"/>
        </table:table-row>
        <table:table-row table:style-name="ro1">
          <table:table-cell office:value-type="float" office:value="8832" table:style-name="ce1">
            <text:p>8832</text:p>
          </table:table-cell>
          <table:table-cell office:value-type="string" table:style-name="ce1">
            <text:p>Tubará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48];[Depto.A$2:.B$34];2;1)" table:style-name="ce1">
            <text:p>Atlántico</text:p>
          </table:table-cell>
          <table:table-cell table:number-columns-repeated="16380"/>
        </table:table-row>
        <table:table-row table:style-name="ro1">
          <table:table-cell office:value-type="float" office:value="8849" table:style-name="ce1">
            <text:p>8849</text:p>
          </table:table-cell>
          <table:table-cell office:value-type="string" table:style-name="ce1">
            <text:p>Usiacurí</text:p>
          </table:table-cell>
          <table:table-cell office:value-type="float" office:value="8" table:style-name="ce1">
            <text:p>8</text:p>
          </table:table-cell>
          <table:table-cell office:value-type="string" office:string-value="Atlántico" table:formula="of:=VLOOKUP([.C149];[Depto.A$2:.B$34];2;1)" table:style-name="ce1">
            <text:p>Atlántico</text:p>
          </table:table-cell>
          <table:table-cell table:number-columns-repeated="16380"/>
        </table:table-row>
        <table:table-row table:style-name="ro1">
          <table:table-cell office:value-type="float" office:value="11001" table:style-name="ce1">
            <text:p>11001</text:p>
          </table:table-cell>
          <table:table-cell office:value-type="string" table:style-name="ce1">
            <text:p>Bogotá D.C.</text:p>
          </table:table-cell>
          <table:table-cell office:value-type="float" office:value="11" table:style-name="ce1">
            <text:p>11</text:p>
          </table:table-cell>
          <table:table-cell office:value-type="string" office:string-value="Bogotá D.C." table:formula="of:=VLOOKUP([.C150];[Depto.A$2:.B$34];2;1)" table:style-name="ce1">
            <text:p>Bogotá D.C.</text:p>
          </table:table-cell>
          <table:table-cell table:number-columns-repeated="16380"/>
        </table:table-row>
        <table:table-row table:style-name="ro1">
          <table:table-cell office:value-type="float" office:value="13001" table:style-name="ce1">
            <text:p>13001</text:p>
          </table:table-cell>
          <table:table-cell office:value-type="string" table:style-name="ce1">
            <text:p>Cartagena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51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006" table:style-name="ce1">
            <text:p>13006</text:p>
          </table:table-cell>
          <table:table-cell office:value-type="string" table:style-name="ce1">
            <text:p>Achí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52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030" table:style-name="ce1">
            <text:p>13030</text:p>
          </table:table-cell>
          <table:table-cell office:value-type="string" table:style-name="ce1">
            <text:p>Altos del Rosario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53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042" table:style-name="ce1">
            <text:p>13042</text:p>
          </table:table-cell>
          <table:table-cell office:value-type="string" table:style-name="ce1">
            <text:p>Arenal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54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052" table:style-name="ce1">
            <text:p>13052</text:p>
          </table:table-cell>
          <table:table-cell office:value-type="string" table:style-name="ce1">
            <text:p>Arjona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55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062" table:style-name="ce1">
            <text:p>13062</text:p>
          </table:table-cell>
          <table:table-cell office:value-type="string" table:style-name="ce1">
            <text:p>Arroyohondo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56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074" table:style-name="ce1">
            <text:p>13074</text:p>
          </table:table-cell>
          <table:table-cell office:value-type="string" table:style-name="ce1">
            <text:p>Barranco de Loba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57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140" table:style-name="ce1">
            <text:p>13140</text:p>
          </table:table-cell>
          <table:table-cell office:value-type="string" table:style-name="ce1">
            <text:p>Calamar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58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160" table:style-name="ce1">
            <text:p>13160</text:p>
          </table:table-cell>
          <table:table-cell office:value-type="string" table:style-name="ce1">
            <text:p>Cantagallo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59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188" table:style-name="ce1">
            <text:p>13188</text:p>
          </table:table-cell>
          <table:table-cell office:value-type="string" table:style-name="ce1">
            <text:p>Cicuco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60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212" table:style-name="ce1">
            <text:p>13212</text:p>
          </table:table-cell>
          <table:table-cell office:value-type="string" table:style-name="ce1">
            <text:p>Córdoba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61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222" table:style-name="ce1">
            <text:p>13222</text:p>
          </table:table-cell>
          <table:table-cell office:value-type="string" table:style-name="ce1">
            <text:p>Clemencia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62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244" table:style-name="ce1">
            <text:p>13244</text:p>
          </table:table-cell>
          <table:table-cell office:value-type="string" table:style-name="ce1">
            <text:p>El Carmen de Bolívar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63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248" table:style-name="ce1">
            <text:p>13248</text:p>
          </table:table-cell>
          <table:table-cell office:value-type="string" table:style-name="ce1">
            <text:p>El Guamo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64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268" table:style-name="ce1">
            <text:p>13268</text:p>
          </table:table-cell>
          <table:table-cell office:value-type="string" table:style-name="ce1">
            <text:p>El Peñón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65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300" table:style-name="ce1">
            <text:p>13300</text:p>
          </table:table-cell>
          <table:table-cell office:value-type="string" table:style-name="ce1">
            <text:p>Hatillo de Loba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66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430" table:style-name="ce1">
            <text:p>13430</text:p>
          </table:table-cell>
          <table:table-cell office:value-type="string" table:style-name="ce1">
            <text:p>Magangué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67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433" table:style-name="ce1">
            <text:p>13433</text:p>
          </table:table-cell>
          <table:table-cell office:value-type="string" table:style-name="ce1">
            <text:p>Mahates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68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440" table:style-name="ce1">
            <text:p>13440</text:p>
          </table:table-cell>
          <table:table-cell office:value-type="string" table:style-name="ce1">
            <text:p>Margarita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69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442" table:style-name="ce1">
            <text:p>13442</text:p>
          </table:table-cell>
          <table:table-cell office:value-type="string" table:style-name="ce1">
            <text:p>María la Baja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70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458" table:style-name="ce1">
            <text:p>13458</text:p>
          </table:table-cell>
          <table:table-cell office:value-type="string" table:style-name="ce1">
            <text:p>Montecristo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71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468" table:style-name="ce1">
            <text:p>13468</text:p>
          </table:table-cell>
          <table:table-cell office:value-type="string" table:style-name="ce1">
            <text:p>Mompós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72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473" table:style-name="ce1">
            <text:p>13473</text:p>
          </table:table-cell>
          <table:table-cell office:value-type="string" table:style-name="ce1">
            <text:p>Morales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73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490" table:style-name="ce1">
            <text:p>13490</text:p>
          </table:table-cell>
          <table:table-cell office:value-type="string" table:style-name="ce1">
            <text:p>Norosí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74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549" table:style-name="ce1">
            <text:p>13549</text:p>
          </table:table-cell>
          <table:table-cell office:value-type="string" table:style-name="ce1">
            <text:p>Pinillos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75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580" table:style-name="ce1">
            <text:p>13580</text:p>
          </table:table-cell>
          <table:table-cell office:value-type="string" table:style-name="ce1">
            <text:p>Regidor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76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600" table:style-name="ce1">
            <text:p>13600</text:p>
          </table:table-cell>
          <table:table-cell office:value-type="string" table:style-name="ce1">
            <text:p>Río Viejo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77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620" table:style-name="ce1">
            <text:p>13620</text:p>
          </table:table-cell>
          <table:table-cell office:value-type="string" table:style-name="ce1">
            <text:p>San Cristóbal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78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647" table:style-name="ce1">
            <text:p>13647</text:p>
          </table:table-cell>
          <table:table-cell office:value-type="string" table:style-name="ce1">
            <text:p>San Estanislao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79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650" table:style-name="ce1">
            <text:p>13650</text:p>
          </table:table-cell>
          <table:table-cell office:value-type="string" table:style-name="ce1">
            <text:p>San Fernando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80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654" table:style-name="ce1">
            <text:p>13654</text:p>
          </table:table-cell>
          <table:table-cell office:value-type="string" table:style-name="ce1">
            <text:p>San Jacinto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81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655" table:style-name="ce1">
            <text:p>13655</text:p>
          </table:table-cell>
          <table:table-cell office:value-type="string" table:style-name="ce1">
            <text:p>San Jacinto del Cauca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82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657" table:style-name="ce1">
            <text:p>13657</text:p>
          </table:table-cell>
          <table:table-cell office:value-type="string" table:style-name="ce1">
            <text:p>San Juan Nepomuceno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83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667" table:style-name="ce1">
            <text:p>13667</text:p>
          </table:table-cell>
          <table:table-cell office:value-type="string" table:style-name="ce1">
            <text:p>San Martín de Loba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84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670" table:style-name="ce1">
            <text:p>13670</text:p>
          </table:table-cell>
          <table:table-cell office:value-type="string" table:style-name="ce1">
            <text:p>San Pablo de Borbur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85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673" table:style-name="ce1">
            <text:p>13673</text:p>
          </table:table-cell>
          <table:table-cell office:value-type="string" table:style-name="ce1">
            <text:p>Santa Catalina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86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683" table:style-name="ce1">
            <text:p>13683</text:p>
          </table:table-cell>
          <table:table-cell office:value-type="string" table:style-name="ce1">
            <text:p>Santa Rosa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87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688" table:style-name="ce1">
            <text:p>13688</text:p>
          </table:table-cell>
          <table:table-cell office:value-type="string" table:style-name="ce1">
            <text:p>Santa Rosa del Sur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88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744" table:style-name="ce1">
            <text:p>13744</text:p>
          </table:table-cell>
          <table:table-cell office:value-type="string" table:style-name="ce1">
            <text:p>Simití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89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760" table:style-name="ce1">
            <text:p>13760</text:p>
          </table:table-cell>
          <table:table-cell office:value-type="string" table:style-name="ce1">
            <text:p>Soplaviento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90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780" table:style-name="ce1">
            <text:p>13780</text:p>
          </table:table-cell>
          <table:table-cell office:value-type="string" table:style-name="ce1">
            <text:p>Talaigua Nuevo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91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810" table:style-name="ce1">
            <text:p>13810</text:p>
          </table:table-cell>
          <table:table-cell office:value-type="string" table:style-name="ce1">
            <text:p>Tiquisio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92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836" table:style-name="ce1">
            <text:p>13836</text:p>
          </table:table-cell>
          <table:table-cell office:value-type="string" table:style-name="ce1">
            <text:p>Turbaco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93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838" table:style-name="ce1">
            <text:p>13838</text:p>
          </table:table-cell>
          <table:table-cell office:value-type="string" table:style-name="ce1">
            <text:p>Turbaná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94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873" table:style-name="ce1">
            <text:p>13873</text:p>
          </table:table-cell>
          <table:table-cell office:value-type="string" table:style-name="ce1">
            <text:p>Villanueva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95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3894" table:style-name="ce1">
            <text:p>13894</text:p>
          </table:table-cell>
          <table:table-cell office:value-type="string" table:style-name="ce1">
            <text:p>Zambrano</text:p>
          </table:table-cell>
          <table:table-cell office:value-type="float" office:value="13" table:style-name="ce1">
            <text:p>13</text:p>
          </table:table-cell>
          <table:table-cell office:value-type="string" office:string-value="Bolívar" table:formula="of:=VLOOKUP([.C196];[Depto.A$2:.B$34];2;1)" table:style-name="ce1">
            <text:p>Bolívar</text:p>
          </table:table-cell>
          <table:table-cell table:number-columns-repeated="16380"/>
        </table:table-row>
        <table:table-row table:style-name="ro1">
          <table:table-cell office:value-type="float" office:value="15001" table:style-name="ce1">
            <text:p>15001</text:p>
          </table:table-cell>
          <table:table-cell office:value-type="string" table:style-name="ce1">
            <text:p>Tunj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197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022" table:style-name="ce1">
            <text:p>15022</text:p>
          </table:table-cell>
          <table:table-cell office:value-type="string" table:style-name="ce1">
            <text:p>Almeid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198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047" table:style-name="ce1">
            <text:p>15047</text:p>
          </table:table-cell>
          <table:table-cell office:value-type="string" table:style-name="ce1">
            <text:p>Aquitani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199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051" table:style-name="ce1">
            <text:p>15051</text:p>
          </table:table-cell>
          <table:table-cell office:value-type="string" table:style-name="ce1">
            <text:p>Arcabuco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00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087" table:style-name="ce1">
            <text:p>15087</text:p>
          </table:table-cell>
          <table:table-cell office:value-type="string" table:style-name="ce1">
            <text:p>Belén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01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090" table:style-name="ce1">
            <text:p>15090</text:p>
          </table:table-cell>
          <table:table-cell office:value-type="string" table:style-name="ce1">
            <text:p>Berbeo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02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092" table:style-name="ce1">
            <text:p>15092</text:p>
          </table:table-cell>
          <table:table-cell office:value-type="string" table:style-name="ce1">
            <text:p>Betéitiv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03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097" table:style-name="ce1">
            <text:p>15097</text:p>
          </table:table-cell>
          <table:table-cell office:value-type="string" table:style-name="ce1">
            <text:p>Boavit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04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104" table:style-name="ce1">
            <text:p>15104</text:p>
          </table:table-cell>
          <table:table-cell office:value-type="string" table:style-name="ce1">
            <text:p>Boyacá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05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106" table:style-name="ce1">
            <text:p>15106</text:p>
          </table:table-cell>
          <table:table-cell office:value-type="string" table:style-name="ce1">
            <text:p>Briceño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06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109" table:style-name="ce1">
            <text:p>15109</text:p>
          </table:table-cell>
          <table:table-cell office:value-type="string" table:style-name="ce1">
            <text:p>Buena Vist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07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114" table:style-name="ce1">
            <text:p>15114</text:p>
          </table:table-cell>
          <table:table-cell office:value-type="string" table:style-name="ce1">
            <text:p>Busbanzá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08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131" table:style-name="ce1">
            <text:p>15131</text:p>
          </table:table-cell>
          <table:table-cell office:value-type="string" table:style-name="ce1">
            <text:p>Caldas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09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135" table:style-name="ce1">
            <text:p>15135</text:p>
          </table:table-cell>
          <table:table-cell office:value-type="string" table:style-name="ce1">
            <text:p>Campohermoso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10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162" table:style-name="ce1">
            <text:p>15162</text:p>
          </table:table-cell>
          <table:table-cell office:value-type="string" table:style-name="ce1">
            <text:p>Cerinz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11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172" table:style-name="ce1">
            <text:p>15172</text:p>
          </table:table-cell>
          <table:table-cell office:value-type="string" table:style-name="ce1">
            <text:p>Chinavit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12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176" table:style-name="ce1">
            <text:p>15176</text:p>
          </table:table-cell>
          <table:table-cell office:value-type="string" table:style-name="ce1">
            <text:p>Chiquinquirá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13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180" table:style-name="ce1">
            <text:p>15180</text:p>
          </table:table-cell>
          <table:table-cell office:value-type="string" table:style-name="ce1">
            <text:p>Chiscas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14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183" table:style-name="ce1">
            <text:p>15183</text:p>
          </table:table-cell>
          <table:table-cell office:value-type="string" table:style-name="ce1">
            <text:p>Chit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15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185" table:style-name="ce1">
            <text:p>15185</text:p>
          </table:table-cell>
          <table:table-cell office:value-type="string" table:style-name="ce1">
            <text:p>Chitaraque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16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187" table:style-name="ce1">
            <text:p>15187</text:p>
          </table:table-cell>
          <table:table-cell office:value-type="string" table:style-name="ce1">
            <text:p>Chivatá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17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189" table:style-name="ce1">
            <text:p>15189</text:p>
          </table:table-cell>
          <table:table-cell office:value-type="string" table:style-name="ce1">
            <text:p>Ciéneg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18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204" table:style-name="ce1">
            <text:p>15204</text:p>
          </table:table-cell>
          <table:table-cell office:value-type="string" table:style-name="ce1">
            <text:p>Cómbit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19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212" table:style-name="ce1">
            <text:p>15212</text:p>
          </table:table-cell>
          <table:table-cell office:value-type="string" table:style-name="ce1">
            <text:p>Coper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20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215" table:style-name="ce1">
            <text:p>15215</text:p>
          </table:table-cell>
          <table:table-cell office:value-type="string" table:style-name="ce1">
            <text:p>Corrales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21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218" table:style-name="ce1">
            <text:p>15218</text:p>
          </table:table-cell>
          <table:table-cell office:value-type="string" table:style-name="ce1">
            <text:p>Covarachí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22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223" table:style-name="ce1">
            <text:p>15223</text:p>
          </table:table-cell>
          <table:table-cell office:value-type="string" table:style-name="ce1">
            <text:p>Cubará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23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224" table:style-name="ce1">
            <text:p>15224</text:p>
          </table:table-cell>
          <table:table-cell office:value-type="string" table:style-name="ce1">
            <text:p>Cucait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24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226" table:style-name="ce1">
            <text:p>15226</text:p>
          </table:table-cell>
          <table:table-cell office:value-type="string" table:style-name="ce1">
            <text:p>Cuítiv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25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232" table:style-name="ce1">
            <text:p>15232</text:p>
          </table:table-cell>
          <table:table-cell office:value-type="string" table:style-name="ce1">
            <text:p>Chíquiz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26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236" table:style-name="ce1">
            <text:p>15236</text:p>
          </table:table-cell>
          <table:table-cell office:value-type="string" table:style-name="ce1">
            <text:p>Chivor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27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238" table:style-name="ce1">
            <text:p>15238</text:p>
          </table:table-cell>
          <table:table-cell office:value-type="string" table:style-name="ce1">
            <text:p>Duitam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28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244" table:style-name="ce1">
            <text:p>15244</text:p>
          </table:table-cell>
          <table:table-cell office:value-type="string" table:style-name="ce1">
            <text:p>El Cocuy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29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248" table:style-name="ce1">
            <text:p>15248</text:p>
          </table:table-cell>
          <table:table-cell office:value-type="string" table:style-name="ce1">
            <text:p>El Espino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30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272" table:style-name="ce1">
            <text:p>15272</text:p>
          </table:table-cell>
          <table:table-cell office:value-type="string" table:style-name="ce1">
            <text:p>Firavitob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31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276" table:style-name="ce1">
            <text:p>15276</text:p>
          </table:table-cell>
          <table:table-cell office:value-type="string" table:style-name="ce1">
            <text:p>Florest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32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293" table:style-name="ce1">
            <text:p>15293</text:p>
          </table:table-cell>
          <table:table-cell office:value-type="string" table:style-name="ce1">
            <text:p>Gachantivá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33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296" table:style-name="ce1">
            <text:p>15296</text:p>
          </table:table-cell>
          <table:table-cell office:value-type="string" table:style-name="ce1">
            <text:p>Gamez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34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299" table:style-name="ce1">
            <text:p>15299</text:p>
          </table:table-cell>
          <table:table-cell office:value-type="string" table:style-name="ce1">
            <text:p>Garago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35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317" table:style-name="ce1">
            <text:p>15317</text:p>
          </table:table-cell>
          <table:table-cell office:value-type="string" table:style-name="ce1">
            <text:p>Guacamayas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36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322" table:style-name="ce1">
            <text:p>15322</text:p>
          </table:table-cell>
          <table:table-cell office:value-type="string" table:style-name="ce1">
            <text:p>Guateque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37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325" table:style-name="ce1">
            <text:p>15325</text:p>
          </table:table-cell>
          <table:table-cell office:value-type="string" table:style-name="ce1">
            <text:p>Guayatá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38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332" table:style-name="ce1">
            <text:p>15332</text:p>
          </table:table-cell>
          <table:table-cell office:value-type="string" table:style-name="ce1">
            <text:p>Güicán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39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362" table:style-name="ce1">
            <text:p>15362</text:p>
          </table:table-cell>
          <table:table-cell office:value-type="string" table:style-name="ce1">
            <text:p>Iz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40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367" table:style-name="ce1">
            <text:p>15367</text:p>
          </table:table-cell>
          <table:table-cell office:value-type="string" table:style-name="ce1">
            <text:p>Jenesano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41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368" table:style-name="ce1">
            <text:p>15368</text:p>
          </table:table-cell>
          <table:table-cell office:value-type="string" table:style-name="ce1">
            <text:p>Jericó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42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377" table:style-name="ce1">
            <text:p>15377</text:p>
          </table:table-cell>
          <table:table-cell office:value-type="string" table:style-name="ce1">
            <text:p>Labranzagrande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43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380" table:style-name="ce1">
            <text:p>15380</text:p>
          </table:table-cell>
          <table:table-cell office:value-type="string" table:style-name="ce1">
            <text:p>La Capill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44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401" table:style-name="ce1">
            <text:p>15401</text:p>
          </table:table-cell>
          <table:table-cell office:value-type="string" table:style-name="ce1">
            <text:p>La Victori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45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403" table:style-name="ce1">
            <text:p>15403</text:p>
          </table:table-cell>
          <table:table-cell office:value-type="string" table:style-name="ce1">
            <text:p>La Uvit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46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407" table:style-name="ce1">
            <text:p>15407</text:p>
          </table:table-cell>
          <table:table-cell office:value-type="string" table:style-name="ce1">
            <text:p>Villa de Leyv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47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425" table:style-name="ce1">
            <text:p>15425</text:p>
          </table:table-cell>
          <table:table-cell office:value-type="string" table:style-name="ce1">
            <text:p>Macanal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48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442" table:style-name="ce1">
            <text:p>15442</text:p>
          </table:table-cell>
          <table:table-cell office:value-type="string" table:style-name="ce1">
            <text:p>Maripí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49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455" table:style-name="ce1">
            <text:p>15455</text:p>
          </table:table-cell>
          <table:table-cell office:value-type="string" table:style-name="ce1">
            <text:p>Miraflores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50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464" table:style-name="ce1">
            <text:p>15464</text:p>
          </table:table-cell>
          <table:table-cell office:value-type="string" table:style-name="ce1">
            <text:p>Mongu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51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466" table:style-name="ce1">
            <text:p>15466</text:p>
          </table:table-cell>
          <table:table-cell office:value-type="string" table:style-name="ce1">
            <text:p>Monguí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52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469" table:style-name="ce1">
            <text:p>15469</text:p>
          </table:table-cell>
          <table:table-cell office:value-type="string" table:style-name="ce1">
            <text:p>Moniquirá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53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476" table:style-name="ce1">
            <text:p>15476</text:p>
          </table:table-cell>
          <table:table-cell office:value-type="string" table:style-name="ce1">
            <text:p>Motavit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54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480" table:style-name="ce1">
            <text:p>15480</text:p>
          </table:table-cell>
          <table:table-cell office:value-type="string" table:style-name="ce1">
            <text:p>Muzo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55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491" table:style-name="ce1">
            <text:p>15491</text:p>
          </table:table-cell>
          <table:table-cell office:value-type="string" table:style-name="ce1">
            <text:p>Nobs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56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494" table:style-name="ce1">
            <text:p>15494</text:p>
          </table:table-cell>
          <table:table-cell office:value-type="string" table:style-name="ce1">
            <text:p>Nuevo Colón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57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500" table:style-name="ce1">
            <text:p>15500</text:p>
          </table:table-cell>
          <table:table-cell office:value-type="string" table:style-name="ce1">
            <text:p>Oicatá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58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507" table:style-name="ce1">
            <text:p>15507</text:p>
          </table:table-cell>
          <table:table-cell office:value-type="string" table:style-name="ce1">
            <text:p>Otanche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59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511" table:style-name="ce1">
            <text:p>15511</text:p>
          </table:table-cell>
          <table:table-cell office:value-type="string" table:style-name="ce1">
            <text:p>Pachavit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60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514" table:style-name="ce1">
            <text:p>15514</text:p>
          </table:table-cell>
          <table:table-cell office:value-type="string" table:style-name="ce1">
            <text:p>Páez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61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516" table:style-name="ce1">
            <text:p>15516</text:p>
          </table:table-cell>
          <table:table-cell office:value-type="string" table:style-name="ce1">
            <text:p>Paip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62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518" table:style-name="ce1">
            <text:p>15518</text:p>
          </table:table-cell>
          <table:table-cell office:value-type="string" table:style-name="ce1">
            <text:p>Pajarito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63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522" table:style-name="ce1">
            <text:p>15522</text:p>
          </table:table-cell>
          <table:table-cell office:value-type="string" table:style-name="ce1">
            <text:p>Panqueb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64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531" table:style-name="ce1">
            <text:p>15531</text:p>
          </table:table-cell>
          <table:table-cell office:value-type="string" table:style-name="ce1">
            <text:p>Paun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65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533" table:style-name="ce1">
            <text:p>15533</text:p>
          </table:table-cell>
          <table:table-cell office:value-type="string" table:style-name="ce1">
            <text:p>Pay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66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537" table:style-name="ce1">
            <text:p>15537</text:p>
          </table:table-cell>
          <table:table-cell office:value-type="string" table:style-name="ce1">
            <text:p>Paz de Río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67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542" table:style-name="ce1">
            <text:p>15542</text:p>
          </table:table-cell>
          <table:table-cell office:value-type="string" table:style-name="ce1">
            <text:p>Pesc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68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550" table:style-name="ce1">
            <text:p>15550</text:p>
          </table:table-cell>
          <table:table-cell office:value-type="string" table:style-name="ce1">
            <text:p>Pisb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69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572" table:style-name="ce1">
            <text:p>15572</text:p>
          </table:table-cell>
          <table:table-cell office:value-type="string" table:style-name="ce1">
            <text:p>Puerto Boyacá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70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580" table:style-name="ce1">
            <text:p>15580</text:p>
          </table:table-cell>
          <table:table-cell office:value-type="string" table:style-name="ce1">
            <text:p>Quípam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71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599" table:style-name="ce1">
            <text:p>15599</text:p>
          </table:table-cell>
          <table:table-cell office:value-type="string" table:style-name="ce1">
            <text:p>Ramiriquí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72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600" table:style-name="ce1">
            <text:p>15600</text:p>
          </table:table-cell>
          <table:table-cell office:value-type="string" table:style-name="ce1">
            <text:p>Ráquir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73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621" table:style-name="ce1">
            <text:p>15621</text:p>
          </table:table-cell>
          <table:table-cell office:value-type="string" table:style-name="ce1">
            <text:p>Rondón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74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632" table:style-name="ce1">
            <text:p>15632</text:p>
          </table:table-cell>
          <table:table-cell office:value-type="string" table:style-name="ce1">
            <text:p>Saboyá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75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638" table:style-name="ce1">
            <text:p>15638</text:p>
          </table:table-cell>
          <table:table-cell office:value-type="string" table:style-name="ce1">
            <text:p>Sáchic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76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646" table:style-name="ce1">
            <text:p>15646</text:p>
          </table:table-cell>
          <table:table-cell office:value-type="string" table:style-name="ce1">
            <text:p>Samacá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77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660" table:style-name="ce1">
            <text:p>15660</text:p>
          </table:table-cell>
          <table:table-cell office:value-type="string" table:style-name="ce1">
            <text:p>San Eduardo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78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664" table:style-name="ce1">
            <text:p>15664</text:p>
          </table:table-cell>
          <table:table-cell office:value-type="string" table:style-name="ce1">
            <text:p>San José de Pare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79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667" table:style-name="ce1">
            <text:p>15667</text:p>
          </table:table-cell>
          <table:table-cell office:value-type="string" table:style-name="ce1">
            <text:p>San Luis de Gaceno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80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673" table:style-name="ce1">
            <text:p>15673</text:p>
          </table:table-cell>
          <table:table-cell office:value-type="string" table:style-name="ce1">
            <text:p>San Mateo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81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676" table:style-name="ce1">
            <text:p>15676</text:p>
          </table:table-cell>
          <table:table-cell office:value-type="string" table:style-name="ce1">
            <text:p>San Miguel de Sem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82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681" table:style-name="ce1">
            <text:p>15681</text:p>
          </table:table-cell>
          <table:table-cell office:value-type="string" table:style-name="ce1">
            <text:p>San Pablo de Borbur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83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686" table:style-name="ce1">
            <text:p>15686</text:p>
          </table:table-cell>
          <table:table-cell office:value-type="string" table:style-name="ce1">
            <text:p>Santan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84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690" table:style-name="ce1">
            <text:p>15690</text:p>
          </table:table-cell>
          <table:table-cell office:value-type="string" table:style-name="ce1">
            <text:p>Santa Marí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85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693" table:style-name="ce1">
            <text:p>15693</text:p>
          </table:table-cell>
          <table:table-cell office:value-type="string" table:style-name="ce1">
            <text:p>Santa Rosa de Viterbo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86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696" table:style-name="ce1">
            <text:p>15696</text:p>
          </table:table-cell>
          <table:table-cell office:value-type="string" table:style-name="ce1">
            <text:p>Santa Sofí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87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720" table:style-name="ce1">
            <text:p>15720</text:p>
          </table:table-cell>
          <table:table-cell office:value-type="string" table:style-name="ce1">
            <text:p>Sativanorte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88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723" table:style-name="ce1">
            <text:p>15723</text:p>
          </table:table-cell>
          <table:table-cell office:value-type="string" table:style-name="ce1">
            <text:p>Sativasur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89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740" table:style-name="ce1">
            <text:p>15740</text:p>
          </table:table-cell>
          <table:table-cell office:value-type="string" table:style-name="ce1">
            <text:p>Siachoque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90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753" table:style-name="ce1">
            <text:p>15753</text:p>
          </table:table-cell>
          <table:table-cell office:value-type="string" table:style-name="ce1">
            <text:p>Soatá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91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755" table:style-name="ce1">
            <text:p>15755</text:p>
          </table:table-cell>
          <table:table-cell office:value-type="string" table:style-name="ce1">
            <text:p>Socotá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92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757" table:style-name="ce1">
            <text:p>15757</text:p>
          </table:table-cell>
          <table:table-cell office:value-type="string" table:style-name="ce1">
            <text:p>Soch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93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759" table:style-name="ce1">
            <text:p>15759</text:p>
          </table:table-cell>
          <table:table-cell office:value-type="string" table:style-name="ce1">
            <text:p>Sogamoso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94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761" table:style-name="ce1">
            <text:p>15761</text:p>
          </table:table-cell>
          <table:table-cell office:value-type="string" table:style-name="ce1">
            <text:p>Somondoco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95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762" table:style-name="ce1">
            <text:p>15762</text:p>
          </table:table-cell>
          <table:table-cell office:value-type="string" table:style-name="ce1">
            <text:p>Sor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96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763" table:style-name="ce1">
            <text:p>15763</text:p>
          </table:table-cell>
          <table:table-cell office:value-type="string" table:style-name="ce1">
            <text:p>Sotaquirá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97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764" table:style-name="ce1">
            <text:p>15764</text:p>
          </table:table-cell>
          <table:table-cell office:value-type="string" table:style-name="ce1">
            <text:p>Soracá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98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774" table:style-name="ce1">
            <text:p>15774</text:p>
          </table:table-cell>
          <table:table-cell office:value-type="string" table:style-name="ce1">
            <text:p>Susacón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299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776" table:style-name="ce1">
            <text:p>15776</text:p>
          </table:table-cell>
          <table:table-cell office:value-type="string" table:style-name="ce1">
            <text:p>Sutamarchán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300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778" table:style-name="ce1">
            <text:p>15778</text:p>
          </table:table-cell>
          <table:table-cell office:value-type="string" table:style-name="ce1">
            <text:p>Sutatenz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301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790" table:style-name="ce1">
            <text:p>15790</text:p>
          </table:table-cell>
          <table:table-cell office:value-type="string" table:style-name="ce1">
            <text:p>Tasco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302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798" table:style-name="ce1">
            <text:p>15798</text:p>
          </table:table-cell>
          <table:table-cell office:value-type="string" table:style-name="ce1">
            <text:p>Tenz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303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804" table:style-name="ce1">
            <text:p>15804</text:p>
          </table:table-cell>
          <table:table-cell office:value-type="string" table:style-name="ce1">
            <text:p>Tibaná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304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806" table:style-name="ce1">
            <text:p>15806</text:p>
          </table:table-cell>
          <table:table-cell office:value-type="string" table:style-name="ce1">
            <text:p>Tibasos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305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808" table:style-name="ce1">
            <text:p>15808</text:p>
          </table:table-cell>
          <table:table-cell office:value-type="string" table:style-name="ce1">
            <text:p>Tinjacá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306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810" table:style-name="ce1">
            <text:p>15810</text:p>
          </table:table-cell>
          <table:table-cell office:value-type="string" table:style-name="ce1">
            <text:p>Tipacoque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307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814" table:style-name="ce1">
            <text:p>15814</text:p>
          </table:table-cell>
          <table:table-cell office:value-type="string" table:style-name="ce1">
            <text:p>Toc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308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816" table:style-name="ce1">
            <text:p>15816</text:p>
          </table:table-cell>
          <table:table-cell office:value-type="string" table:style-name="ce1">
            <text:p>Togüí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309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820" table:style-name="ce1">
            <text:p>15820</text:p>
          </table:table-cell>
          <table:table-cell office:value-type="string" table:style-name="ce1">
            <text:p>Tópag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310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822" table:style-name="ce1">
            <text:p>15822</text:p>
          </table:table-cell>
          <table:table-cell office:value-type="string" table:style-name="ce1">
            <text:p>Tot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311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832" table:style-name="ce1">
            <text:p>15832</text:p>
          </table:table-cell>
          <table:table-cell office:value-type="string" table:style-name="ce1">
            <text:p>Tununguá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312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835" table:style-name="ce1">
            <text:p>15835</text:p>
          </table:table-cell>
          <table:table-cell office:value-type="string" table:style-name="ce1">
            <text:p>Turmequé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313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837" table:style-name="ce1">
            <text:p>15837</text:p>
          </table:table-cell>
          <table:table-cell office:value-type="string" table:style-name="ce1">
            <text:p>Tut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314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839" table:style-name="ce1">
            <text:p>15839</text:p>
          </table:table-cell>
          <table:table-cell office:value-type="string" table:style-name="ce1">
            <text:p>Tutazá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315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842" table:style-name="ce1">
            <text:p>15842</text:p>
          </table:table-cell>
          <table:table-cell office:value-type="string" table:style-name="ce1">
            <text:p>Umbit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316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861" table:style-name="ce1">
            <text:p>15861</text:p>
          </table:table-cell>
          <table:table-cell office:value-type="string" table:style-name="ce1">
            <text:p>Ventaquemad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317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879" table:style-name="ce1">
            <text:p>15879</text:p>
          </table:table-cell>
          <table:table-cell office:value-type="string" table:style-name="ce1">
            <text:p>Viracachá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318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5897" table:style-name="ce1">
            <text:p>15897</text:p>
          </table:table-cell>
          <table:table-cell office:value-type="string" table:style-name="ce1">
            <text:p>Zetaquira</text:p>
          </table:table-cell>
          <table:table-cell office:value-type="float" office:value="15" table:style-name="ce1">
            <text:p>15</text:p>
          </table:table-cell>
          <table:table-cell office:value-type="string" office:string-value="Boyacá" table:formula="of:=VLOOKUP([.C319];[Depto.A$2:.B$34];2;1)" table:style-name="ce1">
            <text:p>Boyacá</text:p>
          </table:table-cell>
          <table:table-cell table:number-columns-repeated="16380"/>
        </table:table-row>
        <table:table-row table:style-name="ro1">
          <table:table-cell office:value-type="float" office:value="17001" table:style-name="ce1">
            <text:p>17001</text:p>
          </table:table-cell>
          <table:table-cell office:value-type="string" table:style-name="ce1">
            <text:p>Manizales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20];[Depto.A$2:.B$34];2;1)" table:style-name="ce1">
            <text:p>Caldas</text:p>
          </table:table-cell>
          <table:table-cell table:number-columns-repeated="16380"/>
        </table:table-row>
        <table:table-row table:style-name="ro1">
          <table:table-cell office:value-type="float" office:value="17013" table:style-name="ce1">
            <text:p>17013</text:p>
          </table:table-cell>
          <table:table-cell office:value-type="string" table:style-name="ce1">
            <text:p>Aguadas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21];[Depto.A$2:.B$34];2;1)" table:style-name="ce1">
            <text:p>Caldas</text:p>
          </table:table-cell>
          <table:table-cell table:number-columns-repeated="16380"/>
        </table:table-row>
        <table:table-row table:style-name="ro1">
          <table:table-cell office:value-type="float" office:value="17042" table:style-name="ce1">
            <text:p>17042</text:p>
          </table:table-cell>
          <table:table-cell office:value-type="string" table:style-name="ce1">
            <text:p>Anserma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22];[Depto.A$2:.B$34];2;1)" table:style-name="ce1">
            <text:p>Caldas</text:p>
          </table:table-cell>
          <table:table-cell table:number-columns-repeated="16380"/>
        </table:table-row>
        <table:table-row table:style-name="ro1">
          <table:table-cell office:value-type="float" office:value="17050" table:style-name="ce1">
            <text:p>17050</text:p>
          </table:table-cell>
          <table:table-cell office:value-type="string" table:style-name="ce1">
            <text:p>Aranzazu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23];[Depto.A$2:.B$34];2;1)" table:style-name="ce1">
            <text:p>Caldas</text:p>
          </table:table-cell>
          <table:table-cell table:number-columns-repeated="16380"/>
        </table:table-row>
        <table:table-row table:style-name="ro1">
          <table:table-cell office:value-type="float" office:value="17088" table:style-name="ce1">
            <text:p>17088</text:p>
          </table:table-cell>
          <table:table-cell office:value-type="string" table:style-name="ce1">
            <text:p>Belalcázar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24];[Depto.A$2:.B$34];2;1)" table:style-name="ce1">
            <text:p>Caldas</text:p>
          </table:table-cell>
          <table:table-cell table:number-columns-repeated="16380"/>
        </table:table-row>
        <table:table-row table:style-name="ro1">
          <table:table-cell office:value-type="float" office:value="17174" table:style-name="ce1">
            <text:p>17174</text:p>
          </table:table-cell>
          <table:table-cell office:value-type="string" table:style-name="ce1">
            <text:p>Chinchiná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25];[Depto.A$2:.B$34];2;1)" table:style-name="ce1">
            <text:p>Caldas</text:p>
          </table:table-cell>
          <table:table-cell table:number-columns-repeated="16380"/>
        </table:table-row>
        <table:table-row table:style-name="ro1">
          <table:table-cell office:value-type="float" office:value="17272" table:style-name="ce1">
            <text:p>17272</text:p>
          </table:table-cell>
          <table:table-cell office:value-type="string" table:style-name="ce1">
            <text:p>Filadelfia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26];[Depto.A$2:.B$34];2;1)" table:style-name="ce1">
            <text:p>Caldas</text:p>
          </table:table-cell>
          <table:table-cell table:number-columns-repeated="16380"/>
        </table:table-row>
        <table:table-row table:style-name="ro1">
          <table:table-cell office:value-type="float" office:value="17380" table:style-name="ce1">
            <text:p>17380</text:p>
          </table:table-cell>
          <table:table-cell office:value-type="string" table:style-name="ce1">
            <text:p>La Dorada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27];[Depto.A$2:.B$34];2;1)" table:style-name="ce1">
            <text:p>Caldas</text:p>
          </table:table-cell>
          <table:table-cell table:number-columns-repeated="16380"/>
        </table:table-row>
        <table:table-row table:style-name="ro1">
          <table:table-cell office:value-type="float" office:value="17388" table:style-name="ce1">
            <text:p>17388</text:p>
          </table:table-cell>
          <table:table-cell office:value-type="string" table:style-name="ce1">
            <text:p>La Merced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28];[Depto.A$2:.B$34];2;1)" table:style-name="ce1">
            <text:p>Caldas</text:p>
          </table:table-cell>
          <table:table-cell table:number-columns-repeated="16380"/>
        </table:table-row>
        <table:table-row table:style-name="ro1">
          <table:table-cell office:value-type="float" office:value="17433" table:style-name="ce1">
            <text:p>17433</text:p>
          </table:table-cell>
          <table:table-cell office:value-type="string" table:style-name="ce1">
            <text:p>Manzanares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29];[Depto.A$2:.B$34];2;1)" table:style-name="ce1">
            <text:p>Caldas</text:p>
          </table:table-cell>
          <table:table-cell table:number-columns-repeated="16380"/>
        </table:table-row>
        <table:table-row table:style-name="ro1">
          <table:table-cell office:value-type="float" office:value="17442" table:style-name="ce1">
            <text:p>17442</text:p>
          </table:table-cell>
          <table:table-cell office:value-type="string" table:style-name="ce1">
            <text:p>Marmato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30];[Depto.A$2:.B$34];2;1)" table:style-name="ce1">
            <text:p>Caldas</text:p>
          </table:table-cell>
          <table:table-cell table:number-columns-repeated="16380"/>
        </table:table-row>
        <table:table-row table:style-name="ro1">
          <table:table-cell office:value-type="float" office:value="17444" table:style-name="ce1">
            <text:p>17444</text:p>
          </table:table-cell>
          <table:table-cell office:value-type="string" table:style-name="ce1">
            <text:p>Marquetalia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31];[Depto.A$2:.B$34];2;1)" table:style-name="ce1">
            <text:p>Caldas</text:p>
          </table:table-cell>
          <table:table-cell table:number-columns-repeated="16380"/>
        </table:table-row>
        <table:table-row table:style-name="ro1">
          <table:table-cell office:value-type="float" office:value="17446" table:style-name="ce1">
            <text:p>17446</text:p>
          </table:table-cell>
          <table:table-cell office:value-type="string" table:style-name="ce1">
            <text:p>Marulanda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32];[Depto.A$2:.B$34];2;1)" table:style-name="ce1">
            <text:p>Caldas</text:p>
          </table:table-cell>
          <table:table-cell table:number-columns-repeated="16380"/>
        </table:table-row>
        <table:table-row table:style-name="ro1">
          <table:table-cell office:value-type="float" office:value="17486" table:style-name="ce1">
            <text:p>17486</text:p>
          </table:table-cell>
          <table:table-cell office:value-type="string" table:style-name="ce1">
            <text:p>Neira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33];[Depto.A$2:.B$34];2;1)" table:style-name="ce1">
            <text:p>Caldas</text:p>
          </table:table-cell>
          <table:table-cell table:number-columns-repeated="16380"/>
        </table:table-row>
        <table:table-row table:style-name="ro1">
          <table:table-cell office:value-type="float" office:value="17495" table:style-name="ce1">
            <text:p>17495</text:p>
          </table:table-cell>
          <table:table-cell office:value-type="string" table:style-name="ce1">
            <text:p>Norcasia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34];[Depto.A$2:.B$34];2;1)" table:style-name="ce1">
            <text:p>Caldas</text:p>
          </table:table-cell>
          <table:table-cell table:number-columns-repeated="16380"/>
        </table:table-row>
        <table:table-row table:style-name="ro1">
          <table:table-cell office:value-type="float" office:value="17513" table:style-name="ce1">
            <text:p>17513</text:p>
          </table:table-cell>
          <table:table-cell office:value-type="string" table:style-name="ce1">
            <text:p>Pácora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35];[Depto.A$2:.B$34];2;1)" table:style-name="ce1">
            <text:p>Caldas</text:p>
          </table:table-cell>
          <table:table-cell table:number-columns-repeated="16380"/>
        </table:table-row>
        <table:table-row table:style-name="ro1">
          <table:table-cell office:value-type="float" office:value="17524" table:style-name="ce1">
            <text:p>17524</text:p>
          </table:table-cell>
          <table:table-cell office:value-type="string" table:style-name="ce1">
            <text:p>Palestina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36];[Depto.A$2:.B$34];2;1)" table:style-name="ce1">
            <text:p>Caldas</text:p>
          </table:table-cell>
          <table:table-cell table:number-columns-repeated="16380"/>
        </table:table-row>
        <table:table-row table:style-name="ro1">
          <table:table-cell office:value-type="float" office:value="17541" table:style-name="ce1">
            <text:p>17541</text:p>
          </table:table-cell>
          <table:table-cell office:value-type="string" table:style-name="ce1">
            <text:p>Pensilvania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37];[Depto.A$2:.B$34];2;1)" table:style-name="ce1">
            <text:p>Caldas</text:p>
          </table:table-cell>
          <table:table-cell table:number-columns-repeated="16380"/>
        </table:table-row>
        <table:table-row table:style-name="ro1">
          <table:table-cell office:value-type="float" office:value="17614" table:style-name="ce1">
            <text:p>17614</text:p>
          </table:table-cell>
          <table:table-cell office:value-type="string" table:style-name="ce1">
            <text:p>Riosucio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38];[Depto.A$2:.B$34];2;1)" table:style-name="ce1">
            <text:p>Caldas</text:p>
          </table:table-cell>
          <table:table-cell table:number-columns-repeated="16380"/>
        </table:table-row>
        <table:table-row table:style-name="ro1">
          <table:table-cell office:value-type="float" office:value="17616" table:style-name="ce1">
            <text:p>17616</text:p>
          </table:table-cell>
          <table:table-cell office:value-type="string" table:style-name="ce1">
            <text:p>Risaralda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39];[Depto.A$2:.B$34];2;1)" table:style-name="ce1">
            <text:p>Caldas</text:p>
          </table:table-cell>
          <table:table-cell table:number-columns-repeated="16380"/>
        </table:table-row>
        <table:table-row table:style-name="ro1">
          <table:table-cell office:value-type="float" office:value="17653" table:style-name="ce1">
            <text:p>17653</text:p>
          </table:table-cell>
          <table:table-cell office:value-type="string" table:style-name="ce1">
            <text:p>Salamina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40];[Depto.A$2:.B$34];2;1)" table:style-name="ce1">
            <text:p>Caldas</text:p>
          </table:table-cell>
          <table:table-cell table:number-columns-repeated="16380"/>
        </table:table-row>
        <table:table-row table:style-name="ro1">
          <table:table-cell office:value-type="float" office:value="17662" table:style-name="ce1">
            <text:p>17662</text:p>
          </table:table-cell>
          <table:table-cell office:value-type="string" table:style-name="ce1">
            <text:p>Samaná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41];[Depto.A$2:.B$34];2;1)" table:style-name="ce1">
            <text:p>Caldas</text:p>
          </table:table-cell>
          <table:table-cell table:number-columns-repeated="16380"/>
        </table:table-row>
        <table:table-row table:style-name="ro1">
          <table:table-cell office:value-type="float" office:value="17665" table:style-name="ce1">
            <text:p>17665</text:p>
          </table:table-cell>
          <table:table-cell office:value-type="string" table:style-name="ce1">
            <text:p>San José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42];[Depto.A$2:.B$34];2;1)" table:style-name="ce1">
            <text:p>Caldas</text:p>
          </table:table-cell>
          <table:table-cell table:number-columns-repeated="16380"/>
        </table:table-row>
        <table:table-row table:style-name="ro1">
          <table:table-cell office:value-type="float" office:value="17777" table:style-name="ce1">
            <text:p>17777</text:p>
          </table:table-cell>
          <table:table-cell office:value-type="string" table:style-name="ce1">
            <text:p>Supía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43];[Depto.A$2:.B$34];2;1)" table:style-name="ce1">
            <text:p>Caldas</text:p>
          </table:table-cell>
          <table:table-cell table:number-columns-repeated="16380"/>
        </table:table-row>
        <table:table-row table:style-name="ro1">
          <table:table-cell office:value-type="float" office:value="17867" table:style-name="ce1">
            <text:p>17867</text:p>
          </table:table-cell>
          <table:table-cell office:value-type="string" table:style-name="ce1">
            <text:p>Victoria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44];[Depto.A$2:.B$34];2;1)" table:style-name="ce1">
            <text:p>Caldas</text:p>
          </table:table-cell>
          <table:table-cell table:number-columns-repeated="16380"/>
        </table:table-row>
        <table:table-row table:style-name="ro1">
          <table:table-cell office:value-type="float" office:value="17873" table:style-name="ce1">
            <text:p>17873</text:p>
          </table:table-cell>
          <table:table-cell office:value-type="string" table:style-name="ce1">
            <text:p>Villamaría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45];[Depto.A$2:.B$34];2;1)" table:style-name="ce1">
            <text:p>Caldas</text:p>
          </table:table-cell>
          <table:table-cell table:number-columns-repeated="16380"/>
        </table:table-row>
        <table:table-row table:style-name="ro1">
          <table:table-cell office:value-type="float" office:value="17877" table:style-name="ce1">
            <text:p>17877</text:p>
          </table:table-cell>
          <table:table-cell office:value-type="string" table:style-name="ce1">
            <text:p>Viterbo</text:p>
          </table:table-cell>
          <table:table-cell office:value-type="float" office:value="17" table:style-name="ce1">
            <text:p>17</text:p>
          </table:table-cell>
          <table:table-cell office:value-type="string" office:string-value="Caldas" table:formula="of:=VLOOKUP([.C346];[Depto.A$2:.B$34];2;1)" table:style-name="ce1">
            <text:p>Caldas</text:p>
          </table:table-cell>
          <table:table-cell table:number-columns-repeated="16380"/>
        </table:table-row>
        <table:table-row table:style-name="ro1">
          <table:table-cell office:value-type="float" office:value="18001" table:style-name="ce1">
            <text:p>18001</text:p>
          </table:table-cell>
          <table:table-cell office:value-type="string" table:style-name="ce1">
            <text:p>Florencia</text:p>
          </table:table-cell>
          <table:table-cell office:value-type="float" office:value="18" table:style-name="ce1">
            <text:p>18</text:p>
          </table:table-cell>
          <table:table-cell office:value-type="string" office:string-value="Caquetá" table:formula="of:=VLOOKUP([.C347];[Depto.A$2:.B$34];2;1)" table:style-name="ce1">
            <text:p>Caquetá</text:p>
          </table:table-cell>
          <table:table-cell table:number-columns-repeated="16380"/>
        </table:table-row>
        <table:table-row table:style-name="ro1">
          <table:table-cell office:value-type="float" office:value="18029" table:style-name="ce1">
            <text:p>18029</text:p>
          </table:table-cell>
          <table:table-cell office:value-type="string" table:style-name="ce1">
            <text:p>Albania</text:p>
          </table:table-cell>
          <table:table-cell office:value-type="float" office:value="18" table:style-name="ce1">
            <text:p>18</text:p>
          </table:table-cell>
          <table:table-cell office:value-type="string" office:string-value="Caquetá" table:formula="of:=VLOOKUP([.C348];[Depto.A$2:.B$34];2;1)" table:style-name="ce1">
            <text:p>Caquetá</text:p>
          </table:table-cell>
          <table:table-cell table:number-columns-repeated="16380"/>
        </table:table-row>
        <table:table-row table:style-name="ro1">
          <table:table-cell office:value-type="float" office:value="18094" table:style-name="ce1">
            <text:p>18094</text:p>
          </table:table-cell>
          <table:table-cell office:value-type="string" table:style-name="ce1">
            <text:p>Belén de Los Andaquies</text:p>
          </table:table-cell>
          <table:table-cell office:value-type="float" office:value="18" table:style-name="ce1">
            <text:p>18</text:p>
          </table:table-cell>
          <table:table-cell office:value-type="string" office:string-value="Caquetá" table:formula="of:=VLOOKUP([.C349];[Depto.A$2:.B$34];2;1)" table:style-name="ce1">
            <text:p>Caquetá</text:p>
          </table:table-cell>
          <table:table-cell table:number-columns-repeated="16380"/>
        </table:table-row>
        <table:table-row table:style-name="ro1">
          <table:table-cell office:value-type="float" office:value="18150" table:style-name="ce1">
            <text:p>18150</text:p>
          </table:table-cell>
          <table:table-cell office:value-type="string" table:style-name="ce1">
            <text:p>Cartagena del Chairá</text:p>
          </table:table-cell>
          <table:table-cell office:value-type="float" office:value="18" table:style-name="ce1">
            <text:p>18</text:p>
          </table:table-cell>
          <table:table-cell office:value-type="string" office:string-value="Caquetá" table:formula="of:=VLOOKUP([.C350];[Depto.A$2:.B$34];2;1)" table:style-name="ce1">
            <text:p>Caquetá</text:p>
          </table:table-cell>
          <table:table-cell table:number-columns-repeated="16380"/>
        </table:table-row>
        <table:table-row table:style-name="ro1">
          <table:table-cell office:value-type="float" office:value="18205" table:style-name="ce1">
            <text:p>18205</text:p>
          </table:table-cell>
          <table:table-cell office:value-type="string" table:style-name="ce1">
            <text:p>Curillo</text:p>
          </table:table-cell>
          <table:table-cell office:value-type="float" office:value="18" table:style-name="ce1">
            <text:p>18</text:p>
          </table:table-cell>
          <table:table-cell office:value-type="string" office:string-value="Caquetá" table:formula="of:=VLOOKUP([.C351];[Depto.A$2:.B$34];2;1)" table:style-name="ce1">
            <text:p>Caquetá</text:p>
          </table:table-cell>
          <table:table-cell table:number-columns-repeated="16380"/>
        </table:table-row>
        <table:table-row table:style-name="ro1">
          <table:table-cell office:value-type="float" office:value="18247" table:style-name="ce1">
            <text:p>18247</text:p>
          </table:table-cell>
          <table:table-cell office:value-type="string" table:style-name="ce1">
            <text:p>El Doncello</text:p>
          </table:table-cell>
          <table:table-cell office:value-type="float" office:value="18" table:style-name="ce1">
            <text:p>18</text:p>
          </table:table-cell>
          <table:table-cell office:value-type="string" office:string-value="Caquetá" table:formula="of:=VLOOKUP([.C352];[Depto.A$2:.B$34];2;1)" table:style-name="ce1">
            <text:p>Caquetá</text:p>
          </table:table-cell>
          <table:table-cell table:number-columns-repeated="16380"/>
        </table:table-row>
        <table:table-row table:style-name="ro1">
          <table:table-cell office:value-type="float" office:value="18256" table:style-name="ce1">
            <text:p>18256</text:p>
          </table:table-cell>
          <table:table-cell office:value-type="string" table:style-name="ce1">
            <text:p>El Paujil</text:p>
          </table:table-cell>
          <table:table-cell office:value-type="float" office:value="18" table:style-name="ce1">
            <text:p>18</text:p>
          </table:table-cell>
          <table:table-cell office:value-type="string" office:string-value="Caquetá" table:formula="of:=VLOOKUP([.C353];[Depto.A$2:.B$34];2;1)" table:style-name="ce1">
            <text:p>Caquetá</text:p>
          </table:table-cell>
          <table:table-cell table:number-columns-repeated="16380"/>
        </table:table-row>
        <table:table-row table:style-name="ro1">
          <table:table-cell office:value-type="float" office:value="18410" table:style-name="ce1">
            <text:p>18410</text:p>
          </table:table-cell>
          <table:table-cell office:value-type="string" table:style-name="ce1">
            <text:p>La Montañita</text:p>
          </table:table-cell>
          <table:table-cell office:value-type="float" office:value="18" table:style-name="ce1">
            <text:p>18</text:p>
          </table:table-cell>
          <table:table-cell office:value-type="string" office:string-value="Caquetá" table:formula="of:=VLOOKUP([.C354];[Depto.A$2:.B$34];2;1)" table:style-name="ce1">
            <text:p>Caquetá</text:p>
          </table:table-cell>
          <table:table-cell table:number-columns-repeated="16380"/>
        </table:table-row>
        <table:table-row table:style-name="ro1">
          <table:table-cell office:value-type="float" office:value="18460" table:style-name="ce1">
            <text:p>18460</text:p>
          </table:table-cell>
          <table:table-cell office:value-type="string" table:style-name="ce1">
            <text:p>Milán</text:p>
          </table:table-cell>
          <table:table-cell office:value-type="float" office:value="18" table:style-name="ce1">
            <text:p>18</text:p>
          </table:table-cell>
          <table:table-cell office:value-type="string" office:string-value="Caquetá" table:formula="of:=VLOOKUP([.C355];[Depto.A$2:.B$34];2;1)" table:style-name="ce1">
            <text:p>Caquetá</text:p>
          </table:table-cell>
          <table:table-cell table:number-columns-repeated="16380"/>
        </table:table-row>
        <table:table-row table:style-name="ro1">
          <table:table-cell office:value-type="float" office:value="18479" table:style-name="ce1">
            <text:p>18479</text:p>
          </table:table-cell>
          <table:table-cell office:value-type="string" table:style-name="ce1">
            <text:p>Morelia</text:p>
          </table:table-cell>
          <table:table-cell office:value-type="float" office:value="18" table:style-name="ce1">
            <text:p>18</text:p>
          </table:table-cell>
          <table:table-cell office:value-type="string" office:string-value="Caquetá" table:formula="of:=VLOOKUP([.C356];[Depto.A$2:.B$34];2;1)" table:style-name="ce1">
            <text:p>Caquetá</text:p>
          </table:table-cell>
          <table:table-cell table:number-columns-repeated="16380"/>
        </table:table-row>
        <table:table-row table:style-name="ro1">
          <table:table-cell office:value-type="float" office:value="18592" table:style-name="ce1">
            <text:p>18592</text:p>
          </table:table-cell>
          <table:table-cell office:value-type="string" table:style-name="ce1">
            <text:p>Puerto Rico</text:p>
          </table:table-cell>
          <table:table-cell office:value-type="float" office:value="18" table:style-name="ce1">
            <text:p>18</text:p>
          </table:table-cell>
          <table:table-cell office:value-type="string" office:string-value="Caquetá" table:formula="of:=VLOOKUP([.C357];[Depto.A$2:.B$34];2;1)" table:style-name="ce1">
            <text:p>Caquetá</text:p>
          </table:table-cell>
          <table:table-cell table:number-columns-repeated="16380"/>
        </table:table-row>
        <table:table-row table:style-name="ro1">
          <table:table-cell office:value-type="float" office:value="18610" table:style-name="ce1">
            <text:p>18610</text:p>
          </table:table-cell>
          <table:table-cell office:value-type="string" table:style-name="ce1">
            <text:p>San José del Fragua</text:p>
          </table:table-cell>
          <table:table-cell office:value-type="float" office:value="18" table:style-name="ce1">
            <text:p>18</text:p>
          </table:table-cell>
          <table:table-cell office:value-type="string" office:string-value="Caquetá" table:formula="of:=VLOOKUP([.C358];[Depto.A$2:.B$34];2;1)" table:style-name="ce1">
            <text:p>Caquetá</text:p>
          </table:table-cell>
          <table:table-cell table:number-columns-repeated="16380"/>
        </table:table-row>
        <table:table-row table:style-name="ro1">
          <table:table-cell office:value-type="float" office:value="18753" table:style-name="ce1">
            <text:p>18753</text:p>
          </table:table-cell>
          <table:table-cell office:value-type="string" table:style-name="ce1">
            <text:p>San Vicente del Caguán</text:p>
          </table:table-cell>
          <table:table-cell office:value-type="float" office:value="18" table:style-name="ce1">
            <text:p>18</text:p>
          </table:table-cell>
          <table:table-cell office:value-type="string" office:string-value="Caquetá" table:formula="of:=VLOOKUP([.C359];[Depto.A$2:.B$34];2;1)" table:style-name="ce1">
            <text:p>Caquetá</text:p>
          </table:table-cell>
          <table:table-cell table:number-columns-repeated="16380"/>
        </table:table-row>
        <table:table-row table:style-name="ro1">
          <table:table-cell office:value-type="float" office:value="18756" table:style-name="ce1">
            <text:p>18756</text:p>
          </table:table-cell>
          <table:table-cell office:value-type="string" table:style-name="ce1">
            <text:p>Solano</text:p>
          </table:table-cell>
          <table:table-cell office:value-type="float" office:value="18" table:style-name="ce1">
            <text:p>18</text:p>
          </table:table-cell>
          <table:table-cell office:value-type="string" office:string-value="Caquetá" table:formula="of:=VLOOKUP([.C360];[Depto.A$2:.B$34];2;1)" table:style-name="ce1">
            <text:p>Caquetá</text:p>
          </table:table-cell>
          <table:table-cell table:number-columns-repeated="16380"/>
        </table:table-row>
        <table:table-row table:style-name="ro1">
          <table:table-cell office:value-type="float" office:value="18785" table:style-name="ce1">
            <text:p>18785</text:p>
          </table:table-cell>
          <table:table-cell office:value-type="string" table:style-name="ce1">
            <text:p>Solita</text:p>
          </table:table-cell>
          <table:table-cell office:value-type="float" office:value="18" table:style-name="ce1">
            <text:p>18</text:p>
          </table:table-cell>
          <table:table-cell office:value-type="string" office:string-value="Caquetá" table:formula="of:=VLOOKUP([.C361];[Depto.A$2:.B$34];2;1)" table:style-name="ce1">
            <text:p>Caquetá</text:p>
          </table:table-cell>
          <table:table-cell table:number-columns-repeated="16380"/>
        </table:table-row>
        <table:table-row table:style-name="ro1">
          <table:table-cell office:value-type="float" office:value="18860" table:style-name="ce1">
            <text:p>18860</text:p>
          </table:table-cell>
          <table:table-cell office:value-type="string" table:style-name="ce1">
            <text:p>Valparaíso</text:p>
          </table:table-cell>
          <table:table-cell office:value-type="float" office:value="18" table:style-name="ce1">
            <text:p>18</text:p>
          </table:table-cell>
          <table:table-cell office:value-type="string" office:string-value="Caquetá" table:formula="of:=VLOOKUP([.C362];[Depto.A$2:.B$34];2;1)" table:style-name="ce1">
            <text:p>Caquetá</text:p>
          </table:table-cell>
          <table:table-cell table:number-columns-repeated="16380"/>
        </table:table-row>
        <table:table-row table:style-name="ro1">
          <table:table-cell office:value-type="float" office:value="19001" table:style-name="ce1">
            <text:p>19001</text:p>
          </table:table-cell>
          <table:table-cell office:value-type="string" table:style-name="ce1">
            <text:p>Popayán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63];[Depto.A$2:.B$34];2;1)" table:style-name="ce1">
            <text:p>Cauca</text:p>
          </table:table-cell>
          <table:table-cell table:number-columns-repeated="16380"/>
        </table:table-row>
        <table:table-row table:style-name="ro1">
          <table:table-cell office:value-type="float" office:value="19022" table:style-name="ce1">
            <text:p>19022</text:p>
          </table:table-cell>
          <table:table-cell office:value-type="string" table:style-name="ce1">
            <text:p>Almaguer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64];[Depto.A$2:.B$34];2;1)" table:style-name="ce1">
            <text:p>Cauca</text:p>
          </table:table-cell>
          <table:table-cell table:number-columns-repeated="16380"/>
        </table:table-row>
        <table:table-row table:style-name="ro1">
          <table:table-cell office:value-type="float" office:value="19050" table:style-name="ce1">
            <text:p>19050</text:p>
          </table:table-cell>
          <table:table-cell office:value-type="string" table:style-name="ce1">
            <text:p>Argelia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65];[Depto.A$2:.B$34];2;1)" table:style-name="ce1">
            <text:p>Cauca</text:p>
          </table:table-cell>
          <table:table-cell table:number-columns-repeated="16380"/>
        </table:table-row>
        <table:table-row table:style-name="ro1">
          <table:table-cell office:value-type="float" office:value="19075" table:style-name="ce1">
            <text:p>19075</text:p>
          </table:table-cell>
          <table:table-cell office:value-type="string" table:style-name="ce1">
            <text:p>Balboa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66];[Depto.A$2:.B$34];2;1)" table:style-name="ce1">
            <text:p>Cauca</text:p>
          </table:table-cell>
          <table:table-cell table:number-columns-repeated="16380"/>
        </table:table-row>
        <table:table-row table:style-name="ro1">
          <table:table-cell office:value-type="float" office:value="19100" table:style-name="ce1">
            <text:p>19100</text:p>
          </table:table-cell>
          <table:table-cell office:value-type="string" table:style-name="ce1">
            <text:p>Bolívar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67];[Depto.A$2:.B$34];2;1)" table:style-name="ce1">
            <text:p>Cauca</text:p>
          </table:table-cell>
          <table:table-cell table:number-columns-repeated="16380"/>
        </table:table-row>
        <table:table-row table:style-name="ro1">
          <table:table-cell office:value-type="float" office:value="19110" table:style-name="ce1">
            <text:p>19110</text:p>
          </table:table-cell>
          <table:table-cell office:value-type="string" table:style-name="ce1">
            <text:p>Buenos Aires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68];[Depto.A$2:.B$34];2;1)" table:style-name="ce1">
            <text:p>Cauca</text:p>
          </table:table-cell>
          <table:table-cell table:number-columns-repeated="16380"/>
        </table:table-row>
        <table:table-row table:style-name="ro1">
          <table:table-cell office:value-type="float" office:value="19130" table:style-name="ce1">
            <text:p>19130</text:p>
          </table:table-cell>
          <table:table-cell office:value-type="string" table:style-name="ce1">
            <text:p>Cajibío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69];[Depto.A$2:.B$34];2;1)" table:style-name="ce1">
            <text:p>Cauca</text:p>
          </table:table-cell>
          <table:table-cell table:number-columns-repeated="16380"/>
        </table:table-row>
        <table:table-row table:style-name="ro1">
          <table:table-cell office:value-type="float" office:value="19137" table:style-name="ce1">
            <text:p>19137</text:p>
          </table:table-cell>
          <table:table-cell office:value-type="string" table:style-name="ce1">
            <text:p>Caldono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70];[Depto.A$2:.B$34];2;1)" table:style-name="ce1">
            <text:p>Cauca</text:p>
          </table:table-cell>
          <table:table-cell table:number-columns-repeated="16380"/>
        </table:table-row>
        <table:table-row table:style-name="ro1">
          <table:table-cell office:value-type="float" office:value="19142" table:style-name="ce1">
            <text:p>19142</text:p>
          </table:table-cell>
          <table:table-cell office:value-type="string" table:style-name="ce1">
            <text:p>Caloto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71];[Depto.A$2:.B$34];2;1)" table:style-name="ce1">
            <text:p>Cauca</text:p>
          </table:table-cell>
          <table:table-cell table:number-columns-repeated="16380"/>
        </table:table-row>
        <table:table-row table:style-name="ro1">
          <table:table-cell office:value-type="float" office:value="19212" table:style-name="ce1">
            <text:p>19212</text:p>
          </table:table-cell>
          <table:table-cell office:value-type="string" table:style-name="ce1">
            <text:p>Corinto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72];[Depto.A$2:.B$34];2;1)" table:style-name="ce1">
            <text:p>Cauca</text:p>
          </table:table-cell>
          <table:table-cell table:number-columns-repeated="16380"/>
        </table:table-row>
        <table:table-row table:style-name="ro1">
          <table:table-cell office:value-type="float" office:value="19256" table:style-name="ce1">
            <text:p>19256</text:p>
          </table:table-cell>
          <table:table-cell office:value-type="string" table:style-name="ce1">
            <text:p>El Tambo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73];[Depto.A$2:.B$34];2;1)" table:style-name="ce1">
            <text:p>Cauca</text:p>
          </table:table-cell>
          <table:table-cell table:number-columns-repeated="16380"/>
        </table:table-row>
        <table:table-row table:style-name="ro1">
          <table:table-cell office:value-type="float" office:value="19290" table:style-name="ce1">
            <text:p>19290</text:p>
          </table:table-cell>
          <table:table-cell office:value-type="string" table:style-name="ce1">
            <text:p>Florencia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74];[Depto.A$2:.B$34];2;1)" table:style-name="ce1">
            <text:p>Cauca</text:p>
          </table:table-cell>
          <table:table-cell table:number-columns-repeated="16380"/>
        </table:table-row>
        <table:table-row table:style-name="ro1">
          <table:table-cell office:value-type="float" office:value="19300" table:style-name="ce1">
            <text:p>19300</text:p>
          </table:table-cell>
          <table:table-cell office:value-type="string" table:style-name="ce1">
            <text:p>Guachené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75];[Depto.A$2:.B$34];2;1)" table:style-name="ce1">
            <text:p>Cauca</text:p>
          </table:table-cell>
          <table:table-cell table:number-columns-repeated="16380"/>
        </table:table-row>
        <table:table-row table:style-name="ro1">
          <table:table-cell office:value-type="float" office:value="19318" table:style-name="ce1">
            <text:p>19318</text:p>
          </table:table-cell>
          <table:table-cell office:value-type="string" table:style-name="ce1">
            <text:p>Guapi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76];[Depto.A$2:.B$34];2;1)" table:style-name="ce1">
            <text:p>Cauca</text:p>
          </table:table-cell>
          <table:table-cell table:number-columns-repeated="16380"/>
        </table:table-row>
        <table:table-row table:style-name="ro1">
          <table:table-cell office:value-type="float" office:value="19355" table:style-name="ce1">
            <text:p>19355</text:p>
          </table:table-cell>
          <table:table-cell office:value-type="string" table:style-name="ce1">
            <text:p>Inzá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77];[Depto.A$2:.B$34];2;1)" table:style-name="ce1">
            <text:p>Cauca</text:p>
          </table:table-cell>
          <table:table-cell table:number-columns-repeated="16380"/>
        </table:table-row>
        <table:table-row table:style-name="ro1">
          <table:table-cell office:value-type="float" office:value="19364" table:style-name="ce1">
            <text:p>19364</text:p>
          </table:table-cell>
          <table:table-cell office:value-type="string" table:style-name="ce1">
            <text:p>Jambaló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78];[Depto.A$2:.B$34];2;1)" table:style-name="ce1">
            <text:p>Cauca</text:p>
          </table:table-cell>
          <table:table-cell table:number-columns-repeated="16380"/>
        </table:table-row>
        <table:table-row table:style-name="ro1">
          <table:table-cell office:value-type="float" office:value="19392" table:style-name="ce1">
            <text:p>19392</text:p>
          </table:table-cell>
          <table:table-cell office:value-type="string" table:style-name="ce1">
            <text:p>La Sierra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79];[Depto.A$2:.B$34];2;1)" table:style-name="ce1">
            <text:p>Cauca</text:p>
          </table:table-cell>
          <table:table-cell table:number-columns-repeated="16380"/>
        </table:table-row>
        <table:table-row table:style-name="ro1">
          <table:table-cell office:value-type="float" office:value="19397" table:style-name="ce1">
            <text:p>19397</text:p>
          </table:table-cell>
          <table:table-cell office:value-type="string" table:style-name="ce1">
            <text:p>La Vega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80];[Depto.A$2:.B$34];2;1)" table:style-name="ce1">
            <text:p>Cauca</text:p>
          </table:table-cell>
          <table:table-cell table:number-columns-repeated="16380"/>
        </table:table-row>
        <table:table-row table:style-name="ro1">
          <table:table-cell office:value-type="float" office:value="19418" table:style-name="ce1">
            <text:p>19418</text:p>
          </table:table-cell>
          <table:table-cell office:value-type="string" table:style-name="ce1">
            <text:p>López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81];[Depto.A$2:.B$34];2;1)" table:style-name="ce1">
            <text:p>Cauca</text:p>
          </table:table-cell>
          <table:table-cell table:number-columns-repeated="16380"/>
        </table:table-row>
        <table:table-row table:style-name="ro1">
          <table:table-cell office:value-type="float" office:value="19450" table:style-name="ce1">
            <text:p>19450</text:p>
          </table:table-cell>
          <table:table-cell office:value-type="string" table:style-name="ce1">
            <text:p>Mercaderes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82];[Depto.A$2:.B$34];2;1)" table:style-name="ce1">
            <text:p>Cauca</text:p>
          </table:table-cell>
          <table:table-cell table:number-columns-repeated="16380"/>
        </table:table-row>
        <table:table-row table:style-name="ro1">
          <table:table-cell office:value-type="float" office:value="19455" table:style-name="ce1">
            <text:p>19455</text:p>
          </table:table-cell>
          <table:table-cell office:value-type="string" table:style-name="ce1">
            <text:p>Miranda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83];[Depto.A$2:.B$34];2;1)" table:style-name="ce1">
            <text:p>Cauca</text:p>
          </table:table-cell>
          <table:table-cell table:number-columns-repeated="16380"/>
        </table:table-row>
        <table:table-row table:style-name="ro1">
          <table:table-cell office:value-type="float" office:value="19473" table:style-name="ce1">
            <text:p>19473</text:p>
          </table:table-cell>
          <table:table-cell office:value-type="string" table:style-name="ce1">
            <text:p>Morales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84];[Depto.A$2:.B$34];2;1)" table:style-name="ce1">
            <text:p>Cauca</text:p>
          </table:table-cell>
          <table:table-cell table:number-columns-repeated="16380"/>
        </table:table-row>
        <table:table-row table:style-name="ro1">
          <table:table-cell office:value-type="float" office:value="19513" table:style-name="ce1">
            <text:p>19513</text:p>
          </table:table-cell>
          <table:table-cell office:value-type="string" table:style-name="ce1">
            <text:p>Padilla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85];[Depto.A$2:.B$34];2;1)" table:style-name="ce1">
            <text:p>Cauca</text:p>
          </table:table-cell>
          <table:table-cell table:number-columns-repeated="16380"/>
        </table:table-row>
        <table:table-row table:style-name="ro1">
          <table:table-cell office:value-type="float" office:value="19517" table:style-name="ce1">
            <text:p>19517</text:p>
          </table:table-cell>
          <table:table-cell office:value-type="string" table:style-name="ce1">
            <text:p>Páez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86];[Depto.A$2:.B$34];2;1)" table:style-name="ce1">
            <text:p>Cauca</text:p>
          </table:table-cell>
          <table:table-cell table:number-columns-repeated="16380"/>
        </table:table-row>
        <table:table-row table:style-name="ro1">
          <table:table-cell office:value-type="float" office:value="19532" table:style-name="ce1">
            <text:p>19532</text:p>
          </table:table-cell>
          <table:table-cell office:value-type="string" table:style-name="ce1">
            <text:p>Patía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87];[Depto.A$2:.B$34];2;1)" table:style-name="ce1">
            <text:p>Cauca</text:p>
          </table:table-cell>
          <table:table-cell table:number-columns-repeated="16380"/>
        </table:table-row>
        <table:table-row table:style-name="ro1">
          <table:table-cell office:value-type="float" office:value="19533" table:style-name="ce1">
            <text:p>19533</text:p>
          </table:table-cell>
          <table:table-cell office:value-type="string" table:style-name="ce1">
            <text:p>Piamonte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88];[Depto.A$2:.B$34];2;1)" table:style-name="ce1">
            <text:p>Cauca</text:p>
          </table:table-cell>
          <table:table-cell table:number-columns-repeated="16380"/>
        </table:table-row>
        <table:table-row table:style-name="ro1">
          <table:table-cell office:value-type="float" office:value="19548" table:style-name="ce1">
            <text:p>19548</text:p>
          </table:table-cell>
          <table:table-cell office:value-type="string" table:style-name="ce1">
            <text:p>Piendamó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89];[Depto.A$2:.B$34];2;1)" table:style-name="ce1">
            <text:p>Cauca</text:p>
          </table:table-cell>
          <table:table-cell table:number-columns-repeated="16380"/>
        </table:table-row>
        <table:table-row table:style-name="ro1">
          <table:table-cell office:value-type="float" office:value="19573" table:style-name="ce1">
            <text:p>19573</text:p>
          </table:table-cell>
          <table:table-cell office:value-type="string" table:style-name="ce1">
            <text:p>Puerto Tejada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90];[Depto.A$2:.B$34];2;1)" table:style-name="ce1">
            <text:p>Cauca</text:p>
          </table:table-cell>
          <table:table-cell table:number-columns-repeated="16380"/>
        </table:table-row>
        <table:table-row table:style-name="ro1">
          <table:table-cell office:value-type="float" office:value="19585" table:style-name="ce1">
            <text:p>19585</text:p>
          </table:table-cell>
          <table:table-cell office:value-type="string" table:style-name="ce1">
            <text:p>Puracé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91];[Depto.A$2:.B$34];2;1)" table:style-name="ce1">
            <text:p>Cauca</text:p>
          </table:table-cell>
          <table:table-cell table:number-columns-repeated="16380"/>
        </table:table-row>
        <table:table-row table:style-name="ro1">
          <table:table-cell office:value-type="float" office:value="19622" table:style-name="ce1">
            <text:p>19622</text:p>
          </table:table-cell>
          <table:table-cell office:value-type="string" table:style-name="ce1">
            <text:p>Rosas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92];[Depto.A$2:.B$34];2;1)" table:style-name="ce1">
            <text:p>Cauca</text:p>
          </table:table-cell>
          <table:table-cell table:number-columns-repeated="16380"/>
        </table:table-row>
        <table:table-row table:style-name="ro1">
          <table:table-cell office:value-type="float" office:value="19693" table:style-name="ce1">
            <text:p>19693</text:p>
          </table:table-cell>
          <table:table-cell office:value-type="string" table:style-name="ce1">
            <text:p>San Sebastián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93];[Depto.A$2:.B$34];2;1)" table:style-name="ce1">
            <text:p>Cauca</text:p>
          </table:table-cell>
          <table:table-cell table:number-columns-repeated="16380"/>
        </table:table-row>
        <table:table-row table:style-name="ro1">
          <table:table-cell office:value-type="float" office:value="19698" table:style-name="ce1">
            <text:p>19698</text:p>
          </table:table-cell>
          <table:table-cell office:value-type="string" table:style-name="ce1">
            <text:p>Santander de Quilichao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94];[Depto.A$2:.B$34];2;1)" table:style-name="ce1">
            <text:p>Cauca</text:p>
          </table:table-cell>
          <table:table-cell table:number-columns-repeated="16380"/>
        </table:table-row>
        <table:table-row table:style-name="ro1">
          <table:table-cell office:value-type="float" office:value="19701" table:style-name="ce1">
            <text:p>19701</text:p>
          </table:table-cell>
          <table:table-cell office:value-type="string" table:style-name="ce1">
            <text:p>Santa Rosa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95];[Depto.A$2:.B$34];2;1)" table:style-name="ce1">
            <text:p>Cauca</text:p>
          </table:table-cell>
          <table:table-cell table:number-columns-repeated="16380"/>
        </table:table-row>
        <table:table-row table:style-name="ro1">
          <table:table-cell office:value-type="float" office:value="19743" table:style-name="ce1">
            <text:p>19743</text:p>
          </table:table-cell>
          <table:table-cell office:value-type="string" table:style-name="ce1">
            <text:p>Silvia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96];[Depto.A$2:.B$34];2;1)" table:style-name="ce1">
            <text:p>Cauca</text:p>
          </table:table-cell>
          <table:table-cell table:number-columns-repeated="16380"/>
        </table:table-row>
        <table:table-row table:style-name="ro1">
          <table:table-cell office:value-type="float" office:value="19760" table:style-name="ce1">
            <text:p>19760</text:p>
          </table:table-cell>
          <table:table-cell office:value-type="string" table:style-name="ce1">
            <text:p>Sotara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97];[Depto.A$2:.B$34];2;1)" table:style-name="ce1">
            <text:p>Cauca</text:p>
          </table:table-cell>
          <table:table-cell table:number-columns-repeated="16380"/>
        </table:table-row>
        <table:table-row table:style-name="ro1">
          <table:table-cell office:value-type="float" office:value="19780" table:style-name="ce1">
            <text:p>19780</text:p>
          </table:table-cell>
          <table:table-cell office:value-type="string" table:style-name="ce1">
            <text:p>Suárez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98];[Depto.A$2:.B$34];2;1)" table:style-name="ce1">
            <text:p>Cauca</text:p>
          </table:table-cell>
          <table:table-cell table:number-columns-repeated="16380"/>
        </table:table-row>
        <table:table-row table:style-name="ro1">
          <table:table-cell office:value-type="float" office:value="19785" table:style-name="ce1">
            <text:p>19785</text:p>
          </table:table-cell>
          <table:table-cell office:value-type="string" table:style-name="ce1">
            <text:p>Sucre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399];[Depto.A$2:.B$34];2;1)" table:style-name="ce1">
            <text:p>Cauca</text:p>
          </table:table-cell>
          <table:table-cell table:number-columns-repeated="16380"/>
        </table:table-row>
        <table:table-row table:style-name="ro1">
          <table:table-cell office:value-type="float" office:value="19807" table:style-name="ce1">
            <text:p>19807</text:p>
          </table:table-cell>
          <table:table-cell office:value-type="string" table:style-name="ce1">
            <text:p>Timbío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400];[Depto.A$2:.B$34];2;1)" table:style-name="ce1">
            <text:p>Cauca</text:p>
          </table:table-cell>
          <table:table-cell table:number-columns-repeated="16380"/>
        </table:table-row>
        <table:table-row table:style-name="ro1">
          <table:table-cell office:value-type="float" office:value="19809" table:style-name="ce1">
            <text:p>19809</text:p>
          </table:table-cell>
          <table:table-cell office:value-type="string" table:style-name="ce1">
            <text:p>Timbiquí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401];[Depto.A$2:.B$34];2;1)" table:style-name="ce1">
            <text:p>Cauca</text:p>
          </table:table-cell>
          <table:table-cell table:number-columns-repeated="16380"/>
        </table:table-row>
        <table:table-row table:style-name="ro1">
          <table:table-cell office:value-type="float" office:value="19821" table:style-name="ce1">
            <text:p>19821</text:p>
          </table:table-cell>
          <table:table-cell office:value-type="string" table:style-name="ce1">
            <text:p>Toribio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402];[Depto.A$2:.B$34];2;1)" table:style-name="ce1">
            <text:p>Cauca</text:p>
          </table:table-cell>
          <table:table-cell table:number-columns-repeated="16380"/>
        </table:table-row>
        <table:table-row table:style-name="ro1">
          <table:table-cell office:value-type="float" office:value="19824" table:style-name="ce1">
            <text:p>19824</text:p>
          </table:table-cell>
          <table:table-cell office:value-type="string" table:style-name="ce1">
            <text:p>Totoró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403];[Depto.A$2:.B$34];2;1)" table:style-name="ce1">
            <text:p>Cauca</text:p>
          </table:table-cell>
          <table:table-cell table:number-columns-repeated="16380"/>
        </table:table-row>
        <table:table-row table:style-name="ro1">
          <table:table-cell office:value-type="float" office:value="19845" table:style-name="ce1">
            <text:p>19845</text:p>
          </table:table-cell>
          <table:table-cell office:value-type="string" table:style-name="ce1">
            <text:p>Villa Rica</text:p>
          </table:table-cell>
          <table:table-cell office:value-type="float" office:value="19" table:style-name="ce1">
            <text:p>19</text:p>
          </table:table-cell>
          <table:table-cell office:value-type="string" office:string-value="Cauca" table:formula="of:=VLOOKUP([.C404];[Depto.A$2:.B$34];2;1)" table:style-name="ce1">
            <text:p>Cauca</text:p>
          </table:table-cell>
          <table:table-cell table:number-columns-repeated="16380"/>
        </table:table-row>
        <table:table-row table:style-name="ro1">
          <table:table-cell office:value-type="float" office:value="20001" table:style-name="ce1">
            <text:p>20001</text:p>
          </table:table-cell>
          <table:table-cell office:value-type="string" table:style-name="ce1">
            <text:p>Valledupar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05];[Depto.A$2:.B$34];2;1)" table:style-name="ce1">
            <text:p>Cesar</text:p>
          </table:table-cell>
          <table:table-cell table:number-columns-repeated="16380"/>
        </table:table-row>
        <table:table-row table:style-name="ro1">
          <table:table-cell office:value-type="float" office:value="20011" table:style-name="ce1">
            <text:p>20011</text:p>
          </table:table-cell>
          <table:table-cell office:value-type="string" table:style-name="ce1">
            <text:p>Aguachica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06];[Depto.A$2:.B$34];2;1)" table:style-name="ce1">
            <text:p>Cesar</text:p>
          </table:table-cell>
          <table:table-cell table:number-columns-repeated="16380"/>
        </table:table-row>
        <table:table-row table:style-name="ro1">
          <table:table-cell office:value-type="float" office:value="20013" table:style-name="ce1">
            <text:p>20013</text:p>
          </table:table-cell>
          <table:table-cell office:value-type="string" table:style-name="ce1">
            <text:p>Agustín Codazzi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07];[Depto.A$2:.B$34];2;1)" table:style-name="ce1">
            <text:p>Cesar</text:p>
          </table:table-cell>
          <table:table-cell table:number-columns-repeated="16380"/>
        </table:table-row>
        <table:table-row table:style-name="ro1">
          <table:table-cell office:value-type="float" office:value="20032" table:style-name="ce1">
            <text:p>20032</text:p>
          </table:table-cell>
          <table:table-cell office:value-type="string" table:style-name="ce1">
            <text:p>Astrea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08];[Depto.A$2:.B$34];2;1)" table:style-name="ce1">
            <text:p>Cesar</text:p>
          </table:table-cell>
          <table:table-cell table:number-columns-repeated="16380"/>
        </table:table-row>
        <table:table-row table:style-name="ro1">
          <table:table-cell office:value-type="float" office:value="20045" table:style-name="ce1">
            <text:p>20045</text:p>
          </table:table-cell>
          <table:table-cell office:value-type="string" table:style-name="ce1">
            <text:p>Becerril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09];[Depto.A$2:.B$34];2;1)" table:style-name="ce1">
            <text:p>Cesar</text:p>
          </table:table-cell>
          <table:table-cell table:number-columns-repeated="16380"/>
        </table:table-row>
        <table:table-row table:style-name="ro1">
          <table:table-cell office:value-type="float" office:value="20060" table:style-name="ce1">
            <text:p>20060</text:p>
          </table:table-cell>
          <table:table-cell office:value-type="string" table:style-name="ce1">
            <text:p>Bosconia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10];[Depto.A$2:.B$34];2;1)" table:style-name="ce1">
            <text:p>Cesar</text:p>
          </table:table-cell>
          <table:table-cell table:number-columns-repeated="16380"/>
        </table:table-row>
        <table:table-row table:style-name="ro1">
          <table:table-cell office:value-type="float" office:value="20175" table:style-name="ce1">
            <text:p>20175</text:p>
          </table:table-cell>
          <table:table-cell office:value-type="string" table:style-name="ce1">
            <text:p>Chimichagua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11];[Depto.A$2:.B$34];2;1)" table:style-name="ce1">
            <text:p>Cesar</text:p>
          </table:table-cell>
          <table:table-cell table:number-columns-repeated="16380"/>
        </table:table-row>
        <table:table-row table:style-name="ro1">
          <table:table-cell office:value-type="float" office:value="20178" table:style-name="ce1">
            <text:p>20178</text:p>
          </table:table-cell>
          <table:table-cell office:value-type="string" table:style-name="ce1">
            <text:p>Chiriguaná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12];[Depto.A$2:.B$34];2;1)" table:style-name="ce1">
            <text:p>Cesar</text:p>
          </table:table-cell>
          <table:table-cell table:number-columns-repeated="16380"/>
        </table:table-row>
        <table:table-row table:style-name="ro1">
          <table:table-cell office:value-type="float" office:value="20228" table:style-name="ce1">
            <text:p>20228</text:p>
          </table:table-cell>
          <table:table-cell office:value-type="string" table:style-name="ce1">
            <text:p>Curumaní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13];[Depto.A$2:.B$34];2;1)" table:style-name="ce1">
            <text:p>Cesar</text:p>
          </table:table-cell>
          <table:table-cell table:number-columns-repeated="16380"/>
        </table:table-row>
        <table:table-row table:style-name="ro1">
          <table:table-cell office:value-type="float" office:value="20238" table:style-name="ce1">
            <text:p>20238</text:p>
          </table:table-cell>
          <table:table-cell office:value-type="string" table:style-name="ce1">
            <text:p>El Copey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14];[Depto.A$2:.B$34];2;1)" table:style-name="ce1">
            <text:p>Cesar</text:p>
          </table:table-cell>
          <table:table-cell table:number-columns-repeated="16380"/>
        </table:table-row>
        <table:table-row table:style-name="ro1">
          <table:table-cell office:value-type="float" office:value="20250" table:style-name="ce1">
            <text:p>20250</text:p>
          </table:table-cell>
          <table:table-cell office:value-type="string" table:style-name="ce1">
            <text:p>El Paso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15];[Depto.A$2:.B$34];2;1)" table:style-name="ce1">
            <text:p>Cesar</text:p>
          </table:table-cell>
          <table:table-cell table:number-columns-repeated="16380"/>
        </table:table-row>
        <table:table-row table:style-name="ro1">
          <table:table-cell office:value-type="float" office:value="20295" table:style-name="ce1">
            <text:p>20295</text:p>
          </table:table-cell>
          <table:table-cell office:value-type="string" table:style-name="ce1">
            <text:p>Gamarra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16];[Depto.A$2:.B$34];2;1)" table:style-name="ce1">
            <text:p>Cesar</text:p>
          </table:table-cell>
          <table:table-cell table:number-columns-repeated="16380"/>
        </table:table-row>
        <table:table-row table:style-name="ro1">
          <table:table-cell office:value-type="float" office:value="20310" table:style-name="ce1">
            <text:p>20310</text:p>
          </table:table-cell>
          <table:table-cell office:value-type="string" table:style-name="ce1">
            <text:p>González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17];[Depto.A$2:.B$34];2;1)" table:style-name="ce1">
            <text:p>Cesar</text:p>
          </table:table-cell>
          <table:table-cell table:number-columns-repeated="16380"/>
        </table:table-row>
        <table:table-row table:style-name="ro1">
          <table:table-cell office:value-type="float" office:value="20383" table:style-name="ce1">
            <text:p>20383</text:p>
          </table:table-cell>
          <table:table-cell office:value-type="string" table:style-name="ce1">
            <text:p>La Gloria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18];[Depto.A$2:.B$34];2;1)" table:style-name="ce1">
            <text:p>Cesar</text:p>
          </table:table-cell>
          <table:table-cell table:number-columns-repeated="16380"/>
        </table:table-row>
        <table:table-row table:style-name="ro1">
          <table:table-cell office:value-type="float" office:value="20400" table:style-name="ce1">
            <text:p>20400</text:p>
          </table:table-cell>
          <table:table-cell office:value-type="string" table:style-name="ce1">
            <text:p>La Jagua de Ibirico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19];[Depto.A$2:.B$34];2;1)" table:style-name="ce1">
            <text:p>Cesar</text:p>
          </table:table-cell>
          <table:table-cell table:number-columns-repeated="16380"/>
        </table:table-row>
        <table:table-row table:style-name="ro1">
          <table:table-cell office:value-type="float" office:value="20443" table:style-name="ce1">
            <text:p>20443</text:p>
          </table:table-cell>
          <table:table-cell office:value-type="string" table:style-name="ce1">
            <text:p>Manaure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20];[Depto.A$2:.B$34];2;1)" table:style-name="ce1">
            <text:p>Cesar</text:p>
          </table:table-cell>
          <table:table-cell table:number-columns-repeated="16380"/>
        </table:table-row>
        <table:table-row table:style-name="ro1">
          <table:table-cell office:value-type="float" office:value="20517" table:style-name="ce1">
            <text:p>20517</text:p>
          </table:table-cell>
          <table:table-cell office:value-type="string" table:style-name="ce1">
            <text:p>Pailitas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21];[Depto.A$2:.B$34];2;1)" table:style-name="ce1">
            <text:p>Cesar</text:p>
          </table:table-cell>
          <table:table-cell table:number-columns-repeated="16380"/>
        </table:table-row>
        <table:table-row table:style-name="ro1">
          <table:table-cell office:value-type="float" office:value="20550" table:style-name="ce1">
            <text:p>20550</text:p>
          </table:table-cell>
          <table:table-cell office:value-type="string" table:style-name="ce1">
            <text:p>Pelaya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22];[Depto.A$2:.B$34];2;1)" table:style-name="ce1">
            <text:p>Cesar</text:p>
          </table:table-cell>
          <table:table-cell table:number-columns-repeated="16380"/>
        </table:table-row>
        <table:table-row table:style-name="ro1">
          <table:table-cell office:value-type="float" office:value="20570" table:style-name="ce1">
            <text:p>20570</text:p>
          </table:table-cell>
          <table:table-cell office:value-type="string" table:style-name="ce1">
            <text:p>Pueblo Bello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23];[Depto.A$2:.B$34];2;1)" table:style-name="ce1">
            <text:p>Cesar</text:p>
          </table:table-cell>
          <table:table-cell table:number-columns-repeated="16380"/>
        </table:table-row>
        <table:table-row table:style-name="ro1">
          <table:table-cell office:value-type="float" office:value="20614" table:style-name="ce1">
            <text:p>20614</text:p>
          </table:table-cell>
          <table:table-cell office:value-type="string" table:style-name="ce1">
            <text:p>Río de Oro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24];[Depto.A$2:.B$34];2;1)" table:style-name="ce1">
            <text:p>Cesar</text:p>
          </table:table-cell>
          <table:table-cell table:number-columns-repeated="16380"/>
        </table:table-row>
        <table:table-row table:style-name="ro1">
          <table:table-cell office:value-type="float" office:value="20621" table:style-name="ce1">
            <text:p>20621</text:p>
          </table:table-cell>
          <table:table-cell office:value-type="string" table:style-name="ce1">
            <text:p>La Paz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25];[Depto.A$2:.B$34];2;1)" table:style-name="ce1">
            <text:p>Cesar</text:p>
          </table:table-cell>
          <table:table-cell table:number-columns-repeated="16380"/>
        </table:table-row>
        <table:table-row table:style-name="ro1">
          <table:table-cell office:value-type="float" office:value="20710" table:style-name="ce1">
            <text:p>20710</text:p>
          </table:table-cell>
          <table:table-cell office:value-type="string" table:style-name="ce1">
            <text:p>San Alberto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26];[Depto.A$2:.B$34];2;1)" table:style-name="ce1">
            <text:p>Cesar</text:p>
          </table:table-cell>
          <table:table-cell table:number-columns-repeated="16380"/>
        </table:table-row>
        <table:table-row table:style-name="ro1">
          <table:table-cell office:value-type="float" office:value="20750" table:style-name="ce1">
            <text:p>20750</text:p>
          </table:table-cell>
          <table:table-cell office:value-type="string" table:style-name="ce1">
            <text:p>San Diego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27];[Depto.A$2:.B$34];2;1)" table:style-name="ce1">
            <text:p>Cesar</text:p>
          </table:table-cell>
          <table:table-cell table:number-columns-repeated="16380"/>
        </table:table-row>
        <table:table-row table:style-name="ro1">
          <table:table-cell office:value-type="float" office:value="20770" table:style-name="ce1">
            <text:p>20770</text:p>
          </table:table-cell>
          <table:table-cell office:value-type="string" table:style-name="ce1">
            <text:p>San Martín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28];[Depto.A$2:.B$34];2;1)" table:style-name="ce1">
            <text:p>Cesar</text:p>
          </table:table-cell>
          <table:table-cell table:number-columns-repeated="16380"/>
        </table:table-row>
        <table:table-row table:style-name="ro1">
          <table:table-cell office:value-type="float" office:value="20787" table:style-name="ce1">
            <text:p>20787</text:p>
          </table:table-cell>
          <table:table-cell office:value-type="string" table:style-name="ce1">
            <text:p>Tamalameque</text:p>
          </table:table-cell>
          <table:table-cell office:value-type="float" office:value="20" table:style-name="ce1">
            <text:p>20</text:p>
          </table:table-cell>
          <table:table-cell office:value-type="string" office:string-value="Cesar" table:formula="of:=VLOOKUP([.C429];[Depto.A$2:.B$34];2;1)" table:style-name="ce1">
            <text:p>Cesar</text:p>
          </table:table-cell>
          <table:table-cell table:number-columns-repeated="16380"/>
        </table:table-row>
        <table:table-row table:style-name="ro1">
          <table:table-cell office:value-type="float" office:value="23001" table:style-name="ce1">
            <text:p>23001</text:p>
          </table:table-cell>
          <table:table-cell office:value-type="string" table:style-name="ce1">
            <text:p>Montería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30];[Depto.A$2:.B$34];2;1)" table:style-name="ce1">
            <text:p>Córdoba</text:p>
          </table:table-cell>
          <table:table-cell table:number-columns-repeated="16380"/>
        </table:table-row>
        <table:table-row table:style-name="ro1">
          <table:table-cell office:value-type="float" office:value="23068" table:style-name="ce1">
            <text:p>23068</text:p>
          </table:table-cell>
          <table:table-cell office:value-type="string" table:style-name="ce1">
            <text:p>Ayapel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31];[Depto.A$2:.B$34];2;1)" table:style-name="ce1">
            <text:p>Córdoba</text:p>
          </table:table-cell>
          <table:table-cell table:number-columns-repeated="16380"/>
        </table:table-row>
        <table:table-row table:style-name="ro1">
          <table:table-cell office:value-type="float" office:value="23079" table:style-name="ce1">
            <text:p>23079</text:p>
          </table:table-cell>
          <table:table-cell office:value-type="string" table:style-name="ce1">
            <text:p>Buenavista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32];[Depto.A$2:.B$34];2;1)" table:style-name="ce1">
            <text:p>Córdoba</text:p>
          </table:table-cell>
          <table:table-cell table:number-columns-repeated="16380"/>
        </table:table-row>
        <table:table-row table:style-name="ro1">
          <table:table-cell office:value-type="float" office:value="23090" table:style-name="ce1">
            <text:p>23090</text:p>
          </table:table-cell>
          <table:table-cell office:value-type="string" table:style-name="ce1">
            <text:p>Canalete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33];[Depto.A$2:.B$34];2;1)" table:style-name="ce1">
            <text:p>Córdoba</text:p>
          </table:table-cell>
          <table:table-cell table:number-columns-repeated="16380"/>
        </table:table-row>
        <table:table-row table:style-name="ro1">
          <table:table-cell office:value-type="float" office:value="23162" table:style-name="ce1">
            <text:p>23162</text:p>
          </table:table-cell>
          <table:table-cell office:value-type="string" table:style-name="ce1">
            <text:p>Cereté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34];[Depto.A$2:.B$34];2;1)" table:style-name="ce1">
            <text:p>Córdoba</text:p>
          </table:table-cell>
          <table:table-cell table:number-columns-repeated="16380"/>
        </table:table-row>
        <table:table-row table:style-name="ro1">
          <table:table-cell office:value-type="float" office:value="23168" table:style-name="ce1">
            <text:p>23168</text:p>
          </table:table-cell>
          <table:table-cell office:value-type="string" table:style-name="ce1">
            <text:p>Chimá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35];[Depto.A$2:.B$34];2;1)" table:style-name="ce1">
            <text:p>Córdoba</text:p>
          </table:table-cell>
          <table:table-cell table:number-columns-repeated="16380"/>
        </table:table-row>
        <table:table-row table:style-name="ro1">
          <table:table-cell office:value-type="float" office:value="23182" table:style-name="ce1">
            <text:p>23182</text:p>
          </table:table-cell>
          <table:table-cell office:value-type="string" table:style-name="ce1">
            <text:p>Chinú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36];[Depto.A$2:.B$34];2;1)" table:style-name="ce1">
            <text:p>Córdoba</text:p>
          </table:table-cell>
          <table:table-cell table:number-columns-repeated="16380"/>
        </table:table-row>
        <table:table-row table:style-name="ro1">
          <table:table-cell office:value-type="float" office:value="23189" table:style-name="ce1">
            <text:p>23189</text:p>
          </table:table-cell>
          <table:table-cell office:value-type="string" table:style-name="ce1">
            <text:p>Ciénaga de Oro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37];[Depto.A$2:.B$34];2;1)" table:style-name="ce1">
            <text:p>Córdoba</text:p>
          </table:table-cell>
          <table:table-cell table:number-columns-repeated="16380"/>
        </table:table-row>
        <table:table-row table:style-name="ro1">
          <table:table-cell office:value-type="float" office:value="23300" table:style-name="ce1">
            <text:p>23300</text:p>
          </table:table-cell>
          <table:table-cell office:value-type="string" table:style-name="ce1">
            <text:p>Cotorra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38];[Depto.A$2:.B$34];2;1)" table:style-name="ce1">
            <text:p>Córdoba</text:p>
          </table:table-cell>
          <table:table-cell table:number-columns-repeated="16380"/>
        </table:table-row>
        <table:table-row table:style-name="ro1">
          <table:table-cell office:value-type="float" office:value="23350" table:style-name="ce1">
            <text:p>23350</text:p>
          </table:table-cell>
          <table:table-cell office:value-type="string" table:style-name="ce1">
            <text:p>La Apartada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39];[Depto.A$2:.B$34];2;1)" table:style-name="ce1">
            <text:p>Córdoba</text:p>
          </table:table-cell>
          <table:table-cell table:number-columns-repeated="16380"/>
        </table:table-row>
        <table:table-row table:style-name="ro1">
          <table:table-cell office:value-type="float" office:value="23417" table:style-name="ce1">
            <text:p>23417</text:p>
          </table:table-cell>
          <table:table-cell office:value-type="string" table:style-name="ce1">
            <text:p>Lorica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40];[Depto.A$2:.B$34];2;1)" table:style-name="ce1">
            <text:p>Córdoba</text:p>
          </table:table-cell>
          <table:table-cell table:number-columns-repeated="16380"/>
        </table:table-row>
        <table:table-row table:style-name="ro1">
          <table:table-cell office:value-type="float" office:value="23419" table:style-name="ce1">
            <text:p>23419</text:p>
          </table:table-cell>
          <table:table-cell office:value-type="string" table:style-name="ce1">
            <text:p>Los Córdobas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41];[Depto.A$2:.B$34];2;1)" table:style-name="ce1">
            <text:p>Córdoba</text:p>
          </table:table-cell>
          <table:table-cell table:number-columns-repeated="16380"/>
        </table:table-row>
        <table:table-row table:style-name="ro1">
          <table:table-cell office:value-type="float" office:value="23464" table:style-name="ce1">
            <text:p>23464</text:p>
          </table:table-cell>
          <table:table-cell office:value-type="string" table:style-name="ce1">
            <text:p>Momil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42];[Depto.A$2:.B$34];2;1)" table:style-name="ce1">
            <text:p>Córdoba</text:p>
          </table:table-cell>
          <table:table-cell table:number-columns-repeated="16380"/>
        </table:table-row>
        <table:table-row table:style-name="ro1">
          <table:table-cell office:value-type="float" office:value="23466" table:style-name="ce1">
            <text:p>23466</text:p>
          </table:table-cell>
          <table:table-cell office:value-type="string" table:style-name="ce1">
            <text:p>Montelíbano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43];[Depto.A$2:.B$34];2;1)" table:style-name="ce1">
            <text:p>Córdoba</text:p>
          </table:table-cell>
          <table:table-cell table:number-columns-repeated="16380"/>
        </table:table-row>
        <table:table-row table:style-name="ro1">
          <table:table-cell office:value-type="float" office:value="23500" table:style-name="ce1">
            <text:p>23500</text:p>
          </table:table-cell>
          <table:table-cell office:value-type="string" table:style-name="ce1">
            <text:p>Moñitos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44];[Depto.A$2:.B$34];2;1)" table:style-name="ce1">
            <text:p>Córdoba</text:p>
          </table:table-cell>
          <table:table-cell table:number-columns-repeated="16380"/>
        </table:table-row>
        <table:table-row table:style-name="ro1">
          <table:table-cell office:value-type="float" office:value="23555" table:style-name="ce1">
            <text:p>23555</text:p>
          </table:table-cell>
          <table:table-cell office:value-type="string" table:style-name="ce1">
            <text:p>Planeta Rica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45];[Depto.A$2:.B$34];2;1)" table:style-name="ce1">
            <text:p>Córdoba</text:p>
          </table:table-cell>
          <table:table-cell table:number-columns-repeated="16380"/>
        </table:table-row>
        <table:table-row table:style-name="ro1">
          <table:table-cell office:value-type="float" office:value="23570" table:style-name="ce1">
            <text:p>23570</text:p>
          </table:table-cell>
          <table:table-cell office:value-type="string" table:style-name="ce1">
            <text:p>Pueblo Nuevo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46];[Depto.A$2:.B$34];2;1)" table:style-name="ce1">
            <text:p>Córdoba</text:p>
          </table:table-cell>
          <table:table-cell table:number-columns-repeated="16380"/>
        </table:table-row>
        <table:table-row table:style-name="ro1">
          <table:table-cell office:value-type="float" office:value="23574" table:style-name="ce1">
            <text:p>23574</text:p>
          </table:table-cell>
          <table:table-cell office:value-type="string" table:style-name="ce1">
            <text:p>Puerto Escondido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47];[Depto.A$2:.B$34];2;1)" table:style-name="ce1">
            <text:p>Córdoba</text:p>
          </table:table-cell>
          <table:table-cell table:number-columns-repeated="16380"/>
        </table:table-row>
        <table:table-row table:style-name="ro1">
          <table:table-cell office:value-type="float" office:value="23580" table:style-name="ce1">
            <text:p>23580</text:p>
          </table:table-cell>
          <table:table-cell office:value-type="string" table:style-name="ce1">
            <text:p>Puerto Libertador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48];[Depto.A$2:.B$34];2;1)" table:style-name="ce1">
            <text:p>Córdoba</text:p>
          </table:table-cell>
          <table:table-cell table:number-columns-repeated="16380"/>
        </table:table-row>
        <table:table-row table:style-name="ro1">
          <table:table-cell office:value-type="float" office:value="23586" table:style-name="ce1">
            <text:p>23586</text:p>
          </table:table-cell>
          <table:table-cell office:value-type="string" table:style-name="ce1">
            <text:p>Purísima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49];[Depto.A$2:.B$34];2;1)" table:style-name="ce1">
            <text:p>Córdoba</text:p>
          </table:table-cell>
          <table:table-cell table:number-columns-repeated="16380"/>
        </table:table-row>
        <table:table-row table:style-name="ro1">
          <table:table-cell office:value-type="float" office:value="23660" table:style-name="ce1">
            <text:p>23660</text:p>
          </table:table-cell>
          <table:table-cell office:value-type="string" table:style-name="ce1">
            <text:p>Sahagún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50];[Depto.A$2:.B$34];2;1)" table:style-name="ce1">
            <text:p>Córdoba</text:p>
          </table:table-cell>
          <table:table-cell table:number-columns-repeated="16380"/>
        </table:table-row>
        <table:table-row table:style-name="ro1">
          <table:table-cell office:value-type="float" office:value="23670" table:style-name="ce1">
            <text:p>23670</text:p>
          </table:table-cell>
          <table:table-cell office:value-type="string" table:style-name="ce1">
            <text:p>San Andrés Sotavento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51];[Depto.A$2:.B$34];2;1)" table:style-name="ce1">
            <text:p>Córdoba</text:p>
          </table:table-cell>
          <table:table-cell table:number-columns-repeated="16380"/>
        </table:table-row>
        <table:table-row table:style-name="ro1">
          <table:table-cell office:value-type="float" office:value="23672" table:style-name="ce1">
            <text:p>23672</text:p>
          </table:table-cell>
          <table:table-cell office:value-type="string" table:style-name="ce1">
            <text:p>San Antero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52];[Depto.A$2:.B$34];2;1)" table:style-name="ce1">
            <text:p>Córdoba</text:p>
          </table:table-cell>
          <table:table-cell table:number-columns-repeated="16380"/>
        </table:table-row>
        <table:table-row table:style-name="ro1">
          <table:table-cell office:value-type="float" office:value="23675" table:style-name="ce1">
            <text:p>23675</text:p>
          </table:table-cell>
          <table:table-cell office:value-type="string" table:style-name="ce1">
            <text:p>San Bernardo del Viento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53];[Depto.A$2:.B$34];2;1)" table:style-name="ce1">
            <text:p>Córdoba</text:p>
          </table:table-cell>
          <table:table-cell table:number-columns-repeated="16380"/>
        </table:table-row>
        <table:table-row table:style-name="ro1">
          <table:table-cell office:value-type="float" office:value="23678" table:style-name="ce1">
            <text:p>23678</text:p>
          </table:table-cell>
          <table:table-cell office:value-type="string" table:style-name="ce1">
            <text:p>San Carlos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54];[Depto.A$2:.B$34];2;1)" table:style-name="ce1">
            <text:p>Córdoba</text:p>
          </table:table-cell>
          <table:table-cell table:number-columns-repeated="16380"/>
        </table:table-row>
        <table:table-row table:style-name="ro1">
          <table:table-cell office:value-type="float" office:value="23682" table:style-name="ce1">
            <text:p>23682</text:p>
          </table:table-cell>
          <table:table-cell office:value-type="string" table:style-name="ce1">
            <text:p>San José de Uré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55];[Depto.A$2:.B$34];2;1)" table:style-name="ce1">
            <text:p>Córdoba</text:p>
          </table:table-cell>
          <table:table-cell table:number-columns-repeated="16380"/>
        </table:table-row>
        <table:table-row table:style-name="ro1">
          <table:table-cell office:value-type="float" office:value="23686" table:style-name="ce1">
            <text:p>23686</text:p>
          </table:table-cell>
          <table:table-cell office:value-type="string" table:style-name="ce1">
            <text:p>San Pelayo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56];[Depto.A$2:.B$34];2;1)" table:style-name="ce1">
            <text:p>Córdoba</text:p>
          </table:table-cell>
          <table:table-cell table:number-columns-repeated="16380"/>
        </table:table-row>
        <table:table-row table:style-name="ro1">
          <table:table-cell office:value-type="float" office:value="23807" table:style-name="ce1">
            <text:p>23807</text:p>
          </table:table-cell>
          <table:table-cell office:value-type="string" table:style-name="ce1">
            <text:p>Tierralta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57];[Depto.A$2:.B$34];2;1)" table:style-name="ce1">
            <text:p>Córdoba</text:p>
          </table:table-cell>
          <table:table-cell table:number-columns-repeated="16380"/>
        </table:table-row>
        <table:table-row table:style-name="ro1">
          <table:table-cell office:value-type="float" office:value="23815" table:style-name="ce1">
            <text:p>23815</text:p>
          </table:table-cell>
          <table:table-cell office:value-type="string" table:style-name="ce1">
            <text:p>Tuchín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58];[Depto.A$2:.B$34];2;1)" table:style-name="ce1">
            <text:p>Córdoba</text:p>
          </table:table-cell>
          <table:table-cell table:number-columns-repeated="16380"/>
        </table:table-row>
        <table:table-row table:style-name="ro1">
          <table:table-cell office:value-type="float" office:value="23855" table:style-name="ce1">
            <text:p>23855</text:p>
          </table:table-cell>
          <table:table-cell office:value-type="string" table:style-name="ce1">
            <text:p>Valencia</text:p>
          </table:table-cell>
          <table:table-cell office:value-type="float" office:value="23" table:style-name="ce1">
            <text:p>23</text:p>
          </table:table-cell>
          <table:table-cell office:value-type="string" office:string-value="Córdoba" table:formula="of:=VLOOKUP([.C459];[Depto.A$2:.B$34];2;1)" table:style-name="ce1">
            <text:p>Córdoba</text:p>
          </table:table-cell>
          <table:table-cell table:number-columns-repeated="16380"/>
        </table:table-row>
        <table:table-row table:style-name="ro1">
          <table:table-cell office:value-type="float" office:value="25001" table:style-name="ce1">
            <text:p>25001</text:p>
          </table:table-cell>
          <table:table-cell office:value-type="string" table:style-name="ce1">
            <text:p>Agua de Dios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60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019" table:style-name="ce1">
            <text:p>25019</text:p>
          </table:table-cell>
          <table:table-cell office:value-type="string" table:style-name="ce1">
            <text:p>Albán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61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035" table:style-name="ce1">
            <text:p>25035</text:p>
          </table:table-cell>
          <table:table-cell office:value-type="string" table:style-name="ce1">
            <text:p>Anapoim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62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040" table:style-name="ce1">
            <text:p>25040</text:p>
          </table:table-cell>
          <table:table-cell office:value-type="string" table:style-name="ce1">
            <text:p>Anolaim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63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053" table:style-name="ce1">
            <text:p>25053</text:p>
          </table:table-cell>
          <table:table-cell office:value-type="string" table:style-name="ce1">
            <text:p>Arbeláez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64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086" table:style-name="ce1">
            <text:p>25086</text:p>
          </table:table-cell>
          <table:table-cell office:value-type="string" table:style-name="ce1">
            <text:p>Beltrán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65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095" table:style-name="ce1">
            <text:p>25095</text:p>
          </table:table-cell>
          <table:table-cell office:value-type="string" table:style-name="ce1">
            <text:p>Bituim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66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099" table:style-name="ce1">
            <text:p>25099</text:p>
          </table:table-cell>
          <table:table-cell office:value-type="string" table:style-name="ce1">
            <text:p>Bojacá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67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120" table:style-name="ce1">
            <text:p>25120</text:p>
          </table:table-cell>
          <table:table-cell office:value-type="string" table:style-name="ce1">
            <text:p>Cabrer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68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123" table:style-name="ce1">
            <text:p>25123</text:p>
          </table:table-cell>
          <table:table-cell office:value-type="string" table:style-name="ce1">
            <text:p>Cachipay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69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126" table:style-name="ce1">
            <text:p>25126</text:p>
          </table:table-cell>
          <table:table-cell office:value-type="string" table:style-name="ce1">
            <text:p>Cajicá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70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148" table:style-name="ce1">
            <text:p>25148</text:p>
          </table:table-cell>
          <table:table-cell office:value-type="string" table:style-name="ce1">
            <text:p>Caparrapí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71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151" table:style-name="ce1">
            <text:p>25151</text:p>
          </table:table-cell>
          <table:table-cell office:value-type="string" table:style-name="ce1">
            <text:p>Caquez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72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154" table:style-name="ce1">
            <text:p>25154</text:p>
          </table:table-cell>
          <table:table-cell office:value-type="string" table:style-name="ce1">
            <text:p>Carmen de Carup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73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168" table:style-name="ce1">
            <text:p>25168</text:p>
          </table:table-cell>
          <table:table-cell office:value-type="string" table:style-name="ce1">
            <text:p>Chaguaní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74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175" table:style-name="ce1">
            <text:p>25175</text:p>
          </table:table-cell>
          <table:table-cell office:value-type="string" table:style-name="ce1">
            <text:p>Chí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75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178" table:style-name="ce1">
            <text:p>25178</text:p>
          </table:table-cell>
          <table:table-cell office:value-type="string" table:style-name="ce1">
            <text:p>Chipaque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76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181" table:style-name="ce1">
            <text:p>25181</text:p>
          </table:table-cell>
          <table:table-cell office:value-type="string" table:style-name="ce1">
            <text:p>Choachí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77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183" table:style-name="ce1">
            <text:p>25183</text:p>
          </table:table-cell>
          <table:table-cell office:value-type="string" table:style-name="ce1">
            <text:p>Chocontá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78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200" table:style-name="ce1">
            <text:p>25200</text:p>
          </table:table-cell>
          <table:table-cell office:value-type="string" table:style-name="ce1">
            <text:p>Cogu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79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214" table:style-name="ce1">
            <text:p>25214</text:p>
          </table:table-cell>
          <table:table-cell office:value-type="string" table:style-name="ce1">
            <text:p>Cot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80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224" table:style-name="ce1">
            <text:p>25224</text:p>
          </table:table-cell>
          <table:table-cell office:value-type="string" table:style-name="ce1">
            <text:p>Cucunubá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81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245" table:style-name="ce1">
            <text:p>25245</text:p>
          </table:table-cell>
          <table:table-cell office:value-type="string" table:style-name="ce1">
            <text:p>El Colegio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82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258" table:style-name="ce1">
            <text:p>25258</text:p>
          </table:table-cell>
          <table:table-cell office:value-type="string" table:style-name="ce1">
            <text:p>El Peñón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83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260" table:style-name="ce1">
            <text:p>25260</text:p>
          </table:table-cell>
          <table:table-cell office:value-type="string" table:style-name="ce1">
            <text:p>El Rosal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84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269" table:style-name="ce1">
            <text:p>25269</text:p>
          </table:table-cell>
          <table:table-cell office:value-type="string" table:style-name="ce1">
            <text:p>Facatativá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85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279" table:style-name="ce1">
            <text:p>25279</text:p>
          </table:table-cell>
          <table:table-cell office:value-type="string" table:style-name="ce1">
            <text:p>Fomeque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86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281" table:style-name="ce1">
            <text:p>25281</text:p>
          </table:table-cell>
          <table:table-cell office:value-type="string" table:style-name="ce1">
            <text:p>Fosc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87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286" table:style-name="ce1">
            <text:p>25286</text:p>
          </table:table-cell>
          <table:table-cell office:value-type="string" table:style-name="ce1">
            <text:p>Funz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88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288" table:style-name="ce1">
            <text:p>25288</text:p>
          </table:table-cell>
          <table:table-cell office:value-type="string" table:style-name="ce1">
            <text:p>Fúquene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89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290" table:style-name="ce1">
            <text:p>25290</text:p>
          </table:table-cell>
          <table:table-cell office:value-type="string" table:style-name="ce1">
            <text:p>Fusagasugá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90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293" table:style-name="ce1">
            <text:p>25293</text:p>
          </table:table-cell>
          <table:table-cell office:value-type="string" table:style-name="ce1">
            <text:p>Gachal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91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295" table:style-name="ce1">
            <text:p>25295</text:p>
          </table:table-cell>
          <table:table-cell office:value-type="string" table:style-name="ce1">
            <text:p>Gachancipá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92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297" table:style-name="ce1">
            <text:p>25297</text:p>
          </table:table-cell>
          <table:table-cell office:value-type="string" table:style-name="ce1">
            <text:p>Gachetá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93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299" table:style-name="ce1">
            <text:p>25299</text:p>
          </table:table-cell>
          <table:table-cell office:value-type="string" table:style-name="ce1">
            <text:p>Gam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94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307" table:style-name="ce1">
            <text:p>25307</text:p>
          </table:table-cell>
          <table:table-cell office:value-type="string" table:style-name="ce1">
            <text:p>Girardot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95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312" table:style-name="ce1">
            <text:p>25312</text:p>
          </table:table-cell>
          <table:table-cell office:value-type="string" table:style-name="ce1">
            <text:p>Granad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96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317" table:style-name="ce1">
            <text:p>25317</text:p>
          </table:table-cell>
          <table:table-cell office:value-type="string" table:style-name="ce1">
            <text:p>Guachetá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97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320" table:style-name="ce1">
            <text:p>25320</text:p>
          </table:table-cell>
          <table:table-cell office:value-type="string" table:style-name="ce1">
            <text:p>Guaduas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98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322" table:style-name="ce1">
            <text:p>25322</text:p>
          </table:table-cell>
          <table:table-cell office:value-type="string" table:style-name="ce1">
            <text:p>Guasc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499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324" table:style-name="ce1">
            <text:p>25324</text:p>
          </table:table-cell>
          <table:table-cell office:value-type="string" table:style-name="ce1">
            <text:p>Guataquí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00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326" table:style-name="ce1">
            <text:p>25326</text:p>
          </table:table-cell>
          <table:table-cell office:value-type="string" table:style-name="ce1">
            <text:p>Guatavit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01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328" table:style-name="ce1">
            <text:p>25328</text:p>
          </table:table-cell>
          <table:table-cell office:value-type="string" table:style-name="ce1">
            <text:p>Guayabal de Siquim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02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335" table:style-name="ce1">
            <text:p>25335</text:p>
          </table:table-cell>
          <table:table-cell office:value-type="string" table:style-name="ce1">
            <text:p>Guayabetal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03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339" table:style-name="ce1">
            <text:p>25339</text:p>
          </table:table-cell>
          <table:table-cell office:value-type="string" table:style-name="ce1">
            <text:p>Gutiérrez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04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368" table:style-name="ce1">
            <text:p>25368</text:p>
          </table:table-cell>
          <table:table-cell office:value-type="string" table:style-name="ce1">
            <text:p>Jerusalén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05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372" table:style-name="ce1">
            <text:p>25372</text:p>
          </table:table-cell>
          <table:table-cell office:value-type="string" table:style-name="ce1">
            <text:p>Junín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06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377" table:style-name="ce1">
            <text:p>25377</text:p>
          </table:table-cell>
          <table:table-cell office:value-type="string" table:style-name="ce1">
            <text:p>La Caler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07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386" table:style-name="ce1">
            <text:p>25386</text:p>
          </table:table-cell>
          <table:table-cell office:value-type="string" table:style-name="ce1">
            <text:p>La Mes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08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394" table:style-name="ce1">
            <text:p>25394</text:p>
          </table:table-cell>
          <table:table-cell office:value-type="string" table:style-name="ce1">
            <text:p>La Palm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09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398" table:style-name="ce1">
            <text:p>25398</text:p>
          </table:table-cell>
          <table:table-cell office:value-type="string" table:style-name="ce1">
            <text:p>La Peñ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10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402" table:style-name="ce1">
            <text:p>25402</text:p>
          </table:table-cell>
          <table:table-cell office:value-type="string" table:style-name="ce1">
            <text:p>La Veg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11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407" table:style-name="ce1">
            <text:p>25407</text:p>
          </table:table-cell>
          <table:table-cell office:value-type="string" table:style-name="ce1">
            <text:p>Lenguazaque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12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426" table:style-name="ce1">
            <text:p>25426</text:p>
          </table:table-cell>
          <table:table-cell office:value-type="string" table:style-name="ce1">
            <text:p>Machet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13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430" table:style-name="ce1">
            <text:p>25430</text:p>
          </table:table-cell>
          <table:table-cell office:value-type="string" table:style-name="ce1">
            <text:p>Madrid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14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436" table:style-name="ce1">
            <text:p>25436</text:p>
          </table:table-cell>
          <table:table-cell office:value-type="string" table:style-name="ce1">
            <text:p>Mant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15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438" table:style-name="ce1">
            <text:p>25438</text:p>
          </table:table-cell>
          <table:table-cell office:value-type="string" table:style-name="ce1">
            <text:p>Medin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16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473" table:style-name="ce1">
            <text:p>25473</text:p>
          </table:table-cell>
          <table:table-cell office:value-type="string" table:style-name="ce1">
            <text:p>Mosquer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17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483" table:style-name="ce1">
            <text:p>25483</text:p>
          </table:table-cell>
          <table:table-cell office:value-type="string" table:style-name="ce1">
            <text:p>Nariño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18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486" table:style-name="ce1">
            <text:p>25486</text:p>
          </table:table-cell>
          <table:table-cell office:value-type="string" table:style-name="ce1">
            <text:p>Nemocón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19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488" table:style-name="ce1">
            <text:p>25488</text:p>
          </table:table-cell>
          <table:table-cell office:value-type="string" table:style-name="ce1">
            <text:p>Nilo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20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489" table:style-name="ce1">
            <text:p>25489</text:p>
          </table:table-cell>
          <table:table-cell office:value-type="string" table:style-name="ce1">
            <text:p>Nimaim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21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491" table:style-name="ce1">
            <text:p>25491</text:p>
          </table:table-cell>
          <table:table-cell office:value-type="string" table:style-name="ce1">
            <text:p>Nocaim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22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506" table:style-name="ce1">
            <text:p>25506</text:p>
          </table:table-cell>
          <table:table-cell office:value-type="string" table:style-name="ce1">
            <text:p>Veneci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23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513" table:style-name="ce1">
            <text:p>25513</text:p>
          </table:table-cell>
          <table:table-cell office:value-type="string" table:style-name="ce1">
            <text:p>Pacho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24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518" table:style-name="ce1">
            <text:p>25518</text:p>
          </table:table-cell>
          <table:table-cell office:value-type="string" table:style-name="ce1">
            <text:p>Paime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25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524" table:style-name="ce1">
            <text:p>25524</text:p>
          </table:table-cell>
          <table:table-cell office:value-type="string" table:style-name="ce1">
            <text:p>Pandi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26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530" table:style-name="ce1">
            <text:p>25530</text:p>
          </table:table-cell>
          <table:table-cell office:value-type="string" table:style-name="ce1">
            <text:p>Paratebueno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27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535" table:style-name="ce1">
            <text:p>25535</text:p>
          </table:table-cell>
          <table:table-cell office:value-type="string" table:style-name="ce1">
            <text:p>Pasc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28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572" table:style-name="ce1">
            <text:p>25572</text:p>
          </table:table-cell>
          <table:table-cell office:value-type="string" table:style-name="ce1">
            <text:p>Puerto Salgar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29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580" table:style-name="ce1">
            <text:p>25580</text:p>
          </table:table-cell>
          <table:table-cell office:value-type="string" table:style-name="ce1">
            <text:p>Pulí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30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592" table:style-name="ce1">
            <text:p>25592</text:p>
          </table:table-cell>
          <table:table-cell office:value-type="string" table:style-name="ce1">
            <text:p>Quebradanegr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31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594" table:style-name="ce1">
            <text:p>25594</text:p>
          </table:table-cell>
          <table:table-cell office:value-type="string" table:style-name="ce1">
            <text:p>Quetame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32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596" table:style-name="ce1">
            <text:p>25596</text:p>
          </table:table-cell>
          <table:table-cell office:value-type="string" table:style-name="ce1">
            <text:p>Quipile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33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599" table:style-name="ce1">
            <text:p>25599</text:p>
          </table:table-cell>
          <table:table-cell office:value-type="string" table:style-name="ce1">
            <text:p>Apulo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34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612" table:style-name="ce1">
            <text:p>25612</text:p>
          </table:table-cell>
          <table:table-cell office:value-type="string" table:style-name="ce1">
            <text:p>Ricaurte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35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645" table:style-name="ce1">
            <text:p>25645</text:p>
          </table:table-cell>
          <table:table-cell office:value-type="string" table:style-name="ce1">
            <text:p>San Antonio del Tequendam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36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649" table:style-name="ce1">
            <text:p>25649</text:p>
          </table:table-cell>
          <table:table-cell office:value-type="string" table:style-name="ce1">
            <text:p>San Bernardo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37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653" table:style-name="ce1">
            <text:p>25653</text:p>
          </table:table-cell>
          <table:table-cell office:value-type="string" table:style-name="ce1">
            <text:p>San Cayetano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38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658" table:style-name="ce1">
            <text:p>25658</text:p>
          </table:table-cell>
          <table:table-cell office:value-type="string" table:style-name="ce1">
            <text:p>San Francisco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39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662" table:style-name="ce1">
            <text:p>25662</text:p>
          </table:table-cell>
          <table:table-cell office:value-type="string" table:style-name="ce1">
            <text:p>San Juan de Río Seco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40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718" table:style-name="ce1">
            <text:p>25718</text:p>
          </table:table-cell>
          <table:table-cell office:value-type="string" table:style-name="ce1">
            <text:p>Sasaim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41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736" table:style-name="ce1">
            <text:p>25736</text:p>
          </table:table-cell>
          <table:table-cell office:value-type="string" table:style-name="ce1">
            <text:p>Sesquilé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42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740" table:style-name="ce1">
            <text:p>25740</text:p>
          </table:table-cell>
          <table:table-cell office:value-type="string" table:style-name="ce1">
            <text:p>Sibaté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43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743" table:style-name="ce1">
            <text:p>25743</text:p>
          </table:table-cell>
          <table:table-cell office:value-type="string" table:style-name="ce1">
            <text:p>Silvani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44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745" table:style-name="ce1">
            <text:p>25745</text:p>
          </table:table-cell>
          <table:table-cell office:value-type="string" table:style-name="ce1">
            <text:p>Simijac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45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754" table:style-name="ce1">
            <text:p>25754</text:p>
          </table:table-cell>
          <table:table-cell office:value-type="string" table:style-name="ce1">
            <text:p>Soach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46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758" table:style-name="ce1">
            <text:p>25758</text:p>
          </table:table-cell>
          <table:table-cell office:value-type="string" table:style-name="ce1">
            <text:p>Sopó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47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769" table:style-name="ce1">
            <text:p>25769</text:p>
          </table:table-cell>
          <table:table-cell office:value-type="string" table:style-name="ce1">
            <text:p>Subachoque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48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772" table:style-name="ce1">
            <text:p>25772</text:p>
          </table:table-cell>
          <table:table-cell office:value-type="string" table:style-name="ce1">
            <text:p>Suesc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49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777" table:style-name="ce1">
            <text:p>25777</text:p>
          </table:table-cell>
          <table:table-cell office:value-type="string" table:style-name="ce1">
            <text:p>Supatá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50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779" table:style-name="ce1">
            <text:p>25779</text:p>
          </table:table-cell>
          <table:table-cell office:value-type="string" table:style-name="ce1">
            <text:p>Sus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51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781" table:style-name="ce1">
            <text:p>25781</text:p>
          </table:table-cell>
          <table:table-cell office:value-type="string" table:style-name="ce1">
            <text:p>Sutataus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52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785" table:style-name="ce1">
            <text:p>25785</text:p>
          </table:table-cell>
          <table:table-cell office:value-type="string" table:style-name="ce1">
            <text:p>Tabio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53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793" table:style-name="ce1">
            <text:p>25793</text:p>
          </table:table-cell>
          <table:table-cell office:value-type="string" table:style-name="ce1">
            <text:p>Taus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54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797" table:style-name="ce1">
            <text:p>25797</text:p>
          </table:table-cell>
          <table:table-cell office:value-type="string" table:style-name="ce1">
            <text:p>Ten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55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799" table:style-name="ce1">
            <text:p>25799</text:p>
          </table:table-cell>
          <table:table-cell office:value-type="string" table:style-name="ce1">
            <text:p>Tenjo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56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805" table:style-name="ce1">
            <text:p>25805</text:p>
          </table:table-cell>
          <table:table-cell office:value-type="string" table:style-name="ce1">
            <text:p>Tibacuy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57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807" table:style-name="ce1">
            <text:p>25807</text:p>
          </table:table-cell>
          <table:table-cell office:value-type="string" table:style-name="ce1">
            <text:p>Tibirit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58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815" table:style-name="ce1">
            <text:p>25815</text:p>
          </table:table-cell>
          <table:table-cell office:value-type="string" table:style-name="ce1">
            <text:p>Tocaim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59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817" table:style-name="ce1">
            <text:p>25817</text:p>
          </table:table-cell>
          <table:table-cell office:value-type="string" table:style-name="ce1">
            <text:p>Tocancipá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60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823" table:style-name="ce1">
            <text:p>25823</text:p>
          </table:table-cell>
          <table:table-cell office:value-type="string" table:style-name="ce1">
            <text:p>Topaipí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61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839" table:style-name="ce1">
            <text:p>25839</text:p>
          </table:table-cell>
          <table:table-cell office:value-type="string" table:style-name="ce1">
            <text:p>Ubalá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62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841" table:style-name="ce1">
            <text:p>25841</text:p>
          </table:table-cell>
          <table:table-cell office:value-type="string" table:style-name="ce1">
            <text:p>Ubaque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63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843" table:style-name="ce1">
            <text:p>25843</text:p>
          </table:table-cell>
          <table:table-cell office:value-type="string" table:style-name="ce1">
            <text:p>Villa de San Diego de Ubate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64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845" table:style-name="ce1">
            <text:p>25845</text:p>
          </table:table-cell>
          <table:table-cell office:value-type="string" table:style-name="ce1">
            <text:p>Une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65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851" table:style-name="ce1">
            <text:p>25851</text:p>
          </table:table-cell>
          <table:table-cell office:value-type="string" table:style-name="ce1">
            <text:p>Útic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66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862" table:style-name="ce1">
            <text:p>25862</text:p>
          </table:table-cell>
          <table:table-cell office:value-type="string" table:style-name="ce1">
            <text:p>Vergar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67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867" table:style-name="ce1">
            <text:p>25867</text:p>
          </table:table-cell>
          <table:table-cell office:value-type="string" table:style-name="ce1">
            <text:p>Vianí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68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871" table:style-name="ce1">
            <text:p>25871</text:p>
          </table:table-cell>
          <table:table-cell office:value-type="string" table:style-name="ce1">
            <text:p>Villagómez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69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873" table:style-name="ce1">
            <text:p>25873</text:p>
          </table:table-cell>
          <table:table-cell office:value-type="string" table:style-name="ce1">
            <text:p>Villapinzón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70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875" table:style-name="ce1">
            <text:p>25875</text:p>
          </table:table-cell>
          <table:table-cell office:value-type="string" table:style-name="ce1">
            <text:p>Villeta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71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878" table:style-name="ce1">
            <text:p>25878</text:p>
          </table:table-cell>
          <table:table-cell office:value-type="string" table:style-name="ce1">
            <text:p>Viotá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72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885" table:style-name="ce1">
            <text:p>25885</text:p>
          </table:table-cell>
          <table:table-cell office:value-type="string" table:style-name="ce1">
            <text:p>Yacopí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73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898" table:style-name="ce1">
            <text:p>25898</text:p>
          </table:table-cell>
          <table:table-cell office:value-type="string" table:style-name="ce1">
            <text:p>Zipacón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74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5899" table:style-name="ce1">
            <text:p>25899</text:p>
          </table:table-cell>
          <table:table-cell office:value-type="string" table:style-name="ce1">
            <text:p>Zipaquirá</text:p>
          </table:table-cell>
          <table:table-cell office:value-type="float" office:value="25" table:style-name="ce1">
            <text:p>25</text:p>
          </table:table-cell>
          <table:table-cell office:value-type="string" office:string-value="Cundinamarca" table:formula="of:=VLOOKUP([.C575];[Depto.A$2:.B$34];2;1)" table:style-name="ce1">
            <text:p>Cundinamarca</text:p>
          </table:table-cell>
          <table:table-cell table:number-columns-repeated="16380"/>
        </table:table-row>
        <table:table-row table:style-name="ro1">
          <table:table-cell office:value-type="float" office:value="27001" table:style-name="ce1">
            <text:p>27001</text:p>
          </table:table-cell>
          <table:table-cell office:value-type="string" table:style-name="ce1">
            <text:p>Quibdó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76];[Depto.A$2:.B$34];2;1)" table:style-name="ce1">
            <text:p>Chocó</text:p>
          </table:table-cell>
          <table:table-cell table:number-columns-repeated="16380"/>
        </table:table-row>
        <table:table-row table:style-name="ro1">
          <table:table-cell office:value-type="float" office:value="27006" table:style-name="ce1">
            <text:p>27006</text:p>
          </table:table-cell>
          <table:table-cell office:value-type="string" table:style-name="ce1">
            <text:p>Acandí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77];[Depto.A$2:.B$34];2;1)" table:style-name="ce1">
            <text:p>Chocó</text:p>
          </table:table-cell>
          <table:table-cell table:number-columns-repeated="16380"/>
        </table:table-row>
        <table:table-row table:style-name="ro1">
          <table:table-cell office:value-type="float" office:value="27025" table:style-name="ce1">
            <text:p>27025</text:p>
          </table:table-cell>
          <table:table-cell office:value-type="string" table:style-name="ce1">
            <text:p>Alto Baudo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78];[Depto.A$2:.B$34];2;1)" table:style-name="ce1">
            <text:p>Chocó</text:p>
          </table:table-cell>
          <table:table-cell table:number-columns-repeated="16380"/>
        </table:table-row>
        <table:table-row table:style-name="ro1">
          <table:table-cell office:value-type="float" office:value="27050" table:style-name="ce1">
            <text:p>27050</text:p>
          </table:table-cell>
          <table:table-cell office:value-type="string" table:style-name="ce1">
            <text:p>Atrato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79];[Depto.A$2:.B$34];2;1)" table:style-name="ce1">
            <text:p>Chocó</text:p>
          </table:table-cell>
          <table:table-cell table:number-columns-repeated="16380"/>
        </table:table-row>
        <table:table-row table:style-name="ro1">
          <table:table-cell office:value-type="float" office:value="27073" table:style-name="ce1">
            <text:p>27073</text:p>
          </table:table-cell>
          <table:table-cell office:value-type="string" table:style-name="ce1">
            <text:p>Bagadó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80];[Depto.A$2:.B$34];2;1)" table:style-name="ce1">
            <text:p>Chocó</text:p>
          </table:table-cell>
          <table:table-cell table:number-columns-repeated="16380"/>
        </table:table-row>
        <table:table-row table:style-name="ro1">
          <table:table-cell office:value-type="float" office:value="27075" table:style-name="ce1">
            <text:p>27075</text:p>
          </table:table-cell>
          <table:table-cell office:value-type="string" table:style-name="ce1">
            <text:p>Bahía Solano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81];[Depto.A$2:.B$34];2;1)" table:style-name="ce1">
            <text:p>Chocó</text:p>
          </table:table-cell>
          <table:table-cell table:number-columns-repeated="16380"/>
        </table:table-row>
        <table:table-row table:style-name="ro1">
          <table:table-cell office:value-type="float" office:value="27077" table:style-name="ce1">
            <text:p>27077</text:p>
          </table:table-cell>
          <table:table-cell office:value-type="string" table:style-name="ce1">
            <text:p>Bajo Baudó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82];[Depto.A$2:.B$34];2;1)" table:style-name="ce1">
            <text:p>Chocó</text:p>
          </table:table-cell>
          <table:table-cell table:number-columns-repeated="16380"/>
        </table:table-row>
        <table:table-row table:style-name="ro1">
          <table:table-cell office:value-type="float" office:value="27086" table:style-name="ce1">
            <text:p>27086</text:p>
          </table:table-cell>
          <table:table-cell office:value-type="string" table:style-name="ce1">
            <text:p>Belén de Bajira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83];[Depto.A$2:.B$34];2;1)" table:style-name="ce1">
            <text:p>Chocó</text:p>
          </table:table-cell>
          <table:table-cell table:number-columns-repeated="16380"/>
        </table:table-row>
        <table:table-row table:style-name="ro1">
          <table:table-cell office:value-type="float" office:value="27099" table:style-name="ce1">
            <text:p>27099</text:p>
          </table:table-cell>
          <table:table-cell office:value-type="string" table:style-name="ce1">
            <text:p>Bojaya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84];[Depto.A$2:.B$34];2;1)" table:style-name="ce1">
            <text:p>Chocó</text:p>
          </table:table-cell>
          <table:table-cell table:number-columns-repeated="16380"/>
        </table:table-row>
        <table:table-row table:style-name="ro1">
          <table:table-cell office:value-type="float" office:value="27135" table:style-name="ce1">
            <text:p>27135</text:p>
          </table:table-cell>
          <table:table-cell office:value-type="string" table:style-name="ce1">
            <text:p>El Cantón del San Pablo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85];[Depto.A$2:.B$34];2;1)" table:style-name="ce1">
            <text:p>Chocó</text:p>
          </table:table-cell>
          <table:table-cell table:number-columns-repeated="16380"/>
        </table:table-row>
        <table:table-row table:style-name="ro1">
          <table:table-cell office:value-type="float" office:value="27150" table:style-name="ce1">
            <text:p>27150</text:p>
          </table:table-cell>
          <table:table-cell office:value-type="string" table:style-name="ce1">
            <text:p>Carmen del Darien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86];[Depto.A$2:.B$34];2;1)" table:style-name="ce1">
            <text:p>Chocó</text:p>
          </table:table-cell>
          <table:table-cell table:number-columns-repeated="16380"/>
        </table:table-row>
        <table:table-row table:style-name="ro1">
          <table:table-cell office:value-type="float" office:value="27160" table:style-name="ce1">
            <text:p>27160</text:p>
          </table:table-cell>
          <table:table-cell office:value-type="string" table:style-name="ce1">
            <text:p>Cértegui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87];[Depto.A$2:.B$34];2;1)" table:style-name="ce1">
            <text:p>Chocó</text:p>
          </table:table-cell>
          <table:table-cell table:number-columns-repeated="16380"/>
        </table:table-row>
        <table:table-row table:style-name="ro1">
          <table:table-cell office:value-type="float" office:value="27205" table:style-name="ce1">
            <text:p>27205</text:p>
          </table:table-cell>
          <table:table-cell office:value-type="string" table:style-name="ce1">
            <text:p>Condoto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88];[Depto.A$2:.B$34];2;1)" table:style-name="ce1">
            <text:p>Chocó</text:p>
          </table:table-cell>
          <table:table-cell table:number-columns-repeated="16380"/>
        </table:table-row>
        <table:table-row table:style-name="ro1">
          <table:table-cell office:value-type="float" office:value="27245" table:style-name="ce1">
            <text:p>27245</text:p>
          </table:table-cell>
          <table:table-cell office:value-type="string" table:style-name="ce1">
            <text:p>El Carmen de Atrato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89];[Depto.A$2:.B$34];2;1)" table:style-name="ce1">
            <text:p>Chocó</text:p>
          </table:table-cell>
          <table:table-cell table:number-columns-repeated="16380"/>
        </table:table-row>
        <table:table-row table:style-name="ro1">
          <table:table-cell office:value-type="float" office:value="27250" table:style-name="ce1">
            <text:p>27250</text:p>
          </table:table-cell>
          <table:table-cell office:value-type="string" table:style-name="ce1">
            <text:p>El Litoral del San Juan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90];[Depto.A$2:.B$34];2;1)" table:style-name="ce1">
            <text:p>Chocó</text:p>
          </table:table-cell>
          <table:table-cell table:number-columns-repeated="16380"/>
        </table:table-row>
        <table:table-row table:style-name="ro1">
          <table:table-cell office:value-type="float" office:value="27361" table:style-name="ce1">
            <text:p>27361</text:p>
          </table:table-cell>
          <table:table-cell office:value-type="string" table:style-name="ce1">
            <text:p>Istmina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91];[Depto.A$2:.B$34];2;1)" table:style-name="ce1">
            <text:p>Chocó</text:p>
          </table:table-cell>
          <table:table-cell table:number-columns-repeated="16380"/>
        </table:table-row>
        <table:table-row table:style-name="ro1">
          <table:table-cell office:value-type="float" office:value="27372" table:style-name="ce1">
            <text:p>27372</text:p>
          </table:table-cell>
          <table:table-cell office:value-type="string" table:style-name="ce1">
            <text:p>Juradó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92];[Depto.A$2:.B$34];2;1)" table:style-name="ce1">
            <text:p>Chocó</text:p>
          </table:table-cell>
          <table:table-cell table:number-columns-repeated="16380"/>
        </table:table-row>
        <table:table-row table:style-name="ro1">
          <table:table-cell office:value-type="float" office:value="27413" table:style-name="ce1">
            <text:p>27413</text:p>
          </table:table-cell>
          <table:table-cell office:value-type="string" table:style-name="ce1">
            <text:p>Lloró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93];[Depto.A$2:.B$34];2;1)" table:style-name="ce1">
            <text:p>Chocó</text:p>
          </table:table-cell>
          <table:table-cell table:number-columns-repeated="16380"/>
        </table:table-row>
        <table:table-row table:style-name="ro1">
          <table:table-cell office:value-type="float" office:value="27425" table:style-name="ce1">
            <text:p>27425</text:p>
          </table:table-cell>
          <table:table-cell office:value-type="string" table:style-name="ce1">
            <text:p>Medio Atrato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94];[Depto.A$2:.B$34];2;1)" table:style-name="ce1">
            <text:p>Chocó</text:p>
          </table:table-cell>
          <table:table-cell table:number-columns-repeated="16380"/>
        </table:table-row>
        <table:table-row table:style-name="ro1">
          <table:table-cell office:value-type="float" office:value="27430" table:style-name="ce1">
            <text:p>27430</text:p>
          </table:table-cell>
          <table:table-cell office:value-type="string" table:style-name="ce1">
            <text:p>Medio Baudó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95];[Depto.A$2:.B$34];2;1)" table:style-name="ce1">
            <text:p>Chocó</text:p>
          </table:table-cell>
          <table:table-cell table:number-columns-repeated="16380"/>
        </table:table-row>
        <table:table-row table:style-name="ro1">
          <table:table-cell office:value-type="float" office:value="27450" table:style-name="ce1">
            <text:p>27450</text:p>
          </table:table-cell>
          <table:table-cell office:value-type="string" table:style-name="ce1">
            <text:p>Medio San Juan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96];[Depto.A$2:.B$34];2;1)" table:style-name="ce1">
            <text:p>Chocó</text:p>
          </table:table-cell>
          <table:table-cell table:number-columns-repeated="16380"/>
        </table:table-row>
        <table:table-row table:style-name="ro1">
          <table:table-cell office:value-type="float" office:value="27491" table:style-name="ce1">
            <text:p>27491</text:p>
          </table:table-cell>
          <table:table-cell office:value-type="string" table:style-name="ce1">
            <text:p>Nóvita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97];[Depto.A$2:.B$34];2;1)" table:style-name="ce1">
            <text:p>Chocó</text:p>
          </table:table-cell>
          <table:table-cell table:number-columns-repeated="16380"/>
        </table:table-row>
        <table:table-row table:style-name="ro1">
          <table:table-cell office:value-type="float" office:value="27495" table:style-name="ce1">
            <text:p>27495</text:p>
          </table:table-cell>
          <table:table-cell office:value-type="string" table:style-name="ce1">
            <text:p>Nuquí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98];[Depto.A$2:.B$34];2;1)" table:style-name="ce1">
            <text:p>Chocó</text:p>
          </table:table-cell>
          <table:table-cell table:number-columns-repeated="16380"/>
        </table:table-row>
        <table:table-row table:style-name="ro1">
          <table:table-cell office:value-type="float" office:value="27580" table:style-name="ce1">
            <text:p>27580</text:p>
          </table:table-cell>
          <table:table-cell office:value-type="string" table:style-name="ce1">
            <text:p>Río Iro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599];[Depto.A$2:.B$34];2;1)" table:style-name="ce1">
            <text:p>Chocó</text:p>
          </table:table-cell>
          <table:table-cell table:number-columns-repeated="16380"/>
        </table:table-row>
        <table:table-row table:style-name="ro1">
          <table:table-cell office:value-type="float" office:value="27600" table:style-name="ce1">
            <text:p>27600</text:p>
          </table:table-cell>
          <table:table-cell office:value-type="string" table:style-name="ce1">
            <text:p>Río Quito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600];[Depto.A$2:.B$34];2;1)" table:style-name="ce1">
            <text:p>Chocó</text:p>
          </table:table-cell>
          <table:table-cell table:number-columns-repeated="16380"/>
        </table:table-row>
        <table:table-row table:style-name="ro1">
          <table:table-cell office:value-type="float" office:value="27615" table:style-name="ce1">
            <text:p>27615</text:p>
          </table:table-cell>
          <table:table-cell office:value-type="string" table:style-name="ce1">
            <text:p>Riosucio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601];[Depto.A$2:.B$34];2;1)" table:style-name="ce1">
            <text:p>Chocó</text:p>
          </table:table-cell>
          <table:table-cell table:number-columns-repeated="16380"/>
        </table:table-row>
        <table:table-row table:style-name="ro1">
          <table:table-cell office:value-type="float" office:value="27660" table:style-name="ce1">
            <text:p>27660</text:p>
          </table:table-cell>
          <table:table-cell office:value-type="string" table:style-name="ce1">
            <text:p>San José del Palmar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602];[Depto.A$2:.B$34];2;1)" table:style-name="ce1">
            <text:p>Chocó</text:p>
          </table:table-cell>
          <table:table-cell table:number-columns-repeated="16380"/>
        </table:table-row>
        <table:table-row table:style-name="ro1">
          <table:table-cell office:value-type="float" office:value="27745" table:style-name="ce1">
            <text:p>27745</text:p>
          </table:table-cell>
          <table:table-cell office:value-type="string" table:style-name="ce1">
            <text:p>Sipí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603];[Depto.A$2:.B$34];2;1)" table:style-name="ce1">
            <text:p>Chocó</text:p>
          </table:table-cell>
          <table:table-cell table:number-columns-repeated="16380"/>
        </table:table-row>
        <table:table-row table:style-name="ro1">
          <table:table-cell office:value-type="float" office:value="27787" table:style-name="ce1">
            <text:p>27787</text:p>
          </table:table-cell>
          <table:table-cell office:value-type="string" table:style-name="ce1">
            <text:p>Tadó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604];[Depto.A$2:.B$34];2;1)" table:style-name="ce1">
            <text:p>Chocó</text:p>
          </table:table-cell>
          <table:table-cell table:number-columns-repeated="16380"/>
        </table:table-row>
        <table:table-row table:style-name="ro1">
          <table:table-cell office:value-type="float" office:value="27800" table:style-name="ce1">
            <text:p>27800</text:p>
          </table:table-cell>
          <table:table-cell office:value-type="string" table:style-name="ce1">
            <text:p>Unguía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605];[Depto.A$2:.B$34];2;1)" table:style-name="ce1">
            <text:p>Chocó</text:p>
          </table:table-cell>
          <table:table-cell table:number-columns-repeated="16380"/>
        </table:table-row>
        <table:table-row table:style-name="ro1">
          <table:table-cell office:value-type="float" office:value="27810" table:style-name="ce1">
            <text:p>27810</text:p>
          </table:table-cell>
          <table:table-cell office:value-type="string" table:style-name="ce1">
            <text:p>Unión Panamericana</text:p>
          </table:table-cell>
          <table:table-cell office:value-type="float" office:value="27" table:style-name="ce1">
            <text:p>27</text:p>
          </table:table-cell>
          <table:table-cell office:value-type="string" office:string-value="Chocó" table:formula="of:=VLOOKUP([.C606];[Depto.A$2:.B$34];2;1)" table:style-name="ce1">
            <text:p>Chocó</text:p>
          </table:table-cell>
          <table:table-cell table:number-columns-repeated="16380"/>
        </table:table-row>
        <table:table-row table:style-name="ro1">
          <table:table-cell office:value-type="float" office:value="41001" table:style-name="ce1">
            <text:p>41001</text:p>
          </table:table-cell>
          <table:table-cell office:value-type="string" table:style-name="ce1">
            <text:p>Neiva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07];[Depto.A$2:.B$34];2;1)" table:style-name="ce1">
            <text:p>Huila</text:p>
          </table:table-cell>
          <table:table-cell table:number-columns-repeated="16380"/>
        </table:table-row>
        <table:table-row table:style-name="ro1">
          <table:table-cell office:value-type="float" office:value="41006" table:style-name="ce1">
            <text:p>41006</text:p>
          </table:table-cell>
          <table:table-cell office:value-type="string" table:style-name="ce1">
            <text:p>Acevedo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08];[Depto.A$2:.B$34];2;1)" table:style-name="ce1">
            <text:p>Huila</text:p>
          </table:table-cell>
          <table:table-cell table:number-columns-repeated="16380"/>
        </table:table-row>
        <table:table-row table:style-name="ro1">
          <table:table-cell office:value-type="float" office:value="41013" table:style-name="ce1">
            <text:p>41013</text:p>
          </table:table-cell>
          <table:table-cell office:value-type="string" table:style-name="ce1">
            <text:p>Agrado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09];[Depto.A$2:.B$34];2;1)" table:style-name="ce1">
            <text:p>Huila</text:p>
          </table:table-cell>
          <table:table-cell table:number-columns-repeated="16380"/>
        </table:table-row>
        <table:table-row table:style-name="ro1">
          <table:table-cell office:value-type="float" office:value="41016" table:style-name="ce1">
            <text:p>41016</text:p>
          </table:table-cell>
          <table:table-cell office:value-type="string" table:style-name="ce1">
            <text:p>Aipe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10];[Depto.A$2:.B$34];2;1)" table:style-name="ce1">
            <text:p>Huila</text:p>
          </table:table-cell>
          <table:table-cell table:number-columns-repeated="16380"/>
        </table:table-row>
        <table:table-row table:style-name="ro1">
          <table:table-cell office:value-type="float" office:value="41020" table:style-name="ce1">
            <text:p>41020</text:p>
          </table:table-cell>
          <table:table-cell office:value-type="string" table:style-name="ce1">
            <text:p>Algeciras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11];[Depto.A$2:.B$34];2;1)" table:style-name="ce1">
            <text:p>Huila</text:p>
          </table:table-cell>
          <table:table-cell table:number-columns-repeated="16380"/>
        </table:table-row>
        <table:table-row table:style-name="ro1">
          <table:table-cell office:value-type="float" office:value="41026" table:style-name="ce1">
            <text:p>41026</text:p>
          </table:table-cell>
          <table:table-cell office:value-type="string" table:style-name="ce1">
            <text:p>Altamira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12];[Depto.A$2:.B$34];2;1)" table:style-name="ce1">
            <text:p>Huila</text:p>
          </table:table-cell>
          <table:table-cell table:number-columns-repeated="16380"/>
        </table:table-row>
        <table:table-row table:style-name="ro1">
          <table:table-cell office:value-type="float" office:value="41078" table:style-name="ce1">
            <text:p>41078</text:p>
          </table:table-cell>
          <table:table-cell office:value-type="string" table:style-name="ce1">
            <text:p>Baraya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13];[Depto.A$2:.B$34];2;1)" table:style-name="ce1">
            <text:p>Huila</text:p>
          </table:table-cell>
          <table:table-cell table:number-columns-repeated="16380"/>
        </table:table-row>
        <table:table-row table:style-name="ro1">
          <table:table-cell office:value-type="float" office:value="41132" table:style-name="ce1">
            <text:p>41132</text:p>
          </table:table-cell>
          <table:table-cell office:value-type="string" table:style-name="ce1">
            <text:p>Campoalegre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14];[Depto.A$2:.B$34];2;1)" table:style-name="ce1">
            <text:p>Huila</text:p>
          </table:table-cell>
          <table:table-cell table:number-columns-repeated="16380"/>
        </table:table-row>
        <table:table-row table:style-name="ro1">
          <table:table-cell office:value-type="float" office:value="41206" table:style-name="ce1">
            <text:p>41206</text:p>
          </table:table-cell>
          <table:table-cell office:value-type="string" table:style-name="ce1">
            <text:p>Colombia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15];[Depto.A$2:.B$34];2;1)" table:style-name="ce1">
            <text:p>Huila</text:p>
          </table:table-cell>
          <table:table-cell table:number-columns-repeated="16380"/>
        </table:table-row>
        <table:table-row table:style-name="ro1">
          <table:table-cell office:value-type="float" office:value="41244" table:style-name="ce1">
            <text:p>41244</text:p>
          </table:table-cell>
          <table:table-cell office:value-type="string" table:style-name="ce1">
            <text:p>Elías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16];[Depto.A$2:.B$34];2;1)" table:style-name="ce1">
            <text:p>Huila</text:p>
          </table:table-cell>
          <table:table-cell table:number-columns-repeated="16380"/>
        </table:table-row>
        <table:table-row table:style-name="ro1">
          <table:table-cell office:value-type="float" office:value="41298" table:style-name="ce1">
            <text:p>41298</text:p>
          </table:table-cell>
          <table:table-cell office:value-type="string" table:style-name="ce1">
            <text:p>Garzón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17];[Depto.A$2:.B$34];2;1)" table:style-name="ce1">
            <text:p>Huila</text:p>
          </table:table-cell>
          <table:table-cell table:number-columns-repeated="16380"/>
        </table:table-row>
        <table:table-row table:style-name="ro1">
          <table:table-cell office:value-type="float" office:value="41306" table:style-name="ce1">
            <text:p>41306</text:p>
          </table:table-cell>
          <table:table-cell office:value-type="string" table:style-name="ce1">
            <text:p>Gigante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18];[Depto.A$2:.B$34];2;1)" table:style-name="ce1">
            <text:p>Huila</text:p>
          </table:table-cell>
          <table:table-cell table:number-columns-repeated="16380"/>
        </table:table-row>
        <table:table-row table:style-name="ro1">
          <table:table-cell office:value-type="float" office:value="41319" table:style-name="ce1">
            <text:p>41319</text:p>
          </table:table-cell>
          <table:table-cell office:value-type="string" table:style-name="ce1">
            <text:p>Guadalupe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19];[Depto.A$2:.B$34];2;1)" table:style-name="ce1">
            <text:p>Huila</text:p>
          </table:table-cell>
          <table:table-cell table:number-columns-repeated="16380"/>
        </table:table-row>
        <table:table-row table:style-name="ro1">
          <table:table-cell office:value-type="float" office:value="41349" table:style-name="ce1">
            <text:p>41349</text:p>
          </table:table-cell>
          <table:table-cell office:value-type="string" table:style-name="ce1">
            <text:p>Hobo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20];[Depto.A$2:.B$34];2;1)" table:style-name="ce1">
            <text:p>Huila</text:p>
          </table:table-cell>
          <table:table-cell table:number-columns-repeated="16380"/>
        </table:table-row>
        <table:table-row table:style-name="ro1">
          <table:table-cell office:value-type="float" office:value="41357" table:style-name="ce1">
            <text:p>41357</text:p>
          </table:table-cell>
          <table:table-cell office:value-type="string" table:style-name="ce1">
            <text:p>Iquira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21];[Depto.A$2:.B$34];2;1)" table:style-name="ce1">
            <text:p>Huila</text:p>
          </table:table-cell>
          <table:table-cell table:number-columns-repeated="16380"/>
        </table:table-row>
        <table:table-row table:style-name="ro1">
          <table:table-cell office:value-type="float" office:value="41359" table:style-name="ce1">
            <text:p>41359</text:p>
          </table:table-cell>
          <table:table-cell office:value-type="string" table:style-name="ce1">
            <text:p>Isnos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22];[Depto.A$2:.B$34];2;1)" table:style-name="ce1">
            <text:p>Huila</text:p>
          </table:table-cell>
          <table:table-cell table:number-columns-repeated="16380"/>
        </table:table-row>
        <table:table-row table:style-name="ro1">
          <table:table-cell office:value-type="float" office:value="41378" table:style-name="ce1">
            <text:p>41378</text:p>
          </table:table-cell>
          <table:table-cell office:value-type="string" table:style-name="ce1">
            <text:p>La Argentina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23];[Depto.A$2:.B$34];2;1)" table:style-name="ce1">
            <text:p>Huila</text:p>
          </table:table-cell>
          <table:table-cell table:number-columns-repeated="16380"/>
        </table:table-row>
        <table:table-row table:style-name="ro1">
          <table:table-cell office:value-type="float" office:value="41396" table:style-name="ce1">
            <text:p>41396</text:p>
          </table:table-cell>
          <table:table-cell office:value-type="string" table:style-name="ce1">
            <text:p>La Plata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24];[Depto.A$2:.B$34];2;1)" table:style-name="ce1">
            <text:p>Huila</text:p>
          </table:table-cell>
          <table:table-cell table:number-columns-repeated="16380"/>
        </table:table-row>
        <table:table-row table:style-name="ro1">
          <table:table-cell office:value-type="float" office:value="41483" table:style-name="ce1">
            <text:p>41483</text:p>
          </table:table-cell>
          <table:table-cell office:value-type="string" table:style-name="ce1">
            <text:p>Nátaga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25];[Depto.A$2:.B$34];2;1)" table:style-name="ce1">
            <text:p>Huila</text:p>
          </table:table-cell>
          <table:table-cell table:number-columns-repeated="16380"/>
        </table:table-row>
        <table:table-row table:style-name="ro1">
          <table:table-cell office:value-type="float" office:value="41503" table:style-name="ce1">
            <text:p>41503</text:p>
          </table:table-cell>
          <table:table-cell office:value-type="string" table:style-name="ce1">
            <text:p>Oporapa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26];[Depto.A$2:.B$34];2;1)" table:style-name="ce1">
            <text:p>Huila</text:p>
          </table:table-cell>
          <table:table-cell table:number-columns-repeated="16380"/>
        </table:table-row>
        <table:table-row table:style-name="ro1">
          <table:table-cell office:value-type="float" office:value="41518" table:style-name="ce1">
            <text:p>41518</text:p>
          </table:table-cell>
          <table:table-cell office:value-type="string" table:style-name="ce1">
            <text:p>Paicol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27];[Depto.A$2:.B$34];2;1)" table:style-name="ce1">
            <text:p>Huila</text:p>
          </table:table-cell>
          <table:table-cell table:number-columns-repeated="16380"/>
        </table:table-row>
        <table:table-row table:style-name="ro1">
          <table:table-cell office:value-type="float" office:value="41524" table:style-name="ce1">
            <text:p>41524</text:p>
          </table:table-cell>
          <table:table-cell office:value-type="string" table:style-name="ce1">
            <text:p>Palermo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28];[Depto.A$2:.B$34];2;1)" table:style-name="ce1">
            <text:p>Huila</text:p>
          </table:table-cell>
          <table:table-cell table:number-columns-repeated="16380"/>
        </table:table-row>
        <table:table-row table:style-name="ro1">
          <table:table-cell office:value-type="float" office:value="41530" table:style-name="ce1">
            <text:p>41530</text:p>
          </table:table-cell>
          <table:table-cell office:value-type="string" table:style-name="ce1">
            <text:p>Palestina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29];[Depto.A$2:.B$34];2;1)" table:style-name="ce1">
            <text:p>Huila</text:p>
          </table:table-cell>
          <table:table-cell table:number-columns-repeated="16380"/>
        </table:table-row>
        <table:table-row table:style-name="ro1">
          <table:table-cell office:value-type="float" office:value="41548" table:style-name="ce1">
            <text:p>41548</text:p>
          </table:table-cell>
          <table:table-cell office:value-type="string" table:style-name="ce1">
            <text:p>Pital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30];[Depto.A$2:.B$34];2;1)" table:style-name="ce1">
            <text:p>Huila</text:p>
          </table:table-cell>
          <table:table-cell table:number-columns-repeated="16380"/>
        </table:table-row>
        <table:table-row table:style-name="ro1">
          <table:table-cell office:value-type="float" office:value="41551" table:style-name="ce1">
            <text:p>41551</text:p>
          </table:table-cell>
          <table:table-cell office:value-type="string" table:style-name="ce1">
            <text:p>Pitalito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31];[Depto.A$2:.B$34];2;1)" table:style-name="ce1">
            <text:p>Huila</text:p>
          </table:table-cell>
          <table:table-cell table:number-columns-repeated="16380"/>
        </table:table-row>
        <table:table-row table:style-name="ro1">
          <table:table-cell office:value-type="float" office:value="41615" table:style-name="ce1">
            <text:p>41615</text:p>
          </table:table-cell>
          <table:table-cell office:value-type="string" table:style-name="ce1">
            <text:p>Rivera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32];[Depto.A$2:.B$34];2;1)" table:style-name="ce1">
            <text:p>Huila</text:p>
          </table:table-cell>
          <table:table-cell table:number-columns-repeated="16380"/>
        </table:table-row>
        <table:table-row table:style-name="ro1">
          <table:table-cell office:value-type="float" office:value="41660" table:style-name="ce1">
            <text:p>41660</text:p>
          </table:table-cell>
          <table:table-cell office:value-type="string" table:style-name="ce1">
            <text:p>Saladoblanco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33];[Depto.A$2:.B$34];2;1)" table:style-name="ce1">
            <text:p>Huila</text:p>
          </table:table-cell>
          <table:table-cell table:number-columns-repeated="16380"/>
        </table:table-row>
        <table:table-row table:style-name="ro1">
          <table:table-cell office:value-type="float" office:value="41668" table:style-name="ce1">
            <text:p>41668</text:p>
          </table:table-cell>
          <table:table-cell office:value-type="string" table:style-name="ce1">
            <text:p>San Agustín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34];[Depto.A$2:.B$34];2;1)" table:style-name="ce1">
            <text:p>Huila</text:p>
          </table:table-cell>
          <table:table-cell table:number-columns-repeated="16380"/>
        </table:table-row>
        <table:table-row table:style-name="ro1">
          <table:table-cell office:value-type="float" office:value="41676" table:style-name="ce1">
            <text:p>41676</text:p>
          </table:table-cell>
          <table:table-cell office:value-type="string" table:style-name="ce1">
            <text:p>Santa María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35];[Depto.A$2:.B$34];2;1)" table:style-name="ce1">
            <text:p>Huila</text:p>
          </table:table-cell>
          <table:table-cell table:number-columns-repeated="16380"/>
        </table:table-row>
        <table:table-row table:style-name="ro1">
          <table:table-cell office:value-type="float" office:value="41770" table:style-name="ce1">
            <text:p>41770</text:p>
          </table:table-cell>
          <table:table-cell office:value-type="string" table:style-name="ce1">
            <text:p>Suaza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36];[Depto.A$2:.B$34];2;1)" table:style-name="ce1">
            <text:p>Huila</text:p>
          </table:table-cell>
          <table:table-cell table:number-columns-repeated="16380"/>
        </table:table-row>
        <table:table-row table:style-name="ro1">
          <table:table-cell office:value-type="float" office:value="41791" table:style-name="ce1">
            <text:p>41791</text:p>
          </table:table-cell>
          <table:table-cell office:value-type="string" table:style-name="ce1">
            <text:p>Tarqui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37];[Depto.A$2:.B$34];2;1)" table:style-name="ce1">
            <text:p>Huila</text:p>
          </table:table-cell>
          <table:table-cell table:number-columns-repeated="16380"/>
        </table:table-row>
        <table:table-row table:style-name="ro1">
          <table:table-cell office:value-type="float" office:value="41797" table:style-name="ce1">
            <text:p>41797</text:p>
          </table:table-cell>
          <table:table-cell office:value-type="string" table:style-name="ce1">
            <text:p>Tesalia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38];[Depto.A$2:.B$34];2;1)" table:style-name="ce1">
            <text:p>Huila</text:p>
          </table:table-cell>
          <table:table-cell table:number-columns-repeated="16380"/>
        </table:table-row>
        <table:table-row table:style-name="ro1">
          <table:table-cell office:value-type="float" office:value="41799" table:style-name="ce1">
            <text:p>41799</text:p>
          </table:table-cell>
          <table:table-cell office:value-type="string" table:style-name="ce1">
            <text:p>Tello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39];[Depto.A$2:.B$34];2;1)" table:style-name="ce1">
            <text:p>Huila</text:p>
          </table:table-cell>
          <table:table-cell table:number-columns-repeated="16380"/>
        </table:table-row>
        <table:table-row table:style-name="ro1">
          <table:table-cell office:value-type="float" office:value="41801" table:style-name="ce1">
            <text:p>41801</text:p>
          </table:table-cell>
          <table:table-cell office:value-type="string" table:style-name="ce1">
            <text:p>Teruel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40];[Depto.A$2:.B$34];2;1)" table:style-name="ce1">
            <text:p>Huila</text:p>
          </table:table-cell>
          <table:table-cell table:number-columns-repeated="16380"/>
        </table:table-row>
        <table:table-row table:style-name="ro1">
          <table:table-cell office:value-type="float" office:value="41807" table:style-name="ce1">
            <text:p>41807</text:p>
          </table:table-cell>
          <table:table-cell office:value-type="string" table:style-name="ce1">
            <text:p>Timaná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41];[Depto.A$2:.B$34];2;1)" table:style-name="ce1">
            <text:p>Huila</text:p>
          </table:table-cell>
          <table:table-cell table:number-columns-repeated="16380"/>
        </table:table-row>
        <table:table-row table:style-name="ro1">
          <table:table-cell office:value-type="float" office:value="41872" table:style-name="ce1">
            <text:p>41872</text:p>
          </table:table-cell>
          <table:table-cell office:value-type="string" table:style-name="ce1">
            <text:p>Villavieja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42];[Depto.A$2:.B$34];2;1)" table:style-name="ce1">
            <text:p>Huila</text:p>
          </table:table-cell>
          <table:table-cell table:number-columns-repeated="16380"/>
        </table:table-row>
        <table:table-row table:style-name="ro1">
          <table:table-cell office:value-type="float" office:value="41885" table:style-name="ce1">
            <text:p>41885</text:p>
          </table:table-cell>
          <table:table-cell office:value-type="string" table:style-name="ce1">
            <text:p>Yaguará</text:p>
          </table:table-cell>
          <table:table-cell office:value-type="float" office:value="41" table:style-name="ce1">
            <text:p>41</text:p>
          </table:table-cell>
          <table:table-cell office:value-type="string" office:string-value="Huila" table:formula="of:=VLOOKUP([.C643];[Depto.A$2:.B$34];2;1)" table:style-name="ce1">
            <text:p>Huila</text:p>
          </table:table-cell>
          <table:table-cell table:number-columns-repeated="16380"/>
        </table:table-row>
        <table:table-row table:style-name="ro1">
          <table:table-cell office:value-type="float" office:value="44001" table:style-name="ce1">
            <text:p>44001</text:p>
          </table:table-cell>
          <table:table-cell office:value-type="string" table:style-name="ce1">
            <text:p>Riohacha</text:p>
          </table:table-cell>
          <table:table-cell office:value-type="float" office:value="44" table:style-name="ce1">
            <text:p>44</text:p>
          </table:table-cell>
          <table:table-cell office:value-type="string" office:string-value="La Guajira" table:formula="of:=VLOOKUP([.C644];[Depto.A$2:.B$34];2;1)" table:style-name="ce1">
            <text:p>La Guajira</text:p>
          </table:table-cell>
          <table:table-cell table:number-columns-repeated="16380"/>
        </table:table-row>
        <table:table-row table:style-name="ro1">
          <table:table-cell office:value-type="float" office:value="44035" table:style-name="ce1">
            <text:p>44035</text:p>
          </table:table-cell>
          <table:table-cell office:value-type="string" table:style-name="ce1">
            <text:p>Albania</text:p>
          </table:table-cell>
          <table:table-cell office:value-type="float" office:value="44" table:style-name="ce1">
            <text:p>44</text:p>
          </table:table-cell>
          <table:table-cell office:value-type="string" office:string-value="La Guajira" table:formula="of:=VLOOKUP([.C645];[Depto.A$2:.B$34];2;1)" table:style-name="ce1">
            <text:p>La Guajira</text:p>
          </table:table-cell>
          <table:table-cell table:number-columns-repeated="16380"/>
        </table:table-row>
        <table:table-row table:style-name="ro1">
          <table:table-cell office:value-type="float" office:value="44078" table:style-name="ce1">
            <text:p>44078</text:p>
          </table:table-cell>
          <table:table-cell office:value-type="string" table:style-name="ce1">
            <text:p>Barrancas</text:p>
          </table:table-cell>
          <table:table-cell office:value-type="float" office:value="44" table:style-name="ce1">
            <text:p>44</text:p>
          </table:table-cell>
          <table:table-cell office:value-type="string" office:string-value="La Guajira" table:formula="of:=VLOOKUP([.C646];[Depto.A$2:.B$34];2;1)" table:style-name="ce1">
            <text:p>La Guajira</text:p>
          </table:table-cell>
          <table:table-cell table:number-columns-repeated="16380"/>
        </table:table-row>
        <table:table-row table:style-name="ro1">
          <table:table-cell office:value-type="float" office:value="44090" table:style-name="ce1">
            <text:p>44090</text:p>
          </table:table-cell>
          <table:table-cell office:value-type="string" table:style-name="ce1">
            <text:p>Dibula</text:p>
          </table:table-cell>
          <table:table-cell office:value-type="float" office:value="44" table:style-name="ce1">
            <text:p>44</text:p>
          </table:table-cell>
          <table:table-cell office:value-type="string" office:string-value="La Guajira" table:formula="of:=VLOOKUP([.C647];[Depto.A$2:.B$34];2;1)" table:style-name="ce1">
            <text:p>La Guajira</text:p>
          </table:table-cell>
          <table:table-cell table:number-columns-repeated="16380"/>
        </table:table-row>
        <table:table-row table:style-name="ro1">
          <table:table-cell office:value-type="float" office:value="44098" table:style-name="ce1">
            <text:p>44098</text:p>
          </table:table-cell>
          <table:table-cell office:value-type="string" table:style-name="ce1">
            <text:p>Distracción</text:p>
          </table:table-cell>
          <table:table-cell office:value-type="float" office:value="44" table:style-name="ce1">
            <text:p>44</text:p>
          </table:table-cell>
          <table:table-cell office:value-type="string" office:string-value="La Guajira" table:formula="of:=VLOOKUP([.C648];[Depto.A$2:.B$34];2;1)" table:style-name="ce1">
            <text:p>La Guajira</text:p>
          </table:table-cell>
          <table:table-cell table:number-columns-repeated="16380"/>
        </table:table-row>
        <table:table-row table:style-name="ro1">
          <table:table-cell office:value-type="float" office:value="44110" table:style-name="ce1">
            <text:p>44110</text:p>
          </table:table-cell>
          <table:table-cell office:value-type="string" table:style-name="ce1">
            <text:p>El Molino</text:p>
          </table:table-cell>
          <table:table-cell office:value-type="float" office:value="44" table:style-name="ce1">
            <text:p>44</text:p>
          </table:table-cell>
          <table:table-cell office:value-type="string" office:string-value="La Guajira" table:formula="of:=VLOOKUP([.C649];[Depto.A$2:.B$34];2;1)" table:style-name="ce1">
            <text:p>La Guajira</text:p>
          </table:table-cell>
          <table:table-cell table:number-columns-repeated="16380"/>
        </table:table-row>
        <table:table-row table:style-name="ro1">
          <table:table-cell office:value-type="float" office:value="44279" table:style-name="ce1">
            <text:p>44279</text:p>
          </table:table-cell>
          <table:table-cell office:value-type="string" table:style-name="ce1">
            <text:p>Fonseca</text:p>
          </table:table-cell>
          <table:table-cell office:value-type="float" office:value="44" table:style-name="ce1">
            <text:p>44</text:p>
          </table:table-cell>
          <table:table-cell office:value-type="string" office:string-value="La Guajira" table:formula="of:=VLOOKUP([.C650];[Depto.A$2:.B$34];2;1)" table:style-name="ce1">
            <text:p>La Guajira</text:p>
          </table:table-cell>
          <table:table-cell table:number-columns-repeated="16380"/>
        </table:table-row>
        <table:table-row table:style-name="ro1">
          <table:table-cell office:value-type="float" office:value="44378" table:style-name="ce1">
            <text:p>44378</text:p>
          </table:table-cell>
          <table:table-cell office:value-type="string" table:style-name="ce1">
            <text:p>Hatonuevo</text:p>
          </table:table-cell>
          <table:table-cell office:value-type="float" office:value="44" table:style-name="ce1">
            <text:p>44</text:p>
          </table:table-cell>
          <table:table-cell office:value-type="string" office:string-value="La Guajira" table:formula="of:=VLOOKUP([.C651];[Depto.A$2:.B$34];2;1)" table:style-name="ce1">
            <text:p>La Guajira</text:p>
          </table:table-cell>
          <table:table-cell table:number-columns-repeated="16380"/>
        </table:table-row>
        <table:table-row table:style-name="ro1">
          <table:table-cell office:value-type="float" office:value="44420" table:style-name="ce1">
            <text:p>44420</text:p>
          </table:table-cell>
          <table:table-cell office:value-type="string" table:style-name="ce1">
            <text:p>La Jagua del Pilar</text:p>
          </table:table-cell>
          <table:table-cell office:value-type="float" office:value="44" table:style-name="ce1">
            <text:p>44</text:p>
          </table:table-cell>
          <table:table-cell office:value-type="string" office:string-value="La Guajira" table:formula="of:=VLOOKUP([.C652];[Depto.A$2:.B$34];2;1)" table:style-name="ce1">
            <text:p>La Guajira</text:p>
          </table:table-cell>
          <table:table-cell table:number-columns-repeated="16380"/>
        </table:table-row>
        <table:table-row table:style-name="ro1">
          <table:table-cell office:value-type="float" office:value="44430" table:style-name="ce1">
            <text:p>44430</text:p>
          </table:table-cell>
          <table:table-cell office:value-type="string" table:style-name="ce1">
            <text:p>Maicao</text:p>
          </table:table-cell>
          <table:table-cell office:value-type="float" office:value="44" table:style-name="ce1">
            <text:p>44</text:p>
          </table:table-cell>
          <table:table-cell office:value-type="string" office:string-value="La Guajira" table:formula="of:=VLOOKUP([.C653];[Depto.A$2:.B$34];2;1)" table:style-name="ce1">
            <text:p>La Guajira</text:p>
          </table:table-cell>
          <table:table-cell table:number-columns-repeated="16380"/>
        </table:table-row>
        <table:table-row table:style-name="ro1">
          <table:table-cell office:value-type="float" office:value="44560" table:style-name="ce1">
            <text:p>44560</text:p>
          </table:table-cell>
          <table:table-cell office:value-type="string" table:style-name="ce1">
            <text:p>Manaure</text:p>
          </table:table-cell>
          <table:table-cell office:value-type="float" office:value="44" table:style-name="ce1">
            <text:p>44</text:p>
          </table:table-cell>
          <table:table-cell office:value-type="string" office:string-value="La Guajira" table:formula="of:=VLOOKUP([.C654];[Depto.A$2:.B$34];2;1)" table:style-name="ce1">
            <text:p>La Guajira</text:p>
          </table:table-cell>
          <table:table-cell table:number-columns-repeated="16380"/>
        </table:table-row>
        <table:table-row table:style-name="ro1">
          <table:table-cell office:value-type="float" office:value="44650" table:style-name="ce1">
            <text:p>44650</text:p>
          </table:table-cell>
          <table:table-cell office:value-type="string" table:style-name="ce1">
            <text:p>San Juan del Cesar</text:p>
          </table:table-cell>
          <table:table-cell office:value-type="float" office:value="44" table:style-name="ce1">
            <text:p>44</text:p>
          </table:table-cell>
          <table:table-cell office:value-type="string" office:string-value="La Guajira" table:formula="of:=VLOOKUP([.C655];[Depto.A$2:.B$34];2;1)" table:style-name="ce1">
            <text:p>La Guajira</text:p>
          </table:table-cell>
          <table:table-cell table:number-columns-repeated="16380"/>
        </table:table-row>
        <table:table-row table:style-name="ro1">
          <table:table-cell office:value-type="float" office:value="44847" table:style-name="ce1">
            <text:p>44847</text:p>
          </table:table-cell>
          <table:table-cell office:value-type="string" table:style-name="ce1">
            <text:p>Uribia</text:p>
          </table:table-cell>
          <table:table-cell office:value-type="float" office:value="44" table:style-name="ce1">
            <text:p>44</text:p>
          </table:table-cell>
          <table:table-cell office:value-type="string" office:string-value="La Guajira" table:formula="of:=VLOOKUP([.C656];[Depto.A$2:.B$34];2;1)" table:style-name="ce1">
            <text:p>La Guajira</text:p>
          </table:table-cell>
          <table:table-cell table:number-columns-repeated="16380"/>
        </table:table-row>
        <table:table-row table:style-name="ro1">
          <table:table-cell office:value-type="float" office:value="44855" table:style-name="ce1">
            <text:p>44855</text:p>
          </table:table-cell>
          <table:table-cell office:value-type="string" table:style-name="ce1">
            <text:p>Urumita</text:p>
          </table:table-cell>
          <table:table-cell office:value-type="float" office:value="44" table:style-name="ce1">
            <text:p>44</text:p>
          </table:table-cell>
          <table:table-cell office:value-type="string" office:string-value="La Guajira" table:formula="of:=VLOOKUP([.C657];[Depto.A$2:.B$34];2;1)" table:style-name="ce1">
            <text:p>La Guajira</text:p>
          </table:table-cell>
          <table:table-cell table:number-columns-repeated="16380"/>
        </table:table-row>
        <table:table-row table:style-name="ro1">
          <table:table-cell office:value-type="float" office:value="44874" table:style-name="ce1">
            <text:p>44874</text:p>
          </table:table-cell>
          <table:table-cell office:value-type="string" table:style-name="ce1">
            <text:p>Villanueva</text:p>
          </table:table-cell>
          <table:table-cell office:value-type="float" office:value="44" table:style-name="ce1">
            <text:p>44</text:p>
          </table:table-cell>
          <table:table-cell office:value-type="string" office:string-value="La Guajira" table:formula="of:=VLOOKUP([.C658];[Depto.A$2:.B$34];2;1)" table:style-name="ce1">
            <text:p>La Guajira</text:p>
          </table:table-cell>
          <table:table-cell table:number-columns-repeated="16380"/>
        </table:table-row>
        <table:table-row table:style-name="ro1">
          <table:table-cell office:value-type="float" office:value="47001" table:style-name="ce1">
            <text:p>47001</text:p>
          </table:table-cell>
          <table:table-cell office:value-type="string" table:style-name="ce1">
            <text:p>Santa Marta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59];[Depto.A$2:.B$34];2;1)" table:style-name="ce1">
            <text:p>Magdalena</text:p>
          </table:table-cell>
          <table:table-cell table:number-columns-repeated="16380"/>
        </table:table-row>
        <table:table-row table:style-name="ro1">
          <table:table-cell office:value-type="float" office:value="47030" table:style-name="ce1">
            <text:p>47030</text:p>
          </table:table-cell>
          <table:table-cell office:value-type="string" table:style-name="ce1">
            <text:p>Algarrobo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60];[Depto.A$2:.B$34];2;1)" table:style-name="ce1">
            <text:p>Magdalena</text:p>
          </table:table-cell>
          <table:table-cell table:number-columns-repeated="16380"/>
        </table:table-row>
        <table:table-row table:style-name="ro1">
          <table:table-cell office:value-type="float" office:value="47053" table:style-name="ce1">
            <text:p>47053</text:p>
          </table:table-cell>
          <table:table-cell office:value-type="string" table:style-name="ce1">
            <text:p>Aracataca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61];[Depto.A$2:.B$34];2;1)" table:style-name="ce1">
            <text:p>Magdalena</text:p>
          </table:table-cell>
          <table:table-cell table:number-columns-repeated="16380"/>
        </table:table-row>
        <table:table-row table:style-name="ro1">
          <table:table-cell office:value-type="float" office:value="47058" table:style-name="ce1">
            <text:p>47058</text:p>
          </table:table-cell>
          <table:table-cell office:value-type="string" table:style-name="ce1">
            <text:p>Ariguaní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62];[Depto.A$2:.B$34];2;1)" table:style-name="ce1">
            <text:p>Magdalena</text:p>
          </table:table-cell>
          <table:table-cell table:number-columns-repeated="16380"/>
        </table:table-row>
        <table:table-row table:style-name="ro1">
          <table:table-cell office:value-type="float" office:value="47161" table:style-name="ce1">
            <text:p>47161</text:p>
          </table:table-cell>
          <table:table-cell office:value-type="string" table:style-name="ce1">
            <text:p>Cerro San Antonio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63];[Depto.A$2:.B$34];2;1)" table:style-name="ce1">
            <text:p>Magdalena</text:p>
          </table:table-cell>
          <table:table-cell table:number-columns-repeated="16380"/>
        </table:table-row>
        <table:table-row table:style-name="ro1">
          <table:table-cell office:value-type="float" office:value="47170" table:style-name="ce1">
            <text:p>47170</text:p>
          </table:table-cell>
          <table:table-cell office:value-type="string" table:style-name="ce1">
            <text:p>Chivolo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64];[Depto.A$2:.B$34];2;1)" table:style-name="ce1">
            <text:p>Magdalena</text:p>
          </table:table-cell>
          <table:table-cell table:number-columns-repeated="16380"/>
        </table:table-row>
        <table:table-row table:style-name="ro1">
          <table:table-cell office:value-type="float" office:value="47189" table:style-name="ce1">
            <text:p>47189</text:p>
          </table:table-cell>
          <table:table-cell office:value-type="string" table:style-name="ce1">
            <text:p>Ciénaga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65];[Depto.A$2:.B$34];2;1)" table:style-name="ce1">
            <text:p>Magdalena</text:p>
          </table:table-cell>
          <table:table-cell table:number-columns-repeated="16380"/>
        </table:table-row>
        <table:table-row table:style-name="ro1">
          <table:table-cell office:value-type="float" office:value="47205" table:style-name="ce1">
            <text:p>47205</text:p>
          </table:table-cell>
          <table:table-cell office:value-type="string" table:style-name="ce1">
            <text:p>Concordia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66];[Depto.A$2:.B$34];2;1)" table:style-name="ce1">
            <text:p>Magdalena</text:p>
          </table:table-cell>
          <table:table-cell table:number-columns-repeated="16380"/>
        </table:table-row>
        <table:table-row table:style-name="ro1">
          <table:table-cell office:value-type="float" office:value="47245" table:style-name="ce1">
            <text:p>47245</text:p>
          </table:table-cell>
          <table:table-cell office:value-type="string" table:style-name="ce1">
            <text:p>El Banco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67];[Depto.A$2:.B$34];2;1)" table:style-name="ce1">
            <text:p>Magdalena</text:p>
          </table:table-cell>
          <table:table-cell table:number-columns-repeated="16380"/>
        </table:table-row>
        <table:table-row table:style-name="ro1">
          <table:table-cell office:value-type="float" office:value="47258" table:style-name="ce1">
            <text:p>47258</text:p>
          </table:table-cell>
          <table:table-cell office:value-type="string" table:style-name="ce1">
            <text:p>El Piñon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68];[Depto.A$2:.B$34];2;1)" table:style-name="ce1">
            <text:p>Magdalena</text:p>
          </table:table-cell>
          <table:table-cell table:number-columns-repeated="16380"/>
        </table:table-row>
        <table:table-row table:style-name="ro1">
          <table:table-cell office:value-type="float" office:value="47268" table:style-name="ce1">
            <text:p>47268</text:p>
          </table:table-cell>
          <table:table-cell office:value-type="string" table:style-name="ce1">
            <text:p>El Retén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69];[Depto.A$2:.B$34];2;1)" table:style-name="ce1">
            <text:p>Magdalena</text:p>
          </table:table-cell>
          <table:table-cell table:number-columns-repeated="16380"/>
        </table:table-row>
        <table:table-row table:style-name="ro1">
          <table:table-cell office:value-type="float" office:value="47288" table:style-name="ce1">
            <text:p>47288</text:p>
          </table:table-cell>
          <table:table-cell office:value-type="string" table:style-name="ce1">
            <text:p>Fundación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70];[Depto.A$2:.B$34];2;1)" table:style-name="ce1">
            <text:p>Magdalena</text:p>
          </table:table-cell>
          <table:table-cell table:number-columns-repeated="16380"/>
        </table:table-row>
        <table:table-row table:style-name="ro1">
          <table:table-cell office:value-type="float" office:value="47318" table:style-name="ce1">
            <text:p>47318</text:p>
          </table:table-cell>
          <table:table-cell office:value-type="string" table:style-name="ce1">
            <text:p>Guamal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71];[Depto.A$2:.B$34];2;1)" table:style-name="ce1">
            <text:p>Magdalena</text:p>
          </table:table-cell>
          <table:table-cell table:number-columns-repeated="16380"/>
        </table:table-row>
        <table:table-row table:style-name="ro1">
          <table:table-cell office:value-type="float" office:value="47460" table:style-name="ce1">
            <text:p>47460</text:p>
          </table:table-cell>
          <table:table-cell office:value-type="string" table:style-name="ce1">
            <text:p>Nueva Granada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72];[Depto.A$2:.B$34];2;1)" table:style-name="ce1">
            <text:p>Magdalena</text:p>
          </table:table-cell>
          <table:table-cell table:number-columns-repeated="16380"/>
        </table:table-row>
        <table:table-row table:style-name="ro1">
          <table:table-cell office:value-type="float" office:value="47541" table:style-name="ce1">
            <text:p>47541</text:p>
          </table:table-cell>
          <table:table-cell office:value-type="string" table:style-name="ce1">
            <text:p>Pedraza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73];[Depto.A$2:.B$34];2;1)" table:style-name="ce1">
            <text:p>Magdalena</text:p>
          </table:table-cell>
          <table:table-cell table:number-columns-repeated="16380"/>
        </table:table-row>
        <table:table-row table:style-name="ro1">
          <table:table-cell office:value-type="float" office:value="47545" table:style-name="ce1">
            <text:p>47545</text:p>
          </table:table-cell>
          <table:table-cell office:value-type="string" table:style-name="ce1">
            <text:p>Pijiño del Carmen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74];[Depto.A$2:.B$34];2;1)" table:style-name="ce1">
            <text:p>Magdalena</text:p>
          </table:table-cell>
          <table:table-cell table:number-columns-repeated="16380"/>
        </table:table-row>
        <table:table-row table:style-name="ro1">
          <table:table-cell office:value-type="float" office:value="47551" table:style-name="ce1">
            <text:p>47551</text:p>
          </table:table-cell>
          <table:table-cell office:value-type="string" table:style-name="ce1">
            <text:p>Pivijay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75];[Depto.A$2:.B$34];2;1)" table:style-name="ce1">
            <text:p>Magdalena</text:p>
          </table:table-cell>
          <table:table-cell table:number-columns-repeated="16380"/>
        </table:table-row>
        <table:table-row table:style-name="ro1">
          <table:table-cell office:value-type="float" office:value="47555" table:style-name="ce1">
            <text:p>47555</text:p>
          </table:table-cell>
          <table:table-cell office:value-type="string" table:style-name="ce1">
            <text:p>Plato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76];[Depto.A$2:.B$34];2;1)" table:style-name="ce1">
            <text:p>Magdalena</text:p>
          </table:table-cell>
          <table:table-cell table:number-columns-repeated="16380"/>
        </table:table-row>
        <table:table-row table:style-name="ro1">
          <table:table-cell office:value-type="float" office:value="47570" table:style-name="ce1">
            <text:p>47570</text:p>
          </table:table-cell>
          <table:table-cell office:value-type="string" table:style-name="ce1">
            <text:p>Pueblo Viejo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77];[Depto.A$2:.B$34];2;1)" table:style-name="ce1">
            <text:p>Magdalena</text:p>
          </table:table-cell>
          <table:table-cell table:number-columns-repeated="16380"/>
        </table:table-row>
        <table:table-row table:style-name="ro1">
          <table:table-cell office:value-type="float" office:value="47605" table:style-name="ce1">
            <text:p>47605</text:p>
          </table:table-cell>
          <table:table-cell office:value-type="string" table:style-name="ce1">
            <text:p>Remolino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78];[Depto.A$2:.B$34];2;1)" table:style-name="ce1">
            <text:p>Magdalena</text:p>
          </table:table-cell>
          <table:table-cell table:number-columns-repeated="16380"/>
        </table:table-row>
        <table:table-row table:style-name="ro1">
          <table:table-cell office:value-type="float" office:value="47660" table:style-name="ce1">
            <text:p>47660</text:p>
          </table:table-cell>
          <table:table-cell office:value-type="string" table:style-name="ce1">
            <text:p>Sabanas de San Angel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79];[Depto.A$2:.B$34];2;1)" table:style-name="ce1">
            <text:p>Magdalena</text:p>
          </table:table-cell>
          <table:table-cell table:number-columns-repeated="16380"/>
        </table:table-row>
        <table:table-row table:style-name="ro1">
          <table:table-cell office:value-type="float" office:value="47675" table:style-name="ce1">
            <text:p>47675</text:p>
          </table:table-cell>
          <table:table-cell office:value-type="string" table:style-name="ce1">
            <text:p>Salamina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80];[Depto.A$2:.B$34];2;1)" table:style-name="ce1">
            <text:p>Magdalena</text:p>
          </table:table-cell>
          <table:table-cell table:number-columns-repeated="16380"/>
        </table:table-row>
        <table:table-row table:style-name="ro1">
          <table:table-cell office:value-type="float" office:value="47692" table:style-name="ce1">
            <text:p>47692</text:p>
          </table:table-cell>
          <table:table-cell office:value-type="string" table:style-name="ce1">
            <text:p>San Sebastián de Buenavista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81];[Depto.A$2:.B$34];2;1)" table:style-name="ce1">
            <text:p>Magdalena</text:p>
          </table:table-cell>
          <table:table-cell table:number-columns-repeated="16380"/>
        </table:table-row>
        <table:table-row table:style-name="ro1">
          <table:table-cell office:value-type="float" office:value="47703" table:style-name="ce1">
            <text:p>47703</text:p>
          </table:table-cell>
          <table:table-cell office:value-type="string" table:style-name="ce1">
            <text:p>San Zenón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82];[Depto.A$2:.B$34];2;1)" table:style-name="ce1">
            <text:p>Magdalena</text:p>
          </table:table-cell>
          <table:table-cell table:number-columns-repeated="16380"/>
        </table:table-row>
        <table:table-row table:style-name="ro1">
          <table:table-cell office:value-type="float" office:value="47707" table:style-name="ce1">
            <text:p>47707</text:p>
          </table:table-cell>
          <table:table-cell office:value-type="string" table:style-name="ce1">
            <text:p>Santa Ana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83];[Depto.A$2:.B$34];2;1)" table:style-name="ce1">
            <text:p>Magdalena</text:p>
          </table:table-cell>
          <table:table-cell table:number-columns-repeated="16380"/>
        </table:table-row>
        <table:table-row table:style-name="ro1">
          <table:table-cell office:value-type="float" office:value="47720" table:style-name="ce1">
            <text:p>47720</text:p>
          </table:table-cell>
          <table:table-cell office:value-type="string" table:style-name="ce1">
            <text:p>Santa Bárbara de Pinto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84];[Depto.A$2:.B$34];2;1)" table:style-name="ce1">
            <text:p>Magdalena</text:p>
          </table:table-cell>
          <table:table-cell table:number-columns-repeated="16380"/>
        </table:table-row>
        <table:table-row table:style-name="ro1">
          <table:table-cell office:value-type="float" office:value="47745" table:style-name="ce1">
            <text:p>47745</text:p>
          </table:table-cell>
          <table:table-cell office:value-type="string" table:style-name="ce1">
            <text:p>Sitionuevo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85];[Depto.A$2:.B$34];2;1)" table:style-name="ce1">
            <text:p>Magdalena</text:p>
          </table:table-cell>
          <table:table-cell table:number-columns-repeated="16380"/>
        </table:table-row>
        <table:table-row table:style-name="ro1">
          <table:table-cell office:value-type="float" office:value="47798" table:style-name="ce1">
            <text:p>47798</text:p>
          </table:table-cell>
          <table:table-cell office:value-type="string" table:style-name="ce1">
            <text:p>Tenerife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86];[Depto.A$2:.B$34];2;1)" table:style-name="ce1">
            <text:p>Magdalena</text:p>
          </table:table-cell>
          <table:table-cell table:number-columns-repeated="16380"/>
        </table:table-row>
        <table:table-row table:style-name="ro1">
          <table:table-cell office:value-type="float" office:value="47960" table:style-name="ce1">
            <text:p>47960</text:p>
          </table:table-cell>
          <table:table-cell office:value-type="string" table:style-name="ce1">
            <text:p>Zapayán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87];[Depto.A$2:.B$34];2;1)" table:style-name="ce1">
            <text:p>Magdalena</text:p>
          </table:table-cell>
          <table:table-cell table:number-columns-repeated="16380"/>
        </table:table-row>
        <table:table-row table:style-name="ro1">
          <table:table-cell office:value-type="float" office:value="47980" table:style-name="ce1">
            <text:p>47980</text:p>
          </table:table-cell>
          <table:table-cell office:value-type="string" table:style-name="ce1">
            <text:p>Zona Bananera</text:p>
          </table:table-cell>
          <table:table-cell office:value-type="float" office:value="47" table:style-name="ce1">
            <text:p>47</text:p>
          </table:table-cell>
          <table:table-cell office:value-type="string" office:string-value="Magdalena" table:formula="of:=VLOOKUP([.C688];[Depto.A$2:.B$34];2;1)" table:style-name="ce1">
            <text:p>Magdalena</text:p>
          </table:table-cell>
          <table:table-cell table:number-columns-repeated="16380"/>
        </table:table-row>
        <table:table-row table:style-name="ro1">
          <table:table-cell office:value-type="float" office:value="50001" table:style-name="ce1">
            <text:p>50001</text:p>
          </table:table-cell>
          <table:table-cell office:value-type="string" table:style-name="ce1">
            <text:p>Villavicencio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689];[Depto.A$2:.B$34];2;1)" table:style-name="ce1">
            <text:p>Meta</text:p>
          </table:table-cell>
          <table:table-cell table:number-columns-repeated="16380"/>
        </table:table-row>
        <table:table-row table:style-name="ro1">
          <table:table-cell office:value-type="float" office:value="50006" table:style-name="ce1">
            <text:p>50006</text:p>
          </table:table-cell>
          <table:table-cell office:value-type="string" table:style-name="ce1">
            <text:p>Acacias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690];[Depto.A$2:.B$34];2;1)" table:style-name="ce1">
            <text:p>Meta</text:p>
          </table:table-cell>
          <table:table-cell table:number-columns-repeated="16380"/>
        </table:table-row>
        <table:table-row table:style-name="ro1">
          <table:table-cell office:value-type="float" office:value="50110" table:style-name="ce1">
            <text:p>50110</text:p>
          </table:table-cell>
          <table:table-cell office:value-type="string" table:style-name="ce1">
            <text:p>Barranca de Upía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691];[Depto.A$2:.B$34];2;1)" table:style-name="ce1">
            <text:p>Meta</text:p>
          </table:table-cell>
          <table:table-cell table:number-columns-repeated="16380"/>
        </table:table-row>
        <table:table-row table:style-name="ro1">
          <table:table-cell office:value-type="float" office:value="50124" table:style-name="ce1">
            <text:p>50124</text:p>
          </table:table-cell>
          <table:table-cell office:value-type="string" table:style-name="ce1">
            <text:p>Cabuyaro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692];[Depto.A$2:.B$34];2;1)" table:style-name="ce1">
            <text:p>Meta</text:p>
          </table:table-cell>
          <table:table-cell table:number-columns-repeated="16380"/>
        </table:table-row>
        <table:table-row table:style-name="ro1">
          <table:table-cell office:value-type="float" office:value="50150" table:style-name="ce1">
            <text:p>50150</text:p>
          </table:table-cell>
          <table:table-cell office:value-type="string" table:style-name="ce1">
            <text:p>Castilla la Nueva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693];[Depto.A$2:.B$34];2;1)" table:style-name="ce1">
            <text:p>Meta</text:p>
          </table:table-cell>
          <table:table-cell table:number-columns-repeated="16380"/>
        </table:table-row>
        <table:table-row table:style-name="ro1">
          <table:table-cell office:value-type="float" office:value="50223" table:style-name="ce1">
            <text:p>50223</text:p>
          </table:table-cell>
          <table:table-cell office:value-type="string" table:style-name="ce1">
            <text:p>Cubarral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694];[Depto.A$2:.B$34];2;1)" table:style-name="ce1">
            <text:p>Meta</text:p>
          </table:table-cell>
          <table:table-cell table:number-columns-repeated="16380"/>
        </table:table-row>
        <table:table-row table:style-name="ro1">
          <table:table-cell office:value-type="float" office:value="50226" table:style-name="ce1">
            <text:p>50226</text:p>
          </table:table-cell>
          <table:table-cell office:value-type="string" table:style-name="ce1">
            <text:p>Cumaral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695];[Depto.A$2:.B$34];2;1)" table:style-name="ce1">
            <text:p>Meta</text:p>
          </table:table-cell>
          <table:table-cell table:number-columns-repeated="16380"/>
        </table:table-row>
        <table:table-row table:style-name="ro1">
          <table:table-cell office:value-type="float" office:value="50245" table:style-name="ce1">
            <text:p>50245</text:p>
          </table:table-cell>
          <table:table-cell office:value-type="string" table:style-name="ce1">
            <text:p>El Calvario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696];[Depto.A$2:.B$34];2;1)" table:style-name="ce1">
            <text:p>Meta</text:p>
          </table:table-cell>
          <table:table-cell table:number-columns-repeated="16380"/>
        </table:table-row>
        <table:table-row table:style-name="ro1">
          <table:table-cell office:value-type="float" office:value="50251" table:style-name="ce1">
            <text:p>50251</text:p>
          </table:table-cell>
          <table:table-cell office:value-type="string" table:style-name="ce1">
            <text:p>El Castillo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697];[Depto.A$2:.B$34];2;1)" table:style-name="ce1">
            <text:p>Meta</text:p>
          </table:table-cell>
          <table:table-cell table:number-columns-repeated="16380"/>
        </table:table-row>
        <table:table-row table:style-name="ro1">
          <table:table-cell office:value-type="float" office:value="50270" table:style-name="ce1">
            <text:p>50270</text:p>
          </table:table-cell>
          <table:table-cell office:value-type="string" table:style-name="ce1">
            <text:p>El Dorado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698];[Depto.A$2:.B$34];2;1)" table:style-name="ce1">
            <text:p>Meta</text:p>
          </table:table-cell>
          <table:table-cell table:number-columns-repeated="16380"/>
        </table:table-row>
        <table:table-row table:style-name="ro1">
          <table:table-cell office:value-type="float" office:value="50287" table:style-name="ce1">
            <text:p>50287</text:p>
          </table:table-cell>
          <table:table-cell office:value-type="string" table:style-name="ce1">
            <text:p>Fuente de Oro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699];[Depto.A$2:.B$34];2;1)" table:style-name="ce1">
            <text:p>Meta</text:p>
          </table:table-cell>
          <table:table-cell table:number-columns-repeated="16380"/>
        </table:table-row>
        <table:table-row table:style-name="ro1">
          <table:table-cell office:value-type="float" office:value="50313" table:style-name="ce1">
            <text:p>50313</text:p>
          </table:table-cell>
          <table:table-cell office:value-type="string" table:style-name="ce1">
            <text:p>Granada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700];[Depto.A$2:.B$34];2;1)" table:style-name="ce1">
            <text:p>Meta</text:p>
          </table:table-cell>
          <table:table-cell table:number-columns-repeated="16380"/>
        </table:table-row>
        <table:table-row table:style-name="ro1">
          <table:table-cell office:value-type="float" office:value="50318" table:style-name="ce1">
            <text:p>50318</text:p>
          </table:table-cell>
          <table:table-cell office:value-type="string" table:style-name="ce1">
            <text:p>Guamal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701];[Depto.A$2:.B$34];2;1)" table:style-name="ce1">
            <text:p>Meta</text:p>
          </table:table-cell>
          <table:table-cell table:number-columns-repeated="16380"/>
        </table:table-row>
        <table:table-row table:style-name="ro1">
          <table:table-cell office:value-type="float" office:value="50325" table:style-name="ce1">
            <text:p>50325</text:p>
          </table:table-cell>
          <table:table-cell office:value-type="string" table:style-name="ce1">
            <text:p>Mapiripán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702];[Depto.A$2:.B$34];2;1)" table:style-name="ce1">
            <text:p>Meta</text:p>
          </table:table-cell>
          <table:table-cell table:number-columns-repeated="16380"/>
        </table:table-row>
        <table:table-row table:style-name="ro1">
          <table:table-cell office:value-type="float" office:value="50330" table:style-name="ce1">
            <text:p>50330</text:p>
          </table:table-cell>
          <table:table-cell office:value-type="string" table:style-name="ce1">
            <text:p>Mesetas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703];[Depto.A$2:.B$34];2;1)" table:style-name="ce1">
            <text:p>Meta</text:p>
          </table:table-cell>
          <table:table-cell table:number-columns-repeated="16380"/>
        </table:table-row>
        <table:table-row table:style-name="ro1">
          <table:table-cell office:value-type="float" office:value="50350" table:style-name="ce1">
            <text:p>50350</text:p>
          </table:table-cell>
          <table:table-cell office:value-type="string" table:style-name="ce1">
            <text:p>La Macarena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704];[Depto.A$2:.B$34];2;1)" table:style-name="ce1">
            <text:p>Meta</text:p>
          </table:table-cell>
          <table:table-cell table:number-columns-repeated="16380"/>
        </table:table-row>
        <table:table-row table:style-name="ro1">
          <table:table-cell office:value-type="float" office:value="50370" table:style-name="ce1">
            <text:p>50370</text:p>
          </table:table-cell>
          <table:table-cell office:value-type="string" table:style-name="ce1">
            <text:p>Uribe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705];[Depto.A$2:.B$34];2;1)" table:style-name="ce1">
            <text:p>Meta</text:p>
          </table:table-cell>
          <table:table-cell table:number-columns-repeated="16380"/>
        </table:table-row>
        <table:table-row table:style-name="ro1">
          <table:table-cell office:value-type="float" office:value="50400" table:style-name="ce1">
            <text:p>50400</text:p>
          </table:table-cell>
          <table:table-cell office:value-type="string" table:style-name="ce1">
            <text:p>Lejanías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706];[Depto.A$2:.B$34];2;1)" table:style-name="ce1">
            <text:p>Meta</text:p>
          </table:table-cell>
          <table:table-cell table:number-columns-repeated="16380"/>
        </table:table-row>
        <table:table-row table:style-name="ro1">
          <table:table-cell office:value-type="float" office:value="50450" table:style-name="ce1">
            <text:p>50450</text:p>
          </table:table-cell>
          <table:table-cell office:value-type="string" table:style-name="ce1">
            <text:p>Puerto Concordia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707];[Depto.A$2:.B$34];2;1)" table:style-name="ce1">
            <text:p>Meta</text:p>
          </table:table-cell>
          <table:table-cell table:number-columns-repeated="16380"/>
        </table:table-row>
        <table:table-row table:style-name="ro1">
          <table:table-cell office:value-type="float" office:value="50568" table:style-name="ce1">
            <text:p>50568</text:p>
          </table:table-cell>
          <table:table-cell office:value-type="string" table:style-name="ce1">
            <text:p>Puerto Gaitán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708];[Depto.A$2:.B$34];2;1)" table:style-name="ce1">
            <text:p>Meta</text:p>
          </table:table-cell>
          <table:table-cell table:number-columns-repeated="16380"/>
        </table:table-row>
        <table:table-row table:style-name="ro1">
          <table:table-cell office:value-type="float" office:value="50573" table:style-name="ce1">
            <text:p>50573</text:p>
          </table:table-cell>
          <table:table-cell office:value-type="string" table:style-name="ce1">
            <text:p>Puerto López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709];[Depto.A$2:.B$34];2;1)" table:style-name="ce1">
            <text:p>Meta</text:p>
          </table:table-cell>
          <table:table-cell table:number-columns-repeated="16380"/>
        </table:table-row>
        <table:table-row table:style-name="ro1">
          <table:table-cell office:value-type="float" office:value="50577" table:style-name="ce1">
            <text:p>50577</text:p>
          </table:table-cell>
          <table:table-cell office:value-type="string" table:style-name="ce1">
            <text:p>Puerto Lleras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710];[Depto.A$2:.B$34];2;1)" table:style-name="ce1">
            <text:p>Meta</text:p>
          </table:table-cell>
          <table:table-cell table:number-columns-repeated="16380"/>
        </table:table-row>
        <table:table-row table:style-name="ro1">
          <table:table-cell office:value-type="float" office:value="50590" table:style-name="ce1">
            <text:p>50590</text:p>
          </table:table-cell>
          <table:table-cell office:value-type="string" table:style-name="ce1">
            <text:p>Puerto Rico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711];[Depto.A$2:.B$34];2;1)" table:style-name="ce1">
            <text:p>Meta</text:p>
          </table:table-cell>
          <table:table-cell table:number-columns-repeated="16380"/>
        </table:table-row>
        <table:table-row table:style-name="ro1">
          <table:table-cell office:value-type="float" office:value="50606" table:style-name="ce1">
            <text:p>50606</text:p>
          </table:table-cell>
          <table:table-cell office:value-type="string" table:style-name="ce1">
            <text:p>Restrepo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712];[Depto.A$2:.B$34];2;1)" table:style-name="ce1">
            <text:p>Meta</text:p>
          </table:table-cell>
          <table:table-cell table:number-columns-repeated="16380"/>
        </table:table-row>
        <table:table-row table:style-name="ro1">
          <table:table-cell office:value-type="float" office:value="50680" table:style-name="ce1">
            <text:p>50680</text:p>
          </table:table-cell>
          <table:table-cell office:value-type="string" table:style-name="ce1">
            <text:p>San Carlos de Guaroa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713];[Depto.A$2:.B$34];2;1)" table:style-name="ce1">
            <text:p>Meta</text:p>
          </table:table-cell>
          <table:table-cell table:number-columns-repeated="16380"/>
        </table:table-row>
        <table:table-row table:style-name="ro1">
          <table:table-cell office:value-type="float" office:value="50683" table:style-name="ce1">
            <text:p>50683</text:p>
          </table:table-cell>
          <table:table-cell office:value-type="string" table:style-name="ce1">
            <text:p>San Juan de Arama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714];[Depto.A$2:.B$34];2;1)" table:style-name="ce1">
            <text:p>Meta</text:p>
          </table:table-cell>
          <table:table-cell table:number-columns-repeated="16380"/>
        </table:table-row>
        <table:table-row table:style-name="ro1">
          <table:table-cell office:value-type="float" office:value="50686" table:style-name="ce1">
            <text:p>50686</text:p>
          </table:table-cell>
          <table:table-cell office:value-type="string" table:style-name="ce1">
            <text:p>San Juanito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715];[Depto.A$2:.B$34];2;1)" table:style-name="ce1">
            <text:p>Meta</text:p>
          </table:table-cell>
          <table:table-cell table:number-columns-repeated="16380"/>
        </table:table-row>
        <table:table-row table:style-name="ro1">
          <table:table-cell office:value-type="float" office:value="50689" table:style-name="ce1">
            <text:p>50689</text:p>
          </table:table-cell>
          <table:table-cell office:value-type="string" table:style-name="ce1">
            <text:p>San Martín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716];[Depto.A$2:.B$34];2;1)" table:style-name="ce1">
            <text:p>Meta</text:p>
          </table:table-cell>
          <table:table-cell table:number-columns-repeated="16380"/>
        </table:table-row>
        <table:table-row table:style-name="ro1">
          <table:table-cell office:value-type="float" office:value="50711" table:style-name="ce1">
            <text:p>50711</text:p>
          </table:table-cell>
          <table:table-cell office:value-type="string" table:style-name="ce1">
            <text:p>Vista Hermosa</text:p>
          </table:table-cell>
          <table:table-cell office:value-type="float" office:value="50" table:style-name="ce1">
            <text:p>50</text:p>
          </table:table-cell>
          <table:table-cell office:value-type="string" office:string-value="Meta" table:formula="of:=VLOOKUP([.C717];[Depto.A$2:.B$34];2;1)" table:style-name="ce1">
            <text:p>Meta</text:p>
          </table:table-cell>
          <table:table-cell table:number-columns-repeated="16380"/>
        </table:table-row>
        <table:table-row table:style-name="ro1">
          <table:table-cell office:value-type="float" office:value="52001" table:style-name="ce1">
            <text:p>52001</text:p>
          </table:table-cell>
          <table:table-cell office:value-type="string" table:style-name="ce1">
            <text:p>Pasto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18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019" table:style-name="ce1">
            <text:p>52019</text:p>
          </table:table-cell>
          <table:table-cell office:value-type="string" table:style-name="ce1">
            <text:p>Albán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19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022" table:style-name="ce1">
            <text:p>52022</text:p>
          </table:table-cell>
          <table:table-cell office:value-type="string" table:style-name="ce1">
            <text:p>Aldana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20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036" table:style-name="ce1">
            <text:p>52036</text:p>
          </table:table-cell>
          <table:table-cell office:value-type="string" table:style-name="ce1">
            <text:p>Ancuyá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21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051" table:style-name="ce1">
            <text:p>52051</text:p>
          </table:table-cell>
          <table:table-cell office:value-type="string" table:style-name="ce1">
            <text:p>Arboleda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22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079" table:style-name="ce1">
            <text:p>52079</text:p>
          </table:table-cell>
          <table:table-cell office:value-type="string" table:style-name="ce1">
            <text:p>Barbacoas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23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083" table:style-name="ce1">
            <text:p>52083</text:p>
          </table:table-cell>
          <table:table-cell office:value-type="string" table:style-name="ce1">
            <text:p>Belén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24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110" table:style-name="ce1">
            <text:p>52110</text:p>
          </table:table-cell>
          <table:table-cell office:value-type="string" table:style-name="ce1">
            <text:p>Buesaco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25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203" table:style-name="ce1">
            <text:p>52203</text:p>
          </table:table-cell>
          <table:table-cell office:value-type="string" table:style-name="ce1">
            <text:p>Colón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26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207" table:style-name="ce1">
            <text:p>52207</text:p>
          </table:table-cell>
          <table:table-cell office:value-type="string" table:style-name="ce1">
            <text:p>Consaca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27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210" table:style-name="ce1">
            <text:p>52210</text:p>
          </table:table-cell>
          <table:table-cell office:value-type="string" table:style-name="ce1">
            <text:p>Contadero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28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215" table:style-name="ce1">
            <text:p>52215</text:p>
          </table:table-cell>
          <table:table-cell office:value-type="string" table:style-name="ce1">
            <text:p>Córdoba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29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224" table:style-name="ce1">
            <text:p>52224</text:p>
          </table:table-cell>
          <table:table-cell office:value-type="string" table:style-name="ce1">
            <text:p>Cuaspud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30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227" table:style-name="ce1">
            <text:p>52227</text:p>
          </table:table-cell>
          <table:table-cell office:value-type="string" table:style-name="ce1">
            <text:p>Cumbal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31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233" table:style-name="ce1">
            <text:p>52233</text:p>
          </table:table-cell>
          <table:table-cell office:value-type="string" table:style-name="ce1">
            <text:p>Cumbitara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32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240" table:style-name="ce1">
            <text:p>52240</text:p>
          </table:table-cell>
          <table:table-cell office:value-type="string" table:style-name="ce1">
            <text:p>Chachagüí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33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250" table:style-name="ce1">
            <text:p>52250</text:p>
          </table:table-cell>
          <table:table-cell office:value-type="string" table:style-name="ce1">
            <text:p>El Charco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34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254" table:style-name="ce1">
            <text:p>52254</text:p>
          </table:table-cell>
          <table:table-cell office:value-type="string" table:style-name="ce1">
            <text:p>El Peñol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35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256" table:style-name="ce1">
            <text:p>52256</text:p>
          </table:table-cell>
          <table:table-cell office:value-type="string" table:style-name="ce1">
            <text:p>El Rosario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36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258" table:style-name="ce1">
            <text:p>52258</text:p>
          </table:table-cell>
          <table:table-cell office:value-type="string" table:style-name="ce1">
            <text:p>El Tablón de Gómez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37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260" table:style-name="ce1">
            <text:p>52260</text:p>
          </table:table-cell>
          <table:table-cell office:value-type="string" table:style-name="ce1">
            <text:p>El Tambo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38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287" table:style-name="ce1">
            <text:p>52287</text:p>
          </table:table-cell>
          <table:table-cell office:value-type="string" table:style-name="ce1">
            <text:p>Funes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39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317" table:style-name="ce1">
            <text:p>52317</text:p>
          </table:table-cell>
          <table:table-cell office:value-type="string" table:style-name="ce1">
            <text:p>Guachucal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40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320" table:style-name="ce1">
            <text:p>52320</text:p>
          </table:table-cell>
          <table:table-cell office:value-type="string" table:style-name="ce1">
            <text:p>Guaitarilla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41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323" table:style-name="ce1">
            <text:p>52323</text:p>
          </table:table-cell>
          <table:table-cell office:value-type="string" table:style-name="ce1">
            <text:p>Gualmatán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42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352" table:style-name="ce1">
            <text:p>52352</text:p>
          </table:table-cell>
          <table:table-cell office:value-type="string" table:style-name="ce1">
            <text:p>Iles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43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354" table:style-name="ce1">
            <text:p>52354</text:p>
          </table:table-cell>
          <table:table-cell office:value-type="string" table:style-name="ce1">
            <text:p>Imués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44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356" table:style-name="ce1">
            <text:p>52356</text:p>
          </table:table-cell>
          <table:table-cell office:value-type="string" table:style-name="ce1">
            <text:p>Ipiales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45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378" table:style-name="ce1">
            <text:p>52378</text:p>
          </table:table-cell>
          <table:table-cell office:value-type="string" table:style-name="ce1">
            <text:p>La Cruz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46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381" table:style-name="ce1">
            <text:p>52381</text:p>
          </table:table-cell>
          <table:table-cell office:value-type="string" table:style-name="ce1">
            <text:p>La Florida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47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385" table:style-name="ce1">
            <text:p>52385</text:p>
          </table:table-cell>
          <table:table-cell office:value-type="string" table:style-name="ce1">
            <text:p>La Llanada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48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390" table:style-name="ce1">
            <text:p>52390</text:p>
          </table:table-cell>
          <table:table-cell office:value-type="string" table:style-name="ce1">
            <text:p>La Tola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49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399" table:style-name="ce1">
            <text:p>52399</text:p>
          </table:table-cell>
          <table:table-cell office:value-type="string" table:style-name="ce1">
            <text:p>La Unión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50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405" table:style-name="ce1">
            <text:p>52405</text:p>
          </table:table-cell>
          <table:table-cell office:value-type="string" table:style-name="ce1">
            <text:p>Leiva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51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411" table:style-name="ce1">
            <text:p>52411</text:p>
          </table:table-cell>
          <table:table-cell office:value-type="string" table:style-name="ce1">
            <text:p>Linares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52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418" table:style-name="ce1">
            <text:p>52418</text:p>
          </table:table-cell>
          <table:table-cell office:value-type="string" table:style-name="ce1">
            <text:p>Los Andes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53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427" table:style-name="ce1">
            <text:p>52427</text:p>
          </table:table-cell>
          <table:table-cell office:value-type="string" table:style-name="ce1">
            <text:p>Magüí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54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435" table:style-name="ce1">
            <text:p>52435</text:p>
          </table:table-cell>
          <table:table-cell office:value-type="string" table:style-name="ce1">
            <text:p>Mallama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55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473" table:style-name="ce1">
            <text:p>52473</text:p>
          </table:table-cell>
          <table:table-cell office:value-type="string" table:style-name="ce1">
            <text:p>Mosquera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56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480" table:style-name="ce1">
            <text:p>52480</text:p>
          </table:table-cell>
          <table:table-cell office:value-type="string" table:style-name="ce1">
            <text:p>Nariño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57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490" table:style-name="ce1">
            <text:p>52490</text:p>
          </table:table-cell>
          <table:table-cell office:value-type="string" table:style-name="ce1">
            <text:p>Olaya Herrera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58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506" table:style-name="ce1">
            <text:p>52506</text:p>
          </table:table-cell>
          <table:table-cell office:value-type="string" table:style-name="ce1">
            <text:p>Ospina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59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520" table:style-name="ce1">
            <text:p>52520</text:p>
          </table:table-cell>
          <table:table-cell office:value-type="string" table:style-name="ce1">
            <text:p>Francisco Pizarro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60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540" table:style-name="ce1">
            <text:p>52540</text:p>
          </table:table-cell>
          <table:table-cell office:value-type="string" table:style-name="ce1">
            <text:p>Policarpa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61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560" table:style-name="ce1">
            <text:p>52560</text:p>
          </table:table-cell>
          <table:table-cell office:value-type="string" table:style-name="ce1">
            <text:p>Potosí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62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565" table:style-name="ce1">
            <text:p>52565</text:p>
          </table:table-cell>
          <table:table-cell office:value-type="string" table:style-name="ce1">
            <text:p>Providencia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63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573" table:style-name="ce1">
            <text:p>52573</text:p>
          </table:table-cell>
          <table:table-cell office:value-type="string" table:style-name="ce1">
            <text:p>Puerres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64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585" table:style-name="ce1">
            <text:p>52585</text:p>
          </table:table-cell>
          <table:table-cell office:value-type="string" table:style-name="ce1">
            <text:p>Pupiales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65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612" table:style-name="ce1">
            <text:p>52612</text:p>
          </table:table-cell>
          <table:table-cell office:value-type="string" table:style-name="ce1">
            <text:p>Ricaurte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66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621" table:style-name="ce1">
            <text:p>52621</text:p>
          </table:table-cell>
          <table:table-cell office:value-type="string" table:style-name="ce1">
            <text:p>Roberto Payán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67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678" table:style-name="ce1">
            <text:p>52678</text:p>
          </table:table-cell>
          <table:table-cell office:value-type="string" table:style-name="ce1">
            <text:p>Samaniego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68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683" table:style-name="ce1">
            <text:p>52683</text:p>
          </table:table-cell>
          <table:table-cell office:value-type="string" table:style-name="ce1">
            <text:p>Sandoná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69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685" table:style-name="ce1">
            <text:p>52685</text:p>
          </table:table-cell>
          <table:table-cell office:value-type="string" table:style-name="ce1">
            <text:p>San Bernardo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70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687" table:style-name="ce1">
            <text:p>52687</text:p>
          </table:table-cell>
          <table:table-cell office:value-type="string" table:style-name="ce1">
            <text:p>San Lorenzo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71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693" table:style-name="ce1">
            <text:p>52693</text:p>
          </table:table-cell>
          <table:table-cell office:value-type="string" table:style-name="ce1">
            <text:p>San Pablo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72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694" table:style-name="ce1">
            <text:p>52694</text:p>
          </table:table-cell>
          <table:table-cell office:value-type="string" table:style-name="ce1">
            <text:p>San Pedro de Cartago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73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696" table:style-name="ce1">
            <text:p>52696</text:p>
          </table:table-cell>
          <table:table-cell office:value-type="string" table:style-name="ce1">
            <text:p>Santa Bárbara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74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699" table:style-name="ce1">
            <text:p>52699</text:p>
          </table:table-cell>
          <table:table-cell office:value-type="string" table:style-name="ce1">
            <text:p>Santacruz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75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720" table:style-name="ce1">
            <text:p>52720</text:p>
          </table:table-cell>
          <table:table-cell office:value-type="string" table:style-name="ce1">
            <text:p>Sapuyes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76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786" table:style-name="ce1">
            <text:p>52786</text:p>
          </table:table-cell>
          <table:table-cell office:value-type="string" table:style-name="ce1">
            <text:p>Taminango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77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788" table:style-name="ce1">
            <text:p>52788</text:p>
          </table:table-cell>
          <table:table-cell office:value-type="string" table:style-name="ce1">
            <text:p>Tangua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78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835" table:style-name="ce1">
            <text:p>52835</text:p>
          </table:table-cell>
          <table:table-cell office:value-type="string" table:style-name="ce1">
            <text:p>San Andrés de Tumaco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79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838" table:style-name="ce1">
            <text:p>52838</text:p>
          </table:table-cell>
          <table:table-cell office:value-type="string" table:style-name="ce1">
            <text:p>Túquerres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80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2885" table:style-name="ce1">
            <text:p>52885</text:p>
          </table:table-cell>
          <table:table-cell office:value-type="string" table:style-name="ce1">
            <text:p>Yacuanquer</text:p>
          </table:table-cell>
          <table:table-cell office:value-type="float" office:value="52" table:style-name="ce1">
            <text:p>52</text:p>
          </table:table-cell>
          <table:table-cell office:value-type="string" office:string-value="Nariño" table:formula="of:=VLOOKUP([.C781];[Depto.A$2:.B$34];2;1)" table:style-name="ce1">
            <text:p>Nariño</text:p>
          </table:table-cell>
          <table:table-cell table:number-columns-repeated="16380"/>
        </table:table-row>
        <table:table-row table:style-name="ro1">
          <table:table-cell office:value-type="float" office:value="54001" table:style-name="ce1">
            <text:p>54001</text:p>
          </table:table-cell>
          <table:table-cell office:value-type="string" table:style-name="ce1">
            <text:p>Cúcuta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782];[Depto.A$2:.B$34];2;1)" table:style-name="ce1">
            <text:p>Norte de Santander</text:p>
          </table:table-cell>
          <table:table-cell table:number-columns-repeated="16380"/>
        </table:table-row>
        <table:table-row table:style-name="ro1">
          <table:table-cell office:value-type="float" office:value="54003" table:style-name="ce1">
            <text:p>54003</text:p>
          </table:table-cell>
          <table:table-cell office:value-type="string" table:style-name="ce1">
            <text:p>Abrego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783];[Depto.A$2:.B$34];2;1)" table:style-name="ce1">
            <text:p>Norte de Santander</text:p>
          </table:table-cell>
          <table:table-cell table:number-columns-repeated="16380"/>
        </table:table-row>
        <table:table-row table:style-name="ro1">
          <table:table-cell office:value-type="float" office:value="54051" table:style-name="ce1">
            <text:p>54051</text:p>
          </table:table-cell>
          <table:table-cell office:value-type="string" table:style-name="ce1">
            <text:p>Arboledas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784];[Depto.A$2:.B$34];2;1)" table:style-name="ce1">
            <text:p>Norte de Santander</text:p>
          </table:table-cell>
          <table:table-cell table:number-columns-repeated="16380"/>
        </table:table-row>
        <table:table-row table:style-name="ro1">
          <table:table-cell office:value-type="float" office:value="54099" table:style-name="ce1">
            <text:p>54099</text:p>
          </table:table-cell>
          <table:table-cell office:value-type="string" table:style-name="ce1">
            <text:p>Bochalema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785];[Depto.A$2:.B$34];2;1)" table:style-name="ce1">
            <text:p>Norte de Santander</text:p>
          </table:table-cell>
          <table:table-cell table:number-columns-repeated="16380"/>
        </table:table-row>
        <table:table-row table:style-name="ro1">
          <table:table-cell office:value-type="float" office:value="54109" table:style-name="ce1">
            <text:p>54109</text:p>
          </table:table-cell>
          <table:table-cell office:value-type="string" table:style-name="ce1">
            <text:p>Bucarasica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786];[Depto.A$2:.B$34];2;1)" table:style-name="ce1">
            <text:p>Norte de Santander</text:p>
          </table:table-cell>
          <table:table-cell table:number-columns-repeated="16380"/>
        </table:table-row>
        <table:table-row table:style-name="ro1">
          <table:table-cell office:value-type="float" office:value="54125" table:style-name="ce1">
            <text:p>54125</text:p>
          </table:table-cell>
          <table:table-cell office:value-type="string" table:style-name="ce1">
            <text:p>Cácota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787];[Depto.A$2:.B$34];2;1)" table:style-name="ce1">
            <text:p>Norte de Santander</text:p>
          </table:table-cell>
          <table:table-cell table:number-columns-repeated="16380"/>
        </table:table-row>
        <table:table-row table:style-name="ro1">
          <table:table-cell office:value-type="float" office:value="54128" table:style-name="ce1">
            <text:p>54128</text:p>
          </table:table-cell>
          <table:table-cell office:value-type="string" table:style-name="ce1">
            <text:p>Cachirá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788];[Depto.A$2:.B$34];2;1)" table:style-name="ce1">
            <text:p>Norte de Santander</text:p>
          </table:table-cell>
          <table:table-cell table:number-columns-repeated="16380"/>
        </table:table-row>
        <table:table-row table:style-name="ro1">
          <table:table-cell office:value-type="float" office:value="54172" table:style-name="ce1">
            <text:p>54172</text:p>
          </table:table-cell>
          <table:table-cell office:value-type="string" table:style-name="ce1">
            <text:p>Chinácota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789];[Depto.A$2:.B$34];2;1)" table:style-name="ce1">
            <text:p>Norte de Santander</text:p>
          </table:table-cell>
          <table:table-cell table:number-columns-repeated="16380"/>
        </table:table-row>
        <table:table-row table:style-name="ro1">
          <table:table-cell office:value-type="float" office:value="54174" table:style-name="ce1">
            <text:p>54174</text:p>
          </table:table-cell>
          <table:table-cell office:value-type="string" table:style-name="ce1">
            <text:p>Chitagá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790];[Depto.A$2:.B$34];2;1)" table:style-name="ce1">
            <text:p>Norte de Santander</text:p>
          </table:table-cell>
          <table:table-cell table:number-columns-repeated="16380"/>
        </table:table-row>
        <table:table-row table:style-name="ro1">
          <table:table-cell office:value-type="float" office:value="54206" table:style-name="ce1">
            <text:p>54206</text:p>
          </table:table-cell>
          <table:table-cell office:value-type="string" table:style-name="ce1">
            <text:p>Convención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791];[Depto.A$2:.B$34];2;1)" table:style-name="ce1">
            <text:p>Norte de Santander</text:p>
          </table:table-cell>
          <table:table-cell table:number-columns-repeated="16380"/>
        </table:table-row>
        <table:table-row table:style-name="ro1">
          <table:table-cell office:value-type="float" office:value="54223" table:style-name="ce1">
            <text:p>54223</text:p>
          </table:table-cell>
          <table:table-cell office:value-type="string" table:style-name="ce1">
            <text:p>Cucutilla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792];[Depto.A$2:.B$34];2;1)" table:style-name="ce1">
            <text:p>Norte de Santander</text:p>
          </table:table-cell>
          <table:table-cell table:number-columns-repeated="16380"/>
        </table:table-row>
        <table:table-row table:style-name="ro1">
          <table:table-cell office:value-type="float" office:value="54239" table:style-name="ce1">
            <text:p>54239</text:p>
          </table:table-cell>
          <table:table-cell office:value-type="string" table:style-name="ce1">
            <text:p>Durania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793];[Depto.A$2:.B$34];2;1)" table:style-name="ce1">
            <text:p>Norte de Santander</text:p>
          </table:table-cell>
          <table:table-cell table:number-columns-repeated="16380"/>
        </table:table-row>
        <table:table-row table:style-name="ro1">
          <table:table-cell office:value-type="float" office:value="54245" table:style-name="ce1">
            <text:p>54245</text:p>
          </table:table-cell>
          <table:table-cell office:value-type="string" table:style-name="ce1">
            <text:p>El Carmen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794];[Depto.A$2:.B$34];2;1)" table:style-name="ce1">
            <text:p>Norte de Santander</text:p>
          </table:table-cell>
          <table:table-cell table:number-columns-repeated="16380"/>
        </table:table-row>
        <table:table-row table:style-name="ro1">
          <table:table-cell office:value-type="float" office:value="54250" table:style-name="ce1">
            <text:p>54250</text:p>
          </table:table-cell>
          <table:table-cell office:value-type="string" table:style-name="ce1">
            <text:p>El Tarra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795];[Depto.A$2:.B$34];2;1)" table:style-name="ce1">
            <text:p>Norte de Santander</text:p>
          </table:table-cell>
          <table:table-cell table:number-columns-repeated="16380"/>
        </table:table-row>
        <table:table-row table:style-name="ro1">
          <table:table-cell office:value-type="float" office:value="54261" table:style-name="ce1">
            <text:p>54261</text:p>
          </table:table-cell>
          <table:table-cell office:value-type="string" table:style-name="ce1">
            <text:p>El Zulia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796];[Depto.A$2:.B$34];2;1)" table:style-name="ce1">
            <text:p>Norte de Santander</text:p>
          </table:table-cell>
          <table:table-cell table:number-columns-repeated="16380"/>
        </table:table-row>
        <table:table-row table:style-name="ro1">
          <table:table-cell office:value-type="float" office:value="54313" table:style-name="ce1">
            <text:p>54313</text:p>
          </table:table-cell>
          <table:table-cell office:value-type="string" table:style-name="ce1">
            <text:p>Gramalote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797];[Depto.A$2:.B$34];2;1)" table:style-name="ce1">
            <text:p>Norte de Santander</text:p>
          </table:table-cell>
          <table:table-cell table:number-columns-repeated="16380"/>
        </table:table-row>
        <table:table-row table:style-name="ro1">
          <table:table-cell office:value-type="float" office:value="54344" table:style-name="ce1">
            <text:p>54344</text:p>
          </table:table-cell>
          <table:table-cell office:value-type="string" table:style-name="ce1">
            <text:p>Hacarí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798];[Depto.A$2:.B$34];2;1)" table:style-name="ce1">
            <text:p>Norte de Santander</text:p>
          </table:table-cell>
          <table:table-cell table:number-columns-repeated="16380"/>
        </table:table-row>
        <table:table-row table:style-name="ro1">
          <table:table-cell office:value-type="float" office:value="54347" table:style-name="ce1">
            <text:p>54347</text:p>
          </table:table-cell>
          <table:table-cell office:value-type="string" table:style-name="ce1">
            <text:p>Herrán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799];[Depto.A$2:.B$34];2;1)" table:style-name="ce1">
            <text:p>Norte de Santander</text:p>
          </table:table-cell>
          <table:table-cell table:number-columns-repeated="16380"/>
        </table:table-row>
        <table:table-row table:style-name="ro1">
          <table:table-cell office:value-type="float" office:value="54377" table:style-name="ce1">
            <text:p>54377</text:p>
          </table:table-cell>
          <table:table-cell office:value-type="string" table:style-name="ce1">
            <text:p>Labateca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00];[Depto.A$2:.B$34];2;1)" table:style-name="ce1">
            <text:p>Norte de Santander</text:p>
          </table:table-cell>
          <table:table-cell table:number-columns-repeated="16380"/>
        </table:table-row>
        <table:table-row table:style-name="ro1">
          <table:table-cell office:value-type="float" office:value="54385" table:style-name="ce1">
            <text:p>54385</text:p>
          </table:table-cell>
          <table:table-cell office:value-type="string" table:style-name="ce1">
            <text:p>La Esperanza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01];[Depto.A$2:.B$34];2;1)" table:style-name="ce1">
            <text:p>Norte de Santander</text:p>
          </table:table-cell>
          <table:table-cell table:number-columns-repeated="16380"/>
        </table:table-row>
        <table:table-row table:style-name="ro1">
          <table:table-cell office:value-type="float" office:value="54398" table:style-name="ce1">
            <text:p>54398</text:p>
          </table:table-cell>
          <table:table-cell office:value-type="string" table:style-name="ce1">
            <text:p>La Playa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02];[Depto.A$2:.B$34];2;1)" table:style-name="ce1">
            <text:p>Norte de Santander</text:p>
          </table:table-cell>
          <table:table-cell table:number-columns-repeated="16380"/>
        </table:table-row>
        <table:table-row table:style-name="ro1">
          <table:table-cell office:value-type="float" office:value="54405" table:style-name="ce1">
            <text:p>54405</text:p>
          </table:table-cell>
          <table:table-cell office:value-type="string" table:style-name="ce1">
            <text:p>Los Patios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03];[Depto.A$2:.B$34];2;1)" table:style-name="ce1">
            <text:p>Norte de Santander</text:p>
          </table:table-cell>
          <table:table-cell table:number-columns-repeated="16380"/>
        </table:table-row>
        <table:table-row table:style-name="ro1">
          <table:table-cell office:value-type="float" office:value="54418" table:style-name="ce1">
            <text:p>54418</text:p>
          </table:table-cell>
          <table:table-cell office:value-type="string" table:style-name="ce1">
            <text:p>Lourdes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04];[Depto.A$2:.B$34];2;1)" table:style-name="ce1">
            <text:p>Norte de Santander</text:p>
          </table:table-cell>
          <table:table-cell table:number-columns-repeated="16380"/>
        </table:table-row>
        <table:table-row table:style-name="ro1">
          <table:table-cell office:value-type="float" office:value="54480" table:style-name="ce1">
            <text:p>54480</text:p>
          </table:table-cell>
          <table:table-cell office:value-type="string" table:style-name="ce1">
            <text:p>Mutiscua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05];[Depto.A$2:.B$34];2;1)" table:style-name="ce1">
            <text:p>Norte de Santander</text:p>
          </table:table-cell>
          <table:table-cell table:number-columns-repeated="16380"/>
        </table:table-row>
        <table:table-row table:style-name="ro1">
          <table:table-cell office:value-type="float" office:value="54498" table:style-name="ce1">
            <text:p>54498</text:p>
          </table:table-cell>
          <table:table-cell office:value-type="string" table:style-name="ce1">
            <text:p>Ocaña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06];[Depto.A$2:.B$34];2;1)" table:style-name="ce1">
            <text:p>Norte de Santander</text:p>
          </table:table-cell>
          <table:table-cell table:number-columns-repeated="16380"/>
        </table:table-row>
        <table:table-row table:style-name="ro1">
          <table:table-cell office:value-type="float" office:value="54518" table:style-name="ce1">
            <text:p>54518</text:p>
          </table:table-cell>
          <table:table-cell office:value-type="string" table:style-name="ce1">
            <text:p>Pamplona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07];[Depto.A$2:.B$34];2;1)" table:style-name="ce1">
            <text:p>Norte de Santander</text:p>
          </table:table-cell>
          <table:table-cell table:number-columns-repeated="16380"/>
        </table:table-row>
        <table:table-row table:style-name="ro1">
          <table:table-cell office:value-type="float" office:value="54520" table:style-name="ce1">
            <text:p>54520</text:p>
          </table:table-cell>
          <table:table-cell office:value-type="string" table:style-name="ce1">
            <text:p>Pamplonita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08];[Depto.A$2:.B$34];2;1)" table:style-name="ce1">
            <text:p>Norte de Santander</text:p>
          </table:table-cell>
          <table:table-cell table:number-columns-repeated="16380"/>
        </table:table-row>
        <table:table-row table:style-name="ro1">
          <table:table-cell office:value-type="float" office:value="54553" table:style-name="ce1">
            <text:p>54553</text:p>
          </table:table-cell>
          <table:table-cell office:value-type="string" table:style-name="ce1">
            <text:p>Puerto Santander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09];[Depto.A$2:.B$34];2;1)" table:style-name="ce1">
            <text:p>Norte de Santander</text:p>
          </table:table-cell>
          <table:table-cell table:number-columns-repeated="16380"/>
        </table:table-row>
        <table:table-row table:style-name="ro1">
          <table:table-cell office:value-type="float" office:value="54599" table:style-name="ce1">
            <text:p>54599</text:p>
          </table:table-cell>
          <table:table-cell office:value-type="string" table:style-name="ce1">
            <text:p>Ragonvalia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10];[Depto.A$2:.B$34];2;1)" table:style-name="ce1">
            <text:p>Norte de Santander</text:p>
          </table:table-cell>
          <table:table-cell table:number-columns-repeated="16380"/>
        </table:table-row>
        <table:table-row table:style-name="ro1">
          <table:table-cell office:value-type="float" office:value="54660" table:style-name="ce1">
            <text:p>54660</text:p>
          </table:table-cell>
          <table:table-cell office:value-type="string" table:style-name="ce1">
            <text:p>Salazar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11];[Depto.A$2:.B$34];2;1)" table:style-name="ce1">
            <text:p>Norte de Santander</text:p>
          </table:table-cell>
          <table:table-cell table:number-columns-repeated="16380"/>
        </table:table-row>
        <table:table-row table:style-name="ro1">
          <table:table-cell office:value-type="float" office:value="54670" table:style-name="ce1">
            <text:p>54670</text:p>
          </table:table-cell>
          <table:table-cell office:value-type="string" table:style-name="ce1">
            <text:p>San Calixto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12];[Depto.A$2:.B$34];2;1)" table:style-name="ce1">
            <text:p>Norte de Santander</text:p>
          </table:table-cell>
          <table:table-cell table:number-columns-repeated="16380"/>
        </table:table-row>
        <table:table-row table:style-name="ro1">
          <table:table-cell office:value-type="float" office:value="54673" table:style-name="ce1">
            <text:p>54673</text:p>
          </table:table-cell>
          <table:table-cell office:value-type="string" table:style-name="ce1">
            <text:p>San Cayetano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13];[Depto.A$2:.B$34];2;1)" table:style-name="ce1">
            <text:p>Norte de Santander</text:p>
          </table:table-cell>
          <table:table-cell table:number-columns-repeated="16380"/>
        </table:table-row>
        <table:table-row table:style-name="ro1">
          <table:table-cell office:value-type="float" office:value="54680" table:style-name="ce1">
            <text:p>54680</text:p>
          </table:table-cell>
          <table:table-cell office:value-type="string" table:style-name="ce1">
            <text:p>Santiago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14];[Depto.A$2:.B$34];2;1)" table:style-name="ce1">
            <text:p>Norte de Santander</text:p>
          </table:table-cell>
          <table:table-cell table:number-columns-repeated="16380"/>
        </table:table-row>
        <table:table-row table:style-name="ro1">
          <table:table-cell office:value-type="float" office:value="54720" table:style-name="ce1">
            <text:p>54720</text:p>
          </table:table-cell>
          <table:table-cell office:value-type="string" table:style-name="ce1">
            <text:p>Sardinata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15];[Depto.A$2:.B$34];2;1)" table:style-name="ce1">
            <text:p>Norte de Santander</text:p>
          </table:table-cell>
          <table:table-cell table:number-columns-repeated="16380"/>
        </table:table-row>
        <table:table-row table:style-name="ro1">
          <table:table-cell office:value-type="float" office:value="54743" table:style-name="ce1">
            <text:p>54743</text:p>
          </table:table-cell>
          <table:table-cell office:value-type="string" table:style-name="ce1">
            <text:p>Silos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16];[Depto.A$2:.B$34];2;1)" table:style-name="ce1">
            <text:p>Norte de Santander</text:p>
          </table:table-cell>
          <table:table-cell table:number-columns-repeated="16380"/>
        </table:table-row>
        <table:table-row table:style-name="ro1">
          <table:table-cell office:value-type="float" office:value="54800" table:style-name="ce1">
            <text:p>54800</text:p>
          </table:table-cell>
          <table:table-cell office:value-type="string" table:style-name="ce1">
            <text:p>Teorama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17];[Depto.A$2:.B$34];2;1)" table:style-name="ce1">
            <text:p>Norte de Santander</text:p>
          </table:table-cell>
          <table:table-cell table:number-columns-repeated="16380"/>
        </table:table-row>
        <table:table-row table:style-name="ro1">
          <table:table-cell office:value-type="float" office:value="54810" table:style-name="ce1">
            <text:p>54810</text:p>
          </table:table-cell>
          <table:table-cell office:value-type="string" table:style-name="ce1">
            <text:p>Tibú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18];[Depto.A$2:.B$34];2;1)" table:style-name="ce1">
            <text:p>Norte de Santander</text:p>
          </table:table-cell>
          <table:table-cell table:number-columns-repeated="16380"/>
        </table:table-row>
        <table:table-row table:style-name="ro1">
          <table:table-cell office:value-type="float" office:value="54820" table:style-name="ce1">
            <text:p>54820</text:p>
          </table:table-cell>
          <table:table-cell office:value-type="string" table:style-name="ce1">
            <text:p>Toledo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19];[Depto.A$2:.B$34];2;1)" table:style-name="ce1">
            <text:p>Norte de Santander</text:p>
          </table:table-cell>
          <table:table-cell table:number-columns-repeated="16380"/>
        </table:table-row>
        <table:table-row table:style-name="ro1">
          <table:table-cell office:value-type="float" office:value="54871" table:style-name="ce1">
            <text:p>54871</text:p>
          </table:table-cell>
          <table:table-cell office:value-type="string" table:style-name="ce1">
            <text:p>Villa Caro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20];[Depto.A$2:.B$34];2;1)" table:style-name="ce1">
            <text:p>Norte de Santander</text:p>
          </table:table-cell>
          <table:table-cell table:number-columns-repeated="16380"/>
        </table:table-row>
        <table:table-row table:style-name="ro1">
          <table:table-cell office:value-type="float" office:value="54874" table:style-name="ce1">
            <text:p>54874</text:p>
          </table:table-cell>
          <table:table-cell office:value-type="string" table:style-name="ce1">
            <text:p>Villa del Rosario</text:p>
          </table:table-cell>
          <table:table-cell office:value-type="float" office:value="54" table:style-name="ce1">
            <text:p>54</text:p>
          </table:table-cell>
          <table:table-cell office:value-type="string" office:string-value="Norte de Santander" table:formula="of:=VLOOKUP([.C821];[Depto.A$2:.B$34];2;1)" table:style-name="ce1">
            <text:p>Norte de Santander</text:p>
          </table:table-cell>
          <table:table-cell table:number-columns-repeated="16380"/>
        </table:table-row>
        <table:table-row table:style-name="ro1">
          <table:table-cell office:value-type="float" office:value="63001" table:style-name="ce1">
            <text:p>63001</text:p>
          </table:table-cell>
          <table:table-cell office:value-type="string" table:style-name="ce1">
            <text:p>Armenia</text:p>
          </table:table-cell>
          <table:table-cell office:value-type="float" office:value="63" table:style-name="ce1">
            <text:p>63</text:p>
          </table:table-cell>
          <table:table-cell office:value-type="string" office:string-value="Quindío" table:formula="of:=VLOOKUP([.C822];[Depto.A$2:.B$34];2;1)" table:style-name="ce1">
            <text:p>Quindío</text:p>
          </table:table-cell>
          <table:table-cell table:number-columns-repeated="16380"/>
        </table:table-row>
        <table:table-row table:style-name="ro1">
          <table:table-cell office:value-type="float" office:value="63111" table:style-name="ce1">
            <text:p>63111</text:p>
          </table:table-cell>
          <table:table-cell office:value-type="string" table:style-name="ce1">
            <text:p>Buenavista</text:p>
          </table:table-cell>
          <table:table-cell office:value-type="float" office:value="63" table:style-name="ce1">
            <text:p>63</text:p>
          </table:table-cell>
          <table:table-cell office:value-type="string" office:string-value="Quindío" table:formula="of:=VLOOKUP([.C823];[Depto.A$2:.B$34];2;1)" table:style-name="ce1">
            <text:p>Quindío</text:p>
          </table:table-cell>
          <table:table-cell table:number-columns-repeated="16380"/>
        </table:table-row>
        <table:table-row table:style-name="ro1">
          <table:table-cell office:value-type="float" office:value="63130" table:style-name="ce1">
            <text:p>63130</text:p>
          </table:table-cell>
          <table:table-cell office:value-type="string" table:style-name="ce1">
            <text:p>Calarcá</text:p>
          </table:table-cell>
          <table:table-cell office:value-type="float" office:value="63" table:style-name="ce1">
            <text:p>63</text:p>
          </table:table-cell>
          <table:table-cell office:value-type="string" office:string-value="Quindío" table:formula="of:=VLOOKUP([.C824];[Depto.A$2:.B$34];2;1)" table:style-name="ce1">
            <text:p>Quindío</text:p>
          </table:table-cell>
          <table:table-cell table:number-columns-repeated="16380"/>
        </table:table-row>
        <table:table-row table:style-name="ro1">
          <table:table-cell office:value-type="float" office:value="63190" table:style-name="ce1">
            <text:p>63190</text:p>
          </table:table-cell>
          <table:table-cell office:value-type="string" table:style-name="ce1">
            <text:p>Circasia</text:p>
          </table:table-cell>
          <table:table-cell office:value-type="float" office:value="63" table:style-name="ce1">
            <text:p>63</text:p>
          </table:table-cell>
          <table:table-cell office:value-type="string" office:string-value="Quindío" table:formula="of:=VLOOKUP([.C825];[Depto.A$2:.B$34];2;1)" table:style-name="ce1">
            <text:p>Quindío</text:p>
          </table:table-cell>
          <table:table-cell table:number-columns-repeated="16380"/>
        </table:table-row>
        <table:table-row table:style-name="ro1">
          <table:table-cell office:value-type="float" office:value="63212" table:style-name="ce1">
            <text:p>63212</text:p>
          </table:table-cell>
          <table:table-cell office:value-type="string" table:style-name="ce1">
            <text:p>Córdoba</text:p>
          </table:table-cell>
          <table:table-cell office:value-type="float" office:value="63" table:style-name="ce1">
            <text:p>63</text:p>
          </table:table-cell>
          <table:table-cell office:value-type="string" office:string-value="Quindío" table:formula="of:=VLOOKUP([.C826];[Depto.A$2:.B$34];2;1)" table:style-name="ce1">
            <text:p>Quindío</text:p>
          </table:table-cell>
          <table:table-cell table:number-columns-repeated="16380"/>
        </table:table-row>
        <table:table-row table:style-name="ro1">
          <table:table-cell office:value-type="float" office:value="63272" table:style-name="ce1">
            <text:p>63272</text:p>
          </table:table-cell>
          <table:table-cell office:value-type="string" table:style-name="ce1">
            <text:p>Filandia</text:p>
          </table:table-cell>
          <table:table-cell office:value-type="float" office:value="63" table:style-name="ce1">
            <text:p>63</text:p>
          </table:table-cell>
          <table:table-cell office:value-type="string" office:string-value="Quindío" table:formula="of:=VLOOKUP([.C827];[Depto.A$2:.B$34];2;1)" table:style-name="ce1">
            <text:p>Quindío</text:p>
          </table:table-cell>
          <table:table-cell table:number-columns-repeated="16380"/>
        </table:table-row>
        <table:table-row table:style-name="ro1">
          <table:table-cell office:value-type="float" office:value="63302" table:style-name="ce1">
            <text:p>63302</text:p>
          </table:table-cell>
          <table:table-cell office:value-type="string" table:style-name="ce1">
            <text:p>Génova</text:p>
          </table:table-cell>
          <table:table-cell office:value-type="float" office:value="63" table:style-name="ce1">
            <text:p>63</text:p>
          </table:table-cell>
          <table:table-cell office:value-type="string" office:string-value="Quindío" table:formula="of:=VLOOKUP([.C828];[Depto.A$2:.B$34];2;1)" table:style-name="ce1">
            <text:p>Quindío</text:p>
          </table:table-cell>
          <table:table-cell table:number-columns-repeated="16380"/>
        </table:table-row>
        <table:table-row table:style-name="ro1">
          <table:table-cell office:value-type="float" office:value="63401" table:style-name="ce1">
            <text:p>63401</text:p>
          </table:table-cell>
          <table:table-cell office:value-type="string" table:style-name="ce1">
            <text:p>La Tebaida</text:p>
          </table:table-cell>
          <table:table-cell office:value-type="float" office:value="63" table:style-name="ce1">
            <text:p>63</text:p>
          </table:table-cell>
          <table:table-cell office:value-type="string" office:string-value="Quindío" table:formula="of:=VLOOKUP([.C829];[Depto.A$2:.B$34];2;1)" table:style-name="ce1">
            <text:p>Quindío</text:p>
          </table:table-cell>
          <table:table-cell table:number-columns-repeated="16380"/>
        </table:table-row>
        <table:table-row table:style-name="ro1">
          <table:table-cell office:value-type="float" office:value="63470" table:style-name="ce1">
            <text:p>63470</text:p>
          </table:table-cell>
          <table:table-cell office:value-type="string" table:style-name="ce1">
            <text:p>Montenegro</text:p>
          </table:table-cell>
          <table:table-cell office:value-type="float" office:value="63" table:style-name="ce1">
            <text:p>63</text:p>
          </table:table-cell>
          <table:table-cell office:value-type="string" office:string-value="Quindío" table:formula="of:=VLOOKUP([.C830];[Depto.A$2:.B$34];2;1)" table:style-name="ce1">
            <text:p>Quindío</text:p>
          </table:table-cell>
          <table:table-cell table:number-columns-repeated="16380"/>
        </table:table-row>
        <table:table-row table:style-name="ro1">
          <table:table-cell office:value-type="float" office:value="63548" table:style-name="ce1">
            <text:p>63548</text:p>
          </table:table-cell>
          <table:table-cell office:value-type="string" table:style-name="ce1">
            <text:p>Pijao</text:p>
          </table:table-cell>
          <table:table-cell office:value-type="float" office:value="63" table:style-name="ce1">
            <text:p>63</text:p>
          </table:table-cell>
          <table:table-cell office:value-type="string" office:string-value="Quindío" table:formula="of:=VLOOKUP([.C831];[Depto.A$2:.B$34];2;1)" table:style-name="ce1">
            <text:p>Quindío</text:p>
          </table:table-cell>
          <table:table-cell table:number-columns-repeated="16380"/>
        </table:table-row>
        <table:table-row table:style-name="ro1">
          <table:table-cell office:value-type="float" office:value="63594" table:style-name="ce1">
            <text:p>63594</text:p>
          </table:table-cell>
          <table:table-cell office:value-type="string" table:style-name="ce1">
            <text:p>Quimbaya</text:p>
          </table:table-cell>
          <table:table-cell office:value-type="float" office:value="63" table:style-name="ce1">
            <text:p>63</text:p>
          </table:table-cell>
          <table:table-cell office:value-type="string" office:string-value="Quindío" table:formula="of:=VLOOKUP([.C832];[Depto.A$2:.B$34];2;1)" table:style-name="ce1">
            <text:p>Quindío</text:p>
          </table:table-cell>
          <table:table-cell table:number-columns-repeated="16380"/>
        </table:table-row>
        <table:table-row table:style-name="ro1">
          <table:table-cell office:value-type="float" office:value="63690" table:style-name="ce1">
            <text:p>63690</text:p>
          </table:table-cell>
          <table:table-cell office:value-type="string" table:style-name="ce1">
            <text:p>Salento</text:p>
          </table:table-cell>
          <table:table-cell office:value-type="float" office:value="63" table:style-name="ce1">
            <text:p>63</text:p>
          </table:table-cell>
          <table:table-cell office:value-type="string" office:string-value="Quindío" table:formula="of:=VLOOKUP([.C833];[Depto.A$2:.B$34];2;1)" table:style-name="ce1">
            <text:p>Quindío</text:p>
          </table:table-cell>
          <table:table-cell table:number-columns-repeated="16380"/>
        </table:table-row>
        <table:table-row table:style-name="ro1">
          <table:table-cell office:value-type="float" office:value="66001" table:style-name="ce1">
            <text:p>66001</text:p>
          </table:table-cell>
          <table:table-cell office:value-type="string" table:style-name="ce1">
            <text:p>Pereira</text:p>
          </table:table-cell>
          <table:table-cell office:value-type="float" office:value="66" table:style-name="ce1">
            <text:p>66</text:p>
          </table:table-cell>
          <table:table-cell office:value-type="string" office:string-value="Risaralda" table:formula="of:=VLOOKUP([.C834];[Depto.A$2:.B$34];2;1)" table:style-name="ce1">
            <text:p>Risaralda</text:p>
          </table:table-cell>
          <table:table-cell table:number-columns-repeated="16380"/>
        </table:table-row>
        <table:table-row table:style-name="ro1">
          <table:table-cell office:value-type="float" office:value="66045" table:style-name="ce1">
            <text:p>66045</text:p>
          </table:table-cell>
          <table:table-cell office:value-type="string" table:style-name="ce1">
            <text:p>Apía</text:p>
          </table:table-cell>
          <table:table-cell office:value-type="float" office:value="66" table:style-name="ce1">
            <text:p>66</text:p>
          </table:table-cell>
          <table:table-cell office:value-type="string" office:string-value="Risaralda" table:formula="of:=VLOOKUP([.C835];[Depto.A$2:.B$34];2;1)" table:style-name="ce1">
            <text:p>Risaralda</text:p>
          </table:table-cell>
          <table:table-cell table:number-columns-repeated="16380"/>
        </table:table-row>
        <table:table-row table:style-name="ro1">
          <table:table-cell office:value-type="float" office:value="66075" table:style-name="ce1">
            <text:p>66075</text:p>
          </table:table-cell>
          <table:table-cell office:value-type="string" table:style-name="ce1">
            <text:p>Balboa</text:p>
          </table:table-cell>
          <table:table-cell office:value-type="float" office:value="66" table:style-name="ce1">
            <text:p>66</text:p>
          </table:table-cell>
          <table:table-cell office:value-type="string" office:string-value="Risaralda" table:formula="of:=VLOOKUP([.C836];[Depto.A$2:.B$34];2;1)" table:style-name="ce1">
            <text:p>Risaralda</text:p>
          </table:table-cell>
          <table:table-cell table:number-columns-repeated="16380"/>
        </table:table-row>
        <table:table-row table:style-name="ro1">
          <table:table-cell office:value-type="float" office:value="66088" table:style-name="ce1">
            <text:p>66088</text:p>
          </table:table-cell>
          <table:table-cell office:value-type="string" table:style-name="ce1">
            <text:p>Belén de Umbría</text:p>
          </table:table-cell>
          <table:table-cell office:value-type="float" office:value="66" table:style-name="ce1">
            <text:p>66</text:p>
          </table:table-cell>
          <table:table-cell office:value-type="string" office:string-value="Risaralda" table:formula="of:=VLOOKUP([.C837];[Depto.A$2:.B$34];2;1)" table:style-name="ce1">
            <text:p>Risaralda</text:p>
          </table:table-cell>
          <table:table-cell table:number-columns-repeated="16380"/>
        </table:table-row>
        <table:table-row table:style-name="ro1">
          <table:table-cell office:value-type="float" office:value="66170" table:style-name="ce1">
            <text:p>66170</text:p>
          </table:table-cell>
          <table:table-cell office:value-type="string" table:style-name="ce1">
            <text:p>Dosquebradas</text:p>
          </table:table-cell>
          <table:table-cell office:value-type="float" office:value="66" table:style-name="ce1">
            <text:p>66</text:p>
          </table:table-cell>
          <table:table-cell office:value-type="string" office:string-value="Risaralda" table:formula="of:=VLOOKUP([.C838];[Depto.A$2:.B$34];2;1)" table:style-name="ce1">
            <text:p>Risaralda</text:p>
          </table:table-cell>
          <table:table-cell table:number-columns-repeated="16380"/>
        </table:table-row>
        <table:table-row table:style-name="ro1">
          <table:table-cell office:value-type="float" office:value="66318" table:style-name="ce1">
            <text:p>66318</text:p>
          </table:table-cell>
          <table:table-cell office:value-type="string" table:style-name="ce1">
            <text:p>Guática</text:p>
          </table:table-cell>
          <table:table-cell office:value-type="float" office:value="66" table:style-name="ce1">
            <text:p>66</text:p>
          </table:table-cell>
          <table:table-cell office:value-type="string" office:string-value="Risaralda" table:formula="of:=VLOOKUP([.C839];[Depto.A$2:.B$34];2;1)" table:style-name="ce1">
            <text:p>Risaralda</text:p>
          </table:table-cell>
          <table:table-cell table:number-columns-repeated="16380"/>
        </table:table-row>
        <table:table-row table:style-name="ro1">
          <table:table-cell office:value-type="float" office:value="66383" table:style-name="ce1">
            <text:p>66383</text:p>
          </table:table-cell>
          <table:table-cell office:value-type="string" table:style-name="ce1">
            <text:p>La Celia</text:p>
          </table:table-cell>
          <table:table-cell office:value-type="float" office:value="66" table:style-name="ce1">
            <text:p>66</text:p>
          </table:table-cell>
          <table:table-cell office:value-type="string" office:string-value="Risaralda" table:formula="of:=VLOOKUP([.C840];[Depto.A$2:.B$34];2;1)" table:style-name="ce1">
            <text:p>Risaralda</text:p>
          </table:table-cell>
          <table:table-cell table:number-columns-repeated="16380"/>
        </table:table-row>
        <table:table-row table:style-name="ro1">
          <table:table-cell office:value-type="float" office:value="66400" table:style-name="ce1">
            <text:p>66400</text:p>
          </table:table-cell>
          <table:table-cell office:value-type="string" table:style-name="ce1">
            <text:p>La Virginia</text:p>
          </table:table-cell>
          <table:table-cell office:value-type="float" office:value="66" table:style-name="ce1">
            <text:p>66</text:p>
          </table:table-cell>
          <table:table-cell office:value-type="string" office:string-value="Risaralda" table:formula="of:=VLOOKUP([.C841];[Depto.A$2:.B$34];2;1)" table:style-name="ce1">
            <text:p>Risaralda</text:p>
          </table:table-cell>
          <table:table-cell table:number-columns-repeated="16380"/>
        </table:table-row>
        <table:table-row table:style-name="ro1">
          <table:table-cell office:value-type="float" office:value="66440" table:style-name="ce1">
            <text:p>66440</text:p>
          </table:table-cell>
          <table:table-cell office:value-type="string" table:style-name="ce1">
            <text:p>Marsella</text:p>
          </table:table-cell>
          <table:table-cell office:value-type="float" office:value="66" table:style-name="ce1">
            <text:p>66</text:p>
          </table:table-cell>
          <table:table-cell office:value-type="string" office:string-value="Risaralda" table:formula="of:=VLOOKUP([.C842];[Depto.A$2:.B$34];2;1)" table:style-name="ce1">
            <text:p>Risaralda</text:p>
          </table:table-cell>
          <table:table-cell table:number-columns-repeated="16380"/>
        </table:table-row>
        <table:table-row table:style-name="ro1">
          <table:table-cell office:value-type="float" office:value="66456" table:style-name="ce1">
            <text:p>66456</text:p>
          </table:table-cell>
          <table:table-cell office:value-type="string" table:style-name="ce1">
            <text:p>Mistrató</text:p>
          </table:table-cell>
          <table:table-cell office:value-type="float" office:value="66" table:style-name="ce1">
            <text:p>66</text:p>
          </table:table-cell>
          <table:table-cell office:value-type="string" office:string-value="Risaralda" table:formula="of:=VLOOKUP([.C843];[Depto.A$2:.B$34];2;1)" table:style-name="ce1">
            <text:p>Risaralda</text:p>
          </table:table-cell>
          <table:table-cell table:number-columns-repeated="16380"/>
        </table:table-row>
        <table:table-row table:style-name="ro1">
          <table:table-cell office:value-type="float" office:value="66572" table:style-name="ce1">
            <text:p>66572</text:p>
          </table:table-cell>
          <table:table-cell office:value-type="string" table:style-name="ce1">
            <text:p>Pueblo Rico</text:p>
          </table:table-cell>
          <table:table-cell office:value-type="float" office:value="66" table:style-name="ce1">
            <text:p>66</text:p>
          </table:table-cell>
          <table:table-cell office:value-type="string" office:string-value="Risaralda" table:formula="of:=VLOOKUP([.C844];[Depto.A$2:.B$34];2;1)" table:style-name="ce1">
            <text:p>Risaralda</text:p>
          </table:table-cell>
          <table:table-cell table:number-columns-repeated="16380"/>
        </table:table-row>
        <table:table-row table:style-name="ro1">
          <table:table-cell office:value-type="float" office:value="66594" table:style-name="ce1">
            <text:p>66594</text:p>
          </table:table-cell>
          <table:table-cell office:value-type="string" table:style-name="ce1">
            <text:p>Quinchía</text:p>
          </table:table-cell>
          <table:table-cell office:value-type="float" office:value="66" table:style-name="ce1">
            <text:p>66</text:p>
          </table:table-cell>
          <table:table-cell office:value-type="string" office:string-value="Risaralda" table:formula="of:=VLOOKUP([.C845];[Depto.A$2:.B$34];2;1)" table:style-name="ce1">
            <text:p>Risaralda</text:p>
          </table:table-cell>
          <table:table-cell table:number-columns-repeated="16380"/>
        </table:table-row>
        <table:table-row table:style-name="ro1">
          <table:table-cell office:value-type="float" office:value="66682" table:style-name="ce1">
            <text:p>66682</text:p>
          </table:table-cell>
          <table:table-cell office:value-type="string" table:style-name="ce1">
            <text:p>Santa Rosa de Cabal</text:p>
          </table:table-cell>
          <table:table-cell office:value-type="float" office:value="66" table:style-name="ce1">
            <text:p>66</text:p>
          </table:table-cell>
          <table:table-cell office:value-type="string" office:string-value="Risaralda" table:formula="of:=VLOOKUP([.C846];[Depto.A$2:.B$34];2;1)" table:style-name="ce1">
            <text:p>Risaralda</text:p>
          </table:table-cell>
          <table:table-cell table:number-columns-repeated="16380"/>
        </table:table-row>
        <table:table-row table:style-name="ro1">
          <table:table-cell office:value-type="float" office:value="66687" table:style-name="ce1">
            <text:p>66687</text:p>
          </table:table-cell>
          <table:table-cell office:value-type="string" table:style-name="ce1">
            <text:p>Santuario</text:p>
          </table:table-cell>
          <table:table-cell office:value-type="float" office:value="66" table:style-name="ce1">
            <text:p>66</text:p>
          </table:table-cell>
          <table:table-cell office:value-type="string" office:string-value="Risaralda" table:formula="of:=VLOOKUP([.C847];[Depto.A$2:.B$34];2;1)" table:style-name="ce1">
            <text:p>Risaralda</text:p>
          </table:table-cell>
          <table:table-cell table:number-columns-repeated="16380"/>
        </table:table-row>
        <table:table-row table:style-name="ro1">
          <table:table-cell office:value-type="float" office:value="68001" table:style-name="ce1">
            <text:p>68001</text:p>
          </table:table-cell>
          <table:table-cell office:value-type="string" table:style-name="ce1">
            <text:p>Bucaramang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48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013" table:style-name="ce1">
            <text:p>68013</text:p>
          </table:table-cell>
          <table:table-cell office:value-type="string" table:style-name="ce1">
            <text:p>Aguad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49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020" table:style-name="ce1">
            <text:p>68020</text:p>
          </table:table-cell>
          <table:table-cell office:value-type="string" table:style-name="ce1">
            <text:p>Albani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50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051" table:style-name="ce1">
            <text:p>68051</text:p>
          </table:table-cell>
          <table:table-cell office:value-type="string" table:style-name="ce1">
            <text:p>Aratoc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51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077" table:style-name="ce1">
            <text:p>68077</text:p>
          </table:table-cell>
          <table:table-cell office:value-type="string" table:style-name="ce1">
            <text:p>Barbos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52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079" table:style-name="ce1">
            <text:p>68079</text:p>
          </table:table-cell>
          <table:table-cell office:value-type="string" table:style-name="ce1">
            <text:p>Barichar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53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081" table:style-name="ce1">
            <text:p>68081</text:p>
          </table:table-cell>
          <table:table-cell office:value-type="string" table:style-name="ce1">
            <text:p>Barrancabermej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54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092" table:style-name="ce1">
            <text:p>68092</text:p>
          </table:table-cell>
          <table:table-cell office:value-type="string" table:style-name="ce1">
            <text:p>Betuli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55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101" table:style-name="ce1">
            <text:p>68101</text:p>
          </table:table-cell>
          <table:table-cell office:value-type="string" table:style-name="ce1">
            <text:p>Bolívar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56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121" table:style-name="ce1">
            <text:p>68121</text:p>
          </table:table-cell>
          <table:table-cell office:value-type="string" table:style-name="ce1">
            <text:p>Cabrer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57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132" table:style-name="ce1">
            <text:p>68132</text:p>
          </table:table-cell>
          <table:table-cell office:value-type="string" table:style-name="ce1">
            <text:p>Californi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58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147" table:style-name="ce1">
            <text:p>68147</text:p>
          </table:table-cell>
          <table:table-cell office:value-type="string" table:style-name="ce1">
            <text:p>Capitanejo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59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152" table:style-name="ce1">
            <text:p>68152</text:p>
          </table:table-cell>
          <table:table-cell office:value-type="string" table:style-name="ce1">
            <text:p>Carcasí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60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160" table:style-name="ce1">
            <text:p>68160</text:p>
          </table:table-cell>
          <table:table-cell office:value-type="string" table:style-name="ce1">
            <text:p>Cepitá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61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162" table:style-name="ce1">
            <text:p>68162</text:p>
          </table:table-cell>
          <table:table-cell office:value-type="string" table:style-name="ce1">
            <text:p>Cerrito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62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167" table:style-name="ce1">
            <text:p>68167</text:p>
          </table:table-cell>
          <table:table-cell office:value-type="string" table:style-name="ce1">
            <text:p>Charalá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63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169" table:style-name="ce1">
            <text:p>68169</text:p>
          </table:table-cell>
          <table:table-cell office:value-type="string" table:style-name="ce1">
            <text:p>Chart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64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176" table:style-name="ce1">
            <text:p>68176</text:p>
          </table:table-cell>
          <table:table-cell office:value-type="string" table:style-name="ce1">
            <text:p>Chimá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65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179" table:style-name="ce1">
            <text:p>68179</text:p>
          </table:table-cell>
          <table:table-cell office:value-type="string" table:style-name="ce1">
            <text:p>Chipatá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66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190" table:style-name="ce1">
            <text:p>68190</text:p>
          </table:table-cell>
          <table:table-cell office:value-type="string" table:style-name="ce1">
            <text:p>Cimitarr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67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207" table:style-name="ce1">
            <text:p>68207</text:p>
          </table:table-cell>
          <table:table-cell office:value-type="string" table:style-name="ce1">
            <text:p>Concepción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68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209" table:style-name="ce1">
            <text:p>68209</text:p>
          </table:table-cell>
          <table:table-cell office:value-type="string" table:style-name="ce1">
            <text:p>Confines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69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211" table:style-name="ce1">
            <text:p>68211</text:p>
          </table:table-cell>
          <table:table-cell office:value-type="string" table:style-name="ce1">
            <text:p>Contratación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70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217" table:style-name="ce1">
            <text:p>68217</text:p>
          </table:table-cell>
          <table:table-cell office:value-type="string" table:style-name="ce1">
            <text:p>Coromoro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71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229" table:style-name="ce1">
            <text:p>68229</text:p>
          </table:table-cell>
          <table:table-cell office:value-type="string" table:style-name="ce1">
            <text:p>Curití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72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235" table:style-name="ce1">
            <text:p>68235</text:p>
          </table:table-cell>
          <table:table-cell office:value-type="string" table:style-name="ce1">
            <text:p>El Carmen de Chucurí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73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245" table:style-name="ce1">
            <text:p>68245</text:p>
          </table:table-cell>
          <table:table-cell office:value-type="string" table:style-name="ce1">
            <text:p>El Guacamayo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74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250" table:style-name="ce1">
            <text:p>68250</text:p>
          </table:table-cell>
          <table:table-cell office:value-type="string" table:style-name="ce1">
            <text:p>El Peñón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75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255" table:style-name="ce1">
            <text:p>68255</text:p>
          </table:table-cell>
          <table:table-cell office:value-type="string" table:style-name="ce1">
            <text:p>El Playón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76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264" table:style-name="ce1">
            <text:p>68264</text:p>
          </table:table-cell>
          <table:table-cell office:value-type="string" table:style-name="ce1">
            <text:p>Encino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77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266" table:style-name="ce1">
            <text:p>68266</text:p>
          </table:table-cell>
          <table:table-cell office:value-type="string" table:style-name="ce1">
            <text:p>Enciso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78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271" table:style-name="ce1">
            <text:p>68271</text:p>
          </table:table-cell>
          <table:table-cell office:value-type="string" table:style-name="ce1">
            <text:p>Florián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79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276" table:style-name="ce1">
            <text:p>68276</text:p>
          </table:table-cell>
          <table:table-cell office:value-type="string" table:style-name="ce1">
            <text:p>Floridablanc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80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296" table:style-name="ce1">
            <text:p>68296</text:p>
          </table:table-cell>
          <table:table-cell office:value-type="string" table:style-name="ce1">
            <text:p>Galán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81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298" table:style-name="ce1">
            <text:p>68298</text:p>
          </table:table-cell>
          <table:table-cell office:value-type="string" table:style-name="ce1">
            <text:p>Gambit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82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307" table:style-name="ce1">
            <text:p>68307</text:p>
          </table:table-cell>
          <table:table-cell office:value-type="string" table:style-name="ce1">
            <text:p>Girón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83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318" table:style-name="ce1">
            <text:p>68318</text:p>
          </table:table-cell>
          <table:table-cell office:value-type="string" table:style-name="ce1">
            <text:p>Guac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84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320" table:style-name="ce1">
            <text:p>68320</text:p>
          </table:table-cell>
          <table:table-cell office:value-type="string" table:style-name="ce1">
            <text:p>Guadalupe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85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322" table:style-name="ce1">
            <text:p>68322</text:p>
          </table:table-cell>
          <table:table-cell office:value-type="string" table:style-name="ce1">
            <text:p>Guapotá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86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324" table:style-name="ce1">
            <text:p>68324</text:p>
          </table:table-cell>
          <table:table-cell office:value-type="string" table:style-name="ce1">
            <text:p>Guavatá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87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327" table:style-name="ce1">
            <text:p>68327</text:p>
          </table:table-cell>
          <table:table-cell office:value-type="string" table:style-name="ce1">
            <text:p>Güeps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88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344" table:style-name="ce1">
            <text:p>68344</text:p>
          </table:table-cell>
          <table:table-cell office:value-type="string" table:style-name="ce1">
            <text:p>Hato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89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368" table:style-name="ce1">
            <text:p>68368</text:p>
          </table:table-cell>
          <table:table-cell office:value-type="string" table:style-name="ce1">
            <text:p>Jesús Marí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90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370" table:style-name="ce1">
            <text:p>68370</text:p>
          </table:table-cell>
          <table:table-cell office:value-type="string" table:style-name="ce1">
            <text:p>Jordán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91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377" table:style-name="ce1">
            <text:p>68377</text:p>
          </table:table-cell>
          <table:table-cell office:value-type="string" table:style-name="ce1">
            <text:p>La Bellez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92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385" table:style-name="ce1">
            <text:p>68385</text:p>
          </table:table-cell>
          <table:table-cell office:value-type="string" table:style-name="ce1">
            <text:p>Landázuri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93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397" table:style-name="ce1">
            <text:p>68397</text:p>
          </table:table-cell>
          <table:table-cell office:value-type="string" table:style-name="ce1">
            <text:p>La Paz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94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406" table:style-name="ce1">
            <text:p>68406</text:p>
          </table:table-cell>
          <table:table-cell office:value-type="string" table:style-name="ce1">
            <text:p>Lebríj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95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418" table:style-name="ce1">
            <text:p>68418</text:p>
          </table:table-cell>
          <table:table-cell office:value-type="string" table:style-name="ce1">
            <text:p>Los Santos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96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425" table:style-name="ce1">
            <text:p>68425</text:p>
          </table:table-cell>
          <table:table-cell office:value-type="string" table:style-name="ce1">
            <text:p>Macaravit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97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432" table:style-name="ce1">
            <text:p>68432</text:p>
          </table:table-cell>
          <table:table-cell office:value-type="string" table:style-name="ce1">
            <text:p>Málag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98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444" table:style-name="ce1">
            <text:p>68444</text:p>
          </table:table-cell>
          <table:table-cell office:value-type="string" table:style-name="ce1">
            <text:p>Matanz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899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464" table:style-name="ce1">
            <text:p>68464</text:p>
          </table:table-cell>
          <table:table-cell office:value-type="string" table:style-name="ce1">
            <text:p>Mogotes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00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468" table:style-name="ce1">
            <text:p>68468</text:p>
          </table:table-cell>
          <table:table-cell office:value-type="string" table:style-name="ce1">
            <text:p>Molagavit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01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498" table:style-name="ce1">
            <text:p>68498</text:p>
          </table:table-cell>
          <table:table-cell office:value-type="string" table:style-name="ce1">
            <text:p>Ocamonte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02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500" table:style-name="ce1">
            <text:p>68500</text:p>
          </table:table-cell>
          <table:table-cell office:value-type="string" table:style-name="ce1">
            <text:p>Oib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03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502" table:style-name="ce1">
            <text:p>68502</text:p>
          </table:table-cell>
          <table:table-cell office:value-type="string" table:style-name="ce1">
            <text:p>Onzag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04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522" table:style-name="ce1">
            <text:p>68522</text:p>
          </table:table-cell>
          <table:table-cell office:value-type="string" table:style-name="ce1">
            <text:p>Palmar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05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524" table:style-name="ce1">
            <text:p>68524</text:p>
          </table:table-cell>
          <table:table-cell office:value-type="string" table:style-name="ce1">
            <text:p>Palmas del Socorro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06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533" table:style-name="ce1">
            <text:p>68533</text:p>
          </table:table-cell>
          <table:table-cell office:value-type="string" table:style-name="ce1">
            <text:p>Páramo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07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547" table:style-name="ce1">
            <text:p>68547</text:p>
          </table:table-cell>
          <table:table-cell office:value-type="string" table:style-name="ce1">
            <text:p>Piedecuest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08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549" table:style-name="ce1">
            <text:p>68549</text:p>
          </table:table-cell>
          <table:table-cell office:value-type="string" table:style-name="ce1">
            <text:p>Pinchote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09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572" table:style-name="ce1">
            <text:p>68572</text:p>
          </table:table-cell>
          <table:table-cell office:value-type="string" table:style-name="ce1">
            <text:p>Puente Nacional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10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573" table:style-name="ce1">
            <text:p>68573</text:p>
          </table:table-cell>
          <table:table-cell office:value-type="string" table:style-name="ce1">
            <text:p>Puerto Parr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11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575" table:style-name="ce1">
            <text:p>68575</text:p>
          </table:table-cell>
          <table:table-cell office:value-type="string" table:style-name="ce1">
            <text:p>Puerto Wilches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12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615" table:style-name="ce1">
            <text:p>68615</text:p>
          </table:table-cell>
          <table:table-cell office:value-type="string" table:style-name="ce1">
            <text:p>Rionegro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13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655" table:style-name="ce1">
            <text:p>68655</text:p>
          </table:table-cell>
          <table:table-cell office:value-type="string" table:style-name="ce1">
            <text:p>Sabana de Torres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14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669" table:style-name="ce1">
            <text:p>68669</text:p>
          </table:table-cell>
          <table:table-cell office:value-type="string" table:style-name="ce1">
            <text:p>San Andrés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15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673" table:style-name="ce1">
            <text:p>68673</text:p>
          </table:table-cell>
          <table:table-cell office:value-type="string" table:style-name="ce1">
            <text:p>San Benito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16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679" table:style-name="ce1">
            <text:p>68679</text:p>
          </table:table-cell>
          <table:table-cell office:value-type="string" table:style-name="ce1">
            <text:p>San Gil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17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682" table:style-name="ce1">
            <text:p>68682</text:p>
          </table:table-cell>
          <table:table-cell office:value-type="string" table:style-name="ce1">
            <text:p>San Joaquín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18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684" table:style-name="ce1">
            <text:p>68684</text:p>
          </table:table-cell>
          <table:table-cell office:value-type="string" table:style-name="ce1">
            <text:p>San José de Mirand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19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686" table:style-name="ce1">
            <text:p>68686</text:p>
          </table:table-cell>
          <table:table-cell office:value-type="string" table:style-name="ce1">
            <text:p>San Miguel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20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689" table:style-name="ce1">
            <text:p>68689</text:p>
          </table:table-cell>
          <table:table-cell office:value-type="string" table:style-name="ce1">
            <text:p>San Vicente de Chucurí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21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705" table:style-name="ce1">
            <text:p>68705</text:p>
          </table:table-cell>
          <table:table-cell office:value-type="string" table:style-name="ce1">
            <text:p>Santa Bárbar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22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720" table:style-name="ce1">
            <text:p>68720</text:p>
          </table:table-cell>
          <table:table-cell office:value-type="string" table:style-name="ce1">
            <text:p>Santa Helena del Opón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23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745" table:style-name="ce1">
            <text:p>68745</text:p>
          </table:table-cell>
          <table:table-cell office:value-type="string" table:style-name="ce1">
            <text:p>Simacot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24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755" table:style-name="ce1">
            <text:p>68755</text:p>
          </table:table-cell>
          <table:table-cell office:value-type="string" table:style-name="ce1">
            <text:p>Socorro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25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770" table:style-name="ce1">
            <text:p>68770</text:p>
          </table:table-cell>
          <table:table-cell office:value-type="string" table:style-name="ce1">
            <text:p>Suait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26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773" table:style-name="ce1">
            <text:p>68773</text:p>
          </table:table-cell>
          <table:table-cell office:value-type="string" table:style-name="ce1">
            <text:p>Sucre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27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780" table:style-name="ce1">
            <text:p>68780</text:p>
          </table:table-cell>
          <table:table-cell office:value-type="string" table:style-name="ce1">
            <text:p>Suratá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28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820" table:style-name="ce1">
            <text:p>68820</text:p>
          </table:table-cell>
          <table:table-cell office:value-type="string" table:style-name="ce1">
            <text:p>Ton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29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855" table:style-name="ce1">
            <text:p>68855</text:p>
          </table:table-cell>
          <table:table-cell office:value-type="string" table:style-name="ce1">
            <text:p>Valle de San José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30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861" table:style-name="ce1">
            <text:p>68861</text:p>
          </table:table-cell>
          <table:table-cell office:value-type="string" table:style-name="ce1">
            <text:p>Vélez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31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867" table:style-name="ce1">
            <text:p>68867</text:p>
          </table:table-cell>
          <table:table-cell office:value-type="string" table:style-name="ce1">
            <text:p>Vetas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32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872" table:style-name="ce1">
            <text:p>68872</text:p>
          </table:table-cell>
          <table:table-cell office:value-type="string" table:style-name="ce1">
            <text:p>Villanuev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33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68895" table:style-name="ce1">
            <text:p>68895</text:p>
          </table:table-cell>
          <table:table-cell office:value-type="string" table:style-name="ce1">
            <text:p>Zapatoca</text:p>
          </table:table-cell>
          <table:table-cell office:value-type="float" office:value="68" table:style-name="ce1">
            <text:p>68</text:p>
          </table:table-cell>
          <table:table-cell office:value-type="string" office:string-value="Santander" table:formula="of:=VLOOKUP([.C934];[Depto.A$2:.B$34];2;1)" table:style-name="ce1">
            <text:p>Santander</text:p>
          </table:table-cell>
          <table:table-cell table:number-columns-repeated="16380"/>
        </table:table-row>
        <table:table-row table:style-name="ro1">
          <table:table-cell office:value-type="float" office:value="70001" table:style-name="ce1">
            <text:p>70001</text:p>
          </table:table-cell>
          <table:table-cell office:value-type="string" table:style-name="ce1">
            <text:p>Sincelejo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35];[Depto.A$2:.B$34];2;1)" table:style-name="ce1">
            <text:p>Sucre</text:p>
          </table:table-cell>
          <table:table-cell table:number-columns-repeated="16380"/>
        </table:table-row>
        <table:table-row table:style-name="ro1">
          <table:table-cell office:value-type="float" office:value="70110" table:style-name="ce1">
            <text:p>70110</text:p>
          </table:table-cell>
          <table:table-cell office:value-type="string" table:style-name="ce1">
            <text:p>Buenavista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36];[Depto.A$2:.B$34];2;1)" table:style-name="ce1">
            <text:p>Sucre</text:p>
          </table:table-cell>
          <table:table-cell table:number-columns-repeated="16380"/>
        </table:table-row>
        <table:table-row table:style-name="ro1">
          <table:table-cell office:value-type="float" office:value="70124" table:style-name="ce1">
            <text:p>70124</text:p>
          </table:table-cell>
          <table:table-cell office:value-type="string" table:style-name="ce1">
            <text:p>Caimito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37];[Depto.A$2:.B$34];2;1)" table:style-name="ce1">
            <text:p>Sucre</text:p>
          </table:table-cell>
          <table:table-cell table:number-columns-repeated="16380"/>
        </table:table-row>
        <table:table-row table:style-name="ro1">
          <table:table-cell office:value-type="float" office:value="70204" table:style-name="ce1">
            <text:p>70204</text:p>
          </table:table-cell>
          <table:table-cell office:value-type="string" table:style-name="ce1">
            <text:p>Coloso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38];[Depto.A$2:.B$34];2;1)" table:style-name="ce1">
            <text:p>Sucre</text:p>
          </table:table-cell>
          <table:table-cell table:number-columns-repeated="16380"/>
        </table:table-row>
        <table:table-row table:style-name="ro1">
          <table:table-cell office:value-type="float" office:value="70215" table:style-name="ce1">
            <text:p>70215</text:p>
          </table:table-cell>
          <table:table-cell office:value-type="string" table:style-name="ce1">
            <text:p>Corozal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39];[Depto.A$2:.B$34];2;1)" table:style-name="ce1">
            <text:p>Sucre</text:p>
          </table:table-cell>
          <table:table-cell table:number-columns-repeated="16380"/>
        </table:table-row>
        <table:table-row table:style-name="ro1">
          <table:table-cell office:value-type="float" office:value="70221" table:style-name="ce1">
            <text:p>70221</text:p>
          </table:table-cell>
          <table:table-cell office:value-type="string" table:style-name="ce1">
            <text:p>Coveñas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40];[Depto.A$2:.B$34];2;1)" table:style-name="ce1">
            <text:p>Sucre</text:p>
          </table:table-cell>
          <table:table-cell table:number-columns-repeated="16380"/>
        </table:table-row>
        <table:table-row table:style-name="ro1">
          <table:table-cell office:value-type="float" office:value="70230" table:style-name="ce1">
            <text:p>70230</text:p>
          </table:table-cell>
          <table:table-cell office:value-type="string" table:style-name="ce1">
            <text:p>Chalán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41];[Depto.A$2:.B$34];2;1)" table:style-name="ce1">
            <text:p>Sucre</text:p>
          </table:table-cell>
          <table:table-cell table:number-columns-repeated="16380"/>
        </table:table-row>
        <table:table-row table:style-name="ro1">
          <table:table-cell office:value-type="float" office:value="70233" table:style-name="ce1">
            <text:p>70233</text:p>
          </table:table-cell>
          <table:table-cell office:value-type="string" table:style-name="ce1">
            <text:p>El Roble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42];[Depto.A$2:.B$34];2;1)" table:style-name="ce1">
            <text:p>Sucre</text:p>
          </table:table-cell>
          <table:table-cell table:number-columns-repeated="16380"/>
        </table:table-row>
        <table:table-row table:style-name="ro1">
          <table:table-cell office:value-type="float" office:value="70235" table:style-name="ce1">
            <text:p>70235</text:p>
          </table:table-cell>
          <table:table-cell office:value-type="string" table:style-name="ce1">
            <text:p>Galeras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43];[Depto.A$2:.B$34];2;1)" table:style-name="ce1">
            <text:p>Sucre</text:p>
          </table:table-cell>
          <table:table-cell table:number-columns-repeated="16380"/>
        </table:table-row>
        <table:table-row table:style-name="ro1">
          <table:table-cell office:value-type="float" office:value="70265" table:style-name="ce1">
            <text:p>70265</text:p>
          </table:table-cell>
          <table:table-cell office:value-type="string" table:style-name="ce1">
            <text:p>Guaranda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44];[Depto.A$2:.B$34];2;1)" table:style-name="ce1">
            <text:p>Sucre</text:p>
          </table:table-cell>
          <table:table-cell table:number-columns-repeated="16380"/>
        </table:table-row>
        <table:table-row table:style-name="ro1">
          <table:table-cell office:value-type="float" office:value="70400" table:style-name="ce1">
            <text:p>70400</text:p>
          </table:table-cell>
          <table:table-cell office:value-type="string" table:style-name="ce1">
            <text:p>La Unión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45];[Depto.A$2:.B$34];2;1)" table:style-name="ce1">
            <text:p>Sucre</text:p>
          </table:table-cell>
          <table:table-cell table:number-columns-repeated="16380"/>
        </table:table-row>
        <table:table-row table:style-name="ro1">
          <table:table-cell office:value-type="float" office:value="70418" table:style-name="ce1">
            <text:p>70418</text:p>
          </table:table-cell>
          <table:table-cell office:value-type="string" table:style-name="ce1">
            <text:p>Los Palmitos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46];[Depto.A$2:.B$34];2;1)" table:style-name="ce1">
            <text:p>Sucre</text:p>
          </table:table-cell>
          <table:table-cell table:number-columns-repeated="16380"/>
        </table:table-row>
        <table:table-row table:style-name="ro1">
          <table:table-cell office:value-type="float" office:value="70429" table:style-name="ce1">
            <text:p>70429</text:p>
          </table:table-cell>
          <table:table-cell office:value-type="string" table:style-name="ce1">
            <text:p>Majagual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47];[Depto.A$2:.B$34];2;1)" table:style-name="ce1">
            <text:p>Sucre</text:p>
          </table:table-cell>
          <table:table-cell table:number-columns-repeated="16380"/>
        </table:table-row>
        <table:table-row table:style-name="ro1">
          <table:table-cell office:value-type="float" office:value="70473" table:style-name="ce1">
            <text:p>70473</text:p>
          </table:table-cell>
          <table:table-cell office:value-type="string" table:style-name="ce1">
            <text:p>Morroa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48];[Depto.A$2:.B$34];2;1)" table:style-name="ce1">
            <text:p>Sucre</text:p>
          </table:table-cell>
          <table:table-cell table:number-columns-repeated="16380"/>
        </table:table-row>
        <table:table-row table:style-name="ro1">
          <table:table-cell office:value-type="float" office:value="70508" table:style-name="ce1">
            <text:p>70508</text:p>
          </table:table-cell>
          <table:table-cell office:value-type="string" table:style-name="ce1">
            <text:p>Ovejas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49];[Depto.A$2:.B$34];2;1)" table:style-name="ce1">
            <text:p>Sucre</text:p>
          </table:table-cell>
          <table:table-cell table:number-columns-repeated="16380"/>
        </table:table-row>
        <table:table-row table:style-name="ro1">
          <table:table-cell office:value-type="float" office:value="70523" table:style-name="ce1">
            <text:p>70523</text:p>
          </table:table-cell>
          <table:table-cell office:value-type="string" table:style-name="ce1">
            <text:p>Palmito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50];[Depto.A$2:.B$34];2;1)" table:style-name="ce1">
            <text:p>Sucre</text:p>
          </table:table-cell>
          <table:table-cell table:number-columns-repeated="16380"/>
        </table:table-row>
        <table:table-row table:style-name="ro1">
          <table:table-cell office:value-type="float" office:value="70670" table:style-name="ce1">
            <text:p>70670</text:p>
          </table:table-cell>
          <table:table-cell office:value-type="string" table:style-name="ce1">
            <text:p>Sampués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51];[Depto.A$2:.B$34];2;1)" table:style-name="ce1">
            <text:p>Sucre</text:p>
          </table:table-cell>
          <table:table-cell table:number-columns-repeated="16380"/>
        </table:table-row>
        <table:table-row table:style-name="ro1">
          <table:table-cell office:value-type="float" office:value="70678" table:style-name="ce1">
            <text:p>70678</text:p>
          </table:table-cell>
          <table:table-cell office:value-type="string" table:style-name="ce1">
            <text:p>San Benito Abad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52];[Depto.A$2:.B$34];2;1)" table:style-name="ce1">
            <text:p>Sucre</text:p>
          </table:table-cell>
          <table:table-cell table:number-columns-repeated="16380"/>
        </table:table-row>
        <table:table-row table:style-name="ro1">
          <table:table-cell office:value-type="float" office:value="70702" table:style-name="ce1">
            <text:p>70702</text:p>
          </table:table-cell>
          <table:table-cell office:value-type="string" table:style-name="ce1">
            <text:p>San Juan de Betulia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53];[Depto.A$2:.B$34];2;1)" table:style-name="ce1">
            <text:p>Sucre</text:p>
          </table:table-cell>
          <table:table-cell table:number-columns-repeated="16380"/>
        </table:table-row>
        <table:table-row table:style-name="ro1">
          <table:table-cell office:value-type="float" office:value="70708" table:style-name="ce1">
            <text:p>70708</text:p>
          </table:table-cell>
          <table:table-cell office:value-type="string" table:style-name="ce1">
            <text:p>San Marcos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54];[Depto.A$2:.B$34];2;1)" table:style-name="ce1">
            <text:p>Sucre</text:p>
          </table:table-cell>
          <table:table-cell table:number-columns-repeated="16380"/>
        </table:table-row>
        <table:table-row table:style-name="ro1">
          <table:table-cell office:value-type="float" office:value="70713" table:style-name="ce1">
            <text:p>70713</text:p>
          </table:table-cell>
          <table:table-cell office:value-type="string" table:style-name="ce1">
            <text:p>San Onofre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55];[Depto.A$2:.B$34];2;1)" table:style-name="ce1">
            <text:p>Sucre</text:p>
          </table:table-cell>
          <table:table-cell table:number-columns-repeated="16380"/>
        </table:table-row>
        <table:table-row table:style-name="ro1">
          <table:table-cell office:value-type="float" office:value="70717" table:style-name="ce1">
            <text:p>70717</text:p>
          </table:table-cell>
          <table:table-cell office:value-type="string" table:style-name="ce1">
            <text:p>San Pedro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56];[Depto.A$2:.B$34];2;1)" table:style-name="ce1">
            <text:p>Sucre</text:p>
          </table:table-cell>
          <table:table-cell table:number-columns-repeated="16380"/>
        </table:table-row>
        <table:table-row table:style-name="ro1">
          <table:table-cell office:value-type="float" office:value="70742" table:style-name="ce1">
            <text:p>70742</text:p>
          </table:table-cell>
          <table:table-cell office:value-type="string" table:style-name="ce1">
            <text:p>San Luis de Sincé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57];[Depto.A$2:.B$34];2;1)" table:style-name="ce1">
            <text:p>Sucre</text:p>
          </table:table-cell>
          <table:table-cell table:number-columns-repeated="16380"/>
        </table:table-row>
        <table:table-row table:style-name="ro1">
          <table:table-cell office:value-type="float" office:value="70771" table:style-name="ce1">
            <text:p>70771</text:p>
          </table:table-cell>
          <table:table-cell office:value-type="string" table:style-name="ce1">
            <text:p>Sucre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58];[Depto.A$2:.B$34];2;1)" table:style-name="ce1">
            <text:p>Sucre</text:p>
          </table:table-cell>
          <table:table-cell table:number-columns-repeated="16380"/>
        </table:table-row>
        <table:table-row table:style-name="ro1">
          <table:table-cell office:value-type="float" office:value="70820" table:style-name="ce1">
            <text:p>70820</text:p>
          </table:table-cell>
          <table:table-cell office:value-type="string" table:style-name="ce1">
            <text:p>Santiago de Tolú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59];[Depto.A$2:.B$34];2;1)" table:style-name="ce1">
            <text:p>Sucre</text:p>
          </table:table-cell>
          <table:table-cell table:number-columns-repeated="16380"/>
        </table:table-row>
        <table:table-row table:style-name="ro1">
          <table:table-cell office:value-type="float" office:value="70823" table:style-name="ce1">
            <text:p>70823</text:p>
          </table:table-cell>
          <table:table-cell office:value-type="string" table:style-name="ce1">
            <text:p>Tolú Viejo</text:p>
          </table:table-cell>
          <table:table-cell office:value-type="float" office:value="70" table:style-name="ce1">
            <text:p>70</text:p>
          </table:table-cell>
          <table:table-cell office:value-type="string" office:string-value="Sucre" table:formula="of:=VLOOKUP([.C960];[Depto.A$2:.B$34];2;1)" table:style-name="ce1">
            <text:p>Sucre</text:p>
          </table:table-cell>
          <table:table-cell table:number-columns-repeated="16380"/>
        </table:table-row>
        <table:table-row table:style-name="ro1">
          <table:table-cell office:value-type="float" office:value="73001" table:style-name="ce1">
            <text:p>73001</text:p>
          </table:table-cell>
          <table:table-cell office:value-type="string" table:style-name="ce1">
            <text:p>Ibagué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61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024" table:style-name="ce1">
            <text:p>73024</text:p>
          </table:table-cell>
          <table:table-cell office:value-type="string" table:style-name="ce1">
            <text:p>Alpujarra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62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026" table:style-name="ce1">
            <text:p>73026</text:p>
          </table:table-cell>
          <table:table-cell office:value-type="string" table:style-name="ce1">
            <text:p>Alvarado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63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030" table:style-name="ce1">
            <text:p>73030</text:p>
          </table:table-cell>
          <table:table-cell office:value-type="string" table:style-name="ce1">
            <text:p>Ambalema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64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043" table:style-name="ce1">
            <text:p>73043</text:p>
          </table:table-cell>
          <table:table-cell office:value-type="string" table:style-name="ce1">
            <text:p>Anzoátegui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65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055" table:style-name="ce1">
            <text:p>73055</text:p>
          </table:table-cell>
          <table:table-cell office:value-type="string" table:style-name="ce1">
            <text:p>Armero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66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067" table:style-name="ce1">
            <text:p>73067</text:p>
          </table:table-cell>
          <table:table-cell office:value-type="string" table:style-name="ce1">
            <text:p>Ataco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67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124" table:style-name="ce1">
            <text:p>73124</text:p>
          </table:table-cell>
          <table:table-cell office:value-type="string" table:style-name="ce1">
            <text:p>Cajamarca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68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148" table:style-name="ce1">
            <text:p>73148</text:p>
          </table:table-cell>
          <table:table-cell office:value-type="string" table:style-name="ce1">
            <text:p>Carmen de Apicala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69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152" table:style-name="ce1">
            <text:p>73152</text:p>
          </table:table-cell>
          <table:table-cell office:value-type="string" table:style-name="ce1">
            <text:p>Casabianca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70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168" table:style-name="ce1">
            <text:p>73168</text:p>
          </table:table-cell>
          <table:table-cell office:value-type="string" table:style-name="ce1">
            <text:p>Chaparral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71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200" table:style-name="ce1">
            <text:p>73200</text:p>
          </table:table-cell>
          <table:table-cell office:value-type="string" table:style-name="ce1">
            <text:p>Coello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72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217" table:style-name="ce1">
            <text:p>73217</text:p>
          </table:table-cell>
          <table:table-cell office:value-type="string" table:style-name="ce1">
            <text:p>Coyaima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73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226" table:style-name="ce1">
            <text:p>73226</text:p>
          </table:table-cell>
          <table:table-cell office:value-type="string" table:style-name="ce1">
            <text:p>Cunday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74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236" table:style-name="ce1">
            <text:p>73236</text:p>
          </table:table-cell>
          <table:table-cell office:value-type="string" table:style-name="ce1">
            <text:p>Dolores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75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268" table:style-name="ce1">
            <text:p>73268</text:p>
          </table:table-cell>
          <table:table-cell office:value-type="string" table:style-name="ce1">
            <text:p>Espinal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76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270" table:style-name="ce1">
            <text:p>73270</text:p>
          </table:table-cell>
          <table:table-cell office:value-type="string" table:style-name="ce1">
            <text:p>Falan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77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275" table:style-name="ce1">
            <text:p>73275</text:p>
          </table:table-cell>
          <table:table-cell office:value-type="string" table:style-name="ce1">
            <text:p>Flandes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78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283" table:style-name="ce1">
            <text:p>73283</text:p>
          </table:table-cell>
          <table:table-cell office:value-type="string" table:style-name="ce1">
            <text:p>Fresno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79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319" table:style-name="ce1">
            <text:p>73319</text:p>
          </table:table-cell>
          <table:table-cell office:value-type="string" table:style-name="ce1">
            <text:p>Guamo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80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347" table:style-name="ce1">
            <text:p>73347</text:p>
          </table:table-cell>
          <table:table-cell office:value-type="string" table:style-name="ce1">
            <text:p>Herveo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81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349" table:style-name="ce1">
            <text:p>73349</text:p>
          </table:table-cell>
          <table:table-cell office:value-type="string" table:style-name="ce1">
            <text:p>Honda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82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352" table:style-name="ce1">
            <text:p>73352</text:p>
          </table:table-cell>
          <table:table-cell office:value-type="string" table:style-name="ce1">
            <text:p>Icononzo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83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408" table:style-name="ce1">
            <text:p>73408</text:p>
          </table:table-cell>
          <table:table-cell office:value-type="string" table:style-name="ce1">
            <text:p>Lérida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84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411" table:style-name="ce1">
            <text:p>73411</text:p>
          </table:table-cell>
          <table:table-cell office:value-type="string" table:style-name="ce1">
            <text:p>Líbano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85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443" table:style-name="ce1">
            <text:p>73443</text:p>
          </table:table-cell>
          <table:table-cell office:value-type="string" table:style-name="ce1">
            <text:p>Mariquita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86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449" table:style-name="ce1">
            <text:p>73449</text:p>
          </table:table-cell>
          <table:table-cell office:value-type="string" table:style-name="ce1">
            <text:p>Melgar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87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461" table:style-name="ce1">
            <text:p>73461</text:p>
          </table:table-cell>
          <table:table-cell office:value-type="string" table:style-name="ce1">
            <text:p>Murillo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88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483" table:style-name="ce1">
            <text:p>73483</text:p>
          </table:table-cell>
          <table:table-cell office:value-type="string" table:style-name="ce1">
            <text:p>Natagaima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89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504" table:style-name="ce1">
            <text:p>73504</text:p>
          </table:table-cell>
          <table:table-cell office:value-type="string" table:style-name="ce1">
            <text:p>Ortega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90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520" table:style-name="ce1">
            <text:p>73520</text:p>
          </table:table-cell>
          <table:table-cell office:value-type="string" table:style-name="ce1">
            <text:p>Palocabildo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91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547" table:style-name="ce1">
            <text:p>73547</text:p>
          </table:table-cell>
          <table:table-cell office:value-type="string" table:style-name="ce1">
            <text:p>Piedras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92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555" table:style-name="ce1">
            <text:p>73555</text:p>
          </table:table-cell>
          <table:table-cell office:value-type="string" table:style-name="ce1">
            <text:p>Planadas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93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563" table:style-name="ce1">
            <text:p>73563</text:p>
          </table:table-cell>
          <table:table-cell office:value-type="string" table:style-name="ce1">
            <text:p>Prado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94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585" table:style-name="ce1">
            <text:p>73585</text:p>
          </table:table-cell>
          <table:table-cell office:value-type="string" table:style-name="ce1">
            <text:p>Purificación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95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616" table:style-name="ce1">
            <text:p>73616</text:p>
          </table:table-cell>
          <table:table-cell office:value-type="string" table:style-name="ce1">
            <text:p>Rio Blanco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96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622" table:style-name="ce1">
            <text:p>73622</text:p>
          </table:table-cell>
          <table:table-cell office:value-type="string" table:style-name="ce1">
            <text:p>Roncesvalles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97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624" table:style-name="ce1">
            <text:p>73624</text:p>
          </table:table-cell>
          <table:table-cell office:value-type="string" table:style-name="ce1">
            <text:p>Rovira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98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671" table:style-name="ce1">
            <text:p>73671</text:p>
          </table:table-cell>
          <table:table-cell office:value-type="string" table:style-name="ce1">
            <text:p>Saldaña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999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675" table:style-name="ce1">
            <text:p>73675</text:p>
          </table:table-cell>
          <table:table-cell office:value-type="string" table:style-name="ce1">
            <text:p>San Antonio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1000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678" table:style-name="ce1">
            <text:p>73678</text:p>
          </table:table-cell>
          <table:table-cell office:value-type="string" table:style-name="ce1">
            <text:p>San Luis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1001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686" table:style-name="ce1">
            <text:p>73686</text:p>
          </table:table-cell>
          <table:table-cell office:value-type="string" table:style-name="ce1">
            <text:p>Santa Isabel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1002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770" table:style-name="ce1">
            <text:p>73770</text:p>
          </table:table-cell>
          <table:table-cell office:value-type="string" table:style-name="ce1">
            <text:p>Suárez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1003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854" table:style-name="ce1">
            <text:p>73854</text:p>
          </table:table-cell>
          <table:table-cell office:value-type="string" table:style-name="ce1">
            <text:p>Valle de San Juan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1004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861" table:style-name="ce1">
            <text:p>73861</text:p>
          </table:table-cell>
          <table:table-cell office:value-type="string" table:style-name="ce1">
            <text:p>Venadillo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1005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870" table:style-name="ce1">
            <text:p>73870</text:p>
          </table:table-cell>
          <table:table-cell office:value-type="string" table:style-name="ce1">
            <text:p>Villahermosa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1006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3873" table:style-name="ce1">
            <text:p>73873</text:p>
          </table:table-cell>
          <table:table-cell office:value-type="string" table:style-name="ce1">
            <text:p>Villarrica</text:p>
          </table:table-cell>
          <table:table-cell office:value-type="float" office:value="73" table:style-name="ce1">
            <text:p>73</text:p>
          </table:table-cell>
          <table:table-cell office:value-type="string" office:string-value="Tolima" table:formula="of:=VLOOKUP([.C1007];[Depto.A$2:.B$34];2;1)" table:style-name="ce1">
            <text:p>Tolima</text:p>
          </table:table-cell>
          <table:table-cell table:number-columns-repeated="16380"/>
        </table:table-row>
        <table:table-row table:style-name="ro1">
          <table:table-cell office:value-type="float" office:value="76001" table:style-name="ce1">
            <text:p>76001</text:p>
          </table:table-cell>
          <table:table-cell office:value-type="string" table:style-name="ce1">
            <text:p>Cali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08];[Depto.A$2:.B$34];2;1)" table:style-name="ce1">
            <text:p>Valle del Cauca</text:p>
          </table:table-cell>
          <table:table-cell table:number-columns-repeated="16380"/>
        </table:table-row>
        <table:table-row table:style-name="ro1">
          <table:table-cell office:value-type="float" office:value="76020" table:style-name="ce1">
            <text:p>76020</text:p>
          </table:table-cell>
          <table:table-cell office:value-type="string" table:style-name="ce1">
            <text:p>Alcalá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09];[Depto.A$2:.B$34];2;1)" table:style-name="ce1">
            <text:p>Valle del Cauca</text:p>
          </table:table-cell>
          <table:table-cell table:number-columns-repeated="16380"/>
        </table:table-row>
        <table:table-row table:style-name="ro1">
          <table:table-cell office:value-type="float" office:value="76036" table:style-name="ce1">
            <text:p>76036</text:p>
          </table:table-cell>
          <table:table-cell office:value-type="string" table:style-name="ce1">
            <text:p>Andalucía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10];[Depto.A$2:.B$34];2;1)" table:style-name="ce1">
            <text:p>Valle del Cauca</text:p>
          </table:table-cell>
          <table:table-cell table:number-columns-repeated="16380"/>
        </table:table-row>
        <table:table-row table:style-name="ro1">
          <table:table-cell office:value-type="float" office:value="76041" table:style-name="ce1">
            <text:p>76041</text:p>
          </table:table-cell>
          <table:table-cell office:value-type="string" table:style-name="ce1">
            <text:p>Ansermanuevo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11];[Depto.A$2:.B$34];2;1)" table:style-name="ce1">
            <text:p>Valle del Cauca</text:p>
          </table:table-cell>
          <table:table-cell table:number-columns-repeated="16380"/>
        </table:table-row>
        <table:table-row table:style-name="ro1">
          <table:table-cell office:value-type="float" office:value="76054" table:style-name="ce1">
            <text:p>76054</text:p>
          </table:table-cell>
          <table:table-cell office:value-type="string" table:style-name="ce1">
            <text:p>Argelia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12];[Depto.A$2:.B$34];2;1)" table:style-name="ce1">
            <text:p>Valle del Cauca</text:p>
          </table:table-cell>
          <table:table-cell table:number-columns-repeated="16380"/>
        </table:table-row>
        <table:table-row table:style-name="ro1">
          <table:table-cell office:value-type="float" office:value="76100" table:style-name="ce1">
            <text:p>76100</text:p>
          </table:table-cell>
          <table:table-cell office:value-type="string" table:style-name="ce1">
            <text:p>Bolívar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13];[Depto.A$2:.B$34];2;1)" table:style-name="ce1">
            <text:p>Valle del Cauca</text:p>
          </table:table-cell>
          <table:table-cell table:number-columns-repeated="16380"/>
        </table:table-row>
        <table:table-row table:style-name="ro1">
          <table:table-cell office:value-type="float" office:value="76109" table:style-name="ce1">
            <text:p>76109</text:p>
          </table:table-cell>
          <table:table-cell office:value-type="string" table:style-name="ce1">
            <text:p>Buenaventura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14];[Depto.A$2:.B$34];2;1)" table:style-name="ce1">
            <text:p>Valle del Cauca</text:p>
          </table:table-cell>
          <table:table-cell table:number-columns-repeated="16380"/>
        </table:table-row>
        <table:table-row table:style-name="ro1">
          <table:table-cell office:value-type="float" office:value="76111" table:style-name="ce1">
            <text:p>76111</text:p>
          </table:table-cell>
          <table:table-cell office:value-type="string" table:style-name="ce1">
            <text:p>Guadalajara de Buga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15];[Depto.A$2:.B$34];2;1)" table:style-name="ce1">
            <text:p>Valle del Cauca</text:p>
          </table:table-cell>
          <table:table-cell table:number-columns-repeated="16380"/>
        </table:table-row>
        <table:table-row table:style-name="ro1">
          <table:table-cell office:value-type="float" office:value="76113" table:style-name="ce1">
            <text:p>76113</text:p>
          </table:table-cell>
          <table:table-cell office:value-type="string" table:style-name="ce1">
            <text:p>Bugalagrande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16];[Depto.A$2:.B$34];2;1)" table:style-name="ce1">
            <text:p>Valle del Cauca</text:p>
          </table:table-cell>
          <table:table-cell table:number-columns-repeated="16380"/>
        </table:table-row>
        <table:table-row table:style-name="ro1">
          <table:table-cell office:value-type="float" office:value="76122" table:style-name="ce1">
            <text:p>76122</text:p>
          </table:table-cell>
          <table:table-cell office:value-type="string" table:style-name="ce1">
            <text:p>Caicedonia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17];[Depto.A$2:.B$34];2;1)" table:style-name="ce1">
            <text:p>Valle del Cauca</text:p>
          </table:table-cell>
          <table:table-cell table:number-columns-repeated="16380"/>
        </table:table-row>
        <table:table-row table:style-name="ro1">
          <table:table-cell office:value-type="float" office:value="76126" table:style-name="ce1">
            <text:p>76126</text:p>
          </table:table-cell>
          <table:table-cell office:value-type="string" table:style-name="ce1">
            <text:p>Calima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18];[Depto.A$2:.B$34];2;1)" table:style-name="ce1">
            <text:p>Valle del Cauca</text:p>
          </table:table-cell>
          <table:table-cell table:number-columns-repeated="16380"/>
        </table:table-row>
        <table:table-row table:style-name="ro1">
          <table:table-cell office:value-type="float" office:value="76130" table:style-name="ce1">
            <text:p>76130</text:p>
          </table:table-cell>
          <table:table-cell office:value-type="string" table:style-name="ce1">
            <text:p>Candelaria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19];[Depto.A$2:.B$34];2;1)" table:style-name="ce1">
            <text:p>Valle del Cauca</text:p>
          </table:table-cell>
          <table:table-cell table:number-columns-repeated="16380"/>
        </table:table-row>
        <table:table-row table:style-name="ro1">
          <table:table-cell office:value-type="float" office:value="76147" table:style-name="ce1">
            <text:p>76147</text:p>
          </table:table-cell>
          <table:table-cell office:value-type="string" table:style-name="ce1">
            <text:p>Cartago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20];[Depto.A$2:.B$34];2;1)" table:style-name="ce1">
            <text:p>Valle del Cauca</text:p>
          </table:table-cell>
          <table:table-cell table:number-columns-repeated="16380"/>
        </table:table-row>
        <table:table-row table:style-name="ro1">
          <table:table-cell office:value-type="float" office:value="76233" table:style-name="ce1">
            <text:p>76233</text:p>
          </table:table-cell>
          <table:table-cell office:value-type="string" table:style-name="ce1">
            <text:p>Dagua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21];[Depto.A$2:.B$34];2;1)" table:style-name="ce1">
            <text:p>Valle del Cauca</text:p>
          </table:table-cell>
          <table:table-cell table:number-columns-repeated="16380"/>
        </table:table-row>
        <table:table-row table:style-name="ro1">
          <table:table-cell office:value-type="float" office:value="76243" table:style-name="ce1">
            <text:p>76243</text:p>
          </table:table-cell>
          <table:table-cell office:value-type="string" table:style-name="ce1">
            <text:p>El Águila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22];[Depto.A$2:.B$34];2;1)" table:style-name="ce1">
            <text:p>Valle del Cauca</text:p>
          </table:table-cell>
          <table:table-cell table:number-columns-repeated="16380"/>
        </table:table-row>
        <table:table-row table:style-name="ro1">
          <table:table-cell office:value-type="float" office:value="76246" table:style-name="ce1">
            <text:p>76246</text:p>
          </table:table-cell>
          <table:table-cell office:value-type="string" table:style-name="ce1">
            <text:p>El Cairo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23];[Depto.A$2:.B$34];2;1)" table:style-name="ce1">
            <text:p>Valle del Cauca</text:p>
          </table:table-cell>
          <table:table-cell table:number-columns-repeated="16380"/>
        </table:table-row>
        <table:table-row table:style-name="ro1">
          <table:table-cell office:value-type="float" office:value="76248" table:style-name="ce1">
            <text:p>76248</text:p>
          </table:table-cell>
          <table:table-cell office:value-type="string" table:style-name="ce1">
            <text:p>El Cerrito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24];[Depto.A$2:.B$34];2;1)" table:style-name="ce1">
            <text:p>Valle del Cauca</text:p>
          </table:table-cell>
          <table:table-cell table:number-columns-repeated="16380"/>
        </table:table-row>
        <table:table-row table:style-name="ro1">
          <table:table-cell office:value-type="float" office:value="76250" table:style-name="ce1">
            <text:p>76250</text:p>
          </table:table-cell>
          <table:table-cell office:value-type="string" table:style-name="ce1">
            <text:p>El Dovio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25];[Depto.A$2:.B$34];2;1)" table:style-name="ce1">
            <text:p>Valle del Cauca</text:p>
          </table:table-cell>
          <table:table-cell table:number-columns-repeated="16380"/>
        </table:table-row>
        <table:table-row table:style-name="ro1">
          <table:table-cell office:value-type="float" office:value="76275" table:style-name="ce1">
            <text:p>76275</text:p>
          </table:table-cell>
          <table:table-cell office:value-type="string" table:style-name="ce1">
            <text:p>Florida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26];[Depto.A$2:.B$34];2;1)" table:style-name="ce1">
            <text:p>Valle del Cauca</text:p>
          </table:table-cell>
          <table:table-cell table:number-columns-repeated="16380"/>
        </table:table-row>
        <table:table-row table:style-name="ro1">
          <table:table-cell office:value-type="float" office:value="76306" table:style-name="ce1">
            <text:p>76306</text:p>
          </table:table-cell>
          <table:table-cell office:value-type="string" table:style-name="ce1">
            <text:p>Ginebra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27];[Depto.A$2:.B$34];2;1)" table:style-name="ce1">
            <text:p>Valle del Cauca</text:p>
          </table:table-cell>
          <table:table-cell table:number-columns-repeated="16380"/>
        </table:table-row>
        <table:table-row table:style-name="ro1">
          <table:table-cell office:value-type="float" office:value="76318" table:style-name="ce1">
            <text:p>76318</text:p>
          </table:table-cell>
          <table:table-cell office:value-type="string" table:style-name="ce1">
            <text:p>Guacarí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28];[Depto.A$2:.B$34];2;1)" table:style-name="ce1">
            <text:p>Valle del Cauca</text:p>
          </table:table-cell>
          <table:table-cell table:number-columns-repeated="16380"/>
        </table:table-row>
        <table:table-row table:style-name="ro1">
          <table:table-cell office:value-type="float" office:value="76364" table:style-name="ce1">
            <text:p>76364</text:p>
          </table:table-cell>
          <table:table-cell office:value-type="string" table:style-name="ce1">
            <text:p>Jamundí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29];[Depto.A$2:.B$34];2;1)" table:style-name="ce1">
            <text:p>Valle del Cauca</text:p>
          </table:table-cell>
          <table:table-cell table:number-columns-repeated="16380"/>
        </table:table-row>
        <table:table-row table:style-name="ro1">
          <table:table-cell office:value-type="float" office:value="76377" table:style-name="ce1">
            <text:p>76377</text:p>
          </table:table-cell>
          <table:table-cell office:value-type="string" table:style-name="ce1">
            <text:p>La Cumbre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30];[Depto.A$2:.B$34];2;1)" table:style-name="ce1">
            <text:p>Valle del Cauca</text:p>
          </table:table-cell>
          <table:table-cell table:number-columns-repeated="16380"/>
        </table:table-row>
        <table:table-row table:style-name="ro1">
          <table:table-cell office:value-type="float" office:value="76400" table:style-name="ce1">
            <text:p>76400</text:p>
          </table:table-cell>
          <table:table-cell office:value-type="string" table:style-name="ce1">
            <text:p>La Unión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31];[Depto.A$2:.B$34];2;1)" table:style-name="ce1">
            <text:p>Valle del Cauca</text:p>
          </table:table-cell>
          <table:table-cell table:number-columns-repeated="16380"/>
        </table:table-row>
        <table:table-row table:style-name="ro1">
          <table:table-cell office:value-type="float" office:value="76403" table:style-name="ce1">
            <text:p>76403</text:p>
          </table:table-cell>
          <table:table-cell office:value-type="string" table:style-name="ce1">
            <text:p>La Victoria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32];[Depto.A$2:.B$34];2;1)" table:style-name="ce1">
            <text:p>Valle del Cauca</text:p>
          </table:table-cell>
          <table:table-cell table:number-columns-repeated="16380"/>
        </table:table-row>
        <table:table-row table:style-name="ro1">
          <table:table-cell office:value-type="float" office:value="76497" table:style-name="ce1">
            <text:p>76497</text:p>
          </table:table-cell>
          <table:table-cell office:value-type="string" table:style-name="ce1">
            <text:p>Obando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33];[Depto.A$2:.B$34];2;1)" table:style-name="ce1">
            <text:p>Valle del Cauca</text:p>
          </table:table-cell>
          <table:table-cell table:number-columns-repeated="16380"/>
        </table:table-row>
        <table:table-row table:style-name="ro1">
          <table:table-cell office:value-type="float" office:value="76520" table:style-name="ce1">
            <text:p>76520</text:p>
          </table:table-cell>
          <table:table-cell office:value-type="string" table:style-name="ce1">
            <text:p>Palmira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34];[Depto.A$2:.B$34];2;1)" table:style-name="ce1">
            <text:p>Valle del Cauca</text:p>
          </table:table-cell>
          <table:table-cell table:number-columns-repeated="16380"/>
        </table:table-row>
        <table:table-row table:style-name="ro1">
          <table:table-cell office:value-type="float" office:value="76563" table:style-name="ce1">
            <text:p>76563</text:p>
          </table:table-cell>
          <table:table-cell office:value-type="string" table:style-name="ce1">
            <text:p>Pradera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35];[Depto.A$2:.B$34];2;1)" table:style-name="ce1">
            <text:p>Valle del Cauca</text:p>
          </table:table-cell>
          <table:table-cell table:number-columns-repeated="16380"/>
        </table:table-row>
        <table:table-row table:style-name="ro1">
          <table:table-cell office:value-type="float" office:value="76606" table:style-name="ce1">
            <text:p>76606</text:p>
          </table:table-cell>
          <table:table-cell office:value-type="string" table:style-name="ce1">
            <text:p>Restrepo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36];[Depto.A$2:.B$34];2;1)" table:style-name="ce1">
            <text:p>Valle del Cauca</text:p>
          </table:table-cell>
          <table:table-cell table:number-columns-repeated="16380"/>
        </table:table-row>
        <table:table-row table:style-name="ro1">
          <table:table-cell office:value-type="float" office:value="76616" table:style-name="ce1">
            <text:p>76616</text:p>
          </table:table-cell>
          <table:table-cell office:value-type="string" table:style-name="ce1">
            <text:p>Riofrío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37];[Depto.A$2:.B$34];2;1)" table:style-name="ce1">
            <text:p>Valle del Cauca</text:p>
          </table:table-cell>
          <table:table-cell table:number-columns-repeated="16380"/>
        </table:table-row>
        <table:table-row table:style-name="ro1">
          <table:table-cell office:value-type="float" office:value="76622" table:style-name="ce1">
            <text:p>76622</text:p>
          </table:table-cell>
          <table:table-cell office:value-type="string" table:style-name="ce1">
            <text:p>Roldanillo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38];[Depto.A$2:.B$34];2;1)" table:style-name="ce1">
            <text:p>Valle del Cauca</text:p>
          </table:table-cell>
          <table:table-cell table:number-columns-repeated="16380"/>
        </table:table-row>
        <table:table-row table:style-name="ro1">
          <table:table-cell office:value-type="float" office:value="76670" table:style-name="ce1">
            <text:p>76670</text:p>
          </table:table-cell>
          <table:table-cell office:value-type="string" table:style-name="ce1">
            <text:p>San Pedro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39];[Depto.A$2:.B$34];2;1)" table:style-name="ce1">
            <text:p>Valle del Cauca</text:p>
          </table:table-cell>
          <table:table-cell table:number-columns-repeated="16380"/>
        </table:table-row>
        <table:table-row table:style-name="ro1">
          <table:table-cell office:value-type="float" office:value="76736" table:style-name="ce1">
            <text:p>76736</text:p>
          </table:table-cell>
          <table:table-cell office:value-type="string" table:style-name="ce1">
            <text:p>Sevilla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40];[Depto.A$2:.B$34];2;1)" table:style-name="ce1">
            <text:p>Valle del Cauca</text:p>
          </table:table-cell>
          <table:table-cell table:number-columns-repeated="16380"/>
        </table:table-row>
        <table:table-row table:style-name="ro1">
          <table:table-cell office:value-type="float" office:value="76823" table:style-name="ce1">
            <text:p>76823</text:p>
          </table:table-cell>
          <table:table-cell office:value-type="string" table:style-name="ce1">
            <text:p>Toro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41];[Depto.A$2:.B$34];2;1)" table:style-name="ce1">
            <text:p>Valle del Cauca</text:p>
          </table:table-cell>
          <table:table-cell table:number-columns-repeated="16380"/>
        </table:table-row>
        <table:table-row table:style-name="ro1">
          <table:table-cell office:value-type="float" office:value="76828" table:style-name="ce1">
            <text:p>76828</text:p>
          </table:table-cell>
          <table:table-cell office:value-type="string" table:style-name="ce1">
            <text:p>Trujillo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42];[Depto.A$2:.B$34];2;1)" table:style-name="ce1">
            <text:p>Valle del Cauca</text:p>
          </table:table-cell>
          <table:table-cell table:number-columns-repeated="16380"/>
        </table:table-row>
        <table:table-row table:style-name="ro1">
          <table:table-cell office:value-type="float" office:value="76834" table:style-name="ce1">
            <text:p>76834</text:p>
          </table:table-cell>
          <table:table-cell office:value-type="string" table:style-name="ce1">
            <text:p>Tuluá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43];[Depto.A$2:.B$34];2;1)" table:style-name="ce1">
            <text:p>Valle del Cauca</text:p>
          </table:table-cell>
          <table:table-cell table:number-columns-repeated="16380"/>
        </table:table-row>
        <table:table-row table:style-name="ro1">
          <table:table-cell office:value-type="float" office:value="76845" table:style-name="ce1">
            <text:p>76845</text:p>
          </table:table-cell>
          <table:table-cell office:value-type="string" table:style-name="ce1">
            <text:p>Ulloa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44];[Depto.A$2:.B$34];2;1)" table:style-name="ce1">
            <text:p>Valle del Cauca</text:p>
          </table:table-cell>
          <table:table-cell table:number-columns-repeated="16380"/>
        </table:table-row>
        <table:table-row table:style-name="ro1">
          <table:table-cell office:value-type="float" office:value="76863" table:style-name="ce1">
            <text:p>76863</text:p>
          </table:table-cell>
          <table:table-cell office:value-type="string" table:style-name="ce1">
            <text:p>Versalles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45];[Depto.A$2:.B$34];2;1)" table:style-name="ce1">
            <text:p>Valle del Cauca</text:p>
          </table:table-cell>
          <table:table-cell table:number-columns-repeated="16380"/>
        </table:table-row>
        <table:table-row table:style-name="ro1">
          <table:table-cell office:value-type="float" office:value="76869" table:style-name="ce1">
            <text:p>76869</text:p>
          </table:table-cell>
          <table:table-cell office:value-type="string" table:style-name="ce1">
            <text:p>Vijes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46];[Depto.A$2:.B$34];2;1)" table:style-name="ce1">
            <text:p>Valle del Cauca</text:p>
          </table:table-cell>
          <table:table-cell table:number-columns-repeated="16380"/>
        </table:table-row>
        <table:table-row table:style-name="ro1">
          <table:table-cell office:value-type="float" office:value="76890" table:style-name="ce1">
            <text:p>76890</text:p>
          </table:table-cell>
          <table:table-cell office:value-type="string" table:style-name="ce1">
            <text:p>Yotoco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47];[Depto.A$2:.B$34];2;1)" table:style-name="ce1">
            <text:p>Valle del Cauca</text:p>
          </table:table-cell>
          <table:table-cell table:number-columns-repeated="16380"/>
        </table:table-row>
        <table:table-row table:style-name="ro1">
          <table:table-cell office:value-type="float" office:value="76892" table:style-name="ce1">
            <text:p>76892</text:p>
          </table:table-cell>
          <table:table-cell office:value-type="string" table:style-name="ce1">
            <text:p>Yumbo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48];[Depto.A$2:.B$34];2;1)" table:style-name="ce1">
            <text:p>Valle del Cauca</text:p>
          </table:table-cell>
          <table:table-cell table:number-columns-repeated="16380"/>
        </table:table-row>
        <table:table-row table:style-name="ro1">
          <table:table-cell office:value-type="float" office:value="76895" table:style-name="ce1">
            <text:p>76895</text:p>
          </table:table-cell>
          <table:table-cell office:value-type="string" table:style-name="ce1">
            <text:p>Zarzal</text:p>
          </table:table-cell>
          <table:table-cell office:value-type="float" office:value="76" table:style-name="ce1">
            <text:p>76</text:p>
          </table:table-cell>
          <table:table-cell office:value-type="string" office:string-value="Valle del Cauca" table:formula="of:=VLOOKUP([.C1049];[Depto.A$2:.B$34];2;1)" table:style-name="ce1">
            <text:p>Valle del Cauca</text:p>
          </table:table-cell>
          <table:table-cell table:number-columns-repeated="16380"/>
        </table:table-row>
        <table:table-row table:style-name="ro1">
          <table:table-cell office:value-type="float" office:value="81001" table:style-name="ce1">
            <text:p>81001</text:p>
          </table:table-cell>
          <table:table-cell office:value-type="string" table:style-name="ce1">
            <text:p>Arauca</text:p>
          </table:table-cell>
          <table:table-cell office:value-type="float" office:value="81" table:style-name="ce1">
            <text:p>81</text:p>
          </table:table-cell>
          <table:table-cell office:value-type="string" office:string-value="Arauca" table:formula="of:=VLOOKUP([.C1050];[Depto.A$2:.B$34];2;1)" table:style-name="ce1">
            <text:p>Arauca</text:p>
          </table:table-cell>
          <table:table-cell table:number-columns-repeated="16380"/>
        </table:table-row>
        <table:table-row table:style-name="ro1">
          <table:table-cell office:value-type="float" office:value="81065" table:style-name="ce1">
            <text:p>81065</text:p>
          </table:table-cell>
          <table:table-cell office:value-type="string" table:style-name="ce1">
            <text:p>Arauquita</text:p>
          </table:table-cell>
          <table:table-cell office:value-type="float" office:value="81" table:style-name="ce1">
            <text:p>81</text:p>
          </table:table-cell>
          <table:table-cell office:value-type="string" office:string-value="Arauca" table:formula="of:=VLOOKUP([.C1051];[Depto.A$2:.B$34];2;1)" table:style-name="ce1">
            <text:p>Arauca</text:p>
          </table:table-cell>
          <table:table-cell table:number-columns-repeated="16380"/>
        </table:table-row>
        <table:table-row table:style-name="ro1">
          <table:table-cell office:value-type="float" office:value="81220" table:style-name="ce1">
            <text:p>81220</text:p>
          </table:table-cell>
          <table:table-cell office:value-type="string" table:style-name="ce1">
            <text:p>Cravo Norte</text:p>
          </table:table-cell>
          <table:table-cell office:value-type="float" office:value="81" table:style-name="ce1">
            <text:p>81</text:p>
          </table:table-cell>
          <table:table-cell office:value-type="string" office:string-value="Arauca" table:formula="of:=VLOOKUP([.C1052];[Depto.A$2:.B$34];2;1)" table:style-name="ce1">
            <text:p>Arauca</text:p>
          </table:table-cell>
          <table:table-cell table:number-columns-repeated="16380"/>
        </table:table-row>
        <table:table-row table:style-name="ro1">
          <table:table-cell office:value-type="float" office:value="81300" table:style-name="ce1">
            <text:p>81300</text:p>
          </table:table-cell>
          <table:table-cell office:value-type="string" table:style-name="ce1">
            <text:p>Fortul</text:p>
          </table:table-cell>
          <table:table-cell office:value-type="float" office:value="81" table:style-name="ce1">
            <text:p>81</text:p>
          </table:table-cell>
          <table:table-cell office:value-type="string" office:string-value="Arauca" table:formula="of:=VLOOKUP([.C1053];[Depto.A$2:.B$34];2;1)" table:style-name="ce1">
            <text:p>Arauca</text:p>
          </table:table-cell>
          <table:table-cell table:number-columns-repeated="16380"/>
        </table:table-row>
        <table:table-row table:style-name="ro1">
          <table:table-cell office:value-type="float" office:value="81591" table:style-name="ce1">
            <text:p>81591</text:p>
          </table:table-cell>
          <table:table-cell office:value-type="string" table:style-name="ce1">
            <text:p>Puerto Rondón</text:p>
          </table:table-cell>
          <table:table-cell office:value-type="float" office:value="81" table:style-name="ce1">
            <text:p>81</text:p>
          </table:table-cell>
          <table:table-cell office:value-type="string" office:string-value="Arauca" table:formula="of:=VLOOKUP([.C1054];[Depto.A$2:.B$34];2;1)" table:style-name="ce1">
            <text:p>Arauca</text:p>
          </table:table-cell>
          <table:table-cell table:number-columns-repeated="16380"/>
        </table:table-row>
        <table:table-row table:style-name="ro1">
          <table:table-cell office:value-type="float" office:value="81736" table:style-name="ce1">
            <text:p>81736</text:p>
          </table:table-cell>
          <table:table-cell office:value-type="string" table:style-name="ce1">
            <text:p>Saravena</text:p>
          </table:table-cell>
          <table:table-cell office:value-type="float" office:value="81" table:style-name="ce1">
            <text:p>81</text:p>
          </table:table-cell>
          <table:table-cell office:value-type="string" office:string-value="Arauca" table:formula="of:=VLOOKUP([.C1055];[Depto.A$2:.B$34];2;1)" table:style-name="ce1">
            <text:p>Arauca</text:p>
          </table:table-cell>
          <table:table-cell table:number-columns-repeated="16380"/>
        </table:table-row>
        <table:table-row table:style-name="ro1">
          <table:table-cell office:value-type="float" office:value="81794" table:style-name="ce1">
            <text:p>81794</text:p>
          </table:table-cell>
          <table:table-cell office:value-type="string" table:style-name="ce1">
            <text:p>Tame</text:p>
          </table:table-cell>
          <table:table-cell office:value-type="float" office:value="81" table:style-name="ce1">
            <text:p>81</text:p>
          </table:table-cell>
          <table:table-cell office:value-type="string" office:string-value="Arauca" table:formula="of:=VLOOKUP([.C1056];[Depto.A$2:.B$34];2;1)" table:style-name="ce1">
            <text:p>Arauca</text:p>
          </table:table-cell>
          <table:table-cell table:number-columns-repeated="16380"/>
        </table:table-row>
        <table:table-row table:style-name="ro1">
          <table:table-cell office:value-type="float" office:value="85001" table:style-name="ce1">
            <text:p>85001</text:p>
          </table:table-cell>
          <table:table-cell office:value-type="string" table:style-name="ce1">
            <text:p>Yopal</text:p>
          </table:table-cell>
          <table:table-cell office:value-type="float" office:value="85" table:style-name="ce1">
            <text:p>85</text:p>
          </table:table-cell>
          <table:table-cell office:value-type="string" office:string-value="Casanare" table:formula="of:=VLOOKUP([.C1057];[Depto.A$2:.B$34];2;1)" table:style-name="ce1">
            <text:p>Casanare</text:p>
          </table:table-cell>
          <table:table-cell table:number-columns-repeated="16380"/>
        </table:table-row>
        <table:table-row table:style-name="ro1">
          <table:table-cell office:value-type="float" office:value="85010" table:style-name="ce1">
            <text:p>85010</text:p>
          </table:table-cell>
          <table:table-cell office:value-type="string" table:style-name="ce1">
            <text:p>Aguazul</text:p>
          </table:table-cell>
          <table:table-cell office:value-type="float" office:value="85" table:style-name="ce1">
            <text:p>85</text:p>
          </table:table-cell>
          <table:table-cell office:value-type="string" office:string-value="Casanare" table:formula="of:=VLOOKUP([.C1058];[Depto.A$2:.B$34];2;1)" table:style-name="ce1">
            <text:p>Casanare</text:p>
          </table:table-cell>
          <table:table-cell table:number-columns-repeated="16380"/>
        </table:table-row>
        <table:table-row table:style-name="ro1">
          <table:table-cell office:value-type="float" office:value="85015" table:style-name="ce1">
            <text:p>85015</text:p>
          </table:table-cell>
          <table:table-cell office:value-type="string" table:style-name="ce1">
            <text:p>Chámeza</text:p>
          </table:table-cell>
          <table:table-cell office:value-type="float" office:value="85" table:style-name="ce1">
            <text:p>85</text:p>
          </table:table-cell>
          <table:table-cell office:value-type="string" office:string-value="Casanare" table:formula="of:=VLOOKUP([.C1059];[Depto.A$2:.B$34];2;1)" table:style-name="ce1">
            <text:p>Casanare</text:p>
          </table:table-cell>
          <table:table-cell table:number-columns-repeated="16380"/>
        </table:table-row>
        <table:table-row table:style-name="ro1">
          <table:table-cell office:value-type="float" office:value="85125" table:style-name="ce1">
            <text:p>85125</text:p>
          </table:table-cell>
          <table:table-cell office:value-type="string" table:style-name="ce1">
            <text:p>Hato Corozal</text:p>
          </table:table-cell>
          <table:table-cell office:value-type="float" office:value="85" table:style-name="ce1">
            <text:p>85</text:p>
          </table:table-cell>
          <table:table-cell office:value-type="string" office:string-value="Casanare" table:formula="of:=VLOOKUP([.C1060];[Depto.A$2:.B$34];2;1)" table:style-name="ce1">
            <text:p>Casanare</text:p>
          </table:table-cell>
          <table:table-cell table:number-columns-repeated="16380"/>
        </table:table-row>
        <table:table-row table:style-name="ro1">
          <table:table-cell office:value-type="float" office:value="85136" table:style-name="ce1">
            <text:p>85136</text:p>
          </table:table-cell>
          <table:table-cell office:value-type="string" table:style-name="ce1">
            <text:p>La Salina</text:p>
          </table:table-cell>
          <table:table-cell office:value-type="float" office:value="85" table:style-name="ce1">
            <text:p>85</text:p>
          </table:table-cell>
          <table:table-cell office:value-type="string" office:string-value="Casanare" table:formula="of:=VLOOKUP([.C1061];[Depto.A$2:.B$34];2;1)" table:style-name="ce1">
            <text:p>Casanare</text:p>
          </table:table-cell>
          <table:table-cell table:number-columns-repeated="16380"/>
        </table:table-row>
        <table:table-row table:style-name="ro1">
          <table:table-cell office:value-type="float" office:value="85139" table:style-name="ce1">
            <text:p>85139</text:p>
          </table:table-cell>
          <table:table-cell office:value-type="string" table:style-name="ce1">
            <text:p>Maní</text:p>
          </table:table-cell>
          <table:table-cell office:value-type="float" office:value="85" table:style-name="ce1">
            <text:p>85</text:p>
          </table:table-cell>
          <table:table-cell office:value-type="string" office:string-value="Casanare" table:formula="of:=VLOOKUP([.C1062];[Depto.A$2:.B$34];2;1)" table:style-name="ce1">
            <text:p>Casanare</text:p>
          </table:table-cell>
          <table:table-cell table:number-columns-repeated="16380"/>
        </table:table-row>
        <table:table-row table:style-name="ro1">
          <table:table-cell office:value-type="float" office:value="85162" table:style-name="ce1">
            <text:p>85162</text:p>
          </table:table-cell>
          <table:table-cell office:value-type="string" table:style-name="ce1">
            <text:p>Monterrey</text:p>
          </table:table-cell>
          <table:table-cell office:value-type="float" office:value="85" table:style-name="ce1">
            <text:p>85</text:p>
          </table:table-cell>
          <table:table-cell office:value-type="string" office:string-value="Casanare" table:formula="of:=VLOOKUP([.C1063];[Depto.A$2:.B$34];2;1)" table:style-name="ce1">
            <text:p>Casanare</text:p>
          </table:table-cell>
          <table:table-cell table:number-columns-repeated="16380"/>
        </table:table-row>
        <table:table-row table:style-name="ro1">
          <table:table-cell office:value-type="float" office:value="85225" table:style-name="ce1">
            <text:p>85225</text:p>
          </table:table-cell>
          <table:table-cell office:value-type="string" table:style-name="ce1">
            <text:p>Nunchía</text:p>
          </table:table-cell>
          <table:table-cell office:value-type="float" office:value="85" table:style-name="ce1">
            <text:p>85</text:p>
          </table:table-cell>
          <table:table-cell office:value-type="string" office:string-value="Casanare" table:formula="of:=VLOOKUP([.C1064];[Depto.A$2:.B$34];2;1)" table:style-name="ce1">
            <text:p>Casanare</text:p>
          </table:table-cell>
          <table:table-cell table:number-columns-repeated="16380"/>
        </table:table-row>
        <table:table-row table:style-name="ro1">
          <table:table-cell office:value-type="float" office:value="85230" table:style-name="ce1">
            <text:p>85230</text:p>
          </table:table-cell>
          <table:table-cell office:value-type="string" table:style-name="ce1">
            <text:p>Orocué</text:p>
          </table:table-cell>
          <table:table-cell office:value-type="float" office:value="85" table:style-name="ce1">
            <text:p>85</text:p>
          </table:table-cell>
          <table:table-cell office:value-type="string" office:string-value="Casanare" table:formula="of:=VLOOKUP([.C1065];[Depto.A$2:.B$34];2;1)" table:style-name="ce1">
            <text:p>Casanare</text:p>
          </table:table-cell>
          <table:table-cell table:number-columns-repeated="16380"/>
        </table:table-row>
        <table:table-row table:style-name="ro1">
          <table:table-cell office:value-type="float" office:value="85250" table:style-name="ce1">
            <text:p>85250</text:p>
          </table:table-cell>
          <table:table-cell office:value-type="string" table:style-name="ce1">
            <text:p>Paz de Ariporo</text:p>
          </table:table-cell>
          <table:table-cell office:value-type="float" office:value="85" table:style-name="ce1">
            <text:p>85</text:p>
          </table:table-cell>
          <table:table-cell office:value-type="string" office:string-value="Casanare" table:formula="of:=VLOOKUP([.C1066];[Depto.A$2:.B$34];2;1)" table:style-name="ce1">
            <text:p>Casanare</text:p>
          </table:table-cell>
          <table:table-cell table:number-columns-repeated="16380"/>
        </table:table-row>
        <table:table-row table:style-name="ro1">
          <table:table-cell office:value-type="float" office:value="85263" table:style-name="ce1">
            <text:p>85263</text:p>
          </table:table-cell>
          <table:table-cell office:value-type="string" table:style-name="ce1">
            <text:p>Pore</text:p>
          </table:table-cell>
          <table:table-cell office:value-type="float" office:value="85" table:style-name="ce1">
            <text:p>85</text:p>
          </table:table-cell>
          <table:table-cell office:value-type="string" office:string-value="Casanare" table:formula="of:=VLOOKUP([.C1067];[Depto.A$2:.B$34];2;1)" table:style-name="ce1">
            <text:p>Casanare</text:p>
          </table:table-cell>
          <table:table-cell table:number-columns-repeated="16380"/>
        </table:table-row>
        <table:table-row table:style-name="ro1">
          <table:table-cell office:value-type="float" office:value="85279" table:style-name="ce1">
            <text:p>85279</text:p>
          </table:table-cell>
          <table:table-cell office:value-type="string" table:style-name="ce1">
            <text:p>Recetor</text:p>
          </table:table-cell>
          <table:table-cell office:value-type="float" office:value="85" table:style-name="ce1">
            <text:p>85</text:p>
          </table:table-cell>
          <table:table-cell office:value-type="string" office:string-value="Casanare" table:formula="of:=VLOOKUP([.C1068];[Depto.A$2:.B$34];2;1)" table:style-name="ce1">
            <text:p>Casanare</text:p>
          </table:table-cell>
          <table:table-cell table:number-columns-repeated="16380"/>
        </table:table-row>
        <table:table-row table:style-name="ro1">
          <table:table-cell office:value-type="float" office:value="85300" table:style-name="ce1">
            <text:p>85300</text:p>
          </table:table-cell>
          <table:table-cell office:value-type="string" table:style-name="ce1">
            <text:p>Sabanalarga</text:p>
          </table:table-cell>
          <table:table-cell office:value-type="float" office:value="85" table:style-name="ce1">
            <text:p>85</text:p>
          </table:table-cell>
          <table:table-cell office:value-type="string" office:string-value="Casanare" table:formula="of:=VLOOKUP([.C1069];[Depto.A$2:.B$34];2;1)" table:style-name="ce1">
            <text:p>Casanare</text:p>
          </table:table-cell>
          <table:table-cell table:number-columns-repeated="16380"/>
        </table:table-row>
        <table:table-row table:style-name="ro1">
          <table:table-cell office:value-type="float" office:value="85315" table:style-name="ce1">
            <text:p>85315</text:p>
          </table:table-cell>
          <table:table-cell office:value-type="string" table:style-name="ce1">
            <text:p>Sácama</text:p>
          </table:table-cell>
          <table:table-cell office:value-type="float" office:value="85" table:style-name="ce1">
            <text:p>85</text:p>
          </table:table-cell>
          <table:table-cell office:value-type="string" office:string-value="Casanare" table:formula="of:=VLOOKUP([.C1070];[Depto.A$2:.B$34];2;1)" table:style-name="ce1">
            <text:p>Casanare</text:p>
          </table:table-cell>
          <table:table-cell table:number-columns-repeated="16380"/>
        </table:table-row>
        <table:table-row table:style-name="ro1">
          <table:table-cell office:value-type="float" office:value="85325" table:style-name="ce1">
            <text:p>85325</text:p>
          </table:table-cell>
          <table:table-cell office:value-type="string" table:style-name="ce1">
            <text:p>San Luis de Gaceno</text:p>
          </table:table-cell>
          <table:table-cell office:value-type="float" office:value="85" table:style-name="ce1">
            <text:p>85</text:p>
          </table:table-cell>
          <table:table-cell office:value-type="string" office:string-value="Casanare" table:formula="of:=VLOOKUP([.C1071];[Depto.A$2:.B$34];2;1)" table:style-name="ce1">
            <text:p>Casanare</text:p>
          </table:table-cell>
          <table:table-cell table:number-columns-repeated="16380"/>
        </table:table-row>
        <table:table-row table:style-name="ro1">
          <table:table-cell office:value-type="float" office:value="85400" table:style-name="ce1">
            <text:p>85400</text:p>
          </table:table-cell>
          <table:table-cell office:value-type="string" table:style-name="ce1">
            <text:p>Támara</text:p>
          </table:table-cell>
          <table:table-cell office:value-type="float" office:value="85" table:style-name="ce1">
            <text:p>85</text:p>
          </table:table-cell>
          <table:table-cell office:value-type="string" office:string-value="Casanare" table:formula="of:=VLOOKUP([.C1072];[Depto.A$2:.B$34];2;1)" table:style-name="ce1">
            <text:p>Casanare</text:p>
          </table:table-cell>
          <table:table-cell table:number-columns-repeated="16380"/>
        </table:table-row>
        <table:table-row table:style-name="ro1">
          <table:table-cell office:value-type="float" office:value="85410" table:style-name="ce1">
            <text:p>85410</text:p>
          </table:table-cell>
          <table:table-cell office:value-type="string" table:style-name="ce1">
            <text:p>Tauramena</text:p>
          </table:table-cell>
          <table:table-cell office:value-type="float" office:value="85" table:style-name="ce1">
            <text:p>85</text:p>
          </table:table-cell>
          <table:table-cell office:value-type="string" office:string-value="Casanare" table:formula="of:=VLOOKUP([.C1073];[Depto.A$2:.B$34];2;1)" table:style-name="ce1">
            <text:p>Casanare</text:p>
          </table:table-cell>
          <table:table-cell table:number-columns-repeated="16380"/>
        </table:table-row>
        <table:table-row table:style-name="ro1">
          <table:table-cell office:value-type="float" office:value="85430" table:style-name="ce1">
            <text:p>85430</text:p>
          </table:table-cell>
          <table:table-cell office:value-type="string" table:style-name="ce1">
            <text:p>Trinidad</text:p>
          </table:table-cell>
          <table:table-cell office:value-type="float" office:value="85" table:style-name="ce1">
            <text:p>85</text:p>
          </table:table-cell>
          <table:table-cell office:value-type="string" office:string-value="Casanare" table:formula="of:=VLOOKUP([.C1074];[Depto.A$2:.B$34];2;1)" table:style-name="ce1">
            <text:p>Casanare</text:p>
          </table:table-cell>
          <table:table-cell table:number-columns-repeated="16380"/>
        </table:table-row>
        <table:table-row table:style-name="ro1">
          <table:table-cell office:value-type="float" office:value="85440" table:style-name="ce1">
            <text:p>85440</text:p>
          </table:table-cell>
          <table:table-cell office:value-type="string" table:style-name="ce1">
            <text:p>Villanueva</text:p>
          </table:table-cell>
          <table:table-cell office:value-type="float" office:value="85" table:style-name="ce1">
            <text:p>85</text:p>
          </table:table-cell>
          <table:table-cell office:value-type="string" office:string-value="Casanare" table:formula="of:=VLOOKUP([.C1075];[Depto.A$2:.B$34];2;1)" table:style-name="ce1">
            <text:p>Casanare</text:p>
          </table:table-cell>
          <table:table-cell table:number-columns-repeated="16380"/>
        </table:table-row>
        <table:table-row table:style-name="ro1">
          <table:table-cell office:value-type="float" office:value="86001" table:style-name="ce1">
            <text:p>86001</text:p>
          </table:table-cell>
          <table:table-cell office:value-type="string" table:style-name="ce1">
            <text:p>Mocoa</text:p>
          </table:table-cell>
          <table:table-cell office:value-type="float" office:value="86" table:style-name="ce1">
            <text:p>86</text:p>
          </table:table-cell>
          <table:table-cell office:value-type="string" office:string-value="Putumayo" table:formula="of:=VLOOKUP([.C1076];[Depto.A$2:.B$34];2;1)" table:style-name="ce1">
            <text:p>Putumayo</text:p>
          </table:table-cell>
          <table:table-cell table:number-columns-repeated="16380"/>
        </table:table-row>
        <table:table-row table:style-name="ro1">
          <table:table-cell office:value-type="float" office:value="86219" table:style-name="ce1">
            <text:p>86219</text:p>
          </table:table-cell>
          <table:table-cell office:value-type="string" table:style-name="ce1">
            <text:p>Colón</text:p>
          </table:table-cell>
          <table:table-cell office:value-type="float" office:value="86" table:style-name="ce1">
            <text:p>86</text:p>
          </table:table-cell>
          <table:table-cell office:value-type="string" office:string-value="Putumayo" table:formula="of:=VLOOKUP([.C1077];[Depto.A$2:.B$34];2;1)" table:style-name="ce1">
            <text:p>Putumayo</text:p>
          </table:table-cell>
          <table:table-cell table:number-columns-repeated="16380"/>
        </table:table-row>
        <table:table-row table:style-name="ro1">
          <table:table-cell office:value-type="float" office:value="86320" table:style-name="ce1">
            <text:p>86320</text:p>
          </table:table-cell>
          <table:table-cell office:value-type="string" table:style-name="ce1">
            <text:p>Orito</text:p>
          </table:table-cell>
          <table:table-cell office:value-type="float" office:value="86" table:style-name="ce1">
            <text:p>86</text:p>
          </table:table-cell>
          <table:table-cell office:value-type="string" office:string-value="Putumayo" table:formula="of:=VLOOKUP([.C1078];[Depto.A$2:.B$34];2;1)" table:style-name="ce1">
            <text:p>Putumayo</text:p>
          </table:table-cell>
          <table:table-cell table:number-columns-repeated="16380"/>
        </table:table-row>
        <table:table-row table:style-name="ro1">
          <table:table-cell office:value-type="float" office:value="86568" table:style-name="ce1">
            <text:p>86568</text:p>
          </table:table-cell>
          <table:table-cell office:value-type="string" table:style-name="ce1">
            <text:p>Puerto Asís</text:p>
          </table:table-cell>
          <table:table-cell office:value-type="float" office:value="86" table:style-name="ce1">
            <text:p>86</text:p>
          </table:table-cell>
          <table:table-cell office:value-type="string" office:string-value="Putumayo" table:formula="of:=VLOOKUP([.C1079];[Depto.A$2:.B$34];2;1)" table:style-name="ce1">
            <text:p>Putumayo</text:p>
          </table:table-cell>
          <table:table-cell table:number-columns-repeated="16380"/>
        </table:table-row>
        <table:table-row table:style-name="ro1">
          <table:table-cell office:value-type="float" office:value="86569" table:style-name="ce1">
            <text:p>86569</text:p>
          </table:table-cell>
          <table:table-cell office:value-type="string" table:style-name="ce1">
            <text:p>Puerto Caicedo</text:p>
          </table:table-cell>
          <table:table-cell office:value-type="float" office:value="86" table:style-name="ce1">
            <text:p>86</text:p>
          </table:table-cell>
          <table:table-cell office:value-type="string" office:string-value="Putumayo" table:formula="of:=VLOOKUP([.C1080];[Depto.A$2:.B$34];2;1)" table:style-name="ce1">
            <text:p>Putumayo</text:p>
          </table:table-cell>
          <table:table-cell table:number-columns-repeated="16380"/>
        </table:table-row>
        <table:table-row table:style-name="ro1">
          <table:table-cell office:value-type="float" office:value="86571" table:style-name="ce1">
            <text:p>86571</text:p>
          </table:table-cell>
          <table:table-cell office:value-type="string" table:style-name="ce1">
            <text:p>Puerto Guzmán</text:p>
          </table:table-cell>
          <table:table-cell office:value-type="float" office:value="86" table:style-name="ce1">
            <text:p>86</text:p>
          </table:table-cell>
          <table:table-cell office:value-type="string" office:string-value="Putumayo" table:formula="of:=VLOOKUP([.C1081];[Depto.A$2:.B$34];2;1)" table:style-name="ce1">
            <text:p>Putumayo</text:p>
          </table:table-cell>
          <table:table-cell table:number-columns-repeated="16380"/>
        </table:table-row>
        <table:table-row table:style-name="ro1">
          <table:table-cell office:value-type="float" office:value="86573" table:style-name="ce1">
            <text:p>86573</text:p>
          </table:table-cell>
          <table:table-cell office:value-type="string" table:style-name="ce1">
            <text:p>Leguízamo</text:p>
          </table:table-cell>
          <table:table-cell office:value-type="float" office:value="86" table:style-name="ce1">
            <text:p>86</text:p>
          </table:table-cell>
          <table:table-cell office:value-type="string" office:string-value="Putumayo" table:formula="of:=VLOOKUP([.C1082];[Depto.A$2:.B$34];2;1)" table:style-name="ce1">
            <text:p>Putumayo</text:p>
          </table:table-cell>
          <table:table-cell table:number-columns-repeated="16380"/>
        </table:table-row>
        <table:table-row table:style-name="ro1">
          <table:table-cell office:value-type="float" office:value="86749" table:style-name="ce1">
            <text:p>86749</text:p>
          </table:table-cell>
          <table:table-cell office:value-type="string" table:style-name="ce1">
            <text:p>Sibundoy</text:p>
          </table:table-cell>
          <table:table-cell office:value-type="float" office:value="86" table:style-name="ce1">
            <text:p>86</text:p>
          </table:table-cell>
          <table:table-cell office:value-type="string" office:string-value="Putumayo" table:formula="of:=VLOOKUP([.C1083];[Depto.A$2:.B$34];2;1)" table:style-name="ce1">
            <text:p>Putumayo</text:p>
          </table:table-cell>
          <table:table-cell table:number-columns-repeated="16380"/>
        </table:table-row>
        <table:table-row table:style-name="ro1">
          <table:table-cell office:value-type="float" office:value="86755" table:style-name="ce1">
            <text:p>86755</text:p>
          </table:table-cell>
          <table:table-cell office:value-type="string" table:style-name="ce1">
            <text:p>San Francisco</text:p>
          </table:table-cell>
          <table:table-cell office:value-type="float" office:value="86" table:style-name="ce1">
            <text:p>86</text:p>
          </table:table-cell>
          <table:table-cell office:value-type="string" office:string-value="Putumayo" table:formula="of:=VLOOKUP([.C1084];[Depto.A$2:.B$34];2;1)" table:style-name="ce1">
            <text:p>Putumayo</text:p>
          </table:table-cell>
          <table:table-cell table:number-columns-repeated="16380"/>
        </table:table-row>
        <table:table-row table:style-name="ro1">
          <table:table-cell office:value-type="float" office:value="86757" table:style-name="ce1">
            <text:p>86757</text:p>
          </table:table-cell>
          <table:table-cell office:value-type="string" table:style-name="ce1">
            <text:p>San Miguel</text:p>
          </table:table-cell>
          <table:table-cell office:value-type="float" office:value="86" table:style-name="ce1">
            <text:p>86</text:p>
          </table:table-cell>
          <table:table-cell office:value-type="string" office:string-value="Putumayo" table:formula="of:=VLOOKUP([.C1085];[Depto.A$2:.B$34];2;1)" table:style-name="ce1">
            <text:p>Putumayo</text:p>
          </table:table-cell>
          <table:table-cell table:number-columns-repeated="16380"/>
        </table:table-row>
        <table:table-row table:style-name="ro1">
          <table:table-cell office:value-type="float" office:value="86760" table:style-name="ce1">
            <text:p>86760</text:p>
          </table:table-cell>
          <table:table-cell office:value-type="string" table:style-name="ce1">
            <text:p>Santiago</text:p>
          </table:table-cell>
          <table:table-cell office:value-type="float" office:value="86" table:style-name="ce1">
            <text:p>86</text:p>
          </table:table-cell>
          <table:table-cell office:value-type="string" office:string-value="Putumayo" table:formula="of:=VLOOKUP([.C1086];[Depto.A$2:.B$34];2;1)" table:style-name="ce1">
            <text:p>Putumayo</text:p>
          </table:table-cell>
          <table:table-cell table:number-columns-repeated="16380"/>
        </table:table-row>
        <table:table-row table:style-name="ro1">
          <table:table-cell office:value-type="float" office:value="86865" table:style-name="ce1">
            <text:p>86865</text:p>
          </table:table-cell>
          <table:table-cell office:value-type="string" table:style-name="ce1">
            <text:p>Valle de Guamez</text:p>
          </table:table-cell>
          <table:table-cell office:value-type="float" office:value="86" table:style-name="ce1">
            <text:p>86</text:p>
          </table:table-cell>
          <table:table-cell office:value-type="string" office:string-value="Putumayo" table:formula="of:=VLOOKUP([.C1087];[Depto.A$2:.B$34];2;1)" table:style-name="ce1">
            <text:p>Putumayo</text:p>
          </table:table-cell>
          <table:table-cell table:number-columns-repeated="16380"/>
        </table:table-row>
        <table:table-row table:style-name="ro1">
          <table:table-cell office:value-type="float" office:value="86885" table:style-name="ce1">
            <text:p>86885</text:p>
          </table:table-cell>
          <table:table-cell office:value-type="string" table:style-name="ce1">
            <text:p>Villagarzón</text:p>
          </table:table-cell>
          <table:table-cell office:value-type="float" office:value="86" table:style-name="ce1">
            <text:p>86</text:p>
          </table:table-cell>
          <table:table-cell office:value-type="string" office:string-value="Putumayo" table:formula="of:=VLOOKUP([.C1088];[Depto.A$2:.B$34];2;1)" table:style-name="ce1">
            <text:p>Putumayo</text:p>
          </table:table-cell>
          <table:table-cell table:number-columns-repeated="16380"/>
        </table:table-row>
        <table:table-row table:style-name="ro1">
          <table:table-cell office:value-type="float" office:value="88001" table:style-name="ce1">
            <text:p>88001</text:p>
          </table:table-cell>
          <table:table-cell office:value-type="string" table:style-name="ce1">
            <text:p>San Andrés</text:p>
          </table:table-cell>
          <table:table-cell office:value-type="float" office:value="88" table:style-name="ce1">
            <text:p>88</text:p>
          </table:table-cell>
          <table:table-cell office:value-type="string" office:string-value="Archipiélago de San Andrés, Providencia y Santa Catalina" table:formula="of:=VLOOKUP([.C1089];[Depto.A$2:.B$34];2;1)" table:style-name="ce1">
            <text:p>Archipiélago de San Andrés, Providencia y Santa Catalina</text:p>
          </table:table-cell>
          <table:table-cell table:number-columns-repeated="16380"/>
        </table:table-row>
        <table:table-row table:style-name="ro1">
          <table:table-cell office:value-type="float" office:value="88564" table:style-name="ce1">
            <text:p>88564</text:p>
          </table:table-cell>
          <table:table-cell office:value-type="string" table:style-name="ce1">
            <text:p>Providencia</text:p>
          </table:table-cell>
          <table:table-cell office:value-type="float" office:value="88" table:style-name="ce1">
            <text:p>88</text:p>
          </table:table-cell>
          <table:table-cell office:value-type="string" office:string-value="Archipiélago de San Andrés, Providencia y Santa Catalina" table:formula="of:=VLOOKUP([.C1090];[Depto.A$2:.B$34];2;1)" table:style-name="ce1">
            <text:p>Archipiélago de San Andrés, Providencia y Santa Catalina</text:p>
          </table:table-cell>
          <table:table-cell table:number-columns-repeated="16380"/>
        </table:table-row>
        <table:table-row table:style-name="ro1">
          <table:table-cell office:value-type="float" office:value="91001" table:style-name="ce1">
            <text:p>91001</text:p>
          </table:table-cell>
          <table:table-cell office:value-type="string" table:style-name="ce1">
            <text:p>Leticia</text:p>
          </table:table-cell>
          <table:table-cell office:value-type="float" office:value="91" table:style-name="ce1">
            <text:p>91</text:p>
          </table:table-cell>
          <table:table-cell office:value-type="string" office:string-value="Amazonas" table:formula="of:=VLOOKUP([.C1091];[Depto.A$2:.B$34];2;1)" table:style-name="ce1">
            <text:p>Amazonas</text:p>
          </table:table-cell>
          <table:table-cell table:number-columns-repeated="16380"/>
        </table:table-row>
        <table:table-row table:style-name="ro1">
          <table:table-cell office:value-type="float" office:value="91263" table:style-name="ce1">
            <text:p>91263</text:p>
          </table:table-cell>
          <table:table-cell office:value-type="string" table:style-name="ce1">
            <text:p>El Encanto</text:p>
          </table:table-cell>
          <table:table-cell office:value-type="float" office:value="91" table:style-name="ce1">
            <text:p>91</text:p>
          </table:table-cell>
          <table:table-cell office:value-type="string" office:string-value="Amazonas" table:formula="of:=VLOOKUP([.C1092];[Depto.A$2:.B$34];2;1)" table:style-name="ce1">
            <text:p>Amazonas</text:p>
          </table:table-cell>
          <table:table-cell table:number-columns-repeated="16380"/>
        </table:table-row>
        <table:table-row table:style-name="ro1">
          <table:table-cell office:value-type="float" office:value="91405" table:style-name="ce1">
            <text:p>91405</text:p>
          </table:table-cell>
          <table:table-cell office:value-type="string" table:style-name="ce1">
            <text:p>La Chorrera</text:p>
          </table:table-cell>
          <table:table-cell office:value-type="float" office:value="91" table:style-name="ce1">
            <text:p>91</text:p>
          </table:table-cell>
          <table:table-cell office:value-type="string" office:string-value="Amazonas" table:formula="of:=VLOOKUP([.C1093];[Depto.A$2:.B$34];2;1)" table:style-name="ce1">
            <text:p>Amazonas</text:p>
          </table:table-cell>
          <table:table-cell table:number-columns-repeated="16380"/>
        </table:table-row>
        <table:table-row table:style-name="ro1">
          <table:table-cell office:value-type="float" office:value="91407" table:style-name="ce1">
            <text:p>91407</text:p>
          </table:table-cell>
          <table:table-cell office:value-type="string" table:style-name="ce1">
            <text:p>La Pedrera</text:p>
          </table:table-cell>
          <table:table-cell office:value-type="float" office:value="91" table:style-name="ce1">
            <text:p>91</text:p>
          </table:table-cell>
          <table:table-cell office:value-type="string" office:string-value="Amazonas" table:formula="of:=VLOOKUP([.C1094];[Depto.A$2:.B$34];2;1)" table:style-name="ce1">
            <text:p>Amazonas</text:p>
          </table:table-cell>
          <table:table-cell table:number-columns-repeated="16380"/>
        </table:table-row>
        <table:table-row table:style-name="ro1">
          <table:table-cell office:value-type="float" office:value="91430" table:style-name="ce1">
            <text:p>91430</text:p>
          </table:table-cell>
          <table:table-cell office:value-type="string" table:style-name="ce1">
            <text:p>La Victoria</text:p>
          </table:table-cell>
          <table:table-cell office:value-type="float" office:value="91" table:style-name="ce1">
            <text:p>91</text:p>
          </table:table-cell>
          <table:table-cell office:value-type="string" office:string-value="Amazonas" table:formula="of:=VLOOKUP([.C1095];[Depto.A$2:.B$34];2;1)" table:style-name="ce1">
            <text:p>Amazonas</text:p>
          </table:table-cell>
          <table:table-cell table:number-columns-repeated="16380"/>
        </table:table-row>
        <table:table-row table:style-name="ro1">
          <table:table-cell office:value-type="float" office:value="91460" table:style-name="ce1">
            <text:p>91460</text:p>
          </table:table-cell>
          <table:table-cell office:value-type="string" table:style-name="ce1">
            <text:p>Miriti Paraná</text:p>
          </table:table-cell>
          <table:table-cell office:value-type="float" office:value="91" table:style-name="ce1">
            <text:p>91</text:p>
          </table:table-cell>
          <table:table-cell office:value-type="string" office:string-value="Amazonas" table:formula="of:=VLOOKUP([.C1096];[Depto.A$2:.B$34];2;1)" table:style-name="ce1">
            <text:p>Amazonas</text:p>
          </table:table-cell>
          <table:table-cell table:number-columns-repeated="16380"/>
        </table:table-row>
        <table:table-row table:style-name="ro1">
          <table:table-cell office:value-type="float" office:value="91530" table:style-name="ce1">
            <text:p>91530</text:p>
          </table:table-cell>
          <table:table-cell office:value-type="string" table:style-name="ce1">
            <text:p>Puerto Alegría</text:p>
          </table:table-cell>
          <table:table-cell office:value-type="float" office:value="91" table:style-name="ce1">
            <text:p>91</text:p>
          </table:table-cell>
          <table:table-cell office:value-type="string" office:string-value="Amazonas" table:formula="of:=VLOOKUP([.C1097];[Depto.A$2:.B$34];2;1)" table:style-name="ce1">
            <text:p>Amazonas</text:p>
          </table:table-cell>
          <table:table-cell table:number-columns-repeated="16380"/>
        </table:table-row>
        <table:table-row table:style-name="ro1">
          <table:table-cell office:value-type="float" office:value="91536" table:style-name="ce1">
            <text:p>91536</text:p>
          </table:table-cell>
          <table:table-cell office:value-type="string" table:style-name="ce1">
            <text:p>Puerto Arica</text:p>
          </table:table-cell>
          <table:table-cell office:value-type="float" office:value="91" table:style-name="ce1">
            <text:p>91</text:p>
          </table:table-cell>
          <table:table-cell office:value-type="string" office:string-value="Amazonas" table:formula="of:=VLOOKUP([.C1098];[Depto.A$2:.B$34];2;1)" table:style-name="ce1">
            <text:p>Amazonas</text:p>
          </table:table-cell>
          <table:table-cell table:number-columns-repeated="16380"/>
        </table:table-row>
        <table:table-row table:style-name="ro1">
          <table:table-cell office:value-type="float" office:value="91540" table:style-name="ce1">
            <text:p>91540</text:p>
          </table:table-cell>
          <table:table-cell office:value-type="string" table:style-name="ce1">
            <text:p>Puerto Nariño</text:p>
          </table:table-cell>
          <table:table-cell office:value-type="float" office:value="91" table:style-name="ce1">
            <text:p>91</text:p>
          </table:table-cell>
          <table:table-cell office:value-type="string" office:string-value="Amazonas" table:formula="of:=VLOOKUP([.C1099];[Depto.A$2:.B$34];2;1)" table:style-name="ce1">
            <text:p>Amazonas</text:p>
          </table:table-cell>
          <table:table-cell table:number-columns-repeated="16380"/>
        </table:table-row>
        <table:table-row table:style-name="ro1">
          <table:table-cell office:value-type="float" office:value="91669" table:style-name="ce1">
            <text:p>91669</text:p>
          </table:table-cell>
          <table:table-cell office:value-type="string" table:style-name="ce1">
            <text:p>Puerto Santander</text:p>
          </table:table-cell>
          <table:table-cell office:value-type="float" office:value="91" table:style-name="ce1">
            <text:p>91</text:p>
          </table:table-cell>
          <table:table-cell office:value-type="string" office:string-value="Amazonas" table:formula="of:=VLOOKUP([.C1100];[Depto.A$2:.B$34];2;1)" table:style-name="ce1">
            <text:p>Amazonas</text:p>
          </table:table-cell>
          <table:table-cell table:number-columns-repeated="16380"/>
        </table:table-row>
        <table:table-row table:style-name="ro1">
          <table:table-cell office:value-type="float" office:value="91798" table:style-name="ce1">
            <text:p>91798</text:p>
          </table:table-cell>
          <table:table-cell office:value-type="string" table:style-name="ce1">
            <text:p>Tarapacá</text:p>
          </table:table-cell>
          <table:table-cell office:value-type="float" office:value="91" table:style-name="ce1">
            <text:p>91</text:p>
          </table:table-cell>
          <table:table-cell office:value-type="string" office:string-value="Amazonas" table:formula="of:=VLOOKUP([.C1101];[Depto.A$2:.B$34];2;1)" table:style-name="ce1">
            <text:p>Amazonas</text:p>
          </table:table-cell>
          <table:table-cell table:number-columns-repeated="16380"/>
        </table:table-row>
        <table:table-row table:style-name="ro1">
          <table:table-cell office:value-type="float" office:value="94001" table:style-name="ce1">
            <text:p>94001</text:p>
          </table:table-cell>
          <table:table-cell office:value-type="string" table:style-name="ce1">
            <text:p>Inírida</text:p>
          </table:table-cell>
          <table:table-cell office:value-type="float" office:value="94" table:style-name="ce1">
            <text:p>94</text:p>
          </table:table-cell>
          <table:table-cell office:value-type="string" office:string-value="Guainía" table:formula="of:=VLOOKUP([.C1102];[Depto.A$2:.B$34];2;1)" table:style-name="ce1">
            <text:p>Guainía</text:p>
          </table:table-cell>
          <table:table-cell table:number-columns-repeated="16380"/>
        </table:table-row>
        <table:table-row table:style-name="ro1">
          <table:table-cell office:value-type="float" office:value="94343" table:style-name="ce1">
            <text:p>94343</text:p>
          </table:table-cell>
          <table:table-cell office:value-type="string" table:style-name="ce1">
            <text:p>Barranco Minas</text:p>
          </table:table-cell>
          <table:table-cell office:value-type="float" office:value="94" table:style-name="ce1">
            <text:p>94</text:p>
          </table:table-cell>
          <table:table-cell office:value-type="string" office:string-value="Guainía" table:formula="of:=VLOOKUP([.C1103];[Depto.A$2:.B$34];2;1)" table:style-name="ce1">
            <text:p>Guainía</text:p>
          </table:table-cell>
          <table:table-cell table:number-columns-repeated="16380"/>
        </table:table-row>
        <table:table-row table:style-name="ro1">
          <table:table-cell office:value-type="float" office:value="94663" table:style-name="ce1">
            <text:p>94663</text:p>
          </table:table-cell>
          <table:table-cell office:value-type="string" table:style-name="ce1">
            <text:p>Mapiripana</text:p>
          </table:table-cell>
          <table:table-cell office:value-type="float" office:value="94" table:style-name="ce1">
            <text:p>94</text:p>
          </table:table-cell>
          <table:table-cell office:value-type="string" office:string-value="Guainía" table:formula="of:=VLOOKUP([.C1104];[Depto.A$2:.B$34];2;1)" table:style-name="ce1">
            <text:p>Guainía</text:p>
          </table:table-cell>
          <table:table-cell table:number-columns-repeated="16380"/>
        </table:table-row>
        <table:table-row table:style-name="ro1">
          <table:table-cell office:value-type="float" office:value="94883" table:style-name="ce1">
            <text:p>94883</text:p>
          </table:table-cell>
          <table:table-cell office:value-type="string" table:style-name="ce1">
            <text:p>San Felipe</text:p>
          </table:table-cell>
          <table:table-cell office:value-type="float" office:value="94" table:style-name="ce1">
            <text:p>94</text:p>
          </table:table-cell>
          <table:table-cell office:value-type="string" office:string-value="Guainía" table:formula="of:=VLOOKUP([.C1105];[Depto.A$2:.B$34];2;1)" table:style-name="ce1">
            <text:p>Guainía</text:p>
          </table:table-cell>
          <table:table-cell table:number-columns-repeated="16380"/>
        </table:table-row>
        <table:table-row table:style-name="ro1">
          <table:table-cell office:value-type="float" office:value="94884" table:style-name="ce1">
            <text:p>94884</text:p>
          </table:table-cell>
          <table:table-cell office:value-type="string" table:style-name="ce1">
            <text:p>Puerto Colombia</text:p>
          </table:table-cell>
          <table:table-cell office:value-type="float" office:value="94" table:style-name="ce1">
            <text:p>94</text:p>
          </table:table-cell>
          <table:table-cell office:value-type="string" office:string-value="Guainía" table:formula="of:=VLOOKUP([.C1106];[Depto.A$2:.B$34];2;1)" table:style-name="ce1">
            <text:p>Guainía</text:p>
          </table:table-cell>
          <table:table-cell table:number-columns-repeated="16380"/>
        </table:table-row>
        <table:table-row table:style-name="ro1">
          <table:table-cell office:value-type="float" office:value="94885" table:style-name="ce1">
            <text:p>94885</text:p>
          </table:table-cell>
          <table:table-cell office:value-type="string" table:style-name="ce1">
            <text:p>La Guadalupe</text:p>
          </table:table-cell>
          <table:table-cell office:value-type="float" office:value="94" table:style-name="ce1">
            <text:p>94</text:p>
          </table:table-cell>
          <table:table-cell office:value-type="string" office:string-value="Guainía" table:formula="of:=VLOOKUP([.C1107];[Depto.A$2:.B$34];2;1)" table:style-name="ce1">
            <text:p>Guainía</text:p>
          </table:table-cell>
          <table:table-cell table:number-columns-repeated="16380"/>
        </table:table-row>
        <table:table-row table:style-name="ro1">
          <table:table-cell office:value-type="float" office:value="94886" table:style-name="ce1">
            <text:p>94886</text:p>
          </table:table-cell>
          <table:table-cell office:value-type="string" table:style-name="ce1">
            <text:p>Cacahual</text:p>
          </table:table-cell>
          <table:table-cell office:value-type="float" office:value="94" table:style-name="ce1">
            <text:p>94</text:p>
          </table:table-cell>
          <table:table-cell office:value-type="string" office:string-value="Guainía" table:formula="of:=VLOOKUP([.C1108];[Depto.A$2:.B$34];2;1)" table:style-name="ce1">
            <text:p>Guainía</text:p>
          </table:table-cell>
          <table:table-cell table:number-columns-repeated="16380"/>
        </table:table-row>
        <table:table-row table:style-name="ro1">
          <table:table-cell office:value-type="float" office:value="94887" table:style-name="ce1">
            <text:p>94887</text:p>
          </table:table-cell>
          <table:table-cell office:value-type="string" table:style-name="ce1">
            <text:p>Pana Pana</text:p>
          </table:table-cell>
          <table:table-cell office:value-type="float" office:value="94" table:style-name="ce1">
            <text:p>94</text:p>
          </table:table-cell>
          <table:table-cell office:value-type="string" office:string-value="Guainía" table:formula="of:=VLOOKUP([.C1109];[Depto.A$2:.B$34];2;1)" table:style-name="ce1">
            <text:p>Guainía</text:p>
          </table:table-cell>
          <table:table-cell table:number-columns-repeated="16380"/>
        </table:table-row>
        <table:table-row table:style-name="ro1">
          <table:table-cell office:value-type="float" office:value="94888" table:style-name="ce1">
            <text:p>94888</text:p>
          </table:table-cell>
          <table:table-cell office:value-type="string" table:style-name="ce1">
            <text:p>Morichal</text:p>
          </table:table-cell>
          <table:table-cell office:value-type="float" office:value="94" table:style-name="ce1">
            <text:p>94</text:p>
          </table:table-cell>
          <table:table-cell office:value-type="string" office:string-value="Guainía" table:formula="of:=VLOOKUP([.C1110];[Depto.A$2:.B$34];2;1)" table:style-name="ce1">
            <text:p>Guainía</text:p>
          </table:table-cell>
          <table:table-cell table:number-columns-repeated="16380"/>
        </table:table-row>
        <table:table-row table:style-name="ro1">
          <table:table-cell office:value-type="float" office:value="95001" table:style-name="ce1">
            <text:p>95001</text:p>
          </table:table-cell>
          <table:table-cell office:value-type="string" table:style-name="ce1">
            <text:p>San José del Guaviare</text:p>
          </table:table-cell>
          <table:table-cell office:value-type="float" office:value="95" table:style-name="ce1">
            <text:p>95</text:p>
          </table:table-cell>
          <table:table-cell office:value-type="string" office:string-value="Guaviare" table:formula="of:=VLOOKUP([.C1111];[Depto.A$2:.B$34];2;1)" table:style-name="ce1">
            <text:p>Guaviare</text:p>
          </table:table-cell>
          <table:table-cell table:number-columns-repeated="16380"/>
        </table:table-row>
        <table:table-row table:style-name="ro1">
          <table:table-cell office:value-type="float" office:value="95015" table:style-name="ce1">
            <text:p>95015</text:p>
          </table:table-cell>
          <table:table-cell office:value-type="string" table:style-name="ce1">
            <text:p>Calamar</text:p>
          </table:table-cell>
          <table:table-cell office:value-type="float" office:value="95" table:style-name="ce1">
            <text:p>95</text:p>
          </table:table-cell>
          <table:table-cell office:value-type="string" office:string-value="Guaviare" table:formula="of:=VLOOKUP([.C1112];[Depto.A$2:.B$34];2;1)" table:style-name="ce1">
            <text:p>Guaviare</text:p>
          </table:table-cell>
          <table:table-cell table:number-columns-repeated="16380"/>
        </table:table-row>
        <table:table-row table:style-name="ro1">
          <table:table-cell office:value-type="float" office:value="95025" table:style-name="ce1">
            <text:p>95025</text:p>
          </table:table-cell>
          <table:table-cell office:value-type="string" table:style-name="ce1">
            <text:p>El Retorno</text:p>
          </table:table-cell>
          <table:table-cell office:value-type="float" office:value="95" table:style-name="ce1">
            <text:p>95</text:p>
          </table:table-cell>
          <table:table-cell office:value-type="string" office:string-value="Guaviare" table:formula="of:=VLOOKUP([.C1113];[Depto.A$2:.B$34];2;1)" table:style-name="ce1">
            <text:p>Guaviare</text:p>
          </table:table-cell>
          <table:table-cell table:number-columns-repeated="16380"/>
        </table:table-row>
        <table:table-row table:style-name="ro1">
          <table:table-cell office:value-type="float" office:value="95200" table:style-name="ce1">
            <text:p>95200</text:p>
          </table:table-cell>
          <table:table-cell office:value-type="string" table:style-name="ce1">
            <text:p>Miraflores</text:p>
          </table:table-cell>
          <table:table-cell office:value-type="float" office:value="95" table:style-name="ce1">
            <text:p>95</text:p>
          </table:table-cell>
          <table:table-cell office:value-type="string" office:string-value="Guaviare" table:formula="of:=VLOOKUP([.C1114];[Depto.A$2:.B$34];2;1)" table:style-name="ce1">
            <text:p>Guaviare</text:p>
          </table:table-cell>
          <table:table-cell table:number-columns-repeated="16380"/>
        </table:table-row>
        <table:table-row table:style-name="ro1">
          <table:table-cell office:value-type="float" office:value="97001" table:style-name="ce1">
            <text:p>97001</text:p>
          </table:table-cell>
          <table:table-cell office:value-type="string" table:style-name="ce1">
            <text:p>Mitú</text:p>
          </table:table-cell>
          <table:table-cell office:value-type="float" office:value="97" table:style-name="ce1">
            <text:p>97</text:p>
          </table:table-cell>
          <table:table-cell office:value-type="string" office:string-value="Vaupés" table:formula="of:=VLOOKUP([.C1115];[Depto.A$2:.B$34];2;1)" table:style-name="ce1">
            <text:p>Vaupés</text:p>
          </table:table-cell>
          <table:table-cell table:number-columns-repeated="16380"/>
        </table:table-row>
        <table:table-row table:style-name="ro1">
          <table:table-cell office:value-type="float" office:value="97161" table:style-name="ce1">
            <text:p>97161</text:p>
          </table:table-cell>
          <table:table-cell office:value-type="string" table:style-name="ce1">
            <text:p>Caruru</text:p>
          </table:table-cell>
          <table:table-cell office:value-type="float" office:value="97" table:style-name="ce1">
            <text:p>97</text:p>
          </table:table-cell>
          <table:table-cell office:value-type="string" office:string-value="Vaupés" table:formula="of:=VLOOKUP([.C1116];[Depto.A$2:.B$34];2;1)" table:style-name="ce1">
            <text:p>Vaupés</text:p>
          </table:table-cell>
          <table:table-cell table:number-columns-repeated="16380"/>
        </table:table-row>
        <table:table-row table:style-name="ro1">
          <table:table-cell office:value-type="float" office:value="97511" table:style-name="ce1">
            <text:p>97511</text:p>
          </table:table-cell>
          <table:table-cell office:value-type="string" table:style-name="ce1">
            <text:p>Pacoa</text:p>
          </table:table-cell>
          <table:table-cell office:value-type="float" office:value="97" table:style-name="ce1">
            <text:p>97</text:p>
          </table:table-cell>
          <table:table-cell office:value-type="string" office:string-value="Vaupés" table:formula="of:=VLOOKUP([.C1117];[Depto.A$2:.B$34];2;1)" table:style-name="ce1">
            <text:p>Vaupés</text:p>
          </table:table-cell>
          <table:table-cell table:number-columns-repeated="16380"/>
        </table:table-row>
        <table:table-row table:style-name="ro1">
          <table:table-cell office:value-type="float" office:value="97666" table:style-name="ce1">
            <text:p>97666</text:p>
          </table:table-cell>
          <table:table-cell office:value-type="string" table:style-name="ce1">
            <text:p>Taraira</text:p>
          </table:table-cell>
          <table:table-cell office:value-type="float" office:value="97" table:style-name="ce1">
            <text:p>97</text:p>
          </table:table-cell>
          <table:table-cell office:value-type="string" office:string-value="Vaupés" table:formula="of:=VLOOKUP([.C1118];[Depto.A$2:.B$34];2;1)" table:style-name="ce1">
            <text:p>Vaupés</text:p>
          </table:table-cell>
          <table:table-cell table:number-columns-repeated="16380"/>
        </table:table-row>
        <table:table-row table:style-name="ro1">
          <table:table-cell office:value-type="float" office:value="97777" table:style-name="ce1">
            <text:p>97777</text:p>
          </table:table-cell>
          <table:table-cell office:value-type="string" table:style-name="ce1">
            <text:p>Papunaua</text:p>
          </table:table-cell>
          <table:table-cell office:value-type="float" office:value="97" table:style-name="ce1">
            <text:p>97</text:p>
          </table:table-cell>
          <table:table-cell office:value-type="string" office:string-value="Vaupés" table:formula="of:=VLOOKUP([.C1119];[Depto.A$2:.B$34];2;1)" table:style-name="ce1">
            <text:p>Vaupés</text:p>
          </table:table-cell>
          <table:table-cell table:number-columns-repeated="16380"/>
        </table:table-row>
        <table:table-row table:style-name="ro1">
          <table:table-cell office:value-type="float" office:value="97889" table:style-name="ce1">
            <text:p>97889</text:p>
          </table:table-cell>
          <table:table-cell office:value-type="string" table:style-name="ce1">
            <text:p>Yavaraté</text:p>
          </table:table-cell>
          <table:table-cell office:value-type="float" office:value="97" table:style-name="ce1">
            <text:p>97</text:p>
          </table:table-cell>
          <table:table-cell office:value-type="string" office:string-value="Vaupés" table:formula="of:=VLOOKUP([.C1120];[Depto.A$2:.B$34];2;1)" table:style-name="ce1">
            <text:p>Vaupés</text:p>
          </table:table-cell>
          <table:table-cell table:number-columns-repeated="16380"/>
        </table:table-row>
        <table:table-row table:style-name="ro1">
          <table:table-cell office:value-type="float" office:value="99001" table:style-name="ce1">
            <text:p>99001</text:p>
          </table:table-cell>
          <table:table-cell office:value-type="string" table:style-name="ce1">
            <text:p>Puerto Carreño</text:p>
          </table:table-cell>
          <table:table-cell office:value-type="float" office:value="99" table:style-name="ce1">
            <text:p>99</text:p>
          </table:table-cell>
          <table:table-cell office:value-type="string" office:string-value="Vichada" table:formula="of:=VLOOKUP([.C1121];[Depto.A$2:.B$34];2;1)" table:style-name="ce1">
            <text:p>Vichada</text:p>
          </table:table-cell>
          <table:table-cell table:number-columns-repeated="16380"/>
        </table:table-row>
        <table:table-row table:style-name="ro1">
          <table:table-cell office:value-type="float" office:value="99524" table:style-name="ce1">
            <text:p>99524</text:p>
          </table:table-cell>
          <table:table-cell office:value-type="string" table:style-name="ce1">
            <text:p>La Primavera</text:p>
          </table:table-cell>
          <table:table-cell office:value-type="float" office:value="99" table:style-name="ce1">
            <text:p>99</text:p>
          </table:table-cell>
          <table:table-cell office:value-type="string" office:string-value="Vichada" table:formula="of:=VLOOKUP([.C1122];[Depto.A$2:.B$34];2;1)" table:style-name="ce1">
            <text:p>Vichada</text:p>
          </table:table-cell>
          <table:table-cell table:number-columns-repeated="16380"/>
        </table:table-row>
        <table:table-row table:style-name="ro1">
          <table:table-cell office:value-type="float" office:value="99624" table:style-name="ce1">
            <text:p>99624</text:p>
          </table:table-cell>
          <table:table-cell office:value-type="string" table:style-name="ce1">
            <text:p>Santa Rosalía</text:p>
          </table:table-cell>
          <table:table-cell office:value-type="float" office:value="99" table:style-name="ce1">
            <text:p>99</text:p>
          </table:table-cell>
          <table:table-cell office:value-type="string" office:string-value="Vichada" table:formula="of:=VLOOKUP([.C1123];[Depto.A$2:.B$34];2;1)" table:style-name="ce1">
            <text:p>Vichada</text:p>
          </table:table-cell>
          <table:table-cell table:number-columns-repeated="16380"/>
        </table:table-row>
        <table:table-row table:style-name="ro1">
          <table:table-cell office:value-type="float" office:value="99773" table:style-name="ce1">
            <text:p>99773</text:p>
          </table:table-cell>
          <table:table-cell office:value-type="string" table:style-name="ce1">
            <text:p>Cumaribo</text:p>
          </table:table-cell>
          <table:table-cell office:value-type="float" office:value="99" table:style-name="ce1">
            <text:p>99</text:p>
          </table:table-cell>
          <table:table-cell office:value-type="string" office:string-value="Vichada" table:formula="of:=VLOOKUP([.C1124];[Depto.A$2:.B$34];2;1)" table:style-name="ce1">
            <text:p>Vichada</text:p>
          </table:table-cell>
          <table:table-cell table:number-columns-repeated="16380"/>
        </table:table-row>
        <table:table-row table:number-rows-repeated="1047452" table:style-name="ro1">
          <table:table-cell table:number-columns-repeated="16384"/>
        </table:table-row>
      </table:table>
      <table:table table:name="P" table:style-name="ta1">
        <table:table-column table:style-name="co7" table:default-cell-style-name="ce1"/>
        <table:table-column table:style-name="co6" table:number-columns-repeated="16383" table:default-cell-style-name="ce1"/>
        <table:table-row table:style-name="ro1">
          <table:table-cell office:value-type="string" table:style-name="ce1">
            <text:p>INSERT INTO countries (id, name, code) VALUES</text:p>
          </table:table-cell>
          <table:table-cell table:number-columns-repeated="16383"/>
        </table:table-row>
        <table:table-row table:style-name="ro1">
          <table:table-cell office:value-type="string" office:string-value="(57,'Colombia','CO')," table:formula="of:=&quot;(&quot; &amp; [Pais.A2] &amp; &quot;,'&quot; &amp; [Pais.B2] &amp; &quot;','&quot; &amp; [Pais.C2] &amp; &quot;'),&quot;" table:style-name="ce1">
            <text:p>(57,'Colombia','CO'),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D" table:style-name="ta1">
        <table:table-column table:style-name="co7" table:default-cell-style-name="ce1"/>
        <table:table-column table:style-name="co6" table:number-columns-repeated="16383" table:default-cell-style-name="ce1"/>
        <table:table-row table:style-name="ro1">
          <table:table-cell office:value-type="string" table:style-name="ce1">
            <text:p>INSERT INTO states (id, name, country_id) VALUES</text:p>
          </table:table-cell>
          <table:table-cell table:number-columns-repeated="16383"/>
        </table:table-row>
        <table:table-row table:style-name="ro1">
          <table:table-cell office:value-type="string" office:string-value="(5,'Antioquia',57)," table:formula="of:=&quot;(&quot; &amp; [Depto.A2] &amp; &quot;,'&quot; &amp; [Depto.B2] &amp; &quot;',&quot; &amp; [Depto.C2] &amp; &quot;),&quot;" table:style-name="ce1">
            <text:p>(5,'Antioquia',57),</text:p>
          </table:table-cell>
          <table:table-cell table:number-columns-repeated="16383"/>
        </table:table-row>
        <table:table-row table:style-name="ro1">
          <table:table-cell office:value-type="string" office:string-value="(8,'Atlántico',57)," table:formula="of:=&quot;(&quot; &amp; [Depto.A3] &amp; &quot;,'&quot; &amp; [Depto.B3] &amp; &quot;',&quot; &amp; [Depto.C3] &amp; &quot;),&quot;" table:style-name="ce1">
            <text:p>(8,'Atlántico',57),</text:p>
          </table:table-cell>
          <table:table-cell table:number-columns-repeated="16383"/>
        </table:table-row>
        <table:table-row table:style-name="ro1">
          <table:table-cell office:value-type="string" office:string-value="(11,'Bogotá D.C.',57)," table:formula="of:=&quot;(&quot; &amp; [Depto.A4] &amp; &quot;,'&quot; &amp; [Depto.B4] &amp; &quot;',&quot; &amp; [Depto.C4] &amp; &quot;),&quot;" table:style-name="ce1">
            <text:p>(11,'Bogotá D.C.',57),</text:p>
          </table:table-cell>
          <table:table-cell table:number-columns-repeated="16383"/>
        </table:table-row>
        <table:table-row table:style-name="ro1">
          <table:table-cell office:value-type="string" office:string-value="(13,'Bolívar',57)," table:formula="of:=&quot;(&quot; &amp; [Depto.A5] &amp; &quot;,'&quot; &amp; [Depto.B5] &amp; &quot;',&quot; &amp; [Depto.C5] &amp; &quot;),&quot;" table:style-name="ce1">
            <text:p>(13,'Bolívar',57),</text:p>
          </table:table-cell>
          <table:table-cell table:number-columns-repeated="16383"/>
        </table:table-row>
        <table:table-row table:style-name="ro1">
          <table:table-cell office:value-type="string" office:string-value="(15,'Boyacá',57)," table:formula="of:=&quot;(&quot; &amp; [Depto.A6] &amp; &quot;,'&quot; &amp; [Depto.B6] &amp; &quot;',&quot; &amp; [Depto.C6] &amp; &quot;),&quot;" table:style-name="ce1">
            <text:p>(15,'Boyacá',57),</text:p>
          </table:table-cell>
          <table:table-cell table:number-columns-repeated="16383"/>
        </table:table-row>
        <table:table-row table:style-name="ro1">
          <table:table-cell office:value-type="string" office:string-value="(17,'Caldas',57)," table:formula="of:=&quot;(&quot; &amp; [Depto.A7] &amp; &quot;,'&quot; &amp; [Depto.B7] &amp; &quot;',&quot; &amp; [Depto.C7] &amp; &quot;),&quot;" table:style-name="ce1">
            <text:p>(17,'Caldas',57),</text:p>
          </table:table-cell>
          <table:table-cell table:number-columns-repeated="16383"/>
        </table:table-row>
        <table:table-row table:style-name="ro1">
          <table:table-cell office:value-type="string" office:string-value="(18,'Caquetá',57)," table:formula="of:=&quot;(&quot; &amp; [Depto.A8] &amp; &quot;,'&quot; &amp; [Depto.B8] &amp; &quot;',&quot; &amp; [Depto.C8] &amp; &quot;),&quot;" table:style-name="ce1">
            <text:p>(18,'Caquetá',57),</text:p>
          </table:table-cell>
          <table:table-cell table:number-columns-repeated="16383"/>
        </table:table-row>
        <table:table-row table:style-name="ro1">
          <table:table-cell office:value-type="string" office:string-value="(19,'Cauca',57)," table:formula="of:=&quot;(&quot; &amp; [Depto.A9] &amp; &quot;,'&quot; &amp; [Depto.B9] &amp; &quot;',&quot; &amp; [Depto.C9] &amp; &quot;),&quot;" table:style-name="ce1">
            <text:p>(19,'Cauca',57),</text:p>
          </table:table-cell>
          <table:table-cell table:number-columns-repeated="16383"/>
        </table:table-row>
        <table:table-row table:style-name="ro1">
          <table:table-cell office:value-type="string" office:string-value="(20,'Cesar',57)," table:formula="of:=&quot;(&quot; &amp; [Depto.A10] &amp; &quot;,'&quot; &amp; [Depto.B10] &amp; &quot;',&quot; &amp; [Depto.C10] &amp; &quot;),&quot;" table:style-name="ce1">
            <text:p>(20,'Cesar',57),</text:p>
          </table:table-cell>
          <table:table-cell table:number-columns-repeated="16383"/>
        </table:table-row>
        <table:table-row table:style-name="ro1">
          <table:table-cell office:value-type="string" office:string-value="(23,'Córdoba',57)," table:formula="of:=&quot;(&quot; &amp; [Depto.A11] &amp; &quot;,'&quot; &amp; [Depto.B11] &amp; &quot;',&quot; &amp; [Depto.C11] &amp; &quot;),&quot;" table:style-name="ce1">
            <text:p>(23,'Córdoba',57),</text:p>
          </table:table-cell>
          <table:table-cell table:number-columns-repeated="16383"/>
        </table:table-row>
        <table:table-row table:style-name="ro1">
          <table:table-cell office:value-type="string" office:string-value="(25,'Cundinamarca',57)," table:formula="of:=&quot;(&quot; &amp; [Depto.A12] &amp; &quot;,'&quot; &amp; [Depto.B12] &amp; &quot;',&quot; &amp; [Depto.C12] &amp; &quot;),&quot;" table:style-name="ce1">
            <text:p>(25,'Cundinamarca',57),</text:p>
          </table:table-cell>
          <table:table-cell table:number-columns-repeated="16383"/>
        </table:table-row>
        <table:table-row table:style-name="ro1">
          <table:table-cell office:value-type="string" office:string-value="(27,'Chocó',57)," table:formula="of:=&quot;(&quot; &amp; [Depto.A13] &amp; &quot;,'&quot; &amp; [Depto.B13] &amp; &quot;',&quot; &amp; [Depto.C13] &amp; &quot;),&quot;" table:style-name="ce1">
            <text:p>(27,'Chocó',57),</text:p>
          </table:table-cell>
          <table:table-cell table:number-columns-repeated="16383"/>
        </table:table-row>
        <table:table-row table:style-name="ro1">
          <table:table-cell office:value-type="string" office:string-value="(41,'Huila',57)," table:formula="of:=&quot;(&quot; &amp; [Depto.A14] &amp; &quot;,'&quot; &amp; [Depto.B14] &amp; &quot;',&quot; &amp; [Depto.C14] &amp; &quot;),&quot;" table:style-name="ce1">
            <text:p>(41,'Huila',57),</text:p>
          </table:table-cell>
          <table:table-cell table:number-columns-repeated="16383"/>
        </table:table-row>
        <table:table-row table:style-name="ro1">
          <table:table-cell office:value-type="string" office:string-value="(44,'La Guajira',57)," table:formula="of:=&quot;(&quot; &amp; [Depto.A15] &amp; &quot;,'&quot; &amp; [Depto.B15] &amp; &quot;',&quot; &amp; [Depto.C15] &amp; &quot;),&quot;" table:style-name="ce1">
            <text:p>(44,'La Guajira',57),</text:p>
          </table:table-cell>
          <table:table-cell table:number-columns-repeated="16383"/>
        </table:table-row>
        <table:table-row table:style-name="ro1">
          <table:table-cell office:value-type="string" office:string-value="(47,'Magdalena',57)," table:formula="of:=&quot;(&quot; &amp; [Depto.A16] &amp; &quot;,'&quot; &amp; [Depto.B16] &amp; &quot;',&quot; &amp; [Depto.C16] &amp; &quot;),&quot;" table:style-name="ce1">
            <text:p>(47,'Magdalena',57),</text:p>
          </table:table-cell>
          <table:table-cell table:number-columns-repeated="16383"/>
        </table:table-row>
        <table:table-row table:style-name="ro1">
          <table:table-cell office:value-type="string" office:string-value="(50,'Meta',57)," table:formula="of:=&quot;(&quot; &amp; [Depto.A17] &amp; &quot;,'&quot; &amp; [Depto.B17] &amp; &quot;',&quot; &amp; [Depto.C17] &amp; &quot;),&quot;" table:style-name="ce1">
            <text:p>(50,'Meta',57),</text:p>
          </table:table-cell>
          <table:table-cell table:number-columns-repeated="16383"/>
        </table:table-row>
        <table:table-row table:style-name="ro1">
          <table:table-cell office:value-type="string" office:string-value="(52,'Nariño',57)," table:formula="of:=&quot;(&quot; &amp; [Depto.A18] &amp; &quot;,'&quot; &amp; [Depto.B18] &amp; &quot;',&quot; &amp; [Depto.C18] &amp; &quot;),&quot;" table:style-name="ce1">
            <text:p>(52,'Nariño',57),</text:p>
          </table:table-cell>
          <table:table-cell table:number-columns-repeated="16383"/>
        </table:table-row>
        <table:table-row table:style-name="ro1">
          <table:table-cell office:value-type="string" office:string-value="(54,'Norte de Santander',57)," table:formula="of:=&quot;(&quot; &amp; [Depto.A19] &amp; &quot;,'&quot; &amp; [Depto.B19] &amp; &quot;',&quot; &amp; [Depto.C19] &amp; &quot;),&quot;" table:style-name="ce1">
            <text:p>(54,'Norte de Santander',57),</text:p>
          </table:table-cell>
          <table:table-cell table:number-columns-repeated="16383"/>
        </table:table-row>
        <table:table-row table:style-name="ro1">
          <table:table-cell office:value-type="string" office:string-value="(63,'Quindío',57)," table:formula="of:=&quot;(&quot; &amp; [Depto.A20] &amp; &quot;,'&quot; &amp; [Depto.B20] &amp; &quot;',&quot; &amp; [Depto.C20] &amp; &quot;),&quot;" table:style-name="ce1">
            <text:p>(63,'Quindío',57),</text:p>
          </table:table-cell>
          <table:table-cell table:number-columns-repeated="16383"/>
        </table:table-row>
        <table:table-row table:style-name="ro1">
          <table:table-cell office:value-type="string" office:string-value="(66,'Risaralda',57)," table:formula="of:=&quot;(&quot; &amp; [Depto.A21] &amp; &quot;,'&quot; &amp; [Depto.B21] &amp; &quot;',&quot; &amp; [Depto.C21] &amp; &quot;),&quot;" table:style-name="ce1">
            <text:p>(66,'Risaralda',57),</text:p>
          </table:table-cell>
          <table:table-cell table:number-columns-repeated="16383"/>
        </table:table-row>
        <table:table-row table:style-name="ro1">
          <table:table-cell office:value-type="string" office:string-value="(68,'Santander',57)," table:formula="of:=&quot;(&quot; &amp; [Depto.A22] &amp; &quot;,'&quot; &amp; [Depto.B22] &amp; &quot;',&quot; &amp; [Depto.C22] &amp; &quot;),&quot;" table:style-name="ce1">
            <text:p>(68,'Santander',57),</text:p>
          </table:table-cell>
          <table:table-cell table:number-columns-repeated="16383"/>
        </table:table-row>
        <table:table-row table:style-name="ro1">
          <table:table-cell office:value-type="string" office:string-value="(70,'Sucre',57)," table:formula="of:=&quot;(&quot; &amp; [Depto.A23] &amp; &quot;,'&quot; &amp; [Depto.B23] &amp; &quot;',&quot; &amp; [Depto.C23] &amp; &quot;),&quot;" table:style-name="ce1">
            <text:p>(70,'Sucre',57),</text:p>
          </table:table-cell>
          <table:table-cell table:number-columns-repeated="16383"/>
        </table:table-row>
        <table:table-row table:style-name="ro1">
          <table:table-cell office:value-type="string" office:string-value="(73,'Tolima',57)," table:formula="of:=&quot;(&quot; &amp; [Depto.A24] &amp; &quot;,'&quot; &amp; [Depto.B24] &amp; &quot;',&quot; &amp; [Depto.C24] &amp; &quot;),&quot;" table:style-name="ce1">
            <text:p>(73,'Tolima',57),</text:p>
          </table:table-cell>
          <table:table-cell table:number-columns-repeated="16383"/>
        </table:table-row>
        <table:table-row table:style-name="ro1">
          <table:table-cell office:value-type="string" office:string-value="(76,'Valle del Cauca',57)," table:formula="of:=&quot;(&quot; &amp; [Depto.A25] &amp; &quot;,'&quot; &amp; [Depto.B25] &amp; &quot;',&quot; &amp; [Depto.C25] &amp; &quot;),&quot;" table:style-name="ce1">
            <text:p>(76,'Valle del Cauca',57),</text:p>
          </table:table-cell>
          <table:table-cell table:number-columns-repeated="16383"/>
        </table:table-row>
        <table:table-row table:style-name="ro1">
          <table:table-cell office:value-type="string" office:string-value="(81,'Arauca',57)," table:formula="of:=&quot;(&quot; &amp; [Depto.A26] &amp; &quot;,'&quot; &amp; [Depto.B26] &amp; &quot;',&quot; &amp; [Depto.C26] &amp; &quot;),&quot;" table:style-name="ce1">
            <text:p>(81,'Arauca',57),</text:p>
          </table:table-cell>
          <table:table-cell table:number-columns-repeated="16383"/>
        </table:table-row>
        <table:table-row table:style-name="ro1">
          <table:table-cell office:value-type="string" office:string-value="(85,'Casanare',57)," table:formula="of:=&quot;(&quot; &amp; [Depto.A27] &amp; &quot;,'&quot; &amp; [Depto.B27] &amp; &quot;',&quot; &amp; [Depto.C27] &amp; &quot;),&quot;" table:style-name="ce1">
            <text:p>(85,'Casanare',57),</text:p>
          </table:table-cell>
          <table:table-cell table:number-columns-repeated="16383"/>
        </table:table-row>
        <table:table-row table:style-name="ro1">
          <table:table-cell office:value-type="string" office:string-value="(86,'Putumayo',57)," table:formula="of:=&quot;(&quot; &amp; [Depto.A28] &amp; &quot;,'&quot; &amp; [Depto.B28] &amp; &quot;',&quot; &amp; [Depto.C28] &amp; &quot;),&quot;" table:style-name="ce1">
            <text:p>(86,'Putumayo',57),</text:p>
          </table:table-cell>
          <table:table-cell table:number-columns-repeated="16383"/>
        </table:table-row>
        <table:table-row table:style-name="ro1">
          <table:table-cell office:value-type="string" office:string-value="(88,'Archipiélago de San Andrés, Providencia y Santa Catalina',57)," table:formula="of:=&quot;(&quot; &amp; [Depto.A29] &amp; &quot;,'&quot; &amp; [Depto.B29] &amp; &quot;',&quot; &amp; [Depto.C29] &amp; &quot;),&quot;" table:style-name="ce1">
            <text:p>(88,'Archipiélago de San Andrés, Providencia y Santa Catalina',57),</text:p>
          </table:table-cell>
          <table:table-cell table:number-columns-repeated="16383"/>
        </table:table-row>
        <table:table-row table:style-name="ro1">
          <table:table-cell office:value-type="string" office:string-value="(91,'Amazonas',57)," table:formula="of:=&quot;(&quot; &amp; [Depto.A30] &amp; &quot;,'&quot; &amp; [Depto.B30] &amp; &quot;',&quot; &amp; [Depto.C30] &amp; &quot;),&quot;" table:style-name="ce1">
            <text:p>(91,'Amazonas',57),</text:p>
          </table:table-cell>
          <table:table-cell table:number-columns-repeated="16383"/>
        </table:table-row>
        <table:table-row table:style-name="ro1">
          <table:table-cell office:value-type="string" office:string-value="(94,'Guainía',57)," table:formula="of:=&quot;(&quot; &amp; [Depto.A31] &amp; &quot;,'&quot; &amp; [Depto.B31] &amp; &quot;',&quot; &amp; [Depto.C31] &amp; &quot;),&quot;" table:style-name="ce1">
            <text:p>(94,'Guainía',57),</text:p>
          </table:table-cell>
          <table:table-cell table:number-columns-repeated="16383"/>
        </table:table-row>
        <table:table-row table:style-name="ro1">
          <table:table-cell office:value-type="string" office:string-value="(95,'Guaviare',57)," table:formula="of:=&quot;(&quot; &amp; [Depto.A32] &amp; &quot;,'&quot; &amp; [Depto.B32] &amp; &quot;',&quot; &amp; [Depto.C32] &amp; &quot;),&quot;" table:style-name="ce1">
            <text:p>(95,'Guaviare',57),</text:p>
          </table:table-cell>
          <table:table-cell table:number-columns-repeated="16383"/>
        </table:table-row>
        <table:table-row table:style-name="ro1">
          <table:table-cell office:value-type="string" office:string-value="(97,'Vaupés',57)," table:formula="of:=&quot;(&quot; &amp; [Depto.A33] &amp; &quot;,'&quot; &amp; [Depto.B33] &amp; &quot;',&quot; &amp; [Depto.C33] &amp; &quot;),&quot;" table:style-name="ce1">
            <text:p>(97,'Vaupés',57),</text:p>
          </table:table-cell>
          <table:table-cell table:number-columns-repeated="16383"/>
        </table:table-row>
        <table:table-row table:style-name="ro1">
          <table:table-cell office:value-type="string" office:string-value="(99,'Vichada',57)," table:formula="of:=&quot;(&quot; &amp; [Depto.A34] &amp; &quot;,'&quot; &amp; [Depto.B34] &amp; &quot;',&quot; &amp; [Depto.C34] &amp; &quot;),&quot;" table:style-name="ce1">
            <text:p>(99,'Vichada',57),</text:p>
          </table:table-cell>
          <table:table-cell table:number-columns-repeated="16383"/>
        </table:table-row>
        <table:table-row table:number-rows-repeated="1048542" table:style-name="ro1">
          <table:table-cell table:number-columns-repeated="16384"/>
        </table:table-row>
      </table:table>
      <table:table table:name="C" table:style-name="ta1">
        <table:table-column table:style-name="co7" table:default-cell-style-name="ce1"/>
        <table:table-column table:style-name="co6" table:number-columns-repeated="16383" table:default-cell-style-name="ce1"/>
        <table:table-row table:style-name="ro1">
          <table:table-cell office:value-type="string" table:style-name="ce1">
            <text:p>INSERT INTO cities (id, name, state_id) VALUES</text:p>
          </table:table-cell>
          <table:table-cell table:number-columns-repeated="16383"/>
        </table:table-row>
        <table:table-row table:style-name="ro1">
          <table:table-cell office:value-type="string" office:string-value="(5001,'Medellín',5)," table:formula="of:=&quot;(&quot; &amp; [Ciudad.A2] &amp; &quot;,'&quot; &amp; [Ciudad.B2] &amp; &quot;',&quot; &amp; [Ciudad.C2] &amp; &quot;),&quot;" table:style-name="ce1">
            <text:p>(5001,'Medellín',5),</text:p>
          </table:table-cell>
          <table:table-cell table:number-columns-repeated="16383"/>
        </table:table-row>
        <table:table-row table:style-name="ro1">
          <table:table-cell office:value-type="string" office:string-value="(5002,'Abejorral',5)," table:formula="of:=&quot;(&quot; &amp; [Ciudad.A3] &amp; &quot;,'&quot; &amp; [Ciudad.B3] &amp; &quot;',&quot; &amp; [Ciudad.C3] &amp; &quot;),&quot;" table:style-name="ce1">
            <text:p>(5002,'Abejorral',5),</text:p>
          </table:table-cell>
          <table:table-cell table:number-columns-repeated="16383"/>
        </table:table-row>
        <table:table-row table:style-name="ro1">
          <table:table-cell office:value-type="string" office:string-value="(5004,'Abriaquí',5)," table:formula="of:=&quot;(&quot; &amp; [Ciudad.A4] &amp; &quot;,'&quot; &amp; [Ciudad.B4] &amp; &quot;',&quot; &amp; [Ciudad.C4] &amp; &quot;),&quot;" table:style-name="ce1">
            <text:p>(5004,'Abriaquí',5),</text:p>
          </table:table-cell>
          <table:table-cell table:number-columns-repeated="16383"/>
        </table:table-row>
        <table:table-row table:style-name="ro1">
          <table:table-cell office:value-type="string" office:string-value="(5021,'Alejandría',5)," table:formula="of:=&quot;(&quot; &amp; [Ciudad.A5] &amp; &quot;,'&quot; &amp; [Ciudad.B5] &amp; &quot;',&quot; &amp; [Ciudad.C5] &amp; &quot;),&quot;" table:style-name="ce1">
            <text:p>(5021,'Alejandría',5),</text:p>
          </table:table-cell>
          <table:table-cell table:number-columns-repeated="16383"/>
        </table:table-row>
        <table:table-row table:style-name="ro1">
          <table:table-cell office:value-type="string" office:string-value="(5030,'Amagá',5)," table:formula="of:=&quot;(&quot; &amp; [Ciudad.A6] &amp; &quot;,'&quot; &amp; [Ciudad.B6] &amp; &quot;',&quot; &amp; [Ciudad.C6] &amp; &quot;),&quot;" table:style-name="ce1">
            <text:p>(5030,'Amagá',5),</text:p>
          </table:table-cell>
          <table:table-cell table:number-columns-repeated="16383"/>
        </table:table-row>
        <table:table-row table:style-name="ro1">
          <table:table-cell office:value-type="string" office:string-value="(5031,'Amalfi',5)," table:formula="of:=&quot;(&quot; &amp; [Ciudad.A7] &amp; &quot;,'&quot; &amp; [Ciudad.B7] &amp; &quot;',&quot; &amp; [Ciudad.C7] &amp; &quot;),&quot;" table:style-name="ce1">
            <text:p>(5031,'Amalfi',5),</text:p>
          </table:table-cell>
          <table:table-cell table:number-columns-repeated="16383"/>
        </table:table-row>
        <table:table-row table:style-name="ro1">
          <table:table-cell office:value-type="string" office:string-value="(5034,'Andes',5)," table:formula="of:=&quot;(&quot; &amp; [Ciudad.A8] &amp; &quot;,'&quot; &amp; [Ciudad.B8] &amp; &quot;',&quot; &amp; [Ciudad.C8] &amp; &quot;),&quot;" table:style-name="ce1">
            <text:p>(5034,'Andes',5),</text:p>
          </table:table-cell>
          <table:table-cell table:number-columns-repeated="16383"/>
        </table:table-row>
        <table:table-row table:style-name="ro1">
          <table:table-cell office:value-type="string" office:string-value="(5036,'Angelópolis',5)," table:formula="of:=&quot;(&quot; &amp; [Ciudad.A9] &amp; &quot;,'&quot; &amp; [Ciudad.B9] &amp; &quot;',&quot; &amp; [Ciudad.C9] &amp; &quot;),&quot;" table:style-name="ce1">
            <text:p>(5036,'Angelópolis',5),</text:p>
          </table:table-cell>
          <table:table-cell table:number-columns-repeated="16383"/>
        </table:table-row>
        <table:table-row table:style-name="ro1">
          <table:table-cell office:value-type="string" office:string-value="(5038,'Angostura',5)," table:formula="of:=&quot;(&quot; &amp; [Ciudad.A10] &amp; &quot;,'&quot; &amp; [Ciudad.B10] &amp; &quot;',&quot; &amp; [Ciudad.C10] &amp; &quot;),&quot;" table:style-name="ce1">
            <text:p>(5038,'Angostura',5),</text:p>
          </table:table-cell>
          <table:table-cell table:number-columns-repeated="16383"/>
        </table:table-row>
        <table:table-row table:style-name="ro1">
          <table:table-cell office:value-type="string" office:string-value="(5040,'Anorí',5)," table:formula="of:=&quot;(&quot; &amp; [Ciudad.A11] &amp; &quot;,'&quot; &amp; [Ciudad.B11] &amp; &quot;',&quot; &amp; [Ciudad.C11] &amp; &quot;),&quot;" table:style-name="ce1">
            <text:p>(5040,'Anorí',5),</text:p>
          </table:table-cell>
          <table:table-cell table:number-columns-repeated="16383"/>
        </table:table-row>
        <table:table-row table:style-name="ro1">
          <table:table-cell office:value-type="string" office:string-value="(5042,'Santafé de Antioquia',5)," table:formula="of:=&quot;(&quot; &amp; [Ciudad.A12] &amp; &quot;,'&quot; &amp; [Ciudad.B12] &amp; &quot;',&quot; &amp; [Ciudad.C12] &amp; &quot;),&quot;" table:style-name="ce1">
            <text:p>(5042,'Santafé de Antioquia',5),</text:p>
          </table:table-cell>
          <table:table-cell table:number-columns-repeated="16383"/>
        </table:table-row>
        <table:table-row table:style-name="ro1">
          <table:table-cell office:value-type="string" office:string-value="(5044,'Anza',5)," table:formula="of:=&quot;(&quot; &amp; [Ciudad.A13] &amp; &quot;,'&quot; &amp; [Ciudad.B13] &amp; &quot;',&quot; &amp; [Ciudad.C13] &amp; &quot;),&quot;" table:style-name="ce1">
            <text:p>(5044,'Anza',5),</text:p>
          </table:table-cell>
          <table:table-cell table:number-columns-repeated="16383"/>
        </table:table-row>
        <table:table-row table:style-name="ro1">
          <table:table-cell office:value-type="string" office:string-value="(5045,'Apartadó',5)," table:formula="of:=&quot;(&quot; &amp; [Ciudad.A14] &amp; &quot;,'&quot; &amp; [Ciudad.B14] &amp; &quot;',&quot; &amp; [Ciudad.C14] &amp; &quot;),&quot;" table:style-name="ce1">
            <text:p>(5045,'Apartadó',5),</text:p>
          </table:table-cell>
          <table:table-cell table:number-columns-repeated="16383"/>
        </table:table-row>
        <table:table-row table:style-name="ro1">
          <table:table-cell office:value-type="string" office:string-value="(5051,'Arboletes',5)," table:formula="of:=&quot;(&quot; &amp; [Ciudad.A15] &amp; &quot;,'&quot; &amp; [Ciudad.B15] &amp; &quot;',&quot; &amp; [Ciudad.C15] &amp; &quot;),&quot;" table:style-name="ce1">
            <text:p>(5051,'Arboletes',5),</text:p>
          </table:table-cell>
          <table:table-cell table:number-columns-repeated="16383"/>
        </table:table-row>
        <table:table-row table:style-name="ro1">
          <table:table-cell office:value-type="string" office:string-value="(5055,'Argelia',5)," table:formula="of:=&quot;(&quot; &amp; [Ciudad.A16] &amp; &quot;,'&quot; &amp; [Ciudad.B16] &amp; &quot;',&quot; &amp; [Ciudad.C16] &amp; &quot;),&quot;" table:style-name="ce1">
            <text:p>(5055,'Argelia',5),</text:p>
          </table:table-cell>
          <table:table-cell table:number-columns-repeated="16383"/>
        </table:table-row>
        <table:table-row table:style-name="ro1">
          <table:table-cell office:value-type="string" office:string-value="(5059,'Armenia',5)," table:formula="of:=&quot;(&quot; &amp; [Ciudad.A17] &amp; &quot;,'&quot; &amp; [Ciudad.B17] &amp; &quot;',&quot; &amp; [Ciudad.C17] &amp; &quot;),&quot;" table:style-name="ce1">
            <text:p>(5059,'Armenia',5),</text:p>
          </table:table-cell>
          <table:table-cell table:number-columns-repeated="16383"/>
        </table:table-row>
        <table:table-row table:style-name="ro1">
          <table:table-cell office:value-type="string" office:string-value="(5079,'Barbosa',5)," table:formula="of:=&quot;(&quot; &amp; [Ciudad.A18] &amp; &quot;,'&quot; &amp; [Ciudad.B18] &amp; &quot;',&quot; &amp; [Ciudad.C18] &amp; &quot;),&quot;" table:style-name="ce1">
            <text:p>(5079,'Barbosa',5),</text:p>
          </table:table-cell>
          <table:table-cell table:number-columns-repeated="16383"/>
        </table:table-row>
        <table:table-row table:style-name="ro1">
          <table:table-cell office:value-type="string" office:string-value="(5086,'Belmira',5)," table:formula="of:=&quot;(&quot; &amp; [Ciudad.A19] &amp; &quot;,'&quot; &amp; [Ciudad.B19] &amp; &quot;',&quot; &amp; [Ciudad.C19] &amp; &quot;),&quot;" table:style-name="ce1">
            <text:p>(5086,'Belmira',5),</text:p>
          </table:table-cell>
          <table:table-cell table:number-columns-repeated="16383"/>
        </table:table-row>
        <table:table-row table:style-name="ro1">
          <table:table-cell office:value-type="string" office:string-value="(5088,'Bello',5)," table:formula="of:=&quot;(&quot; &amp; [Ciudad.A20] &amp; &quot;,'&quot; &amp; [Ciudad.B20] &amp; &quot;',&quot; &amp; [Ciudad.C20] &amp; &quot;),&quot;" table:style-name="ce1">
            <text:p>(5088,'Bello',5),</text:p>
          </table:table-cell>
          <table:table-cell table:number-columns-repeated="16383"/>
        </table:table-row>
        <table:table-row table:style-name="ro1">
          <table:table-cell office:value-type="string" office:string-value="(5091,'Betania',5)," table:formula="of:=&quot;(&quot; &amp; [Ciudad.A21] &amp; &quot;,'&quot; &amp; [Ciudad.B21] &amp; &quot;',&quot; &amp; [Ciudad.C21] &amp; &quot;),&quot;" table:style-name="ce1">
            <text:p>(5091,'Betania',5),</text:p>
          </table:table-cell>
          <table:table-cell table:number-columns-repeated="16383"/>
        </table:table-row>
        <table:table-row table:style-name="ro1">
          <table:table-cell office:value-type="string" office:string-value="(5093,'Betulia',5)," table:formula="of:=&quot;(&quot; &amp; [Ciudad.A22] &amp; &quot;,'&quot; &amp; [Ciudad.B22] &amp; &quot;',&quot; &amp; [Ciudad.C22] &amp; &quot;),&quot;" table:style-name="ce1">
            <text:p>(5093,'Betulia',5),</text:p>
          </table:table-cell>
          <table:table-cell table:number-columns-repeated="16383"/>
        </table:table-row>
        <table:table-row table:style-name="ro1">
          <table:table-cell office:value-type="string" office:string-value="(5101,'Ciudad Bolívar',5)," table:formula="of:=&quot;(&quot; &amp; [Ciudad.A23] &amp; &quot;,'&quot; &amp; [Ciudad.B23] &amp; &quot;',&quot; &amp; [Ciudad.C23] &amp; &quot;),&quot;" table:style-name="ce1">
            <text:p>(5101,'Ciudad Bolívar',5),</text:p>
          </table:table-cell>
          <table:table-cell table:number-columns-repeated="16383"/>
        </table:table-row>
        <table:table-row table:style-name="ro1">
          <table:table-cell office:value-type="string" office:string-value="(5107,'Briceño',5)," table:formula="of:=&quot;(&quot; &amp; [Ciudad.A24] &amp; &quot;,'&quot; &amp; [Ciudad.B24] &amp; &quot;',&quot; &amp; [Ciudad.C24] &amp; &quot;),&quot;" table:style-name="ce1">
            <text:p>(5107,'Briceño',5),</text:p>
          </table:table-cell>
          <table:table-cell table:number-columns-repeated="16383"/>
        </table:table-row>
        <table:table-row table:style-name="ro1">
          <table:table-cell office:value-type="string" office:string-value="(5113,'Buriticá',5)," table:formula="of:=&quot;(&quot; &amp; [Ciudad.A25] &amp; &quot;,'&quot; &amp; [Ciudad.B25] &amp; &quot;',&quot; &amp; [Ciudad.C25] &amp; &quot;),&quot;" table:style-name="ce1">
            <text:p>(5113,'Buriticá',5),</text:p>
          </table:table-cell>
          <table:table-cell table:number-columns-repeated="16383"/>
        </table:table-row>
        <table:table-row table:style-name="ro1">
          <table:table-cell office:value-type="string" office:string-value="(5120,'Cáceres',5)," table:formula="of:=&quot;(&quot; &amp; [Ciudad.A26] &amp; &quot;,'&quot; &amp; [Ciudad.B26] &amp; &quot;',&quot; &amp; [Ciudad.C26] &amp; &quot;),&quot;" table:style-name="ce1">
            <text:p>(5120,'Cáceres',5),</text:p>
          </table:table-cell>
          <table:table-cell table:number-columns-repeated="16383"/>
        </table:table-row>
        <table:table-row table:style-name="ro1">
          <table:table-cell office:value-type="string" office:string-value="(5125,'Caicedo',5)," table:formula="of:=&quot;(&quot; &amp; [Ciudad.A27] &amp; &quot;,'&quot; &amp; [Ciudad.B27] &amp; &quot;',&quot; &amp; [Ciudad.C27] &amp; &quot;),&quot;" table:style-name="ce1">
            <text:p>(5125,'Caicedo',5),</text:p>
          </table:table-cell>
          <table:table-cell table:number-columns-repeated="16383"/>
        </table:table-row>
        <table:table-row table:style-name="ro1">
          <table:table-cell office:value-type="string" office:string-value="(5129,'Caldas',5)," table:formula="of:=&quot;(&quot; &amp; [Ciudad.A28] &amp; &quot;,'&quot; &amp; [Ciudad.B28] &amp; &quot;',&quot; &amp; [Ciudad.C28] &amp; &quot;),&quot;" table:style-name="ce1">
            <text:p>(5129,'Caldas',5),</text:p>
          </table:table-cell>
          <table:table-cell table:number-columns-repeated="16383"/>
        </table:table-row>
        <table:table-row table:style-name="ro1">
          <table:table-cell office:value-type="string" office:string-value="(5134,'Campamento',5)," table:formula="of:=&quot;(&quot; &amp; [Ciudad.A29] &amp; &quot;,'&quot; &amp; [Ciudad.B29] &amp; &quot;',&quot; &amp; [Ciudad.C29] &amp; &quot;),&quot;" table:style-name="ce1">
            <text:p>(5134,'Campamento',5),</text:p>
          </table:table-cell>
          <table:table-cell table:number-columns-repeated="16383"/>
        </table:table-row>
        <table:table-row table:style-name="ro1">
          <table:table-cell office:value-type="string" office:string-value="(5138,'Cañasgordas',5)," table:formula="of:=&quot;(&quot; &amp; [Ciudad.A30] &amp; &quot;,'&quot; &amp; [Ciudad.B30] &amp; &quot;',&quot; &amp; [Ciudad.C30] &amp; &quot;),&quot;" table:style-name="ce1">
            <text:p>(5138,'Cañasgordas',5),</text:p>
          </table:table-cell>
          <table:table-cell table:number-columns-repeated="16383"/>
        </table:table-row>
        <table:table-row table:style-name="ro1">
          <table:table-cell office:value-type="string" office:string-value="(5142,'Caracolí',5)," table:formula="of:=&quot;(&quot; &amp; [Ciudad.A31] &amp; &quot;,'&quot; &amp; [Ciudad.B31] &amp; &quot;',&quot; &amp; [Ciudad.C31] &amp; &quot;),&quot;" table:style-name="ce1">
            <text:p>(5142,'Caracolí',5),</text:p>
          </table:table-cell>
          <table:table-cell table:number-columns-repeated="16383"/>
        </table:table-row>
        <table:table-row table:style-name="ro1">
          <table:table-cell office:value-type="string" office:string-value="(5145,'Caramanta',5)," table:formula="of:=&quot;(&quot; &amp; [Ciudad.A32] &amp; &quot;,'&quot; &amp; [Ciudad.B32] &amp; &quot;',&quot; &amp; [Ciudad.C32] &amp; &quot;),&quot;" table:style-name="ce1">
            <text:p>(5145,'Caramanta',5),</text:p>
          </table:table-cell>
          <table:table-cell table:number-columns-repeated="16383"/>
        </table:table-row>
        <table:table-row table:style-name="ro1">
          <table:table-cell office:value-type="string" office:string-value="(5147,'Carepa',5)," table:formula="of:=&quot;(&quot; &amp; [Ciudad.A33] &amp; &quot;,'&quot; &amp; [Ciudad.B33] &amp; &quot;',&quot; &amp; [Ciudad.C33] &amp; &quot;),&quot;" table:style-name="ce1">
            <text:p>(5147,'Carepa',5),</text:p>
          </table:table-cell>
          <table:table-cell table:number-columns-repeated="16383"/>
        </table:table-row>
        <table:table-row table:style-name="ro1">
          <table:table-cell office:value-type="string" office:string-value="(5148,'El Carmen de Viboral',5)," table:formula="of:=&quot;(&quot; &amp; [Ciudad.A34] &amp; &quot;,'&quot; &amp; [Ciudad.B34] &amp; &quot;',&quot; &amp; [Ciudad.C34] &amp; &quot;),&quot;" table:style-name="ce1">
            <text:p>(5148,'El Carmen de Viboral',5),</text:p>
          </table:table-cell>
          <table:table-cell table:number-columns-repeated="16383"/>
        </table:table-row>
        <table:table-row table:style-name="ro1">
          <table:table-cell office:value-type="string" office:string-value="(5150,'Carolina',5)," table:formula="of:=&quot;(&quot; &amp; [Ciudad.A35] &amp; &quot;,'&quot; &amp; [Ciudad.B35] &amp; &quot;',&quot; &amp; [Ciudad.C35] &amp; &quot;),&quot;" table:style-name="ce1">
            <text:p>(5150,'Carolina',5),</text:p>
          </table:table-cell>
          <table:table-cell table:number-columns-repeated="16383"/>
        </table:table-row>
        <table:table-row table:style-name="ro1">
          <table:table-cell office:value-type="string" office:string-value="(5154,'Caucasia',5)," table:formula="of:=&quot;(&quot; &amp; [Ciudad.A36] &amp; &quot;,'&quot; &amp; [Ciudad.B36] &amp; &quot;',&quot; &amp; [Ciudad.C36] &amp; &quot;),&quot;" table:style-name="ce1">
            <text:p>(5154,'Caucasia',5),</text:p>
          </table:table-cell>
          <table:table-cell table:number-columns-repeated="16383"/>
        </table:table-row>
        <table:table-row table:style-name="ro1">
          <table:table-cell office:value-type="string" office:string-value="(5172,'Chigorodó',5)," table:formula="of:=&quot;(&quot; &amp; [Ciudad.A37] &amp; &quot;,'&quot; &amp; [Ciudad.B37] &amp; &quot;',&quot; &amp; [Ciudad.C37] &amp; &quot;),&quot;" table:style-name="ce1">
            <text:p>(5172,'Chigorodó',5),</text:p>
          </table:table-cell>
          <table:table-cell table:number-columns-repeated="16383"/>
        </table:table-row>
        <table:table-row table:style-name="ro1">
          <table:table-cell office:value-type="string" office:string-value="(5190,'Cisneros',5)," table:formula="of:=&quot;(&quot; &amp; [Ciudad.A38] &amp; &quot;,'&quot; &amp; [Ciudad.B38] &amp; &quot;',&quot; &amp; [Ciudad.C38] &amp; &quot;),&quot;" table:style-name="ce1">
            <text:p>(5190,'Cisneros',5),</text:p>
          </table:table-cell>
          <table:table-cell table:number-columns-repeated="16383"/>
        </table:table-row>
        <table:table-row table:style-name="ro1">
          <table:table-cell office:value-type="string" office:string-value="(5197,'Cocorná',5)," table:formula="of:=&quot;(&quot; &amp; [Ciudad.A39] &amp; &quot;,'&quot; &amp; [Ciudad.B39] &amp; &quot;',&quot; &amp; [Ciudad.C39] &amp; &quot;),&quot;" table:style-name="ce1">
            <text:p>(5197,'Cocorná',5),</text:p>
          </table:table-cell>
          <table:table-cell table:number-columns-repeated="16383"/>
        </table:table-row>
        <table:table-row table:style-name="ro1">
          <table:table-cell office:value-type="string" office:string-value="(5206,'Concepción',5)," table:formula="of:=&quot;(&quot; &amp; [Ciudad.A40] &amp; &quot;,'&quot; &amp; [Ciudad.B40] &amp; &quot;',&quot; &amp; [Ciudad.C40] &amp; &quot;),&quot;" table:style-name="ce1">
            <text:p>(5206,'Concepción',5),</text:p>
          </table:table-cell>
          <table:table-cell table:number-columns-repeated="16383"/>
        </table:table-row>
        <table:table-row table:style-name="ro1">
          <table:table-cell office:value-type="string" office:string-value="(5209,'Concordia',5)," table:formula="of:=&quot;(&quot; &amp; [Ciudad.A41] &amp; &quot;,'&quot; &amp; [Ciudad.B41] &amp; &quot;',&quot; &amp; [Ciudad.C41] &amp; &quot;),&quot;" table:style-name="ce1">
            <text:p>(5209,'Concordia',5),</text:p>
          </table:table-cell>
          <table:table-cell table:number-columns-repeated="16383"/>
        </table:table-row>
        <table:table-row table:style-name="ro1">
          <table:table-cell office:value-type="string" office:string-value="(5212,'Copacabana',5)," table:formula="of:=&quot;(&quot; &amp; [Ciudad.A42] &amp; &quot;,'&quot; &amp; [Ciudad.B42] &amp; &quot;',&quot; &amp; [Ciudad.C42] &amp; &quot;),&quot;" table:style-name="ce1">
            <text:p>(5212,'Copacabana',5),</text:p>
          </table:table-cell>
          <table:table-cell table:number-columns-repeated="16383"/>
        </table:table-row>
        <table:table-row table:style-name="ro1">
          <table:table-cell office:value-type="string" office:string-value="(5234,'Dabeiba',5)," table:formula="of:=&quot;(&quot; &amp; [Ciudad.A43] &amp; &quot;,'&quot; &amp; [Ciudad.B43] &amp; &quot;',&quot; &amp; [Ciudad.C43] &amp; &quot;),&quot;" table:style-name="ce1">
            <text:p>(5234,'Dabeiba',5),</text:p>
          </table:table-cell>
          <table:table-cell table:number-columns-repeated="16383"/>
        </table:table-row>
        <table:table-row table:style-name="ro1">
          <table:table-cell office:value-type="string" office:string-value="(5237,'Don Matías',5)," table:formula="of:=&quot;(&quot; &amp; [Ciudad.A44] &amp; &quot;,'&quot; &amp; [Ciudad.B44] &amp; &quot;',&quot; &amp; [Ciudad.C44] &amp; &quot;),&quot;" table:style-name="ce1">
            <text:p>(5237,'Don Matías',5),</text:p>
          </table:table-cell>
          <table:table-cell table:number-columns-repeated="16383"/>
        </table:table-row>
        <table:table-row table:style-name="ro1">
          <table:table-cell office:value-type="string" office:string-value="(5240,'Ebéjico',5)," table:formula="of:=&quot;(&quot; &amp; [Ciudad.A45] &amp; &quot;,'&quot; &amp; [Ciudad.B45] &amp; &quot;',&quot; &amp; [Ciudad.C45] &amp; &quot;),&quot;" table:style-name="ce1">
            <text:p>(5240,'Ebéjico',5),</text:p>
          </table:table-cell>
          <table:table-cell table:number-columns-repeated="16383"/>
        </table:table-row>
        <table:table-row table:style-name="ro1">
          <table:table-cell office:value-type="string" office:string-value="(5250,'El Bagre',5)," table:formula="of:=&quot;(&quot; &amp; [Ciudad.A46] &amp; &quot;,'&quot; &amp; [Ciudad.B46] &amp; &quot;',&quot; &amp; [Ciudad.C46] &amp; &quot;),&quot;" table:style-name="ce1">
            <text:p>(5250,'El Bagre',5),</text:p>
          </table:table-cell>
          <table:table-cell table:number-columns-repeated="16383"/>
        </table:table-row>
        <table:table-row table:style-name="ro1">
          <table:table-cell office:value-type="string" office:string-value="(5264,'Entrerrios',5)," table:formula="of:=&quot;(&quot; &amp; [Ciudad.A47] &amp; &quot;,'&quot; &amp; [Ciudad.B47] &amp; &quot;',&quot; &amp; [Ciudad.C47] &amp; &quot;),&quot;" table:style-name="ce1">
            <text:p>(5264,'Entrerrios',5),</text:p>
          </table:table-cell>
          <table:table-cell table:number-columns-repeated="16383"/>
        </table:table-row>
        <table:table-row table:style-name="ro1">
          <table:table-cell office:value-type="string" office:string-value="(5266,'Envigado',5)," table:formula="of:=&quot;(&quot; &amp; [Ciudad.A48] &amp; &quot;,'&quot; &amp; [Ciudad.B48] &amp; &quot;',&quot; &amp; [Ciudad.C48] &amp; &quot;),&quot;" table:style-name="ce1">
            <text:p>(5266,'Envigado',5),</text:p>
          </table:table-cell>
          <table:table-cell table:number-columns-repeated="16383"/>
        </table:table-row>
        <table:table-row table:style-name="ro1">
          <table:table-cell office:value-type="string" office:string-value="(5282,'Fredonia',5)," table:formula="of:=&quot;(&quot; &amp; [Ciudad.A49] &amp; &quot;,'&quot; &amp; [Ciudad.B49] &amp; &quot;',&quot; &amp; [Ciudad.C49] &amp; &quot;),&quot;" table:style-name="ce1">
            <text:p>(5282,'Fredonia',5),</text:p>
          </table:table-cell>
          <table:table-cell table:number-columns-repeated="16383"/>
        </table:table-row>
        <table:table-row table:style-name="ro1">
          <table:table-cell office:value-type="string" office:string-value="(5284,'Frontino',5)," table:formula="of:=&quot;(&quot; &amp; [Ciudad.A50] &amp; &quot;,'&quot; &amp; [Ciudad.B50] &amp; &quot;',&quot; &amp; [Ciudad.C50] &amp; &quot;),&quot;" table:style-name="ce1">
            <text:p>(5284,'Frontino',5),</text:p>
          </table:table-cell>
          <table:table-cell table:number-columns-repeated="16383"/>
        </table:table-row>
        <table:table-row table:style-name="ro1">
          <table:table-cell office:value-type="string" office:string-value="(5306,'Giraldo',5)," table:formula="of:=&quot;(&quot; &amp; [Ciudad.A51] &amp; &quot;,'&quot; &amp; [Ciudad.B51] &amp; &quot;',&quot; &amp; [Ciudad.C51] &amp; &quot;),&quot;" table:style-name="ce1">
            <text:p>(5306,'Giraldo',5),</text:p>
          </table:table-cell>
          <table:table-cell table:number-columns-repeated="16383"/>
        </table:table-row>
        <table:table-row table:style-name="ro1">
          <table:table-cell office:value-type="string" office:string-value="(5308,'Girardota',5)," table:formula="of:=&quot;(&quot; &amp; [Ciudad.A52] &amp; &quot;,'&quot; &amp; [Ciudad.B52] &amp; &quot;',&quot; &amp; [Ciudad.C52] &amp; &quot;),&quot;" table:style-name="ce1">
            <text:p>(5308,'Girardota',5),</text:p>
          </table:table-cell>
          <table:table-cell table:number-columns-repeated="16383"/>
        </table:table-row>
        <table:table-row table:style-name="ro1">
          <table:table-cell office:value-type="string" office:string-value="(5310,'Gómez Plata',5)," table:formula="of:=&quot;(&quot; &amp; [Ciudad.A53] &amp; &quot;,'&quot; &amp; [Ciudad.B53] &amp; &quot;',&quot; &amp; [Ciudad.C53] &amp; &quot;),&quot;" table:style-name="ce1">
            <text:p>(5310,'Gómez Plata',5),</text:p>
          </table:table-cell>
          <table:table-cell table:number-columns-repeated="16383"/>
        </table:table-row>
        <table:table-row table:style-name="ro1">
          <table:table-cell office:value-type="string" office:string-value="(5313,'Granada',5)," table:formula="of:=&quot;(&quot; &amp; [Ciudad.A54] &amp; &quot;,'&quot; &amp; [Ciudad.B54] &amp; &quot;',&quot; &amp; [Ciudad.C54] &amp; &quot;),&quot;" table:style-name="ce1">
            <text:p>(5313,'Granada',5),</text:p>
          </table:table-cell>
          <table:table-cell table:number-columns-repeated="16383"/>
        </table:table-row>
        <table:table-row table:style-name="ro1">
          <table:table-cell office:value-type="string" office:string-value="(5315,'Guadalupe',5)," table:formula="of:=&quot;(&quot; &amp; [Ciudad.A55] &amp; &quot;,'&quot; &amp; [Ciudad.B55] &amp; &quot;',&quot; &amp; [Ciudad.C55] &amp; &quot;),&quot;" table:style-name="ce1">
            <text:p>(5315,'Guadalupe',5),</text:p>
          </table:table-cell>
          <table:table-cell table:number-columns-repeated="16383"/>
        </table:table-row>
        <table:table-row table:style-name="ro1">
          <table:table-cell office:value-type="string" office:string-value="(5318,'Guarne',5)," table:formula="of:=&quot;(&quot; &amp; [Ciudad.A56] &amp; &quot;,'&quot; &amp; [Ciudad.B56] &amp; &quot;',&quot; &amp; [Ciudad.C56] &amp; &quot;),&quot;" table:style-name="ce1">
            <text:p>(5318,'Guarne',5),</text:p>
          </table:table-cell>
          <table:table-cell table:number-columns-repeated="16383"/>
        </table:table-row>
        <table:table-row table:style-name="ro1">
          <table:table-cell office:value-type="string" office:string-value="(5321,'Guatapé',5)," table:formula="of:=&quot;(&quot; &amp; [Ciudad.A57] &amp; &quot;,'&quot; &amp; [Ciudad.B57] &amp; &quot;',&quot; &amp; [Ciudad.C57] &amp; &quot;),&quot;" table:style-name="ce1">
            <text:p>(5321,'Guatapé',5),</text:p>
          </table:table-cell>
          <table:table-cell table:number-columns-repeated="16383"/>
        </table:table-row>
        <table:table-row table:style-name="ro1">
          <table:table-cell office:value-type="string" office:string-value="(5347,'Heliconia',5)," table:formula="of:=&quot;(&quot; &amp; [Ciudad.A58] &amp; &quot;,'&quot; &amp; [Ciudad.B58] &amp; &quot;',&quot; &amp; [Ciudad.C58] &amp; &quot;),&quot;" table:style-name="ce1">
            <text:p>(5347,'Heliconia',5),</text:p>
          </table:table-cell>
          <table:table-cell table:number-columns-repeated="16383"/>
        </table:table-row>
        <table:table-row table:style-name="ro1">
          <table:table-cell office:value-type="string" office:string-value="(5353,'Hispania',5)," table:formula="of:=&quot;(&quot; &amp; [Ciudad.A59] &amp; &quot;,'&quot; &amp; [Ciudad.B59] &amp; &quot;',&quot; &amp; [Ciudad.C59] &amp; &quot;),&quot;" table:style-name="ce1">
            <text:p>(5353,'Hispania',5),</text:p>
          </table:table-cell>
          <table:table-cell table:number-columns-repeated="16383"/>
        </table:table-row>
        <table:table-row table:style-name="ro1">
          <table:table-cell office:value-type="string" office:string-value="(5360,'Itagui',5)," table:formula="of:=&quot;(&quot; &amp; [Ciudad.A60] &amp; &quot;,'&quot; &amp; [Ciudad.B60] &amp; &quot;',&quot; &amp; [Ciudad.C60] &amp; &quot;),&quot;" table:style-name="ce1">
            <text:p>(5360,'Itagui',5),</text:p>
          </table:table-cell>
          <table:table-cell table:number-columns-repeated="16383"/>
        </table:table-row>
        <table:table-row table:style-name="ro1">
          <table:table-cell office:value-type="string" office:string-value="(5361,'Ituango',5)," table:formula="of:=&quot;(&quot; &amp; [Ciudad.A61] &amp; &quot;,'&quot; &amp; [Ciudad.B61] &amp; &quot;',&quot; &amp; [Ciudad.C61] &amp; &quot;),&quot;" table:style-name="ce1">
            <text:p>(5361,'Ituango',5),</text:p>
          </table:table-cell>
          <table:table-cell table:number-columns-repeated="16383"/>
        </table:table-row>
        <table:table-row table:style-name="ro1">
          <table:table-cell office:value-type="string" office:string-value="(5364,'Jardín',5)," table:formula="of:=&quot;(&quot; &amp; [Ciudad.A62] &amp; &quot;,'&quot; &amp; [Ciudad.B62] &amp; &quot;',&quot; &amp; [Ciudad.C62] &amp; &quot;),&quot;" table:style-name="ce1">
            <text:p>(5364,'Jardín',5),</text:p>
          </table:table-cell>
          <table:table-cell table:number-columns-repeated="16383"/>
        </table:table-row>
        <table:table-row table:style-name="ro1">
          <table:table-cell office:value-type="string" office:string-value="(5368,'Jericó',5)," table:formula="of:=&quot;(&quot; &amp; [Ciudad.A63] &amp; &quot;,'&quot; &amp; [Ciudad.B63] &amp; &quot;',&quot; &amp; [Ciudad.C63] &amp; &quot;),&quot;" table:style-name="ce1">
            <text:p>(5368,'Jericó',5),</text:p>
          </table:table-cell>
          <table:table-cell table:number-columns-repeated="16383"/>
        </table:table-row>
        <table:table-row table:style-name="ro1">
          <table:table-cell office:value-type="string" office:string-value="(5376,'La Ceja',5)," table:formula="of:=&quot;(&quot; &amp; [Ciudad.A64] &amp; &quot;,'&quot; &amp; [Ciudad.B64] &amp; &quot;',&quot; &amp; [Ciudad.C64] &amp; &quot;),&quot;" table:style-name="ce1">
            <text:p>(5376,'La Ceja',5),</text:p>
          </table:table-cell>
          <table:table-cell table:number-columns-repeated="16383"/>
        </table:table-row>
        <table:table-row table:style-name="ro1">
          <table:table-cell office:value-type="string" office:string-value="(5380,'La Estrella',5)," table:formula="of:=&quot;(&quot; &amp; [Ciudad.A65] &amp; &quot;,'&quot; &amp; [Ciudad.B65] &amp; &quot;',&quot; &amp; [Ciudad.C65] &amp; &quot;),&quot;" table:style-name="ce1">
            <text:p>(5380,'La Estrella',5),</text:p>
          </table:table-cell>
          <table:table-cell table:number-columns-repeated="16383"/>
        </table:table-row>
        <table:table-row table:style-name="ro1">
          <table:table-cell office:value-type="string" office:string-value="(5390,'La Pintada',5)," table:formula="of:=&quot;(&quot; &amp; [Ciudad.A66] &amp; &quot;,'&quot; &amp; [Ciudad.B66] &amp; &quot;',&quot; &amp; [Ciudad.C66] &amp; &quot;),&quot;" table:style-name="ce1">
            <text:p>(5390,'La Pintada',5),</text:p>
          </table:table-cell>
          <table:table-cell table:number-columns-repeated="16383"/>
        </table:table-row>
        <table:table-row table:style-name="ro1">
          <table:table-cell office:value-type="string" office:string-value="(5400,'La Unión',5)," table:formula="of:=&quot;(&quot; &amp; [Ciudad.A67] &amp; &quot;,'&quot; &amp; [Ciudad.B67] &amp; &quot;',&quot; &amp; [Ciudad.C67] &amp; &quot;),&quot;" table:style-name="ce1">
            <text:p>(5400,'La Unión',5),</text:p>
          </table:table-cell>
          <table:table-cell table:number-columns-repeated="16383"/>
        </table:table-row>
        <table:table-row table:style-name="ro1">
          <table:table-cell office:value-type="string" office:string-value="(5411,'Liborina',5)," table:formula="of:=&quot;(&quot; &amp; [Ciudad.A68] &amp; &quot;,'&quot; &amp; [Ciudad.B68] &amp; &quot;',&quot; &amp; [Ciudad.C68] &amp; &quot;),&quot;" table:style-name="ce1">
            <text:p>(5411,'Liborina',5),</text:p>
          </table:table-cell>
          <table:table-cell table:number-columns-repeated="16383"/>
        </table:table-row>
        <table:table-row table:style-name="ro1">
          <table:table-cell office:value-type="string" office:string-value="(5425,'Maceo',5)," table:formula="of:=&quot;(&quot; &amp; [Ciudad.A69] &amp; &quot;,'&quot; &amp; [Ciudad.B69] &amp; &quot;',&quot; &amp; [Ciudad.C69] &amp; &quot;),&quot;" table:style-name="ce1">
            <text:p>(5425,'Maceo',5),</text:p>
          </table:table-cell>
          <table:table-cell table:number-columns-repeated="16383"/>
        </table:table-row>
        <table:table-row table:style-name="ro1">
          <table:table-cell office:value-type="string" office:string-value="(5440,'Marinilla',5)," table:formula="of:=&quot;(&quot; &amp; [Ciudad.A70] &amp; &quot;,'&quot; &amp; [Ciudad.B70] &amp; &quot;',&quot; &amp; [Ciudad.C70] &amp; &quot;),&quot;" table:style-name="ce1">
            <text:p>(5440,'Marinilla',5),</text:p>
          </table:table-cell>
          <table:table-cell table:number-columns-repeated="16383"/>
        </table:table-row>
        <table:table-row table:style-name="ro1">
          <table:table-cell office:value-type="string" office:string-value="(5467,'Montebello',5)," table:formula="of:=&quot;(&quot; &amp; [Ciudad.A71] &amp; &quot;,'&quot; &amp; [Ciudad.B71] &amp; &quot;',&quot; &amp; [Ciudad.C71] &amp; &quot;),&quot;" table:style-name="ce1">
            <text:p>(5467,'Montebello',5),</text:p>
          </table:table-cell>
          <table:table-cell table:number-columns-repeated="16383"/>
        </table:table-row>
        <table:table-row table:style-name="ro1">
          <table:table-cell office:value-type="string" office:string-value="(5475,'Murindó',5)," table:formula="of:=&quot;(&quot; &amp; [Ciudad.A72] &amp; &quot;,'&quot; &amp; [Ciudad.B72] &amp; &quot;',&quot; &amp; [Ciudad.C72] &amp; &quot;),&quot;" table:style-name="ce1">
            <text:p>(5475,'Murindó',5),</text:p>
          </table:table-cell>
          <table:table-cell table:number-columns-repeated="16383"/>
        </table:table-row>
        <table:table-row table:style-name="ro1">
          <table:table-cell office:value-type="string" office:string-value="(5480,'Mutatá',5)," table:formula="of:=&quot;(&quot; &amp; [Ciudad.A73] &amp; &quot;,'&quot; &amp; [Ciudad.B73] &amp; &quot;',&quot; &amp; [Ciudad.C73] &amp; &quot;),&quot;" table:style-name="ce1">
            <text:p>(5480,'Mutatá',5),</text:p>
          </table:table-cell>
          <table:table-cell table:number-columns-repeated="16383"/>
        </table:table-row>
        <table:table-row table:style-name="ro1">
          <table:table-cell office:value-type="string" office:string-value="(5483,'Nariño',5)," table:formula="of:=&quot;(&quot; &amp; [Ciudad.A74] &amp; &quot;,'&quot; &amp; [Ciudad.B74] &amp; &quot;',&quot; &amp; [Ciudad.C74] &amp; &quot;),&quot;" table:style-name="ce1">
            <text:p>(5483,'Nariño',5),</text:p>
          </table:table-cell>
          <table:table-cell table:number-columns-repeated="16383"/>
        </table:table-row>
        <table:table-row table:style-name="ro1">
          <table:table-cell office:value-type="string" office:string-value="(5490,'Necoclí',5)," table:formula="of:=&quot;(&quot; &amp; [Ciudad.A75] &amp; &quot;,'&quot; &amp; [Ciudad.B75] &amp; &quot;',&quot; &amp; [Ciudad.C75] &amp; &quot;),&quot;" table:style-name="ce1">
            <text:p>(5490,'Necoclí',5),</text:p>
          </table:table-cell>
          <table:table-cell table:number-columns-repeated="16383"/>
        </table:table-row>
        <table:table-row table:style-name="ro1">
          <table:table-cell office:value-type="string" office:string-value="(5495,'Nechí',5)," table:formula="of:=&quot;(&quot; &amp; [Ciudad.A76] &amp; &quot;,'&quot; &amp; [Ciudad.B76] &amp; &quot;',&quot; &amp; [Ciudad.C76] &amp; &quot;),&quot;" table:style-name="ce1">
            <text:p>(5495,'Nechí',5),</text:p>
          </table:table-cell>
          <table:table-cell table:number-columns-repeated="16383"/>
        </table:table-row>
        <table:table-row table:style-name="ro1">
          <table:table-cell office:value-type="string" office:string-value="(5501,'Olaya',5)," table:formula="of:=&quot;(&quot; &amp; [Ciudad.A77] &amp; &quot;,'&quot; &amp; [Ciudad.B77] &amp; &quot;',&quot; &amp; [Ciudad.C77] &amp; &quot;),&quot;" table:style-name="ce1">
            <text:p>(5501,'Olaya',5),</text:p>
          </table:table-cell>
          <table:table-cell table:number-columns-repeated="16383"/>
        </table:table-row>
        <table:table-row table:style-name="ro1">
          <table:table-cell office:value-type="string" office:string-value="(5541,'Peñol',5)," table:formula="of:=&quot;(&quot; &amp; [Ciudad.A78] &amp; &quot;,'&quot; &amp; [Ciudad.B78] &amp; &quot;',&quot; &amp; [Ciudad.C78] &amp; &quot;),&quot;" table:style-name="ce1">
            <text:p>(5541,'Peñol',5),</text:p>
          </table:table-cell>
          <table:table-cell table:number-columns-repeated="16383"/>
        </table:table-row>
        <table:table-row table:style-name="ro1">
          <table:table-cell office:value-type="string" office:string-value="(5543,'Peque',5)," table:formula="of:=&quot;(&quot; &amp; [Ciudad.A79] &amp; &quot;,'&quot; &amp; [Ciudad.B79] &amp; &quot;',&quot; &amp; [Ciudad.C79] &amp; &quot;),&quot;" table:style-name="ce1">
            <text:p>(5543,'Peque',5),</text:p>
          </table:table-cell>
          <table:table-cell table:number-columns-repeated="16383"/>
        </table:table-row>
        <table:table-row table:style-name="ro1">
          <table:table-cell office:value-type="string" office:string-value="(5576,'Pueblorrico',5)," table:formula="of:=&quot;(&quot; &amp; [Ciudad.A80] &amp; &quot;,'&quot; &amp; [Ciudad.B80] &amp; &quot;',&quot; &amp; [Ciudad.C80] &amp; &quot;),&quot;" table:style-name="ce1">
            <text:p>(5576,'Pueblorrico',5),</text:p>
          </table:table-cell>
          <table:table-cell table:number-columns-repeated="16383"/>
        </table:table-row>
        <table:table-row table:style-name="ro1">
          <table:table-cell office:value-type="string" office:string-value="(5579,'Puerto Berrío',5)," table:formula="of:=&quot;(&quot; &amp; [Ciudad.A81] &amp; &quot;,'&quot; &amp; [Ciudad.B81] &amp; &quot;',&quot; &amp; [Ciudad.C81] &amp; &quot;),&quot;" table:style-name="ce1">
            <text:p>(5579,'Puerto Berrío',5),</text:p>
          </table:table-cell>
          <table:table-cell table:number-columns-repeated="16383"/>
        </table:table-row>
        <table:table-row table:style-name="ro1">
          <table:table-cell office:value-type="string" office:string-value="(5585,'Puerto Nare',5)," table:formula="of:=&quot;(&quot; &amp; [Ciudad.A82] &amp; &quot;,'&quot; &amp; [Ciudad.B82] &amp; &quot;',&quot; &amp; [Ciudad.C82] &amp; &quot;),&quot;" table:style-name="ce1">
            <text:p>(5585,'Puerto Nare',5),</text:p>
          </table:table-cell>
          <table:table-cell table:number-columns-repeated="16383"/>
        </table:table-row>
        <table:table-row table:style-name="ro1">
          <table:table-cell office:value-type="string" office:string-value="(5591,'Puerto Triunfo',5)," table:formula="of:=&quot;(&quot; &amp; [Ciudad.A83] &amp; &quot;,'&quot; &amp; [Ciudad.B83] &amp; &quot;',&quot; &amp; [Ciudad.C83] &amp; &quot;),&quot;" table:style-name="ce1">
            <text:p>(5591,'Puerto Triunfo',5),</text:p>
          </table:table-cell>
          <table:table-cell table:number-columns-repeated="16383"/>
        </table:table-row>
        <table:table-row table:style-name="ro1">
          <table:table-cell office:value-type="string" office:string-value="(5604,'Remedios',5)," table:formula="of:=&quot;(&quot; &amp; [Ciudad.A84] &amp; &quot;,'&quot; &amp; [Ciudad.B84] &amp; &quot;',&quot; &amp; [Ciudad.C84] &amp; &quot;),&quot;" table:style-name="ce1">
            <text:p>(5604,'Remedios',5),</text:p>
          </table:table-cell>
          <table:table-cell table:number-columns-repeated="16383"/>
        </table:table-row>
        <table:table-row table:style-name="ro1">
          <table:table-cell office:value-type="string" office:string-value="(5607,'Retiro',5)," table:formula="of:=&quot;(&quot; &amp; [Ciudad.A85] &amp; &quot;,'&quot; &amp; [Ciudad.B85] &amp; &quot;',&quot; &amp; [Ciudad.C85] &amp; &quot;),&quot;" table:style-name="ce1">
            <text:p>(5607,'Retiro',5),</text:p>
          </table:table-cell>
          <table:table-cell table:number-columns-repeated="16383"/>
        </table:table-row>
        <table:table-row table:style-name="ro1">
          <table:table-cell office:value-type="string" office:string-value="(5615,'Rionegro',5)," table:formula="of:=&quot;(&quot; &amp; [Ciudad.A86] &amp; &quot;,'&quot; &amp; [Ciudad.B86] &amp; &quot;',&quot; &amp; [Ciudad.C86] &amp; &quot;),&quot;" table:style-name="ce1">
            <text:p>(5615,'Rionegro',5),</text:p>
          </table:table-cell>
          <table:table-cell table:number-columns-repeated="16383"/>
        </table:table-row>
        <table:table-row table:style-name="ro1">
          <table:table-cell office:value-type="string" office:string-value="(5628,'Sabanalarga',5)," table:formula="of:=&quot;(&quot; &amp; [Ciudad.A87] &amp; &quot;,'&quot; &amp; [Ciudad.B87] &amp; &quot;',&quot; &amp; [Ciudad.C87] &amp; &quot;),&quot;" table:style-name="ce1">
            <text:p>(5628,'Sabanalarga',5),</text:p>
          </table:table-cell>
          <table:table-cell table:number-columns-repeated="16383"/>
        </table:table-row>
        <table:table-row table:style-name="ro1">
          <table:table-cell office:value-type="string" office:string-value="(5631,'Sabaneta',5)," table:formula="of:=&quot;(&quot; &amp; [Ciudad.A88] &amp; &quot;,'&quot; &amp; [Ciudad.B88] &amp; &quot;',&quot; &amp; [Ciudad.C88] &amp; &quot;),&quot;" table:style-name="ce1">
            <text:p>(5631,'Sabaneta',5),</text:p>
          </table:table-cell>
          <table:table-cell table:number-columns-repeated="16383"/>
        </table:table-row>
        <table:table-row table:style-name="ro1">
          <table:table-cell office:value-type="string" office:string-value="(5642,'Salgar',5)," table:formula="of:=&quot;(&quot; &amp; [Ciudad.A89] &amp; &quot;,'&quot; &amp; [Ciudad.B89] &amp; &quot;',&quot; &amp; [Ciudad.C89] &amp; &quot;),&quot;" table:style-name="ce1">
            <text:p>(5642,'Salgar',5),</text:p>
          </table:table-cell>
          <table:table-cell table:number-columns-repeated="16383"/>
        </table:table-row>
        <table:table-row table:style-name="ro1">
          <table:table-cell office:value-type="string" office:string-value="(5647,'San Andrés de Cuerquía',5)," table:formula="of:=&quot;(&quot; &amp; [Ciudad.A90] &amp; &quot;,'&quot; &amp; [Ciudad.B90] &amp; &quot;',&quot; &amp; [Ciudad.C90] &amp; &quot;),&quot;" table:style-name="ce1">
            <text:p>(5647,'San Andrés de Cuerquía',5),</text:p>
          </table:table-cell>
          <table:table-cell table:number-columns-repeated="16383"/>
        </table:table-row>
        <table:table-row table:style-name="ro1">
          <table:table-cell office:value-type="string" office:string-value="(5649,'San Carlos',5)," table:formula="of:=&quot;(&quot; &amp; [Ciudad.A91] &amp; &quot;,'&quot; &amp; [Ciudad.B91] &amp; &quot;',&quot; &amp; [Ciudad.C91] &amp; &quot;),&quot;" table:style-name="ce1">
            <text:p>(5649,'San Carlos',5),</text:p>
          </table:table-cell>
          <table:table-cell table:number-columns-repeated="16383"/>
        </table:table-row>
        <table:table-row table:style-name="ro1">
          <table:table-cell office:value-type="string" office:string-value="(5652,'San Francisco',5)," table:formula="of:=&quot;(&quot; &amp; [Ciudad.A92] &amp; &quot;,'&quot; &amp; [Ciudad.B92] &amp; &quot;',&quot; &amp; [Ciudad.C92] &amp; &quot;),&quot;" table:style-name="ce1">
            <text:p>(5652,'San Francisco',5),</text:p>
          </table:table-cell>
          <table:table-cell table:number-columns-repeated="16383"/>
        </table:table-row>
        <table:table-row table:style-name="ro1">
          <table:table-cell office:value-type="string" office:string-value="(5656,'San Jerónimo',5)," table:formula="of:=&quot;(&quot; &amp; [Ciudad.A93] &amp; &quot;,'&quot; &amp; [Ciudad.B93] &amp; &quot;',&quot; &amp; [Ciudad.C93] &amp; &quot;),&quot;" table:style-name="ce1">
            <text:p>(5656,'San Jerónimo',5),</text:p>
          </table:table-cell>
          <table:table-cell table:number-columns-repeated="16383"/>
        </table:table-row>
        <table:table-row table:style-name="ro1">
          <table:table-cell office:value-type="string" office:string-value="(5658,'San José de La Montaña',5)," table:formula="of:=&quot;(&quot; &amp; [Ciudad.A94] &amp; &quot;,'&quot; &amp; [Ciudad.B94] &amp; &quot;',&quot; &amp; [Ciudad.C94] &amp; &quot;),&quot;" table:style-name="ce1">
            <text:p>(5658,'San José de La Montaña',5),</text:p>
          </table:table-cell>
          <table:table-cell table:number-columns-repeated="16383"/>
        </table:table-row>
        <table:table-row table:style-name="ro1">
          <table:table-cell office:value-type="string" office:string-value="(5659,'San Juan de Urabá',5)," table:formula="of:=&quot;(&quot; &amp; [Ciudad.A95] &amp; &quot;,'&quot; &amp; [Ciudad.B95] &amp; &quot;',&quot; &amp; [Ciudad.C95] &amp; &quot;),&quot;" table:style-name="ce1">
            <text:p>(5659,'San Juan de Urabá',5),</text:p>
          </table:table-cell>
          <table:table-cell table:number-columns-repeated="16383"/>
        </table:table-row>
        <table:table-row table:style-name="ro1">
          <table:table-cell office:value-type="string" office:string-value="(5660,'San Luis',5)," table:formula="of:=&quot;(&quot; &amp; [Ciudad.A96] &amp; &quot;,'&quot; &amp; [Ciudad.B96] &amp; &quot;',&quot; &amp; [Ciudad.C96] &amp; &quot;),&quot;" table:style-name="ce1">
            <text:p>(5660,'San Luis',5),</text:p>
          </table:table-cell>
          <table:table-cell table:number-columns-repeated="16383"/>
        </table:table-row>
        <table:table-row table:style-name="ro1">
          <table:table-cell office:value-type="string" office:string-value="(5664,'San Pedro',5)," table:formula="of:=&quot;(&quot; &amp; [Ciudad.A97] &amp; &quot;,'&quot; &amp; [Ciudad.B97] &amp; &quot;',&quot; &amp; [Ciudad.C97] &amp; &quot;),&quot;" table:style-name="ce1">
            <text:p>(5664,'San Pedro',5),</text:p>
          </table:table-cell>
          <table:table-cell table:number-columns-repeated="16383"/>
        </table:table-row>
        <table:table-row table:style-name="ro1">
          <table:table-cell office:value-type="string" office:string-value="(5665,'San Pedro de Uraba',5)," table:formula="of:=&quot;(&quot; &amp; [Ciudad.A98] &amp; &quot;,'&quot; &amp; [Ciudad.B98] &amp; &quot;',&quot; &amp; [Ciudad.C98] &amp; &quot;),&quot;" table:style-name="ce1">
            <text:p>(5665,'San Pedro de Uraba',5),</text:p>
          </table:table-cell>
          <table:table-cell table:number-columns-repeated="16383"/>
        </table:table-row>
        <table:table-row table:style-name="ro1">
          <table:table-cell office:value-type="string" office:string-value="(5667,'San Rafael',5)," table:formula="of:=&quot;(&quot; &amp; [Ciudad.A99] &amp; &quot;,'&quot; &amp; [Ciudad.B99] &amp; &quot;',&quot; &amp; [Ciudad.C99] &amp; &quot;),&quot;" table:style-name="ce1">
            <text:p>(5667,'San Rafael',5),</text:p>
          </table:table-cell>
          <table:table-cell table:number-columns-repeated="16383"/>
        </table:table-row>
        <table:table-row table:style-name="ro1">
          <table:table-cell office:value-type="string" office:string-value="(5670,'San Roque',5)," table:formula="of:=&quot;(&quot; &amp; [Ciudad.A100] &amp; &quot;,'&quot; &amp; [Ciudad.B100] &amp; &quot;',&quot; &amp; [Ciudad.C100] &amp; &quot;),&quot;" table:style-name="ce1">
            <text:p>(5670,'San Roque',5),</text:p>
          </table:table-cell>
          <table:table-cell table:number-columns-repeated="16383"/>
        </table:table-row>
        <table:table-row table:style-name="ro1">
          <table:table-cell office:value-type="string" office:string-value="(5674,'San Vicente',5)," table:formula="of:=&quot;(&quot; &amp; [Ciudad.A101] &amp; &quot;,'&quot; &amp; [Ciudad.B101] &amp; &quot;',&quot; &amp; [Ciudad.C101] &amp; &quot;),&quot;" table:style-name="ce1">
            <text:p>(5674,'San Vicente',5),</text:p>
          </table:table-cell>
          <table:table-cell table:number-columns-repeated="16383"/>
        </table:table-row>
        <table:table-row table:style-name="ro1">
          <table:table-cell office:value-type="string" office:string-value="(5679,'Santa Bárbara',5)," table:formula="of:=&quot;(&quot; &amp; [Ciudad.A102] &amp; &quot;,'&quot; &amp; [Ciudad.B102] &amp; &quot;',&quot; &amp; [Ciudad.C102] &amp; &quot;),&quot;" table:style-name="ce1">
            <text:p>(5679,'Santa Bárbara',5),</text:p>
          </table:table-cell>
          <table:table-cell table:number-columns-repeated="16383"/>
        </table:table-row>
        <table:table-row table:style-name="ro1">
          <table:table-cell office:value-type="string" office:string-value="(5686,'Santa Rosa de Osos',5)," table:formula="of:=&quot;(&quot; &amp; [Ciudad.A103] &amp; &quot;,'&quot; &amp; [Ciudad.B103] &amp; &quot;',&quot; &amp; [Ciudad.C103] &amp; &quot;),&quot;" table:style-name="ce1">
            <text:p>(5686,'Santa Rosa de Osos',5),</text:p>
          </table:table-cell>
          <table:table-cell table:number-columns-repeated="16383"/>
        </table:table-row>
        <table:table-row table:style-name="ro1">
          <table:table-cell office:value-type="string" office:string-value="(5690,'Santo Domingo',5)," table:formula="of:=&quot;(&quot; &amp; [Ciudad.A104] &amp; &quot;,'&quot; &amp; [Ciudad.B104] &amp; &quot;',&quot; &amp; [Ciudad.C104] &amp; &quot;),&quot;" table:style-name="ce1">
            <text:p>(5690,'Santo Domingo',5),</text:p>
          </table:table-cell>
          <table:table-cell table:number-columns-repeated="16383"/>
        </table:table-row>
        <table:table-row table:style-name="ro1">
          <table:table-cell office:value-type="string" office:string-value="(5697,'El Santuario',5)," table:formula="of:=&quot;(&quot; &amp; [Ciudad.A105] &amp; &quot;,'&quot; &amp; [Ciudad.B105] &amp; &quot;',&quot; &amp; [Ciudad.C105] &amp; &quot;),&quot;" table:style-name="ce1">
            <text:p>(5697,'El Santuario',5),</text:p>
          </table:table-cell>
          <table:table-cell table:number-columns-repeated="16383"/>
        </table:table-row>
        <table:table-row table:style-name="ro1">
          <table:table-cell office:value-type="string" office:string-value="(5736,'Segovia',5)," table:formula="of:=&quot;(&quot; &amp; [Ciudad.A106] &amp; &quot;,'&quot; &amp; [Ciudad.B106] &amp; &quot;',&quot; &amp; [Ciudad.C106] &amp; &quot;),&quot;" table:style-name="ce1">
            <text:p>(5736,'Segovia',5),</text:p>
          </table:table-cell>
          <table:table-cell table:number-columns-repeated="16383"/>
        </table:table-row>
        <table:table-row table:style-name="ro1">
          <table:table-cell office:value-type="string" office:string-value="(5756,'Sonsón',5)," table:formula="of:=&quot;(&quot; &amp; [Ciudad.A107] &amp; &quot;,'&quot; &amp; [Ciudad.B107] &amp; &quot;',&quot; &amp; [Ciudad.C107] &amp; &quot;),&quot;" table:style-name="ce1">
            <text:p>(5756,'Sonsón',5),</text:p>
          </table:table-cell>
          <table:table-cell table:number-columns-repeated="16383"/>
        </table:table-row>
        <table:table-row table:style-name="ro1">
          <table:table-cell office:value-type="string" office:string-value="(5761,'Sopetrán',5)," table:formula="of:=&quot;(&quot; &amp; [Ciudad.A108] &amp; &quot;,'&quot; &amp; [Ciudad.B108] &amp; &quot;',&quot; &amp; [Ciudad.C108] &amp; &quot;),&quot;" table:style-name="ce1">
            <text:p>(5761,'Sopetrán',5),</text:p>
          </table:table-cell>
          <table:table-cell table:number-columns-repeated="16383"/>
        </table:table-row>
        <table:table-row table:style-name="ro1">
          <table:table-cell office:value-type="string" office:string-value="(5789,'Támesis',5)," table:formula="of:=&quot;(&quot; &amp; [Ciudad.A109] &amp; &quot;,'&quot; &amp; [Ciudad.B109] &amp; &quot;',&quot; &amp; [Ciudad.C109] &amp; &quot;),&quot;" table:style-name="ce1">
            <text:p>(5789,'Támesis',5),</text:p>
          </table:table-cell>
          <table:table-cell table:number-columns-repeated="16383"/>
        </table:table-row>
        <table:table-row table:style-name="ro1">
          <table:table-cell office:value-type="string" office:string-value="(5790,'Tarazá',5)," table:formula="of:=&quot;(&quot; &amp; [Ciudad.A110] &amp; &quot;,'&quot; &amp; [Ciudad.B110] &amp; &quot;',&quot; &amp; [Ciudad.C110] &amp; &quot;),&quot;" table:style-name="ce1">
            <text:p>(5790,'Tarazá',5),</text:p>
          </table:table-cell>
          <table:table-cell table:number-columns-repeated="16383"/>
        </table:table-row>
        <table:table-row table:style-name="ro1">
          <table:table-cell office:value-type="string" office:string-value="(5792,'Tarso',5)," table:formula="of:=&quot;(&quot; &amp; [Ciudad.A111] &amp; &quot;,'&quot; &amp; [Ciudad.B111] &amp; &quot;',&quot; &amp; [Ciudad.C111] &amp; &quot;),&quot;" table:style-name="ce1">
            <text:p>(5792,'Tarso',5),</text:p>
          </table:table-cell>
          <table:table-cell table:number-columns-repeated="16383"/>
        </table:table-row>
        <table:table-row table:style-name="ro1">
          <table:table-cell office:value-type="string" office:string-value="(5809,'Titiribí',5)," table:formula="of:=&quot;(&quot; &amp; [Ciudad.A112] &amp; &quot;,'&quot; &amp; [Ciudad.B112] &amp; &quot;',&quot; &amp; [Ciudad.C112] &amp; &quot;),&quot;" table:style-name="ce1">
            <text:p>(5809,'Titiribí',5),</text:p>
          </table:table-cell>
          <table:table-cell table:number-columns-repeated="16383"/>
        </table:table-row>
        <table:table-row table:style-name="ro1">
          <table:table-cell office:value-type="string" office:string-value="(5819,'Toledo',5)," table:formula="of:=&quot;(&quot; &amp; [Ciudad.A113] &amp; &quot;,'&quot; &amp; [Ciudad.B113] &amp; &quot;',&quot; &amp; [Ciudad.C113] &amp; &quot;),&quot;" table:style-name="ce1">
            <text:p>(5819,'Toledo',5),</text:p>
          </table:table-cell>
          <table:table-cell table:number-columns-repeated="16383"/>
        </table:table-row>
        <table:table-row table:style-name="ro1">
          <table:table-cell office:value-type="string" office:string-value="(5837,'Turbo',5)," table:formula="of:=&quot;(&quot; &amp; [Ciudad.A114] &amp; &quot;,'&quot; &amp; [Ciudad.B114] &amp; &quot;',&quot; &amp; [Ciudad.C114] &amp; &quot;),&quot;" table:style-name="ce1">
            <text:p>(5837,'Turbo',5),</text:p>
          </table:table-cell>
          <table:table-cell table:number-columns-repeated="16383"/>
        </table:table-row>
        <table:table-row table:style-name="ro1">
          <table:table-cell office:value-type="string" office:string-value="(5842,'Uramita',5)," table:formula="of:=&quot;(&quot; &amp; [Ciudad.A115] &amp; &quot;,'&quot; &amp; [Ciudad.B115] &amp; &quot;',&quot; &amp; [Ciudad.C115] &amp; &quot;),&quot;" table:style-name="ce1">
            <text:p>(5842,'Uramita',5),</text:p>
          </table:table-cell>
          <table:table-cell table:number-columns-repeated="16383"/>
        </table:table-row>
        <table:table-row table:style-name="ro1">
          <table:table-cell office:value-type="string" office:string-value="(5847,'Urrao',5)," table:formula="of:=&quot;(&quot; &amp; [Ciudad.A116] &amp; &quot;,'&quot; &amp; [Ciudad.B116] &amp; &quot;',&quot; &amp; [Ciudad.C116] &amp; &quot;),&quot;" table:style-name="ce1">
            <text:p>(5847,'Urrao',5),</text:p>
          </table:table-cell>
          <table:table-cell table:number-columns-repeated="16383"/>
        </table:table-row>
        <table:table-row table:style-name="ro1">
          <table:table-cell office:value-type="string" office:string-value="(5854,'Valdivia',5)," table:formula="of:=&quot;(&quot; &amp; [Ciudad.A117] &amp; &quot;,'&quot; &amp; [Ciudad.B117] &amp; &quot;',&quot; &amp; [Ciudad.C117] &amp; &quot;),&quot;" table:style-name="ce1">
            <text:p>(5854,'Valdivia',5),</text:p>
          </table:table-cell>
          <table:table-cell table:number-columns-repeated="16383"/>
        </table:table-row>
        <table:table-row table:style-name="ro1">
          <table:table-cell office:value-type="string" office:string-value="(5856,'Valparaíso',5)," table:formula="of:=&quot;(&quot; &amp; [Ciudad.A118] &amp; &quot;,'&quot; &amp; [Ciudad.B118] &amp; &quot;',&quot; &amp; [Ciudad.C118] &amp; &quot;),&quot;" table:style-name="ce1">
            <text:p>(5856,'Valparaíso',5),</text:p>
          </table:table-cell>
          <table:table-cell table:number-columns-repeated="16383"/>
        </table:table-row>
        <table:table-row table:style-name="ro1">
          <table:table-cell office:value-type="string" office:string-value="(5858,'Vegachí',5)," table:formula="of:=&quot;(&quot; &amp; [Ciudad.A119] &amp; &quot;,'&quot; &amp; [Ciudad.B119] &amp; &quot;',&quot; &amp; [Ciudad.C119] &amp; &quot;),&quot;" table:style-name="ce1">
            <text:p>(5858,'Vegachí',5),</text:p>
          </table:table-cell>
          <table:table-cell table:number-columns-repeated="16383"/>
        </table:table-row>
        <table:table-row table:style-name="ro1">
          <table:table-cell office:value-type="string" office:string-value="(5861,'Venecia',5)," table:formula="of:=&quot;(&quot; &amp; [Ciudad.A120] &amp; &quot;,'&quot; &amp; [Ciudad.B120] &amp; &quot;',&quot; &amp; [Ciudad.C120] &amp; &quot;),&quot;" table:style-name="ce1">
            <text:p>(5861,'Venecia',5),</text:p>
          </table:table-cell>
          <table:table-cell table:number-columns-repeated="16383"/>
        </table:table-row>
        <table:table-row table:style-name="ro1">
          <table:table-cell office:value-type="string" office:string-value="(5873,'Vigía del Fuerte',5)," table:formula="of:=&quot;(&quot; &amp; [Ciudad.A121] &amp; &quot;,'&quot; &amp; [Ciudad.B121] &amp; &quot;',&quot; &amp; [Ciudad.C121] &amp; &quot;),&quot;" table:style-name="ce1">
            <text:p>(5873,'Vigía del Fuerte',5),</text:p>
          </table:table-cell>
          <table:table-cell table:number-columns-repeated="16383"/>
        </table:table-row>
        <table:table-row table:style-name="ro1">
          <table:table-cell office:value-type="string" office:string-value="(5885,'Yalí',5)," table:formula="of:=&quot;(&quot; &amp; [Ciudad.A122] &amp; &quot;,'&quot; &amp; [Ciudad.B122] &amp; &quot;',&quot; &amp; [Ciudad.C122] &amp; &quot;),&quot;" table:style-name="ce1">
            <text:p>(5885,'Yalí',5),</text:p>
          </table:table-cell>
          <table:table-cell table:number-columns-repeated="16383"/>
        </table:table-row>
        <table:table-row table:style-name="ro1">
          <table:table-cell office:value-type="string" office:string-value="(5887,'Yarumal',5)," table:formula="of:=&quot;(&quot; &amp; [Ciudad.A123] &amp; &quot;,'&quot; &amp; [Ciudad.B123] &amp; &quot;',&quot; &amp; [Ciudad.C123] &amp; &quot;),&quot;" table:style-name="ce1">
            <text:p>(5887,'Yarumal',5),</text:p>
          </table:table-cell>
          <table:table-cell table:number-columns-repeated="16383"/>
        </table:table-row>
        <table:table-row table:style-name="ro1">
          <table:table-cell office:value-type="string" office:string-value="(5890,'Yolombó',5)," table:formula="of:=&quot;(&quot; &amp; [Ciudad.A124] &amp; &quot;,'&quot; &amp; [Ciudad.B124] &amp; &quot;',&quot; &amp; [Ciudad.C124] &amp; &quot;),&quot;" table:style-name="ce1">
            <text:p>(5890,'Yolombó',5),</text:p>
          </table:table-cell>
          <table:table-cell table:number-columns-repeated="16383"/>
        </table:table-row>
        <table:table-row table:style-name="ro1">
          <table:table-cell office:value-type="string" office:string-value="(5893,'Yondó',5)," table:formula="of:=&quot;(&quot; &amp; [Ciudad.A125] &amp; &quot;,'&quot; &amp; [Ciudad.B125] &amp; &quot;',&quot; &amp; [Ciudad.C125] &amp; &quot;),&quot;" table:style-name="ce1">
            <text:p>(5893,'Yondó',5),</text:p>
          </table:table-cell>
          <table:table-cell table:number-columns-repeated="16383"/>
        </table:table-row>
        <table:table-row table:style-name="ro1">
          <table:table-cell office:value-type="string" office:string-value="(5895,'Zaragoza',5)," table:formula="of:=&quot;(&quot; &amp; [Ciudad.A126] &amp; &quot;,'&quot; &amp; [Ciudad.B126] &amp; &quot;',&quot; &amp; [Ciudad.C126] &amp; &quot;),&quot;" table:style-name="ce1">
            <text:p>(5895,'Zaragoza',5),</text:p>
          </table:table-cell>
          <table:table-cell table:number-columns-repeated="16383"/>
        </table:table-row>
        <table:table-row table:style-name="ro1">
          <table:table-cell office:value-type="string" office:string-value="(8001,'Barranquilla',8)," table:formula="of:=&quot;(&quot; &amp; [Ciudad.A127] &amp; &quot;,'&quot; &amp; [Ciudad.B127] &amp; &quot;',&quot; &amp; [Ciudad.C127] &amp; &quot;),&quot;" table:style-name="ce1">
            <text:p>(8001,'Barranquilla',8),</text:p>
          </table:table-cell>
          <table:table-cell table:number-columns-repeated="16383"/>
        </table:table-row>
        <table:table-row table:style-name="ro1">
          <table:table-cell office:value-type="string" office:string-value="(8078,'Baranoa',8)," table:formula="of:=&quot;(&quot; &amp; [Ciudad.A128] &amp; &quot;,'&quot; &amp; [Ciudad.B128] &amp; &quot;',&quot; &amp; [Ciudad.C128] &amp; &quot;),&quot;" table:style-name="ce1">
            <text:p>(8078,'Baranoa',8),</text:p>
          </table:table-cell>
          <table:table-cell table:number-columns-repeated="16383"/>
        </table:table-row>
        <table:table-row table:style-name="ro1">
          <table:table-cell office:value-type="string" office:string-value="(8137,'Campo de La Cruz',8)," table:formula="of:=&quot;(&quot; &amp; [Ciudad.A129] &amp; &quot;,'&quot; &amp; [Ciudad.B129] &amp; &quot;',&quot; &amp; [Ciudad.C129] &amp; &quot;),&quot;" table:style-name="ce1">
            <text:p>(8137,'Campo de La Cruz',8),</text:p>
          </table:table-cell>
          <table:table-cell table:number-columns-repeated="16383"/>
        </table:table-row>
        <table:table-row table:style-name="ro1">
          <table:table-cell office:value-type="string" office:string-value="(8141,'Candelaria',8)," table:formula="of:=&quot;(&quot; &amp; [Ciudad.A130] &amp; &quot;,'&quot; &amp; [Ciudad.B130] &amp; &quot;',&quot; &amp; [Ciudad.C130] &amp; &quot;),&quot;" table:style-name="ce1">
            <text:p>(8141,'Candelaria',8),</text:p>
          </table:table-cell>
          <table:table-cell table:number-columns-repeated="16383"/>
        </table:table-row>
        <table:table-row table:style-name="ro1">
          <table:table-cell office:value-type="string" office:string-value="(8296,'Galapa',8)," table:formula="of:=&quot;(&quot; &amp; [Ciudad.A131] &amp; &quot;,'&quot; &amp; [Ciudad.B131] &amp; &quot;',&quot; &amp; [Ciudad.C131] &amp; &quot;),&quot;" table:style-name="ce1">
            <text:p>(8296,'Galapa',8),</text:p>
          </table:table-cell>
          <table:table-cell table:number-columns-repeated="16383"/>
        </table:table-row>
        <table:table-row table:style-name="ro1">
          <table:table-cell office:value-type="string" office:string-value="(8372,'Juan de Acosta',8)," table:formula="of:=&quot;(&quot; &amp; [Ciudad.A132] &amp; &quot;,'&quot; &amp; [Ciudad.B132] &amp; &quot;',&quot; &amp; [Ciudad.C132] &amp; &quot;),&quot;" table:style-name="ce1">
            <text:p>(8372,'Juan de Acosta',8),</text:p>
          </table:table-cell>
          <table:table-cell table:number-columns-repeated="16383"/>
        </table:table-row>
        <table:table-row table:style-name="ro1">
          <table:table-cell office:value-type="string" office:string-value="(8421,'Luruaco',8)," table:formula="of:=&quot;(&quot; &amp; [Ciudad.A133] &amp; &quot;,'&quot; &amp; [Ciudad.B133] &amp; &quot;',&quot; &amp; [Ciudad.C133] &amp; &quot;),&quot;" table:style-name="ce1">
            <text:p>(8421,'Luruaco',8),</text:p>
          </table:table-cell>
          <table:table-cell table:number-columns-repeated="16383"/>
        </table:table-row>
        <table:table-row table:style-name="ro1">
          <table:table-cell office:value-type="string" office:string-value="(8433,'Malambo',8)," table:formula="of:=&quot;(&quot; &amp; [Ciudad.A134] &amp; &quot;,'&quot; &amp; [Ciudad.B134] &amp; &quot;',&quot; &amp; [Ciudad.C134] &amp; &quot;),&quot;" table:style-name="ce1">
            <text:p>(8433,'Malambo',8),</text:p>
          </table:table-cell>
          <table:table-cell table:number-columns-repeated="16383"/>
        </table:table-row>
        <table:table-row table:style-name="ro1">
          <table:table-cell office:value-type="string" office:string-value="(8436,'Manatí',8)," table:formula="of:=&quot;(&quot; &amp; [Ciudad.A135] &amp; &quot;,'&quot; &amp; [Ciudad.B135] &amp; &quot;',&quot; &amp; [Ciudad.C135] &amp; &quot;),&quot;" table:style-name="ce1">
            <text:p>(8436,'Manatí',8),</text:p>
          </table:table-cell>
          <table:table-cell table:number-columns-repeated="16383"/>
        </table:table-row>
        <table:table-row table:style-name="ro1">
          <table:table-cell office:value-type="string" office:string-value="(8520,'Palmar de Varela',8)," table:formula="of:=&quot;(&quot; &amp; [Ciudad.A136] &amp; &quot;,'&quot; &amp; [Ciudad.B136] &amp; &quot;',&quot; &amp; [Ciudad.C136] &amp; &quot;),&quot;" table:style-name="ce1">
            <text:p>(8520,'Palmar de Varela',8),</text:p>
          </table:table-cell>
          <table:table-cell table:number-columns-repeated="16383"/>
        </table:table-row>
        <table:table-row table:style-name="ro1">
          <table:table-cell office:value-type="string" office:string-value="(8549,'Piojó',8)," table:formula="of:=&quot;(&quot; &amp; [Ciudad.A137] &amp; &quot;,'&quot; &amp; [Ciudad.B137] &amp; &quot;',&quot; &amp; [Ciudad.C137] &amp; &quot;),&quot;" table:style-name="ce1">
            <text:p>(8549,'Piojó',8),</text:p>
          </table:table-cell>
          <table:table-cell table:number-columns-repeated="16383"/>
        </table:table-row>
        <table:table-row table:style-name="ro1">
          <table:table-cell office:value-type="string" office:string-value="(8558,'Polonuevo',8)," table:formula="of:=&quot;(&quot; &amp; [Ciudad.A138] &amp; &quot;,'&quot; &amp; [Ciudad.B138] &amp; &quot;',&quot; &amp; [Ciudad.C138] &amp; &quot;),&quot;" table:style-name="ce1">
            <text:p>(8558,'Polonuevo',8),</text:p>
          </table:table-cell>
          <table:table-cell table:number-columns-repeated="16383"/>
        </table:table-row>
        <table:table-row table:style-name="ro1">
          <table:table-cell office:value-type="string" office:string-value="(8560,'Ponedera',8)," table:formula="of:=&quot;(&quot; &amp; [Ciudad.A139] &amp; &quot;,'&quot; &amp; [Ciudad.B139] &amp; &quot;',&quot; &amp; [Ciudad.C139] &amp; &quot;),&quot;" table:style-name="ce1">
            <text:p>(8560,'Ponedera',8),</text:p>
          </table:table-cell>
          <table:table-cell table:number-columns-repeated="16383"/>
        </table:table-row>
        <table:table-row table:style-name="ro1">
          <table:table-cell office:value-type="string" office:string-value="(8573,'Puerto Colombia',8)," table:formula="of:=&quot;(&quot; &amp; [Ciudad.A140] &amp; &quot;,'&quot; &amp; [Ciudad.B140] &amp; &quot;',&quot; &amp; [Ciudad.C140] &amp; &quot;),&quot;" table:style-name="ce1">
            <text:p>(8573,'Puerto Colombia',8),</text:p>
          </table:table-cell>
          <table:table-cell table:number-columns-repeated="16383"/>
        </table:table-row>
        <table:table-row table:style-name="ro1">
          <table:table-cell office:value-type="string" office:string-value="(8606,'Repelón',8)," table:formula="of:=&quot;(&quot; &amp; [Ciudad.A141] &amp; &quot;,'&quot; &amp; [Ciudad.B141] &amp; &quot;',&quot; &amp; [Ciudad.C141] &amp; &quot;),&quot;" table:style-name="ce1">
            <text:p>(8606,'Repelón',8),</text:p>
          </table:table-cell>
          <table:table-cell table:number-columns-repeated="16383"/>
        </table:table-row>
        <table:table-row table:style-name="ro1">
          <table:table-cell office:value-type="string" office:string-value="(8634,'Sabanagrande',8)," table:formula="of:=&quot;(&quot; &amp; [Ciudad.A142] &amp; &quot;,'&quot; &amp; [Ciudad.B142] &amp; &quot;',&quot; &amp; [Ciudad.C142] &amp; &quot;),&quot;" table:style-name="ce1">
            <text:p>(8634,'Sabanagrande',8),</text:p>
          </table:table-cell>
          <table:table-cell table:number-columns-repeated="16383"/>
        </table:table-row>
        <table:table-row table:style-name="ro1">
          <table:table-cell office:value-type="string" office:string-value="(8638,'Sabanalarga',8)," table:formula="of:=&quot;(&quot; &amp; [Ciudad.A143] &amp; &quot;,'&quot; &amp; [Ciudad.B143] &amp; &quot;',&quot; &amp; [Ciudad.C143] &amp; &quot;),&quot;" table:style-name="ce1">
            <text:p>(8638,'Sabanalarga',8),</text:p>
          </table:table-cell>
          <table:table-cell table:number-columns-repeated="16383"/>
        </table:table-row>
        <table:table-row table:style-name="ro1">
          <table:table-cell office:value-type="string" office:string-value="(8675,'Santa Lucía',8)," table:formula="of:=&quot;(&quot; &amp; [Ciudad.A144] &amp; &quot;,'&quot; &amp; [Ciudad.B144] &amp; &quot;',&quot; &amp; [Ciudad.C144] &amp; &quot;),&quot;" table:style-name="ce1">
            <text:p>(8675,'Santa Lucía',8),</text:p>
          </table:table-cell>
          <table:table-cell table:number-columns-repeated="16383"/>
        </table:table-row>
        <table:table-row table:style-name="ro1">
          <table:table-cell office:value-type="string" office:string-value="(8685,'Santo Tomás',8)," table:formula="of:=&quot;(&quot; &amp; [Ciudad.A145] &amp; &quot;,'&quot; &amp; [Ciudad.B145] &amp; &quot;',&quot; &amp; [Ciudad.C145] &amp; &quot;),&quot;" table:style-name="ce1">
            <text:p>(8685,'Santo Tomás',8),</text:p>
          </table:table-cell>
          <table:table-cell table:number-columns-repeated="16383"/>
        </table:table-row>
        <table:table-row table:style-name="ro1">
          <table:table-cell office:value-type="string" office:string-value="(8758,'Soledad',8)," table:formula="of:=&quot;(&quot; &amp; [Ciudad.A146] &amp; &quot;,'&quot; &amp; [Ciudad.B146] &amp; &quot;',&quot; &amp; [Ciudad.C146] &amp; &quot;),&quot;" table:style-name="ce1">
            <text:p>(8758,'Soledad',8),</text:p>
          </table:table-cell>
          <table:table-cell table:number-columns-repeated="16383"/>
        </table:table-row>
        <table:table-row table:style-name="ro1">
          <table:table-cell office:value-type="string" office:string-value="(8770,'Suan',8)," table:formula="of:=&quot;(&quot; &amp; [Ciudad.A147] &amp; &quot;,'&quot; &amp; [Ciudad.B147] &amp; &quot;',&quot; &amp; [Ciudad.C147] &amp; &quot;),&quot;" table:style-name="ce1">
            <text:p>(8770,'Suan',8),</text:p>
          </table:table-cell>
          <table:table-cell table:number-columns-repeated="16383"/>
        </table:table-row>
        <table:table-row table:style-name="ro1">
          <table:table-cell office:value-type="string" office:string-value="(8832,'Tubará',8)," table:formula="of:=&quot;(&quot; &amp; [Ciudad.A148] &amp; &quot;,'&quot; &amp; [Ciudad.B148] &amp; &quot;',&quot; &amp; [Ciudad.C148] &amp; &quot;),&quot;" table:style-name="ce1">
            <text:p>(8832,'Tubará',8),</text:p>
          </table:table-cell>
          <table:table-cell table:number-columns-repeated="16383"/>
        </table:table-row>
        <table:table-row table:style-name="ro1">
          <table:table-cell office:value-type="string" office:string-value="(8849,'Usiacurí',8)," table:formula="of:=&quot;(&quot; &amp; [Ciudad.A149] &amp; &quot;,'&quot; &amp; [Ciudad.B149] &amp; &quot;',&quot; &amp; [Ciudad.C149] &amp; &quot;),&quot;" table:style-name="ce1">
            <text:p>(8849,'Usiacurí',8),</text:p>
          </table:table-cell>
          <table:table-cell table:number-columns-repeated="16383"/>
        </table:table-row>
        <table:table-row table:style-name="ro1">
          <table:table-cell office:value-type="string" office:string-value="(11001,'Bogotá D.C.',11)," table:formula="of:=&quot;(&quot; &amp; [Ciudad.A150] &amp; &quot;,'&quot; &amp; [Ciudad.B150] &amp; &quot;',&quot; &amp; [Ciudad.C150] &amp; &quot;),&quot;" table:style-name="ce1">
            <text:p>(11001,'Bogotá D.C.',11),</text:p>
          </table:table-cell>
          <table:table-cell table:number-columns-repeated="16383"/>
        </table:table-row>
        <table:table-row table:style-name="ro1">
          <table:table-cell office:value-type="string" office:string-value="(13001,'Cartagena',13)," table:formula="of:=&quot;(&quot; &amp; [Ciudad.A151] &amp; &quot;,'&quot; &amp; [Ciudad.B151] &amp; &quot;',&quot; &amp; [Ciudad.C151] &amp; &quot;),&quot;" table:style-name="ce1">
            <text:p>(13001,'Cartagena',13),</text:p>
          </table:table-cell>
          <table:table-cell table:number-columns-repeated="16383"/>
        </table:table-row>
        <table:table-row table:style-name="ro1">
          <table:table-cell office:value-type="string" office:string-value="(13006,'Achí',13)," table:formula="of:=&quot;(&quot; &amp; [Ciudad.A152] &amp; &quot;,'&quot; &amp; [Ciudad.B152] &amp; &quot;',&quot; &amp; [Ciudad.C152] &amp; &quot;),&quot;" table:style-name="ce1">
            <text:p>(13006,'Achí',13),</text:p>
          </table:table-cell>
          <table:table-cell table:number-columns-repeated="16383"/>
        </table:table-row>
        <table:table-row table:style-name="ro1">
          <table:table-cell office:value-type="string" office:string-value="(13030,'Altos del Rosario',13)," table:formula="of:=&quot;(&quot; &amp; [Ciudad.A153] &amp; &quot;,'&quot; &amp; [Ciudad.B153] &amp; &quot;',&quot; &amp; [Ciudad.C153] &amp; &quot;),&quot;" table:style-name="ce1">
            <text:p>(13030,'Altos del Rosario',13),</text:p>
          </table:table-cell>
          <table:table-cell table:number-columns-repeated="16383"/>
        </table:table-row>
        <table:table-row table:style-name="ro1">
          <table:table-cell office:value-type="string" office:string-value="(13042,'Arenal',13)," table:formula="of:=&quot;(&quot; &amp; [Ciudad.A154] &amp; &quot;,'&quot; &amp; [Ciudad.B154] &amp; &quot;',&quot; &amp; [Ciudad.C154] &amp; &quot;),&quot;" table:style-name="ce1">
            <text:p>(13042,'Arenal',13),</text:p>
          </table:table-cell>
          <table:table-cell table:number-columns-repeated="16383"/>
        </table:table-row>
        <table:table-row table:style-name="ro1">
          <table:table-cell office:value-type="string" office:string-value="(13052,'Arjona',13)," table:formula="of:=&quot;(&quot; &amp; [Ciudad.A155] &amp; &quot;,'&quot; &amp; [Ciudad.B155] &amp; &quot;',&quot; &amp; [Ciudad.C155] &amp; &quot;),&quot;" table:style-name="ce1">
            <text:p>(13052,'Arjona',13),</text:p>
          </table:table-cell>
          <table:table-cell table:number-columns-repeated="16383"/>
        </table:table-row>
        <table:table-row table:style-name="ro1">
          <table:table-cell office:value-type="string" office:string-value="(13062,'Arroyohondo',13)," table:formula="of:=&quot;(&quot; &amp; [Ciudad.A156] &amp; &quot;,'&quot; &amp; [Ciudad.B156] &amp; &quot;',&quot; &amp; [Ciudad.C156] &amp; &quot;),&quot;" table:style-name="ce1">
            <text:p>(13062,'Arroyohondo',13),</text:p>
          </table:table-cell>
          <table:table-cell table:number-columns-repeated="16383"/>
        </table:table-row>
        <table:table-row table:style-name="ro1">
          <table:table-cell office:value-type="string" office:string-value="(13074,'Barranco de Loba',13)," table:formula="of:=&quot;(&quot; &amp; [Ciudad.A157] &amp; &quot;,'&quot; &amp; [Ciudad.B157] &amp; &quot;',&quot; &amp; [Ciudad.C157] &amp; &quot;),&quot;" table:style-name="ce1">
            <text:p>(13074,'Barranco de Loba',13),</text:p>
          </table:table-cell>
          <table:table-cell table:number-columns-repeated="16383"/>
        </table:table-row>
        <table:table-row table:style-name="ro1">
          <table:table-cell office:value-type="string" office:string-value="(13140,'Calamar',13)," table:formula="of:=&quot;(&quot; &amp; [Ciudad.A158] &amp; &quot;,'&quot; &amp; [Ciudad.B158] &amp; &quot;',&quot; &amp; [Ciudad.C158] &amp; &quot;),&quot;" table:style-name="ce1">
            <text:p>(13140,'Calamar',13),</text:p>
          </table:table-cell>
          <table:table-cell table:number-columns-repeated="16383"/>
        </table:table-row>
        <table:table-row table:style-name="ro1">
          <table:table-cell office:value-type="string" office:string-value="(13160,'Cantagallo',13)," table:formula="of:=&quot;(&quot; &amp; [Ciudad.A159] &amp; &quot;,'&quot; &amp; [Ciudad.B159] &amp; &quot;',&quot; &amp; [Ciudad.C159] &amp; &quot;),&quot;" table:style-name="ce1">
            <text:p>(13160,'Cantagallo',13),</text:p>
          </table:table-cell>
          <table:table-cell table:number-columns-repeated="16383"/>
        </table:table-row>
        <table:table-row table:style-name="ro1">
          <table:table-cell office:value-type="string" office:string-value="(13188,'Cicuco',13)," table:formula="of:=&quot;(&quot; &amp; [Ciudad.A160] &amp; &quot;,'&quot; &amp; [Ciudad.B160] &amp; &quot;',&quot; &amp; [Ciudad.C160] &amp; &quot;),&quot;" table:style-name="ce1">
            <text:p>(13188,'Cicuco',13),</text:p>
          </table:table-cell>
          <table:table-cell table:number-columns-repeated="16383"/>
        </table:table-row>
        <table:table-row table:style-name="ro1">
          <table:table-cell office:value-type="string" office:string-value="(13212,'Córdoba',13)," table:formula="of:=&quot;(&quot; &amp; [Ciudad.A161] &amp; &quot;,'&quot; &amp; [Ciudad.B161] &amp; &quot;',&quot; &amp; [Ciudad.C161] &amp; &quot;),&quot;" table:style-name="ce1">
            <text:p>(13212,'Córdoba',13),</text:p>
          </table:table-cell>
          <table:table-cell table:number-columns-repeated="16383"/>
        </table:table-row>
        <table:table-row table:style-name="ro1">
          <table:table-cell office:value-type="string" office:string-value="(13222,'Clemencia',13)," table:formula="of:=&quot;(&quot; &amp; [Ciudad.A162] &amp; &quot;,'&quot; &amp; [Ciudad.B162] &amp; &quot;',&quot; &amp; [Ciudad.C162] &amp; &quot;),&quot;" table:style-name="ce1">
            <text:p>(13222,'Clemencia',13),</text:p>
          </table:table-cell>
          <table:table-cell table:number-columns-repeated="16383"/>
        </table:table-row>
        <table:table-row table:style-name="ro1">
          <table:table-cell office:value-type="string" office:string-value="(13244,'El Carmen de Bolívar',13)," table:formula="of:=&quot;(&quot; &amp; [Ciudad.A163] &amp; &quot;,'&quot; &amp; [Ciudad.B163] &amp; &quot;',&quot; &amp; [Ciudad.C163] &amp; &quot;),&quot;" table:style-name="ce1">
            <text:p>(13244,'El Carmen de Bolívar',13),</text:p>
          </table:table-cell>
          <table:table-cell table:number-columns-repeated="16383"/>
        </table:table-row>
        <table:table-row table:style-name="ro1">
          <table:table-cell office:value-type="string" office:string-value="(13248,'El Guamo',13)," table:formula="of:=&quot;(&quot; &amp; [Ciudad.A164] &amp; &quot;,'&quot; &amp; [Ciudad.B164] &amp; &quot;',&quot; &amp; [Ciudad.C164] &amp; &quot;),&quot;" table:style-name="ce1">
            <text:p>(13248,'El Guamo',13),</text:p>
          </table:table-cell>
          <table:table-cell table:number-columns-repeated="16383"/>
        </table:table-row>
        <table:table-row table:style-name="ro1">
          <table:table-cell office:value-type="string" office:string-value="(13268,'El Peñón',13)," table:formula="of:=&quot;(&quot; &amp; [Ciudad.A165] &amp; &quot;,'&quot; &amp; [Ciudad.B165] &amp; &quot;',&quot; &amp; [Ciudad.C165] &amp; &quot;),&quot;" table:style-name="ce1">
            <text:p>(13268,'El Peñón',13),</text:p>
          </table:table-cell>
          <table:table-cell table:number-columns-repeated="16383"/>
        </table:table-row>
        <table:table-row table:style-name="ro1">
          <table:table-cell office:value-type="string" office:string-value="(13300,'Hatillo de Loba',13)," table:formula="of:=&quot;(&quot; &amp; [Ciudad.A166] &amp; &quot;,'&quot; &amp; [Ciudad.B166] &amp; &quot;',&quot; &amp; [Ciudad.C166] &amp; &quot;),&quot;" table:style-name="ce1">
            <text:p>(13300,'Hatillo de Loba',13),</text:p>
          </table:table-cell>
          <table:table-cell table:number-columns-repeated="16383"/>
        </table:table-row>
        <table:table-row table:style-name="ro1">
          <table:table-cell office:value-type="string" office:string-value="(13430,'Magangué',13)," table:formula="of:=&quot;(&quot; &amp; [Ciudad.A167] &amp; &quot;,'&quot; &amp; [Ciudad.B167] &amp; &quot;',&quot; &amp; [Ciudad.C167] &amp; &quot;),&quot;" table:style-name="ce1">
            <text:p>(13430,'Magangué',13),</text:p>
          </table:table-cell>
          <table:table-cell table:number-columns-repeated="16383"/>
        </table:table-row>
        <table:table-row table:style-name="ro1">
          <table:table-cell office:value-type="string" office:string-value="(13433,'Mahates',13)," table:formula="of:=&quot;(&quot; &amp; [Ciudad.A168] &amp; &quot;,'&quot; &amp; [Ciudad.B168] &amp; &quot;',&quot; &amp; [Ciudad.C168] &amp; &quot;),&quot;" table:style-name="ce1">
            <text:p>(13433,'Mahates',13),</text:p>
          </table:table-cell>
          <table:table-cell table:number-columns-repeated="16383"/>
        </table:table-row>
        <table:table-row table:style-name="ro1">
          <table:table-cell office:value-type="string" office:string-value="(13440,'Margarita',13)," table:formula="of:=&quot;(&quot; &amp; [Ciudad.A169] &amp; &quot;,'&quot; &amp; [Ciudad.B169] &amp; &quot;',&quot; &amp; [Ciudad.C169] &amp; &quot;),&quot;" table:style-name="ce1">
            <text:p>(13440,'Margarita',13),</text:p>
          </table:table-cell>
          <table:table-cell table:number-columns-repeated="16383"/>
        </table:table-row>
        <table:table-row table:style-name="ro1">
          <table:table-cell office:value-type="string" office:string-value="(13442,'María la Baja',13)," table:formula="of:=&quot;(&quot; &amp; [Ciudad.A170] &amp; &quot;,'&quot; &amp; [Ciudad.B170] &amp; &quot;',&quot; &amp; [Ciudad.C170] &amp; &quot;),&quot;" table:style-name="ce1">
            <text:p>(13442,'María la Baja',13),</text:p>
          </table:table-cell>
          <table:table-cell table:number-columns-repeated="16383"/>
        </table:table-row>
        <table:table-row table:style-name="ro1">
          <table:table-cell office:value-type="string" office:string-value="(13458,'Montecristo',13)," table:formula="of:=&quot;(&quot; &amp; [Ciudad.A171] &amp; &quot;,'&quot; &amp; [Ciudad.B171] &amp; &quot;',&quot; &amp; [Ciudad.C171] &amp; &quot;),&quot;" table:style-name="ce1">
            <text:p>(13458,'Montecristo',13),</text:p>
          </table:table-cell>
          <table:table-cell table:number-columns-repeated="16383"/>
        </table:table-row>
        <table:table-row table:style-name="ro1">
          <table:table-cell office:value-type="string" office:string-value="(13468,'Mompós',13)," table:formula="of:=&quot;(&quot; &amp; [Ciudad.A172] &amp; &quot;,'&quot; &amp; [Ciudad.B172] &amp; &quot;',&quot; &amp; [Ciudad.C172] &amp; &quot;),&quot;" table:style-name="ce1">
            <text:p>(13468,'Mompós',13),</text:p>
          </table:table-cell>
          <table:table-cell table:number-columns-repeated="16383"/>
        </table:table-row>
        <table:table-row table:style-name="ro1">
          <table:table-cell office:value-type="string" office:string-value="(13473,'Morales',13)," table:formula="of:=&quot;(&quot; &amp; [Ciudad.A173] &amp; &quot;,'&quot; &amp; [Ciudad.B173] &amp; &quot;',&quot; &amp; [Ciudad.C173] &amp; &quot;),&quot;" table:style-name="ce1">
            <text:p>(13473,'Morales',13),</text:p>
          </table:table-cell>
          <table:table-cell table:number-columns-repeated="16383"/>
        </table:table-row>
        <table:table-row table:style-name="ro1">
          <table:table-cell office:value-type="string" office:string-value="(13490,'Norosí',13)," table:formula="of:=&quot;(&quot; &amp; [Ciudad.A174] &amp; &quot;,'&quot; &amp; [Ciudad.B174] &amp; &quot;',&quot; &amp; [Ciudad.C174] &amp; &quot;),&quot;" table:style-name="ce1">
            <text:p>(13490,'Norosí',13),</text:p>
          </table:table-cell>
          <table:table-cell table:number-columns-repeated="16383"/>
        </table:table-row>
        <table:table-row table:style-name="ro1">
          <table:table-cell office:value-type="string" office:string-value="(13549,'Pinillos',13)," table:formula="of:=&quot;(&quot; &amp; [Ciudad.A175] &amp; &quot;,'&quot; &amp; [Ciudad.B175] &amp; &quot;',&quot; &amp; [Ciudad.C175] &amp; &quot;),&quot;" table:style-name="ce1">
            <text:p>(13549,'Pinillos',13),</text:p>
          </table:table-cell>
          <table:table-cell table:number-columns-repeated="16383"/>
        </table:table-row>
        <table:table-row table:style-name="ro1">
          <table:table-cell office:value-type="string" office:string-value="(13580,'Regidor',13)," table:formula="of:=&quot;(&quot; &amp; [Ciudad.A176] &amp; &quot;,'&quot; &amp; [Ciudad.B176] &amp; &quot;',&quot; &amp; [Ciudad.C176] &amp; &quot;),&quot;" table:style-name="ce1">
            <text:p>(13580,'Regidor',13),</text:p>
          </table:table-cell>
          <table:table-cell table:number-columns-repeated="16383"/>
        </table:table-row>
        <table:table-row table:style-name="ro1">
          <table:table-cell office:value-type="string" office:string-value="(13600,'Río Viejo',13)," table:formula="of:=&quot;(&quot; &amp; [Ciudad.A177] &amp; &quot;,'&quot; &amp; [Ciudad.B177] &amp; &quot;',&quot; &amp; [Ciudad.C177] &amp; &quot;),&quot;" table:style-name="ce1">
            <text:p>(13600,'Río Viejo',13),</text:p>
          </table:table-cell>
          <table:table-cell table:number-columns-repeated="16383"/>
        </table:table-row>
        <table:table-row table:style-name="ro1">
          <table:table-cell office:value-type="string" office:string-value="(13620,'San Cristóbal',13)," table:formula="of:=&quot;(&quot; &amp; [Ciudad.A178] &amp; &quot;,'&quot; &amp; [Ciudad.B178] &amp; &quot;',&quot; &amp; [Ciudad.C178] &amp; &quot;),&quot;" table:style-name="ce1">
            <text:p>(13620,'San Cristóbal',13),</text:p>
          </table:table-cell>
          <table:table-cell table:number-columns-repeated="16383"/>
        </table:table-row>
        <table:table-row table:style-name="ro1">
          <table:table-cell office:value-type="string" office:string-value="(13647,'San Estanislao',13)," table:formula="of:=&quot;(&quot; &amp; [Ciudad.A179] &amp; &quot;,'&quot; &amp; [Ciudad.B179] &amp; &quot;',&quot; &amp; [Ciudad.C179] &amp; &quot;),&quot;" table:style-name="ce1">
            <text:p>(13647,'San Estanislao',13),</text:p>
          </table:table-cell>
          <table:table-cell table:number-columns-repeated="16383"/>
        </table:table-row>
        <table:table-row table:style-name="ro1">
          <table:table-cell office:value-type="string" office:string-value="(13650,'San Fernando',13)," table:formula="of:=&quot;(&quot; &amp; [Ciudad.A180] &amp; &quot;,'&quot; &amp; [Ciudad.B180] &amp; &quot;',&quot; &amp; [Ciudad.C180] &amp; &quot;),&quot;" table:style-name="ce1">
            <text:p>(13650,'San Fernando',13),</text:p>
          </table:table-cell>
          <table:table-cell table:number-columns-repeated="16383"/>
        </table:table-row>
        <table:table-row table:style-name="ro1">
          <table:table-cell office:value-type="string" office:string-value="(13654,'San Jacinto',13)," table:formula="of:=&quot;(&quot; &amp; [Ciudad.A181] &amp; &quot;,'&quot; &amp; [Ciudad.B181] &amp; &quot;',&quot; &amp; [Ciudad.C181] &amp; &quot;),&quot;" table:style-name="ce1">
            <text:p>(13654,'San Jacinto',13),</text:p>
          </table:table-cell>
          <table:table-cell table:number-columns-repeated="16383"/>
        </table:table-row>
        <table:table-row table:style-name="ro1">
          <table:table-cell office:value-type="string" office:string-value="(13655,'San Jacinto del Cauca',13)," table:formula="of:=&quot;(&quot; &amp; [Ciudad.A182] &amp; &quot;,'&quot; &amp; [Ciudad.B182] &amp; &quot;',&quot; &amp; [Ciudad.C182] &amp; &quot;),&quot;" table:style-name="ce1">
            <text:p>(13655,'San Jacinto del Cauca',13),</text:p>
          </table:table-cell>
          <table:table-cell table:number-columns-repeated="16383"/>
        </table:table-row>
        <table:table-row table:style-name="ro1">
          <table:table-cell office:value-type="string" office:string-value="(13657,'San Juan Nepomuceno',13)," table:formula="of:=&quot;(&quot; &amp; [Ciudad.A183] &amp; &quot;,'&quot; &amp; [Ciudad.B183] &amp; &quot;',&quot; &amp; [Ciudad.C183] &amp; &quot;),&quot;" table:style-name="ce1">
            <text:p>(13657,'San Juan Nepomuceno',13),</text:p>
          </table:table-cell>
          <table:table-cell table:number-columns-repeated="16383"/>
        </table:table-row>
        <table:table-row table:style-name="ro1">
          <table:table-cell office:value-type="string" office:string-value="(13667,'San Martín de Loba',13)," table:formula="of:=&quot;(&quot; &amp; [Ciudad.A184] &amp; &quot;,'&quot; &amp; [Ciudad.B184] &amp; &quot;',&quot; &amp; [Ciudad.C184] &amp; &quot;),&quot;" table:style-name="ce1">
            <text:p>(13667,'San Martín de Loba',13),</text:p>
          </table:table-cell>
          <table:table-cell table:number-columns-repeated="16383"/>
        </table:table-row>
        <table:table-row table:style-name="ro1">
          <table:table-cell office:value-type="string" office:string-value="(13670,'San Pablo de Borbur',13)," table:formula="of:=&quot;(&quot; &amp; [Ciudad.A185] &amp; &quot;,'&quot; &amp; [Ciudad.B185] &amp; &quot;',&quot; &amp; [Ciudad.C185] &amp; &quot;),&quot;" table:style-name="ce1">
            <text:p>(13670,'San Pablo de Borbur',13),</text:p>
          </table:table-cell>
          <table:table-cell table:number-columns-repeated="16383"/>
        </table:table-row>
        <table:table-row table:style-name="ro1">
          <table:table-cell office:value-type="string" office:string-value="(13673,'Santa Catalina',13)," table:formula="of:=&quot;(&quot; &amp; [Ciudad.A186] &amp; &quot;,'&quot; &amp; [Ciudad.B186] &amp; &quot;',&quot; &amp; [Ciudad.C186] &amp; &quot;),&quot;" table:style-name="ce1">
            <text:p>(13673,'Santa Catalina',13),</text:p>
          </table:table-cell>
          <table:table-cell table:number-columns-repeated="16383"/>
        </table:table-row>
        <table:table-row table:style-name="ro1">
          <table:table-cell office:value-type="string" office:string-value="(13683,'Santa Rosa',13)," table:formula="of:=&quot;(&quot; &amp; [Ciudad.A187] &amp; &quot;,'&quot; &amp; [Ciudad.B187] &amp; &quot;',&quot; &amp; [Ciudad.C187] &amp; &quot;),&quot;" table:style-name="ce1">
            <text:p>(13683,'Santa Rosa',13),</text:p>
          </table:table-cell>
          <table:table-cell table:number-columns-repeated="16383"/>
        </table:table-row>
        <table:table-row table:style-name="ro1">
          <table:table-cell office:value-type="string" office:string-value="(13688,'Santa Rosa del Sur',13)," table:formula="of:=&quot;(&quot; &amp; [Ciudad.A188] &amp; &quot;,'&quot; &amp; [Ciudad.B188] &amp; &quot;',&quot; &amp; [Ciudad.C188] &amp; &quot;),&quot;" table:style-name="ce1">
            <text:p>(13688,'Santa Rosa del Sur',13),</text:p>
          </table:table-cell>
          <table:table-cell table:number-columns-repeated="16383"/>
        </table:table-row>
        <table:table-row table:style-name="ro1">
          <table:table-cell office:value-type="string" office:string-value="(13744,'Simití',13)," table:formula="of:=&quot;(&quot; &amp; [Ciudad.A189] &amp; &quot;,'&quot; &amp; [Ciudad.B189] &amp; &quot;',&quot; &amp; [Ciudad.C189] &amp; &quot;),&quot;" table:style-name="ce1">
            <text:p>(13744,'Simití',13),</text:p>
          </table:table-cell>
          <table:table-cell table:number-columns-repeated="16383"/>
        </table:table-row>
        <table:table-row table:style-name="ro1">
          <table:table-cell office:value-type="string" office:string-value="(13760,'Soplaviento',13)," table:formula="of:=&quot;(&quot; &amp; [Ciudad.A190] &amp; &quot;,'&quot; &amp; [Ciudad.B190] &amp; &quot;',&quot; &amp; [Ciudad.C190] &amp; &quot;),&quot;" table:style-name="ce1">
            <text:p>(13760,'Soplaviento',13),</text:p>
          </table:table-cell>
          <table:table-cell table:number-columns-repeated="16383"/>
        </table:table-row>
        <table:table-row table:style-name="ro1">
          <table:table-cell office:value-type="string" office:string-value="(13780,'Talaigua Nuevo',13)," table:formula="of:=&quot;(&quot; &amp; [Ciudad.A191] &amp; &quot;,'&quot; &amp; [Ciudad.B191] &amp; &quot;',&quot; &amp; [Ciudad.C191] &amp; &quot;),&quot;" table:style-name="ce1">
            <text:p>(13780,'Talaigua Nuevo',13),</text:p>
          </table:table-cell>
          <table:table-cell table:number-columns-repeated="16383"/>
        </table:table-row>
        <table:table-row table:style-name="ro1">
          <table:table-cell office:value-type="string" office:string-value="(13810,'Tiquisio',13)," table:formula="of:=&quot;(&quot; &amp; [Ciudad.A192] &amp; &quot;,'&quot; &amp; [Ciudad.B192] &amp; &quot;',&quot; &amp; [Ciudad.C192] &amp; &quot;),&quot;" table:style-name="ce1">
            <text:p>(13810,'Tiquisio',13),</text:p>
          </table:table-cell>
          <table:table-cell table:number-columns-repeated="16383"/>
        </table:table-row>
        <table:table-row table:style-name="ro1">
          <table:table-cell office:value-type="string" office:string-value="(13836,'Turbaco',13)," table:formula="of:=&quot;(&quot; &amp; [Ciudad.A193] &amp; &quot;,'&quot; &amp; [Ciudad.B193] &amp; &quot;',&quot; &amp; [Ciudad.C193] &amp; &quot;),&quot;" table:style-name="ce1">
            <text:p>(13836,'Turbaco',13),</text:p>
          </table:table-cell>
          <table:table-cell table:number-columns-repeated="16383"/>
        </table:table-row>
        <table:table-row table:style-name="ro1">
          <table:table-cell office:value-type="string" office:string-value="(13838,'Turbaná',13)," table:formula="of:=&quot;(&quot; &amp; [Ciudad.A194] &amp; &quot;,'&quot; &amp; [Ciudad.B194] &amp; &quot;',&quot; &amp; [Ciudad.C194] &amp; &quot;),&quot;" table:style-name="ce1">
            <text:p>(13838,'Turbaná',13),</text:p>
          </table:table-cell>
          <table:table-cell table:number-columns-repeated="16383"/>
        </table:table-row>
        <table:table-row table:style-name="ro1">
          <table:table-cell office:value-type="string" office:string-value="(13873,'Villanueva',13)," table:formula="of:=&quot;(&quot; &amp; [Ciudad.A195] &amp; &quot;,'&quot; &amp; [Ciudad.B195] &amp; &quot;',&quot; &amp; [Ciudad.C195] &amp; &quot;),&quot;" table:style-name="ce1">
            <text:p>(13873,'Villanueva',13),</text:p>
          </table:table-cell>
          <table:table-cell table:number-columns-repeated="16383"/>
        </table:table-row>
        <table:table-row table:style-name="ro1">
          <table:table-cell office:value-type="string" office:string-value="(13894,'Zambrano',13)," table:formula="of:=&quot;(&quot; &amp; [Ciudad.A196] &amp; &quot;,'&quot; &amp; [Ciudad.B196] &amp; &quot;',&quot; &amp; [Ciudad.C196] &amp; &quot;),&quot;" table:style-name="ce1">
            <text:p>(13894,'Zambrano',13),</text:p>
          </table:table-cell>
          <table:table-cell table:number-columns-repeated="16383"/>
        </table:table-row>
        <table:table-row table:style-name="ro1">
          <table:table-cell office:value-type="string" office:string-value="(15001,'Tunja',15)," table:formula="of:=&quot;(&quot; &amp; [Ciudad.A197] &amp; &quot;,'&quot; &amp; [Ciudad.B197] &amp; &quot;',&quot; &amp; [Ciudad.C197] &amp; &quot;),&quot;" table:style-name="ce1">
            <text:p>(15001,'Tunja',15),</text:p>
          </table:table-cell>
          <table:table-cell table:number-columns-repeated="16383"/>
        </table:table-row>
        <table:table-row table:style-name="ro1">
          <table:table-cell office:value-type="string" office:string-value="(15022,'Almeida',15)," table:formula="of:=&quot;(&quot; &amp; [Ciudad.A198] &amp; &quot;,'&quot; &amp; [Ciudad.B198] &amp; &quot;',&quot; &amp; [Ciudad.C198] &amp; &quot;),&quot;" table:style-name="ce1">
            <text:p>(15022,'Almeida',15),</text:p>
          </table:table-cell>
          <table:table-cell table:number-columns-repeated="16383"/>
        </table:table-row>
        <table:table-row table:style-name="ro1">
          <table:table-cell office:value-type="string" office:string-value="(15047,'Aquitania',15)," table:formula="of:=&quot;(&quot; &amp; [Ciudad.A199] &amp; &quot;,'&quot; &amp; [Ciudad.B199] &amp; &quot;',&quot; &amp; [Ciudad.C199] &amp; &quot;),&quot;" table:style-name="ce1">
            <text:p>(15047,'Aquitania',15),</text:p>
          </table:table-cell>
          <table:table-cell table:number-columns-repeated="16383"/>
        </table:table-row>
        <table:table-row table:style-name="ro1">
          <table:table-cell office:value-type="string" office:string-value="(15051,'Arcabuco',15)," table:formula="of:=&quot;(&quot; &amp; [Ciudad.A200] &amp; &quot;,'&quot; &amp; [Ciudad.B200] &amp; &quot;',&quot; &amp; [Ciudad.C200] &amp; &quot;),&quot;" table:style-name="ce1">
            <text:p>(15051,'Arcabuco',15),</text:p>
          </table:table-cell>
          <table:table-cell table:number-columns-repeated="16383"/>
        </table:table-row>
        <table:table-row table:style-name="ro1">
          <table:table-cell office:value-type="string" office:string-value="(15087,'Belén',15)," table:formula="of:=&quot;(&quot; &amp; [Ciudad.A201] &amp; &quot;,'&quot; &amp; [Ciudad.B201] &amp; &quot;',&quot; &amp; [Ciudad.C201] &amp; &quot;),&quot;" table:style-name="ce1">
            <text:p>(15087,'Belén',15),</text:p>
          </table:table-cell>
          <table:table-cell table:number-columns-repeated="16383"/>
        </table:table-row>
        <table:table-row table:style-name="ro1">
          <table:table-cell office:value-type="string" office:string-value="(15090,'Berbeo',15)," table:formula="of:=&quot;(&quot; &amp; [Ciudad.A202] &amp; &quot;,'&quot; &amp; [Ciudad.B202] &amp; &quot;',&quot; &amp; [Ciudad.C202] &amp; &quot;),&quot;" table:style-name="ce1">
            <text:p>(15090,'Berbeo',15),</text:p>
          </table:table-cell>
          <table:table-cell table:number-columns-repeated="16383"/>
        </table:table-row>
        <table:table-row table:style-name="ro1">
          <table:table-cell office:value-type="string" office:string-value="(15092,'Betéitiva',15)," table:formula="of:=&quot;(&quot; &amp; [Ciudad.A203] &amp; &quot;,'&quot; &amp; [Ciudad.B203] &amp; &quot;',&quot; &amp; [Ciudad.C203] &amp; &quot;),&quot;" table:style-name="ce1">
            <text:p>(15092,'Betéitiva',15),</text:p>
          </table:table-cell>
          <table:table-cell table:number-columns-repeated="16383"/>
        </table:table-row>
        <table:table-row table:style-name="ro1">
          <table:table-cell office:value-type="string" office:string-value="(15097,'Boavita',15)," table:formula="of:=&quot;(&quot; &amp; [Ciudad.A204] &amp; &quot;,'&quot; &amp; [Ciudad.B204] &amp; &quot;',&quot; &amp; [Ciudad.C204] &amp; &quot;),&quot;" table:style-name="ce1">
            <text:p>(15097,'Boavita',15),</text:p>
          </table:table-cell>
          <table:table-cell table:number-columns-repeated="16383"/>
        </table:table-row>
        <table:table-row table:style-name="ro1">
          <table:table-cell office:value-type="string" office:string-value="(15104,'Boyacá',15)," table:formula="of:=&quot;(&quot; &amp; [Ciudad.A205] &amp; &quot;,'&quot; &amp; [Ciudad.B205] &amp; &quot;',&quot; &amp; [Ciudad.C205] &amp; &quot;),&quot;" table:style-name="ce1">
            <text:p>(15104,'Boyacá',15),</text:p>
          </table:table-cell>
          <table:table-cell table:number-columns-repeated="16383"/>
        </table:table-row>
        <table:table-row table:style-name="ro1">
          <table:table-cell office:value-type="string" office:string-value="(15106,'Briceño',15)," table:formula="of:=&quot;(&quot; &amp; [Ciudad.A206] &amp; &quot;,'&quot; &amp; [Ciudad.B206] &amp; &quot;',&quot; &amp; [Ciudad.C206] &amp; &quot;),&quot;" table:style-name="ce1">
            <text:p>(15106,'Briceño',15),</text:p>
          </table:table-cell>
          <table:table-cell table:number-columns-repeated="16383"/>
        </table:table-row>
        <table:table-row table:style-name="ro1">
          <table:table-cell office:value-type="string" office:string-value="(15109,'Buena Vista',15)," table:formula="of:=&quot;(&quot; &amp; [Ciudad.A207] &amp; &quot;,'&quot; &amp; [Ciudad.B207] &amp; &quot;',&quot; &amp; [Ciudad.C207] &amp; &quot;),&quot;" table:style-name="ce1">
            <text:p>(15109,'Buena Vista',15),</text:p>
          </table:table-cell>
          <table:table-cell table:number-columns-repeated="16383"/>
        </table:table-row>
        <table:table-row table:style-name="ro1">
          <table:table-cell office:value-type="string" office:string-value="(15114,'Busbanzá',15)," table:formula="of:=&quot;(&quot; &amp; [Ciudad.A208] &amp; &quot;,'&quot; &amp; [Ciudad.B208] &amp; &quot;',&quot; &amp; [Ciudad.C208] &amp; &quot;),&quot;" table:style-name="ce1">
            <text:p>(15114,'Busbanzá',15),</text:p>
          </table:table-cell>
          <table:table-cell table:number-columns-repeated="16383"/>
        </table:table-row>
        <table:table-row table:style-name="ro1">
          <table:table-cell office:value-type="string" office:string-value="(15131,'Caldas',15)," table:formula="of:=&quot;(&quot; &amp; [Ciudad.A209] &amp; &quot;,'&quot; &amp; [Ciudad.B209] &amp; &quot;',&quot; &amp; [Ciudad.C209] &amp; &quot;),&quot;" table:style-name="ce1">
            <text:p>(15131,'Caldas',15),</text:p>
          </table:table-cell>
          <table:table-cell table:number-columns-repeated="16383"/>
        </table:table-row>
        <table:table-row table:style-name="ro1">
          <table:table-cell office:value-type="string" office:string-value="(15135,'Campohermoso',15)," table:formula="of:=&quot;(&quot; &amp; [Ciudad.A210] &amp; &quot;,'&quot; &amp; [Ciudad.B210] &amp; &quot;',&quot; &amp; [Ciudad.C210] &amp; &quot;),&quot;" table:style-name="ce1">
            <text:p>(15135,'Campohermoso',15),</text:p>
          </table:table-cell>
          <table:table-cell table:number-columns-repeated="16383"/>
        </table:table-row>
        <table:table-row table:style-name="ro1">
          <table:table-cell office:value-type="string" office:string-value="(15162,'Cerinza',15)," table:formula="of:=&quot;(&quot; &amp; [Ciudad.A211] &amp; &quot;,'&quot; &amp; [Ciudad.B211] &amp; &quot;',&quot; &amp; [Ciudad.C211] &amp; &quot;),&quot;" table:style-name="ce1">
            <text:p>(15162,'Cerinza',15),</text:p>
          </table:table-cell>
          <table:table-cell table:number-columns-repeated="16383"/>
        </table:table-row>
        <table:table-row table:style-name="ro1">
          <table:table-cell office:value-type="string" office:string-value="(15172,'Chinavita',15)," table:formula="of:=&quot;(&quot; &amp; [Ciudad.A212] &amp; &quot;,'&quot; &amp; [Ciudad.B212] &amp; &quot;',&quot; &amp; [Ciudad.C212] &amp; &quot;),&quot;" table:style-name="ce1">
            <text:p>(15172,'Chinavita',15),</text:p>
          </table:table-cell>
          <table:table-cell table:number-columns-repeated="16383"/>
        </table:table-row>
        <table:table-row table:style-name="ro1">
          <table:table-cell office:value-type="string" office:string-value="(15176,'Chiquinquirá',15)," table:formula="of:=&quot;(&quot; &amp; [Ciudad.A213] &amp; &quot;,'&quot; &amp; [Ciudad.B213] &amp; &quot;',&quot; &amp; [Ciudad.C213] &amp; &quot;),&quot;" table:style-name="ce1">
            <text:p>(15176,'Chiquinquirá',15),</text:p>
          </table:table-cell>
          <table:table-cell table:number-columns-repeated="16383"/>
        </table:table-row>
        <table:table-row table:style-name="ro1">
          <table:table-cell office:value-type="string" office:string-value="(15180,'Chiscas',15)," table:formula="of:=&quot;(&quot; &amp; [Ciudad.A214] &amp; &quot;,'&quot; &amp; [Ciudad.B214] &amp; &quot;',&quot; &amp; [Ciudad.C214] &amp; &quot;),&quot;" table:style-name="ce1">
            <text:p>(15180,'Chiscas',15),</text:p>
          </table:table-cell>
          <table:table-cell table:number-columns-repeated="16383"/>
        </table:table-row>
        <table:table-row table:style-name="ro1">
          <table:table-cell office:value-type="string" office:string-value="(15183,'Chita',15)," table:formula="of:=&quot;(&quot; &amp; [Ciudad.A215] &amp; &quot;,'&quot; &amp; [Ciudad.B215] &amp; &quot;',&quot; &amp; [Ciudad.C215] &amp; &quot;),&quot;" table:style-name="ce1">
            <text:p>(15183,'Chita',15),</text:p>
          </table:table-cell>
          <table:table-cell table:number-columns-repeated="16383"/>
        </table:table-row>
        <table:table-row table:style-name="ro1">
          <table:table-cell office:value-type="string" office:string-value="(15185,'Chitaraque',15)," table:formula="of:=&quot;(&quot; &amp; [Ciudad.A216] &amp; &quot;,'&quot; &amp; [Ciudad.B216] &amp; &quot;',&quot; &amp; [Ciudad.C216] &amp; &quot;),&quot;" table:style-name="ce1">
            <text:p>(15185,'Chitaraque',15),</text:p>
          </table:table-cell>
          <table:table-cell table:number-columns-repeated="16383"/>
        </table:table-row>
        <table:table-row table:style-name="ro1">
          <table:table-cell office:value-type="string" office:string-value="(15187,'Chivatá',15)," table:formula="of:=&quot;(&quot; &amp; [Ciudad.A217] &amp; &quot;,'&quot; &amp; [Ciudad.B217] &amp; &quot;',&quot; &amp; [Ciudad.C217] &amp; &quot;),&quot;" table:style-name="ce1">
            <text:p>(15187,'Chivatá',15),</text:p>
          </table:table-cell>
          <table:table-cell table:number-columns-repeated="16383"/>
        </table:table-row>
        <table:table-row table:style-name="ro1">
          <table:table-cell office:value-type="string" office:string-value="(15189,'Ciénega',15)," table:formula="of:=&quot;(&quot; &amp; [Ciudad.A218] &amp; &quot;,'&quot; &amp; [Ciudad.B218] &amp; &quot;',&quot; &amp; [Ciudad.C218] &amp; &quot;),&quot;" table:style-name="ce1">
            <text:p>(15189,'Ciénega',15),</text:p>
          </table:table-cell>
          <table:table-cell table:number-columns-repeated="16383"/>
        </table:table-row>
        <table:table-row table:style-name="ro1">
          <table:table-cell office:value-type="string" office:string-value="(15204,'Cómbita',15)," table:formula="of:=&quot;(&quot; &amp; [Ciudad.A219] &amp; &quot;,'&quot; &amp; [Ciudad.B219] &amp; &quot;',&quot; &amp; [Ciudad.C219] &amp; &quot;),&quot;" table:style-name="ce1">
            <text:p>(15204,'Cómbita',15),</text:p>
          </table:table-cell>
          <table:table-cell table:number-columns-repeated="16383"/>
        </table:table-row>
        <table:table-row table:style-name="ro1">
          <table:table-cell office:value-type="string" office:string-value="(15212,'Coper',15)," table:formula="of:=&quot;(&quot; &amp; [Ciudad.A220] &amp; &quot;,'&quot; &amp; [Ciudad.B220] &amp; &quot;',&quot; &amp; [Ciudad.C220] &amp; &quot;),&quot;" table:style-name="ce1">
            <text:p>(15212,'Coper',15),</text:p>
          </table:table-cell>
          <table:table-cell table:number-columns-repeated="16383"/>
        </table:table-row>
        <table:table-row table:style-name="ro1">
          <table:table-cell office:value-type="string" office:string-value="(15215,'Corrales',15)," table:formula="of:=&quot;(&quot; &amp; [Ciudad.A221] &amp; &quot;,'&quot; &amp; [Ciudad.B221] &amp; &quot;',&quot; &amp; [Ciudad.C221] &amp; &quot;),&quot;" table:style-name="ce1">
            <text:p>(15215,'Corrales',15),</text:p>
          </table:table-cell>
          <table:table-cell table:number-columns-repeated="16383"/>
        </table:table-row>
        <table:table-row table:style-name="ro1">
          <table:table-cell office:value-type="string" office:string-value="(15218,'Covarachía',15)," table:formula="of:=&quot;(&quot; &amp; [Ciudad.A222] &amp; &quot;,'&quot; &amp; [Ciudad.B222] &amp; &quot;',&quot; &amp; [Ciudad.C222] &amp; &quot;),&quot;" table:style-name="ce1">
            <text:p>(15218,'Covarachía',15),</text:p>
          </table:table-cell>
          <table:table-cell table:number-columns-repeated="16383"/>
        </table:table-row>
        <table:table-row table:style-name="ro1">
          <table:table-cell office:value-type="string" office:string-value="(15223,'Cubará',15)," table:formula="of:=&quot;(&quot; &amp; [Ciudad.A223] &amp; &quot;,'&quot; &amp; [Ciudad.B223] &amp; &quot;',&quot; &amp; [Ciudad.C223] &amp; &quot;),&quot;" table:style-name="ce1">
            <text:p>(15223,'Cubará',15),</text:p>
          </table:table-cell>
          <table:table-cell table:number-columns-repeated="16383"/>
        </table:table-row>
        <table:table-row table:style-name="ro1">
          <table:table-cell office:value-type="string" office:string-value="(15224,'Cucaita',15)," table:formula="of:=&quot;(&quot; &amp; [Ciudad.A224] &amp; &quot;,'&quot; &amp; [Ciudad.B224] &amp; &quot;',&quot; &amp; [Ciudad.C224] &amp; &quot;),&quot;" table:style-name="ce1">
            <text:p>(15224,'Cucaita',15),</text:p>
          </table:table-cell>
          <table:table-cell table:number-columns-repeated="16383"/>
        </table:table-row>
        <table:table-row table:style-name="ro1">
          <table:table-cell office:value-type="string" office:string-value="(15226,'Cuítiva',15)," table:formula="of:=&quot;(&quot; &amp; [Ciudad.A225] &amp; &quot;,'&quot; &amp; [Ciudad.B225] &amp; &quot;',&quot; &amp; [Ciudad.C225] &amp; &quot;),&quot;" table:style-name="ce1">
            <text:p>(15226,'Cuítiva',15),</text:p>
          </table:table-cell>
          <table:table-cell table:number-columns-repeated="16383"/>
        </table:table-row>
        <table:table-row table:style-name="ro1">
          <table:table-cell office:value-type="string" office:string-value="(15232,'Chíquiza',15)," table:formula="of:=&quot;(&quot; &amp; [Ciudad.A226] &amp; &quot;,'&quot; &amp; [Ciudad.B226] &amp; &quot;',&quot; &amp; [Ciudad.C226] &amp; &quot;),&quot;" table:style-name="ce1">
            <text:p>(15232,'Chíquiza',15),</text:p>
          </table:table-cell>
          <table:table-cell table:number-columns-repeated="16383"/>
        </table:table-row>
        <table:table-row table:style-name="ro1">
          <table:table-cell office:value-type="string" office:string-value="(15236,'Chivor',15)," table:formula="of:=&quot;(&quot; &amp; [Ciudad.A227] &amp; &quot;,'&quot; &amp; [Ciudad.B227] &amp; &quot;',&quot; &amp; [Ciudad.C227] &amp; &quot;),&quot;" table:style-name="ce1">
            <text:p>(15236,'Chivor',15),</text:p>
          </table:table-cell>
          <table:table-cell table:number-columns-repeated="16383"/>
        </table:table-row>
        <table:table-row table:style-name="ro1">
          <table:table-cell office:value-type="string" office:string-value="(15238,'Duitama',15)," table:formula="of:=&quot;(&quot; &amp; [Ciudad.A228] &amp; &quot;,'&quot; &amp; [Ciudad.B228] &amp; &quot;',&quot; &amp; [Ciudad.C228] &amp; &quot;),&quot;" table:style-name="ce1">
            <text:p>(15238,'Duitama',15),</text:p>
          </table:table-cell>
          <table:table-cell table:number-columns-repeated="16383"/>
        </table:table-row>
        <table:table-row table:style-name="ro1">
          <table:table-cell office:value-type="string" office:string-value="(15244,'El Cocuy',15)," table:formula="of:=&quot;(&quot; &amp; [Ciudad.A229] &amp; &quot;,'&quot; &amp; [Ciudad.B229] &amp; &quot;',&quot; &amp; [Ciudad.C229] &amp; &quot;),&quot;" table:style-name="ce1">
            <text:p>(15244,'El Cocuy',15),</text:p>
          </table:table-cell>
          <table:table-cell table:number-columns-repeated="16383"/>
        </table:table-row>
        <table:table-row table:style-name="ro1">
          <table:table-cell office:value-type="string" office:string-value="(15248,'El Espino',15)," table:formula="of:=&quot;(&quot; &amp; [Ciudad.A230] &amp; &quot;,'&quot; &amp; [Ciudad.B230] &amp; &quot;',&quot; &amp; [Ciudad.C230] &amp; &quot;),&quot;" table:style-name="ce1">
            <text:p>(15248,'El Espino',15),</text:p>
          </table:table-cell>
          <table:table-cell table:number-columns-repeated="16383"/>
        </table:table-row>
        <table:table-row table:style-name="ro1">
          <table:table-cell office:value-type="string" office:string-value="(15272,'Firavitoba',15)," table:formula="of:=&quot;(&quot; &amp; [Ciudad.A231] &amp; &quot;,'&quot; &amp; [Ciudad.B231] &amp; &quot;',&quot; &amp; [Ciudad.C231] &amp; &quot;),&quot;" table:style-name="ce1">
            <text:p>(15272,'Firavitoba',15),</text:p>
          </table:table-cell>
          <table:table-cell table:number-columns-repeated="16383"/>
        </table:table-row>
        <table:table-row table:style-name="ro1">
          <table:table-cell office:value-type="string" office:string-value="(15276,'Floresta',15)," table:formula="of:=&quot;(&quot; &amp; [Ciudad.A232] &amp; &quot;,'&quot; &amp; [Ciudad.B232] &amp; &quot;',&quot; &amp; [Ciudad.C232] &amp; &quot;),&quot;" table:style-name="ce1">
            <text:p>(15276,'Floresta',15),</text:p>
          </table:table-cell>
          <table:table-cell table:number-columns-repeated="16383"/>
        </table:table-row>
        <table:table-row table:style-name="ro1">
          <table:table-cell office:value-type="string" office:string-value="(15293,'Gachantivá',15)," table:formula="of:=&quot;(&quot; &amp; [Ciudad.A233] &amp; &quot;,'&quot; &amp; [Ciudad.B233] &amp; &quot;',&quot; &amp; [Ciudad.C233] &amp; &quot;),&quot;" table:style-name="ce1">
            <text:p>(15293,'Gachantivá',15),</text:p>
          </table:table-cell>
          <table:table-cell table:number-columns-repeated="16383"/>
        </table:table-row>
        <table:table-row table:style-name="ro1">
          <table:table-cell office:value-type="string" office:string-value="(15296,'Gameza',15)," table:formula="of:=&quot;(&quot; &amp; [Ciudad.A234] &amp; &quot;,'&quot; &amp; [Ciudad.B234] &amp; &quot;',&quot; &amp; [Ciudad.C234] &amp; &quot;),&quot;" table:style-name="ce1">
            <text:p>(15296,'Gameza',15),</text:p>
          </table:table-cell>
          <table:table-cell table:number-columns-repeated="16383"/>
        </table:table-row>
        <table:table-row table:style-name="ro1">
          <table:table-cell office:value-type="string" office:string-value="(15299,'Garagoa',15)," table:formula="of:=&quot;(&quot; &amp; [Ciudad.A235] &amp; &quot;,'&quot; &amp; [Ciudad.B235] &amp; &quot;',&quot; &amp; [Ciudad.C235] &amp; &quot;),&quot;" table:style-name="ce1">
            <text:p>(15299,'Garagoa',15),</text:p>
          </table:table-cell>
          <table:table-cell table:number-columns-repeated="16383"/>
        </table:table-row>
        <table:table-row table:style-name="ro1">
          <table:table-cell office:value-type="string" office:string-value="(15317,'Guacamayas',15)," table:formula="of:=&quot;(&quot; &amp; [Ciudad.A236] &amp; &quot;,'&quot; &amp; [Ciudad.B236] &amp; &quot;',&quot; &amp; [Ciudad.C236] &amp; &quot;),&quot;" table:style-name="ce1">
            <text:p>(15317,'Guacamayas',15),</text:p>
          </table:table-cell>
          <table:table-cell table:number-columns-repeated="16383"/>
        </table:table-row>
        <table:table-row table:style-name="ro1">
          <table:table-cell office:value-type="string" office:string-value="(15322,'Guateque',15)," table:formula="of:=&quot;(&quot; &amp; [Ciudad.A237] &amp; &quot;,'&quot; &amp; [Ciudad.B237] &amp; &quot;',&quot; &amp; [Ciudad.C237] &amp; &quot;),&quot;" table:style-name="ce1">
            <text:p>(15322,'Guateque',15),</text:p>
          </table:table-cell>
          <table:table-cell table:number-columns-repeated="16383"/>
        </table:table-row>
        <table:table-row table:style-name="ro1">
          <table:table-cell office:value-type="string" office:string-value="(15325,'Guayatá',15)," table:formula="of:=&quot;(&quot; &amp; [Ciudad.A238] &amp; &quot;,'&quot; &amp; [Ciudad.B238] &amp; &quot;',&quot; &amp; [Ciudad.C238] &amp; &quot;),&quot;" table:style-name="ce1">
            <text:p>(15325,'Guayatá',15),</text:p>
          </table:table-cell>
          <table:table-cell table:number-columns-repeated="16383"/>
        </table:table-row>
        <table:table-row table:style-name="ro1">
          <table:table-cell office:value-type="string" office:string-value="(15332,'Güicán',15)," table:formula="of:=&quot;(&quot; &amp; [Ciudad.A239] &amp; &quot;,'&quot; &amp; [Ciudad.B239] &amp; &quot;',&quot; &amp; [Ciudad.C239] &amp; &quot;),&quot;" table:style-name="ce1">
            <text:p>(15332,'Güicán',15),</text:p>
          </table:table-cell>
          <table:table-cell table:number-columns-repeated="16383"/>
        </table:table-row>
        <table:table-row table:style-name="ro1">
          <table:table-cell office:value-type="string" office:string-value="(15362,'Iza',15)," table:formula="of:=&quot;(&quot; &amp; [Ciudad.A240] &amp; &quot;,'&quot; &amp; [Ciudad.B240] &amp; &quot;',&quot; &amp; [Ciudad.C240] &amp; &quot;),&quot;" table:style-name="ce1">
            <text:p>(15362,'Iza',15),</text:p>
          </table:table-cell>
          <table:table-cell table:number-columns-repeated="16383"/>
        </table:table-row>
        <table:table-row table:style-name="ro1">
          <table:table-cell office:value-type="string" office:string-value="(15367,'Jenesano',15)," table:formula="of:=&quot;(&quot; &amp; [Ciudad.A241] &amp; &quot;,'&quot; &amp; [Ciudad.B241] &amp; &quot;',&quot; &amp; [Ciudad.C241] &amp; &quot;),&quot;" table:style-name="ce1">
            <text:p>(15367,'Jenesano',15),</text:p>
          </table:table-cell>
          <table:table-cell table:number-columns-repeated="16383"/>
        </table:table-row>
        <table:table-row table:style-name="ro1">
          <table:table-cell office:value-type="string" office:string-value="(15368,'Jericó',15)," table:formula="of:=&quot;(&quot; &amp; [Ciudad.A242] &amp; &quot;,'&quot; &amp; [Ciudad.B242] &amp; &quot;',&quot; &amp; [Ciudad.C242] &amp; &quot;),&quot;" table:style-name="ce1">
            <text:p>(15368,'Jericó',15),</text:p>
          </table:table-cell>
          <table:table-cell table:number-columns-repeated="16383"/>
        </table:table-row>
        <table:table-row table:style-name="ro1">
          <table:table-cell office:value-type="string" office:string-value="(15377,'Labranzagrande',15)," table:formula="of:=&quot;(&quot; &amp; [Ciudad.A243] &amp; &quot;,'&quot; &amp; [Ciudad.B243] &amp; &quot;',&quot; &amp; [Ciudad.C243] &amp; &quot;),&quot;" table:style-name="ce1">
            <text:p>(15377,'Labranzagrande',15),</text:p>
          </table:table-cell>
          <table:table-cell table:number-columns-repeated="16383"/>
        </table:table-row>
        <table:table-row table:style-name="ro1">
          <table:table-cell office:value-type="string" office:string-value="(15380,'La Capilla',15)," table:formula="of:=&quot;(&quot; &amp; [Ciudad.A244] &amp; &quot;,'&quot; &amp; [Ciudad.B244] &amp; &quot;',&quot; &amp; [Ciudad.C244] &amp; &quot;),&quot;" table:style-name="ce1">
            <text:p>(15380,'La Capilla',15),</text:p>
          </table:table-cell>
          <table:table-cell table:number-columns-repeated="16383"/>
        </table:table-row>
        <table:table-row table:style-name="ro1">
          <table:table-cell office:value-type="string" office:string-value="(15401,'La Victoria',15)," table:formula="of:=&quot;(&quot; &amp; [Ciudad.A245] &amp; &quot;,'&quot; &amp; [Ciudad.B245] &amp; &quot;',&quot; &amp; [Ciudad.C245] &amp; &quot;),&quot;" table:style-name="ce1">
            <text:p>(15401,'La Victoria',15),</text:p>
          </table:table-cell>
          <table:table-cell table:number-columns-repeated="16383"/>
        </table:table-row>
        <table:table-row table:style-name="ro1">
          <table:table-cell office:value-type="string" office:string-value="(15403,'La Uvita',15)," table:formula="of:=&quot;(&quot; &amp; [Ciudad.A246] &amp; &quot;,'&quot; &amp; [Ciudad.B246] &amp; &quot;',&quot; &amp; [Ciudad.C246] &amp; &quot;),&quot;" table:style-name="ce1">
            <text:p>(15403,'La Uvita',15),</text:p>
          </table:table-cell>
          <table:table-cell table:number-columns-repeated="16383"/>
        </table:table-row>
        <table:table-row table:style-name="ro1">
          <table:table-cell office:value-type="string" office:string-value="(15407,'Villa de Leyva',15)," table:formula="of:=&quot;(&quot; &amp; [Ciudad.A247] &amp; &quot;,'&quot; &amp; [Ciudad.B247] &amp; &quot;',&quot; &amp; [Ciudad.C247] &amp; &quot;),&quot;" table:style-name="ce1">
            <text:p>(15407,'Villa de Leyva',15),</text:p>
          </table:table-cell>
          <table:table-cell table:number-columns-repeated="16383"/>
        </table:table-row>
        <table:table-row table:style-name="ro1">
          <table:table-cell office:value-type="string" office:string-value="(15425,'Macanal',15)," table:formula="of:=&quot;(&quot; &amp; [Ciudad.A248] &amp; &quot;,'&quot; &amp; [Ciudad.B248] &amp; &quot;',&quot; &amp; [Ciudad.C248] &amp; &quot;),&quot;" table:style-name="ce1">
            <text:p>(15425,'Macanal',15),</text:p>
          </table:table-cell>
          <table:table-cell table:number-columns-repeated="16383"/>
        </table:table-row>
        <table:table-row table:style-name="ro1">
          <table:table-cell office:value-type="string" office:string-value="(15442,'Maripí',15)," table:formula="of:=&quot;(&quot; &amp; [Ciudad.A249] &amp; &quot;,'&quot; &amp; [Ciudad.B249] &amp; &quot;',&quot; &amp; [Ciudad.C249] &amp; &quot;),&quot;" table:style-name="ce1">
            <text:p>(15442,'Maripí',15),</text:p>
          </table:table-cell>
          <table:table-cell table:number-columns-repeated="16383"/>
        </table:table-row>
        <table:table-row table:style-name="ro1">
          <table:table-cell office:value-type="string" office:string-value="(15455,'Miraflores',15)," table:formula="of:=&quot;(&quot; &amp; [Ciudad.A250] &amp; &quot;,'&quot; &amp; [Ciudad.B250] &amp; &quot;',&quot; &amp; [Ciudad.C250] &amp; &quot;),&quot;" table:style-name="ce1">
            <text:p>(15455,'Miraflores',15),</text:p>
          </table:table-cell>
          <table:table-cell table:number-columns-repeated="16383"/>
        </table:table-row>
        <table:table-row table:style-name="ro1">
          <table:table-cell office:value-type="string" office:string-value="(15464,'Mongua',15)," table:formula="of:=&quot;(&quot; &amp; [Ciudad.A251] &amp; &quot;,'&quot; &amp; [Ciudad.B251] &amp; &quot;',&quot; &amp; [Ciudad.C251] &amp; &quot;),&quot;" table:style-name="ce1">
            <text:p>(15464,'Mongua',15),</text:p>
          </table:table-cell>
          <table:table-cell table:number-columns-repeated="16383"/>
        </table:table-row>
        <table:table-row table:style-name="ro1">
          <table:table-cell office:value-type="string" office:string-value="(15466,'Monguí',15)," table:formula="of:=&quot;(&quot; &amp; [Ciudad.A252] &amp; &quot;,'&quot; &amp; [Ciudad.B252] &amp; &quot;',&quot; &amp; [Ciudad.C252] &amp; &quot;),&quot;" table:style-name="ce1">
            <text:p>(15466,'Monguí',15),</text:p>
          </table:table-cell>
          <table:table-cell table:number-columns-repeated="16383"/>
        </table:table-row>
        <table:table-row table:style-name="ro1">
          <table:table-cell office:value-type="string" office:string-value="(15469,'Moniquirá',15)," table:formula="of:=&quot;(&quot; &amp; [Ciudad.A253] &amp; &quot;,'&quot; &amp; [Ciudad.B253] &amp; &quot;',&quot; &amp; [Ciudad.C253] &amp; &quot;),&quot;" table:style-name="ce1">
            <text:p>(15469,'Moniquirá',15),</text:p>
          </table:table-cell>
          <table:table-cell table:number-columns-repeated="16383"/>
        </table:table-row>
        <table:table-row table:style-name="ro1">
          <table:table-cell office:value-type="string" office:string-value="(15476,'Motavita',15)," table:formula="of:=&quot;(&quot; &amp; [Ciudad.A254] &amp; &quot;,'&quot; &amp; [Ciudad.B254] &amp; &quot;',&quot; &amp; [Ciudad.C254] &amp; &quot;),&quot;" table:style-name="ce1">
            <text:p>(15476,'Motavita',15),</text:p>
          </table:table-cell>
          <table:table-cell table:number-columns-repeated="16383"/>
        </table:table-row>
        <table:table-row table:style-name="ro1">
          <table:table-cell office:value-type="string" office:string-value="(15480,'Muzo',15)," table:formula="of:=&quot;(&quot; &amp; [Ciudad.A255] &amp; &quot;,'&quot; &amp; [Ciudad.B255] &amp; &quot;',&quot; &amp; [Ciudad.C255] &amp; &quot;),&quot;" table:style-name="ce1">
            <text:p>(15480,'Muzo',15),</text:p>
          </table:table-cell>
          <table:table-cell table:number-columns-repeated="16383"/>
        </table:table-row>
        <table:table-row table:style-name="ro1">
          <table:table-cell office:value-type="string" office:string-value="(15491,'Nobsa',15)," table:formula="of:=&quot;(&quot; &amp; [Ciudad.A256] &amp; &quot;,'&quot; &amp; [Ciudad.B256] &amp; &quot;',&quot; &amp; [Ciudad.C256] &amp; &quot;),&quot;" table:style-name="ce1">
            <text:p>(15491,'Nobsa',15),</text:p>
          </table:table-cell>
          <table:table-cell table:number-columns-repeated="16383"/>
        </table:table-row>
        <table:table-row table:style-name="ro1">
          <table:table-cell office:value-type="string" office:string-value="(15494,'Nuevo Colón',15)," table:formula="of:=&quot;(&quot; &amp; [Ciudad.A257] &amp; &quot;,'&quot; &amp; [Ciudad.B257] &amp; &quot;',&quot; &amp; [Ciudad.C257] &amp; &quot;),&quot;" table:style-name="ce1">
            <text:p>(15494,'Nuevo Colón',15),</text:p>
          </table:table-cell>
          <table:table-cell table:number-columns-repeated="16383"/>
        </table:table-row>
        <table:table-row table:style-name="ro1">
          <table:table-cell office:value-type="string" office:string-value="(15500,'Oicatá',15)," table:formula="of:=&quot;(&quot; &amp; [Ciudad.A258] &amp; &quot;,'&quot; &amp; [Ciudad.B258] &amp; &quot;',&quot; &amp; [Ciudad.C258] &amp; &quot;),&quot;" table:style-name="ce1">
            <text:p>(15500,'Oicatá',15),</text:p>
          </table:table-cell>
          <table:table-cell table:number-columns-repeated="16383"/>
        </table:table-row>
        <table:table-row table:style-name="ro1">
          <table:table-cell office:value-type="string" office:string-value="(15507,'Otanche',15)," table:formula="of:=&quot;(&quot; &amp; [Ciudad.A259] &amp; &quot;,'&quot; &amp; [Ciudad.B259] &amp; &quot;',&quot; &amp; [Ciudad.C259] &amp; &quot;),&quot;" table:style-name="ce1">
            <text:p>(15507,'Otanche',15),</text:p>
          </table:table-cell>
          <table:table-cell table:number-columns-repeated="16383"/>
        </table:table-row>
        <table:table-row table:style-name="ro1">
          <table:table-cell office:value-type="string" office:string-value="(15511,'Pachavita',15)," table:formula="of:=&quot;(&quot; &amp; [Ciudad.A260] &amp; &quot;,'&quot; &amp; [Ciudad.B260] &amp; &quot;',&quot; &amp; [Ciudad.C260] &amp; &quot;),&quot;" table:style-name="ce1">
            <text:p>(15511,'Pachavita',15),</text:p>
          </table:table-cell>
          <table:table-cell table:number-columns-repeated="16383"/>
        </table:table-row>
        <table:table-row table:style-name="ro1">
          <table:table-cell office:value-type="string" office:string-value="(15514,'Páez',15)," table:formula="of:=&quot;(&quot; &amp; [Ciudad.A261] &amp; &quot;,'&quot; &amp; [Ciudad.B261] &amp; &quot;',&quot; &amp; [Ciudad.C261] &amp; &quot;),&quot;" table:style-name="ce1">
            <text:p>(15514,'Páez',15),</text:p>
          </table:table-cell>
          <table:table-cell table:number-columns-repeated="16383"/>
        </table:table-row>
        <table:table-row table:style-name="ro1">
          <table:table-cell office:value-type="string" office:string-value="(15516,'Paipa',15)," table:formula="of:=&quot;(&quot; &amp; [Ciudad.A262] &amp; &quot;,'&quot; &amp; [Ciudad.B262] &amp; &quot;',&quot; &amp; [Ciudad.C262] &amp; &quot;),&quot;" table:style-name="ce1">
            <text:p>(15516,'Paipa',15),</text:p>
          </table:table-cell>
          <table:table-cell table:number-columns-repeated="16383"/>
        </table:table-row>
        <table:table-row table:style-name="ro1">
          <table:table-cell office:value-type="string" office:string-value="(15518,'Pajarito',15)," table:formula="of:=&quot;(&quot; &amp; [Ciudad.A263] &amp; &quot;,'&quot; &amp; [Ciudad.B263] &amp; &quot;',&quot; &amp; [Ciudad.C263] &amp; &quot;),&quot;" table:style-name="ce1">
            <text:p>(15518,'Pajarito',15),</text:p>
          </table:table-cell>
          <table:table-cell table:number-columns-repeated="16383"/>
        </table:table-row>
        <table:table-row table:style-name="ro1">
          <table:table-cell office:value-type="string" office:string-value="(15522,'Panqueba',15)," table:formula="of:=&quot;(&quot; &amp; [Ciudad.A264] &amp; &quot;,'&quot; &amp; [Ciudad.B264] &amp; &quot;',&quot; &amp; [Ciudad.C264] &amp; &quot;),&quot;" table:style-name="ce1">
            <text:p>(15522,'Panqueba',15),</text:p>
          </table:table-cell>
          <table:table-cell table:number-columns-repeated="16383"/>
        </table:table-row>
        <table:table-row table:style-name="ro1">
          <table:table-cell office:value-type="string" office:string-value="(15531,'Pauna',15)," table:formula="of:=&quot;(&quot; &amp; [Ciudad.A265] &amp; &quot;,'&quot; &amp; [Ciudad.B265] &amp; &quot;',&quot; &amp; [Ciudad.C265] &amp; &quot;),&quot;" table:style-name="ce1">
            <text:p>(15531,'Pauna',15),</text:p>
          </table:table-cell>
          <table:table-cell table:number-columns-repeated="16383"/>
        </table:table-row>
        <table:table-row table:style-name="ro1">
          <table:table-cell office:value-type="string" office:string-value="(15533,'Paya',15)," table:formula="of:=&quot;(&quot; &amp; [Ciudad.A266] &amp; &quot;,'&quot; &amp; [Ciudad.B266] &amp; &quot;',&quot; &amp; [Ciudad.C266] &amp; &quot;),&quot;" table:style-name="ce1">
            <text:p>(15533,'Paya',15),</text:p>
          </table:table-cell>
          <table:table-cell table:number-columns-repeated="16383"/>
        </table:table-row>
        <table:table-row table:style-name="ro1">
          <table:table-cell office:value-type="string" office:string-value="(15537,'Paz de Río',15)," table:formula="of:=&quot;(&quot; &amp; [Ciudad.A267] &amp; &quot;,'&quot; &amp; [Ciudad.B267] &amp; &quot;',&quot; &amp; [Ciudad.C267] &amp; &quot;),&quot;" table:style-name="ce1">
            <text:p>(15537,'Paz de Río',15),</text:p>
          </table:table-cell>
          <table:table-cell table:number-columns-repeated="16383"/>
        </table:table-row>
        <table:table-row table:style-name="ro1">
          <table:table-cell office:value-type="string" office:string-value="(15542,'Pesca',15)," table:formula="of:=&quot;(&quot; &amp; [Ciudad.A268] &amp; &quot;,'&quot; &amp; [Ciudad.B268] &amp; &quot;',&quot; &amp; [Ciudad.C268] &amp; &quot;),&quot;" table:style-name="ce1">
            <text:p>(15542,'Pesca',15),</text:p>
          </table:table-cell>
          <table:table-cell table:number-columns-repeated="16383"/>
        </table:table-row>
        <table:table-row table:style-name="ro1">
          <table:table-cell office:value-type="string" office:string-value="(15550,'Pisba',15)," table:formula="of:=&quot;(&quot; &amp; [Ciudad.A269] &amp; &quot;,'&quot; &amp; [Ciudad.B269] &amp; &quot;',&quot; &amp; [Ciudad.C269] &amp; &quot;),&quot;" table:style-name="ce1">
            <text:p>(15550,'Pisba',15),</text:p>
          </table:table-cell>
          <table:table-cell table:number-columns-repeated="16383"/>
        </table:table-row>
        <table:table-row table:style-name="ro1">
          <table:table-cell office:value-type="string" office:string-value="(15572,'Puerto Boyacá',15)," table:formula="of:=&quot;(&quot; &amp; [Ciudad.A270] &amp; &quot;,'&quot; &amp; [Ciudad.B270] &amp; &quot;',&quot; &amp; [Ciudad.C270] &amp; &quot;),&quot;" table:style-name="ce1">
            <text:p>(15572,'Puerto Boyacá',15),</text:p>
          </table:table-cell>
          <table:table-cell table:number-columns-repeated="16383"/>
        </table:table-row>
        <table:table-row table:style-name="ro1">
          <table:table-cell office:value-type="string" office:string-value="(15580,'Quípama',15)," table:formula="of:=&quot;(&quot; &amp; [Ciudad.A271] &amp; &quot;,'&quot; &amp; [Ciudad.B271] &amp; &quot;',&quot; &amp; [Ciudad.C271] &amp; &quot;),&quot;" table:style-name="ce1">
            <text:p>(15580,'Quípama',15),</text:p>
          </table:table-cell>
          <table:table-cell table:number-columns-repeated="16383"/>
        </table:table-row>
        <table:table-row table:style-name="ro1">
          <table:table-cell office:value-type="string" office:string-value="(15599,'Ramiriquí',15)," table:formula="of:=&quot;(&quot; &amp; [Ciudad.A272] &amp; &quot;,'&quot; &amp; [Ciudad.B272] &amp; &quot;',&quot; &amp; [Ciudad.C272] &amp; &quot;),&quot;" table:style-name="ce1">
            <text:p>(15599,'Ramiriquí',15),</text:p>
          </table:table-cell>
          <table:table-cell table:number-columns-repeated="16383"/>
        </table:table-row>
        <table:table-row table:style-name="ro1">
          <table:table-cell office:value-type="string" office:string-value="(15600,'Ráquira',15)," table:formula="of:=&quot;(&quot; &amp; [Ciudad.A273] &amp; &quot;,'&quot; &amp; [Ciudad.B273] &amp; &quot;',&quot; &amp; [Ciudad.C273] &amp; &quot;),&quot;" table:style-name="ce1">
            <text:p>(15600,'Ráquira',15),</text:p>
          </table:table-cell>
          <table:table-cell table:number-columns-repeated="16383"/>
        </table:table-row>
        <table:table-row table:style-name="ro1">
          <table:table-cell office:value-type="string" office:string-value="(15621,'Rondón',15)," table:formula="of:=&quot;(&quot; &amp; [Ciudad.A274] &amp; &quot;,'&quot; &amp; [Ciudad.B274] &amp; &quot;',&quot; &amp; [Ciudad.C274] &amp; &quot;),&quot;" table:style-name="ce1">
            <text:p>(15621,'Rondón',15),</text:p>
          </table:table-cell>
          <table:table-cell table:number-columns-repeated="16383"/>
        </table:table-row>
        <table:table-row table:style-name="ro1">
          <table:table-cell office:value-type="string" office:string-value="(15632,'Saboyá',15)," table:formula="of:=&quot;(&quot; &amp; [Ciudad.A275] &amp; &quot;,'&quot; &amp; [Ciudad.B275] &amp; &quot;',&quot; &amp; [Ciudad.C275] &amp; &quot;),&quot;" table:style-name="ce1">
            <text:p>(15632,'Saboyá',15),</text:p>
          </table:table-cell>
          <table:table-cell table:number-columns-repeated="16383"/>
        </table:table-row>
        <table:table-row table:style-name="ro1">
          <table:table-cell office:value-type="string" office:string-value="(15638,'Sáchica',15)," table:formula="of:=&quot;(&quot; &amp; [Ciudad.A276] &amp; &quot;,'&quot; &amp; [Ciudad.B276] &amp; &quot;',&quot; &amp; [Ciudad.C276] &amp; &quot;),&quot;" table:style-name="ce1">
            <text:p>(15638,'Sáchica',15),</text:p>
          </table:table-cell>
          <table:table-cell table:number-columns-repeated="16383"/>
        </table:table-row>
        <table:table-row table:style-name="ro1">
          <table:table-cell office:value-type="string" office:string-value="(15646,'Samacá',15)," table:formula="of:=&quot;(&quot; &amp; [Ciudad.A277] &amp; &quot;,'&quot; &amp; [Ciudad.B277] &amp; &quot;',&quot; &amp; [Ciudad.C277] &amp; &quot;),&quot;" table:style-name="ce1">
            <text:p>(15646,'Samacá',15),</text:p>
          </table:table-cell>
          <table:table-cell table:number-columns-repeated="16383"/>
        </table:table-row>
        <table:table-row table:style-name="ro1">
          <table:table-cell office:value-type="string" office:string-value="(15660,'San Eduardo',15)," table:formula="of:=&quot;(&quot; &amp; [Ciudad.A278] &amp; &quot;,'&quot; &amp; [Ciudad.B278] &amp; &quot;',&quot; &amp; [Ciudad.C278] &amp; &quot;),&quot;" table:style-name="ce1">
            <text:p>(15660,'San Eduardo',15),</text:p>
          </table:table-cell>
          <table:table-cell table:number-columns-repeated="16383"/>
        </table:table-row>
        <table:table-row table:style-name="ro1">
          <table:table-cell office:value-type="string" office:string-value="(15664,'San José de Pare',15)," table:formula="of:=&quot;(&quot; &amp; [Ciudad.A279] &amp; &quot;,'&quot; &amp; [Ciudad.B279] &amp; &quot;',&quot; &amp; [Ciudad.C279] &amp; &quot;),&quot;" table:style-name="ce1">
            <text:p>(15664,'San José de Pare',15),</text:p>
          </table:table-cell>
          <table:table-cell table:number-columns-repeated="16383"/>
        </table:table-row>
        <table:table-row table:style-name="ro1">
          <table:table-cell office:value-type="string" office:string-value="(15667,'San Luis de Gaceno',15)," table:formula="of:=&quot;(&quot; &amp; [Ciudad.A280] &amp; &quot;,'&quot; &amp; [Ciudad.B280] &amp; &quot;',&quot; &amp; [Ciudad.C280] &amp; &quot;),&quot;" table:style-name="ce1">
            <text:p>(15667,'San Luis de Gaceno',15),</text:p>
          </table:table-cell>
          <table:table-cell table:number-columns-repeated="16383"/>
        </table:table-row>
        <table:table-row table:style-name="ro1">
          <table:table-cell office:value-type="string" office:string-value="(15673,'San Mateo',15)," table:formula="of:=&quot;(&quot; &amp; [Ciudad.A281] &amp; &quot;,'&quot; &amp; [Ciudad.B281] &amp; &quot;',&quot; &amp; [Ciudad.C281] &amp; &quot;),&quot;" table:style-name="ce1">
            <text:p>(15673,'San Mateo',15),</text:p>
          </table:table-cell>
          <table:table-cell table:number-columns-repeated="16383"/>
        </table:table-row>
        <table:table-row table:style-name="ro1">
          <table:table-cell office:value-type="string" office:string-value="(15676,'San Miguel de Sema',15)," table:formula="of:=&quot;(&quot; &amp; [Ciudad.A282] &amp; &quot;,'&quot; &amp; [Ciudad.B282] &amp; &quot;',&quot; &amp; [Ciudad.C282] &amp; &quot;),&quot;" table:style-name="ce1">
            <text:p>(15676,'San Miguel de Sema',15),</text:p>
          </table:table-cell>
          <table:table-cell table:number-columns-repeated="16383"/>
        </table:table-row>
        <table:table-row table:style-name="ro1">
          <table:table-cell office:value-type="string" office:string-value="(15681,'San Pablo de Borbur',15)," table:formula="of:=&quot;(&quot; &amp; [Ciudad.A283] &amp; &quot;,'&quot; &amp; [Ciudad.B283] &amp; &quot;',&quot; &amp; [Ciudad.C283] &amp; &quot;),&quot;" table:style-name="ce1">
            <text:p>(15681,'San Pablo de Borbur',15),</text:p>
          </table:table-cell>
          <table:table-cell table:number-columns-repeated="16383"/>
        </table:table-row>
        <table:table-row table:style-name="ro1">
          <table:table-cell office:value-type="string" office:string-value="(15686,'Santana',15)," table:formula="of:=&quot;(&quot; &amp; [Ciudad.A284] &amp; &quot;,'&quot; &amp; [Ciudad.B284] &amp; &quot;',&quot; &amp; [Ciudad.C284] &amp; &quot;),&quot;" table:style-name="ce1">
            <text:p>(15686,'Santana',15),</text:p>
          </table:table-cell>
          <table:table-cell table:number-columns-repeated="16383"/>
        </table:table-row>
        <table:table-row table:style-name="ro1">
          <table:table-cell office:value-type="string" office:string-value="(15690,'Santa María',15)," table:formula="of:=&quot;(&quot; &amp; [Ciudad.A285] &amp; &quot;,'&quot; &amp; [Ciudad.B285] &amp; &quot;',&quot; &amp; [Ciudad.C285] &amp; &quot;),&quot;" table:style-name="ce1">
            <text:p>(15690,'Santa María',15),</text:p>
          </table:table-cell>
          <table:table-cell table:number-columns-repeated="16383"/>
        </table:table-row>
        <table:table-row table:style-name="ro1">
          <table:table-cell office:value-type="string" office:string-value="(15693,'Santa Rosa de Viterbo',15)," table:formula="of:=&quot;(&quot; &amp; [Ciudad.A286] &amp; &quot;,'&quot; &amp; [Ciudad.B286] &amp; &quot;',&quot; &amp; [Ciudad.C286] &amp; &quot;),&quot;" table:style-name="ce1">
            <text:p>(15693,'Santa Rosa de Viterbo',15),</text:p>
          </table:table-cell>
          <table:table-cell table:number-columns-repeated="16383"/>
        </table:table-row>
        <table:table-row table:style-name="ro1">
          <table:table-cell office:value-type="string" office:string-value="(15696,'Santa Sofía',15)," table:formula="of:=&quot;(&quot; &amp; [Ciudad.A287] &amp; &quot;,'&quot; &amp; [Ciudad.B287] &amp; &quot;',&quot; &amp; [Ciudad.C287] &amp; &quot;),&quot;" table:style-name="ce1">
            <text:p>(15696,'Santa Sofía',15),</text:p>
          </table:table-cell>
          <table:table-cell table:number-columns-repeated="16383"/>
        </table:table-row>
        <table:table-row table:style-name="ro1">
          <table:table-cell office:value-type="string" office:string-value="(15720,'Sativanorte',15)," table:formula="of:=&quot;(&quot; &amp; [Ciudad.A288] &amp; &quot;,'&quot; &amp; [Ciudad.B288] &amp; &quot;',&quot; &amp; [Ciudad.C288] &amp; &quot;),&quot;" table:style-name="ce1">
            <text:p>(15720,'Sativanorte',15),</text:p>
          </table:table-cell>
          <table:table-cell table:number-columns-repeated="16383"/>
        </table:table-row>
        <table:table-row table:style-name="ro1">
          <table:table-cell office:value-type="string" office:string-value="(15723,'Sativasur',15)," table:formula="of:=&quot;(&quot; &amp; [Ciudad.A289] &amp; &quot;,'&quot; &amp; [Ciudad.B289] &amp; &quot;',&quot; &amp; [Ciudad.C289] &amp; &quot;),&quot;" table:style-name="ce1">
            <text:p>(15723,'Sativasur',15),</text:p>
          </table:table-cell>
          <table:table-cell table:number-columns-repeated="16383"/>
        </table:table-row>
        <table:table-row table:style-name="ro1">
          <table:table-cell office:value-type="string" office:string-value="(15740,'Siachoque',15)," table:formula="of:=&quot;(&quot; &amp; [Ciudad.A290] &amp; &quot;,'&quot; &amp; [Ciudad.B290] &amp; &quot;',&quot; &amp; [Ciudad.C290] &amp; &quot;),&quot;" table:style-name="ce1">
            <text:p>(15740,'Siachoque',15),</text:p>
          </table:table-cell>
          <table:table-cell table:number-columns-repeated="16383"/>
        </table:table-row>
        <table:table-row table:style-name="ro1">
          <table:table-cell office:value-type="string" office:string-value="(15753,'Soatá',15)," table:formula="of:=&quot;(&quot; &amp; [Ciudad.A291] &amp; &quot;,'&quot; &amp; [Ciudad.B291] &amp; &quot;',&quot; &amp; [Ciudad.C291] &amp; &quot;),&quot;" table:style-name="ce1">
            <text:p>(15753,'Soatá',15),</text:p>
          </table:table-cell>
          <table:table-cell table:number-columns-repeated="16383"/>
        </table:table-row>
        <table:table-row table:style-name="ro1">
          <table:table-cell office:value-type="string" office:string-value="(15755,'Socotá',15)," table:formula="of:=&quot;(&quot; &amp; [Ciudad.A292] &amp; &quot;,'&quot; &amp; [Ciudad.B292] &amp; &quot;',&quot; &amp; [Ciudad.C292] &amp; &quot;),&quot;" table:style-name="ce1">
            <text:p>(15755,'Socotá',15),</text:p>
          </table:table-cell>
          <table:table-cell table:number-columns-repeated="16383"/>
        </table:table-row>
        <table:table-row table:style-name="ro1">
          <table:table-cell office:value-type="string" office:string-value="(15757,'Socha',15)," table:formula="of:=&quot;(&quot; &amp; [Ciudad.A293] &amp; &quot;,'&quot; &amp; [Ciudad.B293] &amp; &quot;',&quot; &amp; [Ciudad.C293] &amp; &quot;),&quot;" table:style-name="ce1">
            <text:p>(15757,'Socha',15),</text:p>
          </table:table-cell>
          <table:table-cell table:number-columns-repeated="16383"/>
        </table:table-row>
        <table:table-row table:style-name="ro1">
          <table:table-cell office:value-type="string" office:string-value="(15759,'Sogamoso',15)," table:formula="of:=&quot;(&quot; &amp; [Ciudad.A294] &amp; &quot;,'&quot; &amp; [Ciudad.B294] &amp; &quot;',&quot; &amp; [Ciudad.C294] &amp; &quot;),&quot;" table:style-name="ce1">
            <text:p>(15759,'Sogamoso',15),</text:p>
          </table:table-cell>
          <table:table-cell table:number-columns-repeated="16383"/>
        </table:table-row>
        <table:table-row table:style-name="ro1">
          <table:table-cell office:value-type="string" office:string-value="(15761,'Somondoco',15)," table:formula="of:=&quot;(&quot; &amp; [Ciudad.A295] &amp; &quot;,'&quot; &amp; [Ciudad.B295] &amp; &quot;',&quot; &amp; [Ciudad.C295] &amp; &quot;),&quot;" table:style-name="ce1">
            <text:p>(15761,'Somondoco',15),</text:p>
          </table:table-cell>
          <table:table-cell table:number-columns-repeated="16383"/>
        </table:table-row>
        <table:table-row table:style-name="ro1">
          <table:table-cell office:value-type="string" office:string-value="(15762,'Sora',15)," table:formula="of:=&quot;(&quot; &amp; [Ciudad.A296] &amp; &quot;,'&quot; &amp; [Ciudad.B296] &amp; &quot;',&quot; &amp; [Ciudad.C296] &amp; &quot;),&quot;" table:style-name="ce1">
            <text:p>(15762,'Sora',15),</text:p>
          </table:table-cell>
          <table:table-cell table:number-columns-repeated="16383"/>
        </table:table-row>
        <table:table-row table:style-name="ro1">
          <table:table-cell office:value-type="string" office:string-value="(15763,'Sotaquirá',15)," table:formula="of:=&quot;(&quot; &amp; [Ciudad.A297] &amp; &quot;,'&quot; &amp; [Ciudad.B297] &amp; &quot;',&quot; &amp; [Ciudad.C297] &amp; &quot;),&quot;" table:style-name="ce1">
            <text:p>(15763,'Sotaquirá',15),</text:p>
          </table:table-cell>
          <table:table-cell table:number-columns-repeated="16383"/>
        </table:table-row>
        <table:table-row table:style-name="ro1">
          <table:table-cell office:value-type="string" office:string-value="(15764,'Soracá',15)," table:formula="of:=&quot;(&quot; &amp; [Ciudad.A298] &amp; &quot;,'&quot; &amp; [Ciudad.B298] &amp; &quot;',&quot; &amp; [Ciudad.C298] &amp; &quot;),&quot;" table:style-name="ce1">
            <text:p>(15764,'Soracá',15),</text:p>
          </table:table-cell>
          <table:table-cell table:number-columns-repeated="16383"/>
        </table:table-row>
        <table:table-row table:style-name="ro1">
          <table:table-cell office:value-type="string" office:string-value="(15774,'Susacón',15)," table:formula="of:=&quot;(&quot; &amp; [Ciudad.A299] &amp; &quot;,'&quot; &amp; [Ciudad.B299] &amp; &quot;',&quot; &amp; [Ciudad.C299] &amp; &quot;),&quot;" table:style-name="ce1">
            <text:p>(15774,'Susacón',15),</text:p>
          </table:table-cell>
          <table:table-cell table:number-columns-repeated="16383"/>
        </table:table-row>
        <table:table-row table:style-name="ro1">
          <table:table-cell office:value-type="string" office:string-value="(15776,'Sutamarchán',15)," table:formula="of:=&quot;(&quot; &amp; [Ciudad.A300] &amp; &quot;,'&quot; &amp; [Ciudad.B300] &amp; &quot;',&quot; &amp; [Ciudad.C300] &amp; &quot;),&quot;" table:style-name="ce1">
            <text:p>(15776,'Sutamarchán',15),</text:p>
          </table:table-cell>
          <table:table-cell table:number-columns-repeated="16383"/>
        </table:table-row>
        <table:table-row table:style-name="ro1">
          <table:table-cell office:value-type="string" office:string-value="(15778,'Sutatenza',15)," table:formula="of:=&quot;(&quot; &amp; [Ciudad.A301] &amp; &quot;,'&quot; &amp; [Ciudad.B301] &amp; &quot;',&quot; &amp; [Ciudad.C301] &amp; &quot;),&quot;" table:style-name="ce1">
            <text:p>(15778,'Sutatenza',15),</text:p>
          </table:table-cell>
          <table:table-cell table:number-columns-repeated="16383"/>
        </table:table-row>
        <table:table-row table:style-name="ro1">
          <table:table-cell office:value-type="string" office:string-value="(15790,'Tasco',15)," table:formula="of:=&quot;(&quot; &amp; [Ciudad.A302] &amp; &quot;,'&quot; &amp; [Ciudad.B302] &amp; &quot;',&quot; &amp; [Ciudad.C302] &amp; &quot;),&quot;" table:style-name="ce1">
            <text:p>(15790,'Tasco',15),</text:p>
          </table:table-cell>
          <table:table-cell table:number-columns-repeated="16383"/>
        </table:table-row>
        <table:table-row table:style-name="ro1">
          <table:table-cell office:value-type="string" office:string-value="(15798,'Tenza',15)," table:formula="of:=&quot;(&quot; &amp; [Ciudad.A303] &amp; &quot;,'&quot; &amp; [Ciudad.B303] &amp; &quot;',&quot; &amp; [Ciudad.C303] &amp; &quot;),&quot;" table:style-name="ce1">
            <text:p>(15798,'Tenza',15),</text:p>
          </table:table-cell>
          <table:table-cell table:number-columns-repeated="16383"/>
        </table:table-row>
        <table:table-row table:style-name="ro1">
          <table:table-cell office:value-type="string" office:string-value="(15804,'Tibaná',15)," table:formula="of:=&quot;(&quot; &amp; [Ciudad.A304] &amp; &quot;,'&quot; &amp; [Ciudad.B304] &amp; &quot;',&quot; &amp; [Ciudad.C304] &amp; &quot;),&quot;" table:style-name="ce1">
            <text:p>(15804,'Tibaná',15),</text:p>
          </table:table-cell>
          <table:table-cell table:number-columns-repeated="16383"/>
        </table:table-row>
        <table:table-row table:style-name="ro1">
          <table:table-cell office:value-type="string" office:string-value="(15806,'Tibasosa',15)," table:formula="of:=&quot;(&quot; &amp; [Ciudad.A305] &amp; &quot;,'&quot; &amp; [Ciudad.B305] &amp; &quot;',&quot; &amp; [Ciudad.C305] &amp; &quot;),&quot;" table:style-name="ce1">
            <text:p>(15806,'Tibasosa',15),</text:p>
          </table:table-cell>
          <table:table-cell table:number-columns-repeated="16383"/>
        </table:table-row>
        <table:table-row table:style-name="ro1">
          <table:table-cell office:value-type="string" office:string-value="(15808,'Tinjacá',15)," table:formula="of:=&quot;(&quot; &amp; [Ciudad.A306] &amp; &quot;,'&quot; &amp; [Ciudad.B306] &amp; &quot;',&quot; &amp; [Ciudad.C306] &amp; &quot;),&quot;" table:style-name="ce1">
            <text:p>(15808,'Tinjacá',15),</text:p>
          </table:table-cell>
          <table:table-cell table:number-columns-repeated="16383"/>
        </table:table-row>
        <table:table-row table:style-name="ro1">
          <table:table-cell office:value-type="string" office:string-value="(15810,'Tipacoque',15)," table:formula="of:=&quot;(&quot; &amp; [Ciudad.A307] &amp; &quot;,'&quot; &amp; [Ciudad.B307] &amp; &quot;',&quot; &amp; [Ciudad.C307] &amp; &quot;),&quot;" table:style-name="ce1">
            <text:p>(15810,'Tipacoque',15),</text:p>
          </table:table-cell>
          <table:table-cell table:number-columns-repeated="16383"/>
        </table:table-row>
        <table:table-row table:style-name="ro1">
          <table:table-cell office:value-type="string" office:string-value="(15814,'Toca',15)," table:formula="of:=&quot;(&quot; &amp; [Ciudad.A308] &amp; &quot;,'&quot; &amp; [Ciudad.B308] &amp; &quot;',&quot; &amp; [Ciudad.C308] &amp; &quot;),&quot;" table:style-name="ce1">
            <text:p>(15814,'Toca',15),</text:p>
          </table:table-cell>
          <table:table-cell table:number-columns-repeated="16383"/>
        </table:table-row>
        <table:table-row table:style-name="ro1">
          <table:table-cell office:value-type="string" office:string-value="(15816,'Togüí',15)," table:formula="of:=&quot;(&quot; &amp; [Ciudad.A309] &amp; &quot;,'&quot; &amp; [Ciudad.B309] &amp; &quot;',&quot; &amp; [Ciudad.C309] &amp; &quot;),&quot;" table:style-name="ce1">
            <text:p>(15816,'Togüí',15),</text:p>
          </table:table-cell>
          <table:table-cell table:number-columns-repeated="16383"/>
        </table:table-row>
        <table:table-row table:style-name="ro1">
          <table:table-cell office:value-type="string" office:string-value="(15820,'Tópaga',15)," table:formula="of:=&quot;(&quot; &amp; [Ciudad.A310] &amp; &quot;,'&quot; &amp; [Ciudad.B310] &amp; &quot;',&quot; &amp; [Ciudad.C310] &amp; &quot;),&quot;" table:style-name="ce1">
            <text:p>(15820,'Tópaga',15),</text:p>
          </table:table-cell>
          <table:table-cell table:number-columns-repeated="16383"/>
        </table:table-row>
        <table:table-row table:style-name="ro1">
          <table:table-cell office:value-type="string" office:string-value="(15822,'Tota',15)," table:formula="of:=&quot;(&quot; &amp; [Ciudad.A311] &amp; &quot;,'&quot; &amp; [Ciudad.B311] &amp; &quot;',&quot; &amp; [Ciudad.C311] &amp; &quot;),&quot;" table:style-name="ce1">
            <text:p>(15822,'Tota',15),</text:p>
          </table:table-cell>
          <table:table-cell table:number-columns-repeated="16383"/>
        </table:table-row>
        <table:table-row table:style-name="ro1">
          <table:table-cell office:value-type="string" office:string-value="(15832,'Tununguá',15)," table:formula="of:=&quot;(&quot; &amp; [Ciudad.A312] &amp; &quot;,'&quot; &amp; [Ciudad.B312] &amp; &quot;',&quot; &amp; [Ciudad.C312] &amp; &quot;),&quot;" table:style-name="ce1">
            <text:p>(15832,'Tununguá',15),</text:p>
          </table:table-cell>
          <table:table-cell table:number-columns-repeated="16383"/>
        </table:table-row>
        <table:table-row table:style-name="ro1">
          <table:table-cell office:value-type="string" office:string-value="(15835,'Turmequé',15)," table:formula="of:=&quot;(&quot; &amp; [Ciudad.A313] &amp; &quot;,'&quot; &amp; [Ciudad.B313] &amp; &quot;',&quot; &amp; [Ciudad.C313] &amp; &quot;),&quot;" table:style-name="ce1">
            <text:p>(15835,'Turmequé',15),</text:p>
          </table:table-cell>
          <table:table-cell table:number-columns-repeated="16383"/>
        </table:table-row>
        <table:table-row table:style-name="ro1">
          <table:table-cell office:value-type="string" office:string-value="(15837,'Tuta',15)," table:formula="of:=&quot;(&quot; &amp; [Ciudad.A314] &amp; &quot;,'&quot; &amp; [Ciudad.B314] &amp; &quot;',&quot; &amp; [Ciudad.C314] &amp; &quot;),&quot;" table:style-name="ce1">
            <text:p>(15837,'Tuta',15),</text:p>
          </table:table-cell>
          <table:table-cell table:number-columns-repeated="16383"/>
        </table:table-row>
        <table:table-row table:style-name="ro1">
          <table:table-cell office:value-type="string" office:string-value="(15839,'Tutazá',15)," table:formula="of:=&quot;(&quot; &amp; [Ciudad.A315] &amp; &quot;,'&quot; &amp; [Ciudad.B315] &amp; &quot;',&quot; &amp; [Ciudad.C315] &amp; &quot;),&quot;" table:style-name="ce1">
            <text:p>(15839,'Tutazá',15),</text:p>
          </table:table-cell>
          <table:table-cell table:number-columns-repeated="16383"/>
        </table:table-row>
        <table:table-row table:style-name="ro1">
          <table:table-cell office:value-type="string" office:string-value="(15842,'Umbita',15)," table:formula="of:=&quot;(&quot; &amp; [Ciudad.A316] &amp; &quot;,'&quot; &amp; [Ciudad.B316] &amp; &quot;',&quot; &amp; [Ciudad.C316] &amp; &quot;),&quot;" table:style-name="ce1">
            <text:p>(15842,'Umbita',15),</text:p>
          </table:table-cell>
          <table:table-cell table:number-columns-repeated="16383"/>
        </table:table-row>
        <table:table-row table:style-name="ro1">
          <table:table-cell office:value-type="string" office:string-value="(15861,'Ventaquemada',15)," table:formula="of:=&quot;(&quot; &amp; [Ciudad.A317] &amp; &quot;,'&quot; &amp; [Ciudad.B317] &amp; &quot;',&quot; &amp; [Ciudad.C317] &amp; &quot;),&quot;" table:style-name="ce1">
            <text:p>(15861,'Ventaquemada',15),</text:p>
          </table:table-cell>
          <table:table-cell table:number-columns-repeated="16383"/>
        </table:table-row>
        <table:table-row table:style-name="ro1">
          <table:table-cell office:value-type="string" office:string-value="(15879,'Viracachá',15)," table:formula="of:=&quot;(&quot; &amp; [Ciudad.A318] &amp; &quot;,'&quot; &amp; [Ciudad.B318] &amp; &quot;',&quot; &amp; [Ciudad.C318] &amp; &quot;),&quot;" table:style-name="ce1">
            <text:p>(15879,'Viracachá',15),</text:p>
          </table:table-cell>
          <table:table-cell table:number-columns-repeated="16383"/>
        </table:table-row>
        <table:table-row table:style-name="ro1">
          <table:table-cell office:value-type="string" office:string-value="(15897,'Zetaquira',15)," table:formula="of:=&quot;(&quot; &amp; [Ciudad.A319] &amp; &quot;,'&quot; &amp; [Ciudad.B319] &amp; &quot;',&quot; &amp; [Ciudad.C319] &amp; &quot;),&quot;" table:style-name="ce1">
            <text:p>(15897,'Zetaquira',15),</text:p>
          </table:table-cell>
          <table:table-cell table:number-columns-repeated="16383"/>
        </table:table-row>
        <table:table-row table:style-name="ro1">
          <table:table-cell office:value-type="string" office:string-value="(17001,'Manizales',17)," table:formula="of:=&quot;(&quot; &amp; [Ciudad.A320] &amp; &quot;,'&quot; &amp; [Ciudad.B320] &amp; &quot;',&quot; &amp; [Ciudad.C320] &amp; &quot;),&quot;" table:style-name="ce1">
            <text:p>(17001,'Manizales',17),</text:p>
          </table:table-cell>
          <table:table-cell table:number-columns-repeated="16383"/>
        </table:table-row>
        <table:table-row table:style-name="ro1">
          <table:table-cell office:value-type="string" office:string-value="(17013,'Aguadas',17)," table:formula="of:=&quot;(&quot; &amp; [Ciudad.A321] &amp; &quot;,'&quot; &amp; [Ciudad.B321] &amp; &quot;',&quot; &amp; [Ciudad.C321] &amp; &quot;),&quot;" table:style-name="ce1">
            <text:p>(17013,'Aguadas',17),</text:p>
          </table:table-cell>
          <table:table-cell table:number-columns-repeated="16383"/>
        </table:table-row>
        <table:table-row table:style-name="ro1">
          <table:table-cell office:value-type="string" office:string-value="(17042,'Anserma',17)," table:formula="of:=&quot;(&quot; &amp; [Ciudad.A322] &amp; &quot;,'&quot; &amp; [Ciudad.B322] &amp; &quot;',&quot; &amp; [Ciudad.C322] &amp; &quot;),&quot;" table:style-name="ce1">
            <text:p>(17042,'Anserma',17),</text:p>
          </table:table-cell>
          <table:table-cell table:number-columns-repeated="16383"/>
        </table:table-row>
        <table:table-row table:style-name="ro1">
          <table:table-cell office:value-type="string" office:string-value="(17050,'Aranzazu',17)," table:formula="of:=&quot;(&quot; &amp; [Ciudad.A323] &amp; &quot;,'&quot; &amp; [Ciudad.B323] &amp; &quot;',&quot; &amp; [Ciudad.C323] &amp; &quot;),&quot;" table:style-name="ce1">
            <text:p>(17050,'Aranzazu',17),</text:p>
          </table:table-cell>
          <table:table-cell table:number-columns-repeated="16383"/>
        </table:table-row>
        <table:table-row table:style-name="ro1">
          <table:table-cell office:value-type="string" office:string-value="(17088,'Belalcázar',17)," table:formula="of:=&quot;(&quot; &amp; [Ciudad.A324] &amp; &quot;,'&quot; &amp; [Ciudad.B324] &amp; &quot;',&quot; &amp; [Ciudad.C324] &amp; &quot;),&quot;" table:style-name="ce1">
            <text:p>(17088,'Belalcázar',17),</text:p>
          </table:table-cell>
          <table:table-cell table:number-columns-repeated="16383"/>
        </table:table-row>
        <table:table-row table:style-name="ro1">
          <table:table-cell office:value-type="string" office:string-value="(17174,'Chinchiná',17)," table:formula="of:=&quot;(&quot; &amp; [Ciudad.A325] &amp; &quot;,'&quot; &amp; [Ciudad.B325] &amp; &quot;',&quot; &amp; [Ciudad.C325] &amp; &quot;),&quot;" table:style-name="ce1">
            <text:p>(17174,'Chinchiná',17),</text:p>
          </table:table-cell>
          <table:table-cell table:number-columns-repeated="16383"/>
        </table:table-row>
        <table:table-row table:style-name="ro1">
          <table:table-cell office:value-type="string" office:string-value="(17272,'Filadelfia',17)," table:formula="of:=&quot;(&quot; &amp; [Ciudad.A326] &amp; &quot;,'&quot; &amp; [Ciudad.B326] &amp; &quot;',&quot; &amp; [Ciudad.C326] &amp; &quot;),&quot;" table:style-name="ce1">
            <text:p>(17272,'Filadelfia',17),</text:p>
          </table:table-cell>
          <table:table-cell table:number-columns-repeated="16383"/>
        </table:table-row>
        <table:table-row table:style-name="ro1">
          <table:table-cell office:value-type="string" office:string-value="(17380,'La Dorada',17)," table:formula="of:=&quot;(&quot; &amp; [Ciudad.A327] &amp; &quot;,'&quot; &amp; [Ciudad.B327] &amp; &quot;',&quot; &amp; [Ciudad.C327] &amp; &quot;),&quot;" table:style-name="ce1">
            <text:p>(17380,'La Dorada',17),</text:p>
          </table:table-cell>
          <table:table-cell table:number-columns-repeated="16383"/>
        </table:table-row>
        <table:table-row table:style-name="ro1">
          <table:table-cell office:value-type="string" office:string-value="(17388,'La Merced',17)," table:formula="of:=&quot;(&quot; &amp; [Ciudad.A328] &amp; &quot;,'&quot; &amp; [Ciudad.B328] &amp; &quot;',&quot; &amp; [Ciudad.C328] &amp; &quot;),&quot;" table:style-name="ce1">
            <text:p>(17388,'La Merced',17),</text:p>
          </table:table-cell>
          <table:table-cell table:number-columns-repeated="16383"/>
        </table:table-row>
        <table:table-row table:style-name="ro1">
          <table:table-cell office:value-type="string" office:string-value="(17433,'Manzanares',17)," table:formula="of:=&quot;(&quot; &amp; [Ciudad.A329] &amp; &quot;,'&quot; &amp; [Ciudad.B329] &amp; &quot;',&quot; &amp; [Ciudad.C329] &amp; &quot;),&quot;" table:style-name="ce1">
            <text:p>(17433,'Manzanares',17),</text:p>
          </table:table-cell>
          <table:table-cell table:number-columns-repeated="16383"/>
        </table:table-row>
        <table:table-row table:style-name="ro1">
          <table:table-cell office:value-type="string" office:string-value="(17442,'Marmato',17)," table:formula="of:=&quot;(&quot; &amp; [Ciudad.A330] &amp; &quot;,'&quot; &amp; [Ciudad.B330] &amp; &quot;',&quot; &amp; [Ciudad.C330] &amp; &quot;),&quot;" table:style-name="ce1">
            <text:p>(17442,'Marmato',17),</text:p>
          </table:table-cell>
          <table:table-cell table:number-columns-repeated="16383"/>
        </table:table-row>
        <table:table-row table:style-name="ro1">
          <table:table-cell office:value-type="string" office:string-value="(17444,'Marquetalia',17)," table:formula="of:=&quot;(&quot; &amp; [Ciudad.A331] &amp; &quot;,'&quot; &amp; [Ciudad.B331] &amp; &quot;',&quot; &amp; [Ciudad.C331] &amp; &quot;),&quot;" table:style-name="ce1">
            <text:p>(17444,'Marquetalia',17),</text:p>
          </table:table-cell>
          <table:table-cell table:number-columns-repeated="16383"/>
        </table:table-row>
        <table:table-row table:style-name="ro1">
          <table:table-cell office:value-type="string" office:string-value="(17446,'Marulanda',17)," table:formula="of:=&quot;(&quot; &amp; [Ciudad.A332] &amp; &quot;,'&quot; &amp; [Ciudad.B332] &amp; &quot;',&quot; &amp; [Ciudad.C332] &amp; &quot;),&quot;" table:style-name="ce1">
            <text:p>(17446,'Marulanda',17),</text:p>
          </table:table-cell>
          <table:table-cell table:number-columns-repeated="16383"/>
        </table:table-row>
        <table:table-row table:style-name="ro1">
          <table:table-cell office:value-type="string" office:string-value="(17486,'Neira',17)," table:formula="of:=&quot;(&quot; &amp; [Ciudad.A333] &amp; &quot;,'&quot; &amp; [Ciudad.B333] &amp; &quot;',&quot; &amp; [Ciudad.C333] &amp; &quot;),&quot;" table:style-name="ce1">
            <text:p>(17486,'Neira',17),</text:p>
          </table:table-cell>
          <table:table-cell table:number-columns-repeated="16383"/>
        </table:table-row>
        <table:table-row table:style-name="ro1">
          <table:table-cell office:value-type="string" office:string-value="(17495,'Norcasia',17)," table:formula="of:=&quot;(&quot; &amp; [Ciudad.A334] &amp; &quot;,'&quot; &amp; [Ciudad.B334] &amp; &quot;',&quot; &amp; [Ciudad.C334] &amp; &quot;),&quot;" table:style-name="ce1">
            <text:p>(17495,'Norcasia',17),</text:p>
          </table:table-cell>
          <table:table-cell table:number-columns-repeated="16383"/>
        </table:table-row>
        <table:table-row table:style-name="ro1">
          <table:table-cell office:value-type="string" office:string-value="(17513,'Pácora',17)," table:formula="of:=&quot;(&quot; &amp; [Ciudad.A335] &amp; &quot;,'&quot; &amp; [Ciudad.B335] &amp; &quot;',&quot; &amp; [Ciudad.C335] &amp; &quot;),&quot;" table:style-name="ce1">
            <text:p>(17513,'Pácora',17),</text:p>
          </table:table-cell>
          <table:table-cell table:number-columns-repeated="16383"/>
        </table:table-row>
        <table:table-row table:style-name="ro1">
          <table:table-cell office:value-type="string" office:string-value="(17524,'Palestina',17)," table:formula="of:=&quot;(&quot; &amp; [Ciudad.A336] &amp; &quot;,'&quot; &amp; [Ciudad.B336] &amp; &quot;',&quot; &amp; [Ciudad.C336] &amp; &quot;),&quot;" table:style-name="ce1">
            <text:p>(17524,'Palestina',17),</text:p>
          </table:table-cell>
          <table:table-cell table:number-columns-repeated="16383"/>
        </table:table-row>
        <table:table-row table:style-name="ro1">
          <table:table-cell office:value-type="string" office:string-value="(17541,'Pensilvania',17)," table:formula="of:=&quot;(&quot; &amp; [Ciudad.A337] &amp; &quot;,'&quot; &amp; [Ciudad.B337] &amp; &quot;',&quot; &amp; [Ciudad.C337] &amp; &quot;),&quot;" table:style-name="ce1">
            <text:p>(17541,'Pensilvania',17),</text:p>
          </table:table-cell>
          <table:table-cell table:number-columns-repeated="16383"/>
        </table:table-row>
        <table:table-row table:style-name="ro1">
          <table:table-cell office:value-type="string" office:string-value="(17614,'Riosucio',17)," table:formula="of:=&quot;(&quot; &amp; [Ciudad.A338] &amp; &quot;,'&quot; &amp; [Ciudad.B338] &amp; &quot;',&quot; &amp; [Ciudad.C338] &amp; &quot;),&quot;" table:style-name="ce1">
            <text:p>(17614,'Riosucio',17),</text:p>
          </table:table-cell>
          <table:table-cell table:number-columns-repeated="16383"/>
        </table:table-row>
        <table:table-row table:style-name="ro1">
          <table:table-cell office:value-type="string" office:string-value="(17616,'Risaralda',17)," table:formula="of:=&quot;(&quot; &amp; [Ciudad.A339] &amp; &quot;,'&quot; &amp; [Ciudad.B339] &amp; &quot;',&quot; &amp; [Ciudad.C339] &amp; &quot;),&quot;" table:style-name="ce1">
            <text:p>(17616,'Risaralda',17),</text:p>
          </table:table-cell>
          <table:table-cell table:number-columns-repeated="16383"/>
        </table:table-row>
        <table:table-row table:style-name="ro1">
          <table:table-cell office:value-type="string" office:string-value="(17653,'Salamina',17)," table:formula="of:=&quot;(&quot; &amp; [Ciudad.A340] &amp; &quot;,'&quot; &amp; [Ciudad.B340] &amp; &quot;',&quot; &amp; [Ciudad.C340] &amp; &quot;),&quot;" table:style-name="ce1">
            <text:p>(17653,'Salamina',17),</text:p>
          </table:table-cell>
          <table:table-cell table:number-columns-repeated="16383"/>
        </table:table-row>
        <table:table-row table:style-name="ro1">
          <table:table-cell office:value-type="string" office:string-value="(17662,'Samaná',17)," table:formula="of:=&quot;(&quot; &amp; [Ciudad.A341] &amp; &quot;,'&quot; &amp; [Ciudad.B341] &amp; &quot;',&quot; &amp; [Ciudad.C341] &amp; &quot;),&quot;" table:style-name="ce1">
            <text:p>(17662,'Samaná',17),</text:p>
          </table:table-cell>
          <table:table-cell table:number-columns-repeated="16383"/>
        </table:table-row>
        <table:table-row table:style-name="ro1">
          <table:table-cell office:value-type="string" office:string-value="(17665,'San José',17)," table:formula="of:=&quot;(&quot; &amp; [Ciudad.A342] &amp; &quot;,'&quot; &amp; [Ciudad.B342] &amp; &quot;',&quot; &amp; [Ciudad.C342] &amp; &quot;),&quot;" table:style-name="ce1">
            <text:p>(17665,'San José',17),</text:p>
          </table:table-cell>
          <table:table-cell table:number-columns-repeated="16383"/>
        </table:table-row>
        <table:table-row table:style-name="ro1">
          <table:table-cell office:value-type="string" office:string-value="(17777,'Supía',17)," table:formula="of:=&quot;(&quot; &amp; [Ciudad.A343] &amp; &quot;,'&quot; &amp; [Ciudad.B343] &amp; &quot;',&quot; &amp; [Ciudad.C343] &amp; &quot;),&quot;" table:style-name="ce1">
            <text:p>(17777,'Supía',17),</text:p>
          </table:table-cell>
          <table:table-cell table:number-columns-repeated="16383"/>
        </table:table-row>
        <table:table-row table:style-name="ro1">
          <table:table-cell office:value-type="string" office:string-value="(17867,'Victoria',17)," table:formula="of:=&quot;(&quot; &amp; [Ciudad.A344] &amp; &quot;,'&quot; &amp; [Ciudad.B344] &amp; &quot;',&quot; &amp; [Ciudad.C344] &amp; &quot;),&quot;" table:style-name="ce1">
            <text:p>(17867,'Victoria',17),</text:p>
          </table:table-cell>
          <table:table-cell table:number-columns-repeated="16383"/>
        </table:table-row>
        <table:table-row table:style-name="ro1">
          <table:table-cell office:value-type="string" office:string-value="(17873,'Villamaría',17)," table:formula="of:=&quot;(&quot; &amp; [Ciudad.A345] &amp; &quot;,'&quot; &amp; [Ciudad.B345] &amp; &quot;',&quot; &amp; [Ciudad.C345] &amp; &quot;),&quot;" table:style-name="ce1">
            <text:p>(17873,'Villamaría',17),</text:p>
          </table:table-cell>
          <table:table-cell table:number-columns-repeated="16383"/>
        </table:table-row>
        <table:table-row table:style-name="ro1">
          <table:table-cell office:value-type="string" office:string-value="(17877,'Viterbo',17)," table:formula="of:=&quot;(&quot; &amp; [Ciudad.A346] &amp; &quot;,'&quot; &amp; [Ciudad.B346] &amp; &quot;',&quot; &amp; [Ciudad.C346] &amp; &quot;),&quot;" table:style-name="ce1">
            <text:p>(17877,'Viterbo',17),</text:p>
          </table:table-cell>
          <table:table-cell table:number-columns-repeated="16383"/>
        </table:table-row>
        <table:table-row table:style-name="ro1">
          <table:table-cell office:value-type="string" office:string-value="(18001,'Florencia',18)," table:formula="of:=&quot;(&quot; &amp; [Ciudad.A347] &amp; &quot;,'&quot; &amp; [Ciudad.B347] &amp; &quot;',&quot; &amp; [Ciudad.C347] &amp; &quot;),&quot;" table:style-name="ce1">
            <text:p>(18001,'Florencia',18),</text:p>
          </table:table-cell>
          <table:table-cell table:number-columns-repeated="16383"/>
        </table:table-row>
        <table:table-row table:style-name="ro1">
          <table:table-cell office:value-type="string" office:string-value="(18029,'Albania',18)," table:formula="of:=&quot;(&quot; &amp; [Ciudad.A348] &amp; &quot;,'&quot; &amp; [Ciudad.B348] &amp; &quot;',&quot; &amp; [Ciudad.C348] &amp; &quot;),&quot;" table:style-name="ce1">
            <text:p>(18029,'Albania',18),</text:p>
          </table:table-cell>
          <table:table-cell table:number-columns-repeated="16383"/>
        </table:table-row>
        <table:table-row table:style-name="ro1">
          <table:table-cell office:value-type="string" office:string-value="(18094,'Belén de Los Andaquies',18)," table:formula="of:=&quot;(&quot; &amp; [Ciudad.A349] &amp; &quot;,'&quot; &amp; [Ciudad.B349] &amp; &quot;',&quot; &amp; [Ciudad.C349] &amp; &quot;),&quot;" table:style-name="ce1">
            <text:p>(18094,'Belén de Los Andaquies',18),</text:p>
          </table:table-cell>
          <table:table-cell table:number-columns-repeated="16383"/>
        </table:table-row>
        <table:table-row table:style-name="ro1">
          <table:table-cell office:value-type="string" office:string-value="(18150,'Cartagena del Chairá',18)," table:formula="of:=&quot;(&quot; &amp; [Ciudad.A350] &amp; &quot;,'&quot; &amp; [Ciudad.B350] &amp; &quot;',&quot; &amp; [Ciudad.C350] &amp; &quot;),&quot;" table:style-name="ce1">
            <text:p>(18150,'Cartagena del Chairá',18),</text:p>
          </table:table-cell>
          <table:table-cell table:number-columns-repeated="16383"/>
        </table:table-row>
        <table:table-row table:style-name="ro1">
          <table:table-cell office:value-type="string" office:string-value="(18205,'Curillo',18)," table:formula="of:=&quot;(&quot; &amp; [Ciudad.A351] &amp; &quot;,'&quot; &amp; [Ciudad.B351] &amp; &quot;',&quot; &amp; [Ciudad.C351] &amp; &quot;),&quot;" table:style-name="ce1">
            <text:p>(18205,'Curillo',18),</text:p>
          </table:table-cell>
          <table:table-cell table:number-columns-repeated="16383"/>
        </table:table-row>
        <table:table-row table:style-name="ro1">
          <table:table-cell office:value-type="string" office:string-value="(18247,'El Doncello',18)," table:formula="of:=&quot;(&quot; &amp; [Ciudad.A352] &amp; &quot;,'&quot; &amp; [Ciudad.B352] &amp; &quot;',&quot; &amp; [Ciudad.C352] &amp; &quot;),&quot;" table:style-name="ce1">
            <text:p>(18247,'El Doncello',18),</text:p>
          </table:table-cell>
          <table:table-cell table:number-columns-repeated="16383"/>
        </table:table-row>
        <table:table-row table:style-name="ro1">
          <table:table-cell office:value-type="string" office:string-value="(18256,'El Paujil',18)," table:formula="of:=&quot;(&quot; &amp; [Ciudad.A353] &amp; &quot;,'&quot; &amp; [Ciudad.B353] &amp; &quot;',&quot; &amp; [Ciudad.C353] &amp; &quot;),&quot;" table:style-name="ce1">
            <text:p>(18256,'El Paujil',18),</text:p>
          </table:table-cell>
          <table:table-cell table:number-columns-repeated="16383"/>
        </table:table-row>
        <table:table-row table:style-name="ro1">
          <table:table-cell office:value-type="string" office:string-value="(18410,'La Montañita',18)," table:formula="of:=&quot;(&quot; &amp; [Ciudad.A354] &amp; &quot;,'&quot; &amp; [Ciudad.B354] &amp; &quot;',&quot; &amp; [Ciudad.C354] &amp; &quot;),&quot;" table:style-name="ce1">
            <text:p>(18410,'La Montañita',18),</text:p>
          </table:table-cell>
          <table:table-cell table:number-columns-repeated="16383"/>
        </table:table-row>
        <table:table-row table:style-name="ro1">
          <table:table-cell office:value-type="string" office:string-value="(18460,'Milán',18)," table:formula="of:=&quot;(&quot; &amp; [Ciudad.A355] &amp; &quot;,'&quot; &amp; [Ciudad.B355] &amp; &quot;',&quot; &amp; [Ciudad.C355] &amp; &quot;),&quot;" table:style-name="ce1">
            <text:p>(18460,'Milán',18),</text:p>
          </table:table-cell>
          <table:table-cell table:number-columns-repeated="16383"/>
        </table:table-row>
        <table:table-row table:style-name="ro1">
          <table:table-cell office:value-type="string" office:string-value="(18479,'Morelia',18)," table:formula="of:=&quot;(&quot; &amp; [Ciudad.A356] &amp; &quot;,'&quot; &amp; [Ciudad.B356] &amp; &quot;',&quot; &amp; [Ciudad.C356] &amp; &quot;),&quot;" table:style-name="ce1">
            <text:p>(18479,'Morelia',18),</text:p>
          </table:table-cell>
          <table:table-cell table:number-columns-repeated="16383"/>
        </table:table-row>
        <table:table-row table:style-name="ro1">
          <table:table-cell office:value-type="string" office:string-value="(18592,'Puerto Rico',18)," table:formula="of:=&quot;(&quot; &amp; [Ciudad.A357] &amp; &quot;,'&quot; &amp; [Ciudad.B357] &amp; &quot;',&quot; &amp; [Ciudad.C357] &amp; &quot;),&quot;" table:style-name="ce1">
            <text:p>(18592,'Puerto Rico',18),</text:p>
          </table:table-cell>
          <table:table-cell table:number-columns-repeated="16383"/>
        </table:table-row>
        <table:table-row table:style-name="ro1">
          <table:table-cell office:value-type="string" office:string-value="(18610,'San José del Fragua',18)," table:formula="of:=&quot;(&quot; &amp; [Ciudad.A358] &amp; &quot;,'&quot; &amp; [Ciudad.B358] &amp; &quot;',&quot; &amp; [Ciudad.C358] &amp; &quot;),&quot;" table:style-name="ce1">
            <text:p>(18610,'San José del Fragua',18),</text:p>
          </table:table-cell>
          <table:table-cell table:number-columns-repeated="16383"/>
        </table:table-row>
        <table:table-row table:style-name="ro1">
          <table:table-cell office:value-type="string" office:string-value="(18753,'San Vicente del Caguán',18)," table:formula="of:=&quot;(&quot; &amp; [Ciudad.A359] &amp; &quot;,'&quot; &amp; [Ciudad.B359] &amp; &quot;',&quot; &amp; [Ciudad.C359] &amp; &quot;),&quot;" table:style-name="ce1">
            <text:p>(18753,'San Vicente del Caguán',18),</text:p>
          </table:table-cell>
          <table:table-cell table:number-columns-repeated="16383"/>
        </table:table-row>
        <table:table-row table:style-name="ro1">
          <table:table-cell office:value-type="string" office:string-value="(18756,'Solano',18)," table:formula="of:=&quot;(&quot; &amp; [Ciudad.A360] &amp; &quot;,'&quot; &amp; [Ciudad.B360] &amp; &quot;',&quot; &amp; [Ciudad.C360] &amp; &quot;),&quot;" table:style-name="ce1">
            <text:p>(18756,'Solano',18),</text:p>
          </table:table-cell>
          <table:table-cell table:number-columns-repeated="16383"/>
        </table:table-row>
        <table:table-row table:style-name="ro1">
          <table:table-cell office:value-type="string" office:string-value="(18785,'Solita',18)," table:formula="of:=&quot;(&quot; &amp; [Ciudad.A361] &amp; &quot;,'&quot; &amp; [Ciudad.B361] &amp; &quot;',&quot; &amp; [Ciudad.C361] &amp; &quot;),&quot;" table:style-name="ce1">
            <text:p>(18785,'Solita',18),</text:p>
          </table:table-cell>
          <table:table-cell table:number-columns-repeated="16383"/>
        </table:table-row>
        <table:table-row table:style-name="ro1">
          <table:table-cell office:value-type="string" office:string-value="(18860,'Valparaíso',18)," table:formula="of:=&quot;(&quot; &amp; [Ciudad.A362] &amp; &quot;,'&quot; &amp; [Ciudad.B362] &amp; &quot;',&quot; &amp; [Ciudad.C362] &amp; &quot;),&quot;" table:style-name="ce1">
            <text:p>(18860,'Valparaíso',18),</text:p>
          </table:table-cell>
          <table:table-cell table:number-columns-repeated="16383"/>
        </table:table-row>
        <table:table-row table:style-name="ro1">
          <table:table-cell office:value-type="string" office:string-value="(19001,'Popayán',19)," table:formula="of:=&quot;(&quot; &amp; [Ciudad.A363] &amp; &quot;,'&quot; &amp; [Ciudad.B363] &amp; &quot;',&quot; &amp; [Ciudad.C363] &amp; &quot;),&quot;" table:style-name="ce1">
            <text:p>(19001,'Popayán',19),</text:p>
          </table:table-cell>
          <table:table-cell table:number-columns-repeated="16383"/>
        </table:table-row>
        <table:table-row table:style-name="ro1">
          <table:table-cell office:value-type="string" office:string-value="(19022,'Almaguer',19)," table:formula="of:=&quot;(&quot; &amp; [Ciudad.A364] &amp; &quot;,'&quot; &amp; [Ciudad.B364] &amp; &quot;',&quot; &amp; [Ciudad.C364] &amp; &quot;),&quot;" table:style-name="ce1">
            <text:p>(19022,'Almaguer',19),</text:p>
          </table:table-cell>
          <table:table-cell table:number-columns-repeated="16383"/>
        </table:table-row>
        <table:table-row table:style-name="ro1">
          <table:table-cell office:value-type="string" office:string-value="(19050,'Argelia',19)," table:formula="of:=&quot;(&quot; &amp; [Ciudad.A365] &amp; &quot;,'&quot; &amp; [Ciudad.B365] &amp; &quot;',&quot; &amp; [Ciudad.C365] &amp; &quot;),&quot;" table:style-name="ce1">
            <text:p>(19050,'Argelia',19),</text:p>
          </table:table-cell>
          <table:table-cell table:number-columns-repeated="16383"/>
        </table:table-row>
        <table:table-row table:style-name="ro1">
          <table:table-cell office:value-type="string" office:string-value="(19075,'Balboa',19)," table:formula="of:=&quot;(&quot; &amp; [Ciudad.A366] &amp; &quot;,'&quot; &amp; [Ciudad.B366] &amp; &quot;',&quot; &amp; [Ciudad.C366] &amp; &quot;),&quot;" table:style-name="ce1">
            <text:p>(19075,'Balboa',19),</text:p>
          </table:table-cell>
          <table:table-cell table:number-columns-repeated="16383"/>
        </table:table-row>
        <table:table-row table:style-name="ro1">
          <table:table-cell office:value-type="string" office:string-value="(19100,'Bolívar',19)," table:formula="of:=&quot;(&quot; &amp; [Ciudad.A367] &amp; &quot;,'&quot; &amp; [Ciudad.B367] &amp; &quot;',&quot; &amp; [Ciudad.C367] &amp; &quot;),&quot;" table:style-name="ce1">
            <text:p>(19100,'Bolívar',19),</text:p>
          </table:table-cell>
          <table:table-cell table:number-columns-repeated="16383"/>
        </table:table-row>
        <table:table-row table:style-name="ro1">
          <table:table-cell office:value-type="string" office:string-value="(19110,'Buenos Aires',19)," table:formula="of:=&quot;(&quot; &amp; [Ciudad.A368] &amp; &quot;,'&quot; &amp; [Ciudad.B368] &amp; &quot;',&quot; &amp; [Ciudad.C368] &amp; &quot;),&quot;" table:style-name="ce1">
            <text:p>(19110,'Buenos Aires',19),</text:p>
          </table:table-cell>
          <table:table-cell table:number-columns-repeated="16383"/>
        </table:table-row>
        <table:table-row table:style-name="ro1">
          <table:table-cell office:value-type="string" office:string-value="(19130,'Cajibío',19)," table:formula="of:=&quot;(&quot; &amp; [Ciudad.A369] &amp; &quot;,'&quot; &amp; [Ciudad.B369] &amp; &quot;',&quot; &amp; [Ciudad.C369] &amp; &quot;),&quot;" table:style-name="ce1">
            <text:p>(19130,'Cajibío',19),</text:p>
          </table:table-cell>
          <table:table-cell table:number-columns-repeated="16383"/>
        </table:table-row>
        <table:table-row table:style-name="ro1">
          <table:table-cell office:value-type="string" office:string-value="(19137,'Caldono',19)," table:formula="of:=&quot;(&quot; &amp; [Ciudad.A370] &amp; &quot;,'&quot; &amp; [Ciudad.B370] &amp; &quot;',&quot; &amp; [Ciudad.C370] &amp; &quot;),&quot;" table:style-name="ce1">
            <text:p>(19137,'Caldono',19),</text:p>
          </table:table-cell>
          <table:table-cell table:number-columns-repeated="16383"/>
        </table:table-row>
        <table:table-row table:style-name="ro1">
          <table:table-cell office:value-type="string" office:string-value="(19142,'Caloto',19)," table:formula="of:=&quot;(&quot; &amp; [Ciudad.A371] &amp; &quot;,'&quot; &amp; [Ciudad.B371] &amp; &quot;',&quot; &amp; [Ciudad.C371] &amp; &quot;),&quot;" table:style-name="ce1">
            <text:p>(19142,'Caloto',19),</text:p>
          </table:table-cell>
          <table:table-cell table:number-columns-repeated="16383"/>
        </table:table-row>
        <table:table-row table:style-name="ro1">
          <table:table-cell office:value-type="string" office:string-value="(19212,'Corinto',19)," table:formula="of:=&quot;(&quot; &amp; [Ciudad.A372] &amp; &quot;,'&quot; &amp; [Ciudad.B372] &amp; &quot;',&quot; &amp; [Ciudad.C372] &amp; &quot;),&quot;" table:style-name="ce1">
            <text:p>(19212,'Corinto',19),</text:p>
          </table:table-cell>
          <table:table-cell table:number-columns-repeated="16383"/>
        </table:table-row>
        <table:table-row table:style-name="ro1">
          <table:table-cell office:value-type="string" office:string-value="(19256,'El Tambo',19)," table:formula="of:=&quot;(&quot; &amp; [Ciudad.A373] &amp; &quot;,'&quot; &amp; [Ciudad.B373] &amp; &quot;',&quot; &amp; [Ciudad.C373] &amp; &quot;),&quot;" table:style-name="ce1">
            <text:p>(19256,'El Tambo',19),</text:p>
          </table:table-cell>
          <table:table-cell table:number-columns-repeated="16383"/>
        </table:table-row>
        <table:table-row table:style-name="ro1">
          <table:table-cell office:value-type="string" office:string-value="(19290,'Florencia',19)," table:formula="of:=&quot;(&quot; &amp; [Ciudad.A374] &amp; &quot;,'&quot; &amp; [Ciudad.B374] &amp; &quot;',&quot; &amp; [Ciudad.C374] &amp; &quot;),&quot;" table:style-name="ce1">
            <text:p>(19290,'Florencia',19),</text:p>
          </table:table-cell>
          <table:table-cell table:number-columns-repeated="16383"/>
        </table:table-row>
        <table:table-row table:style-name="ro1">
          <table:table-cell office:value-type="string" office:string-value="(19300,'Guachené',19)," table:formula="of:=&quot;(&quot; &amp; [Ciudad.A375] &amp; &quot;,'&quot; &amp; [Ciudad.B375] &amp; &quot;',&quot; &amp; [Ciudad.C375] &amp; &quot;),&quot;" table:style-name="ce1">
            <text:p>(19300,'Guachené',19),</text:p>
          </table:table-cell>
          <table:table-cell table:number-columns-repeated="16383"/>
        </table:table-row>
        <table:table-row table:style-name="ro1">
          <table:table-cell office:value-type="string" office:string-value="(19318,'Guapi',19)," table:formula="of:=&quot;(&quot; &amp; [Ciudad.A376] &amp; &quot;,'&quot; &amp; [Ciudad.B376] &amp; &quot;',&quot; &amp; [Ciudad.C376] &amp; &quot;),&quot;" table:style-name="ce1">
            <text:p>(19318,'Guapi',19),</text:p>
          </table:table-cell>
          <table:table-cell table:number-columns-repeated="16383"/>
        </table:table-row>
        <table:table-row table:style-name="ro1">
          <table:table-cell office:value-type="string" office:string-value="(19355,'Inzá',19)," table:formula="of:=&quot;(&quot; &amp; [Ciudad.A377] &amp; &quot;,'&quot; &amp; [Ciudad.B377] &amp; &quot;',&quot; &amp; [Ciudad.C377] &amp; &quot;),&quot;" table:style-name="ce1">
            <text:p>(19355,'Inzá',19),</text:p>
          </table:table-cell>
          <table:table-cell table:number-columns-repeated="16383"/>
        </table:table-row>
        <table:table-row table:style-name="ro1">
          <table:table-cell office:value-type="string" office:string-value="(19364,'Jambaló',19)," table:formula="of:=&quot;(&quot; &amp; [Ciudad.A378] &amp; &quot;,'&quot; &amp; [Ciudad.B378] &amp; &quot;',&quot; &amp; [Ciudad.C378] &amp; &quot;),&quot;" table:style-name="ce1">
            <text:p>(19364,'Jambaló',19),</text:p>
          </table:table-cell>
          <table:table-cell table:number-columns-repeated="16383"/>
        </table:table-row>
        <table:table-row table:style-name="ro1">
          <table:table-cell office:value-type="string" office:string-value="(19392,'La Sierra',19)," table:formula="of:=&quot;(&quot; &amp; [Ciudad.A379] &amp; &quot;,'&quot; &amp; [Ciudad.B379] &amp; &quot;',&quot; &amp; [Ciudad.C379] &amp; &quot;),&quot;" table:style-name="ce1">
            <text:p>(19392,'La Sierra',19),</text:p>
          </table:table-cell>
          <table:table-cell table:number-columns-repeated="16383"/>
        </table:table-row>
        <table:table-row table:style-name="ro1">
          <table:table-cell office:value-type="string" office:string-value="(19397,'La Vega',19)," table:formula="of:=&quot;(&quot; &amp; [Ciudad.A380] &amp; &quot;,'&quot; &amp; [Ciudad.B380] &amp; &quot;',&quot; &amp; [Ciudad.C380] &amp; &quot;),&quot;" table:style-name="ce1">
            <text:p>(19397,'La Vega',19),</text:p>
          </table:table-cell>
          <table:table-cell table:number-columns-repeated="16383"/>
        </table:table-row>
        <table:table-row table:style-name="ro1">
          <table:table-cell office:value-type="string" office:string-value="(19418,'López',19)," table:formula="of:=&quot;(&quot; &amp; [Ciudad.A381] &amp; &quot;,'&quot; &amp; [Ciudad.B381] &amp; &quot;',&quot; &amp; [Ciudad.C381] &amp; &quot;),&quot;" table:style-name="ce1">
            <text:p>(19418,'López',19),</text:p>
          </table:table-cell>
          <table:table-cell table:number-columns-repeated="16383"/>
        </table:table-row>
        <table:table-row table:style-name="ro1">
          <table:table-cell office:value-type="string" office:string-value="(19450,'Mercaderes',19)," table:formula="of:=&quot;(&quot; &amp; [Ciudad.A382] &amp; &quot;,'&quot; &amp; [Ciudad.B382] &amp; &quot;',&quot; &amp; [Ciudad.C382] &amp; &quot;),&quot;" table:style-name="ce1">
            <text:p>(19450,'Mercaderes',19),</text:p>
          </table:table-cell>
          <table:table-cell table:number-columns-repeated="16383"/>
        </table:table-row>
        <table:table-row table:style-name="ro1">
          <table:table-cell office:value-type="string" office:string-value="(19455,'Miranda',19)," table:formula="of:=&quot;(&quot; &amp; [Ciudad.A383] &amp; &quot;,'&quot; &amp; [Ciudad.B383] &amp; &quot;',&quot; &amp; [Ciudad.C383] &amp; &quot;),&quot;" table:style-name="ce1">
            <text:p>(19455,'Miranda',19),</text:p>
          </table:table-cell>
          <table:table-cell table:number-columns-repeated="16383"/>
        </table:table-row>
        <table:table-row table:style-name="ro1">
          <table:table-cell office:value-type="string" office:string-value="(19473,'Morales',19)," table:formula="of:=&quot;(&quot; &amp; [Ciudad.A384] &amp; &quot;,'&quot; &amp; [Ciudad.B384] &amp; &quot;',&quot; &amp; [Ciudad.C384] &amp; &quot;),&quot;" table:style-name="ce1">
            <text:p>(19473,'Morales',19),</text:p>
          </table:table-cell>
          <table:table-cell table:number-columns-repeated="16383"/>
        </table:table-row>
        <table:table-row table:style-name="ro1">
          <table:table-cell office:value-type="string" office:string-value="(19513,'Padilla',19)," table:formula="of:=&quot;(&quot; &amp; [Ciudad.A385] &amp; &quot;,'&quot; &amp; [Ciudad.B385] &amp; &quot;',&quot; &amp; [Ciudad.C385] &amp; &quot;),&quot;" table:style-name="ce1">
            <text:p>(19513,'Padilla',19),</text:p>
          </table:table-cell>
          <table:table-cell table:number-columns-repeated="16383"/>
        </table:table-row>
        <table:table-row table:style-name="ro1">
          <table:table-cell office:value-type="string" office:string-value="(19517,'Páez',19)," table:formula="of:=&quot;(&quot; &amp; [Ciudad.A386] &amp; &quot;,'&quot; &amp; [Ciudad.B386] &amp; &quot;',&quot; &amp; [Ciudad.C386] &amp; &quot;),&quot;" table:style-name="ce1">
            <text:p>(19517,'Páez',19),</text:p>
          </table:table-cell>
          <table:table-cell table:number-columns-repeated="16383"/>
        </table:table-row>
        <table:table-row table:style-name="ro1">
          <table:table-cell office:value-type="string" office:string-value="(19532,'Patía',19)," table:formula="of:=&quot;(&quot; &amp; [Ciudad.A387] &amp; &quot;,'&quot; &amp; [Ciudad.B387] &amp; &quot;',&quot; &amp; [Ciudad.C387] &amp; &quot;),&quot;" table:style-name="ce1">
            <text:p>(19532,'Patía',19),</text:p>
          </table:table-cell>
          <table:table-cell table:number-columns-repeated="16383"/>
        </table:table-row>
        <table:table-row table:style-name="ro1">
          <table:table-cell office:value-type="string" office:string-value="(19533,'Piamonte',19)," table:formula="of:=&quot;(&quot; &amp; [Ciudad.A388] &amp; &quot;,'&quot; &amp; [Ciudad.B388] &amp; &quot;',&quot; &amp; [Ciudad.C388] &amp; &quot;),&quot;" table:style-name="ce1">
            <text:p>(19533,'Piamonte',19),</text:p>
          </table:table-cell>
          <table:table-cell table:number-columns-repeated="16383"/>
        </table:table-row>
        <table:table-row table:style-name="ro1">
          <table:table-cell office:value-type="string" office:string-value="(19548,'Piendamó',19)," table:formula="of:=&quot;(&quot; &amp; [Ciudad.A389] &amp; &quot;,'&quot; &amp; [Ciudad.B389] &amp; &quot;',&quot; &amp; [Ciudad.C389] &amp; &quot;),&quot;" table:style-name="ce1">
            <text:p>(19548,'Piendamó',19),</text:p>
          </table:table-cell>
          <table:table-cell table:number-columns-repeated="16383"/>
        </table:table-row>
        <table:table-row table:style-name="ro1">
          <table:table-cell office:value-type="string" office:string-value="(19573,'Puerto Tejada',19)," table:formula="of:=&quot;(&quot; &amp; [Ciudad.A390] &amp; &quot;,'&quot; &amp; [Ciudad.B390] &amp; &quot;',&quot; &amp; [Ciudad.C390] &amp; &quot;),&quot;" table:style-name="ce1">
            <text:p>(19573,'Puerto Tejada',19),</text:p>
          </table:table-cell>
          <table:table-cell table:number-columns-repeated="16383"/>
        </table:table-row>
        <table:table-row table:style-name="ro1">
          <table:table-cell office:value-type="string" office:string-value="(19585,'Puracé',19)," table:formula="of:=&quot;(&quot; &amp; [Ciudad.A391] &amp; &quot;,'&quot; &amp; [Ciudad.B391] &amp; &quot;',&quot; &amp; [Ciudad.C391] &amp; &quot;),&quot;" table:style-name="ce1">
            <text:p>(19585,'Puracé',19),</text:p>
          </table:table-cell>
          <table:table-cell table:number-columns-repeated="16383"/>
        </table:table-row>
        <table:table-row table:style-name="ro1">
          <table:table-cell office:value-type="string" office:string-value="(19622,'Rosas',19)," table:formula="of:=&quot;(&quot; &amp; [Ciudad.A392] &amp; &quot;,'&quot; &amp; [Ciudad.B392] &amp; &quot;',&quot; &amp; [Ciudad.C392] &amp; &quot;),&quot;" table:style-name="ce1">
            <text:p>(19622,'Rosas',19),</text:p>
          </table:table-cell>
          <table:table-cell table:number-columns-repeated="16383"/>
        </table:table-row>
        <table:table-row table:style-name="ro1">
          <table:table-cell office:value-type="string" office:string-value="(19693,'San Sebastián',19)," table:formula="of:=&quot;(&quot; &amp; [Ciudad.A393] &amp; &quot;,'&quot; &amp; [Ciudad.B393] &amp; &quot;',&quot; &amp; [Ciudad.C393] &amp; &quot;),&quot;" table:style-name="ce1">
            <text:p>(19693,'San Sebastián',19),</text:p>
          </table:table-cell>
          <table:table-cell table:number-columns-repeated="16383"/>
        </table:table-row>
        <table:table-row table:style-name="ro1">
          <table:table-cell office:value-type="string" office:string-value="(19698,'Santander de Quilichao',19)," table:formula="of:=&quot;(&quot; &amp; [Ciudad.A394] &amp; &quot;,'&quot; &amp; [Ciudad.B394] &amp; &quot;',&quot; &amp; [Ciudad.C394] &amp; &quot;),&quot;" table:style-name="ce1">
            <text:p>(19698,'Santander de Quilichao',19),</text:p>
          </table:table-cell>
          <table:table-cell table:number-columns-repeated="16383"/>
        </table:table-row>
        <table:table-row table:style-name="ro1">
          <table:table-cell office:value-type="string" office:string-value="(19701,'Santa Rosa',19)," table:formula="of:=&quot;(&quot; &amp; [Ciudad.A395] &amp; &quot;,'&quot; &amp; [Ciudad.B395] &amp; &quot;',&quot; &amp; [Ciudad.C395] &amp; &quot;),&quot;" table:style-name="ce1">
            <text:p>(19701,'Santa Rosa',19),</text:p>
          </table:table-cell>
          <table:table-cell table:number-columns-repeated="16383"/>
        </table:table-row>
        <table:table-row table:style-name="ro1">
          <table:table-cell office:value-type="string" office:string-value="(19743,'Silvia',19)," table:formula="of:=&quot;(&quot; &amp; [Ciudad.A396] &amp; &quot;,'&quot; &amp; [Ciudad.B396] &amp; &quot;',&quot; &amp; [Ciudad.C396] &amp; &quot;),&quot;" table:style-name="ce1">
            <text:p>(19743,'Silvia',19),</text:p>
          </table:table-cell>
          <table:table-cell table:number-columns-repeated="16383"/>
        </table:table-row>
        <table:table-row table:style-name="ro1">
          <table:table-cell office:value-type="string" office:string-value="(19760,'Sotara',19)," table:formula="of:=&quot;(&quot; &amp; [Ciudad.A397] &amp; &quot;,'&quot; &amp; [Ciudad.B397] &amp; &quot;',&quot; &amp; [Ciudad.C397] &amp; &quot;),&quot;" table:style-name="ce1">
            <text:p>(19760,'Sotara',19),</text:p>
          </table:table-cell>
          <table:table-cell table:number-columns-repeated="16383"/>
        </table:table-row>
        <table:table-row table:style-name="ro1">
          <table:table-cell office:value-type="string" office:string-value="(19780,'Suárez',19)," table:formula="of:=&quot;(&quot; &amp; [Ciudad.A398] &amp; &quot;,'&quot; &amp; [Ciudad.B398] &amp; &quot;',&quot; &amp; [Ciudad.C398] &amp; &quot;),&quot;" table:style-name="ce1">
            <text:p>(19780,'Suárez',19),</text:p>
          </table:table-cell>
          <table:table-cell table:number-columns-repeated="16383"/>
        </table:table-row>
        <table:table-row table:style-name="ro1">
          <table:table-cell office:value-type="string" office:string-value="(19785,'Sucre',19)," table:formula="of:=&quot;(&quot; &amp; [Ciudad.A399] &amp; &quot;,'&quot; &amp; [Ciudad.B399] &amp; &quot;',&quot; &amp; [Ciudad.C399] &amp; &quot;),&quot;" table:style-name="ce1">
            <text:p>(19785,'Sucre',19),</text:p>
          </table:table-cell>
          <table:table-cell table:number-columns-repeated="16383"/>
        </table:table-row>
        <table:table-row table:style-name="ro1">
          <table:table-cell office:value-type="string" office:string-value="(19807,'Timbío',19)," table:formula="of:=&quot;(&quot; &amp; [Ciudad.A400] &amp; &quot;,'&quot; &amp; [Ciudad.B400] &amp; &quot;',&quot; &amp; [Ciudad.C400] &amp; &quot;),&quot;" table:style-name="ce1">
            <text:p>(19807,'Timbío',19),</text:p>
          </table:table-cell>
          <table:table-cell table:number-columns-repeated="16383"/>
        </table:table-row>
        <table:table-row table:style-name="ro1">
          <table:table-cell office:value-type="string" office:string-value="(19809,'Timbiquí',19)," table:formula="of:=&quot;(&quot; &amp; [Ciudad.A401] &amp; &quot;,'&quot; &amp; [Ciudad.B401] &amp; &quot;',&quot; &amp; [Ciudad.C401] &amp; &quot;),&quot;" table:style-name="ce1">
            <text:p>(19809,'Timbiquí',19),</text:p>
          </table:table-cell>
          <table:table-cell table:number-columns-repeated="16383"/>
        </table:table-row>
        <table:table-row table:style-name="ro1">
          <table:table-cell office:value-type="string" office:string-value="(19821,'Toribio',19)," table:formula="of:=&quot;(&quot; &amp; [Ciudad.A402] &amp; &quot;,'&quot; &amp; [Ciudad.B402] &amp; &quot;',&quot; &amp; [Ciudad.C402] &amp; &quot;),&quot;" table:style-name="ce1">
            <text:p>(19821,'Toribio',19),</text:p>
          </table:table-cell>
          <table:table-cell table:number-columns-repeated="16383"/>
        </table:table-row>
        <table:table-row table:style-name="ro1">
          <table:table-cell office:value-type="string" office:string-value="(19824,'Totoró',19)," table:formula="of:=&quot;(&quot; &amp; [Ciudad.A403] &amp; &quot;,'&quot; &amp; [Ciudad.B403] &amp; &quot;',&quot; &amp; [Ciudad.C403] &amp; &quot;),&quot;" table:style-name="ce1">
            <text:p>(19824,'Totoró',19),</text:p>
          </table:table-cell>
          <table:table-cell table:number-columns-repeated="16383"/>
        </table:table-row>
        <table:table-row table:style-name="ro1">
          <table:table-cell office:value-type="string" office:string-value="(19845,'Villa Rica',19)," table:formula="of:=&quot;(&quot; &amp; [Ciudad.A404] &amp; &quot;,'&quot; &amp; [Ciudad.B404] &amp; &quot;',&quot; &amp; [Ciudad.C404] &amp; &quot;),&quot;" table:style-name="ce1">
            <text:p>(19845,'Villa Rica',19),</text:p>
          </table:table-cell>
          <table:table-cell table:number-columns-repeated="16383"/>
        </table:table-row>
        <table:table-row table:style-name="ro1">
          <table:table-cell office:value-type="string" office:string-value="(20001,'Valledupar',20)," table:formula="of:=&quot;(&quot; &amp; [Ciudad.A405] &amp; &quot;,'&quot; &amp; [Ciudad.B405] &amp; &quot;',&quot; &amp; [Ciudad.C405] &amp; &quot;),&quot;" table:style-name="ce1">
            <text:p>(20001,'Valledupar',20),</text:p>
          </table:table-cell>
          <table:table-cell table:number-columns-repeated="16383"/>
        </table:table-row>
        <table:table-row table:style-name="ro1">
          <table:table-cell office:value-type="string" office:string-value="(20011,'Aguachica',20)," table:formula="of:=&quot;(&quot; &amp; [Ciudad.A406] &amp; &quot;,'&quot; &amp; [Ciudad.B406] &amp; &quot;',&quot; &amp; [Ciudad.C406] &amp; &quot;),&quot;" table:style-name="ce1">
            <text:p>(20011,'Aguachica',20),</text:p>
          </table:table-cell>
          <table:table-cell table:number-columns-repeated="16383"/>
        </table:table-row>
        <table:table-row table:style-name="ro1">
          <table:table-cell office:value-type="string" office:string-value="(20013,'Agustín Codazzi',20)," table:formula="of:=&quot;(&quot; &amp; [Ciudad.A407] &amp; &quot;,'&quot; &amp; [Ciudad.B407] &amp; &quot;',&quot; &amp; [Ciudad.C407] &amp; &quot;),&quot;" table:style-name="ce1">
            <text:p>(20013,'Agustín Codazzi',20),</text:p>
          </table:table-cell>
          <table:table-cell table:number-columns-repeated="16383"/>
        </table:table-row>
        <table:table-row table:style-name="ro1">
          <table:table-cell office:value-type="string" office:string-value="(20032,'Astrea',20)," table:formula="of:=&quot;(&quot; &amp; [Ciudad.A408] &amp; &quot;,'&quot; &amp; [Ciudad.B408] &amp; &quot;',&quot; &amp; [Ciudad.C408] &amp; &quot;),&quot;" table:style-name="ce1">
            <text:p>(20032,'Astrea',20),</text:p>
          </table:table-cell>
          <table:table-cell table:number-columns-repeated="16383"/>
        </table:table-row>
        <table:table-row table:style-name="ro1">
          <table:table-cell office:value-type="string" office:string-value="(20045,'Becerril',20)," table:formula="of:=&quot;(&quot; &amp; [Ciudad.A409] &amp; &quot;,'&quot; &amp; [Ciudad.B409] &amp; &quot;',&quot; &amp; [Ciudad.C409] &amp; &quot;),&quot;" table:style-name="ce1">
            <text:p>(20045,'Becerril',20),</text:p>
          </table:table-cell>
          <table:table-cell table:number-columns-repeated="16383"/>
        </table:table-row>
        <table:table-row table:style-name="ro1">
          <table:table-cell office:value-type="string" office:string-value="(20060,'Bosconia',20)," table:formula="of:=&quot;(&quot; &amp; [Ciudad.A410] &amp; &quot;,'&quot; &amp; [Ciudad.B410] &amp; &quot;',&quot; &amp; [Ciudad.C410] &amp; &quot;),&quot;" table:style-name="ce1">
            <text:p>(20060,'Bosconia',20),</text:p>
          </table:table-cell>
          <table:table-cell table:number-columns-repeated="16383"/>
        </table:table-row>
        <table:table-row table:style-name="ro1">
          <table:table-cell office:value-type="string" office:string-value="(20175,'Chimichagua',20)," table:formula="of:=&quot;(&quot; &amp; [Ciudad.A411] &amp; &quot;,'&quot; &amp; [Ciudad.B411] &amp; &quot;',&quot; &amp; [Ciudad.C411] &amp; &quot;),&quot;" table:style-name="ce1">
            <text:p>(20175,'Chimichagua',20),</text:p>
          </table:table-cell>
          <table:table-cell table:number-columns-repeated="16383"/>
        </table:table-row>
        <table:table-row table:style-name="ro1">
          <table:table-cell office:value-type="string" office:string-value="(20178,'Chiriguaná',20)," table:formula="of:=&quot;(&quot; &amp; [Ciudad.A412] &amp; &quot;,'&quot; &amp; [Ciudad.B412] &amp; &quot;',&quot; &amp; [Ciudad.C412] &amp; &quot;),&quot;" table:style-name="ce1">
            <text:p>(20178,'Chiriguaná',20),</text:p>
          </table:table-cell>
          <table:table-cell table:number-columns-repeated="16383"/>
        </table:table-row>
        <table:table-row table:style-name="ro1">
          <table:table-cell office:value-type="string" office:string-value="(20228,'Curumaní',20)," table:formula="of:=&quot;(&quot; &amp; [Ciudad.A413] &amp; &quot;,'&quot; &amp; [Ciudad.B413] &amp; &quot;',&quot; &amp; [Ciudad.C413] &amp; &quot;),&quot;" table:style-name="ce1">
            <text:p>(20228,'Curumaní',20),</text:p>
          </table:table-cell>
          <table:table-cell table:number-columns-repeated="16383"/>
        </table:table-row>
        <table:table-row table:style-name="ro1">
          <table:table-cell office:value-type="string" office:string-value="(20238,'El Copey',20)," table:formula="of:=&quot;(&quot; &amp; [Ciudad.A414] &amp; &quot;,'&quot; &amp; [Ciudad.B414] &amp; &quot;',&quot; &amp; [Ciudad.C414] &amp; &quot;),&quot;" table:style-name="ce1">
            <text:p>(20238,'El Copey',20),</text:p>
          </table:table-cell>
          <table:table-cell table:number-columns-repeated="16383"/>
        </table:table-row>
        <table:table-row table:style-name="ro1">
          <table:table-cell office:value-type="string" office:string-value="(20250,'El Paso',20)," table:formula="of:=&quot;(&quot; &amp; [Ciudad.A415] &amp; &quot;,'&quot; &amp; [Ciudad.B415] &amp; &quot;',&quot; &amp; [Ciudad.C415] &amp; &quot;),&quot;" table:style-name="ce1">
            <text:p>(20250,'El Paso',20),</text:p>
          </table:table-cell>
          <table:table-cell table:number-columns-repeated="16383"/>
        </table:table-row>
        <table:table-row table:style-name="ro1">
          <table:table-cell office:value-type="string" office:string-value="(20295,'Gamarra',20)," table:formula="of:=&quot;(&quot; &amp; [Ciudad.A416] &amp; &quot;,'&quot; &amp; [Ciudad.B416] &amp; &quot;',&quot; &amp; [Ciudad.C416] &amp; &quot;),&quot;" table:style-name="ce1">
            <text:p>(20295,'Gamarra',20),</text:p>
          </table:table-cell>
          <table:table-cell table:number-columns-repeated="16383"/>
        </table:table-row>
        <table:table-row table:style-name="ro1">
          <table:table-cell office:value-type="string" office:string-value="(20310,'González',20)," table:formula="of:=&quot;(&quot; &amp; [Ciudad.A417] &amp; &quot;,'&quot; &amp; [Ciudad.B417] &amp; &quot;',&quot; &amp; [Ciudad.C417] &amp; &quot;),&quot;" table:style-name="ce1">
            <text:p>(20310,'González',20),</text:p>
          </table:table-cell>
          <table:table-cell table:number-columns-repeated="16383"/>
        </table:table-row>
        <table:table-row table:style-name="ro1">
          <table:table-cell office:value-type="string" office:string-value="(20383,'La Gloria',20)," table:formula="of:=&quot;(&quot; &amp; [Ciudad.A418] &amp; &quot;,'&quot; &amp; [Ciudad.B418] &amp; &quot;',&quot; &amp; [Ciudad.C418] &amp; &quot;),&quot;" table:style-name="ce1">
            <text:p>(20383,'La Gloria',20),</text:p>
          </table:table-cell>
          <table:table-cell table:number-columns-repeated="16383"/>
        </table:table-row>
        <table:table-row table:style-name="ro1">
          <table:table-cell office:value-type="string" office:string-value="(20400,'La Jagua de Ibirico',20)," table:formula="of:=&quot;(&quot; &amp; [Ciudad.A419] &amp; &quot;,'&quot; &amp; [Ciudad.B419] &amp; &quot;',&quot; &amp; [Ciudad.C419] &amp; &quot;),&quot;" table:style-name="ce1">
            <text:p>(20400,'La Jagua de Ibirico',20),</text:p>
          </table:table-cell>
          <table:table-cell table:number-columns-repeated="16383"/>
        </table:table-row>
        <table:table-row table:style-name="ro1">
          <table:table-cell office:value-type="string" office:string-value="(20443,'Manaure',20)," table:formula="of:=&quot;(&quot; &amp; [Ciudad.A420] &amp; &quot;,'&quot; &amp; [Ciudad.B420] &amp; &quot;',&quot; &amp; [Ciudad.C420] &amp; &quot;),&quot;" table:style-name="ce1">
            <text:p>(20443,'Manaure',20),</text:p>
          </table:table-cell>
          <table:table-cell table:number-columns-repeated="16383"/>
        </table:table-row>
        <table:table-row table:style-name="ro1">
          <table:table-cell office:value-type="string" office:string-value="(20517,'Pailitas',20)," table:formula="of:=&quot;(&quot; &amp; [Ciudad.A421] &amp; &quot;,'&quot; &amp; [Ciudad.B421] &amp; &quot;',&quot; &amp; [Ciudad.C421] &amp; &quot;),&quot;" table:style-name="ce1">
            <text:p>(20517,'Pailitas',20),</text:p>
          </table:table-cell>
          <table:table-cell table:number-columns-repeated="16383"/>
        </table:table-row>
        <table:table-row table:style-name="ro1">
          <table:table-cell office:value-type="string" office:string-value="(20550,'Pelaya',20)," table:formula="of:=&quot;(&quot; &amp; [Ciudad.A422] &amp; &quot;,'&quot; &amp; [Ciudad.B422] &amp; &quot;',&quot; &amp; [Ciudad.C422] &amp; &quot;),&quot;" table:style-name="ce1">
            <text:p>(20550,'Pelaya',20),</text:p>
          </table:table-cell>
          <table:table-cell table:number-columns-repeated="16383"/>
        </table:table-row>
        <table:table-row table:style-name="ro1">
          <table:table-cell office:value-type="string" office:string-value="(20570,'Pueblo Bello',20)," table:formula="of:=&quot;(&quot; &amp; [Ciudad.A423] &amp; &quot;,'&quot; &amp; [Ciudad.B423] &amp; &quot;',&quot; &amp; [Ciudad.C423] &amp; &quot;),&quot;" table:style-name="ce1">
            <text:p>(20570,'Pueblo Bello',20),</text:p>
          </table:table-cell>
          <table:table-cell table:number-columns-repeated="16383"/>
        </table:table-row>
        <table:table-row table:style-name="ro1">
          <table:table-cell office:value-type="string" office:string-value="(20614,'Río de Oro',20)," table:formula="of:=&quot;(&quot; &amp; [Ciudad.A424] &amp; &quot;,'&quot; &amp; [Ciudad.B424] &amp; &quot;',&quot; &amp; [Ciudad.C424] &amp; &quot;),&quot;" table:style-name="ce1">
            <text:p>(20614,'Río de Oro',20),</text:p>
          </table:table-cell>
          <table:table-cell table:number-columns-repeated="16383"/>
        </table:table-row>
        <table:table-row table:style-name="ro1">
          <table:table-cell office:value-type="string" office:string-value="(20621,'La Paz',20)," table:formula="of:=&quot;(&quot; &amp; [Ciudad.A425] &amp; &quot;,'&quot; &amp; [Ciudad.B425] &amp; &quot;',&quot; &amp; [Ciudad.C425] &amp; &quot;),&quot;" table:style-name="ce1">
            <text:p>(20621,'La Paz',20),</text:p>
          </table:table-cell>
          <table:table-cell table:number-columns-repeated="16383"/>
        </table:table-row>
        <table:table-row table:style-name="ro1">
          <table:table-cell office:value-type="string" office:string-value="(20710,'San Alberto',20)," table:formula="of:=&quot;(&quot; &amp; [Ciudad.A426] &amp; &quot;,'&quot; &amp; [Ciudad.B426] &amp; &quot;',&quot; &amp; [Ciudad.C426] &amp; &quot;),&quot;" table:style-name="ce1">
            <text:p>(20710,'San Alberto',20),</text:p>
          </table:table-cell>
          <table:table-cell table:number-columns-repeated="16383"/>
        </table:table-row>
        <table:table-row table:style-name="ro1">
          <table:table-cell office:value-type="string" office:string-value="(20750,'San Diego',20)," table:formula="of:=&quot;(&quot; &amp; [Ciudad.A427] &amp; &quot;,'&quot; &amp; [Ciudad.B427] &amp; &quot;',&quot; &amp; [Ciudad.C427] &amp; &quot;),&quot;" table:style-name="ce1">
            <text:p>(20750,'San Diego',20),</text:p>
          </table:table-cell>
          <table:table-cell table:number-columns-repeated="16383"/>
        </table:table-row>
        <table:table-row table:style-name="ro1">
          <table:table-cell office:value-type="string" office:string-value="(20770,'San Martín',20)," table:formula="of:=&quot;(&quot; &amp; [Ciudad.A428] &amp; &quot;,'&quot; &amp; [Ciudad.B428] &amp; &quot;',&quot; &amp; [Ciudad.C428] &amp; &quot;),&quot;" table:style-name="ce1">
            <text:p>(20770,'San Martín',20),</text:p>
          </table:table-cell>
          <table:table-cell table:number-columns-repeated="16383"/>
        </table:table-row>
        <table:table-row table:style-name="ro1">
          <table:table-cell office:value-type="string" office:string-value="(20787,'Tamalameque',20)," table:formula="of:=&quot;(&quot; &amp; [Ciudad.A429] &amp; &quot;,'&quot; &amp; [Ciudad.B429] &amp; &quot;',&quot; &amp; [Ciudad.C429] &amp; &quot;),&quot;" table:style-name="ce1">
            <text:p>(20787,'Tamalameque',20),</text:p>
          </table:table-cell>
          <table:table-cell table:number-columns-repeated="16383"/>
        </table:table-row>
        <table:table-row table:style-name="ro1">
          <table:table-cell office:value-type="string" office:string-value="(23001,'Montería',23)," table:formula="of:=&quot;(&quot; &amp; [Ciudad.A430] &amp; &quot;,'&quot; &amp; [Ciudad.B430] &amp; &quot;',&quot; &amp; [Ciudad.C430] &amp; &quot;),&quot;" table:style-name="ce1">
            <text:p>(23001,'Montería',23),</text:p>
          </table:table-cell>
          <table:table-cell table:number-columns-repeated="16383"/>
        </table:table-row>
        <table:table-row table:style-name="ro1">
          <table:table-cell office:value-type="string" office:string-value="(23068,'Ayapel',23)," table:formula="of:=&quot;(&quot; &amp; [Ciudad.A431] &amp; &quot;,'&quot; &amp; [Ciudad.B431] &amp; &quot;',&quot; &amp; [Ciudad.C431] &amp; &quot;),&quot;" table:style-name="ce1">
            <text:p>(23068,'Ayapel',23),</text:p>
          </table:table-cell>
          <table:table-cell table:number-columns-repeated="16383"/>
        </table:table-row>
        <table:table-row table:style-name="ro1">
          <table:table-cell office:value-type="string" office:string-value="(23079,'Buenavista',23)," table:formula="of:=&quot;(&quot; &amp; [Ciudad.A432] &amp; &quot;,'&quot; &amp; [Ciudad.B432] &amp; &quot;',&quot; &amp; [Ciudad.C432] &amp; &quot;),&quot;" table:style-name="ce1">
            <text:p>(23079,'Buenavista',23),</text:p>
          </table:table-cell>
          <table:table-cell table:number-columns-repeated="16383"/>
        </table:table-row>
        <table:table-row table:style-name="ro1">
          <table:table-cell office:value-type="string" office:string-value="(23090,'Canalete',23)," table:formula="of:=&quot;(&quot; &amp; [Ciudad.A433] &amp; &quot;,'&quot; &amp; [Ciudad.B433] &amp; &quot;',&quot; &amp; [Ciudad.C433] &amp; &quot;),&quot;" table:style-name="ce1">
            <text:p>(23090,'Canalete',23),</text:p>
          </table:table-cell>
          <table:table-cell table:number-columns-repeated="16383"/>
        </table:table-row>
        <table:table-row table:style-name="ro1">
          <table:table-cell office:value-type="string" office:string-value="(23162,'Cereté',23)," table:formula="of:=&quot;(&quot; &amp; [Ciudad.A434] &amp; &quot;,'&quot; &amp; [Ciudad.B434] &amp; &quot;',&quot; &amp; [Ciudad.C434] &amp; &quot;),&quot;" table:style-name="ce1">
            <text:p>(23162,'Cereté',23),</text:p>
          </table:table-cell>
          <table:table-cell table:number-columns-repeated="16383"/>
        </table:table-row>
        <table:table-row table:style-name="ro1">
          <table:table-cell office:value-type="string" office:string-value="(23168,'Chimá',23)," table:formula="of:=&quot;(&quot; &amp; [Ciudad.A435] &amp; &quot;,'&quot; &amp; [Ciudad.B435] &amp; &quot;',&quot; &amp; [Ciudad.C435] &amp; &quot;),&quot;" table:style-name="ce1">
            <text:p>(23168,'Chimá',23),</text:p>
          </table:table-cell>
          <table:table-cell table:number-columns-repeated="16383"/>
        </table:table-row>
        <table:table-row table:style-name="ro1">
          <table:table-cell office:value-type="string" office:string-value="(23182,'Chinú',23)," table:formula="of:=&quot;(&quot; &amp; [Ciudad.A436] &amp; &quot;,'&quot; &amp; [Ciudad.B436] &amp; &quot;',&quot; &amp; [Ciudad.C436] &amp; &quot;),&quot;" table:style-name="ce1">
            <text:p>(23182,'Chinú',23),</text:p>
          </table:table-cell>
          <table:table-cell table:number-columns-repeated="16383"/>
        </table:table-row>
        <table:table-row table:style-name="ro1">
          <table:table-cell office:value-type="string" office:string-value="(23189,'Ciénaga de Oro',23)," table:formula="of:=&quot;(&quot; &amp; [Ciudad.A437] &amp; &quot;,'&quot; &amp; [Ciudad.B437] &amp; &quot;',&quot; &amp; [Ciudad.C437] &amp; &quot;),&quot;" table:style-name="ce1">
            <text:p>(23189,'Ciénaga de Oro',23),</text:p>
          </table:table-cell>
          <table:table-cell table:number-columns-repeated="16383"/>
        </table:table-row>
        <table:table-row table:style-name="ro1">
          <table:table-cell office:value-type="string" office:string-value="(23300,'Cotorra',23)," table:formula="of:=&quot;(&quot; &amp; [Ciudad.A438] &amp; &quot;,'&quot; &amp; [Ciudad.B438] &amp; &quot;',&quot; &amp; [Ciudad.C438] &amp; &quot;),&quot;" table:style-name="ce1">
            <text:p>(23300,'Cotorra',23),</text:p>
          </table:table-cell>
          <table:table-cell table:number-columns-repeated="16383"/>
        </table:table-row>
        <table:table-row table:style-name="ro1">
          <table:table-cell office:value-type="string" office:string-value="(23350,'La Apartada',23)," table:formula="of:=&quot;(&quot; &amp; [Ciudad.A439] &amp; &quot;,'&quot; &amp; [Ciudad.B439] &amp; &quot;',&quot; &amp; [Ciudad.C439] &amp; &quot;),&quot;" table:style-name="ce1">
            <text:p>(23350,'La Apartada',23),</text:p>
          </table:table-cell>
          <table:table-cell table:number-columns-repeated="16383"/>
        </table:table-row>
        <table:table-row table:style-name="ro1">
          <table:table-cell office:value-type="string" office:string-value="(23417,'Lorica',23)," table:formula="of:=&quot;(&quot; &amp; [Ciudad.A440] &amp; &quot;,'&quot; &amp; [Ciudad.B440] &amp; &quot;',&quot; &amp; [Ciudad.C440] &amp; &quot;),&quot;" table:style-name="ce1">
            <text:p>(23417,'Lorica',23),</text:p>
          </table:table-cell>
          <table:table-cell table:number-columns-repeated="16383"/>
        </table:table-row>
        <table:table-row table:style-name="ro1">
          <table:table-cell office:value-type="string" office:string-value="(23419,'Los Córdobas',23)," table:formula="of:=&quot;(&quot; &amp; [Ciudad.A441] &amp; &quot;,'&quot; &amp; [Ciudad.B441] &amp; &quot;',&quot; &amp; [Ciudad.C441] &amp; &quot;),&quot;" table:style-name="ce1">
            <text:p>(23419,'Los Córdobas',23),</text:p>
          </table:table-cell>
          <table:table-cell table:number-columns-repeated="16383"/>
        </table:table-row>
        <table:table-row table:style-name="ro1">
          <table:table-cell office:value-type="string" office:string-value="(23464,'Momil',23)," table:formula="of:=&quot;(&quot; &amp; [Ciudad.A442] &amp; &quot;,'&quot; &amp; [Ciudad.B442] &amp; &quot;',&quot; &amp; [Ciudad.C442] &amp; &quot;),&quot;" table:style-name="ce1">
            <text:p>(23464,'Momil',23),</text:p>
          </table:table-cell>
          <table:table-cell table:number-columns-repeated="16383"/>
        </table:table-row>
        <table:table-row table:style-name="ro1">
          <table:table-cell office:value-type="string" office:string-value="(23466,'Montelíbano',23)," table:formula="of:=&quot;(&quot; &amp; [Ciudad.A443] &amp; &quot;,'&quot; &amp; [Ciudad.B443] &amp; &quot;',&quot; &amp; [Ciudad.C443] &amp; &quot;),&quot;" table:style-name="ce1">
            <text:p>(23466,'Montelíbano',23),</text:p>
          </table:table-cell>
          <table:table-cell table:number-columns-repeated="16383"/>
        </table:table-row>
        <table:table-row table:style-name="ro1">
          <table:table-cell office:value-type="string" office:string-value="(23500,'Moñitos',23)," table:formula="of:=&quot;(&quot; &amp; [Ciudad.A444] &amp; &quot;,'&quot; &amp; [Ciudad.B444] &amp; &quot;',&quot; &amp; [Ciudad.C444] &amp; &quot;),&quot;" table:style-name="ce1">
            <text:p>(23500,'Moñitos',23),</text:p>
          </table:table-cell>
          <table:table-cell table:number-columns-repeated="16383"/>
        </table:table-row>
        <table:table-row table:style-name="ro1">
          <table:table-cell office:value-type="string" office:string-value="(23555,'Planeta Rica',23)," table:formula="of:=&quot;(&quot; &amp; [Ciudad.A445] &amp; &quot;,'&quot; &amp; [Ciudad.B445] &amp; &quot;',&quot; &amp; [Ciudad.C445] &amp; &quot;),&quot;" table:style-name="ce1">
            <text:p>(23555,'Planeta Rica',23),</text:p>
          </table:table-cell>
          <table:table-cell table:number-columns-repeated="16383"/>
        </table:table-row>
        <table:table-row table:style-name="ro1">
          <table:table-cell office:value-type="string" office:string-value="(23570,'Pueblo Nuevo',23)," table:formula="of:=&quot;(&quot; &amp; [Ciudad.A446] &amp; &quot;,'&quot; &amp; [Ciudad.B446] &amp; &quot;',&quot; &amp; [Ciudad.C446] &amp; &quot;),&quot;" table:style-name="ce1">
            <text:p>(23570,'Pueblo Nuevo',23),</text:p>
          </table:table-cell>
          <table:table-cell table:number-columns-repeated="16383"/>
        </table:table-row>
        <table:table-row table:style-name="ro1">
          <table:table-cell office:value-type="string" office:string-value="(23574,'Puerto Escondido',23)," table:formula="of:=&quot;(&quot; &amp; [Ciudad.A447] &amp; &quot;,'&quot; &amp; [Ciudad.B447] &amp; &quot;',&quot; &amp; [Ciudad.C447] &amp; &quot;),&quot;" table:style-name="ce1">
            <text:p>(23574,'Puerto Escondido',23),</text:p>
          </table:table-cell>
          <table:table-cell table:number-columns-repeated="16383"/>
        </table:table-row>
        <table:table-row table:style-name="ro1">
          <table:table-cell office:value-type="string" office:string-value="(23580,'Puerto Libertador',23)," table:formula="of:=&quot;(&quot; &amp; [Ciudad.A448] &amp; &quot;,'&quot; &amp; [Ciudad.B448] &amp; &quot;',&quot; &amp; [Ciudad.C448] &amp; &quot;),&quot;" table:style-name="ce1">
            <text:p>(23580,'Puerto Libertador',23),</text:p>
          </table:table-cell>
          <table:table-cell table:number-columns-repeated="16383"/>
        </table:table-row>
        <table:table-row table:style-name="ro1">
          <table:table-cell office:value-type="string" office:string-value="(23586,'Purísima',23)," table:formula="of:=&quot;(&quot; &amp; [Ciudad.A449] &amp; &quot;,'&quot; &amp; [Ciudad.B449] &amp; &quot;',&quot; &amp; [Ciudad.C449] &amp; &quot;),&quot;" table:style-name="ce1">
            <text:p>(23586,'Purísima',23),</text:p>
          </table:table-cell>
          <table:table-cell table:number-columns-repeated="16383"/>
        </table:table-row>
        <table:table-row table:style-name="ro1">
          <table:table-cell office:value-type="string" office:string-value="(23660,'Sahagún',23)," table:formula="of:=&quot;(&quot; &amp; [Ciudad.A450] &amp; &quot;,'&quot; &amp; [Ciudad.B450] &amp; &quot;',&quot; &amp; [Ciudad.C450] &amp; &quot;),&quot;" table:style-name="ce1">
            <text:p>(23660,'Sahagún',23),</text:p>
          </table:table-cell>
          <table:table-cell table:number-columns-repeated="16383"/>
        </table:table-row>
        <table:table-row table:style-name="ro1">
          <table:table-cell office:value-type="string" office:string-value="(23670,'San Andrés Sotavento',23)," table:formula="of:=&quot;(&quot; &amp; [Ciudad.A451] &amp; &quot;,'&quot; &amp; [Ciudad.B451] &amp; &quot;',&quot; &amp; [Ciudad.C451] &amp; &quot;),&quot;" table:style-name="ce1">
            <text:p>(23670,'San Andrés Sotavento',23),</text:p>
          </table:table-cell>
          <table:table-cell table:number-columns-repeated="16383"/>
        </table:table-row>
        <table:table-row table:style-name="ro1">
          <table:table-cell office:value-type="string" office:string-value="(23672,'San Antero',23)," table:formula="of:=&quot;(&quot; &amp; [Ciudad.A452] &amp; &quot;,'&quot; &amp; [Ciudad.B452] &amp; &quot;',&quot; &amp; [Ciudad.C452] &amp; &quot;),&quot;" table:style-name="ce1">
            <text:p>(23672,'San Antero',23),</text:p>
          </table:table-cell>
          <table:table-cell table:number-columns-repeated="16383"/>
        </table:table-row>
        <table:table-row table:style-name="ro1">
          <table:table-cell office:value-type="string" office:string-value="(23675,'San Bernardo del Viento',23)," table:formula="of:=&quot;(&quot; &amp; [Ciudad.A453] &amp; &quot;,'&quot; &amp; [Ciudad.B453] &amp; &quot;',&quot; &amp; [Ciudad.C453] &amp; &quot;),&quot;" table:style-name="ce1">
            <text:p>(23675,'San Bernardo del Viento',23),</text:p>
          </table:table-cell>
          <table:table-cell table:number-columns-repeated="16383"/>
        </table:table-row>
        <table:table-row table:style-name="ro1">
          <table:table-cell office:value-type="string" office:string-value="(23678,'San Carlos',23)," table:formula="of:=&quot;(&quot; &amp; [Ciudad.A454] &amp; &quot;,'&quot; &amp; [Ciudad.B454] &amp; &quot;',&quot; &amp; [Ciudad.C454] &amp; &quot;),&quot;" table:style-name="ce1">
            <text:p>(23678,'San Carlos',23),</text:p>
          </table:table-cell>
          <table:table-cell table:number-columns-repeated="16383"/>
        </table:table-row>
        <table:table-row table:style-name="ro1">
          <table:table-cell office:value-type="string" office:string-value="(23682,'San José de Uré',23)," table:formula="of:=&quot;(&quot; &amp; [Ciudad.A455] &amp; &quot;,'&quot; &amp; [Ciudad.B455] &amp; &quot;',&quot; &amp; [Ciudad.C455] &amp; &quot;),&quot;" table:style-name="ce1">
            <text:p>(23682,'San José de Uré',23),</text:p>
          </table:table-cell>
          <table:table-cell table:number-columns-repeated="16383"/>
        </table:table-row>
        <table:table-row table:style-name="ro1">
          <table:table-cell office:value-type="string" office:string-value="(23686,'San Pelayo',23)," table:formula="of:=&quot;(&quot; &amp; [Ciudad.A456] &amp; &quot;,'&quot; &amp; [Ciudad.B456] &amp; &quot;',&quot; &amp; [Ciudad.C456] &amp; &quot;),&quot;" table:style-name="ce1">
            <text:p>(23686,'San Pelayo',23),</text:p>
          </table:table-cell>
          <table:table-cell table:number-columns-repeated="16383"/>
        </table:table-row>
        <table:table-row table:style-name="ro1">
          <table:table-cell office:value-type="string" office:string-value="(23807,'Tierralta',23)," table:formula="of:=&quot;(&quot; &amp; [Ciudad.A457] &amp; &quot;,'&quot; &amp; [Ciudad.B457] &amp; &quot;',&quot; &amp; [Ciudad.C457] &amp; &quot;),&quot;" table:style-name="ce1">
            <text:p>(23807,'Tierralta',23),</text:p>
          </table:table-cell>
          <table:table-cell table:number-columns-repeated="16383"/>
        </table:table-row>
        <table:table-row table:style-name="ro1">
          <table:table-cell office:value-type="string" office:string-value="(23815,'Tuchín',23)," table:formula="of:=&quot;(&quot; &amp; [Ciudad.A458] &amp; &quot;,'&quot; &amp; [Ciudad.B458] &amp; &quot;',&quot; &amp; [Ciudad.C458] &amp; &quot;),&quot;" table:style-name="ce1">
            <text:p>(23815,'Tuchín',23),</text:p>
          </table:table-cell>
          <table:table-cell table:number-columns-repeated="16383"/>
        </table:table-row>
        <table:table-row table:style-name="ro1">
          <table:table-cell office:value-type="string" office:string-value="(23855,'Valencia',23)," table:formula="of:=&quot;(&quot; &amp; [Ciudad.A459] &amp; &quot;,'&quot; &amp; [Ciudad.B459] &amp; &quot;',&quot; &amp; [Ciudad.C459] &amp; &quot;),&quot;" table:style-name="ce1">
            <text:p>(23855,'Valencia',23),</text:p>
          </table:table-cell>
          <table:table-cell table:number-columns-repeated="16383"/>
        </table:table-row>
        <table:table-row table:style-name="ro1">
          <table:table-cell office:value-type="string" office:string-value="(25001,'Agua de Dios',25)," table:formula="of:=&quot;(&quot; &amp; [Ciudad.A460] &amp; &quot;,'&quot; &amp; [Ciudad.B460] &amp; &quot;',&quot; &amp; [Ciudad.C460] &amp; &quot;),&quot;" table:style-name="ce1">
            <text:p>(25001,'Agua de Dios',25),</text:p>
          </table:table-cell>
          <table:table-cell table:number-columns-repeated="16383"/>
        </table:table-row>
        <table:table-row table:style-name="ro1">
          <table:table-cell office:value-type="string" office:string-value="(25019,'Albán',25)," table:formula="of:=&quot;(&quot; &amp; [Ciudad.A461] &amp; &quot;,'&quot; &amp; [Ciudad.B461] &amp; &quot;',&quot; &amp; [Ciudad.C461] &amp; &quot;),&quot;" table:style-name="ce1">
            <text:p>(25019,'Albán',25),</text:p>
          </table:table-cell>
          <table:table-cell table:number-columns-repeated="16383"/>
        </table:table-row>
        <table:table-row table:style-name="ro1">
          <table:table-cell office:value-type="string" office:string-value="(25035,'Anapoima',25)," table:formula="of:=&quot;(&quot; &amp; [Ciudad.A462] &amp; &quot;,'&quot; &amp; [Ciudad.B462] &amp; &quot;',&quot; &amp; [Ciudad.C462] &amp; &quot;),&quot;" table:style-name="ce1">
            <text:p>(25035,'Anapoima',25),</text:p>
          </table:table-cell>
          <table:table-cell table:number-columns-repeated="16383"/>
        </table:table-row>
        <table:table-row table:style-name="ro1">
          <table:table-cell office:value-type="string" office:string-value="(25040,'Anolaima',25)," table:formula="of:=&quot;(&quot; &amp; [Ciudad.A463] &amp; &quot;,'&quot; &amp; [Ciudad.B463] &amp; &quot;',&quot; &amp; [Ciudad.C463] &amp; &quot;),&quot;" table:style-name="ce1">
            <text:p>(25040,'Anolaima',25),</text:p>
          </table:table-cell>
          <table:table-cell table:number-columns-repeated="16383"/>
        </table:table-row>
        <table:table-row table:style-name="ro1">
          <table:table-cell office:value-type="string" office:string-value="(25053,'Arbeláez',25)," table:formula="of:=&quot;(&quot; &amp; [Ciudad.A464] &amp; &quot;,'&quot; &amp; [Ciudad.B464] &amp; &quot;',&quot; &amp; [Ciudad.C464] &amp; &quot;),&quot;" table:style-name="ce1">
            <text:p>(25053,'Arbeláez',25),</text:p>
          </table:table-cell>
          <table:table-cell table:number-columns-repeated="16383"/>
        </table:table-row>
        <table:table-row table:style-name="ro1">
          <table:table-cell office:value-type="string" office:string-value="(25086,'Beltrán',25)," table:formula="of:=&quot;(&quot; &amp; [Ciudad.A465] &amp; &quot;,'&quot; &amp; [Ciudad.B465] &amp; &quot;',&quot; &amp; [Ciudad.C465] &amp; &quot;),&quot;" table:style-name="ce1">
            <text:p>(25086,'Beltrán',25),</text:p>
          </table:table-cell>
          <table:table-cell table:number-columns-repeated="16383"/>
        </table:table-row>
        <table:table-row table:style-name="ro1">
          <table:table-cell office:value-type="string" office:string-value="(25095,'Bituima',25)," table:formula="of:=&quot;(&quot; &amp; [Ciudad.A466] &amp; &quot;,'&quot; &amp; [Ciudad.B466] &amp; &quot;',&quot; &amp; [Ciudad.C466] &amp; &quot;),&quot;" table:style-name="ce1">
            <text:p>(25095,'Bituima',25),</text:p>
          </table:table-cell>
          <table:table-cell table:number-columns-repeated="16383"/>
        </table:table-row>
        <table:table-row table:style-name="ro1">
          <table:table-cell office:value-type="string" office:string-value="(25099,'Bojacá',25)," table:formula="of:=&quot;(&quot; &amp; [Ciudad.A467] &amp; &quot;,'&quot; &amp; [Ciudad.B467] &amp; &quot;',&quot; &amp; [Ciudad.C467] &amp; &quot;),&quot;" table:style-name="ce1">
            <text:p>(25099,'Bojacá',25),</text:p>
          </table:table-cell>
          <table:table-cell table:number-columns-repeated="16383"/>
        </table:table-row>
        <table:table-row table:style-name="ro1">
          <table:table-cell office:value-type="string" office:string-value="(25120,'Cabrera',25)," table:formula="of:=&quot;(&quot; &amp; [Ciudad.A468] &amp; &quot;,'&quot; &amp; [Ciudad.B468] &amp; &quot;',&quot; &amp; [Ciudad.C468] &amp; &quot;),&quot;" table:style-name="ce1">
            <text:p>(25120,'Cabrera',25),</text:p>
          </table:table-cell>
          <table:table-cell table:number-columns-repeated="16383"/>
        </table:table-row>
        <table:table-row table:style-name="ro1">
          <table:table-cell office:value-type="string" office:string-value="(25123,'Cachipay',25)," table:formula="of:=&quot;(&quot; &amp; [Ciudad.A469] &amp; &quot;,'&quot; &amp; [Ciudad.B469] &amp; &quot;',&quot; &amp; [Ciudad.C469] &amp; &quot;),&quot;" table:style-name="ce1">
            <text:p>(25123,'Cachipay',25),</text:p>
          </table:table-cell>
          <table:table-cell table:number-columns-repeated="16383"/>
        </table:table-row>
        <table:table-row table:style-name="ro1">
          <table:table-cell office:value-type="string" office:string-value="(25126,'Cajicá',25)," table:formula="of:=&quot;(&quot; &amp; [Ciudad.A470] &amp; &quot;,'&quot; &amp; [Ciudad.B470] &amp; &quot;',&quot; &amp; [Ciudad.C470] &amp; &quot;),&quot;" table:style-name="ce1">
            <text:p>(25126,'Cajicá',25),</text:p>
          </table:table-cell>
          <table:table-cell table:number-columns-repeated="16383"/>
        </table:table-row>
        <table:table-row table:style-name="ro1">
          <table:table-cell office:value-type="string" office:string-value="(25148,'Caparrapí',25)," table:formula="of:=&quot;(&quot; &amp; [Ciudad.A471] &amp; &quot;,'&quot; &amp; [Ciudad.B471] &amp; &quot;',&quot; &amp; [Ciudad.C471] &amp; &quot;),&quot;" table:style-name="ce1">
            <text:p>(25148,'Caparrapí',25),</text:p>
          </table:table-cell>
          <table:table-cell table:number-columns-repeated="16383"/>
        </table:table-row>
        <table:table-row table:style-name="ro1">
          <table:table-cell office:value-type="string" office:string-value="(25151,'Caqueza',25)," table:formula="of:=&quot;(&quot; &amp; [Ciudad.A472] &amp; &quot;,'&quot; &amp; [Ciudad.B472] &amp; &quot;',&quot; &amp; [Ciudad.C472] &amp; &quot;),&quot;" table:style-name="ce1">
            <text:p>(25151,'Caqueza',25),</text:p>
          </table:table-cell>
          <table:table-cell table:number-columns-repeated="16383"/>
        </table:table-row>
        <table:table-row table:style-name="ro1">
          <table:table-cell office:value-type="string" office:string-value="(25154,'Carmen de Carupa',25)," table:formula="of:=&quot;(&quot; &amp; [Ciudad.A473] &amp; &quot;,'&quot; &amp; [Ciudad.B473] &amp; &quot;',&quot; &amp; [Ciudad.C473] &amp; &quot;),&quot;" table:style-name="ce1">
            <text:p>(25154,'Carmen de Carupa',25),</text:p>
          </table:table-cell>
          <table:table-cell table:number-columns-repeated="16383"/>
        </table:table-row>
        <table:table-row table:style-name="ro1">
          <table:table-cell office:value-type="string" office:string-value="(25168,'Chaguaní',25)," table:formula="of:=&quot;(&quot; &amp; [Ciudad.A474] &amp; &quot;,'&quot; &amp; [Ciudad.B474] &amp; &quot;',&quot; &amp; [Ciudad.C474] &amp; &quot;),&quot;" table:style-name="ce1">
            <text:p>(25168,'Chaguaní',25),</text:p>
          </table:table-cell>
          <table:table-cell table:number-columns-repeated="16383"/>
        </table:table-row>
        <table:table-row table:style-name="ro1">
          <table:table-cell office:value-type="string" office:string-value="(25175,'Chía',25)," table:formula="of:=&quot;(&quot; &amp; [Ciudad.A475] &amp; &quot;,'&quot; &amp; [Ciudad.B475] &amp; &quot;',&quot; &amp; [Ciudad.C475] &amp; &quot;),&quot;" table:style-name="ce1">
            <text:p>(25175,'Chía',25),</text:p>
          </table:table-cell>
          <table:table-cell table:number-columns-repeated="16383"/>
        </table:table-row>
        <table:table-row table:style-name="ro1">
          <table:table-cell office:value-type="string" office:string-value="(25178,'Chipaque',25)," table:formula="of:=&quot;(&quot; &amp; [Ciudad.A476] &amp; &quot;,'&quot; &amp; [Ciudad.B476] &amp; &quot;',&quot; &amp; [Ciudad.C476] &amp; &quot;),&quot;" table:style-name="ce1">
            <text:p>(25178,'Chipaque',25),</text:p>
          </table:table-cell>
          <table:table-cell table:number-columns-repeated="16383"/>
        </table:table-row>
        <table:table-row table:style-name="ro1">
          <table:table-cell office:value-type="string" office:string-value="(25181,'Choachí',25)," table:formula="of:=&quot;(&quot; &amp; [Ciudad.A477] &amp; &quot;,'&quot; &amp; [Ciudad.B477] &amp; &quot;',&quot; &amp; [Ciudad.C477] &amp; &quot;),&quot;" table:style-name="ce1">
            <text:p>(25181,'Choachí',25),</text:p>
          </table:table-cell>
          <table:table-cell table:number-columns-repeated="16383"/>
        </table:table-row>
        <table:table-row table:style-name="ro1">
          <table:table-cell office:value-type="string" office:string-value="(25183,'Chocontá',25)," table:formula="of:=&quot;(&quot; &amp; [Ciudad.A478] &amp; &quot;,'&quot; &amp; [Ciudad.B478] &amp; &quot;',&quot; &amp; [Ciudad.C478] &amp; &quot;),&quot;" table:style-name="ce1">
            <text:p>(25183,'Chocontá',25),</text:p>
          </table:table-cell>
          <table:table-cell table:number-columns-repeated="16383"/>
        </table:table-row>
        <table:table-row table:style-name="ro1">
          <table:table-cell office:value-type="string" office:string-value="(25200,'Cogua',25)," table:formula="of:=&quot;(&quot; &amp; [Ciudad.A479] &amp; &quot;,'&quot; &amp; [Ciudad.B479] &amp; &quot;',&quot; &amp; [Ciudad.C479] &amp; &quot;),&quot;" table:style-name="ce1">
            <text:p>(25200,'Cogua',25),</text:p>
          </table:table-cell>
          <table:table-cell table:number-columns-repeated="16383"/>
        </table:table-row>
        <table:table-row table:style-name="ro1">
          <table:table-cell office:value-type="string" office:string-value="(25214,'Cota',25)," table:formula="of:=&quot;(&quot; &amp; [Ciudad.A480] &amp; &quot;,'&quot; &amp; [Ciudad.B480] &amp; &quot;',&quot; &amp; [Ciudad.C480] &amp; &quot;),&quot;" table:style-name="ce1">
            <text:p>(25214,'Cota',25),</text:p>
          </table:table-cell>
          <table:table-cell table:number-columns-repeated="16383"/>
        </table:table-row>
        <table:table-row table:style-name="ro1">
          <table:table-cell office:value-type="string" office:string-value="(25224,'Cucunubá',25)," table:formula="of:=&quot;(&quot; &amp; [Ciudad.A481] &amp; &quot;,'&quot; &amp; [Ciudad.B481] &amp; &quot;',&quot; &amp; [Ciudad.C481] &amp; &quot;),&quot;" table:style-name="ce1">
            <text:p>(25224,'Cucunubá',25),</text:p>
          </table:table-cell>
          <table:table-cell table:number-columns-repeated="16383"/>
        </table:table-row>
        <table:table-row table:style-name="ro1">
          <table:table-cell office:value-type="string" office:string-value="(25245,'El Colegio',25)," table:formula="of:=&quot;(&quot; &amp; [Ciudad.A482] &amp; &quot;,'&quot; &amp; [Ciudad.B482] &amp; &quot;',&quot; &amp; [Ciudad.C482] &amp; &quot;),&quot;" table:style-name="ce1">
            <text:p>(25245,'El Colegio',25),</text:p>
          </table:table-cell>
          <table:table-cell table:number-columns-repeated="16383"/>
        </table:table-row>
        <table:table-row table:style-name="ro1">
          <table:table-cell office:value-type="string" office:string-value="(25258,'El Peñón',25)," table:formula="of:=&quot;(&quot; &amp; [Ciudad.A483] &amp; &quot;,'&quot; &amp; [Ciudad.B483] &amp; &quot;',&quot; &amp; [Ciudad.C483] &amp; &quot;),&quot;" table:style-name="ce1">
            <text:p>(25258,'El Peñón',25),</text:p>
          </table:table-cell>
          <table:table-cell table:number-columns-repeated="16383"/>
        </table:table-row>
        <table:table-row table:style-name="ro1">
          <table:table-cell office:value-type="string" office:string-value="(25260,'El Rosal',25)," table:formula="of:=&quot;(&quot; &amp; [Ciudad.A484] &amp; &quot;,'&quot; &amp; [Ciudad.B484] &amp; &quot;',&quot; &amp; [Ciudad.C484] &amp; &quot;),&quot;" table:style-name="ce1">
            <text:p>(25260,'El Rosal',25),</text:p>
          </table:table-cell>
          <table:table-cell table:number-columns-repeated="16383"/>
        </table:table-row>
        <table:table-row table:style-name="ro1">
          <table:table-cell office:value-type="string" office:string-value="(25269,'Facatativá',25)," table:formula="of:=&quot;(&quot; &amp; [Ciudad.A485] &amp; &quot;,'&quot; &amp; [Ciudad.B485] &amp; &quot;',&quot; &amp; [Ciudad.C485] &amp; &quot;),&quot;" table:style-name="ce1">
            <text:p>(25269,'Facatativá',25),</text:p>
          </table:table-cell>
          <table:table-cell table:number-columns-repeated="16383"/>
        </table:table-row>
        <table:table-row table:style-name="ro1">
          <table:table-cell office:value-type="string" office:string-value="(25279,'Fomeque',25)," table:formula="of:=&quot;(&quot; &amp; [Ciudad.A486] &amp; &quot;,'&quot; &amp; [Ciudad.B486] &amp; &quot;',&quot; &amp; [Ciudad.C486] &amp; &quot;),&quot;" table:style-name="ce1">
            <text:p>(25279,'Fomeque',25),</text:p>
          </table:table-cell>
          <table:table-cell table:number-columns-repeated="16383"/>
        </table:table-row>
        <table:table-row table:style-name="ro1">
          <table:table-cell office:value-type="string" office:string-value="(25281,'Fosca',25)," table:formula="of:=&quot;(&quot; &amp; [Ciudad.A487] &amp; &quot;,'&quot; &amp; [Ciudad.B487] &amp; &quot;',&quot; &amp; [Ciudad.C487] &amp; &quot;),&quot;" table:style-name="ce1">
            <text:p>(25281,'Fosca',25),</text:p>
          </table:table-cell>
          <table:table-cell table:number-columns-repeated="16383"/>
        </table:table-row>
        <table:table-row table:style-name="ro1">
          <table:table-cell office:value-type="string" office:string-value="(25286,'Funza',25)," table:formula="of:=&quot;(&quot; &amp; [Ciudad.A488] &amp; &quot;,'&quot; &amp; [Ciudad.B488] &amp; &quot;',&quot; &amp; [Ciudad.C488] &amp; &quot;),&quot;" table:style-name="ce1">
            <text:p>(25286,'Funza',25),</text:p>
          </table:table-cell>
          <table:table-cell table:number-columns-repeated="16383"/>
        </table:table-row>
        <table:table-row table:style-name="ro1">
          <table:table-cell office:value-type="string" office:string-value="(25288,'Fúquene',25)," table:formula="of:=&quot;(&quot; &amp; [Ciudad.A489] &amp; &quot;,'&quot; &amp; [Ciudad.B489] &amp; &quot;',&quot; &amp; [Ciudad.C489] &amp; &quot;),&quot;" table:style-name="ce1">
            <text:p>(25288,'Fúquene',25),</text:p>
          </table:table-cell>
          <table:table-cell table:number-columns-repeated="16383"/>
        </table:table-row>
        <table:table-row table:style-name="ro1">
          <table:table-cell office:value-type="string" office:string-value="(25290,'Fusagasugá',25)," table:formula="of:=&quot;(&quot; &amp; [Ciudad.A490] &amp; &quot;,'&quot; &amp; [Ciudad.B490] &amp; &quot;',&quot; &amp; [Ciudad.C490] &amp; &quot;),&quot;" table:style-name="ce1">
            <text:p>(25290,'Fusagasugá',25),</text:p>
          </table:table-cell>
          <table:table-cell table:number-columns-repeated="16383"/>
        </table:table-row>
        <table:table-row table:style-name="ro1">
          <table:table-cell office:value-type="string" office:string-value="(25293,'Gachala',25)," table:formula="of:=&quot;(&quot; &amp; [Ciudad.A491] &amp; &quot;,'&quot; &amp; [Ciudad.B491] &amp; &quot;',&quot; &amp; [Ciudad.C491] &amp; &quot;),&quot;" table:style-name="ce1">
            <text:p>(25293,'Gachala',25),</text:p>
          </table:table-cell>
          <table:table-cell table:number-columns-repeated="16383"/>
        </table:table-row>
        <table:table-row table:style-name="ro1">
          <table:table-cell office:value-type="string" office:string-value="(25295,'Gachancipá',25)," table:formula="of:=&quot;(&quot; &amp; [Ciudad.A492] &amp; &quot;,'&quot; &amp; [Ciudad.B492] &amp; &quot;',&quot; &amp; [Ciudad.C492] &amp; &quot;),&quot;" table:style-name="ce1">
            <text:p>(25295,'Gachancipá',25),</text:p>
          </table:table-cell>
          <table:table-cell table:number-columns-repeated="16383"/>
        </table:table-row>
        <table:table-row table:style-name="ro1">
          <table:table-cell office:value-type="string" office:string-value="(25297,'Gachetá',25)," table:formula="of:=&quot;(&quot; &amp; [Ciudad.A493] &amp; &quot;,'&quot; &amp; [Ciudad.B493] &amp; &quot;',&quot; &amp; [Ciudad.C493] &amp; &quot;),&quot;" table:style-name="ce1">
            <text:p>(25297,'Gachetá',25),</text:p>
          </table:table-cell>
          <table:table-cell table:number-columns-repeated="16383"/>
        </table:table-row>
        <table:table-row table:style-name="ro1">
          <table:table-cell office:value-type="string" office:string-value="(25299,'Gama',25)," table:formula="of:=&quot;(&quot; &amp; [Ciudad.A494] &amp; &quot;,'&quot; &amp; [Ciudad.B494] &amp; &quot;',&quot; &amp; [Ciudad.C494] &amp; &quot;),&quot;" table:style-name="ce1">
            <text:p>(25299,'Gama',25),</text:p>
          </table:table-cell>
          <table:table-cell table:number-columns-repeated="16383"/>
        </table:table-row>
        <table:table-row table:style-name="ro1">
          <table:table-cell office:value-type="string" office:string-value="(25307,'Girardot',25)," table:formula="of:=&quot;(&quot; &amp; [Ciudad.A495] &amp; &quot;,'&quot; &amp; [Ciudad.B495] &amp; &quot;',&quot; &amp; [Ciudad.C495] &amp; &quot;),&quot;" table:style-name="ce1">
            <text:p>(25307,'Girardot',25),</text:p>
          </table:table-cell>
          <table:table-cell table:number-columns-repeated="16383"/>
        </table:table-row>
        <table:table-row table:style-name="ro1">
          <table:table-cell office:value-type="string" office:string-value="(25312,'Granada',25)," table:formula="of:=&quot;(&quot; &amp; [Ciudad.A496] &amp; &quot;,'&quot; &amp; [Ciudad.B496] &amp; &quot;',&quot; &amp; [Ciudad.C496] &amp; &quot;),&quot;" table:style-name="ce1">
            <text:p>(25312,'Granada',25),</text:p>
          </table:table-cell>
          <table:table-cell table:number-columns-repeated="16383"/>
        </table:table-row>
        <table:table-row table:style-name="ro1">
          <table:table-cell office:value-type="string" office:string-value="(25317,'Guachetá',25)," table:formula="of:=&quot;(&quot; &amp; [Ciudad.A497] &amp; &quot;,'&quot; &amp; [Ciudad.B497] &amp; &quot;',&quot; &amp; [Ciudad.C497] &amp; &quot;),&quot;" table:style-name="ce1">
            <text:p>(25317,'Guachetá',25),</text:p>
          </table:table-cell>
          <table:table-cell table:number-columns-repeated="16383"/>
        </table:table-row>
        <table:table-row table:style-name="ro1">
          <table:table-cell office:value-type="string" office:string-value="(25320,'Guaduas',25)," table:formula="of:=&quot;(&quot; &amp; [Ciudad.A498] &amp; &quot;,'&quot; &amp; [Ciudad.B498] &amp; &quot;',&quot; &amp; [Ciudad.C498] &amp; &quot;),&quot;" table:style-name="ce1">
            <text:p>(25320,'Guaduas',25),</text:p>
          </table:table-cell>
          <table:table-cell table:number-columns-repeated="16383"/>
        </table:table-row>
        <table:table-row table:style-name="ro1">
          <table:table-cell office:value-type="string" office:string-value="(25322,'Guasca',25)," table:formula="of:=&quot;(&quot; &amp; [Ciudad.A499] &amp; &quot;,'&quot; &amp; [Ciudad.B499] &amp; &quot;',&quot; &amp; [Ciudad.C499] &amp; &quot;),&quot;" table:style-name="ce1">
            <text:p>(25322,'Guasca',25),</text:p>
          </table:table-cell>
          <table:table-cell table:number-columns-repeated="16383"/>
        </table:table-row>
        <table:table-row table:style-name="ro1">
          <table:table-cell office:value-type="string" office:string-value="(25324,'Guataquí',25)," table:formula="of:=&quot;(&quot; &amp; [Ciudad.A500] &amp; &quot;,'&quot; &amp; [Ciudad.B500] &amp; &quot;',&quot; &amp; [Ciudad.C500] &amp; &quot;),&quot;" table:style-name="ce1">
            <text:p>(25324,'Guataquí',25),</text:p>
          </table:table-cell>
          <table:table-cell table:number-columns-repeated="16383"/>
        </table:table-row>
        <table:table-row table:style-name="ro1">
          <table:table-cell office:value-type="string" office:string-value="(25326,'Guatavita',25)," table:formula="of:=&quot;(&quot; &amp; [Ciudad.A501] &amp; &quot;,'&quot; &amp; [Ciudad.B501] &amp; &quot;',&quot; &amp; [Ciudad.C501] &amp; &quot;),&quot;" table:style-name="ce1">
            <text:p>(25326,'Guatavita',25),</text:p>
          </table:table-cell>
          <table:table-cell table:number-columns-repeated="16383"/>
        </table:table-row>
        <table:table-row table:style-name="ro1">
          <table:table-cell office:value-type="string" office:string-value="(25328,'Guayabal de Siquima',25)," table:formula="of:=&quot;(&quot; &amp; [Ciudad.A502] &amp; &quot;,'&quot; &amp; [Ciudad.B502] &amp; &quot;',&quot; &amp; [Ciudad.C502] &amp; &quot;),&quot;" table:style-name="ce1">
            <text:p>(25328,'Guayabal de Siquima',25),</text:p>
          </table:table-cell>
          <table:table-cell table:number-columns-repeated="16383"/>
        </table:table-row>
        <table:table-row table:style-name="ro1">
          <table:table-cell office:value-type="string" office:string-value="(25335,'Guayabetal',25)," table:formula="of:=&quot;(&quot; &amp; [Ciudad.A503] &amp; &quot;,'&quot; &amp; [Ciudad.B503] &amp; &quot;',&quot; &amp; [Ciudad.C503] &amp; &quot;),&quot;" table:style-name="ce1">
            <text:p>(25335,'Guayabetal',25),</text:p>
          </table:table-cell>
          <table:table-cell table:number-columns-repeated="16383"/>
        </table:table-row>
        <table:table-row table:style-name="ro1">
          <table:table-cell office:value-type="string" office:string-value="(25339,'Gutiérrez',25)," table:formula="of:=&quot;(&quot; &amp; [Ciudad.A504] &amp; &quot;,'&quot; &amp; [Ciudad.B504] &amp; &quot;',&quot; &amp; [Ciudad.C504] &amp; &quot;),&quot;" table:style-name="ce1">
            <text:p>(25339,'Gutiérrez',25),</text:p>
          </table:table-cell>
          <table:table-cell table:number-columns-repeated="16383"/>
        </table:table-row>
        <table:table-row table:style-name="ro1">
          <table:table-cell office:value-type="string" office:string-value="(25368,'Jerusalén',25)," table:formula="of:=&quot;(&quot; &amp; [Ciudad.A505] &amp; &quot;,'&quot; &amp; [Ciudad.B505] &amp; &quot;',&quot; &amp; [Ciudad.C505] &amp; &quot;),&quot;" table:style-name="ce1">
            <text:p>(25368,'Jerusalén',25),</text:p>
          </table:table-cell>
          <table:table-cell table:number-columns-repeated="16383"/>
        </table:table-row>
        <table:table-row table:style-name="ro1">
          <table:table-cell office:value-type="string" office:string-value="(25372,'Junín',25)," table:formula="of:=&quot;(&quot; &amp; [Ciudad.A506] &amp; &quot;,'&quot; &amp; [Ciudad.B506] &amp; &quot;',&quot; &amp; [Ciudad.C506] &amp; &quot;),&quot;" table:style-name="ce1">
            <text:p>(25372,'Junín',25),</text:p>
          </table:table-cell>
          <table:table-cell table:number-columns-repeated="16383"/>
        </table:table-row>
        <table:table-row table:style-name="ro1">
          <table:table-cell office:value-type="string" office:string-value="(25377,'La Calera',25)," table:formula="of:=&quot;(&quot; &amp; [Ciudad.A507] &amp; &quot;,'&quot; &amp; [Ciudad.B507] &amp; &quot;',&quot; &amp; [Ciudad.C507] &amp; &quot;),&quot;" table:style-name="ce1">
            <text:p>(25377,'La Calera',25),</text:p>
          </table:table-cell>
          <table:table-cell table:number-columns-repeated="16383"/>
        </table:table-row>
        <table:table-row table:style-name="ro1">
          <table:table-cell office:value-type="string" office:string-value="(25386,'La Mesa',25)," table:formula="of:=&quot;(&quot; &amp; [Ciudad.A508] &amp; &quot;,'&quot; &amp; [Ciudad.B508] &amp; &quot;',&quot; &amp; [Ciudad.C508] &amp; &quot;),&quot;" table:style-name="ce1">
            <text:p>(25386,'La Mesa',25),</text:p>
          </table:table-cell>
          <table:table-cell table:number-columns-repeated="16383"/>
        </table:table-row>
        <table:table-row table:style-name="ro1">
          <table:table-cell office:value-type="string" office:string-value="(25394,'La Palma',25)," table:formula="of:=&quot;(&quot; &amp; [Ciudad.A509] &amp; &quot;,'&quot; &amp; [Ciudad.B509] &amp; &quot;',&quot; &amp; [Ciudad.C509] &amp; &quot;),&quot;" table:style-name="ce1">
            <text:p>(25394,'La Palma',25),</text:p>
          </table:table-cell>
          <table:table-cell table:number-columns-repeated="16383"/>
        </table:table-row>
        <table:table-row table:style-name="ro1">
          <table:table-cell office:value-type="string" office:string-value="(25398,'La Peña',25)," table:formula="of:=&quot;(&quot; &amp; [Ciudad.A510] &amp; &quot;,'&quot; &amp; [Ciudad.B510] &amp; &quot;',&quot; &amp; [Ciudad.C510] &amp; &quot;),&quot;" table:style-name="ce1">
            <text:p>(25398,'La Peña',25),</text:p>
          </table:table-cell>
          <table:table-cell table:number-columns-repeated="16383"/>
        </table:table-row>
        <table:table-row table:style-name="ro1">
          <table:table-cell office:value-type="string" office:string-value="(25402,'La Vega',25)," table:formula="of:=&quot;(&quot; &amp; [Ciudad.A511] &amp; &quot;,'&quot; &amp; [Ciudad.B511] &amp; &quot;',&quot; &amp; [Ciudad.C511] &amp; &quot;),&quot;" table:style-name="ce1">
            <text:p>(25402,'La Vega',25),</text:p>
          </table:table-cell>
          <table:table-cell table:number-columns-repeated="16383"/>
        </table:table-row>
        <table:table-row table:style-name="ro1">
          <table:table-cell office:value-type="string" office:string-value="(25407,'Lenguazaque',25)," table:formula="of:=&quot;(&quot; &amp; [Ciudad.A512] &amp; &quot;,'&quot; &amp; [Ciudad.B512] &amp; &quot;',&quot; &amp; [Ciudad.C512] &amp; &quot;),&quot;" table:style-name="ce1">
            <text:p>(25407,'Lenguazaque',25),</text:p>
          </table:table-cell>
          <table:table-cell table:number-columns-repeated="16383"/>
        </table:table-row>
        <table:table-row table:style-name="ro1">
          <table:table-cell office:value-type="string" office:string-value="(25426,'Macheta',25)," table:formula="of:=&quot;(&quot; &amp; [Ciudad.A513] &amp; &quot;,'&quot; &amp; [Ciudad.B513] &amp; &quot;',&quot; &amp; [Ciudad.C513] &amp; &quot;),&quot;" table:style-name="ce1">
            <text:p>(25426,'Macheta',25),</text:p>
          </table:table-cell>
          <table:table-cell table:number-columns-repeated="16383"/>
        </table:table-row>
        <table:table-row table:style-name="ro1">
          <table:table-cell office:value-type="string" office:string-value="(25430,'Madrid',25)," table:formula="of:=&quot;(&quot; &amp; [Ciudad.A514] &amp; &quot;,'&quot; &amp; [Ciudad.B514] &amp; &quot;',&quot; &amp; [Ciudad.C514] &amp; &quot;),&quot;" table:style-name="ce1">
            <text:p>(25430,'Madrid',25),</text:p>
          </table:table-cell>
          <table:table-cell table:number-columns-repeated="16383"/>
        </table:table-row>
        <table:table-row table:style-name="ro1">
          <table:table-cell office:value-type="string" office:string-value="(25436,'Manta',25)," table:formula="of:=&quot;(&quot; &amp; [Ciudad.A515] &amp; &quot;,'&quot; &amp; [Ciudad.B515] &amp; &quot;',&quot; &amp; [Ciudad.C515] &amp; &quot;),&quot;" table:style-name="ce1">
            <text:p>(25436,'Manta',25),</text:p>
          </table:table-cell>
          <table:table-cell table:number-columns-repeated="16383"/>
        </table:table-row>
        <table:table-row table:style-name="ro1">
          <table:table-cell office:value-type="string" office:string-value="(25438,'Medina',25)," table:formula="of:=&quot;(&quot; &amp; [Ciudad.A516] &amp; &quot;,'&quot; &amp; [Ciudad.B516] &amp; &quot;',&quot; &amp; [Ciudad.C516] &amp; &quot;),&quot;" table:style-name="ce1">
            <text:p>(25438,'Medina',25),</text:p>
          </table:table-cell>
          <table:table-cell table:number-columns-repeated="16383"/>
        </table:table-row>
        <table:table-row table:style-name="ro1">
          <table:table-cell office:value-type="string" office:string-value="(25473,'Mosquera',25)," table:formula="of:=&quot;(&quot; &amp; [Ciudad.A517] &amp; &quot;,'&quot; &amp; [Ciudad.B517] &amp; &quot;',&quot; &amp; [Ciudad.C517] &amp; &quot;),&quot;" table:style-name="ce1">
            <text:p>(25473,'Mosquera',25),</text:p>
          </table:table-cell>
          <table:table-cell table:number-columns-repeated="16383"/>
        </table:table-row>
        <table:table-row table:style-name="ro1">
          <table:table-cell office:value-type="string" office:string-value="(25483,'Nariño',25)," table:formula="of:=&quot;(&quot; &amp; [Ciudad.A518] &amp; &quot;,'&quot; &amp; [Ciudad.B518] &amp; &quot;',&quot; &amp; [Ciudad.C518] &amp; &quot;),&quot;" table:style-name="ce1">
            <text:p>(25483,'Nariño',25),</text:p>
          </table:table-cell>
          <table:table-cell table:number-columns-repeated="16383"/>
        </table:table-row>
        <table:table-row table:style-name="ro1">
          <table:table-cell office:value-type="string" office:string-value="(25486,'Nemocón',25)," table:formula="of:=&quot;(&quot; &amp; [Ciudad.A519] &amp; &quot;,'&quot; &amp; [Ciudad.B519] &amp; &quot;',&quot; &amp; [Ciudad.C519] &amp; &quot;),&quot;" table:style-name="ce1">
            <text:p>(25486,'Nemocón',25),</text:p>
          </table:table-cell>
          <table:table-cell table:number-columns-repeated="16383"/>
        </table:table-row>
        <table:table-row table:style-name="ro1">
          <table:table-cell office:value-type="string" office:string-value="(25488,'Nilo',25)," table:formula="of:=&quot;(&quot; &amp; [Ciudad.A520] &amp; &quot;,'&quot; &amp; [Ciudad.B520] &amp; &quot;',&quot; &amp; [Ciudad.C520] &amp; &quot;),&quot;" table:style-name="ce1">
            <text:p>(25488,'Nilo',25),</text:p>
          </table:table-cell>
          <table:table-cell table:number-columns-repeated="16383"/>
        </table:table-row>
        <table:table-row table:style-name="ro1">
          <table:table-cell office:value-type="string" office:string-value="(25489,'Nimaima',25)," table:formula="of:=&quot;(&quot; &amp; [Ciudad.A521] &amp; &quot;,'&quot; &amp; [Ciudad.B521] &amp; &quot;',&quot; &amp; [Ciudad.C521] &amp; &quot;),&quot;" table:style-name="ce1">
            <text:p>(25489,'Nimaima',25),</text:p>
          </table:table-cell>
          <table:table-cell table:number-columns-repeated="16383"/>
        </table:table-row>
        <table:table-row table:style-name="ro1">
          <table:table-cell office:value-type="string" office:string-value="(25491,'Nocaima',25)," table:formula="of:=&quot;(&quot; &amp; [Ciudad.A522] &amp; &quot;,'&quot; &amp; [Ciudad.B522] &amp; &quot;',&quot; &amp; [Ciudad.C522] &amp; &quot;),&quot;" table:style-name="ce1">
            <text:p>(25491,'Nocaima',25),</text:p>
          </table:table-cell>
          <table:table-cell table:number-columns-repeated="16383"/>
        </table:table-row>
        <table:table-row table:style-name="ro1">
          <table:table-cell office:value-type="string" office:string-value="(25506,'Venecia',25)," table:formula="of:=&quot;(&quot; &amp; [Ciudad.A523] &amp; &quot;,'&quot; &amp; [Ciudad.B523] &amp; &quot;',&quot; &amp; [Ciudad.C523] &amp; &quot;),&quot;" table:style-name="ce1">
            <text:p>(25506,'Venecia',25),</text:p>
          </table:table-cell>
          <table:table-cell table:number-columns-repeated="16383"/>
        </table:table-row>
        <table:table-row table:style-name="ro1">
          <table:table-cell office:value-type="string" office:string-value="(25513,'Pacho',25)," table:formula="of:=&quot;(&quot; &amp; [Ciudad.A524] &amp; &quot;,'&quot; &amp; [Ciudad.B524] &amp; &quot;',&quot; &amp; [Ciudad.C524] &amp; &quot;),&quot;" table:style-name="ce1">
            <text:p>(25513,'Pacho',25),</text:p>
          </table:table-cell>
          <table:table-cell table:number-columns-repeated="16383"/>
        </table:table-row>
        <table:table-row table:style-name="ro1">
          <table:table-cell office:value-type="string" office:string-value="(25518,'Paime',25)," table:formula="of:=&quot;(&quot; &amp; [Ciudad.A525] &amp; &quot;,'&quot; &amp; [Ciudad.B525] &amp; &quot;',&quot; &amp; [Ciudad.C525] &amp; &quot;),&quot;" table:style-name="ce1">
            <text:p>(25518,'Paime',25),</text:p>
          </table:table-cell>
          <table:table-cell table:number-columns-repeated="16383"/>
        </table:table-row>
        <table:table-row table:style-name="ro1">
          <table:table-cell office:value-type="string" office:string-value="(25524,'Pandi',25)," table:formula="of:=&quot;(&quot; &amp; [Ciudad.A526] &amp; &quot;,'&quot; &amp; [Ciudad.B526] &amp; &quot;',&quot; &amp; [Ciudad.C526] &amp; &quot;),&quot;" table:style-name="ce1">
            <text:p>(25524,'Pandi',25),</text:p>
          </table:table-cell>
          <table:table-cell table:number-columns-repeated="16383"/>
        </table:table-row>
        <table:table-row table:style-name="ro1">
          <table:table-cell office:value-type="string" office:string-value="(25530,'Paratebueno',25)," table:formula="of:=&quot;(&quot; &amp; [Ciudad.A527] &amp; &quot;,'&quot; &amp; [Ciudad.B527] &amp; &quot;',&quot; &amp; [Ciudad.C527] &amp; &quot;),&quot;" table:style-name="ce1">
            <text:p>(25530,'Paratebueno',25),</text:p>
          </table:table-cell>
          <table:table-cell table:number-columns-repeated="16383"/>
        </table:table-row>
        <table:table-row table:style-name="ro1">
          <table:table-cell office:value-type="string" office:string-value="(25535,'Pasca',25)," table:formula="of:=&quot;(&quot; &amp; [Ciudad.A528] &amp; &quot;,'&quot; &amp; [Ciudad.B528] &amp; &quot;',&quot; &amp; [Ciudad.C528] &amp; &quot;),&quot;" table:style-name="ce1">
            <text:p>(25535,'Pasca',25),</text:p>
          </table:table-cell>
          <table:table-cell table:number-columns-repeated="16383"/>
        </table:table-row>
        <table:table-row table:style-name="ro1">
          <table:table-cell office:value-type="string" office:string-value="(25572,'Puerto Salgar',25)," table:formula="of:=&quot;(&quot; &amp; [Ciudad.A529] &amp; &quot;,'&quot; &amp; [Ciudad.B529] &amp; &quot;',&quot; &amp; [Ciudad.C529] &amp; &quot;),&quot;" table:style-name="ce1">
            <text:p>(25572,'Puerto Salgar',25),</text:p>
          </table:table-cell>
          <table:table-cell table:number-columns-repeated="16383"/>
        </table:table-row>
        <table:table-row table:style-name="ro1">
          <table:table-cell office:value-type="string" office:string-value="(25580,'Pulí',25)," table:formula="of:=&quot;(&quot; &amp; [Ciudad.A530] &amp; &quot;,'&quot; &amp; [Ciudad.B530] &amp; &quot;',&quot; &amp; [Ciudad.C530] &amp; &quot;),&quot;" table:style-name="ce1">
            <text:p>(25580,'Pulí',25),</text:p>
          </table:table-cell>
          <table:table-cell table:number-columns-repeated="16383"/>
        </table:table-row>
        <table:table-row table:style-name="ro1">
          <table:table-cell office:value-type="string" office:string-value="(25592,'Quebradanegra',25)," table:formula="of:=&quot;(&quot; &amp; [Ciudad.A531] &amp; &quot;,'&quot; &amp; [Ciudad.B531] &amp; &quot;',&quot; &amp; [Ciudad.C531] &amp; &quot;),&quot;" table:style-name="ce1">
            <text:p>(25592,'Quebradanegra',25),</text:p>
          </table:table-cell>
          <table:table-cell table:number-columns-repeated="16383"/>
        </table:table-row>
        <table:table-row table:style-name="ro1">
          <table:table-cell office:value-type="string" office:string-value="(25594,'Quetame',25)," table:formula="of:=&quot;(&quot; &amp; [Ciudad.A532] &amp; &quot;,'&quot; &amp; [Ciudad.B532] &amp; &quot;',&quot; &amp; [Ciudad.C532] &amp; &quot;),&quot;" table:style-name="ce1">
            <text:p>(25594,'Quetame',25),</text:p>
          </table:table-cell>
          <table:table-cell table:number-columns-repeated="16383"/>
        </table:table-row>
        <table:table-row table:style-name="ro1">
          <table:table-cell office:value-type="string" office:string-value="(25596,'Quipile',25)," table:formula="of:=&quot;(&quot; &amp; [Ciudad.A533] &amp; &quot;,'&quot; &amp; [Ciudad.B533] &amp; &quot;',&quot; &amp; [Ciudad.C533] &amp; &quot;),&quot;" table:style-name="ce1">
            <text:p>(25596,'Quipile',25),</text:p>
          </table:table-cell>
          <table:table-cell table:number-columns-repeated="16383"/>
        </table:table-row>
        <table:table-row table:style-name="ro1">
          <table:table-cell office:value-type="string" office:string-value="(25599,'Apulo',25)," table:formula="of:=&quot;(&quot; &amp; [Ciudad.A534] &amp; &quot;,'&quot; &amp; [Ciudad.B534] &amp; &quot;',&quot; &amp; [Ciudad.C534] &amp; &quot;),&quot;" table:style-name="ce1">
            <text:p>(25599,'Apulo',25),</text:p>
          </table:table-cell>
          <table:table-cell table:number-columns-repeated="16383"/>
        </table:table-row>
        <table:table-row table:style-name="ro1">
          <table:table-cell office:value-type="string" office:string-value="(25612,'Ricaurte',25)," table:formula="of:=&quot;(&quot; &amp; [Ciudad.A535] &amp; &quot;,'&quot; &amp; [Ciudad.B535] &amp; &quot;',&quot; &amp; [Ciudad.C535] &amp; &quot;),&quot;" table:style-name="ce1">
            <text:p>(25612,'Ricaurte',25),</text:p>
          </table:table-cell>
          <table:table-cell table:number-columns-repeated="16383"/>
        </table:table-row>
        <table:table-row table:style-name="ro1">
          <table:table-cell office:value-type="string" office:string-value="(25645,'San Antonio del Tequendama',25)," table:formula="of:=&quot;(&quot; &amp; [Ciudad.A536] &amp; &quot;,'&quot; &amp; [Ciudad.B536] &amp; &quot;',&quot; &amp; [Ciudad.C536] &amp; &quot;),&quot;" table:style-name="ce1">
            <text:p>(25645,'San Antonio del Tequendama',25),</text:p>
          </table:table-cell>
          <table:table-cell table:number-columns-repeated="16383"/>
        </table:table-row>
        <table:table-row table:style-name="ro1">
          <table:table-cell office:value-type="string" office:string-value="(25649,'San Bernardo',25)," table:formula="of:=&quot;(&quot; &amp; [Ciudad.A537] &amp; &quot;,'&quot; &amp; [Ciudad.B537] &amp; &quot;',&quot; &amp; [Ciudad.C537] &amp; &quot;),&quot;" table:style-name="ce1">
            <text:p>(25649,'San Bernardo',25),</text:p>
          </table:table-cell>
          <table:table-cell table:number-columns-repeated="16383"/>
        </table:table-row>
        <table:table-row table:style-name="ro1">
          <table:table-cell office:value-type="string" office:string-value="(25653,'San Cayetano',25)," table:formula="of:=&quot;(&quot; &amp; [Ciudad.A538] &amp; &quot;,'&quot; &amp; [Ciudad.B538] &amp; &quot;',&quot; &amp; [Ciudad.C538] &amp; &quot;),&quot;" table:style-name="ce1">
            <text:p>(25653,'San Cayetano',25),</text:p>
          </table:table-cell>
          <table:table-cell table:number-columns-repeated="16383"/>
        </table:table-row>
        <table:table-row table:style-name="ro1">
          <table:table-cell office:value-type="string" office:string-value="(25658,'San Francisco',25)," table:formula="of:=&quot;(&quot; &amp; [Ciudad.A539] &amp; &quot;,'&quot; &amp; [Ciudad.B539] &amp; &quot;',&quot; &amp; [Ciudad.C539] &amp; &quot;),&quot;" table:style-name="ce1">
            <text:p>(25658,'San Francisco',25),</text:p>
          </table:table-cell>
          <table:table-cell table:number-columns-repeated="16383"/>
        </table:table-row>
        <table:table-row table:style-name="ro1">
          <table:table-cell office:value-type="string" office:string-value="(25662,'San Juan de Río Seco',25)," table:formula="of:=&quot;(&quot; &amp; [Ciudad.A540] &amp; &quot;,'&quot; &amp; [Ciudad.B540] &amp; &quot;',&quot; &amp; [Ciudad.C540] &amp; &quot;),&quot;" table:style-name="ce1">
            <text:p>(25662,'San Juan de Río Seco',25),</text:p>
          </table:table-cell>
          <table:table-cell table:number-columns-repeated="16383"/>
        </table:table-row>
        <table:table-row table:style-name="ro1">
          <table:table-cell office:value-type="string" office:string-value="(25718,'Sasaima',25)," table:formula="of:=&quot;(&quot; &amp; [Ciudad.A541] &amp; &quot;,'&quot; &amp; [Ciudad.B541] &amp; &quot;',&quot; &amp; [Ciudad.C541] &amp; &quot;),&quot;" table:style-name="ce1">
            <text:p>(25718,'Sasaima',25),</text:p>
          </table:table-cell>
          <table:table-cell table:number-columns-repeated="16383"/>
        </table:table-row>
        <table:table-row table:style-name="ro1">
          <table:table-cell office:value-type="string" office:string-value="(25736,'Sesquilé',25)," table:formula="of:=&quot;(&quot; &amp; [Ciudad.A542] &amp; &quot;,'&quot; &amp; [Ciudad.B542] &amp; &quot;',&quot; &amp; [Ciudad.C542] &amp; &quot;),&quot;" table:style-name="ce1">
            <text:p>(25736,'Sesquilé',25),</text:p>
          </table:table-cell>
          <table:table-cell table:number-columns-repeated="16383"/>
        </table:table-row>
        <table:table-row table:style-name="ro1">
          <table:table-cell office:value-type="string" office:string-value="(25740,'Sibaté',25)," table:formula="of:=&quot;(&quot; &amp; [Ciudad.A543] &amp; &quot;,'&quot; &amp; [Ciudad.B543] &amp; &quot;',&quot; &amp; [Ciudad.C543] &amp; &quot;),&quot;" table:style-name="ce1">
            <text:p>(25740,'Sibaté',25),</text:p>
          </table:table-cell>
          <table:table-cell table:number-columns-repeated="16383"/>
        </table:table-row>
        <table:table-row table:style-name="ro1">
          <table:table-cell office:value-type="string" office:string-value="(25743,'Silvania',25)," table:formula="of:=&quot;(&quot; &amp; [Ciudad.A544] &amp; &quot;,'&quot; &amp; [Ciudad.B544] &amp; &quot;',&quot; &amp; [Ciudad.C544] &amp; &quot;),&quot;" table:style-name="ce1">
            <text:p>(25743,'Silvania',25),</text:p>
          </table:table-cell>
          <table:table-cell table:number-columns-repeated="16383"/>
        </table:table-row>
        <table:table-row table:style-name="ro1">
          <table:table-cell office:value-type="string" office:string-value="(25745,'Simijaca',25)," table:formula="of:=&quot;(&quot; &amp; [Ciudad.A545] &amp; &quot;,'&quot; &amp; [Ciudad.B545] &amp; &quot;',&quot; &amp; [Ciudad.C545] &amp; &quot;),&quot;" table:style-name="ce1">
            <text:p>(25745,'Simijaca',25),</text:p>
          </table:table-cell>
          <table:table-cell table:number-columns-repeated="16383"/>
        </table:table-row>
        <table:table-row table:style-name="ro1">
          <table:table-cell office:value-type="string" office:string-value="(25754,'Soacha',25)," table:formula="of:=&quot;(&quot; &amp; [Ciudad.A546] &amp; &quot;,'&quot; &amp; [Ciudad.B546] &amp; &quot;',&quot; &amp; [Ciudad.C546] &amp; &quot;),&quot;" table:style-name="ce1">
            <text:p>(25754,'Soacha',25),</text:p>
          </table:table-cell>
          <table:table-cell table:number-columns-repeated="16383"/>
        </table:table-row>
        <table:table-row table:style-name="ro1">
          <table:table-cell office:value-type="string" office:string-value="(25758,'Sopó',25)," table:formula="of:=&quot;(&quot; &amp; [Ciudad.A547] &amp; &quot;,'&quot; &amp; [Ciudad.B547] &amp; &quot;',&quot; &amp; [Ciudad.C547] &amp; &quot;),&quot;" table:style-name="ce1">
            <text:p>(25758,'Sopó',25),</text:p>
          </table:table-cell>
          <table:table-cell table:number-columns-repeated="16383"/>
        </table:table-row>
        <table:table-row table:style-name="ro1">
          <table:table-cell office:value-type="string" office:string-value="(25769,'Subachoque',25)," table:formula="of:=&quot;(&quot; &amp; [Ciudad.A548] &amp; &quot;,'&quot; &amp; [Ciudad.B548] &amp; &quot;',&quot; &amp; [Ciudad.C548] &amp; &quot;),&quot;" table:style-name="ce1">
            <text:p>(25769,'Subachoque',25),</text:p>
          </table:table-cell>
          <table:table-cell table:number-columns-repeated="16383"/>
        </table:table-row>
        <table:table-row table:style-name="ro1">
          <table:table-cell office:value-type="string" office:string-value="(25772,'Suesca',25)," table:formula="of:=&quot;(&quot; &amp; [Ciudad.A549] &amp; &quot;,'&quot; &amp; [Ciudad.B549] &amp; &quot;',&quot; &amp; [Ciudad.C549] &amp; &quot;),&quot;" table:style-name="ce1">
            <text:p>(25772,'Suesca',25),</text:p>
          </table:table-cell>
          <table:table-cell table:number-columns-repeated="16383"/>
        </table:table-row>
        <table:table-row table:style-name="ro1">
          <table:table-cell office:value-type="string" office:string-value="(25777,'Supatá',25)," table:formula="of:=&quot;(&quot; &amp; [Ciudad.A550] &amp; &quot;,'&quot; &amp; [Ciudad.B550] &amp; &quot;',&quot; &amp; [Ciudad.C550] &amp; &quot;),&quot;" table:style-name="ce1">
            <text:p>(25777,'Supatá',25),</text:p>
          </table:table-cell>
          <table:table-cell table:number-columns-repeated="16383"/>
        </table:table-row>
        <table:table-row table:style-name="ro1">
          <table:table-cell office:value-type="string" office:string-value="(25779,'Susa',25)," table:formula="of:=&quot;(&quot; &amp; [Ciudad.A551] &amp; &quot;,'&quot; &amp; [Ciudad.B551] &amp; &quot;',&quot; &amp; [Ciudad.C551] &amp; &quot;),&quot;" table:style-name="ce1">
            <text:p>(25779,'Susa',25),</text:p>
          </table:table-cell>
          <table:table-cell table:number-columns-repeated="16383"/>
        </table:table-row>
        <table:table-row table:style-name="ro1">
          <table:table-cell office:value-type="string" office:string-value="(25781,'Sutatausa',25)," table:formula="of:=&quot;(&quot; &amp; [Ciudad.A552] &amp; &quot;,'&quot; &amp; [Ciudad.B552] &amp; &quot;',&quot; &amp; [Ciudad.C552] &amp; &quot;),&quot;" table:style-name="ce1">
            <text:p>(25781,'Sutatausa',25),</text:p>
          </table:table-cell>
          <table:table-cell table:number-columns-repeated="16383"/>
        </table:table-row>
        <table:table-row table:style-name="ro1">
          <table:table-cell office:value-type="string" office:string-value="(25785,'Tabio',25)," table:formula="of:=&quot;(&quot; &amp; [Ciudad.A553] &amp; &quot;,'&quot; &amp; [Ciudad.B553] &amp; &quot;',&quot; &amp; [Ciudad.C553] &amp; &quot;),&quot;" table:style-name="ce1">
            <text:p>(25785,'Tabio',25),</text:p>
          </table:table-cell>
          <table:table-cell table:number-columns-repeated="16383"/>
        </table:table-row>
        <table:table-row table:style-name="ro1">
          <table:table-cell office:value-type="string" office:string-value="(25793,'Tausa',25)," table:formula="of:=&quot;(&quot; &amp; [Ciudad.A554] &amp; &quot;,'&quot; &amp; [Ciudad.B554] &amp; &quot;',&quot; &amp; [Ciudad.C554] &amp; &quot;),&quot;" table:style-name="ce1">
            <text:p>(25793,'Tausa',25),</text:p>
          </table:table-cell>
          <table:table-cell table:number-columns-repeated="16383"/>
        </table:table-row>
        <table:table-row table:style-name="ro1">
          <table:table-cell office:value-type="string" office:string-value="(25797,'Tena',25)," table:formula="of:=&quot;(&quot; &amp; [Ciudad.A555] &amp; &quot;,'&quot; &amp; [Ciudad.B555] &amp; &quot;',&quot; &amp; [Ciudad.C555] &amp; &quot;),&quot;" table:style-name="ce1">
            <text:p>(25797,'Tena',25),</text:p>
          </table:table-cell>
          <table:table-cell table:number-columns-repeated="16383"/>
        </table:table-row>
        <table:table-row table:style-name="ro1">
          <table:table-cell office:value-type="string" office:string-value="(25799,'Tenjo',25)," table:formula="of:=&quot;(&quot; &amp; [Ciudad.A556] &amp; &quot;,'&quot; &amp; [Ciudad.B556] &amp; &quot;',&quot; &amp; [Ciudad.C556] &amp; &quot;),&quot;" table:style-name="ce1">
            <text:p>(25799,'Tenjo',25),</text:p>
          </table:table-cell>
          <table:table-cell table:number-columns-repeated="16383"/>
        </table:table-row>
        <table:table-row table:style-name="ro1">
          <table:table-cell office:value-type="string" office:string-value="(25805,'Tibacuy',25)," table:formula="of:=&quot;(&quot; &amp; [Ciudad.A557] &amp; &quot;,'&quot; &amp; [Ciudad.B557] &amp; &quot;',&quot; &amp; [Ciudad.C557] &amp; &quot;),&quot;" table:style-name="ce1">
            <text:p>(25805,'Tibacuy',25),</text:p>
          </table:table-cell>
          <table:table-cell table:number-columns-repeated="16383"/>
        </table:table-row>
        <table:table-row table:style-name="ro1">
          <table:table-cell office:value-type="string" office:string-value="(25807,'Tibirita',25)," table:formula="of:=&quot;(&quot; &amp; [Ciudad.A558] &amp; &quot;,'&quot; &amp; [Ciudad.B558] &amp; &quot;',&quot; &amp; [Ciudad.C558] &amp; &quot;),&quot;" table:style-name="ce1">
            <text:p>(25807,'Tibirita',25),</text:p>
          </table:table-cell>
          <table:table-cell table:number-columns-repeated="16383"/>
        </table:table-row>
        <table:table-row table:style-name="ro1">
          <table:table-cell office:value-type="string" office:string-value="(25815,'Tocaima',25)," table:formula="of:=&quot;(&quot; &amp; [Ciudad.A559] &amp; &quot;,'&quot; &amp; [Ciudad.B559] &amp; &quot;',&quot; &amp; [Ciudad.C559] &amp; &quot;),&quot;" table:style-name="ce1">
            <text:p>(25815,'Tocaima',25),</text:p>
          </table:table-cell>
          <table:table-cell table:number-columns-repeated="16383"/>
        </table:table-row>
        <table:table-row table:style-name="ro1">
          <table:table-cell office:value-type="string" office:string-value="(25817,'Tocancipá',25)," table:formula="of:=&quot;(&quot; &amp; [Ciudad.A560] &amp; &quot;,'&quot; &amp; [Ciudad.B560] &amp; &quot;',&quot; &amp; [Ciudad.C560] &amp; &quot;),&quot;" table:style-name="ce1">
            <text:p>(25817,'Tocancipá',25),</text:p>
          </table:table-cell>
          <table:table-cell table:number-columns-repeated="16383"/>
        </table:table-row>
        <table:table-row table:style-name="ro1">
          <table:table-cell office:value-type="string" office:string-value="(25823,'Topaipí',25)," table:formula="of:=&quot;(&quot; &amp; [Ciudad.A561] &amp; &quot;,'&quot; &amp; [Ciudad.B561] &amp; &quot;',&quot; &amp; [Ciudad.C561] &amp; &quot;),&quot;" table:style-name="ce1">
            <text:p>(25823,'Topaipí',25),</text:p>
          </table:table-cell>
          <table:table-cell table:number-columns-repeated="16383"/>
        </table:table-row>
        <table:table-row table:style-name="ro1">
          <table:table-cell office:value-type="string" office:string-value="(25839,'Ubalá',25)," table:formula="of:=&quot;(&quot; &amp; [Ciudad.A562] &amp; &quot;,'&quot; &amp; [Ciudad.B562] &amp; &quot;',&quot; &amp; [Ciudad.C562] &amp; &quot;),&quot;" table:style-name="ce1">
            <text:p>(25839,'Ubalá',25),</text:p>
          </table:table-cell>
          <table:table-cell table:number-columns-repeated="16383"/>
        </table:table-row>
        <table:table-row table:style-name="ro1">
          <table:table-cell office:value-type="string" office:string-value="(25841,'Ubaque',25)," table:formula="of:=&quot;(&quot; &amp; [Ciudad.A563] &amp; &quot;,'&quot; &amp; [Ciudad.B563] &amp; &quot;',&quot; &amp; [Ciudad.C563] &amp; &quot;),&quot;" table:style-name="ce1">
            <text:p>(25841,'Ubaque',25),</text:p>
          </table:table-cell>
          <table:table-cell table:number-columns-repeated="16383"/>
        </table:table-row>
        <table:table-row table:style-name="ro1">
          <table:table-cell office:value-type="string" office:string-value="(25843,'Villa de San Diego de Ubate',25)," table:formula="of:=&quot;(&quot; &amp; [Ciudad.A564] &amp; &quot;,'&quot; &amp; [Ciudad.B564] &amp; &quot;',&quot; &amp; [Ciudad.C564] &amp; &quot;),&quot;" table:style-name="ce1">
            <text:p>(25843,'Villa de San Diego de Ubate',25),</text:p>
          </table:table-cell>
          <table:table-cell table:number-columns-repeated="16383"/>
        </table:table-row>
        <table:table-row table:style-name="ro1">
          <table:table-cell office:value-type="string" office:string-value="(25845,'Une',25)," table:formula="of:=&quot;(&quot; &amp; [Ciudad.A565] &amp; &quot;,'&quot; &amp; [Ciudad.B565] &amp; &quot;',&quot; &amp; [Ciudad.C565] &amp; &quot;),&quot;" table:style-name="ce1">
            <text:p>(25845,'Une',25),</text:p>
          </table:table-cell>
          <table:table-cell table:number-columns-repeated="16383"/>
        </table:table-row>
        <table:table-row table:style-name="ro1">
          <table:table-cell office:value-type="string" office:string-value="(25851,'Útica',25)," table:formula="of:=&quot;(&quot; &amp; [Ciudad.A566] &amp; &quot;,'&quot; &amp; [Ciudad.B566] &amp; &quot;',&quot; &amp; [Ciudad.C566] &amp; &quot;),&quot;" table:style-name="ce1">
            <text:p>(25851,'Útica',25),</text:p>
          </table:table-cell>
          <table:table-cell table:number-columns-repeated="16383"/>
        </table:table-row>
        <table:table-row table:style-name="ro1">
          <table:table-cell office:value-type="string" office:string-value="(25862,'Vergara',25)," table:formula="of:=&quot;(&quot; &amp; [Ciudad.A567] &amp; &quot;,'&quot; &amp; [Ciudad.B567] &amp; &quot;',&quot; &amp; [Ciudad.C567] &amp; &quot;),&quot;" table:style-name="ce1">
            <text:p>(25862,'Vergara',25),</text:p>
          </table:table-cell>
          <table:table-cell table:number-columns-repeated="16383"/>
        </table:table-row>
        <table:table-row table:style-name="ro1">
          <table:table-cell office:value-type="string" office:string-value="(25867,'Vianí',25)," table:formula="of:=&quot;(&quot; &amp; [Ciudad.A568] &amp; &quot;,'&quot; &amp; [Ciudad.B568] &amp; &quot;',&quot; &amp; [Ciudad.C568] &amp; &quot;),&quot;" table:style-name="ce1">
            <text:p>(25867,'Vianí',25),</text:p>
          </table:table-cell>
          <table:table-cell table:number-columns-repeated="16383"/>
        </table:table-row>
        <table:table-row table:style-name="ro1">
          <table:table-cell office:value-type="string" office:string-value="(25871,'Villagómez',25)," table:formula="of:=&quot;(&quot; &amp; [Ciudad.A569] &amp; &quot;,'&quot; &amp; [Ciudad.B569] &amp; &quot;',&quot; &amp; [Ciudad.C569] &amp; &quot;),&quot;" table:style-name="ce1">
            <text:p>(25871,'Villagómez',25),</text:p>
          </table:table-cell>
          <table:table-cell table:number-columns-repeated="16383"/>
        </table:table-row>
        <table:table-row table:style-name="ro1">
          <table:table-cell office:value-type="string" office:string-value="(25873,'Villapinzón',25)," table:formula="of:=&quot;(&quot; &amp; [Ciudad.A570] &amp; &quot;,'&quot; &amp; [Ciudad.B570] &amp; &quot;',&quot; &amp; [Ciudad.C570] &amp; &quot;),&quot;" table:style-name="ce1">
            <text:p>(25873,'Villapinzón',25),</text:p>
          </table:table-cell>
          <table:table-cell table:number-columns-repeated="16383"/>
        </table:table-row>
        <table:table-row table:style-name="ro1">
          <table:table-cell office:value-type="string" office:string-value="(25875,'Villeta',25)," table:formula="of:=&quot;(&quot; &amp; [Ciudad.A571] &amp; &quot;,'&quot; &amp; [Ciudad.B571] &amp; &quot;',&quot; &amp; [Ciudad.C571] &amp; &quot;),&quot;" table:style-name="ce1">
            <text:p>(25875,'Villeta',25),</text:p>
          </table:table-cell>
          <table:table-cell table:number-columns-repeated="16383"/>
        </table:table-row>
        <table:table-row table:style-name="ro1">
          <table:table-cell office:value-type="string" office:string-value="(25878,'Viotá',25)," table:formula="of:=&quot;(&quot; &amp; [Ciudad.A572] &amp; &quot;,'&quot; &amp; [Ciudad.B572] &amp; &quot;',&quot; &amp; [Ciudad.C572] &amp; &quot;),&quot;" table:style-name="ce1">
            <text:p>(25878,'Viotá',25),</text:p>
          </table:table-cell>
          <table:table-cell table:number-columns-repeated="16383"/>
        </table:table-row>
        <table:table-row table:style-name="ro1">
          <table:table-cell office:value-type="string" office:string-value="(25885,'Yacopí',25)," table:formula="of:=&quot;(&quot; &amp; [Ciudad.A573] &amp; &quot;,'&quot; &amp; [Ciudad.B573] &amp; &quot;',&quot; &amp; [Ciudad.C573] &amp; &quot;),&quot;" table:style-name="ce1">
            <text:p>(25885,'Yacopí',25),</text:p>
          </table:table-cell>
          <table:table-cell table:number-columns-repeated="16383"/>
        </table:table-row>
        <table:table-row table:style-name="ro1">
          <table:table-cell office:value-type="string" office:string-value="(25898,'Zipacón',25)," table:formula="of:=&quot;(&quot; &amp; [Ciudad.A574] &amp; &quot;,'&quot; &amp; [Ciudad.B574] &amp; &quot;',&quot; &amp; [Ciudad.C574] &amp; &quot;),&quot;" table:style-name="ce1">
            <text:p>(25898,'Zipacón',25),</text:p>
          </table:table-cell>
          <table:table-cell table:number-columns-repeated="16383"/>
        </table:table-row>
        <table:table-row table:style-name="ro1">
          <table:table-cell office:value-type="string" office:string-value="(25899,'Zipaquirá',25)," table:formula="of:=&quot;(&quot; &amp; [Ciudad.A575] &amp; &quot;,'&quot; &amp; [Ciudad.B575] &amp; &quot;',&quot; &amp; [Ciudad.C575] &amp; &quot;),&quot;" table:style-name="ce1">
            <text:p>(25899,'Zipaquirá',25),</text:p>
          </table:table-cell>
          <table:table-cell table:number-columns-repeated="16383"/>
        </table:table-row>
        <table:table-row table:style-name="ro1">
          <table:table-cell office:value-type="string" office:string-value="(27001,'Quibdó',27)," table:formula="of:=&quot;(&quot; &amp; [Ciudad.A576] &amp; &quot;,'&quot; &amp; [Ciudad.B576] &amp; &quot;',&quot; &amp; [Ciudad.C576] &amp; &quot;),&quot;" table:style-name="ce1">
            <text:p>(27001,'Quibdó',27),</text:p>
          </table:table-cell>
          <table:table-cell table:number-columns-repeated="16383"/>
        </table:table-row>
        <table:table-row table:style-name="ro1">
          <table:table-cell office:value-type="string" office:string-value="(27006,'Acandí',27)," table:formula="of:=&quot;(&quot; &amp; [Ciudad.A577] &amp; &quot;,'&quot; &amp; [Ciudad.B577] &amp; &quot;',&quot; &amp; [Ciudad.C577] &amp; &quot;),&quot;" table:style-name="ce1">
            <text:p>(27006,'Acandí',27),</text:p>
          </table:table-cell>
          <table:table-cell table:number-columns-repeated="16383"/>
        </table:table-row>
        <table:table-row table:style-name="ro1">
          <table:table-cell office:value-type="string" office:string-value="(27025,'Alto Baudo',27)," table:formula="of:=&quot;(&quot; &amp; [Ciudad.A578] &amp; &quot;,'&quot; &amp; [Ciudad.B578] &amp; &quot;',&quot; &amp; [Ciudad.C578] &amp; &quot;),&quot;" table:style-name="ce1">
            <text:p>(27025,'Alto Baudo',27),</text:p>
          </table:table-cell>
          <table:table-cell table:number-columns-repeated="16383"/>
        </table:table-row>
        <table:table-row table:style-name="ro1">
          <table:table-cell office:value-type="string" office:string-value="(27050,'Atrato',27)," table:formula="of:=&quot;(&quot; &amp; [Ciudad.A579] &amp; &quot;,'&quot; &amp; [Ciudad.B579] &amp; &quot;',&quot; &amp; [Ciudad.C579] &amp; &quot;),&quot;" table:style-name="ce1">
            <text:p>(27050,'Atrato',27),</text:p>
          </table:table-cell>
          <table:table-cell table:number-columns-repeated="16383"/>
        </table:table-row>
        <table:table-row table:style-name="ro1">
          <table:table-cell office:value-type="string" office:string-value="(27073,'Bagadó',27)," table:formula="of:=&quot;(&quot; &amp; [Ciudad.A580] &amp; &quot;,'&quot; &amp; [Ciudad.B580] &amp; &quot;',&quot; &amp; [Ciudad.C580] &amp; &quot;),&quot;" table:style-name="ce1">
            <text:p>(27073,'Bagadó',27),</text:p>
          </table:table-cell>
          <table:table-cell table:number-columns-repeated="16383"/>
        </table:table-row>
        <table:table-row table:style-name="ro1">
          <table:table-cell office:value-type="string" office:string-value="(27075,'Bahía Solano',27)," table:formula="of:=&quot;(&quot; &amp; [Ciudad.A581] &amp; &quot;,'&quot; &amp; [Ciudad.B581] &amp; &quot;',&quot; &amp; [Ciudad.C581] &amp; &quot;),&quot;" table:style-name="ce1">
            <text:p>(27075,'Bahía Solano',27),</text:p>
          </table:table-cell>
          <table:table-cell table:number-columns-repeated="16383"/>
        </table:table-row>
        <table:table-row table:style-name="ro1">
          <table:table-cell office:value-type="string" office:string-value="(27077,'Bajo Baudó',27)," table:formula="of:=&quot;(&quot; &amp; [Ciudad.A582] &amp; &quot;,'&quot; &amp; [Ciudad.B582] &amp; &quot;',&quot; &amp; [Ciudad.C582] &amp; &quot;),&quot;" table:style-name="ce1">
            <text:p>(27077,'Bajo Baudó',27),</text:p>
          </table:table-cell>
          <table:table-cell table:number-columns-repeated="16383"/>
        </table:table-row>
        <table:table-row table:style-name="ro1">
          <table:table-cell office:value-type="string" office:string-value="(27086,'Belén de Bajira',27)," table:formula="of:=&quot;(&quot; &amp; [Ciudad.A583] &amp; &quot;,'&quot; &amp; [Ciudad.B583] &amp; &quot;',&quot; &amp; [Ciudad.C583] &amp; &quot;),&quot;" table:style-name="ce1">
            <text:p>(27086,'Belén de Bajira',27),</text:p>
          </table:table-cell>
          <table:table-cell table:number-columns-repeated="16383"/>
        </table:table-row>
        <table:table-row table:style-name="ro1">
          <table:table-cell office:value-type="string" office:string-value="(27099,'Bojaya',27)," table:formula="of:=&quot;(&quot; &amp; [Ciudad.A584] &amp; &quot;,'&quot; &amp; [Ciudad.B584] &amp; &quot;',&quot; &amp; [Ciudad.C584] &amp; &quot;),&quot;" table:style-name="ce1">
            <text:p>(27099,'Bojaya',27),</text:p>
          </table:table-cell>
          <table:table-cell table:number-columns-repeated="16383"/>
        </table:table-row>
        <table:table-row table:style-name="ro1">
          <table:table-cell office:value-type="string" office:string-value="(27135,'El Cantón del San Pablo',27)," table:formula="of:=&quot;(&quot; &amp; [Ciudad.A585] &amp; &quot;,'&quot; &amp; [Ciudad.B585] &amp; &quot;',&quot; &amp; [Ciudad.C585] &amp; &quot;),&quot;" table:style-name="ce1">
            <text:p>(27135,'El Cantón del San Pablo',27),</text:p>
          </table:table-cell>
          <table:table-cell table:number-columns-repeated="16383"/>
        </table:table-row>
        <table:table-row table:style-name="ro1">
          <table:table-cell office:value-type="string" office:string-value="(27150,'Carmen del Darien',27)," table:formula="of:=&quot;(&quot; &amp; [Ciudad.A586] &amp; &quot;,'&quot; &amp; [Ciudad.B586] &amp; &quot;',&quot; &amp; [Ciudad.C586] &amp; &quot;),&quot;" table:style-name="ce1">
            <text:p>(27150,'Carmen del Darien',27),</text:p>
          </table:table-cell>
          <table:table-cell table:number-columns-repeated="16383"/>
        </table:table-row>
        <table:table-row table:style-name="ro1">
          <table:table-cell office:value-type="string" office:string-value="(27160,'Cértegui',27)," table:formula="of:=&quot;(&quot; &amp; [Ciudad.A587] &amp; &quot;,'&quot; &amp; [Ciudad.B587] &amp; &quot;',&quot; &amp; [Ciudad.C587] &amp; &quot;),&quot;" table:style-name="ce1">
            <text:p>(27160,'Cértegui',27),</text:p>
          </table:table-cell>
          <table:table-cell table:number-columns-repeated="16383"/>
        </table:table-row>
        <table:table-row table:style-name="ro1">
          <table:table-cell office:value-type="string" office:string-value="(27205,'Condoto',27)," table:formula="of:=&quot;(&quot; &amp; [Ciudad.A588] &amp; &quot;,'&quot; &amp; [Ciudad.B588] &amp; &quot;',&quot; &amp; [Ciudad.C588] &amp; &quot;),&quot;" table:style-name="ce1">
            <text:p>(27205,'Condoto',27),</text:p>
          </table:table-cell>
          <table:table-cell table:number-columns-repeated="16383"/>
        </table:table-row>
        <table:table-row table:style-name="ro1">
          <table:table-cell office:value-type="string" office:string-value="(27245,'El Carmen de Atrato',27)," table:formula="of:=&quot;(&quot; &amp; [Ciudad.A589] &amp; &quot;,'&quot; &amp; [Ciudad.B589] &amp; &quot;',&quot; &amp; [Ciudad.C589] &amp; &quot;),&quot;" table:style-name="ce1">
            <text:p>(27245,'El Carmen de Atrato',27),</text:p>
          </table:table-cell>
          <table:table-cell table:number-columns-repeated="16383"/>
        </table:table-row>
        <table:table-row table:style-name="ro1">
          <table:table-cell office:value-type="string" office:string-value="(27250,'El Litoral del San Juan',27)," table:formula="of:=&quot;(&quot; &amp; [Ciudad.A590] &amp; &quot;,'&quot; &amp; [Ciudad.B590] &amp; &quot;',&quot; &amp; [Ciudad.C590] &amp; &quot;),&quot;" table:style-name="ce1">
            <text:p>(27250,'El Litoral del San Juan',27),</text:p>
          </table:table-cell>
          <table:table-cell table:number-columns-repeated="16383"/>
        </table:table-row>
        <table:table-row table:style-name="ro1">
          <table:table-cell office:value-type="string" office:string-value="(27361,'Istmina',27)," table:formula="of:=&quot;(&quot; &amp; [Ciudad.A591] &amp; &quot;,'&quot; &amp; [Ciudad.B591] &amp; &quot;',&quot; &amp; [Ciudad.C591] &amp; &quot;),&quot;" table:style-name="ce1">
            <text:p>(27361,'Istmina',27),</text:p>
          </table:table-cell>
          <table:table-cell table:number-columns-repeated="16383"/>
        </table:table-row>
        <table:table-row table:style-name="ro1">
          <table:table-cell office:value-type="string" office:string-value="(27372,'Juradó',27)," table:formula="of:=&quot;(&quot; &amp; [Ciudad.A592] &amp; &quot;,'&quot; &amp; [Ciudad.B592] &amp; &quot;',&quot; &amp; [Ciudad.C592] &amp; &quot;),&quot;" table:style-name="ce1">
            <text:p>(27372,'Juradó',27),</text:p>
          </table:table-cell>
          <table:table-cell table:number-columns-repeated="16383"/>
        </table:table-row>
        <table:table-row table:style-name="ro1">
          <table:table-cell office:value-type="string" office:string-value="(27413,'Lloró',27)," table:formula="of:=&quot;(&quot; &amp; [Ciudad.A593] &amp; &quot;,'&quot; &amp; [Ciudad.B593] &amp; &quot;',&quot; &amp; [Ciudad.C593] &amp; &quot;),&quot;" table:style-name="ce1">
            <text:p>(27413,'Lloró',27),</text:p>
          </table:table-cell>
          <table:table-cell table:number-columns-repeated="16383"/>
        </table:table-row>
        <table:table-row table:style-name="ro1">
          <table:table-cell office:value-type="string" office:string-value="(27425,'Medio Atrato',27)," table:formula="of:=&quot;(&quot; &amp; [Ciudad.A594] &amp; &quot;,'&quot; &amp; [Ciudad.B594] &amp; &quot;',&quot; &amp; [Ciudad.C594] &amp; &quot;),&quot;" table:style-name="ce1">
            <text:p>(27425,'Medio Atrato',27),</text:p>
          </table:table-cell>
          <table:table-cell table:number-columns-repeated="16383"/>
        </table:table-row>
        <table:table-row table:style-name="ro1">
          <table:table-cell office:value-type="string" office:string-value="(27430,'Medio Baudó',27)," table:formula="of:=&quot;(&quot; &amp; [Ciudad.A595] &amp; &quot;,'&quot; &amp; [Ciudad.B595] &amp; &quot;',&quot; &amp; [Ciudad.C595] &amp; &quot;),&quot;" table:style-name="ce1">
            <text:p>(27430,'Medio Baudó',27),</text:p>
          </table:table-cell>
          <table:table-cell table:number-columns-repeated="16383"/>
        </table:table-row>
        <table:table-row table:style-name="ro1">
          <table:table-cell office:value-type="string" office:string-value="(27450,'Medio San Juan',27)," table:formula="of:=&quot;(&quot; &amp; [Ciudad.A596] &amp; &quot;,'&quot; &amp; [Ciudad.B596] &amp; &quot;',&quot; &amp; [Ciudad.C596] &amp; &quot;),&quot;" table:style-name="ce1">
            <text:p>(27450,'Medio San Juan',27),</text:p>
          </table:table-cell>
          <table:table-cell table:number-columns-repeated="16383"/>
        </table:table-row>
        <table:table-row table:style-name="ro1">
          <table:table-cell office:value-type="string" office:string-value="(27491,'Nóvita',27)," table:formula="of:=&quot;(&quot; &amp; [Ciudad.A597] &amp; &quot;,'&quot; &amp; [Ciudad.B597] &amp; &quot;',&quot; &amp; [Ciudad.C597] &amp; &quot;),&quot;" table:style-name="ce1">
            <text:p>(27491,'Nóvita',27),</text:p>
          </table:table-cell>
          <table:table-cell table:number-columns-repeated="16383"/>
        </table:table-row>
        <table:table-row table:style-name="ro1">
          <table:table-cell office:value-type="string" office:string-value="(27495,'Nuquí',27)," table:formula="of:=&quot;(&quot; &amp; [Ciudad.A598] &amp; &quot;,'&quot; &amp; [Ciudad.B598] &amp; &quot;',&quot; &amp; [Ciudad.C598] &amp; &quot;),&quot;" table:style-name="ce1">
            <text:p>(27495,'Nuquí',27),</text:p>
          </table:table-cell>
          <table:table-cell table:number-columns-repeated="16383"/>
        </table:table-row>
        <table:table-row table:style-name="ro1">
          <table:table-cell office:value-type="string" office:string-value="(27580,'Río Iro',27)," table:formula="of:=&quot;(&quot; &amp; [Ciudad.A599] &amp; &quot;,'&quot; &amp; [Ciudad.B599] &amp; &quot;',&quot; &amp; [Ciudad.C599] &amp; &quot;),&quot;" table:style-name="ce1">
            <text:p>(27580,'Río Iro',27),</text:p>
          </table:table-cell>
          <table:table-cell table:number-columns-repeated="16383"/>
        </table:table-row>
        <table:table-row table:style-name="ro1">
          <table:table-cell office:value-type="string" office:string-value="(27600,'Río Quito',27)," table:formula="of:=&quot;(&quot; &amp; [Ciudad.A600] &amp; &quot;,'&quot; &amp; [Ciudad.B600] &amp; &quot;',&quot; &amp; [Ciudad.C600] &amp; &quot;),&quot;" table:style-name="ce1">
            <text:p>(27600,'Río Quito',27),</text:p>
          </table:table-cell>
          <table:table-cell table:number-columns-repeated="16383"/>
        </table:table-row>
        <table:table-row table:style-name="ro1">
          <table:table-cell office:value-type="string" office:string-value="(27615,'Riosucio',27)," table:formula="of:=&quot;(&quot; &amp; [Ciudad.A601] &amp; &quot;,'&quot; &amp; [Ciudad.B601] &amp; &quot;',&quot; &amp; [Ciudad.C601] &amp; &quot;),&quot;" table:style-name="ce1">
            <text:p>(27615,'Riosucio',27),</text:p>
          </table:table-cell>
          <table:table-cell table:number-columns-repeated="16383"/>
        </table:table-row>
        <table:table-row table:style-name="ro1">
          <table:table-cell office:value-type="string" office:string-value="(27660,'San José del Palmar',27)," table:formula="of:=&quot;(&quot; &amp; [Ciudad.A602] &amp; &quot;,'&quot; &amp; [Ciudad.B602] &amp; &quot;',&quot; &amp; [Ciudad.C602] &amp; &quot;),&quot;" table:style-name="ce1">
            <text:p>(27660,'San José del Palmar',27),</text:p>
          </table:table-cell>
          <table:table-cell table:number-columns-repeated="16383"/>
        </table:table-row>
        <table:table-row table:style-name="ro1">
          <table:table-cell office:value-type="string" office:string-value="(27745,'Sipí',27)," table:formula="of:=&quot;(&quot; &amp; [Ciudad.A603] &amp; &quot;,'&quot; &amp; [Ciudad.B603] &amp; &quot;',&quot; &amp; [Ciudad.C603] &amp; &quot;),&quot;" table:style-name="ce1">
            <text:p>(27745,'Sipí',27),</text:p>
          </table:table-cell>
          <table:table-cell table:number-columns-repeated="16383"/>
        </table:table-row>
        <table:table-row table:style-name="ro1">
          <table:table-cell office:value-type="string" office:string-value="(27787,'Tadó',27)," table:formula="of:=&quot;(&quot; &amp; [Ciudad.A604] &amp; &quot;,'&quot; &amp; [Ciudad.B604] &amp; &quot;',&quot; &amp; [Ciudad.C604] &amp; &quot;),&quot;" table:style-name="ce1">
            <text:p>(27787,'Tadó',27),</text:p>
          </table:table-cell>
          <table:table-cell table:number-columns-repeated="16383"/>
        </table:table-row>
        <table:table-row table:style-name="ro1">
          <table:table-cell office:value-type="string" office:string-value="(27800,'Unguía',27)," table:formula="of:=&quot;(&quot; &amp; [Ciudad.A605] &amp; &quot;,'&quot; &amp; [Ciudad.B605] &amp; &quot;',&quot; &amp; [Ciudad.C605] &amp; &quot;),&quot;" table:style-name="ce1">
            <text:p>(27800,'Unguía',27),</text:p>
          </table:table-cell>
          <table:table-cell table:number-columns-repeated="16383"/>
        </table:table-row>
        <table:table-row table:style-name="ro1">
          <table:table-cell office:value-type="string" office:string-value="(27810,'Unión Panamericana',27)," table:formula="of:=&quot;(&quot; &amp; [Ciudad.A606] &amp; &quot;,'&quot; &amp; [Ciudad.B606] &amp; &quot;',&quot; &amp; [Ciudad.C606] &amp; &quot;),&quot;" table:style-name="ce1">
            <text:p>(27810,'Unión Panamericana',27),</text:p>
          </table:table-cell>
          <table:table-cell table:number-columns-repeated="16383"/>
        </table:table-row>
        <table:table-row table:style-name="ro1">
          <table:table-cell office:value-type="string" office:string-value="(41001,'Neiva',41)," table:formula="of:=&quot;(&quot; &amp; [Ciudad.A607] &amp; &quot;,'&quot; &amp; [Ciudad.B607] &amp; &quot;',&quot; &amp; [Ciudad.C607] &amp; &quot;),&quot;" table:style-name="ce1">
            <text:p>(41001,'Neiva',41),</text:p>
          </table:table-cell>
          <table:table-cell table:number-columns-repeated="16383"/>
        </table:table-row>
        <table:table-row table:style-name="ro1">
          <table:table-cell office:value-type="string" office:string-value="(41006,'Acevedo',41)," table:formula="of:=&quot;(&quot; &amp; [Ciudad.A608] &amp; &quot;,'&quot; &amp; [Ciudad.B608] &amp; &quot;',&quot; &amp; [Ciudad.C608] &amp; &quot;),&quot;" table:style-name="ce1">
            <text:p>(41006,'Acevedo',41),</text:p>
          </table:table-cell>
          <table:table-cell table:number-columns-repeated="16383"/>
        </table:table-row>
        <table:table-row table:style-name="ro1">
          <table:table-cell office:value-type="string" office:string-value="(41013,'Agrado',41)," table:formula="of:=&quot;(&quot; &amp; [Ciudad.A609] &amp; &quot;,'&quot; &amp; [Ciudad.B609] &amp; &quot;',&quot; &amp; [Ciudad.C609] &amp; &quot;),&quot;" table:style-name="ce1">
            <text:p>(41013,'Agrado',41),</text:p>
          </table:table-cell>
          <table:table-cell table:number-columns-repeated="16383"/>
        </table:table-row>
        <table:table-row table:style-name="ro1">
          <table:table-cell office:value-type="string" office:string-value="(41016,'Aipe',41)," table:formula="of:=&quot;(&quot; &amp; [Ciudad.A610] &amp; &quot;,'&quot; &amp; [Ciudad.B610] &amp; &quot;',&quot; &amp; [Ciudad.C610] &amp; &quot;),&quot;" table:style-name="ce1">
            <text:p>(41016,'Aipe',41),</text:p>
          </table:table-cell>
          <table:table-cell table:number-columns-repeated="16383"/>
        </table:table-row>
        <table:table-row table:style-name="ro1">
          <table:table-cell office:value-type="string" office:string-value="(41020,'Algeciras',41)," table:formula="of:=&quot;(&quot; &amp; [Ciudad.A611] &amp; &quot;,'&quot; &amp; [Ciudad.B611] &amp; &quot;',&quot; &amp; [Ciudad.C611] &amp; &quot;),&quot;" table:style-name="ce1">
            <text:p>(41020,'Algeciras',41),</text:p>
          </table:table-cell>
          <table:table-cell table:number-columns-repeated="16383"/>
        </table:table-row>
        <table:table-row table:style-name="ro1">
          <table:table-cell office:value-type="string" office:string-value="(41026,'Altamira',41)," table:formula="of:=&quot;(&quot; &amp; [Ciudad.A612] &amp; &quot;,'&quot; &amp; [Ciudad.B612] &amp; &quot;',&quot; &amp; [Ciudad.C612] &amp; &quot;),&quot;" table:style-name="ce1">
            <text:p>(41026,'Altamira',41),</text:p>
          </table:table-cell>
          <table:table-cell table:number-columns-repeated="16383"/>
        </table:table-row>
        <table:table-row table:style-name="ro1">
          <table:table-cell office:value-type="string" office:string-value="(41078,'Baraya',41)," table:formula="of:=&quot;(&quot; &amp; [Ciudad.A613] &amp; &quot;,'&quot; &amp; [Ciudad.B613] &amp; &quot;',&quot; &amp; [Ciudad.C613] &amp; &quot;),&quot;" table:style-name="ce1">
            <text:p>(41078,'Baraya',41),</text:p>
          </table:table-cell>
          <table:table-cell table:number-columns-repeated="16383"/>
        </table:table-row>
        <table:table-row table:style-name="ro1">
          <table:table-cell office:value-type="string" office:string-value="(41132,'Campoalegre',41)," table:formula="of:=&quot;(&quot; &amp; [Ciudad.A614] &amp; &quot;,'&quot; &amp; [Ciudad.B614] &amp; &quot;',&quot; &amp; [Ciudad.C614] &amp; &quot;),&quot;" table:style-name="ce1">
            <text:p>(41132,'Campoalegre',41),</text:p>
          </table:table-cell>
          <table:table-cell table:number-columns-repeated="16383"/>
        </table:table-row>
        <table:table-row table:style-name="ro1">
          <table:table-cell office:value-type="string" office:string-value="(41206,'Colombia',41)," table:formula="of:=&quot;(&quot; &amp; [Ciudad.A615] &amp; &quot;,'&quot; &amp; [Ciudad.B615] &amp; &quot;',&quot; &amp; [Ciudad.C615] &amp; &quot;),&quot;" table:style-name="ce1">
            <text:p>(41206,'Colombia',41),</text:p>
          </table:table-cell>
          <table:table-cell table:number-columns-repeated="16383"/>
        </table:table-row>
        <table:table-row table:style-name="ro1">
          <table:table-cell office:value-type="string" office:string-value="(41244,'Elías',41)," table:formula="of:=&quot;(&quot; &amp; [Ciudad.A616] &amp; &quot;,'&quot; &amp; [Ciudad.B616] &amp; &quot;',&quot; &amp; [Ciudad.C616] &amp; &quot;),&quot;" table:style-name="ce1">
            <text:p>(41244,'Elías',41),</text:p>
          </table:table-cell>
          <table:table-cell table:number-columns-repeated="16383"/>
        </table:table-row>
        <table:table-row table:style-name="ro1">
          <table:table-cell office:value-type="string" office:string-value="(41298,'Garzón',41)," table:formula="of:=&quot;(&quot; &amp; [Ciudad.A617] &amp; &quot;,'&quot; &amp; [Ciudad.B617] &amp; &quot;',&quot; &amp; [Ciudad.C617] &amp; &quot;),&quot;" table:style-name="ce1">
            <text:p>(41298,'Garzón',41),</text:p>
          </table:table-cell>
          <table:table-cell table:number-columns-repeated="16383"/>
        </table:table-row>
        <table:table-row table:style-name="ro1">
          <table:table-cell office:value-type="string" office:string-value="(41306,'Gigante',41)," table:formula="of:=&quot;(&quot; &amp; [Ciudad.A618] &amp; &quot;,'&quot; &amp; [Ciudad.B618] &amp; &quot;',&quot; &amp; [Ciudad.C618] &amp; &quot;),&quot;" table:style-name="ce1">
            <text:p>(41306,'Gigante',41),</text:p>
          </table:table-cell>
          <table:table-cell table:number-columns-repeated="16383"/>
        </table:table-row>
        <table:table-row table:style-name="ro1">
          <table:table-cell office:value-type="string" office:string-value="(41319,'Guadalupe',41)," table:formula="of:=&quot;(&quot; &amp; [Ciudad.A619] &amp; &quot;,'&quot; &amp; [Ciudad.B619] &amp; &quot;',&quot; &amp; [Ciudad.C619] &amp; &quot;),&quot;" table:style-name="ce1">
            <text:p>(41319,'Guadalupe',41),</text:p>
          </table:table-cell>
          <table:table-cell table:number-columns-repeated="16383"/>
        </table:table-row>
        <table:table-row table:style-name="ro1">
          <table:table-cell office:value-type="string" office:string-value="(41349,'Hobo',41)," table:formula="of:=&quot;(&quot; &amp; [Ciudad.A620] &amp; &quot;,'&quot; &amp; [Ciudad.B620] &amp; &quot;',&quot; &amp; [Ciudad.C620] &amp; &quot;),&quot;" table:style-name="ce1">
            <text:p>(41349,'Hobo',41),</text:p>
          </table:table-cell>
          <table:table-cell table:number-columns-repeated="16383"/>
        </table:table-row>
        <table:table-row table:style-name="ro1">
          <table:table-cell office:value-type="string" office:string-value="(41357,'Iquira',41)," table:formula="of:=&quot;(&quot; &amp; [Ciudad.A621] &amp; &quot;,'&quot; &amp; [Ciudad.B621] &amp; &quot;',&quot; &amp; [Ciudad.C621] &amp; &quot;),&quot;" table:style-name="ce1">
            <text:p>(41357,'Iquira',41),</text:p>
          </table:table-cell>
          <table:table-cell table:number-columns-repeated="16383"/>
        </table:table-row>
        <table:table-row table:style-name="ro1">
          <table:table-cell office:value-type="string" office:string-value="(41359,'Isnos',41)," table:formula="of:=&quot;(&quot; &amp; [Ciudad.A622] &amp; &quot;,'&quot; &amp; [Ciudad.B622] &amp; &quot;',&quot; &amp; [Ciudad.C622] &amp; &quot;),&quot;" table:style-name="ce1">
            <text:p>(41359,'Isnos',41),</text:p>
          </table:table-cell>
          <table:table-cell table:number-columns-repeated="16383"/>
        </table:table-row>
        <table:table-row table:style-name="ro1">
          <table:table-cell office:value-type="string" office:string-value="(41378,'La Argentina',41)," table:formula="of:=&quot;(&quot; &amp; [Ciudad.A623] &amp; &quot;,'&quot; &amp; [Ciudad.B623] &amp; &quot;',&quot; &amp; [Ciudad.C623] &amp; &quot;),&quot;" table:style-name="ce1">
            <text:p>(41378,'La Argentina',41),</text:p>
          </table:table-cell>
          <table:table-cell table:number-columns-repeated="16383"/>
        </table:table-row>
        <table:table-row table:style-name="ro1">
          <table:table-cell office:value-type="string" office:string-value="(41396,'La Plata',41)," table:formula="of:=&quot;(&quot; &amp; [Ciudad.A624] &amp; &quot;,'&quot; &amp; [Ciudad.B624] &amp; &quot;',&quot; &amp; [Ciudad.C624] &amp; &quot;),&quot;" table:style-name="ce1">
            <text:p>(41396,'La Plata',41),</text:p>
          </table:table-cell>
          <table:table-cell table:number-columns-repeated="16383"/>
        </table:table-row>
        <table:table-row table:style-name="ro1">
          <table:table-cell office:value-type="string" office:string-value="(41483,'Nátaga',41)," table:formula="of:=&quot;(&quot; &amp; [Ciudad.A625] &amp; &quot;,'&quot; &amp; [Ciudad.B625] &amp; &quot;',&quot; &amp; [Ciudad.C625] &amp; &quot;),&quot;" table:style-name="ce1">
            <text:p>(41483,'Nátaga',41),</text:p>
          </table:table-cell>
          <table:table-cell table:number-columns-repeated="16383"/>
        </table:table-row>
        <table:table-row table:style-name="ro1">
          <table:table-cell office:value-type="string" office:string-value="(41503,'Oporapa',41)," table:formula="of:=&quot;(&quot; &amp; [Ciudad.A626] &amp; &quot;,'&quot; &amp; [Ciudad.B626] &amp; &quot;',&quot; &amp; [Ciudad.C626] &amp; &quot;),&quot;" table:style-name="ce1">
            <text:p>(41503,'Oporapa',41),</text:p>
          </table:table-cell>
          <table:table-cell table:number-columns-repeated="16383"/>
        </table:table-row>
        <table:table-row table:style-name="ro1">
          <table:table-cell office:value-type="string" office:string-value="(41518,'Paicol',41)," table:formula="of:=&quot;(&quot; &amp; [Ciudad.A627] &amp; &quot;,'&quot; &amp; [Ciudad.B627] &amp; &quot;',&quot; &amp; [Ciudad.C627] &amp; &quot;),&quot;" table:style-name="ce1">
            <text:p>(41518,'Paicol',41),</text:p>
          </table:table-cell>
          <table:table-cell table:number-columns-repeated="16383"/>
        </table:table-row>
        <table:table-row table:style-name="ro1">
          <table:table-cell office:value-type="string" office:string-value="(41524,'Palermo',41)," table:formula="of:=&quot;(&quot; &amp; [Ciudad.A628] &amp; &quot;,'&quot; &amp; [Ciudad.B628] &amp; &quot;',&quot; &amp; [Ciudad.C628] &amp; &quot;),&quot;" table:style-name="ce1">
            <text:p>(41524,'Palermo',41),</text:p>
          </table:table-cell>
          <table:table-cell table:number-columns-repeated="16383"/>
        </table:table-row>
        <table:table-row table:style-name="ro1">
          <table:table-cell office:value-type="string" office:string-value="(41530,'Palestina',41)," table:formula="of:=&quot;(&quot; &amp; [Ciudad.A629] &amp; &quot;,'&quot; &amp; [Ciudad.B629] &amp; &quot;',&quot; &amp; [Ciudad.C629] &amp; &quot;),&quot;" table:style-name="ce1">
            <text:p>(41530,'Palestina',41),</text:p>
          </table:table-cell>
          <table:table-cell table:number-columns-repeated="16383"/>
        </table:table-row>
        <table:table-row table:style-name="ro1">
          <table:table-cell office:value-type="string" office:string-value="(41548,'Pital',41)," table:formula="of:=&quot;(&quot; &amp; [Ciudad.A630] &amp; &quot;,'&quot; &amp; [Ciudad.B630] &amp; &quot;',&quot; &amp; [Ciudad.C630] &amp; &quot;),&quot;" table:style-name="ce1">
            <text:p>(41548,'Pital',41),</text:p>
          </table:table-cell>
          <table:table-cell table:number-columns-repeated="16383"/>
        </table:table-row>
        <table:table-row table:style-name="ro1">
          <table:table-cell office:value-type="string" office:string-value="(41551,'Pitalito',41)," table:formula="of:=&quot;(&quot; &amp; [Ciudad.A631] &amp; &quot;,'&quot; &amp; [Ciudad.B631] &amp; &quot;',&quot; &amp; [Ciudad.C631] &amp; &quot;),&quot;" table:style-name="ce1">
            <text:p>(41551,'Pitalito',41),</text:p>
          </table:table-cell>
          <table:table-cell table:number-columns-repeated="16383"/>
        </table:table-row>
        <table:table-row table:style-name="ro1">
          <table:table-cell office:value-type="string" office:string-value="(41615,'Rivera',41)," table:formula="of:=&quot;(&quot; &amp; [Ciudad.A632] &amp; &quot;,'&quot; &amp; [Ciudad.B632] &amp; &quot;',&quot; &amp; [Ciudad.C632] &amp; &quot;),&quot;" table:style-name="ce1">
            <text:p>(41615,'Rivera',41),</text:p>
          </table:table-cell>
          <table:table-cell table:number-columns-repeated="16383"/>
        </table:table-row>
        <table:table-row table:style-name="ro1">
          <table:table-cell office:value-type="string" office:string-value="(41660,'Saladoblanco',41)," table:formula="of:=&quot;(&quot; &amp; [Ciudad.A633] &amp; &quot;,'&quot; &amp; [Ciudad.B633] &amp; &quot;',&quot; &amp; [Ciudad.C633] &amp; &quot;),&quot;" table:style-name="ce1">
            <text:p>(41660,'Saladoblanco',41),</text:p>
          </table:table-cell>
          <table:table-cell table:number-columns-repeated="16383"/>
        </table:table-row>
        <table:table-row table:style-name="ro1">
          <table:table-cell office:value-type="string" office:string-value="(41668,'San Agustín',41)," table:formula="of:=&quot;(&quot; &amp; [Ciudad.A634] &amp; &quot;,'&quot; &amp; [Ciudad.B634] &amp; &quot;',&quot; &amp; [Ciudad.C634] &amp; &quot;),&quot;" table:style-name="ce1">
            <text:p>(41668,'San Agustín',41),</text:p>
          </table:table-cell>
          <table:table-cell table:number-columns-repeated="16383"/>
        </table:table-row>
        <table:table-row table:style-name="ro1">
          <table:table-cell office:value-type="string" office:string-value="(41676,'Santa María',41)," table:formula="of:=&quot;(&quot; &amp; [Ciudad.A635] &amp; &quot;,'&quot; &amp; [Ciudad.B635] &amp; &quot;',&quot; &amp; [Ciudad.C635] &amp; &quot;),&quot;" table:style-name="ce1">
            <text:p>(41676,'Santa María',41),</text:p>
          </table:table-cell>
          <table:table-cell table:number-columns-repeated="16383"/>
        </table:table-row>
        <table:table-row table:style-name="ro1">
          <table:table-cell office:value-type="string" office:string-value="(41770,'Suaza',41)," table:formula="of:=&quot;(&quot; &amp; [Ciudad.A636] &amp; &quot;,'&quot; &amp; [Ciudad.B636] &amp; &quot;',&quot; &amp; [Ciudad.C636] &amp; &quot;),&quot;" table:style-name="ce1">
            <text:p>(41770,'Suaza',41),</text:p>
          </table:table-cell>
          <table:table-cell table:number-columns-repeated="16383"/>
        </table:table-row>
        <table:table-row table:style-name="ro1">
          <table:table-cell office:value-type="string" office:string-value="(41791,'Tarqui',41)," table:formula="of:=&quot;(&quot; &amp; [Ciudad.A637] &amp; &quot;,'&quot; &amp; [Ciudad.B637] &amp; &quot;',&quot; &amp; [Ciudad.C637] &amp; &quot;),&quot;" table:style-name="ce1">
            <text:p>(41791,'Tarqui',41),</text:p>
          </table:table-cell>
          <table:table-cell table:number-columns-repeated="16383"/>
        </table:table-row>
        <table:table-row table:style-name="ro1">
          <table:table-cell office:value-type="string" office:string-value="(41797,'Tesalia',41)," table:formula="of:=&quot;(&quot; &amp; [Ciudad.A638] &amp; &quot;,'&quot; &amp; [Ciudad.B638] &amp; &quot;',&quot; &amp; [Ciudad.C638] &amp; &quot;),&quot;" table:style-name="ce1">
            <text:p>(41797,'Tesalia',41),</text:p>
          </table:table-cell>
          <table:table-cell table:number-columns-repeated="16383"/>
        </table:table-row>
        <table:table-row table:style-name="ro1">
          <table:table-cell office:value-type="string" office:string-value="(41799,'Tello',41)," table:formula="of:=&quot;(&quot; &amp; [Ciudad.A639] &amp; &quot;,'&quot; &amp; [Ciudad.B639] &amp; &quot;',&quot; &amp; [Ciudad.C639] &amp; &quot;),&quot;" table:style-name="ce1">
            <text:p>(41799,'Tello',41),</text:p>
          </table:table-cell>
          <table:table-cell table:number-columns-repeated="16383"/>
        </table:table-row>
        <table:table-row table:style-name="ro1">
          <table:table-cell office:value-type="string" office:string-value="(41801,'Teruel',41)," table:formula="of:=&quot;(&quot; &amp; [Ciudad.A640] &amp; &quot;,'&quot; &amp; [Ciudad.B640] &amp; &quot;',&quot; &amp; [Ciudad.C640] &amp; &quot;),&quot;" table:style-name="ce1">
            <text:p>(41801,'Teruel',41),</text:p>
          </table:table-cell>
          <table:table-cell table:number-columns-repeated="16383"/>
        </table:table-row>
        <table:table-row table:style-name="ro1">
          <table:table-cell office:value-type="string" office:string-value="(41807,'Timaná',41)," table:formula="of:=&quot;(&quot; &amp; [Ciudad.A641] &amp; &quot;,'&quot; &amp; [Ciudad.B641] &amp; &quot;',&quot; &amp; [Ciudad.C641] &amp; &quot;),&quot;" table:style-name="ce1">
            <text:p>(41807,'Timaná',41),</text:p>
          </table:table-cell>
          <table:table-cell table:number-columns-repeated="16383"/>
        </table:table-row>
        <table:table-row table:style-name="ro1">
          <table:table-cell office:value-type="string" office:string-value="(41872,'Villavieja',41)," table:formula="of:=&quot;(&quot; &amp; [Ciudad.A642] &amp; &quot;,'&quot; &amp; [Ciudad.B642] &amp; &quot;',&quot; &amp; [Ciudad.C642] &amp; &quot;),&quot;" table:style-name="ce1">
            <text:p>(41872,'Villavieja',41),</text:p>
          </table:table-cell>
          <table:table-cell table:number-columns-repeated="16383"/>
        </table:table-row>
        <table:table-row table:style-name="ro1">
          <table:table-cell office:value-type="string" office:string-value="(41885,'Yaguará',41)," table:formula="of:=&quot;(&quot; &amp; [Ciudad.A643] &amp; &quot;,'&quot; &amp; [Ciudad.B643] &amp; &quot;',&quot; &amp; [Ciudad.C643] &amp; &quot;),&quot;" table:style-name="ce1">
            <text:p>(41885,'Yaguará',41),</text:p>
          </table:table-cell>
          <table:table-cell table:number-columns-repeated="16383"/>
        </table:table-row>
        <table:table-row table:style-name="ro1">
          <table:table-cell office:value-type="string" office:string-value="(44001,'Riohacha',44)," table:formula="of:=&quot;(&quot; &amp; [Ciudad.A644] &amp; &quot;,'&quot; &amp; [Ciudad.B644] &amp; &quot;',&quot; &amp; [Ciudad.C644] &amp; &quot;),&quot;" table:style-name="ce1">
            <text:p>(44001,'Riohacha',44),</text:p>
          </table:table-cell>
          <table:table-cell table:number-columns-repeated="16383"/>
        </table:table-row>
        <table:table-row table:style-name="ro1">
          <table:table-cell office:value-type="string" office:string-value="(44035,'Albania',44)," table:formula="of:=&quot;(&quot; &amp; [Ciudad.A645] &amp; &quot;,'&quot; &amp; [Ciudad.B645] &amp; &quot;',&quot; &amp; [Ciudad.C645] &amp; &quot;),&quot;" table:style-name="ce1">
            <text:p>(44035,'Albania',44),</text:p>
          </table:table-cell>
          <table:table-cell table:number-columns-repeated="16383"/>
        </table:table-row>
        <table:table-row table:style-name="ro1">
          <table:table-cell office:value-type="string" office:string-value="(44078,'Barrancas',44)," table:formula="of:=&quot;(&quot; &amp; [Ciudad.A646] &amp; &quot;,'&quot; &amp; [Ciudad.B646] &amp; &quot;',&quot; &amp; [Ciudad.C646] &amp; &quot;),&quot;" table:style-name="ce1">
            <text:p>(44078,'Barrancas',44),</text:p>
          </table:table-cell>
          <table:table-cell table:number-columns-repeated="16383"/>
        </table:table-row>
        <table:table-row table:style-name="ro1">
          <table:table-cell office:value-type="string" office:string-value="(44090,'Dibula',44)," table:formula="of:=&quot;(&quot; &amp; [Ciudad.A647] &amp; &quot;,'&quot; &amp; [Ciudad.B647] &amp; &quot;',&quot; &amp; [Ciudad.C647] &amp; &quot;),&quot;" table:style-name="ce1">
            <text:p>(44090,'Dibula',44),</text:p>
          </table:table-cell>
          <table:table-cell table:number-columns-repeated="16383"/>
        </table:table-row>
        <table:table-row table:style-name="ro1">
          <table:table-cell office:value-type="string" office:string-value="(44098,'Distracción',44)," table:formula="of:=&quot;(&quot; &amp; [Ciudad.A648] &amp; &quot;,'&quot; &amp; [Ciudad.B648] &amp; &quot;',&quot; &amp; [Ciudad.C648] &amp; &quot;),&quot;" table:style-name="ce1">
            <text:p>(44098,'Distracción',44),</text:p>
          </table:table-cell>
          <table:table-cell table:number-columns-repeated="16383"/>
        </table:table-row>
        <table:table-row table:style-name="ro1">
          <table:table-cell office:value-type="string" office:string-value="(44110,'El Molino',44)," table:formula="of:=&quot;(&quot; &amp; [Ciudad.A649] &amp; &quot;,'&quot; &amp; [Ciudad.B649] &amp; &quot;',&quot; &amp; [Ciudad.C649] &amp; &quot;),&quot;" table:style-name="ce1">
            <text:p>(44110,'El Molino',44),</text:p>
          </table:table-cell>
          <table:table-cell table:number-columns-repeated="16383"/>
        </table:table-row>
        <table:table-row table:style-name="ro1">
          <table:table-cell office:value-type="string" office:string-value="(44279,'Fonseca',44)," table:formula="of:=&quot;(&quot; &amp; [Ciudad.A650] &amp; &quot;,'&quot; &amp; [Ciudad.B650] &amp; &quot;',&quot; &amp; [Ciudad.C650] &amp; &quot;),&quot;" table:style-name="ce1">
            <text:p>(44279,'Fonseca',44),</text:p>
          </table:table-cell>
          <table:table-cell table:number-columns-repeated="16383"/>
        </table:table-row>
        <table:table-row table:style-name="ro1">
          <table:table-cell office:value-type="string" office:string-value="(44378,'Hatonuevo',44)," table:formula="of:=&quot;(&quot; &amp; [Ciudad.A651] &amp; &quot;,'&quot; &amp; [Ciudad.B651] &amp; &quot;',&quot; &amp; [Ciudad.C651] &amp; &quot;),&quot;" table:style-name="ce1">
            <text:p>(44378,'Hatonuevo',44),</text:p>
          </table:table-cell>
          <table:table-cell table:number-columns-repeated="16383"/>
        </table:table-row>
        <table:table-row table:style-name="ro1">
          <table:table-cell office:value-type="string" office:string-value="(44420,'La Jagua del Pilar',44)," table:formula="of:=&quot;(&quot; &amp; [Ciudad.A652] &amp; &quot;,'&quot; &amp; [Ciudad.B652] &amp; &quot;',&quot; &amp; [Ciudad.C652] &amp; &quot;),&quot;" table:style-name="ce1">
            <text:p>(44420,'La Jagua del Pilar',44),</text:p>
          </table:table-cell>
          <table:table-cell table:number-columns-repeated="16383"/>
        </table:table-row>
        <table:table-row table:style-name="ro1">
          <table:table-cell office:value-type="string" office:string-value="(44430,'Maicao',44)," table:formula="of:=&quot;(&quot; &amp; [Ciudad.A653] &amp; &quot;,'&quot; &amp; [Ciudad.B653] &amp; &quot;',&quot; &amp; [Ciudad.C653] &amp; &quot;),&quot;" table:style-name="ce1">
            <text:p>(44430,'Maicao',44),</text:p>
          </table:table-cell>
          <table:table-cell table:number-columns-repeated="16383"/>
        </table:table-row>
        <table:table-row table:style-name="ro1">
          <table:table-cell office:value-type="string" office:string-value="(44560,'Manaure',44)," table:formula="of:=&quot;(&quot; &amp; [Ciudad.A654] &amp; &quot;,'&quot; &amp; [Ciudad.B654] &amp; &quot;',&quot; &amp; [Ciudad.C654] &amp; &quot;),&quot;" table:style-name="ce1">
            <text:p>(44560,'Manaure',44),</text:p>
          </table:table-cell>
          <table:table-cell table:number-columns-repeated="16383"/>
        </table:table-row>
        <table:table-row table:style-name="ro1">
          <table:table-cell office:value-type="string" office:string-value="(44650,'San Juan del Cesar',44)," table:formula="of:=&quot;(&quot; &amp; [Ciudad.A655] &amp; &quot;,'&quot; &amp; [Ciudad.B655] &amp; &quot;',&quot; &amp; [Ciudad.C655] &amp; &quot;),&quot;" table:style-name="ce1">
            <text:p>(44650,'San Juan del Cesar',44),</text:p>
          </table:table-cell>
          <table:table-cell table:number-columns-repeated="16383"/>
        </table:table-row>
        <table:table-row table:style-name="ro1">
          <table:table-cell office:value-type="string" office:string-value="(44847,'Uribia',44)," table:formula="of:=&quot;(&quot; &amp; [Ciudad.A656] &amp; &quot;,'&quot; &amp; [Ciudad.B656] &amp; &quot;',&quot; &amp; [Ciudad.C656] &amp; &quot;),&quot;" table:style-name="ce1">
            <text:p>(44847,'Uribia',44),</text:p>
          </table:table-cell>
          <table:table-cell table:number-columns-repeated="16383"/>
        </table:table-row>
        <table:table-row table:style-name="ro1">
          <table:table-cell office:value-type="string" office:string-value="(44855,'Urumita',44)," table:formula="of:=&quot;(&quot; &amp; [Ciudad.A657] &amp; &quot;,'&quot; &amp; [Ciudad.B657] &amp; &quot;',&quot; &amp; [Ciudad.C657] &amp; &quot;),&quot;" table:style-name="ce1">
            <text:p>(44855,'Urumita',44),</text:p>
          </table:table-cell>
          <table:table-cell table:number-columns-repeated="16383"/>
        </table:table-row>
        <table:table-row table:style-name="ro1">
          <table:table-cell office:value-type="string" office:string-value="(44874,'Villanueva',44)," table:formula="of:=&quot;(&quot; &amp; [Ciudad.A658] &amp; &quot;,'&quot; &amp; [Ciudad.B658] &amp; &quot;',&quot; &amp; [Ciudad.C658] &amp; &quot;),&quot;" table:style-name="ce1">
            <text:p>(44874,'Villanueva',44),</text:p>
          </table:table-cell>
          <table:table-cell table:number-columns-repeated="16383"/>
        </table:table-row>
        <table:table-row table:style-name="ro1">
          <table:table-cell office:value-type="string" office:string-value="(47001,'Santa Marta',47)," table:formula="of:=&quot;(&quot; &amp; [Ciudad.A659] &amp; &quot;,'&quot; &amp; [Ciudad.B659] &amp; &quot;',&quot; &amp; [Ciudad.C659] &amp; &quot;),&quot;" table:style-name="ce1">
            <text:p>(47001,'Santa Marta',47),</text:p>
          </table:table-cell>
          <table:table-cell table:number-columns-repeated="16383"/>
        </table:table-row>
        <table:table-row table:style-name="ro1">
          <table:table-cell office:value-type="string" office:string-value="(47030,'Algarrobo',47)," table:formula="of:=&quot;(&quot; &amp; [Ciudad.A660] &amp; &quot;,'&quot; &amp; [Ciudad.B660] &amp; &quot;',&quot; &amp; [Ciudad.C660] &amp; &quot;),&quot;" table:style-name="ce1">
            <text:p>(47030,'Algarrobo',47),</text:p>
          </table:table-cell>
          <table:table-cell table:number-columns-repeated="16383"/>
        </table:table-row>
        <table:table-row table:style-name="ro1">
          <table:table-cell office:value-type="string" office:string-value="(47053,'Aracataca',47)," table:formula="of:=&quot;(&quot; &amp; [Ciudad.A661] &amp; &quot;,'&quot; &amp; [Ciudad.B661] &amp; &quot;',&quot; &amp; [Ciudad.C661] &amp; &quot;),&quot;" table:style-name="ce1">
            <text:p>(47053,'Aracataca',47),</text:p>
          </table:table-cell>
          <table:table-cell table:number-columns-repeated="16383"/>
        </table:table-row>
        <table:table-row table:style-name="ro1">
          <table:table-cell office:value-type="string" office:string-value="(47058,'Ariguaní',47)," table:formula="of:=&quot;(&quot; &amp; [Ciudad.A662] &amp; &quot;,'&quot; &amp; [Ciudad.B662] &amp; &quot;',&quot; &amp; [Ciudad.C662] &amp; &quot;),&quot;" table:style-name="ce1">
            <text:p>(47058,'Ariguaní',47),</text:p>
          </table:table-cell>
          <table:table-cell table:number-columns-repeated="16383"/>
        </table:table-row>
        <table:table-row table:style-name="ro1">
          <table:table-cell office:value-type="string" office:string-value="(47161,'Cerro San Antonio',47)," table:formula="of:=&quot;(&quot; &amp; [Ciudad.A663] &amp; &quot;,'&quot; &amp; [Ciudad.B663] &amp; &quot;',&quot; &amp; [Ciudad.C663] &amp; &quot;),&quot;" table:style-name="ce1">
            <text:p>(47161,'Cerro San Antonio',47),</text:p>
          </table:table-cell>
          <table:table-cell table:number-columns-repeated="16383"/>
        </table:table-row>
        <table:table-row table:style-name="ro1">
          <table:table-cell office:value-type="string" office:string-value="(47170,'Chivolo',47)," table:formula="of:=&quot;(&quot; &amp; [Ciudad.A664] &amp; &quot;,'&quot; &amp; [Ciudad.B664] &amp; &quot;',&quot; &amp; [Ciudad.C664] &amp; &quot;),&quot;" table:style-name="ce1">
            <text:p>(47170,'Chivolo',47),</text:p>
          </table:table-cell>
          <table:table-cell table:number-columns-repeated="16383"/>
        </table:table-row>
        <table:table-row table:style-name="ro1">
          <table:table-cell office:value-type="string" office:string-value="(47189,'Ciénaga',47)," table:formula="of:=&quot;(&quot; &amp; [Ciudad.A665] &amp; &quot;,'&quot; &amp; [Ciudad.B665] &amp; &quot;',&quot; &amp; [Ciudad.C665] &amp; &quot;),&quot;" table:style-name="ce1">
            <text:p>(47189,'Ciénaga',47),</text:p>
          </table:table-cell>
          <table:table-cell table:number-columns-repeated="16383"/>
        </table:table-row>
        <table:table-row table:style-name="ro1">
          <table:table-cell office:value-type="string" office:string-value="(47205,'Concordia',47)," table:formula="of:=&quot;(&quot; &amp; [Ciudad.A666] &amp; &quot;,'&quot; &amp; [Ciudad.B666] &amp; &quot;',&quot; &amp; [Ciudad.C666] &amp; &quot;),&quot;" table:style-name="ce1">
            <text:p>(47205,'Concordia',47),</text:p>
          </table:table-cell>
          <table:table-cell table:number-columns-repeated="16383"/>
        </table:table-row>
        <table:table-row table:style-name="ro1">
          <table:table-cell office:value-type="string" office:string-value="(47245,'El Banco',47)," table:formula="of:=&quot;(&quot; &amp; [Ciudad.A667] &amp; &quot;,'&quot; &amp; [Ciudad.B667] &amp; &quot;',&quot; &amp; [Ciudad.C667] &amp; &quot;),&quot;" table:style-name="ce1">
            <text:p>(47245,'El Banco',47),</text:p>
          </table:table-cell>
          <table:table-cell table:number-columns-repeated="16383"/>
        </table:table-row>
        <table:table-row table:style-name="ro1">
          <table:table-cell office:value-type="string" office:string-value="(47258,'El Piñon',47)," table:formula="of:=&quot;(&quot; &amp; [Ciudad.A668] &amp; &quot;,'&quot; &amp; [Ciudad.B668] &amp; &quot;',&quot; &amp; [Ciudad.C668] &amp; &quot;),&quot;" table:style-name="ce1">
            <text:p>(47258,'El Piñon',47),</text:p>
          </table:table-cell>
          <table:table-cell table:number-columns-repeated="16383"/>
        </table:table-row>
        <table:table-row table:style-name="ro1">
          <table:table-cell office:value-type="string" office:string-value="(47268,'El Retén',47)," table:formula="of:=&quot;(&quot; &amp; [Ciudad.A669] &amp; &quot;,'&quot; &amp; [Ciudad.B669] &amp; &quot;',&quot; &amp; [Ciudad.C669] &amp; &quot;),&quot;" table:style-name="ce1">
            <text:p>(47268,'El Retén',47),</text:p>
          </table:table-cell>
          <table:table-cell table:number-columns-repeated="16383"/>
        </table:table-row>
        <table:table-row table:style-name="ro1">
          <table:table-cell office:value-type="string" office:string-value="(47288,'Fundación',47)," table:formula="of:=&quot;(&quot; &amp; [Ciudad.A670] &amp; &quot;,'&quot; &amp; [Ciudad.B670] &amp; &quot;',&quot; &amp; [Ciudad.C670] &amp; &quot;),&quot;" table:style-name="ce1">
            <text:p>(47288,'Fundación',47),</text:p>
          </table:table-cell>
          <table:table-cell table:number-columns-repeated="16383"/>
        </table:table-row>
        <table:table-row table:style-name="ro1">
          <table:table-cell office:value-type="string" office:string-value="(47318,'Guamal',47)," table:formula="of:=&quot;(&quot; &amp; [Ciudad.A671] &amp; &quot;,'&quot; &amp; [Ciudad.B671] &amp; &quot;',&quot; &amp; [Ciudad.C671] &amp; &quot;),&quot;" table:style-name="ce1">
            <text:p>(47318,'Guamal',47),</text:p>
          </table:table-cell>
          <table:table-cell table:number-columns-repeated="16383"/>
        </table:table-row>
        <table:table-row table:style-name="ro1">
          <table:table-cell office:value-type="string" office:string-value="(47460,'Nueva Granada',47)," table:formula="of:=&quot;(&quot; &amp; [Ciudad.A672] &amp; &quot;,'&quot; &amp; [Ciudad.B672] &amp; &quot;',&quot; &amp; [Ciudad.C672] &amp; &quot;),&quot;" table:style-name="ce1">
            <text:p>(47460,'Nueva Granada',47),</text:p>
          </table:table-cell>
          <table:table-cell table:number-columns-repeated="16383"/>
        </table:table-row>
        <table:table-row table:style-name="ro1">
          <table:table-cell office:value-type="string" office:string-value="(47541,'Pedraza',47)," table:formula="of:=&quot;(&quot; &amp; [Ciudad.A673] &amp; &quot;,'&quot; &amp; [Ciudad.B673] &amp; &quot;',&quot; &amp; [Ciudad.C673] &amp; &quot;),&quot;" table:style-name="ce1">
            <text:p>(47541,'Pedraza',47),</text:p>
          </table:table-cell>
          <table:table-cell table:number-columns-repeated="16383"/>
        </table:table-row>
        <table:table-row table:style-name="ro1">
          <table:table-cell office:value-type="string" office:string-value="(47545,'Pijiño del Carmen',47)," table:formula="of:=&quot;(&quot; &amp; [Ciudad.A674] &amp; &quot;,'&quot; &amp; [Ciudad.B674] &amp; &quot;',&quot; &amp; [Ciudad.C674] &amp; &quot;),&quot;" table:style-name="ce1">
            <text:p>(47545,'Pijiño del Carmen',47),</text:p>
          </table:table-cell>
          <table:table-cell table:number-columns-repeated="16383"/>
        </table:table-row>
        <table:table-row table:style-name="ro1">
          <table:table-cell office:value-type="string" office:string-value="(47551,'Pivijay',47)," table:formula="of:=&quot;(&quot; &amp; [Ciudad.A675] &amp; &quot;,'&quot; &amp; [Ciudad.B675] &amp; &quot;',&quot; &amp; [Ciudad.C675] &amp; &quot;),&quot;" table:style-name="ce1">
            <text:p>(47551,'Pivijay',47),</text:p>
          </table:table-cell>
          <table:table-cell table:number-columns-repeated="16383"/>
        </table:table-row>
        <table:table-row table:style-name="ro1">
          <table:table-cell office:value-type="string" office:string-value="(47555,'Plato',47)," table:formula="of:=&quot;(&quot; &amp; [Ciudad.A676] &amp; &quot;,'&quot; &amp; [Ciudad.B676] &amp; &quot;',&quot; &amp; [Ciudad.C676] &amp; &quot;),&quot;" table:style-name="ce1">
            <text:p>(47555,'Plato',47),</text:p>
          </table:table-cell>
          <table:table-cell table:number-columns-repeated="16383"/>
        </table:table-row>
        <table:table-row table:style-name="ro1">
          <table:table-cell office:value-type="string" office:string-value="(47570,'Pueblo Viejo',47)," table:formula="of:=&quot;(&quot; &amp; [Ciudad.A677] &amp; &quot;,'&quot; &amp; [Ciudad.B677] &amp; &quot;',&quot; &amp; [Ciudad.C677] &amp; &quot;),&quot;" table:style-name="ce1">
            <text:p>(47570,'Pueblo Viejo',47),</text:p>
          </table:table-cell>
          <table:table-cell table:number-columns-repeated="16383"/>
        </table:table-row>
        <table:table-row table:style-name="ro1">
          <table:table-cell office:value-type="string" office:string-value="(47605,'Remolino',47)," table:formula="of:=&quot;(&quot; &amp; [Ciudad.A678] &amp; &quot;,'&quot; &amp; [Ciudad.B678] &amp; &quot;',&quot; &amp; [Ciudad.C678] &amp; &quot;),&quot;" table:style-name="ce1">
            <text:p>(47605,'Remolino',47),</text:p>
          </table:table-cell>
          <table:table-cell table:number-columns-repeated="16383"/>
        </table:table-row>
        <table:table-row table:style-name="ro1">
          <table:table-cell office:value-type="string" office:string-value="(47660,'Sabanas de San Angel',47)," table:formula="of:=&quot;(&quot; &amp; [Ciudad.A679] &amp; &quot;,'&quot; &amp; [Ciudad.B679] &amp; &quot;',&quot; &amp; [Ciudad.C679] &amp; &quot;),&quot;" table:style-name="ce1">
            <text:p>(47660,'Sabanas de San Angel',47),</text:p>
          </table:table-cell>
          <table:table-cell table:number-columns-repeated="16383"/>
        </table:table-row>
        <table:table-row table:style-name="ro1">
          <table:table-cell office:value-type="string" office:string-value="(47675,'Salamina',47)," table:formula="of:=&quot;(&quot; &amp; [Ciudad.A680] &amp; &quot;,'&quot; &amp; [Ciudad.B680] &amp; &quot;',&quot; &amp; [Ciudad.C680] &amp; &quot;),&quot;" table:style-name="ce1">
            <text:p>(47675,'Salamina',47),</text:p>
          </table:table-cell>
          <table:table-cell table:number-columns-repeated="16383"/>
        </table:table-row>
        <table:table-row table:style-name="ro1">
          <table:table-cell office:value-type="string" office:string-value="(47692,'San Sebastián de Buenavista',47)," table:formula="of:=&quot;(&quot; &amp; [Ciudad.A681] &amp; &quot;,'&quot; &amp; [Ciudad.B681] &amp; &quot;',&quot; &amp; [Ciudad.C681] &amp; &quot;),&quot;" table:style-name="ce1">
            <text:p>(47692,'San Sebastián de Buenavista',47),</text:p>
          </table:table-cell>
          <table:table-cell table:number-columns-repeated="16383"/>
        </table:table-row>
        <table:table-row table:style-name="ro1">
          <table:table-cell office:value-type="string" office:string-value="(47703,'San Zenón',47)," table:formula="of:=&quot;(&quot; &amp; [Ciudad.A682] &amp; &quot;,'&quot; &amp; [Ciudad.B682] &amp; &quot;',&quot; &amp; [Ciudad.C682] &amp; &quot;),&quot;" table:style-name="ce1">
            <text:p>(47703,'San Zenón',47),</text:p>
          </table:table-cell>
          <table:table-cell table:number-columns-repeated="16383"/>
        </table:table-row>
        <table:table-row table:style-name="ro1">
          <table:table-cell office:value-type="string" office:string-value="(47707,'Santa Ana',47)," table:formula="of:=&quot;(&quot; &amp; [Ciudad.A683] &amp; &quot;,'&quot; &amp; [Ciudad.B683] &amp; &quot;',&quot; &amp; [Ciudad.C683] &amp; &quot;),&quot;" table:style-name="ce1">
            <text:p>(47707,'Santa Ana',47),</text:p>
          </table:table-cell>
          <table:table-cell table:number-columns-repeated="16383"/>
        </table:table-row>
        <table:table-row table:style-name="ro1">
          <table:table-cell office:value-type="string" office:string-value="(47720,'Santa Bárbara de Pinto',47)," table:formula="of:=&quot;(&quot; &amp; [Ciudad.A684] &amp; &quot;,'&quot; &amp; [Ciudad.B684] &amp; &quot;',&quot; &amp; [Ciudad.C684] &amp; &quot;),&quot;" table:style-name="ce1">
            <text:p>(47720,'Santa Bárbara de Pinto',47),</text:p>
          </table:table-cell>
          <table:table-cell table:number-columns-repeated="16383"/>
        </table:table-row>
        <table:table-row table:style-name="ro1">
          <table:table-cell office:value-type="string" office:string-value="(47745,'Sitionuevo',47)," table:formula="of:=&quot;(&quot; &amp; [Ciudad.A685] &amp; &quot;,'&quot; &amp; [Ciudad.B685] &amp; &quot;',&quot; &amp; [Ciudad.C685] &amp; &quot;),&quot;" table:style-name="ce1">
            <text:p>(47745,'Sitionuevo',47),</text:p>
          </table:table-cell>
          <table:table-cell table:number-columns-repeated="16383"/>
        </table:table-row>
        <table:table-row table:style-name="ro1">
          <table:table-cell office:value-type="string" office:string-value="(47798,'Tenerife',47)," table:formula="of:=&quot;(&quot; &amp; [Ciudad.A686] &amp; &quot;,'&quot; &amp; [Ciudad.B686] &amp; &quot;',&quot; &amp; [Ciudad.C686] &amp; &quot;),&quot;" table:style-name="ce1">
            <text:p>(47798,'Tenerife',47),</text:p>
          </table:table-cell>
          <table:table-cell table:number-columns-repeated="16383"/>
        </table:table-row>
        <table:table-row table:style-name="ro1">
          <table:table-cell office:value-type="string" office:string-value="(47960,'Zapayán',47)," table:formula="of:=&quot;(&quot; &amp; [Ciudad.A687] &amp; &quot;,'&quot; &amp; [Ciudad.B687] &amp; &quot;',&quot; &amp; [Ciudad.C687] &amp; &quot;),&quot;" table:style-name="ce1">
            <text:p>(47960,'Zapayán',47),</text:p>
          </table:table-cell>
          <table:table-cell table:number-columns-repeated="16383"/>
        </table:table-row>
        <table:table-row table:style-name="ro1">
          <table:table-cell office:value-type="string" office:string-value="(47980,'Zona Bananera',47)," table:formula="of:=&quot;(&quot; &amp; [Ciudad.A688] &amp; &quot;,'&quot; &amp; [Ciudad.B688] &amp; &quot;',&quot; &amp; [Ciudad.C688] &amp; &quot;),&quot;" table:style-name="ce1">
            <text:p>(47980,'Zona Bananera',47),</text:p>
          </table:table-cell>
          <table:table-cell table:number-columns-repeated="16383"/>
        </table:table-row>
        <table:table-row table:style-name="ro1">
          <table:table-cell office:value-type="string" office:string-value="(50001,'Villavicencio',50)," table:formula="of:=&quot;(&quot; &amp; [Ciudad.A689] &amp; &quot;,'&quot; &amp; [Ciudad.B689] &amp; &quot;',&quot; &amp; [Ciudad.C689] &amp; &quot;),&quot;" table:style-name="ce1">
            <text:p>(50001,'Villavicencio',50),</text:p>
          </table:table-cell>
          <table:table-cell table:number-columns-repeated="16383"/>
        </table:table-row>
        <table:table-row table:style-name="ro1">
          <table:table-cell office:value-type="string" office:string-value="(50006,'Acacias',50)," table:formula="of:=&quot;(&quot; &amp; [Ciudad.A690] &amp; &quot;,'&quot; &amp; [Ciudad.B690] &amp; &quot;',&quot; &amp; [Ciudad.C690] &amp; &quot;),&quot;" table:style-name="ce1">
            <text:p>(50006,'Acacias',50),</text:p>
          </table:table-cell>
          <table:table-cell table:number-columns-repeated="16383"/>
        </table:table-row>
        <table:table-row table:style-name="ro1">
          <table:table-cell office:value-type="string" office:string-value="(50110,'Barranca de Upía',50)," table:formula="of:=&quot;(&quot; &amp; [Ciudad.A691] &amp; &quot;,'&quot; &amp; [Ciudad.B691] &amp; &quot;',&quot; &amp; [Ciudad.C691] &amp; &quot;),&quot;" table:style-name="ce1">
            <text:p>(50110,'Barranca de Upía',50),</text:p>
          </table:table-cell>
          <table:table-cell table:number-columns-repeated="16383"/>
        </table:table-row>
        <table:table-row table:style-name="ro1">
          <table:table-cell office:value-type="string" office:string-value="(50124,'Cabuyaro',50)," table:formula="of:=&quot;(&quot; &amp; [Ciudad.A692] &amp; &quot;,'&quot; &amp; [Ciudad.B692] &amp; &quot;',&quot; &amp; [Ciudad.C692] &amp; &quot;),&quot;" table:style-name="ce1">
            <text:p>(50124,'Cabuyaro',50),</text:p>
          </table:table-cell>
          <table:table-cell table:number-columns-repeated="16383"/>
        </table:table-row>
        <table:table-row table:style-name="ro1">
          <table:table-cell office:value-type="string" office:string-value="(50150,'Castilla la Nueva',50)," table:formula="of:=&quot;(&quot; &amp; [Ciudad.A693] &amp; &quot;,'&quot; &amp; [Ciudad.B693] &amp; &quot;',&quot; &amp; [Ciudad.C693] &amp; &quot;),&quot;" table:style-name="ce1">
            <text:p>(50150,'Castilla la Nueva',50),</text:p>
          </table:table-cell>
          <table:table-cell table:number-columns-repeated="16383"/>
        </table:table-row>
        <table:table-row table:style-name="ro1">
          <table:table-cell office:value-type="string" office:string-value="(50223,'Cubarral',50)," table:formula="of:=&quot;(&quot; &amp; [Ciudad.A694] &amp; &quot;,'&quot; &amp; [Ciudad.B694] &amp; &quot;',&quot; &amp; [Ciudad.C694] &amp; &quot;),&quot;" table:style-name="ce1">
            <text:p>(50223,'Cubarral',50),</text:p>
          </table:table-cell>
          <table:table-cell table:number-columns-repeated="16383"/>
        </table:table-row>
        <table:table-row table:style-name="ro1">
          <table:table-cell office:value-type="string" office:string-value="(50226,'Cumaral',50)," table:formula="of:=&quot;(&quot; &amp; [Ciudad.A695] &amp; &quot;,'&quot; &amp; [Ciudad.B695] &amp; &quot;',&quot; &amp; [Ciudad.C695] &amp; &quot;),&quot;" table:style-name="ce1">
            <text:p>(50226,'Cumaral',50),</text:p>
          </table:table-cell>
          <table:table-cell table:number-columns-repeated="16383"/>
        </table:table-row>
        <table:table-row table:style-name="ro1">
          <table:table-cell office:value-type="string" office:string-value="(50245,'El Calvario',50)," table:formula="of:=&quot;(&quot; &amp; [Ciudad.A696] &amp; &quot;,'&quot; &amp; [Ciudad.B696] &amp; &quot;',&quot; &amp; [Ciudad.C696] &amp; &quot;),&quot;" table:style-name="ce1">
            <text:p>(50245,'El Calvario',50),</text:p>
          </table:table-cell>
          <table:table-cell table:number-columns-repeated="16383"/>
        </table:table-row>
        <table:table-row table:style-name="ro1">
          <table:table-cell office:value-type="string" office:string-value="(50251,'El Castillo',50)," table:formula="of:=&quot;(&quot; &amp; [Ciudad.A697] &amp; &quot;,'&quot; &amp; [Ciudad.B697] &amp; &quot;',&quot; &amp; [Ciudad.C697] &amp; &quot;),&quot;" table:style-name="ce1">
            <text:p>(50251,'El Castillo',50),</text:p>
          </table:table-cell>
          <table:table-cell table:number-columns-repeated="16383"/>
        </table:table-row>
        <table:table-row table:style-name="ro1">
          <table:table-cell office:value-type="string" office:string-value="(50270,'El Dorado',50)," table:formula="of:=&quot;(&quot; &amp; [Ciudad.A698] &amp; &quot;,'&quot; &amp; [Ciudad.B698] &amp; &quot;',&quot; &amp; [Ciudad.C698] &amp; &quot;),&quot;" table:style-name="ce1">
            <text:p>(50270,'El Dorado',50),</text:p>
          </table:table-cell>
          <table:table-cell table:number-columns-repeated="16383"/>
        </table:table-row>
        <table:table-row table:style-name="ro1">
          <table:table-cell office:value-type="string" office:string-value="(50287,'Fuente de Oro',50)," table:formula="of:=&quot;(&quot; &amp; [Ciudad.A699] &amp; &quot;,'&quot; &amp; [Ciudad.B699] &amp; &quot;',&quot; &amp; [Ciudad.C699] &amp; &quot;),&quot;" table:style-name="ce1">
            <text:p>(50287,'Fuente de Oro',50),</text:p>
          </table:table-cell>
          <table:table-cell table:number-columns-repeated="16383"/>
        </table:table-row>
        <table:table-row table:style-name="ro1">
          <table:table-cell office:value-type="string" office:string-value="(50313,'Granada',50)," table:formula="of:=&quot;(&quot; &amp; [Ciudad.A700] &amp; &quot;,'&quot; &amp; [Ciudad.B700] &amp; &quot;',&quot; &amp; [Ciudad.C700] &amp; &quot;),&quot;" table:style-name="ce1">
            <text:p>(50313,'Granada',50),</text:p>
          </table:table-cell>
          <table:table-cell table:number-columns-repeated="16383"/>
        </table:table-row>
        <table:table-row table:style-name="ro1">
          <table:table-cell office:value-type="string" office:string-value="(50318,'Guamal',50)," table:formula="of:=&quot;(&quot; &amp; [Ciudad.A701] &amp; &quot;,'&quot; &amp; [Ciudad.B701] &amp; &quot;',&quot; &amp; [Ciudad.C701] &amp; &quot;),&quot;" table:style-name="ce1">
            <text:p>(50318,'Guamal',50),</text:p>
          </table:table-cell>
          <table:table-cell table:number-columns-repeated="16383"/>
        </table:table-row>
        <table:table-row table:style-name="ro1">
          <table:table-cell office:value-type="string" office:string-value="(50325,'Mapiripán',50)," table:formula="of:=&quot;(&quot; &amp; [Ciudad.A702] &amp; &quot;,'&quot; &amp; [Ciudad.B702] &amp; &quot;',&quot; &amp; [Ciudad.C702] &amp; &quot;),&quot;" table:style-name="ce1">
            <text:p>(50325,'Mapiripán',50),</text:p>
          </table:table-cell>
          <table:table-cell table:number-columns-repeated="16383"/>
        </table:table-row>
        <table:table-row table:style-name="ro1">
          <table:table-cell office:value-type="string" office:string-value="(50330,'Mesetas',50)," table:formula="of:=&quot;(&quot; &amp; [Ciudad.A703] &amp; &quot;,'&quot; &amp; [Ciudad.B703] &amp; &quot;',&quot; &amp; [Ciudad.C703] &amp; &quot;),&quot;" table:style-name="ce1">
            <text:p>(50330,'Mesetas',50),</text:p>
          </table:table-cell>
          <table:table-cell table:number-columns-repeated="16383"/>
        </table:table-row>
        <table:table-row table:style-name="ro1">
          <table:table-cell office:value-type="string" office:string-value="(50350,'La Macarena',50)," table:formula="of:=&quot;(&quot; &amp; [Ciudad.A704] &amp; &quot;,'&quot; &amp; [Ciudad.B704] &amp; &quot;',&quot; &amp; [Ciudad.C704] &amp; &quot;),&quot;" table:style-name="ce1">
            <text:p>(50350,'La Macarena',50),</text:p>
          </table:table-cell>
          <table:table-cell table:number-columns-repeated="16383"/>
        </table:table-row>
        <table:table-row table:style-name="ro1">
          <table:table-cell office:value-type="string" office:string-value="(50370,'Uribe',50)," table:formula="of:=&quot;(&quot; &amp; [Ciudad.A705] &amp; &quot;,'&quot; &amp; [Ciudad.B705] &amp; &quot;',&quot; &amp; [Ciudad.C705] &amp; &quot;),&quot;" table:style-name="ce1">
            <text:p>(50370,'Uribe',50),</text:p>
          </table:table-cell>
          <table:table-cell table:number-columns-repeated="16383"/>
        </table:table-row>
        <table:table-row table:style-name="ro1">
          <table:table-cell office:value-type="string" office:string-value="(50400,'Lejanías',50)," table:formula="of:=&quot;(&quot; &amp; [Ciudad.A706] &amp; &quot;,'&quot; &amp; [Ciudad.B706] &amp; &quot;',&quot; &amp; [Ciudad.C706] &amp; &quot;),&quot;" table:style-name="ce1">
            <text:p>(50400,'Lejanías',50),</text:p>
          </table:table-cell>
          <table:table-cell table:number-columns-repeated="16383"/>
        </table:table-row>
        <table:table-row table:style-name="ro1">
          <table:table-cell office:value-type="string" office:string-value="(50450,'Puerto Concordia',50)," table:formula="of:=&quot;(&quot; &amp; [Ciudad.A707] &amp; &quot;,'&quot; &amp; [Ciudad.B707] &amp; &quot;',&quot; &amp; [Ciudad.C707] &amp; &quot;),&quot;" table:style-name="ce1">
            <text:p>(50450,'Puerto Concordia',50),</text:p>
          </table:table-cell>
          <table:table-cell table:number-columns-repeated="16383"/>
        </table:table-row>
        <table:table-row table:style-name="ro1">
          <table:table-cell office:value-type="string" office:string-value="(50568,'Puerto Gaitán',50)," table:formula="of:=&quot;(&quot; &amp; [Ciudad.A708] &amp; &quot;,'&quot; &amp; [Ciudad.B708] &amp; &quot;',&quot; &amp; [Ciudad.C708] &amp; &quot;),&quot;" table:style-name="ce1">
            <text:p>(50568,'Puerto Gaitán',50),</text:p>
          </table:table-cell>
          <table:table-cell table:number-columns-repeated="16383"/>
        </table:table-row>
        <table:table-row table:style-name="ro1">
          <table:table-cell office:value-type="string" office:string-value="(50573,'Puerto López',50)," table:formula="of:=&quot;(&quot; &amp; [Ciudad.A709] &amp; &quot;,'&quot; &amp; [Ciudad.B709] &amp; &quot;',&quot; &amp; [Ciudad.C709] &amp; &quot;),&quot;" table:style-name="ce1">
            <text:p>(50573,'Puerto López',50),</text:p>
          </table:table-cell>
          <table:table-cell table:number-columns-repeated="16383"/>
        </table:table-row>
        <table:table-row table:style-name="ro1">
          <table:table-cell office:value-type="string" office:string-value="(50577,'Puerto Lleras',50)," table:formula="of:=&quot;(&quot; &amp; [Ciudad.A710] &amp; &quot;,'&quot; &amp; [Ciudad.B710] &amp; &quot;',&quot; &amp; [Ciudad.C710] &amp; &quot;),&quot;" table:style-name="ce1">
            <text:p>(50577,'Puerto Lleras',50),</text:p>
          </table:table-cell>
          <table:table-cell table:number-columns-repeated="16383"/>
        </table:table-row>
        <table:table-row table:style-name="ro1">
          <table:table-cell office:value-type="string" office:string-value="(50590,'Puerto Rico',50)," table:formula="of:=&quot;(&quot; &amp; [Ciudad.A711] &amp; &quot;,'&quot; &amp; [Ciudad.B711] &amp; &quot;',&quot; &amp; [Ciudad.C711] &amp; &quot;),&quot;" table:style-name="ce1">
            <text:p>(50590,'Puerto Rico',50),</text:p>
          </table:table-cell>
          <table:table-cell table:number-columns-repeated="16383"/>
        </table:table-row>
        <table:table-row table:style-name="ro1">
          <table:table-cell office:value-type="string" office:string-value="(50606,'Restrepo',50)," table:formula="of:=&quot;(&quot; &amp; [Ciudad.A712] &amp; &quot;,'&quot; &amp; [Ciudad.B712] &amp; &quot;',&quot; &amp; [Ciudad.C712] &amp; &quot;),&quot;" table:style-name="ce1">
            <text:p>(50606,'Restrepo',50),</text:p>
          </table:table-cell>
          <table:table-cell table:number-columns-repeated="16383"/>
        </table:table-row>
        <table:table-row table:style-name="ro1">
          <table:table-cell office:value-type="string" office:string-value="(50680,'San Carlos de Guaroa',50)," table:formula="of:=&quot;(&quot; &amp; [Ciudad.A713] &amp; &quot;,'&quot; &amp; [Ciudad.B713] &amp; &quot;',&quot; &amp; [Ciudad.C713] &amp; &quot;),&quot;" table:style-name="ce1">
            <text:p>(50680,'San Carlos de Guaroa',50),</text:p>
          </table:table-cell>
          <table:table-cell table:number-columns-repeated="16383"/>
        </table:table-row>
        <table:table-row table:style-name="ro1">
          <table:table-cell office:value-type="string" office:string-value="(50683,'San Juan de Arama',50)," table:formula="of:=&quot;(&quot; &amp; [Ciudad.A714] &amp; &quot;,'&quot; &amp; [Ciudad.B714] &amp; &quot;',&quot; &amp; [Ciudad.C714] &amp; &quot;),&quot;" table:style-name="ce1">
            <text:p>(50683,'San Juan de Arama',50),</text:p>
          </table:table-cell>
          <table:table-cell table:number-columns-repeated="16383"/>
        </table:table-row>
        <table:table-row table:style-name="ro1">
          <table:table-cell office:value-type="string" office:string-value="(50686,'San Juanito',50)," table:formula="of:=&quot;(&quot; &amp; [Ciudad.A715] &amp; &quot;,'&quot; &amp; [Ciudad.B715] &amp; &quot;',&quot; &amp; [Ciudad.C715] &amp; &quot;),&quot;" table:style-name="ce1">
            <text:p>(50686,'San Juanito',50),</text:p>
          </table:table-cell>
          <table:table-cell table:number-columns-repeated="16383"/>
        </table:table-row>
        <table:table-row table:style-name="ro1">
          <table:table-cell office:value-type="string" office:string-value="(50689,'San Martín',50)," table:formula="of:=&quot;(&quot; &amp; [Ciudad.A716] &amp; &quot;,'&quot; &amp; [Ciudad.B716] &amp; &quot;',&quot; &amp; [Ciudad.C716] &amp; &quot;),&quot;" table:style-name="ce1">
            <text:p>(50689,'San Martín',50),</text:p>
          </table:table-cell>
          <table:table-cell table:number-columns-repeated="16383"/>
        </table:table-row>
        <table:table-row table:style-name="ro1">
          <table:table-cell office:value-type="string" office:string-value="(50711,'Vista Hermosa',50)," table:formula="of:=&quot;(&quot; &amp; [Ciudad.A717] &amp; &quot;,'&quot; &amp; [Ciudad.B717] &amp; &quot;',&quot; &amp; [Ciudad.C717] &amp; &quot;),&quot;" table:style-name="ce1">
            <text:p>(50711,'Vista Hermosa',50),</text:p>
          </table:table-cell>
          <table:table-cell table:number-columns-repeated="16383"/>
        </table:table-row>
        <table:table-row table:style-name="ro1">
          <table:table-cell office:value-type="string" office:string-value="(52001,'Pasto',52)," table:formula="of:=&quot;(&quot; &amp; [Ciudad.A718] &amp; &quot;,'&quot; &amp; [Ciudad.B718] &amp; &quot;',&quot; &amp; [Ciudad.C718] &amp; &quot;),&quot;" table:style-name="ce1">
            <text:p>(52001,'Pasto',52),</text:p>
          </table:table-cell>
          <table:table-cell table:number-columns-repeated="16383"/>
        </table:table-row>
        <table:table-row table:style-name="ro1">
          <table:table-cell office:value-type="string" office:string-value="(52019,'Albán',52)," table:formula="of:=&quot;(&quot; &amp; [Ciudad.A719] &amp; &quot;,'&quot; &amp; [Ciudad.B719] &amp; &quot;',&quot; &amp; [Ciudad.C719] &amp; &quot;),&quot;" table:style-name="ce1">
            <text:p>(52019,'Albán',52),</text:p>
          </table:table-cell>
          <table:table-cell table:number-columns-repeated="16383"/>
        </table:table-row>
        <table:table-row table:style-name="ro1">
          <table:table-cell office:value-type="string" office:string-value="(52022,'Aldana',52)," table:formula="of:=&quot;(&quot; &amp; [Ciudad.A720] &amp; &quot;,'&quot; &amp; [Ciudad.B720] &amp; &quot;',&quot; &amp; [Ciudad.C720] &amp; &quot;),&quot;" table:style-name="ce1">
            <text:p>(52022,'Aldana',52),</text:p>
          </table:table-cell>
          <table:table-cell table:number-columns-repeated="16383"/>
        </table:table-row>
        <table:table-row table:style-name="ro1">
          <table:table-cell office:value-type="string" office:string-value="(52036,'Ancuyá',52)," table:formula="of:=&quot;(&quot; &amp; [Ciudad.A721] &amp; &quot;,'&quot; &amp; [Ciudad.B721] &amp; &quot;',&quot; &amp; [Ciudad.C721] &amp; &quot;),&quot;" table:style-name="ce1">
            <text:p>(52036,'Ancuyá',52),</text:p>
          </table:table-cell>
          <table:table-cell table:number-columns-repeated="16383"/>
        </table:table-row>
        <table:table-row table:style-name="ro1">
          <table:table-cell office:value-type="string" office:string-value="(52051,'Arboleda',52)," table:formula="of:=&quot;(&quot; &amp; [Ciudad.A722] &amp; &quot;,'&quot; &amp; [Ciudad.B722] &amp; &quot;',&quot; &amp; [Ciudad.C722] &amp; &quot;),&quot;" table:style-name="ce1">
            <text:p>(52051,'Arboleda',52),</text:p>
          </table:table-cell>
          <table:table-cell table:number-columns-repeated="16383"/>
        </table:table-row>
        <table:table-row table:style-name="ro1">
          <table:table-cell office:value-type="string" office:string-value="(52079,'Barbacoas',52)," table:formula="of:=&quot;(&quot; &amp; [Ciudad.A723] &amp; &quot;,'&quot; &amp; [Ciudad.B723] &amp; &quot;',&quot; &amp; [Ciudad.C723] &amp; &quot;),&quot;" table:style-name="ce1">
            <text:p>(52079,'Barbacoas',52),</text:p>
          </table:table-cell>
          <table:table-cell table:number-columns-repeated="16383"/>
        </table:table-row>
        <table:table-row table:style-name="ro1">
          <table:table-cell office:value-type="string" office:string-value="(52083,'Belén',52)," table:formula="of:=&quot;(&quot; &amp; [Ciudad.A724] &amp; &quot;,'&quot; &amp; [Ciudad.B724] &amp; &quot;',&quot; &amp; [Ciudad.C724] &amp; &quot;),&quot;" table:style-name="ce1">
            <text:p>(52083,'Belén',52),</text:p>
          </table:table-cell>
          <table:table-cell table:number-columns-repeated="16383"/>
        </table:table-row>
        <table:table-row table:style-name="ro1">
          <table:table-cell office:value-type="string" office:string-value="(52110,'Buesaco',52)," table:formula="of:=&quot;(&quot; &amp; [Ciudad.A725] &amp; &quot;,'&quot; &amp; [Ciudad.B725] &amp; &quot;',&quot; &amp; [Ciudad.C725] &amp; &quot;),&quot;" table:style-name="ce1">
            <text:p>(52110,'Buesaco',52),</text:p>
          </table:table-cell>
          <table:table-cell table:number-columns-repeated="16383"/>
        </table:table-row>
        <table:table-row table:style-name="ro1">
          <table:table-cell office:value-type="string" office:string-value="(52203,'Colón',52)," table:formula="of:=&quot;(&quot; &amp; [Ciudad.A726] &amp; &quot;,'&quot; &amp; [Ciudad.B726] &amp; &quot;',&quot; &amp; [Ciudad.C726] &amp; &quot;),&quot;" table:style-name="ce1">
            <text:p>(52203,'Colón',52),</text:p>
          </table:table-cell>
          <table:table-cell table:number-columns-repeated="16383"/>
        </table:table-row>
        <table:table-row table:style-name="ro1">
          <table:table-cell office:value-type="string" office:string-value="(52207,'Consaca',52)," table:formula="of:=&quot;(&quot; &amp; [Ciudad.A727] &amp; &quot;,'&quot; &amp; [Ciudad.B727] &amp; &quot;',&quot; &amp; [Ciudad.C727] &amp; &quot;),&quot;" table:style-name="ce1">
            <text:p>(52207,'Consaca',52),</text:p>
          </table:table-cell>
          <table:table-cell table:number-columns-repeated="16383"/>
        </table:table-row>
        <table:table-row table:style-name="ro1">
          <table:table-cell office:value-type="string" office:string-value="(52210,'Contadero',52)," table:formula="of:=&quot;(&quot; &amp; [Ciudad.A728] &amp; &quot;,'&quot; &amp; [Ciudad.B728] &amp; &quot;',&quot; &amp; [Ciudad.C728] &amp; &quot;),&quot;" table:style-name="ce1">
            <text:p>(52210,'Contadero',52),</text:p>
          </table:table-cell>
          <table:table-cell table:number-columns-repeated="16383"/>
        </table:table-row>
        <table:table-row table:style-name="ro1">
          <table:table-cell office:value-type="string" office:string-value="(52215,'Córdoba',52)," table:formula="of:=&quot;(&quot; &amp; [Ciudad.A729] &amp; &quot;,'&quot; &amp; [Ciudad.B729] &amp; &quot;',&quot; &amp; [Ciudad.C729] &amp; &quot;),&quot;" table:style-name="ce1">
            <text:p>(52215,'Córdoba',52),</text:p>
          </table:table-cell>
          <table:table-cell table:number-columns-repeated="16383"/>
        </table:table-row>
        <table:table-row table:style-name="ro1">
          <table:table-cell office:value-type="string" office:string-value="(52224,'Cuaspud',52)," table:formula="of:=&quot;(&quot; &amp; [Ciudad.A730] &amp; &quot;,'&quot; &amp; [Ciudad.B730] &amp; &quot;',&quot; &amp; [Ciudad.C730] &amp; &quot;),&quot;" table:style-name="ce1">
            <text:p>(52224,'Cuaspud',52),</text:p>
          </table:table-cell>
          <table:table-cell table:number-columns-repeated="16383"/>
        </table:table-row>
        <table:table-row table:style-name="ro1">
          <table:table-cell office:value-type="string" office:string-value="(52227,'Cumbal',52)," table:formula="of:=&quot;(&quot; &amp; [Ciudad.A731] &amp; &quot;,'&quot; &amp; [Ciudad.B731] &amp; &quot;',&quot; &amp; [Ciudad.C731] &amp; &quot;),&quot;" table:style-name="ce1">
            <text:p>(52227,'Cumbal',52),</text:p>
          </table:table-cell>
          <table:table-cell table:number-columns-repeated="16383"/>
        </table:table-row>
        <table:table-row table:style-name="ro1">
          <table:table-cell office:value-type="string" office:string-value="(52233,'Cumbitara',52)," table:formula="of:=&quot;(&quot; &amp; [Ciudad.A732] &amp; &quot;,'&quot; &amp; [Ciudad.B732] &amp; &quot;',&quot; &amp; [Ciudad.C732] &amp; &quot;),&quot;" table:style-name="ce1">
            <text:p>(52233,'Cumbitara',52),</text:p>
          </table:table-cell>
          <table:table-cell table:number-columns-repeated="16383"/>
        </table:table-row>
        <table:table-row table:style-name="ro1">
          <table:table-cell office:value-type="string" office:string-value="(52240,'Chachagüí',52)," table:formula="of:=&quot;(&quot; &amp; [Ciudad.A733] &amp; &quot;,'&quot; &amp; [Ciudad.B733] &amp; &quot;',&quot; &amp; [Ciudad.C733] &amp; &quot;),&quot;" table:style-name="ce1">
            <text:p>(52240,'Chachagüí',52),</text:p>
          </table:table-cell>
          <table:table-cell table:number-columns-repeated="16383"/>
        </table:table-row>
        <table:table-row table:style-name="ro1">
          <table:table-cell office:value-type="string" office:string-value="(52250,'El Charco',52)," table:formula="of:=&quot;(&quot; &amp; [Ciudad.A734] &amp; &quot;,'&quot; &amp; [Ciudad.B734] &amp; &quot;',&quot; &amp; [Ciudad.C734] &amp; &quot;),&quot;" table:style-name="ce1">
            <text:p>(52250,'El Charco',52),</text:p>
          </table:table-cell>
          <table:table-cell table:number-columns-repeated="16383"/>
        </table:table-row>
        <table:table-row table:style-name="ro1">
          <table:table-cell office:value-type="string" office:string-value="(52254,'El Peñol',52)," table:formula="of:=&quot;(&quot; &amp; [Ciudad.A735] &amp; &quot;,'&quot; &amp; [Ciudad.B735] &amp; &quot;',&quot; &amp; [Ciudad.C735] &amp; &quot;),&quot;" table:style-name="ce1">
            <text:p>(52254,'El Peñol',52),</text:p>
          </table:table-cell>
          <table:table-cell table:number-columns-repeated="16383"/>
        </table:table-row>
        <table:table-row table:style-name="ro1">
          <table:table-cell office:value-type="string" office:string-value="(52256,'El Rosario',52)," table:formula="of:=&quot;(&quot; &amp; [Ciudad.A736] &amp; &quot;,'&quot; &amp; [Ciudad.B736] &amp; &quot;',&quot; &amp; [Ciudad.C736] &amp; &quot;),&quot;" table:style-name="ce1">
            <text:p>(52256,'El Rosario',52),</text:p>
          </table:table-cell>
          <table:table-cell table:number-columns-repeated="16383"/>
        </table:table-row>
        <table:table-row table:style-name="ro1">
          <table:table-cell office:value-type="string" office:string-value="(52258,'El Tablón de Gómez',52)," table:formula="of:=&quot;(&quot; &amp; [Ciudad.A737] &amp; &quot;,'&quot; &amp; [Ciudad.B737] &amp; &quot;',&quot; &amp; [Ciudad.C737] &amp; &quot;),&quot;" table:style-name="ce1">
            <text:p>(52258,'El Tablón de Gómez',52),</text:p>
          </table:table-cell>
          <table:table-cell table:number-columns-repeated="16383"/>
        </table:table-row>
        <table:table-row table:style-name="ro1">
          <table:table-cell office:value-type="string" office:string-value="(52260,'El Tambo',52)," table:formula="of:=&quot;(&quot; &amp; [Ciudad.A738] &amp; &quot;,'&quot; &amp; [Ciudad.B738] &amp; &quot;',&quot; &amp; [Ciudad.C738] &amp; &quot;),&quot;" table:style-name="ce1">
            <text:p>(52260,'El Tambo',52),</text:p>
          </table:table-cell>
          <table:table-cell table:number-columns-repeated="16383"/>
        </table:table-row>
        <table:table-row table:style-name="ro1">
          <table:table-cell office:value-type="string" office:string-value="(52287,'Funes',52)," table:formula="of:=&quot;(&quot; &amp; [Ciudad.A739] &amp; &quot;,'&quot; &amp; [Ciudad.B739] &amp; &quot;',&quot; &amp; [Ciudad.C739] &amp; &quot;),&quot;" table:style-name="ce1">
            <text:p>(52287,'Funes',52),</text:p>
          </table:table-cell>
          <table:table-cell table:number-columns-repeated="16383"/>
        </table:table-row>
        <table:table-row table:style-name="ro1">
          <table:table-cell office:value-type="string" office:string-value="(52317,'Guachucal',52)," table:formula="of:=&quot;(&quot; &amp; [Ciudad.A740] &amp; &quot;,'&quot; &amp; [Ciudad.B740] &amp; &quot;',&quot; &amp; [Ciudad.C740] &amp; &quot;),&quot;" table:style-name="ce1">
            <text:p>(52317,'Guachucal',52),</text:p>
          </table:table-cell>
          <table:table-cell table:number-columns-repeated="16383"/>
        </table:table-row>
        <table:table-row table:style-name="ro1">
          <table:table-cell office:value-type="string" office:string-value="(52320,'Guaitarilla',52)," table:formula="of:=&quot;(&quot; &amp; [Ciudad.A741] &amp; &quot;,'&quot; &amp; [Ciudad.B741] &amp; &quot;',&quot; &amp; [Ciudad.C741] &amp; &quot;),&quot;" table:style-name="ce1">
            <text:p>(52320,'Guaitarilla',52),</text:p>
          </table:table-cell>
          <table:table-cell table:number-columns-repeated="16383"/>
        </table:table-row>
        <table:table-row table:style-name="ro1">
          <table:table-cell office:value-type="string" office:string-value="(52323,'Gualmatán',52)," table:formula="of:=&quot;(&quot; &amp; [Ciudad.A742] &amp; &quot;,'&quot; &amp; [Ciudad.B742] &amp; &quot;',&quot; &amp; [Ciudad.C742] &amp; &quot;),&quot;" table:style-name="ce1">
            <text:p>(52323,'Gualmatán',52),</text:p>
          </table:table-cell>
          <table:table-cell table:number-columns-repeated="16383"/>
        </table:table-row>
        <table:table-row table:style-name="ro1">
          <table:table-cell office:value-type="string" office:string-value="(52352,'Iles',52)," table:formula="of:=&quot;(&quot; &amp; [Ciudad.A743] &amp; &quot;,'&quot; &amp; [Ciudad.B743] &amp; &quot;',&quot; &amp; [Ciudad.C743] &amp; &quot;),&quot;" table:style-name="ce1">
            <text:p>(52352,'Iles',52),</text:p>
          </table:table-cell>
          <table:table-cell table:number-columns-repeated="16383"/>
        </table:table-row>
        <table:table-row table:style-name="ro1">
          <table:table-cell office:value-type="string" office:string-value="(52354,'Imués',52)," table:formula="of:=&quot;(&quot; &amp; [Ciudad.A744] &amp; &quot;,'&quot; &amp; [Ciudad.B744] &amp; &quot;',&quot; &amp; [Ciudad.C744] &amp; &quot;),&quot;" table:style-name="ce1">
            <text:p>(52354,'Imués',52),</text:p>
          </table:table-cell>
          <table:table-cell table:number-columns-repeated="16383"/>
        </table:table-row>
        <table:table-row table:style-name="ro1">
          <table:table-cell office:value-type="string" office:string-value="(52356,'Ipiales',52)," table:formula="of:=&quot;(&quot; &amp; [Ciudad.A745] &amp; &quot;,'&quot; &amp; [Ciudad.B745] &amp; &quot;',&quot; &amp; [Ciudad.C745] &amp; &quot;),&quot;" table:style-name="ce1">
            <text:p>(52356,'Ipiales',52),</text:p>
          </table:table-cell>
          <table:table-cell table:number-columns-repeated="16383"/>
        </table:table-row>
        <table:table-row table:style-name="ro1">
          <table:table-cell office:value-type="string" office:string-value="(52378,'La Cruz',52)," table:formula="of:=&quot;(&quot; &amp; [Ciudad.A746] &amp; &quot;,'&quot; &amp; [Ciudad.B746] &amp; &quot;',&quot; &amp; [Ciudad.C746] &amp; &quot;),&quot;" table:style-name="ce1">
            <text:p>(52378,'La Cruz',52),</text:p>
          </table:table-cell>
          <table:table-cell table:number-columns-repeated="16383"/>
        </table:table-row>
        <table:table-row table:style-name="ro1">
          <table:table-cell office:value-type="string" office:string-value="(52381,'La Florida',52)," table:formula="of:=&quot;(&quot; &amp; [Ciudad.A747] &amp; &quot;,'&quot; &amp; [Ciudad.B747] &amp; &quot;',&quot; &amp; [Ciudad.C747] &amp; &quot;),&quot;" table:style-name="ce1">
            <text:p>(52381,'La Florida',52),</text:p>
          </table:table-cell>
          <table:table-cell table:number-columns-repeated="16383"/>
        </table:table-row>
        <table:table-row table:style-name="ro1">
          <table:table-cell office:value-type="string" office:string-value="(52385,'La Llanada',52)," table:formula="of:=&quot;(&quot; &amp; [Ciudad.A748] &amp; &quot;,'&quot; &amp; [Ciudad.B748] &amp; &quot;',&quot; &amp; [Ciudad.C748] &amp; &quot;),&quot;" table:style-name="ce1">
            <text:p>(52385,'La Llanada',52),</text:p>
          </table:table-cell>
          <table:table-cell table:number-columns-repeated="16383"/>
        </table:table-row>
        <table:table-row table:style-name="ro1">
          <table:table-cell office:value-type="string" office:string-value="(52390,'La Tola',52)," table:formula="of:=&quot;(&quot; &amp; [Ciudad.A749] &amp; &quot;,'&quot; &amp; [Ciudad.B749] &amp; &quot;',&quot; &amp; [Ciudad.C749] &amp; &quot;),&quot;" table:style-name="ce1">
            <text:p>(52390,'La Tola',52),</text:p>
          </table:table-cell>
          <table:table-cell table:number-columns-repeated="16383"/>
        </table:table-row>
        <table:table-row table:style-name="ro1">
          <table:table-cell office:value-type="string" office:string-value="(52399,'La Unión',52)," table:formula="of:=&quot;(&quot; &amp; [Ciudad.A750] &amp; &quot;,'&quot; &amp; [Ciudad.B750] &amp; &quot;',&quot; &amp; [Ciudad.C750] &amp; &quot;),&quot;" table:style-name="ce1">
            <text:p>(52399,'La Unión',52),</text:p>
          </table:table-cell>
          <table:table-cell table:number-columns-repeated="16383"/>
        </table:table-row>
        <table:table-row table:style-name="ro1">
          <table:table-cell office:value-type="string" office:string-value="(52405,'Leiva',52)," table:formula="of:=&quot;(&quot; &amp; [Ciudad.A751] &amp; &quot;,'&quot; &amp; [Ciudad.B751] &amp; &quot;',&quot; &amp; [Ciudad.C751] &amp; &quot;),&quot;" table:style-name="ce1">
            <text:p>(52405,'Leiva',52),</text:p>
          </table:table-cell>
          <table:table-cell table:number-columns-repeated="16383"/>
        </table:table-row>
        <table:table-row table:style-name="ro1">
          <table:table-cell office:value-type="string" office:string-value="(52411,'Linares',52)," table:formula="of:=&quot;(&quot; &amp; [Ciudad.A752] &amp; &quot;,'&quot; &amp; [Ciudad.B752] &amp; &quot;',&quot; &amp; [Ciudad.C752] &amp; &quot;),&quot;" table:style-name="ce1">
            <text:p>(52411,'Linares',52),</text:p>
          </table:table-cell>
          <table:table-cell table:number-columns-repeated="16383"/>
        </table:table-row>
        <table:table-row table:style-name="ro1">
          <table:table-cell office:value-type="string" office:string-value="(52418,'Los Andes',52)," table:formula="of:=&quot;(&quot; &amp; [Ciudad.A753] &amp; &quot;,'&quot; &amp; [Ciudad.B753] &amp; &quot;',&quot; &amp; [Ciudad.C753] &amp; &quot;),&quot;" table:style-name="ce1">
            <text:p>(52418,'Los Andes',52),</text:p>
          </table:table-cell>
          <table:table-cell table:number-columns-repeated="16383"/>
        </table:table-row>
        <table:table-row table:style-name="ro1">
          <table:table-cell office:value-type="string" office:string-value="(52427,'Magüí',52)," table:formula="of:=&quot;(&quot; &amp; [Ciudad.A754] &amp; &quot;,'&quot; &amp; [Ciudad.B754] &amp; &quot;',&quot; &amp; [Ciudad.C754] &amp; &quot;),&quot;" table:style-name="ce1">
            <text:p>(52427,'Magüí',52),</text:p>
          </table:table-cell>
          <table:table-cell table:number-columns-repeated="16383"/>
        </table:table-row>
        <table:table-row table:style-name="ro1">
          <table:table-cell office:value-type="string" office:string-value="(52435,'Mallama',52)," table:formula="of:=&quot;(&quot; &amp; [Ciudad.A755] &amp; &quot;,'&quot; &amp; [Ciudad.B755] &amp; &quot;',&quot; &amp; [Ciudad.C755] &amp; &quot;),&quot;" table:style-name="ce1">
            <text:p>(52435,'Mallama',52),</text:p>
          </table:table-cell>
          <table:table-cell table:number-columns-repeated="16383"/>
        </table:table-row>
        <table:table-row table:style-name="ro1">
          <table:table-cell office:value-type="string" office:string-value="(52473,'Mosquera',52)," table:formula="of:=&quot;(&quot; &amp; [Ciudad.A756] &amp; &quot;,'&quot; &amp; [Ciudad.B756] &amp; &quot;',&quot; &amp; [Ciudad.C756] &amp; &quot;),&quot;" table:style-name="ce1">
            <text:p>(52473,'Mosquera',52),</text:p>
          </table:table-cell>
          <table:table-cell table:number-columns-repeated="16383"/>
        </table:table-row>
        <table:table-row table:style-name="ro1">
          <table:table-cell office:value-type="string" office:string-value="(52480,'Nariño',52)," table:formula="of:=&quot;(&quot; &amp; [Ciudad.A757] &amp; &quot;,'&quot; &amp; [Ciudad.B757] &amp; &quot;',&quot; &amp; [Ciudad.C757] &amp; &quot;),&quot;" table:style-name="ce1">
            <text:p>(52480,'Nariño',52),</text:p>
          </table:table-cell>
          <table:table-cell table:number-columns-repeated="16383"/>
        </table:table-row>
        <table:table-row table:style-name="ro1">
          <table:table-cell office:value-type="string" office:string-value="(52490,'Olaya Herrera',52)," table:formula="of:=&quot;(&quot; &amp; [Ciudad.A758] &amp; &quot;,'&quot; &amp; [Ciudad.B758] &amp; &quot;',&quot; &amp; [Ciudad.C758] &amp; &quot;),&quot;" table:style-name="ce1">
            <text:p>(52490,'Olaya Herrera',52),</text:p>
          </table:table-cell>
          <table:table-cell table:number-columns-repeated="16383"/>
        </table:table-row>
        <table:table-row table:style-name="ro1">
          <table:table-cell office:value-type="string" office:string-value="(52506,'Ospina',52)," table:formula="of:=&quot;(&quot; &amp; [Ciudad.A759] &amp; &quot;,'&quot; &amp; [Ciudad.B759] &amp; &quot;',&quot; &amp; [Ciudad.C759] &amp; &quot;),&quot;" table:style-name="ce1">
            <text:p>(52506,'Ospina',52),</text:p>
          </table:table-cell>
          <table:table-cell table:number-columns-repeated="16383"/>
        </table:table-row>
        <table:table-row table:style-name="ro1">
          <table:table-cell office:value-type="string" office:string-value="(52520,'Francisco Pizarro',52)," table:formula="of:=&quot;(&quot; &amp; [Ciudad.A760] &amp; &quot;,'&quot; &amp; [Ciudad.B760] &amp; &quot;',&quot; &amp; [Ciudad.C760] &amp; &quot;),&quot;" table:style-name="ce1">
            <text:p>(52520,'Francisco Pizarro',52),</text:p>
          </table:table-cell>
          <table:table-cell table:number-columns-repeated="16383"/>
        </table:table-row>
        <table:table-row table:style-name="ro1">
          <table:table-cell office:value-type="string" office:string-value="(52540,'Policarpa',52)," table:formula="of:=&quot;(&quot; &amp; [Ciudad.A761] &amp; &quot;,'&quot; &amp; [Ciudad.B761] &amp; &quot;',&quot; &amp; [Ciudad.C761] &amp; &quot;),&quot;" table:style-name="ce1">
            <text:p>(52540,'Policarpa',52),</text:p>
          </table:table-cell>
          <table:table-cell table:number-columns-repeated="16383"/>
        </table:table-row>
        <table:table-row table:style-name="ro1">
          <table:table-cell office:value-type="string" office:string-value="(52560,'Potosí',52)," table:formula="of:=&quot;(&quot; &amp; [Ciudad.A762] &amp; &quot;,'&quot; &amp; [Ciudad.B762] &amp; &quot;',&quot; &amp; [Ciudad.C762] &amp; &quot;),&quot;" table:style-name="ce1">
            <text:p>(52560,'Potosí',52),</text:p>
          </table:table-cell>
          <table:table-cell table:number-columns-repeated="16383"/>
        </table:table-row>
        <table:table-row table:style-name="ro1">
          <table:table-cell office:value-type="string" office:string-value="(52565,'Providencia',52)," table:formula="of:=&quot;(&quot; &amp; [Ciudad.A763] &amp; &quot;,'&quot; &amp; [Ciudad.B763] &amp; &quot;',&quot; &amp; [Ciudad.C763] &amp; &quot;),&quot;" table:style-name="ce1">
            <text:p>(52565,'Providencia',52),</text:p>
          </table:table-cell>
          <table:table-cell table:number-columns-repeated="16383"/>
        </table:table-row>
        <table:table-row table:style-name="ro1">
          <table:table-cell office:value-type="string" office:string-value="(52573,'Puerres',52)," table:formula="of:=&quot;(&quot; &amp; [Ciudad.A764] &amp; &quot;,'&quot; &amp; [Ciudad.B764] &amp; &quot;',&quot; &amp; [Ciudad.C764] &amp; &quot;),&quot;" table:style-name="ce1">
            <text:p>(52573,'Puerres',52),</text:p>
          </table:table-cell>
          <table:table-cell table:number-columns-repeated="16383"/>
        </table:table-row>
        <table:table-row table:style-name="ro1">
          <table:table-cell office:value-type="string" office:string-value="(52585,'Pupiales',52)," table:formula="of:=&quot;(&quot; &amp; [Ciudad.A765] &amp; &quot;,'&quot; &amp; [Ciudad.B765] &amp; &quot;',&quot; &amp; [Ciudad.C765] &amp; &quot;),&quot;" table:style-name="ce1">
            <text:p>(52585,'Pupiales',52),</text:p>
          </table:table-cell>
          <table:table-cell table:number-columns-repeated="16383"/>
        </table:table-row>
        <table:table-row table:style-name="ro1">
          <table:table-cell office:value-type="string" office:string-value="(52612,'Ricaurte',52)," table:formula="of:=&quot;(&quot; &amp; [Ciudad.A766] &amp; &quot;,'&quot; &amp; [Ciudad.B766] &amp; &quot;',&quot; &amp; [Ciudad.C766] &amp; &quot;),&quot;" table:style-name="ce1">
            <text:p>(52612,'Ricaurte',52),</text:p>
          </table:table-cell>
          <table:table-cell table:number-columns-repeated="16383"/>
        </table:table-row>
        <table:table-row table:style-name="ro1">
          <table:table-cell office:value-type="string" office:string-value="(52621,'Roberto Payán',52)," table:formula="of:=&quot;(&quot; &amp; [Ciudad.A767] &amp; &quot;,'&quot; &amp; [Ciudad.B767] &amp; &quot;',&quot; &amp; [Ciudad.C767] &amp; &quot;),&quot;" table:style-name="ce1">
            <text:p>(52621,'Roberto Payán',52),</text:p>
          </table:table-cell>
          <table:table-cell table:number-columns-repeated="16383"/>
        </table:table-row>
        <table:table-row table:style-name="ro1">
          <table:table-cell office:value-type="string" office:string-value="(52678,'Samaniego',52)," table:formula="of:=&quot;(&quot; &amp; [Ciudad.A768] &amp; &quot;,'&quot; &amp; [Ciudad.B768] &amp; &quot;',&quot; &amp; [Ciudad.C768] &amp; &quot;),&quot;" table:style-name="ce1">
            <text:p>(52678,'Samaniego',52),</text:p>
          </table:table-cell>
          <table:table-cell table:number-columns-repeated="16383"/>
        </table:table-row>
        <table:table-row table:style-name="ro1">
          <table:table-cell office:value-type="string" office:string-value="(52683,'Sandoná',52)," table:formula="of:=&quot;(&quot; &amp; [Ciudad.A769] &amp; &quot;,'&quot; &amp; [Ciudad.B769] &amp; &quot;',&quot; &amp; [Ciudad.C769] &amp; &quot;),&quot;" table:style-name="ce1">
            <text:p>(52683,'Sandoná',52),</text:p>
          </table:table-cell>
          <table:table-cell table:number-columns-repeated="16383"/>
        </table:table-row>
        <table:table-row table:style-name="ro1">
          <table:table-cell office:value-type="string" office:string-value="(52685,'San Bernardo',52)," table:formula="of:=&quot;(&quot; &amp; [Ciudad.A770] &amp; &quot;,'&quot; &amp; [Ciudad.B770] &amp; &quot;',&quot; &amp; [Ciudad.C770] &amp; &quot;),&quot;" table:style-name="ce1">
            <text:p>(52685,'San Bernardo',52),</text:p>
          </table:table-cell>
          <table:table-cell table:number-columns-repeated="16383"/>
        </table:table-row>
        <table:table-row table:style-name="ro1">
          <table:table-cell office:value-type="string" office:string-value="(52687,'San Lorenzo',52)," table:formula="of:=&quot;(&quot; &amp; [Ciudad.A771] &amp; &quot;,'&quot; &amp; [Ciudad.B771] &amp; &quot;',&quot; &amp; [Ciudad.C771] &amp; &quot;),&quot;" table:style-name="ce1">
            <text:p>(52687,'San Lorenzo',52),</text:p>
          </table:table-cell>
          <table:table-cell table:number-columns-repeated="16383"/>
        </table:table-row>
        <table:table-row table:style-name="ro1">
          <table:table-cell office:value-type="string" office:string-value="(52693,'San Pablo',52)," table:formula="of:=&quot;(&quot; &amp; [Ciudad.A772] &amp; &quot;,'&quot; &amp; [Ciudad.B772] &amp; &quot;',&quot; &amp; [Ciudad.C772] &amp; &quot;),&quot;" table:style-name="ce1">
            <text:p>(52693,'San Pablo',52),</text:p>
          </table:table-cell>
          <table:table-cell table:number-columns-repeated="16383"/>
        </table:table-row>
        <table:table-row table:style-name="ro1">
          <table:table-cell office:value-type="string" office:string-value="(52694,'San Pedro de Cartago',52)," table:formula="of:=&quot;(&quot; &amp; [Ciudad.A773] &amp; &quot;,'&quot; &amp; [Ciudad.B773] &amp; &quot;',&quot; &amp; [Ciudad.C773] &amp; &quot;),&quot;" table:style-name="ce1">
            <text:p>(52694,'San Pedro de Cartago',52),</text:p>
          </table:table-cell>
          <table:table-cell table:number-columns-repeated="16383"/>
        </table:table-row>
        <table:table-row table:style-name="ro1">
          <table:table-cell office:value-type="string" office:string-value="(52696,'Santa Bárbara',52)," table:formula="of:=&quot;(&quot; &amp; [Ciudad.A774] &amp; &quot;,'&quot; &amp; [Ciudad.B774] &amp; &quot;',&quot; &amp; [Ciudad.C774] &amp; &quot;),&quot;" table:style-name="ce1">
            <text:p>(52696,'Santa Bárbara',52),</text:p>
          </table:table-cell>
          <table:table-cell table:number-columns-repeated="16383"/>
        </table:table-row>
        <table:table-row table:style-name="ro1">
          <table:table-cell office:value-type="string" office:string-value="(52699,'Santacruz',52)," table:formula="of:=&quot;(&quot; &amp; [Ciudad.A775] &amp; &quot;,'&quot; &amp; [Ciudad.B775] &amp; &quot;',&quot; &amp; [Ciudad.C775] &amp; &quot;),&quot;" table:style-name="ce1">
            <text:p>(52699,'Santacruz',52),</text:p>
          </table:table-cell>
          <table:table-cell table:number-columns-repeated="16383"/>
        </table:table-row>
        <table:table-row table:style-name="ro1">
          <table:table-cell office:value-type="string" office:string-value="(52720,'Sapuyes',52)," table:formula="of:=&quot;(&quot; &amp; [Ciudad.A776] &amp; &quot;,'&quot; &amp; [Ciudad.B776] &amp; &quot;',&quot; &amp; [Ciudad.C776] &amp; &quot;),&quot;" table:style-name="ce1">
            <text:p>(52720,'Sapuyes',52),</text:p>
          </table:table-cell>
          <table:table-cell table:number-columns-repeated="16383"/>
        </table:table-row>
        <table:table-row table:style-name="ro1">
          <table:table-cell office:value-type="string" office:string-value="(52786,'Taminango',52)," table:formula="of:=&quot;(&quot; &amp; [Ciudad.A777] &amp; &quot;,'&quot; &amp; [Ciudad.B777] &amp; &quot;',&quot; &amp; [Ciudad.C777] &amp; &quot;),&quot;" table:style-name="ce1">
            <text:p>(52786,'Taminango',52),</text:p>
          </table:table-cell>
          <table:table-cell table:number-columns-repeated="16383"/>
        </table:table-row>
        <table:table-row table:style-name="ro1">
          <table:table-cell office:value-type="string" office:string-value="(52788,'Tangua',52)," table:formula="of:=&quot;(&quot; &amp; [Ciudad.A778] &amp; &quot;,'&quot; &amp; [Ciudad.B778] &amp; &quot;',&quot; &amp; [Ciudad.C778] &amp; &quot;),&quot;" table:style-name="ce1">
            <text:p>(52788,'Tangua',52),</text:p>
          </table:table-cell>
          <table:table-cell table:number-columns-repeated="16383"/>
        </table:table-row>
        <table:table-row table:style-name="ro1">
          <table:table-cell office:value-type="string" office:string-value="(52835,'San Andrés de Tumaco',52)," table:formula="of:=&quot;(&quot; &amp; [Ciudad.A779] &amp; &quot;,'&quot; &amp; [Ciudad.B779] &amp; &quot;',&quot; &amp; [Ciudad.C779] &amp; &quot;),&quot;" table:style-name="ce1">
            <text:p>(52835,'San Andrés de Tumaco',52),</text:p>
          </table:table-cell>
          <table:table-cell table:number-columns-repeated="16383"/>
        </table:table-row>
        <table:table-row table:style-name="ro1">
          <table:table-cell office:value-type="string" office:string-value="(52838,'Túquerres',52)," table:formula="of:=&quot;(&quot; &amp; [Ciudad.A780] &amp; &quot;,'&quot; &amp; [Ciudad.B780] &amp; &quot;',&quot; &amp; [Ciudad.C780] &amp; &quot;),&quot;" table:style-name="ce1">
            <text:p>(52838,'Túquerres',52),</text:p>
          </table:table-cell>
          <table:table-cell table:number-columns-repeated="16383"/>
        </table:table-row>
        <table:table-row table:style-name="ro1">
          <table:table-cell office:value-type="string" office:string-value="(52885,'Yacuanquer',52)," table:formula="of:=&quot;(&quot; &amp; [Ciudad.A781] &amp; &quot;,'&quot; &amp; [Ciudad.B781] &amp; &quot;',&quot; &amp; [Ciudad.C781] &amp; &quot;),&quot;" table:style-name="ce1">
            <text:p>(52885,'Yacuanquer',52),</text:p>
          </table:table-cell>
          <table:table-cell table:number-columns-repeated="16383"/>
        </table:table-row>
        <table:table-row table:style-name="ro1">
          <table:table-cell office:value-type="string" office:string-value="(54001,'Cúcuta',54)," table:formula="of:=&quot;(&quot; &amp; [Ciudad.A782] &amp; &quot;,'&quot; &amp; [Ciudad.B782] &amp; &quot;',&quot; &amp; [Ciudad.C782] &amp; &quot;),&quot;" table:style-name="ce1">
            <text:p>(54001,'Cúcuta',54),</text:p>
          </table:table-cell>
          <table:table-cell table:number-columns-repeated="16383"/>
        </table:table-row>
        <table:table-row table:style-name="ro1">
          <table:table-cell office:value-type="string" office:string-value="(54003,'Abrego',54)," table:formula="of:=&quot;(&quot; &amp; [Ciudad.A783] &amp; &quot;,'&quot; &amp; [Ciudad.B783] &amp; &quot;',&quot; &amp; [Ciudad.C783] &amp; &quot;),&quot;" table:style-name="ce1">
            <text:p>(54003,'Abrego',54),</text:p>
          </table:table-cell>
          <table:table-cell table:number-columns-repeated="16383"/>
        </table:table-row>
        <table:table-row table:style-name="ro1">
          <table:table-cell office:value-type="string" office:string-value="(54051,'Arboledas',54)," table:formula="of:=&quot;(&quot; &amp; [Ciudad.A784] &amp; &quot;,'&quot; &amp; [Ciudad.B784] &amp; &quot;',&quot; &amp; [Ciudad.C784] &amp; &quot;),&quot;" table:style-name="ce1">
            <text:p>(54051,'Arboledas',54),</text:p>
          </table:table-cell>
          <table:table-cell table:number-columns-repeated="16383"/>
        </table:table-row>
        <table:table-row table:style-name="ro1">
          <table:table-cell office:value-type="string" office:string-value="(54099,'Bochalema',54)," table:formula="of:=&quot;(&quot; &amp; [Ciudad.A785] &amp; &quot;,'&quot; &amp; [Ciudad.B785] &amp; &quot;',&quot; &amp; [Ciudad.C785] &amp; &quot;),&quot;" table:style-name="ce1">
            <text:p>(54099,'Bochalema',54),</text:p>
          </table:table-cell>
          <table:table-cell table:number-columns-repeated="16383"/>
        </table:table-row>
        <table:table-row table:style-name="ro1">
          <table:table-cell office:value-type="string" office:string-value="(54109,'Bucarasica',54)," table:formula="of:=&quot;(&quot; &amp; [Ciudad.A786] &amp; &quot;,'&quot; &amp; [Ciudad.B786] &amp; &quot;',&quot; &amp; [Ciudad.C786] &amp; &quot;),&quot;" table:style-name="ce1">
            <text:p>(54109,'Bucarasica',54),</text:p>
          </table:table-cell>
          <table:table-cell table:number-columns-repeated="16383"/>
        </table:table-row>
        <table:table-row table:style-name="ro1">
          <table:table-cell office:value-type="string" office:string-value="(54125,'Cácota',54)," table:formula="of:=&quot;(&quot; &amp; [Ciudad.A787] &amp; &quot;,'&quot; &amp; [Ciudad.B787] &amp; &quot;',&quot; &amp; [Ciudad.C787] &amp; &quot;),&quot;" table:style-name="ce1">
            <text:p>(54125,'Cácota',54),</text:p>
          </table:table-cell>
          <table:table-cell table:number-columns-repeated="16383"/>
        </table:table-row>
        <table:table-row table:style-name="ro1">
          <table:table-cell office:value-type="string" office:string-value="(54128,'Cachirá',54)," table:formula="of:=&quot;(&quot; &amp; [Ciudad.A788] &amp; &quot;,'&quot; &amp; [Ciudad.B788] &amp; &quot;',&quot; &amp; [Ciudad.C788] &amp; &quot;),&quot;" table:style-name="ce1">
            <text:p>(54128,'Cachirá',54),</text:p>
          </table:table-cell>
          <table:table-cell table:number-columns-repeated="16383"/>
        </table:table-row>
        <table:table-row table:style-name="ro1">
          <table:table-cell office:value-type="string" office:string-value="(54172,'Chinácota',54)," table:formula="of:=&quot;(&quot; &amp; [Ciudad.A789] &amp; &quot;,'&quot; &amp; [Ciudad.B789] &amp; &quot;',&quot; &amp; [Ciudad.C789] &amp; &quot;),&quot;" table:style-name="ce1">
            <text:p>(54172,'Chinácota',54),</text:p>
          </table:table-cell>
          <table:table-cell table:number-columns-repeated="16383"/>
        </table:table-row>
        <table:table-row table:style-name="ro1">
          <table:table-cell office:value-type="string" office:string-value="(54174,'Chitagá',54)," table:formula="of:=&quot;(&quot; &amp; [Ciudad.A790] &amp; &quot;,'&quot; &amp; [Ciudad.B790] &amp; &quot;',&quot; &amp; [Ciudad.C790] &amp; &quot;),&quot;" table:style-name="ce1">
            <text:p>(54174,'Chitagá',54),</text:p>
          </table:table-cell>
          <table:table-cell table:number-columns-repeated="16383"/>
        </table:table-row>
        <table:table-row table:style-name="ro1">
          <table:table-cell office:value-type="string" office:string-value="(54206,'Convención',54)," table:formula="of:=&quot;(&quot; &amp; [Ciudad.A791] &amp; &quot;,'&quot; &amp; [Ciudad.B791] &amp; &quot;',&quot; &amp; [Ciudad.C791] &amp; &quot;),&quot;" table:style-name="ce1">
            <text:p>(54206,'Convención',54),</text:p>
          </table:table-cell>
          <table:table-cell table:number-columns-repeated="16383"/>
        </table:table-row>
        <table:table-row table:style-name="ro1">
          <table:table-cell office:value-type="string" office:string-value="(54223,'Cucutilla',54)," table:formula="of:=&quot;(&quot; &amp; [Ciudad.A792] &amp; &quot;,'&quot; &amp; [Ciudad.B792] &amp; &quot;',&quot; &amp; [Ciudad.C792] &amp; &quot;),&quot;" table:style-name="ce1">
            <text:p>(54223,'Cucutilla',54),</text:p>
          </table:table-cell>
          <table:table-cell table:number-columns-repeated="16383"/>
        </table:table-row>
        <table:table-row table:style-name="ro1">
          <table:table-cell office:value-type="string" office:string-value="(54239,'Durania',54)," table:formula="of:=&quot;(&quot; &amp; [Ciudad.A793] &amp; &quot;,'&quot; &amp; [Ciudad.B793] &amp; &quot;',&quot; &amp; [Ciudad.C793] &amp; &quot;),&quot;" table:style-name="ce1">
            <text:p>(54239,'Durania',54),</text:p>
          </table:table-cell>
          <table:table-cell table:number-columns-repeated="16383"/>
        </table:table-row>
        <table:table-row table:style-name="ro1">
          <table:table-cell office:value-type="string" office:string-value="(54245,'El Carmen',54)," table:formula="of:=&quot;(&quot; &amp; [Ciudad.A794] &amp; &quot;,'&quot; &amp; [Ciudad.B794] &amp; &quot;',&quot; &amp; [Ciudad.C794] &amp; &quot;),&quot;" table:style-name="ce1">
            <text:p>(54245,'El Carmen',54),</text:p>
          </table:table-cell>
          <table:table-cell table:number-columns-repeated="16383"/>
        </table:table-row>
        <table:table-row table:style-name="ro1">
          <table:table-cell office:value-type="string" office:string-value="(54250,'El Tarra',54)," table:formula="of:=&quot;(&quot; &amp; [Ciudad.A795] &amp; &quot;,'&quot; &amp; [Ciudad.B795] &amp; &quot;',&quot; &amp; [Ciudad.C795] &amp; &quot;),&quot;" table:style-name="ce1">
            <text:p>(54250,'El Tarra',54),</text:p>
          </table:table-cell>
          <table:table-cell table:number-columns-repeated="16383"/>
        </table:table-row>
        <table:table-row table:style-name="ro1">
          <table:table-cell office:value-type="string" office:string-value="(54261,'El Zulia',54)," table:formula="of:=&quot;(&quot; &amp; [Ciudad.A796] &amp; &quot;,'&quot; &amp; [Ciudad.B796] &amp; &quot;',&quot; &amp; [Ciudad.C796] &amp; &quot;),&quot;" table:style-name="ce1">
            <text:p>(54261,'El Zulia',54),</text:p>
          </table:table-cell>
          <table:table-cell table:number-columns-repeated="16383"/>
        </table:table-row>
        <table:table-row table:style-name="ro1">
          <table:table-cell office:value-type="string" office:string-value="(54313,'Gramalote',54)," table:formula="of:=&quot;(&quot; &amp; [Ciudad.A797] &amp; &quot;,'&quot; &amp; [Ciudad.B797] &amp; &quot;',&quot; &amp; [Ciudad.C797] &amp; &quot;),&quot;" table:style-name="ce1">
            <text:p>(54313,'Gramalote',54),</text:p>
          </table:table-cell>
          <table:table-cell table:number-columns-repeated="16383"/>
        </table:table-row>
        <table:table-row table:style-name="ro1">
          <table:table-cell office:value-type="string" office:string-value="(54344,'Hacarí',54)," table:formula="of:=&quot;(&quot; &amp; [Ciudad.A798] &amp; &quot;,'&quot; &amp; [Ciudad.B798] &amp; &quot;',&quot; &amp; [Ciudad.C798] &amp; &quot;),&quot;" table:style-name="ce1">
            <text:p>(54344,'Hacarí',54),</text:p>
          </table:table-cell>
          <table:table-cell table:number-columns-repeated="16383"/>
        </table:table-row>
        <table:table-row table:style-name="ro1">
          <table:table-cell office:value-type="string" office:string-value="(54347,'Herrán',54)," table:formula="of:=&quot;(&quot; &amp; [Ciudad.A799] &amp; &quot;,'&quot; &amp; [Ciudad.B799] &amp; &quot;',&quot; &amp; [Ciudad.C799] &amp; &quot;),&quot;" table:style-name="ce1">
            <text:p>(54347,'Herrán',54),</text:p>
          </table:table-cell>
          <table:table-cell table:number-columns-repeated="16383"/>
        </table:table-row>
        <table:table-row table:style-name="ro1">
          <table:table-cell office:value-type="string" office:string-value="(54377,'Labateca',54)," table:formula="of:=&quot;(&quot; &amp; [Ciudad.A800] &amp; &quot;,'&quot; &amp; [Ciudad.B800] &amp; &quot;',&quot; &amp; [Ciudad.C800] &amp; &quot;),&quot;" table:style-name="ce1">
            <text:p>(54377,'Labateca',54),</text:p>
          </table:table-cell>
          <table:table-cell table:number-columns-repeated="16383"/>
        </table:table-row>
        <table:table-row table:style-name="ro1">
          <table:table-cell office:value-type="string" office:string-value="(54385,'La Esperanza',54)," table:formula="of:=&quot;(&quot; &amp; [Ciudad.A801] &amp; &quot;,'&quot; &amp; [Ciudad.B801] &amp; &quot;',&quot; &amp; [Ciudad.C801] &amp; &quot;),&quot;" table:style-name="ce1">
            <text:p>(54385,'La Esperanza',54),</text:p>
          </table:table-cell>
          <table:table-cell table:number-columns-repeated="16383"/>
        </table:table-row>
        <table:table-row table:style-name="ro1">
          <table:table-cell office:value-type="string" office:string-value="(54398,'La Playa',54)," table:formula="of:=&quot;(&quot; &amp; [Ciudad.A802] &amp; &quot;,'&quot; &amp; [Ciudad.B802] &amp; &quot;',&quot; &amp; [Ciudad.C802] &amp; &quot;),&quot;" table:style-name="ce1">
            <text:p>(54398,'La Playa',54),</text:p>
          </table:table-cell>
          <table:table-cell table:number-columns-repeated="16383"/>
        </table:table-row>
        <table:table-row table:style-name="ro1">
          <table:table-cell office:value-type="string" office:string-value="(54405,'Los Patios',54)," table:formula="of:=&quot;(&quot; &amp; [Ciudad.A803] &amp; &quot;,'&quot; &amp; [Ciudad.B803] &amp; &quot;',&quot; &amp; [Ciudad.C803] &amp; &quot;),&quot;" table:style-name="ce1">
            <text:p>(54405,'Los Patios',54),</text:p>
          </table:table-cell>
          <table:table-cell table:number-columns-repeated="16383"/>
        </table:table-row>
        <table:table-row table:style-name="ro1">
          <table:table-cell office:value-type="string" office:string-value="(54418,'Lourdes',54)," table:formula="of:=&quot;(&quot; &amp; [Ciudad.A804] &amp; &quot;,'&quot; &amp; [Ciudad.B804] &amp; &quot;',&quot; &amp; [Ciudad.C804] &amp; &quot;),&quot;" table:style-name="ce1">
            <text:p>(54418,'Lourdes',54),</text:p>
          </table:table-cell>
          <table:table-cell table:number-columns-repeated="16383"/>
        </table:table-row>
        <table:table-row table:style-name="ro1">
          <table:table-cell office:value-type="string" office:string-value="(54480,'Mutiscua',54)," table:formula="of:=&quot;(&quot; &amp; [Ciudad.A805] &amp; &quot;,'&quot; &amp; [Ciudad.B805] &amp; &quot;',&quot; &amp; [Ciudad.C805] &amp; &quot;),&quot;" table:style-name="ce1">
            <text:p>(54480,'Mutiscua',54),</text:p>
          </table:table-cell>
          <table:table-cell table:number-columns-repeated="16383"/>
        </table:table-row>
        <table:table-row table:style-name="ro1">
          <table:table-cell office:value-type="string" office:string-value="(54498,'Ocaña',54)," table:formula="of:=&quot;(&quot; &amp; [Ciudad.A806] &amp; &quot;,'&quot; &amp; [Ciudad.B806] &amp; &quot;',&quot; &amp; [Ciudad.C806] &amp; &quot;),&quot;" table:style-name="ce1">
            <text:p>(54498,'Ocaña',54),</text:p>
          </table:table-cell>
          <table:table-cell table:number-columns-repeated="16383"/>
        </table:table-row>
        <table:table-row table:style-name="ro1">
          <table:table-cell office:value-type="string" office:string-value="(54518,'Pamplona',54)," table:formula="of:=&quot;(&quot; &amp; [Ciudad.A807] &amp; &quot;,'&quot; &amp; [Ciudad.B807] &amp; &quot;',&quot; &amp; [Ciudad.C807] &amp; &quot;),&quot;" table:style-name="ce1">
            <text:p>(54518,'Pamplona',54),</text:p>
          </table:table-cell>
          <table:table-cell table:number-columns-repeated="16383"/>
        </table:table-row>
        <table:table-row table:style-name="ro1">
          <table:table-cell office:value-type="string" office:string-value="(54520,'Pamplonita',54)," table:formula="of:=&quot;(&quot; &amp; [Ciudad.A808] &amp; &quot;,'&quot; &amp; [Ciudad.B808] &amp; &quot;',&quot; &amp; [Ciudad.C808] &amp; &quot;),&quot;" table:style-name="ce1">
            <text:p>(54520,'Pamplonita',54),</text:p>
          </table:table-cell>
          <table:table-cell table:number-columns-repeated="16383"/>
        </table:table-row>
        <table:table-row table:style-name="ro1">
          <table:table-cell office:value-type="string" office:string-value="(54553,'Puerto Santander',54)," table:formula="of:=&quot;(&quot; &amp; [Ciudad.A809] &amp; &quot;,'&quot; &amp; [Ciudad.B809] &amp; &quot;',&quot; &amp; [Ciudad.C809] &amp; &quot;),&quot;" table:style-name="ce1">
            <text:p>(54553,'Puerto Santander',54),</text:p>
          </table:table-cell>
          <table:table-cell table:number-columns-repeated="16383"/>
        </table:table-row>
        <table:table-row table:style-name="ro1">
          <table:table-cell office:value-type="string" office:string-value="(54599,'Ragonvalia',54)," table:formula="of:=&quot;(&quot; &amp; [Ciudad.A810] &amp; &quot;,'&quot; &amp; [Ciudad.B810] &amp; &quot;',&quot; &amp; [Ciudad.C810] &amp; &quot;),&quot;" table:style-name="ce1">
            <text:p>(54599,'Ragonvalia',54),</text:p>
          </table:table-cell>
          <table:table-cell table:number-columns-repeated="16383"/>
        </table:table-row>
        <table:table-row table:style-name="ro1">
          <table:table-cell office:value-type="string" office:string-value="(54660,'Salazar',54)," table:formula="of:=&quot;(&quot; &amp; [Ciudad.A811] &amp; &quot;,'&quot; &amp; [Ciudad.B811] &amp; &quot;',&quot; &amp; [Ciudad.C811] &amp; &quot;),&quot;" table:style-name="ce1">
            <text:p>(54660,'Salazar',54),</text:p>
          </table:table-cell>
          <table:table-cell table:number-columns-repeated="16383"/>
        </table:table-row>
        <table:table-row table:style-name="ro1">
          <table:table-cell office:value-type="string" office:string-value="(54670,'San Calixto',54)," table:formula="of:=&quot;(&quot; &amp; [Ciudad.A812] &amp; &quot;,'&quot; &amp; [Ciudad.B812] &amp; &quot;',&quot; &amp; [Ciudad.C812] &amp; &quot;),&quot;" table:style-name="ce1">
            <text:p>(54670,'San Calixto',54),</text:p>
          </table:table-cell>
          <table:table-cell table:number-columns-repeated="16383"/>
        </table:table-row>
        <table:table-row table:style-name="ro1">
          <table:table-cell office:value-type="string" office:string-value="(54673,'San Cayetano',54)," table:formula="of:=&quot;(&quot; &amp; [Ciudad.A813] &amp; &quot;,'&quot; &amp; [Ciudad.B813] &amp; &quot;',&quot; &amp; [Ciudad.C813] &amp; &quot;),&quot;" table:style-name="ce1">
            <text:p>(54673,'San Cayetano',54),</text:p>
          </table:table-cell>
          <table:table-cell table:number-columns-repeated="16383"/>
        </table:table-row>
        <table:table-row table:style-name="ro1">
          <table:table-cell office:value-type="string" office:string-value="(54680,'Santiago',54)," table:formula="of:=&quot;(&quot; &amp; [Ciudad.A814] &amp; &quot;,'&quot; &amp; [Ciudad.B814] &amp; &quot;',&quot; &amp; [Ciudad.C814] &amp; &quot;),&quot;" table:style-name="ce1">
            <text:p>(54680,'Santiago',54),</text:p>
          </table:table-cell>
          <table:table-cell table:number-columns-repeated="16383"/>
        </table:table-row>
        <table:table-row table:style-name="ro1">
          <table:table-cell office:value-type="string" office:string-value="(54720,'Sardinata',54)," table:formula="of:=&quot;(&quot; &amp; [Ciudad.A815] &amp; &quot;,'&quot; &amp; [Ciudad.B815] &amp; &quot;',&quot; &amp; [Ciudad.C815] &amp; &quot;),&quot;" table:style-name="ce1">
            <text:p>(54720,'Sardinata',54),</text:p>
          </table:table-cell>
          <table:table-cell table:number-columns-repeated="16383"/>
        </table:table-row>
        <table:table-row table:style-name="ro1">
          <table:table-cell office:value-type="string" office:string-value="(54743,'Silos',54)," table:formula="of:=&quot;(&quot; &amp; [Ciudad.A816] &amp; &quot;,'&quot; &amp; [Ciudad.B816] &amp; &quot;',&quot; &amp; [Ciudad.C816] &amp; &quot;),&quot;" table:style-name="ce1">
            <text:p>(54743,'Silos',54),</text:p>
          </table:table-cell>
          <table:table-cell table:number-columns-repeated="16383"/>
        </table:table-row>
        <table:table-row table:style-name="ro1">
          <table:table-cell office:value-type="string" office:string-value="(54800,'Teorama',54)," table:formula="of:=&quot;(&quot; &amp; [Ciudad.A817] &amp; &quot;,'&quot; &amp; [Ciudad.B817] &amp; &quot;',&quot; &amp; [Ciudad.C817] &amp; &quot;),&quot;" table:style-name="ce1">
            <text:p>(54800,'Teorama',54),</text:p>
          </table:table-cell>
          <table:table-cell table:number-columns-repeated="16383"/>
        </table:table-row>
        <table:table-row table:style-name="ro1">
          <table:table-cell office:value-type="string" office:string-value="(54810,'Tibú',54)," table:formula="of:=&quot;(&quot; &amp; [Ciudad.A818] &amp; &quot;,'&quot; &amp; [Ciudad.B818] &amp; &quot;',&quot; &amp; [Ciudad.C818] &amp; &quot;),&quot;" table:style-name="ce1">
            <text:p>(54810,'Tibú',54),</text:p>
          </table:table-cell>
          <table:table-cell table:number-columns-repeated="16383"/>
        </table:table-row>
        <table:table-row table:style-name="ro1">
          <table:table-cell office:value-type="string" office:string-value="(54820,'Toledo',54)," table:formula="of:=&quot;(&quot; &amp; [Ciudad.A819] &amp; &quot;,'&quot; &amp; [Ciudad.B819] &amp; &quot;',&quot; &amp; [Ciudad.C819] &amp; &quot;),&quot;" table:style-name="ce1">
            <text:p>(54820,'Toledo',54),</text:p>
          </table:table-cell>
          <table:table-cell table:number-columns-repeated="16383"/>
        </table:table-row>
        <table:table-row table:style-name="ro1">
          <table:table-cell office:value-type="string" office:string-value="(54871,'Villa Caro',54)," table:formula="of:=&quot;(&quot; &amp; [Ciudad.A820] &amp; &quot;,'&quot; &amp; [Ciudad.B820] &amp; &quot;',&quot; &amp; [Ciudad.C820] &amp; &quot;),&quot;" table:style-name="ce1">
            <text:p>(54871,'Villa Caro',54),</text:p>
          </table:table-cell>
          <table:table-cell table:number-columns-repeated="16383"/>
        </table:table-row>
        <table:table-row table:style-name="ro1">
          <table:table-cell office:value-type="string" office:string-value="(54874,'Villa del Rosario',54)," table:formula="of:=&quot;(&quot; &amp; [Ciudad.A821] &amp; &quot;,'&quot; &amp; [Ciudad.B821] &amp; &quot;',&quot; &amp; [Ciudad.C821] &amp; &quot;),&quot;" table:style-name="ce1">
            <text:p>(54874,'Villa del Rosario',54),</text:p>
          </table:table-cell>
          <table:table-cell table:number-columns-repeated="16383"/>
        </table:table-row>
        <table:table-row table:style-name="ro1">
          <table:table-cell office:value-type="string" office:string-value="(63001,'Armenia',63)," table:formula="of:=&quot;(&quot; &amp; [Ciudad.A822] &amp; &quot;,'&quot; &amp; [Ciudad.B822] &amp; &quot;',&quot; &amp; [Ciudad.C822] &amp; &quot;),&quot;" table:style-name="ce1">
            <text:p>(63001,'Armenia',63),</text:p>
          </table:table-cell>
          <table:table-cell table:number-columns-repeated="16383"/>
        </table:table-row>
        <table:table-row table:style-name="ro1">
          <table:table-cell office:value-type="string" office:string-value="(63111,'Buenavista',63)," table:formula="of:=&quot;(&quot; &amp; [Ciudad.A823] &amp; &quot;,'&quot; &amp; [Ciudad.B823] &amp; &quot;',&quot; &amp; [Ciudad.C823] &amp; &quot;),&quot;" table:style-name="ce1">
            <text:p>(63111,'Buenavista',63),</text:p>
          </table:table-cell>
          <table:table-cell table:number-columns-repeated="16383"/>
        </table:table-row>
        <table:table-row table:style-name="ro1">
          <table:table-cell office:value-type="string" office:string-value="(63130,'Calarcá',63)," table:formula="of:=&quot;(&quot; &amp; [Ciudad.A824] &amp; &quot;,'&quot; &amp; [Ciudad.B824] &amp; &quot;',&quot; &amp; [Ciudad.C824] &amp; &quot;),&quot;" table:style-name="ce1">
            <text:p>(63130,'Calarcá',63),</text:p>
          </table:table-cell>
          <table:table-cell table:number-columns-repeated="16383"/>
        </table:table-row>
        <table:table-row table:style-name="ro1">
          <table:table-cell office:value-type="string" office:string-value="(63190,'Circasia',63)," table:formula="of:=&quot;(&quot; &amp; [Ciudad.A825] &amp; &quot;,'&quot; &amp; [Ciudad.B825] &amp; &quot;',&quot; &amp; [Ciudad.C825] &amp; &quot;),&quot;" table:style-name="ce1">
            <text:p>(63190,'Circasia',63),</text:p>
          </table:table-cell>
          <table:table-cell table:number-columns-repeated="16383"/>
        </table:table-row>
        <table:table-row table:style-name="ro1">
          <table:table-cell office:value-type="string" office:string-value="(63212,'Córdoba',63)," table:formula="of:=&quot;(&quot; &amp; [Ciudad.A826] &amp; &quot;,'&quot; &amp; [Ciudad.B826] &amp; &quot;',&quot; &amp; [Ciudad.C826] &amp; &quot;),&quot;" table:style-name="ce1">
            <text:p>(63212,'Córdoba',63),</text:p>
          </table:table-cell>
          <table:table-cell table:number-columns-repeated="16383"/>
        </table:table-row>
        <table:table-row table:style-name="ro1">
          <table:table-cell office:value-type="string" office:string-value="(63272,'Filandia',63)," table:formula="of:=&quot;(&quot; &amp; [Ciudad.A827] &amp; &quot;,'&quot; &amp; [Ciudad.B827] &amp; &quot;',&quot; &amp; [Ciudad.C827] &amp; &quot;),&quot;" table:style-name="ce1">
            <text:p>(63272,'Filandia',63),</text:p>
          </table:table-cell>
          <table:table-cell table:number-columns-repeated="16383"/>
        </table:table-row>
        <table:table-row table:style-name="ro1">
          <table:table-cell office:value-type="string" office:string-value="(63302,'Génova',63)," table:formula="of:=&quot;(&quot; &amp; [Ciudad.A828] &amp; &quot;,'&quot; &amp; [Ciudad.B828] &amp; &quot;',&quot; &amp; [Ciudad.C828] &amp; &quot;),&quot;" table:style-name="ce1">
            <text:p>(63302,'Génova',63),</text:p>
          </table:table-cell>
          <table:table-cell table:number-columns-repeated="16383"/>
        </table:table-row>
        <table:table-row table:style-name="ro1">
          <table:table-cell office:value-type="string" office:string-value="(63401,'La Tebaida',63)," table:formula="of:=&quot;(&quot; &amp; [Ciudad.A829] &amp; &quot;,'&quot; &amp; [Ciudad.B829] &amp; &quot;',&quot; &amp; [Ciudad.C829] &amp; &quot;),&quot;" table:style-name="ce1">
            <text:p>(63401,'La Tebaida',63),</text:p>
          </table:table-cell>
          <table:table-cell table:number-columns-repeated="16383"/>
        </table:table-row>
        <table:table-row table:style-name="ro1">
          <table:table-cell office:value-type="string" office:string-value="(63470,'Montenegro',63)," table:formula="of:=&quot;(&quot; &amp; [Ciudad.A830] &amp; &quot;,'&quot; &amp; [Ciudad.B830] &amp; &quot;',&quot; &amp; [Ciudad.C830] &amp; &quot;),&quot;" table:style-name="ce1">
            <text:p>(63470,'Montenegro',63),</text:p>
          </table:table-cell>
          <table:table-cell table:number-columns-repeated="16383"/>
        </table:table-row>
        <table:table-row table:style-name="ro1">
          <table:table-cell office:value-type="string" office:string-value="(63548,'Pijao',63)," table:formula="of:=&quot;(&quot; &amp; [Ciudad.A831] &amp; &quot;,'&quot; &amp; [Ciudad.B831] &amp; &quot;',&quot; &amp; [Ciudad.C831] &amp; &quot;),&quot;" table:style-name="ce1">
            <text:p>(63548,'Pijao',63),</text:p>
          </table:table-cell>
          <table:table-cell table:number-columns-repeated="16383"/>
        </table:table-row>
        <table:table-row table:style-name="ro1">
          <table:table-cell office:value-type="string" office:string-value="(63594,'Quimbaya',63)," table:formula="of:=&quot;(&quot; &amp; [Ciudad.A832] &amp; &quot;,'&quot; &amp; [Ciudad.B832] &amp; &quot;',&quot; &amp; [Ciudad.C832] &amp; &quot;),&quot;" table:style-name="ce1">
            <text:p>(63594,'Quimbaya',63),</text:p>
          </table:table-cell>
          <table:table-cell table:number-columns-repeated="16383"/>
        </table:table-row>
        <table:table-row table:style-name="ro1">
          <table:table-cell office:value-type="string" office:string-value="(63690,'Salento',63)," table:formula="of:=&quot;(&quot; &amp; [Ciudad.A833] &amp; &quot;,'&quot; &amp; [Ciudad.B833] &amp; &quot;',&quot; &amp; [Ciudad.C833] &amp; &quot;),&quot;" table:style-name="ce1">
            <text:p>(63690,'Salento',63),</text:p>
          </table:table-cell>
          <table:table-cell table:number-columns-repeated="16383"/>
        </table:table-row>
        <table:table-row table:style-name="ro1">
          <table:table-cell office:value-type="string" office:string-value="(66001,'Pereira',66)," table:formula="of:=&quot;(&quot; &amp; [Ciudad.A834] &amp; &quot;,'&quot; &amp; [Ciudad.B834] &amp; &quot;',&quot; &amp; [Ciudad.C834] &amp; &quot;),&quot;" table:style-name="ce1">
            <text:p>(66001,'Pereira',66),</text:p>
          </table:table-cell>
          <table:table-cell table:number-columns-repeated="16383"/>
        </table:table-row>
        <table:table-row table:style-name="ro1">
          <table:table-cell office:value-type="string" office:string-value="(66045,'Apía',66)," table:formula="of:=&quot;(&quot; &amp; [Ciudad.A835] &amp; &quot;,'&quot; &amp; [Ciudad.B835] &amp; &quot;',&quot; &amp; [Ciudad.C835] &amp; &quot;),&quot;" table:style-name="ce1">
            <text:p>(66045,'Apía',66),</text:p>
          </table:table-cell>
          <table:table-cell table:number-columns-repeated="16383"/>
        </table:table-row>
        <table:table-row table:style-name="ro1">
          <table:table-cell office:value-type="string" office:string-value="(66075,'Balboa',66)," table:formula="of:=&quot;(&quot; &amp; [Ciudad.A836] &amp; &quot;,'&quot; &amp; [Ciudad.B836] &amp; &quot;',&quot; &amp; [Ciudad.C836] &amp; &quot;),&quot;" table:style-name="ce1">
            <text:p>(66075,'Balboa',66),</text:p>
          </table:table-cell>
          <table:table-cell table:number-columns-repeated="16383"/>
        </table:table-row>
        <table:table-row table:style-name="ro1">
          <table:table-cell office:value-type="string" office:string-value="(66088,'Belén de Umbría',66)," table:formula="of:=&quot;(&quot; &amp; [Ciudad.A837] &amp; &quot;,'&quot; &amp; [Ciudad.B837] &amp; &quot;',&quot; &amp; [Ciudad.C837] &amp; &quot;),&quot;" table:style-name="ce1">
            <text:p>(66088,'Belén de Umbría',66),</text:p>
          </table:table-cell>
          <table:table-cell table:number-columns-repeated="16383"/>
        </table:table-row>
        <table:table-row table:style-name="ro1">
          <table:table-cell office:value-type="string" office:string-value="(66170,'Dosquebradas',66)," table:formula="of:=&quot;(&quot; &amp; [Ciudad.A838] &amp; &quot;,'&quot; &amp; [Ciudad.B838] &amp; &quot;',&quot; &amp; [Ciudad.C838] &amp; &quot;),&quot;" table:style-name="ce1">
            <text:p>(66170,'Dosquebradas',66),</text:p>
          </table:table-cell>
          <table:table-cell table:number-columns-repeated="16383"/>
        </table:table-row>
        <table:table-row table:style-name="ro1">
          <table:table-cell office:value-type="string" office:string-value="(66318,'Guática',66)," table:formula="of:=&quot;(&quot; &amp; [Ciudad.A839] &amp; &quot;,'&quot; &amp; [Ciudad.B839] &amp; &quot;',&quot; &amp; [Ciudad.C839] &amp; &quot;),&quot;" table:style-name="ce1">
            <text:p>(66318,'Guática',66),</text:p>
          </table:table-cell>
          <table:table-cell table:number-columns-repeated="16383"/>
        </table:table-row>
        <table:table-row table:style-name="ro1">
          <table:table-cell office:value-type="string" office:string-value="(66383,'La Celia',66)," table:formula="of:=&quot;(&quot; &amp; [Ciudad.A840] &amp; &quot;,'&quot; &amp; [Ciudad.B840] &amp; &quot;',&quot; &amp; [Ciudad.C840] &amp; &quot;),&quot;" table:style-name="ce1">
            <text:p>(66383,'La Celia',66),</text:p>
          </table:table-cell>
          <table:table-cell table:number-columns-repeated="16383"/>
        </table:table-row>
        <table:table-row table:style-name="ro1">
          <table:table-cell office:value-type="string" office:string-value="(66400,'La Virginia',66)," table:formula="of:=&quot;(&quot; &amp; [Ciudad.A841] &amp; &quot;,'&quot; &amp; [Ciudad.B841] &amp; &quot;',&quot; &amp; [Ciudad.C841] &amp; &quot;),&quot;" table:style-name="ce1">
            <text:p>(66400,'La Virginia',66),</text:p>
          </table:table-cell>
          <table:table-cell table:number-columns-repeated="16383"/>
        </table:table-row>
        <table:table-row table:style-name="ro1">
          <table:table-cell office:value-type="string" office:string-value="(66440,'Marsella',66)," table:formula="of:=&quot;(&quot; &amp; [Ciudad.A842] &amp; &quot;,'&quot; &amp; [Ciudad.B842] &amp; &quot;',&quot; &amp; [Ciudad.C842] &amp; &quot;),&quot;" table:style-name="ce1">
            <text:p>(66440,'Marsella',66),</text:p>
          </table:table-cell>
          <table:table-cell table:number-columns-repeated="16383"/>
        </table:table-row>
        <table:table-row table:style-name="ro1">
          <table:table-cell office:value-type="string" office:string-value="(66456,'Mistrató',66)," table:formula="of:=&quot;(&quot; &amp; [Ciudad.A843] &amp; &quot;,'&quot; &amp; [Ciudad.B843] &amp; &quot;',&quot; &amp; [Ciudad.C843] &amp; &quot;),&quot;" table:style-name="ce1">
            <text:p>(66456,'Mistrató',66),</text:p>
          </table:table-cell>
          <table:table-cell table:number-columns-repeated="16383"/>
        </table:table-row>
        <table:table-row table:style-name="ro1">
          <table:table-cell office:value-type="string" office:string-value="(66572,'Pueblo Rico',66)," table:formula="of:=&quot;(&quot; &amp; [Ciudad.A844] &amp; &quot;,'&quot; &amp; [Ciudad.B844] &amp; &quot;',&quot; &amp; [Ciudad.C844] &amp; &quot;),&quot;" table:style-name="ce1">
            <text:p>(66572,'Pueblo Rico',66),</text:p>
          </table:table-cell>
          <table:table-cell table:number-columns-repeated="16383"/>
        </table:table-row>
        <table:table-row table:style-name="ro1">
          <table:table-cell office:value-type="string" office:string-value="(66594,'Quinchía',66)," table:formula="of:=&quot;(&quot; &amp; [Ciudad.A845] &amp; &quot;,'&quot; &amp; [Ciudad.B845] &amp; &quot;',&quot; &amp; [Ciudad.C845] &amp; &quot;),&quot;" table:style-name="ce1">
            <text:p>(66594,'Quinchía',66),</text:p>
          </table:table-cell>
          <table:table-cell table:number-columns-repeated="16383"/>
        </table:table-row>
        <table:table-row table:style-name="ro1">
          <table:table-cell office:value-type="string" office:string-value="(66682,'Santa Rosa de Cabal',66)," table:formula="of:=&quot;(&quot; &amp; [Ciudad.A846] &amp; &quot;,'&quot; &amp; [Ciudad.B846] &amp; &quot;',&quot; &amp; [Ciudad.C846] &amp; &quot;),&quot;" table:style-name="ce1">
            <text:p>(66682,'Santa Rosa de Cabal',66),</text:p>
          </table:table-cell>
          <table:table-cell table:number-columns-repeated="16383"/>
        </table:table-row>
        <table:table-row table:style-name="ro1">
          <table:table-cell office:value-type="string" office:string-value="(66687,'Santuario',66)," table:formula="of:=&quot;(&quot; &amp; [Ciudad.A847] &amp; &quot;,'&quot; &amp; [Ciudad.B847] &amp; &quot;',&quot; &amp; [Ciudad.C847] &amp; &quot;),&quot;" table:style-name="ce1">
            <text:p>(66687,'Santuario',66),</text:p>
          </table:table-cell>
          <table:table-cell table:number-columns-repeated="16383"/>
        </table:table-row>
        <table:table-row table:style-name="ro1">
          <table:table-cell office:value-type="string" office:string-value="(68001,'Bucaramanga',68)," table:formula="of:=&quot;(&quot; &amp; [Ciudad.A848] &amp; &quot;,'&quot; &amp; [Ciudad.B848] &amp; &quot;',&quot; &amp; [Ciudad.C848] &amp; &quot;),&quot;" table:style-name="ce1">
            <text:p>(68001,'Bucaramanga',68),</text:p>
          </table:table-cell>
          <table:table-cell table:number-columns-repeated="16383"/>
        </table:table-row>
        <table:table-row table:style-name="ro1">
          <table:table-cell office:value-type="string" office:string-value="(68013,'Aguada',68)," table:formula="of:=&quot;(&quot; &amp; [Ciudad.A849] &amp; &quot;,'&quot; &amp; [Ciudad.B849] &amp; &quot;',&quot; &amp; [Ciudad.C849] &amp; &quot;),&quot;" table:style-name="ce1">
            <text:p>(68013,'Aguada',68),</text:p>
          </table:table-cell>
          <table:table-cell table:number-columns-repeated="16383"/>
        </table:table-row>
        <table:table-row table:style-name="ro1">
          <table:table-cell office:value-type="string" office:string-value="(68020,'Albania',68)," table:formula="of:=&quot;(&quot; &amp; [Ciudad.A850] &amp; &quot;,'&quot; &amp; [Ciudad.B850] &amp; &quot;',&quot; &amp; [Ciudad.C850] &amp; &quot;),&quot;" table:style-name="ce1">
            <text:p>(68020,'Albania',68),</text:p>
          </table:table-cell>
          <table:table-cell table:number-columns-repeated="16383"/>
        </table:table-row>
        <table:table-row table:style-name="ro1">
          <table:table-cell office:value-type="string" office:string-value="(68051,'Aratoca',68)," table:formula="of:=&quot;(&quot; &amp; [Ciudad.A851] &amp; &quot;,'&quot; &amp; [Ciudad.B851] &amp; &quot;',&quot; &amp; [Ciudad.C851] &amp; &quot;),&quot;" table:style-name="ce1">
            <text:p>(68051,'Aratoca',68),</text:p>
          </table:table-cell>
          <table:table-cell table:number-columns-repeated="16383"/>
        </table:table-row>
        <table:table-row table:style-name="ro1">
          <table:table-cell office:value-type="string" office:string-value="(68077,'Barbosa',68)," table:formula="of:=&quot;(&quot; &amp; [Ciudad.A852] &amp; &quot;,'&quot; &amp; [Ciudad.B852] &amp; &quot;',&quot; &amp; [Ciudad.C852] &amp; &quot;),&quot;" table:style-name="ce1">
            <text:p>(68077,'Barbosa',68),</text:p>
          </table:table-cell>
          <table:table-cell table:number-columns-repeated="16383"/>
        </table:table-row>
        <table:table-row table:style-name="ro1">
          <table:table-cell office:value-type="string" office:string-value="(68079,'Barichara',68)," table:formula="of:=&quot;(&quot; &amp; [Ciudad.A853] &amp; &quot;,'&quot; &amp; [Ciudad.B853] &amp; &quot;',&quot; &amp; [Ciudad.C853] &amp; &quot;),&quot;" table:style-name="ce1">
            <text:p>(68079,'Barichara',68),</text:p>
          </table:table-cell>
          <table:table-cell table:number-columns-repeated="16383"/>
        </table:table-row>
        <table:table-row table:style-name="ro1">
          <table:table-cell office:value-type="string" office:string-value="(68081,'Barrancabermeja',68)," table:formula="of:=&quot;(&quot; &amp; [Ciudad.A854] &amp; &quot;,'&quot; &amp; [Ciudad.B854] &amp; &quot;',&quot; &amp; [Ciudad.C854] &amp; &quot;),&quot;" table:style-name="ce1">
            <text:p>(68081,'Barrancabermeja',68),</text:p>
          </table:table-cell>
          <table:table-cell table:number-columns-repeated="16383"/>
        </table:table-row>
        <table:table-row table:style-name="ro1">
          <table:table-cell office:value-type="string" office:string-value="(68092,'Betulia',68)," table:formula="of:=&quot;(&quot; &amp; [Ciudad.A855] &amp; &quot;,'&quot; &amp; [Ciudad.B855] &amp; &quot;',&quot; &amp; [Ciudad.C855] &amp; &quot;),&quot;" table:style-name="ce1">
            <text:p>(68092,'Betulia',68),</text:p>
          </table:table-cell>
          <table:table-cell table:number-columns-repeated="16383"/>
        </table:table-row>
        <table:table-row table:style-name="ro1">
          <table:table-cell office:value-type="string" office:string-value="(68101,'Bolívar',68)," table:formula="of:=&quot;(&quot; &amp; [Ciudad.A856] &amp; &quot;,'&quot; &amp; [Ciudad.B856] &amp; &quot;',&quot; &amp; [Ciudad.C856] &amp; &quot;),&quot;" table:style-name="ce1">
            <text:p>(68101,'Bolívar',68),</text:p>
          </table:table-cell>
          <table:table-cell table:number-columns-repeated="16383"/>
        </table:table-row>
        <table:table-row table:style-name="ro1">
          <table:table-cell office:value-type="string" office:string-value="(68121,'Cabrera',68)," table:formula="of:=&quot;(&quot; &amp; [Ciudad.A857] &amp; &quot;,'&quot; &amp; [Ciudad.B857] &amp; &quot;',&quot; &amp; [Ciudad.C857] &amp; &quot;),&quot;" table:style-name="ce1">
            <text:p>(68121,'Cabrera',68),</text:p>
          </table:table-cell>
          <table:table-cell table:number-columns-repeated="16383"/>
        </table:table-row>
        <table:table-row table:style-name="ro1">
          <table:table-cell office:value-type="string" office:string-value="(68132,'California',68)," table:formula="of:=&quot;(&quot; &amp; [Ciudad.A858] &amp; &quot;,'&quot; &amp; [Ciudad.B858] &amp; &quot;',&quot; &amp; [Ciudad.C858] &amp; &quot;),&quot;" table:style-name="ce1">
            <text:p>(68132,'California',68),</text:p>
          </table:table-cell>
          <table:table-cell table:number-columns-repeated="16383"/>
        </table:table-row>
        <table:table-row table:style-name="ro1">
          <table:table-cell office:value-type="string" office:string-value="(68147,'Capitanejo',68)," table:formula="of:=&quot;(&quot; &amp; [Ciudad.A859] &amp; &quot;,'&quot; &amp; [Ciudad.B859] &amp; &quot;',&quot; &amp; [Ciudad.C859] &amp; &quot;),&quot;" table:style-name="ce1">
            <text:p>(68147,'Capitanejo',68),</text:p>
          </table:table-cell>
          <table:table-cell table:number-columns-repeated="16383"/>
        </table:table-row>
        <table:table-row table:style-name="ro1">
          <table:table-cell office:value-type="string" office:string-value="(68152,'Carcasí',68)," table:formula="of:=&quot;(&quot; &amp; [Ciudad.A860] &amp; &quot;,'&quot; &amp; [Ciudad.B860] &amp; &quot;',&quot; &amp; [Ciudad.C860] &amp; &quot;),&quot;" table:style-name="ce1">
            <text:p>(68152,'Carcasí',68),</text:p>
          </table:table-cell>
          <table:table-cell table:number-columns-repeated="16383"/>
        </table:table-row>
        <table:table-row table:style-name="ro1">
          <table:table-cell office:value-type="string" office:string-value="(68160,'Cepitá',68)," table:formula="of:=&quot;(&quot; &amp; [Ciudad.A861] &amp; &quot;,'&quot; &amp; [Ciudad.B861] &amp; &quot;',&quot; &amp; [Ciudad.C861] &amp; &quot;),&quot;" table:style-name="ce1">
            <text:p>(68160,'Cepitá',68),</text:p>
          </table:table-cell>
          <table:table-cell table:number-columns-repeated="16383"/>
        </table:table-row>
        <table:table-row table:style-name="ro1">
          <table:table-cell office:value-type="string" office:string-value="(68162,'Cerrito',68)," table:formula="of:=&quot;(&quot; &amp; [Ciudad.A862] &amp; &quot;,'&quot; &amp; [Ciudad.B862] &amp; &quot;',&quot; &amp; [Ciudad.C862] &amp; &quot;),&quot;" table:style-name="ce1">
            <text:p>(68162,'Cerrito',68),</text:p>
          </table:table-cell>
          <table:table-cell table:number-columns-repeated="16383"/>
        </table:table-row>
        <table:table-row table:style-name="ro1">
          <table:table-cell office:value-type="string" office:string-value="(68167,'Charalá',68)," table:formula="of:=&quot;(&quot; &amp; [Ciudad.A863] &amp; &quot;,'&quot; &amp; [Ciudad.B863] &amp; &quot;',&quot; &amp; [Ciudad.C863] &amp; &quot;),&quot;" table:style-name="ce1">
            <text:p>(68167,'Charalá',68),</text:p>
          </table:table-cell>
          <table:table-cell table:number-columns-repeated="16383"/>
        </table:table-row>
        <table:table-row table:style-name="ro1">
          <table:table-cell office:value-type="string" office:string-value="(68169,'Charta',68)," table:formula="of:=&quot;(&quot; &amp; [Ciudad.A864] &amp; &quot;,'&quot; &amp; [Ciudad.B864] &amp; &quot;',&quot; &amp; [Ciudad.C864] &amp; &quot;),&quot;" table:style-name="ce1">
            <text:p>(68169,'Charta',68),</text:p>
          </table:table-cell>
          <table:table-cell table:number-columns-repeated="16383"/>
        </table:table-row>
        <table:table-row table:style-name="ro1">
          <table:table-cell office:value-type="string" office:string-value="(68176,'Chimá',68)," table:formula="of:=&quot;(&quot; &amp; [Ciudad.A865] &amp; &quot;,'&quot; &amp; [Ciudad.B865] &amp; &quot;',&quot; &amp; [Ciudad.C865] &amp; &quot;),&quot;" table:style-name="ce1">
            <text:p>(68176,'Chimá',68),</text:p>
          </table:table-cell>
          <table:table-cell table:number-columns-repeated="16383"/>
        </table:table-row>
        <table:table-row table:style-name="ro1">
          <table:table-cell office:value-type="string" office:string-value="(68179,'Chipatá',68)," table:formula="of:=&quot;(&quot; &amp; [Ciudad.A866] &amp; &quot;,'&quot; &amp; [Ciudad.B866] &amp; &quot;',&quot; &amp; [Ciudad.C866] &amp; &quot;),&quot;" table:style-name="ce1">
            <text:p>(68179,'Chipatá',68),</text:p>
          </table:table-cell>
          <table:table-cell table:number-columns-repeated="16383"/>
        </table:table-row>
        <table:table-row table:style-name="ro1">
          <table:table-cell office:value-type="string" office:string-value="(68190,'Cimitarra',68)," table:formula="of:=&quot;(&quot; &amp; [Ciudad.A867] &amp; &quot;,'&quot; &amp; [Ciudad.B867] &amp; &quot;',&quot; &amp; [Ciudad.C867] &amp; &quot;),&quot;" table:style-name="ce1">
            <text:p>(68190,'Cimitarra',68),</text:p>
          </table:table-cell>
          <table:table-cell table:number-columns-repeated="16383"/>
        </table:table-row>
        <table:table-row table:style-name="ro1">
          <table:table-cell office:value-type="string" office:string-value="(68207,'Concepción',68)," table:formula="of:=&quot;(&quot; &amp; [Ciudad.A868] &amp; &quot;,'&quot; &amp; [Ciudad.B868] &amp; &quot;',&quot; &amp; [Ciudad.C868] &amp; &quot;),&quot;" table:style-name="ce1">
            <text:p>(68207,'Concepción',68),</text:p>
          </table:table-cell>
          <table:table-cell table:number-columns-repeated="16383"/>
        </table:table-row>
        <table:table-row table:style-name="ro1">
          <table:table-cell office:value-type="string" office:string-value="(68209,'Confines',68)," table:formula="of:=&quot;(&quot; &amp; [Ciudad.A869] &amp; &quot;,'&quot; &amp; [Ciudad.B869] &amp; &quot;',&quot; &amp; [Ciudad.C869] &amp; &quot;),&quot;" table:style-name="ce1">
            <text:p>(68209,'Confines',68),</text:p>
          </table:table-cell>
          <table:table-cell table:number-columns-repeated="16383"/>
        </table:table-row>
        <table:table-row table:style-name="ro1">
          <table:table-cell office:value-type="string" office:string-value="(68211,'Contratación',68)," table:formula="of:=&quot;(&quot; &amp; [Ciudad.A870] &amp; &quot;,'&quot; &amp; [Ciudad.B870] &amp; &quot;',&quot; &amp; [Ciudad.C870] &amp; &quot;),&quot;" table:style-name="ce1">
            <text:p>(68211,'Contratación',68),</text:p>
          </table:table-cell>
          <table:table-cell table:number-columns-repeated="16383"/>
        </table:table-row>
        <table:table-row table:style-name="ro1">
          <table:table-cell office:value-type="string" office:string-value="(68217,'Coromoro',68)," table:formula="of:=&quot;(&quot; &amp; [Ciudad.A871] &amp; &quot;,'&quot; &amp; [Ciudad.B871] &amp; &quot;',&quot; &amp; [Ciudad.C871] &amp; &quot;),&quot;" table:style-name="ce1">
            <text:p>(68217,'Coromoro',68),</text:p>
          </table:table-cell>
          <table:table-cell table:number-columns-repeated="16383"/>
        </table:table-row>
        <table:table-row table:style-name="ro1">
          <table:table-cell office:value-type="string" office:string-value="(68229,'Curití',68)," table:formula="of:=&quot;(&quot; &amp; [Ciudad.A872] &amp; &quot;,'&quot; &amp; [Ciudad.B872] &amp; &quot;',&quot; &amp; [Ciudad.C872] &amp; &quot;),&quot;" table:style-name="ce1">
            <text:p>(68229,'Curití',68),</text:p>
          </table:table-cell>
          <table:table-cell table:number-columns-repeated="16383"/>
        </table:table-row>
        <table:table-row table:style-name="ro1">
          <table:table-cell office:value-type="string" office:string-value="(68235,'El Carmen de Chucurí',68)," table:formula="of:=&quot;(&quot; &amp; [Ciudad.A873] &amp; &quot;,'&quot; &amp; [Ciudad.B873] &amp; &quot;',&quot; &amp; [Ciudad.C873] &amp; &quot;),&quot;" table:style-name="ce1">
            <text:p>(68235,'El Carmen de Chucurí',68),</text:p>
          </table:table-cell>
          <table:table-cell table:number-columns-repeated="16383"/>
        </table:table-row>
        <table:table-row table:style-name="ro1">
          <table:table-cell office:value-type="string" office:string-value="(68245,'El Guacamayo',68)," table:formula="of:=&quot;(&quot; &amp; [Ciudad.A874] &amp; &quot;,'&quot; &amp; [Ciudad.B874] &amp; &quot;',&quot; &amp; [Ciudad.C874] &amp; &quot;),&quot;" table:style-name="ce1">
            <text:p>(68245,'El Guacamayo',68),</text:p>
          </table:table-cell>
          <table:table-cell table:number-columns-repeated="16383"/>
        </table:table-row>
        <table:table-row table:style-name="ro1">
          <table:table-cell office:value-type="string" office:string-value="(68250,'El Peñón',68)," table:formula="of:=&quot;(&quot; &amp; [Ciudad.A875] &amp; &quot;,'&quot; &amp; [Ciudad.B875] &amp; &quot;',&quot; &amp; [Ciudad.C875] &amp; &quot;),&quot;" table:style-name="ce1">
            <text:p>(68250,'El Peñón',68),</text:p>
          </table:table-cell>
          <table:table-cell table:number-columns-repeated="16383"/>
        </table:table-row>
        <table:table-row table:style-name="ro1">
          <table:table-cell office:value-type="string" office:string-value="(68255,'El Playón',68)," table:formula="of:=&quot;(&quot; &amp; [Ciudad.A876] &amp; &quot;,'&quot; &amp; [Ciudad.B876] &amp; &quot;',&quot; &amp; [Ciudad.C876] &amp; &quot;),&quot;" table:style-name="ce1">
            <text:p>(68255,'El Playón',68),</text:p>
          </table:table-cell>
          <table:table-cell table:number-columns-repeated="16383"/>
        </table:table-row>
        <table:table-row table:style-name="ro1">
          <table:table-cell office:value-type="string" office:string-value="(68264,'Encino',68)," table:formula="of:=&quot;(&quot; &amp; [Ciudad.A877] &amp; &quot;,'&quot; &amp; [Ciudad.B877] &amp; &quot;',&quot; &amp; [Ciudad.C877] &amp; &quot;),&quot;" table:style-name="ce1">
            <text:p>(68264,'Encino',68),</text:p>
          </table:table-cell>
          <table:table-cell table:number-columns-repeated="16383"/>
        </table:table-row>
        <table:table-row table:style-name="ro1">
          <table:table-cell office:value-type="string" office:string-value="(68266,'Enciso',68)," table:formula="of:=&quot;(&quot; &amp; [Ciudad.A878] &amp; &quot;,'&quot; &amp; [Ciudad.B878] &amp; &quot;',&quot; &amp; [Ciudad.C878] &amp; &quot;),&quot;" table:style-name="ce1">
            <text:p>(68266,'Enciso',68),</text:p>
          </table:table-cell>
          <table:table-cell table:number-columns-repeated="16383"/>
        </table:table-row>
        <table:table-row table:style-name="ro1">
          <table:table-cell office:value-type="string" office:string-value="(68271,'Florián',68)," table:formula="of:=&quot;(&quot; &amp; [Ciudad.A879] &amp; &quot;,'&quot; &amp; [Ciudad.B879] &amp; &quot;',&quot; &amp; [Ciudad.C879] &amp; &quot;),&quot;" table:style-name="ce1">
            <text:p>(68271,'Florián',68),</text:p>
          </table:table-cell>
          <table:table-cell table:number-columns-repeated="16383"/>
        </table:table-row>
        <table:table-row table:style-name="ro1">
          <table:table-cell office:value-type="string" office:string-value="(68276,'Floridablanca',68)," table:formula="of:=&quot;(&quot; &amp; [Ciudad.A880] &amp; &quot;,'&quot; &amp; [Ciudad.B880] &amp; &quot;',&quot; &amp; [Ciudad.C880] &amp; &quot;),&quot;" table:style-name="ce1">
            <text:p>(68276,'Floridablanca',68),</text:p>
          </table:table-cell>
          <table:table-cell table:number-columns-repeated="16383"/>
        </table:table-row>
        <table:table-row table:style-name="ro1">
          <table:table-cell office:value-type="string" office:string-value="(68296,'Galán',68)," table:formula="of:=&quot;(&quot; &amp; [Ciudad.A881] &amp; &quot;,'&quot; &amp; [Ciudad.B881] &amp; &quot;',&quot; &amp; [Ciudad.C881] &amp; &quot;),&quot;" table:style-name="ce1">
            <text:p>(68296,'Galán',68),</text:p>
          </table:table-cell>
          <table:table-cell table:number-columns-repeated="16383"/>
        </table:table-row>
        <table:table-row table:style-name="ro1">
          <table:table-cell office:value-type="string" office:string-value="(68298,'Gambita',68)," table:formula="of:=&quot;(&quot; &amp; [Ciudad.A882] &amp; &quot;,'&quot; &amp; [Ciudad.B882] &amp; &quot;',&quot; &amp; [Ciudad.C882] &amp; &quot;),&quot;" table:style-name="ce1">
            <text:p>(68298,'Gambita',68),</text:p>
          </table:table-cell>
          <table:table-cell table:number-columns-repeated="16383"/>
        </table:table-row>
        <table:table-row table:style-name="ro1">
          <table:table-cell office:value-type="string" office:string-value="(68307,'Girón',68)," table:formula="of:=&quot;(&quot; &amp; [Ciudad.A883] &amp; &quot;,'&quot; &amp; [Ciudad.B883] &amp; &quot;',&quot; &amp; [Ciudad.C883] &amp; &quot;),&quot;" table:style-name="ce1">
            <text:p>(68307,'Girón',68),</text:p>
          </table:table-cell>
          <table:table-cell table:number-columns-repeated="16383"/>
        </table:table-row>
        <table:table-row table:style-name="ro1">
          <table:table-cell office:value-type="string" office:string-value="(68318,'Guaca',68)," table:formula="of:=&quot;(&quot; &amp; [Ciudad.A884] &amp; &quot;,'&quot; &amp; [Ciudad.B884] &amp; &quot;',&quot; &amp; [Ciudad.C884] &amp; &quot;),&quot;" table:style-name="ce1">
            <text:p>(68318,'Guaca',68),</text:p>
          </table:table-cell>
          <table:table-cell table:number-columns-repeated="16383"/>
        </table:table-row>
        <table:table-row table:style-name="ro1">
          <table:table-cell office:value-type="string" office:string-value="(68320,'Guadalupe',68)," table:formula="of:=&quot;(&quot; &amp; [Ciudad.A885] &amp; &quot;,'&quot; &amp; [Ciudad.B885] &amp; &quot;',&quot; &amp; [Ciudad.C885] &amp; &quot;),&quot;" table:style-name="ce1">
            <text:p>(68320,'Guadalupe',68),</text:p>
          </table:table-cell>
          <table:table-cell table:number-columns-repeated="16383"/>
        </table:table-row>
        <table:table-row table:style-name="ro1">
          <table:table-cell office:value-type="string" office:string-value="(68322,'Guapotá',68)," table:formula="of:=&quot;(&quot; &amp; [Ciudad.A886] &amp; &quot;,'&quot; &amp; [Ciudad.B886] &amp; &quot;',&quot; &amp; [Ciudad.C886] &amp; &quot;),&quot;" table:style-name="ce1">
            <text:p>(68322,'Guapotá',68),</text:p>
          </table:table-cell>
          <table:table-cell table:number-columns-repeated="16383"/>
        </table:table-row>
        <table:table-row table:style-name="ro1">
          <table:table-cell office:value-type="string" office:string-value="(68324,'Guavatá',68)," table:formula="of:=&quot;(&quot; &amp; [Ciudad.A887] &amp; &quot;,'&quot; &amp; [Ciudad.B887] &amp; &quot;',&quot; &amp; [Ciudad.C887] &amp; &quot;),&quot;" table:style-name="ce1">
            <text:p>(68324,'Guavatá',68),</text:p>
          </table:table-cell>
          <table:table-cell table:number-columns-repeated="16383"/>
        </table:table-row>
        <table:table-row table:style-name="ro1">
          <table:table-cell office:value-type="string" office:string-value="(68327,'Güepsa',68)," table:formula="of:=&quot;(&quot; &amp; [Ciudad.A888] &amp; &quot;,'&quot; &amp; [Ciudad.B888] &amp; &quot;',&quot; &amp; [Ciudad.C888] &amp; &quot;),&quot;" table:style-name="ce1">
            <text:p>(68327,'Güepsa',68),</text:p>
          </table:table-cell>
          <table:table-cell table:number-columns-repeated="16383"/>
        </table:table-row>
        <table:table-row table:style-name="ro1">
          <table:table-cell office:value-type="string" office:string-value="(68344,'Hato',68)," table:formula="of:=&quot;(&quot; &amp; [Ciudad.A889] &amp; &quot;,'&quot; &amp; [Ciudad.B889] &amp; &quot;',&quot; &amp; [Ciudad.C889] &amp; &quot;),&quot;" table:style-name="ce1">
            <text:p>(68344,'Hato',68),</text:p>
          </table:table-cell>
          <table:table-cell table:number-columns-repeated="16383"/>
        </table:table-row>
        <table:table-row table:style-name="ro1">
          <table:table-cell office:value-type="string" office:string-value="(68368,'Jesús María',68)," table:formula="of:=&quot;(&quot; &amp; [Ciudad.A890] &amp; &quot;,'&quot; &amp; [Ciudad.B890] &amp; &quot;',&quot; &amp; [Ciudad.C890] &amp; &quot;),&quot;" table:style-name="ce1">
            <text:p>(68368,'Jesús María',68),</text:p>
          </table:table-cell>
          <table:table-cell table:number-columns-repeated="16383"/>
        </table:table-row>
        <table:table-row table:style-name="ro1">
          <table:table-cell office:value-type="string" office:string-value="(68370,'Jordán',68)," table:formula="of:=&quot;(&quot; &amp; [Ciudad.A891] &amp; &quot;,'&quot; &amp; [Ciudad.B891] &amp; &quot;',&quot; &amp; [Ciudad.C891] &amp; &quot;),&quot;" table:style-name="ce1">
            <text:p>(68370,'Jordán',68),</text:p>
          </table:table-cell>
          <table:table-cell table:number-columns-repeated="16383"/>
        </table:table-row>
        <table:table-row table:style-name="ro1">
          <table:table-cell office:value-type="string" office:string-value="(68377,'La Belleza',68)," table:formula="of:=&quot;(&quot; &amp; [Ciudad.A892] &amp; &quot;,'&quot; &amp; [Ciudad.B892] &amp; &quot;',&quot; &amp; [Ciudad.C892] &amp; &quot;),&quot;" table:style-name="ce1">
            <text:p>(68377,'La Belleza',68),</text:p>
          </table:table-cell>
          <table:table-cell table:number-columns-repeated="16383"/>
        </table:table-row>
        <table:table-row table:style-name="ro1">
          <table:table-cell office:value-type="string" office:string-value="(68385,'Landázuri',68)," table:formula="of:=&quot;(&quot; &amp; [Ciudad.A893] &amp; &quot;,'&quot; &amp; [Ciudad.B893] &amp; &quot;',&quot; &amp; [Ciudad.C893] &amp; &quot;),&quot;" table:style-name="ce1">
            <text:p>(68385,'Landázuri',68),</text:p>
          </table:table-cell>
          <table:table-cell table:number-columns-repeated="16383"/>
        </table:table-row>
        <table:table-row table:style-name="ro1">
          <table:table-cell office:value-type="string" office:string-value="(68397,'La Paz',68)," table:formula="of:=&quot;(&quot; &amp; [Ciudad.A894] &amp; &quot;,'&quot; &amp; [Ciudad.B894] &amp; &quot;',&quot; &amp; [Ciudad.C894] &amp; &quot;),&quot;" table:style-name="ce1">
            <text:p>(68397,'La Paz',68),</text:p>
          </table:table-cell>
          <table:table-cell table:number-columns-repeated="16383"/>
        </table:table-row>
        <table:table-row table:style-name="ro1">
          <table:table-cell office:value-type="string" office:string-value="(68406,'Lebríja',68)," table:formula="of:=&quot;(&quot; &amp; [Ciudad.A895] &amp; &quot;,'&quot; &amp; [Ciudad.B895] &amp; &quot;',&quot; &amp; [Ciudad.C895] &amp; &quot;),&quot;" table:style-name="ce1">
            <text:p>(68406,'Lebríja',68),</text:p>
          </table:table-cell>
          <table:table-cell table:number-columns-repeated="16383"/>
        </table:table-row>
        <table:table-row table:style-name="ro1">
          <table:table-cell office:value-type="string" office:string-value="(68418,'Los Santos',68)," table:formula="of:=&quot;(&quot; &amp; [Ciudad.A896] &amp; &quot;,'&quot; &amp; [Ciudad.B896] &amp; &quot;',&quot; &amp; [Ciudad.C896] &amp; &quot;),&quot;" table:style-name="ce1">
            <text:p>(68418,'Los Santos',68),</text:p>
          </table:table-cell>
          <table:table-cell table:number-columns-repeated="16383"/>
        </table:table-row>
        <table:table-row table:style-name="ro1">
          <table:table-cell office:value-type="string" office:string-value="(68425,'Macaravita',68)," table:formula="of:=&quot;(&quot; &amp; [Ciudad.A897] &amp; &quot;,'&quot; &amp; [Ciudad.B897] &amp; &quot;',&quot; &amp; [Ciudad.C897] &amp; &quot;),&quot;" table:style-name="ce1">
            <text:p>(68425,'Macaravita',68),</text:p>
          </table:table-cell>
          <table:table-cell table:number-columns-repeated="16383"/>
        </table:table-row>
        <table:table-row table:style-name="ro1">
          <table:table-cell office:value-type="string" office:string-value="(68432,'Málaga',68)," table:formula="of:=&quot;(&quot; &amp; [Ciudad.A898] &amp; &quot;,'&quot; &amp; [Ciudad.B898] &amp; &quot;',&quot; &amp; [Ciudad.C898] &amp; &quot;),&quot;" table:style-name="ce1">
            <text:p>(68432,'Málaga',68),</text:p>
          </table:table-cell>
          <table:table-cell table:number-columns-repeated="16383"/>
        </table:table-row>
        <table:table-row table:style-name="ro1">
          <table:table-cell office:value-type="string" office:string-value="(68444,'Matanza',68)," table:formula="of:=&quot;(&quot; &amp; [Ciudad.A899] &amp; &quot;,'&quot; &amp; [Ciudad.B899] &amp; &quot;',&quot; &amp; [Ciudad.C899] &amp; &quot;),&quot;" table:style-name="ce1">
            <text:p>(68444,'Matanza',68),</text:p>
          </table:table-cell>
          <table:table-cell table:number-columns-repeated="16383"/>
        </table:table-row>
        <table:table-row table:style-name="ro1">
          <table:table-cell office:value-type="string" office:string-value="(68464,'Mogotes',68)," table:formula="of:=&quot;(&quot; &amp; [Ciudad.A900] &amp; &quot;,'&quot; &amp; [Ciudad.B900] &amp; &quot;',&quot; &amp; [Ciudad.C900] &amp; &quot;),&quot;" table:style-name="ce1">
            <text:p>(68464,'Mogotes',68),</text:p>
          </table:table-cell>
          <table:table-cell table:number-columns-repeated="16383"/>
        </table:table-row>
        <table:table-row table:style-name="ro1">
          <table:table-cell office:value-type="string" office:string-value="(68468,'Molagavita',68)," table:formula="of:=&quot;(&quot; &amp; [Ciudad.A901] &amp; &quot;,'&quot; &amp; [Ciudad.B901] &amp; &quot;',&quot; &amp; [Ciudad.C901] &amp; &quot;),&quot;" table:style-name="ce1">
            <text:p>(68468,'Molagavita',68),</text:p>
          </table:table-cell>
          <table:table-cell table:number-columns-repeated="16383"/>
        </table:table-row>
        <table:table-row table:style-name="ro1">
          <table:table-cell office:value-type="string" office:string-value="(68498,'Ocamonte',68)," table:formula="of:=&quot;(&quot; &amp; [Ciudad.A902] &amp; &quot;,'&quot; &amp; [Ciudad.B902] &amp; &quot;',&quot; &amp; [Ciudad.C902] &amp; &quot;),&quot;" table:style-name="ce1">
            <text:p>(68498,'Ocamonte',68),</text:p>
          </table:table-cell>
          <table:table-cell table:number-columns-repeated="16383"/>
        </table:table-row>
        <table:table-row table:style-name="ro1">
          <table:table-cell office:value-type="string" office:string-value="(68500,'Oiba',68)," table:formula="of:=&quot;(&quot; &amp; [Ciudad.A903] &amp; &quot;,'&quot; &amp; [Ciudad.B903] &amp; &quot;',&quot; &amp; [Ciudad.C903] &amp; &quot;),&quot;" table:style-name="ce1">
            <text:p>(68500,'Oiba',68),</text:p>
          </table:table-cell>
          <table:table-cell table:number-columns-repeated="16383"/>
        </table:table-row>
        <table:table-row table:style-name="ro1">
          <table:table-cell office:value-type="string" office:string-value="(68502,'Onzaga',68)," table:formula="of:=&quot;(&quot; &amp; [Ciudad.A904] &amp; &quot;,'&quot; &amp; [Ciudad.B904] &amp; &quot;',&quot; &amp; [Ciudad.C904] &amp; &quot;),&quot;" table:style-name="ce1">
            <text:p>(68502,'Onzaga',68),</text:p>
          </table:table-cell>
          <table:table-cell table:number-columns-repeated="16383"/>
        </table:table-row>
        <table:table-row table:style-name="ro1">
          <table:table-cell office:value-type="string" office:string-value="(68522,'Palmar',68)," table:formula="of:=&quot;(&quot; &amp; [Ciudad.A905] &amp; &quot;,'&quot; &amp; [Ciudad.B905] &amp; &quot;',&quot; &amp; [Ciudad.C905] &amp; &quot;),&quot;" table:style-name="ce1">
            <text:p>(68522,'Palmar',68),</text:p>
          </table:table-cell>
          <table:table-cell table:number-columns-repeated="16383"/>
        </table:table-row>
        <table:table-row table:style-name="ro1">
          <table:table-cell office:value-type="string" office:string-value="(68524,'Palmas del Socorro',68)," table:formula="of:=&quot;(&quot; &amp; [Ciudad.A906] &amp; &quot;,'&quot; &amp; [Ciudad.B906] &amp; &quot;',&quot; &amp; [Ciudad.C906] &amp; &quot;),&quot;" table:style-name="ce1">
            <text:p>(68524,'Palmas del Socorro',68),</text:p>
          </table:table-cell>
          <table:table-cell table:number-columns-repeated="16383"/>
        </table:table-row>
        <table:table-row table:style-name="ro1">
          <table:table-cell office:value-type="string" office:string-value="(68533,'Páramo',68)," table:formula="of:=&quot;(&quot; &amp; [Ciudad.A907] &amp; &quot;,'&quot; &amp; [Ciudad.B907] &amp; &quot;',&quot; &amp; [Ciudad.C907] &amp; &quot;),&quot;" table:style-name="ce1">
            <text:p>(68533,'Páramo',68),</text:p>
          </table:table-cell>
          <table:table-cell table:number-columns-repeated="16383"/>
        </table:table-row>
        <table:table-row table:style-name="ro1">
          <table:table-cell office:value-type="string" office:string-value="(68547,'Piedecuesta',68)," table:formula="of:=&quot;(&quot; &amp; [Ciudad.A908] &amp; &quot;,'&quot; &amp; [Ciudad.B908] &amp; &quot;',&quot; &amp; [Ciudad.C908] &amp; &quot;),&quot;" table:style-name="ce1">
            <text:p>(68547,'Piedecuesta',68),</text:p>
          </table:table-cell>
          <table:table-cell table:number-columns-repeated="16383"/>
        </table:table-row>
        <table:table-row table:style-name="ro1">
          <table:table-cell office:value-type="string" office:string-value="(68549,'Pinchote',68)," table:formula="of:=&quot;(&quot; &amp; [Ciudad.A909] &amp; &quot;,'&quot; &amp; [Ciudad.B909] &amp; &quot;',&quot; &amp; [Ciudad.C909] &amp; &quot;),&quot;" table:style-name="ce1">
            <text:p>(68549,'Pinchote',68),</text:p>
          </table:table-cell>
          <table:table-cell table:number-columns-repeated="16383"/>
        </table:table-row>
        <table:table-row table:style-name="ro1">
          <table:table-cell office:value-type="string" office:string-value="(68572,'Puente Nacional',68)," table:formula="of:=&quot;(&quot; &amp; [Ciudad.A910] &amp; &quot;,'&quot; &amp; [Ciudad.B910] &amp; &quot;',&quot; &amp; [Ciudad.C910] &amp; &quot;),&quot;" table:style-name="ce1">
            <text:p>(68572,'Puente Nacional',68),</text:p>
          </table:table-cell>
          <table:table-cell table:number-columns-repeated="16383"/>
        </table:table-row>
        <table:table-row table:style-name="ro1">
          <table:table-cell office:value-type="string" office:string-value="(68573,'Puerto Parra',68)," table:formula="of:=&quot;(&quot; &amp; [Ciudad.A911] &amp; &quot;,'&quot; &amp; [Ciudad.B911] &amp; &quot;',&quot; &amp; [Ciudad.C911] &amp; &quot;),&quot;" table:style-name="ce1">
            <text:p>(68573,'Puerto Parra',68),</text:p>
          </table:table-cell>
          <table:table-cell table:number-columns-repeated="16383"/>
        </table:table-row>
        <table:table-row table:style-name="ro1">
          <table:table-cell office:value-type="string" office:string-value="(68575,'Puerto Wilches',68)," table:formula="of:=&quot;(&quot; &amp; [Ciudad.A912] &amp; &quot;,'&quot; &amp; [Ciudad.B912] &amp; &quot;',&quot; &amp; [Ciudad.C912] &amp; &quot;),&quot;" table:style-name="ce1">
            <text:p>(68575,'Puerto Wilches',68),</text:p>
          </table:table-cell>
          <table:table-cell table:number-columns-repeated="16383"/>
        </table:table-row>
        <table:table-row table:style-name="ro1">
          <table:table-cell office:value-type="string" office:string-value="(68615,'Rionegro',68)," table:formula="of:=&quot;(&quot; &amp; [Ciudad.A913] &amp; &quot;,'&quot; &amp; [Ciudad.B913] &amp; &quot;',&quot; &amp; [Ciudad.C913] &amp; &quot;),&quot;" table:style-name="ce1">
            <text:p>(68615,'Rionegro',68),</text:p>
          </table:table-cell>
          <table:table-cell table:number-columns-repeated="16383"/>
        </table:table-row>
        <table:table-row table:style-name="ro1">
          <table:table-cell office:value-type="string" office:string-value="(68655,'Sabana de Torres',68)," table:formula="of:=&quot;(&quot; &amp; [Ciudad.A914] &amp; &quot;,'&quot; &amp; [Ciudad.B914] &amp; &quot;',&quot; &amp; [Ciudad.C914] &amp; &quot;),&quot;" table:style-name="ce1">
            <text:p>(68655,'Sabana de Torres',68),</text:p>
          </table:table-cell>
          <table:table-cell table:number-columns-repeated="16383"/>
        </table:table-row>
        <table:table-row table:style-name="ro1">
          <table:table-cell office:value-type="string" office:string-value="(68669,'San Andrés',68)," table:formula="of:=&quot;(&quot; &amp; [Ciudad.A915] &amp; &quot;,'&quot; &amp; [Ciudad.B915] &amp; &quot;',&quot; &amp; [Ciudad.C915] &amp; &quot;),&quot;" table:style-name="ce1">
            <text:p>(68669,'San Andrés',68),</text:p>
          </table:table-cell>
          <table:table-cell table:number-columns-repeated="16383"/>
        </table:table-row>
        <table:table-row table:style-name="ro1">
          <table:table-cell office:value-type="string" office:string-value="(68673,'San Benito',68)," table:formula="of:=&quot;(&quot; &amp; [Ciudad.A916] &amp; &quot;,'&quot; &amp; [Ciudad.B916] &amp; &quot;',&quot; &amp; [Ciudad.C916] &amp; &quot;),&quot;" table:style-name="ce1">
            <text:p>(68673,'San Benito',68),</text:p>
          </table:table-cell>
          <table:table-cell table:number-columns-repeated="16383"/>
        </table:table-row>
        <table:table-row table:style-name="ro1">
          <table:table-cell office:value-type="string" office:string-value="(68679,'San Gil',68)," table:formula="of:=&quot;(&quot; &amp; [Ciudad.A917] &amp; &quot;,'&quot; &amp; [Ciudad.B917] &amp; &quot;',&quot; &amp; [Ciudad.C917] &amp; &quot;),&quot;" table:style-name="ce1">
            <text:p>(68679,'San Gil',68),</text:p>
          </table:table-cell>
          <table:table-cell table:number-columns-repeated="16383"/>
        </table:table-row>
        <table:table-row table:style-name="ro1">
          <table:table-cell office:value-type="string" office:string-value="(68682,'San Joaquín',68)," table:formula="of:=&quot;(&quot; &amp; [Ciudad.A918] &amp; &quot;,'&quot; &amp; [Ciudad.B918] &amp; &quot;',&quot; &amp; [Ciudad.C918] &amp; &quot;),&quot;" table:style-name="ce1">
            <text:p>(68682,'San Joaquín',68),</text:p>
          </table:table-cell>
          <table:table-cell table:number-columns-repeated="16383"/>
        </table:table-row>
        <table:table-row table:style-name="ro1">
          <table:table-cell office:value-type="string" office:string-value="(68684,'San José de Miranda',68)," table:formula="of:=&quot;(&quot; &amp; [Ciudad.A919] &amp; &quot;,'&quot; &amp; [Ciudad.B919] &amp; &quot;',&quot; &amp; [Ciudad.C919] &amp; &quot;),&quot;" table:style-name="ce1">
            <text:p>(68684,'San José de Miranda',68),</text:p>
          </table:table-cell>
          <table:table-cell table:number-columns-repeated="16383"/>
        </table:table-row>
        <table:table-row table:style-name="ro1">
          <table:table-cell office:value-type="string" office:string-value="(68686,'San Miguel',68)," table:formula="of:=&quot;(&quot; &amp; [Ciudad.A920] &amp; &quot;,'&quot; &amp; [Ciudad.B920] &amp; &quot;',&quot; &amp; [Ciudad.C920] &amp; &quot;),&quot;" table:style-name="ce1">
            <text:p>(68686,'San Miguel',68),</text:p>
          </table:table-cell>
          <table:table-cell table:number-columns-repeated="16383"/>
        </table:table-row>
        <table:table-row table:style-name="ro1">
          <table:table-cell office:value-type="string" office:string-value="(68689,'San Vicente de Chucurí',68)," table:formula="of:=&quot;(&quot; &amp; [Ciudad.A921] &amp; &quot;,'&quot; &amp; [Ciudad.B921] &amp; &quot;',&quot; &amp; [Ciudad.C921] &amp; &quot;),&quot;" table:style-name="ce1">
            <text:p>(68689,'San Vicente de Chucurí',68),</text:p>
          </table:table-cell>
          <table:table-cell table:number-columns-repeated="16383"/>
        </table:table-row>
        <table:table-row table:style-name="ro1">
          <table:table-cell office:value-type="string" office:string-value="(68705,'Santa Bárbara',68)," table:formula="of:=&quot;(&quot; &amp; [Ciudad.A922] &amp; &quot;,'&quot; &amp; [Ciudad.B922] &amp; &quot;',&quot; &amp; [Ciudad.C922] &amp; &quot;),&quot;" table:style-name="ce1">
            <text:p>(68705,'Santa Bárbara',68),</text:p>
          </table:table-cell>
          <table:table-cell table:number-columns-repeated="16383"/>
        </table:table-row>
        <table:table-row table:style-name="ro1">
          <table:table-cell office:value-type="string" office:string-value="(68720,'Santa Helena del Opón',68)," table:formula="of:=&quot;(&quot; &amp; [Ciudad.A923] &amp; &quot;,'&quot; &amp; [Ciudad.B923] &amp; &quot;',&quot; &amp; [Ciudad.C923] &amp; &quot;),&quot;" table:style-name="ce1">
            <text:p>(68720,'Santa Helena del Opón',68),</text:p>
          </table:table-cell>
          <table:table-cell table:number-columns-repeated="16383"/>
        </table:table-row>
        <table:table-row table:style-name="ro1">
          <table:table-cell office:value-type="string" office:string-value="(68745,'Simacota',68)," table:formula="of:=&quot;(&quot; &amp; [Ciudad.A924] &amp; &quot;,'&quot; &amp; [Ciudad.B924] &amp; &quot;',&quot; &amp; [Ciudad.C924] &amp; &quot;),&quot;" table:style-name="ce1">
            <text:p>(68745,'Simacota',68),</text:p>
          </table:table-cell>
          <table:table-cell table:number-columns-repeated="16383"/>
        </table:table-row>
        <table:table-row table:style-name="ro1">
          <table:table-cell office:value-type="string" office:string-value="(68755,'Socorro',68)," table:formula="of:=&quot;(&quot; &amp; [Ciudad.A925] &amp; &quot;,'&quot; &amp; [Ciudad.B925] &amp; &quot;',&quot; &amp; [Ciudad.C925] &amp; &quot;),&quot;" table:style-name="ce1">
            <text:p>(68755,'Socorro',68),</text:p>
          </table:table-cell>
          <table:table-cell table:number-columns-repeated="16383"/>
        </table:table-row>
        <table:table-row table:style-name="ro1">
          <table:table-cell office:value-type="string" office:string-value="(68770,'Suaita',68)," table:formula="of:=&quot;(&quot; &amp; [Ciudad.A926] &amp; &quot;,'&quot; &amp; [Ciudad.B926] &amp; &quot;',&quot; &amp; [Ciudad.C926] &amp; &quot;),&quot;" table:style-name="ce1">
            <text:p>(68770,'Suaita',68),</text:p>
          </table:table-cell>
          <table:table-cell table:number-columns-repeated="16383"/>
        </table:table-row>
        <table:table-row table:style-name="ro1">
          <table:table-cell office:value-type="string" office:string-value="(68773,'Sucre',68)," table:formula="of:=&quot;(&quot; &amp; [Ciudad.A927] &amp; &quot;,'&quot; &amp; [Ciudad.B927] &amp; &quot;',&quot; &amp; [Ciudad.C927] &amp; &quot;),&quot;" table:style-name="ce1">
            <text:p>(68773,'Sucre',68),</text:p>
          </table:table-cell>
          <table:table-cell table:number-columns-repeated="16383"/>
        </table:table-row>
        <table:table-row table:style-name="ro1">
          <table:table-cell office:value-type="string" office:string-value="(68780,'Suratá',68)," table:formula="of:=&quot;(&quot; &amp; [Ciudad.A928] &amp; &quot;,'&quot; &amp; [Ciudad.B928] &amp; &quot;',&quot; &amp; [Ciudad.C928] &amp; &quot;),&quot;" table:style-name="ce1">
            <text:p>(68780,'Suratá',68),</text:p>
          </table:table-cell>
          <table:table-cell table:number-columns-repeated="16383"/>
        </table:table-row>
        <table:table-row table:style-name="ro1">
          <table:table-cell office:value-type="string" office:string-value="(68820,'Tona',68)," table:formula="of:=&quot;(&quot; &amp; [Ciudad.A929] &amp; &quot;,'&quot; &amp; [Ciudad.B929] &amp; &quot;',&quot; &amp; [Ciudad.C929] &amp; &quot;),&quot;" table:style-name="ce1">
            <text:p>(68820,'Tona',68),</text:p>
          </table:table-cell>
          <table:table-cell table:number-columns-repeated="16383"/>
        </table:table-row>
        <table:table-row table:style-name="ro1">
          <table:table-cell office:value-type="string" office:string-value="(68855,'Valle de San José',68)," table:formula="of:=&quot;(&quot; &amp; [Ciudad.A930] &amp; &quot;,'&quot; &amp; [Ciudad.B930] &amp; &quot;',&quot; &amp; [Ciudad.C930] &amp; &quot;),&quot;" table:style-name="ce1">
            <text:p>(68855,'Valle de San José',68),</text:p>
          </table:table-cell>
          <table:table-cell table:number-columns-repeated="16383"/>
        </table:table-row>
        <table:table-row table:style-name="ro1">
          <table:table-cell office:value-type="string" office:string-value="(68861,'Vélez',68)," table:formula="of:=&quot;(&quot; &amp; [Ciudad.A931] &amp; &quot;,'&quot; &amp; [Ciudad.B931] &amp; &quot;',&quot; &amp; [Ciudad.C931] &amp; &quot;),&quot;" table:style-name="ce1">
            <text:p>(68861,'Vélez',68),</text:p>
          </table:table-cell>
          <table:table-cell table:number-columns-repeated="16383"/>
        </table:table-row>
        <table:table-row table:style-name="ro1">
          <table:table-cell office:value-type="string" office:string-value="(68867,'Vetas',68)," table:formula="of:=&quot;(&quot; &amp; [Ciudad.A932] &amp; &quot;,'&quot; &amp; [Ciudad.B932] &amp; &quot;',&quot; &amp; [Ciudad.C932] &amp; &quot;),&quot;" table:style-name="ce1">
            <text:p>(68867,'Vetas',68),</text:p>
          </table:table-cell>
          <table:table-cell table:number-columns-repeated="16383"/>
        </table:table-row>
        <table:table-row table:style-name="ro1">
          <table:table-cell office:value-type="string" office:string-value="(68872,'Villanueva',68)," table:formula="of:=&quot;(&quot; &amp; [Ciudad.A933] &amp; &quot;,'&quot; &amp; [Ciudad.B933] &amp; &quot;',&quot; &amp; [Ciudad.C933] &amp; &quot;),&quot;" table:style-name="ce1">
            <text:p>(68872,'Villanueva',68),</text:p>
          </table:table-cell>
          <table:table-cell table:number-columns-repeated="16383"/>
        </table:table-row>
        <table:table-row table:style-name="ro1">
          <table:table-cell office:value-type="string" office:string-value="(68895,'Zapatoca',68)," table:formula="of:=&quot;(&quot; &amp; [Ciudad.A934] &amp; &quot;,'&quot; &amp; [Ciudad.B934] &amp; &quot;',&quot; &amp; [Ciudad.C934] &amp; &quot;),&quot;" table:style-name="ce1">
            <text:p>(68895,'Zapatoca',68),</text:p>
          </table:table-cell>
          <table:table-cell table:number-columns-repeated="16383"/>
        </table:table-row>
        <table:table-row table:style-name="ro1">
          <table:table-cell office:value-type="string" office:string-value="(70001,'Sincelejo',70)," table:formula="of:=&quot;(&quot; &amp; [Ciudad.A935] &amp; &quot;,'&quot; &amp; [Ciudad.B935] &amp; &quot;',&quot; &amp; [Ciudad.C935] &amp; &quot;),&quot;" table:style-name="ce1">
            <text:p>(70001,'Sincelejo',70),</text:p>
          </table:table-cell>
          <table:table-cell table:number-columns-repeated="16383"/>
        </table:table-row>
        <table:table-row table:style-name="ro1">
          <table:table-cell office:value-type="string" office:string-value="(70110,'Buenavista',70)," table:formula="of:=&quot;(&quot; &amp; [Ciudad.A936] &amp; &quot;,'&quot; &amp; [Ciudad.B936] &amp; &quot;',&quot; &amp; [Ciudad.C936] &amp; &quot;),&quot;" table:style-name="ce1">
            <text:p>(70110,'Buenavista',70),</text:p>
          </table:table-cell>
          <table:table-cell table:number-columns-repeated="16383"/>
        </table:table-row>
        <table:table-row table:style-name="ro1">
          <table:table-cell office:value-type="string" office:string-value="(70124,'Caimito',70)," table:formula="of:=&quot;(&quot; &amp; [Ciudad.A937] &amp; &quot;,'&quot; &amp; [Ciudad.B937] &amp; &quot;',&quot; &amp; [Ciudad.C937] &amp; &quot;),&quot;" table:style-name="ce1">
            <text:p>(70124,'Caimito',70),</text:p>
          </table:table-cell>
          <table:table-cell table:number-columns-repeated="16383"/>
        </table:table-row>
        <table:table-row table:style-name="ro1">
          <table:table-cell office:value-type="string" office:string-value="(70204,'Coloso',70)," table:formula="of:=&quot;(&quot; &amp; [Ciudad.A938] &amp; &quot;,'&quot; &amp; [Ciudad.B938] &amp; &quot;',&quot; &amp; [Ciudad.C938] &amp; &quot;),&quot;" table:style-name="ce1">
            <text:p>(70204,'Coloso',70),</text:p>
          </table:table-cell>
          <table:table-cell table:number-columns-repeated="16383"/>
        </table:table-row>
        <table:table-row table:style-name="ro1">
          <table:table-cell office:value-type="string" office:string-value="(70215,'Corozal',70)," table:formula="of:=&quot;(&quot; &amp; [Ciudad.A939] &amp; &quot;,'&quot; &amp; [Ciudad.B939] &amp; &quot;',&quot; &amp; [Ciudad.C939] &amp; &quot;),&quot;" table:style-name="ce1">
            <text:p>(70215,'Corozal',70),</text:p>
          </table:table-cell>
          <table:table-cell table:number-columns-repeated="16383"/>
        </table:table-row>
        <table:table-row table:style-name="ro1">
          <table:table-cell office:value-type="string" office:string-value="(70221,'Coveñas',70)," table:formula="of:=&quot;(&quot; &amp; [Ciudad.A940] &amp; &quot;,'&quot; &amp; [Ciudad.B940] &amp; &quot;',&quot; &amp; [Ciudad.C940] &amp; &quot;),&quot;" table:style-name="ce1">
            <text:p>(70221,'Coveñas',70),</text:p>
          </table:table-cell>
          <table:table-cell table:number-columns-repeated="16383"/>
        </table:table-row>
        <table:table-row table:style-name="ro1">
          <table:table-cell office:value-type="string" office:string-value="(70230,'Chalán',70)," table:formula="of:=&quot;(&quot; &amp; [Ciudad.A941] &amp; &quot;,'&quot; &amp; [Ciudad.B941] &amp; &quot;',&quot; &amp; [Ciudad.C941] &amp; &quot;),&quot;" table:style-name="ce1">
            <text:p>(70230,'Chalán',70),</text:p>
          </table:table-cell>
          <table:table-cell table:number-columns-repeated="16383"/>
        </table:table-row>
        <table:table-row table:style-name="ro1">
          <table:table-cell office:value-type="string" office:string-value="(70233,'El Roble',70)," table:formula="of:=&quot;(&quot; &amp; [Ciudad.A942] &amp; &quot;,'&quot; &amp; [Ciudad.B942] &amp; &quot;',&quot; &amp; [Ciudad.C942] &amp; &quot;),&quot;" table:style-name="ce1">
            <text:p>(70233,'El Roble',70),</text:p>
          </table:table-cell>
          <table:table-cell table:number-columns-repeated="16383"/>
        </table:table-row>
        <table:table-row table:style-name="ro1">
          <table:table-cell office:value-type="string" office:string-value="(70235,'Galeras',70)," table:formula="of:=&quot;(&quot; &amp; [Ciudad.A943] &amp; &quot;,'&quot; &amp; [Ciudad.B943] &amp; &quot;',&quot; &amp; [Ciudad.C943] &amp; &quot;),&quot;" table:style-name="ce1">
            <text:p>(70235,'Galeras',70),</text:p>
          </table:table-cell>
          <table:table-cell table:number-columns-repeated="16383"/>
        </table:table-row>
        <table:table-row table:style-name="ro1">
          <table:table-cell office:value-type="string" office:string-value="(70265,'Guaranda',70)," table:formula="of:=&quot;(&quot; &amp; [Ciudad.A944] &amp; &quot;,'&quot; &amp; [Ciudad.B944] &amp; &quot;',&quot; &amp; [Ciudad.C944] &amp; &quot;),&quot;" table:style-name="ce1">
            <text:p>(70265,'Guaranda',70),</text:p>
          </table:table-cell>
          <table:table-cell table:number-columns-repeated="16383"/>
        </table:table-row>
        <table:table-row table:style-name="ro1">
          <table:table-cell office:value-type="string" office:string-value="(70400,'La Unión',70)," table:formula="of:=&quot;(&quot; &amp; [Ciudad.A945] &amp; &quot;,'&quot; &amp; [Ciudad.B945] &amp; &quot;',&quot; &amp; [Ciudad.C945] &amp; &quot;),&quot;" table:style-name="ce1">
            <text:p>(70400,'La Unión',70),</text:p>
          </table:table-cell>
          <table:table-cell table:number-columns-repeated="16383"/>
        </table:table-row>
        <table:table-row table:style-name="ro1">
          <table:table-cell office:value-type="string" office:string-value="(70418,'Los Palmitos',70)," table:formula="of:=&quot;(&quot; &amp; [Ciudad.A946] &amp; &quot;,'&quot; &amp; [Ciudad.B946] &amp; &quot;',&quot; &amp; [Ciudad.C946] &amp; &quot;),&quot;" table:style-name="ce1">
            <text:p>(70418,'Los Palmitos',70),</text:p>
          </table:table-cell>
          <table:table-cell table:number-columns-repeated="16383"/>
        </table:table-row>
        <table:table-row table:style-name="ro1">
          <table:table-cell office:value-type="string" office:string-value="(70429,'Majagual',70)," table:formula="of:=&quot;(&quot; &amp; [Ciudad.A947] &amp; &quot;,'&quot; &amp; [Ciudad.B947] &amp; &quot;',&quot; &amp; [Ciudad.C947] &amp; &quot;),&quot;" table:style-name="ce1">
            <text:p>(70429,'Majagual',70),</text:p>
          </table:table-cell>
          <table:table-cell table:number-columns-repeated="16383"/>
        </table:table-row>
        <table:table-row table:style-name="ro1">
          <table:table-cell office:value-type="string" office:string-value="(70473,'Morroa',70)," table:formula="of:=&quot;(&quot; &amp; [Ciudad.A948] &amp; &quot;,'&quot; &amp; [Ciudad.B948] &amp; &quot;',&quot; &amp; [Ciudad.C948] &amp; &quot;),&quot;" table:style-name="ce1">
            <text:p>(70473,'Morroa',70),</text:p>
          </table:table-cell>
          <table:table-cell table:number-columns-repeated="16383"/>
        </table:table-row>
        <table:table-row table:style-name="ro1">
          <table:table-cell office:value-type="string" office:string-value="(70508,'Ovejas',70)," table:formula="of:=&quot;(&quot; &amp; [Ciudad.A949] &amp; &quot;,'&quot; &amp; [Ciudad.B949] &amp; &quot;',&quot; &amp; [Ciudad.C949] &amp; &quot;),&quot;" table:style-name="ce1">
            <text:p>(70508,'Ovejas',70),</text:p>
          </table:table-cell>
          <table:table-cell table:number-columns-repeated="16383"/>
        </table:table-row>
        <table:table-row table:style-name="ro1">
          <table:table-cell office:value-type="string" office:string-value="(70523,'Palmito',70)," table:formula="of:=&quot;(&quot; &amp; [Ciudad.A950] &amp; &quot;,'&quot; &amp; [Ciudad.B950] &amp; &quot;',&quot; &amp; [Ciudad.C950] &amp; &quot;),&quot;" table:style-name="ce1">
            <text:p>(70523,'Palmito',70),</text:p>
          </table:table-cell>
          <table:table-cell table:number-columns-repeated="16383"/>
        </table:table-row>
        <table:table-row table:style-name="ro1">
          <table:table-cell office:value-type="string" office:string-value="(70670,'Sampués',70)," table:formula="of:=&quot;(&quot; &amp; [Ciudad.A951] &amp; &quot;,'&quot; &amp; [Ciudad.B951] &amp; &quot;',&quot; &amp; [Ciudad.C951] &amp; &quot;),&quot;" table:style-name="ce1">
            <text:p>(70670,'Sampués',70),</text:p>
          </table:table-cell>
          <table:table-cell table:number-columns-repeated="16383"/>
        </table:table-row>
        <table:table-row table:style-name="ro1">
          <table:table-cell office:value-type="string" office:string-value="(70678,'San Benito Abad',70)," table:formula="of:=&quot;(&quot; &amp; [Ciudad.A952] &amp; &quot;,'&quot; &amp; [Ciudad.B952] &amp; &quot;',&quot; &amp; [Ciudad.C952] &amp; &quot;),&quot;" table:style-name="ce1">
            <text:p>(70678,'San Benito Abad',70),</text:p>
          </table:table-cell>
          <table:table-cell table:number-columns-repeated="16383"/>
        </table:table-row>
        <table:table-row table:style-name="ro1">
          <table:table-cell office:value-type="string" office:string-value="(70702,'San Juan de Betulia',70)," table:formula="of:=&quot;(&quot; &amp; [Ciudad.A953] &amp; &quot;,'&quot; &amp; [Ciudad.B953] &amp; &quot;',&quot; &amp; [Ciudad.C953] &amp; &quot;),&quot;" table:style-name="ce1">
            <text:p>(70702,'San Juan de Betulia',70),</text:p>
          </table:table-cell>
          <table:table-cell table:number-columns-repeated="16383"/>
        </table:table-row>
        <table:table-row table:style-name="ro1">
          <table:table-cell office:value-type="string" office:string-value="(70708,'San Marcos',70)," table:formula="of:=&quot;(&quot; &amp; [Ciudad.A954] &amp; &quot;,'&quot; &amp; [Ciudad.B954] &amp; &quot;',&quot; &amp; [Ciudad.C954] &amp; &quot;),&quot;" table:style-name="ce1">
            <text:p>(70708,'San Marcos',70),</text:p>
          </table:table-cell>
          <table:table-cell table:number-columns-repeated="16383"/>
        </table:table-row>
        <table:table-row table:style-name="ro1">
          <table:table-cell office:value-type="string" office:string-value="(70713,'San Onofre',70)," table:formula="of:=&quot;(&quot; &amp; [Ciudad.A955] &amp; &quot;,'&quot; &amp; [Ciudad.B955] &amp; &quot;',&quot; &amp; [Ciudad.C955] &amp; &quot;),&quot;" table:style-name="ce1">
            <text:p>(70713,'San Onofre',70),</text:p>
          </table:table-cell>
          <table:table-cell table:number-columns-repeated="16383"/>
        </table:table-row>
        <table:table-row table:style-name="ro1">
          <table:table-cell office:value-type="string" office:string-value="(70717,'San Pedro',70)," table:formula="of:=&quot;(&quot; &amp; [Ciudad.A956] &amp; &quot;,'&quot; &amp; [Ciudad.B956] &amp; &quot;',&quot; &amp; [Ciudad.C956] &amp; &quot;),&quot;" table:style-name="ce1">
            <text:p>(70717,'San Pedro',70),</text:p>
          </table:table-cell>
          <table:table-cell table:number-columns-repeated="16383"/>
        </table:table-row>
        <table:table-row table:style-name="ro1">
          <table:table-cell office:value-type="string" office:string-value="(70742,'San Luis de Sincé',70)," table:formula="of:=&quot;(&quot; &amp; [Ciudad.A957] &amp; &quot;,'&quot; &amp; [Ciudad.B957] &amp; &quot;',&quot; &amp; [Ciudad.C957] &amp; &quot;),&quot;" table:style-name="ce1">
            <text:p>(70742,'San Luis de Sincé',70),</text:p>
          </table:table-cell>
          <table:table-cell table:number-columns-repeated="16383"/>
        </table:table-row>
        <table:table-row table:style-name="ro1">
          <table:table-cell office:value-type="string" office:string-value="(70771,'Sucre',70)," table:formula="of:=&quot;(&quot; &amp; [Ciudad.A958] &amp; &quot;,'&quot; &amp; [Ciudad.B958] &amp; &quot;',&quot; &amp; [Ciudad.C958] &amp; &quot;),&quot;" table:style-name="ce1">
            <text:p>(70771,'Sucre',70),</text:p>
          </table:table-cell>
          <table:table-cell table:number-columns-repeated="16383"/>
        </table:table-row>
        <table:table-row table:style-name="ro1">
          <table:table-cell office:value-type="string" office:string-value="(70820,'Santiago de Tolú',70)," table:formula="of:=&quot;(&quot; &amp; [Ciudad.A959] &amp; &quot;,'&quot; &amp; [Ciudad.B959] &amp; &quot;',&quot; &amp; [Ciudad.C959] &amp; &quot;),&quot;" table:style-name="ce1">
            <text:p>(70820,'Santiago de Tolú',70),</text:p>
          </table:table-cell>
          <table:table-cell table:number-columns-repeated="16383"/>
        </table:table-row>
        <table:table-row table:style-name="ro1">
          <table:table-cell office:value-type="string" office:string-value="(70823,'Tolú Viejo',70)," table:formula="of:=&quot;(&quot; &amp; [Ciudad.A960] &amp; &quot;,'&quot; &amp; [Ciudad.B960] &amp; &quot;',&quot; &amp; [Ciudad.C960] &amp; &quot;),&quot;" table:style-name="ce1">
            <text:p>(70823,'Tolú Viejo',70),</text:p>
          </table:table-cell>
          <table:table-cell table:number-columns-repeated="16383"/>
        </table:table-row>
        <table:table-row table:style-name="ro1">
          <table:table-cell office:value-type="string" office:string-value="(73001,'Ibagué',73)," table:formula="of:=&quot;(&quot; &amp; [Ciudad.A961] &amp; &quot;,'&quot; &amp; [Ciudad.B961] &amp; &quot;',&quot; &amp; [Ciudad.C961] &amp; &quot;),&quot;" table:style-name="ce1">
            <text:p>(73001,'Ibagué',73),</text:p>
          </table:table-cell>
          <table:table-cell table:number-columns-repeated="16383"/>
        </table:table-row>
        <table:table-row table:style-name="ro1">
          <table:table-cell office:value-type="string" office:string-value="(73024,'Alpujarra',73)," table:formula="of:=&quot;(&quot; &amp; [Ciudad.A962] &amp; &quot;,'&quot; &amp; [Ciudad.B962] &amp; &quot;',&quot; &amp; [Ciudad.C962] &amp; &quot;),&quot;" table:style-name="ce1">
            <text:p>(73024,'Alpujarra',73),</text:p>
          </table:table-cell>
          <table:table-cell table:number-columns-repeated="16383"/>
        </table:table-row>
        <table:table-row table:style-name="ro1">
          <table:table-cell office:value-type="string" office:string-value="(73026,'Alvarado',73)," table:formula="of:=&quot;(&quot; &amp; [Ciudad.A963] &amp; &quot;,'&quot; &amp; [Ciudad.B963] &amp; &quot;',&quot; &amp; [Ciudad.C963] &amp; &quot;),&quot;" table:style-name="ce1">
            <text:p>(73026,'Alvarado',73),</text:p>
          </table:table-cell>
          <table:table-cell table:number-columns-repeated="16383"/>
        </table:table-row>
        <table:table-row table:style-name="ro1">
          <table:table-cell office:value-type="string" office:string-value="(73030,'Ambalema',73)," table:formula="of:=&quot;(&quot; &amp; [Ciudad.A964] &amp; &quot;,'&quot; &amp; [Ciudad.B964] &amp; &quot;',&quot; &amp; [Ciudad.C964] &amp; &quot;),&quot;" table:style-name="ce1">
            <text:p>(73030,'Ambalema',73),</text:p>
          </table:table-cell>
          <table:table-cell table:number-columns-repeated="16383"/>
        </table:table-row>
        <table:table-row table:style-name="ro1">
          <table:table-cell office:value-type="string" office:string-value="(73043,'Anzoátegui',73)," table:formula="of:=&quot;(&quot; &amp; [Ciudad.A965] &amp; &quot;,'&quot; &amp; [Ciudad.B965] &amp; &quot;',&quot; &amp; [Ciudad.C965] &amp; &quot;),&quot;" table:style-name="ce1">
            <text:p>(73043,'Anzoátegui',73),</text:p>
          </table:table-cell>
          <table:table-cell table:number-columns-repeated="16383"/>
        </table:table-row>
        <table:table-row table:style-name="ro1">
          <table:table-cell office:value-type="string" office:string-value="(73055,'Armero',73)," table:formula="of:=&quot;(&quot; &amp; [Ciudad.A966] &amp; &quot;,'&quot; &amp; [Ciudad.B966] &amp; &quot;',&quot; &amp; [Ciudad.C966] &amp; &quot;),&quot;" table:style-name="ce1">
            <text:p>(73055,'Armero',73),</text:p>
          </table:table-cell>
          <table:table-cell table:number-columns-repeated="16383"/>
        </table:table-row>
        <table:table-row table:style-name="ro1">
          <table:table-cell office:value-type="string" office:string-value="(73067,'Ataco',73)," table:formula="of:=&quot;(&quot; &amp; [Ciudad.A967] &amp; &quot;,'&quot; &amp; [Ciudad.B967] &amp; &quot;',&quot; &amp; [Ciudad.C967] &amp; &quot;),&quot;" table:style-name="ce1">
            <text:p>(73067,'Ataco',73),</text:p>
          </table:table-cell>
          <table:table-cell table:number-columns-repeated="16383"/>
        </table:table-row>
        <table:table-row table:style-name="ro1">
          <table:table-cell office:value-type="string" office:string-value="(73124,'Cajamarca',73)," table:formula="of:=&quot;(&quot; &amp; [Ciudad.A968] &amp; &quot;,'&quot; &amp; [Ciudad.B968] &amp; &quot;',&quot; &amp; [Ciudad.C968] &amp; &quot;),&quot;" table:style-name="ce1">
            <text:p>(73124,'Cajamarca',73),</text:p>
          </table:table-cell>
          <table:table-cell table:number-columns-repeated="16383"/>
        </table:table-row>
        <table:table-row table:style-name="ro1">
          <table:table-cell office:value-type="string" office:string-value="(73148,'Carmen de Apicala',73)," table:formula="of:=&quot;(&quot; &amp; [Ciudad.A969] &amp; &quot;,'&quot; &amp; [Ciudad.B969] &amp; &quot;',&quot; &amp; [Ciudad.C969] &amp; &quot;),&quot;" table:style-name="ce1">
            <text:p>(73148,'Carmen de Apicala',73),</text:p>
          </table:table-cell>
          <table:table-cell table:number-columns-repeated="16383"/>
        </table:table-row>
        <table:table-row table:style-name="ro1">
          <table:table-cell office:value-type="string" office:string-value="(73152,'Casabianca',73)," table:formula="of:=&quot;(&quot; &amp; [Ciudad.A970] &amp; &quot;,'&quot; &amp; [Ciudad.B970] &amp; &quot;',&quot; &amp; [Ciudad.C970] &amp; &quot;),&quot;" table:style-name="ce1">
            <text:p>(73152,'Casabianca',73),</text:p>
          </table:table-cell>
          <table:table-cell table:number-columns-repeated="16383"/>
        </table:table-row>
        <table:table-row table:style-name="ro1">
          <table:table-cell office:value-type="string" office:string-value="(73168,'Chaparral',73)," table:formula="of:=&quot;(&quot; &amp; [Ciudad.A971] &amp; &quot;,'&quot; &amp; [Ciudad.B971] &amp; &quot;',&quot; &amp; [Ciudad.C971] &amp; &quot;),&quot;" table:style-name="ce1">
            <text:p>(73168,'Chaparral',73),</text:p>
          </table:table-cell>
          <table:table-cell table:number-columns-repeated="16383"/>
        </table:table-row>
        <table:table-row table:style-name="ro1">
          <table:table-cell office:value-type="string" office:string-value="(73200,'Coello',73)," table:formula="of:=&quot;(&quot; &amp; [Ciudad.A972] &amp; &quot;,'&quot; &amp; [Ciudad.B972] &amp; &quot;',&quot; &amp; [Ciudad.C972] &amp; &quot;),&quot;" table:style-name="ce1">
            <text:p>(73200,'Coello',73),</text:p>
          </table:table-cell>
          <table:table-cell table:number-columns-repeated="16383"/>
        </table:table-row>
        <table:table-row table:style-name="ro1">
          <table:table-cell office:value-type="string" office:string-value="(73217,'Coyaima',73)," table:formula="of:=&quot;(&quot; &amp; [Ciudad.A973] &amp; &quot;,'&quot; &amp; [Ciudad.B973] &amp; &quot;',&quot; &amp; [Ciudad.C973] &amp; &quot;),&quot;" table:style-name="ce1">
            <text:p>(73217,'Coyaima',73),</text:p>
          </table:table-cell>
          <table:table-cell table:number-columns-repeated="16383"/>
        </table:table-row>
        <table:table-row table:style-name="ro1">
          <table:table-cell office:value-type="string" office:string-value="(73226,'Cunday',73)," table:formula="of:=&quot;(&quot; &amp; [Ciudad.A974] &amp; &quot;,'&quot; &amp; [Ciudad.B974] &amp; &quot;',&quot; &amp; [Ciudad.C974] &amp; &quot;),&quot;" table:style-name="ce1">
            <text:p>(73226,'Cunday',73),</text:p>
          </table:table-cell>
          <table:table-cell table:number-columns-repeated="16383"/>
        </table:table-row>
        <table:table-row table:style-name="ro1">
          <table:table-cell office:value-type="string" office:string-value="(73236,'Dolores',73)," table:formula="of:=&quot;(&quot; &amp; [Ciudad.A975] &amp; &quot;,'&quot; &amp; [Ciudad.B975] &amp; &quot;',&quot; &amp; [Ciudad.C975] &amp; &quot;),&quot;" table:style-name="ce1">
            <text:p>(73236,'Dolores',73),</text:p>
          </table:table-cell>
          <table:table-cell table:number-columns-repeated="16383"/>
        </table:table-row>
        <table:table-row table:style-name="ro1">
          <table:table-cell office:value-type="string" office:string-value="(73268,'Espinal',73)," table:formula="of:=&quot;(&quot; &amp; [Ciudad.A976] &amp; &quot;,'&quot; &amp; [Ciudad.B976] &amp; &quot;',&quot; &amp; [Ciudad.C976] &amp; &quot;),&quot;" table:style-name="ce1">
            <text:p>(73268,'Espinal',73),</text:p>
          </table:table-cell>
          <table:table-cell table:number-columns-repeated="16383"/>
        </table:table-row>
        <table:table-row table:style-name="ro1">
          <table:table-cell office:value-type="string" office:string-value="(73270,'Falan',73)," table:formula="of:=&quot;(&quot; &amp; [Ciudad.A977] &amp; &quot;,'&quot; &amp; [Ciudad.B977] &amp; &quot;',&quot; &amp; [Ciudad.C977] &amp; &quot;),&quot;" table:style-name="ce1">
            <text:p>(73270,'Falan',73),</text:p>
          </table:table-cell>
          <table:table-cell table:number-columns-repeated="16383"/>
        </table:table-row>
        <table:table-row table:style-name="ro1">
          <table:table-cell office:value-type="string" office:string-value="(73275,'Flandes',73)," table:formula="of:=&quot;(&quot; &amp; [Ciudad.A978] &amp; &quot;,'&quot; &amp; [Ciudad.B978] &amp; &quot;',&quot; &amp; [Ciudad.C978] &amp; &quot;),&quot;" table:style-name="ce1">
            <text:p>(73275,'Flandes',73),</text:p>
          </table:table-cell>
          <table:table-cell table:number-columns-repeated="16383"/>
        </table:table-row>
        <table:table-row table:style-name="ro1">
          <table:table-cell office:value-type="string" office:string-value="(73283,'Fresno',73)," table:formula="of:=&quot;(&quot; &amp; [Ciudad.A979] &amp; &quot;,'&quot; &amp; [Ciudad.B979] &amp; &quot;',&quot; &amp; [Ciudad.C979] &amp; &quot;),&quot;" table:style-name="ce1">
            <text:p>(73283,'Fresno',73),</text:p>
          </table:table-cell>
          <table:table-cell table:number-columns-repeated="16383"/>
        </table:table-row>
        <table:table-row table:style-name="ro1">
          <table:table-cell office:value-type="string" office:string-value="(73319,'Guamo',73)," table:formula="of:=&quot;(&quot; &amp; [Ciudad.A980] &amp; &quot;,'&quot; &amp; [Ciudad.B980] &amp; &quot;',&quot; &amp; [Ciudad.C980] &amp; &quot;),&quot;" table:style-name="ce1">
            <text:p>(73319,'Guamo',73),</text:p>
          </table:table-cell>
          <table:table-cell table:number-columns-repeated="16383"/>
        </table:table-row>
        <table:table-row table:style-name="ro1">
          <table:table-cell office:value-type="string" office:string-value="(73347,'Herveo',73)," table:formula="of:=&quot;(&quot; &amp; [Ciudad.A981] &amp; &quot;,'&quot; &amp; [Ciudad.B981] &amp; &quot;',&quot; &amp; [Ciudad.C981] &amp; &quot;),&quot;" table:style-name="ce1">
            <text:p>(73347,'Herveo',73),</text:p>
          </table:table-cell>
          <table:table-cell table:number-columns-repeated="16383"/>
        </table:table-row>
        <table:table-row table:style-name="ro1">
          <table:table-cell office:value-type="string" office:string-value="(73349,'Honda',73)," table:formula="of:=&quot;(&quot; &amp; [Ciudad.A982] &amp; &quot;,'&quot; &amp; [Ciudad.B982] &amp; &quot;',&quot; &amp; [Ciudad.C982] &amp; &quot;),&quot;" table:style-name="ce1">
            <text:p>(73349,'Honda',73),</text:p>
          </table:table-cell>
          <table:table-cell table:number-columns-repeated="16383"/>
        </table:table-row>
        <table:table-row table:style-name="ro1">
          <table:table-cell office:value-type="string" office:string-value="(73352,'Icononzo',73)," table:formula="of:=&quot;(&quot; &amp; [Ciudad.A983] &amp; &quot;,'&quot; &amp; [Ciudad.B983] &amp; &quot;',&quot; &amp; [Ciudad.C983] &amp; &quot;),&quot;" table:style-name="ce1">
            <text:p>(73352,'Icononzo',73),</text:p>
          </table:table-cell>
          <table:table-cell table:number-columns-repeated="16383"/>
        </table:table-row>
        <table:table-row table:style-name="ro1">
          <table:table-cell office:value-type="string" office:string-value="(73408,'Lérida',73)," table:formula="of:=&quot;(&quot; &amp; [Ciudad.A984] &amp; &quot;,'&quot; &amp; [Ciudad.B984] &amp; &quot;',&quot; &amp; [Ciudad.C984] &amp; &quot;),&quot;" table:style-name="ce1">
            <text:p>(73408,'Lérida',73),</text:p>
          </table:table-cell>
          <table:table-cell table:number-columns-repeated="16383"/>
        </table:table-row>
        <table:table-row table:style-name="ro1">
          <table:table-cell office:value-type="string" office:string-value="(73411,'Líbano',73)," table:formula="of:=&quot;(&quot; &amp; [Ciudad.A985] &amp; &quot;,'&quot; &amp; [Ciudad.B985] &amp; &quot;',&quot; &amp; [Ciudad.C985] &amp; &quot;),&quot;" table:style-name="ce1">
            <text:p>(73411,'Líbano',73),</text:p>
          </table:table-cell>
          <table:table-cell table:number-columns-repeated="16383"/>
        </table:table-row>
        <table:table-row table:style-name="ro1">
          <table:table-cell office:value-type="string" office:string-value="(73443,'Mariquita',73)," table:formula="of:=&quot;(&quot; &amp; [Ciudad.A986] &amp; &quot;,'&quot; &amp; [Ciudad.B986] &amp; &quot;',&quot; &amp; [Ciudad.C986] &amp; &quot;),&quot;" table:style-name="ce1">
            <text:p>(73443,'Mariquita',73),</text:p>
          </table:table-cell>
          <table:table-cell table:number-columns-repeated="16383"/>
        </table:table-row>
        <table:table-row table:style-name="ro1">
          <table:table-cell office:value-type="string" office:string-value="(73449,'Melgar',73)," table:formula="of:=&quot;(&quot; &amp; [Ciudad.A987] &amp; &quot;,'&quot; &amp; [Ciudad.B987] &amp; &quot;',&quot; &amp; [Ciudad.C987] &amp; &quot;),&quot;" table:style-name="ce1">
            <text:p>(73449,'Melgar',73),</text:p>
          </table:table-cell>
          <table:table-cell table:number-columns-repeated="16383"/>
        </table:table-row>
        <table:table-row table:style-name="ro1">
          <table:table-cell office:value-type="string" office:string-value="(73461,'Murillo',73)," table:formula="of:=&quot;(&quot; &amp; [Ciudad.A988] &amp; &quot;,'&quot; &amp; [Ciudad.B988] &amp; &quot;',&quot; &amp; [Ciudad.C988] &amp; &quot;),&quot;" table:style-name="ce1">
            <text:p>(73461,'Murillo',73),</text:p>
          </table:table-cell>
          <table:table-cell table:number-columns-repeated="16383"/>
        </table:table-row>
        <table:table-row table:style-name="ro1">
          <table:table-cell office:value-type="string" office:string-value="(73483,'Natagaima',73)," table:formula="of:=&quot;(&quot; &amp; [Ciudad.A989] &amp; &quot;,'&quot; &amp; [Ciudad.B989] &amp; &quot;',&quot; &amp; [Ciudad.C989] &amp; &quot;),&quot;" table:style-name="ce1">
            <text:p>(73483,'Natagaima',73),</text:p>
          </table:table-cell>
          <table:table-cell table:number-columns-repeated="16383"/>
        </table:table-row>
        <table:table-row table:style-name="ro1">
          <table:table-cell office:value-type="string" office:string-value="(73504,'Ortega',73)," table:formula="of:=&quot;(&quot; &amp; [Ciudad.A990] &amp; &quot;,'&quot; &amp; [Ciudad.B990] &amp; &quot;',&quot; &amp; [Ciudad.C990] &amp; &quot;),&quot;" table:style-name="ce1">
            <text:p>(73504,'Ortega',73),</text:p>
          </table:table-cell>
          <table:table-cell table:number-columns-repeated="16383"/>
        </table:table-row>
        <table:table-row table:style-name="ro1">
          <table:table-cell office:value-type="string" office:string-value="(73520,'Palocabildo',73)," table:formula="of:=&quot;(&quot; &amp; [Ciudad.A991] &amp; &quot;,'&quot; &amp; [Ciudad.B991] &amp; &quot;',&quot; &amp; [Ciudad.C991] &amp; &quot;),&quot;" table:style-name="ce1">
            <text:p>(73520,'Palocabildo',73),</text:p>
          </table:table-cell>
          <table:table-cell table:number-columns-repeated="16383"/>
        </table:table-row>
        <table:table-row table:style-name="ro1">
          <table:table-cell office:value-type="string" office:string-value="(73547,'Piedras',73)," table:formula="of:=&quot;(&quot; &amp; [Ciudad.A992] &amp; &quot;,'&quot; &amp; [Ciudad.B992] &amp; &quot;',&quot; &amp; [Ciudad.C992] &amp; &quot;),&quot;" table:style-name="ce1">
            <text:p>(73547,'Piedras',73),</text:p>
          </table:table-cell>
          <table:table-cell table:number-columns-repeated="16383"/>
        </table:table-row>
        <table:table-row table:style-name="ro1">
          <table:table-cell office:value-type="string" office:string-value="(73555,'Planadas',73)," table:formula="of:=&quot;(&quot; &amp; [Ciudad.A993] &amp; &quot;,'&quot; &amp; [Ciudad.B993] &amp; &quot;',&quot; &amp; [Ciudad.C993] &amp; &quot;),&quot;" table:style-name="ce1">
            <text:p>(73555,'Planadas',73),</text:p>
          </table:table-cell>
          <table:table-cell table:number-columns-repeated="16383"/>
        </table:table-row>
        <table:table-row table:style-name="ro1">
          <table:table-cell office:value-type="string" office:string-value="(73563,'Prado',73)," table:formula="of:=&quot;(&quot; &amp; [Ciudad.A994] &amp; &quot;,'&quot; &amp; [Ciudad.B994] &amp; &quot;',&quot; &amp; [Ciudad.C994] &amp; &quot;),&quot;" table:style-name="ce1">
            <text:p>(73563,'Prado',73),</text:p>
          </table:table-cell>
          <table:table-cell table:number-columns-repeated="16383"/>
        </table:table-row>
        <table:table-row table:style-name="ro1">
          <table:table-cell office:value-type="string" office:string-value="(73585,'Purificación',73)," table:formula="of:=&quot;(&quot; &amp; [Ciudad.A995] &amp; &quot;,'&quot; &amp; [Ciudad.B995] &amp; &quot;',&quot; &amp; [Ciudad.C995] &amp; &quot;),&quot;" table:style-name="ce1">
            <text:p>(73585,'Purificación',73),</text:p>
          </table:table-cell>
          <table:table-cell table:number-columns-repeated="16383"/>
        </table:table-row>
        <table:table-row table:style-name="ro1">
          <table:table-cell office:value-type="string" office:string-value="(73616,'Rio Blanco',73)," table:formula="of:=&quot;(&quot; &amp; [Ciudad.A996] &amp; &quot;,'&quot; &amp; [Ciudad.B996] &amp; &quot;',&quot; &amp; [Ciudad.C996] &amp; &quot;),&quot;" table:style-name="ce1">
            <text:p>(73616,'Rio Blanco',73),</text:p>
          </table:table-cell>
          <table:table-cell table:number-columns-repeated="16383"/>
        </table:table-row>
        <table:table-row table:style-name="ro1">
          <table:table-cell office:value-type="string" office:string-value="(73622,'Roncesvalles',73)," table:formula="of:=&quot;(&quot; &amp; [Ciudad.A997] &amp; &quot;,'&quot; &amp; [Ciudad.B997] &amp; &quot;',&quot; &amp; [Ciudad.C997] &amp; &quot;),&quot;" table:style-name="ce1">
            <text:p>(73622,'Roncesvalles',73),</text:p>
          </table:table-cell>
          <table:table-cell table:number-columns-repeated="16383"/>
        </table:table-row>
        <table:table-row table:style-name="ro1">
          <table:table-cell office:value-type="string" office:string-value="(73624,'Rovira',73)," table:formula="of:=&quot;(&quot; &amp; [Ciudad.A998] &amp; &quot;,'&quot; &amp; [Ciudad.B998] &amp; &quot;',&quot; &amp; [Ciudad.C998] &amp; &quot;),&quot;" table:style-name="ce1">
            <text:p>(73624,'Rovira',73),</text:p>
          </table:table-cell>
          <table:table-cell table:number-columns-repeated="16383"/>
        </table:table-row>
        <table:table-row table:style-name="ro1">
          <table:table-cell office:value-type="string" office:string-value="(73671,'Saldaña',73)," table:formula="of:=&quot;(&quot; &amp; [Ciudad.A999] &amp; &quot;,'&quot; &amp; [Ciudad.B999] &amp; &quot;',&quot; &amp; [Ciudad.C999] &amp; &quot;),&quot;" table:style-name="ce1">
            <text:p>(73671,'Saldaña',73),</text:p>
          </table:table-cell>
          <table:table-cell table:number-columns-repeated="16383"/>
        </table:table-row>
        <table:table-row table:style-name="ro1">
          <table:table-cell office:value-type="string" office:string-value="(73675,'San Antonio',73)," table:formula="of:=&quot;(&quot; &amp; [Ciudad.A1000] &amp; &quot;,'&quot; &amp; [Ciudad.B1000] &amp; &quot;',&quot; &amp; [Ciudad.C1000] &amp; &quot;),&quot;" table:style-name="ce1">
            <text:p>(73675,'San Antonio',73),</text:p>
          </table:table-cell>
          <table:table-cell table:number-columns-repeated="16383"/>
        </table:table-row>
        <table:table-row table:style-name="ro1">
          <table:table-cell office:value-type="string" office:string-value="(73678,'San Luis',73)," table:formula="of:=&quot;(&quot; &amp; [Ciudad.A1001] &amp; &quot;,'&quot; &amp; [Ciudad.B1001] &amp; &quot;',&quot; &amp; [Ciudad.C1001] &amp; &quot;),&quot;" table:style-name="ce1">
            <text:p>(73678,'San Luis',73),</text:p>
          </table:table-cell>
          <table:table-cell table:number-columns-repeated="16383"/>
        </table:table-row>
        <table:table-row table:style-name="ro1">
          <table:table-cell office:value-type="string" office:string-value="(73686,'Santa Isabel',73)," table:formula="of:=&quot;(&quot; &amp; [Ciudad.A1002] &amp; &quot;,'&quot; &amp; [Ciudad.B1002] &amp; &quot;',&quot; &amp; [Ciudad.C1002] &amp; &quot;),&quot;" table:style-name="ce1">
            <text:p>(73686,'Santa Isabel',73),</text:p>
          </table:table-cell>
          <table:table-cell table:number-columns-repeated="16383"/>
        </table:table-row>
        <table:table-row table:style-name="ro1">
          <table:table-cell office:value-type="string" office:string-value="(73770,'Suárez',73)," table:formula="of:=&quot;(&quot; &amp; [Ciudad.A1003] &amp; &quot;,'&quot; &amp; [Ciudad.B1003] &amp; &quot;',&quot; &amp; [Ciudad.C1003] &amp; &quot;),&quot;" table:style-name="ce1">
            <text:p>(73770,'Suárez',73),</text:p>
          </table:table-cell>
          <table:table-cell table:number-columns-repeated="16383"/>
        </table:table-row>
        <table:table-row table:style-name="ro1">
          <table:table-cell office:value-type="string" office:string-value="(73854,'Valle de San Juan',73)," table:formula="of:=&quot;(&quot; &amp; [Ciudad.A1004] &amp; &quot;,'&quot; &amp; [Ciudad.B1004] &amp; &quot;',&quot; &amp; [Ciudad.C1004] &amp; &quot;),&quot;" table:style-name="ce1">
            <text:p>(73854,'Valle de San Juan',73),</text:p>
          </table:table-cell>
          <table:table-cell table:number-columns-repeated="16383"/>
        </table:table-row>
        <table:table-row table:style-name="ro1">
          <table:table-cell office:value-type="string" office:string-value="(73861,'Venadillo',73)," table:formula="of:=&quot;(&quot; &amp; [Ciudad.A1005] &amp; &quot;,'&quot; &amp; [Ciudad.B1005] &amp; &quot;',&quot; &amp; [Ciudad.C1005] &amp; &quot;),&quot;" table:style-name="ce1">
            <text:p>(73861,'Venadillo',73),</text:p>
          </table:table-cell>
          <table:table-cell table:number-columns-repeated="16383"/>
        </table:table-row>
        <table:table-row table:style-name="ro1">
          <table:table-cell office:value-type="string" office:string-value="(73870,'Villahermosa',73)," table:formula="of:=&quot;(&quot; &amp; [Ciudad.A1006] &amp; &quot;,'&quot; &amp; [Ciudad.B1006] &amp; &quot;',&quot; &amp; [Ciudad.C1006] &amp; &quot;),&quot;" table:style-name="ce1">
            <text:p>(73870,'Villahermosa',73),</text:p>
          </table:table-cell>
          <table:table-cell table:number-columns-repeated="16383"/>
        </table:table-row>
        <table:table-row table:style-name="ro1">
          <table:table-cell office:value-type="string" office:string-value="(73873,'Villarrica',73)," table:formula="of:=&quot;(&quot; &amp; [Ciudad.A1007] &amp; &quot;,'&quot; &amp; [Ciudad.B1007] &amp; &quot;',&quot; &amp; [Ciudad.C1007] &amp; &quot;),&quot;" table:style-name="ce1">
            <text:p>(73873,'Villarrica',73),</text:p>
          </table:table-cell>
          <table:table-cell table:number-columns-repeated="16383"/>
        </table:table-row>
        <table:table-row table:style-name="ro1">
          <table:table-cell office:value-type="string" office:string-value="(76001,'Cali',76)," table:formula="of:=&quot;(&quot; &amp; [Ciudad.A1008] &amp; &quot;,'&quot; &amp; [Ciudad.B1008] &amp; &quot;',&quot; &amp; [Ciudad.C1008] &amp; &quot;),&quot;" table:style-name="ce1">
            <text:p>(76001,'Cali',76),</text:p>
          </table:table-cell>
          <table:table-cell table:number-columns-repeated="16383"/>
        </table:table-row>
        <table:table-row table:style-name="ro1">
          <table:table-cell office:value-type="string" office:string-value="(76020,'Alcalá',76)," table:formula="of:=&quot;(&quot; &amp; [Ciudad.A1009] &amp; &quot;,'&quot; &amp; [Ciudad.B1009] &amp; &quot;',&quot; &amp; [Ciudad.C1009] &amp; &quot;),&quot;" table:style-name="ce1">
            <text:p>(76020,'Alcalá',76),</text:p>
          </table:table-cell>
          <table:table-cell table:number-columns-repeated="16383"/>
        </table:table-row>
        <table:table-row table:style-name="ro1">
          <table:table-cell office:value-type="string" office:string-value="(76036,'Andalucía',76)," table:formula="of:=&quot;(&quot; &amp; [Ciudad.A1010] &amp; &quot;,'&quot; &amp; [Ciudad.B1010] &amp; &quot;',&quot; &amp; [Ciudad.C1010] &amp; &quot;),&quot;" table:style-name="ce1">
            <text:p>(76036,'Andalucía',76),</text:p>
          </table:table-cell>
          <table:table-cell table:number-columns-repeated="16383"/>
        </table:table-row>
        <table:table-row table:style-name="ro1">
          <table:table-cell office:value-type="string" office:string-value="(76041,'Ansermanuevo',76)," table:formula="of:=&quot;(&quot; &amp; [Ciudad.A1011] &amp; &quot;,'&quot; &amp; [Ciudad.B1011] &amp; &quot;',&quot; &amp; [Ciudad.C1011] &amp; &quot;),&quot;" table:style-name="ce1">
            <text:p>(76041,'Ansermanuevo',76),</text:p>
          </table:table-cell>
          <table:table-cell table:number-columns-repeated="16383"/>
        </table:table-row>
        <table:table-row table:style-name="ro1">
          <table:table-cell office:value-type="string" office:string-value="(76054,'Argelia',76)," table:formula="of:=&quot;(&quot; &amp; [Ciudad.A1012] &amp; &quot;,'&quot; &amp; [Ciudad.B1012] &amp; &quot;',&quot; &amp; [Ciudad.C1012] &amp; &quot;),&quot;" table:style-name="ce1">
            <text:p>(76054,'Argelia',76),</text:p>
          </table:table-cell>
          <table:table-cell table:number-columns-repeated="16383"/>
        </table:table-row>
        <table:table-row table:style-name="ro1">
          <table:table-cell office:value-type="string" office:string-value="(76100,'Bolívar',76)," table:formula="of:=&quot;(&quot; &amp; [Ciudad.A1013] &amp; &quot;,'&quot; &amp; [Ciudad.B1013] &amp; &quot;',&quot; &amp; [Ciudad.C1013] &amp; &quot;),&quot;" table:style-name="ce1">
            <text:p>(76100,'Bolívar',76),</text:p>
          </table:table-cell>
          <table:table-cell table:number-columns-repeated="16383"/>
        </table:table-row>
        <table:table-row table:style-name="ro1">
          <table:table-cell office:value-type="string" office:string-value="(76109,'Buenaventura',76)," table:formula="of:=&quot;(&quot; &amp; [Ciudad.A1014] &amp; &quot;,'&quot; &amp; [Ciudad.B1014] &amp; &quot;',&quot; &amp; [Ciudad.C1014] &amp; &quot;),&quot;" table:style-name="ce1">
            <text:p>(76109,'Buenaventura',76),</text:p>
          </table:table-cell>
          <table:table-cell table:number-columns-repeated="16383"/>
        </table:table-row>
        <table:table-row table:style-name="ro1">
          <table:table-cell office:value-type="string" office:string-value="(76111,'Guadalajara de Buga',76)," table:formula="of:=&quot;(&quot; &amp; [Ciudad.A1015] &amp; &quot;,'&quot; &amp; [Ciudad.B1015] &amp; &quot;',&quot; &amp; [Ciudad.C1015] &amp; &quot;),&quot;" table:style-name="ce1">
            <text:p>(76111,'Guadalajara de Buga',76),</text:p>
          </table:table-cell>
          <table:table-cell table:number-columns-repeated="16383"/>
        </table:table-row>
        <table:table-row table:style-name="ro1">
          <table:table-cell office:value-type="string" office:string-value="(76113,'Bugalagrande',76)," table:formula="of:=&quot;(&quot; &amp; [Ciudad.A1016] &amp; &quot;,'&quot; &amp; [Ciudad.B1016] &amp; &quot;',&quot; &amp; [Ciudad.C1016] &amp; &quot;),&quot;" table:style-name="ce1">
            <text:p>(76113,'Bugalagrande',76),</text:p>
          </table:table-cell>
          <table:table-cell table:number-columns-repeated="16383"/>
        </table:table-row>
        <table:table-row table:style-name="ro1">
          <table:table-cell office:value-type="string" office:string-value="(76122,'Caicedonia',76)," table:formula="of:=&quot;(&quot; &amp; [Ciudad.A1017] &amp; &quot;,'&quot; &amp; [Ciudad.B1017] &amp; &quot;',&quot; &amp; [Ciudad.C1017] &amp; &quot;),&quot;" table:style-name="ce1">
            <text:p>(76122,'Caicedonia',76),</text:p>
          </table:table-cell>
          <table:table-cell table:number-columns-repeated="16383"/>
        </table:table-row>
        <table:table-row table:style-name="ro1">
          <table:table-cell office:value-type="string" office:string-value="(76126,'Calima',76)," table:formula="of:=&quot;(&quot; &amp; [Ciudad.A1018] &amp; &quot;,'&quot; &amp; [Ciudad.B1018] &amp; &quot;',&quot; &amp; [Ciudad.C1018] &amp; &quot;),&quot;" table:style-name="ce1">
            <text:p>(76126,'Calima',76),</text:p>
          </table:table-cell>
          <table:table-cell table:number-columns-repeated="16383"/>
        </table:table-row>
        <table:table-row table:style-name="ro1">
          <table:table-cell office:value-type="string" office:string-value="(76130,'Candelaria',76)," table:formula="of:=&quot;(&quot; &amp; [Ciudad.A1019] &amp; &quot;,'&quot; &amp; [Ciudad.B1019] &amp; &quot;',&quot; &amp; [Ciudad.C1019] &amp; &quot;),&quot;" table:style-name="ce1">
            <text:p>(76130,'Candelaria',76),</text:p>
          </table:table-cell>
          <table:table-cell table:number-columns-repeated="16383"/>
        </table:table-row>
        <table:table-row table:style-name="ro1">
          <table:table-cell office:value-type="string" office:string-value="(76147,'Cartago',76)," table:formula="of:=&quot;(&quot; &amp; [Ciudad.A1020] &amp; &quot;,'&quot; &amp; [Ciudad.B1020] &amp; &quot;',&quot; &amp; [Ciudad.C1020] &amp; &quot;),&quot;" table:style-name="ce1">
            <text:p>(76147,'Cartago',76),</text:p>
          </table:table-cell>
          <table:table-cell table:number-columns-repeated="16383"/>
        </table:table-row>
        <table:table-row table:style-name="ro1">
          <table:table-cell office:value-type="string" office:string-value="(76233,'Dagua',76)," table:formula="of:=&quot;(&quot; &amp; [Ciudad.A1021] &amp; &quot;,'&quot; &amp; [Ciudad.B1021] &amp; &quot;',&quot; &amp; [Ciudad.C1021] &amp; &quot;),&quot;" table:style-name="ce1">
            <text:p>(76233,'Dagua',76),</text:p>
          </table:table-cell>
          <table:table-cell table:number-columns-repeated="16383"/>
        </table:table-row>
        <table:table-row table:style-name="ro1">
          <table:table-cell office:value-type="string" office:string-value="(76243,'El Águila',76)," table:formula="of:=&quot;(&quot; &amp; [Ciudad.A1022] &amp; &quot;,'&quot; &amp; [Ciudad.B1022] &amp; &quot;',&quot; &amp; [Ciudad.C1022] &amp; &quot;),&quot;" table:style-name="ce1">
            <text:p>(76243,'El Águila',76),</text:p>
          </table:table-cell>
          <table:table-cell table:number-columns-repeated="16383"/>
        </table:table-row>
        <table:table-row table:style-name="ro1">
          <table:table-cell office:value-type="string" office:string-value="(76246,'El Cairo',76)," table:formula="of:=&quot;(&quot; &amp; [Ciudad.A1023] &amp; &quot;,'&quot; &amp; [Ciudad.B1023] &amp; &quot;',&quot; &amp; [Ciudad.C1023] &amp; &quot;),&quot;" table:style-name="ce1">
            <text:p>(76246,'El Cairo',76),</text:p>
          </table:table-cell>
          <table:table-cell table:number-columns-repeated="16383"/>
        </table:table-row>
        <table:table-row table:style-name="ro1">
          <table:table-cell office:value-type="string" office:string-value="(76248,'El Cerrito',76)," table:formula="of:=&quot;(&quot; &amp; [Ciudad.A1024] &amp; &quot;,'&quot; &amp; [Ciudad.B1024] &amp; &quot;',&quot; &amp; [Ciudad.C1024] &amp; &quot;),&quot;" table:style-name="ce1">
            <text:p>(76248,'El Cerrito',76),</text:p>
          </table:table-cell>
          <table:table-cell table:number-columns-repeated="16383"/>
        </table:table-row>
        <table:table-row table:style-name="ro1">
          <table:table-cell office:value-type="string" office:string-value="(76250,'El Dovio',76)," table:formula="of:=&quot;(&quot; &amp; [Ciudad.A1025] &amp; &quot;,'&quot; &amp; [Ciudad.B1025] &amp; &quot;',&quot; &amp; [Ciudad.C1025] &amp; &quot;),&quot;" table:style-name="ce1">
            <text:p>(76250,'El Dovio',76),</text:p>
          </table:table-cell>
          <table:table-cell table:number-columns-repeated="16383"/>
        </table:table-row>
        <table:table-row table:style-name="ro1">
          <table:table-cell office:value-type="string" office:string-value="(76275,'Florida',76)," table:formula="of:=&quot;(&quot; &amp; [Ciudad.A1026] &amp; &quot;,'&quot; &amp; [Ciudad.B1026] &amp; &quot;',&quot; &amp; [Ciudad.C1026] &amp; &quot;),&quot;" table:style-name="ce1">
            <text:p>(76275,'Florida',76),</text:p>
          </table:table-cell>
          <table:table-cell table:number-columns-repeated="16383"/>
        </table:table-row>
        <table:table-row table:style-name="ro1">
          <table:table-cell office:value-type="string" office:string-value="(76306,'Ginebra',76)," table:formula="of:=&quot;(&quot; &amp; [Ciudad.A1027] &amp; &quot;,'&quot; &amp; [Ciudad.B1027] &amp; &quot;',&quot; &amp; [Ciudad.C1027] &amp; &quot;),&quot;" table:style-name="ce1">
            <text:p>(76306,'Ginebra',76),</text:p>
          </table:table-cell>
          <table:table-cell table:number-columns-repeated="16383"/>
        </table:table-row>
        <table:table-row table:style-name="ro1">
          <table:table-cell office:value-type="string" office:string-value="(76318,'Guacarí',76)," table:formula="of:=&quot;(&quot; &amp; [Ciudad.A1028] &amp; &quot;,'&quot; &amp; [Ciudad.B1028] &amp; &quot;',&quot; &amp; [Ciudad.C1028] &amp; &quot;),&quot;" table:style-name="ce1">
            <text:p>(76318,'Guacarí',76),</text:p>
          </table:table-cell>
          <table:table-cell table:number-columns-repeated="16383"/>
        </table:table-row>
        <table:table-row table:style-name="ro1">
          <table:table-cell office:value-type="string" office:string-value="(76364,'Jamundí',76)," table:formula="of:=&quot;(&quot; &amp; [Ciudad.A1029] &amp; &quot;,'&quot; &amp; [Ciudad.B1029] &amp; &quot;',&quot; &amp; [Ciudad.C1029] &amp; &quot;),&quot;" table:style-name="ce1">
            <text:p>(76364,'Jamundí',76),</text:p>
          </table:table-cell>
          <table:table-cell table:number-columns-repeated="16383"/>
        </table:table-row>
        <table:table-row table:style-name="ro1">
          <table:table-cell office:value-type="string" office:string-value="(76377,'La Cumbre',76)," table:formula="of:=&quot;(&quot; &amp; [Ciudad.A1030] &amp; &quot;,'&quot; &amp; [Ciudad.B1030] &amp; &quot;',&quot; &amp; [Ciudad.C1030] &amp; &quot;),&quot;" table:style-name="ce1">
            <text:p>(76377,'La Cumbre',76),</text:p>
          </table:table-cell>
          <table:table-cell table:number-columns-repeated="16383"/>
        </table:table-row>
        <table:table-row table:style-name="ro1">
          <table:table-cell office:value-type="string" office:string-value="(76400,'La Unión',76)," table:formula="of:=&quot;(&quot; &amp; [Ciudad.A1031] &amp; &quot;,'&quot; &amp; [Ciudad.B1031] &amp; &quot;',&quot; &amp; [Ciudad.C1031] &amp; &quot;),&quot;" table:style-name="ce1">
            <text:p>(76400,'La Unión',76),</text:p>
          </table:table-cell>
          <table:table-cell table:number-columns-repeated="16383"/>
        </table:table-row>
        <table:table-row table:style-name="ro1">
          <table:table-cell office:value-type="string" office:string-value="(76403,'La Victoria',76)," table:formula="of:=&quot;(&quot; &amp; [Ciudad.A1032] &amp; &quot;,'&quot; &amp; [Ciudad.B1032] &amp; &quot;',&quot; &amp; [Ciudad.C1032] &amp; &quot;),&quot;" table:style-name="ce1">
            <text:p>(76403,'La Victoria',76),</text:p>
          </table:table-cell>
          <table:table-cell table:number-columns-repeated="16383"/>
        </table:table-row>
        <table:table-row table:style-name="ro1">
          <table:table-cell office:value-type="string" office:string-value="(76497,'Obando',76)," table:formula="of:=&quot;(&quot; &amp; [Ciudad.A1033] &amp; &quot;,'&quot; &amp; [Ciudad.B1033] &amp; &quot;',&quot; &amp; [Ciudad.C1033] &amp; &quot;),&quot;" table:style-name="ce1">
            <text:p>(76497,'Obando',76),</text:p>
          </table:table-cell>
          <table:table-cell table:number-columns-repeated="16383"/>
        </table:table-row>
        <table:table-row table:style-name="ro1">
          <table:table-cell office:value-type="string" office:string-value="(76520,'Palmira',76)," table:formula="of:=&quot;(&quot; &amp; [Ciudad.A1034] &amp; &quot;,'&quot; &amp; [Ciudad.B1034] &amp; &quot;',&quot; &amp; [Ciudad.C1034] &amp; &quot;),&quot;" table:style-name="ce1">
            <text:p>(76520,'Palmira',76),</text:p>
          </table:table-cell>
          <table:table-cell table:number-columns-repeated="16383"/>
        </table:table-row>
        <table:table-row table:style-name="ro1">
          <table:table-cell office:value-type="string" office:string-value="(76563,'Pradera',76)," table:formula="of:=&quot;(&quot; &amp; [Ciudad.A1035] &amp; &quot;,'&quot; &amp; [Ciudad.B1035] &amp; &quot;',&quot; &amp; [Ciudad.C1035] &amp; &quot;),&quot;" table:style-name="ce1">
            <text:p>(76563,'Pradera',76),</text:p>
          </table:table-cell>
          <table:table-cell table:number-columns-repeated="16383"/>
        </table:table-row>
        <table:table-row table:style-name="ro1">
          <table:table-cell office:value-type="string" office:string-value="(76606,'Restrepo',76)," table:formula="of:=&quot;(&quot; &amp; [Ciudad.A1036] &amp; &quot;,'&quot; &amp; [Ciudad.B1036] &amp; &quot;',&quot; &amp; [Ciudad.C1036] &amp; &quot;),&quot;" table:style-name="ce1">
            <text:p>(76606,'Restrepo',76),</text:p>
          </table:table-cell>
          <table:table-cell table:number-columns-repeated="16383"/>
        </table:table-row>
        <table:table-row table:style-name="ro1">
          <table:table-cell office:value-type="string" office:string-value="(76616,'Riofrío',76)," table:formula="of:=&quot;(&quot; &amp; [Ciudad.A1037] &amp; &quot;,'&quot; &amp; [Ciudad.B1037] &amp; &quot;',&quot; &amp; [Ciudad.C1037] &amp; &quot;),&quot;" table:style-name="ce1">
            <text:p>(76616,'Riofrío',76),</text:p>
          </table:table-cell>
          <table:table-cell table:number-columns-repeated="16383"/>
        </table:table-row>
        <table:table-row table:style-name="ro1">
          <table:table-cell office:value-type="string" office:string-value="(76622,'Roldanillo',76)," table:formula="of:=&quot;(&quot; &amp; [Ciudad.A1038] &amp; &quot;,'&quot; &amp; [Ciudad.B1038] &amp; &quot;',&quot; &amp; [Ciudad.C1038] &amp; &quot;),&quot;" table:style-name="ce1">
            <text:p>(76622,'Roldanillo',76),</text:p>
          </table:table-cell>
          <table:table-cell table:number-columns-repeated="16383"/>
        </table:table-row>
        <table:table-row table:style-name="ro1">
          <table:table-cell office:value-type="string" office:string-value="(76670,'San Pedro',76)," table:formula="of:=&quot;(&quot; &amp; [Ciudad.A1039] &amp; &quot;,'&quot; &amp; [Ciudad.B1039] &amp; &quot;',&quot; &amp; [Ciudad.C1039] &amp; &quot;),&quot;" table:style-name="ce1">
            <text:p>(76670,'San Pedro',76),</text:p>
          </table:table-cell>
          <table:table-cell table:number-columns-repeated="16383"/>
        </table:table-row>
        <table:table-row table:style-name="ro1">
          <table:table-cell office:value-type="string" office:string-value="(76736,'Sevilla',76)," table:formula="of:=&quot;(&quot; &amp; [Ciudad.A1040] &amp; &quot;,'&quot; &amp; [Ciudad.B1040] &amp; &quot;',&quot; &amp; [Ciudad.C1040] &amp; &quot;),&quot;" table:style-name="ce1">
            <text:p>(76736,'Sevilla',76),</text:p>
          </table:table-cell>
          <table:table-cell table:number-columns-repeated="16383"/>
        </table:table-row>
        <table:table-row table:style-name="ro1">
          <table:table-cell office:value-type="string" office:string-value="(76823,'Toro',76)," table:formula="of:=&quot;(&quot; &amp; [Ciudad.A1041] &amp; &quot;,'&quot; &amp; [Ciudad.B1041] &amp; &quot;',&quot; &amp; [Ciudad.C1041] &amp; &quot;),&quot;" table:style-name="ce1">
            <text:p>(76823,'Toro',76),</text:p>
          </table:table-cell>
          <table:table-cell table:number-columns-repeated="16383"/>
        </table:table-row>
        <table:table-row table:style-name="ro1">
          <table:table-cell office:value-type="string" office:string-value="(76828,'Trujillo',76)," table:formula="of:=&quot;(&quot; &amp; [Ciudad.A1042] &amp; &quot;,'&quot; &amp; [Ciudad.B1042] &amp; &quot;',&quot; &amp; [Ciudad.C1042] &amp; &quot;),&quot;" table:style-name="ce1">
            <text:p>(76828,'Trujillo',76),</text:p>
          </table:table-cell>
          <table:table-cell table:number-columns-repeated="16383"/>
        </table:table-row>
        <table:table-row table:style-name="ro1">
          <table:table-cell office:value-type="string" office:string-value="(76834,'Tuluá',76)," table:formula="of:=&quot;(&quot; &amp; [Ciudad.A1043] &amp; &quot;,'&quot; &amp; [Ciudad.B1043] &amp; &quot;',&quot; &amp; [Ciudad.C1043] &amp; &quot;),&quot;" table:style-name="ce1">
            <text:p>(76834,'Tuluá',76),</text:p>
          </table:table-cell>
          <table:table-cell table:number-columns-repeated="16383"/>
        </table:table-row>
        <table:table-row table:style-name="ro1">
          <table:table-cell office:value-type="string" office:string-value="(76845,'Ulloa',76)," table:formula="of:=&quot;(&quot; &amp; [Ciudad.A1044] &amp; &quot;,'&quot; &amp; [Ciudad.B1044] &amp; &quot;',&quot; &amp; [Ciudad.C1044] &amp; &quot;),&quot;" table:style-name="ce1">
            <text:p>(76845,'Ulloa',76),</text:p>
          </table:table-cell>
          <table:table-cell table:number-columns-repeated="16383"/>
        </table:table-row>
        <table:table-row table:style-name="ro1">
          <table:table-cell office:value-type="string" office:string-value="(76863,'Versalles',76)," table:formula="of:=&quot;(&quot; &amp; [Ciudad.A1045] &amp; &quot;,'&quot; &amp; [Ciudad.B1045] &amp; &quot;',&quot; &amp; [Ciudad.C1045] &amp; &quot;),&quot;" table:style-name="ce1">
            <text:p>(76863,'Versalles',76),</text:p>
          </table:table-cell>
          <table:table-cell table:number-columns-repeated="16383"/>
        </table:table-row>
        <table:table-row table:style-name="ro1">
          <table:table-cell office:value-type="string" office:string-value="(76869,'Vijes',76)," table:formula="of:=&quot;(&quot; &amp; [Ciudad.A1046] &amp; &quot;,'&quot; &amp; [Ciudad.B1046] &amp; &quot;',&quot; &amp; [Ciudad.C1046] &amp; &quot;),&quot;" table:style-name="ce1">
            <text:p>(76869,'Vijes',76),</text:p>
          </table:table-cell>
          <table:table-cell table:number-columns-repeated="16383"/>
        </table:table-row>
        <table:table-row table:style-name="ro1">
          <table:table-cell office:value-type="string" office:string-value="(76890,'Yotoco',76)," table:formula="of:=&quot;(&quot; &amp; [Ciudad.A1047] &amp; &quot;,'&quot; &amp; [Ciudad.B1047] &amp; &quot;',&quot; &amp; [Ciudad.C1047] &amp; &quot;),&quot;" table:style-name="ce1">
            <text:p>(76890,'Yotoco',76),</text:p>
          </table:table-cell>
          <table:table-cell table:number-columns-repeated="16383"/>
        </table:table-row>
        <table:table-row table:style-name="ro1">
          <table:table-cell office:value-type="string" office:string-value="(76892,'Yumbo',76)," table:formula="of:=&quot;(&quot; &amp; [Ciudad.A1048] &amp; &quot;,'&quot; &amp; [Ciudad.B1048] &amp; &quot;',&quot; &amp; [Ciudad.C1048] &amp; &quot;),&quot;" table:style-name="ce1">
            <text:p>(76892,'Yumbo',76),</text:p>
          </table:table-cell>
          <table:table-cell table:number-columns-repeated="16383"/>
        </table:table-row>
        <table:table-row table:style-name="ro1">
          <table:table-cell office:value-type="string" office:string-value="(76895,'Zarzal',76)," table:formula="of:=&quot;(&quot; &amp; [Ciudad.A1049] &amp; &quot;,'&quot; &amp; [Ciudad.B1049] &amp; &quot;',&quot; &amp; [Ciudad.C1049] &amp; &quot;),&quot;" table:style-name="ce1">
            <text:p>(76895,'Zarzal',76),</text:p>
          </table:table-cell>
          <table:table-cell table:number-columns-repeated="16383"/>
        </table:table-row>
        <table:table-row table:style-name="ro1">
          <table:table-cell office:value-type="string" office:string-value="(81001,'Arauca',81)," table:formula="of:=&quot;(&quot; &amp; [Ciudad.A1050] &amp; &quot;,'&quot; &amp; [Ciudad.B1050] &amp; &quot;',&quot; &amp; [Ciudad.C1050] &amp; &quot;),&quot;" table:style-name="ce1">
            <text:p>(81001,'Arauca',81),</text:p>
          </table:table-cell>
          <table:table-cell table:number-columns-repeated="16383"/>
        </table:table-row>
        <table:table-row table:style-name="ro1">
          <table:table-cell office:value-type="string" office:string-value="(81065,'Arauquita',81)," table:formula="of:=&quot;(&quot; &amp; [Ciudad.A1051] &amp; &quot;,'&quot; &amp; [Ciudad.B1051] &amp; &quot;',&quot; &amp; [Ciudad.C1051] &amp; &quot;),&quot;" table:style-name="ce1">
            <text:p>(81065,'Arauquita',81),</text:p>
          </table:table-cell>
          <table:table-cell table:number-columns-repeated="16383"/>
        </table:table-row>
        <table:table-row table:style-name="ro1">
          <table:table-cell office:value-type="string" office:string-value="(81220,'Cravo Norte',81)," table:formula="of:=&quot;(&quot; &amp; [Ciudad.A1052] &amp; &quot;,'&quot; &amp; [Ciudad.B1052] &amp; &quot;',&quot; &amp; [Ciudad.C1052] &amp; &quot;),&quot;" table:style-name="ce1">
            <text:p>(81220,'Cravo Norte',81),</text:p>
          </table:table-cell>
          <table:table-cell table:number-columns-repeated="16383"/>
        </table:table-row>
        <table:table-row table:style-name="ro1">
          <table:table-cell office:value-type="string" office:string-value="(81300,'Fortul',81)," table:formula="of:=&quot;(&quot; &amp; [Ciudad.A1053] &amp; &quot;,'&quot; &amp; [Ciudad.B1053] &amp; &quot;',&quot; &amp; [Ciudad.C1053] &amp; &quot;),&quot;" table:style-name="ce1">
            <text:p>(81300,'Fortul',81),</text:p>
          </table:table-cell>
          <table:table-cell table:number-columns-repeated="16383"/>
        </table:table-row>
        <table:table-row table:style-name="ro1">
          <table:table-cell office:value-type="string" office:string-value="(81591,'Puerto Rondón',81)," table:formula="of:=&quot;(&quot; &amp; [Ciudad.A1054] &amp; &quot;,'&quot; &amp; [Ciudad.B1054] &amp; &quot;',&quot; &amp; [Ciudad.C1054] &amp; &quot;),&quot;" table:style-name="ce1">
            <text:p>(81591,'Puerto Rondón',81),</text:p>
          </table:table-cell>
          <table:table-cell table:number-columns-repeated="16383"/>
        </table:table-row>
        <table:table-row table:style-name="ro1">
          <table:table-cell office:value-type="string" office:string-value="(81736,'Saravena',81)," table:formula="of:=&quot;(&quot; &amp; [Ciudad.A1055] &amp; &quot;,'&quot; &amp; [Ciudad.B1055] &amp; &quot;',&quot; &amp; [Ciudad.C1055] &amp; &quot;),&quot;" table:style-name="ce1">
            <text:p>(81736,'Saravena',81),</text:p>
          </table:table-cell>
          <table:table-cell table:number-columns-repeated="16383"/>
        </table:table-row>
        <table:table-row table:style-name="ro1">
          <table:table-cell office:value-type="string" office:string-value="(81794,'Tame',81)," table:formula="of:=&quot;(&quot; &amp; [Ciudad.A1056] &amp; &quot;,'&quot; &amp; [Ciudad.B1056] &amp; &quot;',&quot; &amp; [Ciudad.C1056] &amp; &quot;),&quot;" table:style-name="ce1">
            <text:p>(81794,'Tame',81),</text:p>
          </table:table-cell>
          <table:table-cell table:number-columns-repeated="16383"/>
        </table:table-row>
        <table:table-row table:style-name="ro1">
          <table:table-cell office:value-type="string" office:string-value="(85001,'Yopal',85)," table:formula="of:=&quot;(&quot; &amp; [Ciudad.A1057] &amp; &quot;,'&quot; &amp; [Ciudad.B1057] &amp; &quot;',&quot; &amp; [Ciudad.C1057] &amp; &quot;),&quot;" table:style-name="ce1">
            <text:p>(85001,'Yopal',85),</text:p>
          </table:table-cell>
          <table:table-cell table:number-columns-repeated="16383"/>
        </table:table-row>
        <table:table-row table:style-name="ro1">
          <table:table-cell office:value-type="string" office:string-value="(85010,'Aguazul',85)," table:formula="of:=&quot;(&quot; &amp; [Ciudad.A1058] &amp; &quot;,'&quot; &amp; [Ciudad.B1058] &amp; &quot;',&quot; &amp; [Ciudad.C1058] &amp; &quot;),&quot;" table:style-name="ce1">
            <text:p>(85010,'Aguazul',85),</text:p>
          </table:table-cell>
          <table:table-cell table:number-columns-repeated="16383"/>
        </table:table-row>
        <table:table-row table:style-name="ro1">
          <table:table-cell office:value-type="string" office:string-value="(85015,'Chámeza',85)," table:formula="of:=&quot;(&quot; &amp; [Ciudad.A1059] &amp; &quot;,'&quot; &amp; [Ciudad.B1059] &amp; &quot;',&quot; &amp; [Ciudad.C1059] &amp; &quot;),&quot;" table:style-name="ce1">
            <text:p>(85015,'Chámeza',85),</text:p>
          </table:table-cell>
          <table:table-cell table:number-columns-repeated="16383"/>
        </table:table-row>
        <table:table-row table:style-name="ro1">
          <table:table-cell office:value-type="string" office:string-value="(85125,'Hato Corozal',85)," table:formula="of:=&quot;(&quot; &amp; [Ciudad.A1060] &amp; &quot;,'&quot; &amp; [Ciudad.B1060] &amp; &quot;',&quot; &amp; [Ciudad.C1060] &amp; &quot;),&quot;" table:style-name="ce1">
            <text:p>(85125,'Hato Corozal',85),</text:p>
          </table:table-cell>
          <table:table-cell table:number-columns-repeated="16383"/>
        </table:table-row>
        <table:table-row table:style-name="ro1">
          <table:table-cell office:value-type="string" office:string-value="(85136,'La Salina',85)," table:formula="of:=&quot;(&quot; &amp; [Ciudad.A1061] &amp; &quot;,'&quot; &amp; [Ciudad.B1061] &amp; &quot;',&quot; &amp; [Ciudad.C1061] &amp; &quot;),&quot;" table:style-name="ce1">
            <text:p>(85136,'La Salina',85),</text:p>
          </table:table-cell>
          <table:table-cell table:number-columns-repeated="16383"/>
        </table:table-row>
        <table:table-row table:style-name="ro1">
          <table:table-cell office:value-type="string" office:string-value="(85139,'Maní',85)," table:formula="of:=&quot;(&quot; &amp; [Ciudad.A1062] &amp; &quot;,'&quot; &amp; [Ciudad.B1062] &amp; &quot;',&quot; &amp; [Ciudad.C1062] &amp; &quot;),&quot;" table:style-name="ce1">
            <text:p>(85139,'Maní',85),</text:p>
          </table:table-cell>
          <table:table-cell table:number-columns-repeated="16383"/>
        </table:table-row>
        <table:table-row table:style-name="ro1">
          <table:table-cell office:value-type="string" office:string-value="(85162,'Monterrey',85)," table:formula="of:=&quot;(&quot; &amp; [Ciudad.A1063] &amp; &quot;,'&quot; &amp; [Ciudad.B1063] &amp; &quot;',&quot; &amp; [Ciudad.C1063] &amp; &quot;),&quot;" table:style-name="ce1">
            <text:p>(85162,'Monterrey',85),</text:p>
          </table:table-cell>
          <table:table-cell table:number-columns-repeated="16383"/>
        </table:table-row>
        <table:table-row table:style-name="ro1">
          <table:table-cell office:value-type="string" office:string-value="(85225,'Nunchía',85)," table:formula="of:=&quot;(&quot; &amp; [Ciudad.A1064] &amp; &quot;,'&quot; &amp; [Ciudad.B1064] &amp; &quot;',&quot; &amp; [Ciudad.C1064] &amp; &quot;),&quot;" table:style-name="ce1">
            <text:p>(85225,'Nunchía',85),</text:p>
          </table:table-cell>
          <table:table-cell table:number-columns-repeated="16383"/>
        </table:table-row>
        <table:table-row table:style-name="ro1">
          <table:table-cell office:value-type="string" office:string-value="(85230,'Orocué',85)," table:formula="of:=&quot;(&quot; &amp; [Ciudad.A1065] &amp; &quot;,'&quot; &amp; [Ciudad.B1065] &amp; &quot;',&quot; &amp; [Ciudad.C1065] &amp; &quot;),&quot;" table:style-name="ce1">
            <text:p>(85230,'Orocué',85),</text:p>
          </table:table-cell>
          <table:table-cell table:number-columns-repeated="16383"/>
        </table:table-row>
        <table:table-row table:style-name="ro1">
          <table:table-cell office:value-type="string" office:string-value="(85250,'Paz de Ariporo',85)," table:formula="of:=&quot;(&quot; &amp; [Ciudad.A1066] &amp; &quot;,'&quot; &amp; [Ciudad.B1066] &amp; &quot;',&quot; &amp; [Ciudad.C1066] &amp; &quot;),&quot;" table:style-name="ce1">
            <text:p>(85250,'Paz de Ariporo',85),</text:p>
          </table:table-cell>
          <table:table-cell table:number-columns-repeated="16383"/>
        </table:table-row>
        <table:table-row table:style-name="ro1">
          <table:table-cell office:value-type="string" office:string-value="(85263,'Pore',85)," table:formula="of:=&quot;(&quot; &amp; [Ciudad.A1067] &amp; &quot;,'&quot; &amp; [Ciudad.B1067] &amp; &quot;',&quot; &amp; [Ciudad.C1067] &amp; &quot;),&quot;" table:style-name="ce1">
            <text:p>(85263,'Pore',85),</text:p>
          </table:table-cell>
          <table:table-cell table:number-columns-repeated="16383"/>
        </table:table-row>
        <table:table-row table:style-name="ro1">
          <table:table-cell office:value-type="string" office:string-value="(85279,'Recetor',85)," table:formula="of:=&quot;(&quot; &amp; [Ciudad.A1068] &amp; &quot;,'&quot; &amp; [Ciudad.B1068] &amp; &quot;',&quot; &amp; [Ciudad.C1068] &amp; &quot;),&quot;" table:style-name="ce1">
            <text:p>(85279,'Recetor',85),</text:p>
          </table:table-cell>
          <table:table-cell table:number-columns-repeated="16383"/>
        </table:table-row>
        <table:table-row table:style-name="ro1">
          <table:table-cell office:value-type="string" office:string-value="(85300,'Sabanalarga',85)," table:formula="of:=&quot;(&quot; &amp; [Ciudad.A1069] &amp; &quot;,'&quot; &amp; [Ciudad.B1069] &amp; &quot;',&quot; &amp; [Ciudad.C1069] &amp; &quot;),&quot;" table:style-name="ce1">
            <text:p>(85300,'Sabanalarga',85),</text:p>
          </table:table-cell>
          <table:table-cell table:number-columns-repeated="16383"/>
        </table:table-row>
        <table:table-row table:style-name="ro1">
          <table:table-cell office:value-type="string" office:string-value="(85315,'Sácama',85)," table:formula="of:=&quot;(&quot; &amp; [Ciudad.A1070] &amp; &quot;,'&quot; &amp; [Ciudad.B1070] &amp; &quot;',&quot; &amp; [Ciudad.C1070] &amp; &quot;),&quot;" table:style-name="ce1">
            <text:p>(85315,'Sácama',85),</text:p>
          </table:table-cell>
          <table:table-cell table:number-columns-repeated="16383"/>
        </table:table-row>
        <table:table-row table:style-name="ro1">
          <table:table-cell office:value-type="string" office:string-value="(85325,'San Luis de Gaceno',85)," table:formula="of:=&quot;(&quot; &amp; [Ciudad.A1071] &amp; &quot;,'&quot; &amp; [Ciudad.B1071] &amp; &quot;',&quot; &amp; [Ciudad.C1071] &amp; &quot;),&quot;" table:style-name="ce1">
            <text:p>(85325,'San Luis de Gaceno',85),</text:p>
          </table:table-cell>
          <table:table-cell table:number-columns-repeated="16383"/>
        </table:table-row>
        <table:table-row table:style-name="ro1">
          <table:table-cell office:value-type="string" office:string-value="(85400,'Támara',85)," table:formula="of:=&quot;(&quot; &amp; [Ciudad.A1072] &amp; &quot;,'&quot; &amp; [Ciudad.B1072] &amp; &quot;',&quot; &amp; [Ciudad.C1072] &amp; &quot;),&quot;" table:style-name="ce1">
            <text:p>(85400,'Támara',85),</text:p>
          </table:table-cell>
          <table:table-cell table:number-columns-repeated="16383"/>
        </table:table-row>
        <table:table-row table:style-name="ro1">
          <table:table-cell office:value-type="string" office:string-value="(85410,'Tauramena',85)," table:formula="of:=&quot;(&quot; &amp; [Ciudad.A1073] &amp; &quot;,'&quot; &amp; [Ciudad.B1073] &amp; &quot;',&quot; &amp; [Ciudad.C1073] &amp; &quot;),&quot;" table:style-name="ce1">
            <text:p>(85410,'Tauramena',85),</text:p>
          </table:table-cell>
          <table:table-cell table:number-columns-repeated="16383"/>
        </table:table-row>
        <table:table-row table:style-name="ro1">
          <table:table-cell office:value-type="string" office:string-value="(85430,'Trinidad',85)," table:formula="of:=&quot;(&quot; &amp; [Ciudad.A1074] &amp; &quot;,'&quot; &amp; [Ciudad.B1074] &amp; &quot;',&quot; &amp; [Ciudad.C1074] &amp; &quot;),&quot;" table:style-name="ce1">
            <text:p>(85430,'Trinidad',85),</text:p>
          </table:table-cell>
          <table:table-cell table:number-columns-repeated="16383"/>
        </table:table-row>
        <table:table-row table:style-name="ro1">
          <table:table-cell office:value-type="string" office:string-value="(85440,'Villanueva',85)," table:formula="of:=&quot;(&quot; &amp; [Ciudad.A1075] &amp; &quot;,'&quot; &amp; [Ciudad.B1075] &amp; &quot;',&quot; &amp; [Ciudad.C1075] &amp; &quot;),&quot;" table:style-name="ce1">
            <text:p>(85440,'Villanueva',85),</text:p>
          </table:table-cell>
          <table:table-cell table:number-columns-repeated="16383"/>
        </table:table-row>
        <table:table-row table:style-name="ro1">
          <table:table-cell office:value-type="string" office:string-value="(86001,'Mocoa',86)," table:formula="of:=&quot;(&quot; &amp; [Ciudad.A1076] &amp; &quot;,'&quot; &amp; [Ciudad.B1076] &amp; &quot;',&quot; &amp; [Ciudad.C1076] &amp; &quot;),&quot;" table:style-name="ce1">
            <text:p>(86001,'Mocoa',86),</text:p>
          </table:table-cell>
          <table:table-cell table:number-columns-repeated="16383"/>
        </table:table-row>
        <table:table-row table:style-name="ro1">
          <table:table-cell office:value-type="string" office:string-value="(86219,'Colón',86)," table:formula="of:=&quot;(&quot; &amp; [Ciudad.A1077] &amp; &quot;,'&quot; &amp; [Ciudad.B1077] &amp; &quot;',&quot; &amp; [Ciudad.C1077] &amp; &quot;),&quot;" table:style-name="ce1">
            <text:p>(86219,'Colón',86),</text:p>
          </table:table-cell>
          <table:table-cell table:number-columns-repeated="16383"/>
        </table:table-row>
        <table:table-row table:style-name="ro1">
          <table:table-cell office:value-type="string" office:string-value="(86320,'Orito',86)," table:formula="of:=&quot;(&quot; &amp; [Ciudad.A1078] &amp; &quot;,'&quot; &amp; [Ciudad.B1078] &amp; &quot;',&quot; &amp; [Ciudad.C1078] &amp; &quot;),&quot;" table:style-name="ce1">
            <text:p>(86320,'Orito',86),</text:p>
          </table:table-cell>
          <table:table-cell table:number-columns-repeated="16383"/>
        </table:table-row>
        <table:table-row table:style-name="ro1">
          <table:table-cell office:value-type="string" office:string-value="(86568,'Puerto Asís',86)," table:formula="of:=&quot;(&quot; &amp; [Ciudad.A1079] &amp; &quot;,'&quot; &amp; [Ciudad.B1079] &amp; &quot;',&quot; &amp; [Ciudad.C1079] &amp; &quot;),&quot;" table:style-name="ce1">
            <text:p>(86568,'Puerto Asís',86),</text:p>
          </table:table-cell>
          <table:table-cell table:number-columns-repeated="16383"/>
        </table:table-row>
        <table:table-row table:style-name="ro1">
          <table:table-cell office:value-type="string" office:string-value="(86569,'Puerto Caicedo',86)," table:formula="of:=&quot;(&quot; &amp; [Ciudad.A1080] &amp; &quot;,'&quot; &amp; [Ciudad.B1080] &amp; &quot;',&quot; &amp; [Ciudad.C1080] &amp; &quot;),&quot;" table:style-name="ce1">
            <text:p>(86569,'Puerto Caicedo',86),</text:p>
          </table:table-cell>
          <table:table-cell table:number-columns-repeated="16383"/>
        </table:table-row>
        <table:table-row table:style-name="ro1">
          <table:table-cell office:value-type="string" office:string-value="(86571,'Puerto Guzmán',86)," table:formula="of:=&quot;(&quot; &amp; [Ciudad.A1081] &amp; &quot;,'&quot; &amp; [Ciudad.B1081] &amp; &quot;',&quot; &amp; [Ciudad.C1081] &amp; &quot;),&quot;" table:style-name="ce1">
            <text:p>(86571,'Puerto Guzmán',86),</text:p>
          </table:table-cell>
          <table:table-cell table:number-columns-repeated="16383"/>
        </table:table-row>
        <table:table-row table:style-name="ro1">
          <table:table-cell office:value-type="string" office:string-value="(86573,'Leguízamo',86)," table:formula="of:=&quot;(&quot; &amp; [Ciudad.A1082] &amp; &quot;,'&quot; &amp; [Ciudad.B1082] &amp; &quot;',&quot; &amp; [Ciudad.C1082] &amp; &quot;),&quot;" table:style-name="ce1">
            <text:p>(86573,'Leguízamo',86),</text:p>
          </table:table-cell>
          <table:table-cell table:number-columns-repeated="16383"/>
        </table:table-row>
        <table:table-row table:style-name="ro1">
          <table:table-cell office:value-type="string" office:string-value="(86749,'Sibundoy',86)," table:formula="of:=&quot;(&quot; &amp; [Ciudad.A1083] &amp; &quot;,'&quot; &amp; [Ciudad.B1083] &amp; &quot;',&quot; &amp; [Ciudad.C1083] &amp; &quot;),&quot;" table:style-name="ce1">
            <text:p>(86749,'Sibundoy',86),</text:p>
          </table:table-cell>
          <table:table-cell table:number-columns-repeated="16383"/>
        </table:table-row>
        <table:table-row table:style-name="ro1">
          <table:table-cell office:value-type="string" office:string-value="(86755,'San Francisco',86)," table:formula="of:=&quot;(&quot; &amp; [Ciudad.A1084] &amp; &quot;,'&quot; &amp; [Ciudad.B1084] &amp; &quot;',&quot; &amp; [Ciudad.C1084] &amp; &quot;),&quot;" table:style-name="ce1">
            <text:p>(86755,'San Francisco',86),</text:p>
          </table:table-cell>
          <table:table-cell table:number-columns-repeated="16383"/>
        </table:table-row>
        <table:table-row table:style-name="ro1">
          <table:table-cell office:value-type="string" office:string-value="(86757,'San Miguel',86)," table:formula="of:=&quot;(&quot; &amp; [Ciudad.A1085] &amp; &quot;,'&quot; &amp; [Ciudad.B1085] &amp; &quot;',&quot; &amp; [Ciudad.C1085] &amp; &quot;),&quot;" table:style-name="ce1">
            <text:p>(86757,'San Miguel',86),</text:p>
          </table:table-cell>
          <table:table-cell table:number-columns-repeated="16383"/>
        </table:table-row>
        <table:table-row table:style-name="ro1">
          <table:table-cell office:value-type="string" office:string-value="(86760,'Santiago',86)," table:formula="of:=&quot;(&quot; &amp; [Ciudad.A1086] &amp; &quot;,'&quot; &amp; [Ciudad.B1086] &amp; &quot;',&quot; &amp; [Ciudad.C1086] &amp; &quot;),&quot;" table:style-name="ce1">
            <text:p>(86760,'Santiago',86),</text:p>
          </table:table-cell>
          <table:table-cell table:number-columns-repeated="16383"/>
        </table:table-row>
        <table:table-row table:style-name="ro1">
          <table:table-cell office:value-type="string" office:string-value="(86865,'Valle de Guamez',86)," table:formula="of:=&quot;(&quot; &amp; [Ciudad.A1087] &amp; &quot;,'&quot; &amp; [Ciudad.B1087] &amp; &quot;',&quot; &amp; [Ciudad.C1087] &amp; &quot;),&quot;" table:style-name="ce1">
            <text:p>(86865,'Valle de Guamez',86),</text:p>
          </table:table-cell>
          <table:table-cell table:number-columns-repeated="16383"/>
        </table:table-row>
        <table:table-row table:style-name="ro1">
          <table:table-cell office:value-type="string" office:string-value="(86885,'Villagarzón',86)," table:formula="of:=&quot;(&quot; &amp; [Ciudad.A1088] &amp; &quot;,'&quot; &amp; [Ciudad.B1088] &amp; &quot;',&quot; &amp; [Ciudad.C1088] &amp; &quot;),&quot;" table:style-name="ce1">
            <text:p>(86885,'Villagarzón',86),</text:p>
          </table:table-cell>
          <table:table-cell table:number-columns-repeated="16383"/>
        </table:table-row>
        <table:table-row table:style-name="ro1">
          <table:table-cell office:value-type="string" office:string-value="(88001,'San Andrés',88)," table:formula="of:=&quot;(&quot; &amp; [Ciudad.A1089] &amp; &quot;,'&quot; &amp; [Ciudad.B1089] &amp; &quot;',&quot; &amp; [Ciudad.C1089] &amp; &quot;),&quot;" table:style-name="ce1">
            <text:p>(88001,'San Andrés',88),</text:p>
          </table:table-cell>
          <table:table-cell table:number-columns-repeated="16383"/>
        </table:table-row>
        <table:table-row table:style-name="ro1">
          <table:table-cell office:value-type="string" office:string-value="(88564,'Providencia',88)," table:formula="of:=&quot;(&quot; &amp; [Ciudad.A1090] &amp; &quot;,'&quot; &amp; [Ciudad.B1090] &amp; &quot;',&quot; &amp; [Ciudad.C1090] &amp; &quot;),&quot;" table:style-name="ce1">
            <text:p>(88564,'Providencia',88),</text:p>
          </table:table-cell>
          <table:table-cell table:number-columns-repeated="16383"/>
        </table:table-row>
        <table:table-row table:style-name="ro1">
          <table:table-cell office:value-type="string" office:string-value="(91001,'Leticia',91)," table:formula="of:=&quot;(&quot; &amp; [Ciudad.A1091] &amp; &quot;,'&quot; &amp; [Ciudad.B1091] &amp; &quot;',&quot; &amp; [Ciudad.C1091] &amp; &quot;),&quot;" table:style-name="ce1">
            <text:p>(91001,'Leticia',91),</text:p>
          </table:table-cell>
          <table:table-cell table:number-columns-repeated="16383"/>
        </table:table-row>
        <table:table-row table:style-name="ro1">
          <table:table-cell office:value-type="string" office:string-value="(91263,'El Encanto',91)," table:formula="of:=&quot;(&quot; &amp; [Ciudad.A1092] &amp; &quot;,'&quot; &amp; [Ciudad.B1092] &amp; &quot;',&quot; &amp; [Ciudad.C1092] &amp; &quot;),&quot;" table:style-name="ce1">
            <text:p>(91263,'El Encanto',91),</text:p>
          </table:table-cell>
          <table:table-cell table:number-columns-repeated="16383"/>
        </table:table-row>
        <table:table-row table:style-name="ro1">
          <table:table-cell office:value-type="string" office:string-value="(91405,'La Chorrera',91)," table:formula="of:=&quot;(&quot; &amp; [Ciudad.A1093] &amp; &quot;,'&quot; &amp; [Ciudad.B1093] &amp; &quot;',&quot; &amp; [Ciudad.C1093] &amp; &quot;),&quot;" table:style-name="ce1">
            <text:p>(91405,'La Chorrera',91),</text:p>
          </table:table-cell>
          <table:table-cell table:number-columns-repeated="16383"/>
        </table:table-row>
        <table:table-row table:style-name="ro1">
          <table:table-cell office:value-type="string" office:string-value="(91407,'La Pedrera',91)," table:formula="of:=&quot;(&quot; &amp; [Ciudad.A1094] &amp; &quot;,'&quot; &amp; [Ciudad.B1094] &amp; &quot;',&quot; &amp; [Ciudad.C1094] &amp; &quot;),&quot;" table:style-name="ce1">
            <text:p>(91407,'La Pedrera',91),</text:p>
          </table:table-cell>
          <table:table-cell table:number-columns-repeated="16383"/>
        </table:table-row>
        <table:table-row table:style-name="ro1">
          <table:table-cell office:value-type="string" office:string-value="(91430,'La Victoria',91)," table:formula="of:=&quot;(&quot; &amp; [Ciudad.A1095] &amp; &quot;,'&quot; &amp; [Ciudad.B1095] &amp; &quot;',&quot; &amp; [Ciudad.C1095] &amp; &quot;),&quot;" table:style-name="ce1">
            <text:p>(91430,'La Victoria',91),</text:p>
          </table:table-cell>
          <table:table-cell table:number-columns-repeated="16383"/>
        </table:table-row>
        <table:table-row table:style-name="ro1">
          <table:table-cell office:value-type="string" office:string-value="(91460,'Miriti Paraná',91)," table:formula="of:=&quot;(&quot; &amp; [Ciudad.A1096] &amp; &quot;,'&quot; &amp; [Ciudad.B1096] &amp; &quot;',&quot; &amp; [Ciudad.C1096] &amp; &quot;),&quot;" table:style-name="ce1">
            <text:p>(91460,'Miriti Paraná',91),</text:p>
          </table:table-cell>
          <table:table-cell table:number-columns-repeated="16383"/>
        </table:table-row>
        <table:table-row table:style-name="ro1">
          <table:table-cell office:value-type="string" office:string-value="(91530,'Puerto Alegría',91)," table:formula="of:=&quot;(&quot; &amp; [Ciudad.A1097] &amp; &quot;,'&quot; &amp; [Ciudad.B1097] &amp; &quot;',&quot; &amp; [Ciudad.C1097] &amp; &quot;),&quot;" table:style-name="ce1">
            <text:p>(91530,'Puerto Alegría',91),</text:p>
          </table:table-cell>
          <table:table-cell table:number-columns-repeated="16383"/>
        </table:table-row>
        <table:table-row table:style-name="ro1">
          <table:table-cell office:value-type="string" office:string-value="(91536,'Puerto Arica',91)," table:formula="of:=&quot;(&quot; &amp; [Ciudad.A1098] &amp; &quot;,'&quot; &amp; [Ciudad.B1098] &amp; &quot;',&quot; &amp; [Ciudad.C1098] &amp; &quot;),&quot;" table:style-name="ce1">
            <text:p>(91536,'Puerto Arica',91),</text:p>
          </table:table-cell>
          <table:table-cell table:number-columns-repeated="16383"/>
        </table:table-row>
        <table:table-row table:style-name="ro1">
          <table:table-cell office:value-type="string" office:string-value="(91540,'Puerto Nariño',91)," table:formula="of:=&quot;(&quot; &amp; [Ciudad.A1099] &amp; &quot;,'&quot; &amp; [Ciudad.B1099] &amp; &quot;',&quot; &amp; [Ciudad.C1099] &amp; &quot;),&quot;" table:style-name="ce1">
            <text:p>(91540,'Puerto Nariño',91),</text:p>
          </table:table-cell>
          <table:table-cell table:number-columns-repeated="16383"/>
        </table:table-row>
        <table:table-row table:style-name="ro1">
          <table:table-cell office:value-type="string" office:string-value="(91669,'Puerto Santander',91)," table:formula="of:=&quot;(&quot; &amp; [Ciudad.A1100] &amp; &quot;,'&quot; &amp; [Ciudad.B1100] &amp; &quot;',&quot; &amp; [Ciudad.C1100] &amp; &quot;),&quot;" table:style-name="ce1">
            <text:p>(91669,'Puerto Santander',91),</text:p>
          </table:table-cell>
          <table:table-cell table:number-columns-repeated="16383"/>
        </table:table-row>
        <table:table-row table:style-name="ro1">
          <table:table-cell office:value-type="string" office:string-value="(91798,'Tarapacá',91)," table:formula="of:=&quot;(&quot; &amp; [Ciudad.A1101] &amp; &quot;,'&quot; &amp; [Ciudad.B1101] &amp; &quot;',&quot; &amp; [Ciudad.C1101] &amp; &quot;),&quot;" table:style-name="ce1">
            <text:p>(91798,'Tarapacá',91),</text:p>
          </table:table-cell>
          <table:table-cell table:number-columns-repeated="16383"/>
        </table:table-row>
        <table:table-row table:style-name="ro1">
          <table:table-cell office:value-type="string" office:string-value="(94001,'Inírida',94)," table:formula="of:=&quot;(&quot; &amp; [Ciudad.A1102] &amp; &quot;,'&quot; &amp; [Ciudad.B1102] &amp; &quot;',&quot; &amp; [Ciudad.C1102] &amp; &quot;),&quot;" table:style-name="ce1">
            <text:p>(94001,'Inírida',94),</text:p>
          </table:table-cell>
          <table:table-cell table:number-columns-repeated="16383"/>
        </table:table-row>
        <table:table-row table:style-name="ro1">
          <table:table-cell office:value-type="string" office:string-value="(94343,'Barranco Minas',94)," table:formula="of:=&quot;(&quot; &amp; [Ciudad.A1103] &amp; &quot;,'&quot; &amp; [Ciudad.B1103] &amp; &quot;',&quot; &amp; [Ciudad.C1103] &amp; &quot;),&quot;" table:style-name="ce1">
            <text:p>(94343,'Barranco Minas',94),</text:p>
          </table:table-cell>
          <table:table-cell table:number-columns-repeated="16383"/>
        </table:table-row>
        <table:table-row table:style-name="ro1">
          <table:table-cell office:value-type="string" office:string-value="(94663,'Mapiripana',94)," table:formula="of:=&quot;(&quot; &amp; [Ciudad.A1104] &amp; &quot;,'&quot; &amp; [Ciudad.B1104] &amp; &quot;',&quot; &amp; [Ciudad.C1104] &amp; &quot;),&quot;" table:style-name="ce1">
            <text:p>(94663,'Mapiripana',94),</text:p>
          </table:table-cell>
          <table:table-cell table:number-columns-repeated="16383"/>
        </table:table-row>
        <table:table-row table:style-name="ro1">
          <table:table-cell office:value-type="string" office:string-value="(94883,'San Felipe',94)," table:formula="of:=&quot;(&quot; &amp; [Ciudad.A1105] &amp; &quot;,'&quot; &amp; [Ciudad.B1105] &amp; &quot;',&quot; &amp; [Ciudad.C1105] &amp; &quot;),&quot;" table:style-name="ce1">
            <text:p>(94883,'San Felipe',94),</text:p>
          </table:table-cell>
          <table:table-cell table:number-columns-repeated="16383"/>
        </table:table-row>
        <table:table-row table:style-name="ro1">
          <table:table-cell office:value-type="string" office:string-value="(94884,'Puerto Colombia',94)," table:formula="of:=&quot;(&quot; &amp; [Ciudad.A1106] &amp; &quot;,'&quot; &amp; [Ciudad.B1106] &amp; &quot;',&quot; &amp; [Ciudad.C1106] &amp; &quot;),&quot;" table:style-name="ce1">
            <text:p>(94884,'Puerto Colombia',94),</text:p>
          </table:table-cell>
          <table:table-cell table:number-columns-repeated="16383"/>
        </table:table-row>
        <table:table-row table:style-name="ro1">
          <table:table-cell office:value-type="string" office:string-value="(94885,'La Guadalupe',94)," table:formula="of:=&quot;(&quot; &amp; [Ciudad.A1107] &amp; &quot;,'&quot; &amp; [Ciudad.B1107] &amp; &quot;',&quot; &amp; [Ciudad.C1107] &amp; &quot;),&quot;" table:style-name="ce1">
            <text:p>(94885,'La Guadalupe',94),</text:p>
          </table:table-cell>
          <table:table-cell table:number-columns-repeated="16383"/>
        </table:table-row>
        <table:table-row table:style-name="ro1">
          <table:table-cell office:value-type="string" office:string-value="(94886,'Cacahual',94)," table:formula="of:=&quot;(&quot; &amp; [Ciudad.A1108] &amp; &quot;,'&quot; &amp; [Ciudad.B1108] &amp; &quot;',&quot; &amp; [Ciudad.C1108] &amp; &quot;),&quot;" table:style-name="ce1">
            <text:p>(94886,'Cacahual',94),</text:p>
          </table:table-cell>
          <table:table-cell table:number-columns-repeated="16383"/>
        </table:table-row>
        <table:table-row table:style-name="ro1">
          <table:table-cell office:value-type="string" office:string-value="(94887,'Pana Pana',94)," table:formula="of:=&quot;(&quot; &amp; [Ciudad.A1109] &amp; &quot;,'&quot; &amp; [Ciudad.B1109] &amp; &quot;',&quot; &amp; [Ciudad.C1109] &amp; &quot;),&quot;" table:style-name="ce1">
            <text:p>(94887,'Pana Pana',94),</text:p>
          </table:table-cell>
          <table:table-cell table:number-columns-repeated="16383"/>
        </table:table-row>
        <table:table-row table:style-name="ro1">
          <table:table-cell office:value-type="string" office:string-value="(94888,'Morichal',94)," table:formula="of:=&quot;(&quot; &amp; [Ciudad.A1110] &amp; &quot;,'&quot; &amp; [Ciudad.B1110] &amp; &quot;',&quot; &amp; [Ciudad.C1110] &amp; &quot;),&quot;" table:style-name="ce1">
            <text:p>(94888,'Morichal',94),</text:p>
          </table:table-cell>
          <table:table-cell table:number-columns-repeated="16383"/>
        </table:table-row>
        <table:table-row table:style-name="ro1">
          <table:table-cell office:value-type="string" office:string-value="(95001,'San José del Guaviare',95)," table:formula="of:=&quot;(&quot; &amp; [Ciudad.A1111] &amp; &quot;,'&quot; &amp; [Ciudad.B1111] &amp; &quot;',&quot; &amp; [Ciudad.C1111] &amp; &quot;),&quot;" table:style-name="ce1">
            <text:p>(95001,'San José del Guaviare',95),</text:p>
          </table:table-cell>
          <table:table-cell table:number-columns-repeated="16383"/>
        </table:table-row>
        <table:table-row table:style-name="ro1">
          <table:table-cell office:value-type="string" office:string-value="(95015,'Calamar',95)," table:formula="of:=&quot;(&quot; &amp; [Ciudad.A1112] &amp; &quot;,'&quot; &amp; [Ciudad.B1112] &amp; &quot;',&quot; &amp; [Ciudad.C1112] &amp; &quot;),&quot;" table:style-name="ce1">
            <text:p>(95015,'Calamar',95),</text:p>
          </table:table-cell>
          <table:table-cell table:number-columns-repeated="16383"/>
        </table:table-row>
        <table:table-row table:style-name="ro1">
          <table:table-cell office:value-type="string" office:string-value="(95025,'El Retorno',95)," table:formula="of:=&quot;(&quot; &amp; [Ciudad.A1113] &amp; &quot;,'&quot; &amp; [Ciudad.B1113] &amp; &quot;',&quot; &amp; [Ciudad.C1113] &amp; &quot;),&quot;" table:style-name="ce1">
            <text:p>(95025,'El Retorno',95),</text:p>
          </table:table-cell>
          <table:table-cell table:number-columns-repeated="16383"/>
        </table:table-row>
        <table:table-row table:style-name="ro1">
          <table:table-cell office:value-type="string" office:string-value="(95200,'Miraflores',95)," table:formula="of:=&quot;(&quot; &amp; [Ciudad.A1114] &amp; &quot;,'&quot; &amp; [Ciudad.B1114] &amp; &quot;',&quot; &amp; [Ciudad.C1114] &amp; &quot;),&quot;" table:style-name="ce1">
            <text:p>(95200,'Miraflores',95),</text:p>
          </table:table-cell>
          <table:table-cell table:number-columns-repeated="16383"/>
        </table:table-row>
        <table:table-row table:style-name="ro1">
          <table:table-cell office:value-type="string" office:string-value="(97001,'Mitú',97)," table:formula="of:=&quot;(&quot; &amp; [Ciudad.A1115] &amp; &quot;,'&quot; &amp; [Ciudad.B1115] &amp; &quot;',&quot; &amp; [Ciudad.C1115] &amp; &quot;),&quot;" table:style-name="ce1">
            <text:p>(97001,'Mitú',97),</text:p>
          </table:table-cell>
          <table:table-cell table:number-columns-repeated="16383"/>
        </table:table-row>
        <table:table-row table:style-name="ro1">
          <table:table-cell office:value-type="string" office:string-value="(97161,'Caruru',97)," table:formula="of:=&quot;(&quot; &amp; [Ciudad.A1116] &amp; &quot;,'&quot; &amp; [Ciudad.B1116] &amp; &quot;',&quot; &amp; [Ciudad.C1116] &amp; &quot;),&quot;" table:style-name="ce1">
            <text:p>(97161,'Caruru',97),</text:p>
          </table:table-cell>
          <table:table-cell table:number-columns-repeated="16383"/>
        </table:table-row>
        <table:table-row table:style-name="ro1">
          <table:table-cell office:value-type="string" office:string-value="(97511,'Pacoa',97)," table:formula="of:=&quot;(&quot; &amp; [Ciudad.A1117] &amp; &quot;,'&quot; &amp; [Ciudad.B1117] &amp; &quot;',&quot; &amp; [Ciudad.C1117] &amp; &quot;),&quot;" table:style-name="ce1">
            <text:p>(97511,'Pacoa',97),</text:p>
          </table:table-cell>
          <table:table-cell table:number-columns-repeated="16383"/>
        </table:table-row>
        <table:table-row table:style-name="ro1">
          <table:table-cell office:value-type="string" office:string-value="(97666,'Taraira',97)," table:formula="of:=&quot;(&quot; &amp; [Ciudad.A1118] &amp; &quot;,'&quot; &amp; [Ciudad.B1118] &amp; &quot;',&quot; &amp; [Ciudad.C1118] &amp; &quot;),&quot;" table:style-name="ce1">
            <text:p>(97666,'Taraira',97),</text:p>
          </table:table-cell>
          <table:table-cell table:number-columns-repeated="16383"/>
        </table:table-row>
        <table:table-row table:style-name="ro1">
          <table:table-cell office:value-type="string" office:string-value="(97777,'Papunaua',97)," table:formula="of:=&quot;(&quot; &amp; [Ciudad.A1119] &amp; &quot;,'&quot; &amp; [Ciudad.B1119] &amp; &quot;',&quot; &amp; [Ciudad.C1119] &amp; &quot;),&quot;" table:style-name="ce1">
            <text:p>(97777,'Papunaua',97),</text:p>
          </table:table-cell>
          <table:table-cell table:number-columns-repeated="16383"/>
        </table:table-row>
        <table:table-row table:style-name="ro1">
          <table:table-cell office:value-type="string" office:string-value="(97889,'Yavaraté',97)," table:formula="of:=&quot;(&quot; &amp; [Ciudad.A1120] &amp; &quot;,'&quot; &amp; [Ciudad.B1120] &amp; &quot;',&quot; &amp; [Ciudad.C1120] &amp; &quot;),&quot;" table:style-name="ce1">
            <text:p>(97889,'Yavaraté',97),</text:p>
          </table:table-cell>
          <table:table-cell table:number-columns-repeated="16383"/>
        </table:table-row>
        <table:table-row table:style-name="ro1">
          <table:table-cell office:value-type="string" office:string-value="(99001,'Puerto Carreño',99)," table:formula="of:=&quot;(&quot; &amp; [Ciudad.A1121] &amp; &quot;,'&quot; &amp; [Ciudad.B1121] &amp; &quot;',&quot; &amp; [Ciudad.C1121] &amp; &quot;),&quot;" table:style-name="ce1">
            <text:p>(99001,'Puerto Carreño',99),</text:p>
          </table:table-cell>
          <table:table-cell table:number-columns-repeated="16383"/>
        </table:table-row>
        <table:table-row table:style-name="ro1">
          <table:table-cell office:value-type="string" office:string-value="(99524,'La Primavera',99)," table:formula="of:=&quot;(&quot; &amp; [Ciudad.A1122] &amp; &quot;,'&quot; &amp; [Ciudad.B1122] &amp; &quot;',&quot; &amp; [Ciudad.C1122] &amp; &quot;),&quot;" table:style-name="ce1">
            <text:p>(99524,'La Primavera',99),</text:p>
          </table:table-cell>
          <table:table-cell table:number-columns-repeated="16383"/>
        </table:table-row>
        <table:table-row table:style-name="ro1">
          <table:table-cell office:value-type="string" office:string-value="(99624,'Santa Rosalía',99)," table:formula="of:=&quot;(&quot; &amp; [Ciudad.A1123] &amp; &quot;,'&quot; &amp; [Ciudad.B1123] &amp; &quot;',&quot; &amp; [Ciudad.C1123] &amp; &quot;),&quot;" table:style-name="ce1">
            <text:p>(99624,'Santa Rosalía',99),</text:p>
          </table:table-cell>
          <table:table-cell table:number-columns-repeated="16383"/>
        </table:table-row>
        <table:table-row table:style-name="ro1">
          <table:table-cell office:value-type="string" office:string-value="(99773,'Cumaribo',99)," table:formula="of:=&quot;(&quot; &amp; [Ciudad.A1124] &amp; &quot;,'&quot; &amp; [Ciudad.B1124] &amp; &quot;',&quot; &amp; [Ciudad.C1124] &amp; &quot;),&quot;" table:style-name="ce1">
            <text:p>(99773,'Cumaribo',99),</text:p>
          </table:table-cell>
          <table:table-cell table:number-columns-repeated="16383"/>
        </table:table-row>
        <table:table-row table:number-rows-repeated="1047452" table:style-name="ro1">
          <table:table-cell table:number-columns-repeated="16384"/>
        </table:table-row>
      </table:table>
      <table:table table:name="PJ" table:style-name="ta2">
        <table:table-column table:style-name="co6" table:number-columns-repeated="16384" table:default-cell-style-name="ce1"/>
        <table:table-row table:style-name="ro1">
          <table:table-cell office:value-type="string" office:string-value="{id:57,name:'Colombia',code:'CO'}" table:formula="of:=&quot;{id:&quot;&amp;[Pais.A2]&amp;&quot;,name:'&quot;&amp;[Pais.B2]&amp;&quot;',code:'&quot;&amp;[Pais.C2]&amp;&quot;'}&quot;" table:style-name="ce1">
            <text:p>{id:57,name:'Colombia',code:'CO'}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table table:name="DJ" table:style-name="ta2">
        <table:table-column table:style-name="co6" table:number-columns-repeated="16384" table:default-cell-style-name="ce1"/>
        <table:table-row table:style-name="ro1">
          <table:table-cell office:value-type="string" office:string-value="{id:5,name:'Antioquia',country_id:57,lat:0.0, lng:0.0, zoom:0.0}," table:formula="of:=&quot;{id:&quot;&amp;[Depto.A2]&amp;&quot;,name:'&quot;&amp;[Depto.B2]&amp;&quot;',country_id:&quot;&amp;[Depto.C2]&amp;&quot;,lat:0.0, lng:0.0, zoom:0.0},&quot;" table:style-name="ce1">
            <text:p>{id:5,name:'Antioquia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,name:'Atlántico',country_id:57,lat:0.0, lng:0.0, zoom:0.0}," table:formula="of:=&quot;{id:&quot;&amp;[Depto.A3]&amp;&quot;,name:'&quot;&amp;[Depto.B3]&amp;&quot;',country_id:&quot;&amp;[Depto.C3]&amp;&quot;,lat:0.0, lng:0.0, zoom:0.0},&quot;" table:style-name="ce1">
            <text:p>{id:8,name:'Atlántico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1,name:'Bogotá D.C.',country_id:57,lat:0.0, lng:0.0, zoom:0.0}," table:formula="of:=&quot;{id:&quot;&amp;[Depto.A4]&amp;&quot;,name:'&quot;&amp;[Depto.B4]&amp;&quot;',country_id:&quot;&amp;[Depto.C4]&amp;&quot;,lat:0.0, lng:0.0, zoom:0.0},&quot;" table:style-name="ce1">
            <text:p>{id:11,name:'Bogotá D.C.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,name:'Bolívar',country_id:57,lat:0.0, lng:0.0, zoom:0.0}," table:formula="of:=&quot;{id:&quot;&amp;[Depto.A5]&amp;&quot;,name:'&quot;&amp;[Depto.B5]&amp;&quot;',country_id:&quot;&amp;[Depto.C5]&amp;&quot;,lat:0.0, lng:0.0, zoom:0.0},&quot;" table:style-name="ce1">
            <text:p>{id:13,name:'Bolívar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,name:'Boyacá',country_id:57,lat:0.0, lng:0.0, zoom:0.0}," table:formula="of:=&quot;{id:&quot;&amp;[Depto.A6]&amp;&quot;,name:'&quot;&amp;[Depto.B6]&amp;&quot;',country_id:&quot;&amp;[Depto.C6]&amp;&quot;,lat:0.0, lng:0.0, zoom:0.0},&quot;" table:style-name="ce1">
            <text:p>{id:15,name:'Boyacá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,name:'Caldas',country_id:57,lat:0.0, lng:0.0, zoom:0.0}," table:formula="of:=&quot;{id:&quot;&amp;[Depto.A7]&amp;&quot;,name:'&quot;&amp;[Depto.B7]&amp;&quot;',country_id:&quot;&amp;[Depto.C7]&amp;&quot;,lat:0.0, lng:0.0, zoom:0.0},&quot;" table:style-name="ce1">
            <text:p>{id:17,name:'Caldas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8,name:'Caquetá',country_id:57,lat:0.0, lng:0.0, zoom:0.0}," table:formula="of:=&quot;{id:&quot;&amp;[Depto.A8]&amp;&quot;,name:'&quot;&amp;[Depto.B8]&amp;&quot;',country_id:&quot;&amp;[Depto.C8]&amp;&quot;,lat:0.0, lng:0.0, zoom:0.0},&quot;" table:style-name="ce1">
            <text:p>{id:18,name:'Caquetá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,name:'Cauca',country_id:57,lat:0.0, lng:0.0, zoom:0.0}," table:formula="of:=&quot;{id:&quot;&amp;[Depto.A9]&amp;&quot;,name:'&quot;&amp;[Depto.B9]&amp;&quot;',country_id:&quot;&amp;[Depto.C9]&amp;&quot;,lat:0.0, lng:0.0, zoom:0.0},&quot;" table:style-name="ce1">
            <text:p>{id:19,name:'Cauca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,name:'Cesar',country_id:57,lat:0.0, lng:0.0, zoom:0.0}," table:formula="of:=&quot;{id:&quot;&amp;[Depto.A10]&amp;&quot;,name:'&quot;&amp;[Depto.B10]&amp;&quot;',country_id:&quot;&amp;[Depto.C10]&amp;&quot;,lat:0.0, lng:0.0, zoom:0.0},&quot;" table:style-name="ce1">
            <text:p>{id:20,name:'Cesar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,name:'Córdoba',country_id:57,lat:0.0, lng:0.0, zoom:0.0}," table:formula="of:=&quot;{id:&quot;&amp;[Depto.A11]&amp;&quot;,name:'&quot;&amp;[Depto.B11]&amp;&quot;',country_id:&quot;&amp;[Depto.C11]&amp;&quot;,lat:0.0, lng:0.0, zoom:0.0},&quot;" table:style-name="ce1">
            <text:p>{id:23,name:'Córdoba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,name:'Cundinamarca',country_id:57,lat:0.0, lng:0.0, zoom:0.0}," table:formula="of:=&quot;{id:&quot;&amp;[Depto.A12]&amp;&quot;,name:'&quot;&amp;[Depto.B12]&amp;&quot;',country_id:&quot;&amp;[Depto.C12]&amp;&quot;,lat:0.0, lng:0.0, zoom:0.0},&quot;" table:style-name="ce1">
            <text:p>{id:25,name:'Cundinamarca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,name:'Chocó',country_id:57,lat:0.0, lng:0.0, zoom:0.0}," table:formula="of:=&quot;{id:&quot;&amp;[Depto.A13]&amp;&quot;,name:'&quot;&amp;[Depto.B13]&amp;&quot;',country_id:&quot;&amp;[Depto.C13]&amp;&quot;,lat:0.0, lng:0.0, zoom:0.0},&quot;" table:style-name="ce1">
            <text:p>{id:27,name:'Chocó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,name:'Huila',country_id:57,lat:0.0, lng:0.0, zoom:0.0}," table:formula="of:=&quot;{id:&quot;&amp;[Depto.A14]&amp;&quot;,name:'&quot;&amp;[Depto.B14]&amp;&quot;',country_id:&quot;&amp;[Depto.C14]&amp;&quot;,lat:0.0, lng:0.0, zoom:0.0},&quot;" table:style-name="ce1">
            <text:p>{id:41,name:'Huila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4,name:'La Guajira',country_id:57,lat:0.0, lng:0.0, zoom:0.0}," table:formula="of:=&quot;{id:&quot;&amp;[Depto.A15]&amp;&quot;,name:'&quot;&amp;[Depto.B15]&amp;&quot;',country_id:&quot;&amp;[Depto.C15]&amp;&quot;,lat:0.0, lng:0.0, zoom:0.0},&quot;" table:style-name="ce1">
            <text:p>{id:44,name:'La Guajira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,name:'Magdalena',country_id:57,lat:0.0, lng:0.0, zoom:0.0}," table:formula="of:=&quot;{id:&quot;&amp;[Depto.A16]&amp;&quot;,name:'&quot;&amp;[Depto.B16]&amp;&quot;',country_id:&quot;&amp;[Depto.C16]&amp;&quot;,lat:0.0, lng:0.0, zoom:0.0},&quot;" table:style-name="ce1">
            <text:p>{id:47,name:'Magdalena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,name:'Meta',country_id:57,lat:0.0, lng:0.0, zoom:0.0}," table:formula="of:=&quot;{id:&quot;&amp;[Depto.A17]&amp;&quot;,name:'&quot;&amp;[Depto.B17]&amp;&quot;',country_id:&quot;&amp;[Depto.C17]&amp;&quot;,lat:0.0, lng:0.0, zoom:0.0},&quot;" table:style-name="ce1">
            <text:p>{id:50,name:'Meta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,name:'Nariño',country_id:57,lat:0.0, lng:0.0, zoom:0.0}," table:formula="of:=&quot;{id:&quot;&amp;[Depto.A18]&amp;&quot;,name:'&quot;&amp;[Depto.B18]&amp;&quot;',country_id:&quot;&amp;[Depto.C18]&amp;&quot;,lat:0.0, lng:0.0, zoom:0.0},&quot;" table:style-name="ce1">
            <text:p>{id:52,name:'Nariño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,name:'Norte de Santander',country_id:57,lat:0.0, lng:0.0, zoom:0.0}," table:formula="of:=&quot;{id:&quot;&amp;[Depto.A19]&amp;&quot;,name:'&quot;&amp;[Depto.B19]&amp;&quot;',country_id:&quot;&amp;[Depto.C19]&amp;&quot;,lat:0.0, lng:0.0, zoom:0.0},&quot;" table:style-name="ce1">
            <text:p>{id:54,name:'Norte de Santander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3,name:'Quindío',country_id:57,lat:0.0, lng:0.0, zoom:0.0}," table:formula="of:=&quot;{id:&quot;&amp;[Depto.A20]&amp;&quot;,name:'&quot;&amp;[Depto.B20]&amp;&quot;',country_id:&quot;&amp;[Depto.C20]&amp;&quot;,lat:0.0, lng:0.0, zoom:0.0},&quot;" table:style-name="ce1">
            <text:p>{id:63,name:'Quindío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6,name:'Risaralda',country_id:57,lat:0.0, lng:0.0, zoom:0.0}," table:formula="of:=&quot;{id:&quot;&amp;[Depto.A21]&amp;&quot;,name:'&quot;&amp;[Depto.B21]&amp;&quot;',country_id:&quot;&amp;[Depto.C21]&amp;&quot;,lat:0.0, lng:0.0, zoom:0.0},&quot;" table:style-name="ce1">
            <text:p>{id:66,name:'Risaralda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,name:'Santander',country_id:57,lat:0.0, lng:0.0, zoom:0.0}," table:formula="of:=&quot;{id:&quot;&amp;[Depto.A22]&amp;&quot;,name:'&quot;&amp;[Depto.B22]&amp;&quot;',country_id:&quot;&amp;[Depto.C22]&amp;&quot;,lat:0.0, lng:0.0, zoom:0.0},&quot;" table:style-name="ce1">
            <text:p>{id:68,name:'Santander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,name:'Sucre',country_id:57,lat:0.0, lng:0.0, zoom:0.0}," table:formula="of:=&quot;{id:&quot;&amp;[Depto.A23]&amp;&quot;,name:'&quot;&amp;[Depto.B23]&amp;&quot;',country_id:&quot;&amp;[Depto.C23]&amp;&quot;,lat:0.0, lng:0.0, zoom:0.0},&quot;" table:style-name="ce1">
            <text:p>{id:70,name:'Sucre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,name:'Tolima',country_id:57,lat:0.0, lng:0.0, zoom:0.0}," table:formula="of:=&quot;{id:&quot;&amp;[Depto.A24]&amp;&quot;,name:'&quot;&amp;[Depto.B24]&amp;&quot;',country_id:&quot;&amp;[Depto.C24]&amp;&quot;,lat:0.0, lng:0.0, zoom:0.0},&quot;" table:style-name="ce1">
            <text:p>{id:73,name:'Tolima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,name:'Valle del Cauca',country_id:57,lat:0.0, lng:0.0, zoom:0.0}," table:formula="of:=&quot;{id:&quot;&amp;[Depto.A25]&amp;&quot;,name:'&quot;&amp;[Depto.B25]&amp;&quot;',country_id:&quot;&amp;[Depto.C25]&amp;&quot;,lat:0.0, lng:0.0, zoom:0.0},&quot;" table:style-name="ce1">
            <text:p>{id:76,name:'Valle del Cauca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1,name:'Arauca',country_id:57,lat:0.0, lng:0.0, zoom:0.0}," table:formula="of:=&quot;{id:&quot;&amp;[Depto.A26]&amp;&quot;,name:'&quot;&amp;[Depto.B26]&amp;&quot;',country_id:&quot;&amp;[Depto.C26]&amp;&quot;,lat:0.0, lng:0.0, zoom:0.0},&quot;" table:style-name="ce1">
            <text:p>{id:81,name:'Arauca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,name:'Casanare',country_id:57,lat:0.0, lng:0.0, zoom:0.0}," table:formula="of:=&quot;{id:&quot;&amp;[Depto.A27]&amp;&quot;,name:'&quot;&amp;[Depto.B27]&amp;&quot;',country_id:&quot;&amp;[Depto.C27]&amp;&quot;,lat:0.0, lng:0.0, zoom:0.0},&quot;" table:style-name="ce1">
            <text:p>{id:85,name:'Casanare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6,name:'Putumayo',country_id:57,lat:0.0, lng:0.0, zoom:0.0}," table:formula="of:=&quot;{id:&quot;&amp;[Depto.A28]&amp;&quot;,name:'&quot;&amp;[Depto.B28]&amp;&quot;',country_id:&quot;&amp;[Depto.C28]&amp;&quot;,lat:0.0, lng:0.0, zoom:0.0},&quot;" table:style-name="ce1">
            <text:p>{id:86,name:'Putumayo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8,name:'Archipiélago de San Andrés, Providencia y Santa Catalina',country_id:57,lat:0.0, lng:0.0, zoom:0.0}," table:formula="of:=&quot;{id:&quot;&amp;[Depto.A29]&amp;&quot;,name:'&quot;&amp;[Depto.B29]&amp;&quot;',country_id:&quot;&amp;[Depto.C29]&amp;&quot;,lat:0.0, lng:0.0, zoom:0.0},&quot;" table:style-name="ce1">
            <text:p>{id:88,name:'Archipiélago de San Andrés, Providencia y Santa Catalina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1,name:'Amazonas',country_id:57,lat:0.0, lng:0.0, zoom:0.0}," table:formula="of:=&quot;{id:&quot;&amp;[Depto.A30]&amp;&quot;,name:'&quot;&amp;[Depto.B30]&amp;&quot;',country_id:&quot;&amp;[Depto.C30]&amp;&quot;,lat:0.0, lng:0.0, zoom:0.0},&quot;" table:style-name="ce1">
            <text:p>{id:91,name:'Amazonas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4,name:'Guainía',country_id:57,lat:0.0, lng:0.0, zoom:0.0}," table:formula="of:=&quot;{id:&quot;&amp;[Depto.A31]&amp;&quot;,name:'&quot;&amp;[Depto.B31]&amp;&quot;',country_id:&quot;&amp;[Depto.C31]&amp;&quot;,lat:0.0, lng:0.0, zoom:0.0},&quot;" table:style-name="ce1">
            <text:p>{id:94,name:'Guainía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5,name:'Guaviare',country_id:57,lat:0.0, lng:0.0, zoom:0.0}," table:formula="of:=&quot;{id:&quot;&amp;[Depto.A32]&amp;&quot;,name:'&quot;&amp;[Depto.B32]&amp;&quot;',country_id:&quot;&amp;[Depto.C32]&amp;&quot;,lat:0.0, lng:0.0, zoom:0.0},&quot;" table:style-name="ce1">
            <text:p>{id:95,name:'Guaviare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7,name:'Vaupés',country_id:57,lat:0.0, lng:0.0, zoom:0.0}," table:formula="of:=&quot;{id:&quot;&amp;[Depto.A33]&amp;&quot;,name:'&quot;&amp;[Depto.B33]&amp;&quot;',country_id:&quot;&amp;[Depto.C33]&amp;&quot;,lat:0.0, lng:0.0, zoom:0.0},&quot;" table:style-name="ce1">
            <text:p>{id:97,name:'Vaupés',country_id:5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9,name:'Vichada',country_id:57,lat:0.0, lng:0.0, zoom:0.0}," table:formula="of:=&quot;{id:&quot;&amp;[Depto.A34]&amp;&quot;,name:'&quot;&amp;[Depto.B34]&amp;&quot;',country_id:&quot;&amp;[Depto.C34]&amp;&quot;,lat:0.0, lng:0.0, zoom:0.0},&quot;" table:style-name="ce1">
            <text:p>{id:99,name:'Vichada',country_id:57,lat:0.0, lng:0.0, zoom:0.0},</text:p>
          </table:table-cell>
          <table:table-cell table:number-columns-repeated="16383"/>
        </table:table-row>
        <table:table-row table:number-rows-repeated="1048543" table:style-name="ro1">
          <table:table-cell table:number-columns-repeated="16384"/>
        </table:table-row>
      </table:table>
      <table:table table:name="CJ" table:style-name="ta2">
        <table:table-column table:style-name="co6" table:number-columns-repeated="16384" table:default-cell-style-name="ce1"/>
        <table:table-row table:style-name="ro1">
          <table:table-cell office:value-type="string" office:string-value="{id:5001,name:'Medellín',state_id:5,lat:0.0, lng:0.0, zoom:0.0}," table:formula="of:=&quot;{id:&quot;&amp;[Ciudad.A2]&amp;&quot;,name:'&quot;&amp;[Ciudad.B2]&amp;&quot;',state_id:&quot;&amp;[Ciudad.C2]&amp;&quot;,lat:0.0, lng:0.0, zoom:0.0},&quot;" table:style-name="ce1">
            <text:p>{id:5001,name:'Medellín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02,name:'Abejorral',state_id:5,lat:0.0, lng:0.0, zoom:0.0}," table:formula="of:=&quot;{id:&quot;&amp;[Ciudad.A3]&amp;&quot;,name:'&quot;&amp;[Ciudad.B3]&amp;&quot;',state_id:&quot;&amp;[Ciudad.C3]&amp;&quot;,lat:0.0, lng:0.0, zoom:0.0},&quot;" table:style-name="ce1">
            <text:p>{id:5002,name:'Abejorral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04,name:'Abriaquí',state_id:5,lat:0.0, lng:0.0, zoom:0.0}," table:formula="of:=&quot;{id:&quot;&amp;[Ciudad.A4]&amp;&quot;,name:'&quot;&amp;[Ciudad.B4]&amp;&quot;',state_id:&quot;&amp;[Ciudad.C4]&amp;&quot;,lat:0.0, lng:0.0, zoom:0.0},&quot;" table:style-name="ce1">
            <text:p>{id:5004,name:'Abriaquí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21,name:'Alejandría',state_id:5,lat:0.0, lng:0.0, zoom:0.0}," table:formula="of:=&quot;{id:&quot;&amp;[Ciudad.A5]&amp;&quot;,name:'&quot;&amp;[Ciudad.B5]&amp;&quot;',state_id:&quot;&amp;[Ciudad.C5]&amp;&quot;,lat:0.0, lng:0.0, zoom:0.0},&quot;" table:style-name="ce1">
            <text:p>{id:5021,name:'Alejandrí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30,name:'Amagá',state_id:5,lat:0.0, lng:0.0, zoom:0.0}," table:formula="of:=&quot;{id:&quot;&amp;[Ciudad.A6]&amp;&quot;,name:'&quot;&amp;[Ciudad.B6]&amp;&quot;',state_id:&quot;&amp;[Ciudad.C6]&amp;&quot;,lat:0.0, lng:0.0, zoom:0.0},&quot;" table:style-name="ce1">
            <text:p>{id:5030,name:'Amagá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31,name:'Amalfi',state_id:5,lat:0.0, lng:0.0, zoom:0.0}," table:formula="of:=&quot;{id:&quot;&amp;[Ciudad.A7]&amp;&quot;,name:'&quot;&amp;[Ciudad.B7]&amp;&quot;',state_id:&quot;&amp;[Ciudad.C7]&amp;&quot;,lat:0.0, lng:0.0, zoom:0.0},&quot;" table:style-name="ce1">
            <text:p>{id:5031,name:'Amalfi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34,name:'Andes',state_id:5,lat:0.0, lng:0.0, zoom:0.0}," table:formula="of:=&quot;{id:&quot;&amp;[Ciudad.A8]&amp;&quot;,name:'&quot;&amp;[Ciudad.B8]&amp;&quot;',state_id:&quot;&amp;[Ciudad.C8]&amp;&quot;,lat:0.0, lng:0.0, zoom:0.0},&quot;" table:style-name="ce1">
            <text:p>{id:5034,name:'Andes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36,name:'Angelópolis',state_id:5,lat:0.0, lng:0.0, zoom:0.0}," table:formula="of:=&quot;{id:&quot;&amp;[Ciudad.A9]&amp;&quot;,name:'&quot;&amp;[Ciudad.B9]&amp;&quot;',state_id:&quot;&amp;[Ciudad.C9]&amp;&quot;,lat:0.0, lng:0.0, zoom:0.0},&quot;" table:style-name="ce1">
            <text:p>{id:5036,name:'Angelópolis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38,name:'Angostura',state_id:5,lat:0.0, lng:0.0, zoom:0.0}," table:formula="of:=&quot;{id:&quot;&amp;[Ciudad.A10]&amp;&quot;,name:'&quot;&amp;[Ciudad.B10]&amp;&quot;',state_id:&quot;&amp;[Ciudad.C10]&amp;&quot;,lat:0.0, lng:0.0, zoom:0.0},&quot;" table:style-name="ce1">
            <text:p>{id:5038,name:'Angostur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40,name:'Anorí',state_id:5,lat:0.0, lng:0.0, zoom:0.0}," table:formula="of:=&quot;{id:&quot;&amp;[Ciudad.A11]&amp;&quot;,name:'&quot;&amp;[Ciudad.B11]&amp;&quot;',state_id:&quot;&amp;[Ciudad.C11]&amp;&quot;,lat:0.0, lng:0.0, zoom:0.0},&quot;" table:style-name="ce1">
            <text:p>{id:5040,name:'Anorí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42,name:'Santafé de Antioquia',state_id:5,lat:0.0, lng:0.0, zoom:0.0}," table:formula="of:=&quot;{id:&quot;&amp;[Ciudad.A12]&amp;&quot;,name:'&quot;&amp;[Ciudad.B12]&amp;&quot;',state_id:&quot;&amp;[Ciudad.C12]&amp;&quot;,lat:0.0, lng:0.0, zoom:0.0},&quot;" table:style-name="ce1">
            <text:p>{id:5042,name:'Santafé de Antioqui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44,name:'Anza',state_id:5,lat:0.0, lng:0.0, zoom:0.0}," table:formula="of:=&quot;{id:&quot;&amp;[Ciudad.A13]&amp;&quot;,name:'&quot;&amp;[Ciudad.B13]&amp;&quot;',state_id:&quot;&amp;[Ciudad.C13]&amp;&quot;,lat:0.0, lng:0.0, zoom:0.0},&quot;" table:style-name="ce1">
            <text:p>{id:5044,name:'Anz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45,name:'Apartadó',state_id:5,lat:0.0, lng:0.0, zoom:0.0}," table:formula="of:=&quot;{id:&quot;&amp;[Ciudad.A14]&amp;&quot;,name:'&quot;&amp;[Ciudad.B14]&amp;&quot;',state_id:&quot;&amp;[Ciudad.C14]&amp;&quot;,lat:0.0, lng:0.0, zoom:0.0},&quot;" table:style-name="ce1">
            <text:p>{id:5045,name:'Apartadó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51,name:'Arboletes',state_id:5,lat:0.0, lng:0.0, zoom:0.0}," table:formula="of:=&quot;{id:&quot;&amp;[Ciudad.A15]&amp;&quot;,name:'&quot;&amp;[Ciudad.B15]&amp;&quot;',state_id:&quot;&amp;[Ciudad.C15]&amp;&quot;,lat:0.0, lng:0.0, zoom:0.0},&quot;" table:style-name="ce1">
            <text:p>{id:5051,name:'Arboletes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55,name:'Argelia',state_id:5,lat:0.0, lng:0.0, zoom:0.0}," table:formula="of:=&quot;{id:&quot;&amp;[Ciudad.A16]&amp;&quot;,name:'&quot;&amp;[Ciudad.B16]&amp;&quot;',state_id:&quot;&amp;[Ciudad.C16]&amp;&quot;,lat:0.0, lng:0.0, zoom:0.0},&quot;" table:style-name="ce1">
            <text:p>{id:5055,name:'Argeli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59,name:'Armenia',state_id:5,lat:0.0, lng:0.0, zoom:0.0}," table:formula="of:=&quot;{id:&quot;&amp;[Ciudad.A17]&amp;&quot;,name:'&quot;&amp;[Ciudad.B17]&amp;&quot;',state_id:&quot;&amp;[Ciudad.C17]&amp;&quot;,lat:0.0, lng:0.0, zoom:0.0},&quot;" table:style-name="ce1">
            <text:p>{id:5059,name:'Armeni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79,name:'Barbosa',state_id:5,lat:0.0, lng:0.0, zoom:0.0}," table:formula="of:=&quot;{id:&quot;&amp;[Ciudad.A18]&amp;&quot;,name:'&quot;&amp;[Ciudad.B18]&amp;&quot;',state_id:&quot;&amp;[Ciudad.C18]&amp;&quot;,lat:0.0, lng:0.0, zoom:0.0},&quot;" table:style-name="ce1">
            <text:p>{id:5079,name:'Barbos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86,name:'Belmira',state_id:5,lat:0.0, lng:0.0, zoom:0.0}," table:formula="of:=&quot;{id:&quot;&amp;[Ciudad.A19]&amp;&quot;,name:'&quot;&amp;[Ciudad.B19]&amp;&quot;',state_id:&quot;&amp;[Ciudad.C19]&amp;&quot;,lat:0.0, lng:0.0, zoom:0.0},&quot;" table:style-name="ce1">
            <text:p>{id:5086,name:'Belmir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88,name:'Bello',state_id:5,lat:0.0, lng:0.0, zoom:0.0}," table:formula="of:=&quot;{id:&quot;&amp;[Ciudad.A20]&amp;&quot;,name:'&quot;&amp;[Ciudad.B20]&amp;&quot;',state_id:&quot;&amp;[Ciudad.C20]&amp;&quot;,lat:0.0, lng:0.0, zoom:0.0},&quot;" table:style-name="ce1">
            <text:p>{id:5088,name:'Bell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91,name:'Betania',state_id:5,lat:0.0, lng:0.0, zoom:0.0}," table:formula="of:=&quot;{id:&quot;&amp;[Ciudad.A21]&amp;&quot;,name:'&quot;&amp;[Ciudad.B21]&amp;&quot;',state_id:&quot;&amp;[Ciudad.C21]&amp;&quot;,lat:0.0, lng:0.0, zoom:0.0},&quot;" table:style-name="ce1">
            <text:p>{id:5091,name:'Betani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93,name:'Betulia',state_id:5,lat:0.0, lng:0.0, zoom:0.0}," table:formula="of:=&quot;{id:&quot;&amp;[Ciudad.A22]&amp;&quot;,name:'&quot;&amp;[Ciudad.B22]&amp;&quot;',state_id:&quot;&amp;[Ciudad.C22]&amp;&quot;,lat:0.0, lng:0.0, zoom:0.0},&quot;" table:style-name="ce1">
            <text:p>{id:5093,name:'Betuli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101,name:'Ciudad Bolívar',state_id:5,lat:0.0, lng:0.0, zoom:0.0}," table:formula="of:=&quot;{id:&quot;&amp;[Ciudad.A23]&amp;&quot;,name:'&quot;&amp;[Ciudad.B23]&amp;&quot;',state_id:&quot;&amp;[Ciudad.C23]&amp;&quot;,lat:0.0, lng:0.0, zoom:0.0},&quot;" table:style-name="ce1">
            <text:p>{id:5101,name:'Ciudad Bolívar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107,name:'Briceño',state_id:5,lat:0.0, lng:0.0, zoom:0.0}," table:formula="of:=&quot;{id:&quot;&amp;[Ciudad.A24]&amp;&quot;,name:'&quot;&amp;[Ciudad.B24]&amp;&quot;',state_id:&quot;&amp;[Ciudad.C24]&amp;&quot;,lat:0.0, lng:0.0, zoom:0.0},&quot;" table:style-name="ce1">
            <text:p>{id:5107,name:'Briceñ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113,name:'Buriticá',state_id:5,lat:0.0, lng:0.0, zoom:0.0}," table:formula="of:=&quot;{id:&quot;&amp;[Ciudad.A25]&amp;&quot;,name:'&quot;&amp;[Ciudad.B25]&amp;&quot;',state_id:&quot;&amp;[Ciudad.C25]&amp;&quot;,lat:0.0, lng:0.0, zoom:0.0},&quot;" table:style-name="ce1">
            <text:p>{id:5113,name:'Buriticá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120,name:'Cáceres',state_id:5,lat:0.0, lng:0.0, zoom:0.0}," table:formula="of:=&quot;{id:&quot;&amp;[Ciudad.A26]&amp;&quot;,name:'&quot;&amp;[Ciudad.B26]&amp;&quot;',state_id:&quot;&amp;[Ciudad.C26]&amp;&quot;,lat:0.0, lng:0.0, zoom:0.0},&quot;" table:style-name="ce1">
            <text:p>{id:5120,name:'Cáceres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125,name:'Caicedo',state_id:5,lat:0.0, lng:0.0, zoom:0.0}," table:formula="of:=&quot;{id:&quot;&amp;[Ciudad.A27]&amp;&quot;,name:'&quot;&amp;[Ciudad.B27]&amp;&quot;',state_id:&quot;&amp;[Ciudad.C27]&amp;&quot;,lat:0.0, lng:0.0, zoom:0.0},&quot;" table:style-name="ce1">
            <text:p>{id:5125,name:'Caiced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129,name:'Caldas',state_id:5,lat:0.0, lng:0.0, zoom:0.0}," table:formula="of:=&quot;{id:&quot;&amp;[Ciudad.A28]&amp;&quot;,name:'&quot;&amp;[Ciudad.B28]&amp;&quot;',state_id:&quot;&amp;[Ciudad.C28]&amp;&quot;,lat:0.0, lng:0.0, zoom:0.0},&quot;" table:style-name="ce1">
            <text:p>{id:5129,name:'Caldas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134,name:'Campamento',state_id:5,lat:0.0, lng:0.0, zoom:0.0}," table:formula="of:=&quot;{id:&quot;&amp;[Ciudad.A29]&amp;&quot;,name:'&quot;&amp;[Ciudad.B29]&amp;&quot;',state_id:&quot;&amp;[Ciudad.C29]&amp;&quot;,lat:0.0, lng:0.0, zoom:0.0},&quot;" table:style-name="ce1">
            <text:p>{id:5134,name:'Campament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138,name:'Cañasgordas',state_id:5,lat:0.0, lng:0.0, zoom:0.0}," table:formula="of:=&quot;{id:&quot;&amp;[Ciudad.A30]&amp;&quot;,name:'&quot;&amp;[Ciudad.B30]&amp;&quot;',state_id:&quot;&amp;[Ciudad.C30]&amp;&quot;,lat:0.0, lng:0.0, zoom:0.0},&quot;" table:style-name="ce1">
            <text:p>{id:5138,name:'Cañasgordas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142,name:'Caracolí',state_id:5,lat:0.0, lng:0.0, zoom:0.0}," table:formula="of:=&quot;{id:&quot;&amp;[Ciudad.A31]&amp;&quot;,name:'&quot;&amp;[Ciudad.B31]&amp;&quot;',state_id:&quot;&amp;[Ciudad.C31]&amp;&quot;,lat:0.0, lng:0.0, zoom:0.0},&quot;" table:style-name="ce1">
            <text:p>{id:5142,name:'Caracolí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145,name:'Caramanta',state_id:5,lat:0.0, lng:0.0, zoom:0.0}," table:formula="of:=&quot;{id:&quot;&amp;[Ciudad.A32]&amp;&quot;,name:'&quot;&amp;[Ciudad.B32]&amp;&quot;',state_id:&quot;&amp;[Ciudad.C32]&amp;&quot;,lat:0.0, lng:0.0, zoom:0.0},&quot;" table:style-name="ce1">
            <text:p>{id:5145,name:'Caramant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147,name:'Carepa',state_id:5,lat:0.0, lng:0.0, zoom:0.0}," table:formula="of:=&quot;{id:&quot;&amp;[Ciudad.A33]&amp;&quot;,name:'&quot;&amp;[Ciudad.B33]&amp;&quot;',state_id:&quot;&amp;[Ciudad.C33]&amp;&quot;,lat:0.0, lng:0.0, zoom:0.0},&quot;" table:style-name="ce1">
            <text:p>{id:5147,name:'Carep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148,name:'El Carmen de Viboral',state_id:5,lat:0.0, lng:0.0, zoom:0.0}," table:formula="of:=&quot;{id:&quot;&amp;[Ciudad.A34]&amp;&quot;,name:'&quot;&amp;[Ciudad.B34]&amp;&quot;',state_id:&quot;&amp;[Ciudad.C34]&amp;&quot;,lat:0.0, lng:0.0, zoom:0.0},&quot;" table:style-name="ce1">
            <text:p>{id:5148,name:'El Carmen de Viboral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150,name:'Carolina',state_id:5,lat:0.0, lng:0.0, zoom:0.0}," table:formula="of:=&quot;{id:&quot;&amp;[Ciudad.A35]&amp;&quot;,name:'&quot;&amp;[Ciudad.B35]&amp;&quot;',state_id:&quot;&amp;[Ciudad.C35]&amp;&quot;,lat:0.0, lng:0.0, zoom:0.0},&quot;" table:style-name="ce1">
            <text:p>{id:5150,name:'Carolin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154,name:'Caucasia',state_id:5,lat:0.0, lng:0.0, zoom:0.0}," table:formula="of:=&quot;{id:&quot;&amp;[Ciudad.A36]&amp;&quot;,name:'&quot;&amp;[Ciudad.B36]&amp;&quot;',state_id:&quot;&amp;[Ciudad.C36]&amp;&quot;,lat:0.0, lng:0.0, zoom:0.0},&quot;" table:style-name="ce1">
            <text:p>{id:5154,name:'Caucasi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172,name:'Chigorodó',state_id:5,lat:0.0, lng:0.0, zoom:0.0}," table:formula="of:=&quot;{id:&quot;&amp;[Ciudad.A37]&amp;&quot;,name:'&quot;&amp;[Ciudad.B37]&amp;&quot;',state_id:&quot;&amp;[Ciudad.C37]&amp;&quot;,lat:0.0, lng:0.0, zoom:0.0},&quot;" table:style-name="ce1">
            <text:p>{id:5172,name:'Chigorodó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190,name:'Cisneros',state_id:5,lat:0.0, lng:0.0, zoom:0.0}," table:formula="of:=&quot;{id:&quot;&amp;[Ciudad.A38]&amp;&quot;,name:'&quot;&amp;[Ciudad.B38]&amp;&quot;',state_id:&quot;&amp;[Ciudad.C38]&amp;&quot;,lat:0.0, lng:0.0, zoom:0.0},&quot;" table:style-name="ce1">
            <text:p>{id:5190,name:'Cisneros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197,name:'Cocorná',state_id:5,lat:0.0, lng:0.0, zoom:0.0}," table:formula="of:=&quot;{id:&quot;&amp;[Ciudad.A39]&amp;&quot;,name:'&quot;&amp;[Ciudad.B39]&amp;&quot;',state_id:&quot;&amp;[Ciudad.C39]&amp;&quot;,lat:0.0, lng:0.0, zoom:0.0},&quot;" table:style-name="ce1">
            <text:p>{id:5197,name:'Cocorná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06,name:'Concepción',state_id:5,lat:0.0, lng:0.0, zoom:0.0}," table:formula="of:=&quot;{id:&quot;&amp;[Ciudad.A40]&amp;&quot;,name:'&quot;&amp;[Ciudad.B40]&amp;&quot;',state_id:&quot;&amp;[Ciudad.C40]&amp;&quot;,lat:0.0, lng:0.0, zoom:0.0},&quot;" table:style-name="ce1">
            <text:p>{id:5206,name:'Concepción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09,name:'Concordia',state_id:5,lat:0.0, lng:0.0, zoom:0.0}," table:formula="of:=&quot;{id:&quot;&amp;[Ciudad.A41]&amp;&quot;,name:'&quot;&amp;[Ciudad.B41]&amp;&quot;',state_id:&quot;&amp;[Ciudad.C41]&amp;&quot;,lat:0.0, lng:0.0, zoom:0.0},&quot;" table:style-name="ce1">
            <text:p>{id:5209,name:'Concordi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12,name:'Copacabana',state_id:5,lat:0.0, lng:0.0, zoom:0.0}," table:formula="of:=&quot;{id:&quot;&amp;[Ciudad.A42]&amp;&quot;,name:'&quot;&amp;[Ciudad.B42]&amp;&quot;',state_id:&quot;&amp;[Ciudad.C42]&amp;&quot;,lat:0.0, lng:0.0, zoom:0.0},&quot;" table:style-name="ce1">
            <text:p>{id:5212,name:'Copacaban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34,name:'Dabeiba',state_id:5,lat:0.0, lng:0.0, zoom:0.0}," table:formula="of:=&quot;{id:&quot;&amp;[Ciudad.A43]&amp;&quot;,name:'&quot;&amp;[Ciudad.B43]&amp;&quot;',state_id:&quot;&amp;[Ciudad.C43]&amp;&quot;,lat:0.0, lng:0.0, zoom:0.0},&quot;" table:style-name="ce1">
            <text:p>{id:5234,name:'Dabeib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37,name:'Don Matías',state_id:5,lat:0.0, lng:0.0, zoom:0.0}," table:formula="of:=&quot;{id:&quot;&amp;[Ciudad.A44]&amp;&quot;,name:'&quot;&amp;[Ciudad.B44]&amp;&quot;',state_id:&quot;&amp;[Ciudad.C44]&amp;&quot;,lat:0.0, lng:0.0, zoom:0.0},&quot;" table:style-name="ce1">
            <text:p>{id:5237,name:'Don Matías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40,name:'Ebéjico',state_id:5,lat:0.0, lng:0.0, zoom:0.0}," table:formula="of:=&quot;{id:&quot;&amp;[Ciudad.A45]&amp;&quot;,name:'&quot;&amp;[Ciudad.B45]&amp;&quot;',state_id:&quot;&amp;[Ciudad.C45]&amp;&quot;,lat:0.0, lng:0.0, zoom:0.0},&quot;" table:style-name="ce1">
            <text:p>{id:5240,name:'Ebéjic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50,name:'El Bagre',state_id:5,lat:0.0, lng:0.0, zoom:0.0}," table:formula="of:=&quot;{id:&quot;&amp;[Ciudad.A46]&amp;&quot;,name:'&quot;&amp;[Ciudad.B46]&amp;&quot;',state_id:&quot;&amp;[Ciudad.C46]&amp;&quot;,lat:0.0, lng:0.0, zoom:0.0},&quot;" table:style-name="ce1">
            <text:p>{id:5250,name:'El Bagre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64,name:'Entrerrios',state_id:5,lat:0.0, lng:0.0, zoom:0.0}," table:formula="of:=&quot;{id:&quot;&amp;[Ciudad.A47]&amp;&quot;,name:'&quot;&amp;[Ciudad.B47]&amp;&quot;',state_id:&quot;&amp;[Ciudad.C47]&amp;&quot;,lat:0.0, lng:0.0, zoom:0.0},&quot;" table:style-name="ce1">
            <text:p>{id:5264,name:'Entrerrios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66,name:'Envigado',state_id:5,lat:0.0, lng:0.0, zoom:0.0}," table:formula="of:=&quot;{id:&quot;&amp;[Ciudad.A48]&amp;&quot;,name:'&quot;&amp;[Ciudad.B48]&amp;&quot;',state_id:&quot;&amp;[Ciudad.C48]&amp;&quot;,lat:0.0, lng:0.0, zoom:0.0},&quot;" table:style-name="ce1">
            <text:p>{id:5266,name:'Envigad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82,name:'Fredonia',state_id:5,lat:0.0, lng:0.0, zoom:0.0}," table:formula="of:=&quot;{id:&quot;&amp;[Ciudad.A49]&amp;&quot;,name:'&quot;&amp;[Ciudad.B49]&amp;&quot;',state_id:&quot;&amp;[Ciudad.C49]&amp;&quot;,lat:0.0, lng:0.0, zoom:0.0},&quot;" table:style-name="ce1">
            <text:p>{id:5282,name:'Fredoni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84,name:'Frontino',state_id:5,lat:0.0, lng:0.0, zoom:0.0}," table:formula="of:=&quot;{id:&quot;&amp;[Ciudad.A50]&amp;&quot;,name:'&quot;&amp;[Ciudad.B50]&amp;&quot;',state_id:&quot;&amp;[Ciudad.C50]&amp;&quot;,lat:0.0, lng:0.0, zoom:0.0},&quot;" table:style-name="ce1">
            <text:p>{id:5284,name:'Frontin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306,name:'Giraldo',state_id:5,lat:0.0, lng:0.0, zoom:0.0}," table:formula="of:=&quot;{id:&quot;&amp;[Ciudad.A51]&amp;&quot;,name:'&quot;&amp;[Ciudad.B51]&amp;&quot;',state_id:&quot;&amp;[Ciudad.C51]&amp;&quot;,lat:0.0, lng:0.0, zoom:0.0},&quot;" table:style-name="ce1">
            <text:p>{id:5306,name:'Girald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308,name:'Girardota',state_id:5,lat:0.0, lng:0.0, zoom:0.0}," table:formula="of:=&quot;{id:&quot;&amp;[Ciudad.A52]&amp;&quot;,name:'&quot;&amp;[Ciudad.B52]&amp;&quot;',state_id:&quot;&amp;[Ciudad.C52]&amp;&quot;,lat:0.0, lng:0.0, zoom:0.0},&quot;" table:style-name="ce1">
            <text:p>{id:5308,name:'Girardot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310,name:'Gómez Plata',state_id:5,lat:0.0, lng:0.0, zoom:0.0}," table:formula="of:=&quot;{id:&quot;&amp;[Ciudad.A53]&amp;&quot;,name:'&quot;&amp;[Ciudad.B53]&amp;&quot;',state_id:&quot;&amp;[Ciudad.C53]&amp;&quot;,lat:0.0, lng:0.0, zoom:0.0},&quot;" table:style-name="ce1">
            <text:p>{id:5310,name:'Gómez Plat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313,name:'Granada',state_id:5,lat:0.0, lng:0.0, zoom:0.0}," table:formula="of:=&quot;{id:&quot;&amp;[Ciudad.A54]&amp;&quot;,name:'&quot;&amp;[Ciudad.B54]&amp;&quot;',state_id:&quot;&amp;[Ciudad.C54]&amp;&quot;,lat:0.0, lng:0.0, zoom:0.0},&quot;" table:style-name="ce1">
            <text:p>{id:5313,name:'Granad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315,name:'Guadalupe',state_id:5,lat:0.0, lng:0.0, zoom:0.0}," table:formula="of:=&quot;{id:&quot;&amp;[Ciudad.A55]&amp;&quot;,name:'&quot;&amp;[Ciudad.B55]&amp;&quot;',state_id:&quot;&amp;[Ciudad.C55]&amp;&quot;,lat:0.0, lng:0.0, zoom:0.0},&quot;" table:style-name="ce1">
            <text:p>{id:5315,name:'Guadalupe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318,name:'Guarne',state_id:5,lat:0.0, lng:0.0, zoom:0.0}," table:formula="of:=&quot;{id:&quot;&amp;[Ciudad.A56]&amp;&quot;,name:'&quot;&amp;[Ciudad.B56]&amp;&quot;',state_id:&quot;&amp;[Ciudad.C56]&amp;&quot;,lat:0.0, lng:0.0, zoom:0.0},&quot;" table:style-name="ce1">
            <text:p>{id:5318,name:'Guarne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321,name:'Guatapé',state_id:5,lat:0.0, lng:0.0, zoom:0.0}," table:formula="of:=&quot;{id:&quot;&amp;[Ciudad.A57]&amp;&quot;,name:'&quot;&amp;[Ciudad.B57]&amp;&quot;',state_id:&quot;&amp;[Ciudad.C57]&amp;&quot;,lat:0.0, lng:0.0, zoom:0.0},&quot;" table:style-name="ce1">
            <text:p>{id:5321,name:'Guatapé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347,name:'Heliconia',state_id:5,lat:0.0, lng:0.0, zoom:0.0}," table:formula="of:=&quot;{id:&quot;&amp;[Ciudad.A58]&amp;&quot;,name:'&quot;&amp;[Ciudad.B58]&amp;&quot;',state_id:&quot;&amp;[Ciudad.C58]&amp;&quot;,lat:0.0, lng:0.0, zoom:0.0},&quot;" table:style-name="ce1">
            <text:p>{id:5347,name:'Heliconi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353,name:'Hispania',state_id:5,lat:0.0, lng:0.0, zoom:0.0}," table:formula="of:=&quot;{id:&quot;&amp;[Ciudad.A59]&amp;&quot;,name:'&quot;&amp;[Ciudad.B59]&amp;&quot;',state_id:&quot;&amp;[Ciudad.C59]&amp;&quot;,lat:0.0, lng:0.0, zoom:0.0},&quot;" table:style-name="ce1">
            <text:p>{id:5353,name:'Hispani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360,name:'Itagui',state_id:5,lat:0.0, lng:0.0, zoom:0.0}," table:formula="of:=&quot;{id:&quot;&amp;[Ciudad.A60]&amp;&quot;,name:'&quot;&amp;[Ciudad.B60]&amp;&quot;',state_id:&quot;&amp;[Ciudad.C60]&amp;&quot;,lat:0.0, lng:0.0, zoom:0.0},&quot;" table:style-name="ce1">
            <text:p>{id:5360,name:'Itagui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361,name:'Ituango',state_id:5,lat:0.0, lng:0.0, zoom:0.0}," table:formula="of:=&quot;{id:&quot;&amp;[Ciudad.A61]&amp;&quot;,name:'&quot;&amp;[Ciudad.B61]&amp;&quot;',state_id:&quot;&amp;[Ciudad.C61]&amp;&quot;,lat:0.0, lng:0.0, zoom:0.0},&quot;" table:style-name="ce1">
            <text:p>{id:5361,name:'Ituang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364,name:'Jardín',state_id:5,lat:0.0, lng:0.0, zoom:0.0}," table:formula="of:=&quot;{id:&quot;&amp;[Ciudad.A62]&amp;&quot;,name:'&quot;&amp;[Ciudad.B62]&amp;&quot;',state_id:&quot;&amp;[Ciudad.C62]&amp;&quot;,lat:0.0, lng:0.0, zoom:0.0},&quot;" table:style-name="ce1">
            <text:p>{id:5364,name:'Jardín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368,name:'Jericó',state_id:5,lat:0.0, lng:0.0, zoom:0.0}," table:formula="of:=&quot;{id:&quot;&amp;[Ciudad.A63]&amp;&quot;,name:'&quot;&amp;[Ciudad.B63]&amp;&quot;',state_id:&quot;&amp;[Ciudad.C63]&amp;&quot;,lat:0.0, lng:0.0, zoom:0.0},&quot;" table:style-name="ce1">
            <text:p>{id:5368,name:'Jericó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376,name:'La Ceja',state_id:5,lat:0.0, lng:0.0, zoom:0.0}," table:formula="of:=&quot;{id:&quot;&amp;[Ciudad.A64]&amp;&quot;,name:'&quot;&amp;[Ciudad.B64]&amp;&quot;',state_id:&quot;&amp;[Ciudad.C64]&amp;&quot;,lat:0.0, lng:0.0, zoom:0.0},&quot;" table:style-name="ce1">
            <text:p>{id:5376,name:'La Cej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380,name:'La Estrella',state_id:5,lat:0.0, lng:0.0, zoom:0.0}," table:formula="of:=&quot;{id:&quot;&amp;[Ciudad.A65]&amp;&quot;,name:'&quot;&amp;[Ciudad.B65]&amp;&quot;',state_id:&quot;&amp;[Ciudad.C65]&amp;&quot;,lat:0.0, lng:0.0, zoom:0.0},&quot;" table:style-name="ce1">
            <text:p>{id:5380,name:'La Estrell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390,name:'La Pintada',state_id:5,lat:0.0, lng:0.0, zoom:0.0}," table:formula="of:=&quot;{id:&quot;&amp;[Ciudad.A66]&amp;&quot;,name:'&quot;&amp;[Ciudad.B66]&amp;&quot;',state_id:&quot;&amp;[Ciudad.C66]&amp;&quot;,lat:0.0, lng:0.0, zoom:0.0},&quot;" table:style-name="ce1">
            <text:p>{id:5390,name:'La Pintad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00,name:'La Unión',state_id:5,lat:0.0, lng:0.0, zoom:0.0}," table:formula="of:=&quot;{id:&quot;&amp;[Ciudad.A67]&amp;&quot;,name:'&quot;&amp;[Ciudad.B67]&amp;&quot;',state_id:&quot;&amp;[Ciudad.C67]&amp;&quot;,lat:0.0, lng:0.0, zoom:0.0},&quot;" table:style-name="ce1">
            <text:p>{id:5400,name:'La Unión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11,name:'Liborina',state_id:5,lat:0.0, lng:0.0, zoom:0.0}," table:formula="of:=&quot;{id:&quot;&amp;[Ciudad.A68]&amp;&quot;,name:'&quot;&amp;[Ciudad.B68]&amp;&quot;',state_id:&quot;&amp;[Ciudad.C68]&amp;&quot;,lat:0.0, lng:0.0, zoom:0.0},&quot;" table:style-name="ce1">
            <text:p>{id:5411,name:'Liborin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25,name:'Maceo',state_id:5,lat:0.0, lng:0.0, zoom:0.0}," table:formula="of:=&quot;{id:&quot;&amp;[Ciudad.A69]&amp;&quot;,name:'&quot;&amp;[Ciudad.B69]&amp;&quot;',state_id:&quot;&amp;[Ciudad.C69]&amp;&quot;,lat:0.0, lng:0.0, zoom:0.0},&quot;" table:style-name="ce1">
            <text:p>{id:5425,name:'Mace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40,name:'Marinilla',state_id:5,lat:0.0, lng:0.0, zoom:0.0}," table:formula="of:=&quot;{id:&quot;&amp;[Ciudad.A70]&amp;&quot;,name:'&quot;&amp;[Ciudad.B70]&amp;&quot;',state_id:&quot;&amp;[Ciudad.C70]&amp;&quot;,lat:0.0, lng:0.0, zoom:0.0},&quot;" table:style-name="ce1">
            <text:p>{id:5440,name:'Marinill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67,name:'Montebello',state_id:5,lat:0.0, lng:0.0, zoom:0.0}," table:formula="of:=&quot;{id:&quot;&amp;[Ciudad.A71]&amp;&quot;,name:'&quot;&amp;[Ciudad.B71]&amp;&quot;',state_id:&quot;&amp;[Ciudad.C71]&amp;&quot;,lat:0.0, lng:0.0, zoom:0.0},&quot;" table:style-name="ce1">
            <text:p>{id:5467,name:'Montebell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75,name:'Murindó',state_id:5,lat:0.0, lng:0.0, zoom:0.0}," table:formula="of:=&quot;{id:&quot;&amp;[Ciudad.A72]&amp;&quot;,name:'&quot;&amp;[Ciudad.B72]&amp;&quot;',state_id:&quot;&amp;[Ciudad.C72]&amp;&quot;,lat:0.0, lng:0.0, zoom:0.0},&quot;" table:style-name="ce1">
            <text:p>{id:5475,name:'Murindó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80,name:'Mutatá',state_id:5,lat:0.0, lng:0.0, zoom:0.0}," table:formula="of:=&quot;{id:&quot;&amp;[Ciudad.A73]&amp;&quot;,name:'&quot;&amp;[Ciudad.B73]&amp;&quot;',state_id:&quot;&amp;[Ciudad.C73]&amp;&quot;,lat:0.0, lng:0.0, zoom:0.0},&quot;" table:style-name="ce1">
            <text:p>{id:5480,name:'Mutatá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83,name:'Nariño',state_id:5,lat:0.0, lng:0.0, zoom:0.0}," table:formula="of:=&quot;{id:&quot;&amp;[Ciudad.A74]&amp;&quot;,name:'&quot;&amp;[Ciudad.B74]&amp;&quot;',state_id:&quot;&amp;[Ciudad.C74]&amp;&quot;,lat:0.0, lng:0.0, zoom:0.0},&quot;" table:style-name="ce1">
            <text:p>{id:5483,name:'Nariñ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90,name:'Necoclí',state_id:5,lat:0.0, lng:0.0, zoom:0.0}," table:formula="of:=&quot;{id:&quot;&amp;[Ciudad.A75]&amp;&quot;,name:'&quot;&amp;[Ciudad.B75]&amp;&quot;',state_id:&quot;&amp;[Ciudad.C75]&amp;&quot;,lat:0.0, lng:0.0, zoom:0.0},&quot;" table:style-name="ce1">
            <text:p>{id:5490,name:'Necoclí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95,name:'Nechí',state_id:5,lat:0.0, lng:0.0, zoom:0.0}," table:formula="of:=&quot;{id:&quot;&amp;[Ciudad.A76]&amp;&quot;,name:'&quot;&amp;[Ciudad.B76]&amp;&quot;',state_id:&quot;&amp;[Ciudad.C76]&amp;&quot;,lat:0.0, lng:0.0, zoom:0.0},&quot;" table:style-name="ce1">
            <text:p>{id:5495,name:'Nechí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501,name:'Olaya',state_id:5,lat:0.0, lng:0.0, zoom:0.0}," table:formula="of:=&quot;{id:&quot;&amp;[Ciudad.A77]&amp;&quot;,name:'&quot;&amp;[Ciudad.B77]&amp;&quot;',state_id:&quot;&amp;[Ciudad.C77]&amp;&quot;,lat:0.0, lng:0.0, zoom:0.0},&quot;" table:style-name="ce1">
            <text:p>{id:5501,name:'Olay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541,name:'Peñol',state_id:5,lat:0.0, lng:0.0, zoom:0.0}," table:formula="of:=&quot;{id:&quot;&amp;[Ciudad.A78]&amp;&quot;,name:'&quot;&amp;[Ciudad.B78]&amp;&quot;',state_id:&quot;&amp;[Ciudad.C78]&amp;&quot;,lat:0.0, lng:0.0, zoom:0.0},&quot;" table:style-name="ce1">
            <text:p>{id:5541,name:'Peñol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543,name:'Peque',state_id:5,lat:0.0, lng:0.0, zoom:0.0}," table:formula="of:=&quot;{id:&quot;&amp;[Ciudad.A79]&amp;&quot;,name:'&quot;&amp;[Ciudad.B79]&amp;&quot;',state_id:&quot;&amp;[Ciudad.C79]&amp;&quot;,lat:0.0, lng:0.0, zoom:0.0},&quot;" table:style-name="ce1">
            <text:p>{id:5543,name:'Peque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576,name:'Pueblorrico',state_id:5,lat:0.0, lng:0.0, zoom:0.0}," table:formula="of:=&quot;{id:&quot;&amp;[Ciudad.A80]&amp;&quot;,name:'&quot;&amp;[Ciudad.B80]&amp;&quot;',state_id:&quot;&amp;[Ciudad.C80]&amp;&quot;,lat:0.0, lng:0.0, zoom:0.0},&quot;" table:style-name="ce1">
            <text:p>{id:5576,name:'Pueblorric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579,name:'Puerto Berrío',state_id:5,lat:0.0, lng:0.0, zoom:0.0}," table:formula="of:=&quot;{id:&quot;&amp;[Ciudad.A81]&amp;&quot;,name:'&quot;&amp;[Ciudad.B81]&amp;&quot;',state_id:&quot;&amp;[Ciudad.C81]&amp;&quot;,lat:0.0, lng:0.0, zoom:0.0},&quot;" table:style-name="ce1">
            <text:p>{id:5579,name:'Puerto Berrí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585,name:'Puerto Nare',state_id:5,lat:0.0, lng:0.0, zoom:0.0}," table:formula="of:=&quot;{id:&quot;&amp;[Ciudad.A82]&amp;&quot;,name:'&quot;&amp;[Ciudad.B82]&amp;&quot;',state_id:&quot;&amp;[Ciudad.C82]&amp;&quot;,lat:0.0, lng:0.0, zoom:0.0},&quot;" table:style-name="ce1">
            <text:p>{id:5585,name:'Puerto Nare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591,name:'Puerto Triunfo',state_id:5,lat:0.0, lng:0.0, zoom:0.0}," table:formula="of:=&quot;{id:&quot;&amp;[Ciudad.A83]&amp;&quot;,name:'&quot;&amp;[Ciudad.B83]&amp;&quot;',state_id:&quot;&amp;[Ciudad.C83]&amp;&quot;,lat:0.0, lng:0.0, zoom:0.0},&quot;" table:style-name="ce1">
            <text:p>{id:5591,name:'Puerto Triunf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04,name:'Remedios',state_id:5,lat:0.0, lng:0.0, zoom:0.0}," table:formula="of:=&quot;{id:&quot;&amp;[Ciudad.A84]&amp;&quot;,name:'&quot;&amp;[Ciudad.B84]&amp;&quot;',state_id:&quot;&amp;[Ciudad.C84]&amp;&quot;,lat:0.0, lng:0.0, zoom:0.0},&quot;" table:style-name="ce1">
            <text:p>{id:5604,name:'Remedios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07,name:'Retiro',state_id:5,lat:0.0, lng:0.0, zoom:0.0}," table:formula="of:=&quot;{id:&quot;&amp;[Ciudad.A85]&amp;&quot;,name:'&quot;&amp;[Ciudad.B85]&amp;&quot;',state_id:&quot;&amp;[Ciudad.C85]&amp;&quot;,lat:0.0, lng:0.0, zoom:0.0},&quot;" table:style-name="ce1">
            <text:p>{id:5607,name:'Retir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15,name:'Rionegro',state_id:5,lat:0.0, lng:0.0, zoom:0.0}," table:formula="of:=&quot;{id:&quot;&amp;[Ciudad.A86]&amp;&quot;,name:'&quot;&amp;[Ciudad.B86]&amp;&quot;',state_id:&quot;&amp;[Ciudad.C86]&amp;&quot;,lat:0.0, lng:0.0, zoom:0.0},&quot;" table:style-name="ce1">
            <text:p>{id:5615,name:'Rionegr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28,name:'Sabanalarga',state_id:5,lat:0.0, lng:0.0, zoom:0.0}," table:formula="of:=&quot;{id:&quot;&amp;[Ciudad.A87]&amp;&quot;,name:'&quot;&amp;[Ciudad.B87]&amp;&quot;',state_id:&quot;&amp;[Ciudad.C87]&amp;&quot;,lat:0.0, lng:0.0, zoom:0.0},&quot;" table:style-name="ce1">
            <text:p>{id:5628,name:'Sabanalarg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31,name:'Sabaneta',state_id:5,lat:0.0, lng:0.0, zoom:0.0}," table:formula="of:=&quot;{id:&quot;&amp;[Ciudad.A88]&amp;&quot;,name:'&quot;&amp;[Ciudad.B88]&amp;&quot;',state_id:&quot;&amp;[Ciudad.C88]&amp;&quot;,lat:0.0, lng:0.0, zoom:0.0},&quot;" table:style-name="ce1">
            <text:p>{id:5631,name:'Sabanet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42,name:'Salgar',state_id:5,lat:0.0, lng:0.0, zoom:0.0}," table:formula="of:=&quot;{id:&quot;&amp;[Ciudad.A89]&amp;&quot;,name:'&quot;&amp;[Ciudad.B89]&amp;&quot;',state_id:&quot;&amp;[Ciudad.C89]&amp;&quot;,lat:0.0, lng:0.0, zoom:0.0},&quot;" table:style-name="ce1">
            <text:p>{id:5642,name:'Salgar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47,name:'San Andrés de Cuerquía',state_id:5,lat:0.0, lng:0.0, zoom:0.0}," table:formula="of:=&quot;{id:&quot;&amp;[Ciudad.A90]&amp;&quot;,name:'&quot;&amp;[Ciudad.B90]&amp;&quot;',state_id:&quot;&amp;[Ciudad.C90]&amp;&quot;,lat:0.0, lng:0.0, zoom:0.0},&quot;" table:style-name="ce1">
            <text:p>{id:5647,name:'San Andrés de Cuerquí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49,name:'San Carlos',state_id:5,lat:0.0, lng:0.0, zoom:0.0}," table:formula="of:=&quot;{id:&quot;&amp;[Ciudad.A91]&amp;&quot;,name:'&quot;&amp;[Ciudad.B91]&amp;&quot;',state_id:&quot;&amp;[Ciudad.C91]&amp;&quot;,lat:0.0, lng:0.0, zoom:0.0},&quot;" table:style-name="ce1">
            <text:p>{id:5649,name:'San Carlos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52,name:'San Francisco',state_id:5,lat:0.0, lng:0.0, zoom:0.0}," table:formula="of:=&quot;{id:&quot;&amp;[Ciudad.A92]&amp;&quot;,name:'&quot;&amp;[Ciudad.B92]&amp;&quot;',state_id:&quot;&amp;[Ciudad.C92]&amp;&quot;,lat:0.0, lng:0.0, zoom:0.0},&quot;" table:style-name="ce1">
            <text:p>{id:5652,name:'San Francisc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56,name:'San Jerónimo',state_id:5,lat:0.0, lng:0.0, zoom:0.0}," table:formula="of:=&quot;{id:&quot;&amp;[Ciudad.A93]&amp;&quot;,name:'&quot;&amp;[Ciudad.B93]&amp;&quot;',state_id:&quot;&amp;[Ciudad.C93]&amp;&quot;,lat:0.0, lng:0.0, zoom:0.0},&quot;" table:style-name="ce1">
            <text:p>{id:5656,name:'San Jerónim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58,name:'San José de La Montaña',state_id:5,lat:0.0, lng:0.0, zoom:0.0}," table:formula="of:=&quot;{id:&quot;&amp;[Ciudad.A94]&amp;&quot;,name:'&quot;&amp;[Ciudad.B94]&amp;&quot;',state_id:&quot;&amp;[Ciudad.C94]&amp;&quot;,lat:0.0, lng:0.0, zoom:0.0},&quot;" table:style-name="ce1">
            <text:p>{id:5658,name:'San José de La Montañ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59,name:'San Juan de Urabá',state_id:5,lat:0.0, lng:0.0, zoom:0.0}," table:formula="of:=&quot;{id:&quot;&amp;[Ciudad.A95]&amp;&quot;,name:'&quot;&amp;[Ciudad.B95]&amp;&quot;',state_id:&quot;&amp;[Ciudad.C95]&amp;&quot;,lat:0.0, lng:0.0, zoom:0.0},&quot;" table:style-name="ce1">
            <text:p>{id:5659,name:'San Juan de Urabá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60,name:'San Luis',state_id:5,lat:0.0, lng:0.0, zoom:0.0}," table:formula="of:=&quot;{id:&quot;&amp;[Ciudad.A96]&amp;&quot;,name:'&quot;&amp;[Ciudad.B96]&amp;&quot;',state_id:&quot;&amp;[Ciudad.C96]&amp;&quot;,lat:0.0, lng:0.0, zoom:0.0},&quot;" table:style-name="ce1">
            <text:p>{id:5660,name:'San Luis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64,name:'San Pedro',state_id:5,lat:0.0, lng:0.0, zoom:0.0}," table:formula="of:=&quot;{id:&quot;&amp;[Ciudad.A97]&amp;&quot;,name:'&quot;&amp;[Ciudad.B97]&amp;&quot;',state_id:&quot;&amp;[Ciudad.C97]&amp;&quot;,lat:0.0, lng:0.0, zoom:0.0},&quot;" table:style-name="ce1">
            <text:p>{id:5664,name:'San Pedr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65,name:'San Pedro de Uraba',state_id:5,lat:0.0, lng:0.0, zoom:0.0}," table:formula="of:=&quot;{id:&quot;&amp;[Ciudad.A98]&amp;&quot;,name:'&quot;&amp;[Ciudad.B98]&amp;&quot;',state_id:&quot;&amp;[Ciudad.C98]&amp;&quot;,lat:0.0, lng:0.0, zoom:0.0},&quot;" table:style-name="ce1">
            <text:p>{id:5665,name:'San Pedro de Urab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67,name:'San Rafael',state_id:5,lat:0.0, lng:0.0, zoom:0.0}," table:formula="of:=&quot;{id:&quot;&amp;[Ciudad.A99]&amp;&quot;,name:'&quot;&amp;[Ciudad.B99]&amp;&quot;',state_id:&quot;&amp;[Ciudad.C99]&amp;&quot;,lat:0.0, lng:0.0, zoom:0.0},&quot;" table:style-name="ce1">
            <text:p>{id:5667,name:'San Rafael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70,name:'San Roque',state_id:5,lat:0.0, lng:0.0, zoom:0.0}," table:formula="of:=&quot;{id:&quot;&amp;[Ciudad.A100]&amp;&quot;,name:'&quot;&amp;[Ciudad.B100]&amp;&quot;',state_id:&quot;&amp;[Ciudad.C100]&amp;&quot;,lat:0.0, lng:0.0, zoom:0.0},&quot;" table:style-name="ce1">
            <text:p>{id:5670,name:'San Roque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74,name:'San Vicente',state_id:5,lat:0.0, lng:0.0, zoom:0.0}," table:formula="of:=&quot;{id:&quot;&amp;[Ciudad.A101]&amp;&quot;,name:'&quot;&amp;[Ciudad.B101]&amp;&quot;',state_id:&quot;&amp;[Ciudad.C101]&amp;&quot;,lat:0.0, lng:0.0, zoom:0.0},&quot;" table:style-name="ce1">
            <text:p>{id:5674,name:'San Vicente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79,name:'Santa Bárbara',state_id:5,lat:0.0, lng:0.0, zoom:0.0}," table:formula="of:=&quot;{id:&quot;&amp;[Ciudad.A102]&amp;&quot;,name:'&quot;&amp;[Ciudad.B102]&amp;&quot;',state_id:&quot;&amp;[Ciudad.C102]&amp;&quot;,lat:0.0, lng:0.0, zoom:0.0},&quot;" table:style-name="ce1">
            <text:p>{id:5679,name:'Santa Bárbar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86,name:'Santa Rosa de Osos',state_id:5,lat:0.0, lng:0.0, zoom:0.0}," table:formula="of:=&quot;{id:&quot;&amp;[Ciudad.A103]&amp;&quot;,name:'&quot;&amp;[Ciudad.B103]&amp;&quot;',state_id:&quot;&amp;[Ciudad.C103]&amp;&quot;,lat:0.0, lng:0.0, zoom:0.0},&quot;" table:style-name="ce1">
            <text:p>{id:5686,name:'Santa Rosa de Osos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90,name:'Santo Domingo',state_id:5,lat:0.0, lng:0.0, zoom:0.0}," table:formula="of:=&quot;{id:&quot;&amp;[Ciudad.A104]&amp;&quot;,name:'&quot;&amp;[Ciudad.B104]&amp;&quot;',state_id:&quot;&amp;[Ciudad.C104]&amp;&quot;,lat:0.0, lng:0.0, zoom:0.0},&quot;" table:style-name="ce1">
            <text:p>{id:5690,name:'Santo Doming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697,name:'El Santuario',state_id:5,lat:0.0, lng:0.0, zoom:0.0}," table:formula="of:=&quot;{id:&quot;&amp;[Ciudad.A105]&amp;&quot;,name:'&quot;&amp;[Ciudad.B105]&amp;&quot;',state_id:&quot;&amp;[Ciudad.C105]&amp;&quot;,lat:0.0, lng:0.0, zoom:0.0},&quot;" table:style-name="ce1">
            <text:p>{id:5697,name:'El Santuari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736,name:'Segovia',state_id:5,lat:0.0, lng:0.0, zoom:0.0}," table:formula="of:=&quot;{id:&quot;&amp;[Ciudad.A106]&amp;&quot;,name:'&quot;&amp;[Ciudad.B106]&amp;&quot;',state_id:&quot;&amp;[Ciudad.C106]&amp;&quot;,lat:0.0, lng:0.0, zoom:0.0},&quot;" table:style-name="ce1">
            <text:p>{id:5736,name:'Segovi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756,name:'Sonsón',state_id:5,lat:0.0, lng:0.0, zoom:0.0}," table:formula="of:=&quot;{id:&quot;&amp;[Ciudad.A107]&amp;&quot;,name:'&quot;&amp;[Ciudad.B107]&amp;&quot;',state_id:&quot;&amp;[Ciudad.C107]&amp;&quot;,lat:0.0, lng:0.0, zoom:0.0},&quot;" table:style-name="ce1">
            <text:p>{id:5756,name:'Sonsón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761,name:'Sopetrán',state_id:5,lat:0.0, lng:0.0, zoom:0.0}," table:formula="of:=&quot;{id:&quot;&amp;[Ciudad.A108]&amp;&quot;,name:'&quot;&amp;[Ciudad.B108]&amp;&quot;',state_id:&quot;&amp;[Ciudad.C108]&amp;&quot;,lat:0.0, lng:0.0, zoom:0.0},&quot;" table:style-name="ce1">
            <text:p>{id:5761,name:'Sopetrán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789,name:'Támesis',state_id:5,lat:0.0, lng:0.0, zoom:0.0}," table:formula="of:=&quot;{id:&quot;&amp;[Ciudad.A109]&amp;&quot;,name:'&quot;&amp;[Ciudad.B109]&amp;&quot;',state_id:&quot;&amp;[Ciudad.C109]&amp;&quot;,lat:0.0, lng:0.0, zoom:0.0},&quot;" table:style-name="ce1">
            <text:p>{id:5789,name:'Támesis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790,name:'Tarazá',state_id:5,lat:0.0, lng:0.0, zoom:0.0}," table:formula="of:=&quot;{id:&quot;&amp;[Ciudad.A110]&amp;&quot;,name:'&quot;&amp;[Ciudad.B110]&amp;&quot;',state_id:&quot;&amp;[Ciudad.C110]&amp;&quot;,lat:0.0, lng:0.0, zoom:0.0},&quot;" table:style-name="ce1">
            <text:p>{id:5790,name:'Tarazá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792,name:'Tarso',state_id:5,lat:0.0, lng:0.0, zoom:0.0}," table:formula="of:=&quot;{id:&quot;&amp;[Ciudad.A111]&amp;&quot;,name:'&quot;&amp;[Ciudad.B111]&amp;&quot;',state_id:&quot;&amp;[Ciudad.C111]&amp;&quot;,lat:0.0, lng:0.0, zoom:0.0},&quot;" table:style-name="ce1">
            <text:p>{id:5792,name:'Tars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809,name:'Titiribí',state_id:5,lat:0.0, lng:0.0, zoom:0.0}," table:formula="of:=&quot;{id:&quot;&amp;[Ciudad.A112]&amp;&quot;,name:'&quot;&amp;[Ciudad.B112]&amp;&quot;',state_id:&quot;&amp;[Ciudad.C112]&amp;&quot;,lat:0.0, lng:0.0, zoom:0.0},&quot;" table:style-name="ce1">
            <text:p>{id:5809,name:'Titiribí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819,name:'Toledo',state_id:5,lat:0.0, lng:0.0, zoom:0.0}," table:formula="of:=&quot;{id:&quot;&amp;[Ciudad.A113]&amp;&quot;,name:'&quot;&amp;[Ciudad.B113]&amp;&quot;',state_id:&quot;&amp;[Ciudad.C113]&amp;&quot;,lat:0.0, lng:0.0, zoom:0.0},&quot;" table:style-name="ce1">
            <text:p>{id:5819,name:'Toled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837,name:'Turbo',state_id:5,lat:0.0, lng:0.0, zoom:0.0}," table:formula="of:=&quot;{id:&quot;&amp;[Ciudad.A114]&amp;&quot;,name:'&quot;&amp;[Ciudad.B114]&amp;&quot;',state_id:&quot;&amp;[Ciudad.C114]&amp;&quot;,lat:0.0, lng:0.0, zoom:0.0},&quot;" table:style-name="ce1">
            <text:p>{id:5837,name:'Turb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842,name:'Uramita',state_id:5,lat:0.0, lng:0.0, zoom:0.0}," table:formula="of:=&quot;{id:&quot;&amp;[Ciudad.A115]&amp;&quot;,name:'&quot;&amp;[Ciudad.B115]&amp;&quot;',state_id:&quot;&amp;[Ciudad.C115]&amp;&quot;,lat:0.0, lng:0.0, zoom:0.0},&quot;" table:style-name="ce1">
            <text:p>{id:5842,name:'Uramit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847,name:'Urrao',state_id:5,lat:0.0, lng:0.0, zoom:0.0}," table:formula="of:=&quot;{id:&quot;&amp;[Ciudad.A116]&amp;&quot;,name:'&quot;&amp;[Ciudad.B116]&amp;&quot;',state_id:&quot;&amp;[Ciudad.C116]&amp;&quot;,lat:0.0, lng:0.0, zoom:0.0},&quot;" table:style-name="ce1">
            <text:p>{id:5847,name:'Urra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854,name:'Valdivia',state_id:5,lat:0.0, lng:0.0, zoom:0.0}," table:formula="of:=&quot;{id:&quot;&amp;[Ciudad.A117]&amp;&quot;,name:'&quot;&amp;[Ciudad.B117]&amp;&quot;',state_id:&quot;&amp;[Ciudad.C117]&amp;&quot;,lat:0.0, lng:0.0, zoom:0.0},&quot;" table:style-name="ce1">
            <text:p>{id:5854,name:'Valdivi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856,name:'Valparaíso',state_id:5,lat:0.0, lng:0.0, zoom:0.0}," table:formula="of:=&quot;{id:&quot;&amp;[Ciudad.A118]&amp;&quot;,name:'&quot;&amp;[Ciudad.B118]&amp;&quot;',state_id:&quot;&amp;[Ciudad.C118]&amp;&quot;,lat:0.0, lng:0.0, zoom:0.0},&quot;" table:style-name="ce1">
            <text:p>{id:5856,name:'Valparaíso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858,name:'Vegachí',state_id:5,lat:0.0, lng:0.0, zoom:0.0}," table:formula="of:=&quot;{id:&quot;&amp;[Ciudad.A119]&amp;&quot;,name:'&quot;&amp;[Ciudad.B119]&amp;&quot;',state_id:&quot;&amp;[Ciudad.C119]&amp;&quot;,lat:0.0, lng:0.0, zoom:0.0},&quot;" table:style-name="ce1">
            <text:p>{id:5858,name:'Vegachí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861,name:'Venecia',state_id:5,lat:0.0, lng:0.0, zoom:0.0}," table:formula="of:=&quot;{id:&quot;&amp;[Ciudad.A120]&amp;&quot;,name:'&quot;&amp;[Ciudad.B120]&amp;&quot;',state_id:&quot;&amp;[Ciudad.C120]&amp;&quot;,lat:0.0, lng:0.0, zoom:0.0},&quot;" table:style-name="ce1">
            <text:p>{id:5861,name:'Veneci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873,name:'Vigía del Fuerte',state_id:5,lat:0.0, lng:0.0, zoom:0.0}," table:formula="of:=&quot;{id:&quot;&amp;[Ciudad.A121]&amp;&quot;,name:'&quot;&amp;[Ciudad.B121]&amp;&quot;',state_id:&quot;&amp;[Ciudad.C121]&amp;&quot;,lat:0.0, lng:0.0, zoom:0.0},&quot;" table:style-name="ce1">
            <text:p>{id:5873,name:'Vigía del Fuerte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885,name:'Yalí',state_id:5,lat:0.0, lng:0.0, zoom:0.0}," table:formula="of:=&quot;{id:&quot;&amp;[Ciudad.A122]&amp;&quot;,name:'&quot;&amp;[Ciudad.B122]&amp;&quot;',state_id:&quot;&amp;[Ciudad.C122]&amp;&quot;,lat:0.0, lng:0.0, zoom:0.0},&quot;" table:style-name="ce1">
            <text:p>{id:5885,name:'Yalí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887,name:'Yarumal',state_id:5,lat:0.0, lng:0.0, zoom:0.0}," table:formula="of:=&quot;{id:&quot;&amp;[Ciudad.A123]&amp;&quot;,name:'&quot;&amp;[Ciudad.B123]&amp;&quot;',state_id:&quot;&amp;[Ciudad.C123]&amp;&quot;,lat:0.0, lng:0.0, zoom:0.0},&quot;" table:style-name="ce1">
            <text:p>{id:5887,name:'Yarumal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890,name:'Yolombó',state_id:5,lat:0.0, lng:0.0, zoom:0.0}," table:formula="of:=&quot;{id:&quot;&amp;[Ciudad.A124]&amp;&quot;,name:'&quot;&amp;[Ciudad.B124]&amp;&quot;',state_id:&quot;&amp;[Ciudad.C124]&amp;&quot;,lat:0.0, lng:0.0, zoom:0.0},&quot;" table:style-name="ce1">
            <text:p>{id:5890,name:'Yolombó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893,name:'Yondó',state_id:5,lat:0.0, lng:0.0, zoom:0.0}," table:formula="of:=&quot;{id:&quot;&amp;[Ciudad.A125]&amp;&quot;,name:'&quot;&amp;[Ciudad.B125]&amp;&quot;',state_id:&quot;&amp;[Ciudad.C125]&amp;&quot;,lat:0.0, lng:0.0, zoom:0.0},&quot;" table:style-name="ce1">
            <text:p>{id:5893,name:'Yondó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895,name:'Zaragoza',state_id:5,lat:0.0, lng:0.0, zoom:0.0}," table:formula="of:=&quot;{id:&quot;&amp;[Ciudad.A126]&amp;&quot;,name:'&quot;&amp;[Ciudad.B126]&amp;&quot;',state_id:&quot;&amp;[Ciudad.C126]&amp;&quot;,lat:0.0, lng:0.0, zoom:0.0},&quot;" table:style-name="ce1">
            <text:p>{id:5895,name:'Zaragoza',state_id: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001,name:'Barranquilla',state_id:8,lat:0.0, lng:0.0, zoom:0.0}," table:formula="of:=&quot;{id:&quot;&amp;[Ciudad.A127]&amp;&quot;,name:'&quot;&amp;[Ciudad.B127]&amp;&quot;',state_id:&quot;&amp;[Ciudad.C127]&amp;&quot;,lat:0.0, lng:0.0, zoom:0.0},&quot;" table:style-name="ce1">
            <text:p>{id:8001,name:'Barranquilla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078,name:'Baranoa',state_id:8,lat:0.0, lng:0.0, zoom:0.0}," table:formula="of:=&quot;{id:&quot;&amp;[Ciudad.A128]&amp;&quot;,name:'&quot;&amp;[Ciudad.B128]&amp;&quot;',state_id:&quot;&amp;[Ciudad.C128]&amp;&quot;,lat:0.0, lng:0.0, zoom:0.0},&quot;" table:style-name="ce1">
            <text:p>{id:8078,name:'Baranoa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137,name:'Campo de La Cruz',state_id:8,lat:0.0, lng:0.0, zoom:0.0}," table:formula="of:=&quot;{id:&quot;&amp;[Ciudad.A129]&amp;&quot;,name:'&quot;&amp;[Ciudad.B129]&amp;&quot;',state_id:&quot;&amp;[Ciudad.C129]&amp;&quot;,lat:0.0, lng:0.0, zoom:0.0},&quot;" table:style-name="ce1">
            <text:p>{id:8137,name:'Campo de La Cruz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141,name:'Candelaria',state_id:8,lat:0.0, lng:0.0, zoom:0.0}," table:formula="of:=&quot;{id:&quot;&amp;[Ciudad.A130]&amp;&quot;,name:'&quot;&amp;[Ciudad.B130]&amp;&quot;',state_id:&quot;&amp;[Ciudad.C130]&amp;&quot;,lat:0.0, lng:0.0, zoom:0.0},&quot;" table:style-name="ce1">
            <text:p>{id:8141,name:'Candelaria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296,name:'Galapa',state_id:8,lat:0.0, lng:0.0, zoom:0.0}," table:formula="of:=&quot;{id:&quot;&amp;[Ciudad.A131]&amp;&quot;,name:'&quot;&amp;[Ciudad.B131]&amp;&quot;',state_id:&quot;&amp;[Ciudad.C131]&amp;&quot;,lat:0.0, lng:0.0, zoom:0.0},&quot;" table:style-name="ce1">
            <text:p>{id:8296,name:'Galapa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372,name:'Juan de Acosta',state_id:8,lat:0.0, lng:0.0, zoom:0.0}," table:formula="of:=&quot;{id:&quot;&amp;[Ciudad.A132]&amp;&quot;,name:'&quot;&amp;[Ciudad.B132]&amp;&quot;',state_id:&quot;&amp;[Ciudad.C132]&amp;&quot;,lat:0.0, lng:0.0, zoom:0.0},&quot;" table:style-name="ce1">
            <text:p>{id:8372,name:'Juan de Acosta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421,name:'Luruaco',state_id:8,lat:0.0, lng:0.0, zoom:0.0}," table:formula="of:=&quot;{id:&quot;&amp;[Ciudad.A133]&amp;&quot;,name:'&quot;&amp;[Ciudad.B133]&amp;&quot;',state_id:&quot;&amp;[Ciudad.C133]&amp;&quot;,lat:0.0, lng:0.0, zoom:0.0},&quot;" table:style-name="ce1">
            <text:p>{id:8421,name:'Luruaco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433,name:'Malambo',state_id:8,lat:0.0, lng:0.0, zoom:0.0}," table:formula="of:=&quot;{id:&quot;&amp;[Ciudad.A134]&amp;&quot;,name:'&quot;&amp;[Ciudad.B134]&amp;&quot;',state_id:&quot;&amp;[Ciudad.C134]&amp;&quot;,lat:0.0, lng:0.0, zoom:0.0},&quot;" table:style-name="ce1">
            <text:p>{id:8433,name:'Malambo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436,name:'Manatí',state_id:8,lat:0.0, lng:0.0, zoom:0.0}," table:formula="of:=&quot;{id:&quot;&amp;[Ciudad.A135]&amp;&quot;,name:'&quot;&amp;[Ciudad.B135]&amp;&quot;',state_id:&quot;&amp;[Ciudad.C135]&amp;&quot;,lat:0.0, lng:0.0, zoom:0.0},&quot;" table:style-name="ce1">
            <text:p>{id:8436,name:'Manatí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20,name:'Palmar de Varela',state_id:8,lat:0.0, lng:0.0, zoom:0.0}," table:formula="of:=&quot;{id:&quot;&amp;[Ciudad.A136]&amp;&quot;,name:'&quot;&amp;[Ciudad.B136]&amp;&quot;',state_id:&quot;&amp;[Ciudad.C136]&amp;&quot;,lat:0.0, lng:0.0, zoom:0.0},&quot;" table:style-name="ce1">
            <text:p>{id:8520,name:'Palmar de Varela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49,name:'Piojó',state_id:8,lat:0.0, lng:0.0, zoom:0.0}," table:formula="of:=&quot;{id:&quot;&amp;[Ciudad.A137]&amp;&quot;,name:'&quot;&amp;[Ciudad.B137]&amp;&quot;',state_id:&quot;&amp;[Ciudad.C137]&amp;&quot;,lat:0.0, lng:0.0, zoom:0.0},&quot;" table:style-name="ce1">
            <text:p>{id:8549,name:'Piojó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58,name:'Polonuevo',state_id:8,lat:0.0, lng:0.0, zoom:0.0}," table:formula="of:=&quot;{id:&quot;&amp;[Ciudad.A138]&amp;&quot;,name:'&quot;&amp;[Ciudad.B138]&amp;&quot;',state_id:&quot;&amp;[Ciudad.C138]&amp;&quot;,lat:0.0, lng:0.0, zoom:0.0},&quot;" table:style-name="ce1">
            <text:p>{id:8558,name:'Polonuevo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60,name:'Ponedera',state_id:8,lat:0.0, lng:0.0, zoom:0.0}," table:formula="of:=&quot;{id:&quot;&amp;[Ciudad.A139]&amp;&quot;,name:'&quot;&amp;[Ciudad.B139]&amp;&quot;',state_id:&quot;&amp;[Ciudad.C139]&amp;&quot;,lat:0.0, lng:0.0, zoom:0.0},&quot;" table:style-name="ce1">
            <text:p>{id:8560,name:'Ponedera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73,name:'Puerto Colombia',state_id:8,lat:0.0, lng:0.0, zoom:0.0}," table:formula="of:=&quot;{id:&quot;&amp;[Ciudad.A140]&amp;&quot;,name:'&quot;&amp;[Ciudad.B140]&amp;&quot;',state_id:&quot;&amp;[Ciudad.C140]&amp;&quot;,lat:0.0, lng:0.0, zoom:0.0},&quot;" table:style-name="ce1">
            <text:p>{id:8573,name:'Puerto Colombia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606,name:'Repelón',state_id:8,lat:0.0, lng:0.0, zoom:0.0}," table:formula="of:=&quot;{id:&quot;&amp;[Ciudad.A141]&amp;&quot;,name:'&quot;&amp;[Ciudad.B141]&amp;&quot;',state_id:&quot;&amp;[Ciudad.C141]&amp;&quot;,lat:0.0, lng:0.0, zoom:0.0},&quot;" table:style-name="ce1">
            <text:p>{id:8606,name:'Repelón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634,name:'Sabanagrande',state_id:8,lat:0.0, lng:0.0, zoom:0.0}," table:formula="of:=&quot;{id:&quot;&amp;[Ciudad.A142]&amp;&quot;,name:'&quot;&amp;[Ciudad.B142]&amp;&quot;',state_id:&quot;&amp;[Ciudad.C142]&amp;&quot;,lat:0.0, lng:0.0, zoom:0.0},&quot;" table:style-name="ce1">
            <text:p>{id:8634,name:'Sabanagrande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638,name:'Sabanalarga',state_id:8,lat:0.0, lng:0.0, zoom:0.0}," table:formula="of:=&quot;{id:&quot;&amp;[Ciudad.A143]&amp;&quot;,name:'&quot;&amp;[Ciudad.B143]&amp;&quot;',state_id:&quot;&amp;[Ciudad.C143]&amp;&quot;,lat:0.0, lng:0.0, zoom:0.0},&quot;" table:style-name="ce1">
            <text:p>{id:8638,name:'Sabanalarga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675,name:'Santa Lucía',state_id:8,lat:0.0, lng:0.0, zoom:0.0}," table:formula="of:=&quot;{id:&quot;&amp;[Ciudad.A144]&amp;&quot;,name:'&quot;&amp;[Ciudad.B144]&amp;&quot;',state_id:&quot;&amp;[Ciudad.C144]&amp;&quot;,lat:0.0, lng:0.0, zoom:0.0},&quot;" table:style-name="ce1">
            <text:p>{id:8675,name:'Santa Lucía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685,name:'Santo Tomás',state_id:8,lat:0.0, lng:0.0, zoom:0.0}," table:formula="of:=&quot;{id:&quot;&amp;[Ciudad.A145]&amp;&quot;,name:'&quot;&amp;[Ciudad.B145]&amp;&quot;',state_id:&quot;&amp;[Ciudad.C145]&amp;&quot;,lat:0.0, lng:0.0, zoom:0.0},&quot;" table:style-name="ce1">
            <text:p>{id:8685,name:'Santo Tomás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758,name:'Soledad',state_id:8,lat:0.0, lng:0.0, zoom:0.0}," table:formula="of:=&quot;{id:&quot;&amp;[Ciudad.A146]&amp;&quot;,name:'&quot;&amp;[Ciudad.B146]&amp;&quot;',state_id:&quot;&amp;[Ciudad.C146]&amp;&quot;,lat:0.0, lng:0.0, zoom:0.0},&quot;" table:style-name="ce1">
            <text:p>{id:8758,name:'Soledad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770,name:'Suan',state_id:8,lat:0.0, lng:0.0, zoom:0.0}," table:formula="of:=&quot;{id:&quot;&amp;[Ciudad.A147]&amp;&quot;,name:'&quot;&amp;[Ciudad.B147]&amp;&quot;',state_id:&quot;&amp;[Ciudad.C147]&amp;&quot;,lat:0.0, lng:0.0, zoom:0.0},&quot;" table:style-name="ce1">
            <text:p>{id:8770,name:'Suan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832,name:'Tubará',state_id:8,lat:0.0, lng:0.0, zoom:0.0}," table:formula="of:=&quot;{id:&quot;&amp;[Ciudad.A148]&amp;&quot;,name:'&quot;&amp;[Ciudad.B148]&amp;&quot;',state_id:&quot;&amp;[Ciudad.C148]&amp;&quot;,lat:0.0, lng:0.0, zoom:0.0},&quot;" table:style-name="ce1">
            <text:p>{id:8832,name:'Tubará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849,name:'Usiacurí',state_id:8,lat:0.0, lng:0.0, zoom:0.0}," table:formula="of:=&quot;{id:&quot;&amp;[Ciudad.A149]&amp;&quot;,name:'&quot;&amp;[Ciudad.B149]&amp;&quot;',state_id:&quot;&amp;[Ciudad.C149]&amp;&quot;,lat:0.0, lng:0.0, zoom:0.0},&quot;" table:style-name="ce1">
            <text:p>{id:8849,name:'Usiacurí',state_id: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1001,name:'Bogotá D.C.',state_id:11,lat:0.0, lng:0.0, zoom:0.0}," table:formula="of:=&quot;{id:&quot;&amp;[Ciudad.A150]&amp;&quot;,name:'&quot;&amp;[Ciudad.B150]&amp;&quot;',state_id:&quot;&amp;[Ciudad.C150]&amp;&quot;,lat:0.0, lng:0.0, zoom:0.0},&quot;" table:style-name="ce1">
            <text:p>{id:11001,name:'Bogotá D.C.',state_id:1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001,name:'Cartagena',state_id:13,lat:0.0, lng:0.0, zoom:0.0}," table:formula="of:=&quot;{id:&quot;&amp;[Ciudad.A151]&amp;&quot;,name:'&quot;&amp;[Ciudad.B151]&amp;&quot;',state_id:&quot;&amp;[Ciudad.C151]&amp;&quot;,lat:0.0, lng:0.0, zoom:0.0},&quot;" table:style-name="ce1">
            <text:p>{id:13001,name:'Cartagena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006,name:'Achí',state_id:13,lat:0.0, lng:0.0, zoom:0.0}," table:formula="of:=&quot;{id:&quot;&amp;[Ciudad.A152]&amp;&quot;,name:'&quot;&amp;[Ciudad.B152]&amp;&quot;',state_id:&quot;&amp;[Ciudad.C152]&amp;&quot;,lat:0.0, lng:0.0, zoom:0.0},&quot;" table:style-name="ce1">
            <text:p>{id:13006,name:'Achí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030,name:'Altos del Rosario',state_id:13,lat:0.0, lng:0.0, zoom:0.0}," table:formula="of:=&quot;{id:&quot;&amp;[Ciudad.A153]&amp;&quot;,name:'&quot;&amp;[Ciudad.B153]&amp;&quot;',state_id:&quot;&amp;[Ciudad.C153]&amp;&quot;,lat:0.0, lng:0.0, zoom:0.0},&quot;" table:style-name="ce1">
            <text:p>{id:13030,name:'Altos del Rosario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042,name:'Arenal',state_id:13,lat:0.0, lng:0.0, zoom:0.0}," table:formula="of:=&quot;{id:&quot;&amp;[Ciudad.A154]&amp;&quot;,name:'&quot;&amp;[Ciudad.B154]&amp;&quot;',state_id:&quot;&amp;[Ciudad.C154]&amp;&quot;,lat:0.0, lng:0.0, zoom:0.0},&quot;" table:style-name="ce1">
            <text:p>{id:13042,name:'Arenal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052,name:'Arjona',state_id:13,lat:0.0, lng:0.0, zoom:0.0}," table:formula="of:=&quot;{id:&quot;&amp;[Ciudad.A155]&amp;&quot;,name:'&quot;&amp;[Ciudad.B155]&amp;&quot;',state_id:&quot;&amp;[Ciudad.C155]&amp;&quot;,lat:0.0, lng:0.0, zoom:0.0},&quot;" table:style-name="ce1">
            <text:p>{id:13052,name:'Arjona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062,name:'Arroyohondo',state_id:13,lat:0.0, lng:0.0, zoom:0.0}," table:formula="of:=&quot;{id:&quot;&amp;[Ciudad.A156]&amp;&quot;,name:'&quot;&amp;[Ciudad.B156]&amp;&quot;',state_id:&quot;&amp;[Ciudad.C156]&amp;&quot;,lat:0.0, lng:0.0, zoom:0.0},&quot;" table:style-name="ce1">
            <text:p>{id:13062,name:'Arroyohondo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074,name:'Barranco de Loba',state_id:13,lat:0.0, lng:0.0, zoom:0.0}," table:formula="of:=&quot;{id:&quot;&amp;[Ciudad.A157]&amp;&quot;,name:'&quot;&amp;[Ciudad.B157]&amp;&quot;',state_id:&quot;&amp;[Ciudad.C157]&amp;&quot;,lat:0.0, lng:0.0, zoom:0.0},&quot;" table:style-name="ce1">
            <text:p>{id:13074,name:'Barranco de Loba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140,name:'Calamar',state_id:13,lat:0.0, lng:0.0, zoom:0.0}," table:formula="of:=&quot;{id:&quot;&amp;[Ciudad.A158]&amp;&quot;,name:'&quot;&amp;[Ciudad.B158]&amp;&quot;',state_id:&quot;&amp;[Ciudad.C158]&amp;&quot;,lat:0.0, lng:0.0, zoom:0.0},&quot;" table:style-name="ce1">
            <text:p>{id:13140,name:'Calamar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160,name:'Cantagallo',state_id:13,lat:0.0, lng:0.0, zoom:0.0}," table:formula="of:=&quot;{id:&quot;&amp;[Ciudad.A159]&amp;&quot;,name:'&quot;&amp;[Ciudad.B159]&amp;&quot;',state_id:&quot;&amp;[Ciudad.C159]&amp;&quot;,lat:0.0, lng:0.0, zoom:0.0},&quot;" table:style-name="ce1">
            <text:p>{id:13160,name:'Cantagallo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188,name:'Cicuco',state_id:13,lat:0.0, lng:0.0, zoom:0.0}," table:formula="of:=&quot;{id:&quot;&amp;[Ciudad.A160]&amp;&quot;,name:'&quot;&amp;[Ciudad.B160]&amp;&quot;',state_id:&quot;&amp;[Ciudad.C160]&amp;&quot;,lat:0.0, lng:0.0, zoom:0.0},&quot;" table:style-name="ce1">
            <text:p>{id:13188,name:'Cicuco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212,name:'Córdoba',state_id:13,lat:0.0, lng:0.0, zoom:0.0}," table:formula="of:=&quot;{id:&quot;&amp;[Ciudad.A161]&amp;&quot;,name:'&quot;&amp;[Ciudad.B161]&amp;&quot;',state_id:&quot;&amp;[Ciudad.C161]&amp;&quot;,lat:0.0, lng:0.0, zoom:0.0},&quot;" table:style-name="ce1">
            <text:p>{id:13212,name:'Córdoba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222,name:'Clemencia',state_id:13,lat:0.0, lng:0.0, zoom:0.0}," table:formula="of:=&quot;{id:&quot;&amp;[Ciudad.A162]&amp;&quot;,name:'&quot;&amp;[Ciudad.B162]&amp;&quot;',state_id:&quot;&amp;[Ciudad.C162]&amp;&quot;,lat:0.0, lng:0.0, zoom:0.0},&quot;" table:style-name="ce1">
            <text:p>{id:13222,name:'Clemencia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244,name:'El Carmen de Bolívar',state_id:13,lat:0.0, lng:0.0, zoom:0.0}," table:formula="of:=&quot;{id:&quot;&amp;[Ciudad.A163]&amp;&quot;,name:'&quot;&amp;[Ciudad.B163]&amp;&quot;',state_id:&quot;&amp;[Ciudad.C163]&amp;&quot;,lat:0.0, lng:0.0, zoom:0.0},&quot;" table:style-name="ce1">
            <text:p>{id:13244,name:'El Carmen de Bolívar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248,name:'El Guamo',state_id:13,lat:0.0, lng:0.0, zoom:0.0}," table:formula="of:=&quot;{id:&quot;&amp;[Ciudad.A164]&amp;&quot;,name:'&quot;&amp;[Ciudad.B164]&amp;&quot;',state_id:&quot;&amp;[Ciudad.C164]&amp;&quot;,lat:0.0, lng:0.0, zoom:0.0},&quot;" table:style-name="ce1">
            <text:p>{id:13248,name:'El Guamo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268,name:'El Peñón',state_id:13,lat:0.0, lng:0.0, zoom:0.0}," table:formula="of:=&quot;{id:&quot;&amp;[Ciudad.A165]&amp;&quot;,name:'&quot;&amp;[Ciudad.B165]&amp;&quot;',state_id:&quot;&amp;[Ciudad.C165]&amp;&quot;,lat:0.0, lng:0.0, zoom:0.0},&quot;" table:style-name="ce1">
            <text:p>{id:13268,name:'El Peñón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300,name:'Hatillo de Loba',state_id:13,lat:0.0, lng:0.0, zoom:0.0}," table:formula="of:=&quot;{id:&quot;&amp;[Ciudad.A166]&amp;&quot;,name:'&quot;&amp;[Ciudad.B166]&amp;&quot;',state_id:&quot;&amp;[Ciudad.C166]&amp;&quot;,lat:0.0, lng:0.0, zoom:0.0},&quot;" table:style-name="ce1">
            <text:p>{id:13300,name:'Hatillo de Loba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430,name:'Magangué',state_id:13,lat:0.0, lng:0.0, zoom:0.0}," table:formula="of:=&quot;{id:&quot;&amp;[Ciudad.A167]&amp;&quot;,name:'&quot;&amp;[Ciudad.B167]&amp;&quot;',state_id:&quot;&amp;[Ciudad.C167]&amp;&quot;,lat:0.0, lng:0.0, zoom:0.0},&quot;" table:style-name="ce1">
            <text:p>{id:13430,name:'Magangué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433,name:'Mahates',state_id:13,lat:0.0, lng:0.0, zoom:0.0}," table:formula="of:=&quot;{id:&quot;&amp;[Ciudad.A168]&amp;&quot;,name:'&quot;&amp;[Ciudad.B168]&amp;&quot;',state_id:&quot;&amp;[Ciudad.C168]&amp;&quot;,lat:0.0, lng:0.0, zoom:0.0},&quot;" table:style-name="ce1">
            <text:p>{id:13433,name:'Mahates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440,name:'Margarita',state_id:13,lat:0.0, lng:0.0, zoom:0.0}," table:formula="of:=&quot;{id:&quot;&amp;[Ciudad.A169]&amp;&quot;,name:'&quot;&amp;[Ciudad.B169]&amp;&quot;',state_id:&quot;&amp;[Ciudad.C169]&amp;&quot;,lat:0.0, lng:0.0, zoom:0.0},&quot;" table:style-name="ce1">
            <text:p>{id:13440,name:'Margarita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442,name:'María la Baja',state_id:13,lat:0.0, lng:0.0, zoom:0.0}," table:formula="of:=&quot;{id:&quot;&amp;[Ciudad.A170]&amp;&quot;,name:'&quot;&amp;[Ciudad.B170]&amp;&quot;',state_id:&quot;&amp;[Ciudad.C170]&amp;&quot;,lat:0.0, lng:0.0, zoom:0.0},&quot;" table:style-name="ce1">
            <text:p>{id:13442,name:'María la Baja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458,name:'Montecristo',state_id:13,lat:0.0, lng:0.0, zoom:0.0}," table:formula="of:=&quot;{id:&quot;&amp;[Ciudad.A171]&amp;&quot;,name:'&quot;&amp;[Ciudad.B171]&amp;&quot;',state_id:&quot;&amp;[Ciudad.C171]&amp;&quot;,lat:0.0, lng:0.0, zoom:0.0},&quot;" table:style-name="ce1">
            <text:p>{id:13458,name:'Montecristo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468,name:'Mompós',state_id:13,lat:0.0, lng:0.0, zoom:0.0}," table:formula="of:=&quot;{id:&quot;&amp;[Ciudad.A172]&amp;&quot;,name:'&quot;&amp;[Ciudad.B172]&amp;&quot;',state_id:&quot;&amp;[Ciudad.C172]&amp;&quot;,lat:0.0, lng:0.0, zoom:0.0},&quot;" table:style-name="ce1">
            <text:p>{id:13468,name:'Mompós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473,name:'Morales',state_id:13,lat:0.0, lng:0.0, zoom:0.0}," table:formula="of:=&quot;{id:&quot;&amp;[Ciudad.A173]&amp;&quot;,name:'&quot;&amp;[Ciudad.B173]&amp;&quot;',state_id:&quot;&amp;[Ciudad.C173]&amp;&quot;,lat:0.0, lng:0.0, zoom:0.0},&quot;" table:style-name="ce1">
            <text:p>{id:13473,name:'Morales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490,name:'Norosí',state_id:13,lat:0.0, lng:0.0, zoom:0.0}," table:formula="of:=&quot;{id:&quot;&amp;[Ciudad.A174]&amp;&quot;,name:'&quot;&amp;[Ciudad.B174]&amp;&quot;',state_id:&quot;&amp;[Ciudad.C174]&amp;&quot;,lat:0.0, lng:0.0, zoom:0.0},&quot;" table:style-name="ce1">
            <text:p>{id:13490,name:'Norosí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549,name:'Pinillos',state_id:13,lat:0.0, lng:0.0, zoom:0.0}," table:formula="of:=&quot;{id:&quot;&amp;[Ciudad.A175]&amp;&quot;,name:'&quot;&amp;[Ciudad.B175]&amp;&quot;',state_id:&quot;&amp;[Ciudad.C175]&amp;&quot;,lat:0.0, lng:0.0, zoom:0.0},&quot;" table:style-name="ce1">
            <text:p>{id:13549,name:'Pinillos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580,name:'Regidor',state_id:13,lat:0.0, lng:0.0, zoom:0.0}," table:formula="of:=&quot;{id:&quot;&amp;[Ciudad.A176]&amp;&quot;,name:'&quot;&amp;[Ciudad.B176]&amp;&quot;',state_id:&quot;&amp;[Ciudad.C176]&amp;&quot;,lat:0.0, lng:0.0, zoom:0.0},&quot;" table:style-name="ce1">
            <text:p>{id:13580,name:'Regidor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600,name:'Río Viejo',state_id:13,lat:0.0, lng:0.0, zoom:0.0}," table:formula="of:=&quot;{id:&quot;&amp;[Ciudad.A177]&amp;&quot;,name:'&quot;&amp;[Ciudad.B177]&amp;&quot;',state_id:&quot;&amp;[Ciudad.C177]&amp;&quot;,lat:0.0, lng:0.0, zoom:0.0},&quot;" table:style-name="ce1">
            <text:p>{id:13600,name:'Río Viejo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620,name:'San Cristóbal',state_id:13,lat:0.0, lng:0.0, zoom:0.0}," table:formula="of:=&quot;{id:&quot;&amp;[Ciudad.A178]&amp;&quot;,name:'&quot;&amp;[Ciudad.B178]&amp;&quot;',state_id:&quot;&amp;[Ciudad.C178]&amp;&quot;,lat:0.0, lng:0.0, zoom:0.0},&quot;" table:style-name="ce1">
            <text:p>{id:13620,name:'San Cristóbal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647,name:'San Estanislao',state_id:13,lat:0.0, lng:0.0, zoom:0.0}," table:formula="of:=&quot;{id:&quot;&amp;[Ciudad.A179]&amp;&quot;,name:'&quot;&amp;[Ciudad.B179]&amp;&quot;',state_id:&quot;&amp;[Ciudad.C179]&amp;&quot;,lat:0.0, lng:0.0, zoom:0.0},&quot;" table:style-name="ce1">
            <text:p>{id:13647,name:'San Estanislao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650,name:'San Fernando',state_id:13,lat:0.0, lng:0.0, zoom:0.0}," table:formula="of:=&quot;{id:&quot;&amp;[Ciudad.A180]&amp;&quot;,name:'&quot;&amp;[Ciudad.B180]&amp;&quot;',state_id:&quot;&amp;[Ciudad.C180]&amp;&quot;,lat:0.0, lng:0.0, zoom:0.0},&quot;" table:style-name="ce1">
            <text:p>{id:13650,name:'San Fernando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654,name:'San Jacinto',state_id:13,lat:0.0, lng:0.0, zoom:0.0}," table:formula="of:=&quot;{id:&quot;&amp;[Ciudad.A181]&amp;&quot;,name:'&quot;&amp;[Ciudad.B181]&amp;&quot;',state_id:&quot;&amp;[Ciudad.C181]&amp;&quot;,lat:0.0, lng:0.0, zoom:0.0},&quot;" table:style-name="ce1">
            <text:p>{id:13654,name:'San Jacinto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655,name:'San Jacinto del Cauca',state_id:13,lat:0.0, lng:0.0, zoom:0.0}," table:formula="of:=&quot;{id:&quot;&amp;[Ciudad.A182]&amp;&quot;,name:'&quot;&amp;[Ciudad.B182]&amp;&quot;',state_id:&quot;&amp;[Ciudad.C182]&amp;&quot;,lat:0.0, lng:0.0, zoom:0.0},&quot;" table:style-name="ce1">
            <text:p>{id:13655,name:'San Jacinto del Cauca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657,name:'San Juan Nepomuceno',state_id:13,lat:0.0, lng:0.0, zoom:0.0}," table:formula="of:=&quot;{id:&quot;&amp;[Ciudad.A183]&amp;&quot;,name:'&quot;&amp;[Ciudad.B183]&amp;&quot;',state_id:&quot;&amp;[Ciudad.C183]&amp;&quot;,lat:0.0, lng:0.0, zoom:0.0},&quot;" table:style-name="ce1">
            <text:p>{id:13657,name:'San Juan Nepomuceno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667,name:'San Martín de Loba',state_id:13,lat:0.0, lng:0.0, zoom:0.0}," table:formula="of:=&quot;{id:&quot;&amp;[Ciudad.A184]&amp;&quot;,name:'&quot;&amp;[Ciudad.B184]&amp;&quot;',state_id:&quot;&amp;[Ciudad.C184]&amp;&quot;,lat:0.0, lng:0.0, zoom:0.0},&quot;" table:style-name="ce1">
            <text:p>{id:13667,name:'San Martín de Loba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670,name:'San Pablo de Borbur',state_id:13,lat:0.0, lng:0.0, zoom:0.0}," table:formula="of:=&quot;{id:&quot;&amp;[Ciudad.A185]&amp;&quot;,name:'&quot;&amp;[Ciudad.B185]&amp;&quot;',state_id:&quot;&amp;[Ciudad.C185]&amp;&quot;,lat:0.0, lng:0.0, zoom:0.0},&quot;" table:style-name="ce1">
            <text:p>{id:13670,name:'San Pablo de Borbur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673,name:'Santa Catalina',state_id:13,lat:0.0, lng:0.0, zoom:0.0}," table:formula="of:=&quot;{id:&quot;&amp;[Ciudad.A186]&amp;&quot;,name:'&quot;&amp;[Ciudad.B186]&amp;&quot;',state_id:&quot;&amp;[Ciudad.C186]&amp;&quot;,lat:0.0, lng:0.0, zoom:0.0},&quot;" table:style-name="ce1">
            <text:p>{id:13673,name:'Santa Catalina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683,name:'Santa Rosa',state_id:13,lat:0.0, lng:0.0, zoom:0.0}," table:formula="of:=&quot;{id:&quot;&amp;[Ciudad.A187]&amp;&quot;,name:'&quot;&amp;[Ciudad.B187]&amp;&quot;',state_id:&quot;&amp;[Ciudad.C187]&amp;&quot;,lat:0.0, lng:0.0, zoom:0.0},&quot;" table:style-name="ce1">
            <text:p>{id:13683,name:'Santa Rosa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688,name:'Santa Rosa del Sur',state_id:13,lat:0.0, lng:0.0, zoom:0.0}," table:formula="of:=&quot;{id:&quot;&amp;[Ciudad.A188]&amp;&quot;,name:'&quot;&amp;[Ciudad.B188]&amp;&quot;',state_id:&quot;&amp;[Ciudad.C188]&amp;&quot;,lat:0.0, lng:0.0, zoom:0.0},&quot;" table:style-name="ce1">
            <text:p>{id:13688,name:'Santa Rosa del Sur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744,name:'Simití',state_id:13,lat:0.0, lng:0.0, zoom:0.0}," table:formula="of:=&quot;{id:&quot;&amp;[Ciudad.A189]&amp;&quot;,name:'&quot;&amp;[Ciudad.B189]&amp;&quot;',state_id:&quot;&amp;[Ciudad.C189]&amp;&quot;,lat:0.0, lng:0.0, zoom:0.0},&quot;" table:style-name="ce1">
            <text:p>{id:13744,name:'Simití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760,name:'Soplaviento',state_id:13,lat:0.0, lng:0.0, zoom:0.0}," table:formula="of:=&quot;{id:&quot;&amp;[Ciudad.A190]&amp;&quot;,name:'&quot;&amp;[Ciudad.B190]&amp;&quot;',state_id:&quot;&amp;[Ciudad.C190]&amp;&quot;,lat:0.0, lng:0.0, zoom:0.0},&quot;" table:style-name="ce1">
            <text:p>{id:13760,name:'Soplaviento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780,name:'Talaigua Nuevo',state_id:13,lat:0.0, lng:0.0, zoom:0.0}," table:formula="of:=&quot;{id:&quot;&amp;[Ciudad.A191]&amp;&quot;,name:'&quot;&amp;[Ciudad.B191]&amp;&quot;',state_id:&quot;&amp;[Ciudad.C191]&amp;&quot;,lat:0.0, lng:0.0, zoom:0.0},&quot;" table:style-name="ce1">
            <text:p>{id:13780,name:'Talaigua Nuevo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810,name:'Tiquisio',state_id:13,lat:0.0, lng:0.0, zoom:0.0}," table:formula="of:=&quot;{id:&quot;&amp;[Ciudad.A192]&amp;&quot;,name:'&quot;&amp;[Ciudad.B192]&amp;&quot;',state_id:&quot;&amp;[Ciudad.C192]&amp;&quot;,lat:0.0, lng:0.0, zoom:0.0},&quot;" table:style-name="ce1">
            <text:p>{id:13810,name:'Tiquisio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836,name:'Turbaco',state_id:13,lat:0.0, lng:0.0, zoom:0.0}," table:formula="of:=&quot;{id:&quot;&amp;[Ciudad.A193]&amp;&quot;,name:'&quot;&amp;[Ciudad.B193]&amp;&quot;',state_id:&quot;&amp;[Ciudad.C193]&amp;&quot;,lat:0.0, lng:0.0, zoom:0.0},&quot;" table:style-name="ce1">
            <text:p>{id:13836,name:'Turbaco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838,name:'Turbaná',state_id:13,lat:0.0, lng:0.0, zoom:0.0}," table:formula="of:=&quot;{id:&quot;&amp;[Ciudad.A194]&amp;&quot;,name:'&quot;&amp;[Ciudad.B194]&amp;&quot;',state_id:&quot;&amp;[Ciudad.C194]&amp;&quot;,lat:0.0, lng:0.0, zoom:0.0},&quot;" table:style-name="ce1">
            <text:p>{id:13838,name:'Turbaná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873,name:'Villanueva',state_id:13,lat:0.0, lng:0.0, zoom:0.0}," table:formula="of:=&quot;{id:&quot;&amp;[Ciudad.A195]&amp;&quot;,name:'&quot;&amp;[Ciudad.B195]&amp;&quot;',state_id:&quot;&amp;[Ciudad.C195]&amp;&quot;,lat:0.0, lng:0.0, zoom:0.0},&quot;" table:style-name="ce1">
            <text:p>{id:13873,name:'Villanueva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3894,name:'Zambrano',state_id:13,lat:0.0, lng:0.0, zoom:0.0}," table:formula="of:=&quot;{id:&quot;&amp;[Ciudad.A196]&amp;&quot;,name:'&quot;&amp;[Ciudad.B196]&amp;&quot;',state_id:&quot;&amp;[Ciudad.C196]&amp;&quot;,lat:0.0, lng:0.0, zoom:0.0},&quot;" table:style-name="ce1">
            <text:p>{id:13894,name:'Zambrano',state_id:1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001,name:'Tunja',state_id:15,lat:0.0, lng:0.0, zoom:0.0}," table:formula="of:=&quot;{id:&quot;&amp;[Ciudad.A197]&amp;&quot;,name:'&quot;&amp;[Ciudad.B197]&amp;&quot;',state_id:&quot;&amp;[Ciudad.C197]&amp;&quot;,lat:0.0, lng:0.0, zoom:0.0},&quot;" table:style-name="ce1">
            <text:p>{id:15001,name:'Tunj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022,name:'Almeida',state_id:15,lat:0.0, lng:0.0, zoom:0.0}," table:formula="of:=&quot;{id:&quot;&amp;[Ciudad.A198]&amp;&quot;,name:'&quot;&amp;[Ciudad.B198]&amp;&quot;',state_id:&quot;&amp;[Ciudad.C198]&amp;&quot;,lat:0.0, lng:0.0, zoom:0.0},&quot;" table:style-name="ce1">
            <text:p>{id:15022,name:'Almeid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047,name:'Aquitania',state_id:15,lat:0.0, lng:0.0, zoom:0.0}," table:formula="of:=&quot;{id:&quot;&amp;[Ciudad.A199]&amp;&quot;,name:'&quot;&amp;[Ciudad.B199]&amp;&quot;',state_id:&quot;&amp;[Ciudad.C199]&amp;&quot;,lat:0.0, lng:0.0, zoom:0.0},&quot;" table:style-name="ce1">
            <text:p>{id:15047,name:'Aquitani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051,name:'Arcabuco',state_id:15,lat:0.0, lng:0.0, zoom:0.0}," table:formula="of:=&quot;{id:&quot;&amp;[Ciudad.A200]&amp;&quot;,name:'&quot;&amp;[Ciudad.B200]&amp;&quot;',state_id:&quot;&amp;[Ciudad.C200]&amp;&quot;,lat:0.0, lng:0.0, zoom:0.0},&quot;" table:style-name="ce1">
            <text:p>{id:15051,name:'Arcabuco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087,name:'Belén',state_id:15,lat:0.0, lng:0.0, zoom:0.0}," table:formula="of:=&quot;{id:&quot;&amp;[Ciudad.A201]&amp;&quot;,name:'&quot;&amp;[Ciudad.B201]&amp;&quot;',state_id:&quot;&amp;[Ciudad.C201]&amp;&quot;,lat:0.0, lng:0.0, zoom:0.0},&quot;" table:style-name="ce1">
            <text:p>{id:15087,name:'Belén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090,name:'Berbeo',state_id:15,lat:0.0, lng:0.0, zoom:0.0}," table:formula="of:=&quot;{id:&quot;&amp;[Ciudad.A202]&amp;&quot;,name:'&quot;&amp;[Ciudad.B202]&amp;&quot;',state_id:&quot;&amp;[Ciudad.C202]&amp;&quot;,lat:0.0, lng:0.0, zoom:0.0},&quot;" table:style-name="ce1">
            <text:p>{id:15090,name:'Berbeo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092,name:'Betéitiva',state_id:15,lat:0.0, lng:0.0, zoom:0.0}," table:formula="of:=&quot;{id:&quot;&amp;[Ciudad.A203]&amp;&quot;,name:'&quot;&amp;[Ciudad.B203]&amp;&quot;',state_id:&quot;&amp;[Ciudad.C203]&amp;&quot;,lat:0.0, lng:0.0, zoom:0.0},&quot;" table:style-name="ce1">
            <text:p>{id:15092,name:'Betéitiv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097,name:'Boavita',state_id:15,lat:0.0, lng:0.0, zoom:0.0}," table:formula="of:=&quot;{id:&quot;&amp;[Ciudad.A204]&amp;&quot;,name:'&quot;&amp;[Ciudad.B204]&amp;&quot;',state_id:&quot;&amp;[Ciudad.C204]&amp;&quot;,lat:0.0, lng:0.0, zoom:0.0},&quot;" table:style-name="ce1">
            <text:p>{id:15097,name:'Boavit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104,name:'Boyacá',state_id:15,lat:0.0, lng:0.0, zoom:0.0}," table:formula="of:=&quot;{id:&quot;&amp;[Ciudad.A205]&amp;&quot;,name:'&quot;&amp;[Ciudad.B205]&amp;&quot;',state_id:&quot;&amp;[Ciudad.C205]&amp;&quot;,lat:0.0, lng:0.0, zoom:0.0},&quot;" table:style-name="ce1">
            <text:p>{id:15104,name:'Boyacá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106,name:'Briceño',state_id:15,lat:0.0, lng:0.0, zoom:0.0}," table:formula="of:=&quot;{id:&quot;&amp;[Ciudad.A206]&amp;&quot;,name:'&quot;&amp;[Ciudad.B206]&amp;&quot;',state_id:&quot;&amp;[Ciudad.C206]&amp;&quot;,lat:0.0, lng:0.0, zoom:0.0},&quot;" table:style-name="ce1">
            <text:p>{id:15106,name:'Briceño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109,name:'Buena Vista',state_id:15,lat:0.0, lng:0.0, zoom:0.0}," table:formula="of:=&quot;{id:&quot;&amp;[Ciudad.A207]&amp;&quot;,name:'&quot;&amp;[Ciudad.B207]&amp;&quot;',state_id:&quot;&amp;[Ciudad.C207]&amp;&quot;,lat:0.0, lng:0.0, zoom:0.0},&quot;" table:style-name="ce1">
            <text:p>{id:15109,name:'Buena Vist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114,name:'Busbanzá',state_id:15,lat:0.0, lng:0.0, zoom:0.0}," table:formula="of:=&quot;{id:&quot;&amp;[Ciudad.A208]&amp;&quot;,name:'&quot;&amp;[Ciudad.B208]&amp;&quot;',state_id:&quot;&amp;[Ciudad.C208]&amp;&quot;,lat:0.0, lng:0.0, zoom:0.0},&quot;" table:style-name="ce1">
            <text:p>{id:15114,name:'Busbanzá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131,name:'Caldas',state_id:15,lat:0.0, lng:0.0, zoom:0.0}," table:formula="of:=&quot;{id:&quot;&amp;[Ciudad.A209]&amp;&quot;,name:'&quot;&amp;[Ciudad.B209]&amp;&quot;',state_id:&quot;&amp;[Ciudad.C209]&amp;&quot;,lat:0.0, lng:0.0, zoom:0.0},&quot;" table:style-name="ce1">
            <text:p>{id:15131,name:'Caldas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135,name:'Campohermoso',state_id:15,lat:0.0, lng:0.0, zoom:0.0}," table:formula="of:=&quot;{id:&quot;&amp;[Ciudad.A210]&amp;&quot;,name:'&quot;&amp;[Ciudad.B210]&amp;&quot;',state_id:&quot;&amp;[Ciudad.C210]&amp;&quot;,lat:0.0, lng:0.0, zoom:0.0},&quot;" table:style-name="ce1">
            <text:p>{id:15135,name:'Campohermoso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162,name:'Cerinza',state_id:15,lat:0.0, lng:0.0, zoom:0.0}," table:formula="of:=&quot;{id:&quot;&amp;[Ciudad.A211]&amp;&quot;,name:'&quot;&amp;[Ciudad.B211]&amp;&quot;',state_id:&quot;&amp;[Ciudad.C211]&amp;&quot;,lat:0.0, lng:0.0, zoom:0.0},&quot;" table:style-name="ce1">
            <text:p>{id:15162,name:'Cerinz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172,name:'Chinavita',state_id:15,lat:0.0, lng:0.0, zoom:0.0}," table:formula="of:=&quot;{id:&quot;&amp;[Ciudad.A212]&amp;&quot;,name:'&quot;&amp;[Ciudad.B212]&amp;&quot;',state_id:&quot;&amp;[Ciudad.C212]&amp;&quot;,lat:0.0, lng:0.0, zoom:0.0},&quot;" table:style-name="ce1">
            <text:p>{id:15172,name:'Chinavit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176,name:'Chiquinquirá',state_id:15,lat:0.0, lng:0.0, zoom:0.0}," table:formula="of:=&quot;{id:&quot;&amp;[Ciudad.A213]&amp;&quot;,name:'&quot;&amp;[Ciudad.B213]&amp;&quot;',state_id:&quot;&amp;[Ciudad.C213]&amp;&quot;,lat:0.0, lng:0.0, zoom:0.0},&quot;" table:style-name="ce1">
            <text:p>{id:15176,name:'Chiquinquirá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180,name:'Chiscas',state_id:15,lat:0.0, lng:0.0, zoom:0.0}," table:formula="of:=&quot;{id:&quot;&amp;[Ciudad.A214]&amp;&quot;,name:'&quot;&amp;[Ciudad.B214]&amp;&quot;',state_id:&quot;&amp;[Ciudad.C214]&amp;&quot;,lat:0.0, lng:0.0, zoom:0.0},&quot;" table:style-name="ce1">
            <text:p>{id:15180,name:'Chiscas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183,name:'Chita',state_id:15,lat:0.0, lng:0.0, zoom:0.0}," table:formula="of:=&quot;{id:&quot;&amp;[Ciudad.A215]&amp;&quot;,name:'&quot;&amp;[Ciudad.B215]&amp;&quot;',state_id:&quot;&amp;[Ciudad.C215]&amp;&quot;,lat:0.0, lng:0.0, zoom:0.0},&quot;" table:style-name="ce1">
            <text:p>{id:15183,name:'Chit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185,name:'Chitaraque',state_id:15,lat:0.0, lng:0.0, zoom:0.0}," table:formula="of:=&quot;{id:&quot;&amp;[Ciudad.A216]&amp;&quot;,name:'&quot;&amp;[Ciudad.B216]&amp;&quot;',state_id:&quot;&amp;[Ciudad.C216]&amp;&quot;,lat:0.0, lng:0.0, zoom:0.0},&quot;" table:style-name="ce1">
            <text:p>{id:15185,name:'Chitaraque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187,name:'Chivatá',state_id:15,lat:0.0, lng:0.0, zoom:0.0}," table:formula="of:=&quot;{id:&quot;&amp;[Ciudad.A217]&amp;&quot;,name:'&quot;&amp;[Ciudad.B217]&amp;&quot;',state_id:&quot;&amp;[Ciudad.C217]&amp;&quot;,lat:0.0, lng:0.0, zoom:0.0},&quot;" table:style-name="ce1">
            <text:p>{id:15187,name:'Chivatá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189,name:'Ciénega',state_id:15,lat:0.0, lng:0.0, zoom:0.0}," table:formula="of:=&quot;{id:&quot;&amp;[Ciudad.A218]&amp;&quot;,name:'&quot;&amp;[Ciudad.B218]&amp;&quot;',state_id:&quot;&amp;[Ciudad.C218]&amp;&quot;,lat:0.0, lng:0.0, zoom:0.0},&quot;" table:style-name="ce1">
            <text:p>{id:15189,name:'Ciéneg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204,name:'Cómbita',state_id:15,lat:0.0, lng:0.0, zoom:0.0}," table:formula="of:=&quot;{id:&quot;&amp;[Ciudad.A219]&amp;&quot;,name:'&quot;&amp;[Ciudad.B219]&amp;&quot;',state_id:&quot;&amp;[Ciudad.C219]&amp;&quot;,lat:0.0, lng:0.0, zoom:0.0},&quot;" table:style-name="ce1">
            <text:p>{id:15204,name:'Cómbit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212,name:'Coper',state_id:15,lat:0.0, lng:0.0, zoom:0.0}," table:formula="of:=&quot;{id:&quot;&amp;[Ciudad.A220]&amp;&quot;,name:'&quot;&amp;[Ciudad.B220]&amp;&quot;',state_id:&quot;&amp;[Ciudad.C220]&amp;&quot;,lat:0.0, lng:0.0, zoom:0.0},&quot;" table:style-name="ce1">
            <text:p>{id:15212,name:'Coper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215,name:'Corrales',state_id:15,lat:0.0, lng:0.0, zoom:0.0}," table:formula="of:=&quot;{id:&quot;&amp;[Ciudad.A221]&amp;&quot;,name:'&quot;&amp;[Ciudad.B221]&amp;&quot;',state_id:&quot;&amp;[Ciudad.C221]&amp;&quot;,lat:0.0, lng:0.0, zoom:0.0},&quot;" table:style-name="ce1">
            <text:p>{id:15215,name:'Corrales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218,name:'Covarachía',state_id:15,lat:0.0, lng:0.0, zoom:0.0}," table:formula="of:=&quot;{id:&quot;&amp;[Ciudad.A222]&amp;&quot;,name:'&quot;&amp;[Ciudad.B222]&amp;&quot;',state_id:&quot;&amp;[Ciudad.C222]&amp;&quot;,lat:0.0, lng:0.0, zoom:0.0},&quot;" table:style-name="ce1">
            <text:p>{id:15218,name:'Covarachí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223,name:'Cubará',state_id:15,lat:0.0, lng:0.0, zoom:0.0}," table:formula="of:=&quot;{id:&quot;&amp;[Ciudad.A223]&amp;&quot;,name:'&quot;&amp;[Ciudad.B223]&amp;&quot;',state_id:&quot;&amp;[Ciudad.C223]&amp;&quot;,lat:0.0, lng:0.0, zoom:0.0},&quot;" table:style-name="ce1">
            <text:p>{id:15223,name:'Cubará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224,name:'Cucaita',state_id:15,lat:0.0, lng:0.0, zoom:0.0}," table:formula="of:=&quot;{id:&quot;&amp;[Ciudad.A224]&amp;&quot;,name:'&quot;&amp;[Ciudad.B224]&amp;&quot;',state_id:&quot;&amp;[Ciudad.C224]&amp;&quot;,lat:0.0, lng:0.0, zoom:0.0},&quot;" table:style-name="ce1">
            <text:p>{id:15224,name:'Cucait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226,name:'Cuítiva',state_id:15,lat:0.0, lng:0.0, zoom:0.0}," table:formula="of:=&quot;{id:&quot;&amp;[Ciudad.A225]&amp;&quot;,name:'&quot;&amp;[Ciudad.B225]&amp;&quot;',state_id:&quot;&amp;[Ciudad.C225]&amp;&quot;,lat:0.0, lng:0.0, zoom:0.0},&quot;" table:style-name="ce1">
            <text:p>{id:15226,name:'Cuítiv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232,name:'Chíquiza',state_id:15,lat:0.0, lng:0.0, zoom:0.0}," table:formula="of:=&quot;{id:&quot;&amp;[Ciudad.A226]&amp;&quot;,name:'&quot;&amp;[Ciudad.B226]&amp;&quot;',state_id:&quot;&amp;[Ciudad.C226]&amp;&quot;,lat:0.0, lng:0.0, zoom:0.0},&quot;" table:style-name="ce1">
            <text:p>{id:15232,name:'Chíquiz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236,name:'Chivor',state_id:15,lat:0.0, lng:0.0, zoom:0.0}," table:formula="of:=&quot;{id:&quot;&amp;[Ciudad.A227]&amp;&quot;,name:'&quot;&amp;[Ciudad.B227]&amp;&quot;',state_id:&quot;&amp;[Ciudad.C227]&amp;&quot;,lat:0.0, lng:0.0, zoom:0.0},&quot;" table:style-name="ce1">
            <text:p>{id:15236,name:'Chivor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238,name:'Duitama',state_id:15,lat:0.0, lng:0.0, zoom:0.0}," table:formula="of:=&quot;{id:&quot;&amp;[Ciudad.A228]&amp;&quot;,name:'&quot;&amp;[Ciudad.B228]&amp;&quot;',state_id:&quot;&amp;[Ciudad.C228]&amp;&quot;,lat:0.0, lng:0.0, zoom:0.0},&quot;" table:style-name="ce1">
            <text:p>{id:15238,name:'Duitam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244,name:'El Cocuy',state_id:15,lat:0.0, lng:0.0, zoom:0.0}," table:formula="of:=&quot;{id:&quot;&amp;[Ciudad.A229]&amp;&quot;,name:'&quot;&amp;[Ciudad.B229]&amp;&quot;',state_id:&quot;&amp;[Ciudad.C229]&amp;&quot;,lat:0.0, lng:0.0, zoom:0.0},&quot;" table:style-name="ce1">
            <text:p>{id:15244,name:'El Cocuy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248,name:'El Espino',state_id:15,lat:0.0, lng:0.0, zoom:0.0}," table:formula="of:=&quot;{id:&quot;&amp;[Ciudad.A230]&amp;&quot;,name:'&quot;&amp;[Ciudad.B230]&amp;&quot;',state_id:&quot;&amp;[Ciudad.C230]&amp;&quot;,lat:0.0, lng:0.0, zoom:0.0},&quot;" table:style-name="ce1">
            <text:p>{id:15248,name:'El Espino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272,name:'Firavitoba',state_id:15,lat:0.0, lng:0.0, zoom:0.0}," table:formula="of:=&quot;{id:&quot;&amp;[Ciudad.A231]&amp;&quot;,name:'&quot;&amp;[Ciudad.B231]&amp;&quot;',state_id:&quot;&amp;[Ciudad.C231]&amp;&quot;,lat:0.0, lng:0.0, zoom:0.0},&quot;" table:style-name="ce1">
            <text:p>{id:15272,name:'Firavitob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276,name:'Floresta',state_id:15,lat:0.0, lng:0.0, zoom:0.0}," table:formula="of:=&quot;{id:&quot;&amp;[Ciudad.A232]&amp;&quot;,name:'&quot;&amp;[Ciudad.B232]&amp;&quot;',state_id:&quot;&amp;[Ciudad.C232]&amp;&quot;,lat:0.0, lng:0.0, zoom:0.0},&quot;" table:style-name="ce1">
            <text:p>{id:15276,name:'Florest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293,name:'Gachantivá',state_id:15,lat:0.0, lng:0.0, zoom:0.0}," table:formula="of:=&quot;{id:&quot;&amp;[Ciudad.A233]&amp;&quot;,name:'&quot;&amp;[Ciudad.B233]&amp;&quot;',state_id:&quot;&amp;[Ciudad.C233]&amp;&quot;,lat:0.0, lng:0.0, zoom:0.0},&quot;" table:style-name="ce1">
            <text:p>{id:15293,name:'Gachantivá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296,name:'Gameza',state_id:15,lat:0.0, lng:0.0, zoom:0.0}," table:formula="of:=&quot;{id:&quot;&amp;[Ciudad.A234]&amp;&quot;,name:'&quot;&amp;[Ciudad.B234]&amp;&quot;',state_id:&quot;&amp;[Ciudad.C234]&amp;&quot;,lat:0.0, lng:0.0, zoom:0.0},&quot;" table:style-name="ce1">
            <text:p>{id:15296,name:'Gamez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299,name:'Garagoa',state_id:15,lat:0.0, lng:0.0, zoom:0.0}," table:formula="of:=&quot;{id:&quot;&amp;[Ciudad.A235]&amp;&quot;,name:'&quot;&amp;[Ciudad.B235]&amp;&quot;',state_id:&quot;&amp;[Ciudad.C235]&amp;&quot;,lat:0.0, lng:0.0, zoom:0.0},&quot;" table:style-name="ce1">
            <text:p>{id:15299,name:'Garago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317,name:'Guacamayas',state_id:15,lat:0.0, lng:0.0, zoom:0.0}," table:formula="of:=&quot;{id:&quot;&amp;[Ciudad.A236]&amp;&quot;,name:'&quot;&amp;[Ciudad.B236]&amp;&quot;',state_id:&quot;&amp;[Ciudad.C236]&amp;&quot;,lat:0.0, lng:0.0, zoom:0.0},&quot;" table:style-name="ce1">
            <text:p>{id:15317,name:'Guacamayas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322,name:'Guateque',state_id:15,lat:0.0, lng:0.0, zoom:0.0}," table:formula="of:=&quot;{id:&quot;&amp;[Ciudad.A237]&amp;&quot;,name:'&quot;&amp;[Ciudad.B237]&amp;&quot;',state_id:&quot;&amp;[Ciudad.C237]&amp;&quot;,lat:0.0, lng:0.0, zoom:0.0},&quot;" table:style-name="ce1">
            <text:p>{id:15322,name:'Guateque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325,name:'Guayatá',state_id:15,lat:0.0, lng:0.0, zoom:0.0}," table:formula="of:=&quot;{id:&quot;&amp;[Ciudad.A238]&amp;&quot;,name:'&quot;&amp;[Ciudad.B238]&amp;&quot;',state_id:&quot;&amp;[Ciudad.C238]&amp;&quot;,lat:0.0, lng:0.0, zoom:0.0},&quot;" table:style-name="ce1">
            <text:p>{id:15325,name:'Guayatá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332,name:'Güicán',state_id:15,lat:0.0, lng:0.0, zoom:0.0}," table:formula="of:=&quot;{id:&quot;&amp;[Ciudad.A239]&amp;&quot;,name:'&quot;&amp;[Ciudad.B239]&amp;&quot;',state_id:&quot;&amp;[Ciudad.C239]&amp;&quot;,lat:0.0, lng:0.0, zoom:0.0},&quot;" table:style-name="ce1">
            <text:p>{id:15332,name:'Güicán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362,name:'Iza',state_id:15,lat:0.0, lng:0.0, zoom:0.0}," table:formula="of:=&quot;{id:&quot;&amp;[Ciudad.A240]&amp;&quot;,name:'&quot;&amp;[Ciudad.B240]&amp;&quot;',state_id:&quot;&amp;[Ciudad.C240]&amp;&quot;,lat:0.0, lng:0.0, zoom:0.0},&quot;" table:style-name="ce1">
            <text:p>{id:15362,name:'Iz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367,name:'Jenesano',state_id:15,lat:0.0, lng:0.0, zoom:0.0}," table:formula="of:=&quot;{id:&quot;&amp;[Ciudad.A241]&amp;&quot;,name:'&quot;&amp;[Ciudad.B241]&amp;&quot;',state_id:&quot;&amp;[Ciudad.C241]&amp;&quot;,lat:0.0, lng:0.0, zoom:0.0},&quot;" table:style-name="ce1">
            <text:p>{id:15367,name:'Jenesano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368,name:'Jericó',state_id:15,lat:0.0, lng:0.0, zoom:0.0}," table:formula="of:=&quot;{id:&quot;&amp;[Ciudad.A242]&amp;&quot;,name:'&quot;&amp;[Ciudad.B242]&amp;&quot;',state_id:&quot;&amp;[Ciudad.C242]&amp;&quot;,lat:0.0, lng:0.0, zoom:0.0},&quot;" table:style-name="ce1">
            <text:p>{id:15368,name:'Jericó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377,name:'Labranzagrande',state_id:15,lat:0.0, lng:0.0, zoom:0.0}," table:formula="of:=&quot;{id:&quot;&amp;[Ciudad.A243]&amp;&quot;,name:'&quot;&amp;[Ciudad.B243]&amp;&quot;',state_id:&quot;&amp;[Ciudad.C243]&amp;&quot;,lat:0.0, lng:0.0, zoom:0.0},&quot;" table:style-name="ce1">
            <text:p>{id:15377,name:'Labranzagrande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380,name:'La Capilla',state_id:15,lat:0.0, lng:0.0, zoom:0.0}," table:formula="of:=&quot;{id:&quot;&amp;[Ciudad.A244]&amp;&quot;,name:'&quot;&amp;[Ciudad.B244]&amp;&quot;',state_id:&quot;&amp;[Ciudad.C244]&amp;&quot;,lat:0.0, lng:0.0, zoom:0.0},&quot;" table:style-name="ce1">
            <text:p>{id:15380,name:'La Capill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401,name:'La Victoria',state_id:15,lat:0.0, lng:0.0, zoom:0.0}," table:formula="of:=&quot;{id:&quot;&amp;[Ciudad.A245]&amp;&quot;,name:'&quot;&amp;[Ciudad.B245]&amp;&quot;',state_id:&quot;&amp;[Ciudad.C245]&amp;&quot;,lat:0.0, lng:0.0, zoom:0.0},&quot;" table:style-name="ce1">
            <text:p>{id:15401,name:'La Victori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403,name:'La Uvita',state_id:15,lat:0.0, lng:0.0, zoom:0.0}," table:formula="of:=&quot;{id:&quot;&amp;[Ciudad.A246]&amp;&quot;,name:'&quot;&amp;[Ciudad.B246]&amp;&quot;',state_id:&quot;&amp;[Ciudad.C246]&amp;&quot;,lat:0.0, lng:0.0, zoom:0.0},&quot;" table:style-name="ce1">
            <text:p>{id:15403,name:'La Uvit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407,name:'Villa de Leyva',state_id:15,lat:0.0, lng:0.0, zoom:0.0}," table:formula="of:=&quot;{id:&quot;&amp;[Ciudad.A247]&amp;&quot;,name:'&quot;&amp;[Ciudad.B247]&amp;&quot;',state_id:&quot;&amp;[Ciudad.C247]&amp;&quot;,lat:0.0, lng:0.0, zoom:0.0},&quot;" table:style-name="ce1">
            <text:p>{id:15407,name:'Villa de Leyv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425,name:'Macanal',state_id:15,lat:0.0, lng:0.0, zoom:0.0}," table:formula="of:=&quot;{id:&quot;&amp;[Ciudad.A248]&amp;&quot;,name:'&quot;&amp;[Ciudad.B248]&amp;&quot;',state_id:&quot;&amp;[Ciudad.C248]&amp;&quot;,lat:0.0, lng:0.0, zoom:0.0},&quot;" table:style-name="ce1">
            <text:p>{id:15425,name:'Macanal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442,name:'Maripí',state_id:15,lat:0.0, lng:0.0, zoom:0.0}," table:formula="of:=&quot;{id:&quot;&amp;[Ciudad.A249]&amp;&quot;,name:'&quot;&amp;[Ciudad.B249]&amp;&quot;',state_id:&quot;&amp;[Ciudad.C249]&amp;&quot;,lat:0.0, lng:0.0, zoom:0.0},&quot;" table:style-name="ce1">
            <text:p>{id:15442,name:'Maripí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455,name:'Miraflores',state_id:15,lat:0.0, lng:0.0, zoom:0.0}," table:formula="of:=&quot;{id:&quot;&amp;[Ciudad.A250]&amp;&quot;,name:'&quot;&amp;[Ciudad.B250]&amp;&quot;',state_id:&quot;&amp;[Ciudad.C250]&amp;&quot;,lat:0.0, lng:0.0, zoom:0.0},&quot;" table:style-name="ce1">
            <text:p>{id:15455,name:'Miraflores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464,name:'Mongua',state_id:15,lat:0.0, lng:0.0, zoom:0.0}," table:formula="of:=&quot;{id:&quot;&amp;[Ciudad.A251]&amp;&quot;,name:'&quot;&amp;[Ciudad.B251]&amp;&quot;',state_id:&quot;&amp;[Ciudad.C251]&amp;&quot;,lat:0.0, lng:0.0, zoom:0.0},&quot;" table:style-name="ce1">
            <text:p>{id:15464,name:'Mongu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466,name:'Monguí',state_id:15,lat:0.0, lng:0.0, zoom:0.0}," table:formula="of:=&quot;{id:&quot;&amp;[Ciudad.A252]&amp;&quot;,name:'&quot;&amp;[Ciudad.B252]&amp;&quot;',state_id:&quot;&amp;[Ciudad.C252]&amp;&quot;,lat:0.0, lng:0.0, zoom:0.0},&quot;" table:style-name="ce1">
            <text:p>{id:15466,name:'Monguí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469,name:'Moniquirá',state_id:15,lat:0.0, lng:0.0, zoom:0.0}," table:formula="of:=&quot;{id:&quot;&amp;[Ciudad.A253]&amp;&quot;,name:'&quot;&amp;[Ciudad.B253]&amp;&quot;',state_id:&quot;&amp;[Ciudad.C253]&amp;&quot;,lat:0.0, lng:0.0, zoom:0.0},&quot;" table:style-name="ce1">
            <text:p>{id:15469,name:'Moniquirá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476,name:'Motavita',state_id:15,lat:0.0, lng:0.0, zoom:0.0}," table:formula="of:=&quot;{id:&quot;&amp;[Ciudad.A254]&amp;&quot;,name:'&quot;&amp;[Ciudad.B254]&amp;&quot;',state_id:&quot;&amp;[Ciudad.C254]&amp;&quot;,lat:0.0, lng:0.0, zoom:0.0},&quot;" table:style-name="ce1">
            <text:p>{id:15476,name:'Motavit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480,name:'Muzo',state_id:15,lat:0.0, lng:0.0, zoom:0.0}," table:formula="of:=&quot;{id:&quot;&amp;[Ciudad.A255]&amp;&quot;,name:'&quot;&amp;[Ciudad.B255]&amp;&quot;',state_id:&quot;&amp;[Ciudad.C255]&amp;&quot;,lat:0.0, lng:0.0, zoom:0.0},&quot;" table:style-name="ce1">
            <text:p>{id:15480,name:'Muzo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491,name:'Nobsa',state_id:15,lat:0.0, lng:0.0, zoom:0.0}," table:formula="of:=&quot;{id:&quot;&amp;[Ciudad.A256]&amp;&quot;,name:'&quot;&amp;[Ciudad.B256]&amp;&quot;',state_id:&quot;&amp;[Ciudad.C256]&amp;&quot;,lat:0.0, lng:0.0, zoom:0.0},&quot;" table:style-name="ce1">
            <text:p>{id:15491,name:'Nobs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494,name:'Nuevo Colón',state_id:15,lat:0.0, lng:0.0, zoom:0.0}," table:formula="of:=&quot;{id:&quot;&amp;[Ciudad.A257]&amp;&quot;,name:'&quot;&amp;[Ciudad.B257]&amp;&quot;',state_id:&quot;&amp;[Ciudad.C257]&amp;&quot;,lat:0.0, lng:0.0, zoom:0.0},&quot;" table:style-name="ce1">
            <text:p>{id:15494,name:'Nuevo Colón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500,name:'Oicatá',state_id:15,lat:0.0, lng:0.0, zoom:0.0}," table:formula="of:=&quot;{id:&quot;&amp;[Ciudad.A258]&amp;&quot;,name:'&quot;&amp;[Ciudad.B258]&amp;&quot;',state_id:&quot;&amp;[Ciudad.C258]&amp;&quot;,lat:0.0, lng:0.0, zoom:0.0},&quot;" table:style-name="ce1">
            <text:p>{id:15500,name:'Oicatá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507,name:'Otanche',state_id:15,lat:0.0, lng:0.0, zoom:0.0}," table:formula="of:=&quot;{id:&quot;&amp;[Ciudad.A259]&amp;&quot;,name:'&quot;&amp;[Ciudad.B259]&amp;&quot;',state_id:&quot;&amp;[Ciudad.C259]&amp;&quot;,lat:0.0, lng:0.0, zoom:0.0},&quot;" table:style-name="ce1">
            <text:p>{id:15507,name:'Otanche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511,name:'Pachavita',state_id:15,lat:0.0, lng:0.0, zoom:0.0}," table:formula="of:=&quot;{id:&quot;&amp;[Ciudad.A260]&amp;&quot;,name:'&quot;&amp;[Ciudad.B260]&amp;&quot;',state_id:&quot;&amp;[Ciudad.C260]&amp;&quot;,lat:0.0, lng:0.0, zoom:0.0},&quot;" table:style-name="ce1">
            <text:p>{id:15511,name:'Pachavit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514,name:'Páez',state_id:15,lat:0.0, lng:0.0, zoom:0.0}," table:formula="of:=&quot;{id:&quot;&amp;[Ciudad.A261]&amp;&quot;,name:'&quot;&amp;[Ciudad.B261]&amp;&quot;',state_id:&quot;&amp;[Ciudad.C261]&amp;&quot;,lat:0.0, lng:0.0, zoom:0.0},&quot;" table:style-name="ce1">
            <text:p>{id:15514,name:'Páez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516,name:'Paipa',state_id:15,lat:0.0, lng:0.0, zoom:0.0}," table:formula="of:=&quot;{id:&quot;&amp;[Ciudad.A262]&amp;&quot;,name:'&quot;&amp;[Ciudad.B262]&amp;&quot;',state_id:&quot;&amp;[Ciudad.C262]&amp;&quot;,lat:0.0, lng:0.0, zoom:0.0},&quot;" table:style-name="ce1">
            <text:p>{id:15516,name:'Paip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518,name:'Pajarito',state_id:15,lat:0.0, lng:0.0, zoom:0.0}," table:formula="of:=&quot;{id:&quot;&amp;[Ciudad.A263]&amp;&quot;,name:'&quot;&amp;[Ciudad.B263]&amp;&quot;',state_id:&quot;&amp;[Ciudad.C263]&amp;&quot;,lat:0.0, lng:0.0, zoom:0.0},&quot;" table:style-name="ce1">
            <text:p>{id:15518,name:'Pajarito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522,name:'Panqueba',state_id:15,lat:0.0, lng:0.0, zoom:0.0}," table:formula="of:=&quot;{id:&quot;&amp;[Ciudad.A264]&amp;&quot;,name:'&quot;&amp;[Ciudad.B264]&amp;&quot;',state_id:&quot;&amp;[Ciudad.C264]&amp;&quot;,lat:0.0, lng:0.0, zoom:0.0},&quot;" table:style-name="ce1">
            <text:p>{id:15522,name:'Panqueb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531,name:'Pauna',state_id:15,lat:0.0, lng:0.0, zoom:0.0}," table:formula="of:=&quot;{id:&quot;&amp;[Ciudad.A265]&amp;&quot;,name:'&quot;&amp;[Ciudad.B265]&amp;&quot;',state_id:&quot;&amp;[Ciudad.C265]&amp;&quot;,lat:0.0, lng:0.0, zoom:0.0},&quot;" table:style-name="ce1">
            <text:p>{id:15531,name:'Paun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533,name:'Paya',state_id:15,lat:0.0, lng:0.0, zoom:0.0}," table:formula="of:=&quot;{id:&quot;&amp;[Ciudad.A266]&amp;&quot;,name:'&quot;&amp;[Ciudad.B266]&amp;&quot;',state_id:&quot;&amp;[Ciudad.C266]&amp;&quot;,lat:0.0, lng:0.0, zoom:0.0},&quot;" table:style-name="ce1">
            <text:p>{id:15533,name:'Pay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537,name:'Paz de Río',state_id:15,lat:0.0, lng:0.0, zoom:0.0}," table:formula="of:=&quot;{id:&quot;&amp;[Ciudad.A267]&amp;&quot;,name:'&quot;&amp;[Ciudad.B267]&amp;&quot;',state_id:&quot;&amp;[Ciudad.C267]&amp;&quot;,lat:0.0, lng:0.0, zoom:0.0},&quot;" table:style-name="ce1">
            <text:p>{id:15537,name:'Paz de Río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542,name:'Pesca',state_id:15,lat:0.0, lng:0.0, zoom:0.0}," table:formula="of:=&quot;{id:&quot;&amp;[Ciudad.A268]&amp;&quot;,name:'&quot;&amp;[Ciudad.B268]&amp;&quot;',state_id:&quot;&amp;[Ciudad.C268]&amp;&quot;,lat:0.0, lng:0.0, zoom:0.0},&quot;" table:style-name="ce1">
            <text:p>{id:15542,name:'Pesc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550,name:'Pisba',state_id:15,lat:0.0, lng:0.0, zoom:0.0}," table:formula="of:=&quot;{id:&quot;&amp;[Ciudad.A269]&amp;&quot;,name:'&quot;&amp;[Ciudad.B269]&amp;&quot;',state_id:&quot;&amp;[Ciudad.C269]&amp;&quot;,lat:0.0, lng:0.0, zoom:0.0},&quot;" table:style-name="ce1">
            <text:p>{id:15550,name:'Pisb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572,name:'Puerto Boyacá',state_id:15,lat:0.0, lng:0.0, zoom:0.0}," table:formula="of:=&quot;{id:&quot;&amp;[Ciudad.A270]&amp;&quot;,name:'&quot;&amp;[Ciudad.B270]&amp;&quot;',state_id:&quot;&amp;[Ciudad.C270]&amp;&quot;,lat:0.0, lng:0.0, zoom:0.0},&quot;" table:style-name="ce1">
            <text:p>{id:15572,name:'Puerto Boyacá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580,name:'Quípama',state_id:15,lat:0.0, lng:0.0, zoom:0.0}," table:formula="of:=&quot;{id:&quot;&amp;[Ciudad.A271]&amp;&quot;,name:'&quot;&amp;[Ciudad.B271]&amp;&quot;',state_id:&quot;&amp;[Ciudad.C271]&amp;&quot;,lat:0.0, lng:0.0, zoom:0.0},&quot;" table:style-name="ce1">
            <text:p>{id:15580,name:'Quípam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599,name:'Ramiriquí',state_id:15,lat:0.0, lng:0.0, zoom:0.0}," table:formula="of:=&quot;{id:&quot;&amp;[Ciudad.A272]&amp;&quot;,name:'&quot;&amp;[Ciudad.B272]&amp;&quot;',state_id:&quot;&amp;[Ciudad.C272]&amp;&quot;,lat:0.0, lng:0.0, zoom:0.0},&quot;" table:style-name="ce1">
            <text:p>{id:15599,name:'Ramiriquí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600,name:'Ráquira',state_id:15,lat:0.0, lng:0.0, zoom:0.0}," table:formula="of:=&quot;{id:&quot;&amp;[Ciudad.A273]&amp;&quot;,name:'&quot;&amp;[Ciudad.B273]&amp;&quot;',state_id:&quot;&amp;[Ciudad.C273]&amp;&quot;,lat:0.0, lng:0.0, zoom:0.0},&quot;" table:style-name="ce1">
            <text:p>{id:15600,name:'Ráquir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621,name:'Rondón',state_id:15,lat:0.0, lng:0.0, zoom:0.0}," table:formula="of:=&quot;{id:&quot;&amp;[Ciudad.A274]&amp;&quot;,name:'&quot;&amp;[Ciudad.B274]&amp;&quot;',state_id:&quot;&amp;[Ciudad.C274]&amp;&quot;,lat:0.0, lng:0.0, zoom:0.0},&quot;" table:style-name="ce1">
            <text:p>{id:15621,name:'Rondón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632,name:'Saboyá',state_id:15,lat:0.0, lng:0.0, zoom:0.0}," table:formula="of:=&quot;{id:&quot;&amp;[Ciudad.A275]&amp;&quot;,name:'&quot;&amp;[Ciudad.B275]&amp;&quot;',state_id:&quot;&amp;[Ciudad.C275]&amp;&quot;,lat:0.0, lng:0.0, zoom:0.0},&quot;" table:style-name="ce1">
            <text:p>{id:15632,name:'Saboyá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638,name:'Sáchica',state_id:15,lat:0.0, lng:0.0, zoom:0.0}," table:formula="of:=&quot;{id:&quot;&amp;[Ciudad.A276]&amp;&quot;,name:'&quot;&amp;[Ciudad.B276]&amp;&quot;',state_id:&quot;&amp;[Ciudad.C276]&amp;&quot;,lat:0.0, lng:0.0, zoom:0.0},&quot;" table:style-name="ce1">
            <text:p>{id:15638,name:'Sáchic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646,name:'Samacá',state_id:15,lat:0.0, lng:0.0, zoom:0.0}," table:formula="of:=&quot;{id:&quot;&amp;[Ciudad.A277]&amp;&quot;,name:'&quot;&amp;[Ciudad.B277]&amp;&quot;',state_id:&quot;&amp;[Ciudad.C277]&amp;&quot;,lat:0.0, lng:0.0, zoom:0.0},&quot;" table:style-name="ce1">
            <text:p>{id:15646,name:'Samacá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660,name:'San Eduardo',state_id:15,lat:0.0, lng:0.0, zoom:0.0}," table:formula="of:=&quot;{id:&quot;&amp;[Ciudad.A278]&amp;&quot;,name:'&quot;&amp;[Ciudad.B278]&amp;&quot;',state_id:&quot;&amp;[Ciudad.C278]&amp;&quot;,lat:0.0, lng:0.0, zoom:0.0},&quot;" table:style-name="ce1">
            <text:p>{id:15660,name:'San Eduardo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664,name:'San José de Pare',state_id:15,lat:0.0, lng:0.0, zoom:0.0}," table:formula="of:=&quot;{id:&quot;&amp;[Ciudad.A279]&amp;&quot;,name:'&quot;&amp;[Ciudad.B279]&amp;&quot;',state_id:&quot;&amp;[Ciudad.C279]&amp;&quot;,lat:0.0, lng:0.0, zoom:0.0},&quot;" table:style-name="ce1">
            <text:p>{id:15664,name:'San José de Pare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667,name:'San Luis de Gaceno',state_id:15,lat:0.0, lng:0.0, zoom:0.0}," table:formula="of:=&quot;{id:&quot;&amp;[Ciudad.A280]&amp;&quot;,name:'&quot;&amp;[Ciudad.B280]&amp;&quot;',state_id:&quot;&amp;[Ciudad.C280]&amp;&quot;,lat:0.0, lng:0.0, zoom:0.0},&quot;" table:style-name="ce1">
            <text:p>{id:15667,name:'San Luis de Gaceno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673,name:'San Mateo',state_id:15,lat:0.0, lng:0.0, zoom:0.0}," table:formula="of:=&quot;{id:&quot;&amp;[Ciudad.A281]&amp;&quot;,name:'&quot;&amp;[Ciudad.B281]&amp;&quot;',state_id:&quot;&amp;[Ciudad.C281]&amp;&quot;,lat:0.0, lng:0.0, zoom:0.0},&quot;" table:style-name="ce1">
            <text:p>{id:15673,name:'San Mateo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676,name:'San Miguel de Sema',state_id:15,lat:0.0, lng:0.0, zoom:0.0}," table:formula="of:=&quot;{id:&quot;&amp;[Ciudad.A282]&amp;&quot;,name:'&quot;&amp;[Ciudad.B282]&amp;&quot;',state_id:&quot;&amp;[Ciudad.C282]&amp;&quot;,lat:0.0, lng:0.0, zoom:0.0},&quot;" table:style-name="ce1">
            <text:p>{id:15676,name:'San Miguel de Sem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681,name:'San Pablo de Borbur',state_id:15,lat:0.0, lng:0.0, zoom:0.0}," table:formula="of:=&quot;{id:&quot;&amp;[Ciudad.A283]&amp;&quot;,name:'&quot;&amp;[Ciudad.B283]&amp;&quot;',state_id:&quot;&amp;[Ciudad.C283]&amp;&quot;,lat:0.0, lng:0.0, zoom:0.0},&quot;" table:style-name="ce1">
            <text:p>{id:15681,name:'San Pablo de Borbur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686,name:'Santana',state_id:15,lat:0.0, lng:0.0, zoom:0.0}," table:formula="of:=&quot;{id:&quot;&amp;[Ciudad.A284]&amp;&quot;,name:'&quot;&amp;[Ciudad.B284]&amp;&quot;',state_id:&quot;&amp;[Ciudad.C284]&amp;&quot;,lat:0.0, lng:0.0, zoom:0.0},&quot;" table:style-name="ce1">
            <text:p>{id:15686,name:'Santan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690,name:'Santa María',state_id:15,lat:0.0, lng:0.0, zoom:0.0}," table:formula="of:=&quot;{id:&quot;&amp;[Ciudad.A285]&amp;&quot;,name:'&quot;&amp;[Ciudad.B285]&amp;&quot;',state_id:&quot;&amp;[Ciudad.C285]&amp;&quot;,lat:0.0, lng:0.0, zoom:0.0},&quot;" table:style-name="ce1">
            <text:p>{id:15690,name:'Santa Marí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693,name:'Santa Rosa de Viterbo',state_id:15,lat:0.0, lng:0.0, zoom:0.0}," table:formula="of:=&quot;{id:&quot;&amp;[Ciudad.A286]&amp;&quot;,name:'&quot;&amp;[Ciudad.B286]&amp;&quot;',state_id:&quot;&amp;[Ciudad.C286]&amp;&quot;,lat:0.0, lng:0.0, zoom:0.0},&quot;" table:style-name="ce1">
            <text:p>{id:15693,name:'Santa Rosa de Viterbo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696,name:'Santa Sofía',state_id:15,lat:0.0, lng:0.0, zoom:0.0}," table:formula="of:=&quot;{id:&quot;&amp;[Ciudad.A287]&amp;&quot;,name:'&quot;&amp;[Ciudad.B287]&amp;&quot;',state_id:&quot;&amp;[Ciudad.C287]&amp;&quot;,lat:0.0, lng:0.0, zoom:0.0},&quot;" table:style-name="ce1">
            <text:p>{id:15696,name:'Santa Sofí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720,name:'Sativanorte',state_id:15,lat:0.0, lng:0.0, zoom:0.0}," table:formula="of:=&quot;{id:&quot;&amp;[Ciudad.A288]&amp;&quot;,name:'&quot;&amp;[Ciudad.B288]&amp;&quot;',state_id:&quot;&amp;[Ciudad.C288]&amp;&quot;,lat:0.0, lng:0.0, zoom:0.0},&quot;" table:style-name="ce1">
            <text:p>{id:15720,name:'Sativanorte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723,name:'Sativasur',state_id:15,lat:0.0, lng:0.0, zoom:0.0}," table:formula="of:=&quot;{id:&quot;&amp;[Ciudad.A289]&amp;&quot;,name:'&quot;&amp;[Ciudad.B289]&amp;&quot;',state_id:&quot;&amp;[Ciudad.C289]&amp;&quot;,lat:0.0, lng:0.0, zoom:0.0},&quot;" table:style-name="ce1">
            <text:p>{id:15723,name:'Sativasur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740,name:'Siachoque',state_id:15,lat:0.0, lng:0.0, zoom:0.0}," table:formula="of:=&quot;{id:&quot;&amp;[Ciudad.A290]&amp;&quot;,name:'&quot;&amp;[Ciudad.B290]&amp;&quot;',state_id:&quot;&amp;[Ciudad.C290]&amp;&quot;,lat:0.0, lng:0.0, zoom:0.0},&quot;" table:style-name="ce1">
            <text:p>{id:15740,name:'Siachoque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753,name:'Soatá',state_id:15,lat:0.0, lng:0.0, zoom:0.0}," table:formula="of:=&quot;{id:&quot;&amp;[Ciudad.A291]&amp;&quot;,name:'&quot;&amp;[Ciudad.B291]&amp;&quot;',state_id:&quot;&amp;[Ciudad.C291]&amp;&quot;,lat:0.0, lng:0.0, zoom:0.0},&quot;" table:style-name="ce1">
            <text:p>{id:15753,name:'Soatá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755,name:'Socotá',state_id:15,lat:0.0, lng:0.0, zoom:0.0}," table:formula="of:=&quot;{id:&quot;&amp;[Ciudad.A292]&amp;&quot;,name:'&quot;&amp;[Ciudad.B292]&amp;&quot;',state_id:&quot;&amp;[Ciudad.C292]&amp;&quot;,lat:0.0, lng:0.0, zoom:0.0},&quot;" table:style-name="ce1">
            <text:p>{id:15755,name:'Socotá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757,name:'Socha',state_id:15,lat:0.0, lng:0.0, zoom:0.0}," table:formula="of:=&quot;{id:&quot;&amp;[Ciudad.A293]&amp;&quot;,name:'&quot;&amp;[Ciudad.B293]&amp;&quot;',state_id:&quot;&amp;[Ciudad.C293]&amp;&quot;,lat:0.0, lng:0.0, zoom:0.0},&quot;" table:style-name="ce1">
            <text:p>{id:15757,name:'Soch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759,name:'Sogamoso',state_id:15,lat:0.0, lng:0.0, zoom:0.0}," table:formula="of:=&quot;{id:&quot;&amp;[Ciudad.A294]&amp;&quot;,name:'&quot;&amp;[Ciudad.B294]&amp;&quot;',state_id:&quot;&amp;[Ciudad.C294]&amp;&quot;,lat:0.0, lng:0.0, zoom:0.0},&quot;" table:style-name="ce1">
            <text:p>{id:15759,name:'Sogamoso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761,name:'Somondoco',state_id:15,lat:0.0, lng:0.0, zoom:0.0}," table:formula="of:=&quot;{id:&quot;&amp;[Ciudad.A295]&amp;&quot;,name:'&quot;&amp;[Ciudad.B295]&amp;&quot;',state_id:&quot;&amp;[Ciudad.C295]&amp;&quot;,lat:0.0, lng:0.0, zoom:0.0},&quot;" table:style-name="ce1">
            <text:p>{id:15761,name:'Somondoco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762,name:'Sora',state_id:15,lat:0.0, lng:0.0, zoom:0.0}," table:formula="of:=&quot;{id:&quot;&amp;[Ciudad.A296]&amp;&quot;,name:'&quot;&amp;[Ciudad.B296]&amp;&quot;',state_id:&quot;&amp;[Ciudad.C296]&amp;&quot;,lat:0.0, lng:0.0, zoom:0.0},&quot;" table:style-name="ce1">
            <text:p>{id:15762,name:'Sor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763,name:'Sotaquirá',state_id:15,lat:0.0, lng:0.0, zoom:0.0}," table:formula="of:=&quot;{id:&quot;&amp;[Ciudad.A297]&amp;&quot;,name:'&quot;&amp;[Ciudad.B297]&amp;&quot;',state_id:&quot;&amp;[Ciudad.C297]&amp;&quot;,lat:0.0, lng:0.0, zoom:0.0},&quot;" table:style-name="ce1">
            <text:p>{id:15763,name:'Sotaquirá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764,name:'Soracá',state_id:15,lat:0.0, lng:0.0, zoom:0.0}," table:formula="of:=&quot;{id:&quot;&amp;[Ciudad.A298]&amp;&quot;,name:'&quot;&amp;[Ciudad.B298]&amp;&quot;',state_id:&quot;&amp;[Ciudad.C298]&amp;&quot;,lat:0.0, lng:0.0, zoom:0.0},&quot;" table:style-name="ce1">
            <text:p>{id:15764,name:'Soracá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774,name:'Susacón',state_id:15,lat:0.0, lng:0.0, zoom:0.0}," table:formula="of:=&quot;{id:&quot;&amp;[Ciudad.A299]&amp;&quot;,name:'&quot;&amp;[Ciudad.B299]&amp;&quot;',state_id:&quot;&amp;[Ciudad.C299]&amp;&quot;,lat:0.0, lng:0.0, zoom:0.0},&quot;" table:style-name="ce1">
            <text:p>{id:15774,name:'Susacón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776,name:'Sutamarchán',state_id:15,lat:0.0, lng:0.0, zoom:0.0}," table:formula="of:=&quot;{id:&quot;&amp;[Ciudad.A300]&amp;&quot;,name:'&quot;&amp;[Ciudad.B300]&amp;&quot;',state_id:&quot;&amp;[Ciudad.C300]&amp;&quot;,lat:0.0, lng:0.0, zoom:0.0},&quot;" table:style-name="ce1">
            <text:p>{id:15776,name:'Sutamarchán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778,name:'Sutatenza',state_id:15,lat:0.0, lng:0.0, zoom:0.0}," table:formula="of:=&quot;{id:&quot;&amp;[Ciudad.A301]&amp;&quot;,name:'&quot;&amp;[Ciudad.B301]&amp;&quot;',state_id:&quot;&amp;[Ciudad.C301]&amp;&quot;,lat:0.0, lng:0.0, zoom:0.0},&quot;" table:style-name="ce1">
            <text:p>{id:15778,name:'Sutatenz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790,name:'Tasco',state_id:15,lat:0.0, lng:0.0, zoom:0.0}," table:formula="of:=&quot;{id:&quot;&amp;[Ciudad.A302]&amp;&quot;,name:'&quot;&amp;[Ciudad.B302]&amp;&quot;',state_id:&quot;&amp;[Ciudad.C302]&amp;&quot;,lat:0.0, lng:0.0, zoom:0.0},&quot;" table:style-name="ce1">
            <text:p>{id:15790,name:'Tasco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798,name:'Tenza',state_id:15,lat:0.0, lng:0.0, zoom:0.0}," table:formula="of:=&quot;{id:&quot;&amp;[Ciudad.A303]&amp;&quot;,name:'&quot;&amp;[Ciudad.B303]&amp;&quot;',state_id:&quot;&amp;[Ciudad.C303]&amp;&quot;,lat:0.0, lng:0.0, zoom:0.0},&quot;" table:style-name="ce1">
            <text:p>{id:15798,name:'Tenz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804,name:'Tibaná',state_id:15,lat:0.0, lng:0.0, zoom:0.0}," table:formula="of:=&quot;{id:&quot;&amp;[Ciudad.A304]&amp;&quot;,name:'&quot;&amp;[Ciudad.B304]&amp;&quot;',state_id:&quot;&amp;[Ciudad.C304]&amp;&quot;,lat:0.0, lng:0.0, zoom:0.0},&quot;" table:style-name="ce1">
            <text:p>{id:15804,name:'Tibaná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806,name:'Tibasosa',state_id:15,lat:0.0, lng:0.0, zoom:0.0}," table:formula="of:=&quot;{id:&quot;&amp;[Ciudad.A305]&amp;&quot;,name:'&quot;&amp;[Ciudad.B305]&amp;&quot;',state_id:&quot;&amp;[Ciudad.C305]&amp;&quot;,lat:0.0, lng:0.0, zoom:0.0},&quot;" table:style-name="ce1">
            <text:p>{id:15806,name:'Tibasos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808,name:'Tinjacá',state_id:15,lat:0.0, lng:0.0, zoom:0.0}," table:formula="of:=&quot;{id:&quot;&amp;[Ciudad.A306]&amp;&quot;,name:'&quot;&amp;[Ciudad.B306]&amp;&quot;',state_id:&quot;&amp;[Ciudad.C306]&amp;&quot;,lat:0.0, lng:0.0, zoom:0.0},&quot;" table:style-name="ce1">
            <text:p>{id:15808,name:'Tinjacá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810,name:'Tipacoque',state_id:15,lat:0.0, lng:0.0, zoom:0.0}," table:formula="of:=&quot;{id:&quot;&amp;[Ciudad.A307]&amp;&quot;,name:'&quot;&amp;[Ciudad.B307]&amp;&quot;',state_id:&quot;&amp;[Ciudad.C307]&amp;&quot;,lat:0.0, lng:0.0, zoom:0.0},&quot;" table:style-name="ce1">
            <text:p>{id:15810,name:'Tipacoque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814,name:'Toca',state_id:15,lat:0.0, lng:0.0, zoom:0.0}," table:formula="of:=&quot;{id:&quot;&amp;[Ciudad.A308]&amp;&quot;,name:'&quot;&amp;[Ciudad.B308]&amp;&quot;',state_id:&quot;&amp;[Ciudad.C308]&amp;&quot;,lat:0.0, lng:0.0, zoom:0.0},&quot;" table:style-name="ce1">
            <text:p>{id:15814,name:'Toc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816,name:'Togüí',state_id:15,lat:0.0, lng:0.0, zoom:0.0}," table:formula="of:=&quot;{id:&quot;&amp;[Ciudad.A309]&amp;&quot;,name:'&quot;&amp;[Ciudad.B309]&amp;&quot;',state_id:&quot;&amp;[Ciudad.C309]&amp;&quot;,lat:0.0, lng:0.0, zoom:0.0},&quot;" table:style-name="ce1">
            <text:p>{id:15816,name:'Togüí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820,name:'Tópaga',state_id:15,lat:0.0, lng:0.0, zoom:0.0}," table:formula="of:=&quot;{id:&quot;&amp;[Ciudad.A310]&amp;&quot;,name:'&quot;&amp;[Ciudad.B310]&amp;&quot;',state_id:&quot;&amp;[Ciudad.C310]&amp;&quot;,lat:0.0, lng:0.0, zoom:0.0},&quot;" table:style-name="ce1">
            <text:p>{id:15820,name:'Tópag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822,name:'Tota',state_id:15,lat:0.0, lng:0.0, zoom:0.0}," table:formula="of:=&quot;{id:&quot;&amp;[Ciudad.A311]&amp;&quot;,name:'&quot;&amp;[Ciudad.B311]&amp;&quot;',state_id:&quot;&amp;[Ciudad.C311]&amp;&quot;,lat:0.0, lng:0.0, zoom:0.0},&quot;" table:style-name="ce1">
            <text:p>{id:15822,name:'Tot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832,name:'Tununguá',state_id:15,lat:0.0, lng:0.0, zoom:0.0}," table:formula="of:=&quot;{id:&quot;&amp;[Ciudad.A312]&amp;&quot;,name:'&quot;&amp;[Ciudad.B312]&amp;&quot;',state_id:&quot;&amp;[Ciudad.C312]&amp;&quot;,lat:0.0, lng:0.0, zoom:0.0},&quot;" table:style-name="ce1">
            <text:p>{id:15832,name:'Tununguá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835,name:'Turmequé',state_id:15,lat:0.0, lng:0.0, zoom:0.0}," table:formula="of:=&quot;{id:&quot;&amp;[Ciudad.A313]&amp;&quot;,name:'&quot;&amp;[Ciudad.B313]&amp;&quot;',state_id:&quot;&amp;[Ciudad.C313]&amp;&quot;,lat:0.0, lng:0.0, zoom:0.0},&quot;" table:style-name="ce1">
            <text:p>{id:15835,name:'Turmequé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837,name:'Tuta',state_id:15,lat:0.0, lng:0.0, zoom:0.0}," table:formula="of:=&quot;{id:&quot;&amp;[Ciudad.A314]&amp;&quot;,name:'&quot;&amp;[Ciudad.B314]&amp;&quot;',state_id:&quot;&amp;[Ciudad.C314]&amp;&quot;,lat:0.0, lng:0.0, zoom:0.0},&quot;" table:style-name="ce1">
            <text:p>{id:15837,name:'Tut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839,name:'Tutazá',state_id:15,lat:0.0, lng:0.0, zoom:0.0}," table:formula="of:=&quot;{id:&quot;&amp;[Ciudad.A315]&amp;&quot;,name:'&quot;&amp;[Ciudad.B315]&amp;&quot;',state_id:&quot;&amp;[Ciudad.C315]&amp;&quot;,lat:0.0, lng:0.0, zoom:0.0},&quot;" table:style-name="ce1">
            <text:p>{id:15839,name:'Tutazá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842,name:'Umbita',state_id:15,lat:0.0, lng:0.0, zoom:0.0}," table:formula="of:=&quot;{id:&quot;&amp;[Ciudad.A316]&amp;&quot;,name:'&quot;&amp;[Ciudad.B316]&amp;&quot;',state_id:&quot;&amp;[Ciudad.C316]&amp;&quot;,lat:0.0, lng:0.0, zoom:0.0},&quot;" table:style-name="ce1">
            <text:p>{id:15842,name:'Umbit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861,name:'Ventaquemada',state_id:15,lat:0.0, lng:0.0, zoom:0.0}," table:formula="of:=&quot;{id:&quot;&amp;[Ciudad.A317]&amp;&quot;,name:'&quot;&amp;[Ciudad.B317]&amp;&quot;',state_id:&quot;&amp;[Ciudad.C317]&amp;&quot;,lat:0.0, lng:0.0, zoom:0.0},&quot;" table:style-name="ce1">
            <text:p>{id:15861,name:'Ventaquemad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879,name:'Viracachá',state_id:15,lat:0.0, lng:0.0, zoom:0.0}," table:formula="of:=&quot;{id:&quot;&amp;[Ciudad.A318]&amp;&quot;,name:'&quot;&amp;[Ciudad.B318]&amp;&quot;',state_id:&quot;&amp;[Ciudad.C318]&amp;&quot;,lat:0.0, lng:0.0, zoom:0.0},&quot;" table:style-name="ce1">
            <text:p>{id:15879,name:'Viracachá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5897,name:'Zetaquira',state_id:15,lat:0.0, lng:0.0, zoom:0.0}," table:formula="of:=&quot;{id:&quot;&amp;[Ciudad.A319]&amp;&quot;,name:'&quot;&amp;[Ciudad.B319]&amp;&quot;',state_id:&quot;&amp;[Ciudad.C319]&amp;&quot;,lat:0.0, lng:0.0, zoom:0.0},&quot;" table:style-name="ce1">
            <text:p>{id:15897,name:'Zetaquira',state_id:1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001,name:'Manizales',state_id:17,lat:0.0, lng:0.0, zoom:0.0}," table:formula="of:=&quot;{id:&quot;&amp;[Ciudad.A320]&amp;&quot;,name:'&quot;&amp;[Ciudad.B320]&amp;&quot;',state_id:&quot;&amp;[Ciudad.C320]&amp;&quot;,lat:0.0, lng:0.0, zoom:0.0},&quot;" table:style-name="ce1">
            <text:p>{id:17001,name:'Manizales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013,name:'Aguadas',state_id:17,lat:0.0, lng:0.0, zoom:0.0}," table:formula="of:=&quot;{id:&quot;&amp;[Ciudad.A321]&amp;&quot;,name:'&quot;&amp;[Ciudad.B321]&amp;&quot;',state_id:&quot;&amp;[Ciudad.C321]&amp;&quot;,lat:0.0, lng:0.0, zoom:0.0},&quot;" table:style-name="ce1">
            <text:p>{id:17013,name:'Aguadas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042,name:'Anserma',state_id:17,lat:0.0, lng:0.0, zoom:0.0}," table:formula="of:=&quot;{id:&quot;&amp;[Ciudad.A322]&amp;&quot;,name:'&quot;&amp;[Ciudad.B322]&amp;&quot;',state_id:&quot;&amp;[Ciudad.C322]&amp;&quot;,lat:0.0, lng:0.0, zoom:0.0},&quot;" table:style-name="ce1">
            <text:p>{id:17042,name:'Anserma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050,name:'Aranzazu',state_id:17,lat:0.0, lng:0.0, zoom:0.0}," table:formula="of:=&quot;{id:&quot;&amp;[Ciudad.A323]&amp;&quot;,name:'&quot;&amp;[Ciudad.B323]&amp;&quot;',state_id:&quot;&amp;[Ciudad.C323]&amp;&quot;,lat:0.0, lng:0.0, zoom:0.0},&quot;" table:style-name="ce1">
            <text:p>{id:17050,name:'Aranzazu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088,name:'Belalcázar',state_id:17,lat:0.0, lng:0.0, zoom:0.0}," table:formula="of:=&quot;{id:&quot;&amp;[Ciudad.A324]&amp;&quot;,name:'&quot;&amp;[Ciudad.B324]&amp;&quot;',state_id:&quot;&amp;[Ciudad.C324]&amp;&quot;,lat:0.0, lng:0.0, zoom:0.0},&quot;" table:style-name="ce1">
            <text:p>{id:17088,name:'Belalcázar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174,name:'Chinchiná',state_id:17,lat:0.0, lng:0.0, zoom:0.0}," table:formula="of:=&quot;{id:&quot;&amp;[Ciudad.A325]&amp;&quot;,name:'&quot;&amp;[Ciudad.B325]&amp;&quot;',state_id:&quot;&amp;[Ciudad.C325]&amp;&quot;,lat:0.0, lng:0.0, zoom:0.0},&quot;" table:style-name="ce1">
            <text:p>{id:17174,name:'Chinchiná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272,name:'Filadelfia',state_id:17,lat:0.0, lng:0.0, zoom:0.0}," table:formula="of:=&quot;{id:&quot;&amp;[Ciudad.A326]&amp;&quot;,name:'&quot;&amp;[Ciudad.B326]&amp;&quot;',state_id:&quot;&amp;[Ciudad.C326]&amp;&quot;,lat:0.0, lng:0.0, zoom:0.0},&quot;" table:style-name="ce1">
            <text:p>{id:17272,name:'Filadelfia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380,name:'La Dorada',state_id:17,lat:0.0, lng:0.0, zoom:0.0}," table:formula="of:=&quot;{id:&quot;&amp;[Ciudad.A327]&amp;&quot;,name:'&quot;&amp;[Ciudad.B327]&amp;&quot;',state_id:&quot;&amp;[Ciudad.C327]&amp;&quot;,lat:0.0, lng:0.0, zoom:0.0},&quot;" table:style-name="ce1">
            <text:p>{id:17380,name:'La Dorada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388,name:'La Merced',state_id:17,lat:0.0, lng:0.0, zoom:0.0}," table:formula="of:=&quot;{id:&quot;&amp;[Ciudad.A328]&amp;&quot;,name:'&quot;&amp;[Ciudad.B328]&amp;&quot;',state_id:&quot;&amp;[Ciudad.C328]&amp;&quot;,lat:0.0, lng:0.0, zoom:0.0},&quot;" table:style-name="ce1">
            <text:p>{id:17388,name:'La Merced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433,name:'Manzanares',state_id:17,lat:0.0, lng:0.0, zoom:0.0}," table:formula="of:=&quot;{id:&quot;&amp;[Ciudad.A329]&amp;&quot;,name:'&quot;&amp;[Ciudad.B329]&amp;&quot;',state_id:&quot;&amp;[Ciudad.C329]&amp;&quot;,lat:0.0, lng:0.0, zoom:0.0},&quot;" table:style-name="ce1">
            <text:p>{id:17433,name:'Manzanares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442,name:'Marmato',state_id:17,lat:0.0, lng:0.0, zoom:0.0}," table:formula="of:=&quot;{id:&quot;&amp;[Ciudad.A330]&amp;&quot;,name:'&quot;&amp;[Ciudad.B330]&amp;&quot;',state_id:&quot;&amp;[Ciudad.C330]&amp;&quot;,lat:0.0, lng:0.0, zoom:0.0},&quot;" table:style-name="ce1">
            <text:p>{id:17442,name:'Marmato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444,name:'Marquetalia',state_id:17,lat:0.0, lng:0.0, zoom:0.0}," table:formula="of:=&quot;{id:&quot;&amp;[Ciudad.A331]&amp;&quot;,name:'&quot;&amp;[Ciudad.B331]&amp;&quot;',state_id:&quot;&amp;[Ciudad.C331]&amp;&quot;,lat:0.0, lng:0.0, zoom:0.0},&quot;" table:style-name="ce1">
            <text:p>{id:17444,name:'Marquetalia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446,name:'Marulanda',state_id:17,lat:0.0, lng:0.0, zoom:0.0}," table:formula="of:=&quot;{id:&quot;&amp;[Ciudad.A332]&amp;&quot;,name:'&quot;&amp;[Ciudad.B332]&amp;&quot;',state_id:&quot;&amp;[Ciudad.C332]&amp;&quot;,lat:0.0, lng:0.0, zoom:0.0},&quot;" table:style-name="ce1">
            <text:p>{id:17446,name:'Marulanda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486,name:'Neira',state_id:17,lat:0.0, lng:0.0, zoom:0.0}," table:formula="of:=&quot;{id:&quot;&amp;[Ciudad.A333]&amp;&quot;,name:'&quot;&amp;[Ciudad.B333]&amp;&quot;',state_id:&quot;&amp;[Ciudad.C333]&amp;&quot;,lat:0.0, lng:0.0, zoom:0.0},&quot;" table:style-name="ce1">
            <text:p>{id:17486,name:'Neira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495,name:'Norcasia',state_id:17,lat:0.0, lng:0.0, zoom:0.0}," table:formula="of:=&quot;{id:&quot;&amp;[Ciudad.A334]&amp;&quot;,name:'&quot;&amp;[Ciudad.B334]&amp;&quot;',state_id:&quot;&amp;[Ciudad.C334]&amp;&quot;,lat:0.0, lng:0.0, zoom:0.0},&quot;" table:style-name="ce1">
            <text:p>{id:17495,name:'Norcasia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513,name:'Pácora',state_id:17,lat:0.0, lng:0.0, zoom:0.0}," table:formula="of:=&quot;{id:&quot;&amp;[Ciudad.A335]&amp;&quot;,name:'&quot;&amp;[Ciudad.B335]&amp;&quot;',state_id:&quot;&amp;[Ciudad.C335]&amp;&quot;,lat:0.0, lng:0.0, zoom:0.0},&quot;" table:style-name="ce1">
            <text:p>{id:17513,name:'Pácora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524,name:'Palestina',state_id:17,lat:0.0, lng:0.0, zoom:0.0}," table:formula="of:=&quot;{id:&quot;&amp;[Ciudad.A336]&amp;&quot;,name:'&quot;&amp;[Ciudad.B336]&amp;&quot;',state_id:&quot;&amp;[Ciudad.C336]&amp;&quot;,lat:0.0, lng:0.0, zoom:0.0},&quot;" table:style-name="ce1">
            <text:p>{id:17524,name:'Palestina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541,name:'Pensilvania',state_id:17,lat:0.0, lng:0.0, zoom:0.0}," table:formula="of:=&quot;{id:&quot;&amp;[Ciudad.A337]&amp;&quot;,name:'&quot;&amp;[Ciudad.B337]&amp;&quot;',state_id:&quot;&amp;[Ciudad.C337]&amp;&quot;,lat:0.0, lng:0.0, zoom:0.0},&quot;" table:style-name="ce1">
            <text:p>{id:17541,name:'Pensilvania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614,name:'Riosucio',state_id:17,lat:0.0, lng:0.0, zoom:0.0}," table:formula="of:=&quot;{id:&quot;&amp;[Ciudad.A338]&amp;&quot;,name:'&quot;&amp;[Ciudad.B338]&amp;&quot;',state_id:&quot;&amp;[Ciudad.C338]&amp;&quot;,lat:0.0, lng:0.0, zoom:0.0},&quot;" table:style-name="ce1">
            <text:p>{id:17614,name:'Riosucio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616,name:'Risaralda',state_id:17,lat:0.0, lng:0.0, zoom:0.0}," table:formula="of:=&quot;{id:&quot;&amp;[Ciudad.A339]&amp;&quot;,name:'&quot;&amp;[Ciudad.B339]&amp;&quot;',state_id:&quot;&amp;[Ciudad.C339]&amp;&quot;,lat:0.0, lng:0.0, zoom:0.0},&quot;" table:style-name="ce1">
            <text:p>{id:17616,name:'Risaralda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653,name:'Salamina',state_id:17,lat:0.0, lng:0.0, zoom:0.0}," table:formula="of:=&quot;{id:&quot;&amp;[Ciudad.A340]&amp;&quot;,name:'&quot;&amp;[Ciudad.B340]&amp;&quot;',state_id:&quot;&amp;[Ciudad.C340]&amp;&quot;,lat:0.0, lng:0.0, zoom:0.0},&quot;" table:style-name="ce1">
            <text:p>{id:17653,name:'Salamina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662,name:'Samaná',state_id:17,lat:0.0, lng:0.0, zoom:0.0}," table:formula="of:=&quot;{id:&quot;&amp;[Ciudad.A341]&amp;&quot;,name:'&quot;&amp;[Ciudad.B341]&amp;&quot;',state_id:&quot;&amp;[Ciudad.C341]&amp;&quot;,lat:0.0, lng:0.0, zoom:0.0},&quot;" table:style-name="ce1">
            <text:p>{id:17662,name:'Samaná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665,name:'San José',state_id:17,lat:0.0, lng:0.0, zoom:0.0}," table:formula="of:=&quot;{id:&quot;&amp;[Ciudad.A342]&amp;&quot;,name:'&quot;&amp;[Ciudad.B342]&amp;&quot;',state_id:&quot;&amp;[Ciudad.C342]&amp;&quot;,lat:0.0, lng:0.0, zoom:0.0},&quot;" table:style-name="ce1">
            <text:p>{id:17665,name:'San José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777,name:'Supía',state_id:17,lat:0.0, lng:0.0, zoom:0.0}," table:formula="of:=&quot;{id:&quot;&amp;[Ciudad.A343]&amp;&quot;,name:'&quot;&amp;[Ciudad.B343]&amp;&quot;',state_id:&quot;&amp;[Ciudad.C343]&amp;&quot;,lat:0.0, lng:0.0, zoom:0.0},&quot;" table:style-name="ce1">
            <text:p>{id:17777,name:'Supía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867,name:'Victoria',state_id:17,lat:0.0, lng:0.0, zoom:0.0}," table:formula="of:=&quot;{id:&quot;&amp;[Ciudad.A344]&amp;&quot;,name:'&quot;&amp;[Ciudad.B344]&amp;&quot;',state_id:&quot;&amp;[Ciudad.C344]&amp;&quot;,lat:0.0, lng:0.0, zoom:0.0},&quot;" table:style-name="ce1">
            <text:p>{id:17867,name:'Victoria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873,name:'Villamaría',state_id:17,lat:0.0, lng:0.0, zoom:0.0}," table:formula="of:=&quot;{id:&quot;&amp;[Ciudad.A345]&amp;&quot;,name:'&quot;&amp;[Ciudad.B345]&amp;&quot;',state_id:&quot;&amp;[Ciudad.C345]&amp;&quot;,lat:0.0, lng:0.0, zoom:0.0},&quot;" table:style-name="ce1">
            <text:p>{id:17873,name:'Villamaría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7877,name:'Viterbo',state_id:17,lat:0.0, lng:0.0, zoom:0.0}," table:formula="of:=&quot;{id:&quot;&amp;[Ciudad.A346]&amp;&quot;,name:'&quot;&amp;[Ciudad.B346]&amp;&quot;',state_id:&quot;&amp;[Ciudad.C346]&amp;&quot;,lat:0.0, lng:0.0, zoom:0.0},&quot;" table:style-name="ce1">
            <text:p>{id:17877,name:'Viterbo',state_id:1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8001,name:'Florencia',state_id:18,lat:0.0, lng:0.0, zoom:0.0}," table:formula="of:=&quot;{id:&quot;&amp;[Ciudad.A347]&amp;&quot;,name:'&quot;&amp;[Ciudad.B347]&amp;&quot;',state_id:&quot;&amp;[Ciudad.C347]&amp;&quot;,lat:0.0, lng:0.0, zoom:0.0},&quot;" table:style-name="ce1">
            <text:p>{id:18001,name:'Florencia',state_id:1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8029,name:'Albania',state_id:18,lat:0.0, lng:0.0, zoom:0.0}," table:formula="of:=&quot;{id:&quot;&amp;[Ciudad.A348]&amp;&quot;,name:'&quot;&amp;[Ciudad.B348]&amp;&quot;',state_id:&quot;&amp;[Ciudad.C348]&amp;&quot;,lat:0.0, lng:0.0, zoom:0.0},&quot;" table:style-name="ce1">
            <text:p>{id:18029,name:'Albania',state_id:1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8094,name:'Belén de Los Andaquies',state_id:18,lat:0.0, lng:0.0, zoom:0.0}," table:formula="of:=&quot;{id:&quot;&amp;[Ciudad.A349]&amp;&quot;,name:'&quot;&amp;[Ciudad.B349]&amp;&quot;',state_id:&quot;&amp;[Ciudad.C349]&amp;&quot;,lat:0.0, lng:0.0, zoom:0.0},&quot;" table:style-name="ce1">
            <text:p>{id:18094,name:'Belén de Los Andaquies',state_id:1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8150,name:'Cartagena del Chairá',state_id:18,lat:0.0, lng:0.0, zoom:0.0}," table:formula="of:=&quot;{id:&quot;&amp;[Ciudad.A350]&amp;&quot;,name:'&quot;&amp;[Ciudad.B350]&amp;&quot;',state_id:&quot;&amp;[Ciudad.C350]&amp;&quot;,lat:0.0, lng:0.0, zoom:0.0},&quot;" table:style-name="ce1">
            <text:p>{id:18150,name:'Cartagena del Chairá',state_id:1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8205,name:'Curillo',state_id:18,lat:0.0, lng:0.0, zoom:0.0}," table:formula="of:=&quot;{id:&quot;&amp;[Ciudad.A351]&amp;&quot;,name:'&quot;&amp;[Ciudad.B351]&amp;&quot;',state_id:&quot;&amp;[Ciudad.C351]&amp;&quot;,lat:0.0, lng:0.0, zoom:0.0},&quot;" table:style-name="ce1">
            <text:p>{id:18205,name:'Curillo',state_id:1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8247,name:'El Doncello',state_id:18,lat:0.0, lng:0.0, zoom:0.0}," table:formula="of:=&quot;{id:&quot;&amp;[Ciudad.A352]&amp;&quot;,name:'&quot;&amp;[Ciudad.B352]&amp;&quot;',state_id:&quot;&amp;[Ciudad.C352]&amp;&quot;,lat:0.0, lng:0.0, zoom:0.0},&quot;" table:style-name="ce1">
            <text:p>{id:18247,name:'El Doncello',state_id:1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8256,name:'El Paujil',state_id:18,lat:0.0, lng:0.0, zoom:0.0}," table:formula="of:=&quot;{id:&quot;&amp;[Ciudad.A353]&amp;&quot;,name:'&quot;&amp;[Ciudad.B353]&amp;&quot;',state_id:&quot;&amp;[Ciudad.C353]&amp;&quot;,lat:0.0, lng:0.0, zoom:0.0},&quot;" table:style-name="ce1">
            <text:p>{id:18256,name:'El Paujil',state_id:1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8410,name:'La Montañita',state_id:18,lat:0.0, lng:0.0, zoom:0.0}," table:formula="of:=&quot;{id:&quot;&amp;[Ciudad.A354]&amp;&quot;,name:'&quot;&amp;[Ciudad.B354]&amp;&quot;',state_id:&quot;&amp;[Ciudad.C354]&amp;&quot;,lat:0.0, lng:0.0, zoom:0.0},&quot;" table:style-name="ce1">
            <text:p>{id:18410,name:'La Montañita',state_id:1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8460,name:'Milán',state_id:18,lat:0.0, lng:0.0, zoom:0.0}," table:formula="of:=&quot;{id:&quot;&amp;[Ciudad.A355]&amp;&quot;,name:'&quot;&amp;[Ciudad.B355]&amp;&quot;',state_id:&quot;&amp;[Ciudad.C355]&amp;&quot;,lat:0.0, lng:0.0, zoom:0.0},&quot;" table:style-name="ce1">
            <text:p>{id:18460,name:'Milán',state_id:1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8479,name:'Morelia',state_id:18,lat:0.0, lng:0.0, zoom:0.0}," table:formula="of:=&quot;{id:&quot;&amp;[Ciudad.A356]&amp;&quot;,name:'&quot;&amp;[Ciudad.B356]&amp;&quot;',state_id:&quot;&amp;[Ciudad.C356]&amp;&quot;,lat:0.0, lng:0.0, zoom:0.0},&quot;" table:style-name="ce1">
            <text:p>{id:18479,name:'Morelia',state_id:1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8592,name:'Puerto Rico',state_id:18,lat:0.0, lng:0.0, zoom:0.0}," table:formula="of:=&quot;{id:&quot;&amp;[Ciudad.A357]&amp;&quot;,name:'&quot;&amp;[Ciudad.B357]&amp;&quot;',state_id:&quot;&amp;[Ciudad.C357]&amp;&quot;,lat:0.0, lng:0.0, zoom:0.0},&quot;" table:style-name="ce1">
            <text:p>{id:18592,name:'Puerto Rico',state_id:1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8610,name:'San José del Fragua',state_id:18,lat:0.0, lng:0.0, zoom:0.0}," table:formula="of:=&quot;{id:&quot;&amp;[Ciudad.A358]&amp;&quot;,name:'&quot;&amp;[Ciudad.B358]&amp;&quot;',state_id:&quot;&amp;[Ciudad.C358]&amp;&quot;,lat:0.0, lng:0.0, zoom:0.0},&quot;" table:style-name="ce1">
            <text:p>{id:18610,name:'San José del Fragua',state_id:1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8753,name:'San Vicente del Caguán',state_id:18,lat:0.0, lng:0.0, zoom:0.0}," table:formula="of:=&quot;{id:&quot;&amp;[Ciudad.A359]&amp;&quot;,name:'&quot;&amp;[Ciudad.B359]&amp;&quot;',state_id:&quot;&amp;[Ciudad.C359]&amp;&quot;,lat:0.0, lng:0.0, zoom:0.0},&quot;" table:style-name="ce1">
            <text:p>{id:18753,name:'San Vicente del Caguán',state_id:1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8756,name:'Solano',state_id:18,lat:0.0, lng:0.0, zoom:0.0}," table:formula="of:=&quot;{id:&quot;&amp;[Ciudad.A360]&amp;&quot;,name:'&quot;&amp;[Ciudad.B360]&amp;&quot;',state_id:&quot;&amp;[Ciudad.C360]&amp;&quot;,lat:0.0, lng:0.0, zoom:0.0},&quot;" table:style-name="ce1">
            <text:p>{id:18756,name:'Solano',state_id:1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8785,name:'Solita',state_id:18,lat:0.0, lng:0.0, zoom:0.0}," table:formula="of:=&quot;{id:&quot;&amp;[Ciudad.A361]&amp;&quot;,name:'&quot;&amp;[Ciudad.B361]&amp;&quot;',state_id:&quot;&amp;[Ciudad.C361]&amp;&quot;,lat:0.0, lng:0.0, zoom:0.0},&quot;" table:style-name="ce1">
            <text:p>{id:18785,name:'Solita',state_id:1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8860,name:'Valparaíso',state_id:18,lat:0.0, lng:0.0, zoom:0.0}," table:formula="of:=&quot;{id:&quot;&amp;[Ciudad.A362]&amp;&quot;,name:'&quot;&amp;[Ciudad.B362]&amp;&quot;',state_id:&quot;&amp;[Ciudad.C362]&amp;&quot;,lat:0.0, lng:0.0, zoom:0.0},&quot;" table:style-name="ce1">
            <text:p>{id:18860,name:'Valparaíso',state_id:1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001,name:'Popayán',state_id:19,lat:0.0, lng:0.0, zoom:0.0}," table:formula="of:=&quot;{id:&quot;&amp;[Ciudad.A363]&amp;&quot;,name:'&quot;&amp;[Ciudad.B363]&amp;&quot;',state_id:&quot;&amp;[Ciudad.C363]&amp;&quot;,lat:0.0, lng:0.0, zoom:0.0},&quot;" table:style-name="ce1">
            <text:p>{id:19001,name:'Popayán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022,name:'Almaguer',state_id:19,lat:0.0, lng:0.0, zoom:0.0}," table:formula="of:=&quot;{id:&quot;&amp;[Ciudad.A364]&amp;&quot;,name:'&quot;&amp;[Ciudad.B364]&amp;&quot;',state_id:&quot;&amp;[Ciudad.C364]&amp;&quot;,lat:0.0, lng:0.0, zoom:0.0},&quot;" table:style-name="ce1">
            <text:p>{id:19022,name:'Almaguer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050,name:'Argelia',state_id:19,lat:0.0, lng:0.0, zoom:0.0}," table:formula="of:=&quot;{id:&quot;&amp;[Ciudad.A365]&amp;&quot;,name:'&quot;&amp;[Ciudad.B365]&amp;&quot;',state_id:&quot;&amp;[Ciudad.C365]&amp;&quot;,lat:0.0, lng:0.0, zoom:0.0},&quot;" table:style-name="ce1">
            <text:p>{id:19050,name:'Argelia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075,name:'Balboa',state_id:19,lat:0.0, lng:0.0, zoom:0.0}," table:formula="of:=&quot;{id:&quot;&amp;[Ciudad.A366]&amp;&quot;,name:'&quot;&amp;[Ciudad.B366]&amp;&quot;',state_id:&quot;&amp;[Ciudad.C366]&amp;&quot;,lat:0.0, lng:0.0, zoom:0.0},&quot;" table:style-name="ce1">
            <text:p>{id:19075,name:'Balboa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100,name:'Bolívar',state_id:19,lat:0.0, lng:0.0, zoom:0.0}," table:formula="of:=&quot;{id:&quot;&amp;[Ciudad.A367]&amp;&quot;,name:'&quot;&amp;[Ciudad.B367]&amp;&quot;',state_id:&quot;&amp;[Ciudad.C367]&amp;&quot;,lat:0.0, lng:0.0, zoom:0.0},&quot;" table:style-name="ce1">
            <text:p>{id:19100,name:'Bolívar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110,name:'Buenos Aires',state_id:19,lat:0.0, lng:0.0, zoom:0.0}," table:formula="of:=&quot;{id:&quot;&amp;[Ciudad.A368]&amp;&quot;,name:'&quot;&amp;[Ciudad.B368]&amp;&quot;',state_id:&quot;&amp;[Ciudad.C368]&amp;&quot;,lat:0.0, lng:0.0, zoom:0.0},&quot;" table:style-name="ce1">
            <text:p>{id:19110,name:'Buenos Aires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130,name:'Cajibío',state_id:19,lat:0.0, lng:0.0, zoom:0.0}," table:formula="of:=&quot;{id:&quot;&amp;[Ciudad.A369]&amp;&quot;,name:'&quot;&amp;[Ciudad.B369]&amp;&quot;',state_id:&quot;&amp;[Ciudad.C369]&amp;&quot;,lat:0.0, lng:0.0, zoom:0.0},&quot;" table:style-name="ce1">
            <text:p>{id:19130,name:'Cajibío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137,name:'Caldono',state_id:19,lat:0.0, lng:0.0, zoom:0.0}," table:formula="of:=&quot;{id:&quot;&amp;[Ciudad.A370]&amp;&quot;,name:'&quot;&amp;[Ciudad.B370]&amp;&quot;',state_id:&quot;&amp;[Ciudad.C370]&amp;&quot;,lat:0.0, lng:0.0, zoom:0.0},&quot;" table:style-name="ce1">
            <text:p>{id:19137,name:'Caldono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142,name:'Caloto',state_id:19,lat:0.0, lng:0.0, zoom:0.0}," table:formula="of:=&quot;{id:&quot;&amp;[Ciudad.A371]&amp;&quot;,name:'&quot;&amp;[Ciudad.B371]&amp;&quot;',state_id:&quot;&amp;[Ciudad.C371]&amp;&quot;,lat:0.0, lng:0.0, zoom:0.0},&quot;" table:style-name="ce1">
            <text:p>{id:19142,name:'Caloto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212,name:'Corinto',state_id:19,lat:0.0, lng:0.0, zoom:0.0}," table:formula="of:=&quot;{id:&quot;&amp;[Ciudad.A372]&amp;&quot;,name:'&quot;&amp;[Ciudad.B372]&amp;&quot;',state_id:&quot;&amp;[Ciudad.C372]&amp;&quot;,lat:0.0, lng:0.0, zoom:0.0},&quot;" table:style-name="ce1">
            <text:p>{id:19212,name:'Corinto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256,name:'El Tambo',state_id:19,lat:0.0, lng:0.0, zoom:0.0}," table:formula="of:=&quot;{id:&quot;&amp;[Ciudad.A373]&amp;&quot;,name:'&quot;&amp;[Ciudad.B373]&amp;&quot;',state_id:&quot;&amp;[Ciudad.C373]&amp;&quot;,lat:0.0, lng:0.0, zoom:0.0},&quot;" table:style-name="ce1">
            <text:p>{id:19256,name:'El Tambo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290,name:'Florencia',state_id:19,lat:0.0, lng:0.0, zoom:0.0}," table:formula="of:=&quot;{id:&quot;&amp;[Ciudad.A374]&amp;&quot;,name:'&quot;&amp;[Ciudad.B374]&amp;&quot;',state_id:&quot;&amp;[Ciudad.C374]&amp;&quot;,lat:0.0, lng:0.0, zoom:0.0},&quot;" table:style-name="ce1">
            <text:p>{id:19290,name:'Florencia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300,name:'Guachené',state_id:19,lat:0.0, lng:0.0, zoom:0.0}," table:formula="of:=&quot;{id:&quot;&amp;[Ciudad.A375]&amp;&quot;,name:'&quot;&amp;[Ciudad.B375]&amp;&quot;',state_id:&quot;&amp;[Ciudad.C375]&amp;&quot;,lat:0.0, lng:0.0, zoom:0.0},&quot;" table:style-name="ce1">
            <text:p>{id:19300,name:'Guachené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318,name:'Guapi',state_id:19,lat:0.0, lng:0.0, zoom:0.0}," table:formula="of:=&quot;{id:&quot;&amp;[Ciudad.A376]&amp;&quot;,name:'&quot;&amp;[Ciudad.B376]&amp;&quot;',state_id:&quot;&amp;[Ciudad.C376]&amp;&quot;,lat:0.0, lng:0.0, zoom:0.0},&quot;" table:style-name="ce1">
            <text:p>{id:19318,name:'Guapi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355,name:'Inzá',state_id:19,lat:0.0, lng:0.0, zoom:0.0}," table:formula="of:=&quot;{id:&quot;&amp;[Ciudad.A377]&amp;&quot;,name:'&quot;&amp;[Ciudad.B377]&amp;&quot;',state_id:&quot;&amp;[Ciudad.C377]&amp;&quot;,lat:0.0, lng:0.0, zoom:0.0},&quot;" table:style-name="ce1">
            <text:p>{id:19355,name:'Inzá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364,name:'Jambaló',state_id:19,lat:0.0, lng:0.0, zoom:0.0}," table:formula="of:=&quot;{id:&quot;&amp;[Ciudad.A378]&amp;&quot;,name:'&quot;&amp;[Ciudad.B378]&amp;&quot;',state_id:&quot;&amp;[Ciudad.C378]&amp;&quot;,lat:0.0, lng:0.0, zoom:0.0},&quot;" table:style-name="ce1">
            <text:p>{id:19364,name:'Jambaló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392,name:'La Sierra',state_id:19,lat:0.0, lng:0.0, zoom:0.0}," table:formula="of:=&quot;{id:&quot;&amp;[Ciudad.A379]&amp;&quot;,name:'&quot;&amp;[Ciudad.B379]&amp;&quot;',state_id:&quot;&amp;[Ciudad.C379]&amp;&quot;,lat:0.0, lng:0.0, zoom:0.0},&quot;" table:style-name="ce1">
            <text:p>{id:19392,name:'La Sierra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397,name:'La Vega',state_id:19,lat:0.0, lng:0.0, zoom:0.0}," table:formula="of:=&quot;{id:&quot;&amp;[Ciudad.A380]&amp;&quot;,name:'&quot;&amp;[Ciudad.B380]&amp;&quot;',state_id:&quot;&amp;[Ciudad.C380]&amp;&quot;,lat:0.0, lng:0.0, zoom:0.0},&quot;" table:style-name="ce1">
            <text:p>{id:19397,name:'La Vega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418,name:'López',state_id:19,lat:0.0, lng:0.0, zoom:0.0}," table:formula="of:=&quot;{id:&quot;&amp;[Ciudad.A381]&amp;&quot;,name:'&quot;&amp;[Ciudad.B381]&amp;&quot;',state_id:&quot;&amp;[Ciudad.C381]&amp;&quot;,lat:0.0, lng:0.0, zoom:0.0},&quot;" table:style-name="ce1">
            <text:p>{id:19418,name:'López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450,name:'Mercaderes',state_id:19,lat:0.0, lng:0.0, zoom:0.0}," table:formula="of:=&quot;{id:&quot;&amp;[Ciudad.A382]&amp;&quot;,name:'&quot;&amp;[Ciudad.B382]&amp;&quot;',state_id:&quot;&amp;[Ciudad.C382]&amp;&quot;,lat:0.0, lng:0.0, zoom:0.0},&quot;" table:style-name="ce1">
            <text:p>{id:19450,name:'Mercaderes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455,name:'Miranda',state_id:19,lat:0.0, lng:0.0, zoom:0.0}," table:formula="of:=&quot;{id:&quot;&amp;[Ciudad.A383]&amp;&quot;,name:'&quot;&amp;[Ciudad.B383]&amp;&quot;',state_id:&quot;&amp;[Ciudad.C383]&amp;&quot;,lat:0.0, lng:0.0, zoom:0.0},&quot;" table:style-name="ce1">
            <text:p>{id:19455,name:'Miranda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473,name:'Morales',state_id:19,lat:0.0, lng:0.0, zoom:0.0}," table:formula="of:=&quot;{id:&quot;&amp;[Ciudad.A384]&amp;&quot;,name:'&quot;&amp;[Ciudad.B384]&amp;&quot;',state_id:&quot;&amp;[Ciudad.C384]&amp;&quot;,lat:0.0, lng:0.0, zoom:0.0},&quot;" table:style-name="ce1">
            <text:p>{id:19473,name:'Morales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513,name:'Padilla',state_id:19,lat:0.0, lng:0.0, zoom:0.0}," table:formula="of:=&quot;{id:&quot;&amp;[Ciudad.A385]&amp;&quot;,name:'&quot;&amp;[Ciudad.B385]&amp;&quot;',state_id:&quot;&amp;[Ciudad.C385]&amp;&quot;,lat:0.0, lng:0.0, zoom:0.0},&quot;" table:style-name="ce1">
            <text:p>{id:19513,name:'Padilla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517,name:'Páez',state_id:19,lat:0.0, lng:0.0, zoom:0.0}," table:formula="of:=&quot;{id:&quot;&amp;[Ciudad.A386]&amp;&quot;,name:'&quot;&amp;[Ciudad.B386]&amp;&quot;',state_id:&quot;&amp;[Ciudad.C386]&amp;&quot;,lat:0.0, lng:0.0, zoom:0.0},&quot;" table:style-name="ce1">
            <text:p>{id:19517,name:'Páez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532,name:'Patía',state_id:19,lat:0.0, lng:0.0, zoom:0.0}," table:formula="of:=&quot;{id:&quot;&amp;[Ciudad.A387]&amp;&quot;,name:'&quot;&amp;[Ciudad.B387]&amp;&quot;',state_id:&quot;&amp;[Ciudad.C387]&amp;&quot;,lat:0.0, lng:0.0, zoom:0.0},&quot;" table:style-name="ce1">
            <text:p>{id:19532,name:'Patía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533,name:'Piamonte',state_id:19,lat:0.0, lng:0.0, zoom:0.0}," table:formula="of:=&quot;{id:&quot;&amp;[Ciudad.A388]&amp;&quot;,name:'&quot;&amp;[Ciudad.B388]&amp;&quot;',state_id:&quot;&amp;[Ciudad.C388]&amp;&quot;,lat:0.0, lng:0.0, zoom:0.0},&quot;" table:style-name="ce1">
            <text:p>{id:19533,name:'Piamonte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548,name:'Piendamó',state_id:19,lat:0.0, lng:0.0, zoom:0.0}," table:formula="of:=&quot;{id:&quot;&amp;[Ciudad.A389]&amp;&quot;,name:'&quot;&amp;[Ciudad.B389]&amp;&quot;',state_id:&quot;&amp;[Ciudad.C389]&amp;&quot;,lat:0.0, lng:0.0, zoom:0.0},&quot;" table:style-name="ce1">
            <text:p>{id:19548,name:'Piendamó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573,name:'Puerto Tejada',state_id:19,lat:0.0, lng:0.0, zoom:0.0}," table:formula="of:=&quot;{id:&quot;&amp;[Ciudad.A390]&amp;&quot;,name:'&quot;&amp;[Ciudad.B390]&amp;&quot;',state_id:&quot;&amp;[Ciudad.C390]&amp;&quot;,lat:0.0, lng:0.0, zoom:0.0},&quot;" table:style-name="ce1">
            <text:p>{id:19573,name:'Puerto Tejada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585,name:'Puracé',state_id:19,lat:0.0, lng:0.0, zoom:0.0}," table:formula="of:=&quot;{id:&quot;&amp;[Ciudad.A391]&amp;&quot;,name:'&quot;&amp;[Ciudad.B391]&amp;&quot;',state_id:&quot;&amp;[Ciudad.C391]&amp;&quot;,lat:0.0, lng:0.0, zoom:0.0},&quot;" table:style-name="ce1">
            <text:p>{id:19585,name:'Puracé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622,name:'Rosas',state_id:19,lat:0.0, lng:0.0, zoom:0.0}," table:formula="of:=&quot;{id:&quot;&amp;[Ciudad.A392]&amp;&quot;,name:'&quot;&amp;[Ciudad.B392]&amp;&quot;',state_id:&quot;&amp;[Ciudad.C392]&amp;&quot;,lat:0.0, lng:0.0, zoom:0.0},&quot;" table:style-name="ce1">
            <text:p>{id:19622,name:'Rosas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693,name:'San Sebastián',state_id:19,lat:0.0, lng:0.0, zoom:0.0}," table:formula="of:=&quot;{id:&quot;&amp;[Ciudad.A393]&amp;&quot;,name:'&quot;&amp;[Ciudad.B393]&amp;&quot;',state_id:&quot;&amp;[Ciudad.C393]&amp;&quot;,lat:0.0, lng:0.0, zoom:0.0},&quot;" table:style-name="ce1">
            <text:p>{id:19693,name:'San Sebastián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698,name:'Santander de Quilichao',state_id:19,lat:0.0, lng:0.0, zoom:0.0}," table:formula="of:=&quot;{id:&quot;&amp;[Ciudad.A394]&amp;&quot;,name:'&quot;&amp;[Ciudad.B394]&amp;&quot;',state_id:&quot;&amp;[Ciudad.C394]&amp;&quot;,lat:0.0, lng:0.0, zoom:0.0},&quot;" table:style-name="ce1">
            <text:p>{id:19698,name:'Santander de Quilichao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701,name:'Santa Rosa',state_id:19,lat:0.0, lng:0.0, zoom:0.0}," table:formula="of:=&quot;{id:&quot;&amp;[Ciudad.A395]&amp;&quot;,name:'&quot;&amp;[Ciudad.B395]&amp;&quot;',state_id:&quot;&amp;[Ciudad.C395]&amp;&quot;,lat:0.0, lng:0.0, zoom:0.0},&quot;" table:style-name="ce1">
            <text:p>{id:19701,name:'Santa Rosa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743,name:'Silvia',state_id:19,lat:0.0, lng:0.0, zoom:0.0}," table:formula="of:=&quot;{id:&quot;&amp;[Ciudad.A396]&amp;&quot;,name:'&quot;&amp;[Ciudad.B396]&amp;&quot;',state_id:&quot;&amp;[Ciudad.C396]&amp;&quot;,lat:0.0, lng:0.0, zoom:0.0},&quot;" table:style-name="ce1">
            <text:p>{id:19743,name:'Silvia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760,name:'Sotara',state_id:19,lat:0.0, lng:0.0, zoom:0.0}," table:formula="of:=&quot;{id:&quot;&amp;[Ciudad.A397]&amp;&quot;,name:'&quot;&amp;[Ciudad.B397]&amp;&quot;',state_id:&quot;&amp;[Ciudad.C397]&amp;&quot;,lat:0.0, lng:0.0, zoom:0.0},&quot;" table:style-name="ce1">
            <text:p>{id:19760,name:'Sotara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780,name:'Suárez',state_id:19,lat:0.0, lng:0.0, zoom:0.0}," table:formula="of:=&quot;{id:&quot;&amp;[Ciudad.A398]&amp;&quot;,name:'&quot;&amp;[Ciudad.B398]&amp;&quot;',state_id:&quot;&amp;[Ciudad.C398]&amp;&quot;,lat:0.0, lng:0.0, zoom:0.0},&quot;" table:style-name="ce1">
            <text:p>{id:19780,name:'Suárez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785,name:'Sucre',state_id:19,lat:0.0, lng:0.0, zoom:0.0}," table:formula="of:=&quot;{id:&quot;&amp;[Ciudad.A399]&amp;&quot;,name:'&quot;&amp;[Ciudad.B399]&amp;&quot;',state_id:&quot;&amp;[Ciudad.C399]&amp;&quot;,lat:0.0, lng:0.0, zoom:0.0},&quot;" table:style-name="ce1">
            <text:p>{id:19785,name:'Sucre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807,name:'Timbío',state_id:19,lat:0.0, lng:0.0, zoom:0.0}," table:formula="of:=&quot;{id:&quot;&amp;[Ciudad.A400]&amp;&quot;,name:'&quot;&amp;[Ciudad.B400]&amp;&quot;',state_id:&quot;&amp;[Ciudad.C400]&amp;&quot;,lat:0.0, lng:0.0, zoom:0.0},&quot;" table:style-name="ce1">
            <text:p>{id:19807,name:'Timbío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809,name:'Timbiquí',state_id:19,lat:0.0, lng:0.0, zoom:0.0}," table:formula="of:=&quot;{id:&quot;&amp;[Ciudad.A401]&amp;&quot;,name:'&quot;&amp;[Ciudad.B401]&amp;&quot;',state_id:&quot;&amp;[Ciudad.C401]&amp;&quot;,lat:0.0, lng:0.0, zoom:0.0},&quot;" table:style-name="ce1">
            <text:p>{id:19809,name:'Timbiquí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821,name:'Toribio',state_id:19,lat:0.0, lng:0.0, zoom:0.0}," table:formula="of:=&quot;{id:&quot;&amp;[Ciudad.A402]&amp;&quot;,name:'&quot;&amp;[Ciudad.B402]&amp;&quot;',state_id:&quot;&amp;[Ciudad.C402]&amp;&quot;,lat:0.0, lng:0.0, zoom:0.0},&quot;" table:style-name="ce1">
            <text:p>{id:19821,name:'Toribio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824,name:'Totoró',state_id:19,lat:0.0, lng:0.0, zoom:0.0}," table:formula="of:=&quot;{id:&quot;&amp;[Ciudad.A403]&amp;&quot;,name:'&quot;&amp;[Ciudad.B403]&amp;&quot;',state_id:&quot;&amp;[Ciudad.C403]&amp;&quot;,lat:0.0, lng:0.0, zoom:0.0},&quot;" table:style-name="ce1">
            <text:p>{id:19824,name:'Totoró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19845,name:'Villa Rica',state_id:19,lat:0.0, lng:0.0, zoom:0.0}," table:formula="of:=&quot;{id:&quot;&amp;[Ciudad.A404]&amp;&quot;,name:'&quot;&amp;[Ciudad.B404]&amp;&quot;',state_id:&quot;&amp;[Ciudad.C404]&amp;&quot;,lat:0.0, lng:0.0, zoom:0.0},&quot;" table:style-name="ce1">
            <text:p>{id:19845,name:'Villa Rica',state_id:1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001,name:'Valledupar',state_id:20,lat:0.0, lng:0.0, zoom:0.0}," table:formula="of:=&quot;{id:&quot;&amp;[Ciudad.A405]&amp;&quot;,name:'&quot;&amp;[Ciudad.B405]&amp;&quot;',state_id:&quot;&amp;[Ciudad.C405]&amp;&quot;,lat:0.0, lng:0.0, zoom:0.0},&quot;" table:style-name="ce1">
            <text:p>{id:20001,name:'Valledupar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011,name:'Aguachica',state_id:20,lat:0.0, lng:0.0, zoom:0.0}," table:formula="of:=&quot;{id:&quot;&amp;[Ciudad.A406]&amp;&quot;,name:'&quot;&amp;[Ciudad.B406]&amp;&quot;',state_id:&quot;&amp;[Ciudad.C406]&amp;&quot;,lat:0.0, lng:0.0, zoom:0.0},&quot;" table:style-name="ce1">
            <text:p>{id:20011,name:'Aguachica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013,name:'Agustín Codazzi',state_id:20,lat:0.0, lng:0.0, zoom:0.0}," table:formula="of:=&quot;{id:&quot;&amp;[Ciudad.A407]&amp;&quot;,name:'&quot;&amp;[Ciudad.B407]&amp;&quot;',state_id:&quot;&amp;[Ciudad.C407]&amp;&quot;,lat:0.0, lng:0.0, zoom:0.0},&quot;" table:style-name="ce1">
            <text:p>{id:20013,name:'Agustín Codazzi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032,name:'Astrea',state_id:20,lat:0.0, lng:0.0, zoom:0.0}," table:formula="of:=&quot;{id:&quot;&amp;[Ciudad.A408]&amp;&quot;,name:'&quot;&amp;[Ciudad.B408]&amp;&quot;',state_id:&quot;&amp;[Ciudad.C408]&amp;&quot;,lat:0.0, lng:0.0, zoom:0.0},&quot;" table:style-name="ce1">
            <text:p>{id:20032,name:'Astrea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045,name:'Becerril',state_id:20,lat:0.0, lng:0.0, zoom:0.0}," table:formula="of:=&quot;{id:&quot;&amp;[Ciudad.A409]&amp;&quot;,name:'&quot;&amp;[Ciudad.B409]&amp;&quot;',state_id:&quot;&amp;[Ciudad.C409]&amp;&quot;,lat:0.0, lng:0.0, zoom:0.0},&quot;" table:style-name="ce1">
            <text:p>{id:20045,name:'Becerril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060,name:'Bosconia',state_id:20,lat:0.0, lng:0.0, zoom:0.0}," table:formula="of:=&quot;{id:&quot;&amp;[Ciudad.A410]&amp;&quot;,name:'&quot;&amp;[Ciudad.B410]&amp;&quot;',state_id:&quot;&amp;[Ciudad.C410]&amp;&quot;,lat:0.0, lng:0.0, zoom:0.0},&quot;" table:style-name="ce1">
            <text:p>{id:20060,name:'Bosconia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175,name:'Chimichagua',state_id:20,lat:0.0, lng:0.0, zoom:0.0}," table:formula="of:=&quot;{id:&quot;&amp;[Ciudad.A411]&amp;&quot;,name:'&quot;&amp;[Ciudad.B411]&amp;&quot;',state_id:&quot;&amp;[Ciudad.C411]&amp;&quot;,lat:0.0, lng:0.0, zoom:0.0},&quot;" table:style-name="ce1">
            <text:p>{id:20175,name:'Chimichagua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178,name:'Chiriguaná',state_id:20,lat:0.0, lng:0.0, zoom:0.0}," table:formula="of:=&quot;{id:&quot;&amp;[Ciudad.A412]&amp;&quot;,name:'&quot;&amp;[Ciudad.B412]&amp;&quot;',state_id:&quot;&amp;[Ciudad.C412]&amp;&quot;,lat:0.0, lng:0.0, zoom:0.0},&quot;" table:style-name="ce1">
            <text:p>{id:20178,name:'Chiriguaná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228,name:'Curumaní',state_id:20,lat:0.0, lng:0.0, zoom:0.0}," table:formula="of:=&quot;{id:&quot;&amp;[Ciudad.A413]&amp;&quot;,name:'&quot;&amp;[Ciudad.B413]&amp;&quot;',state_id:&quot;&amp;[Ciudad.C413]&amp;&quot;,lat:0.0, lng:0.0, zoom:0.0},&quot;" table:style-name="ce1">
            <text:p>{id:20228,name:'Curumaní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238,name:'El Copey',state_id:20,lat:0.0, lng:0.0, zoom:0.0}," table:formula="of:=&quot;{id:&quot;&amp;[Ciudad.A414]&amp;&quot;,name:'&quot;&amp;[Ciudad.B414]&amp;&quot;',state_id:&quot;&amp;[Ciudad.C414]&amp;&quot;,lat:0.0, lng:0.0, zoom:0.0},&quot;" table:style-name="ce1">
            <text:p>{id:20238,name:'El Copey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250,name:'El Paso',state_id:20,lat:0.0, lng:0.0, zoom:0.0}," table:formula="of:=&quot;{id:&quot;&amp;[Ciudad.A415]&amp;&quot;,name:'&quot;&amp;[Ciudad.B415]&amp;&quot;',state_id:&quot;&amp;[Ciudad.C415]&amp;&quot;,lat:0.0, lng:0.0, zoom:0.0},&quot;" table:style-name="ce1">
            <text:p>{id:20250,name:'El Paso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295,name:'Gamarra',state_id:20,lat:0.0, lng:0.0, zoom:0.0}," table:formula="of:=&quot;{id:&quot;&amp;[Ciudad.A416]&amp;&quot;,name:'&quot;&amp;[Ciudad.B416]&amp;&quot;',state_id:&quot;&amp;[Ciudad.C416]&amp;&quot;,lat:0.0, lng:0.0, zoom:0.0},&quot;" table:style-name="ce1">
            <text:p>{id:20295,name:'Gamarra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310,name:'González',state_id:20,lat:0.0, lng:0.0, zoom:0.0}," table:formula="of:=&quot;{id:&quot;&amp;[Ciudad.A417]&amp;&quot;,name:'&quot;&amp;[Ciudad.B417]&amp;&quot;',state_id:&quot;&amp;[Ciudad.C417]&amp;&quot;,lat:0.0, lng:0.0, zoom:0.0},&quot;" table:style-name="ce1">
            <text:p>{id:20310,name:'González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383,name:'La Gloria',state_id:20,lat:0.0, lng:0.0, zoom:0.0}," table:formula="of:=&quot;{id:&quot;&amp;[Ciudad.A418]&amp;&quot;,name:'&quot;&amp;[Ciudad.B418]&amp;&quot;',state_id:&quot;&amp;[Ciudad.C418]&amp;&quot;,lat:0.0, lng:0.0, zoom:0.0},&quot;" table:style-name="ce1">
            <text:p>{id:20383,name:'La Gloria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400,name:'La Jagua de Ibirico',state_id:20,lat:0.0, lng:0.0, zoom:0.0}," table:formula="of:=&quot;{id:&quot;&amp;[Ciudad.A419]&amp;&quot;,name:'&quot;&amp;[Ciudad.B419]&amp;&quot;',state_id:&quot;&amp;[Ciudad.C419]&amp;&quot;,lat:0.0, lng:0.0, zoom:0.0},&quot;" table:style-name="ce1">
            <text:p>{id:20400,name:'La Jagua de Ibirico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443,name:'Manaure',state_id:20,lat:0.0, lng:0.0, zoom:0.0}," table:formula="of:=&quot;{id:&quot;&amp;[Ciudad.A420]&amp;&quot;,name:'&quot;&amp;[Ciudad.B420]&amp;&quot;',state_id:&quot;&amp;[Ciudad.C420]&amp;&quot;,lat:0.0, lng:0.0, zoom:0.0},&quot;" table:style-name="ce1">
            <text:p>{id:20443,name:'Manaure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517,name:'Pailitas',state_id:20,lat:0.0, lng:0.0, zoom:0.0}," table:formula="of:=&quot;{id:&quot;&amp;[Ciudad.A421]&amp;&quot;,name:'&quot;&amp;[Ciudad.B421]&amp;&quot;',state_id:&quot;&amp;[Ciudad.C421]&amp;&quot;,lat:0.0, lng:0.0, zoom:0.0},&quot;" table:style-name="ce1">
            <text:p>{id:20517,name:'Pailitas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550,name:'Pelaya',state_id:20,lat:0.0, lng:0.0, zoom:0.0}," table:formula="of:=&quot;{id:&quot;&amp;[Ciudad.A422]&amp;&quot;,name:'&quot;&amp;[Ciudad.B422]&amp;&quot;',state_id:&quot;&amp;[Ciudad.C422]&amp;&quot;,lat:0.0, lng:0.0, zoom:0.0},&quot;" table:style-name="ce1">
            <text:p>{id:20550,name:'Pelaya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570,name:'Pueblo Bello',state_id:20,lat:0.0, lng:0.0, zoom:0.0}," table:formula="of:=&quot;{id:&quot;&amp;[Ciudad.A423]&amp;&quot;,name:'&quot;&amp;[Ciudad.B423]&amp;&quot;',state_id:&quot;&amp;[Ciudad.C423]&amp;&quot;,lat:0.0, lng:0.0, zoom:0.0},&quot;" table:style-name="ce1">
            <text:p>{id:20570,name:'Pueblo Bello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614,name:'Río de Oro',state_id:20,lat:0.0, lng:0.0, zoom:0.0}," table:formula="of:=&quot;{id:&quot;&amp;[Ciudad.A424]&amp;&quot;,name:'&quot;&amp;[Ciudad.B424]&amp;&quot;',state_id:&quot;&amp;[Ciudad.C424]&amp;&quot;,lat:0.0, lng:0.0, zoom:0.0},&quot;" table:style-name="ce1">
            <text:p>{id:20614,name:'Río de Oro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621,name:'La Paz',state_id:20,lat:0.0, lng:0.0, zoom:0.0}," table:formula="of:=&quot;{id:&quot;&amp;[Ciudad.A425]&amp;&quot;,name:'&quot;&amp;[Ciudad.B425]&amp;&quot;',state_id:&quot;&amp;[Ciudad.C425]&amp;&quot;,lat:0.0, lng:0.0, zoom:0.0},&quot;" table:style-name="ce1">
            <text:p>{id:20621,name:'La Paz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710,name:'San Alberto',state_id:20,lat:0.0, lng:0.0, zoom:0.0}," table:formula="of:=&quot;{id:&quot;&amp;[Ciudad.A426]&amp;&quot;,name:'&quot;&amp;[Ciudad.B426]&amp;&quot;',state_id:&quot;&amp;[Ciudad.C426]&amp;&quot;,lat:0.0, lng:0.0, zoom:0.0},&quot;" table:style-name="ce1">
            <text:p>{id:20710,name:'San Alberto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750,name:'San Diego',state_id:20,lat:0.0, lng:0.0, zoom:0.0}," table:formula="of:=&quot;{id:&quot;&amp;[Ciudad.A427]&amp;&quot;,name:'&quot;&amp;[Ciudad.B427]&amp;&quot;',state_id:&quot;&amp;[Ciudad.C427]&amp;&quot;,lat:0.0, lng:0.0, zoom:0.0},&quot;" table:style-name="ce1">
            <text:p>{id:20750,name:'San Diego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770,name:'San Martín',state_id:20,lat:0.0, lng:0.0, zoom:0.0}," table:formula="of:=&quot;{id:&quot;&amp;[Ciudad.A428]&amp;&quot;,name:'&quot;&amp;[Ciudad.B428]&amp;&quot;',state_id:&quot;&amp;[Ciudad.C428]&amp;&quot;,lat:0.0, lng:0.0, zoom:0.0},&quot;" table:style-name="ce1">
            <text:p>{id:20770,name:'San Martín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0787,name:'Tamalameque',state_id:20,lat:0.0, lng:0.0, zoom:0.0}," table:formula="of:=&quot;{id:&quot;&amp;[Ciudad.A429]&amp;&quot;,name:'&quot;&amp;[Ciudad.B429]&amp;&quot;',state_id:&quot;&amp;[Ciudad.C429]&amp;&quot;,lat:0.0, lng:0.0, zoom:0.0},&quot;" table:style-name="ce1">
            <text:p>{id:20787,name:'Tamalameque',state_id:2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001,name:'Montería',state_id:23,lat:0.0, lng:0.0, zoom:0.0}," table:formula="of:=&quot;{id:&quot;&amp;[Ciudad.A430]&amp;&quot;,name:'&quot;&amp;[Ciudad.B430]&amp;&quot;',state_id:&quot;&amp;[Ciudad.C430]&amp;&quot;,lat:0.0, lng:0.0, zoom:0.0},&quot;" table:style-name="ce1">
            <text:p>{id:23001,name:'Montería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068,name:'Ayapel',state_id:23,lat:0.0, lng:0.0, zoom:0.0}," table:formula="of:=&quot;{id:&quot;&amp;[Ciudad.A431]&amp;&quot;,name:'&quot;&amp;[Ciudad.B431]&amp;&quot;',state_id:&quot;&amp;[Ciudad.C431]&amp;&quot;,lat:0.0, lng:0.0, zoom:0.0},&quot;" table:style-name="ce1">
            <text:p>{id:23068,name:'Ayapel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079,name:'Buenavista',state_id:23,lat:0.0, lng:0.0, zoom:0.0}," table:formula="of:=&quot;{id:&quot;&amp;[Ciudad.A432]&amp;&quot;,name:'&quot;&amp;[Ciudad.B432]&amp;&quot;',state_id:&quot;&amp;[Ciudad.C432]&amp;&quot;,lat:0.0, lng:0.0, zoom:0.0},&quot;" table:style-name="ce1">
            <text:p>{id:23079,name:'Buenavista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090,name:'Canalete',state_id:23,lat:0.0, lng:0.0, zoom:0.0}," table:formula="of:=&quot;{id:&quot;&amp;[Ciudad.A433]&amp;&quot;,name:'&quot;&amp;[Ciudad.B433]&amp;&quot;',state_id:&quot;&amp;[Ciudad.C433]&amp;&quot;,lat:0.0, lng:0.0, zoom:0.0},&quot;" table:style-name="ce1">
            <text:p>{id:23090,name:'Canalete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162,name:'Cereté',state_id:23,lat:0.0, lng:0.0, zoom:0.0}," table:formula="of:=&quot;{id:&quot;&amp;[Ciudad.A434]&amp;&quot;,name:'&quot;&amp;[Ciudad.B434]&amp;&quot;',state_id:&quot;&amp;[Ciudad.C434]&amp;&quot;,lat:0.0, lng:0.0, zoom:0.0},&quot;" table:style-name="ce1">
            <text:p>{id:23162,name:'Cereté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168,name:'Chimá',state_id:23,lat:0.0, lng:0.0, zoom:0.0}," table:formula="of:=&quot;{id:&quot;&amp;[Ciudad.A435]&amp;&quot;,name:'&quot;&amp;[Ciudad.B435]&amp;&quot;',state_id:&quot;&amp;[Ciudad.C435]&amp;&quot;,lat:0.0, lng:0.0, zoom:0.0},&quot;" table:style-name="ce1">
            <text:p>{id:23168,name:'Chimá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182,name:'Chinú',state_id:23,lat:0.0, lng:0.0, zoom:0.0}," table:formula="of:=&quot;{id:&quot;&amp;[Ciudad.A436]&amp;&quot;,name:'&quot;&amp;[Ciudad.B436]&amp;&quot;',state_id:&quot;&amp;[Ciudad.C436]&amp;&quot;,lat:0.0, lng:0.0, zoom:0.0},&quot;" table:style-name="ce1">
            <text:p>{id:23182,name:'Chinú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189,name:'Ciénaga de Oro',state_id:23,lat:0.0, lng:0.0, zoom:0.0}," table:formula="of:=&quot;{id:&quot;&amp;[Ciudad.A437]&amp;&quot;,name:'&quot;&amp;[Ciudad.B437]&amp;&quot;',state_id:&quot;&amp;[Ciudad.C437]&amp;&quot;,lat:0.0, lng:0.0, zoom:0.0},&quot;" table:style-name="ce1">
            <text:p>{id:23189,name:'Ciénaga de Oro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300,name:'Cotorra',state_id:23,lat:0.0, lng:0.0, zoom:0.0}," table:formula="of:=&quot;{id:&quot;&amp;[Ciudad.A438]&amp;&quot;,name:'&quot;&amp;[Ciudad.B438]&amp;&quot;',state_id:&quot;&amp;[Ciudad.C438]&amp;&quot;,lat:0.0, lng:0.0, zoom:0.0},&quot;" table:style-name="ce1">
            <text:p>{id:23300,name:'Cotorra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350,name:'La Apartada',state_id:23,lat:0.0, lng:0.0, zoom:0.0}," table:formula="of:=&quot;{id:&quot;&amp;[Ciudad.A439]&amp;&quot;,name:'&quot;&amp;[Ciudad.B439]&amp;&quot;',state_id:&quot;&amp;[Ciudad.C439]&amp;&quot;,lat:0.0, lng:0.0, zoom:0.0},&quot;" table:style-name="ce1">
            <text:p>{id:23350,name:'La Apartada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417,name:'Lorica',state_id:23,lat:0.0, lng:0.0, zoom:0.0}," table:formula="of:=&quot;{id:&quot;&amp;[Ciudad.A440]&amp;&quot;,name:'&quot;&amp;[Ciudad.B440]&amp;&quot;',state_id:&quot;&amp;[Ciudad.C440]&amp;&quot;,lat:0.0, lng:0.0, zoom:0.0},&quot;" table:style-name="ce1">
            <text:p>{id:23417,name:'Lorica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419,name:'Los Córdobas',state_id:23,lat:0.0, lng:0.0, zoom:0.0}," table:formula="of:=&quot;{id:&quot;&amp;[Ciudad.A441]&amp;&quot;,name:'&quot;&amp;[Ciudad.B441]&amp;&quot;',state_id:&quot;&amp;[Ciudad.C441]&amp;&quot;,lat:0.0, lng:0.0, zoom:0.0},&quot;" table:style-name="ce1">
            <text:p>{id:23419,name:'Los Córdobas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464,name:'Momil',state_id:23,lat:0.0, lng:0.0, zoom:0.0}," table:formula="of:=&quot;{id:&quot;&amp;[Ciudad.A442]&amp;&quot;,name:'&quot;&amp;[Ciudad.B442]&amp;&quot;',state_id:&quot;&amp;[Ciudad.C442]&amp;&quot;,lat:0.0, lng:0.0, zoom:0.0},&quot;" table:style-name="ce1">
            <text:p>{id:23464,name:'Momil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466,name:'Montelíbano',state_id:23,lat:0.0, lng:0.0, zoom:0.0}," table:formula="of:=&quot;{id:&quot;&amp;[Ciudad.A443]&amp;&quot;,name:'&quot;&amp;[Ciudad.B443]&amp;&quot;',state_id:&quot;&amp;[Ciudad.C443]&amp;&quot;,lat:0.0, lng:0.0, zoom:0.0},&quot;" table:style-name="ce1">
            <text:p>{id:23466,name:'Montelíbano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500,name:'Moñitos',state_id:23,lat:0.0, lng:0.0, zoom:0.0}," table:formula="of:=&quot;{id:&quot;&amp;[Ciudad.A444]&amp;&quot;,name:'&quot;&amp;[Ciudad.B444]&amp;&quot;',state_id:&quot;&amp;[Ciudad.C444]&amp;&quot;,lat:0.0, lng:0.0, zoom:0.0},&quot;" table:style-name="ce1">
            <text:p>{id:23500,name:'Moñitos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555,name:'Planeta Rica',state_id:23,lat:0.0, lng:0.0, zoom:0.0}," table:formula="of:=&quot;{id:&quot;&amp;[Ciudad.A445]&amp;&quot;,name:'&quot;&amp;[Ciudad.B445]&amp;&quot;',state_id:&quot;&amp;[Ciudad.C445]&amp;&quot;,lat:0.0, lng:0.0, zoom:0.0},&quot;" table:style-name="ce1">
            <text:p>{id:23555,name:'Planeta Rica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570,name:'Pueblo Nuevo',state_id:23,lat:0.0, lng:0.0, zoom:0.0}," table:formula="of:=&quot;{id:&quot;&amp;[Ciudad.A446]&amp;&quot;,name:'&quot;&amp;[Ciudad.B446]&amp;&quot;',state_id:&quot;&amp;[Ciudad.C446]&amp;&quot;,lat:0.0, lng:0.0, zoom:0.0},&quot;" table:style-name="ce1">
            <text:p>{id:23570,name:'Pueblo Nuevo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574,name:'Puerto Escondido',state_id:23,lat:0.0, lng:0.0, zoom:0.0}," table:formula="of:=&quot;{id:&quot;&amp;[Ciudad.A447]&amp;&quot;,name:'&quot;&amp;[Ciudad.B447]&amp;&quot;',state_id:&quot;&amp;[Ciudad.C447]&amp;&quot;,lat:0.0, lng:0.0, zoom:0.0},&quot;" table:style-name="ce1">
            <text:p>{id:23574,name:'Puerto Escondido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580,name:'Puerto Libertador',state_id:23,lat:0.0, lng:0.0, zoom:0.0}," table:formula="of:=&quot;{id:&quot;&amp;[Ciudad.A448]&amp;&quot;,name:'&quot;&amp;[Ciudad.B448]&amp;&quot;',state_id:&quot;&amp;[Ciudad.C448]&amp;&quot;,lat:0.0, lng:0.0, zoom:0.0},&quot;" table:style-name="ce1">
            <text:p>{id:23580,name:'Puerto Libertador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586,name:'Purísima',state_id:23,lat:0.0, lng:0.0, zoom:0.0}," table:formula="of:=&quot;{id:&quot;&amp;[Ciudad.A449]&amp;&quot;,name:'&quot;&amp;[Ciudad.B449]&amp;&quot;',state_id:&quot;&amp;[Ciudad.C449]&amp;&quot;,lat:0.0, lng:0.0, zoom:0.0},&quot;" table:style-name="ce1">
            <text:p>{id:23586,name:'Purísima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660,name:'Sahagún',state_id:23,lat:0.0, lng:0.0, zoom:0.0}," table:formula="of:=&quot;{id:&quot;&amp;[Ciudad.A450]&amp;&quot;,name:'&quot;&amp;[Ciudad.B450]&amp;&quot;',state_id:&quot;&amp;[Ciudad.C450]&amp;&quot;,lat:0.0, lng:0.0, zoom:0.0},&quot;" table:style-name="ce1">
            <text:p>{id:23660,name:'Sahagún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670,name:'San Andrés Sotavento',state_id:23,lat:0.0, lng:0.0, zoom:0.0}," table:formula="of:=&quot;{id:&quot;&amp;[Ciudad.A451]&amp;&quot;,name:'&quot;&amp;[Ciudad.B451]&amp;&quot;',state_id:&quot;&amp;[Ciudad.C451]&amp;&quot;,lat:0.0, lng:0.0, zoom:0.0},&quot;" table:style-name="ce1">
            <text:p>{id:23670,name:'San Andrés Sotavento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672,name:'San Antero',state_id:23,lat:0.0, lng:0.0, zoom:0.0}," table:formula="of:=&quot;{id:&quot;&amp;[Ciudad.A452]&amp;&quot;,name:'&quot;&amp;[Ciudad.B452]&amp;&quot;',state_id:&quot;&amp;[Ciudad.C452]&amp;&quot;,lat:0.0, lng:0.0, zoom:0.0},&quot;" table:style-name="ce1">
            <text:p>{id:23672,name:'San Antero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675,name:'San Bernardo del Viento',state_id:23,lat:0.0, lng:0.0, zoom:0.0}," table:formula="of:=&quot;{id:&quot;&amp;[Ciudad.A453]&amp;&quot;,name:'&quot;&amp;[Ciudad.B453]&amp;&quot;',state_id:&quot;&amp;[Ciudad.C453]&amp;&quot;,lat:0.0, lng:0.0, zoom:0.0},&quot;" table:style-name="ce1">
            <text:p>{id:23675,name:'San Bernardo del Viento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678,name:'San Carlos',state_id:23,lat:0.0, lng:0.0, zoom:0.0}," table:formula="of:=&quot;{id:&quot;&amp;[Ciudad.A454]&amp;&quot;,name:'&quot;&amp;[Ciudad.B454]&amp;&quot;',state_id:&quot;&amp;[Ciudad.C454]&amp;&quot;,lat:0.0, lng:0.0, zoom:0.0},&quot;" table:style-name="ce1">
            <text:p>{id:23678,name:'San Carlos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682,name:'San José de Uré',state_id:23,lat:0.0, lng:0.0, zoom:0.0}," table:formula="of:=&quot;{id:&quot;&amp;[Ciudad.A455]&amp;&quot;,name:'&quot;&amp;[Ciudad.B455]&amp;&quot;',state_id:&quot;&amp;[Ciudad.C455]&amp;&quot;,lat:0.0, lng:0.0, zoom:0.0},&quot;" table:style-name="ce1">
            <text:p>{id:23682,name:'San José de Uré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686,name:'San Pelayo',state_id:23,lat:0.0, lng:0.0, zoom:0.0}," table:formula="of:=&quot;{id:&quot;&amp;[Ciudad.A456]&amp;&quot;,name:'&quot;&amp;[Ciudad.B456]&amp;&quot;',state_id:&quot;&amp;[Ciudad.C456]&amp;&quot;,lat:0.0, lng:0.0, zoom:0.0},&quot;" table:style-name="ce1">
            <text:p>{id:23686,name:'San Pelayo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807,name:'Tierralta',state_id:23,lat:0.0, lng:0.0, zoom:0.0}," table:formula="of:=&quot;{id:&quot;&amp;[Ciudad.A457]&amp;&quot;,name:'&quot;&amp;[Ciudad.B457]&amp;&quot;',state_id:&quot;&amp;[Ciudad.C457]&amp;&quot;,lat:0.0, lng:0.0, zoom:0.0},&quot;" table:style-name="ce1">
            <text:p>{id:23807,name:'Tierralta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815,name:'Tuchín',state_id:23,lat:0.0, lng:0.0, zoom:0.0}," table:formula="of:=&quot;{id:&quot;&amp;[Ciudad.A458]&amp;&quot;,name:'&quot;&amp;[Ciudad.B458]&amp;&quot;',state_id:&quot;&amp;[Ciudad.C458]&amp;&quot;,lat:0.0, lng:0.0, zoom:0.0},&quot;" table:style-name="ce1">
            <text:p>{id:23815,name:'Tuchín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3855,name:'Valencia',state_id:23,lat:0.0, lng:0.0, zoom:0.0}," table:formula="of:=&quot;{id:&quot;&amp;[Ciudad.A459]&amp;&quot;,name:'&quot;&amp;[Ciudad.B459]&amp;&quot;',state_id:&quot;&amp;[Ciudad.C459]&amp;&quot;,lat:0.0, lng:0.0, zoom:0.0},&quot;" table:style-name="ce1">
            <text:p>{id:23855,name:'Valencia',state_id:2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001,name:'Agua de Dios',state_id:25,lat:0.0, lng:0.0, zoom:0.0}," table:formula="of:=&quot;{id:&quot;&amp;[Ciudad.A460]&amp;&quot;,name:'&quot;&amp;[Ciudad.B460]&amp;&quot;',state_id:&quot;&amp;[Ciudad.C460]&amp;&quot;,lat:0.0, lng:0.0, zoom:0.0},&quot;" table:style-name="ce1">
            <text:p>{id:25001,name:'Agua de Dios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019,name:'Albán',state_id:25,lat:0.0, lng:0.0, zoom:0.0}," table:formula="of:=&quot;{id:&quot;&amp;[Ciudad.A461]&amp;&quot;,name:'&quot;&amp;[Ciudad.B461]&amp;&quot;',state_id:&quot;&amp;[Ciudad.C461]&amp;&quot;,lat:0.0, lng:0.0, zoom:0.0},&quot;" table:style-name="ce1">
            <text:p>{id:25019,name:'Albán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035,name:'Anapoima',state_id:25,lat:0.0, lng:0.0, zoom:0.0}," table:formula="of:=&quot;{id:&quot;&amp;[Ciudad.A462]&amp;&quot;,name:'&quot;&amp;[Ciudad.B462]&amp;&quot;',state_id:&quot;&amp;[Ciudad.C462]&amp;&quot;,lat:0.0, lng:0.0, zoom:0.0},&quot;" table:style-name="ce1">
            <text:p>{id:25035,name:'Anapoim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040,name:'Anolaima',state_id:25,lat:0.0, lng:0.0, zoom:0.0}," table:formula="of:=&quot;{id:&quot;&amp;[Ciudad.A463]&amp;&quot;,name:'&quot;&amp;[Ciudad.B463]&amp;&quot;',state_id:&quot;&amp;[Ciudad.C463]&amp;&quot;,lat:0.0, lng:0.0, zoom:0.0},&quot;" table:style-name="ce1">
            <text:p>{id:25040,name:'Anolaim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053,name:'Arbeláez',state_id:25,lat:0.0, lng:0.0, zoom:0.0}," table:formula="of:=&quot;{id:&quot;&amp;[Ciudad.A464]&amp;&quot;,name:'&quot;&amp;[Ciudad.B464]&amp;&quot;',state_id:&quot;&amp;[Ciudad.C464]&amp;&quot;,lat:0.0, lng:0.0, zoom:0.0},&quot;" table:style-name="ce1">
            <text:p>{id:25053,name:'Arbeláez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086,name:'Beltrán',state_id:25,lat:0.0, lng:0.0, zoom:0.0}," table:formula="of:=&quot;{id:&quot;&amp;[Ciudad.A465]&amp;&quot;,name:'&quot;&amp;[Ciudad.B465]&amp;&quot;',state_id:&quot;&amp;[Ciudad.C465]&amp;&quot;,lat:0.0, lng:0.0, zoom:0.0},&quot;" table:style-name="ce1">
            <text:p>{id:25086,name:'Beltrán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095,name:'Bituima',state_id:25,lat:0.0, lng:0.0, zoom:0.0}," table:formula="of:=&quot;{id:&quot;&amp;[Ciudad.A466]&amp;&quot;,name:'&quot;&amp;[Ciudad.B466]&amp;&quot;',state_id:&quot;&amp;[Ciudad.C466]&amp;&quot;,lat:0.0, lng:0.0, zoom:0.0},&quot;" table:style-name="ce1">
            <text:p>{id:25095,name:'Bituim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099,name:'Bojacá',state_id:25,lat:0.0, lng:0.0, zoom:0.0}," table:formula="of:=&quot;{id:&quot;&amp;[Ciudad.A467]&amp;&quot;,name:'&quot;&amp;[Ciudad.B467]&amp;&quot;',state_id:&quot;&amp;[Ciudad.C467]&amp;&quot;,lat:0.0, lng:0.0, zoom:0.0},&quot;" table:style-name="ce1">
            <text:p>{id:25099,name:'Bojacá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120,name:'Cabrera',state_id:25,lat:0.0, lng:0.0, zoom:0.0}," table:formula="of:=&quot;{id:&quot;&amp;[Ciudad.A468]&amp;&quot;,name:'&quot;&amp;[Ciudad.B468]&amp;&quot;',state_id:&quot;&amp;[Ciudad.C468]&amp;&quot;,lat:0.0, lng:0.0, zoom:0.0},&quot;" table:style-name="ce1">
            <text:p>{id:25120,name:'Cabrer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123,name:'Cachipay',state_id:25,lat:0.0, lng:0.0, zoom:0.0}," table:formula="of:=&quot;{id:&quot;&amp;[Ciudad.A469]&amp;&quot;,name:'&quot;&amp;[Ciudad.B469]&amp;&quot;',state_id:&quot;&amp;[Ciudad.C469]&amp;&quot;,lat:0.0, lng:0.0, zoom:0.0},&quot;" table:style-name="ce1">
            <text:p>{id:25123,name:'Cachipay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126,name:'Cajicá',state_id:25,lat:0.0, lng:0.0, zoom:0.0}," table:formula="of:=&quot;{id:&quot;&amp;[Ciudad.A470]&amp;&quot;,name:'&quot;&amp;[Ciudad.B470]&amp;&quot;',state_id:&quot;&amp;[Ciudad.C470]&amp;&quot;,lat:0.0, lng:0.0, zoom:0.0},&quot;" table:style-name="ce1">
            <text:p>{id:25126,name:'Cajicá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148,name:'Caparrapí',state_id:25,lat:0.0, lng:0.0, zoom:0.0}," table:formula="of:=&quot;{id:&quot;&amp;[Ciudad.A471]&amp;&quot;,name:'&quot;&amp;[Ciudad.B471]&amp;&quot;',state_id:&quot;&amp;[Ciudad.C471]&amp;&quot;,lat:0.0, lng:0.0, zoom:0.0},&quot;" table:style-name="ce1">
            <text:p>{id:25148,name:'Caparrapí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151,name:'Caqueza',state_id:25,lat:0.0, lng:0.0, zoom:0.0}," table:formula="of:=&quot;{id:&quot;&amp;[Ciudad.A472]&amp;&quot;,name:'&quot;&amp;[Ciudad.B472]&amp;&quot;',state_id:&quot;&amp;[Ciudad.C472]&amp;&quot;,lat:0.0, lng:0.0, zoom:0.0},&quot;" table:style-name="ce1">
            <text:p>{id:25151,name:'Caquez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154,name:'Carmen de Carupa',state_id:25,lat:0.0, lng:0.0, zoom:0.0}," table:formula="of:=&quot;{id:&quot;&amp;[Ciudad.A473]&amp;&quot;,name:'&quot;&amp;[Ciudad.B473]&amp;&quot;',state_id:&quot;&amp;[Ciudad.C473]&amp;&quot;,lat:0.0, lng:0.0, zoom:0.0},&quot;" table:style-name="ce1">
            <text:p>{id:25154,name:'Carmen de Carup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168,name:'Chaguaní',state_id:25,lat:0.0, lng:0.0, zoom:0.0}," table:formula="of:=&quot;{id:&quot;&amp;[Ciudad.A474]&amp;&quot;,name:'&quot;&amp;[Ciudad.B474]&amp;&quot;',state_id:&quot;&amp;[Ciudad.C474]&amp;&quot;,lat:0.0, lng:0.0, zoom:0.0},&quot;" table:style-name="ce1">
            <text:p>{id:25168,name:'Chaguaní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175,name:'Chía',state_id:25,lat:0.0, lng:0.0, zoom:0.0}," table:formula="of:=&quot;{id:&quot;&amp;[Ciudad.A475]&amp;&quot;,name:'&quot;&amp;[Ciudad.B475]&amp;&quot;',state_id:&quot;&amp;[Ciudad.C475]&amp;&quot;,lat:0.0, lng:0.0, zoom:0.0},&quot;" table:style-name="ce1">
            <text:p>{id:25175,name:'Chí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178,name:'Chipaque',state_id:25,lat:0.0, lng:0.0, zoom:0.0}," table:formula="of:=&quot;{id:&quot;&amp;[Ciudad.A476]&amp;&quot;,name:'&quot;&amp;[Ciudad.B476]&amp;&quot;',state_id:&quot;&amp;[Ciudad.C476]&amp;&quot;,lat:0.0, lng:0.0, zoom:0.0},&quot;" table:style-name="ce1">
            <text:p>{id:25178,name:'Chipaque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181,name:'Choachí',state_id:25,lat:0.0, lng:0.0, zoom:0.0}," table:formula="of:=&quot;{id:&quot;&amp;[Ciudad.A477]&amp;&quot;,name:'&quot;&amp;[Ciudad.B477]&amp;&quot;',state_id:&quot;&amp;[Ciudad.C477]&amp;&quot;,lat:0.0, lng:0.0, zoom:0.0},&quot;" table:style-name="ce1">
            <text:p>{id:25181,name:'Choachí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183,name:'Chocontá',state_id:25,lat:0.0, lng:0.0, zoom:0.0}," table:formula="of:=&quot;{id:&quot;&amp;[Ciudad.A478]&amp;&quot;,name:'&quot;&amp;[Ciudad.B478]&amp;&quot;',state_id:&quot;&amp;[Ciudad.C478]&amp;&quot;,lat:0.0, lng:0.0, zoom:0.0},&quot;" table:style-name="ce1">
            <text:p>{id:25183,name:'Chocontá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200,name:'Cogua',state_id:25,lat:0.0, lng:0.0, zoom:0.0}," table:formula="of:=&quot;{id:&quot;&amp;[Ciudad.A479]&amp;&quot;,name:'&quot;&amp;[Ciudad.B479]&amp;&quot;',state_id:&quot;&amp;[Ciudad.C479]&amp;&quot;,lat:0.0, lng:0.0, zoom:0.0},&quot;" table:style-name="ce1">
            <text:p>{id:25200,name:'Cogu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214,name:'Cota',state_id:25,lat:0.0, lng:0.0, zoom:0.0}," table:formula="of:=&quot;{id:&quot;&amp;[Ciudad.A480]&amp;&quot;,name:'&quot;&amp;[Ciudad.B480]&amp;&quot;',state_id:&quot;&amp;[Ciudad.C480]&amp;&quot;,lat:0.0, lng:0.0, zoom:0.0},&quot;" table:style-name="ce1">
            <text:p>{id:25214,name:'Cot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224,name:'Cucunubá',state_id:25,lat:0.0, lng:0.0, zoom:0.0}," table:formula="of:=&quot;{id:&quot;&amp;[Ciudad.A481]&amp;&quot;,name:'&quot;&amp;[Ciudad.B481]&amp;&quot;',state_id:&quot;&amp;[Ciudad.C481]&amp;&quot;,lat:0.0, lng:0.0, zoom:0.0},&quot;" table:style-name="ce1">
            <text:p>{id:25224,name:'Cucunubá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245,name:'El Colegio',state_id:25,lat:0.0, lng:0.0, zoom:0.0}," table:formula="of:=&quot;{id:&quot;&amp;[Ciudad.A482]&amp;&quot;,name:'&quot;&amp;[Ciudad.B482]&amp;&quot;',state_id:&quot;&amp;[Ciudad.C482]&amp;&quot;,lat:0.0, lng:0.0, zoom:0.0},&quot;" table:style-name="ce1">
            <text:p>{id:25245,name:'El Colegio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258,name:'El Peñón',state_id:25,lat:0.0, lng:0.0, zoom:0.0}," table:formula="of:=&quot;{id:&quot;&amp;[Ciudad.A483]&amp;&quot;,name:'&quot;&amp;[Ciudad.B483]&amp;&quot;',state_id:&quot;&amp;[Ciudad.C483]&amp;&quot;,lat:0.0, lng:0.0, zoom:0.0},&quot;" table:style-name="ce1">
            <text:p>{id:25258,name:'El Peñón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260,name:'El Rosal',state_id:25,lat:0.0, lng:0.0, zoom:0.0}," table:formula="of:=&quot;{id:&quot;&amp;[Ciudad.A484]&amp;&quot;,name:'&quot;&amp;[Ciudad.B484]&amp;&quot;',state_id:&quot;&amp;[Ciudad.C484]&amp;&quot;,lat:0.0, lng:0.0, zoom:0.0},&quot;" table:style-name="ce1">
            <text:p>{id:25260,name:'El Rosal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269,name:'Facatativá',state_id:25,lat:0.0, lng:0.0, zoom:0.0}," table:formula="of:=&quot;{id:&quot;&amp;[Ciudad.A485]&amp;&quot;,name:'&quot;&amp;[Ciudad.B485]&amp;&quot;',state_id:&quot;&amp;[Ciudad.C485]&amp;&quot;,lat:0.0, lng:0.0, zoom:0.0},&quot;" table:style-name="ce1">
            <text:p>{id:25269,name:'Facatativá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279,name:'Fomeque',state_id:25,lat:0.0, lng:0.0, zoom:0.0}," table:formula="of:=&quot;{id:&quot;&amp;[Ciudad.A486]&amp;&quot;,name:'&quot;&amp;[Ciudad.B486]&amp;&quot;',state_id:&quot;&amp;[Ciudad.C486]&amp;&quot;,lat:0.0, lng:0.0, zoom:0.0},&quot;" table:style-name="ce1">
            <text:p>{id:25279,name:'Fomeque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281,name:'Fosca',state_id:25,lat:0.0, lng:0.0, zoom:0.0}," table:formula="of:=&quot;{id:&quot;&amp;[Ciudad.A487]&amp;&quot;,name:'&quot;&amp;[Ciudad.B487]&amp;&quot;',state_id:&quot;&amp;[Ciudad.C487]&amp;&quot;,lat:0.0, lng:0.0, zoom:0.0},&quot;" table:style-name="ce1">
            <text:p>{id:25281,name:'Fosc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286,name:'Funza',state_id:25,lat:0.0, lng:0.0, zoom:0.0}," table:formula="of:=&quot;{id:&quot;&amp;[Ciudad.A488]&amp;&quot;,name:'&quot;&amp;[Ciudad.B488]&amp;&quot;',state_id:&quot;&amp;[Ciudad.C488]&amp;&quot;,lat:0.0, lng:0.0, zoom:0.0},&quot;" table:style-name="ce1">
            <text:p>{id:25286,name:'Funz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288,name:'Fúquene',state_id:25,lat:0.0, lng:0.0, zoom:0.0}," table:formula="of:=&quot;{id:&quot;&amp;[Ciudad.A489]&amp;&quot;,name:'&quot;&amp;[Ciudad.B489]&amp;&quot;',state_id:&quot;&amp;[Ciudad.C489]&amp;&quot;,lat:0.0, lng:0.0, zoom:0.0},&quot;" table:style-name="ce1">
            <text:p>{id:25288,name:'Fúquene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290,name:'Fusagasugá',state_id:25,lat:0.0, lng:0.0, zoom:0.0}," table:formula="of:=&quot;{id:&quot;&amp;[Ciudad.A490]&amp;&quot;,name:'&quot;&amp;[Ciudad.B490]&amp;&quot;',state_id:&quot;&amp;[Ciudad.C490]&amp;&quot;,lat:0.0, lng:0.0, zoom:0.0},&quot;" table:style-name="ce1">
            <text:p>{id:25290,name:'Fusagasugá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293,name:'Gachala',state_id:25,lat:0.0, lng:0.0, zoom:0.0}," table:formula="of:=&quot;{id:&quot;&amp;[Ciudad.A491]&amp;&quot;,name:'&quot;&amp;[Ciudad.B491]&amp;&quot;',state_id:&quot;&amp;[Ciudad.C491]&amp;&quot;,lat:0.0, lng:0.0, zoom:0.0},&quot;" table:style-name="ce1">
            <text:p>{id:25293,name:'Gachal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295,name:'Gachancipá',state_id:25,lat:0.0, lng:0.0, zoom:0.0}," table:formula="of:=&quot;{id:&quot;&amp;[Ciudad.A492]&amp;&quot;,name:'&quot;&amp;[Ciudad.B492]&amp;&quot;',state_id:&quot;&amp;[Ciudad.C492]&amp;&quot;,lat:0.0, lng:0.0, zoom:0.0},&quot;" table:style-name="ce1">
            <text:p>{id:25295,name:'Gachancipá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297,name:'Gachetá',state_id:25,lat:0.0, lng:0.0, zoom:0.0}," table:formula="of:=&quot;{id:&quot;&amp;[Ciudad.A493]&amp;&quot;,name:'&quot;&amp;[Ciudad.B493]&amp;&quot;',state_id:&quot;&amp;[Ciudad.C493]&amp;&quot;,lat:0.0, lng:0.0, zoom:0.0},&quot;" table:style-name="ce1">
            <text:p>{id:25297,name:'Gachetá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299,name:'Gama',state_id:25,lat:0.0, lng:0.0, zoom:0.0}," table:formula="of:=&quot;{id:&quot;&amp;[Ciudad.A494]&amp;&quot;,name:'&quot;&amp;[Ciudad.B494]&amp;&quot;',state_id:&quot;&amp;[Ciudad.C494]&amp;&quot;,lat:0.0, lng:0.0, zoom:0.0},&quot;" table:style-name="ce1">
            <text:p>{id:25299,name:'Gam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307,name:'Girardot',state_id:25,lat:0.0, lng:0.0, zoom:0.0}," table:formula="of:=&quot;{id:&quot;&amp;[Ciudad.A495]&amp;&quot;,name:'&quot;&amp;[Ciudad.B495]&amp;&quot;',state_id:&quot;&amp;[Ciudad.C495]&amp;&quot;,lat:0.0, lng:0.0, zoom:0.0},&quot;" table:style-name="ce1">
            <text:p>{id:25307,name:'Girardot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312,name:'Granada',state_id:25,lat:0.0, lng:0.0, zoom:0.0}," table:formula="of:=&quot;{id:&quot;&amp;[Ciudad.A496]&amp;&quot;,name:'&quot;&amp;[Ciudad.B496]&amp;&quot;',state_id:&quot;&amp;[Ciudad.C496]&amp;&quot;,lat:0.0, lng:0.0, zoom:0.0},&quot;" table:style-name="ce1">
            <text:p>{id:25312,name:'Granad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317,name:'Guachetá',state_id:25,lat:0.0, lng:0.0, zoom:0.0}," table:formula="of:=&quot;{id:&quot;&amp;[Ciudad.A497]&amp;&quot;,name:'&quot;&amp;[Ciudad.B497]&amp;&quot;',state_id:&quot;&amp;[Ciudad.C497]&amp;&quot;,lat:0.0, lng:0.0, zoom:0.0},&quot;" table:style-name="ce1">
            <text:p>{id:25317,name:'Guachetá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320,name:'Guaduas',state_id:25,lat:0.0, lng:0.0, zoom:0.0}," table:formula="of:=&quot;{id:&quot;&amp;[Ciudad.A498]&amp;&quot;,name:'&quot;&amp;[Ciudad.B498]&amp;&quot;',state_id:&quot;&amp;[Ciudad.C498]&amp;&quot;,lat:0.0, lng:0.0, zoom:0.0},&quot;" table:style-name="ce1">
            <text:p>{id:25320,name:'Guaduas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322,name:'Guasca',state_id:25,lat:0.0, lng:0.0, zoom:0.0}," table:formula="of:=&quot;{id:&quot;&amp;[Ciudad.A499]&amp;&quot;,name:'&quot;&amp;[Ciudad.B499]&amp;&quot;',state_id:&quot;&amp;[Ciudad.C499]&amp;&quot;,lat:0.0, lng:0.0, zoom:0.0},&quot;" table:style-name="ce1">
            <text:p>{id:25322,name:'Guasc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324,name:'Guataquí',state_id:25,lat:0.0, lng:0.0, zoom:0.0}," table:formula="of:=&quot;{id:&quot;&amp;[Ciudad.A500]&amp;&quot;,name:'&quot;&amp;[Ciudad.B500]&amp;&quot;',state_id:&quot;&amp;[Ciudad.C500]&amp;&quot;,lat:0.0, lng:0.0, zoom:0.0},&quot;" table:style-name="ce1">
            <text:p>{id:25324,name:'Guataquí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326,name:'Guatavita',state_id:25,lat:0.0, lng:0.0, zoom:0.0}," table:formula="of:=&quot;{id:&quot;&amp;[Ciudad.A501]&amp;&quot;,name:'&quot;&amp;[Ciudad.B501]&amp;&quot;',state_id:&quot;&amp;[Ciudad.C501]&amp;&quot;,lat:0.0, lng:0.0, zoom:0.0},&quot;" table:style-name="ce1">
            <text:p>{id:25326,name:'Guatavit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328,name:'Guayabal de Siquima',state_id:25,lat:0.0, lng:0.0, zoom:0.0}," table:formula="of:=&quot;{id:&quot;&amp;[Ciudad.A502]&amp;&quot;,name:'&quot;&amp;[Ciudad.B502]&amp;&quot;',state_id:&quot;&amp;[Ciudad.C502]&amp;&quot;,lat:0.0, lng:0.0, zoom:0.0},&quot;" table:style-name="ce1">
            <text:p>{id:25328,name:'Guayabal de Siquim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335,name:'Guayabetal',state_id:25,lat:0.0, lng:0.0, zoom:0.0}," table:formula="of:=&quot;{id:&quot;&amp;[Ciudad.A503]&amp;&quot;,name:'&quot;&amp;[Ciudad.B503]&amp;&quot;',state_id:&quot;&amp;[Ciudad.C503]&amp;&quot;,lat:0.0, lng:0.0, zoom:0.0},&quot;" table:style-name="ce1">
            <text:p>{id:25335,name:'Guayabetal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339,name:'Gutiérrez',state_id:25,lat:0.0, lng:0.0, zoom:0.0}," table:formula="of:=&quot;{id:&quot;&amp;[Ciudad.A504]&amp;&quot;,name:'&quot;&amp;[Ciudad.B504]&amp;&quot;',state_id:&quot;&amp;[Ciudad.C504]&amp;&quot;,lat:0.0, lng:0.0, zoom:0.0},&quot;" table:style-name="ce1">
            <text:p>{id:25339,name:'Gutiérrez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368,name:'Jerusalén',state_id:25,lat:0.0, lng:0.0, zoom:0.0}," table:formula="of:=&quot;{id:&quot;&amp;[Ciudad.A505]&amp;&quot;,name:'&quot;&amp;[Ciudad.B505]&amp;&quot;',state_id:&quot;&amp;[Ciudad.C505]&amp;&quot;,lat:0.0, lng:0.0, zoom:0.0},&quot;" table:style-name="ce1">
            <text:p>{id:25368,name:'Jerusalén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372,name:'Junín',state_id:25,lat:0.0, lng:0.0, zoom:0.0}," table:formula="of:=&quot;{id:&quot;&amp;[Ciudad.A506]&amp;&quot;,name:'&quot;&amp;[Ciudad.B506]&amp;&quot;',state_id:&quot;&amp;[Ciudad.C506]&amp;&quot;,lat:0.0, lng:0.0, zoom:0.0},&quot;" table:style-name="ce1">
            <text:p>{id:25372,name:'Junín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377,name:'La Calera',state_id:25,lat:0.0, lng:0.0, zoom:0.0}," table:formula="of:=&quot;{id:&quot;&amp;[Ciudad.A507]&amp;&quot;,name:'&quot;&amp;[Ciudad.B507]&amp;&quot;',state_id:&quot;&amp;[Ciudad.C507]&amp;&quot;,lat:0.0, lng:0.0, zoom:0.0},&quot;" table:style-name="ce1">
            <text:p>{id:25377,name:'La Caler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386,name:'La Mesa',state_id:25,lat:0.0, lng:0.0, zoom:0.0}," table:formula="of:=&quot;{id:&quot;&amp;[Ciudad.A508]&amp;&quot;,name:'&quot;&amp;[Ciudad.B508]&amp;&quot;',state_id:&quot;&amp;[Ciudad.C508]&amp;&quot;,lat:0.0, lng:0.0, zoom:0.0},&quot;" table:style-name="ce1">
            <text:p>{id:25386,name:'La Mes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394,name:'La Palma',state_id:25,lat:0.0, lng:0.0, zoom:0.0}," table:formula="of:=&quot;{id:&quot;&amp;[Ciudad.A509]&amp;&quot;,name:'&quot;&amp;[Ciudad.B509]&amp;&quot;',state_id:&quot;&amp;[Ciudad.C509]&amp;&quot;,lat:0.0, lng:0.0, zoom:0.0},&quot;" table:style-name="ce1">
            <text:p>{id:25394,name:'La Palm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398,name:'La Peña',state_id:25,lat:0.0, lng:0.0, zoom:0.0}," table:formula="of:=&quot;{id:&quot;&amp;[Ciudad.A510]&amp;&quot;,name:'&quot;&amp;[Ciudad.B510]&amp;&quot;',state_id:&quot;&amp;[Ciudad.C510]&amp;&quot;,lat:0.0, lng:0.0, zoom:0.0},&quot;" table:style-name="ce1">
            <text:p>{id:25398,name:'La Peñ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402,name:'La Vega',state_id:25,lat:0.0, lng:0.0, zoom:0.0}," table:formula="of:=&quot;{id:&quot;&amp;[Ciudad.A511]&amp;&quot;,name:'&quot;&amp;[Ciudad.B511]&amp;&quot;',state_id:&quot;&amp;[Ciudad.C511]&amp;&quot;,lat:0.0, lng:0.0, zoom:0.0},&quot;" table:style-name="ce1">
            <text:p>{id:25402,name:'La Veg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407,name:'Lenguazaque',state_id:25,lat:0.0, lng:0.0, zoom:0.0}," table:formula="of:=&quot;{id:&quot;&amp;[Ciudad.A512]&amp;&quot;,name:'&quot;&amp;[Ciudad.B512]&amp;&quot;',state_id:&quot;&amp;[Ciudad.C512]&amp;&quot;,lat:0.0, lng:0.0, zoom:0.0},&quot;" table:style-name="ce1">
            <text:p>{id:25407,name:'Lenguazaque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426,name:'Macheta',state_id:25,lat:0.0, lng:0.0, zoom:0.0}," table:formula="of:=&quot;{id:&quot;&amp;[Ciudad.A513]&amp;&quot;,name:'&quot;&amp;[Ciudad.B513]&amp;&quot;',state_id:&quot;&amp;[Ciudad.C513]&amp;&quot;,lat:0.0, lng:0.0, zoom:0.0},&quot;" table:style-name="ce1">
            <text:p>{id:25426,name:'Machet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430,name:'Madrid',state_id:25,lat:0.0, lng:0.0, zoom:0.0}," table:formula="of:=&quot;{id:&quot;&amp;[Ciudad.A514]&amp;&quot;,name:'&quot;&amp;[Ciudad.B514]&amp;&quot;',state_id:&quot;&amp;[Ciudad.C514]&amp;&quot;,lat:0.0, lng:0.0, zoom:0.0},&quot;" table:style-name="ce1">
            <text:p>{id:25430,name:'Madrid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436,name:'Manta',state_id:25,lat:0.0, lng:0.0, zoom:0.0}," table:formula="of:=&quot;{id:&quot;&amp;[Ciudad.A515]&amp;&quot;,name:'&quot;&amp;[Ciudad.B515]&amp;&quot;',state_id:&quot;&amp;[Ciudad.C515]&amp;&quot;,lat:0.0, lng:0.0, zoom:0.0},&quot;" table:style-name="ce1">
            <text:p>{id:25436,name:'Mant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438,name:'Medina',state_id:25,lat:0.0, lng:0.0, zoom:0.0}," table:formula="of:=&quot;{id:&quot;&amp;[Ciudad.A516]&amp;&quot;,name:'&quot;&amp;[Ciudad.B516]&amp;&quot;',state_id:&quot;&amp;[Ciudad.C516]&amp;&quot;,lat:0.0, lng:0.0, zoom:0.0},&quot;" table:style-name="ce1">
            <text:p>{id:25438,name:'Medin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473,name:'Mosquera',state_id:25,lat:0.0, lng:0.0, zoom:0.0}," table:formula="of:=&quot;{id:&quot;&amp;[Ciudad.A517]&amp;&quot;,name:'&quot;&amp;[Ciudad.B517]&amp;&quot;',state_id:&quot;&amp;[Ciudad.C517]&amp;&quot;,lat:0.0, lng:0.0, zoom:0.0},&quot;" table:style-name="ce1">
            <text:p>{id:25473,name:'Mosquer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483,name:'Nariño',state_id:25,lat:0.0, lng:0.0, zoom:0.0}," table:formula="of:=&quot;{id:&quot;&amp;[Ciudad.A518]&amp;&quot;,name:'&quot;&amp;[Ciudad.B518]&amp;&quot;',state_id:&quot;&amp;[Ciudad.C518]&amp;&quot;,lat:0.0, lng:0.0, zoom:0.0},&quot;" table:style-name="ce1">
            <text:p>{id:25483,name:'Nariño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486,name:'Nemocón',state_id:25,lat:0.0, lng:0.0, zoom:0.0}," table:formula="of:=&quot;{id:&quot;&amp;[Ciudad.A519]&amp;&quot;,name:'&quot;&amp;[Ciudad.B519]&amp;&quot;',state_id:&quot;&amp;[Ciudad.C519]&amp;&quot;,lat:0.0, lng:0.0, zoom:0.0},&quot;" table:style-name="ce1">
            <text:p>{id:25486,name:'Nemocón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488,name:'Nilo',state_id:25,lat:0.0, lng:0.0, zoom:0.0}," table:formula="of:=&quot;{id:&quot;&amp;[Ciudad.A520]&amp;&quot;,name:'&quot;&amp;[Ciudad.B520]&amp;&quot;',state_id:&quot;&amp;[Ciudad.C520]&amp;&quot;,lat:0.0, lng:0.0, zoom:0.0},&quot;" table:style-name="ce1">
            <text:p>{id:25488,name:'Nilo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489,name:'Nimaima',state_id:25,lat:0.0, lng:0.0, zoom:0.0}," table:formula="of:=&quot;{id:&quot;&amp;[Ciudad.A521]&amp;&quot;,name:'&quot;&amp;[Ciudad.B521]&amp;&quot;',state_id:&quot;&amp;[Ciudad.C521]&amp;&quot;,lat:0.0, lng:0.0, zoom:0.0},&quot;" table:style-name="ce1">
            <text:p>{id:25489,name:'Nimaim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491,name:'Nocaima',state_id:25,lat:0.0, lng:0.0, zoom:0.0}," table:formula="of:=&quot;{id:&quot;&amp;[Ciudad.A522]&amp;&quot;,name:'&quot;&amp;[Ciudad.B522]&amp;&quot;',state_id:&quot;&amp;[Ciudad.C522]&amp;&quot;,lat:0.0, lng:0.0, zoom:0.0},&quot;" table:style-name="ce1">
            <text:p>{id:25491,name:'Nocaim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506,name:'Venecia',state_id:25,lat:0.0, lng:0.0, zoom:0.0}," table:formula="of:=&quot;{id:&quot;&amp;[Ciudad.A523]&amp;&quot;,name:'&quot;&amp;[Ciudad.B523]&amp;&quot;',state_id:&quot;&amp;[Ciudad.C523]&amp;&quot;,lat:0.0, lng:0.0, zoom:0.0},&quot;" table:style-name="ce1">
            <text:p>{id:25506,name:'Veneci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513,name:'Pacho',state_id:25,lat:0.0, lng:0.0, zoom:0.0}," table:formula="of:=&quot;{id:&quot;&amp;[Ciudad.A524]&amp;&quot;,name:'&quot;&amp;[Ciudad.B524]&amp;&quot;',state_id:&quot;&amp;[Ciudad.C524]&amp;&quot;,lat:0.0, lng:0.0, zoom:0.0},&quot;" table:style-name="ce1">
            <text:p>{id:25513,name:'Pacho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518,name:'Paime',state_id:25,lat:0.0, lng:0.0, zoom:0.0}," table:formula="of:=&quot;{id:&quot;&amp;[Ciudad.A525]&amp;&quot;,name:'&quot;&amp;[Ciudad.B525]&amp;&quot;',state_id:&quot;&amp;[Ciudad.C525]&amp;&quot;,lat:0.0, lng:0.0, zoom:0.0},&quot;" table:style-name="ce1">
            <text:p>{id:25518,name:'Paime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524,name:'Pandi',state_id:25,lat:0.0, lng:0.0, zoom:0.0}," table:formula="of:=&quot;{id:&quot;&amp;[Ciudad.A526]&amp;&quot;,name:'&quot;&amp;[Ciudad.B526]&amp;&quot;',state_id:&quot;&amp;[Ciudad.C526]&amp;&quot;,lat:0.0, lng:0.0, zoom:0.0},&quot;" table:style-name="ce1">
            <text:p>{id:25524,name:'Pandi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530,name:'Paratebueno',state_id:25,lat:0.0, lng:0.0, zoom:0.0}," table:formula="of:=&quot;{id:&quot;&amp;[Ciudad.A527]&amp;&quot;,name:'&quot;&amp;[Ciudad.B527]&amp;&quot;',state_id:&quot;&amp;[Ciudad.C527]&amp;&quot;,lat:0.0, lng:0.0, zoom:0.0},&quot;" table:style-name="ce1">
            <text:p>{id:25530,name:'Paratebueno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535,name:'Pasca',state_id:25,lat:0.0, lng:0.0, zoom:0.0}," table:formula="of:=&quot;{id:&quot;&amp;[Ciudad.A528]&amp;&quot;,name:'&quot;&amp;[Ciudad.B528]&amp;&quot;',state_id:&quot;&amp;[Ciudad.C528]&amp;&quot;,lat:0.0, lng:0.0, zoom:0.0},&quot;" table:style-name="ce1">
            <text:p>{id:25535,name:'Pasc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572,name:'Puerto Salgar',state_id:25,lat:0.0, lng:0.0, zoom:0.0}," table:formula="of:=&quot;{id:&quot;&amp;[Ciudad.A529]&amp;&quot;,name:'&quot;&amp;[Ciudad.B529]&amp;&quot;',state_id:&quot;&amp;[Ciudad.C529]&amp;&quot;,lat:0.0, lng:0.0, zoom:0.0},&quot;" table:style-name="ce1">
            <text:p>{id:25572,name:'Puerto Salgar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580,name:'Pulí',state_id:25,lat:0.0, lng:0.0, zoom:0.0}," table:formula="of:=&quot;{id:&quot;&amp;[Ciudad.A530]&amp;&quot;,name:'&quot;&amp;[Ciudad.B530]&amp;&quot;',state_id:&quot;&amp;[Ciudad.C530]&amp;&quot;,lat:0.0, lng:0.0, zoom:0.0},&quot;" table:style-name="ce1">
            <text:p>{id:25580,name:'Pulí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592,name:'Quebradanegra',state_id:25,lat:0.0, lng:0.0, zoom:0.0}," table:formula="of:=&quot;{id:&quot;&amp;[Ciudad.A531]&amp;&quot;,name:'&quot;&amp;[Ciudad.B531]&amp;&quot;',state_id:&quot;&amp;[Ciudad.C531]&amp;&quot;,lat:0.0, lng:0.0, zoom:0.0},&quot;" table:style-name="ce1">
            <text:p>{id:25592,name:'Quebradanegr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594,name:'Quetame',state_id:25,lat:0.0, lng:0.0, zoom:0.0}," table:formula="of:=&quot;{id:&quot;&amp;[Ciudad.A532]&amp;&quot;,name:'&quot;&amp;[Ciudad.B532]&amp;&quot;',state_id:&quot;&amp;[Ciudad.C532]&amp;&quot;,lat:0.0, lng:0.0, zoom:0.0},&quot;" table:style-name="ce1">
            <text:p>{id:25594,name:'Quetame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596,name:'Quipile',state_id:25,lat:0.0, lng:0.0, zoom:0.0}," table:formula="of:=&quot;{id:&quot;&amp;[Ciudad.A533]&amp;&quot;,name:'&quot;&amp;[Ciudad.B533]&amp;&quot;',state_id:&quot;&amp;[Ciudad.C533]&amp;&quot;,lat:0.0, lng:0.0, zoom:0.0},&quot;" table:style-name="ce1">
            <text:p>{id:25596,name:'Quipile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599,name:'Apulo',state_id:25,lat:0.0, lng:0.0, zoom:0.0}," table:formula="of:=&quot;{id:&quot;&amp;[Ciudad.A534]&amp;&quot;,name:'&quot;&amp;[Ciudad.B534]&amp;&quot;',state_id:&quot;&amp;[Ciudad.C534]&amp;&quot;,lat:0.0, lng:0.0, zoom:0.0},&quot;" table:style-name="ce1">
            <text:p>{id:25599,name:'Apulo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612,name:'Ricaurte',state_id:25,lat:0.0, lng:0.0, zoom:0.0}," table:formula="of:=&quot;{id:&quot;&amp;[Ciudad.A535]&amp;&quot;,name:'&quot;&amp;[Ciudad.B535]&amp;&quot;',state_id:&quot;&amp;[Ciudad.C535]&amp;&quot;,lat:0.0, lng:0.0, zoom:0.0},&quot;" table:style-name="ce1">
            <text:p>{id:25612,name:'Ricaurte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645,name:'San Antonio del Tequendama',state_id:25,lat:0.0, lng:0.0, zoom:0.0}," table:formula="of:=&quot;{id:&quot;&amp;[Ciudad.A536]&amp;&quot;,name:'&quot;&amp;[Ciudad.B536]&amp;&quot;',state_id:&quot;&amp;[Ciudad.C536]&amp;&quot;,lat:0.0, lng:0.0, zoom:0.0},&quot;" table:style-name="ce1">
            <text:p>{id:25645,name:'San Antonio del Tequendam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649,name:'San Bernardo',state_id:25,lat:0.0, lng:0.0, zoom:0.0}," table:formula="of:=&quot;{id:&quot;&amp;[Ciudad.A537]&amp;&quot;,name:'&quot;&amp;[Ciudad.B537]&amp;&quot;',state_id:&quot;&amp;[Ciudad.C537]&amp;&quot;,lat:0.0, lng:0.0, zoom:0.0},&quot;" table:style-name="ce1">
            <text:p>{id:25649,name:'San Bernardo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653,name:'San Cayetano',state_id:25,lat:0.0, lng:0.0, zoom:0.0}," table:formula="of:=&quot;{id:&quot;&amp;[Ciudad.A538]&amp;&quot;,name:'&quot;&amp;[Ciudad.B538]&amp;&quot;',state_id:&quot;&amp;[Ciudad.C538]&amp;&quot;,lat:0.0, lng:0.0, zoom:0.0},&quot;" table:style-name="ce1">
            <text:p>{id:25653,name:'San Cayetano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658,name:'San Francisco',state_id:25,lat:0.0, lng:0.0, zoom:0.0}," table:formula="of:=&quot;{id:&quot;&amp;[Ciudad.A539]&amp;&quot;,name:'&quot;&amp;[Ciudad.B539]&amp;&quot;',state_id:&quot;&amp;[Ciudad.C539]&amp;&quot;,lat:0.0, lng:0.0, zoom:0.0},&quot;" table:style-name="ce1">
            <text:p>{id:25658,name:'San Francisco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662,name:'San Juan de Río Seco',state_id:25,lat:0.0, lng:0.0, zoom:0.0}," table:formula="of:=&quot;{id:&quot;&amp;[Ciudad.A540]&amp;&quot;,name:'&quot;&amp;[Ciudad.B540]&amp;&quot;',state_id:&quot;&amp;[Ciudad.C540]&amp;&quot;,lat:0.0, lng:0.0, zoom:0.0},&quot;" table:style-name="ce1">
            <text:p>{id:25662,name:'San Juan de Río Seco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718,name:'Sasaima',state_id:25,lat:0.0, lng:0.0, zoom:0.0}," table:formula="of:=&quot;{id:&quot;&amp;[Ciudad.A541]&amp;&quot;,name:'&quot;&amp;[Ciudad.B541]&amp;&quot;',state_id:&quot;&amp;[Ciudad.C541]&amp;&quot;,lat:0.0, lng:0.0, zoom:0.0},&quot;" table:style-name="ce1">
            <text:p>{id:25718,name:'Sasaim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736,name:'Sesquilé',state_id:25,lat:0.0, lng:0.0, zoom:0.0}," table:formula="of:=&quot;{id:&quot;&amp;[Ciudad.A542]&amp;&quot;,name:'&quot;&amp;[Ciudad.B542]&amp;&quot;',state_id:&quot;&amp;[Ciudad.C542]&amp;&quot;,lat:0.0, lng:0.0, zoom:0.0},&quot;" table:style-name="ce1">
            <text:p>{id:25736,name:'Sesquilé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740,name:'Sibaté',state_id:25,lat:0.0, lng:0.0, zoom:0.0}," table:formula="of:=&quot;{id:&quot;&amp;[Ciudad.A543]&amp;&quot;,name:'&quot;&amp;[Ciudad.B543]&amp;&quot;',state_id:&quot;&amp;[Ciudad.C543]&amp;&quot;,lat:0.0, lng:0.0, zoom:0.0},&quot;" table:style-name="ce1">
            <text:p>{id:25740,name:'Sibaté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743,name:'Silvania',state_id:25,lat:0.0, lng:0.0, zoom:0.0}," table:formula="of:=&quot;{id:&quot;&amp;[Ciudad.A544]&amp;&quot;,name:'&quot;&amp;[Ciudad.B544]&amp;&quot;',state_id:&quot;&amp;[Ciudad.C544]&amp;&quot;,lat:0.0, lng:0.0, zoom:0.0},&quot;" table:style-name="ce1">
            <text:p>{id:25743,name:'Silvani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745,name:'Simijaca',state_id:25,lat:0.0, lng:0.0, zoom:0.0}," table:formula="of:=&quot;{id:&quot;&amp;[Ciudad.A545]&amp;&quot;,name:'&quot;&amp;[Ciudad.B545]&amp;&quot;',state_id:&quot;&amp;[Ciudad.C545]&amp;&quot;,lat:0.0, lng:0.0, zoom:0.0},&quot;" table:style-name="ce1">
            <text:p>{id:25745,name:'Simijac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754,name:'Soacha',state_id:25,lat:0.0, lng:0.0, zoom:0.0}," table:formula="of:=&quot;{id:&quot;&amp;[Ciudad.A546]&amp;&quot;,name:'&quot;&amp;[Ciudad.B546]&amp;&quot;',state_id:&quot;&amp;[Ciudad.C546]&amp;&quot;,lat:0.0, lng:0.0, zoom:0.0},&quot;" table:style-name="ce1">
            <text:p>{id:25754,name:'Soach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758,name:'Sopó',state_id:25,lat:0.0, lng:0.0, zoom:0.0}," table:formula="of:=&quot;{id:&quot;&amp;[Ciudad.A547]&amp;&quot;,name:'&quot;&amp;[Ciudad.B547]&amp;&quot;',state_id:&quot;&amp;[Ciudad.C547]&amp;&quot;,lat:0.0, lng:0.0, zoom:0.0},&quot;" table:style-name="ce1">
            <text:p>{id:25758,name:'Sopó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769,name:'Subachoque',state_id:25,lat:0.0, lng:0.0, zoom:0.0}," table:formula="of:=&quot;{id:&quot;&amp;[Ciudad.A548]&amp;&quot;,name:'&quot;&amp;[Ciudad.B548]&amp;&quot;',state_id:&quot;&amp;[Ciudad.C548]&amp;&quot;,lat:0.0, lng:0.0, zoom:0.0},&quot;" table:style-name="ce1">
            <text:p>{id:25769,name:'Subachoque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772,name:'Suesca',state_id:25,lat:0.0, lng:0.0, zoom:0.0}," table:formula="of:=&quot;{id:&quot;&amp;[Ciudad.A549]&amp;&quot;,name:'&quot;&amp;[Ciudad.B549]&amp;&quot;',state_id:&quot;&amp;[Ciudad.C549]&amp;&quot;,lat:0.0, lng:0.0, zoom:0.0},&quot;" table:style-name="ce1">
            <text:p>{id:25772,name:'Suesc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777,name:'Supatá',state_id:25,lat:0.0, lng:0.0, zoom:0.0}," table:formula="of:=&quot;{id:&quot;&amp;[Ciudad.A550]&amp;&quot;,name:'&quot;&amp;[Ciudad.B550]&amp;&quot;',state_id:&quot;&amp;[Ciudad.C550]&amp;&quot;,lat:0.0, lng:0.0, zoom:0.0},&quot;" table:style-name="ce1">
            <text:p>{id:25777,name:'Supatá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779,name:'Susa',state_id:25,lat:0.0, lng:0.0, zoom:0.0}," table:formula="of:=&quot;{id:&quot;&amp;[Ciudad.A551]&amp;&quot;,name:'&quot;&amp;[Ciudad.B551]&amp;&quot;',state_id:&quot;&amp;[Ciudad.C551]&amp;&quot;,lat:0.0, lng:0.0, zoom:0.0},&quot;" table:style-name="ce1">
            <text:p>{id:25779,name:'Sus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781,name:'Sutatausa',state_id:25,lat:0.0, lng:0.0, zoom:0.0}," table:formula="of:=&quot;{id:&quot;&amp;[Ciudad.A552]&amp;&quot;,name:'&quot;&amp;[Ciudad.B552]&amp;&quot;',state_id:&quot;&amp;[Ciudad.C552]&amp;&quot;,lat:0.0, lng:0.0, zoom:0.0},&quot;" table:style-name="ce1">
            <text:p>{id:25781,name:'Sutataus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785,name:'Tabio',state_id:25,lat:0.0, lng:0.0, zoom:0.0}," table:formula="of:=&quot;{id:&quot;&amp;[Ciudad.A553]&amp;&quot;,name:'&quot;&amp;[Ciudad.B553]&amp;&quot;',state_id:&quot;&amp;[Ciudad.C553]&amp;&quot;,lat:0.0, lng:0.0, zoom:0.0},&quot;" table:style-name="ce1">
            <text:p>{id:25785,name:'Tabio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793,name:'Tausa',state_id:25,lat:0.0, lng:0.0, zoom:0.0}," table:formula="of:=&quot;{id:&quot;&amp;[Ciudad.A554]&amp;&quot;,name:'&quot;&amp;[Ciudad.B554]&amp;&quot;',state_id:&quot;&amp;[Ciudad.C554]&amp;&quot;,lat:0.0, lng:0.0, zoom:0.0},&quot;" table:style-name="ce1">
            <text:p>{id:25793,name:'Taus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797,name:'Tena',state_id:25,lat:0.0, lng:0.0, zoom:0.0}," table:formula="of:=&quot;{id:&quot;&amp;[Ciudad.A555]&amp;&quot;,name:'&quot;&amp;[Ciudad.B555]&amp;&quot;',state_id:&quot;&amp;[Ciudad.C555]&amp;&quot;,lat:0.0, lng:0.0, zoom:0.0},&quot;" table:style-name="ce1">
            <text:p>{id:25797,name:'Ten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799,name:'Tenjo',state_id:25,lat:0.0, lng:0.0, zoom:0.0}," table:formula="of:=&quot;{id:&quot;&amp;[Ciudad.A556]&amp;&quot;,name:'&quot;&amp;[Ciudad.B556]&amp;&quot;',state_id:&quot;&amp;[Ciudad.C556]&amp;&quot;,lat:0.0, lng:0.0, zoom:0.0},&quot;" table:style-name="ce1">
            <text:p>{id:25799,name:'Tenjo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805,name:'Tibacuy',state_id:25,lat:0.0, lng:0.0, zoom:0.0}," table:formula="of:=&quot;{id:&quot;&amp;[Ciudad.A557]&amp;&quot;,name:'&quot;&amp;[Ciudad.B557]&amp;&quot;',state_id:&quot;&amp;[Ciudad.C557]&amp;&quot;,lat:0.0, lng:0.0, zoom:0.0},&quot;" table:style-name="ce1">
            <text:p>{id:25805,name:'Tibacuy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807,name:'Tibirita',state_id:25,lat:0.0, lng:0.0, zoom:0.0}," table:formula="of:=&quot;{id:&quot;&amp;[Ciudad.A558]&amp;&quot;,name:'&quot;&amp;[Ciudad.B558]&amp;&quot;',state_id:&quot;&amp;[Ciudad.C558]&amp;&quot;,lat:0.0, lng:0.0, zoom:0.0},&quot;" table:style-name="ce1">
            <text:p>{id:25807,name:'Tibirit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815,name:'Tocaima',state_id:25,lat:0.0, lng:0.0, zoom:0.0}," table:formula="of:=&quot;{id:&quot;&amp;[Ciudad.A559]&amp;&quot;,name:'&quot;&amp;[Ciudad.B559]&amp;&quot;',state_id:&quot;&amp;[Ciudad.C559]&amp;&quot;,lat:0.0, lng:0.0, zoom:0.0},&quot;" table:style-name="ce1">
            <text:p>{id:25815,name:'Tocaim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817,name:'Tocancipá',state_id:25,lat:0.0, lng:0.0, zoom:0.0}," table:formula="of:=&quot;{id:&quot;&amp;[Ciudad.A560]&amp;&quot;,name:'&quot;&amp;[Ciudad.B560]&amp;&quot;',state_id:&quot;&amp;[Ciudad.C560]&amp;&quot;,lat:0.0, lng:0.0, zoom:0.0},&quot;" table:style-name="ce1">
            <text:p>{id:25817,name:'Tocancipá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823,name:'Topaipí',state_id:25,lat:0.0, lng:0.0, zoom:0.0}," table:formula="of:=&quot;{id:&quot;&amp;[Ciudad.A561]&amp;&quot;,name:'&quot;&amp;[Ciudad.B561]&amp;&quot;',state_id:&quot;&amp;[Ciudad.C561]&amp;&quot;,lat:0.0, lng:0.0, zoom:0.0},&quot;" table:style-name="ce1">
            <text:p>{id:25823,name:'Topaipí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839,name:'Ubalá',state_id:25,lat:0.0, lng:0.0, zoom:0.0}," table:formula="of:=&quot;{id:&quot;&amp;[Ciudad.A562]&amp;&quot;,name:'&quot;&amp;[Ciudad.B562]&amp;&quot;',state_id:&quot;&amp;[Ciudad.C562]&amp;&quot;,lat:0.0, lng:0.0, zoom:0.0},&quot;" table:style-name="ce1">
            <text:p>{id:25839,name:'Ubalá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841,name:'Ubaque',state_id:25,lat:0.0, lng:0.0, zoom:0.0}," table:formula="of:=&quot;{id:&quot;&amp;[Ciudad.A563]&amp;&quot;,name:'&quot;&amp;[Ciudad.B563]&amp;&quot;',state_id:&quot;&amp;[Ciudad.C563]&amp;&quot;,lat:0.0, lng:0.0, zoom:0.0},&quot;" table:style-name="ce1">
            <text:p>{id:25841,name:'Ubaque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843,name:'Villa de San Diego de Ubate',state_id:25,lat:0.0, lng:0.0, zoom:0.0}," table:formula="of:=&quot;{id:&quot;&amp;[Ciudad.A564]&amp;&quot;,name:'&quot;&amp;[Ciudad.B564]&amp;&quot;',state_id:&quot;&amp;[Ciudad.C564]&amp;&quot;,lat:0.0, lng:0.0, zoom:0.0},&quot;" table:style-name="ce1">
            <text:p>{id:25843,name:'Villa de San Diego de Ubate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845,name:'Une',state_id:25,lat:0.0, lng:0.0, zoom:0.0}," table:formula="of:=&quot;{id:&quot;&amp;[Ciudad.A565]&amp;&quot;,name:'&quot;&amp;[Ciudad.B565]&amp;&quot;',state_id:&quot;&amp;[Ciudad.C565]&amp;&quot;,lat:0.0, lng:0.0, zoom:0.0},&quot;" table:style-name="ce1">
            <text:p>{id:25845,name:'Une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851,name:'Útica',state_id:25,lat:0.0, lng:0.0, zoom:0.0}," table:formula="of:=&quot;{id:&quot;&amp;[Ciudad.A566]&amp;&quot;,name:'&quot;&amp;[Ciudad.B566]&amp;&quot;',state_id:&quot;&amp;[Ciudad.C566]&amp;&quot;,lat:0.0, lng:0.0, zoom:0.0},&quot;" table:style-name="ce1">
            <text:p>{id:25851,name:'Útic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862,name:'Vergara',state_id:25,lat:0.0, lng:0.0, zoom:0.0}," table:formula="of:=&quot;{id:&quot;&amp;[Ciudad.A567]&amp;&quot;,name:'&quot;&amp;[Ciudad.B567]&amp;&quot;',state_id:&quot;&amp;[Ciudad.C567]&amp;&quot;,lat:0.0, lng:0.0, zoom:0.0},&quot;" table:style-name="ce1">
            <text:p>{id:25862,name:'Vergar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867,name:'Vianí',state_id:25,lat:0.0, lng:0.0, zoom:0.0}," table:formula="of:=&quot;{id:&quot;&amp;[Ciudad.A568]&amp;&quot;,name:'&quot;&amp;[Ciudad.B568]&amp;&quot;',state_id:&quot;&amp;[Ciudad.C568]&amp;&quot;,lat:0.0, lng:0.0, zoom:0.0},&quot;" table:style-name="ce1">
            <text:p>{id:25867,name:'Vianí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871,name:'Villagómez',state_id:25,lat:0.0, lng:0.0, zoom:0.0}," table:formula="of:=&quot;{id:&quot;&amp;[Ciudad.A569]&amp;&quot;,name:'&quot;&amp;[Ciudad.B569]&amp;&quot;',state_id:&quot;&amp;[Ciudad.C569]&amp;&quot;,lat:0.0, lng:0.0, zoom:0.0},&quot;" table:style-name="ce1">
            <text:p>{id:25871,name:'Villagómez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873,name:'Villapinzón',state_id:25,lat:0.0, lng:0.0, zoom:0.0}," table:formula="of:=&quot;{id:&quot;&amp;[Ciudad.A570]&amp;&quot;,name:'&quot;&amp;[Ciudad.B570]&amp;&quot;',state_id:&quot;&amp;[Ciudad.C570]&amp;&quot;,lat:0.0, lng:0.0, zoom:0.0},&quot;" table:style-name="ce1">
            <text:p>{id:25873,name:'Villapinzón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875,name:'Villeta',state_id:25,lat:0.0, lng:0.0, zoom:0.0}," table:formula="of:=&quot;{id:&quot;&amp;[Ciudad.A571]&amp;&quot;,name:'&quot;&amp;[Ciudad.B571]&amp;&quot;',state_id:&quot;&amp;[Ciudad.C571]&amp;&quot;,lat:0.0, lng:0.0, zoom:0.0},&quot;" table:style-name="ce1">
            <text:p>{id:25875,name:'Villeta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878,name:'Viotá',state_id:25,lat:0.0, lng:0.0, zoom:0.0}," table:formula="of:=&quot;{id:&quot;&amp;[Ciudad.A572]&amp;&quot;,name:'&quot;&amp;[Ciudad.B572]&amp;&quot;',state_id:&quot;&amp;[Ciudad.C572]&amp;&quot;,lat:0.0, lng:0.0, zoom:0.0},&quot;" table:style-name="ce1">
            <text:p>{id:25878,name:'Viotá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885,name:'Yacopí',state_id:25,lat:0.0, lng:0.0, zoom:0.0}," table:formula="of:=&quot;{id:&quot;&amp;[Ciudad.A573]&amp;&quot;,name:'&quot;&amp;[Ciudad.B573]&amp;&quot;',state_id:&quot;&amp;[Ciudad.C573]&amp;&quot;,lat:0.0, lng:0.0, zoom:0.0},&quot;" table:style-name="ce1">
            <text:p>{id:25885,name:'Yacopí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898,name:'Zipacón',state_id:25,lat:0.0, lng:0.0, zoom:0.0}," table:formula="of:=&quot;{id:&quot;&amp;[Ciudad.A574]&amp;&quot;,name:'&quot;&amp;[Ciudad.B574]&amp;&quot;',state_id:&quot;&amp;[Ciudad.C574]&amp;&quot;,lat:0.0, lng:0.0, zoom:0.0},&quot;" table:style-name="ce1">
            <text:p>{id:25898,name:'Zipacón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5899,name:'Zipaquirá',state_id:25,lat:0.0, lng:0.0, zoom:0.0}," table:formula="of:=&quot;{id:&quot;&amp;[Ciudad.A575]&amp;&quot;,name:'&quot;&amp;[Ciudad.B575]&amp;&quot;',state_id:&quot;&amp;[Ciudad.C575]&amp;&quot;,lat:0.0, lng:0.0, zoom:0.0},&quot;" table:style-name="ce1">
            <text:p>{id:25899,name:'Zipaquirá',state_id:2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001,name:'Quibdó',state_id:27,lat:0.0, lng:0.0, zoom:0.0}," table:formula="of:=&quot;{id:&quot;&amp;[Ciudad.A576]&amp;&quot;,name:'&quot;&amp;[Ciudad.B576]&amp;&quot;',state_id:&quot;&amp;[Ciudad.C576]&amp;&quot;,lat:0.0, lng:0.0, zoom:0.0},&quot;" table:style-name="ce1">
            <text:p>{id:27001,name:'Quibdó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006,name:'Acandí',state_id:27,lat:0.0, lng:0.0, zoom:0.0}," table:formula="of:=&quot;{id:&quot;&amp;[Ciudad.A577]&amp;&quot;,name:'&quot;&amp;[Ciudad.B577]&amp;&quot;',state_id:&quot;&amp;[Ciudad.C577]&amp;&quot;,lat:0.0, lng:0.0, zoom:0.0},&quot;" table:style-name="ce1">
            <text:p>{id:27006,name:'Acandí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025,name:'Alto Baudo',state_id:27,lat:0.0, lng:0.0, zoom:0.0}," table:formula="of:=&quot;{id:&quot;&amp;[Ciudad.A578]&amp;&quot;,name:'&quot;&amp;[Ciudad.B578]&amp;&quot;',state_id:&quot;&amp;[Ciudad.C578]&amp;&quot;,lat:0.0, lng:0.0, zoom:0.0},&quot;" table:style-name="ce1">
            <text:p>{id:27025,name:'Alto Baudo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050,name:'Atrato',state_id:27,lat:0.0, lng:0.0, zoom:0.0}," table:formula="of:=&quot;{id:&quot;&amp;[Ciudad.A579]&amp;&quot;,name:'&quot;&amp;[Ciudad.B579]&amp;&quot;',state_id:&quot;&amp;[Ciudad.C579]&amp;&quot;,lat:0.0, lng:0.0, zoom:0.0},&quot;" table:style-name="ce1">
            <text:p>{id:27050,name:'Atrato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073,name:'Bagadó',state_id:27,lat:0.0, lng:0.0, zoom:0.0}," table:formula="of:=&quot;{id:&quot;&amp;[Ciudad.A580]&amp;&quot;,name:'&quot;&amp;[Ciudad.B580]&amp;&quot;',state_id:&quot;&amp;[Ciudad.C580]&amp;&quot;,lat:0.0, lng:0.0, zoom:0.0},&quot;" table:style-name="ce1">
            <text:p>{id:27073,name:'Bagadó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075,name:'Bahía Solano',state_id:27,lat:0.0, lng:0.0, zoom:0.0}," table:formula="of:=&quot;{id:&quot;&amp;[Ciudad.A581]&amp;&quot;,name:'&quot;&amp;[Ciudad.B581]&amp;&quot;',state_id:&quot;&amp;[Ciudad.C581]&amp;&quot;,lat:0.0, lng:0.0, zoom:0.0},&quot;" table:style-name="ce1">
            <text:p>{id:27075,name:'Bahía Solano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077,name:'Bajo Baudó',state_id:27,lat:0.0, lng:0.0, zoom:0.0}," table:formula="of:=&quot;{id:&quot;&amp;[Ciudad.A582]&amp;&quot;,name:'&quot;&amp;[Ciudad.B582]&amp;&quot;',state_id:&quot;&amp;[Ciudad.C582]&amp;&quot;,lat:0.0, lng:0.0, zoom:0.0},&quot;" table:style-name="ce1">
            <text:p>{id:27077,name:'Bajo Baudó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086,name:'Belén de Bajira',state_id:27,lat:0.0, lng:0.0, zoom:0.0}," table:formula="of:=&quot;{id:&quot;&amp;[Ciudad.A583]&amp;&quot;,name:'&quot;&amp;[Ciudad.B583]&amp;&quot;',state_id:&quot;&amp;[Ciudad.C583]&amp;&quot;,lat:0.0, lng:0.0, zoom:0.0},&quot;" table:style-name="ce1">
            <text:p>{id:27086,name:'Belén de Bajira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099,name:'Bojaya',state_id:27,lat:0.0, lng:0.0, zoom:0.0}," table:formula="of:=&quot;{id:&quot;&amp;[Ciudad.A584]&amp;&quot;,name:'&quot;&amp;[Ciudad.B584]&amp;&quot;',state_id:&quot;&amp;[Ciudad.C584]&amp;&quot;,lat:0.0, lng:0.0, zoom:0.0},&quot;" table:style-name="ce1">
            <text:p>{id:27099,name:'Bojaya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135,name:'El Cantón del San Pablo',state_id:27,lat:0.0, lng:0.0, zoom:0.0}," table:formula="of:=&quot;{id:&quot;&amp;[Ciudad.A585]&amp;&quot;,name:'&quot;&amp;[Ciudad.B585]&amp;&quot;',state_id:&quot;&amp;[Ciudad.C585]&amp;&quot;,lat:0.0, lng:0.0, zoom:0.0},&quot;" table:style-name="ce1">
            <text:p>{id:27135,name:'El Cantón del San Pablo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150,name:'Carmen del Darien',state_id:27,lat:0.0, lng:0.0, zoom:0.0}," table:formula="of:=&quot;{id:&quot;&amp;[Ciudad.A586]&amp;&quot;,name:'&quot;&amp;[Ciudad.B586]&amp;&quot;',state_id:&quot;&amp;[Ciudad.C586]&amp;&quot;,lat:0.0, lng:0.0, zoom:0.0},&quot;" table:style-name="ce1">
            <text:p>{id:27150,name:'Carmen del Darien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160,name:'Cértegui',state_id:27,lat:0.0, lng:0.0, zoom:0.0}," table:formula="of:=&quot;{id:&quot;&amp;[Ciudad.A587]&amp;&quot;,name:'&quot;&amp;[Ciudad.B587]&amp;&quot;',state_id:&quot;&amp;[Ciudad.C587]&amp;&quot;,lat:0.0, lng:0.0, zoom:0.0},&quot;" table:style-name="ce1">
            <text:p>{id:27160,name:'Cértegui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205,name:'Condoto',state_id:27,lat:0.0, lng:0.0, zoom:0.0}," table:formula="of:=&quot;{id:&quot;&amp;[Ciudad.A588]&amp;&quot;,name:'&quot;&amp;[Ciudad.B588]&amp;&quot;',state_id:&quot;&amp;[Ciudad.C588]&amp;&quot;,lat:0.0, lng:0.0, zoom:0.0},&quot;" table:style-name="ce1">
            <text:p>{id:27205,name:'Condoto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245,name:'El Carmen de Atrato',state_id:27,lat:0.0, lng:0.0, zoom:0.0}," table:formula="of:=&quot;{id:&quot;&amp;[Ciudad.A589]&amp;&quot;,name:'&quot;&amp;[Ciudad.B589]&amp;&quot;',state_id:&quot;&amp;[Ciudad.C589]&amp;&quot;,lat:0.0, lng:0.0, zoom:0.0},&quot;" table:style-name="ce1">
            <text:p>{id:27245,name:'El Carmen de Atrato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250,name:'El Litoral del San Juan',state_id:27,lat:0.0, lng:0.0, zoom:0.0}," table:formula="of:=&quot;{id:&quot;&amp;[Ciudad.A590]&amp;&quot;,name:'&quot;&amp;[Ciudad.B590]&amp;&quot;',state_id:&quot;&amp;[Ciudad.C590]&amp;&quot;,lat:0.0, lng:0.0, zoom:0.0},&quot;" table:style-name="ce1">
            <text:p>{id:27250,name:'El Litoral del San Juan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361,name:'Istmina',state_id:27,lat:0.0, lng:0.0, zoom:0.0}," table:formula="of:=&quot;{id:&quot;&amp;[Ciudad.A591]&amp;&quot;,name:'&quot;&amp;[Ciudad.B591]&amp;&quot;',state_id:&quot;&amp;[Ciudad.C591]&amp;&quot;,lat:0.0, lng:0.0, zoom:0.0},&quot;" table:style-name="ce1">
            <text:p>{id:27361,name:'Istmina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372,name:'Juradó',state_id:27,lat:0.0, lng:0.0, zoom:0.0}," table:formula="of:=&quot;{id:&quot;&amp;[Ciudad.A592]&amp;&quot;,name:'&quot;&amp;[Ciudad.B592]&amp;&quot;',state_id:&quot;&amp;[Ciudad.C592]&amp;&quot;,lat:0.0, lng:0.0, zoom:0.0},&quot;" table:style-name="ce1">
            <text:p>{id:27372,name:'Juradó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413,name:'Lloró',state_id:27,lat:0.0, lng:0.0, zoom:0.0}," table:formula="of:=&quot;{id:&quot;&amp;[Ciudad.A593]&amp;&quot;,name:'&quot;&amp;[Ciudad.B593]&amp;&quot;',state_id:&quot;&amp;[Ciudad.C593]&amp;&quot;,lat:0.0, lng:0.0, zoom:0.0},&quot;" table:style-name="ce1">
            <text:p>{id:27413,name:'Lloró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425,name:'Medio Atrato',state_id:27,lat:0.0, lng:0.0, zoom:0.0}," table:formula="of:=&quot;{id:&quot;&amp;[Ciudad.A594]&amp;&quot;,name:'&quot;&amp;[Ciudad.B594]&amp;&quot;',state_id:&quot;&amp;[Ciudad.C594]&amp;&quot;,lat:0.0, lng:0.0, zoom:0.0},&quot;" table:style-name="ce1">
            <text:p>{id:27425,name:'Medio Atrato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430,name:'Medio Baudó',state_id:27,lat:0.0, lng:0.0, zoom:0.0}," table:formula="of:=&quot;{id:&quot;&amp;[Ciudad.A595]&amp;&quot;,name:'&quot;&amp;[Ciudad.B595]&amp;&quot;',state_id:&quot;&amp;[Ciudad.C595]&amp;&quot;,lat:0.0, lng:0.0, zoom:0.0},&quot;" table:style-name="ce1">
            <text:p>{id:27430,name:'Medio Baudó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450,name:'Medio San Juan',state_id:27,lat:0.0, lng:0.0, zoom:0.0}," table:formula="of:=&quot;{id:&quot;&amp;[Ciudad.A596]&amp;&quot;,name:'&quot;&amp;[Ciudad.B596]&amp;&quot;',state_id:&quot;&amp;[Ciudad.C596]&amp;&quot;,lat:0.0, lng:0.0, zoom:0.0},&quot;" table:style-name="ce1">
            <text:p>{id:27450,name:'Medio San Juan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491,name:'Nóvita',state_id:27,lat:0.0, lng:0.0, zoom:0.0}," table:formula="of:=&quot;{id:&quot;&amp;[Ciudad.A597]&amp;&quot;,name:'&quot;&amp;[Ciudad.B597]&amp;&quot;',state_id:&quot;&amp;[Ciudad.C597]&amp;&quot;,lat:0.0, lng:0.0, zoom:0.0},&quot;" table:style-name="ce1">
            <text:p>{id:27491,name:'Nóvita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495,name:'Nuquí',state_id:27,lat:0.0, lng:0.0, zoom:0.0}," table:formula="of:=&quot;{id:&quot;&amp;[Ciudad.A598]&amp;&quot;,name:'&quot;&amp;[Ciudad.B598]&amp;&quot;',state_id:&quot;&amp;[Ciudad.C598]&amp;&quot;,lat:0.0, lng:0.0, zoom:0.0},&quot;" table:style-name="ce1">
            <text:p>{id:27495,name:'Nuquí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580,name:'Río Iro',state_id:27,lat:0.0, lng:0.0, zoom:0.0}," table:formula="of:=&quot;{id:&quot;&amp;[Ciudad.A599]&amp;&quot;,name:'&quot;&amp;[Ciudad.B599]&amp;&quot;',state_id:&quot;&amp;[Ciudad.C599]&amp;&quot;,lat:0.0, lng:0.0, zoom:0.0},&quot;" table:style-name="ce1">
            <text:p>{id:27580,name:'Río Iro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600,name:'Río Quito',state_id:27,lat:0.0, lng:0.0, zoom:0.0}," table:formula="of:=&quot;{id:&quot;&amp;[Ciudad.A600]&amp;&quot;,name:'&quot;&amp;[Ciudad.B600]&amp;&quot;',state_id:&quot;&amp;[Ciudad.C600]&amp;&quot;,lat:0.0, lng:0.0, zoom:0.0},&quot;" table:style-name="ce1">
            <text:p>{id:27600,name:'Río Quito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615,name:'Riosucio',state_id:27,lat:0.0, lng:0.0, zoom:0.0}," table:formula="of:=&quot;{id:&quot;&amp;[Ciudad.A601]&amp;&quot;,name:'&quot;&amp;[Ciudad.B601]&amp;&quot;',state_id:&quot;&amp;[Ciudad.C601]&amp;&quot;,lat:0.0, lng:0.0, zoom:0.0},&quot;" table:style-name="ce1">
            <text:p>{id:27615,name:'Riosucio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660,name:'San José del Palmar',state_id:27,lat:0.0, lng:0.0, zoom:0.0}," table:formula="of:=&quot;{id:&quot;&amp;[Ciudad.A602]&amp;&quot;,name:'&quot;&amp;[Ciudad.B602]&amp;&quot;',state_id:&quot;&amp;[Ciudad.C602]&amp;&quot;,lat:0.0, lng:0.0, zoom:0.0},&quot;" table:style-name="ce1">
            <text:p>{id:27660,name:'San José del Palmar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745,name:'Sipí',state_id:27,lat:0.0, lng:0.0, zoom:0.0}," table:formula="of:=&quot;{id:&quot;&amp;[Ciudad.A603]&amp;&quot;,name:'&quot;&amp;[Ciudad.B603]&amp;&quot;',state_id:&quot;&amp;[Ciudad.C603]&amp;&quot;,lat:0.0, lng:0.0, zoom:0.0},&quot;" table:style-name="ce1">
            <text:p>{id:27745,name:'Sipí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787,name:'Tadó',state_id:27,lat:0.0, lng:0.0, zoom:0.0}," table:formula="of:=&quot;{id:&quot;&amp;[Ciudad.A604]&amp;&quot;,name:'&quot;&amp;[Ciudad.B604]&amp;&quot;',state_id:&quot;&amp;[Ciudad.C604]&amp;&quot;,lat:0.0, lng:0.0, zoom:0.0},&quot;" table:style-name="ce1">
            <text:p>{id:27787,name:'Tadó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800,name:'Unguía',state_id:27,lat:0.0, lng:0.0, zoom:0.0}," table:formula="of:=&quot;{id:&quot;&amp;[Ciudad.A605]&amp;&quot;,name:'&quot;&amp;[Ciudad.B605]&amp;&quot;',state_id:&quot;&amp;[Ciudad.C605]&amp;&quot;,lat:0.0, lng:0.0, zoom:0.0},&quot;" table:style-name="ce1">
            <text:p>{id:27800,name:'Unguía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27810,name:'Unión Panamericana',state_id:27,lat:0.0, lng:0.0, zoom:0.0}," table:formula="of:=&quot;{id:&quot;&amp;[Ciudad.A606]&amp;&quot;,name:'&quot;&amp;[Ciudad.B606]&amp;&quot;',state_id:&quot;&amp;[Ciudad.C606]&amp;&quot;,lat:0.0, lng:0.0, zoom:0.0},&quot;" table:style-name="ce1">
            <text:p>{id:27810,name:'Unión Panamericana',state_id:2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001,name:'Neiva',state_id:41,lat:0.0, lng:0.0, zoom:0.0}," table:formula="of:=&quot;{id:&quot;&amp;[Ciudad.A607]&amp;&quot;,name:'&quot;&amp;[Ciudad.B607]&amp;&quot;',state_id:&quot;&amp;[Ciudad.C607]&amp;&quot;,lat:0.0, lng:0.0, zoom:0.0},&quot;" table:style-name="ce1">
            <text:p>{id:41001,name:'Neiva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006,name:'Acevedo',state_id:41,lat:0.0, lng:0.0, zoom:0.0}," table:formula="of:=&quot;{id:&quot;&amp;[Ciudad.A608]&amp;&quot;,name:'&quot;&amp;[Ciudad.B608]&amp;&quot;',state_id:&quot;&amp;[Ciudad.C608]&amp;&quot;,lat:0.0, lng:0.0, zoom:0.0},&quot;" table:style-name="ce1">
            <text:p>{id:41006,name:'Acevedo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013,name:'Agrado',state_id:41,lat:0.0, lng:0.0, zoom:0.0}," table:formula="of:=&quot;{id:&quot;&amp;[Ciudad.A609]&amp;&quot;,name:'&quot;&amp;[Ciudad.B609]&amp;&quot;',state_id:&quot;&amp;[Ciudad.C609]&amp;&quot;,lat:0.0, lng:0.0, zoom:0.0},&quot;" table:style-name="ce1">
            <text:p>{id:41013,name:'Agrado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016,name:'Aipe',state_id:41,lat:0.0, lng:0.0, zoom:0.0}," table:formula="of:=&quot;{id:&quot;&amp;[Ciudad.A610]&amp;&quot;,name:'&quot;&amp;[Ciudad.B610]&amp;&quot;',state_id:&quot;&amp;[Ciudad.C610]&amp;&quot;,lat:0.0, lng:0.0, zoom:0.0},&quot;" table:style-name="ce1">
            <text:p>{id:41016,name:'Aipe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020,name:'Algeciras',state_id:41,lat:0.0, lng:0.0, zoom:0.0}," table:formula="of:=&quot;{id:&quot;&amp;[Ciudad.A611]&amp;&quot;,name:'&quot;&amp;[Ciudad.B611]&amp;&quot;',state_id:&quot;&amp;[Ciudad.C611]&amp;&quot;,lat:0.0, lng:0.0, zoom:0.0},&quot;" table:style-name="ce1">
            <text:p>{id:41020,name:'Algeciras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026,name:'Altamira',state_id:41,lat:0.0, lng:0.0, zoom:0.0}," table:formula="of:=&quot;{id:&quot;&amp;[Ciudad.A612]&amp;&quot;,name:'&quot;&amp;[Ciudad.B612]&amp;&quot;',state_id:&quot;&amp;[Ciudad.C612]&amp;&quot;,lat:0.0, lng:0.0, zoom:0.0},&quot;" table:style-name="ce1">
            <text:p>{id:41026,name:'Altamira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078,name:'Baraya',state_id:41,lat:0.0, lng:0.0, zoom:0.0}," table:formula="of:=&quot;{id:&quot;&amp;[Ciudad.A613]&amp;&quot;,name:'&quot;&amp;[Ciudad.B613]&amp;&quot;',state_id:&quot;&amp;[Ciudad.C613]&amp;&quot;,lat:0.0, lng:0.0, zoom:0.0},&quot;" table:style-name="ce1">
            <text:p>{id:41078,name:'Baraya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132,name:'Campoalegre',state_id:41,lat:0.0, lng:0.0, zoom:0.0}," table:formula="of:=&quot;{id:&quot;&amp;[Ciudad.A614]&amp;&quot;,name:'&quot;&amp;[Ciudad.B614]&amp;&quot;',state_id:&quot;&amp;[Ciudad.C614]&amp;&quot;,lat:0.0, lng:0.0, zoom:0.0},&quot;" table:style-name="ce1">
            <text:p>{id:41132,name:'Campoalegre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206,name:'Colombia',state_id:41,lat:0.0, lng:0.0, zoom:0.0}," table:formula="of:=&quot;{id:&quot;&amp;[Ciudad.A615]&amp;&quot;,name:'&quot;&amp;[Ciudad.B615]&amp;&quot;',state_id:&quot;&amp;[Ciudad.C615]&amp;&quot;,lat:0.0, lng:0.0, zoom:0.0},&quot;" table:style-name="ce1">
            <text:p>{id:41206,name:'Colombia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244,name:'Elías',state_id:41,lat:0.0, lng:0.0, zoom:0.0}," table:formula="of:=&quot;{id:&quot;&amp;[Ciudad.A616]&amp;&quot;,name:'&quot;&amp;[Ciudad.B616]&amp;&quot;',state_id:&quot;&amp;[Ciudad.C616]&amp;&quot;,lat:0.0, lng:0.0, zoom:0.0},&quot;" table:style-name="ce1">
            <text:p>{id:41244,name:'Elías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298,name:'Garzón',state_id:41,lat:0.0, lng:0.0, zoom:0.0}," table:formula="of:=&quot;{id:&quot;&amp;[Ciudad.A617]&amp;&quot;,name:'&quot;&amp;[Ciudad.B617]&amp;&quot;',state_id:&quot;&amp;[Ciudad.C617]&amp;&quot;,lat:0.0, lng:0.0, zoom:0.0},&quot;" table:style-name="ce1">
            <text:p>{id:41298,name:'Garzón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306,name:'Gigante',state_id:41,lat:0.0, lng:0.0, zoom:0.0}," table:formula="of:=&quot;{id:&quot;&amp;[Ciudad.A618]&amp;&quot;,name:'&quot;&amp;[Ciudad.B618]&amp;&quot;',state_id:&quot;&amp;[Ciudad.C618]&amp;&quot;,lat:0.0, lng:0.0, zoom:0.0},&quot;" table:style-name="ce1">
            <text:p>{id:41306,name:'Gigante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319,name:'Guadalupe',state_id:41,lat:0.0, lng:0.0, zoom:0.0}," table:formula="of:=&quot;{id:&quot;&amp;[Ciudad.A619]&amp;&quot;,name:'&quot;&amp;[Ciudad.B619]&amp;&quot;',state_id:&quot;&amp;[Ciudad.C619]&amp;&quot;,lat:0.0, lng:0.0, zoom:0.0},&quot;" table:style-name="ce1">
            <text:p>{id:41319,name:'Guadalupe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349,name:'Hobo',state_id:41,lat:0.0, lng:0.0, zoom:0.0}," table:formula="of:=&quot;{id:&quot;&amp;[Ciudad.A620]&amp;&quot;,name:'&quot;&amp;[Ciudad.B620]&amp;&quot;',state_id:&quot;&amp;[Ciudad.C620]&amp;&quot;,lat:0.0, lng:0.0, zoom:0.0},&quot;" table:style-name="ce1">
            <text:p>{id:41349,name:'Hobo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357,name:'Iquira',state_id:41,lat:0.0, lng:0.0, zoom:0.0}," table:formula="of:=&quot;{id:&quot;&amp;[Ciudad.A621]&amp;&quot;,name:'&quot;&amp;[Ciudad.B621]&amp;&quot;',state_id:&quot;&amp;[Ciudad.C621]&amp;&quot;,lat:0.0, lng:0.0, zoom:0.0},&quot;" table:style-name="ce1">
            <text:p>{id:41357,name:'Iquira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359,name:'Isnos',state_id:41,lat:0.0, lng:0.0, zoom:0.0}," table:formula="of:=&quot;{id:&quot;&amp;[Ciudad.A622]&amp;&quot;,name:'&quot;&amp;[Ciudad.B622]&amp;&quot;',state_id:&quot;&amp;[Ciudad.C622]&amp;&quot;,lat:0.0, lng:0.0, zoom:0.0},&quot;" table:style-name="ce1">
            <text:p>{id:41359,name:'Isnos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378,name:'La Argentina',state_id:41,lat:0.0, lng:0.0, zoom:0.0}," table:formula="of:=&quot;{id:&quot;&amp;[Ciudad.A623]&amp;&quot;,name:'&quot;&amp;[Ciudad.B623]&amp;&quot;',state_id:&quot;&amp;[Ciudad.C623]&amp;&quot;,lat:0.0, lng:0.0, zoom:0.0},&quot;" table:style-name="ce1">
            <text:p>{id:41378,name:'La Argentina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396,name:'La Plata',state_id:41,lat:0.0, lng:0.0, zoom:0.0}," table:formula="of:=&quot;{id:&quot;&amp;[Ciudad.A624]&amp;&quot;,name:'&quot;&amp;[Ciudad.B624]&amp;&quot;',state_id:&quot;&amp;[Ciudad.C624]&amp;&quot;,lat:0.0, lng:0.0, zoom:0.0},&quot;" table:style-name="ce1">
            <text:p>{id:41396,name:'La Plata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483,name:'Nátaga',state_id:41,lat:0.0, lng:0.0, zoom:0.0}," table:formula="of:=&quot;{id:&quot;&amp;[Ciudad.A625]&amp;&quot;,name:'&quot;&amp;[Ciudad.B625]&amp;&quot;',state_id:&quot;&amp;[Ciudad.C625]&amp;&quot;,lat:0.0, lng:0.0, zoom:0.0},&quot;" table:style-name="ce1">
            <text:p>{id:41483,name:'Nátaga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503,name:'Oporapa',state_id:41,lat:0.0, lng:0.0, zoom:0.0}," table:formula="of:=&quot;{id:&quot;&amp;[Ciudad.A626]&amp;&quot;,name:'&quot;&amp;[Ciudad.B626]&amp;&quot;',state_id:&quot;&amp;[Ciudad.C626]&amp;&quot;,lat:0.0, lng:0.0, zoom:0.0},&quot;" table:style-name="ce1">
            <text:p>{id:41503,name:'Oporapa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518,name:'Paicol',state_id:41,lat:0.0, lng:0.0, zoom:0.0}," table:formula="of:=&quot;{id:&quot;&amp;[Ciudad.A627]&amp;&quot;,name:'&quot;&amp;[Ciudad.B627]&amp;&quot;',state_id:&quot;&amp;[Ciudad.C627]&amp;&quot;,lat:0.0, lng:0.0, zoom:0.0},&quot;" table:style-name="ce1">
            <text:p>{id:41518,name:'Paicol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524,name:'Palermo',state_id:41,lat:0.0, lng:0.0, zoom:0.0}," table:formula="of:=&quot;{id:&quot;&amp;[Ciudad.A628]&amp;&quot;,name:'&quot;&amp;[Ciudad.B628]&amp;&quot;',state_id:&quot;&amp;[Ciudad.C628]&amp;&quot;,lat:0.0, lng:0.0, zoom:0.0},&quot;" table:style-name="ce1">
            <text:p>{id:41524,name:'Palermo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530,name:'Palestina',state_id:41,lat:0.0, lng:0.0, zoom:0.0}," table:formula="of:=&quot;{id:&quot;&amp;[Ciudad.A629]&amp;&quot;,name:'&quot;&amp;[Ciudad.B629]&amp;&quot;',state_id:&quot;&amp;[Ciudad.C629]&amp;&quot;,lat:0.0, lng:0.0, zoom:0.0},&quot;" table:style-name="ce1">
            <text:p>{id:41530,name:'Palestina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548,name:'Pital',state_id:41,lat:0.0, lng:0.0, zoom:0.0}," table:formula="of:=&quot;{id:&quot;&amp;[Ciudad.A630]&amp;&quot;,name:'&quot;&amp;[Ciudad.B630]&amp;&quot;',state_id:&quot;&amp;[Ciudad.C630]&amp;&quot;,lat:0.0, lng:0.0, zoom:0.0},&quot;" table:style-name="ce1">
            <text:p>{id:41548,name:'Pital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551,name:'Pitalito',state_id:41,lat:0.0, lng:0.0, zoom:0.0}," table:formula="of:=&quot;{id:&quot;&amp;[Ciudad.A631]&amp;&quot;,name:'&quot;&amp;[Ciudad.B631]&amp;&quot;',state_id:&quot;&amp;[Ciudad.C631]&amp;&quot;,lat:0.0, lng:0.0, zoom:0.0},&quot;" table:style-name="ce1">
            <text:p>{id:41551,name:'Pitalito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615,name:'Rivera',state_id:41,lat:0.0, lng:0.0, zoom:0.0}," table:formula="of:=&quot;{id:&quot;&amp;[Ciudad.A632]&amp;&quot;,name:'&quot;&amp;[Ciudad.B632]&amp;&quot;',state_id:&quot;&amp;[Ciudad.C632]&amp;&quot;,lat:0.0, lng:0.0, zoom:0.0},&quot;" table:style-name="ce1">
            <text:p>{id:41615,name:'Rivera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660,name:'Saladoblanco',state_id:41,lat:0.0, lng:0.0, zoom:0.0}," table:formula="of:=&quot;{id:&quot;&amp;[Ciudad.A633]&amp;&quot;,name:'&quot;&amp;[Ciudad.B633]&amp;&quot;',state_id:&quot;&amp;[Ciudad.C633]&amp;&quot;,lat:0.0, lng:0.0, zoom:0.0},&quot;" table:style-name="ce1">
            <text:p>{id:41660,name:'Saladoblanco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668,name:'San Agustín',state_id:41,lat:0.0, lng:0.0, zoom:0.0}," table:formula="of:=&quot;{id:&quot;&amp;[Ciudad.A634]&amp;&quot;,name:'&quot;&amp;[Ciudad.B634]&amp;&quot;',state_id:&quot;&amp;[Ciudad.C634]&amp;&quot;,lat:0.0, lng:0.0, zoom:0.0},&quot;" table:style-name="ce1">
            <text:p>{id:41668,name:'San Agustín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676,name:'Santa María',state_id:41,lat:0.0, lng:0.0, zoom:0.0}," table:formula="of:=&quot;{id:&quot;&amp;[Ciudad.A635]&amp;&quot;,name:'&quot;&amp;[Ciudad.B635]&amp;&quot;',state_id:&quot;&amp;[Ciudad.C635]&amp;&quot;,lat:0.0, lng:0.0, zoom:0.0},&quot;" table:style-name="ce1">
            <text:p>{id:41676,name:'Santa María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770,name:'Suaza',state_id:41,lat:0.0, lng:0.0, zoom:0.0}," table:formula="of:=&quot;{id:&quot;&amp;[Ciudad.A636]&amp;&quot;,name:'&quot;&amp;[Ciudad.B636]&amp;&quot;',state_id:&quot;&amp;[Ciudad.C636]&amp;&quot;,lat:0.0, lng:0.0, zoom:0.0},&quot;" table:style-name="ce1">
            <text:p>{id:41770,name:'Suaza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791,name:'Tarqui',state_id:41,lat:0.0, lng:0.0, zoom:0.0}," table:formula="of:=&quot;{id:&quot;&amp;[Ciudad.A637]&amp;&quot;,name:'&quot;&amp;[Ciudad.B637]&amp;&quot;',state_id:&quot;&amp;[Ciudad.C637]&amp;&quot;,lat:0.0, lng:0.0, zoom:0.0},&quot;" table:style-name="ce1">
            <text:p>{id:41791,name:'Tarqui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797,name:'Tesalia',state_id:41,lat:0.0, lng:0.0, zoom:0.0}," table:formula="of:=&quot;{id:&quot;&amp;[Ciudad.A638]&amp;&quot;,name:'&quot;&amp;[Ciudad.B638]&amp;&quot;',state_id:&quot;&amp;[Ciudad.C638]&amp;&quot;,lat:0.0, lng:0.0, zoom:0.0},&quot;" table:style-name="ce1">
            <text:p>{id:41797,name:'Tesalia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799,name:'Tello',state_id:41,lat:0.0, lng:0.0, zoom:0.0}," table:formula="of:=&quot;{id:&quot;&amp;[Ciudad.A639]&amp;&quot;,name:'&quot;&amp;[Ciudad.B639]&amp;&quot;',state_id:&quot;&amp;[Ciudad.C639]&amp;&quot;,lat:0.0, lng:0.0, zoom:0.0},&quot;" table:style-name="ce1">
            <text:p>{id:41799,name:'Tello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801,name:'Teruel',state_id:41,lat:0.0, lng:0.0, zoom:0.0}," table:formula="of:=&quot;{id:&quot;&amp;[Ciudad.A640]&amp;&quot;,name:'&quot;&amp;[Ciudad.B640]&amp;&quot;',state_id:&quot;&amp;[Ciudad.C640]&amp;&quot;,lat:0.0, lng:0.0, zoom:0.0},&quot;" table:style-name="ce1">
            <text:p>{id:41801,name:'Teruel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807,name:'Timaná',state_id:41,lat:0.0, lng:0.0, zoom:0.0}," table:formula="of:=&quot;{id:&quot;&amp;[Ciudad.A641]&amp;&quot;,name:'&quot;&amp;[Ciudad.B641]&amp;&quot;',state_id:&quot;&amp;[Ciudad.C641]&amp;&quot;,lat:0.0, lng:0.0, zoom:0.0},&quot;" table:style-name="ce1">
            <text:p>{id:41807,name:'Timaná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872,name:'Villavieja',state_id:41,lat:0.0, lng:0.0, zoom:0.0}," table:formula="of:=&quot;{id:&quot;&amp;[Ciudad.A642]&amp;&quot;,name:'&quot;&amp;[Ciudad.B642]&amp;&quot;',state_id:&quot;&amp;[Ciudad.C642]&amp;&quot;,lat:0.0, lng:0.0, zoom:0.0},&quot;" table:style-name="ce1">
            <text:p>{id:41872,name:'Villavieja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1885,name:'Yaguará',state_id:41,lat:0.0, lng:0.0, zoom:0.0}," table:formula="of:=&quot;{id:&quot;&amp;[Ciudad.A643]&amp;&quot;,name:'&quot;&amp;[Ciudad.B643]&amp;&quot;',state_id:&quot;&amp;[Ciudad.C643]&amp;&quot;,lat:0.0, lng:0.0, zoom:0.0},&quot;" table:style-name="ce1">
            <text:p>{id:41885,name:'Yaguará',state_id:4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4001,name:'Riohacha',state_id:44,lat:0.0, lng:0.0, zoom:0.0}," table:formula="of:=&quot;{id:&quot;&amp;[Ciudad.A644]&amp;&quot;,name:'&quot;&amp;[Ciudad.B644]&amp;&quot;',state_id:&quot;&amp;[Ciudad.C644]&amp;&quot;,lat:0.0, lng:0.0, zoom:0.0},&quot;" table:style-name="ce1">
            <text:p>{id:44001,name:'Riohacha',state_id:4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4035,name:'Albania',state_id:44,lat:0.0, lng:0.0, zoom:0.0}," table:formula="of:=&quot;{id:&quot;&amp;[Ciudad.A645]&amp;&quot;,name:'&quot;&amp;[Ciudad.B645]&amp;&quot;',state_id:&quot;&amp;[Ciudad.C645]&amp;&quot;,lat:0.0, lng:0.0, zoom:0.0},&quot;" table:style-name="ce1">
            <text:p>{id:44035,name:'Albania',state_id:4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4078,name:'Barrancas',state_id:44,lat:0.0, lng:0.0, zoom:0.0}," table:formula="of:=&quot;{id:&quot;&amp;[Ciudad.A646]&amp;&quot;,name:'&quot;&amp;[Ciudad.B646]&amp;&quot;',state_id:&quot;&amp;[Ciudad.C646]&amp;&quot;,lat:0.0, lng:0.0, zoom:0.0},&quot;" table:style-name="ce1">
            <text:p>{id:44078,name:'Barrancas',state_id:4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4090,name:'Dibula',state_id:44,lat:0.0, lng:0.0, zoom:0.0}," table:formula="of:=&quot;{id:&quot;&amp;[Ciudad.A647]&amp;&quot;,name:'&quot;&amp;[Ciudad.B647]&amp;&quot;',state_id:&quot;&amp;[Ciudad.C647]&amp;&quot;,lat:0.0, lng:0.0, zoom:0.0},&quot;" table:style-name="ce1">
            <text:p>{id:44090,name:'Dibula',state_id:4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4098,name:'Distracción',state_id:44,lat:0.0, lng:0.0, zoom:0.0}," table:formula="of:=&quot;{id:&quot;&amp;[Ciudad.A648]&amp;&quot;,name:'&quot;&amp;[Ciudad.B648]&amp;&quot;',state_id:&quot;&amp;[Ciudad.C648]&amp;&quot;,lat:0.0, lng:0.0, zoom:0.0},&quot;" table:style-name="ce1">
            <text:p>{id:44098,name:'Distracción',state_id:4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4110,name:'El Molino',state_id:44,lat:0.0, lng:0.0, zoom:0.0}," table:formula="of:=&quot;{id:&quot;&amp;[Ciudad.A649]&amp;&quot;,name:'&quot;&amp;[Ciudad.B649]&amp;&quot;',state_id:&quot;&amp;[Ciudad.C649]&amp;&quot;,lat:0.0, lng:0.0, zoom:0.0},&quot;" table:style-name="ce1">
            <text:p>{id:44110,name:'El Molino',state_id:4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4279,name:'Fonseca',state_id:44,lat:0.0, lng:0.0, zoom:0.0}," table:formula="of:=&quot;{id:&quot;&amp;[Ciudad.A650]&amp;&quot;,name:'&quot;&amp;[Ciudad.B650]&amp;&quot;',state_id:&quot;&amp;[Ciudad.C650]&amp;&quot;,lat:0.0, lng:0.0, zoom:0.0},&quot;" table:style-name="ce1">
            <text:p>{id:44279,name:'Fonseca',state_id:4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4378,name:'Hatonuevo',state_id:44,lat:0.0, lng:0.0, zoom:0.0}," table:formula="of:=&quot;{id:&quot;&amp;[Ciudad.A651]&amp;&quot;,name:'&quot;&amp;[Ciudad.B651]&amp;&quot;',state_id:&quot;&amp;[Ciudad.C651]&amp;&quot;,lat:0.0, lng:0.0, zoom:0.0},&quot;" table:style-name="ce1">
            <text:p>{id:44378,name:'Hatonuevo',state_id:4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4420,name:'La Jagua del Pilar',state_id:44,lat:0.0, lng:0.0, zoom:0.0}," table:formula="of:=&quot;{id:&quot;&amp;[Ciudad.A652]&amp;&quot;,name:'&quot;&amp;[Ciudad.B652]&amp;&quot;',state_id:&quot;&amp;[Ciudad.C652]&amp;&quot;,lat:0.0, lng:0.0, zoom:0.0},&quot;" table:style-name="ce1">
            <text:p>{id:44420,name:'La Jagua del Pilar',state_id:4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4430,name:'Maicao',state_id:44,lat:0.0, lng:0.0, zoom:0.0}," table:formula="of:=&quot;{id:&quot;&amp;[Ciudad.A653]&amp;&quot;,name:'&quot;&amp;[Ciudad.B653]&amp;&quot;',state_id:&quot;&amp;[Ciudad.C653]&amp;&quot;,lat:0.0, lng:0.0, zoom:0.0},&quot;" table:style-name="ce1">
            <text:p>{id:44430,name:'Maicao',state_id:4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4560,name:'Manaure',state_id:44,lat:0.0, lng:0.0, zoom:0.0}," table:formula="of:=&quot;{id:&quot;&amp;[Ciudad.A654]&amp;&quot;,name:'&quot;&amp;[Ciudad.B654]&amp;&quot;',state_id:&quot;&amp;[Ciudad.C654]&amp;&quot;,lat:0.0, lng:0.0, zoom:0.0},&quot;" table:style-name="ce1">
            <text:p>{id:44560,name:'Manaure',state_id:4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4650,name:'San Juan del Cesar',state_id:44,lat:0.0, lng:0.0, zoom:0.0}," table:formula="of:=&quot;{id:&quot;&amp;[Ciudad.A655]&amp;&quot;,name:'&quot;&amp;[Ciudad.B655]&amp;&quot;',state_id:&quot;&amp;[Ciudad.C655]&amp;&quot;,lat:0.0, lng:0.0, zoom:0.0},&quot;" table:style-name="ce1">
            <text:p>{id:44650,name:'San Juan del Cesar',state_id:4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4847,name:'Uribia',state_id:44,lat:0.0, lng:0.0, zoom:0.0}," table:formula="of:=&quot;{id:&quot;&amp;[Ciudad.A656]&amp;&quot;,name:'&quot;&amp;[Ciudad.B656]&amp;&quot;',state_id:&quot;&amp;[Ciudad.C656]&amp;&quot;,lat:0.0, lng:0.0, zoom:0.0},&quot;" table:style-name="ce1">
            <text:p>{id:44847,name:'Uribia',state_id:4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4855,name:'Urumita',state_id:44,lat:0.0, lng:0.0, zoom:0.0}," table:formula="of:=&quot;{id:&quot;&amp;[Ciudad.A657]&amp;&quot;,name:'&quot;&amp;[Ciudad.B657]&amp;&quot;',state_id:&quot;&amp;[Ciudad.C657]&amp;&quot;,lat:0.0, lng:0.0, zoom:0.0},&quot;" table:style-name="ce1">
            <text:p>{id:44855,name:'Urumita',state_id:4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4874,name:'Villanueva',state_id:44,lat:0.0, lng:0.0, zoom:0.0}," table:formula="of:=&quot;{id:&quot;&amp;[Ciudad.A658]&amp;&quot;,name:'&quot;&amp;[Ciudad.B658]&amp;&quot;',state_id:&quot;&amp;[Ciudad.C658]&amp;&quot;,lat:0.0, lng:0.0, zoom:0.0},&quot;" table:style-name="ce1">
            <text:p>{id:44874,name:'Villanueva',state_id:4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001,name:'Santa Marta',state_id:47,lat:0.0, lng:0.0, zoom:0.0}," table:formula="of:=&quot;{id:&quot;&amp;[Ciudad.A659]&amp;&quot;,name:'&quot;&amp;[Ciudad.B659]&amp;&quot;',state_id:&quot;&amp;[Ciudad.C659]&amp;&quot;,lat:0.0, lng:0.0, zoom:0.0},&quot;" table:style-name="ce1">
            <text:p>{id:47001,name:'Santa Marta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030,name:'Algarrobo',state_id:47,lat:0.0, lng:0.0, zoom:0.0}," table:formula="of:=&quot;{id:&quot;&amp;[Ciudad.A660]&amp;&quot;,name:'&quot;&amp;[Ciudad.B660]&amp;&quot;',state_id:&quot;&amp;[Ciudad.C660]&amp;&quot;,lat:0.0, lng:0.0, zoom:0.0},&quot;" table:style-name="ce1">
            <text:p>{id:47030,name:'Algarrobo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053,name:'Aracataca',state_id:47,lat:0.0, lng:0.0, zoom:0.0}," table:formula="of:=&quot;{id:&quot;&amp;[Ciudad.A661]&amp;&quot;,name:'&quot;&amp;[Ciudad.B661]&amp;&quot;',state_id:&quot;&amp;[Ciudad.C661]&amp;&quot;,lat:0.0, lng:0.0, zoom:0.0},&quot;" table:style-name="ce1">
            <text:p>{id:47053,name:'Aracataca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058,name:'Ariguaní',state_id:47,lat:0.0, lng:0.0, zoom:0.0}," table:formula="of:=&quot;{id:&quot;&amp;[Ciudad.A662]&amp;&quot;,name:'&quot;&amp;[Ciudad.B662]&amp;&quot;',state_id:&quot;&amp;[Ciudad.C662]&amp;&quot;,lat:0.0, lng:0.0, zoom:0.0},&quot;" table:style-name="ce1">
            <text:p>{id:47058,name:'Ariguaní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161,name:'Cerro San Antonio',state_id:47,lat:0.0, lng:0.0, zoom:0.0}," table:formula="of:=&quot;{id:&quot;&amp;[Ciudad.A663]&amp;&quot;,name:'&quot;&amp;[Ciudad.B663]&amp;&quot;',state_id:&quot;&amp;[Ciudad.C663]&amp;&quot;,lat:0.0, lng:0.0, zoom:0.0},&quot;" table:style-name="ce1">
            <text:p>{id:47161,name:'Cerro San Antonio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170,name:'Chivolo',state_id:47,lat:0.0, lng:0.0, zoom:0.0}," table:formula="of:=&quot;{id:&quot;&amp;[Ciudad.A664]&amp;&quot;,name:'&quot;&amp;[Ciudad.B664]&amp;&quot;',state_id:&quot;&amp;[Ciudad.C664]&amp;&quot;,lat:0.0, lng:0.0, zoom:0.0},&quot;" table:style-name="ce1">
            <text:p>{id:47170,name:'Chivolo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189,name:'Ciénaga',state_id:47,lat:0.0, lng:0.0, zoom:0.0}," table:formula="of:=&quot;{id:&quot;&amp;[Ciudad.A665]&amp;&quot;,name:'&quot;&amp;[Ciudad.B665]&amp;&quot;',state_id:&quot;&amp;[Ciudad.C665]&amp;&quot;,lat:0.0, lng:0.0, zoom:0.0},&quot;" table:style-name="ce1">
            <text:p>{id:47189,name:'Ciénaga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205,name:'Concordia',state_id:47,lat:0.0, lng:0.0, zoom:0.0}," table:formula="of:=&quot;{id:&quot;&amp;[Ciudad.A666]&amp;&quot;,name:'&quot;&amp;[Ciudad.B666]&amp;&quot;',state_id:&quot;&amp;[Ciudad.C666]&amp;&quot;,lat:0.0, lng:0.0, zoom:0.0},&quot;" table:style-name="ce1">
            <text:p>{id:47205,name:'Concordia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245,name:'El Banco',state_id:47,lat:0.0, lng:0.0, zoom:0.0}," table:formula="of:=&quot;{id:&quot;&amp;[Ciudad.A667]&amp;&quot;,name:'&quot;&amp;[Ciudad.B667]&amp;&quot;',state_id:&quot;&amp;[Ciudad.C667]&amp;&quot;,lat:0.0, lng:0.0, zoom:0.0},&quot;" table:style-name="ce1">
            <text:p>{id:47245,name:'El Banco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258,name:'El Piñon',state_id:47,lat:0.0, lng:0.0, zoom:0.0}," table:formula="of:=&quot;{id:&quot;&amp;[Ciudad.A668]&amp;&quot;,name:'&quot;&amp;[Ciudad.B668]&amp;&quot;',state_id:&quot;&amp;[Ciudad.C668]&amp;&quot;,lat:0.0, lng:0.0, zoom:0.0},&quot;" table:style-name="ce1">
            <text:p>{id:47258,name:'El Piñon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268,name:'El Retén',state_id:47,lat:0.0, lng:0.0, zoom:0.0}," table:formula="of:=&quot;{id:&quot;&amp;[Ciudad.A669]&amp;&quot;,name:'&quot;&amp;[Ciudad.B669]&amp;&quot;',state_id:&quot;&amp;[Ciudad.C669]&amp;&quot;,lat:0.0, lng:0.0, zoom:0.0},&quot;" table:style-name="ce1">
            <text:p>{id:47268,name:'El Retén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288,name:'Fundación',state_id:47,lat:0.0, lng:0.0, zoom:0.0}," table:formula="of:=&quot;{id:&quot;&amp;[Ciudad.A670]&amp;&quot;,name:'&quot;&amp;[Ciudad.B670]&amp;&quot;',state_id:&quot;&amp;[Ciudad.C670]&amp;&quot;,lat:0.0, lng:0.0, zoom:0.0},&quot;" table:style-name="ce1">
            <text:p>{id:47288,name:'Fundación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318,name:'Guamal',state_id:47,lat:0.0, lng:0.0, zoom:0.0}," table:formula="of:=&quot;{id:&quot;&amp;[Ciudad.A671]&amp;&quot;,name:'&quot;&amp;[Ciudad.B671]&amp;&quot;',state_id:&quot;&amp;[Ciudad.C671]&amp;&quot;,lat:0.0, lng:0.0, zoom:0.0},&quot;" table:style-name="ce1">
            <text:p>{id:47318,name:'Guamal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460,name:'Nueva Granada',state_id:47,lat:0.0, lng:0.0, zoom:0.0}," table:formula="of:=&quot;{id:&quot;&amp;[Ciudad.A672]&amp;&quot;,name:'&quot;&amp;[Ciudad.B672]&amp;&quot;',state_id:&quot;&amp;[Ciudad.C672]&amp;&quot;,lat:0.0, lng:0.0, zoom:0.0},&quot;" table:style-name="ce1">
            <text:p>{id:47460,name:'Nueva Granada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541,name:'Pedraza',state_id:47,lat:0.0, lng:0.0, zoom:0.0}," table:formula="of:=&quot;{id:&quot;&amp;[Ciudad.A673]&amp;&quot;,name:'&quot;&amp;[Ciudad.B673]&amp;&quot;',state_id:&quot;&amp;[Ciudad.C673]&amp;&quot;,lat:0.0, lng:0.0, zoom:0.0},&quot;" table:style-name="ce1">
            <text:p>{id:47541,name:'Pedraza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545,name:'Pijiño del Carmen',state_id:47,lat:0.0, lng:0.0, zoom:0.0}," table:formula="of:=&quot;{id:&quot;&amp;[Ciudad.A674]&amp;&quot;,name:'&quot;&amp;[Ciudad.B674]&amp;&quot;',state_id:&quot;&amp;[Ciudad.C674]&amp;&quot;,lat:0.0, lng:0.0, zoom:0.0},&quot;" table:style-name="ce1">
            <text:p>{id:47545,name:'Pijiño del Carmen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551,name:'Pivijay',state_id:47,lat:0.0, lng:0.0, zoom:0.0}," table:formula="of:=&quot;{id:&quot;&amp;[Ciudad.A675]&amp;&quot;,name:'&quot;&amp;[Ciudad.B675]&amp;&quot;',state_id:&quot;&amp;[Ciudad.C675]&amp;&quot;,lat:0.0, lng:0.0, zoom:0.0},&quot;" table:style-name="ce1">
            <text:p>{id:47551,name:'Pivijay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555,name:'Plato',state_id:47,lat:0.0, lng:0.0, zoom:0.0}," table:formula="of:=&quot;{id:&quot;&amp;[Ciudad.A676]&amp;&quot;,name:'&quot;&amp;[Ciudad.B676]&amp;&quot;',state_id:&quot;&amp;[Ciudad.C676]&amp;&quot;,lat:0.0, lng:0.0, zoom:0.0},&quot;" table:style-name="ce1">
            <text:p>{id:47555,name:'Plato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570,name:'Pueblo Viejo',state_id:47,lat:0.0, lng:0.0, zoom:0.0}," table:formula="of:=&quot;{id:&quot;&amp;[Ciudad.A677]&amp;&quot;,name:'&quot;&amp;[Ciudad.B677]&amp;&quot;',state_id:&quot;&amp;[Ciudad.C677]&amp;&quot;,lat:0.0, lng:0.0, zoom:0.0},&quot;" table:style-name="ce1">
            <text:p>{id:47570,name:'Pueblo Viejo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605,name:'Remolino',state_id:47,lat:0.0, lng:0.0, zoom:0.0}," table:formula="of:=&quot;{id:&quot;&amp;[Ciudad.A678]&amp;&quot;,name:'&quot;&amp;[Ciudad.B678]&amp;&quot;',state_id:&quot;&amp;[Ciudad.C678]&amp;&quot;,lat:0.0, lng:0.0, zoom:0.0},&quot;" table:style-name="ce1">
            <text:p>{id:47605,name:'Remolino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660,name:'Sabanas de San Angel',state_id:47,lat:0.0, lng:0.0, zoom:0.0}," table:formula="of:=&quot;{id:&quot;&amp;[Ciudad.A679]&amp;&quot;,name:'&quot;&amp;[Ciudad.B679]&amp;&quot;',state_id:&quot;&amp;[Ciudad.C679]&amp;&quot;,lat:0.0, lng:0.0, zoom:0.0},&quot;" table:style-name="ce1">
            <text:p>{id:47660,name:'Sabanas de San Angel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675,name:'Salamina',state_id:47,lat:0.0, lng:0.0, zoom:0.0}," table:formula="of:=&quot;{id:&quot;&amp;[Ciudad.A680]&amp;&quot;,name:'&quot;&amp;[Ciudad.B680]&amp;&quot;',state_id:&quot;&amp;[Ciudad.C680]&amp;&quot;,lat:0.0, lng:0.0, zoom:0.0},&quot;" table:style-name="ce1">
            <text:p>{id:47675,name:'Salamina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692,name:'San Sebastián de Buenavista',state_id:47,lat:0.0, lng:0.0, zoom:0.0}," table:formula="of:=&quot;{id:&quot;&amp;[Ciudad.A681]&amp;&quot;,name:'&quot;&amp;[Ciudad.B681]&amp;&quot;',state_id:&quot;&amp;[Ciudad.C681]&amp;&quot;,lat:0.0, lng:0.0, zoom:0.0},&quot;" table:style-name="ce1">
            <text:p>{id:47692,name:'San Sebastián de Buenavista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703,name:'San Zenón',state_id:47,lat:0.0, lng:0.0, zoom:0.0}," table:formula="of:=&quot;{id:&quot;&amp;[Ciudad.A682]&amp;&quot;,name:'&quot;&amp;[Ciudad.B682]&amp;&quot;',state_id:&quot;&amp;[Ciudad.C682]&amp;&quot;,lat:0.0, lng:0.0, zoom:0.0},&quot;" table:style-name="ce1">
            <text:p>{id:47703,name:'San Zenón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707,name:'Santa Ana',state_id:47,lat:0.0, lng:0.0, zoom:0.0}," table:formula="of:=&quot;{id:&quot;&amp;[Ciudad.A683]&amp;&quot;,name:'&quot;&amp;[Ciudad.B683]&amp;&quot;',state_id:&quot;&amp;[Ciudad.C683]&amp;&quot;,lat:0.0, lng:0.0, zoom:0.0},&quot;" table:style-name="ce1">
            <text:p>{id:47707,name:'Santa Ana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720,name:'Santa Bárbara de Pinto',state_id:47,lat:0.0, lng:0.0, zoom:0.0}," table:formula="of:=&quot;{id:&quot;&amp;[Ciudad.A684]&amp;&quot;,name:'&quot;&amp;[Ciudad.B684]&amp;&quot;',state_id:&quot;&amp;[Ciudad.C684]&amp;&quot;,lat:0.0, lng:0.0, zoom:0.0},&quot;" table:style-name="ce1">
            <text:p>{id:47720,name:'Santa Bárbara de Pinto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745,name:'Sitionuevo',state_id:47,lat:0.0, lng:0.0, zoom:0.0}," table:formula="of:=&quot;{id:&quot;&amp;[Ciudad.A685]&amp;&quot;,name:'&quot;&amp;[Ciudad.B685]&amp;&quot;',state_id:&quot;&amp;[Ciudad.C685]&amp;&quot;,lat:0.0, lng:0.0, zoom:0.0},&quot;" table:style-name="ce1">
            <text:p>{id:47745,name:'Sitionuevo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798,name:'Tenerife',state_id:47,lat:0.0, lng:0.0, zoom:0.0}," table:formula="of:=&quot;{id:&quot;&amp;[Ciudad.A686]&amp;&quot;,name:'&quot;&amp;[Ciudad.B686]&amp;&quot;',state_id:&quot;&amp;[Ciudad.C686]&amp;&quot;,lat:0.0, lng:0.0, zoom:0.0},&quot;" table:style-name="ce1">
            <text:p>{id:47798,name:'Tenerife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960,name:'Zapayán',state_id:47,lat:0.0, lng:0.0, zoom:0.0}," table:formula="of:=&quot;{id:&quot;&amp;[Ciudad.A687]&amp;&quot;,name:'&quot;&amp;[Ciudad.B687]&amp;&quot;',state_id:&quot;&amp;[Ciudad.C687]&amp;&quot;,lat:0.0, lng:0.0, zoom:0.0},&quot;" table:style-name="ce1">
            <text:p>{id:47960,name:'Zapayán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47980,name:'Zona Bananera',state_id:47,lat:0.0, lng:0.0, zoom:0.0}," table:formula="of:=&quot;{id:&quot;&amp;[Ciudad.A688]&amp;&quot;,name:'&quot;&amp;[Ciudad.B688]&amp;&quot;',state_id:&quot;&amp;[Ciudad.C688]&amp;&quot;,lat:0.0, lng:0.0, zoom:0.0},&quot;" table:style-name="ce1">
            <text:p>{id:47980,name:'Zona Bananera',state_id:4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001,name:'Villavicencio',state_id:50,lat:0.0, lng:0.0, zoom:0.0}," table:formula="of:=&quot;{id:&quot;&amp;[Ciudad.A689]&amp;&quot;,name:'&quot;&amp;[Ciudad.B689]&amp;&quot;',state_id:&quot;&amp;[Ciudad.C689]&amp;&quot;,lat:0.0, lng:0.0, zoom:0.0},&quot;" table:style-name="ce1">
            <text:p>{id:50001,name:'Villavicencio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006,name:'Acacias',state_id:50,lat:0.0, lng:0.0, zoom:0.0}," table:formula="of:=&quot;{id:&quot;&amp;[Ciudad.A690]&amp;&quot;,name:'&quot;&amp;[Ciudad.B690]&amp;&quot;',state_id:&quot;&amp;[Ciudad.C690]&amp;&quot;,lat:0.0, lng:0.0, zoom:0.0},&quot;" table:style-name="ce1">
            <text:p>{id:50006,name:'Acacias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110,name:'Barranca de Upía',state_id:50,lat:0.0, lng:0.0, zoom:0.0}," table:formula="of:=&quot;{id:&quot;&amp;[Ciudad.A691]&amp;&quot;,name:'&quot;&amp;[Ciudad.B691]&amp;&quot;',state_id:&quot;&amp;[Ciudad.C691]&amp;&quot;,lat:0.0, lng:0.0, zoom:0.0},&quot;" table:style-name="ce1">
            <text:p>{id:50110,name:'Barranca de Upía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124,name:'Cabuyaro',state_id:50,lat:0.0, lng:0.0, zoom:0.0}," table:formula="of:=&quot;{id:&quot;&amp;[Ciudad.A692]&amp;&quot;,name:'&quot;&amp;[Ciudad.B692]&amp;&quot;',state_id:&quot;&amp;[Ciudad.C692]&amp;&quot;,lat:0.0, lng:0.0, zoom:0.0},&quot;" table:style-name="ce1">
            <text:p>{id:50124,name:'Cabuyaro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150,name:'Castilla la Nueva',state_id:50,lat:0.0, lng:0.0, zoom:0.0}," table:formula="of:=&quot;{id:&quot;&amp;[Ciudad.A693]&amp;&quot;,name:'&quot;&amp;[Ciudad.B693]&amp;&quot;',state_id:&quot;&amp;[Ciudad.C693]&amp;&quot;,lat:0.0, lng:0.0, zoom:0.0},&quot;" table:style-name="ce1">
            <text:p>{id:50150,name:'Castilla la Nueva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223,name:'Cubarral',state_id:50,lat:0.0, lng:0.0, zoom:0.0}," table:formula="of:=&quot;{id:&quot;&amp;[Ciudad.A694]&amp;&quot;,name:'&quot;&amp;[Ciudad.B694]&amp;&quot;',state_id:&quot;&amp;[Ciudad.C694]&amp;&quot;,lat:0.0, lng:0.0, zoom:0.0},&quot;" table:style-name="ce1">
            <text:p>{id:50223,name:'Cubarral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226,name:'Cumaral',state_id:50,lat:0.0, lng:0.0, zoom:0.0}," table:formula="of:=&quot;{id:&quot;&amp;[Ciudad.A695]&amp;&quot;,name:'&quot;&amp;[Ciudad.B695]&amp;&quot;',state_id:&quot;&amp;[Ciudad.C695]&amp;&quot;,lat:0.0, lng:0.0, zoom:0.0},&quot;" table:style-name="ce1">
            <text:p>{id:50226,name:'Cumaral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245,name:'El Calvario',state_id:50,lat:0.0, lng:0.0, zoom:0.0}," table:formula="of:=&quot;{id:&quot;&amp;[Ciudad.A696]&amp;&quot;,name:'&quot;&amp;[Ciudad.B696]&amp;&quot;',state_id:&quot;&amp;[Ciudad.C696]&amp;&quot;,lat:0.0, lng:0.0, zoom:0.0},&quot;" table:style-name="ce1">
            <text:p>{id:50245,name:'El Calvario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251,name:'El Castillo',state_id:50,lat:0.0, lng:0.0, zoom:0.0}," table:formula="of:=&quot;{id:&quot;&amp;[Ciudad.A697]&amp;&quot;,name:'&quot;&amp;[Ciudad.B697]&amp;&quot;',state_id:&quot;&amp;[Ciudad.C697]&amp;&quot;,lat:0.0, lng:0.0, zoom:0.0},&quot;" table:style-name="ce1">
            <text:p>{id:50251,name:'El Castillo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270,name:'El Dorado',state_id:50,lat:0.0, lng:0.0, zoom:0.0}," table:formula="of:=&quot;{id:&quot;&amp;[Ciudad.A698]&amp;&quot;,name:'&quot;&amp;[Ciudad.B698]&amp;&quot;',state_id:&quot;&amp;[Ciudad.C698]&amp;&quot;,lat:0.0, lng:0.0, zoom:0.0},&quot;" table:style-name="ce1">
            <text:p>{id:50270,name:'El Dorado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287,name:'Fuente de Oro',state_id:50,lat:0.0, lng:0.0, zoom:0.0}," table:formula="of:=&quot;{id:&quot;&amp;[Ciudad.A699]&amp;&quot;,name:'&quot;&amp;[Ciudad.B699]&amp;&quot;',state_id:&quot;&amp;[Ciudad.C699]&amp;&quot;,lat:0.0, lng:0.0, zoom:0.0},&quot;" table:style-name="ce1">
            <text:p>{id:50287,name:'Fuente de Oro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313,name:'Granada',state_id:50,lat:0.0, lng:0.0, zoom:0.0}," table:formula="of:=&quot;{id:&quot;&amp;[Ciudad.A700]&amp;&quot;,name:'&quot;&amp;[Ciudad.B700]&amp;&quot;',state_id:&quot;&amp;[Ciudad.C700]&amp;&quot;,lat:0.0, lng:0.0, zoom:0.0},&quot;" table:style-name="ce1">
            <text:p>{id:50313,name:'Granada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318,name:'Guamal',state_id:50,lat:0.0, lng:0.0, zoom:0.0}," table:formula="of:=&quot;{id:&quot;&amp;[Ciudad.A701]&amp;&quot;,name:'&quot;&amp;[Ciudad.B701]&amp;&quot;',state_id:&quot;&amp;[Ciudad.C701]&amp;&quot;,lat:0.0, lng:0.0, zoom:0.0},&quot;" table:style-name="ce1">
            <text:p>{id:50318,name:'Guamal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325,name:'Mapiripán',state_id:50,lat:0.0, lng:0.0, zoom:0.0}," table:formula="of:=&quot;{id:&quot;&amp;[Ciudad.A702]&amp;&quot;,name:'&quot;&amp;[Ciudad.B702]&amp;&quot;',state_id:&quot;&amp;[Ciudad.C702]&amp;&quot;,lat:0.0, lng:0.0, zoom:0.0},&quot;" table:style-name="ce1">
            <text:p>{id:50325,name:'Mapiripán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330,name:'Mesetas',state_id:50,lat:0.0, lng:0.0, zoom:0.0}," table:formula="of:=&quot;{id:&quot;&amp;[Ciudad.A703]&amp;&quot;,name:'&quot;&amp;[Ciudad.B703]&amp;&quot;',state_id:&quot;&amp;[Ciudad.C703]&amp;&quot;,lat:0.0, lng:0.0, zoom:0.0},&quot;" table:style-name="ce1">
            <text:p>{id:50330,name:'Mesetas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350,name:'La Macarena',state_id:50,lat:0.0, lng:0.0, zoom:0.0}," table:formula="of:=&quot;{id:&quot;&amp;[Ciudad.A704]&amp;&quot;,name:'&quot;&amp;[Ciudad.B704]&amp;&quot;',state_id:&quot;&amp;[Ciudad.C704]&amp;&quot;,lat:0.0, lng:0.0, zoom:0.0},&quot;" table:style-name="ce1">
            <text:p>{id:50350,name:'La Macarena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370,name:'Uribe',state_id:50,lat:0.0, lng:0.0, zoom:0.0}," table:formula="of:=&quot;{id:&quot;&amp;[Ciudad.A705]&amp;&quot;,name:'&quot;&amp;[Ciudad.B705]&amp;&quot;',state_id:&quot;&amp;[Ciudad.C705]&amp;&quot;,lat:0.0, lng:0.0, zoom:0.0},&quot;" table:style-name="ce1">
            <text:p>{id:50370,name:'Uribe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400,name:'Lejanías',state_id:50,lat:0.0, lng:0.0, zoom:0.0}," table:formula="of:=&quot;{id:&quot;&amp;[Ciudad.A706]&amp;&quot;,name:'&quot;&amp;[Ciudad.B706]&amp;&quot;',state_id:&quot;&amp;[Ciudad.C706]&amp;&quot;,lat:0.0, lng:0.0, zoom:0.0},&quot;" table:style-name="ce1">
            <text:p>{id:50400,name:'Lejanías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450,name:'Puerto Concordia',state_id:50,lat:0.0, lng:0.0, zoom:0.0}," table:formula="of:=&quot;{id:&quot;&amp;[Ciudad.A707]&amp;&quot;,name:'&quot;&amp;[Ciudad.B707]&amp;&quot;',state_id:&quot;&amp;[Ciudad.C707]&amp;&quot;,lat:0.0, lng:0.0, zoom:0.0},&quot;" table:style-name="ce1">
            <text:p>{id:50450,name:'Puerto Concordia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568,name:'Puerto Gaitán',state_id:50,lat:0.0, lng:0.0, zoom:0.0}," table:formula="of:=&quot;{id:&quot;&amp;[Ciudad.A708]&amp;&quot;,name:'&quot;&amp;[Ciudad.B708]&amp;&quot;',state_id:&quot;&amp;[Ciudad.C708]&amp;&quot;,lat:0.0, lng:0.0, zoom:0.0},&quot;" table:style-name="ce1">
            <text:p>{id:50568,name:'Puerto Gaitán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573,name:'Puerto López',state_id:50,lat:0.0, lng:0.0, zoom:0.0}," table:formula="of:=&quot;{id:&quot;&amp;[Ciudad.A709]&amp;&quot;,name:'&quot;&amp;[Ciudad.B709]&amp;&quot;',state_id:&quot;&amp;[Ciudad.C709]&amp;&quot;,lat:0.0, lng:0.0, zoom:0.0},&quot;" table:style-name="ce1">
            <text:p>{id:50573,name:'Puerto López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577,name:'Puerto Lleras',state_id:50,lat:0.0, lng:0.0, zoom:0.0}," table:formula="of:=&quot;{id:&quot;&amp;[Ciudad.A710]&amp;&quot;,name:'&quot;&amp;[Ciudad.B710]&amp;&quot;',state_id:&quot;&amp;[Ciudad.C710]&amp;&quot;,lat:0.0, lng:0.0, zoom:0.0},&quot;" table:style-name="ce1">
            <text:p>{id:50577,name:'Puerto Lleras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590,name:'Puerto Rico',state_id:50,lat:0.0, lng:0.0, zoom:0.0}," table:formula="of:=&quot;{id:&quot;&amp;[Ciudad.A711]&amp;&quot;,name:'&quot;&amp;[Ciudad.B711]&amp;&quot;',state_id:&quot;&amp;[Ciudad.C711]&amp;&quot;,lat:0.0, lng:0.0, zoom:0.0},&quot;" table:style-name="ce1">
            <text:p>{id:50590,name:'Puerto Rico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606,name:'Restrepo',state_id:50,lat:0.0, lng:0.0, zoom:0.0}," table:formula="of:=&quot;{id:&quot;&amp;[Ciudad.A712]&amp;&quot;,name:'&quot;&amp;[Ciudad.B712]&amp;&quot;',state_id:&quot;&amp;[Ciudad.C712]&amp;&quot;,lat:0.0, lng:0.0, zoom:0.0},&quot;" table:style-name="ce1">
            <text:p>{id:50606,name:'Restrepo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680,name:'San Carlos de Guaroa',state_id:50,lat:0.0, lng:0.0, zoom:0.0}," table:formula="of:=&quot;{id:&quot;&amp;[Ciudad.A713]&amp;&quot;,name:'&quot;&amp;[Ciudad.B713]&amp;&quot;',state_id:&quot;&amp;[Ciudad.C713]&amp;&quot;,lat:0.0, lng:0.0, zoom:0.0},&quot;" table:style-name="ce1">
            <text:p>{id:50680,name:'San Carlos de Guaroa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683,name:'San Juan de Arama',state_id:50,lat:0.0, lng:0.0, zoom:0.0}," table:formula="of:=&quot;{id:&quot;&amp;[Ciudad.A714]&amp;&quot;,name:'&quot;&amp;[Ciudad.B714]&amp;&quot;',state_id:&quot;&amp;[Ciudad.C714]&amp;&quot;,lat:0.0, lng:0.0, zoom:0.0},&quot;" table:style-name="ce1">
            <text:p>{id:50683,name:'San Juan de Arama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686,name:'San Juanito',state_id:50,lat:0.0, lng:0.0, zoom:0.0}," table:formula="of:=&quot;{id:&quot;&amp;[Ciudad.A715]&amp;&quot;,name:'&quot;&amp;[Ciudad.B715]&amp;&quot;',state_id:&quot;&amp;[Ciudad.C715]&amp;&quot;,lat:0.0, lng:0.0, zoom:0.0},&quot;" table:style-name="ce1">
            <text:p>{id:50686,name:'San Juanito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689,name:'San Martín',state_id:50,lat:0.0, lng:0.0, zoom:0.0}," table:formula="of:=&quot;{id:&quot;&amp;[Ciudad.A716]&amp;&quot;,name:'&quot;&amp;[Ciudad.B716]&amp;&quot;',state_id:&quot;&amp;[Ciudad.C716]&amp;&quot;,lat:0.0, lng:0.0, zoom:0.0},&quot;" table:style-name="ce1">
            <text:p>{id:50689,name:'San Martín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0711,name:'Vista Hermosa',state_id:50,lat:0.0, lng:0.0, zoom:0.0}," table:formula="of:=&quot;{id:&quot;&amp;[Ciudad.A717]&amp;&quot;,name:'&quot;&amp;[Ciudad.B717]&amp;&quot;',state_id:&quot;&amp;[Ciudad.C717]&amp;&quot;,lat:0.0, lng:0.0, zoom:0.0},&quot;" table:style-name="ce1">
            <text:p>{id:50711,name:'Vista Hermosa',state_id:5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001,name:'Pasto',state_id:52,lat:0.0, lng:0.0, zoom:0.0}," table:formula="of:=&quot;{id:&quot;&amp;[Ciudad.A718]&amp;&quot;,name:'&quot;&amp;[Ciudad.B718]&amp;&quot;',state_id:&quot;&amp;[Ciudad.C718]&amp;&quot;,lat:0.0, lng:0.0, zoom:0.0},&quot;" table:style-name="ce1">
            <text:p>{id:52001,name:'Pasto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019,name:'Albán',state_id:52,lat:0.0, lng:0.0, zoom:0.0}," table:formula="of:=&quot;{id:&quot;&amp;[Ciudad.A719]&amp;&quot;,name:'&quot;&amp;[Ciudad.B719]&amp;&quot;',state_id:&quot;&amp;[Ciudad.C719]&amp;&quot;,lat:0.0, lng:0.0, zoom:0.0},&quot;" table:style-name="ce1">
            <text:p>{id:52019,name:'Albán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022,name:'Aldana',state_id:52,lat:0.0, lng:0.0, zoom:0.0}," table:formula="of:=&quot;{id:&quot;&amp;[Ciudad.A720]&amp;&quot;,name:'&quot;&amp;[Ciudad.B720]&amp;&quot;',state_id:&quot;&amp;[Ciudad.C720]&amp;&quot;,lat:0.0, lng:0.0, zoom:0.0},&quot;" table:style-name="ce1">
            <text:p>{id:52022,name:'Aldana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036,name:'Ancuyá',state_id:52,lat:0.0, lng:0.0, zoom:0.0}," table:formula="of:=&quot;{id:&quot;&amp;[Ciudad.A721]&amp;&quot;,name:'&quot;&amp;[Ciudad.B721]&amp;&quot;',state_id:&quot;&amp;[Ciudad.C721]&amp;&quot;,lat:0.0, lng:0.0, zoom:0.0},&quot;" table:style-name="ce1">
            <text:p>{id:52036,name:'Ancuyá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051,name:'Arboleda',state_id:52,lat:0.0, lng:0.0, zoom:0.0}," table:formula="of:=&quot;{id:&quot;&amp;[Ciudad.A722]&amp;&quot;,name:'&quot;&amp;[Ciudad.B722]&amp;&quot;',state_id:&quot;&amp;[Ciudad.C722]&amp;&quot;,lat:0.0, lng:0.0, zoom:0.0},&quot;" table:style-name="ce1">
            <text:p>{id:52051,name:'Arboleda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079,name:'Barbacoas',state_id:52,lat:0.0, lng:0.0, zoom:0.0}," table:formula="of:=&quot;{id:&quot;&amp;[Ciudad.A723]&amp;&quot;,name:'&quot;&amp;[Ciudad.B723]&amp;&quot;',state_id:&quot;&amp;[Ciudad.C723]&amp;&quot;,lat:0.0, lng:0.0, zoom:0.0},&quot;" table:style-name="ce1">
            <text:p>{id:52079,name:'Barbacoas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083,name:'Belén',state_id:52,lat:0.0, lng:0.0, zoom:0.0}," table:formula="of:=&quot;{id:&quot;&amp;[Ciudad.A724]&amp;&quot;,name:'&quot;&amp;[Ciudad.B724]&amp;&quot;',state_id:&quot;&amp;[Ciudad.C724]&amp;&quot;,lat:0.0, lng:0.0, zoom:0.0},&quot;" table:style-name="ce1">
            <text:p>{id:52083,name:'Belén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110,name:'Buesaco',state_id:52,lat:0.0, lng:0.0, zoom:0.0}," table:formula="of:=&quot;{id:&quot;&amp;[Ciudad.A725]&amp;&quot;,name:'&quot;&amp;[Ciudad.B725]&amp;&quot;',state_id:&quot;&amp;[Ciudad.C725]&amp;&quot;,lat:0.0, lng:0.0, zoom:0.0},&quot;" table:style-name="ce1">
            <text:p>{id:52110,name:'Buesaco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203,name:'Colón',state_id:52,lat:0.0, lng:0.0, zoom:0.0}," table:formula="of:=&quot;{id:&quot;&amp;[Ciudad.A726]&amp;&quot;,name:'&quot;&amp;[Ciudad.B726]&amp;&quot;',state_id:&quot;&amp;[Ciudad.C726]&amp;&quot;,lat:0.0, lng:0.0, zoom:0.0},&quot;" table:style-name="ce1">
            <text:p>{id:52203,name:'Colón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207,name:'Consaca',state_id:52,lat:0.0, lng:0.0, zoom:0.0}," table:formula="of:=&quot;{id:&quot;&amp;[Ciudad.A727]&amp;&quot;,name:'&quot;&amp;[Ciudad.B727]&amp;&quot;',state_id:&quot;&amp;[Ciudad.C727]&amp;&quot;,lat:0.0, lng:0.0, zoom:0.0},&quot;" table:style-name="ce1">
            <text:p>{id:52207,name:'Consaca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210,name:'Contadero',state_id:52,lat:0.0, lng:0.0, zoom:0.0}," table:formula="of:=&quot;{id:&quot;&amp;[Ciudad.A728]&amp;&quot;,name:'&quot;&amp;[Ciudad.B728]&amp;&quot;',state_id:&quot;&amp;[Ciudad.C728]&amp;&quot;,lat:0.0, lng:0.0, zoom:0.0},&quot;" table:style-name="ce1">
            <text:p>{id:52210,name:'Contadero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215,name:'Córdoba',state_id:52,lat:0.0, lng:0.0, zoom:0.0}," table:formula="of:=&quot;{id:&quot;&amp;[Ciudad.A729]&amp;&quot;,name:'&quot;&amp;[Ciudad.B729]&amp;&quot;',state_id:&quot;&amp;[Ciudad.C729]&amp;&quot;,lat:0.0, lng:0.0, zoom:0.0},&quot;" table:style-name="ce1">
            <text:p>{id:52215,name:'Córdoba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224,name:'Cuaspud',state_id:52,lat:0.0, lng:0.0, zoom:0.0}," table:formula="of:=&quot;{id:&quot;&amp;[Ciudad.A730]&amp;&quot;,name:'&quot;&amp;[Ciudad.B730]&amp;&quot;',state_id:&quot;&amp;[Ciudad.C730]&amp;&quot;,lat:0.0, lng:0.0, zoom:0.0},&quot;" table:style-name="ce1">
            <text:p>{id:52224,name:'Cuaspud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227,name:'Cumbal',state_id:52,lat:0.0, lng:0.0, zoom:0.0}," table:formula="of:=&quot;{id:&quot;&amp;[Ciudad.A731]&amp;&quot;,name:'&quot;&amp;[Ciudad.B731]&amp;&quot;',state_id:&quot;&amp;[Ciudad.C731]&amp;&quot;,lat:0.0, lng:0.0, zoom:0.0},&quot;" table:style-name="ce1">
            <text:p>{id:52227,name:'Cumbal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233,name:'Cumbitara',state_id:52,lat:0.0, lng:0.0, zoom:0.0}," table:formula="of:=&quot;{id:&quot;&amp;[Ciudad.A732]&amp;&quot;,name:'&quot;&amp;[Ciudad.B732]&amp;&quot;',state_id:&quot;&amp;[Ciudad.C732]&amp;&quot;,lat:0.0, lng:0.0, zoom:0.0},&quot;" table:style-name="ce1">
            <text:p>{id:52233,name:'Cumbitara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240,name:'Chachagüí',state_id:52,lat:0.0, lng:0.0, zoom:0.0}," table:formula="of:=&quot;{id:&quot;&amp;[Ciudad.A733]&amp;&quot;,name:'&quot;&amp;[Ciudad.B733]&amp;&quot;',state_id:&quot;&amp;[Ciudad.C733]&amp;&quot;,lat:0.0, lng:0.0, zoom:0.0},&quot;" table:style-name="ce1">
            <text:p>{id:52240,name:'Chachagüí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250,name:'El Charco',state_id:52,lat:0.0, lng:0.0, zoom:0.0}," table:formula="of:=&quot;{id:&quot;&amp;[Ciudad.A734]&amp;&quot;,name:'&quot;&amp;[Ciudad.B734]&amp;&quot;',state_id:&quot;&amp;[Ciudad.C734]&amp;&quot;,lat:0.0, lng:0.0, zoom:0.0},&quot;" table:style-name="ce1">
            <text:p>{id:52250,name:'El Charco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254,name:'El Peñol',state_id:52,lat:0.0, lng:0.0, zoom:0.0}," table:formula="of:=&quot;{id:&quot;&amp;[Ciudad.A735]&amp;&quot;,name:'&quot;&amp;[Ciudad.B735]&amp;&quot;',state_id:&quot;&amp;[Ciudad.C735]&amp;&quot;,lat:0.0, lng:0.0, zoom:0.0},&quot;" table:style-name="ce1">
            <text:p>{id:52254,name:'El Peñol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256,name:'El Rosario',state_id:52,lat:0.0, lng:0.0, zoom:0.0}," table:formula="of:=&quot;{id:&quot;&amp;[Ciudad.A736]&amp;&quot;,name:'&quot;&amp;[Ciudad.B736]&amp;&quot;',state_id:&quot;&amp;[Ciudad.C736]&amp;&quot;,lat:0.0, lng:0.0, zoom:0.0},&quot;" table:style-name="ce1">
            <text:p>{id:52256,name:'El Rosario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258,name:'El Tablón de Gómez',state_id:52,lat:0.0, lng:0.0, zoom:0.0}," table:formula="of:=&quot;{id:&quot;&amp;[Ciudad.A737]&amp;&quot;,name:'&quot;&amp;[Ciudad.B737]&amp;&quot;',state_id:&quot;&amp;[Ciudad.C737]&amp;&quot;,lat:0.0, lng:0.0, zoom:0.0},&quot;" table:style-name="ce1">
            <text:p>{id:52258,name:'El Tablón de Gómez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260,name:'El Tambo',state_id:52,lat:0.0, lng:0.0, zoom:0.0}," table:formula="of:=&quot;{id:&quot;&amp;[Ciudad.A738]&amp;&quot;,name:'&quot;&amp;[Ciudad.B738]&amp;&quot;',state_id:&quot;&amp;[Ciudad.C738]&amp;&quot;,lat:0.0, lng:0.0, zoom:0.0},&quot;" table:style-name="ce1">
            <text:p>{id:52260,name:'El Tambo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287,name:'Funes',state_id:52,lat:0.0, lng:0.0, zoom:0.0}," table:formula="of:=&quot;{id:&quot;&amp;[Ciudad.A739]&amp;&quot;,name:'&quot;&amp;[Ciudad.B739]&amp;&quot;',state_id:&quot;&amp;[Ciudad.C739]&amp;&quot;,lat:0.0, lng:0.0, zoom:0.0},&quot;" table:style-name="ce1">
            <text:p>{id:52287,name:'Funes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317,name:'Guachucal',state_id:52,lat:0.0, lng:0.0, zoom:0.0}," table:formula="of:=&quot;{id:&quot;&amp;[Ciudad.A740]&amp;&quot;,name:'&quot;&amp;[Ciudad.B740]&amp;&quot;',state_id:&quot;&amp;[Ciudad.C740]&amp;&quot;,lat:0.0, lng:0.0, zoom:0.0},&quot;" table:style-name="ce1">
            <text:p>{id:52317,name:'Guachucal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320,name:'Guaitarilla',state_id:52,lat:0.0, lng:0.0, zoom:0.0}," table:formula="of:=&quot;{id:&quot;&amp;[Ciudad.A741]&amp;&quot;,name:'&quot;&amp;[Ciudad.B741]&amp;&quot;',state_id:&quot;&amp;[Ciudad.C741]&amp;&quot;,lat:0.0, lng:0.0, zoom:0.0},&quot;" table:style-name="ce1">
            <text:p>{id:52320,name:'Guaitarilla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323,name:'Gualmatán',state_id:52,lat:0.0, lng:0.0, zoom:0.0}," table:formula="of:=&quot;{id:&quot;&amp;[Ciudad.A742]&amp;&quot;,name:'&quot;&amp;[Ciudad.B742]&amp;&quot;',state_id:&quot;&amp;[Ciudad.C742]&amp;&quot;,lat:0.0, lng:0.0, zoom:0.0},&quot;" table:style-name="ce1">
            <text:p>{id:52323,name:'Gualmatán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352,name:'Iles',state_id:52,lat:0.0, lng:0.0, zoom:0.0}," table:formula="of:=&quot;{id:&quot;&amp;[Ciudad.A743]&amp;&quot;,name:'&quot;&amp;[Ciudad.B743]&amp;&quot;',state_id:&quot;&amp;[Ciudad.C743]&amp;&quot;,lat:0.0, lng:0.0, zoom:0.0},&quot;" table:style-name="ce1">
            <text:p>{id:52352,name:'Iles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354,name:'Imués',state_id:52,lat:0.0, lng:0.0, zoom:0.0}," table:formula="of:=&quot;{id:&quot;&amp;[Ciudad.A744]&amp;&quot;,name:'&quot;&amp;[Ciudad.B744]&amp;&quot;',state_id:&quot;&amp;[Ciudad.C744]&amp;&quot;,lat:0.0, lng:0.0, zoom:0.0},&quot;" table:style-name="ce1">
            <text:p>{id:52354,name:'Imués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356,name:'Ipiales',state_id:52,lat:0.0, lng:0.0, zoom:0.0}," table:formula="of:=&quot;{id:&quot;&amp;[Ciudad.A745]&amp;&quot;,name:'&quot;&amp;[Ciudad.B745]&amp;&quot;',state_id:&quot;&amp;[Ciudad.C745]&amp;&quot;,lat:0.0, lng:0.0, zoom:0.0},&quot;" table:style-name="ce1">
            <text:p>{id:52356,name:'Ipiales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378,name:'La Cruz',state_id:52,lat:0.0, lng:0.0, zoom:0.0}," table:formula="of:=&quot;{id:&quot;&amp;[Ciudad.A746]&amp;&quot;,name:'&quot;&amp;[Ciudad.B746]&amp;&quot;',state_id:&quot;&amp;[Ciudad.C746]&amp;&quot;,lat:0.0, lng:0.0, zoom:0.0},&quot;" table:style-name="ce1">
            <text:p>{id:52378,name:'La Cruz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381,name:'La Florida',state_id:52,lat:0.0, lng:0.0, zoom:0.0}," table:formula="of:=&quot;{id:&quot;&amp;[Ciudad.A747]&amp;&quot;,name:'&quot;&amp;[Ciudad.B747]&amp;&quot;',state_id:&quot;&amp;[Ciudad.C747]&amp;&quot;,lat:0.0, lng:0.0, zoom:0.0},&quot;" table:style-name="ce1">
            <text:p>{id:52381,name:'La Florida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385,name:'La Llanada',state_id:52,lat:0.0, lng:0.0, zoom:0.0}," table:formula="of:=&quot;{id:&quot;&amp;[Ciudad.A748]&amp;&quot;,name:'&quot;&amp;[Ciudad.B748]&amp;&quot;',state_id:&quot;&amp;[Ciudad.C748]&amp;&quot;,lat:0.0, lng:0.0, zoom:0.0},&quot;" table:style-name="ce1">
            <text:p>{id:52385,name:'La Llanada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390,name:'La Tola',state_id:52,lat:0.0, lng:0.0, zoom:0.0}," table:formula="of:=&quot;{id:&quot;&amp;[Ciudad.A749]&amp;&quot;,name:'&quot;&amp;[Ciudad.B749]&amp;&quot;',state_id:&quot;&amp;[Ciudad.C749]&amp;&quot;,lat:0.0, lng:0.0, zoom:0.0},&quot;" table:style-name="ce1">
            <text:p>{id:52390,name:'La Tola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399,name:'La Unión',state_id:52,lat:0.0, lng:0.0, zoom:0.0}," table:formula="of:=&quot;{id:&quot;&amp;[Ciudad.A750]&amp;&quot;,name:'&quot;&amp;[Ciudad.B750]&amp;&quot;',state_id:&quot;&amp;[Ciudad.C750]&amp;&quot;,lat:0.0, lng:0.0, zoom:0.0},&quot;" table:style-name="ce1">
            <text:p>{id:52399,name:'La Unión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405,name:'Leiva',state_id:52,lat:0.0, lng:0.0, zoom:0.0}," table:formula="of:=&quot;{id:&quot;&amp;[Ciudad.A751]&amp;&quot;,name:'&quot;&amp;[Ciudad.B751]&amp;&quot;',state_id:&quot;&amp;[Ciudad.C751]&amp;&quot;,lat:0.0, lng:0.0, zoom:0.0},&quot;" table:style-name="ce1">
            <text:p>{id:52405,name:'Leiva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411,name:'Linares',state_id:52,lat:0.0, lng:0.0, zoom:0.0}," table:formula="of:=&quot;{id:&quot;&amp;[Ciudad.A752]&amp;&quot;,name:'&quot;&amp;[Ciudad.B752]&amp;&quot;',state_id:&quot;&amp;[Ciudad.C752]&amp;&quot;,lat:0.0, lng:0.0, zoom:0.0},&quot;" table:style-name="ce1">
            <text:p>{id:52411,name:'Linares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418,name:'Los Andes',state_id:52,lat:0.0, lng:0.0, zoom:0.0}," table:formula="of:=&quot;{id:&quot;&amp;[Ciudad.A753]&amp;&quot;,name:'&quot;&amp;[Ciudad.B753]&amp;&quot;',state_id:&quot;&amp;[Ciudad.C753]&amp;&quot;,lat:0.0, lng:0.0, zoom:0.0},&quot;" table:style-name="ce1">
            <text:p>{id:52418,name:'Los Andes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427,name:'Magüí',state_id:52,lat:0.0, lng:0.0, zoom:0.0}," table:formula="of:=&quot;{id:&quot;&amp;[Ciudad.A754]&amp;&quot;,name:'&quot;&amp;[Ciudad.B754]&amp;&quot;',state_id:&quot;&amp;[Ciudad.C754]&amp;&quot;,lat:0.0, lng:0.0, zoom:0.0},&quot;" table:style-name="ce1">
            <text:p>{id:52427,name:'Magüí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435,name:'Mallama',state_id:52,lat:0.0, lng:0.0, zoom:0.0}," table:formula="of:=&quot;{id:&quot;&amp;[Ciudad.A755]&amp;&quot;,name:'&quot;&amp;[Ciudad.B755]&amp;&quot;',state_id:&quot;&amp;[Ciudad.C755]&amp;&quot;,lat:0.0, lng:0.0, zoom:0.0},&quot;" table:style-name="ce1">
            <text:p>{id:52435,name:'Mallama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473,name:'Mosquera',state_id:52,lat:0.0, lng:0.0, zoom:0.0}," table:formula="of:=&quot;{id:&quot;&amp;[Ciudad.A756]&amp;&quot;,name:'&quot;&amp;[Ciudad.B756]&amp;&quot;',state_id:&quot;&amp;[Ciudad.C756]&amp;&quot;,lat:0.0, lng:0.0, zoom:0.0},&quot;" table:style-name="ce1">
            <text:p>{id:52473,name:'Mosquera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480,name:'Nariño',state_id:52,lat:0.0, lng:0.0, zoom:0.0}," table:formula="of:=&quot;{id:&quot;&amp;[Ciudad.A757]&amp;&quot;,name:'&quot;&amp;[Ciudad.B757]&amp;&quot;',state_id:&quot;&amp;[Ciudad.C757]&amp;&quot;,lat:0.0, lng:0.0, zoom:0.0},&quot;" table:style-name="ce1">
            <text:p>{id:52480,name:'Nariño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490,name:'Olaya Herrera',state_id:52,lat:0.0, lng:0.0, zoom:0.0}," table:formula="of:=&quot;{id:&quot;&amp;[Ciudad.A758]&amp;&quot;,name:'&quot;&amp;[Ciudad.B758]&amp;&quot;',state_id:&quot;&amp;[Ciudad.C758]&amp;&quot;,lat:0.0, lng:0.0, zoom:0.0},&quot;" table:style-name="ce1">
            <text:p>{id:52490,name:'Olaya Herrera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506,name:'Ospina',state_id:52,lat:0.0, lng:0.0, zoom:0.0}," table:formula="of:=&quot;{id:&quot;&amp;[Ciudad.A759]&amp;&quot;,name:'&quot;&amp;[Ciudad.B759]&amp;&quot;',state_id:&quot;&amp;[Ciudad.C759]&amp;&quot;,lat:0.0, lng:0.0, zoom:0.0},&quot;" table:style-name="ce1">
            <text:p>{id:52506,name:'Ospina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520,name:'Francisco Pizarro',state_id:52,lat:0.0, lng:0.0, zoom:0.0}," table:formula="of:=&quot;{id:&quot;&amp;[Ciudad.A760]&amp;&quot;,name:'&quot;&amp;[Ciudad.B760]&amp;&quot;',state_id:&quot;&amp;[Ciudad.C760]&amp;&quot;,lat:0.0, lng:0.0, zoom:0.0},&quot;" table:style-name="ce1">
            <text:p>{id:52520,name:'Francisco Pizarro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540,name:'Policarpa',state_id:52,lat:0.0, lng:0.0, zoom:0.0}," table:formula="of:=&quot;{id:&quot;&amp;[Ciudad.A761]&amp;&quot;,name:'&quot;&amp;[Ciudad.B761]&amp;&quot;',state_id:&quot;&amp;[Ciudad.C761]&amp;&quot;,lat:0.0, lng:0.0, zoom:0.0},&quot;" table:style-name="ce1">
            <text:p>{id:52540,name:'Policarpa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560,name:'Potosí',state_id:52,lat:0.0, lng:0.0, zoom:0.0}," table:formula="of:=&quot;{id:&quot;&amp;[Ciudad.A762]&amp;&quot;,name:'&quot;&amp;[Ciudad.B762]&amp;&quot;',state_id:&quot;&amp;[Ciudad.C762]&amp;&quot;,lat:0.0, lng:0.0, zoom:0.0},&quot;" table:style-name="ce1">
            <text:p>{id:52560,name:'Potosí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565,name:'Providencia',state_id:52,lat:0.0, lng:0.0, zoom:0.0}," table:formula="of:=&quot;{id:&quot;&amp;[Ciudad.A763]&amp;&quot;,name:'&quot;&amp;[Ciudad.B763]&amp;&quot;',state_id:&quot;&amp;[Ciudad.C763]&amp;&quot;,lat:0.0, lng:0.0, zoom:0.0},&quot;" table:style-name="ce1">
            <text:p>{id:52565,name:'Providencia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573,name:'Puerres',state_id:52,lat:0.0, lng:0.0, zoom:0.0}," table:formula="of:=&quot;{id:&quot;&amp;[Ciudad.A764]&amp;&quot;,name:'&quot;&amp;[Ciudad.B764]&amp;&quot;',state_id:&quot;&amp;[Ciudad.C764]&amp;&quot;,lat:0.0, lng:0.0, zoom:0.0},&quot;" table:style-name="ce1">
            <text:p>{id:52573,name:'Puerres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585,name:'Pupiales',state_id:52,lat:0.0, lng:0.0, zoom:0.0}," table:formula="of:=&quot;{id:&quot;&amp;[Ciudad.A765]&amp;&quot;,name:'&quot;&amp;[Ciudad.B765]&amp;&quot;',state_id:&quot;&amp;[Ciudad.C765]&amp;&quot;,lat:0.0, lng:0.0, zoom:0.0},&quot;" table:style-name="ce1">
            <text:p>{id:52585,name:'Pupiales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612,name:'Ricaurte',state_id:52,lat:0.0, lng:0.0, zoom:0.0}," table:formula="of:=&quot;{id:&quot;&amp;[Ciudad.A766]&amp;&quot;,name:'&quot;&amp;[Ciudad.B766]&amp;&quot;',state_id:&quot;&amp;[Ciudad.C766]&amp;&quot;,lat:0.0, lng:0.0, zoom:0.0},&quot;" table:style-name="ce1">
            <text:p>{id:52612,name:'Ricaurte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621,name:'Roberto Payán',state_id:52,lat:0.0, lng:0.0, zoom:0.0}," table:formula="of:=&quot;{id:&quot;&amp;[Ciudad.A767]&amp;&quot;,name:'&quot;&amp;[Ciudad.B767]&amp;&quot;',state_id:&quot;&amp;[Ciudad.C767]&amp;&quot;,lat:0.0, lng:0.0, zoom:0.0},&quot;" table:style-name="ce1">
            <text:p>{id:52621,name:'Roberto Payán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678,name:'Samaniego',state_id:52,lat:0.0, lng:0.0, zoom:0.0}," table:formula="of:=&quot;{id:&quot;&amp;[Ciudad.A768]&amp;&quot;,name:'&quot;&amp;[Ciudad.B768]&amp;&quot;',state_id:&quot;&amp;[Ciudad.C768]&amp;&quot;,lat:0.0, lng:0.0, zoom:0.0},&quot;" table:style-name="ce1">
            <text:p>{id:52678,name:'Samaniego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683,name:'Sandoná',state_id:52,lat:0.0, lng:0.0, zoom:0.0}," table:formula="of:=&quot;{id:&quot;&amp;[Ciudad.A769]&amp;&quot;,name:'&quot;&amp;[Ciudad.B769]&amp;&quot;',state_id:&quot;&amp;[Ciudad.C769]&amp;&quot;,lat:0.0, lng:0.0, zoom:0.0},&quot;" table:style-name="ce1">
            <text:p>{id:52683,name:'Sandoná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685,name:'San Bernardo',state_id:52,lat:0.0, lng:0.0, zoom:0.0}," table:formula="of:=&quot;{id:&quot;&amp;[Ciudad.A770]&amp;&quot;,name:'&quot;&amp;[Ciudad.B770]&amp;&quot;',state_id:&quot;&amp;[Ciudad.C770]&amp;&quot;,lat:0.0, lng:0.0, zoom:0.0},&quot;" table:style-name="ce1">
            <text:p>{id:52685,name:'San Bernardo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687,name:'San Lorenzo',state_id:52,lat:0.0, lng:0.0, zoom:0.0}," table:formula="of:=&quot;{id:&quot;&amp;[Ciudad.A771]&amp;&quot;,name:'&quot;&amp;[Ciudad.B771]&amp;&quot;',state_id:&quot;&amp;[Ciudad.C771]&amp;&quot;,lat:0.0, lng:0.0, zoom:0.0},&quot;" table:style-name="ce1">
            <text:p>{id:52687,name:'San Lorenzo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693,name:'San Pablo',state_id:52,lat:0.0, lng:0.0, zoom:0.0}," table:formula="of:=&quot;{id:&quot;&amp;[Ciudad.A772]&amp;&quot;,name:'&quot;&amp;[Ciudad.B772]&amp;&quot;',state_id:&quot;&amp;[Ciudad.C772]&amp;&quot;,lat:0.0, lng:0.0, zoom:0.0},&quot;" table:style-name="ce1">
            <text:p>{id:52693,name:'San Pablo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694,name:'San Pedro de Cartago',state_id:52,lat:0.0, lng:0.0, zoom:0.0}," table:formula="of:=&quot;{id:&quot;&amp;[Ciudad.A773]&amp;&quot;,name:'&quot;&amp;[Ciudad.B773]&amp;&quot;',state_id:&quot;&amp;[Ciudad.C773]&amp;&quot;,lat:0.0, lng:0.0, zoom:0.0},&quot;" table:style-name="ce1">
            <text:p>{id:52694,name:'San Pedro de Cartago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696,name:'Santa Bárbara',state_id:52,lat:0.0, lng:0.0, zoom:0.0}," table:formula="of:=&quot;{id:&quot;&amp;[Ciudad.A774]&amp;&quot;,name:'&quot;&amp;[Ciudad.B774]&amp;&quot;',state_id:&quot;&amp;[Ciudad.C774]&amp;&quot;,lat:0.0, lng:0.0, zoom:0.0},&quot;" table:style-name="ce1">
            <text:p>{id:52696,name:'Santa Bárbara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699,name:'Santacruz',state_id:52,lat:0.0, lng:0.0, zoom:0.0}," table:formula="of:=&quot;{id:&quot;&amp;[Ciudad.A775]&amp;&quot;,name:'&quot;&amp;[Ciudad.B775]&amp;&quot;',state_id:&quot;&amp;[Ciudad.C775]&amp;&quot;,lat:0.0, lng:0.0, zoom:0.0},&quot;" table:style-name="ce1">
            <text:p>{id:52699,name:'Santacruz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720,name:'Sapuyes',state_id:52,lat:0.0, lng:0.0, zoom:0.0}," table:formula="of:=&quot;{id:&quot;&amp;[Ciudad.A776]&amp;&quot;,name:'&quot;&amp;[Ciudad.B776]&amp;&quot;',state_id:&quot;&amp;[Ciudad.C776]&amp;&quot;,lat:0.0, lng:0.0, zoom:0.0},&quot;" table:style-name="ce1">
            <text:p>{id:52720,name:'Sapuyes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786,name:'Taminango',state_id:52,lat:0.0, lng:0.0, zoom:0.0}," table:formula="of:=&quot;{id:&quot;&amp;[Ciudad.A777]&amp;&quot;,name:'&quot;&amp;[Ciudad.B777]&amp;&quot;',state_id:&quot;&amp;[Ciudad.C777]&amp;&quot;,lat:0.0, lng:0.0, zoom:0.0},&quot;" table:style-name="ce1">
            <text:p>{id:52786,name:'Taminango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788,name:'Tangua',state_id:52,lat:0.0, lng:0.0, zoom:0.0}," table:formula="of:=&quot;{id:&quot;&amp;[Ciudad.A778]&amp;&quot;,name:'&quot;&amp;[Ciudad.B778]&amp;&quot;',state_id:&quot;&amp;[Ciudad.C778]&amp;&quot;,lat:0.0, lng:0.0, zoom:0.0},&quot;" table:style-name="ce1">
            <text:p>{id:52788,name:'Tangua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835,name:'San Andrés de Tumaco',state_id:52,lat:0.0, lng:0.0, zoom:0.0}," table:formula="of:=&quot;{id:&quot;&amp;[Ciudad.A779]&amp;&quot;,name:'&quot;&amp;[Ciudad.B779]&amp;&quot;',state_id:&quot;&amp;[Ciudad.C779]&amp;&quot;,lat:0.0, lng:0.0, zoom:0.0},&quot;" table:style-name="ce1">
            <text:p>{id:52835,name:'San Andrés de Tumaco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838,name:'Túquerres',state_id:52,lat:0.0, lng:0.0, zoom:0.0}," table:formula="of:=&quot;{id:&quot;&amp;[Ciudad.A780]&amp;&quot;,name:'&quot;&amp;[Ciudad.B780]&amp;&quot;',state_id:&quot;&amp;[Ciudad.C780]&amp;&quot;,lat:0.0, lng:0.0, zoom:0.0},&quot;" table:style-name="ce1">
            <text:p>{id:52838,name:'Túquerres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2885,name:'Yacuanquer',state_id:52,lat:0.0, lng:0.0, zoom:0.0}," table:formula="of:=&quot;{id:&quot;&amp;[Ciudad.A781]&amp;&quot;,name:'&quot;&amp;[Ciudad.B781]&amp;&quot;',state_id:&quot;&amp;[Ciudad.C781]&amp;&quot;,lat:0.0, lng:0.0, zoom:0.0},&quot;" table:style-name="ce1">
            <text:p>{id:52885,name:'Yacuanquer',state_id:52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001,name:'Cúcuta',state_id:54,lat:0.0, lng:0.0, zoom:0.0}," table:formula="of:=&quot;{id:&quot;&amp;[Ciudad.A782]&amp;&quot;,name:'&quot;&amp;[Ciudad.B782]&amp;&quot;',state_id:&quot;&amp;[Ciudad.C782]&amp;&quot;,lat:0.0, lng:0.0, zoom:0.0},&quot;" table:style-name="ce1">
            <text:p>{id:54001,name:'Cúcuta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003,name:'Abrego',state_id:54,lat:0.0, lng:0.0, zoom:0.0}," table:formula="of:=&quot;{id:&quot;&amp;[Ciudad.A783]&amp;&quot;,name:'&quot;&amp;[Ciudad.B783]&amp;&quot;',state_id:&quot;&amp;[Ciudad.C783]&amp;&quot;,lat:0.0, lng:0.0, zoom:0.0},&quot;" table:style-name="ce1">
            <text:p>{id:54003,name:'Abrego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051,name:'Arboledas',state_id:54,lat:0.0, lng:0.0, zoom:0.0}," table:formula="of:=&quot;{id:&quot;&amp;[Ciudad.A784]&amp;&quot;,name:'&quot;&amp;[Ciudad.B784]&amp;&quot;',state_id:&quot;&amp;[Ciudad.C784]&amp;&quot;,lat:0.0, lng:0.0, zoom:0.0},&quot;" table:style-name="ce1">
            <text:p>{id:54051,name:'Arboledas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099,name:'Bochalema',state_id:54,lat:0.0, lng:0.0, zoom:0.0}," table:formula="of:=&quot;{id:&quot;&amp;[Ciudad.A785]&amp;&quot;,name:'&quot;&amp;[Ciudad.B785]&amp;&quot;',state_id:&quot;&amp;[Ciudad.C785]&amp;&quot;,lat:0.0, lng:0.0, zoom:0.0},&quot;" table:style-name="ce1">
            <text:p>{id:54099,name:'Bochalema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109,name:'Bucarasica',state_id:54,lat:0.0, lng:0.0, zoom:0.0}," table:formula="of:=&quot;{id:&quot;&amp;[Ciudad.A786]&amp;&quot;,name:'&quot;&amp;[Ciudad.B786]&amp;&quot;',state_id:&quot;&amp;[Ciudad.C786]&amp;&quot;,lat:0.0, lng:0.0, zoom:0.0},&quot;" table:style-name="ce1">
            <text:p>{id:54109,name:'Bucarasica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125,name:'Cácota',state_id:54,lat:0.0, lng:0.0, zoom:0.0}," table:formula="of:=&quot;{id:&quot;&amp;[Ciudad.A787]&amp;&quot;,name:'&quot;&amp;[Ciudad.B787]&amp;&quot;',state_id:&quot;&amp;[Ciudad.C787]&amp;&quot;,lat:0.0, lng:0.0, zoom:0.0},&quot;" table:style-name="ce1">
            <text:p>{id:54125,name:'Cácota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128,name:'Cachirá',state_id:54,lat:0.0, lng:0.0, zoom:0.0}," table:formula="of:=&quot;{id:&quot;&amp;[Ciudad.A788]&amp;&quot;,name:'&quot;&amp;[Ciudad.B788]&amp;&quot;',state_id:&quot;&amp;[Ciudad.C788]&amp;&quot;,lat:0.0, lng:0.0, zoom:0.0},&quot;" table:style-name="ce1">
            <text:p>{id:54128,name:'Cachirá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172,name:'Chinácota',state_id:54,lat:0.0, lng:0.0, zoom:0.0}," table:formula="of:=&quot;{id:&quot;&amp;[Ciudad.A789]&amp;&quot;,name:'&quot;&amp;[Ciudad.B789]&amp;&quot;',state_id:&quot;&amp;[Ciudad.C789]&amp;&quot;,lat:0.0, lng:0.0, zoom:0.0},&quot;" table:style-name="ce1">
            <text:p>{id:54172,name:'Chinácota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174,name:'Chitagá',state_id:54,lat:0.0, lng:0.0, zoom:0.0}," table:formula="of:=&quot;{id:&quot;&amp;[Ciudad.A790]&amp;&quot;,name:'&quot;&amp;[Ciudad.B790]&amp;&quot;',state_id:&quot;&amp;[Ciudad.C790]&amp;&quot;,lat:0.0, lng:0.0, zoom:0.0},&quot;" table:style-name="ce1">
            <text:p>{id:54174,name:'Chitagá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206,name:'Convención',state_id:54,lat:0.0, lng:0.0, zoom:0.0}," table:formula="of:=&quot;{id:&quot;&amp;[Ciudad.A791]&amp;&quot;,name:'&quot;&amp;[Ciudad.B791]&amp;&quot;',state_id:&quot;&amp;[Ciudad.C791]&amp;&quot;,lat:0.0, lng:0.0, zoom:0.0},&quot;" table:style-name="ce1">
            <text:p>{id:54206,name:'Convención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223,name:'Cucutilla',state_id:54,lat:0.0, lng:0.0, zoom:0.0}," table:formula="of:=&quot;{id:&quot;&amp;[Ciudad.A792]&amp;&quot;,name:'&quot;&amp;[Ciudad.B792]&amp;&quot;',state_id:&quot;&amp;[Ciudad.C792]&amp;&quot;,lat:0.0, lng:0.0, zoom:0.0},&quot;" table:style-name="ce1">
            <text:p>{id:54223,name:'Cucutilla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239,name:'Durania',state_id:54,lat:0.0, lng:0.0, zoom:0.0}," table:formula="of:=&quot;{id:&quot;&amp;[Ciudad.A793]&amp;&quot;,name:'&quot;&amp;[Ciudad.B793]&amp;&quot;',state_id:&quot;&amp;[Ciudad.C793]&amp;&quot;,lat:0.0, lng:0.0, zoom:0.0},&quot;" table:style-name="ce1">
            <text:p>{id:54239,name:'Durania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245,name:'El Carmen',state_id:54,lat:0.0, lng:0.0, zoom:0.0}," table:formula="of:=&quot;{id:&quot;&amp;[Ciudad.A794]&amp;&quot;,name:'&quot;&amp;[Ciudad.B794]&amp;&quot;',state_id:&quot;&amp;[Ciudad.C794]&amp;&quot;,lat:0.0, lng:0.0, zoom:0.0},&quot;" table:style-name="ce1">
            <text:p>{id:54245,name:'El Carmen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250,name:'El Tarra',state_id:54,lat:0.0, lng:0.0, zoom:0.0}," table:formula="of:=&quot;{id:&quot;&amp;[Ciudad.A795]&amp;&quot;,name:'&quot;&amp;[Ciudad.B795]&amp;&quot;',state_id:&quot;&amp;[Ciudad.C795]&amp;&quot;,lat:0.0, lng:0.0, zoom:0.0},&quot;" table:style-name="ce1">
            <text:p>{id:54250,name:'El Tarra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261,name:'El Zulia',state_id:54,lat:0.0, lng:0.0, zoom:0.0}," table:formula="of:=&quot;{id:&quot;&amp;[Ciudad.A796]&amp;&quot;,name:'&quot;&amp;[Ciudad.B796]&amp;&quot;',state_id:&quot;&amp;[Ciudad.C796]&amp;&quot;,lat:0.0, lng:0.0, zoom:0.0},&quot;" table:style-name="ce1">
            <text:p>{id:54261,name:'El Zulia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313,name:'Gramalote',state_id:54,lat:0.0, lng:0.0, zoom:0.0}," table:formula="of:=&quot;{id:&quot;&amp;[Ciudad.A797]&amp;&quot;,name:'&quot;&amp;[Ciudad.B797]&amp;&quot;',state_id:&quot;&amp;[Ciudad.C797]&amp;&quot;,lat:0.0, lng:0.0, zoom:0.0},&quot;" table:style-name="ce1">
            <text:p>{id:54313,name:'Gramalote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344,name:'Hacarí',state_id:54,lat:0.0, lng:0.0, zoom:0.0}," table:formula="of:=&quot;{id:&quot;&amp;[Ciudad.A798]&amp;&quot;,name:'&quot;&amp;[Ciudad.B798]&amp;&quot;',state_id:&quot;&amp;[Ciudad.C798]&amp;&quot;,lat:0.0, lng:0.0, zoom:0.0},&quot;" table:style-name="ce1">
            <text:p>{id:54344,name:'Hacarí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347,name:'Herrán',state_id:54,lat:0.0, lng:0.0, zoom:0.0}," table:formula="of:=&quot;{id:&quot;&amp;[Ciudad.A799]&amp;&quot;,name:'&quot;&amp;[Ciudad.B799]&amp;&quot;',state_id:&quot;&amp;[Ciudad.C799]&amp;&quot;,lat:0.0, lng:0.0, zoom:0.0},&quot;" table:style-name="ce1">
            <text:p>{id:54347,name:'Herrán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377,name:'Labateca',state_id:54,lat:0.0, lng:0.0, zoom:0.0}," table:formula="of:=&quot;{id:&quot;&amp;[Ciudad.A800]&amp;&quot;,name:'&quot;&amp;[Ciudad.B800]&amp;&quot;',state_id:&quot;&amp;[Ciudad.C800]&amp;&quot;,lat:0.0, lng:0.0, zoom:0.0},&quot;" table:style-name="ce1">
            <text:p>{id:54377,name:'Labateca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385,name:'La Esperanza',state_id:54,lat:0.0, lng:0.0, zoom:0.0}," table:formula="of:=&quot;{id:&quot;&amp;[Ciudad.A801]&amp;&quot;,name:'&quot;&amp;[Ciudad.B801]&amp;&quot;',state_id:&quot;&amp;[Ciudad.C801]&amp;&quot;,lat:0.0, lng:0.0, zoom:0.0},&quot;" table:style-name="ce1">
            <text:p>{id:54385,name:'La Esperanza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398,name:'La Playa',state_id:54,lat:0.0, lng:0.0, zoom:0.0}," table:formula="of:=&quot;{id:&quot;&amp;[Ciudad.A802]&amp;&quot;,name:'&quot;&amp;[Ciudad.B802]&amp;&quot;',state_id:&quot;&amp;[Ciudad.C802]&amp;&quot;,lat:0.0, lng:0.0, zoom:0.0},&quot;" table:style-name="ce1">
            <text:p>{id:54398,name:'La Playa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405,name:'Los Patios',state_id:54,lat:0.0, lng:0.0, zoom:0.0}," table:formula="of:=&quot;{id:&quot;&amp;[Ciudad.A803]&amp;&quot;,name:'&quot;&amp;[Ciudad.B803]&amp;&quot;',state_id:&quot;&amp;[Ciudad.C803]&amp;&quot;,lat:0.0, lng:0.0, zoom:0.0},&quot;" table:style-name="ce1">
            <text:p>{id:54405,name:'Los Patios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418,name:'Lourdes',state_id:54,lat:0.0, lng:0.0, zoom:0.0}," table:formula="of:=&quot;{id:&quot;&amp;[Ciudad.A804]&amp;&quot;,name:'&quot;&amp;[Ciudad.B804]&amp;&quot;',state_id:&quot;&amp;[Ciudad.C804]&amp;&quot;,lat:0.0, lng:0.0, zoom:0.0},&quot;" table:style-name="ce1">
            <text:p>{id:54418,name:'Lourdes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480,name:'Mutiscua',state_id:54,lat:0.0, lng:0.0, zoom:0.0}," table:formula="of:=&quot;{id:&quot;&amp;[Ciudad.A805]&amp;&quot;,name:'&quot;&amp;[Ciudad.B805]&amp;&quot;',state_id:&quot;&amp;[Ciudad.C805]&amp;&quot;,lat:0.0, lng:0.0, zoom:0.0},&quot;" table:style-name="ce1">
            <text:p>{id:54480,name:'Mutiscua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498,name:'Ocaña',state_id:54,lat:0.0, lng:0.0, zoom:0.0}," table:formula="of:=&quot;{id:&quot;&amp;[Ciudad.A806]&amp;&quot;,name:'&quot;&amp;[Ciudad.B806]&amp;&quot;',state_id:&quot;&amp;[Ciudad.C806]&amp;&quot;,lat:0.0, lng:0.0, zoom:0.0},&quot;" table:style-name="ce1">
            <text:p>{id:54498,name:'Ocaña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518,name:'Pamplona',state_id:54,lat:0.0, lng:0.0, zoom:0.0}," table:formula="of:=&quot;{id:&quot;&amp;[Ciudad.A807]&amp;&quot;,name:'&quot;&amp;[Ciudad.B807]&amp;&quot;',state_id:&quot;&amp;[Ciudad.C807]&amp;&quot;,lat:0.0, lng:0.0, zoom:0.0},&quot;" table:style-name="ce1">
            <text:p>{id:54518,name:'Pamplona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520,name:'Pamplonita',state_id:54,lat:0.0, lng:0.0, zoom:0.0}," table:formula="of:=&quot;{id:&quot;&amp;[Ciudad.A808]&amp;&quot;,name:'&quot;&amp;[Ciudad.B808]&amp;&quot;',state_id:&quot;&amp;[Ciudad.C808]&amp;&quot;,lat:0.0, lng:0.0, zoom:0.0},&quot;" table:style-name="ce1">
            <text:p>{id:54520,name:'Pamplonita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553,name:'Puerto Santander',state_id:54,lat:0.0, lng:0.0, zoom:0.0}," table:formula="of:=&quot;{id:&quot;&amp;[Ciudad.A809]&amp;&quot;,name:'&quot;&amp;[Ciudad.B809]&amp;&quot;',state_id:&quot;&amp;[Ciudad.C809]&amp;&quot;,lat:0.0, lng:0.0, zoom:0.0},&quot;" table:style-name="ce1">
            <text:p>{id:54553,name:'Puerto Santander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599,name:'Ragonvalia',state_id:54,lat:0.0, lng:0.0, zoom:0.0}," table:formula="of:=&quot;{id:&quot;&amp;[Ciudad.A810]&amp;&quot;,name:'&quot;&amp;[Ciudad.B810]&amp;&quot;',state_id:&quot;&amp;[Ciudad.C810]&amp;&quot;,lat:0.0, lng:0.0, zoom:0.0},&quot;" table:style-name="ce1">
            <text:p>{id:54599,name:'Ragonvalia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660,name:'Salazar',state_id:54,lat:0.0, lng:0.0, zoom:0.0}," table:formula="of:=&quot;{id:&quot;&amp;[Ciudad.A811]&amp;&quot;,name:'&quot;&amp;[Ciudad.B811]&amp;&quot;',state_id:&quot;&amp;[Ciudad.C811]&amp;&quot;,lat:0.0, lng:0.0, zoom:0.0},&quot;" table:style-name="ce1">
            <text:p>{id:54660,name:'Salazar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670,name:'San Calixto',state_id:54,lat:0.0, lng:0.0, zoom:0.0}," table:formula="of:=&quot;{id:&quot;&amp;[Ciudad.A812]&amp;&quot;,name:'&quot;&amp;[Ciudad.B812]&amp;&quot;',state_id:&quot;&amp;[Ciudad.C812]&amp;&quot;,lat:0.0, lng:0.0, zoom:0.0},&quot;" table:style-name="ce1">
            <text:p>{id:54670,name:'San Calixto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673,name:'San Cayetano',state_id:54,lat:0.0, lng:0.0, zoom:0.0}," table:formula="of:=&quot;{id:&quot;&amp;[Ciudad.A813]&amp;&quot;,name:'&quot;&amp;[Ciudad.B813]&amp;&quot;',state_id:&quot;&amp;[Ciudad.C813]&amp;&quot;,lat:0.0, lng:0.0, zoom:0.0},&quot;" table:style-name="ce1">
            <text:p>{id:54673,name:'San Cayetano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680,name:'Santiago',state_id:54,lat:0.0, lng:0.0, zoom:0.0}," table:formula="of:=&quot;{id:&quot;&amp;[Ciudad.A814]&amp;&quot;,name:'&quot;&amp;[Ciudad.B814]&amp;&quot;',state_id:&quot;&amp;[Ciudad.C814]&amp;&quot;,lat:0.0, lng:0.0, zoom:0.0},&quot;" table:style-name="ce1">
            <text:p>{id:54680,name:'Santiago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720,name:'Sardinata',state_id:54,lat:0.0, lng:0.0, zoom:0.0}," table:formula="of:=&quot;{id:&quot;&amp;[Ciudad.A815]&amp;&quot;,name:'&quot;&amp;[Ciudad.B815]&amp;&quot;',state_id:&quot;&amp;[Ciudad.C815]&amp;&quot;,lat:0.0, lng:0.0, zoom:0.0},&quot;" table:style-name="ce1">
            <text:p>{id:54720,name:'Sardinata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743,name:'Silos',state_id:54,lat:0.0, lng:0.0, zoom:0.0}," table:formula="of:=&quot;{id:&quot;&amp;[Ciudad.A816]&amp;&quot;,name:'&quot;&amp;[Ciudad.B816]&amp;&quot;',state_id:&quot;&amp;[Ciudad.C816]&amp;&quot;,lat:0.0, lng:0.0, zoom:0.0},&quot;" table:style-name="ce1">
            <text:p>{id:54743,name:'Silos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800,name:'Teorama',state_id:54,lat:0.0, lng:0.0, zoom:0.0}," table:formula="of:=&quot;{id:&quot;&amp;[Ciudad.A817]&amp;&quot;,name:'&quot;&amp;[Ciudad.B817]&amp;&quot;',state_id:&quot;&amp;[Ciudad.C817]&amp;&quot;,lat:0.0, lng:0.0, zoom:0.0},&quot;" table:style-name="ce1">
            <text:p>{id:54800,name:'Teorama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810,name:'Tibú',state_id:54,lat:0.0, lng:0.0, zoom:0.0}," table:formula="of:=&quot;{id:&quot;&amp;[Ciudad.A818]&amp;&quot;,name:'&quot;&amp;[Ciudad.B818]&amp;&quot;',state_id:&quot;&amp;[Ciudad.C818]&amp;&quot;,lat:0.0, lng:0.0, zoom:0.0},&quot;" table:style-name="ce1">
            <text:p>{id:54810,name:'Tibú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820,name:'Toledo',state_id:54,lat:0.0, lng:0.0, zoom:0.0}," table:formula="of:=&quot;{id:&quot;&amp;[Ciudad.A819]&amp;&quot;,name:'&quot;&amp;[Ciudad.B819]&amp;&quot;',state_id:&quot;&amp;[Ciudad.C819]&amp;&quot;,lat:0.0, lng:0.0, zoom:0.0},&quot;" table:style-name="ce1">
            <text:p>{id:54820,name:'Toledo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871,name:'Villa Caro',state_id:54,lat:0.0, lng:0.0, zoom:0.0}," table:formula="of:=&quot;{id:&quot;&amp;[Ciudad.A820]&amp;&quot;,name:'&quot;&amp;[Ciudad.B820]&amp;&quot;',state_id:&quot;&amp;[Ciudad.C820]&amp;&quot;,lat:0.0, lng:0.0, zoom:0.0},&quot;" table:style-name="ce1">
            <text:p>{id:54871,name:'Villa Caro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54874,name:'Villa del Rosario',state_id:54,lat:0.0, lng:0.0, zoom:0.0}," table:formula="of:=&quot;{id:&quot;&amp;[Ciudad.A821]&amp;&quot;,name:'&quot;&amp;[Ciudad.B821]&amp;&quot;',state_id:&quot;&amp;[Ciudad.C821]&amp;&quot;,lat:0.0, lng:0.0, zoom:0.0},&quot;" table:style-name="ce1">
            <text:p>{id:54874,name:'Villa del Rosario',state_id:5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3001,name:'Armenia',state_id:63,lat:0.0, lng:0.0, zoom:0.0}," table:formula="of:=&quot;{id:&quot;&amp;[Ciudad.A822]&amp;&quot;,name:'&quot;&amp;[Ciudad.B822]&amp;&quot;',state_id:&quot;&amp;[Ciudad.C822]&amp;&quot;,lat:0.0, lng:0.0, zoom:0.0},&quot;" table:style-name="ce1">
            <text:p>{id:63001,name:'Armenia',state_id:6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3111,name:'Buenavista',state_id:63,lat:0.0, lng:0.0, zoom:0.0}," table:formula="of:=&quot;{id:&quot;&amp;[Ciudad.A823]&amp;&quot;,name:'&quot;&amp;[Ciudad.B823]&amp;&quot;',state_id:&quot;&amp;[Ciudad.C823]&amp;&quot;,lat:0.0, lng:0.0, zoom:0.0},&quot;" table:style-name="ce1">
            <text:p>{id:63111,name:'Buenavista',state_id:6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3130,name:'Calarcá',state_id:63,lat:0.0, lng:0.0, zoom:0.0}," table:formula="of:=&quot;{id:&quot;&amp;[Ciudad.A824]&amp;&quot;,name:'&quot;&amp;[Ciudad.B824]&amp;&quot;',state_id:&quot;&amp;[Ciudad.C824]&amp;&quot;,lat:0.0, lng:0.0, zoom:0.0},&quot;" table:style-name="ce1">
            <text:p>{id:63130,name:'Calarcá',state_id:6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3190,name:'Circasia',state_id:63,lat:0.0, lng:0.0, zoom:0.0}," table:formula="of:=&quot;{id:&quot;&amp;[Ciudad.A825]&amp;&quot;,name:'&quot;&amp;[Ciudad.B825]&amp;&quot;',state_id:&quot;&amp;[Ciudad.C825]&amp;&quot;,lat:0.0, lng:0.0, zoom:0.0},&quot;" table:style-name="ce1">
            <text:p>{id:63190,name:'Circasia',state_id:6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3212,name:'Córdoba',state_id:63,lat:0.0, lng:0.0, zoom:0.0}," table:formula="of:=&quot;{id:&quot;&amp;[Ciudad.A826]&amp;&quot;,name:'&quot;&amp;[Ciudad.B826]&amp;&quot;',state_id:&quot;&amp;[Ciudad.C826]&amp;&quot;,lat:0.0, lng:0.0, zoom:0.0},&quot;" table:style-name="ce1">
            <text:p>{id:63212,name:'Córdoba',state_id:6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3272,name:'Filandia',state_id:63,lat:0.0, lng:0.0, zoom:0.0}," table:formula="of:=&quot;{id:&quot;&amp;[Ciudad.A827]&amp;&quot;,name:'&quot;&amp;[Ciudad.B827]&amp;&quot;',state_id:&quot;&amp;[Ciudad.C827]&amp;&quot;,lat:0.0, lng:0.0, zoom:0.0},&quot;" table:style-name="ce1">
            <text:p>{id:63272,name:'Filandia',state_id:6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3302,name:'Génova',state_id:63,lat:0.0, lng:0.0, zoom:0.0}," table:formula="of:=&quot;{id:&quot;&amp;[Ciudad.A828]&amp;&quot;,name:'&quot;&amp;[Ciudad.B828]&amp;&quot;',state_id:&quot;&amp;[Ciudad.C828]&amp;&quot;,lat:0.0, lng:0.0, zoom:0.0},&quot;" table:style-name="ce1">
            <text:p>{id:63302,name:'Génova',state_id:6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3401,name:'La Tebaida',state_id:63,lat:0.0, lng:0.0, zoom:0.0}," table:formula="of:=&quot;{id:&quot;&amp;[Ciudad.A829]&amp;&quot;,name:'&quot;&amp;[Ciudad.B829]&amp;&quot;',state_id:&quot;&amp;[Ciudad.C829]&amp;&quot;,lat:0.0, lng:0.0, zoom:0.0},&quot;" table:style-name="ce1">
            <text:p>{id:63401,name:'La Tebaida',state_id:6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3470,name:'Montenegro',state_id:63,lat:0.0, lng:0.0, zoom:0.0}," table:formula="of:=&quot;{id:&quot;&amp;[Ciudad.A830]&amp;&quot;,name:'&quot;&amp;[Ciudad.B830]&amp;&quot;',state_id:&quot;&amp;[Ciudad.C830]&amp;&quot;,lat:0.0, lng:0.0, zoom:0.0},&quot;" table:style-name="ce1">
            <text:p>{id:63470,name:'Montenegro',state_id:6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3548,name:'Pijao',state_id:63,lat:0.0, lng:0.0, zoom:0.0}," table:formula="of:=&quot;{id:&quot;&amp;[Ciudad.A831]&amp;&quot;,name:'&quot;&amp;[Ciudad.B831]&amp;&quot;',state_id:&quot;&amp;[Ciudad.C831]&amp;&quot;,lat:0.0, lng:0.0, zoom:0.0},&quot;" table:style-name="ce1">
            <text:p>{id:63548,name:'Pijao',state_id:6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3594,name:'Quimbaya',state_id:63,lat:0.0, lng:0.0, zoom:0.0}," table:formula="of:=&quot;{id:&quot;&amp;[Ciudad.A832]&amp;&quot;,name:'&quot;&amp;[Ciudad.B832]&amp;&quot;',state_id:&quot;&amp;[Ciudad.C832]&amp;&quot;,lat:0.0, lng:0.0, zoom:0.0},&quot;" table:style-name="ce1">
            <text:p>{id:63594,name:'Quimbaya',state_id:6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3690,name:'Salento',state_id:63,lat:0.0, lng:0.0, zoom:0.0}," table:formula="of:=&quot;{id:&quot;&amp;[Ciudad.A833]&amp;&quot;,name:'&quot;&amp;[Ciudad.B833]&amp;&quot;',state_id:&quot;&amp;[Ciudad.C833]&amp;&quot;,lat:0.0, lng:0.0, zoom:0.0},&quot;" table:style-name="ce1">
            <text:p>{id:63690,name:'Salento',state_id:6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6001,name:'Pereira',state_id:66,lat:0.0, lng:0.0, zoom:0.0}," table:formula="of:=&quot;{id:&quot;&amp;[Ciudad.A834]&amp;&quot;,name:'&quot;&amp;[Ciudad.B834]&amp;&quot;',state_id:&quot;&amp;[Ciudad.C834]&amp;&quot;,lat:0.0, lng:0.0, zoom:0.0},&quot;" table:style-name="ce1">
            <text:p>{id:66001,name:'Pereira',state_id:6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6045,name:'Apía',state_id:66,lat:0.0, lng:0.0, zoom:0.0}," table:formula="of:=&quot;{id:&quot;&amp;[Ciudad.A835]&amp;&quot;,name:'&quot;&amp;[Ciudad.B835]&amp;&quot;',state_id:&quot;&amp;[Ciudad.C835]&amp;&quot;,lat:0.0, lng:0.0, zoom:0.0},&quot;" table:style-name="ce1">
            <text:p>{id:66045,name:'Apía',state_id:6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6075,name:'Balboa',state_id:66,lat:0.0, lng:0.0, zoom:0.0}," table:formula="of:=&quot;{id:&quot;&amp;[Ciudad.A836]&amp;&quot;,name:'&quot;&amp;[Ciudad.B836]&amp;&quot;',state_id:&quot;&amp;[Ciudad.C836]&amp;&quot;,lat:0.0, lng:0.0, zoom:0.0},&quot;" table:style-name="ce1">
            <text:p>{id:66075,name:'Balboa',state_id:6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6088,name:'Belén de Umbría',state_id:66,lat:0.0, lng:0.0, zoom:0.0}," table:formula="of:=&quot;{id:&quot;&amp;[Ciudad.A837]&amp;&quot;,name:'&quot;&amp;[Ciudad.B837]&amp;&quot;',state_id:&quot;&amp;[Ciudad.C837]&amp;&quot;,lat:0.0, lng:0.0, zoom:0.0},&quot;" table:style-name="ce1">
            <text:p>{id:66088,name:'Belén de Umbría',state_id:6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6170,name:'Dosquebradas',state_id:66,lat:0.0, lng:0.0, zoom:0.0}," table:formula="of:=&quot;{id:&quot;&amp;[Ciudad.A838]&amp;&quot;,name:'&quot;&amp;[Ciudad.B838]&amp;&quot;',state_id:&quot;&amp;[Ciudad.C838]&amp;&quot;,lat:0.0, lng:0.0, zoom:0.0},&quot;" table:style-name="ce1">
            <text:p>{id:66170,name:'Dosquebradas',state_id:6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6318,name:'Guática',state_id:66,lat:0.0, lng:0.0, zoom:0.0}," table:formula="of:=&quot;{id:&quot;&amp;[Ciudad.A839]&amp;&quot;,name:'&quot;&amp;[Ciudad.B839]&amp;&quot;',state_id:&quot;&amp;[Ciudad.C839]&amp;&quot;,lat:0.0, lng:0.0, zoom:0.0},&quot;" table:style-name="ce1">
            <text:p>{id:66318,name:'Guática',state_id:6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6383,name:'La Celia',state_id:66,lat:0.0, lng:0.0, zoom:0.0}," table:formula="of:=&quot;{id:&quot;&amp;[Ciudad.A840]&amp;&quot;,name:'&quot;&amp;[Ciudad.B840]&amp;&quot;',state_id:&quot;&amp;[Ciudad.C840]&amp;&quot;,lat:0.0, lng:0.0, zoom:0.0},&quot;" table:style-name="ce1">
            <text:p>{id:66383,name:'La Celia',state_id:6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6400,name:'La Virginia',state_id:66,lat:0.0, lng:0.0, zoom:0.0}," table:formula="of:=&quot;{id:&quot;&amp;[Ciudad.A841]&amp;&quot;,name:'&quot;&amp;[Ciudad.B841]&amp;&quot;',state_id:&quot;&amp;[Ciudad.C841]&amp;&quot;,lat:0.0, lng:0.0, zoom:0.0},&quot;" table:style-name="ce1">
            <text:p>{id:66400,name:'La Virginia',state_id:6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6440,name:'Marsella',state_id:66,lat:0.0, lng:0.0, zoom:0.0}," table:formula="of:=&quot;{id:&quot;&amp;[Ciudad.A842]&amp;&quot;,name:'&quot;&amp;[Ciudad.B842]&amp;&quot;',state_id:&quot;&amp;[Ciudad.C842]&amp;&quot;,lat:0.0, lng:0.0, zoom:0.0},&quot;" table:style-name="ce1">
            <text:p>{id:66440,name:'Marsella',state_id:6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6456,name:'Mistrató',state_id:66,lat:0.0, lng:0.0, zoom:0.0}," table:formula="of:=&quot;{id:&quot;&amp;[Ciudad.A843]&amp;&quot;,name:'&quot;&amp;[Ciudad.B843]&amp;&quot;',state_id:&quot;&amp;[Ciudad.C843]&amp;&quot;,lat:0.0, lng:0.0, zoom:0.0},&quot;" table:style-name="ce1">
            <text:p>{id:66456,name:'Mistrató',state_id:6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6572,name:'Pueblo Rico',state_id:66,lat:0.0, lng:0.0, zoom:0.0}," table:formula="of:=&quot;{id:&quot;&amp;[Ciudad.A844]&amp;&quot;,name:'&quot;&amp;[Ciudad.B844]&amp;&quot;',state_id:&quot;&amp;[Ciudad.C844]&amp;&quot;,lat:0.0, lng:0.0, zoom:0.0},&quot;" table:style-name="ce1">
            <text:p>{id:66572,name:'Pueblo Rico',state_id:6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6594,name:'Quinchía',state_id:66,lat:0.0, lng:0.0, zoom:0.0}," table:formula="of:=&quot;{id:&quot;&amp;[Ciudad.A845]&amp;&quot;,name:'&quot;&amp;[Ciudad.B845]&amp;&quot;',state_id:&quot;&amp;[Ciudad.C845]&amp;&quot;,lat:0.0, lng:0.0, zoom:0.0},&quot;" table:style-name="ce1">
            <text:p>{id:66594,name:'Quinchía',state_id:6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6682,name:'Santa Rosa de Cabal',state_id:66,lat:0.0, lng:0.0, zoom:0.0}," table:formula="of:=&quot;{id:&quot;&amp;[Ciudad.A846]&amp;&quot;,name:'&quot;&amp;[Ciudad.B846]&amp;&quot;',state_id:&quot;&amp;[Ciudad.C846]&amp;&quot;,lat:0.0, lng:0.0, zoom:0.0},&quot;" table:style-name="ce1">
            <text:p>{id:66682,name:'Santa Rosa de Cabal',state_id:6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6687,name:'Santuario',state_id:66,lat:0.0, lng:0.0, zoom:0.0}," table:formula="of:=&quot;{id:&quot;&amp;[Ciudad.A847]&amp;&quot;,name:'&quot;&amp;[Ciudad.B847]&amp;&quot;',state_id:&quot;&amp;[Ciudad.C847]&amp;&quot;,lat:0.0, lng:0.0, zoom:0.0},&quot;" table:style-name="ce1">
            <text:p>{id:66687,name:'Santuario',state_id:6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001,name:'Bucaramanga',state_id:68,lat:0.0, lng:0.0, zoom:0.0}," table:formula="of:=&quot;{id:&quot;&amp;[Ciudad.A848]&amp;&quot;,name:'&quot;&amp;[Ciudad.B848]&amp;&quot;',state_id:&quot;&amp;[Ciudad.C848]&amp;&quot;,lat:0.0, lng:0.0, zoom:0.0},&quot;" table:style-name="ce1">
            <text:p>{id:68001,name:'Bucaramang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013,name:'Aguada',state_id:68,lat:0.0, lng:0.0, zoom:0.0}," table:formula="of:=&quot;{id:&quot;&amp;[Ciudad.A849]&amp;&quot;,name:'&quot;&amp;[Ciudad.B849]&amp;&quot;',state_id:&quot;&amp;[Ciudad.C849]&amp;&quot;,lat:0.0, lng:0.0, zoom:0.0},&quot;" table:style-name="ce1">
            <text:p>{id:68013,name:'Aguad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020,name:'Albania',state_id:68,lat:0.0, lng:0.0, zoom:0.0}," table:formula="of:=&quot;{id:&quot;&amp;[Ciudad.A850]&amp;&quot;,name:'&quot;&amp;[Ciudad.B850]&amp;&quot;',state_id:&quot;&amp;[Ciudad.C850]&amp;&quot;,lat:0.0, lng:0.0, zoom:0.0},&quot;" table:style-name="ce1">
            <text:p>{id:68020,name:'Albani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051,name:'Aratoca',state_id:68,lat:0.0, lng:0.0, zoom:0.0}," table:formula="of:=&quot;{id:&quot;&amp;[Ciudad.A851]&amp;&quot;,name:'&quot;&amp;[Ciudad.B851]&amp;&quot;',state_id:&quot;&amp;[Ciudad.C851]&amp;&quot;,lat:0.0, lng:0.0, zoom:0.0},&quot;" table:style-name="ce1">
            <text:p>{id:68051,name:'Aratoc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077,name:'Barbosa',state_id:68,lat:0.0, lng:0.0, zoom:0.0}," table:formula="of:=&quot;{id:&quot;&amp;[Ciudad.A852]&amp;&quot;,name:'&quot;&amp;[Ciudad.B852]&amp;&quot;',state_id:&quot;&amp;[Ciudad.C852]&amp;&quot;,lat:0.0, lng:0.0, zoom:0.0},&quot;" table:style-name="ce1">
            <text:p>{id:68077,name:'Barbos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079,name:'Barichara',state_id:68,lat:0.0, lng:0.0, zoom:0.0}," table:formula="of:=&quot;{id:&quot;&amp;[Ciudad.A853]&amp;&quot;,name:'&quot;&amp;[Ciudad.B853]&amp;&quot;',state_id:&quot;&amp;[Ciudad.C853]&amp;&quot;,lat:0.0, lng:0.0, zoom:0.0},&quot;" table:style-name="ce1">
            <text:p>{id:68079,name:'Barichar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081,name:'Barrancabermeja',state_id:68,lat:0.0, lng:0.0, zoom:0.0}," table:formula="of:=&quot;{id:&quot;&amp;[Ciudad.A854]&amp;&quot;,name:'&quot;&amp;[Ciudad.B854]&amp;&quot;',state_id:&quot;&amp;[Ciudad.C854]&amp;&quot;,lat:0.0, lng:0.0, zoom:0.0},&quot;" table:style-name="ce1">
            <text:p>{id:68081,name:'Barrancabermej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092,name:'Betulia',state_id:68,lat:0.0, lng:0.0, zoom:0.0}," table:formula="of:=&quot;{id:&quot;&amp;[Ciudad.A855]&amp;&quot;,name:'&quot;&amp;[Ciudad.B855]&amp;&quot;',state_id:&quot;&amp;[Ciudad.C855]&amp;&quot;,lat:0.0, lng:0.0, zoom:0.0},&quot;" table:style-name="ce1">
            <text:p>{id:68092,name:'Betuli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101,name:'Bolívar',state_id:68,lat:0.0, lng:0.0, zoom:0.0}," table:formula="of:=&quot;{id:&quot;&amp;[Ciudad.A856]&amp;&quot;,name:'&quot;&amp;[Ciudad.B856]&amp;&quot;',state_id:&quot;&amp;[Ciudad.C856]&amp;&quot;,lat:0.0, lng:0.0, zoom:0.0},&quot;" table:style-name="ce1">
            <text:p>{id:68101,name:'Bolívar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121,name:'Cabrera',state_id:68,lat:0.0, lng:0.0, zoom:0.0}," table:formula="of:=&quot;{id:&quot;&amp;[Ciudad.A857]&amp;&quot;,name:'&quot;&amp;[Ciudad.B857]&amp;&quot;',state_id:&quot;&amp;[Ciudad.C857]&amp;&quot;,lat:0.0, lng:0.0, zoom:0.0},&quot;" table:style-name="ce1">
            <text:p>{id:68121,name:'Cabrer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132,name:'California',state_id:68,lat:0.0, lng:0.0, zoom:0.0}," table:formula="of:=&quot;{id:&quot;&amp;[Ciudad.A858]&amp;&quot;,name:'&quot;&amp;[Ciudad.B858]&amp;&quot;',state_id:&quot;&amp;[Ciudad.C858]&amp;&quot;,lat:0.0, lng:0.0, zoom:0.0},&quot;" table:style-name="ce1">
            <text:p>{id:68132,name:'Californi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147,name:'Capitanejo',state_id:68,lat:0.0, lng:0.0, zoom:0.0}," table:formula="of:=&quot;{id:&quot;&amp;[Ciudad.A859]&amp;&quot;,name:'&quot;&amp;[Ciudad.B859]&amp;&quot;',state_id:&quot;&amp;[Ciudad.C859]&amp;&quot;,lat:0.0, lng:0.0, zoom:0.0},&quot;" table:style-name="ce1">
            <text:p>{id:68147,name:'Capitanejo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152,name:'Carcasí',state_id:68,lat:0.0, lng:0.0, zoom:0.0}," table:formula="of:=&quot;{id:&quot;&amp;[Ciudad.A860]&amp;&quot;,name:'&quot;&amp;[Ciudad.B860]&amp;&quot;',state_id:&quot;&amp;[Ciudad.C860]&amp;&quot;,lat:0.0, lng:0.0, zoom:0.0},&quot;" table:style-name="ce1">
            <text:p>{id:68152,name:'Carcasí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160,name:'Cepitá',state_id:68,lat:0.0, lng:0.0, zoom:0.0}," table:formula="of:=&quot;{id:&quot;&amp;[Ciudad.A861]&amp;&quot;,name:'&quot;&amp;[Ciudad.B861]&amp;&quot;',state_id:&quot;&amp;[Ciudad.C861]&amp;&quot;,lat:0.0, lng:0.0, zoom:0.0},&quot;" table:style-name="ce1">
            <text:p>{id:68160,name:'Cepitá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162,name:'Cerrito',state_id:68,lat:0.0, lng:0.0, zoom:0.0}," table:formula="of:=&quot;{id:&quot;&amp;[Ciudad.A862]&amp;&quot;,name:'&quot;&amp;[Ciudad.B862]&amp;&quot;',state_id:&quot;&amp;[Ciudad.C862]&amp;&quot;,lat:0.0, lng:0.0, zoom:0.0},&quot;" table:style-name="ce1">
            <text:p>{id:68162,name:'Cerrito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167,name:'Charalá',state_id:68,lat:0.0, lng:0.0, zoom:0.0}," table:formula="of:=&quot;{id:&quot;&amp;[Ciudad.A863]&amp;&quot;,name:'&quot;&amp;[Ciudad.B863]&amp;&quot;',state_id:&quot;&amp;[Ciudad.C863]&amp;&quot;,lat:0.0, lng:0.0, zoom:0.0},&quot;" table:style-name="ce1">
            <text:p>{id:68167,name:'Charalá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169,name:'Charta',state_id:68,lat:0.0, lng:0.0, zoom:0.0}," table:formula="of:=&quot;{id:&quot;&amp;[Ciudad.A864]&amp;&quot;,name:'&quot;&amp;[Ciudad.B864]&amp;&quot;',state_id:&quot;&amp;[Ciudad.C864]&amp;&quot;,lat:0.0, lng:0.0, zoom:0.0},&quot;" table:style-name="ce1">
            <text:p>{id:68169,name:'Chart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176,name:'Chimá',state_id:68,lat:0.0, lng:0.0, zoom:0.0}," table:formula="of:=&quot;{id:&quot;&amp;[Ciudad.A865]&amp;&quot;,name:'&quot;&amp;[Ciudad.B865]&amp;&quot;',state_id:&quot;&amp;[Ciudad.C865]&amp;&quot;,lat:0.0, lng:0.0, zoom:0.0},&quot;" table:style-name="ce1">
            <text:p>{id:68176,name:'Chimá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179,name:'Chipatá',state_id:68,lat:0.0, lng:0.0, zoom:0.0}," table:formula="of:=&quot;{id:&quot;&amp;[Ciudad.A866]&amp;&quot;,name:'&quot;&amp;[Ciudad.B866]&amp;&quot;',state_id:&quot;&amp;[Ciudad.C866]&amp;&quot;,lat:0.0, lng:0.0, zoom:0.0},&quot;" table:style-name="ce1">
            <text:p>{id:68179,name:'Chipatá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190,name:'Cimitarra',state_id:68,lat:0.0, lng:0.0, zoom:0.0}," table:formula="of:=&quot;{id:&quot;&amp;[Ciudad.A867]&amp;&quot;,name:'&quot;&amp;[Ciudad.B867]&amp;&quot;',state_id:&quot;&amp;[Ciudad.C867]&amp;&quot;,lat:0.0, lng:0.0, zoom:0.0},&quot;" table:style-name="ce1">
            <text:p>{id:68190,name:'Cimitarr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207,name:'Concepción',state_id:68,lat:0.0, lng:0.0, zoom:0.0}," table:formula="of:=&quot;{id:&quot;&amp;[Ciudad.A868]&amp;&quot;,name:'&quot;&amp;[Ciudad.B868]&amp;&quot;',state_id:&quot;&amp;[Ciudad.C868]&amp;&quot;,lat:0.0, lng:0.0, zoom:0.0},&quot;" table:style-name="ce1">
            <text:p>{id:68207,name:'Concepción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209,name:'Confines',state_id:68,lat:0.0, lng:0.0, zoom:0.0}," table:formula="of:=&quot;{id:&quot;&amp;[Ciudad.A869]&amp;&quot;,name:'&quot;&amp;[Ciudad.B869]&amp;&quot;',state_id:&quot;&amp;[Ciudad.C869]&amp;&quot;,lat:0.0, lng:0.0, zoom:0.0},&quot;" table:style-name="ce1">
            <text:p>{id:68209,name:'Confines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211,name:'Contratación',state_id:68,lat:0.0, lng:0.0, zoom:0.0}," table:formula="of:=&quot;{id:&quot;&amp;[Ciudad.A870]&amp;&quot;,name:'&quot;&amp;[Ciudad.B870]&amp;&quot;',state_id:&quot;&amp;[Ciudad.C870]&amp;&quot;,lat:0.0, lng:0.0, zoom:0.0},&quot;" table:style-name="ce1">
            <text:p>{id:68211,name:'Contratación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217,name:'Coromoro',state_id:68,lat:0.0, lng:0.0, zoom:0.0}," table:formula="of:=&quot;{id:&quot;&amp;[Ciudad.A871]&amp;&quot;,name:'&quot;&amp;[Ciudad.B871]&amp;&quot;',state_id:&quot;&amp;[Ciudad.C871]&amp;&quot;,lat:0.0, lng:0.0, zoom:0.0},&quot;" table:style-name="ce1">
            <text:p>{id:68217,name:'Coromoro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229,name:'Curití',state_id:68,lat:0.0, lng:0.0, zoom:0.0}," table:formula="of:=&quot;{id:&quot;&amp;[Ciudad.A872]&amp;&quot;,name:'&quot;&amp;[Ciudad.B872]&amp;&quot;',state_id:&quot;&amp;[Ciudad.C872]&amp;&quot;,lat:0.0, lng:0.0, zoom:0.0},&quot;" table:style-name="ce1">
            <text:p>{id:68229,name:'Curití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235,name:'El Carmen de Chucurí',state_id:68,lat:0.0, lng:0.0, zoom:0.0}," table:formula="of:=&quot;{id:&quot;&amp;[Ciudad.A873]&amp;&quot;,name:'&quot;&amp;[Ciudad.B873]&amp;&quot;',state_id:&quot;&amp;[Ciudad.C873]&amp;&quot;,lat:0.0, lng:0.0, zoom:0.0},&quot;" table:style-name="ce1">
            <text:p>{id:68235,name:'El Carmen de Chucurí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245,name:'El Guacamayo',state_id:68,lat:0.0, lng:0.0, zoom:0.0}," table:formula="of:=&quot;{id:&quot;&amp;[Ciudad.A874]&amp;&quot;,name:'&quot;&amp;[Ciudad.B874]&amp;&quot;',state_id:&quot;&amp;[Ciudad.C874]&amp;&quot;,lat:0.0, lng:0.0, zoom:0.0},&quot;" table:style-name="ce1">
            <text:p>{id:68245,name:'El Guacamayo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250,name:'El Peñón',state_id:68,lat:0.0, lng:0.0, zoom:0.0}," table:formula="of:=&quot;{id:&quot;&amp;[Ciudad.A875]&amp;&quot;,name:'&quot;&amp;[Ciudad.B875]&amp;&quot;',state_id:&quot;&amp;[Ciudad.C875]&amp;&quot;,lat:0.0, lng:0.0, zoom:0.0},&quot;" table:style-name="ce1">
            <text:p>{id:68250,name:'El Peñón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255,name:'El Playón',state_id:68,lat:0.0, lng:0.0, zoom:0.0}," table:formula="of:=&quot;{id:&quot;&amp;[Ciudad.A876]&amp;&quot;,name:'&quot;&amp;[Ciudad.B876]&amp;&quot;',state_id:&quot;&amp;[Ciudad.C876]&amp;&quot;,lat:0.0, lng:0.0, zoom:0.0},&quot;" table:style-name="ce1">
            <text:p>{id:68255,name:'El Playón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264,name:'Encino',state_id:68,lat:0.0, lng:0.0, zoom:0.0}," table:formula="of:=&quot;{id:&quot;&amp;[Ciudad.A877]&amp;&quot;,name:'&quot;&amp;[Ciudad.B877]&amp;&quot;',state_id:&quot;&amp;[Ciudad.C877]&amp;&quot;,lat:0.0, lng:0.0, zoom:0.0},&quot;" table:style-name="ce1">
            <text:p>{id:68264,name:'Encino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266,name:'Enciso',state_id:68,lat:0.0, lng:0.0, zoom:0.0}," table:formula="of:=&quot;{id:&quot;&amp;[Ciudad.A878]&amp;&quot;,name:'&quot;&amp;[Ciudad.B878]&amp;&quot;',state_id:&quot;&amp;[Ciudad.C878]&amp;&quot;,lat:0.0, lng:0.0, zoom:0.0},&quot;" table:style-name="ce1">
            <text:p>{id:68266,name:'Enciso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271,name:'Florián',state_id:68,lat:0.0, lng:0.0, zoom:0.0}," table:formula="of:=&quot;{id:&quot;&amp;[Ciudad.A879]&amp;&quot;,name:'&quot;&amp;[Ciudad.B879]&amp;&quot;',state_id:&quot;&amp;[Ciudad.C879]&amp;&quot;,lat:0.0, lng:0.0, zoom:0.0},&quot;" table:style-name="ce1">
            <text:p>{id:68271,name:'Florián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276,name:'Floridablanca',state_id:68,lat:0.0, lng:0.0, zoom:0.0}," table:formula="of:=&quot;{id:&quot;&amp;[Ciudad.A880]&amp;&quot;,name:'&quot;&amp;[Ciudad.B880]&amp;&quot;',state_id:&quot;&amp;[Ciudad.C880]&amp;&quot;,lat:0.0, lng:0.0, zoom:0.0},&quot;" table:style-name="ce1">
            <text:p>{id:68276,name:'Floridablanc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296,name:'Galán',state_id:68,lat:0.0, lng:0.0, zoom:0.0}," table:formula="of:=&quot;{id:&quot;&amp;[Ciudad.A881]&amp;&quot;,name:'&quot;&amp;[Ciudad.B881]&amp;&quot;',state_id:&quot;&amp;[Ciudad.C881]&amp;&quot;,lat:0.0, lng:0.0, zoom:0.0},&quot;" table:style-name="ce1">
            <text:p>{id:68296,name:'Galán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298,name:'Gambita',state_id:68,lat:0.0, lng:0.0, zoom:0.0}," table:formula="of:=&quot;{id:&quot;&amp;[Ciudad.A882]&amp;&quot;,name:'&quot;&amp;[Ciudad.B882]&amp;&quot;',state_id:&quot;&amp;[Ciudad.C882]&amp;&quot;,lat:0.0, lng:0.0, zoom:0.0},&quot;" table:style-name="ce1">
            <text:p>{id:68298,name:'Gambit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307,name:'Girón',state_id:68,lat:0.0, lng:0.0, zoom:0.0}," table:formula="of:=&quot;{id:&quot;&amp;[Ciudad.A883]&amp;&quot;,name:'&quot;&amp;[Ciudad.B883]&amp;&quot;',state_id:&quot;&amp;[Ciudad.C883]&amp;&quot;,lat:0.0, lng:0.0, zoom:0.0},&quot;" table:style-name="ce1">
            <text:p>{id:68307,name:'Girón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318,name:'Guaca',state_id:68,lat:0.0, lng:0.0, zoom:0.0}," table:formula="of:=&quot;{id:&quot;&amp;[Ciudad.A884]&amp;&quot;,name:'&quot;&amp;[Ciudad.B884]&amp;&quot;',state_id:&quot;&amp;[Ciudad.C884]&amp;&quot;,lat:0.0, lng:0.0, zoom:0.0},&quot;" table:style-name="ce1">
            <text:p>{id:68318,name:'Guac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320,name:'Guadalupe',state_id:68,lat:0.0, lng:0.0, zoom:0.0}," table:formula="of:=&quot;{id:&quot;&amp;[Ciudad.A885]&amp;&quot;,name:'&quot;&amp;[Ciudad.B885]&amp;&quot;',state_id:&quot;&amp;[Ciudad.C885]&amp;&quot;,lat:0.0, lng:0.0, zoom:0.0},&quot;" table:style-name="ce1">
            <text:p>{id:68320,name:'Guadalupe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322,name:'Guapotá',state_id:68,lat:0.0, lng:0.0, zoom:0.0}," table:formula="of:=&quot;{id:&quot;&amp;[Ciudad.A886]&amp;&quot;,name:'&quot;&amp;[Ciudad.B886]&amp;&quot;',state_id:&quot;&amp;[Ciudad.C886]&amp;&quot;,lat:0.0, lng:0.0, zoom:0.0},&quot;" table:style-name="ce1">
            <text:p>{id:68322,name:'Guapotá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324,name:'Guavatá',state_id:68,lat:0.0, lng:0.0, zoom:0.0}," table:formula="of:=&quot;{id:&quot;&amp;[Ciudad.A887]&amp;&quot;,name:'&quot;&amp;[Ciudad.B887]&amp;&quot;',state_id:&quot;&amp;[Ciudad.C887]&amp;&quot;,lat:0.0, lng:0.0, zoom:0.0},&quot;" table:style-name="ce1">
            <text:p>{id:68324,name:'Guavatá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327,name:'Güepsa',state_id:68,lat:0.0, lng:0.0, zoom:0.0}," table:formula="of:=&quot;{id:&quot;&amp;[Ciudad.A888]&amp;&quot;,name:'&quot;&amp;[Ciudad.B888]&amp;&quot;',state_id:&quot;&amp;[Ciudad.C888]&amp;&quot;,lat:0.0, lng:0.0, zoom:0.0},&quot;" table:style-name="ce1">
            <text:p>{id:68327,name:'Güeps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344,name:'Hato',state_id:68,lat:0.0, lng:0.0, zoom:0.0}," table:formula="of:=&quot;{id:&quot;&amp;[Ciudad.A889]&amp;&quot;,name:'&quot;&amp;[Ciudad.B889]&amp;&quot;',state_id:&quot;&amp;[Ciudad.C889]&amp;&quot;,lat:0.0, lng:0.0, zoom:0.0},&quot;" table:style-name="ce1">
            <text:p>{id:68344,name:'Hato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368,name:'Jesús María',state_id:68,lat:0.0, lng:0.0, zoom:0.0}," table:formula="of:=&quot;{id:&quot;&amp;[Ciudad.A890]&amp;&quot;,name:'&quot;&amp;[Ciudad.B890]&amp;&quot;',state_id:&quot;&amp;[Ciudad.C890]&amp;&quot;,lat:0.0, lng:0.0, zoom:0.0},&quot;" table:style-name="ce1">
            <text:p>{id:68368,name:'Jesús Marí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370,name:'Jordán',state_id:68,lat:0.0, lng:0.0, zoom:0.0}," table:formula="of:=&quot;{id:&quot;&amp;[Ciudad.A891]&amp;&quot;,name:'&quot;&amp;[Ciudad.B891]&amp;&quot;',state_id:&quot;&amp;[Ciudad.C891]&amp;&quot;,lat:0.0, lng:0.0, zoom:0.0},&quot;" table:style-name="ce1">
            <text:p>{id:68370,name:'Jordán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377,name:'La Belleza',state_id:68,lat:0.0, lng:0.0, zoom:0.0}," table:formula="of:=&quot;{id:&quot;&amp;[Ciudad.A892]&amp;&quot;,name:'&quot;&amp;[Ciudad.B892]&amp;&quot;',state_id:&quot;&amp;[Ciudad.C892]&amp;&quot;,lat:0.0, lng:0.0, zoom:0.0},&quot;" table:style-name="ce1">
            <text:p>{id:68377,name:'La Bellez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385,name:'Landázuri',state_id:68,lat:0.0, lng:0.0, zoom:0.0}," table:formula="of:=&quot;{id:&quot;&amp;[Ciudad.A893]&amp;&quot;,name:'&quot;&amp;[Ciudad.B893]&amp;&quot;',state_id:&quot;&amp;[Ciudad.C893]&amp;&quot;,lat:0.0, lng:0.0, zoom:0.0},&quot;" table:style-name="ce1">
            <text:p>{id:68385,name:'Landázuri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397,name:'La Paz',state_id:68,lat:0.0, lng:0.0, zoom:0.0}," table:formula="of:=&quot;{id:&quot;&amp;[Ciudad.A894]&amp;&quot;,name:'&quot;&amp;[Ciudad.B894]&amp;&quot;',state_id:&quot;&amp;[Ciudad.C894]&amp;&quot;,lat:0.0, lng:0.0, zoom:0.0},&quot;" table:style-name="ce1">
            <text:p>{id:68397,name:'La Paz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406,name:'Lebríja',state_id:68,lat:0.0, lng:0.0, zoom:0.0}," table:formula="of:=&quot;{id:&quot;&amp;[Ciudad.A895]&amp;&quot;,name:'&quot;&amp;[Ciudad.B895]&amp;&quot;',state_id:&quot;&amp;[Ciudad.C895]&amp;&quot;,lat:0.0, lng:0.0, zoom:0.0},&quot;" table:style-name="ce1">
            <text:p>{id:68406,name:'Lebríj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418,name:'Los Santos',state_id:68,lat:0.0, lng:0.0, zoom:0.0}," table:formula="of:=&quot;{id:&quot;&amp;[Ciudad.A896]&amp;&quot;,name:'&quot;&amp;[Ciudad.B896]&amp;&quot;',state_id:&quot;&amp;[Ciudad.C896]&amp;&quot;,lat:0.0, lng:0.0, zoom:0.0},&quot;" table:style-name="ce1">
            <text:p>{id:68418,name:'Los Santos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425,name:'Macaravita',state_id:68,lat:0.0, lng:0.0, zoom:0.0}," table:formula="of:=&quot;{id:&quot;&amp;[Ciudad.A897]&amp;&quot;,name:'&quot;&amp;[Ciudad.B897]&amp;&quot;',state_id:&quot;&amp;[Ciudad.C897]&amp;&quot;,lat:0.0, lng:0.0, zoom:0.0},&quot;" table:style-name="ce1">
            <text:p>{id:68425,name:'Macaravit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432,name:'Málaga',state_id:68,lat:0.0, lng:0.0, zoom:0.0}," table:formula="of:=&quot;{id:&quot;&amp;[Ciudad.A898]&amp;&quot;,name:'&quot;&amp;[Ciudad.B898]&amp;&quot;',state_id:&quot;&amp;[Ciudad.C898]&amp;&quot;,lat:0.0, lng:0.0, zoom:0.0},&quot;" table:style-name="ce1">
            <text:p>{id:68432,name:'Málag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444,name:'Matanza',state_id:68,lat:0.0, lng:0.0, zoom:0.0}," table:formula="of:=&quot;{id:&quot;&amp;[Ciudad.A899]&amp;&quot;,name:'&quot;&amp;[Ciudad.B899]&amp;&quot;',state_id:&quot;&amp;[Ciudad.C899]&amp;&quot;,lat:0.0, lng:0.0, zoom:0.0},&quot;" table:style-name="ce1">
            <text:p>{id:68444,name:'Matanz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464,name:'Mogotes',state_id:68,lat:0.0, lng:0.0, zoom:0.0}," table:formula="of:=&quot;{id:&quot;&amp;[Ciudad.A900]&amp;&quot;,name:'&quot;&amp;[Ciudad.B900]&amp;&quot;',state_id:&quot;&amp;[Ciudad.C900]&amp;&quot;,lat:0.0, lng:0.0, zoom:0.0},&quot;" table:style-name="ce1">
            <text:p>{id:68464,name:'Mogotes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468,name:'Molagavita',state_id:68,lat:0.0, lng:0.0, zoom:0.0}," table:formula="of:=&quot;{id:&quot;&amp;[Ciudad.A901]&amp;&quot;,name:'&quot;&amp;[Ciudad.B901]&amp;&quot;',state_id:&quot;&amp;[Ciudad.C901]&amp;&quot;,lat:0.0, lng:0.0, zoom:0.0},&quot;" table:style-name="ce1">
            <text:p>{id:68468,name:'Molagavit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498,name:'Ocamonte',state_id:68,lat:0.0, lng:0.0, zoom:0.0}," table:formula="of:=&quot;{id:&quot;&amp;[Ciudad.A902]&amp;&quot;,name:'&quot;&amp;[Ciudad.B902]&amp;&quot;',state_id:&quot;&amp;[Ciudad.C902]&amp;&quot;,lat:0.0, lng:0.0, zoom:0.0},&quot;" table:style-name="ce1">
            <text:p>{id:68498,name:'Ocamonte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500,name:'Oiba',state_id:68,lat:0.0, lng:0.0, zoom:0.0}," table:formula="of:=&quot;{id:&quot;&amp;[Ciudad.A903]&amp;&quot;,name:'&quot;&amp;[Ciudad.B903]&amp;&quot;',state_id:&quot;&amp;[Ciudad.C903]&amp;&quot;,lat:0.0, lng:0.0, zoom:0.0},&quot;" table:style-name="ce1">
            <text:p>{id:68500,name:'Oib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502,name:'Onzaga',state_id:68,lat:0.0, lng:0.0, zoom:0.0}," table:formula="of:=&quot;{id:&quot;&amp;[Ciudad.A904]&amp;&quot;,name:'&quot;&amp;[Ciudad.B904]&amp;&quot;',state_id:&quot;&amp;[Ciudad.C904]&amp;&quot;,lat:0.0, lng:0.0, zoom:0.0},&quot;" table:style-name="ce1">
            <text:p>{id:68502,name:'Onzag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522,name:'Palmar',state_id:68,lat:0.0, lng:0.0, zoom:0.0}," table:formula="of:=&quot;{id:&quot;&amp;[Ciudad.A905]&amp;&quot;,name:'&quot;&amp;[Ciudad.B905]&amp;&quot;',state_id:&quot;&amp;[Ciudad.C905]&amp;&quot;,lat:0.0, lng:0.0, zoom:0.0},&quot;" table:style-name="ce1">
            <text:p>{id:68522,name:'Palmar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524,name:'Palmas del Socorro',state_id:68,lat:0.0, lng:0.0, zoom:0.0}," table:formula="of:=&quot;{id:&quot;&amp;[Ciudad.A906]&amp;&quot;,name:'&quot;&amp;[Ciudad.B906]&amp;&quot;',state_id:&quot;&amp;[Ciudad.C906]&amp;&quot;,lat:0.0, lng:0.0, zoom:0.0},&quot;" table:style-name="ce1">
            <text:p>{id:68524,name:'Palmas del Socorro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533,name:'Páramo',state_id:68,lat:0.0, lng:0.0, zoom:0.0}," table:formula="of:=&quot;{id:&quot;&amp;[Ciudad.A907]&amp;&quot;,name:'&quot;&amp;[Ciudad.B907]&amp;&quot;',state_id:&quot;&amp;[Ciudad.C907]&amp;&quot;,lat:0.0, lng:0.0, zoom:0.0},&quot;" table:style-name="ce1">
            <text:p>{id:68533,name:'Páramo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547,name:'Piedecuesta',state_id:68,lat:0.0, lng:0.0, zoom:0.0}," table:formula="of:=&quot;{id:&quot;&amp;[Ciudad.A908]&amp;&quot;,name:'&quot;&amp;[Ciudad.B908]&amp;&quot;',state_id:&quot;&amp;[Ciudad.C908]&amp;&quot;,lat:0.0, lng:0.0, zoom:0.0},&quot;" table:style-name="ce1">
            <text:p>{id:68547,name:'Piedecuest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549,name:'Pinchote',state_id:68,lat:0.0, lng:0.0, zoom:0.0}," table:formula="of:=&quot;{id:&quot;&amp;[Ciudad.A909]&amp;&quot;,name:'&quot;&amp;[Ciudad.B909]&amp;&quot;',state_id:&quot;&amp;[Ciudad.C909]&amp;&quot;,lat:0.0, lng:0.0, zoom:0.0},&quot;" table:style-name="ce1">
            <text:p>{id:68549,name:'Pinchote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572,name:'Puente Nacional',state_id:68,lat:0.0, lng:0.0, zoom:0.0}," table:formula="of:=&quot;{id:&quot;&amp;[Ciudad.A910]&amp;&quot;,name:'&quot;&amp;[Ciudad.B910]&amp;&quot;',state_id:&quot;&amp;[Ciudad.C910]&amp;&quot;,lat:0.0, lng:0.0, zoom:0.0},&quot;" table:style-name="ce1">
            <text:p>{id:68572,name:'Puente Nacional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573,name:'Puerto Parra',state_id:68,lat:0.0, lng:0.0, zoom:0.0}," table:formula="of:=&quot;{id:&quot;&amp;[Ciudad.A911]&amp;&quot;,name:'&quot;&amp;[Ciudad.B911]&amp;&quot;',state_id:&quot;&amp;[Ciudad.C911]&amp;&quot;,lat:0.0, lng:0.0, zoom:0.0},&quot;" table:style-name="ce1">
            <text:p>{id:68573,name:'Puerto Parr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575,name:'Puerto Wilches',state_id:68,lat:0.0, lng:0.0, zoom:0.0}," table:formula="of:=&quot;{id:&quot;&amp;[Ciudad.A912]&amp;&quot;,name:'&quot;&amp;[Ciudad.B912]&amp;&quot;',state_id:&quot;&amp;[Ciudad.C912]&amp;&quot;,lat:0.0, lng:0.0, zoom:0.0},&quot;" table:style-name="ce1">
            <text:p>{id:68575,name:'Puerto Wilches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615,name:'Rionegro',state_id:68,lat:0.0, lng:0.0, zoom:0.0}," table:formula="of:=&quot;{id:&quot;&amp;[Ciudad.A913]&amp;&quot;,name:'&quot;&amp;[Ciudad.B913]&amp;&quot;',state_id:&quot;&amp;[Ciudad.C913]&amp;&quot;,lat:0.0, lng:0.0, zoom:0.0},&quot;" table:style-name="ce1">
            <text:p>{id:68615,name:'Rionegro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655,name:'Sabana de Torres',state_id:68,lat:0.0, lng:0.0, zoom:0.0}," table:formula="of:=&quot;{id:&quot;&amp;[Ciudad.A914]&amp;&quot;,name:'&quot;&amp;[Ciudad.B914]&amp;&quot;',state_id:&quot;&amp;[Ciudad.C914]&amp;&quot;,lat:0.0, lng:0.0, zoom:0.0},&quot;" table:style-name="ce1">
            <text:p>{id:68655,name:'Sabana de Torres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669,name:'San Andrés',state_id:68,lat:0.0, lng:0.0, zoom:0.0}," table:formula="of:=&quot;{id:&quot;&amp;[Ciudad.A915]&amp;&quot;,name:'&quot;&amp;[Ciudad.B915]&amp;&quot;',state_id:&quot;&amp;[Ciudad.C915]&amp;&quot;,lat:0.0, lng:0.0, zoom:0.0},&quot;" table:style-name="ce1">
            <text:p>{id:68669,name:'San Andrés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673,name:'San Benito',state_id:68,lat:0.0, lng:0.0, zoom:0.0}," table:formula="of:=&quot;{id:&quot;&amp;[Ciudad.A916]&amp;&quot;,name:'&quot;&amp;[Ciudad.B916]&amp;&quot;',state_id:&quot;&amp;[Ciudad.C916]&amp;&quot;,lat:0.0, lng:0.0, zoom:0.0},&quot;" table:style-name="ce1">
            <text:p>{id:68673,name:'San Benito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679,name:'San Gil',state_id:68,lat:0.0, lng:0.0, zoom:0.0}," table:formula="of:=&quot;{id:&quot;&amp;[Ciudad.A917]&amp;&quot;,name:'&quot;&amp;[Ciudad.B917]&amp;&quot;',state_id:&quot;&amp;[Ciudad.C917]&amp;&quot;,lat:0.0, lng:0.0, zoom:0.0},&quot;" table:style-name="ce1">
            <text:p>{id:68679,name:'San Gil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682,name:'San Joaquín',state_id:68,lat:0.0, lng:0.0, zoom:0.0}," table:formula="of:=&quot;{id:&quot;&amp;[Ciudad.A918]&amp;&quot;,name:'&quot;&amp;[Ciudad.B918]&amp;&quot;',state_id:&quot;&amp;[Ciudad.C918]&amp;&quot;,lat:0.0, lng:0.0, zoom:0.0},&quot;" table:style-name="ce1">
            <text:p>{id:68682,name:'San Joaquín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684,name:'San José de Miranda',state_id:68,lat:0.0, lng:0.0, zoom:0.0}," table:formula="of:=&quot;{id:&quot;&amp;[Ciudad.A919]&amp;&quot;,name:'&quot;&amp;[Ciudad.B919]&amp;&quot;',state_id:&quot;&amp;[Ciudad.C919]&amp;&quot;,lat:0.0, lng:0.0, zoom:0.0},&quot;" table:style-name="ce1">
            <text:p>{id:68684,name:'San José de Mirand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686,name:'San Miguel',state_id:68,lat:0.0, lng:0.0, zoom:0.0}," table:formula="of:=&quot;{id:&quot;&amp;[Ciudad.A920]&amp;&quot;,name:'&quot;&amp;[Ciudad.B920]&amp;&quot;',state_id:&quot;&amp;[Ciudad.C920]&amp;&quot;,lat:0.0, lng:0.0, zoom:0.0},&quot;" table:style-name="ce1">
            <text:p>{id:68686,name:'San Miguel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689,name:'San Vicente de Chucurí',state_id:68,lat:0.0, lng:0.0, zoom:0.0}," table:formula="of:=&quot;{id:&quot;&amp;[Ciudad.A921]&amp;&quot;,name:'&quot;&amp;[Ciudad.B921]&amp;&quot;',state_id:&quot;&amp;[Ciudad.C921]&amp;&quot;,lat:0.0, lng:0.0, zoom:0.0},&quot;" table:style-name="ce1">
            <text:p>{id:68689,name:'San Vicente de Chucurí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705,name:'Santa Bárbara',state_id:68,lat:0.0, lng:0.0, zoom:0.0}," table:formula="of:=&quot;{id:&quot;&amp;[Ciudad.A922]&amp;&quot;,name:'&quot;&amp;[Ciudad.B922]&amp;&quot;',state_id:&quot;&amp;[Ciudad.C922]&amp;&quot;,lat:0.0, lng:0.0, zoom:0.0},&quot;" table:style-name="ce1">
            <text:p>{id:68705,name:'Santa Bárbar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720,name:'Santa Helena del Opón',state_id:68,lat:0.0, lng:0.0, zoom:0.0}," table:formula="of:=&quot;{id:&quot;&amp;[Ciudad.A923]&amp;&quot;,name:'&quot;&amp;[Ciudad.B923]&amp;&quot;',state_id:&quot;&amp;[Ciudad.C923]&amp;&quot;,lat:0.0, lng:0.0, zoom:0.0},&quot;" table:style-name="ce1">
            <text:p>{id:68720,name:'Santa Helena del Opón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745,name:'Simacota',state_id:68,lat:0.0, lng:0.0, zoom:0.0}," table:formula="of:=&quot;{id:&quot;&amp;[Ciudad.A924]&amp;&quot;,name:'&quot;&amp;[Ciudad.B924]&amp;&quot;',state_id:&quot;&amp;[Ciudad.C924]&amp;&quot;,lat:0.0, lng:0.0, zoom:0.0},&quot;" table:style-name="ce1">
            <text:p>{id:68745,name:'Simacot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755,name:'Socorro',state_id:68,lat:0.0, lng:0.0, zoom:0.0}," table:formula="of:=&quot;{id:&quot;&amp;[Ciudad.A925]&amp;&quot;,name:'&quot;&amp;[Ciudad.B925]&amp;&quot;',state_id:&quot;&amp;[Ciudad.C925]&amp;&quot;,lat:0.0, lng:0.0, zoom:0.0},&quot;" table:style-name="ce1">
            <text:p>{id:68755,name:'Socorro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770,name:'Suaita',state_id:68,lat:0.0, lng:0.0, zoom:0.0}," table:formula="of:=&quot;{id:&quot;&amp;[Ciudad.A926]&amp;&quot;,name:'&quot;&amp;[Ciudad.B926]&amp;&quot;',state_id:&quot;&amp;[Ciudad.C926]&amp;&quot;,lat:0.0, lng:0.0, zoom:0.0},&quot;" table:style-name="ce1">
            <text:p>{id:68770,name:'Suait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773,name:'Sucre',state_id:68,lat:0.0, lng:0.0, zoom:0.0}," table:formula="of:=&quot;{id:&quot;&amp;[Ciudad.A927]&amp;&quot;,name:'&quot;&amp;[Ciudad.B927]&amp;&quot;',state_id:&quot;&amp;[Ciudad.C927]&amp;&quot;,lat:0.0, lng:0.0, zoom:0.0},&quot;" table:style-name="ce1">
            <text:p>{id:68773,name:'Sucre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780,name:'Suratá',state_id:68,lat:0.0, lng:0.0, zoom:0.0}," table:formula="of:=&quot;{id:&quot;&amp;[Ciudad.A928]&amp;&quot;,name:'&quot;&amp;[Ciudad.B928]&amp;&quot;',state_id:&quot;&amp;[Ciudad.C928]&amp;&quot;,lat:0.0, lng:0.0, zoom:0.0},&quot;" table:style-name="ce1">
            <text:p>{id:68780,name:'Suratá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820,name:'Tona',state_id:68,lat:0.0, lng:0.0, zoom:0.0}," table:formula="of:=&quot;{id:&quot;&amp;[Ciudad.A929]&amp;&quot;,name:'&quot;&amp;[Ciudad.B929]&amp;&quot;',state_id:&quot;&amp;[Ciudad.C929]&amp;&quot;,lat:0.0, lng:0.0, zoom:0.0},&quot;" table:style-name="ce1">
            <text:p>{id:68820,name:'Ton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855,name:'Valle de San José',state_id:68,lat:0.0, lng:0.0, zoom:0.0}," table:formula="of:=&quot;{id:&quot;&amp;[Ciudad.A930]&amp;&quot;,name:'&quot;&amp;[Ciudad.B930]&amp;&quot;',state_id:&quot;&amp;[Ciudad.C930]&amp;&quot;,lat:0.0, lng:0.0, zoom:0.0},&quot;" table:style-name="ce1">
            <text:p>{id:68855,name:'Valle de San José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861,name:'Vélez',state_id:68,lat:0.0, lng:0.0, zoom:0.0}," table:formula="of:=&quot;{id:&quot;&amp;[Ciudad.A931]&amp;&quot;,name:'&quot;&amp;[Ciudad.B931]&amp;&quot;',state_id:&quot;&amp;[Ciudad.C931]&amp;&quot;,lat:0.0, lng:0.0, zoom:0.0},&quot;" table:style-name="ce1">
            <text:p>{id:68861,name:'Vélez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867,name:'Vetas',state_id:68,lat:0.0, lng:0.0, zoom:0.0}," table:formula="of:=&quot;{id:&quot;&amp;[Ciudad.A932]&amp;&quot;,name:'&quot;&amp;[Ciudad.B932]&amp;&quot;',state_id:&quot;&amp;[Ciudad.C932]&amp;&quot;,lat:0.0, lng:0.0, zoom:0.0},&quot;" table:style-name="ce1">
            <text:p>{id:68867,name:'Vetas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872,name:'Villanueva',state_id:68,lat:0.0, lng:0.0, zoom:0.0}," table:formula="of:=&quot;{id:&quot;&amp;[Ciudad.A933]&amp;&quot;,name:'&quot;&amp;[Ciudad.B933]&amp;&quot;',state_id:&quot;&amp;[Ciudad.C933]&amp;&quot;,lat:0.0, lng:0.0, zoom:0.0},&quot;" table:style-name="ce1">
            <text:p>{id:68872,name:'Villanuev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68895,name:'Zapatoca',state_id:68,lat:0.0, lng:0.0, zoom:0.0}," table:formula="of:=&quot;{id:&quot;&amp;[Ciudad.A934]&amp;&quot;,name:'&quot;&amp;[Ciudad.B934]&amp;&quot;',state_id:&quot;&amp;[Ciudad.C934]&amp;&quot;,lat:0.0, lng:0.0, zoom:0.0},&quot;" table:style-name="ce1">
            <text:p>{id:68895,name:'Zapatoca',state_id:6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001,name:'Sincelejo',state_id:70,lat:0.0, lng:0.0, zoom:0.0}," table:formula="of:=&quot;{id:&quot;&amp;[Ciudad.A935]&amp;&quot;,name:'&quot;&amp;[Ciudad.B935]&amp;&quot;',state_id:&quot;&amp;[Ciudad.C935]&amp;&quot;,lat:0.0, lng:0.0, zoom:0.0},&quot;" table:style-name="ce1">
            <text:p>{id:70001,name:'Sincelejo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110,name:'Buenavista',state_id:70,lat:0.0, lng:0.0, zoom:0.0}," table:formula="of:=&quot;{id:&quot;&amp;[Ciudad.A936]&amp;&quot;,name:'&quot;&amp;[Ciudad.B936]&amp;&quot;',state_id:&quot;&amp;[Ciudad.C936]&amp;&quot;,lat:0.0, lng:0.0, zoom:0.0},&quot;" table:style-name="ce1">
            <text:p>{id:70110,name:'Buenavista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124,name:'Caimito',state_id:70,lat:0.0, lng:0.0, zoom:0.0}," table:formula="of:=&quot;{id:&quot;&amp;[Ciudad.A937]&amp;&quot;,name:'&quot;&amp;[Ciudad.B937]&amp;&quot;',state_id:&quot;&amp;[Ciudad.C937]&amp;&quot;,lat:0.0, lng:0.0, zoom:0.0},&quot;" table:style-name="ce1">
            <text:p>{id:70124,name:'Caimito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204,name:'Coloso',state_id:70,lat:0.0, lng:0.0, zoom:0.0}," table:formula="of:=&quot;{id:&quot;&amp;[Ciudad.A938]&amp;&quot;,name:'&quot;&amp;[Ciudad.B938]&amp;&quot;',state_id:&quot;&amp;[Ciudad.C938]&amp;&quot;,lat:0.0, lng:0.0, zoom:0.0},&quot;" table:style-name="ce1">
            <text:p>{id:70204,name:'Coloso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215,name:'Corozal',state_id:70,lat:0.0, lng:0.0, zoom:0.0}," table:formula="of:=&quot;{id:&quot;&amp;[Ciudad.A939]&amp;&quot;,name:'&quot;&amp;[Ciudad.B939]&amp;&quot;',state_id:&quot;&amp;[Ciudad.C939]&amp;&quot;,lat:0.0, lng:0.0, zoom:0.0},&quot;" table:style-name="ce1">
            <text:p>{id:70215,name:'Corozal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221,name:'Coveñas',state_id:70,lat:0.0, lng:0.0, zoom:0.0}," table:formula="of:=&quot;{id:&quot;&amp;[Ciudad.A940]&amp;&quot;,name:'&quot;&amp;[Ciudad.B940]&amp;&quot;',state_id:&quot;&amp;[Ciudad.C940]&amp;&quot;,lat:0.0, lng:0.0, zoom:0.0},&quot;" table:style-name="ce1">
            <text:p>{id:70221,name:'Coveñas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230,name:'Chalán',state_id:70,lat:0.0, lng:0.0, zoom:0.0}," table:formula="of:=&quot;{id:&quot;&amp;[Ciudad.A941]&amp;&quot;,name:'&quot;&amp;[Ciudad.B941]&amp;&quot;',state_id:&quot;&amp;[Ciudad.C941]&amp;&quot;,lat:0.0, lng:0.0, zoom:0.0},&quot;" table:style-name="ce1">
            <text:p>{id:70230,name:'Chalán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233,name:'El Roble',state_id:70,lat:0.0, lng:0.0, zoom:0.0}," table:formula="of:=&quot;{id:&quot;&amp;[Ciudad.A942]&amp;&quot;,name:'&quot;&amp;[Ciudad.B942]&amp;&quot;',state_id:&quot;&amp;[Ciudad.C942]&amp;&quot;,lat:0.0, lng:0.0, zoom:0.0},&quot;" table:style-name="ce1">
            <text:p>{id:70233,name:'El Roble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235,name:'Galeras',state_id:70,lat:0.0, lng:0.0, zoom:0.0}," table:formula="of:=&quot;{id:&quot;&amp;[Ciudad.A943]&amp;&quot;,name:'&quot;&amp;[Ciudad.B943]&amp;&quot;',state_id:&quot;&amp;[Ciudad.C943]&amp;&quot;,lat:0.0, lng:0.0, zoom:0.0},&quot;" table:style-name="ce1">
            <text:p>{id:70235,name:'Galeras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265,name:'Guaranda',state_id:70,lat:0.0, lng:0.0, zoom:0.0}," table:formula="of:=&quot;{id:&quot;&amp;[Ciudad.A944]&amp;&quot;,name:'&quot;&amp;[Ciudad.B944]&amp;&quot;',state_id:&quot;&amp;[Ciudad.C944]&amp;&quot;,lat:0.0, lng:0.0, zoom:0.0},&quot;" table:style-name="ce1">
            <text:p>{id:70265,name:'Guaranda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400,name:'La Unión',state_id:70,lat:0.0, lng:0.0, zoom:0.0}," table:formula="of:=&quot;{id:&quot;&amp;[Ciudad.A945]&amp;&quot;,name:'&quot;&amp;[Ciudad.B945]&amp;&quot;',state_id:&quot;&amp;[Ciudad.C945]&amp;&quot;,lat:0.0, lng:0.0, zoom:0.0},&quot;" table:style-name="ce1">
            <text:p>{id:70400,name:'La Unión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418,name:'Los Palmitos',state_id:70,lat:0.0, lng:0.0, zoom:0.0}," table:formula="of:=&quot;{id:&quot;&amp;[Ciudad.A946]&amp;&quot;,name:'&quot;&amp;[Ciudad.B946]&amp;&quot;',state_id:&quot;&amp;[Ciudad.C946]&amp;&quot;,lat:0.0, lng:0.0, zoom:0.0},&quot;" table:style-name="ce1">
            <text:p>{id:70418,name:'Los Palmitos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429,name:'Majagual',state_id:70,lat:0.0, lng:0.0, zoom:0.0}," table:formula="of:=&quot;{id:&quot;&amp;[Ciudad.A947]&amp;&quot;,name:'&quot;&amp;[Ciudad.B947]&amp;&quot;',state_id:&quot;&amp;[Ciudad.C947]&amp;&quot;,lat:0.0, lng:0.0, zoom:0.0},&quot;" table:style-name="ce1">
            <text:p>{id:70429,name:'Majagual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473,name:'Morroa',state_id:70,lat:0.0, lng:0.0, zoom:0.0}," table:formula="of:=&quot;{id:&quot;&amp;[Ciudad.A948]&amp;&quot;,name:'&quot;&amp;[Ciudad.B948]&amp;&quot;',state_id:&quot;&amp;[Ciudad.C948]&amp;&quot;,lat:0.0, lng:0.0, zoom:0.0},&quot;" table:style-name="ce1">
            <text:p>{id:70473,name:'Morroa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508,name:'Ovejas',state_id:70,lat:0.0, lng:0.0, zoom:0.0}," table:formula="of:=&quot;{id:&quot;&amp;[Ciudad.A949]&amp;&quot;,name:'&quot;&amp;[Ciudad.B949]&amp;&quot;',state_id:&quot;&amp;[Ciudad.C949]&amp;&quot;,lat:0.0, lng:0.0, zoom:0.0},&quot;" table:style-name="ce1">
            <text:p>{id:70508,name:'Ovejas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523,name:'Palmito',state_id:70,lat:0.0, lng:0.0, zoom:0.0}," table:formula="of:=&quot;{id:&quot;&amp;[Ciudad.A950]&amp;&quot;,name:'&quot;&amp;[Ciudad.B950]&amp;&quot;',state_id:&quot;&amp;[Ciudad.C950]&amp;&quot;,lat:0.0, lng:0.0, zoom:0.0},&quot;" table:style-name="ce1">
            <text:p>{id:70523,name:'Palmito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670,name:'Sampués',state_id:70,lat:0.0, lng:0.0, zoom:0.0}," table:formula="of:=&quot;{id:&quot;&amp;[Ciudad.A951]&amp;&quot;,name:'&quot;&amp;[Ciudad.B951]&amp;&quot;',state_id:&quot;&amp;[Ciudad.C951]&amp;&quot;,lat:0.0, lng:0.0, zoom:0.0},&quot;" table:style-name="ce1">
            <text:p>{id:70670,name:'Sampués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678,name:'San Benito Abad',state_id:70,lat:0.0, lng:0.0, zoom:0.0}," table:formula="of:=&quot;{id:&quot;&amp;[Ciudad.A952]&amp;&quot;,name:'&quot;&amp;[Ciudad.B952]&amp;&quot;',state_id:&quot;&amp;[Ciudad.C952]&amp;&quot;,lat:0.0, lng:0.0, zoom:0.0},&quot;" table:style-name="ce1">
            <text:p>{id:70678,name:'San Benito Abad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702,name:'San Juan de Betulia',state_id:70,lat:0.0, lng:0.0, zoom:0.0}," table:formula="of:=&quot;{id:&quot;&amp;[Ciudad.A953]&amp;&quot;,name:'&quot;&amp;[Ciudad.B953]&amp;&quot;',state_id:&quot;&amp;[Ciudad.C953]&amp;&quot;,lat:0.0, lng:0.0, zoom:0.0},&quot;" table:style-name="ce1">
            <text:p>{id:70702,name:'San Juan de Betulia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708,name:'San Marcos',state_id:70,lat:0.0, lng:0.0, zoom:0.0}," table:formula="of:=&quot;{id:&quot;&amp;[Ciudad.A954]&amp;&quot;,name:'&quot;&amp;[Ciudad.B954]&amp;&quot;',state_id:&quot;&amp;[Ciudad.C954]&amp;&quot;,lat:0.0, lng:0.0, zoom:0.0},&quot;" table:style-name="ce1">
            <text:p>{id:70708,name:'San Marcos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713,name:'San Onofre',state_id:70,lat:0.0, lng:0.0, zoom:0.0}," table:formula="of:=&quot;{id:&quot;&amp;[Ciudad.A955]&amp;&quot;,name:'&quot;&amp;[Ciudad.B955]&amp;&quot;',state_id:&quot;&amp;[Ciudad.C955]&amp;&quot;,lat:0.0, lng:0.0, zoom:0.0},&quot;" table:style-name="ce1">
            <text:p>{id:70713,name:'San Onofre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717,name:'San Pedro',state_id:70,lat:0.0, lng:0.0, zoom:0.0}," table:formula="of:=&quot;{id:&quot;&amp;[Ciudad.A956]&amp;&quot;,name:'&quot;&amp;[Ciudad.B956]&amp;&quot;',state_id:&quot;&amp;[Ciudad.C956]&amp;&quot;,lat:0.0, lng:0.0, zoom:0.0},&quot;" table:style-name="ce1">
            <text:p>{id:70717,name:'San Pedro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742,name:'San Luis de Sincé',state_id:70,lat:0.0, lng:0.0, zoom:0.0}," table:formula="of:=&quot;{id:&quot;&amp;[Ciudad.A957]&amp;&quot;,name:'&quot;&amp;[Ciudad.B957]&amp;&quot;',state_id:&quot;&amp;[Ciudad.C957]&amp;&quot;,lat:0.0, lng:0.0, zoom:0.0},&quot;" table:style-name="ce1">
            <text:p>{id:70742,name:'San Luis de Sincé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771,name:'Sucre',state_id:70,lat:0.0, lng:0.0, zoom:0.0}," table:formula="of:=&quot;{id:&quot;&amp;[Ciudad.A958]&amp;&quot;,name:'&quot;&amp;[Ciudad.B958]&amp;&quot;',state_id:&quot;&amp;[Ciudad.C958]&amp;&quot;,lat:0.0, lng:0.0, zoom:0.0},&quot;" table:style-name="ce1">
            <text:p>{id:70771,name:'Sucre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820,name:'Santiago de Tolú',state_id:70,lat:0.0, lng:0.0, zoom:0.0}," table:formula="of:=&quot;{id:&quot;&amp;[Ciudad.A959]&amp;&quot;,name:'&quot;&amp;[Ciudad.B959]&amp;&quot;',state_id:&quot;&amp;[Ciudad.C959]&amp;&quot;,lat:0.0, lng:0.0, zoom:0.0},&quot;" table:style-name="ce1">
            <text:p>{id:70820,name:'Santiago de Tolú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0823,name:'Tolú Viejo',state_id:70,lat:0.0, lng:0.0, zoom:0.0}," table:formula="of:=&quot;{id:&quot;&amp;[Ciudad.A960]&amp;&quot;,name:'&quot;&amp;[Ciudad.B960]&amp;&quot;',state_id:&quot;&amp;[Ciudad.C960]&amp;&quot;,lat:0.0, lng:0.0, zoom:0.0},&quot;" table:style-name="ce1">
            <text:p>{id:70823,name:'Tolú Viejo',state_id:70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001,name:'Ibagué',state_id:73,lat:0.0, lng:0.0, zoom:0.0}," table:formula="of:=&quot;{id:&quot;&amp;[Ciudad.A961]&amp;&quot;,name:'&quot;&amp;[Ciudad.B961]&amp;&quot;',state_id:&quot;&amp;[Ciudad.C961]&amp;&quot;,lat:0.0, lng:0.0, zoom:0.0},&quot;" table:style-name="ce1">
            <text:p>{id:73001,name:'Ibagué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024,name:'Alpujarra',state_id:73,lat:0.0, lng:0.0, zoom:0.0}," table:formula="of:=&quot;{id:&quot;&amp;[Ciudad.A962]&amp;&quot;,name:'&quot;&amp;[Ciudad.B962]&amp;&quot;',state_id:&quot;&amp;[Ciudad.C962]&amp;&quot;,lat:0.0, lng:0.0, zoom:0.0},&quot;" table:style-name="ce1">
            <text:p>{id:73024,name:'Alpujarra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026,name:'Alvarado',state_id:73,lat:0.0, lng:0.0, zoom:0.0}," table:formula="of:=&quot;{id:&quot;&amp;[Ciudad.A963]&amp;&quot;,name:'&quot;&amp;[Ciudad.B963]&amp;&quot;',state_id:&quot;&amp;[Ciudad.C963]&amp;&quot;,lat:0.0, lng:0.0, zoom:0.0},&quot;" table:style-name="ce1">
            <text:p>{id:73026,name:'Alvarado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030,name:'Ambalema',state_id:73,lat:0.0, lng:0.0, zoom:0.0}," table:formula="of:=&quot;{id:&quot;&amp;[Ciudad.A964]&amp;&quot;,name:'&quot;&amp;[Ciudad.B964]&amp;&quot;',state_id:&quot;&amp;[Ciudad.C964]&amp;&quot;,lat:0.0, lng:0.0, zoom:0.0},&quot;" table:style-name="ce1">
            <text:p>{id:73030,name:'Ambalema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043,name:'Anzoátegui',state_id:73,lat:0.0, lng:0.0, zoom:0.0}," table:formula="of:=&quot;{id:&quot;&amp;[Ciudad.A965]&amp;&quot;,name:'&quot;&amp;[Ciudad.B965]&amp;&quot;',state_id:&quot;&amp;[Ciudad.C965]&amp;&quot;,lat:0.0, lng:0.0, zoom:0.0},&quot;" table:style-name="ce1">
            <text:p>{id:73043,name:'Anzoátegui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055,name:'Armero',state_id:73,lat:0.0, lng:0.0, zoom:0.0}," table:formula="of:=&quot;{id:&quot;&amp;[Ciudad.A966]&amp;&quot;,name:'&quot;&amp;[Ciudad.B966]&amp;&quot;',state_id:&quot;&amp;[Ciudad.C966]&amp;&quot;,lat:0.0, lng:0.0, zoom:0.0},&quot;" table:style-name="ce1">
            <text:p>{id:73055,name:'Armero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067,name:'Ataco',state_id:73,lat:0.0, lng:0.0, zoom:0.0}," table:formula="of:=&quot;{id:&quot;&amp;[Ciudad.A967]&amp;&quot;,name:'&quot;&amp;[Ciudad.B967]&amp;&quot;',state_id:&quot;&amp;[Ciudad.C967]&amp;&quot;,lat:0.0, lng:0.0, zoom:0.0},&quot;" table:style-name="ce1">
            <text:p>{id:73067,name:'Ataco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124,name:'Cajamarca',state_id:73,lat:0.0, lng:0.0, zoom:0.0}," table:formula="of:=&quot;{id:&quot;&amp;[Ciudad.A968]&amp;&quot;,name:'&quot;&amp;[Ciudad.B968]&amp;&quot;',state_id:&quot;&amp;[Ciudad.C968]&amp;&quot;,lat:0.0, lng:0.0, zoom:0.0},&quot;" table:style-name="ce1">
            <text:p>{id:73124,name:'Cajamarca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148,name:'Carmen de Apicala',state_id:73,lat:0.0, lng:0.0, zoom:0.0}," table:formula="of:=&quot;{id:&quot;&amp;[Ciudad.A969]&amp;&quot;,name:'&quot;&amp;[Ciudad.B969]&amp;&quot;',state_id:&quot;&amp;[Ciudad.C969]&amp;&quot;,lat:0.0, lng:0.0, zoom:0.0},&quot;" table:style-name="ce1">
            <text:p>{id:73148,name:'Carmen de Apicala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152,name:'Casabianca',state_id:73,lat:0.0, lng:0.0, zoom:0.0}," table:formula="of:=&quot;{id:&quot;&amp;[Ciudad.A970]&amp;&quot;,name:'&quot;&amp;[Ciudad.B970]&amp;&quot;',state_id:&quot;&amp;[Ciudad.C970]&amp;&quot;,lat:0.0, lng:0.0, zoom:0.0},&quot;" table:style-name="ce1">
            <text:p>{id:73152,name:'Casabianca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168,name:'Chaparral',state_id:73,lat:0.0, lng:0.0, zoom:0.0}," table:formula="of:=&quot;{id:&quot;&amp;[Ciudad.A971]&amp;&quot;,name:'&quot;&amp;[Ciudad.B971]&amp;&quot;',state_id:&quot;&amp;[Ciudad.C971]&amp;&quot;,lat:0.0, lng:0.0, zoom:0.0},&quot;" table:style-name="ce1">
            <text:p>{id:73168,name:'Chaparral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200,name:'Coello',state_id:73,lat:0.0, lng:0.0, zoom:0.0}," table:formula="of:=&quot;{id:&quot;&amp;[Ciudad.A972]&amp;&quot;,name:'&quot;&amp;[Ciudad.B972]&amp;&quot;',state_id:&quot;&amp;[Ciudad.C972]&amp;&quot;,lat:0.0, lng:0.0, zoom:0.0},&quot;" table:style-name="ce1">
            <text:p>{id:73200,name:'Coello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217,name:'Coyaima',state_id:73,lat:0.0, lng:0.0, zoom:0.0}," table:formula="of:=&quot;{id:&quot;&amp;[Ciudad.A973]&amp;&quot;,name:'&quot;&amp;[Ciudad.B973]&amp;&quot;',state_id:&quot;&amp;[Ciudad.C973]&amp;&quot;,lat:0.0, lng:0.0, zoom:0.0},&quot;" table:style-name="ce1">
            <text:p>{id:73217,name:'Coyaima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226,name:'Cunday',state_id:73,lat:0.0, lng:0.0, zoom:0.0}," table:formula="of:=&quot;{id:&quot;&amp;[Ciudad.A974]&amp;&quot;,name:'&quot;&amp;[Ciudad.B974]&amp;&quot;',state_id:&quot;&amp;[Ciudad.C974]&amp;&quot;,lat:0.0, lng:0.0, zoom:0.0},&quot;" table:style-name="ce1">
            <text:p>{id:73226,name:'Cunday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236,name:'Dolores',state_id:73,lat:0.0, lng:0.0, zoom:0.0}," table:formula="of:=&quot;{id:&quot;&amp;[Ciudad.A975]&amp;&quot;,name:'&quot;&amp;[Ciudad.B975]&amp;&quot;',state_id:&quot;&amp;[Ciudad.C975]&amp;&quot;,lat:0.0, lng:0.0, zoom:0.0},&quot;" table:style-name="ce1">
            <text:p>{id:73236,name:'Dolores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268,name:'Espinal',state_id:73,lat:0.0, lng:0.0, zoom:0.0}," table:formula="of:=&quot;{id:&quot;&amp;[Ciudad.A976]&amp;&quot;,name:'&quot;&amp;[Ciudad.B976]&amp;&quot;',state_id:&quot;&amp;[Ciudad.C976]&amp;&quot;,lat:0.0, lng:0.0, zoom:0.0},&quot;" table:style-name="ce1">
            <text:p>{id:73268,name:'Espinal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270,name:'Falan',state_id:73,lat:0.0, lng:0.0, zoom:0.0}," table:formula="of:=&quot;{id:&quot;&amp;[Ciudad.A977]&amp;&quot;,name:'&quot;&amp;[Ciudad.B977]&amp;&quot;',state_id:&quot;&amp;[Ciudad.C977]&amp;&quot;,lat:0.0, lng:0.0, zoom:0.0},&quot;" table:style-name="ce1">
            <text:p>{id:73270,name:'Falan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275,name:'Flandes',state_id:73,lat:0.0, lng:0.0, zoom:0.0}," table:formula="of:=&quot;{id:&quot;&amp;[Ciudad.A978]&amp;&quot;,name:'&quot;&amp;[Ciudad.B978]&amp;&quot;',state_id:&quot;&amp;[Ciudad.C978]&amp;&quot;,lat:0.0, lng:0.0, zoom:0.0},&quot;" table:style-name="ce1">
            <text:p>{id:73275,name:'Flandes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283,name:'Fresno',state_id:73,lat:0.0, lng:0.0, zoom:0.0}," table:formula="of:=&quot;{id:&quot;&amp;[Ciudad.A979]&amp;&quot;,name:'&quot;&amp;[Ciudad.B979]&amp;&quot;',state_id:&quot;&amp;[Ciudad.C979]&amp;&quot;,lat:0.0, lng:0.0, zoom:0.0},&quot;" table:style-name="ce1">
            <text:p>{id:73283,name:'Fresno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319,name:'Guamo',state_id:73,lat:0.0, lng:0.0, zoom:0.0}," table:formula="of:=&quot;{id:&quot;&amp;[Ciudad.A980]&amp;&quot;,name:'&quot;&amp;[Ciudad.B980]&amp;&quot;',state_id:&quot;&amp;[Ciudad.C980]&amp;&quot;,lat:0.0, lng:0.0, zoom:0.0},&quot;" table:style-name="ce1">
            <text:p>{id:73319,name:'Guamo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347,name:'Herveo',state_id:73,lat:0.0, lng:0.0, zoom:0.0}," table:formula="of:=&quot;{id:&quot;&amp;[Ciudad.A981]&amp;&quot;,name:'&quot;&amp;[Ciudad.B981]&amp;&quot;',state_id:&quot;&amp;[Ciudad.C981]&amp;&quot;,lat:0.0, lng:0.0, zoom:0.0},&quot;" table:style-name="ce1">
            <text:p>{id:73347,name:'Herveo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349,name:'Honda',state_id:73,lat:0.0, lng:0.0, zoom:0.0}," table:formula="of:=&quot;{id:&quot;&amp;[Ciudad.A982]&amp;&quot;,name:'&quot;&amp;[Ciudad.B982]&amp;&quot;',state_id:&quot;&amp;[Ciudad.C982]&amp;&quot;,lat:0.0, lng:0.0, zoom:0.0},&quot;" table:style-name="ce1">
            <text:p>{id:73349,name:'Honda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352,name:'Icononzo',state_id:73,lat:0.0, lng:0.0, zoom:0.0}," table:formula="of:=&quot;{id:&quot;&amp;[Ciudad.A983]&amp;&quot;,name:'&quot;&amp;[Ciudad.B983]&amp;&quot;',state_id:&quot;&amp;[Ciudad.C983]&amp;&quot;,lat:0.0, lng:0.0, zoom:0.0},&quot;" table:style-name="ce1">
            <text:p>{id:73352,name:'Icononzo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408,name:'Lérida',state_id:73,lat:0.0, lng:0.0, zoom:0.0}," table:formula="of:=&quot;{id:&quot;&amp;[Ciudad.A984]&amp;&quot;,name:'&quot;&amp;[Ciudad.B984]&amp;&quot;',state_id:&quot;&amp;[Ciudad.C984]&amp;&quot;,lat:0.0, lng:0.0, zoom:0.0},&quot;" table:style-name="ce1">
            <text:p>{id:73408,name:'Lérida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411,name:'Líbano',state_id:73,lat:0.0, lng:0.0, zoom:0.0}," table:formula="of:=&quot;{id:&quot;&amp;[Ciudad.A985]&amp;&quot;,name:'&quot;&amp;[Ciudad.B985]&amp;&quot;',state_id:&quot;&amp;[Ciudad.C985]&amp;&quot;,lat:0.0, lng:0.0, zoom:0.0},&quot;" table:style-name="ce1">
            <text:p>{id:73411,name:'Líbano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443,name:'Mariquita',state_id:73,lat:0.0, lng:0.0, zoom:0.0}," table:formula="of:=&quot;{id:&quot;&amp;[Ciudad.A986]&amp;&quot;,name:'&quot;&amp;[Ciudad.B986]&amp;&quot;',state_id:&quot;&amp;[Ciudad.C986]&amp;&quot;,lat:0.0, lng:0.0, zoom:0.0},&quot;" table:style-name="ce1">
            <text:p>{id:73443,name:'Mariquita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449,name:'Melgar',state_id:73,lat:0.0, lng:0.0, zoom:0.0}," table:formula="of:=&quot;{id:&quot;&amp;[Ciudad.A987]&amp;&quot;,name:'&quot;&amp;[Ciudad.B987]&amp;&quot;',state_id:&quot;&amp;[Ciudad.C987]&amp;&quot;,lat:0.0, lng:0.0, zoom:0.0},&quot;" table:style-name="ce1">
            <text:p>{id:73449,name:'Melgar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461,name:'Murillo',state_id:73,lat:0.0, lng:0.0, zoom:0.0}," table:formula="of:=&quot;{id:&quot;&amp;[Ciudad.A988]&amp;&quot;,name:'&quot;&amp;[Ciudad.B988]&amp;&quot;',state_id:&quot;&amp;[Ciudad.C988]&amp;&quot;,lat:0.0, lng:0.0, zoom:0.0},&quot;" table:style-name="ce1">
            <text:p>{id:73461,name:'Murillo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483,name:'Natagaima',state_id:73,lat:0.0, lng:0.0, zoom:0.0}," table:formula="of:=&quot;{id:&quot;&amp;[Ciudad.A989]&amp;&quot;,name:'&quot;&amp;[Ciudad.B989]&amp;&quot;',state_id:&quot;&amp;[Ciudad.C989]&amp;&quot;,lat:0.0, lng:0.0, zoom:0.0},&quot;" table:style-name="ce1">
            <text:p>{id:73483,name:'Natagaima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504,name:'Ortega',state_id:73,lat:0.0, lng:0.0, zoom:0.0}," table:formula="of:=&quot;{id:&quot;&amp;[Ciudad.A990]&amp;&quot;,name:'&quot;&amp;[Ciudad.B990]&amp;&quot;',state_id:&quot;&amp;[Ciudad.C990]&amp;&quot;,lat:0.0, lng:0.0, zoom:0.0},&quot;" table:style-name="ce1">
            <text:p>{id:73504,name:'Ortega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520,name:'Palocabildo',state_id:73,lat:0.0, lng:0.0, zoom:0.0}," table:formula="of:=&quot;{id:&quot;&amp;[Ciudad.A991]&amp;&quot;,name:'&quot;&amp;[Ciudad.B991]&amp;&quot;',state_id:&quot;&amp;[Ciudad.C991]&amp;&quot;,lat:0.0, lng:0.0, zoom:0.0},&quot;" table:style-name="ce1">
            <text:p>{id:73520,name:'Palocabildo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547,name:'Piedras',state_id:73,lat:0.0, lng:0.0, zoom:0.0}," table:formula="of:=&quot;{id:&quot;&amp;[Ciudad.A992]&amp;&quot;,name:'&quot;&amp;[Ciudad.B992]&amp;&quot;',state_id:&quot;&amp;[Ciudad.C992]&amp;&quot;,lat:0.0, lng:0.0, zoom:0.0},&quot;" table:style-name="ce1">
            <text:p>{id:73547,name:'Piedras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555,name:'Planadas',state_id:73,lat:0.0, lng:0.0, zoom:0.0}," table:formula="of:=&quot;{id:&quot;&amp;[Ciudad.A993]&amp;&quot;,name:'&quot;&amp;[Ciudad.B993]&amp;&quot;',state_id:&quot;&amp;[Ciudad.C993]&amp;&quot;,lat:0.0, lng:0.0, zoom:0.0},&quot;" table:style-name="ce1">
            <text:p>{id:73555,name:'Planadas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563,name:'Prado',state_id:73,lat:0.0, lng:0.0, zoom:0.0}," table:formula="of:=&quot;{id:&quot;&amp;[Ciudad.A994]&amp;&quot;,name:'&quot;&amp;[Ciudad.B994]&amp;&quot;',state_id:&quot;&amp;[Ciudad.C994]&amp;&quot;,lat:0.0, lng:0.0, zoom:0.0},&quot;" table:style-name="ce1">
            <text:p>{id:73563,name:'Prado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585,name:'Purificación',state_id:73,lat:0.0, lng:0.0, zoom:0.0}," table:formula="of:=&quot;{id:&quot;&amp;[Ciudad.A995]&amp;&quot;,name:'&quot;&amp;[Ciudad.B995]&amp;&quot;',state_id:&quot;&amp;[Ciudad.C995]&amp;&quot;,lat:0.0, lng:0.0, zoom:0.0},&quot;" table:style-name="ce1">
            <text:p>{id:73585,name:'Purificación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616,name:'Rio Blanco',state_id:73,lat:0.0, lng:0.0, zoom:0.0}," table:formula="of:=&quot;{id:&quot;&amp;[Ciudad.A996]&amp;&quot;,name:'&quot;&amp;[Ciudad.B996]&amp;&quot;',state_id:&quot;&amp;[Ciudad.C996]&amp;&quot;,lat:0.0, lng:0.0, zoom:0.0},&quot;" table:style-name="ce1">
            <text:p>{id:73616,name:'Rio Blanco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622,name:'Roncesvalles',state_id:73,lat:0.0, lng:0.0, zoom:0.0}," table:formula="of:=&quot;{id:&quot;&amp;[Ciudad.A997]&amp;&quot;,name:'&quot;&amp;[Ciudad.B997]&amp;&quot;',state_id:&quot;&amp;[Ciudad.C997]&amp;&quot;,lat:0.0, lng:0.0, zoom:0.0},&quot;" table:style-name="ce1">
            <text:p>{id:73622,name:'Roncesvalles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624,name:'Rovira',state_id:73,lat:0.0, lng:0.0, zoom:0.0}," table:formula="of:=&quot;{id:&quot;&amp;[Ciudad.A998]&amp;&quot;,name:'&quot;&amp;[Ciudad.B998]&amp;&quot;',state_id:&quot;&amp;[Ciudad.C998]&amp;&quot;,lat:0.0, lng:0.0, zoom:0.0},&quot;" table:style-name="ce1">
            <text:p>{id:73624,name:'Rovira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671,name:'Saldaña',state_id:73,lat:0.0, lng:0.0, zoom:0.0}," table:formula="of:=&quot;{id:&quot;&amp;[Ciudad.A999]&amp;&quot;,name:'&quot;&amp;[Ciudad.B999]&amp;&quot;',state_id:&quot;&amp;[Ciudad.C999]&amp;&quot;,lat:0.0, lng:0.0, zoom:0.0},&quot;" table:style-name="ce1">
            <text:p>{id:73671,name:'Saldaña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675,name:'San Antonio',state_id:73,lat:0.0, lng:0.0, zoom:0.0}," table:formula="of:=&quot;{id:&quot;&amp;[Ciudad.A1000]&amp;&quot;,name:'&quot;&amp;[Ciudad.B1000]&amp;&quot;',state_id:&quot;&amp;[Ciudad.C1000]&amp;&quot;,lat:0.0, lng:0.0, zoom:0.0},&quot;" table:style-name="ce1">
            <text:p>{id:73675,name:'San Antonio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678,name:'San Luis',state_id:73,lat:0.0, lng:0.0, zoom:0.0}," table:formula="of:=&quot;{id:&quot;&amp;[Ciudad.A1001]&amp;&quot;,name:'&quot;&amp;[Ciudad.B1001]&amp;&quot;',state_id:&quot;&amp;[Ciudad.C1001]&amp;&quot;,lat:0.0, lng:0.0, zoom:0.0},&quot;" table:style-name="ce1">
            <text:p>{id:73678,name:'San Luis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686,name:'Santa Isabel',state_id:73,lat:0.0, lng:0.0, zoom:0.0}," table:formula="of:=&quot;{id:&quot;&amp;[Ciudad.A1002]&amp;&quot;,name:'&quot;&amp;[Ciudad.B1002]&amp;&quot;',state_id:&quot;&amp;[Ciudad.C1002]&amp;&quot;,lat:0.0, lng:0.0, zoom:0.0},&quot;" table:style-name="ce1">
            <text:p>{id:73686,name:'Santa Isabel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770,name:'Suárez',state_id:73,lat:0.0, lng:0.0, zoom:0.0}," table:formula="of:=&quot;{id:&quot;&amp;[Ciudad.A1003]&amp;&quot;,name:'&quot;&amp;[Ciudad.B1003]&amp;&quot;',state_id:&quot;&amp;[Ciudad.C1003]&amp;&quot;,lat:0.0, lng:0.0, zoom:0.0},&quot;" table:style-name="ce1">
            <text:p>{id:73770,name:'Suárez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854,name:'Valle de San Juan',state_id:73,lat:0.0, lng:0.0, zoom:0.0}," table:formula="of:=&quot;{id:&quot;&amp;[Ciudad.A1004]&amp;&quot;,name:'&quot;&amp;[Ciudad.B1004]&amp;&quot;',state_id:&quot;&amp;[Ciudad.C1004]&amp;&quot;,lat:0.0, lng:0.0, zoom:0.0},&quot;" table:style-name="ce1">
            <text:p>{id:73854,name:'Valle de San Juan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861,name:'Venadillo',state_id:73,lat:0.0, lng:0.0, zoom:0.0}," table:formula="of:=&quot;{id:&quot;&amp;[Ciudad.A1005]&amp;&quot;,name:'&quot;&amp;[Ciudad.B1005]&amp;&quot;',state_id:&quot;&amp;[Ciudad.C1005]&amp;&quot;,lat:0.0, lng:0.0, zoom:0.0},&quot;" table:style-name="ce1">
            <text:p>{id:73861,name:'Venadillo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870,name:'Villahermosa',state_id:73,lat:0.0, lng:0.0, zoom:0.0}," table:formula="of:=&quot;{id:&quot;&amp;[Ciudad.A1006]&amp;&quot;,name:'&quot;&amp;[Ciudad.B1006]&amp;&quot;',state_id:&quot;&amp;[Ciudad.C1006]&amp;&quot;,lat:0.0, lng:0.0, zoom:0.0},&quot;" table:style-name="ce1">
            <text:p>{id:73870,name:'Villahermosa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3873,name:'Villarrica',state_id:73,lat:0.0, lng:0.0, zoom:0.0}," table:formula="of:=&quot;{id:&quot;&amp;[Ciudad.A1007]&amp;&quot;,name:'&quot;&amp;[Ciudad.B1007]&amp;&quot;',state_id:&quot;&amp;[Ciudad.C1007]&amp;&quot;,lat:0.0, lng:0.0, zoom:0.0},&quot;" table:style-name="ce1">
            <text:p>{id:73873,name:'Villarrica',state_id:73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001,name:'Cali',state_id:76,lat:0.0, lng:0.0, zoom:0.0}," table:formula="of:=&quot;{id:&quot;&amp;[Ciudad.A1008]&amp;&quot;,name:'&quot;&amp;[Ciudad.B1008]&amp;&quot;',state_id:&quot;&amp;[Ciudad.C1008]&amp;&quot;,lat:0.0, lng:0.0, zoom:0.0},&quot;" table:style-name="ce1">
            <text:p>{id:76001,name:'Cali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020,name:'Alcalá',state_id:76,lat:0.0, lng:0.0, zoom:0.0}," table:formula="of:=&quot;{id:&quot;&amp;[Ciudad.A1009]&amp;&quot;,name:'&quot;&amp;[Ciudad.B1009]&amp;&quot;',state_id:&quot;&amp;[Ciudad.C1009]&amp;&quot;,lat:0.0, lng:0.0, zoom:0.0},&quot;" table:style-name="ce1">
            <text:p>{id:76020,name:'Alcalá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036,name:'Andalucía',state_id:76,lat:0.0, lng:0.0, zoom:0.0}," table:formula="of:=&quot;{id:&quot;&amp;[Ciudad.A1010]&amp;&quot;,name:'&quot;&amp;[Ciudad.B1010]&amp;&quot;',state_id:&quot;&amp;[Ciudad.C1010]&amp;&quot;,lat:0.0, lng:0.0, zoom:0.0},&quot;" table:style-name="ce1">
            <text:p>{id:76036,name:'Andalucía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041,name:'Ansermanuevo',state_id:76,lat:0.0, lng:0.0, zoom:0.0}," table:formula="of:=&quot;{id:&quot;&amp;[Ciudad.A1011]&amp;&quot;,name:'&quot;&amp;[Ciudad.B1011]&amp;&quot;',state_id:&quot;&amp;[Ciudad.C1011]&amp;&quot;,lat:0.0, lng:0.0, zoom:0.0},&quot;" table:style-name="ce1">
            <text:p>{id:76041,name:'Ansermanuevo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054,name:'Argelia',state_id:76,lat:0.0, lng:0.0, zoom:0.0}," table:formula="of:=&quot;{id:&quot;&amp;[Ciudad.A1012]&amp;&quot;,name:'&quot;&amp;[Ciudad.B1012]&amp;&quot;',state_id:&quot;&amp;[Ciudad.C1012]&amp;&quot;,lat:0.0, lng:0.0, zoom:0.0},&quot;" table:style-name="ce1">
            <text:p>{id:76054,name:'Argelia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100,name:'Bolívar',state_id:76,lat:0.0, lng:0.0, zoom:0.0}," table:formula="of:=&quot;{id:&quot;&amp;[Ciudad.A1013]&amp;&quot;,name:'&quot;&amp;[Ciudad.B1013]&amp;&quot;',state_id:&quot;&amp;[Ciudad.C1013]&amp;&quot;,lat:0.0, lng:0.0, zoom:0.0},&quot;" table:style-name="ce1">
            <text:p>{id:76100,name:'Bolívar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109,name:'Buenaventura',state_id:76,lat:0.0, lng:0.0, zoom:0.0}," table:formula="of:=&quot;{id:&quot;&amp;[Ciudad.A1014]&amp;&quot;,name:'&quot;&amp;[Ciudad.B1014]&amp;&quot;',state_id:&quot;&amp;[Ciudad.C1014]&amp;&quot;,lat:0.0, lng:0.0, zoom:0.0},&quot;" table:style-name="ce1">
            <text:p>{id:76109,name:'Buenaventura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111,name:'Guadalajara de Buga',state_id:76,lat:0.0, lng:0.0, zoom:0.0}," table:formula="of:=&quot;{id:&quot;&amp;[Ciudad.A1015]&amp;&quot;,name:'&quot;&amp;[Ciudad.B1015]&amp;&quot;',state_id:&quot;&amp;[Ciudad.C1015]&amp;&quot;,lat:0.0, lng:0.0, zoom:0.0},&quot;" table:style-name="ce1">
            <text:p>{id:76111,name:'Guadalajara de Buga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113,name:'Bugalagrande',state_id:76,lat:0.0, lng:0.0, zoom:0.0}," table:formula="of:=&quot;{id:&quot;&amp;[Ciudad.A1016]&amp;&quot;,name:'&quot;&amp;[Ciudad.B1016]&amp;&quot;',state_id:&quot;&amp;[Ciudad.C1016]&amp;&quot;,lat:0.0, lng:0.0, zoom:0.0},&quot;" table:style-name="ce1">
            <text:p>{id:76113,name:'Bugalagrande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122,name:'Caicedonia',state_id:76,lat:0.0, lng:0.0, zoom:0.0}," table:formula="of:=&quot;{id:&quot;&amp;[Ciudad.A1017]&amp;&quot;,name:'&quot;&amp;[Ciudad.B1017]&amp;&quot;',state_id:&quot;&amp;[Ciudad.C1017]&amp;&quot;,lat:0.0, lng:0.0, zoom:0.0},&quot;" table:style-name="ce1">
            <text:p>{id:76122,name:'Caicedonia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126,name:'Calima',state_id:76,lat:0.0, lng:0.0, zoom:0.0}," table:formula="of:=&quot;{id:&quot;&amp;[Ciudad.A1018]&amp;&quot;,name:'&quot;&amp;[Ciudad.B1018]&amp;&quot;',state_id:&quot;&amp;[Ciudad.C1018]&amp;&quot;,lat:0.0, lng:0.0, zoom:0.0},&quot;" table:style-name="ce1">
            <text:p>{id:76126,name:'Calima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130,name:'Candelaria',state_id:76,lat:0.0, lng:0.0, zoom:0.0}," table:formula="of:=&quot;{id:&quot;&amp;[Ciudad.A1019]&amp;&quot;,name:'&quot;&amp;[Ciudad.B1019]&amp;&quot;',state_id:&quot;&amp;[Ciudad.C1019]&amp;&quot;,lat:0.0, lng:0.0, zoom:0.0},&quot;" table:style-name="ce1">
            <text:p>{id:76130,name:'Candelaria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147,name:'Cartago',state_id:76,lat:0.0, lng:0.0, zoom:0.0}," table:formula="of:=&quot;{id:&quot;&amp;[Ciudad.A1020]&amp;&quot;,name:'&quot;&amp;[Ciudad.B1020]&amp;&quot;',state_id:&quot;&amp;[Ciudad.C1020]&amp;&quot;,lat:0.0, lng:0.0, zoom:0.0},&quot;" table:style-name="ce1">
            <text:p>{id:76147,name:'Cartago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233,name:'Dagua',state_id:76,lat:0.0, lng:0.0, zoom:0.0}," table:formula="of:=&quot;{id:&quot;&amp;[Ciudad.A1021]&amp;&quot;,name:'&quot;&amp;[Ciudad.B1021]&amp;&quot;',state_id:&quot;&amp;[Ciudad.C1021]&amp;&quot;,lat:0.0, lng:0.0, zoom:0.0},&quot;" table:style-name="ce1">
            <text:p>{id:76233,name:'Dagua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243,name:'El Águila',state_id:76,lat:0.0, lng:0.0, zoom:0.0}," table:formula="of:=&quot;{id:&quot;&amp;[Ciudad.A1022]&amp;&quot;,name:'&quot;&amp;[Ciudad.B1022]&amp;&quot;',state_id:&quot;&amp;[Ciudad.C1022]&amp;&quot;,lat:0.0, lng:0.0, zoom:0.0},&quot;" table:style-name="ce1">
            <text:p>{id:76243,name:'El Águila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246,name:'El Cairo',state_id:76,lat:0.0, lng:0.0, zoom:0.0}," table:formula="of:=&quot;{id:&quot;&amp;[Ciudad.A1023]&amp;&quot;,name:'&quot;&amp;[Ciudad.B1023]&amp;&quot;',state_id:&quot;&amp;[Ciudad.C1023]&amp;&quot;,lat:0.0, lng:0.0, zoom:0.0},&quot;" table:style-name="ce1">
            <text:p>{id:76246,name:'El Cairo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248,name:'El Cerrito',state_id:76,lat:0.0, lng:0.0, zoom:0.0}," table:formula="of:=&quot;{id:&quot;&amp;[Ciudad.A1024]&amp;&quot;,name:'&quot;&amp;[Ciudad.B1024]&amp;&quot;',state_id:&quot;&amp;[Ciudad.C1024]&amp;&quot;,lat:0.0, lng:0.0, zoom:0.0},&quot;" table:style-name="ce1">
            <text:p>{id:76248,name:'El Cerrito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250,name:'El Dovio',state_id:76,lat:0.0, lng:0.0, zoom:0.0}," table:formula="of:=&quot;{id:&quot;&amp;[Ciudad.A1025]&amp;&quot;,name:'&quot;&amp;[Ciudad.B1025]&amp;&quot;',state_id:&quot;&amp;[Ciudad.C1025]&amp;&quot;,lat:0.0, lng:0.0, zoom:0.0},&quot;" table:style-name="ce1">
            <text:p>{id:76250,name:'El Dovio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275,name:'Florida',state_id:76,lat:0.0, lng:0.0, zoom:0.0}," table:formula="of:=&quot;{id:&quot;&amp;[Ciudad.A1026]&amp;&quot;,name:'&quot;&amp;[Ciudad.B1026]&amp;&quot;',state_id:&quot;&amp;[Ciudad.C1026]&amp;&quot;,lat:0.0, lng:0.0, zoom:0.0},&quot;" table:style-name="ce1">
            <text:p>{id:76275,name:'Florida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306,name:'Ginebra',state_id:76,lat:0.0, lng:0.0, zoom:0.0}," table:formula="of:=&quot;{id:&quot;&amp;[Ciudad.A1027]&amp;&quot;,name:'&quot;&amp;[Ciudad.B1027]&amp;&quot;',state_id:&quot;&amp;[Ciudad.C1027]&amp;&quot;,lat:0.0, lng:0.0, zoom:0.0},&quot;" table:style-name="ce1">
            <text:p>{id:76306,name:'Ginebra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318,name:'Guacarí',state_id:76,lat:0.0, lng:0.0, zoom:0.0}," table:formula="of:=&quot;{id:&quot;&amp;[Ciudad.A1028]&amp;&quot;,name:'&quot;&amp;[Ciudad.B1028]&amp;&quot;',state_id:&quot;&amp;[Ciudad.C1028]&amp;&quot;,lat:0.0, lng:0.0, zoom:0.0},&quot;" table:style-name="ce1">
            <text:p>{id:76318,name:'Guacarí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364,name:'Jamundí',state_id:76,lat:0.0, lng:0.0, zoom:0.0}," table:formula="of:=&quot;{id:&quot;&amp;[Ciudad.A1029]&amp;&quot;,name:'&quot;&amp;[Ciudad.B1029]&amp;&quot;',state_id:&quot;&amp;[Ciudad.C1029]&amp;&quot;,lat:0.0, lng:0.0, zoom:0.0},&quot;" table:style-name="ce1">
            <text:p>{id:76364,name:'Jamundí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377,name:'La Cumbre',state_id:76,lat:0.0, lng:0.0, zoom:0.0}," table:formula="of:=&quot;{id:&quot;&amp;[Ciudad.A1030]&amp;&quot;,name:'&quot;&amp;[Ciudad.B1030]&amp;&quot;',state_id:&quot;&amp;[Ciudad.C1030]&amp;&quot;,lat:0.0, lng:0.0, zoom:0.0},&quot;" table:style-name="ce1">
            <text:p>{id:76377,name:'La Cumbre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400,name:'La Unión',state_id:76,lat:0.0, lng:0.0, zoom:0.0}," table:formula="of:=&quot;{id:&quot;&amp;[Ciudad.A1031]&amp;&quot;,name:'&quot;&amp;[Ciudad.B1031]&amp;&quot;',state_id:&quot;&amp;[Ciudad.C1031]&amp;&quot;,lat:0.0, lng:0.0, zoom:0.0},&quot;" table:style-name="ce1">
            <text:p>{id:76400,name:'La Unión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403,name:'La Victoria',state_id:76,lat:0.0, lng:0.0, zoom:0.0}," table:formula="of:=&quot;{id:&quot;&amp;[Ciudad.A1032]&amp;&quot;,name:'&quot;&amp;[Ciudad.B1032]&amp;&quot;',state_id:&quot;&amp;[Ciudad.C1032]&amp;&quot;,lat:0.0, lng:0.0, zoom:0.0},&quot;" table:style-name="ce1">
            <text:p>{id:76403,name:'La Victoria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497,name:'Obando',state_id:76,lat:0.0, lng:0.0, zoom:0.0}," table:formula="of:=&quot;{id:&quot;&amp;[Ciudad.A1033]&amp;&quot;,name:'&quot;&amp;[Ciudad.B1033]&amp;&quot;',state_id:&quot;&amp;[Ciudad.C1033]&amp;&quot;,lat:0.0, lng:0.0, zoom:0.0},&quot;" table:style-name="ce1">
            <text:p>{id:76497,name:'Obando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520,name:'Palmira',state_id:76,lat:0.0, lng:0.0, zoom:0.0}," table:formula="of:=&quot;{id:&quot;&amp;[Ciudad.A1034]&amp;&quot;,name:'&quot;&amp;[Ciudad.B1034]&amp;&quot;',state_id:&quot;&amp;[Ciudad.C1034]&amp;&quot;,lat:0.0, lng:0.0, zoom:0.0},&quot;" table:style-name="ce1">
            <text:p>{id:76520,name:'Palmira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563,name:'Pradera',state_id:76,lat:0.0, lng:0.0, zoom:0.0}," table:formula="of:=&quot;{id:&quot;&amp;[Ciudad.A1035]&amp;&quot;,name:'&quot;&amp;[Ciudad.B1035]&amp;&quot;',state_id:&quot;&amp;[Ciudad.C1035]&amp;&quot;,lat:0.0, lng:0.0, zoom:0.0},&quot;" table:style-name="ce1">
            <text:p>{id:76563,name:'Pradera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606,name:'Restrepo',state_id:76,lat:0.0, lng:0.0, zoom:0.0}," table:formula="of:=&quot;{id:&quot;&amp;[Ciudad.A1036]&amp;&quot;,name:'&quot;&amp;[Ciudad.B1036]&amp;&quot;',state_id:&quot;&amp;[Ciudad.C1036]&amp;&quot;,lat:0.0, lng:0.0, zoom:0.0},&quot;" table:style-name="ce1">
            <text:p>{id:76606,name:'Restrepo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616,name:'Riofrío',state_id:76,lat:0.0, lng:0.0, zoom:0.0}," table:formula="of:=&quot;{id:&quot;&amp;[Ciudad.A1037]&amp;&quot;,name:'&quot;&amp;[Ciudad.B1037]&amp;&quot;',state_id:&quot;&amp;[Ciudad.C1037]&amp;&quot;,lat:0.0, lng:0.0, zoom:0.0},&quot;" table:style-name="ce1">
            <text:p>{id:76616,name:'Riofrío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622,name:'Roldanillo',state_id:76,lat:0.0, lng:0.0, zoom:0.0}," table:formula="of:=&quot;{id:&quot;&amp;[Ciudad.A1038]&amp;&quot;,name:'&quot;&amp;[Ciudad.B1038]&amp;&quot;',state_id:&quot;&amp;[Ciudad.C1038]&amp;&quot;,lat:0.0, lng:0.0, zoom:0.0},&quot;" table:style-name="ce1">
            <text:p>{id:76622,name:'Roldanillo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670,name:'San Pedro',state_id:76,lat:0.0, lng:0.0, zoom:0.0}," table:formula="of:=&quot;{id:&quot;&amp;[Ciudad.A1039]&amp;&quot;,name:'&quot;&amp;[Ciudad.B1039]&amp;&quot;',state_id:&quot;&amp;[Ciudad.C1039]&amp;&quot;,lat:0.0, lng:0.0, zoom:0.0},&quot;" table:style-name="ce1">
            <text:p>{id:76670,name:'San Pedro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736,name:'Sevilla',state_id:76,lat:0.0, lng:0.0, zoom:0.0}," table:formula="of:=&quot;{id:&quot;&amp;[Ciudad.A1040]&amp;&quot;,name:'&quot;&amp;[Ciudad.B1040]&amp;&quot;',state_id:&quot;&amp;[Ciudad.C1040]&amp;&quot;,lat:0.0, lng:0.0, zoom:0.0},&quot;" table:style-name="ce1">
            <text:p>{id:76736,name:'Sevilla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823,name:'Toro',state_id:76,lat:0.0, lng:0.0, zoom:0.0}," table:formula="of:=&quot;{id:&quot;&amp;[Ciudad.A1041]&amp;&quot;,name:'&quot;&amp;[Ciudad.B1041]&amp;&quot;',state_id:&quot;&amp;[Ciudad.C1041]&amp;&quot;,lat:0.0, lng:0.0, zoom:0.0},&quot;" table:style-name="ce1">
            <text:p>{id:76823,name:'Toro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828,name:'Trujillo',state_id:76,lat:0.0, lng:0.0, zoom:0.0}," table:formula="of:=&quot;{id:&quot;&amp;[Ciudad.A1042]&amp;&quot;,name:'&quot;&amp;[Ciudad.B1042]&amp;&quot;',state_id:&quot;&amp;[Ciudad.C1042]&amp;&quot;,lat:0.0, lng:0.0, zoom:0.0},&quot;" table:style-name="ce1">
            <text:p>{id:76828,name:'Trujillo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834,name:'Tuluá',state_id:76,lat:0.0, lng:0.0, zoom:0.0}," table:formula="of:=&quot;{id:&quot;&amp;[Ciudad.A1043]&amp;&quot;,name:'&quot;&amp;[Ciudad.B1043]&amp;&quot;',state_id:&quot;&amp;[Ciudad.C1043]&amp;&quot;,lat:0.0, lng:0.0, zoom:0.0},&quot;" table:style-name="ce1">
            <text:p>{id:76834,name:'Tuluá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845,name:'Ulloa',state_id:76,lat:0.0, lng:0.0, zoom:0.0}," table:formula="of:=&quot;{id:&quot;&amp;[Ciudad.A1044]&amp;&quot;,name:'&quot;&amp;[Ciudad.B1044]&amp;&quot;',state_id:&quot;&amp;[Ciudad.C1044]&amp;&quot;,lat:0.0, lng:0.0, zoom:0.0},&quot;" table:style-name="ce1">
            <text:p>{id:76845,name:'Ulloa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863,name:'Versalles',state_id:76,lat:0.0, lng:0.0, zoom:0.0}," table:formula="of:=&quot;{id:&quot;&amp;[Ciudad.A1045]&amp;&quot;,name:'&quot;&amp;[Ciudad.B1045]&amp;&quot;',state_id:&quot;&amp;[Ciudad.C1045]&amp;&quot;,lat:0.0, lng:0.0, zoom:0.0},&quot;" table:style-name="ce1">
            <text:p>{id:76863,name:'Versalles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869,name:'Vijes',state_id:76,lat:0.0, lng:0.0, zoom:0.0}," table:formula="of:=&quot;{id:&quot;&amp;[Ciudad.A1046]&amp;&quot;,name:'&quot;&amp;[Ciudad.B1046]&amp;&quot;',state_id:&quot;&amp;[Ciudad.C1046]&amp;&quot;,lat:0.0, lng:0.0, zoom:0.0},&quot;" table:style-name="ce1">
            <text:p>{id:76869,name:'Vijes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890,name:'Yotoco',state_id:76,lat:0.0, lng:0.0, zoom:0.0}," table:formula="of:=&quot;{id:&quot;&amp;[Ciudad.A1047]&amp;&quot;,name:'&quot;&amp;[Ciudad.B1047]&amp;&quot;',state_id:&quot;&amp;[Ciudad.C1047]&amp;&quot;,lat:0.0, lng:0.0, zoom:0.0},&quot;" table:style-name="ce1">
            <text:p>{id:76890,name:'Yotoco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892,name:'Yumbo',state_id:76,lat:0.0, lng:0.0, zoom:0.0}," table:formula="of:=&quot;{id:&quot;&amp;[Ciudad.A1048]&amp;&quot;,name:'&quot;&amp;[Ciudad.B1048]&amp;&quot;',state_id:&quot;&amp;[Ciudad.C1048]&amp;&quot;,lat:0.0, lng:0.0, zoom:0.0},&quot;" table:style-name="ce1">
            <text:p>{id:76892,name:'Yumbo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76895,name:'Zarzal',state_id:76,lat:0.0, lng:0.0, zoom:0.0}," table:formula="of:=&quot;{id:&quot;&amp;[Ciudad.A1049]&amp;&quot;,name:'&quot;&amp;[Ciudad.B1049]&amp;&quot;',state_id:&quot;&amp;[Ciudad.C1049]&amp;&quot;,lat:0.0, lng:0.0, zoom:0.0},&quot;" table:style-name="ce1">
            <text:p>{id:76895,name:'Zarzal',state_id:7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1001,name:'Arauca',state_id:81,lat:0.0, lng:0.0, zoom:0.0}," table:formula="of:=&quot;{id:&quot;&amp;[Ciudad.A1050]&amp;&quot;,name:'&quot;&amp;[Ciudad.B1050]&amp;&quot;',state_id:&quot;&amp;[Ciudad.C1050]&amp;&quot;,lat:0.0, lng:0.0, zoom:0.0},&quot;" table:style-name="ce1">
            <text:p>{id:81001,name:'Arauca',state_id:8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1065,name:'Arauquita',state_id:81,lat:0.0, lng:0.0, zoom:0.0}," table:formula="of:=&quot;{id:&quot;&amp;[Ciudad.A1051]&amp;&quot;,name:'&quot;&amp;[Ciudad.B1051]&amp;&quot;',state_id:&quot;&amp;[Ciudad.C1051]&amp;&quot;,lat:0.0, lng:0.0, zoom:0.0},&quot;" table:style-name="ce1">
            <text:p>{id:81065,name:'Arauquita',state_id:8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1220,name:'Cravo Norte',state_id:81,lat:0.0, lng:0.0, zoom:0.0}," table:formula="of:=&quot;{id:&quot;&amp;[Ciudad.A1052]&amp;&quot;,name:'&quot;&amp;[Ciudad.B1052]&amp;&quot;',state_id:&quot;&amp;[Ciudad.C1052]&amp;&quot;,lat:0.0, lng:0.0, zoom:0.0},&quot;" table:style-name="ce1">
            <text:p>{id:81220,name:'Cravo Norte',state_id:8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1300,name:'Fortul',state_id:81,lat:0.0, lng:0.0, zoom:0.0}," table:formula="of:=&quot;{id:&quot;&amp;[Ciudad.A1053]&amp;&quot;,name:'&quot;&amp;[Ciudad.B1053]&amp;&quot;',state_id:&quot;&amp;[Ciudad.C1053]&amp;&quot;,lat:0.0, lng:0.0, zoom:0.0},&quot;" table:style-name="ce1">
            <text:p>{id:81300,name:'Fortul',state_id:8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1591,name:'Puerto Rondón',state_id:81,lat:0.0, lng:0.0, zoom:0.0}," table:formula="of:=&quot;{id:&quot;&amp;[Ciudad.A1054]&amp;&quot;,name:'&quot;&amp;[Ciudad.B1054]&amp;&quot;',state_id:&quot;&amp;[Ciudad.C1054]&amp;&quot;,lat:0.0, lng:0.0, zoom:0.0},&quot;" table:style-name="ce1">
            <text:p>{id:81591,name:'Puerto Rondón',state_id:8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1736,name:'Saravena',state_id:81,lat:0.0, lng:0.0, zoom:0.0}," table:formula="of:=&quot;{id:&quot;&amp;[Ciudad.A1055]&amp;&quot;,name:'&quot;&amp;[Ciudad.B1055]&amp;&quot;',state_id:&quot;&amp;[Ciudad.C1055]&amp;&quot;,lat:0.0, lng:0.0, zoom:0.0},&quot;" table:style-name="ce1">
            <text:p>{id:81736,name:'Saravena',state_id:8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1794,name:'Tame',state_id:81,lat:0.0, lng:0.0, zoom:0.0}," table:formula="of:=&quot;{id:&quot;&amp;[Ciudad.A1056]&amp;&quot;,name:'&quot;&amp;[Ciudad.B1056]&amp;&quot;',state_id:&quot;&amp;[Ciudad.C1056]&amp;&quot;,lat:0.0, lng:0.0, zoom:0.0},&quot;" table:style-name="ce1">
            <text:p>{id:81794,name:'Tame',state_id:8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001,name:'Yopal',state_id:85,lat:0.0, lng:0.0, zoom:0.0}," table:formula="of:=&quot;{id:&quot;&amp;[Ciudad.A1057]&amp;&quot;,name:'&quot;&amp;[Ciudad.B1057]&amp;&quot;',state_id:&quot;&amp;[Ciudad.C1057]&amp;&quot;,lat:0.0, lng:0.0, zoom:0.0},&quot;" table:style-name="ce1">
            <text:p>{id:85001,name:'Yopal',state_id:8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010,name:'Aguazul',state_id:85,lat:0.0, lng:0.0, zoom:0.0}," table:formula="of:=&quot;{id:&quot;&amp;[Ciudad.A1058]&amp;&quot;,name:'&quot;&amp;[Ciudad.B1058]&amp;&quot;',state_id:&quot;&amp;[Ciudad.C1058]&amp;&quot;,lat:0.0, lng:0.0, zoom:0.0},&quot;" table:style-name="ce1">
            <text:p>{id:85010,name:'Aguazul',state_id:8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015,name:'Chámeza',state_id:85,lat:0.0, lng:0.0, zoom:0.0}," table:formula="of:=&quot;{id:&quot;&amp;[Ciudad.A1059]&amp;&quot;,name:'&quot;&amp;[Ciudad.B1059]&amp;&quot;',state_id:&quot;&amp;[Ciudad.C1059]&amp;&quot;,lat:0.0, lng:0.0, zoom:0.0},&quot;" table:style-name="ce1">
            <text:p>{id:85015,name:'Chámeza',state_id:8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125,name:'Hato Corozal',state_id:85,lat:0.0, lng:0.0, zoom:0.0}," table:formula="of:=&quot;{id:&quot;&amp;[Ciudad.A1060]&amp;&quot;,name:'&quot;&amp;[Ciudad.B1060]&amp;&quot;',state_id:&quot;&amp;[Ciudad.C1060]&amp;&quot;,lat:0.0, lng:0.0, zoom:0.0},&quot;" table:style-name="ce1">
            <text:p>{id:85125,name:'Hato Corozal',state_id:8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136,name:'La Salina',state_id:85,lat:0.0, lng:0.0, zoom:0.0}," table:formula="of:=&quot;{id:&quot;&amp;[Ciudad.A1061]&amp;&quot;,name:'&quot;&amp;[Ciudad.B1061]&amp;&quot;',state_id:&quot;&amp;[Ciudad.C1061]&amp;&quot;,lat:0.0, lng:0.0, zoom:0.0},&quot;" table:style-name="ce1">
            <text:p>{id:85136,name:'La Salina',state_id:8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139,name:'Maní',state_id:85,lat:0.0, lng:0.0, zoom:0.0}," table:formula="of:=&quot;{id:&quot;&amp;[Ciudad.A1062]&amp;&quot;,name:'&quot;&amp;[Ciudad.B1062]&amp;&quot;',state_id:&quot;&amp;[Ciudad.C1062]&amp;&quot;,lat:0.0, lng:0.0, zoom:0.0},&quot;" table:style-name="ce1">
            <text:p>{id:85139,name:'Maní',state_id:8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162,name:'Monterrey',state_id:85,lat:0.0, lng:0.0, zoom:0.0}," table:formula="of:=&quot;{id:&quot;&amp;[Ciudad.A1063]&amp;&quot;,name:'&quot;&amp;[Ciudad.B1063]&amp;&quot;',state_id:&quot;&amp;[Ciudad.C1063]&amp;&quot;,lat:0.0, lng:0.0, zoom:0.0},&quot;" table:style-name="ce1">
            <text:p>{id:85162,name:'Monterrey',state_id:8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225,name:'Nunchía',state_id:85,lat:0.0, lng:0.0, zoom:0.0}," table:formula="of:=&quot;{id:&quot;&amp;[Ciudad.A1064]&amp;&quot;,name:'&quot;&amp;[Ciudad.B1064]&amp;&quot;',state_id:&quot;&amp;[Ciudad.C1064]&amp;&quot;,lat:0.0, lng:0.0, zoom:0.0},&quot;" table:style-name="ce1">
            <text:p>{id:85225,name:'Nunchía',state_id:8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230,name:'Orocué',state_id:85,lat:0.0, lng:0.0, zoom:0.0}," table:formula="of:=&quot;{id:&quot;&amp;[Ciudad.A1065]&amp;&quot;,name:'&quot;&amp;[Ciudad.B1065]&amp;&quot;',state_id:&quot;&amp;[Ciudad.C1065]&amp;&quot;,lat:0.0, lng:0.0, zoom:0.0},&quot;" table:style-name="ce1">
            <text:p>{id:85230,name:'Orocué',state_id:8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250,name:'Paz de Ariporo',state_id:85,lat:0.0, lng:0.0, zoom:0.0}," table:formula="of:=&quot;{id:&quot;&amp;[Ciudad.A1066]&amp;&quot;,name:'&quot;&amp;[Ciudad.B1066]&amp;&quot;',state_id:&quot;&amp;[Ciudad.C1066]&amp;&quot;,lat:0.0, lng:0.0, zoom:0.0},&quot;" table:style-name="ce1">
            <text:p>{id:85250,name:'Paz de Ariporo',state_id:8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263,name:'Pore',state_id:85,lat:0.0, lng:0.0, zoom:0.0}," table:formula="of:=&quot;{id:&quot;&amp;[Ciudad.A1067]&amp;&quot;,name:'&quot;&amp;[Ciudad.B1067]&amp;&quot;',state_id:&quot;&amp;[Ciudad.C1067]&amp;&quot;,lat:0.0, lng:0.0, zoom:0.0},&quot;" table:style-name="ce1">
            <text:p>{id:85263,name:'Pore',state_id:8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279,name:'Recetor',state_id:85,lat:0.0, lng:0.0, zoom:0.0}," table:formula="of:=&quot;{id:&quot;&amp;[Ciudad.A1068]&amp;&quot;,name:'&quot;&amp;[Ciudad.B1068]&amp;&quot;',state_id:&quot;&amp;[Ciudad.C1068]&amp;&quot;,lat:0.0, lng:0.0, zoom:0.0},&quot;" table:style-name="ce1">
            <text:p>{id:85279,name:'Recetor',state_id:8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300,name:'Sabanalarga',state_id:85,lat:0.0, lng:0.0, zoom:0.0}," table:formula="of:=&quot;{id:&quot;&amp;[Ciudad.A1069]&amp;&quot;,name:'&quot;&amp;[Ciudad.B1069]&amp;&quot;',state_id:&quot;&amp;[Ciudad.C1069]&amp;&quot;,lat:0.0, lng:0.0, zoom:0.0},&quot;" table:style-name="ce1">
            <text:p>{id:85300,name:'Sabanalarga',state_id:8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315,name:'Sácama',state_id:85,lat:0.0, lng:0.0, zoom:0.0}," table:formula="of:=&quot;{id:&quot;&amp;[Ciudad.A1070]&amp;&quot;,name:'&quot;&amp;[Ciudad.B1070]&amp;&quot;',state_id:&quot;&amp;[Ciudad.C1070]&amp;&quot;,lat:0.0, lng:0.0, zoom:0.0},&quot;" table:style-name="ce1">
            <text:p>{id:85315,name:'Sácama',state_id:8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325,name:'San Luis de Gaceno',state_id:85,lat:0.0, lng:0.0, zoom:0.0}," table:formula="of:=&quot;{id:&quot;&amp;[Ciudad.A1071]&amp;&quot;,name:'&quot;&amp;[Ciudad.B1071]&amp;&quot;',state_id:&quot;&amp;[Ciudad.C1071]&amp;&quot;,lat:0.0, lng:0.0, zoom:0.0},&quot;" table:style-name="ce1">
            <text:p>{id:85325,name:'San Luis de Gaceno',state_id:8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400,name:'Támara',state_id:85,lat:0.0, lng:0.0, zoom:0.0}," table:formula="of:=&quot;{id:&quot;&amp;[Ciudad.A1072]&amp;&quot;,name:'&quot;&amp;[Ciudad.B1072]&amp;&quot;',state_id:&quot;&amp;[Ciudad.C1072]&amp;&quot;,lat:0.0, lng:0.0, zoom:0.0},&quot;" table:style-name="ce1">
            <text:p>{id:85400,name:'Támara',state_id:8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410,name:'Tauramena',state_id:85,lat:0.0, lng:0.0, zoom:0.0}," table:formula="of:=&quot;{id:&quot;&amp;[Ciudad.A1073]&amp;&quot;,name:'&quot;&amp;[Ciudad.B1073]&amp;&quot;',state_id:&quot;&amp;[Ciudad.C1073]&amp;&quot;,lat:0.0, lng:0.0, zoom:0.0},&quot;" table:style-name="ce1">
            <text:p>{id:85410,name:'Tauramena',state_id:8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430,name:'Trinidad',state_id:85,lat:0.0, lng:0.0, zoom:0.0}," table:formula="of:=&quot;{id:&quot;&amp;[Ciudad.A1074]&amp;&quot;,name:'&quot;&amp;[Ciudad.B1074]&amp;&quot;',state_id:&quot;&amp;[Ciudad.C1074]&amp;&quot;,lat:0.0, lng:0.0, zoom:0.0},&quot;" table:style-name="ce1">
            <text:p>{id:85430,name:'Trinidad',state_id:8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5440,name:'Villanueva',state_id:85,lat:0.0, lng:0.0, zoom:0.0}," table:formula="of:=&quot;{id:&quot;&amp;[Ciudad.A1075]&amp;&quot;,name:'&quot;&amp;[Ciudad.B1075]&amp;&quot;',state_id:&quot;&amp;[Ciudad.C1075]&amp;&quot;,lat:0.0, lng:0.0, zoom:0.0},&quot;" table:style-name="ce1">
            <text:p>{id:85440,name:'Villanueva',state_id:8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6001,name:'Mocoa',state_id:86,lat:0.0, lng:0.0, zoom:0.0}," table:formula="of:=&quot;{id:&quot;&amp;[Ciudad.A1076]&amp;&quot;,name:'&quot;&amp;[Ciudad.B1076]&amp;&quot;',state_id:&quot;&amp;[Ciudad.C1076]&amp;&quot;,lat:0.0, lng:0.0, zoom:0.0},&quot;" table:style-name="ce1">
            <text:p>{id:86001,name:'Mocoa',state_id:8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6219,name:'Colón',state_id:86,lat:0.0, lng:0.0, zoom:0.0}," table:formula="of:=&quot;{id:&quot;&amp;[Ciudad.A1077]&amp;&quot;,name:'&quot;&amp;[Ciudad.B1077]&amp;&quot;',state_id:&quot;&amp;[Ciudad.C1077]&amp;&quot;,lat:0.0, lng:0.0, zoom:0.0},&quot;" table:style-name="ce1">
            <text:p>{id:86219,name:'Colón',state_id:8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6320,name:'Orito',state_id:86,lat:0.0, lng:0.0, zoom:0.0}," table:formula="of:=&quot;{id:&quot;&amp;[Ciudad.A1078]&amp;&quot;,name:'&quot;&amp;[Ciudad.B1078]&amp;&quot;',state_id:&quot;&amp;[Ciudad.C1078]&amp;&quot;,lat:0.0, lng:0.0, zoom:0.0},&quot;" table:style-name="ce1">
            <text:p>{id:86320,name:'Orito',state_id:8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6568,name:'Puerto Asís',state_id:86,lat:0.0, lng:0.0, zoom:0.0}," table:formula="of:=&quot;{id:&quot;&amp;[Ciudad.A1079]&amp;&quot;,name:'&quot;&amp;[Ciudad.B1079]&amp;&quot;',state_id:&quot;&amp;[Ciudad.C1079]&amp;&quot;,lat:0.0, lng:0.0, zoom:0.0},&quot;" table:style-name="ce1">
            <text:p>{id:86568,name:'Puerto Asís',state_id:8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6569,name:'Puerto Caicedo',state_id:86,lat:0.0, lng:0.0, zoom:0.0}," table:formula="of:=&quot;{id:&quot;&amp;[Ciudad.A1080]&amp;&quot;,name:'&quot;&amp;[Ciudad.B1080]&amp;&quot;',state_id:&quot;&amp;[Ciudad.C1080]&amp;&quot;,lat:0.0, lng:0.0, zoom:0.0},&quot;" table:style-name="ce1">
            <text:p>{id:86569,name:'Puerto Caicedo',state_id:8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6571,name:'Puerto Guzmán',state_id:86,lat:0.0, lng:0.0, zoom:0.0}," table:formula="of:=&quot;{id:&quot;&amp;[Ciudad.A1081]&amp;&quot;,name:'&quot;&amp;[Ciudad.B1081]&amp;&quot;',state_id:&quot;&amp;[Ciudad.C1081]&amp;&quot;,lat:0.0, lng:0.0, zoom:0.0},&quot;" table:style-name="ce1">
            <text:p>{id:86571,name:'Puerto Guzmán',state_id:8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6573,name:'Leguízamo',state_id:86,lat:0.0, lng:0.0, zoom:0.0}," table:formula="of:=&quot;{id:&quot;&amp;[Ciudad.A1082]&amp;&quot;,name:'&quot;&amp;[Ciudad.B1082]&amp;&quot;',state_id:&quot;&amp;[Ciudad.C1082]&amp;&quot;,lat:0.0, lng:0.0, zoom:0.0},&quot;" table:style-name="ce1">
            <text:p>{id:86573,name:'Leguízamo',state_id:8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6749,name:'Sibundoy',state_id:86,lat:0.0, lng:0.0, zoom:0.0}," table:formula="of:=&quot;{id:&quot;&amp;[Ciudad.A1083]&amp;&quot;,name:'&quot;&amp;[Ciudad.B1083]&amp;&quot;',state_id:&quot;&amp;[Ciudad.C1083]&amp;&quot;,lat:0.0, lng:0.0, zoom:0.0},&quot;" table:style-name="ce1">
            <text:p>{id:86749,name:'Sibundoy',state_id:8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6755,name:'San Francisco',state_id:86,lat:0.0, lng:0.0, zoom:0.0}," table:formula="of:=&quot;{id:&quot;&amp;[Ciudad.A1084]&amp;&quot;,name:'&quot;&amp;[Ciudad.B1084]&amp;&quot;',state_id:&quot;&amp;[Ciudad.C1084]&amp;&quot;,lat:0.0, lng:0.0, zoom:0.0},&quot;" table:style-name="ce1">
            <text:p>{id:86755,name:'San Francisco',state_id:8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6757,name:'San Miguel',state_id:86,lat:0.0, lng:0.0, zoom:0.0}," table:formula="of:=&quot;{id:&quot;&amp;[Ciudad.A1085]&amp;&quot;,name:'&quot;&amp;[Ciudad.B1085]&amp;&quot;',state_id:&quot;&amp;[Ciudad.C1085]&amp;&quot;,lat:0.0, lng:0.0, zoom:0.0},&quot;" table:style-name="ce1">
            <text:p>{id:86757,name:'San Miguel',state_id:8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6760,name:'Santiago',state_id:86,lat:0.0, lng:0.0, zoom:0.0}," table:formula="of:=&quot;{id:&quot;&amp;[Ciudad.A1086]&amp;&quot;,name:'&quot;&amp;[Ciudad.B1086]&amp;&quot;',state_id:&quot;&amp;[Ciudad.C1086]&amp;&quot;,lat:0.0, lng:0.0, zoom:0.0},&quot;" table:style-name="ce1">
            <text:p>{id:86760,name:'Santiago',state_id:8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6865,name:'Valle de Guamez',state_id:86,lat:0.0, lng:0.0, zoom:0.0}," table:formula="of:=&quot;{id:&quot;&amp;[Ciudad.A1087]&amp;&quot;,name:'&quot;&amp;[Ciudad.B1087]&amp;&quot;',state_id:&quot;&amp;[Ciudad.C1087]&amp;&quot;,lat:0.0, lng:0.0, zoom:0.0},&quot;" table:style-name="ce1">
            <text:p>{id:86865,name:'Valle de Guamez',state_id:8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6885,name:'Villagarzón',state_id:86,lat:0.0, lng:0.0, zoom:0.0}," table:formula="of:=&quot;{id:&quot;&amp;[Ciudad.A1088]&amp;&quot;,name:'&quot;&amp;[Ciudad.B1088]&amp;&quot;',state_id:&quot;&amp;[Ciudad.C1088]&amp;&quot;,lat:0.0, lng:0.0, zoom:0.0},&quot;" table:style-name="ce1">
            <text:p>{id:86885,name:'Villagarzón',state_id:86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8001,name:'San Andrés',state_id:88,lat:0.0, lng:0.0, zoom:0.0}," table:formula="of:=&quot;{id:&quot;&amp;[Ciudad.A1089]&amp;&quot;,name:'&quot;&amp;[Ciudad.B1089]&amp;&quot;',state_id:&quot;&amp;[Ciudad.C1089]&amp;&quot;,lat:0.0, lng:0.0, zoom:0.0},&quot;" table:style-name="ce1">
            <text:p>{id:88001,name:'San Andrés',state_id:8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88564,name:'Providencia',state_id:88,lat:0.0, lng:0.0, zoom:0.0}," table:formula="of:=&quot;{id:&quot;&amp;[Ciudad.A1090]&amp;&quot;,name:'&quot;&amp;[Ciudad.B1090]&amp;&quot;',state_id:&quot;&amp;[Ciudad.C1090]&amp;&quot;,lat:0.0, lng:0.0, zoom:0.0},&quot;" table:style-name="ce1">
            <text:p>{id:88564,name:'Providencia',state_id:88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1001,name:'Leticia',state_id:91,lat:0.0, lng:0.0, zoom:0.0}," table:formula="of:=&quot;{id:&quot;&amp;[Ciudad.A1091]&amp;&quot;,name:'&quot;&amp;[Ciudad.B1091]&amp;&quot;',state_id:&quot;&amp;[Ciudad.C1091]&amp;&quot;,lat:0.0, lng:0.0, zoom:0.0},&quot;" table:style-name="ce1">
            <text:p>{id:91001,name:'Leticia',state_id:9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1263,name:'El Encanto',state_id:91,lat:0.0, lng:0.0, zoom:0.0}," table:formula="of:=&quot;{id:&quot;&amp;[Ciudad.A1092]&amp;&quot;,name:'&quot;&amp;[Ciudad.B1092]&amp;&quot;',state_id:&quot;&amp;[Ciudad.C1092]&amp;&quot;,lat:0.0, lng:0.0, zoom:0.0},&quot;" table:style-name="ce1">
            <text:p>{id:91263,name:'El Encanto',state_id:9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1405,name:'La Chorrera',state_id:91,lat:0.0, lng:0.0, zoom:0.0}," table:formula="of:=&quot;{id:&quot;&amp;[Ciudad.A1093]&amp;&quot;,name:'&quot;&amp;[Ciudad.B1093]&amp;&quot;',state_id:&quot;&amp;[Ciudad.C1093]&amp;&quot;,lat:0.0, lng:0.0, zoom:0.0},&quot;" table:style-name="ce1">
            <text:p>{id:91405,name:'La Chorrera',state_id:9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1407,name:'La Pedrera',state_id:91,lat:0.0, lng:0.0, zoom:0.0}," table:formula="of:=&quot;{id:&quot;&amp;[Ciudad.A1094]&amp;&quot;,name:'&quot;&amp;[Ciudad.B1094]&amp;&quot;',state_id:&quot;&amp;[Ciudad.C1094]&amp;&quot;,lat:0.0, lng:0.0, zoom:0.0},&quot;" table:style-name="ce1">
            <text:p>{id:91407,name:'La Pedrera',state_id:9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1430,name:'La Victoria',state_id:91,lat:0.0, lng:0.0, zoom:0.0}," table:formula="of:=&quot;{id:&quot;&amp;[Ciudad.A1095]&amp;&quot;,name:'&quot;&amp;[Ciudad.B1095]&amp;&quot;',state_id:&quot;&amp;[Ciudad.C1095]&amp;&quot;,lat:0.0, lng:0.0, zoom:0.0},&quot;" table:style-name="ce1">
            <text:p>{id:91430,name:'La Victoria',state_id:9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1460,name:'Miriti Paraná',state_id:91,lat:0.0, lng:0.0, zoom:0.0}," table:formula="of:=&quot;{id:&quot;&amp;[Ciudad.A1096]&amp;&quot;,name:'&quot;&amp;[Ciudad.B1096]&amp;&quot;',state_id:&quot;&amp;[Ciudad.C1096]&amp;&quot;,lat:0.0, lng:0.0, zoom:0.0},&quot;" table:style-name="ce1">
            <text:p>{id:91460,name:'Miriti Paraná',state_id:9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1530,name:'Puerto Alegría',state_id:91,lat:0.0, lng:0.0, zoom:0.0}," table:formula="of:=&quot;{id:&quot;&amp;[Ciudad.A1097]&amp;&quot;,name:'&quot;&amp;[Ciudad.B1097]&amp;&quot;',state_id:&quot;&amp;[Ciudad.C1097]&amp;&quot;,lat:0.0, lng:0.0, zoom:0.0},&quot;" table:style-name="ce1">
            <text:p>{id:91530,name:'Puerto Alegría',state_id:9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1536,name:'Puerto Arica',state_id:91,lat:0.0, lng:0.0, zoom:0.0}," table:formula="of:=&quot;{id:&quot;&amp;[Ciudad.A1098]&amp;&quot;,name:'&quot;&amp;[Ciudad.B1098]&amp;&quot;',state_id:&quot;&amp;[Ciudad.C1098]&amp;&quot;,lat:0.0, lng:0.0, zoom:0.0},&quot;" table:style-name="ce1">
            <text:p>{id:91536,name:'Puerto Arica',state_id:9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1540,name:'Puerto Nariño',state_id:91,lat:0.0, lng:0.0, zoom:0.0}," table:formula="of:=&quot;{id:&quot;&amp;[Ciudad.A1099]&amp;&quot;,name:'&quot;&amp;[Ciudad.B1099]&amp;&quot;',state_id:&quot;&amp;[Ciudad.C1099]&amp;&quot;,lat:0.0, lng:0.0, zoom:0.0},&quot;" table:style-name="ce1">
            <text:p>{id:91540,name:'Puerto Nariño',state_id:9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1669,name:'Puerto Santander',state_id:91,lat:0.0, lng:0.0, zoom:0.0}," table:formula="of:=&quot;{id:&quot;&amp;[Ciudad.A1100]&amp;&quot;,name:'&quot;&amp;[Ciudad.B1100]&amp;&quot;',state_id:&quot;&amp;[Ciudad.C1100]&amp;&quot;,lat:0.0, lng:0.0, zoom:0.0},&quot;" table:style-name="ce1">
            <text:p>{id:91669,name:'Puerto Santander',state_id:9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1798,name:'Tarapacá',state_id:91,lat:0.0, lng:0.0, zoom:0.0}," table:formula="of:=&quot;{id:&quot;&amp;[Ciudad.A1101]&amp;&quot;,name:'&quot;&amp;[Ciudad.B1101]&amp;&quot;',state_id:&quot;&amp;[Ciudad.C1101]&amp;&quot;,lat:0.0, lng:0.0, zoom:0.0},&quot;" table:style-name="ce1">
            <text:p>{id:91798,name:'Tarapacá',state_id:91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4001,name:'Inírida',state_id:94,lat:0.0, lng:0.0, zoom:0.0}," table:formula="of:=&quot;{id:&quot;&amp;[Ciudad.A1102]&amp;&quot;,name:'&quot;&amp;[Ciudad.B1102]&amp;&quot;',state_id:&quot;&amp;[Ciudad.C1102]&amp;&quot;,lat:0.0, lng:0.0, zoom:0.0},&quot;" table:style-name="ce1">
            <text:p>{id:94001,name:'Inírida',state_id:9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4343,name:'Barranco Minas',state_id:94,lat:0.0, lng:0.0, zoom:0.0}," table:formula="of:=&quot;{id:&quot;&amp;[Ciudad.A1103]&amp;&quot;,name:'&quot;&amp;[Ciudad.B1103]&amp;&quot;',state_id:&quot;&amp;[Ciudad.C1103]&amp;&quot;,lat:0.0, lng:0.0, zoom:0.0},&quot;" table:style-name="ce1">
            <text:p>{id:94343,name:'Barranco Minas',state_id:9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4663,name:'Mapiripana',state_id:94,lat:0.0, lng:0.0, zoom:0.0}," table:formula="of:=&quot;{id:&quot;&amp;[Ciudad.A1104]&amp;&quot;,name:'&quot;&amp;[Ciudad.B1104]&amp;&quot;',state_id:&quot;&amp;[Ciudad.C1104]&amp;&quot;,lat:0.0, lng:0.0, zoom:0.0},&quot;" table:style-name="ce1">
            <text:p>{id:94663,name:'Mapiripana',state_id:9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4883,name:'San Felipe',state_id:94,lat:0.0, lng:0.0, zoom:0.0}," table:formula="of:=&quot;{id:&quot;&amp;[Ciudad.A1105]&amp;&quot;,name:'&quot;&amp;[Ciudad.B1105]&amp;&quot;',state_id:&quot;&amp;[Ciudad.C1105]&amp;&quot;,lat:0.0, lng:0.0, zoom:0.0},&quot;" table:style-name="ce1">
            <text:p>{id:94883,name:'San Felipe',state_id:9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4884,name:'Puerto Colombia',state_id:94,lat:0.0, lng:0.0, zoom:0.0}," table:formula="of:=&quot;{id:&quot;&amp;[Ciudad.A1106]&amp;&quot;,name:'&quot;&amp;[Ciudad.B1106]&amp;&quot;',state_id:&quot;&amp;[Ciudad.C1106]&amp;&quot;,lat:0.0, lng:0.0, zoom:0.0},&quot;" table:style-name="ce1">
            <text:p>{id:94884,name:'Puerto Colombia',state_id:9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4885,name:'La Guadalupe',state_id:94,lat:0.0, lng:0.0, zoom:0.0}," table:formula="of:=&quot;{id:&quot;&amp;[Ciudad.A1107]&amp;&quot;,name:'&quot;&amp;[Ciudad.B1107]&amp;&quot;',state_id:&quot;&amp;[Ciudad.C1107]&amp;&quot;,lat:0.0, lng:0.0, zoom:0.0},&quot;" table:style-name="ce1">
            <text:p>{id:94885,name:'La Guadalupe',state_id:9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4886,name:'Cacahual',state_id:94,lat:0.0, lng:0.0, zoom:0.0}," table:formula="of:=&quot;{id:&quot;&amp;[Ciudad.A1108]&amp;&quot;,name:'&quot;&amp;[Ciudad.B1108]&amp;&quot;',state_id:&quot;&amp;[Ciudad.C1108]&amp;&quot;,lat:0.0, lng:0.0, zoom:0.0},&quot;" table:style-name="ce1">
            <text:p>{id:94886,name:'Cacahual',state_id:9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4887,name:'Pana Pana',state_id:94,lat:0.0, lng:0.0, zoom:0.0}," table:formula="of:=&quot;{id:&quot;&amp;[Ciudad.A1109]&amp;&quot;,name:'&quot;&amp;[Ciudad.B1109]&amp;&quot;',state_id:&quot;&amp;[Ciudad.C1109]&amp;&quot;,lat:0.0, lng:0.0, zoom:0.0},&quot;" table:style-name="ce1">
            <text:p>{id:94887,name:'Pana Pana',state_id:9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4888,name:'Morichal',state_id:94,lat:0.0, lng:0.0, zoom:0.0}," table:formula="of:=&quot;{id:&quot;&amp;[Ciudad.A1110]&amp;&quot;,name:'&quot;&amp;[Ciudad.B1110]&amp;&quot;',state_id:&quot;&amp;[Ciudad.C1110]&amp;&quot;,lat:0.0, lng:0.0, zoom:0.0},&quot;" table:style-name="ce1">
            <text:p>{id:94888,name:'Morichal',state_id:94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5001,name:'San José del Guaviare',state_id:95,lat:0.0, lng:0.0, zoom:0.0}," table:formula="of:=&quot;{id:&quot;&amp;[Ciudad.A1111]&amp;&quot;,name:'&quot;&amp;[Ciudad.B1111]&amp;&quot;',state_id:&quot;&amp;[Ciudad.C1111]&amp;&quot;,lat:0.0, lng:0.0, zoom:0.0},&quot;" table:style-name="ce1">
            <text:p>{id:95001,name:'San José del Guaviare',state_id:9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5015,name:'Calamar',state_id:95,lat:0.0, lng:0.0, zoom:0.0}," table:formula="of:=&quot;{id:&quot;&amp;[Ciudad.A1112]&amp;&quot;,name:'&quot;&amp;[Ciudad.B1112]&amp;&quot;',state_id:&quot;&amp;[Ciudad.C1112]&amp;&quot;,lat:0.0, lng:0.0, zoom:0.0},&quot;" table:style-name="ce1">
            <text:p>{id:95015,name:'Calamar',state_id:9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5025,name:'El Retorno',state_id:95,lat:0.0, lng:0.0, zoom:0.0}," table:formula="of:=&quot;{id:&quot;&amp;[Ciudad.A1113]&amp;&quot;,name:'&quot;&amp;[Ciudad.B1113]&amp;&quot;',state_id:&quot;&amp;[Ciudad.C1113]&amp;&quot;,lat:0.0, lng:0.0, zoom:0.0},&quot;" table:style-name="ce1">
            <text:p>{id:95025,name:'El Retorno',state_id:9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5200,name:'Miraflores',state_id:95,lat:0.0, lng:0.0, zoom:0.0}," table:formula="of:=&quot;{id:&quot;&amp;[Ciudad.A1114]&amp;&quot;,name:'&quot;&amp;[Ciudad.B1114]&amp;&quot;',state_id:&quot;&amp;[Ciudad.C1114]&amp;&quot;,lat:0.0, lng:0.0, zoom:0.0},&quot;" table:style-name="ce1">
            <text:p>{id:95200,name:'Miraflores',state_id:95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7001,name:'Mitú',state_id:97,lat:0.0, lng:0.0, zoom:0.0}," table:formula="of:=&quot;{id:&quot;&amp;[Ciudad.A1115]&amp;&quot;,name:'&quot;&amp;[Ciudad.B1115]&amp;&quot;',state_id:&quot;&amp;[Ciudad.C1115]&amp;&quot;,lat:0.0, lng:0.0, zoom:0.0},&quot;" table:style-name="ce1">
            <text:p>{id:97001,name:'Mitú',state_id:9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7161,name:'Caruru',state_id:97,lat:0.0, lng:0.0, zoom:0.0}," table:formula="of:=&quot;{id:&quot;&amp;[Ciudad.A1116]&amp;&quot;,name:'&quot;&amp;[Ciudad.B1116]&amp;&quot;',state_id:&quot;&amp;[Ciudad.C1116]&amp;&quot;,lat:0.0, lng:0.0, zoom:0.0},&quot;" table:style-name="ce1">
            <text:p>{id:97161,name:'Caruru',state_id:9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7511,name:'Pacoa',state_id:97,lat:0.0, lng:0.0, zoom:0.0}," table:formula="of:=&quot;{id:&quot;&amp;[Ciudad.A1117]&amp;&quot;,name:'&quot;&amp;[Ciudad.B1117]&amp;&quot;',state_id:&quot;&amp;[Ciudad.C1117]&amp;&quot;,lat:0.0, lng:0.0, zoom:0.0},&quot;" table:style-name="ce1">
            <text:p>{id:97511,name:'Pacoa',state_id:9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7666,name:'Taraira',state_id:97,lat:0.0, lng:0.0, zoom:0.0}," table:formula="of:=&quot;{id:&quot;&amp;[Ciudad.A1118]&amp;&quot;,name:'&quot;&amp;[Ciudad.B1118]&amp;&quot;',state_id:&quot;&amp;[Ciudad.C1118]&amp;&quot;,lat:0.0, lng:0.0, zoom:0.0},&quot;" table:style-name="ce1">
            <text:p>{id:97666,name:'Taraira',state_id:9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7777,name:'Papunaua',state_id:97,lat:0.0, lng:0.0, zoom:0.0}," table:formula="of:=&quot;{id:&quot;&amp;[Ciudad.A1119]&amp;&quot;,name:'&quot;&amp;[Ciudad.B1119]&amp;&quot;',state_id:&quot;&amp;[Ciudad.C1119]&amp;&quot;,lat:0.0, lng:0.0, zoom:0.0},&quot;" table:style-name="ce1">
            <text:p>{id:97777,name:'Papunaua',state_id:9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7889,name:'Yavaraté',state_id:97,lat:0.0, lng:0.0, zoom:0.0}," table:formula="of:=&quot;{id:&quot;&amp;[Ciudad.A1120]&amp;&quot;,name:'&quot;&amp;[Ciudad.B1120]&amp;&quot;',state_id:&quot;&amp;[Ciudad.C1120]&amp;&quot;,lat:0.0, lng:0.0, zoom:0.0},&quot;" table:style-name="ce1">
            <text:p>{id:97889,name:'Yavaraté',state_id:97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9001,name:'Puerto Carreño',state_id:99,lat:0.0, lng:0.0, zoom:0.0}," table:formula="of:=&quot;{id:&quot;&amp;[Ciudad.A1121]&amp;&quot;,name:'&quot;&amp;[Ciudad.B1121]&amp;&quot;',state_id:&quot;&amp;[Ciudad.C1121]&amp;&quot;,lat:0.0, lng:0.0, zoom:0.0},&quot;" table:style-name="ce1">
            <text:p>{id:99001,name:'Puerto Carreño',state_id:9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9524,name:'La Primavera',state_id:99,lat:0.0, lng:0.0, zoom:0.0}," table:formula="of:=&quot;{id:&quot;&amp;[Ciudad.A1122]&amp;&quot;,name:'&quot;&amp;[Ciudad.B1122]&amp;&quot;',state_id:&quot;&amp;[Ciudad.C1122]&amp;&quot;,lat:0.0, lng:0.0, zoom:0.0},&quot;" table:style-name="ce1">
            <text:p>{id:99524,name:'La Primavera',state_id:9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9624,name:'Santa Rosalía',state_id:99,lat:0.0, lng:0.0, zoom:0.0}," table:formula="of:=&quot;{id:&quot;&amp;[Ciudad.A1123]&amp;&quot;,name:'&quot;&amp;[Ciudad.B1123]&amp;&quot;',state_id:&quot;&amp;[Ciudad.C1123]&amp;&quot;,lat:0.0, lng:0.0, zoom:0.0},&quot;" table:style-name="ce1">
            <text:p>{id:99624,name:'Santa Rosalía',state_id:99,lat:0.0, lng:0.0, zoom:0.0},</text:p>
          </table:table-cell>
          <table:table-cell table:number-columns-repeated="16383"/>
        </table:table-row>
        <table:table-row table:style-name="ro1">
          <table:table-cell office:value-type="string" office:string-value="{id:99773,name:'Cumaribo',state_id:99,lat:0.0, lng:0.0, zoom:0.0}," table:formula="of:=&quot;{id:&quot;&amp;[Ciudad.A1124]&amp;&quot;,name:'&quot;&amp;[Ciudad.B1124]&amp;&quot;',state_id:&quot;&amp;[Ciudad.C1124]&amp;&quot;,lat:0.0, lng:0.0, zoom:0.0},&quot;" table:style-name="ce1">
            <text:p>{id:99773,name:'Cumaribo',state_id:99,lat:0.0, lng:0.0, zoom:0.0},</text:p>
          </table:table-cell>
          <table:table-cell table:number-columns-repeated="16383"/>
        </table:table-row>
        <table:table-row table:number-rows-repeated="1047453" table:style-name="ro1">
          <table:table-cell table:number-columns-repeated="16384"/>
        </table:table-row>
      </table:table>
      <table:database-ranges>
        <table:database-range table:target-range-address="Ciudad.A1:Ciudad.D1124" table:name="__Anonymous_Sheet_DB__3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arco</dc:creator>
    <dc:date>2018-10-21T00:23:45Z</dc:date>
    <meta:editing-cycles>1</meta:editing-cycles>
    <meta:editing-duration>PT143S</meta:editing-duration>
  </office:meta>
</office:document-meta>
</file>